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04" calcext:value-type="float">
            <text:p>1004</text:p>
          </table:table-cell>
          <table:table-cell office:value-type="float" office:value="469405531" calcext:value-type="float">
            <text:p>469405531</text:p>
          </table:table-cell>
          <table:table-cell office:value-type="float" office:value="353666468" calcext:value-type="float">
            <text:p>353666468</text:p>
          </table:table-cell>
          <table:table-cell office:value-type="float" office:value="5476" calcext:value-type="float">
            <text:p>5476</text:p>
          </table:table-cell>
          <table:table-cell office:value-type="float" office:value="1851148" calcext:value-type="float">
            <text:p>1851148</text:p>
          </table:table-cell>
          <table:table-cell office:value-type="float" office:value="1158954" calcext:value-type="float">
            <text:p>1158954</text:p>
          </table:table-cell>
          <table:table-cell office:value-type="float" office:value="8579" calcext:value-type="float">
            <text:p>85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27255" calcext:value-type="float">
            <text:p>1.327255</text:p>
          </table:table-cell>
          <table:table-cell office:value-type="float" office:value="5476" calcext:value-type="float">
            <text:p>5476</text:p>
          </table:table-cell>
          <table:table-cell office:value-type="float" office:value="0.118001" calcext:value-type="float">
            <text:p>0.118001</text:p>
          </table:table-cell>
          <table:table-cell office:value-type="float" office:value="0.073878" calcext:value-type="float">
            <text:p>0.073878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1.6" calcext:value-type="float">
            <text:p>1.6</text:p>
          </table:table-cell>
          <table:table-cell office:value-type="float" office:value="135.09" calcext:value-type="float">
            <text:p>135.0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04" calcext:value-type="float">
            <text:p>1004</text:p>
          </table:table-cell>
          <table:table-cell office:value-type="float" office:value="376163414" calcext:value-type="float">
            <text:p>376163414</text:p>
          </table:table-cell>
          <table:table-cell office:value-type="float" office:value="271019842" calcext:value-type="float">
            <text:p>271019842</text:p>
          </table:table-cell>
          <table:table-cell office:value-type="float" office:value="3083" calcext:value-type="float">
            <text:p>3083</text:p>
          </table:table-cell>
          <table:table-cell office:value-type="float" office:value="1420518" calcext:value-type="float">
            <text:p>1420518</text:p>
          </table:table-cell>
          <table:table-cell office:value-type="float" office:value="1106441" calcext:value-type="float">
            <text:p>1106441</text:p>
          </table:table-cell>
          <table:table-cell office:value-type="float" office:value="4035" calcext:value-type="float">
            <text:p>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7955" calcext:value-type="float">
            <text:p>1.387955</text:p>
          </table:table-cell>
          <table:table-cell office:value-type="float" office:value="3083" calcext:value-type="float">
            <text:p>3083</text:p>
          </table:table-cell>
          <table:table-cell office:value-type="float" office:value="0.090551" calcext:value-type="float">
            <text:p>0.090551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1.28" calcext:value-type="float">
            <text:p>1.28</text:p>
          </table:table-cell>
          <table:table-cell office:value-type="float" office:value="274.21" calcext:value-type="float">
            <text:p>274.2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03" calcext:value-type="float">
            <text:p>1003</text:p>
          </table:table-cell>
          <table:table-cell office:value-type="float" office:value="502907700" calcext:value-type="float">
            <text:p>502907700</text:p>
          </table:table-cell>
          <table:table-cell office:value-type="float" office:value="362497342" calcext:value-type="float">
            <text:p>362497342</text:p>
          </table:table-cell>
          <table:table-cell office:value-type="float" office:value="5616" calcext:value-type="float">
            <text:p>5616</text:p>
          </table:table-cell>
          <table:table-cell office:value-type="float" office:value="1823325" calcext:value-type="float">
            <text:p>1823325</text:p>
          </table:table-cell>
          <table:table-cell office:value-type="float" office:value="1226140" calcext:value-type="float">
            <text:p>1226140</text:p>
          </table:table-cell>
          <table:table-cell office:value-type="float" office:value="7907" calcext:value-type="float">
            <text:p>79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7342" calcext:value-type="float">
            <text:p>1.387342</text:p>
          </table:table-cell>
          <table:table-cell office:value-type="float" office:value="5616" calcext:value-type="float">
            <text:p>5616</text:p>
          </table:table-cell>
          <table:table-cell office:value-type="float" office:value="0.116344" calcext:value-type="float">
            <text:p>0.116344</text:p>
          </table:table-cell>
          <table:table-cell office:value-type="float" office:value="0.078238" calcext:value-type="float">
            <text:p>0.078238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1.49" calcext:value-type="float">
            <text:p>1.49</text:p>
          </table:table-cell>
          <table:table-cell office:value-type="float" office:value="155.07" calcext:value-type="float">
            <text:p>155.0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03" calcext:value-type="float">
            <text:p>1003</text:p>
          </table:table-cell>
          <table:table-cell office:value-type="float" office:value="491501883" calcext:value-type="float">
            <text:p>491501883</text:p>
          </table:table-cell>
          <table:table-cell office:value-type="float" office:value="351419503" calcext:value-type="float">
            <text:p>351419503</text:p>
          </table:table-cell>
          <table:table-cell office:value-type="float" office:value="2783" calcext:value-type="float">
            <text:p>2783</text:p>
          </table:table-cell>
          <table:table-cell office:value-type="float" office:value="1834303" calcext:value-type="float">
            <text:p>1834303</text:p>
          </table:table-cell>
          <table:table-cell office:value-type="float" office:value="1122077" calcext:value-type="float">
            <text:p>1122077</text:p>
          </table:table-cell>
          <table:table-cell office:value-type="float" office:value="3371" calcext:value-type="float">
            <text:p>3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8619" calcext:value-type="float">
            <text:p>1.398619</text:p>
          </table:table-cell>
          <table:table-cell office:value-type="float" office:value="2783" calcext:value-type="float">
            <text:p>2783</text:p>
          </table:table-cell>
          <table:table-cell office:value-type="float" office:value="0.117044" calcext:value-type="float">
            <text:p>0.117044</text:p>
          </table:table-cell>
          <table:table-cell office:value-type="float" office:value="0.071598" calcext:value-type="float">
            <text:p>0.071598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1.63" calcext:value-type="float">
            <text:p>1.63</text:p>
          </table:table-cell>
          <table:table-cell office:value-type="float" office:value="332.86" calcext:value-type="float">
            <text:p>332.8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008" calcext:value-type="float">
            <text:p>2008</text:p>
          </table:table-cell>
          <table:table-cell office:value-type="float" office:value="458837978" calcext:value-type="float">
            <text:p>458837978</text:p>
          </table:table-cell>
          <table:table-cell office:value-type="float" office:value="363468791" calcext:value-type="float">
            <text:p>363468791</text:p>
          </table:table-cell>
          <table:table-cell office:value-type="float" office:value="16" calcext:value-type="float">
            <text:p>16</text:p>
          </table:table-cell>
          <table:table-cell office:value-type="float" office:value="1046138" calcext:value-type="float">
            <text:p>1046138</text:p>
          </table:table-cell>
          <table:table-cell office:value-type="float" office:value="31482" calcext:value-type="float">
            <text:p>31482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62386" calcext:value-type="float">
            <text:p>1.262386</text:p>
          </table:table-cell>
          <table:table-cell office:value-type="float" office:value="16" calcext:value-type="float">
            <text:p>16</text:p>
          </table:table-cell>
          <table:table-cell office:value-type="float" office:value="0.066686" calcext:value-type="float">
            <text:p>0.066686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3.23" calcext:value-type="float">
            <text:p>33.23</text:p>
          </table:table-cell>
          <table:table-cell office:value-type="float" office:value="357.75" calcext:value-type="float">
            <text:p>357.7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008" calcext:value-type="float">
            <text:p>2008</text:p>
          </table:table-cell>
          <table:table-cell office:value-type="float" office:value="483062002" calcext:value-type="float">
            <text:p>483062002</text:p>
          </table:table-cell>
          <table:table-cell office:value-type="float" office:value="373018602" calcext:value-type="float">
            <text:p>373018602</text:p>
          </table:table-cell>
          <table:table-cell office:value-type="float" office:value="69" calcext:value-type="float">
            <text:p>69</text:p>
          </table:table-cell>
          <table:table-cell office:value-type="float" office:value="879934" calcext:value-type="float">
            <text:p>879934</text:p>
          </table:table-cell>
          <table:table-cell office:value-type="float" office:value="128898" calcext:value-type="float">
            <text:p>1288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5008" calcext:value-type="float">
            <text:p>1.295008</text:p>
          </table:table-cell>
          <table:table-cell office:value-type="float" office:value="69" calcext:value-type="float">
            <text:p>69</text:p>
          </table:table-cell>
          <table:table-cell office:value-type="float" office:value="0.056091" calcext:value-type="float">
            <text:p>0.056091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6.83" calcext:value-type="float">
            <text:p>6.83</text:p>
          </table:table-cell>
          <table:table-cell office:value-type="float" office:value="322.24" calcext:value-type="float">
            <text:p>322.2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006" calcext:value-type="float">
            <text:p>2006</text:p>
          </table:table-cell>
          <table:table-cell office:value-type="float" office:value="462784266" calcext:value-type="float">
            <text:p>462784266</text:p>
          </table:table-cell>
          <table:table-cell office:value-type="float" office:value="321478804" calcext:value-type="float">
            <text:p>321478804</text:p>
          </table:table-cell>
          <table:table-cell office:value-type="float" office:value="41" calcext:value-type="float">
            <text:p>41</text:p>
          </table:table-cell>
          <table:table-cell office:value-type="float" office:value="844137" calcext:value-type="float">
            <text:p>844137</text:p>
          </table:table-cell>
          <table:table-cell office:value-type="float" office:value="30663" calcext:value-type="float">
            <text:p>3066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9548" calcext:value-type="float">
            <text:p>1.439548</text:p>
          </table:table-cell>
          <table:table-cell office:value-type="float" office:value="41" calcext:value-type="float">
            <text:p>41</text:p>
          </table:table-cell>
          <table:table-cell office:value-type="float" office:value="0.053863" calcext:value-type="float">
            <text:p>0.053863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7.53" calcext:value-type="float">
            <text:p>27.53</text:p>
          </table:table-cell>
          <table:table-cell office:value-type="float" office:value="696.89" calcext:value-type="float">
            <text:p>696.8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006" calcext:value-type="float">
            <text:p>2006</text:p>
          </table:table-cell>
          <table:table-cell office:value-type="float" office:value="464439510" calcext:value-type="float">
            <text:p>464439510</text:p>
          </table:table-cell>
          <table:table-cell office:value-type="float" office:value="324709581" calcext:value-type="float">
            <text:p>324709581</text:p>
          </table:table-cell>
          <table:table-cell office:value-type="float" office:value="20" calcext:value-type="float">
            <text:p>20</text:p>
          </table:table-cell>
          <table:table-cell office:value-type="float" office:value="756030" calcext:value-type="float">
            <text:p>756030</text:p>
          </table:table-cell>
          <table:table-cell office:value-type="float" office:value="28212" calcext:value-type="float">
            <text:p>282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0323" calcext:value-type="float">
            <text:p>1.430323</text:p>
          </table:table-cell>
          <table:table-cell office:value-type="float" office:value="20" calcext:value-type="float">
            <text:p>20</text:p>
          </table:table-cell>
          <table:table-cell office:value-type="float" office:value="0.048241" calcext:value-type="float">
            <text:p>0.04824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6.8" calcext:value-type="float">
            <text:p>26.8</text:p>
          </table:table-cell>
          <table:table-cell office:value-type="float" office:value="762.49" calcext:value-type="float">
            <text:p>762.4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012" calcext:value-type="float">
            <text:p>3012</text:p>
          </table:table-cell>
          <table:table-cell office:value-type="float" office:value="458926441" calcext:value-type="float">
            <text:p>458926441</text:p>
          </table:table-cell>
          <table:table-cell office:value-type="float" office:value="364456735" calcext:value-type="float">
            <text:p>364456735</text:p>
          </table:table-cell>
          <table:table-cell office:value-type="float" office:value="50" calcext:value-type="float">
            <text:p>50</text:p>
          </table:table-cell>
          <table:table-cell office:value-type="float" office:value="1050463" calcext:value-type="float">
            <text:p>1050463</text:p>
          </table:table-cell>
          <table:table-cell office:value-type="float" office:value="32411" calcext:value-type="float">
            <text:p>32411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59207" calcext:value-type="float">
            <text:p>1.259207</text:p>
          </table:table-cell>
          <table:table-cell office:value-type="float" office:value="50" calcext:value-type="float">
            <text:p>50</text:p>
          </table:table-cell>
          <table:table-cell office:value-type="float" office:value="0.066962" calcext:value-type="float">
            <text:p>0.066962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32.41" calcext:value-type="float">
            <text:p>32.41</text:p>
          </table:table-cell>
          <table:table-cell office:value-type="float" office:value="491.08" calcext:value-type="float">
            <text:p>491.0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012" calcext:value-type="float">
            <text:p>3012</text:p>
          </table:table-cell>
          <table:table-cell office:value-type="float" office:value="465599277" calcext:value-type="float">
            <text:p>465599277</text:p>
          </table:table-cell>
          <table:table-cell office:value-type="float" office:value="360551700" calcext:value-type="float">
            <text:p>360551700</text:p>
          </table:table-cell>
          <table:table-cell office:value-type="float" office:value="25" calcext:value-type="float">
            <text:p>25</text:p>
          </table:table-cell>
          <table:table-cell office:value-type="float" office:value="764134" calcext:value-type="float">
            <text:p>764134</text:p>
          </table:table-cell>
          <table:table-cell office:value-type="float" office:value="34559" calcext:value-type="float">
            <text:p>345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1352" calcext:value-type="float">
            <text:p>1.291352</text:p>
          </table:table-cell>
          <table:table-cell office:value-type="float" office:value="25" calcext:value-type="float">
            <text:p>25</text:p>
          </table:table-cell>
          <table:table-cell office:value-type="float" office:value="0.04871" calcext:value-type="float">
            <text:p>0.04871</text:p>
          </table:table-cell>
          <table:table-cell office:value-type="float" office:value="0.002203" calcext:value-type="float">
            <text:p>0.00220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2.11" calcext:value-type="float">
            <text:p>22.11</text:p>
          </table:table-cell>
          <table:table-cell office:value-type="float" office:value="785.43" calcext:value-type="float">
            <text:p>785.4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009" calcext:value-type="float">
            <text:p>3009</text:p>
          </table:table-cell>
          <table:table-cell office:value-type="float" office:value="492599758" calcext:value-type="float">
            <text:p>492599758</text:p>
          </table:table-cell>
          <table:table-cell office:value-type="float" office:value="340405047" calcext:value-type="float">
            <text:p>340405047</text:p>
          </table:table-cell>
          <table:table-cell office:value-type="float" office:value="164" calcext:value-type="float">
            <text:p>164</text:p>
          </table:table-cell>
          <table:table-cell office:value-type="float" office:value="896242" calcext:value-type="float">
            <text:p>896242</text:p>
          </table:table-cell>
          <table:table-cell office:value-type="float" office:value="32035" calcext:value-type="float">
            <text:p>32035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7099" calcext:value-type="float">
            <text:p>1.447099</text:p>
          </table:table-cell>
          <table:table-cell office:value-type="float" office:value="164" calcext:value-type="float">
            <text:p>164</text:p>
          </table:table-cell>
          <table:table-cell office:value-type="float" office:value="0.057188" calcext:value-type="float">
            <text:p>0.057188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7.98" calcext:value-type="float">
            <text:p>27.98</text:p>
          </table:table-cell>
          <table:table-cell office:value-type="float" office:value="228.82" calcext:value-type="float">
            <text:p>228.8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009" calcext:value-type="float">
            <text:p>3009</text:p>
          </table:table-cell>
          <table:table-cell office:value-type="float" office:value="492866519" calcext:value-type="float">
            <text:p>492866519</text:p>
          </table:table-cell>
          <table:table-cell office:value-type="float" office:value="345563068" calcext:value-type="float">
            <text:p>345563068</text:p>
          </table:table-cell>
          <table:table-cell office:value-type="float" office:value="11" calcext:value-type="float">
            <text:p>11</text:p>
          </table:table-cell>
          <table:table-cell office:value-type="float" office:value="963025" calcext:value-type="float">
            <text:p>963025</text:p>
          </table:table-cell>
          <table:table-cell office:value-type="float" office:value="31270" calcext:value-type="float">
            <text:p>312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6271" calcext:value-type="float">
            <text:p>1.426271</text:p>
          </table:table-cell>
          <table:table-cell office:value-type="float" office:value="11" calcext:value-type="float">
            <text:p>11</text:p>
          </table:table-cell>
          <table:table-cell office:value-type="float" office:value="0.061449" calcext:value-type="float">
            <text:p>0.061449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.8" calcext:value-type="float">
            <text:p>30.8</text:p>
          </table:table-cell>
          <table:table-cell office:value-type="float" office:value="1645.79" calcext:value-type="float">
            <text:p>1645.7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015" calcext:value-type="float">
            <text:p>4015</text:p>
          </table:table-cell>
          <table:table-cell office:value-type="float" office:value="1766792863" calcext:value-type="float">
            <text:p>1766792863</text:p>
          </table:table-cell>
          <table:table-cell office:value-type="float" office:value="1306874305" calcext:value-type="float">
            <text:p>1306874305</text:p>
          </table:table-cell>
          <table:table-cell office:value-type="float" office:value="807" calcext:value-type="float">
            <text:p>807</text:p>
          </table:table-cell>
          <table:table-cell office:value-type="float" office:value="9415423" calcext:value-type="float">
            <text:p>9415423</text:p>
          </table:table-cell>
          <table:table-cell office:value-type="float" office:value="7310184" calcext:value-type="float">
            <text:p>7310184</text:p>
          </table:table-cell>
          <table:table-cell office:value-type="float" office:value="1725" calcext:value-type="float">
            <text:p>17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1923" calcext:value-type="float">
            <text:p>1.351923</text:p>
          </table:table-cell>
          <table:table-cell office:value-type="float" office:value="807" calcext:value-type="float">
            <text:p>807</text:p>
          </table:table-cell>
          <table:table-cell office:value-type="float" office:value="0.600785" calcext:value-type="float">
            <text:p>0.600785</text:p>
          </table:table-cell>
          <table:table-cell office:value-type="float" office:value="0.466452" calcext:value-type="float">
            <text:p>0.46645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29" calcext:value-type="float">
            <text:p>1.29</text:p>
          </table:table-cell>
          <table:table-cell office:value-type="float" office:value="4237.79" calcext:value-type="float">
            <text:p>4237.7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016" calcext:value-type="float">
            <text:p>4016</text:p>
          </table:table-cell>
          <table:table-cell office:value-type="float" office:value="463539119" calcext:value-type="float">
            <text:p>463539119</text:p>
          </table:table-cell>
          <table:table-cell office:value-type="float" office:value="358548996" calcext:value-type="float">
            <text:p>358548996</text:p>
          </table:table-cell>
          <table:table-cell office:value-type="float" office:value="461" calcext:value-type="float">
            <text:p>461</text:p>
          </table:table-cell>
          <table:table-cell office:value-type="float" office:value="745469" calcext:value-type="float">
            <text:p>745469</text:p>
          </table:table-cell>
          <table:table-cell office:value-type="float" office:value="37698" calcext:value-type="float">
            <text:p>37698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2819" calcext:value-type="float">
            <text:p>1.292819</text:p>
          </table:table-cell>
          <table:table-cell office:value-type="float" office:value="461" calcext:value-type="float">
            <text:p>461</text:p>
          </table:table-cell>
          <table:table-cell office:value-type="float" office:value="0.04752" calcext:value-type="float">
            <text:p>0.04752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9.77" calcext:value-type="float">
            <text:p>19.77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012" calcext:value-type="float">
            <text:p>4012</text:p>
          </table:table-cell>
          <table:table-cell office:value-type="float" office:value="1726135096" calcext:value-type="float">
            <text:p>1726135096</text:p>
          </table:table-cell>
          <table:table-cell office:value-type="float" office:value="1286972627" calcext:value-type="float">
            <text:p>1286972627</text:p>
          </table:table-cell>
          <table:table-cell office:value-type="float" office:value="852" calcext:value-type="float">
            <text:p>852</text:p>
          </table:table-cell>
          <table:table-cell office:value-type="float" office:value="8813536" calcext:value-type="float">
            <text:p>8813536</text:p>
          </table:table-cell>
          <table:table-cell office:value-type="float" office:value="7391348" calcext:value-type="float">
            <text:p>7391348</text:p>
          </table:table-cell>
          <table:table-cell office:value-type="float" office:value="6030" calcext:value-type="float">
            <text:p>60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1237" calcext:value-type="float">
            <text:p>1.341237</text:p>
          </table:table-cell>
          <table:table-cell office:value-type="float" office:value="852" calcext:value-type="float">
            <text:p>852</text:p>
          </table:table-cell>
          <table:table-cell office:value-type="float" office:value="0.562379" calcext:value-type="float">
            <text:p>0.562379</text:p>
          </table:table-cell>
          <table:table-cell office:value-type="float" office:value="0.471631" calcext:value-type="float">
            <text:p>0.471631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1.19" calcext:value-type="float">
            <text:p>1.19</text:p>
          </table:table-cell>
          <table:table-cell office:value-type="float" office:value="1225.76" calcext:value-type="float">
            <text:p>1225.7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012" calcext:value-type="float">
            <text:p>4012</text:p>
          </table:table-cell>
          <table:table-cell office:value-type="float" office:value="1750029479" calcext:value-type="float">
            <text:p>1750029479</text:p>
          </table:table-cell>
          <table:table-cell office:value-type="float" office:value="1270335983" calcext:value-type="float">
            <text:p>1270335983</text:p>
          </table:table-cell>
          <table:table-cell office:value-type="float" office:value="961" calcext:value-type="float">
            <text:p>961</text:p>
          </table:table-cell>
          <table:table-cell office:value-type="float" office:value="8947490" calcext:value-type="float">
            <text:p>8947490</text:p>
          </table:table-cell>
          <table:table-cell office:value-type="float" office:value="6355166" calcext:value-type="float">
            <text:p>6355166</text:p>
          </table:table-cell>
          <table:table-cell office:value-type="float" office:value="4810" calcext:value-type="float">
            <text:p>4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7612" calcext:value-type="float">
            <text:p>1.377612</text:p>
          </table:table-cell>
          <table:table-cell office:value-type="float" office:value="961" calcext:value-type="float">
            <text:p>961</text:p>
          </table:table-cell>
          <table:table-cell office:value-type="float" office:value="0.570927" calcext:value-type="float">
            <text:p>0.570927</text:p>
          </table:table-cell>
          <table:table-cell office:value-type="float" office:value="0.405514" calcext:value-type="float">
            <text:p>0.405514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1.41" calcext:value-type="float">
            <text:p>1.41</text:p>
          </table:table-cell>
          <table:table-cell office:value-type="float" office:value="1321.24" calcext:value-type="float">
            <text:p>1321.2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018" calcext:value-type="float">
            <text:p>5018</text:p>
          </table:table-cell>
          <table:table-cell office:value-type="float" office:value="273168205" calcext:value-type="float">
            <text:p>273168205</text:p>
          </table:table-cell>
          <table:table-cell office:value-type="float" office:value="244058824" calcext:value-type="float">
            <text:p>244058824</text:p>
          </table:table-cell>
          <table:table-cell office:value-type="float" office:value="6017" calcext:value-type="float">
            <text:p>6017</text:p>
          </table:table-cell>
          <table:table-cell office:value-type="float" office:value="1266850" calcext:value-type="float">
            <text:p>1266850</text:p>
          </table:table-cell>
          <table:table-cell office:value-type="float" office:value="953887" calcext:value-type="float">
            <text:p>953887</text:p>
          </table:table-cell>
          <table:table-cell office:value-type="float" office:value="14021" calcext:value-type="float">
            <text:p>1402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19272" calcext:value-type="float">
            <text:p>1.119272</text:p>
          </table:table-cell>
          <table:table-cell office:value-type="float" office:value="6017" calcext:value-type="float">
            <text:p>6017</text:p>
          </table:table-cell>
          <table:table-cell office:value-type="float" office:value="0.080836" calcext:value-type="float">
            <text:p>0.080836</text:p>
          </table:table-cell>
          <table:table-cell office:value-type="float" office:value="0.060866" calcext:value-type="float">
            <text:p>0.060866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1.33" calcext:value-type="float">
            <text:p>1.33</text:p>
          </table:table-cell>
          <table:table-cell office:value-type="float" office:value="68.03" calcext:value-type="float">
            <text:p>68.0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019" calcext:value-type="float">
            <text:p>5019</text:p>
          </table:table-cell>
          <table:table-cell office:value-type="float" office:value="1751088528" calcext:value-type="float">
            <text:p>1751088528</text:p>
          </table:table-cell>
          <table:table-cell office:value-type="float" office:value="1276143424" calcext:value-type="float">
            <text:p>1276143424</text:p>
          </table:table-cell>
          <table:table-cell office:value-type="float" office:value="1790" calcext:value-type="float">
            <text:p>1790</text:p>
          </table:table-cell>
          <table:table-cell office:value-type="float" office:value="8560325" calcext:value-type="float">
            <text:p>8560325</text:p>
          </table:table-cell>
          <table:table-cell office:value-type="float" office:value="7466849" calcext:value-type="float">
            <text:p>7466849</text:p>
          </table:table-cell>
          <table:table-cell office:value-type="float" office:value="5312" calcext:value-type="float">
            <text:p>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2172" calcext:value-type="float">
            <text:p>1.372172</text:p>
          </table:table-cell>
          <table:table-cell office:value-type="float" office:value="1790" calcext:value-type="float">
            <text:p>1790</text:p>
          </table:table-cell>
          <table:table-cell office:value-type="float" office:value="0.546222" calcext:value-type="float">
            <text:p>0.546222</text:p>
          </table:table-cell>
          <table:table-cell office:value-type="float" office:value="0.476449" calcext:value-type="float">
            <text:p>0.476449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1.15" calcext:value-type="float">
            <text:p>1.15</text:p>
          </table:table-cell>
          <table:table-cell office:value-type="float" office:value="1405.66" calcext:value-type="float">
            <text:p>1405.6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015" calcext:value-type="float">
            <text:p>5015</text:p>
          </table:table-cell>
          <table:table-cell office:value-type="float" office:value="304140422" calcext:value-type="float">
            <text:p>304140422</text:p>
          </table:table-cell>
          <table:table-cell office:value-type="float" office:value="260977824" calcext:value-type="float">
            <text:p>260977824</text:p>
          </table:table-cell>
          <table:table-cell office:value-type="float" office:value="6975" calcext:value-type="float">
            <text:p>6975</text:p>
          </table:table-cell>
          <table:table-cell office:value-type="float" office:value="1307978" calcext:value-type="float">
            <text:p>1307978</text:p>
          </table:table-cell>
          <table:table-cell office:value-type="float" office:value="1000176" calcext:value-type="float">
            <text:p>1000176</text:p>
          </table:table-cell>
          <table:table-cell office:value-type="float" office:value="13736" calcext:value-type="float">
            <text:p>137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65388" calcext:value-type="float">
            <text:p>1.165388</text:p>
          </table:table-cell>
          <table:table-cell office:value-type="float" office:value="6975" calcext:value-type="float">
            <text:p>6975</text:p>
          </table:table-cell>
          <table:table-cell office:value-type="float" office:value="0.08346" calcext:value-type="float">
            <text:p>0.08346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1.31" calcext:value-type="float">
            <text:p>1.31</text:p>
          </table:table-cell>
          <table:table-cell office:value-type="float" office:value="72.81" calcext:value-type="float">
            <text:p>72.8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015" calcext:value-type="float">
            <text:p>5015</text:p>
          </table:table-cell>
          <table:table-cell office:value-type="float" office:value="287294327" calcext:value-type="float">
            <text:p>287294327</text:p>
          </table:table-cell>
          <table:table-cell office:value-type="float" office:value="251380088" calcext:value-type="float">
            <text:p>251380088</text:p>
          </table:table-cell>
          <table:table-cell office:value-type="float" office:value="7950" calcext:value-type="float">
            <text:p>7950</text:p>
          </table:table-cell>
          <table:table-cell office:value-type="float" office:value="1380980" calcext:value-type="float">
            <text:p>1380980</text:p>
          </table:table-cell>
          <table:table-cell office:value-type="float" office:value="917150" calcext:value-type="float">
            <text:p>917150</text:p>
          </table:table-cell>
          <table:table-cell office:value-type="float" office:value="17669" calcext:value-type="float">
            <text:p>17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42868" calcext:value-type="float">
            <text:p>1.142868</text:p>
          </table:table-cell>
          <table:table-cell office:value-type="float" office:value="7950" calcext:value-type="float">
            <text:p>7950</text:p>
          </table:table-cell>
          <table:table-cell office:value-type="float" office:value="0.088118" calcext:value-type="float">
            <text:p>0.088118</text:p>
          </table:table-cell>
          <table:table-cell office:value-type="float" office:value="0.058522" calcext:value-type="float">
            <text:p>0.058522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1.51" calcext:value-type="float">
            <text:p>1.51</text:p>
          </table:table-cell>
          <table:table-cell office:value-type="float" office:value="51.91" calcext:value-type="float">
            <text:p>51.9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022" calcext:value-type="float">
            <text:p>6022</text:p>
          </table:table-cell>
          <table:table-cell office:value-type="float" office:value="179197417" calcext:value-type="float">
            <text:p>179197417</text:p>
          </table:table-cell>
          <table:table-cell office:value-type="float" office:value="251422807" calcext:value-type="float">
            <text:p>251422807</text:p>
          </table:table-cell>
          <table:table-cell office:value-type="float" office:value="44302" calcext:value-type="float">
            <text:p>44302</text:p>
          </table:table-cell>
          <table:table-cell office:value-type="float" office:value="2287564" calcext:value-type="float">
            <text:p>2287564</text:p>
          </table:table-cell>
          <table:table-cell office:value-type="float" office:value="3394158" calcext:value-type="float">
            <text:p>3394158</text:p>
          </table:table-cell>
          <table:table-cell office:value-type="float" office:value="76621" calcext:value-type="float">
            <text:p>76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2733" calcext:value-type="float">
            <text:p>0.712733</text:p>
          </table:table-cell>
          <table:table-cell office:value-type="float" office:value="44302" calcext:value-type="float">
            <text:p>44302</text:p>
          </table:table-cell>
          <table:table-cell office:value-type="float" office:value="0.145821" calcext:value-type="float">
            <text:p>0.145821</text:p>
          </table:table-cell>
          <table:table-cell office:value-type="float" office:value="0.216361" calcext:value-type="float">
            <text:p>0.216361</text:p>
          </table:table-cell>
          <table:table-cell office:value-type="float" office:value="0.004884" calcext:value-type="float">
            <text:p>0.004884</text:p>
          </table:table-cell>
          <table:table-cell office:value-type="float" office:value="0.67" calcext:value-type="float">
            <text:p>0.67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023" calcext:value-type="float">
            <text:p>6023</text:p>
          </table:table-cell>
          <table:table-cell office:value-type="float" office:value="286347310" calcext:value-type="float">
            <text:p>286347310</text:p>
          </table:table-cell>
          <table:table-cell office:value-type="float" office:value="257352940" calcext:value-type="float">
            <text:p>257352940</text:p>
          </table:table-cell>
          <table:table-cell office:value-type="float" office:value="5661" calcext:value-type="float">
            <text:p>5661</text:p>
          </table:table-cell>
          <table:table-cell office:value-type="float" office:value="1267284" calcext:value-type="float">
            <text:p>1267284</text:p>
          </table:table-cell>
          <table:table-cell office:value-type="float" office:value="940284" calcext:value-type="float">
            <text:p>940284</text:p>
          </table:table-cell>
          <table:table-cell office:value-type="float" office:value="13395" calcext:value-type="float">
            <text:p>13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12664" calcext:value-type="float">
            <text:p>1.112664</text:p>
          </table:table-cell>
          <table:table-cell office:value-type="float" office:value="5661" calcext:value-type="float">
            <text:p>5661</text:p>
          </table:table-cell>
          <table:table-cell office:value-type="float" office:value="0.080783" calcext:value-type="float">
            <text:p>0.080783</text:p>
          </table:table-cell>
          <table:table-cell office:value-type="float" office:value="0.059938" calcext:value-type="float">
            <text:p>0.059938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1.35" calcext:value-type="float">
            <text:p>1.35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018" calcext:value-type="float">
            <text:p>6018</text:p>
          </table:table-cell>
          <table:table-cell office:value-type="float" office:value="177712457" calcext:value-type="float">
            <text:p>177712457</text:p>
          </table:table-cell>
          <table:table-cell office:value-type="float" office:value="241325377" calcext:value-type="float">
            <text:p>241325377</text:p>
          </table:table-cell>
          <table:table-cell office:value-type="float" office:value="29651" calcext:value-type="float">
            <text:p>29651</text:p>
          </table:table-cell>
          <table:table-cell office:value-type="float" office:value="2158017" calcext:value-type="float">
            <text:p>2158017</text:p>
          </table:table-cell>
          <table:table-cell office:value-type="float" office:value="3136408" calcext:value-type="float">
            <text:p>3136408</text:p>
          </table:table-cell>
          <table:table-cell office:value-type="float" office:value="51124" calcext:value-type="float">
            <text:p>511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29651" calcext:value-type="float">
            <text:p>29651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0013" calcext:value-type="float">
            <text:p>0.20013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69" calcext:value-type="float">
            <text:p>0.69</text:p>
          </table:table-cell>
          <table:table-cell office:value-type="float" office:value="61.35" calcext:value-type="float">
            <text:p>61.3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018" calcext:value-type="float">
            <text:p>6018</text:p>
          </table:table-cell>
          <table:table-cell office:value-type="float" office:value="179718500" calcext:value-type="float">
            <text:p>179718500</text:p>
          </table:table-cell>
          <table:table-cell office:value-type="float" office:value="249721979" calcext:value-type="float">
            <text:p>249721979</text:p>
          </table:table-cell>
          <table:table-cell office:value-type="float" office:value="46955" calcext:value-type="float">
            <text:p>46955</text:p>
          </table:table-cell>
          <table:table-cell office:value-type="float" office:value="2278575" calcext:value-type="float">
            <text:p>2278575</text:p>
          </table:table-cell>
          <table:table-cell office:value-type="float" office:value="3364894" calcext:value-type="float">
            <text:p>3364894</text:p>
          </table:table-cell>
          <table:table-cell office:value-type="float" office:value="78021" calcext:value-type="float">
            <text:p>78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9674" calcext:value-type="float">
            <text:p>0.719674</text:p>
          </table:table-cell>
          <table:table-cell office:value-type="float" office:value="46955" calcext:value-type="float">
            <text:p>46955</text:p>
          </table:table-cell>
          <table:table-cell office:value-type="float" office:value="0.145393" calcext:value-type="float">
            <text:p>0.145393</text:p>
          </table:table-cell>
          <table:table-cell office:value-type="float" office:value="0.214709" calcext:value-type="float">
            <text:p>0.214709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0.68" calcext:value-type="float">
            <text:p>0.68</text:p>
          </table:table-cell>
          <table:table-cell office:value-type="float" office:value="43.13" calcext:value-type="float">
            <text:p>43.1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025" calcext:value-type="float">
            <text:p>7025</text:p>
          </table:table-cell>
          <table:table-cell office:value-type="float" office:value="256435949" calcext:value-type="float">
            <text:p>256435949</text:p>
          </table:table-cell>
          <table:table-cell office:value-type="float" office:value="411964179" calcext:value-type="float">
            <text:p>411964179</text:p>
          </table:table-cell>
          <table:table-cell office:value-type="float" office:value="66838" calcext:value-type="float">
            <text:p>66838</text:p>
          </table:table-cell>
          <table:table-cell office:value-type="float" office:value="4155114" calcext:value-type="float">
            <text:p>4155114</text:p>
          </table:table-cell>
          <table:table-cell office:value-type="float" office:value="6201387" calcext:value-type="float">
            <text:p>6201387</text:p>
          </table:table-cell>
          <table:table-cell office:value-type="float" office:value="108829" calcext:value-type="float">
            <text:p>1088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2471" calcext:value-type="float">
            <text:p>0.622471</text:p>
          </table:table-cell>
          <table:table-cell office:value-type="float" office:value="66838" calcext:value-type="float">
            <text:p>66838</text:p>
          </table:table-cell>
          <table:table-cell office:value-type="float" office:value="0.265132" calcext:value-type="float">
            <text:p>0.265132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006944" calcext:value-type="float">
            <text:p>0.006944</text:p>
          </table:table-cell>
          <table:table-cell office:value-type="float" office:value="0.67" calcext:value-type="float">
            <text:p>0.67</text:p>
          </table:table-cell>
          <table:table-cell office:value-type="float" office:value="56.98" calcext:value-type="float">
            <text:p>56.9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027" calcext:value-type="float">
            <text:p>7027</text:p>
          </table:table-cell>
          <table:table-cell office:value-type="float" office:value="174476057" calcext:value-type="float">
            <text:p>174476057</text:p>
          </table:table-cell>
          <table:table-cell office:value-type="float" office:value="241381686" calcext:value-type="float">
            <text:p>241381686</text:p>
          </table:table-cell>
          <table:table-cell office:value-type="float" office:value="47650" calcext:value-type="float">
            <text:p>47650</text:p>
          </table:table-cell>
          <table:table-cell office:value-type="float" office:value="2120889" calcext:value-type="float">
            <text:p>2120889</text:p>
          </table:table-cell>
          <table:table-cell office:value-type="float" office:value="3223157" calcext:value-type="float">
            <text:p>3223157</text:p>
          </table:table-cell>
          <table:table-cell office:value-type="float" office:value="80110" calcext:value-type="float">
            <text:p>80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2822" calcext:value-type="float">
            <text:p>0.722822</text:p>
          </table:table-cell>
          <table:table-cell office:value-type="float" office:value="47650" calcext:value-type="float">
            <text:p>47650</text:p>
          </table:table-cell>
          <table:table-cell office:value-type="float" office:value="0.135196" calcext:value-type="float">
            <text:p>0.135196</text:p>
          </table:table-cell>
          <table:table-cell office:value-type="float" office:value="0.20546" calcext:value-type="float">
            <text:p>0.20546</text:p>
          </table:table-cell>
          <table:table-cell office:value-type="float" office:value="0.005107" calcext:value-type="float">
            <text:p>0.005107</text:p>
          </table:table-cell>
          <table:table-cell office:value-type="float" office:value="0.66" calcext:value-type="float">
            <text:p>0.66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021" calcext:value-type="float">
            <text:p>7021</text:p>
          </table:table-cell>
          <table:table-cell office:value-type="float" office:value="93613564" calcext:value-type="float">
            <text:p>93613564</text:p>
          </table:table-cell>
          <table:table-cell office:value-type="float" office:value="178435241" calcext:value-type="float">
            <text:p>178435241</text:p>
          </table:table-cell>
          <table:table-cell office:value-type="float" office:value="31679" calcext:value-type="float">
            <text:p>31679</text:p>
          </table:table-cell>
          <table:table-cell office:value-type="float" office:value="1592818" calcext:value-type="float">
            <text:p>1592818</text:p>
          </table:table-cell>
          <table:table-cell office:value-type="float" office:value="3007247" calcext:value-type="float">
            <text:p>3007247</text:p>
          </table:table-cell>
          <table:table-cell office:value-type="float" office:value="47853" calcext:value-type="float">
            <text:p>478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4636" calcext:value-type="float">
            <text:p>0.524636</text:p>
          </table:table-cell>
          <table:table-cell office:value-type="float" office:value="31679" calcext:value-type="float">
            <text:p>31679</text:p>
          </table:table-cell>
          <table:table-cell office:value-type="float" office:value="0.101635" calcext:value-type="float">
            <text:p>0.101635</text:p>
          </table:table-cell>
          <table:table-cell office:value-type="float" office:value="0.191888" calcext:value-type="float">
            <text:p>0.191888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.53" calcext:value-type="float">
            <text:p>0.53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021" calcext:value-type="float">
            <text:p>7021</text:p>
          </table:table-cell>
          <table:table-cell office:value-type="float" office:value="101366423" calcext:value-type="float">
            <text:p>101366423</text:p>
          </table:table-cell>
          <table:table-cell office:value-type="float" office:value="190849391" calcext:value-type="float">
            <text:p>190849391</text:p>
          </table:table-cell>
          <table:table-cell office:value-type="float" office:value="31783" calcext:value-type="float">
            <text:p>31783</text:p>
          </table:table-cell>
          <table:table-cell office:value-type="float" office:value="1710904" calcext:value-type="float">
            <text:p>1710904</text:p>
          </table:table-cell>
          <table:table-cell office:value-type="float" office:value="3190149" calcext:value-type="float">
            <text:p>3190149</text:p>
          </table:table-cell>
          <table:table-cell office:value-type="float" office:value="49717" calcext:value-type="float">
            <text:p>49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1133" calcext:value-type="float">
            <text:p>0.531133</text:p>
          </table:table-cell>
          <table:table-cell office:value-type="float" office:value="31783" calcext:value-type="float">
            <text:p>31783</text:p>
          </table:table-cell>
          <table:table-cell office:value-type="float" office:value="0.10917" calcext:value-type="float">
            <text:p>0.10917</text:p>
          </table:table-cell>
          <table:table-cell office:value-type="float" office:value="0.203559" calcext:value-type="float">
            <text:p>0.203559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54" calcext:value-type="float">
            <text:p>0.54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028" calcext:value-type="float">
            <text:p>8028</text:p>
          </table:table-cell>
          <table:table-cell office:value-type="float" office:value="228381758" calcext:value-type="float">
            <text:p>228381758</text:p>
          </table:table-cell>
          <table:table-cell office:value-type="float" office:value="437828498" calcext:value-type="float">
            <text:p>437828498</text:p>
          </table:table-cell>
          <table:table-cell office:value-type="float" office:value="40624" calcext:value-type="float">
            <text:p>40624</text:p>
          </table:table-cell>
          <table:table-cell office:value-type="float" office:value="4289316" calcext:value-type="float">
            <text:p>4289316</text:p>
          </table:table-cell>
          <table:table-cell office:value-type="float" office:value="6620741" calcext:value-type="float">
            <text:p>6620741</text:p>
          </table:table-cell>
          <table:table-cell office:value-type="float" office:value="69834" calcext:value-type="float">
            <text:p>698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1624" calcext:value-type="float">
            <text:p>0.521624</text:p>
          </table:table-cell>
          <table:table-cell office:value-type="float" office:value="40624" calcext:value-type="float">
            <text:p>40624</text:p>
          </table:table-cell>
          <table:table-cell office:value-type="float" office:value="0.273695" calcext:value-type="float">
            <text:p>0.273695</text:p>
          </table:table-cell>
          <table:table-cell office:value-type="float" office:value="0.42246" calcext:value-type="float">
            <text:p>0.42246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65" calcext:value-type="float">
            <text:p>0.65</text:p>
          </table:table-cell>
          <table:table-cell office:value-type="float" office:value="94.81" calcext:value-type="float">
            <text:p>94.8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030" calcext:value-type="float">
            <text:p>8030</text:p>
          </table:table-cell>
          <table:table-cell office:value-type="float" office:value="109559478" calcext:value-type="float">
            <text:p>109559478</text:p>
          </table:table-cell>
          <table:table-cell office:value-type="float" office:value="198317025" calcext:value-type="float">
            <text:p>198317025</text:p>
          </table:table-cell>
          <table:table-cell office:value-type="float" office:value="31622" calcext:value-type="float">
            <text:p>31622</text:p>
          </table:table-cell>
          <table:table-cell office:value-type="float" office:value="1807429" calcext:value-type="float">
            <text:p>1807429</text:p>
          </table:table-cell>
          <table:table-cell office:value-type="float" office:value="3216480" calcext:value-type="float">
            <text:p>3216480</text:p>
          </table:table-cell>
          <table:table-cell office:value-type="float" office:value="50632" calcext:value-type="float">
            <text:p>5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2446" calcext:value-type="float">
            <text:p>0.552446</text:p>
          </table:table-cell>
          <table:table-cell office:value-type="float" office:value="31622" calcext:value-type="float">
            <text:p>31622</text:p>
          </table:table-cell>
          <table:table-cell office:value-type="float" office:value="0.115329" calcext:value-type="float">
            <text:p>0.115329</text:p>
          </table:table-cell>
          <table:table-cell office:value-type="float" office:value="0.205239" calcext:value-type="float">
            <text:p>0.205239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56" calcext:value-type="float">
            <text:p>0.56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024" calcext:value-type="float">
            <text:p>8024</text:p>
          </table:table-cell>
          <table:table-cell office:value-type="float" office:value="326115453" calcext:value-type="float">
            <text:p>326115453</text:p>
          </table:table-cell>
          <table:table-cell office:value-type="float" office:value="552978365" calcext:value-type="float">
            <text:p>552978365</text:p>
          </table:table-cell>
          <table:table-cell office:value-type="float" office:value="91391" calcext:value-type="float">
            <text:p>91391</text:p>
          </table:table-cell>
          <table:table-cell office:value-type="float" office:value="5579725" calcext:value-type="float">
            <text:p>5579725</text:p>
          </table:table-cell>
          <table:table-cell office:value-type="float" office:value="8312221" calcext:value-type="float">
            <text:p>8312221</text:p>
          </table:table-cell>
          <table:table-cell office:value-type="float" office:value="160652" calcext:value-type="float">
            <text:p>1606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91391" calcext:value-type="float">
            <text:p>91391</text:p>
          </table:table-cell>
          <table:table-cell office:value-type="float" office:value="0.356034" calcext:value-type="float">
            <text:p>0.356034</text:p>
          </table:table-cell>
          <table:table-cell office:value-type="float" office:value="0.530391" calcext:value-type="float">
            <text:p>0.530391</text:p>
          </table:table-cell>
          <table:table-cell office:value-type="float" office:value="0.010251" calcext:value-type="float">
            <text:p>0.010251</text:p>
          </table:table-cell>
          <table:table-cell office:value-type="float" office:value="0.67" calcext:value-type="float">
            <text:p>0.67</text:p>
          </table:table-cell>
          <table:table-cell office:value-type="float" office:value="51.74" calcext:value-type="float">
            <text:p>51.7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024" calcext:value-type="float">
            <text:p>8024</text:p>
          </table:table-cell>
          <table:table-cell office:value-type="float" office:value="344354124" calcext:value-type="float">
            <text:p>344354124</text:p>
          </table:table-cell>
          <table:table-cell office:value-type="float" office:value="586481314" calcext:value-type="float">
            <text:p>586481314</text:p>
          </table:table-cell>
          <table:table-cell office:value-type="float" office:value="101587" calcext:value-type="float">
            <text:p>101587</text:p>
          </table:table-cell>
          <table:table-cell office:value-type="float" office:value="5971209" calcext:value-type="float">
            <text:p>5971209</text:p>
          </table:table-cell>
          <table:table-cell office:value-type="float" office:value="8668513" calcext:value-type="float">
            <text:p>8668513</text:p>
          </table:table-cell>
          <table:table-cell office:value-type="float" office:value="172651" calcext:value-type="float">
            <text:p>17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7153" calcext:value-type="float">
            <text:p>0.587153</text:p>
          </table:table-cell>
          <table:table-cell office:value-type="float" office:value="101587" calcext:value-type="float">
            <text:p>101587</text:p>
          </table:table-cell>
          <table:table-cell office:value-type="float" office:value="0.381014" calcext:value-type="float">
            <text:p>0.381014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011017" calcext:value-type="float">
            <text:p>0.011017</text:p>
          </table:table-cell>
          <table:table-cell office:value-type="float" office:value="0.69" calcext:value-type="float">
            <text:p>0.69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031" calcext:value-type="float">
            <text:p>9031</text:p>
          </table:table-cell>
          <table:table-cell office:value-type="float" office:value="217476802" calcext:value-type="float">
            <text:p>217476802</text:p>
          </table:table-cell>
          <table:table-cell office:value-type="float" office:value="400780704" calcext:value-type="float">
            <text:p>400780704</text:p>
          </table:table-cell>
          <table:table-cell office:value-type="float" office:value="42061" calcext:value-type="float">
            <text:p>42061</text:p>
          </table:table-cell>
          <table:table-cell office:value-type="float" office:value="3981409" calcext:value-type="float">
            <text:p>3981409</text:p>
          </table:table-cell>
          <table:table-cell office:value-type="float" office:value="5849279" calcext:value-type="float">
            <text:p>5849279</text:p>
          </table:table-cell>
          <table:table-cell office:value-type="float" office:value="77511" calcext:value-type="float">
            <text:p>775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2633" calcext:value-type="float">
            <text:p>0.542633</text:p>
          </table:table-cell>
          <table:table-cell office:value-type="float" office:value="42061" calcext:value-type="float">
            <text:p>42061</text:p>
          </table:table-cell>
          <table:table-cell office:value-type="float" office:value="0.254048" calcext:value-type="float">
            <text:p>0.254048</text:p>
          </table:table-cell>
          <table:table-cell office:value-type="float" office:value="0.373234" calcext:value-type="float">
            <text:p>0.373234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.68" calcext:value-type="float">
            <text:p>0.68</text:p>
          </table:table-cell>
          <table:table-cell office:value-type="float" office:value="75.46" calcext:value-type="float">
            <text:p>75.4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033" calcext:value-type="float">
            <text:p>9033</text:p>
          </table:table-cell>
          <table:table-cell office:value-type="float" office:value="348183086" calcext:value-type="float">
            <text:p>348183086</text:p>
          </table:table-cell>
          <table:table-cell office:value-type="float" office:value="582474388" calcext:value-type="float">
            <text:p>582474388</text:p>
          </table:table-cell>
          <table:table-cell office:value-type="float" office:value="87070" calcext:value-type="float">
            <text:p>87070</text:p>
          </table:table-cell>
          <table:table-cell office:value-type="float" office:value="5937188" calcext:value-type="float">
            <text:p>5937188</text:p>
          </table:table-cell>
          <table:table-cell office:value-type="float" office:value="8519801" calcext:value-type="float">
            <text:p>8519801</text:p>
          </table:table-cell>
          <table:table-cell office:value-type="float" office:value="146970" calcext:value-type="float">
            <text:p>146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97766" calcext:value-type="float">
            <text:p>0.597766</text:p>
          </table:table-cell>
          <table:table-cell office:value-type="float" office:value="87070" calcext:value-type="float">
            <text:p>87070</text:p>
          </table:table-cell>
          <table:table-cell office:value-type="float" office:value="0.378844" calcext:value-type="float">
            <text:p>0.378844</text:p>
          </table:table-cell>
          <table:table-cell office:value-type="float" office:value="0.543636" calcext:value-type="float">
            <text:p>0.543636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7" calcext:value-type="float">
            <text:p>0.7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027" calcext:value-type="float">
            <text:p>9027</text:p>
          </table:table-cell>
          <table:table-cell office:value-type="float" office:value="233106945" calcext:value-type="float">
            <text:p>233106945</text:p>
          </table:table-cell>
          <table:table-cell office:value-type="float" office:value="487476369" calcext:value-type="float">
            <text:p>487476369</text:p>
          </table:table-cell>
          <table:table-cell office:value-type="float" office:value="35466" calcext:value-type="float">
            <text:p>35466</text:p>
          </table:table-cell>
          <table:table-cell office:value-type="float" office:value="4862029" calcext:value-type="float">
            <text:p>4862029</text:p>
          </table:table-cell>
          <table:table-cell office:value-type="float" office:value="7510498" calcext:value-type="float">
            <text:p>7510498</text:p>
          </table:table-cell>
          <table:table-cell office:value-type="float" office:value="59774" calcext:value-type="float">
            <text:p>597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8191" calcext:value-type="float">
            <text:p>0.478191</text:p>
          </table:table-cell>
          <table:table-cell office:value-type="float" office:value="35466" calcext:value-type="float">
            <text:p>35466</text:p>
          </table:table-cell>
          <table:table-cell office:value-type="float" office:value="0.310239" calcext:value-type="float">
            <text:p>0.310239</text:p>
          </table:table-cell>
          <table:table-cell office:value-type="float" office:value="0.479234" calcext:value-type="float">
            <text:p>0.479234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65" calcext:value-type="float">
            <text:p>0.65</text:p>
          </table:table-cell>
          <table:table-cell office:value-type="float" office:value="125.65" calcext:value-type="float">
            <text:p>125.6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027" calcext:value-type="float">
            <text:p>9027</text:p>
          </table:table-cell>
          <table:table-cell office:value-type="float" office:value="246307187" calcext:value-type="float">
            <text:p>246307187</text:p>
          </table:table-cell>
          <table:table-cell office:value-type="float" office:value="481165882" calcext:value-type="float">
            <text:p>481165882</text:p>
          </table:table-cell>
          <table:table-cell office:value-type="float" office:value="35209" calcext:value-type="float">
            <text:p>35209</text:p>
          </table:table-cell>
          <table:table-cell office:value-type="float" office:value="4740138" calcext:value-type="float">
            <text:p>4740138</text:p>
          </table:table-cell>
          <table:table-cell office:value-type="float" office:value="7340864" calcext:value-type="float">
            <text:p>7340864</text:p>
          </table:table-cell>
          <table:table-cell office:value-type="float" office:value="61477" calcext:value-type="float">
            <text:p>61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897" calcext:value-type="float">
            <text:p>0.511897</text:p>
          </table:table-cell>
          <table:table-cell office:value-type="float" office:value="35209" calcext:value-type="float">
            <text:p>35209</text:p>
          </table:table-cell>
          <table:table-cell office:value-type="float" office:value="0.302461" calcext:value-type="float">
            <text:p>0.302461</text:p>
          </table:table-cell>
          <table:table-cell office:value-type="float" office:value="0.46841" calcext:value-type="float">
            <text:p>0.46841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65" calcext:value-type="float">
            <text:p>0.65</text:p>
          </table:table-cell>
          <table:table-cell office:value-type="float" office:value="119.41" calcext:value-type="float">
            <text:p>119.4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034" calcext:value-type="float">
            <text:p>10034</text:p>
          </table:table-cell>
          <table:table-cell office:value-type="float" office:value="6410946" calcext:value-type="float">
            <text:p>6410946</text:p>
          </table:table-cell>
          <table:table-cell office:value-type="float" office:value="18451351" calcext:value-type="float">
            <text:p>18451351</text:p>
          </table:table-cell>
          <table:table-cell office:value-type="float" office:value="24451" calcext:value-type="float">
            <text:p>24451</text:p>
          </table:table-cell>
          <table:table-cell office:value-type="float" office:value="165987" calcext:value-type="float">
            <text:p>165987</text:p>
          </table:table-cell>
          <table:table-cell office:value-type="float" office:value="298454" calcext:value-type="float">
            <text:p>298454</text:p>
          </table:table-cell>
          <table:table-cell office:value-type="float" office:value="29292" calcext:value-type="float">
            <text:p>292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451" calcext:value-type="float">
            <text:p>0.347451</text:p>
          </table:table-cell>
          <table:table-cell office:value-type="float" office:value="24451" calcext:value-type="float">
            <text:p>24451</text:p>
          </table:table-cell>
          <table:table-cell office:value-type="float" office:value="0.010591" calcext:value-type="float">
            <text:p>0.010591</text:p>
          </table:table-cell>
          <table:table-cell office:value-type="float" office:value="0.019044" calcext:value-type="float">
            <text:p>0.019044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.56" calcext:value-type="float">
            <text:p>0.56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036" calcext:value-type="float">
            <text:p>10036</text:p>
          </table:table-cell>
          <table:table-cell office:value-type="float" office:value="249988038" calcext:value-type="float">
            <text:p>249988038</text:p>
          </table:table-cell>
          <table:table-cell office:value-type="float" office:value="469173675" calcext:value-type="float">
            <text:p>469173675</text:p>
          </table:table-cell>
          <table:table-cell office:value-type="float" office:value="20620" calcext:value-type="float">
            <text:p>20620</text:p>
          </table:table-cell>
          <table:table-cell office:value-type="float" office:value="4631301" calcext:value-type="float">
            <text:p>4631301</text:p>
          </table:table-cell>
          <table:table-cell office:value-type="float" office:value="6956820" calcext:value-type="float">
            <text:p>6956820</text:p>
          </table:table-cell>
          <table:table-cell office:value-type="float" office:value="36790" calcext:value-type="float">
            <text:p>36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2826" calcext:value-type="float">
            <text:p>0.532826</text:p>
          </table:table-cell>
          <table:table-cell office:value-type="float" office:value="20620" calcext:value-type="float">
            <text:p>20620</text:p>
          </table:table-cell>
          <table:table-cell office:value-type="float" office:value="0.295517" calcext:value-type="float">
            <text:p>0.295517</text:p>
          </table:table-cell>
          <table:table-cell office:value-type="float" office:value="0.443905" calcext:value-type="float">
            <text:p>0.443905</text:p>
          </table:table-cell>
          <table:table-cell office:value-type="float" office:value="0.002348" calcext:value-type="float">
            <text:p>0.002348</text:p>
          </table:table-cell>
          <table:table-cell office:value-type="float" office:value="0.67" calcext:value-type="float">
            <text:p>0.67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030" calcext:value-type="float">
            <text:p>10030</text:p>
          </table:table-cell>
          <table:table-cell office:value-type="float" office:value="49242643" calcext:value-type="float">
            <text:p>49242643</text:p>
          </table:table-cell>
          <table:table-cell office:value-type="float" office:value="67041618" calcext:value-type="float">
            <text:p>67041618</text:p>
          </table:table-cell>
          <table:table-cell office:value-type="float" office:value="26894" calcext:value-type="float">
            <text:p>26894</text:p>
          </table:table-cell>
          <table:table-cell office:value-type="float" office:value="549038" calcext:value-type="float">
            <text:p>549038</text:p>
          </table:table-cell>
          <table:table-cell office:value-type="float" office:value="970258" calcext:value-type="float">
            <text:p>970258</text:p>
          </table:table-cell>
          <table:table-cell office:value-type="float" office:value="38418" calcext:value-type="float">
            <text:p>38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4509" calcext:value-type="float">
            <text:p>0.734509</text:p>
          </table:table-cell>
          <table:table-cell office:value-type="float" office:value="26894" calcext:value-type="float">
            <text:p>26894</text:p>
          </table:table-cell>
          <table:table-cell office:value-type="float" office:value="0.035033" calcext:value-type="float">
            <text:p>0.035033</text:p>
          </table:table-cell>
          <table:table-cell office:value-type="float" office:value="0.061911" calcext:value-type="float">
            <text:p>0.061911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57" calcext:value-type="float">
            <text:p>0.57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030" calcext:value-type="float">
            <text:p>10030</text:p>
          </table:table-cell>
          <table:table-cell office:value-type="float" office:value="9533401" calcext:value-type="float">
            <text:p>9533401</text:p>
          </table:table-cell>
          <table:table-cell office:value-type="float" office:value="18265002" calcext:value-type="float">
            <text:p>18265002</text:p>
          </table:table-cell>
          <table:table-cell office:value-type="float" office:value="25055" calcext:value-type="float">
            <text:p>25055</text:p>
          </table:table-cell>
          <table:table-cell office:value-type="float" office:value="158989" calcext:value-type="float">
            <text:p>158989</text:p>
          </table:table-cell>
          <table:table-cell office:value-type="float" office:value="251150" calcext:value-type="float">
            <text:p>251150</text:p>
          </table:table-cell>
          <table:table-cell office:value-type="float" office:value="35046" calcext:value-type="float">
            <text:p>35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1949" calcext:value-type="float">
            <text:p>0.521949</text:p>
          </table:table-cell>
          <table:table-cell office:value-type="float" office:value="25055" calcext:value-type="float">
            <text:p>25055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0.63" calcext:value-type="float">
            <text:p>0.63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038" calcext:value-type="float">
            <text:p>11038</text:p>
          </table:table-cell>
          <table:table-cell office:value-type="float" office:value="1354837" calcext:value-type="float">
            <text:p>1354837</text:p>
          </table:table-cell>
          <table:table-cell office:value-type="float" office:value="3350966" calcext:value-type="float">
            <text:p>3350966</text:p>
          </table:table-cell>
          <table:table-cell office:value-type="float" office:value="2896" calcext:value-type="float">
            <text:p>2896</text:p>
          </table:table-cell>
          <table:table-cell office:value-type="float" office:value="27597" calcext:value-type="float">
            <text:p>27597</text:p>
          </table:table-cell>
          <table:table-cell office:value-type="float" office:value="74302" calcext:value-type="float">
            <text:p>74302</text:p>
          </table:table-cell>
          <table:table-cell office:value-type="float" office:value="3689" calcext:value-type="float">
            <text:p>36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2896" calcext:value-type="float">
            <text:p>2896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37" calcext:value-type="float">
            <text:p>0.37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040" calcext:value-type="float">
            <text:p>11040</text:p>
          </table:table-cell>
          <table:table-cell office:value-type="float" office:value="7079863" calcext:value-type="float">
            <text:p>7079863</text:p>
          </table:table-cell>
          <table:table-cell office:value-type="float" office:value="18774549" calcext:value-type="float">
            <text:p>18774549</text:p>
          </table:table-cell>
          <table:table-cell office:value-type="float" office:value="21537" calcext:value-type="float">
            <text:p>21537</text:p>
          </table:table-cell>
          <table:table-cell office:value-type="float" office:value="163654" calcext:value-type="float">
            <text:p>163654</text:p>
          </table:table-cell>
          <table:table-cell office:value-type="float" office:value="292982" calcext:value-type="float">
            <text:p>292982</text:p>
          </table:table-cell>
          <table:table-cell office:value-type="float" office:value="27053" calcext:value-type="float">
            <text:p>27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099" calcext:value-type="float">
            <text:p>0.377099</text:p>
          </table:table-cell>
          <table:table-cell office:value-type="float" office:value="21537" calcext:value-type="float">
            <text:p>21537</text:p>
          </table:table-cell>
          <table:table-cell office:value-type="float" office:value="0.010432" calcext:value-type="float">
            <text:p>0.010432</text:p>
          </table:table-cell>
          <table:table-cell office:value-type="float" office:value="0.018676" calcext:value-type="float">
            <text:p>0.018676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56" calcext:value-type="float">
            <text:p>0.56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033" calcext:value-type="float">
            <text:p>11033</text:p>
          </table:table-cell>
          <table:table-cell office:value-type="float" office:value="5067853" calcext:value-type="float">
            <text:p>5067853</text:p>
          </table:table-cell>
          <table:table-cell office:value-type="float" office:value="11266077" calcext:value-type="float">
            <text:p>11266077</text:p>
          </table:table-cell>
          <table:table-cell office:value-type="float" office:value="4491" calcext:value-type="float">
            <text:p>4491</text:p>
          </table:table-cell>
          <table:table-cell office:value-type="float" office:value="89650" calcext:value-type="float">
            <text:p>89650</text:p>
          </table:table-cell>
          <table:table-cell office:value-type="float" office:value="231457" calcext:value-type="float">
            <text:p>231457</text:p>
          </table:table-cell>
          <table:table-cell office:value-type="float" office:value="7103" calcext:value-type="float">
            <text:p>7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9833" calcext:value-type="float">
            <text:p>0.449833</text:p>
          </table:table-cell>
          <table:table-cell office:value-type="float" office:value="4491" calcext:value-type="float">
            <text:p>4491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14769" calcext:value-type="float">
            <text:p>0.014769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39" calcext:value-type="float">
            <text:p>0.39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033" calcext:value-type="float">
            <text:p>11033</text:p>
          </table:table-cell>
          <table:table-cell office:value-type="float" office:value="1820980" calcext:value-type="float">
            <text:p>1820980</text:p>
          </table:table-cell>
          <table:table-cell office:value-type="float" office:value="3897458" calcext:value-type="float">
            <text:p>3897458</text:p>
          </table:table-cell>
          <table:table-cell office:value-type="float" office:value="1362" calcext:value-type="float">
            <text:p>1362</text:p>
          </table:table-cell>
          <table:table-cell office:value-type="float" office:value="28170" calcext:value-type="float">
            <text:p>28170</text:p>
          </table:table-cell>
          <table:table-cell office:value-type="float" office:value="78412" calcext:value-type="float">
            <text:p>78412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7222" calcext:value-type="float">
            <text:p>0.467222</text:p>
          </table:table-cell>
          <table:table-cell office:value-type="float" office:value="1362" calcext:value-type="float">
            <text:p>1362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36" calcext:value-type="float">
            <text:p>0.36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042" calcext:value-type="float">
            <text:p>12042</text:p>
          </table:table-cell>
          <table:table-cell office:value-type="float" office:value="1309455889" calcext:value-type="float">
            <text:p>1309455889</text:p>
          </table:table-cell>
          <table:table-cell office:value-type="float" office:value="5088838624" calcext:value-type="float">
            <text:p>5088838624</text:p>
          </table:table-cell>
          <table:table-cell office:value-type="float" office:value="295191" calcext:value-type="float">
            <text:p>295191</text:p>
          </table:table-cell>
          <table:table-cell office:value-type="float" office:value="194439129" calcext:value-type="float">
            <text:p>194439129</text:p>
          </table:table-cell>
          <table:table-cell office:value-type="float" office:value="128107508" calcext:value-type="float">
            <text:p>128107508</text:p>
          </table:table-cell>
          <table:table-cell office:value-type="float" office:value="760445" calcext:value-type="float">
            <text:p>7604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57319" calcext:value-type="float">
            <text:p>0.257319</text:p>
          </table:table-cell>
          <table:table-cell office:value-type="float" office:value="295191" calcext:value-type="float">
            <text:p>295191</text:p>
          </table:table-cell>
          <table:table-cell office:value-type="float" office:value="12.394526" calcext:value-type="float">
            <text:p>12.394526</text:p>
          </table:table-cell>
          <table:table-cell office:value-type="float" office:value="8.166215" calcext:value-type="float">
            <text:p>8.166215</text:p>
          </table:table-cell>
          <table:table-cell office:value-type="float" office:value="0.048475" calcext:value-type="float">
            <text:p>0.048475</text:p>
          </table:table-cell>
          <table:table-cell office:value-type="float" office:value="1.52" calcext:value-type="float">
            <text:p>1.52</text:p>
          </table:table-cell>
          <table:table-cell office:value-type="float" office:value="168.46" calcext:value-type="float">
            <text:p>168.4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043" calcext:value-type="float">
            <text:p>12043</text:p>
          </table:table-cell>
          <table:table-cell office:value-type="float" office:value="1192805" calcext:value-type="float">
            <text:p>1192805</text:p>
          </table:table-cell>
          <table:table-cell office:value-type="float" office:value="3518761" calcext:value-type="float">
            <text:p>3518761</text:p>
          </table:table-cell>
          <table:table-cell office:value-type="float" office:value="2732" calcext:value-type="float">
            <text:p>2732</text:p>
          </table:table-cell>
          <table:table-cell office:value-type="float" office:value="22877" calcext:value-type="float">
            <text:p>22877</text:p>
          </table:table-cell>
          <table:table-cell office:value-type="float" office:value="65636" calcext:value-type="float">
            <text:p>65636</text:p>
          </table:table-cell>
          <table:table-cell office:value-type="float" office:value="3234" calcext:value-type="float">
            <text:p>3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8984" calcext:value-type="float">
            <text:p>0.338984</text:p>
          </table:table-cell>
          <table:table-cell office:value-type="float" office:value="2732" calcext:value-type="float">
            <text:p>2732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4188" calcext:value-type="float">
            <text:p>0.00418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35" calcext:value-type="float">
            <text:p>0.35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036" calcext:value-type="float">
            <text:p>12036</text:p>
          </table:table-cell>
          <table:table-cell office:value-type="float" office:value="664622" calcext:value-type="float">
            <text:p>664622</text:p>
          </table:table-cell>
          <table:table-cell office:value-type="float" office:value="1990368" calcext:value-type="float">
            <text:p>1990368</text:p>
          </table:table-cell>
          <table:table-cell office:value-type="float" office:value="4058" calcext:value-type="float">
            <text:p>4058</text:p>
          </table:table-cell>
          <table:table-cell office:value-type="float" office:value="13530" calcext:value-type="float">
            <text:p>13530</text:p>
          </table:table-cell>
          <table:table-cell office:value-type="float" office:value="32896" calcext:value-type="float">
            <text:p>32896</text:p>
          </table:table-cell>
          <table:table-cell office:value-type="float" office:value="4617" calcext:value-type="float">
            <text:p>46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919" calcext:value-type="float">
            <text:p>0.333919</text:p>
          </table:table-cell>
          <table:table-cell office:value-type="float" office:value="4058" calcext:value-type="float">
            <text:p>4058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41" calcext:value-type="float">
            <text:p>0.41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2036" calcext:value-type="float">
            <text:p>12036</text:p>
          </table:table-cell>
          <table:table-cell office:value-type="float" office:value="328510006" calcext:value-type="float">
            <text:p>328510006</text:p>
          </table:table-cell>
          <table:table-cell office:value-type="float" office:value="914852787" calcext:value-type="float">
            <text:p>914852787</text:p>
          </table:table-cell>
          <table:table-cell office:value-type="float" office:value="274394" calcext:value-type="float">
            <text:p>274394</text:p>
          </table:table-cell>
          <table:table-cell office:value-type="float" office:value="29017567" calcext:value-type="float">
            <text:p>29017567</text:p>
          </table:table-cell>
          <table:table-cell office:value-type="float" office:value="20583392" calcext:value-type="float">
            <text:p>20583392</text:p>
          </table:table-cell>
          <table:table-cell office:value-type="float" office:value="735326" calcext:value-type="float">
            <text:p>735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085" calcext:value-type="float">
            <text:p>0.359085</text:p>
          </table:table-cell>
          <table:table-cell office:value-type="float" office:value="274394" calcext:value-type="float">
            <text:p>274394</text:p>
          </table:table-cell>
          <table:table-cell office:value-type="float" office:value="1.85157" calcext:value-type="float">
            <text:p>1.85157</text:p>
          </table:table-cell>
          <table:table-cell office:value-type="float" office:value="1.313397" calcext:value-type="float">
            <text:p>1.313397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1.41" calcext:value-type="float">
            <text:p>1.41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3045" calcext:value-type="float">
            <text:p>13045</text:p>
          </table:table-cell>
          <table:table-cell office:value-type="float" office:value="2160993295" calcext:value-type="float">
            <text:p>2160993295</text:p>
          </table:table-cell>
          <table:table-cell office:value-type="float" office:value="9323605840" calcext:value-type="float">
            <text:p>9323605840</text:p>
          </table:table-cell>
          <table:table-cell office:value-type="float" office:value="192396" calcext:value-type="float">
            <text:p>192396</text:p>
          </table:table-cell>
          <table:table-cell office:value-type="float" office:value="373077958" calcext:value-type="float">
            <text:p>373077958</text:p>
          </table:table-cell>
          <table:table-cell office:value-type="float" office:value="242167292" calcext:value-type="float">
            <text:p>242167292</text:p>
          </table:table-cell>
          <table:table-cell office:value-type="float" office:value="193719" calcext:value-type="float">
            <text:p>1937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192396" calcext:value-type="float">
            <text:p>192396</text:p>
          </table:table-cell>
          <table:table-cell office:value-type="float" office:value="23.805573" calcext:value-type="float">
            <text:p>23.805573</text:p>
          </table:table-cell>
          <table:table-cell office:value-type="float" office:value="15.45235" calcext:value-type="float">
            <text:p>15.45235</text:p>
          </table:table-cell>
          <table:table-cell office:value-type="float" office:value="0.012361" calcext:value-type="float">
            <text:p>0.012361</text:p>
          </table:table-cell>
          <table:table-cell office:value-type="float" office:value="1.54" calcext:value-type="float">
            <text:p>1.54</text:p>
          </table:table-cell>
          <table:table-cell office:value-type="float" office:value="1250.1" calcext:value-type="float">
            <text:p>1250.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3046" calcext:value-type="float">
            <text:p>13046</text:p>
          </table:table-cell>
          <table:table-cell office:value-type="float" office:value="557484" calcext:value-type="float">
            <text:p>557484</text:p>
          </table:table-cell>
          <table:table-cell office:value-type="float" office:value="1820148" calcext:value-type="float">
            <text:p>1820148</text:p>
          </table:table-cell>
          <table:table-cell office:value-type="float" office:value="948" calcext:value-type="float">
            <text:p>948</text:p>
          </table:table-cell>
          <table:table-cell office:value-type="float" office:value="10325" calcext:value-type="float">
            <text:p>10325</text:p>
          </table:table-cell>
          <table:table-cell office:value-type="float" office:value="28095" calcext:value-type="float">
            <text:p>28095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06285" calcext:value-type="float">
            <text:p>0.306285</text:p>
          </table:table-cell>
          <table:table-cell office:value-type="float" office:value="948" calcext:value-type="float">
            <text:p>948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37" calcext:value-type="float">
            <text:p>0.37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3038" calcext:value-type="float">
            <text:p>13038</text:p>
          </table:table-cell>
          <table:table-cell office:value-type="float" office:value="10368639342" calcext:value-type="float">
            <text:p>10368639342</text:p>
          </table:table-cell>
          <table:table-cell office:value-type="float" office:value="5703215527" calcext:value-type="float">
            <text:p>5703215527</text:p>
          </table:table-cell>
          <table:table-cell office:value-type="float" office:value="442866" calcext:value-type="float">
            <text:p>442866</text:p>
          </table:table-cell>
          <table:table-cell office:value-type="float" office:value="231055435" calcext:value-type="float">
            <text:p>231055435</text:p>
          </table:table-cell>
          <table:table-cell office:value-type="float" office:value="307340895" calcext:value-type="float">
            <text:p>307340895</text:p>
          </table:table-cell>
          <table:table-cell office:value-type="float" office:value="1634404" calcext:value-type="float">
            <text:p>163440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18034" calcext:value-type="float">
            <text:p>1.818034</text:p>
          </table:table-cell>
          <table:table-cell office:value-type="float" office:value="442866" calcext:value-type="float">
            <text:p>442866</text:p>
          </table:table-cell>
          <table:table-cell office:value-type="float" office:value="14.758032" calcext:value-type="float">
            <text:p>14.758032</text:p>
          </table:table-cell>
          <table:table-cell office:value-type="float" office:value="19.630556" calcext:value-type="float">
            <text:p>19.630556</text:p>
          </table:table-cell>
          <table:table-cell office:value-type="float" office:value="0.104393" calcext:value-type="float">
            <text:p>0.104393</text:p>
          </table:table-cell>
          <table:table-cell office:value-type="float" office:value="0.75" calcext:value-type="float">
            <text:p>0.75</text:p>
          </table:table-cell>
          <table:table-cell office:value-type="float" office:value="188.04" calcext:value-type="float">
            <text:p>188.0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3038" calcext:value-type="float">
            <text:p>13038</text:p>
          </table:table-cell>
          <table:table-cell office:value-type="float" office:value="1911739558" calcext:value-type="float">
            <text:p>1911739558</text:p>
          </table:table-cell>
          <table:table-cell office:value-type="float" office:value="8891655641" calcext:value-type="float">
            <text:p>8891655641</text:p>
          </table:table-cell>
          <table:table-cell office:value-type="float" office:value="1740132" calcext:value-type="float">
            <text:p>1740132</text:p>
          </table:table-cell>
          <table:table-cell office:value-type="float" office:value="371264848" calcext:value-type="float">
            <text:p>371264848</text:p>
          </table:table-cell>
          <table:table-cell office:value-type="float" office:value="240874599" calcext:value-type="float">
            <text:p>240874599</text:p>
          </table:table-cell>
          <table:table-cell office:value-type="float" office:value="1742275" calcext:value-type="float">
            <text:p>1742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04" calcext:value-type="float">
            <text:p>0.215004</text:p>
          </table:table-cell>
          <table:table-cell office:value-type="float" office:value="1740132" calcext:value-type="float">
            <text:p>1740132</text:p>
          </table:table-cell>
          <table:table-cell office:value-type="float" office:value="23.713522" calcext:value-type="float">
            <text:p>23.713522</text:p>
          </table:table-cell>
          <table:table-cell office:value-type="float" office:value="15.385203" calcext:value-type="float">
            <text:p>15.385203</text:p>
          </table:table-cell>
          <table:table-cell office:value-type="float" office:value="0.111283" calcext:value-type="float">
            <text:p>0.111283</text:p>
          </table:table-cell>
          <table:table-cell office:value-type="float" office:value="1.54" calcext:value-type="float">
            <text:p>1.54</text:p>
          </table:table-cell>
          <table:table-cell office:value-type="float" office:value="138.25" calcext:value-type="float">
            <text:p>138.2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4048" calcext:value-type="float">
            <text:p>14048</text:p>
          </table:table-cell>
          <table:table-cell office:value-type="float" office:value="2078688824" calcext:value-type="float">
            <text:p>2078688824</text:p>
          </table:table-cell>
          <table:table-cell office:value-type="float" office:value="8976689468" calcext:value-type="float">
            <text:p>8976689468</text:p>
          </table:table-cell>
          <table:table-cell office:value-type="float" office:value="1158342" calcext:value-type="float">
            <text:p>1158342</text:p>
          </table:table-cell>
          <table:table-cell office:value-type="float" office:value="359076813" calcext:value-type="float">
            <text:p>359076813</text:p>
          </table:table-cell>
          <table:table-cell office:value-type="float" office:value="233045600" calcext:value-type="float">
            <text:p>233045600</text:p>
          </table:table-cell>
          <table:table-cell office:value-type="float" office:value="1159335" calcext:value-type="float">
            <text:p>11593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565" calcext:value-type="float">
            <text:p>0.231565</text:p>
          </table:table-cell>
          <table:table-cell office:value-type="float" office:value="1158342" calcext:value-type="float">
            <text:p>1158342</text:p>
          </table:table-cell>
          <table:table-cell office:value-type="float" office:value="22.912178" calcext:value-type="float">
            <text:p>22.912178</text:p>
          </table:table-cell>
          <table:table-cell office:value-type="float" office:value="14.870308" calcext:value-type="float">
            <text:p>14.870308</text:p>
          </table:table-cell>
          <table:table-cell office:value-type="float" office:value="0.073976" calcext:value-type="float">
            <text:p>0.073976</text:p>
          </table:table-cell>
          <table:table-cell office:value-type="float" office:value="1.54" calcext:value-type="float">
            <text:p>1.54</text:p>
          </table:table-cell>
          <table:table-cell office:value-type="float" office:value="201.02" calcext:value-type="float">
            <text:p>201.0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4049" calcext:value-type="float">
            <text:p>14049</text:p>
          </table:table-cell>
          <table:table-cell office:value-type="float" office:value="752853954" calcext:value-type="float">
            <text:p>752853954</text:p>
          </table:table-cell>
          <table:table-cell office:value-type="float" office:value="6245067831" calcext:value-type="float">
            <text:p>6245067831</text:p>
          </table:table-cell>
          <table:table-cell office:value-type="float" office:value="344977" calcext:value-type="float">
            <text:p>344977</text:p>
          </table:table-cell>
          <table:table-cell office:value-type="float" office:value="164988479" calcext:value-type="float">
            <text:p>164988479</text:p>
          </table:table-cell>
          <table:table-cell office:value-type="float" office:value="156312251" calcext:value-type="float">
            <text:p>156312251</text:p>
          </table:table-cell>
          <table:table-cell office:value-type="float" office:value="849832" calcext:value-type="float">
            <text:p>849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20552" calcext:value-type="float">
            <text:p>0.120552</text:p>
          </table:table-cell>
          <table:table-cell office:value-type="float" office:value="344977" calcext:value-type="float">
            <text:p>344977</text:p>
          </table:table-cell>
          <table:table-cell office:value-type="float" office:value="10.527679" calcext:value-type="float">
            <text:p>10.527679</text:p>
          </table:table-cell>
          <table:table-cell office:value-type="float" office:value="9.974062" calcext:value-type="float">
            <text:p>9.974062</text:p>
          </table:table-cell>
          <table:table-cell office:value-type="float" office:value="0.054227" calcext:value-type="float">
            <text:p>0.054227</text:p>
          </table:table-cell>
          <table:table-cell office:value-type="float" office:value="1.06" calcext:value-type="float">
            <text:p>1.06</text:p>
          </table:table-cell>
          <table:table-cell office:value-type="float" office:value="183.93" calcext:value-type="float">
            <text:p>183.9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4040" calcext:value-type="float">
            <text:p>14040</text:p>
          </table:table-cell>
          <table:table-cell office:value-type="float" office:value="16555350551" calcext:value-type="float">
            <text:p>16555350551</text:p>
          </table:table-cell>
          <table:table-cell office:value-type="float" office:value="8805600925" calcext:value-type="float">
            <text:p>8805600925</text:p>
          </table:table-cell>
          <table:table-cell office:value-type="float" office:value="476268" calcext:value-type="float">
            <text:p>476268</text:p>
          </table:table-cell>
          <table:table-cell office:value-type="float" office:value="370216094" calcext:value-type="float">
            <text:p>370216094</text:p>
          </table:table-cell>
          <table:table-cell office:value-type="float" office:value="488077706" calcext:value-type="float">
            <text:p>488077706</text:p>
          </table:table-cell>
          <table:table-cell office:value-type="float" office:value="1529910" calcext:value-type="float">
            <text:p>15299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093" calcext:value-type="float">
            <text:p>1.880093</text:p>
          </table:table-cell>
          <table:table-cell office:value-type="float" office:value="476268" calcext:value-type="float">
            <text:p>476268</text:p>
          </table:table-cell>
          <table:table-cell office:value-type="float" office:value="23.646538" calcext:value-type="float">
            <text:p>23.646538</text:p>
          </table:table-cell>
          <table:table-cell office:value-type="float" office:value="31.174623" calcext:value-type="float">
            <text:p>31.174623</text:p>
          </table:table-cell>
          <table:table-cell office:value-type="float" office:value="0.097719" calcext:value-type="float">
            <text:p>0.097719</text:p>
          </table:table-cell>
          <table:table-cell office:value-type="float" office:value="0.76" calcext:value-type="float">
            <text:p>0.76</text:p>
          </table:table-cell>
          <table:table-cell office:value-type="float" office:value="319.02" calcext:value-type="float">
            <text:p>319.0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4040" calcext:value-type="float">
            <text:p>14040</text:p>
          </table:table-cell>
          <table:table-cell office:value-type="float" office:value="1932045718" calcext:value-type="float">
            <text:p>1932045718</text:p>
          </table:table-cell>
          <table:table-cell office:value-type="float" office:value="8984084442" calcext:value-type="float">
            <text:p>8984084442</text:p>
          </table:table-cell>
          <table:table-cell office:value-type="float" office:value="1712474" calcext:value-type="float">
            <text:p>1712474</text:p>
          </table:table-cell>
          <table:table-cell office:value-type="float" office:value="375656446" calcext:value-type="float">
            <text:p>375656446</text:p>
          </table:table-cell>
          <table:table-cell office:value-type="float" office:value="243380079" calcext:value-type="float">
            <text:p>243380079</text:p>
          </table:table-cell>
          <table:table-cell office:value-type="float" office:value="1715726" calcext:value-type="float">
            <text:p>171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1712474" calcext:value-type="float">
            <text:p>1712474</text:p>
          </table:table-cell>
          <table:table-cell office:value-type="float" office:value="23.994024" calcext:value-type="float">
            <text:p>23.994024</text:p>
          </table:table-cell>
          <table:table-cell office:value-type="float" office:value="15.545235" calcext:value-type="float">
            <text:p>15.545235</text:p>
          </table:table-cell>
          <table:table-cell office:value-type="float" office:value="0.109587" calcext:value-type="float">
            <text:p>0.109587</text:p>
          </table:table-cell>
          <table:table-cell office:value-type="float" office:value="1.54" calcext:value-type="float">
            <text:p>1.54</text:p>
          </table:table-cell>
          <table:table-cell office:value-type="float" office:value="141.85" calcext:value-type="float">
            <text:p>141.8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5051" calcext:value-type="float">
            <text:p>15051</text:p>
          </table:table-cell>
          <table:table-cell office:value-type="float" office:value="2132532457" calcext:value-type="float">
            <text:p>2132532457</text:p>
          </table:table-cell>
          <table:table-cell office:value-type="float" office:value="9211492883" calcext:value-type="float">
            <text:p>9211492883</text:p>
          </table:table-cell>
          <table:table-cell office:value-type="float" office:value="495456" calcext:value-type="float">
            <text:p>495456</text:p>
          </table:table-cell>
          <table:table-cell office:value-type="float" office:value="368661363" calcext:value-type="float">
            <text:p>368661363</text:p>
          </table:table-cell>
          <table:table-cell office:value-type="float" office:value="239076119" calcext:value-type="float">
            <text:p>239076119</text:p>
          </table:table-cell>
          <table:table-cell office:value-type="float" office:value="496081" calcext:value-type="float">
            <text:p>49608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508" calcext:value-type="float">
            <text:p>0.231508</text:p>
          </table:table-cell>
          <table:table-cell office:value-type="float" office:value="495456" calcext:value-type="float">
            <text:p>495456</text:p>
          </table:table-cell>
          <table:table-cell office:value-type="float" office:value="23.523756" calcext:value-type="float">
            <text:p>23.523756</text:p>
          </table:table-cell>
          <table:table-cell office:value-type="float" office:value="15.255106" calcext:value-type="float">
            <text:p>15.255106</text:p>
          </table:table-cell>
          <table:table-cell office:value-type="float" office:value="0.031654" calcext:value-type="float">
            <text:p>0.031654</text:p>
          </table:table-cell>
          <table:table-cell office:value-type="float" office:value="1.54" calcext:value-type="float">
            <text:p>1.54</text:p>
          </table:table-cell>
          <table:table-cell office:value-type="float" office:value="481.93" calcext:value-type="float">
            <text:p>481.9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5052" calcext:value-type="float">
            <text:p>15052</text:p>
          </table:table-cell>
          <table:table-cell office:value-type="float" office:value="404940927" calcext:value-type="float">
            <text:p>404940927</text:p>
          </table:table-cell>
          <table:table-cell office:value-type="float" office:value="4216851595" calcext:value-type="float">
            <text:p>4216851595</text:p>
          </table:table-cell>
          <table:table-cell office:value-type="float" office:value="161218" calcext:value-type="float">
            <text:p>161218</text:p>
          </table:table-cell>
          <table:table-cell office:value-type="float" office:value="113661295" calcext:value-type="float">
            <text:p>113661295</text:p>
          </table:table-cell>
          <table:table-cell office:value-type="float" office:value="107328545" calcext:value-type="float">
            <text:p>107328545</text:p>
          </table:table-cell>
          <table:table-cell office:value-type="float" office:value="161762" calcext:value-type="float">
            <text:p>16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029" calcext:value-type="float">
            <text:p>0.096029</text:p>
          </table:table-cell>
          <table:table-cell office:value-type="float" office:value="161218" calcext:value-type="float">
            <text:p>161218</text:p>
          </table:table-cell>
          <table:table-cell office:value-type="float" office:value="7.252565" calcext:value-type="float">
            <text:p>7.252565</text:p>
          </table:table-cell>
          <table:table-cell office:value-type="float" office:value="6.848481" calcext:value-type="float">
            <text:p>6.848481</text:p>
          </table:table-cell>
          <table:table-cell office:value-type="float" office:value="0.010322" calcext:value-type="float">
            <text:p>0.010322</text:p>
          </table:table-cell>
          <table:table-cell office:value-type="float" office:value="1.06" calcext:value-type="float">
            <text:p>1.06</text:p>
          </table:table-cell>
          <table:table-cell office:value-type="float" office:value="663.5" calcext:value-type="float">
            <text:p>663.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5043" calcext:value-type="float">
            <text:p>15043</text:p>
          </table:table-cell>
          <table:table-cell office:value-type="float" office:value="16744569413" calcext:value-type="float">
            <text:p>16744569413</text:p>
          </table:table-cell>
          <table:table-cell office:value-type="float" office:value="8910509281" calcext:value-type="float">
            <text:p>8910509281</text:p>
          </table:table-cell>
          <table:table-cell office:value-type="float" office:value="507699" calcext:value-type="float">
            <text:p>507699</text:p>
          </table:table-cell>
          <table:table-cell office:value-type="float" office:value="374607664" calcext:value-type="float">
            <text:p>374607664</text:p>
          </table:table-cell>
          <table:table-cell office:value-type="float" office:value="494549511" calcext:value-type="float">
            <text:p>494549511</text:p>
          </table:table-cell>
          <table:table-cell office:value-type="float" office:value="1580349" calcext:value-type="float">
            <text:p>158034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193" calcext:value-type="float">
            <text:p>1.879193</text:p>
          </table:table-cell>
          <table:table-cell office:value-type="float" office:value="507699" calcext:value-type="float">
            <text:p>507699</text:p>
          </table:table-cell>
          <table:table-cell office:value-type="float" office:value="23.903181" calcext:value-type="float">
            <text:p>23.903181</text:p>
          </table:table-cell>
          <table:table-cell office:value-type="float" office:value="31.556499" calcext:value-type="float">
            <text:p>31.556499</text:p>
          </table:table-cell>
          <table:table-cell office:value-type="float" office:value="0.10084" calcext:value-type="float">
            <text:p>0.10084</text:p>
          </table:table-cell>
          <table:table-cell office:value-type="float" office:value="0.76" calcext:value-type="float">
            <text:p>0.76</text:p>
          </table:table-cell>
          <table:table-cell office:value-type="float" office:value="312.94" calcext:value-type="float">
            <text:p>312.9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5043" calcext:value-type="float">
            <text:p>15043</text:p>
          </table:table-cell>
          <table:table-cell office:value-type="float" office:value="1925490818" calcext:value-type="float">
            <text:p>1925490818</text:p>
          </table:table-cell>
          <table:table-cell office:value-type="float" office:value="8950390335" calcext:value-type="float">
            <text:p>8950390335</text:p>
          </table:table-cell>
          <table:table-cell office:value-type="float" office:value="1754682" calcext:value-type="float">
            <text:p>1754682</text:p>
          </table:table-cell>
          <table:table-cell office:value-type="float" office:value="373848300" calcext:value-type="float">
            <text:p>373848300</text:p>
          </table:table-cell>
          <table:table-cell office:value-type="float" office:value="242524148" calcext:value-type="float">
            <text:p>242524148</text:p>
          </table:table-cell>
          <table:table-cell office:value-type="float" office:value="1758187" calcext:value-type="float">
            <text:p>1758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129" calcext:value-type="float">
            <text:p>0.215129</text:p>
          </table:table-cell>
          <table:table-cell office:value-type="float" office:value="1754682" calcext:value-type="float">
            <text:p>1754682</text:p>
          </table:table-cell>
          <table:table-cell office:value-type="float" office:value="23.854727" calcext:value-type="float">
            <text:p>23.854727</text:p>
          </table:table-cell>
          <table:table-cell office:value-type="float" office:value="15.47512" calcext:value-type="float">
            <text:p>15.47512</text:p>
          </table:table-cell>
          <table:table-cell office:value-type="float" office:value="0.112187" calcext:value-type="float">
            <text:p>0.112187</text:p>
          </table:table-cell>
          <table:table-cell office:value-type="float" office:value="1.54" calcext:value-type="float">
            <text:p>1.54</text:p>
          </table:table-cell>
          <table:table-cell office:value-type="float" office:value="137.94" calcext:value-type="float">
            <text:p>137.9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6053" calcext:value-type="float">
            <text:p>16053</text:p>
          </table:table-cell>
          <table:table-cell office:value-type="float" office:value="2093192152" calcext:value-type="float">
            <text:p>2093192152</text:p>
          </table:table-cell>
          <table:table-cell office:value-type="float" office:value="9038139694" calcext:value-type="float">
            <text:p>9038139694</text:p>
          </table:table-cell>
          <table:table-cell office:value-type="float" office:value="572507" calcext:value-type="float">
            <text:p>572507</text:p>
          </table:table-cell>
          <table:table-cell office:value-type="float" office:value="361587202" calcext:value-type="float">
            <text:p>361587202</text:p>
          </table:table-cell>
          <table:table-cell office:value-type="float" office:value="234676045" calcext:value-type="float">
            <text:p>234676045</text:p>
          </table:table-cell>
          <table:table-cell office:value-type="float" office:value="572834" calcext:value-type="float">
            <text:p>5728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595" calcext:value-type="float">
            <text:p>0.231595</text:p>
          </table:table-cell>
          <table:table-cell office:value-type="float" office:value="572507" calcext:value-type="float">
            <text:p>572507</text:p>
          </table:table-cell>
          <table:table-cell office:value-type="float" office:value="23.09539" calcext:value-type="float">
            <text:p>23.09539</text:p>
          </table:table-cell>
          <table:table-cell office:value-type="float" office:value="14.989288" calcext:value-type="float">
            <text:p>14.989288</text:p>
          </table:table-cell>
          <table:table-cell office:value-type="float" office:value="0.036588" calcext:value-type="float">
            <text:p>0.036588</text:p>
          </table:table-cell>
          <table:table-cell office:value-type="float" office:value="1.54" calcext:value-type="float">
            <text:p>1.54</text:p>
          </table:table-cell>
          <table:table-cell office:value-type="float" office:value="409.68" calcext:value-type="float">
            <text:p>409.6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6054" calcext:value-type="float">
            <text:p>16054</text:p>
          </table:table-cell>
          <table:table-cell office:value-type="float" office:value="617510044" calcext:value-type="float">
            <text:p>617510044</text:p>
          </table:table-cell>
          <table:table-cell office:value-type="float" office:value="6198659089" calcext:value-type="float">
            <text:p>6198659089</text:p>
          </table:table-cell>
          <table:table-cell office:value-type="float" office:value="213906" calcext:value-type="float">
            <text:p>213906</text:p>
          </table:table-cell>
          <table:table-cell office:value-type="float" office:value="167423837" calcext:value-type="float">
            <text:p>167423837</text:p>
          </table:table-cell>
          <table:table-cell office:value-type="float" office:value="157891031" calcext:value-type="float">
            <text:p>157891031</text:p>
          </table:table-cell>
          <table:table-cell office:value-type="float" office:value="270104" calcext:value-type="float">
            <text:p>27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62" calcext:value-type="float">
            <text:p>0.09962</text:p>
          </table:table-cell>
          <table:table-cell office:value-type="float" office:value="213906" calcext:value-type="float">
            <text:p>213906</text:p>
          </table:table-cell>
          <table:table-cell office:value-type="float" office:value="10.693738" calcext:value-type="float">
            <text:p>10.693738</text:p>
          </table:table-cell>
          <table:table-cell office:value-type="float" office:value="10.084856" calcext:value-type="float">
            <text:p>10.084856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1.06" calcext:value-type="float">
            <text:p>1.06</text:p>
          </table:table-cell>
          <table:table-cell office:value-type="float" office:value="584.56" calcext:value-type="float">
            <text:p>584.5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6045" calcext:value-type="float">
            <text:p>16045</text:p>
          </table:table-cell>
          <table:table-cell office:value-type="float" office:value="16757970030" calcext:value-type="float">
            <text:p>16757970030</text:p>
          </table:table-cell>
          <table:table-cell office:value-type="float" office:value="8917822544" calcext:value-type="float">
            <text:p>8917822544</text:p>
          </table:table-cell>
          <table:table-cell office:value-type="float" office:value="497716" calcext:value-type="float">
            <text:p>497716</text:p>
          </table:table-cell>
          <table:table-cell office:value-type="float" office:value="375176475" calcext:value-type="float">
            <text:p>375176475</text:p>
          </table:table-cell>
          <table:table-cell office:value-type="float" office:value="496774678" calcext:value-type="float">
            <text:p>496774678</text:p>
          </table:table-cell>
          <table:table-cell office:value-type="float" office:value="1633417" calcext:value-type="float">
            <text:p>16334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155" calcext:value-type="float">
            <text:p>1.879155</text:p>
          </table:table-cell>
          <table:table-cell office:value-type="float" office:value="497716" calcext:value-type="float">
            <text:p>497716</text:p>
          </table:table-cell>
          <table:table-cell office:value-type="float" office:value="23.963367" calcext:value-type="float">
            <text:p>23.963367</text:p>
          </table:table-cell>
          <table:table-cell office:value-type="float" office:value="31.73012" calcext:value-type="float">
            <text:p>31.73012</text:p>
          </table:table-cell>
          <table:table-cell office:value-type="float" office:value="0.10433" calcext:value-type="float">
            <text:p>0.10433</text:p>
          </table:table-cell>
          <table:table-cell office:value-type="float" office:value="0.76" calcext:value-type="float">
            <text:p>0.76</text:p>
          </table:table-cell>
          <table:table-cell office:value-type="float" office:value="304.13" calcext:value-type="float">
            <text:p>304.1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6045" calcext:value-type="float">
            <text:p>16045</text:p>
          </table:table-cell>
          <table:table-cell office:value-type="float" office:value="1909762170" calcext:value-type="float">
            <text:p>1909762170</text:p>
          </table:table-cell>
          <table:table-cell office:value-type="float" office:value="8872526546" calcext:value-type="float">
            <text:p>8872526546</text:p>
          </table:table-cell>
          <table:table-cell office:value-type="float" office:value="1811716" calcext:value-type="float">
            <text:p>1811716</text:p>
          </table:table-cell>
          <table:table-cell office:value-type="float" office:value="370745499" calcext:value-type="float">
            <text:p>370745499</text:p>
          </table:table-cell>
          <table:table-cell office:value-type="float" office:value="240346927" calcext:value-type="float">
            <text:p>240346927</text:p>
          </table:table-cell>
          <table:table-cell office:value-type="float" office:value="1815415" calcext:value-type="float">
            <text:p>181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244" calcext:value-type="float">
            <text:p>0.215244</text:p>
          </table:table-cell>
          <table:table-cell office:value-type="float" office:value="1811716" calcext:value-type="float">
            <text:p>1811716</text:p>
          </table:table-cell>
          <table:table-cell office:value-type="float" office:value="23.680351" calcext:value-type="float">
            <text:p>23.680351</text:p>
          </table:table-cell>
          <table:table-cell office:value-type="float" office:value="15.351501" calcext:value-type="float">
            <text:p>15.351501</text:p>
          </table:table-cell>
          <table:table-cell office:value-type="float" office:value="0.115955" calcext:value-type="float">
            <text:p>0.115955</text:p>
          </table:table-cell>
          <table:table-cell office:value-type="float" office:value="1.54" calcext:value-type="float">
            <text:p>1.54</text:p>
          </table:table-cell>
          <table:table-cell office:value-type="float" office:value="132.39" calcext:value-type="float">
            <text:p>132.3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7055" calcext:value-type="float">
            <text:p>17055</text:p>
          </table:table-cell>
          <table:table-cell office:value-type="float" office:value="1942838506" calcext:value-type="float">
            <text:p>1942838506</text:p>
          </table:table-cell>
          <table:table-cell office:value-type="float" office:value="9021223403" calcext:value-type="float">
            <text:p>9021223403</text:p>
          </table:table-cell>
          <table:table-cell office:value-type="float" office:value="519074" calcext:value-type="float">
            <text:p>519074</text:p>
          </table:table-cell>
          <table:table-cell office:value-type="float" office:value="381133890" calcext:value-type="float">
            <text:p>381133890</text:p>
          </table:table-cell>
          <table:table-cell office:value-type="float" office:value="241248510" calcext:value-type="float">
            <text:p>241248510</text:p>
          </table:table-cell>
          <table:table-cell office:value-type="float" office:value="519994" calcext:value-type="float">
            <text:p>51999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363" calcext:value-type="float">
            <text:p>0.215363</text:p>
          </table:table-cell>
          <table:table-cell office:value-type="float" office:value="519074" calcext:value-type="float">
            <text:p>519074</text:p>
          </table:table-cell>
          <table:table-cell office:value-type="float" office:value="24.343882" calcext:value-type="float">
            <text:p>24.343882</text:p>
          </table:table-cell>
          <table:table-cell office:value-type="float" office:value="15.409086" calcext:value-type="float">
            <text:p>15.409086</text:p>
          </table:table-cell>
          <table:table-cell office:value-type="float" office:value="0.033213" calcext:value-type="float">
            <text:p>0.033213</text:p>
          </table:table-cell>
          <table:table-cell office:value-type="float" office:value="1.58" calcext:value-type="float">
            <text:p>1.58</text:p>
          </table:table-cell>
          <table:table-cell office:value-type="float" office:value="463.94" calcext:value-type="float">
            <text:p>463.9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7057" calcext:value-type="float">
            <text:p>17057</text:p>
          </table:table-cell>
          <table:table-cell office:value-type="float" office:value="432686606" calcext:value-type="float">
            <text:p>432686606</text:p>
          </table:table-cell>
          <table:table-cell office:value-type="float" office:value="4516836174" calcext:value-type="float">
            <text:p>4516836174</text:p>
          </table:table-cell>
          <table:table-cell office:value-type="float" office:value="125562" calcext:value-type="float">
            <text:p>125562</text:p>
          </table:table-cell>
          <table:table-cell office:value-type="float" office:value="121371237" calcext:value-type="float">
            <text:p>121371237</text:p>
          </table:table-cell>
          <table:table-cell office:value-type="float" office:value="114575335" calcext:value-type="float">
            <text:p>114575335</text:p>
          </table:table-cell>
          <table:table-cell office:value-type="float" office:value="125994" calcext:value-type="float">
            <text:p>125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94" calcext:value-type="float">
            <text:p>0.095794</text:p>
          </table:table-cell>
          <table:table-cell office:value-type="float" office:value="125562" calcext:value-type="float">
            <text:p>125562</text:p>
          </table:table-cell>
          <table:table-cell office:value-type="float" office:value="7.744526" calcext:value-type="float">
            <text:p>7.744526</text:p>
          </table:table-cell>
          <table:table-cell office:value-type="float" office:value="7.310889" calcext:value-type="float">
            <text:p>7.310889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1.06" calcext:value-type="float">
            <text:p>1.06</text:p>
          </table:table-cell>
          <table:table-cell office:value-type="float" office:value="909.37" calcext:value-type="float">
            <text:p>909.3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7047" calcext:value-type="float">
            <text:p>17047</text:p>
          </table:table-cell>
          <table:table-cell office:value-type="float" office:value="16721495816" calcext:value-type="float">
            <text:p>16721495816</text:p>
          </table:table-cell>
          <table:table-cell office:value-type="float" office:value="8886573000" calcext:value-type="float">
            <text:p>8886573000</text:p>
          </table:table-cell>
          <table:table-cell office:value-type="float" office:value="513957" calcext:value-type="float">
            <text:p>513957</text:p>
          </table:table-cell>
          <table:table-cell office:value-type="float" office:value="374174376" calcext:value-type="float">
            <text:p>374174376</text:p>
          </table:table-cell>
          <table:table-cell office:value-type="float" office:value="493599984" calcext:value-type="float">
            <text:p>493599984</text:p>
          </table:table-cell>
          <table:table-cell office:value-type="float" office:value="1681535" calcext:value-type="float">
            <text:p>168153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1659" calcext:value-type="float">
            <text:p>1.881659</text:p>
          </table:table-cell>
          <table:table-cell office:value-type="float" office:value="513957" calcext:value-type="float">
            <text:p>513957</text:p>
          </table:table-cell>
          <table:table-cell office:value-type="float" office:value="23.899361" calcext:value-type="float">
            <text:p>23.899361</text:p>
          </table:table-cell>
          <table:table-cell office:value-type="float" office:value="31.527346" calcext:value-type="float">
            <text:p>31.527346</text:p>
          </table:table-cell>
          <table:table-cell office:value-type="float" office:value="0.107403" calcext:value-type="float">
            <text:p>0.107403</text:p>
          </table:table-cell>
          <table:table-cell office:value-type="float" office:value="0.76" calcext:value-type="float">
            <text:p>0.76</text:p>
          </table:table-cell>
          <table:table-cell office:value-type="float" office:value="293.54" calcext:value-type="float">
            <text:p>293.5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7047" calcext:value-type="float">
            <text:p>17047</text:p>
          </table:table-cell>
          <table:table-cell office:value-type="float" office:value="1852104866" calcext:value-type="float">
            <text:p>1852104866</text:p>
          </table:table-cell>
          <table:table-cell office:value-type="float" office:value="8639569405" calcext:value-type="float">
            <text:p>8639569405</text:p>
          </table:table-cell>
          <table:table-cell office:value-type="float" office:value="2211678" calcext:value-type="float">
            <text:p>2211678</text:p>
          </table:table-cell>
          <table:table-cell office:value-type="float" office:value="365451996" calcext:value-type="float">
            <text:p>365451996</text:p>
          </table:table-cell>
          <table:table-cell office:value-type="float" office:value="232641731" calcext:value-type="float">
            <text:p>232641731</text:p>
          </table:table-cell>
          <table:table-cell office:value-type="float" office:value="2214577" calcext:value-type="float">
            <text:p>2214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75" calcext:value-type="float">
            <text:p>0.214375</text:p>
          </table:table-cell>
          <table:table-cell office:value-type="float" office:value="2211678" calcext:value-type="float">
            <text:p>2211678</text:p>
          </table:table-cell>
          <table:table-cell office:value-type="float" office:value="23.342243" calcext:value-type="float">
            <text:p>23.342243</text:p>
          </table:table-cell>
          <table:table-cell office:value-type="float" office:value="14.859352" calcext:value-type="float">
            <text:p>14.859352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1.57" calcext:value-type="float">
            <text:p>1.57</text:p>
          </table:table-cell>
          <table:table-cell office:value-type="float" office:value="105.05" calcext:value-type="float">
            <text:p>105.0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8058" calcext:value-type="float">
            <text:p>18058</text:p>
          </table:table-cell>
          <table:table-cell office:value-type="float" office:value="1910602200" calcext:value-type="float">
            <text:p>1910602200</text:p>
          </table:table-cell>
          <table:table-cell office:value-type="float" office:value="8941933292" calcext:value-type="float">
            <text:p>8941933292</text:p>
          </table:table-cell>
          <table:table-cell office:value-type="float" office:value="468904" calcext:value-type="float">
            <text:p>468904</text:p>
          </table:table-cell>
          <table:table-cell office:value-type="float" office:value="380573676" calcext:value-type="float">
            <text:p>380573676</text:p>
          </table:table-cell>
          <table:table-cell office:value-type="float" office:value="240616730" calcext:value-type="float">
            <text:p>240616730</text:p>
          </table:table-cell>
          <table:table-cell office:value-type="float" office:value="469775" calcext:value-type="float">
            <text:p>4697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68" calcext:value-type="float">
            <text:p>0.213668</text:p>
          </table:table-cell>
          <table:table-cell office:value-type="float" office:value="468904" calcext:value-type="float">
            <text:p>468904</text:p>
          </table:table-cell>
          <table:table-cell office:value-type="float" office:value="24.283863" calcext:value-type="float">
            <text:p>24.283863</text:p>
          </table:table-cell>
          <table:table-cell office:value-type="float" office:value="15.353411" calcext:value-type="float">
            <text:p>15.353411</text:p>
          </table:table-cell>
          <table:table-cell office:value-type="float" office:value="0.029976" calcext:value-type="float">
            <text:p>0.029976</text:p>
          </table:table-cell>
          <table:table-cell office:value-type="float" office:value="1.58" calcext:value-type="float">
            <text:p>1.58</text:p>
          </table:table-cell>
          <table:table-cell office:value-type="float" office:value="512.2" calcext:value-type="float">
            <text:p>512.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8060" calcext:value-type="float">
            <text:p>18060</text:p>
          </table:table-cell>
          <table:table-cell office:value-type="float" office:value="590678119" calcext:value-type="float">
            <text:p>590678119</text:p>
          </table:table-cell>
          <table:table-cell office:value-type="float" office:value="5936675968" calcext:value-type="float">
            <text:p>5936675968</text:p>
          </table:table-cell>
          <table:table-cell office:value-type="float" office:value="166664" calcext:value-type="float">
            <text:p>166664</text:p>
          </table:table-cell>
          <table:table-cell office:value-type="float" office:value="160396749" calcext:value-type="float">
            <text:p>160396749</text:p>
          </table:table-cell>
          <table:table-cell office:value-type="float" office:value="151267846" calcext:value-type="float">
            <text:p>151267846</text:p>
          </table:table-cell>
          <table:table-cell office:value-type="float" office:value="220799" calcext:value-type="float">
            <text:p>220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496" calcext:value-type="float">
            <text:p>0.099496</text:p>
          </table:table-cell>
          <table:table-cell office:value-type="float" office:value="166664" calcext:value-type="float">
            <text:p>166664</text:p>
          </table:table-cell>
          <table:table-cell office:value-type="float" office:value="10.234688" calcext:value-type="float">
            <text:p>10.234688</text:p>
          </table:table-cell>
          <table:table-cell office:value-type="float" office:value="9.652185" calcext:value-type="float">
            <text:p>9.652185</text:p>
          </table:table-cell>
          <table:table-cell office:value-type="float" office:value="0.014089" calcext:value-type="float">
            <text:p>0.014089</text:p>
          </table:table-cell>
          <table:table-cell office:value-type="float" office:value="1.06" calcext:value-type="float">
            <text:p>1.06</text:p>
          </table:table-cell>
          <table:table-cell office:value-type="float" office:value="685.09" calcext:value-type="float">
            <text:p>685.0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8049" calcext:value-type="float">
            <text:p>18049</text:p>
          </table:table-cell>
          <table:table-cell office:value-type="float" office:value="16859624744" calcext:value-type="float">
            <text:p>16859624744</text:p>
          </table:table-cell>
          <table:table-cell office:value-type="float" office:value="8970452377" calcext:value-type="float">
            <text:p>8970452377</text:p>
          </table:table-cell>
          <table:table-cell office:value-type="float" office:value="509144" calcext:value-type="float">
            <text:p>509144</text:p>
          </table:table-cell>
          <table:table-cell office:value-type="float" office:value="377783812" calcext:value-type="float">
            <text:p>377783812</text:p>
          </table:table-cell>
          <table:table-cell office:value-type="float" office:value="500513062" calcext:value-type="float">
            <text:p>500513062</text:p>
          </table:table-cell>
          <table:table-cell office:value-type="float" office:value="1630667" calcext:value-type="float">
            <text:p>16306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462" calcext:value-type="float">
            <text:p>1.879462</text:p>
          </table:table-cell>
          <table:table-cell office:value-type="float" office:value="509144" calcext:value-type="float">
            <text:p>509144</text:p>
          </table:table-cell>
          <table:table-cell office:value-type="float" office:value="24.129904" calcext:value-type="float">
            <text:p>24.129904</text:p>
          </table:table-cell>
          <table:table-cell office:value-type="float" office:value="31.968897" calcext:value-type="float">
            <text:p>31.968897</text:p>
          </table:table-cell>
          <table:table-cell office:value-type="float" office:value="0.104154" calcext:value-type="float">
            <text:p>0.104154</text:p>
          </table:table-cell>
          <table:table-cell office:value-type="float" office:value="0.75" calcext:value-type="float">
            <text:p>0.75</text:p>
          </table:table-cell>
          <table:table-cell office:value-type="float" office:value="306.94" calcext:value-type="float">
            <text:p>306.9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8049" calcext:value-type="float">
            <text:p>18049</text:p>
          </table:table-cell>
          <table:table-cell office:value-type="float" office:value="1902465969" calcext:value-type="float">
            <text:p>1902465969</text:p>
          </table:table-cell>
          <table:table-cell office:value-type="float" office:value="8915121301" calcext:value-type="float">
            <text:p>8915121301</text:p>
          </table:table-cell>
          <table:table-cell office:value-type="float" office:value="1901926" calcext:value-type="float">
            <text:p>1901926</text:p>
          </table:table-cell>
          <table:table-cell office:value-type="float" office:value="382548649" calcext:value-type="float">
            <text:p>382548649</text:p>
          </table:table-cell>
          <table:table-cell office:value-type="float" office:value="239742042" calcext:value-type="float">
            <text:p>239742042</text:p>
          </table:table-cell>
          <table:table-cell office:value-type="float" office:value="1904804" calcext:value-type="float">
            <text:p>1904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98" calcext:value-type="float">
            <text:p>0.213398</text:p>
          </table:table-cell>
          <table:table-cell office:value-type="float" office:value="1901926" calcext:value-type="float">
            <text:p>1901926</text:p>
          </table:table-cell>
          <table:table-cell office:value-type="float" office:value="24.434244" calcext:value-type="float">
            <text:p>24.434244</text:p>
          </table:table-cell>
          <table:table-cell office:value-type="float" office:value="15.312865" calcext:value-type="float">
            <text:p>15.312865</text:p>
          </table:table-cell>
          <table:table-cell office:value-type="float" office:value="0.121664" calcext:value-type="float">
            <text:p>0.121664</text:p>
          </table:table-cell>
          <table:table-cell office:value-type="float" office:value="1.6" calcext:value-type="float">
            <text:p>1.6</text:p>
          </table:table-cell>
          <table:table-cell office:value-type="float" office:value="125.86" calcext:value-type="float">
            <text:p>125.8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9061" calcext:value-type="float">
            <text:p>19061</text:p>
          </table:table-cell>
          <table:table-cell office:value-type="float" office:value="1959887205" calcext:value-type="float">
            <text:p>1959887205</text:p>
          </table:table-cell>
          <table:table-cell office:value-type="float" office:value="9178190697" calcext:value-type="float">
            <text:p>9178190697</text:p>
          </table:table-cell>
          <table:table-cell office:value-type="float" office:value="363595" calcext:value-type="float">
            <text:p>363595</text:p>
          </table:table-cell>
          <table:table-cell office:value-type="float" office:value="390765271" calcext:value-type="float">
            <text:p>390765271</text:p>
          </table:table-cell>
          <table:table-cell office:value-type="float" office:value="246856392" calcext:value-type="float">
            <text:p>246856392</text:p>
          </table:table-cell>
          <table:table-cell office:value-type="float" office:value="364498" calcext:value-type="float">
            <text:p>3644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37" calcext:value-type="float">
            <text:p>0.213537</text:p>
          </table:table-cell>
          <table:table-cell office:value-type="float" office:value="363595" calcext:value-type="float">
            <text:p>363595</text:p>
          </table:table-cell>
          <table:table-cell office:value-type="float" office:value="24.934175" calcext:value-type="float">
            <text:p>24.934175</text:p>
          </table:table-cell>
          <table:table-cell office:value-type="float" office:value="15.751554" calcext:value-type="float">
            <text:p>15.751554</text:p>
          </table:table-cell>
          <table:table-cell office:value-type="float" office:value="0.023258" calcext:value-type="float">
            <text:p>0.023258</text:p>
          </table:table-cell>
          <table:table-cell office:value-type="float" office:value="1.58" calcext:value-type="float">
            <text:p>1.58</text:p>
          </table:table-cell>
          <table:table-cell office:value-type="float" office:value="677.25" calcext:value-type="float">
            <text:p>677.2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9063" calcext:value-type="float">
            <text:p>19063</text:p>
          </table:table-cell>
          <table:table-cell office:value-type="float" office:value="457119589" calcext:value-type="float">
            <text:p>457119589</text:p>
          </table:table-cell>
          <table:table-cell office:value-type="float" office:value="4775057320" calcext:value-type="float">
            <text:p>4775057320</text:p>
          </table:table-cell>
          <table:table-cell office:value-type="float" office:value="116738" calcext:value-type="float">
            <text:p>116738</text:p>
          </table:table-cell>
          <table:table-cell office:value-type="float" office:value="128359680" calcext:value-type="float">
            <text:p>128359680</text:p>
          </table:table-cell>
          <table:table-cell office:value-type="float" office:value="121132336" calcext:value-type="float">
            <text:p>121132336</text:p>
          </table:table-cell>
          <table:table-cell office:value-type="float" office:value="116534" calcext:value-type="float">
            <text:p>11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31" calcext:value-type="float">
            <text:p>0.095731</text:p>
          </table:table-cell>
          <table:table-cell office:value-type="float" office:value="116738" calcext:value-type="float">
            <text:p>116738</text:p>
          </table:table-cell>
          <table:table-cell office:value-type="float" office:value="8.190448" calcext:value-type="float">
            <text:p>8.190448</text:p>
          </table:table-cell>
          <table:table-cell office:value-type="float" office:value="7.729281" calcext:value-type="float">
            <text:p>7.729281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1.06" calcext:value-type="float">
            <text:p>1.06</text:p>
          </table:table-cell>
          <table:table-cell office:value-type="float" office:value="1039.46" calcext:value-type="float">
            <text:p>1039.4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9052" calcext:value-type="float">
            <text:p>19052</text:p>
          </table:table-cell>
          <table:table-cell office:value-type="float" office:value="16274429751" calcext:value-type="float">
            <text:p>16274429751</text:p>
          </table:table-cell>
          <table:table-cell office:value-type="float" office:value="8700479514" calcext:value-type="float">
            <text:p>8700479514</text:p>
          </table:table-cell>
          <table:table-cell office:value-type="float" office:value="559150" calcext:value-type="float">
            <text:p>559150</text:p>
          </table:table-cell>
          <table:table-cell office:value-type="float" office:value="364070585" calcext:value-type="float">
            <text:p>364070585</text:p>
          </table:table-cell>
          <table:table-cell office:value-type="float" office:value="481139086" calcext:value-type="float">
            <text:p>481139086</text:p>
          </table:table-cell>
          <table:table-cell office:value-type="float" office:value="2052114" calcext:value-type="float">
            <text:p>205211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0521" calcext:value-type="float">
            <text:p>1.870521</text:p>
          </table:table-cell>
          <table:table-cell office:value-type="float" office:value="559150" calcext:value-type="float">
            <text:p>559150</text:p>
          </table:table-cell>
          <table:table-cell office:value-type="float" office:value="23.230825" calcext:value-type="float">
            <text:p>23.230825</text:p>
          </table:table-cell>
          <table:table-cell office:value-type="float" office:value="30.700798" calcext:value-type="float">
            <text:p>30.700798</text:p>
          </table:table-cell>
          <table:table-cell office:value-type="float" office:value="0.130942" calcext:value-type="float">
            <text:p>0.130942</text:p>
          </table:table-cell>
          <table:table-cell office:value-type="float" office:value="0.76" calcext:value-type="float">
            <text:p>0.76</text:p>
          </table:table-cell>
          <table:table-cell office:value-type="float" office:value="234.46" calcext:value-type="float">
            <text:p>234.4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9052" calcext:value-type="float">
            <text:p>19052</text:p>
          </table:table-cell>
          <table:table-cell office:value-type="float" office:value="1898109071" calcext:value-type="float">
            <text:p>1898109071</text:p>
          </table:table-cell>
          <table:table-cell office:value-type="float" office:value="8892814988" calcext:value-type="float">
            <text:p>8892814988</text:p>
          </table:table-cell>
          <table:table-cell office:value-type="float" office:value="1995360" calcext:value-type="float">
            <text:p>1995360</text:p>
          </table:table-cell>
          <table:table-cell office:value-type="float" office:value="381533527" calcext:value-type="float">
            <text:p>381533527</text:p>
          </table:table-cell>
          <table:table-cell office:value-type="float" office:value="239179774" calcext:value-type="float">
            <text:p>239179774</text:p>
          </table:table-cell>
          <table:table-cell office:value-type="float" office:value="1998807" calcext:value-type="float">
            <text:p>199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43" calcext:value-type="float">
            <text:p>0.213443</text:p>
          </table:table-cell>
          <table:table-cell office:value-type="float" office:value="1995360" calcext:value-type="float">
            <text:p>1995360</text:p>
          </table:table-cell>
          <table:table-cell office:value-type="float" office:value="24.345112" calcext:value-type="float">
            <text:p>24.345112</text:p>
          </table:table-cell>
          <table:table-cell office:value-type="float" office:value="15.261721" calcext:value-type="float">
            <text:p>15.261721</text:p>
          </table:table-cell>
          <table:table-cell office:value-type="float" office:value="0.127541" calcext:value-type="float">
            <text:p>0.127541</text:p>
          </table:table-cell>
          <table:table-cell office:value-type="float" office:value="1.6" calcext:value-type="float">
            <text:p>1.6</text:p>
          </table:table-cell>
          <table:table-cell office:value-type="float" office:value="119.66" calcext:value-type="float">
            <text:p>119.6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0063" calcext:value-type="float">
            <text:p>20063</text:p>
          </table:table-cell>
          <table:table-cell office:value-type="float" office:value="1896755981" calcext:value-type="float">
            <text:p>1896755981</text:p>
          </table:table-cell>
          <table:table-cell office:value-type="float" office:value="8878291972" calcext:value-type="float">
            <text:p>8878291972</text:p>
          </table:table-cell>
          <table:table-cell office:value-type="float" office:value="469821" calcext:value-type="float">
            <text:p>469821</text:p>
          </table:table-cell>
          <table:table-cell office:value-type="float" office:value="377789353" calcext:value-type="float">
            <text:p>377789353</text:p>
          </table:table-cell>
          <table:table-cell office:value-type="float" office:value="238909985" calcext:value-type="float">
            <text:p>238909985</text:p>
          </table:table-cell>
          <table:table-cell office:value-type="float" office:value="470895" calcext:value-type="float">
            <text:p>4708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4" calcext:value-type="float">
            <text:p>0.21364</text:p>
          </table:table-cell>
          <table:table-cell office:value-type="float" office:value="469821" calcext:value-type="float">
            <text:p>469821</text:p>
          </table:table-cell>
          <table:table-cell office:value-type="float" office:value="24.130257" calcext:value-type="float">
            <text:p>24.130257</text:p>
          </table:table-cell>
          <table:table-cell office:value-type="float" office:value="15.25972" calcext:value-type="float">
            <text:p>15.25972</text:p>
          </table:table-cell>
          <table:table-cell office:value-type="float" office:value="0.030077" calcext:value-type="float">
            <text:p>0.030077</text:p>
          </table:table-cell>
          <table:table-cell office:value-type="float" office:value="1.58" calcext:value-type="float">
            <text:p>1.58</text:p>
          </table:table-cell>
          <table:table-cell office:value-type="float" office:value="507.35" calcext:value-type="float">
            <text:p>507.3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0065" calcext:value-type="float">
            <text:p>20065</text:p>
          </table:table-cell>
          <table:table-cell office:value-type="float" office:value="571359064" calcext:value-type="float">
            <text:p>571359064</text:p>
          </table:table-cell>
          <table:table-cell office:value-type="float" office:value="5732005810" calcext:value-type="float">
            <text:p>5732005810</text:p>
          </table:table-cell>
          <table:table-cell office:value-type="float" office:value="167950" calcext:value-type="float">
            <text:p>167950</text:p>
          </table:table-cell>
          <table:table-cell office:value-type="float" office:value="154438617" calcext:value-type="float">
            <text:p>154438617</text:p>
          </table:table-cell>
          <table:table-cell office:value-type="float" office:value="145635270" calcext:value-type="float">
            <text:p>145635270</text:p>
          </table:table-cell>
          <table:table-cell office:value-type="float" office:value="221579" calcext:value-type="float">
            <text:p>22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679" calcext:value-type="float">
            <text:p>0.099679</text:p>
          </table:table-cell>
          <table:table-cell office:value-type="float" office:value="167950" calcext:value-type="float">
            <text:p>167950</text:p>
          </table:table-cell>
          <table:table-cell office:value-type="float" office:value="9.864344" calcext:value-type="float">
            <text:p>9.864344</text:p>
          </table:table-cell>
          <table:table-cell office:value-type="float" office:value="9.302052" calcext:value-type="float">
            <text:p>9.302052</text:p>
          </table:table-cell>
          <table:table-cell office:value-type="float" office:value="0.014153" calcext:value-type="float">
            <text:p>0.014153</text:p>
          </table:table-cell>
          <table:table-cell office:value-type="float" office:value="1.06" calcext:value-type="float">
            <text:p>1.06</text:p>
          </table:table-cell>
          <table:table-cell office:value-type="float" office:value="657.26" calcext:value-type="float">
            <text:p>657.2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0055" calcext:value-type="float">
            <text:p>20055</text:p>
          </table:table-cell>
          <table:table-cell office:value-type="float" office:value="16576858631" calcext:value-type="float">
            <text:p>16576858631</text:p>
          </table:table-cell>
          <table:table-cell office:value-type="float" office:value="8826532238" calcext:value-type="float">
            <text:p>8826532238</text:p>
          </table:table-cell>
          <table:table-cell office:value-type="float" office:value="564130" calcext:value-type="float">
            <text:p>564130</text:p>
          </table:table-cell>
          <table:table-cell office:value-type="float" office:value="370958945" calcext:value-type="float">
            <text:p>370958945</text:p>
          </table:table-cell>
          <table:table-cell office:value-type="float" office:value="489127175" calcext:value-type="float">
            <text:p>489127175</text:p>
          </table:table-cell>
          <table:table-cell office:value-type="float" office:value="1839374" calcext:value-type="float">
            <text:p>183937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072" calcext:value-type="float">
            <text:p>1.878072</text:p>
          </table:table-cell>
          <table:table-cell office:value-type="float" office:value="564130" calcext:value-type="float">
            <text:p>564130</text:p>
          </table:table-cell>
          <table:table-cell office:value-type="float" office:value="23.670361" calcext:value-type="float">
            <text:p>23.670361</text:p>
          </table:table-cell>
          <table:table-cell office:value-type="float" office:value="31.210506" calcext:value-type="float">
            <text:p>31.210506</text:p>
          </table:table-cell>
          <table:table-cell office:value-type="float" office:value="0.117368" calcext:value-type="float">
            <text:p>0.117368</text:p>
          </table:table-cell>
          <table:table-cell office:value-type="float" office:value="0.76" calcext:value-type="float">
            <text:p>0.76</text:p>
          </table:table-cell>
          <table:table-cell office:value-type="float" office:value="265.92" calcext:value-type="float">
            <text:p>265.9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0054" calcext:value-type="float">
            <text:p>20054</text:p>
          </table:table-cell>
          <table:table-cell office:value-type="float" office:value="1891513029" calcext:value-type="float">
            <text:p>1891513029</text:p>
          </table:table-cell>
          <table:table-cell office:value-type="float" office:value="8863880256" calcext:value-type="float">
            <text:p>8863880256</text:p>
          </table:table-cell>
          <table:table-cell office:value-type="float" office:value="2125798" calcext:value-type="float">
            <text:p>2125798</text:p>
          </table:table-cell>
          <table:table-cell office:value-type="float" office:value="380410650" calcext:value-type="float">
            <text:p>380410650</text:p>
          </table:table-cell>
          <table:table-cell office:value-type="float" office:value="238358610" calcext:value-type="float">
            <text:p>238358610</text:p>
          </table:table-cell>
          <table:table-cell office:value-type="float" office:value="2129170" calcext:value-type="float">
            <text:p>2129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96" calcext:value-type="float">
            <text:p>0.213396</text:p>
          </table:table-cell>
          <table:table-cell office:value-type="float" office:value="2125798" calcext:value-type="float">
            <text:p>2125798</text:p>
          </table:table-cell>
          <table:table-cell office:value-type="float" office:value="24.297688" calcext:value-type="float">
            <text:p>24.297688</text:p>
          </table:table-cell>
          <table:table-cell office:value-type="float" office:value="15.224502" calcext:value-type="float">
            <text:p>15.224502</text:p>
          </table:table-cell>
          <table:table-cell office:value-type="float" office:value="0.135995" calcext:value-type="float">
            <text:p>0.135995</text:p>
          </table:table-cell>
          <table:table-cell office:value-type="float" office:value="1.6" calcext:value-type="float">
            <text:p>1.6</text:p>
          </table:table-cell>
          <table:table-cell office:value-type="float" office:value="111.95" calcext:value-type="float">
            <text:p>111.9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1066" calcext:value-type="float">
            <text:p>21066</text:p>
          </table:table-cell>
          <table:table-cell office:value-type="float" office:value="1992996626" calcext:value-type="float">
            <text:p>1992996626</text:p>
          </table:table-cell>
          <table:table-cell office:value-type="float" office:value="8926360479" calcext:value-type="float">
            <text:p>8926360479</text:p>
          </table:table-cell>
          <table:table-cell office:value-type="float" office:value="717285" calcext:value-type="float">
            <text:p>717285</text:p>
          </table:table-cell>
          <table:table-cell office:value-type="float" office:value="368988016" calcext:value-type="float">
            <text:p>368988016</text:p>
          </table:table-cell>
          <table:table-cell office:value-type="float" office:value="235935735" calcext:value-type="float">
            <text:p>235935735</text:p>
          </table:table-cell>
          <table:table-cell office:value-type="float" office:value="1013819" calcext:value-type="float">
            <text:p>101381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3271" calcext:value-type="float">
            <text:p>0.223271</text:p>
          </table:table-cell>
          <table:table-cell office:value-type="float" office:value="717285" calcext:value-type="float">
            <text:p>717285</text:p>
          </table:table-cell>
          <table:table-cell office:value-type="float" office:value="23.5446" calcext:value-type="float">
            <text:p>23.5446</text:p>
          </table:table-cell>
          <table:table-cell office:value-type="float" office:value="15.054723" calcext:value-type="float">
            <text:p>15.054723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1.56" calcext:value-type="float">
            <text:p>1.56</text:p>
          </table:table-cell>
          <table:table-cell office:value-type="float" office:value="232.72" calcext:value-type="float">
            <text:p>232.7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1068" calcext:value-type="float">
            <text:p>21068</text:p>
          </table:table-cell>
          <table:table-cell office:value-type="float" office:value="477239066" calcext:value-type="float">
            <text:p>477239066</text:p>
          </table:table-cell>
          <table:table-cell office:value-type="float" office:value="4988352826" calcext:value-type="float">
            <text:p>4988352826</text:p>
          </table:table-cell>
          <table:table-cell office:value-type="float" office:value="162829" calcext:value-type="float">
            <text:p>162829</text:p>
          </table:table-cell>
          <table:table-cell office:value-type="float" office:value="134317552" calcext:value-type="float">
            <text:p>134317552</text:p>
          </table:table-cell>
          <table:table-cell office:value-type="float" office:value="126784859" calcext:value-type="float">
            <text:p>126784859</text:p>
          </table:table-cell>
          <table:table-cell office:value-type="float" office:value="162726" calcext:value-type="float">
            <text:p>162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671" calcext:value-type="float">
            <text:p>0.095671</text:p>
          </table:table-cell>
          <table:table-cell office:value-type="float" office:value="162829" calcext:value-type="float">
            <text:p>162829</text:p>
          </table:table-cell>
          <table:table-cell office:value-type="float" office:value="8.570612" calcext:value-type="float">
            <text:p>8.570612</text:p>
          </table:table-cell>
          <table:table-cell office:value-type="float" office:value="8.089961" calcext:value-type="float">
            <text:p>8.089961</text:p>
          </table:table-cell>
          <table:table-cell office:value-type="float" office:value="0.010383" calcext:value-type="float">
            <text:p>0.010383</text:p>
          </table:table-cell>
          <table:table-cell office:value-type="float" office:value="1.06" calcext:value-type="float">
            <text:p>1.06</text:p>
          </table:table-cell>
          <table:table-cell office:value-type="float" office:value="779.13" calcext:value-type="float">
            <text:p>779.1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1057" calcext:value-type="float">
            <text:p>21057</text:p>
          </table:table-cell>
          <table:table-cell office:value-type="float" office:value="16718921087" calcext:value-type="float">
            <text:p>16718921087</text:p>
          </table:table-cell>
          <table:table-cell office:value-type="float" office:value="8896777828" calcext:value-type="float">
            <text:p>8896777828</text:p>
          </table:table-cell>
          <table:table-cell office:value-type="float" office:value="593445" calcext:value-type="float">
            <text:p>593445</text:p>
          </table:table-cell>
          <table:table-cell office:value-type="float" office:value="374518597" calcext:value-type="float">
            <text:p>374518597</text:p>
          </table:table-cell>
          <table:table-cell office:value-type="float" office:value="494862523" calcext:value-type="float">
            <text:p>494862523</text:p>
          </table:table-cell>
          <table:table-cell office:value-type="float" office:value="1861773" calcext:value-type="float">
            <text:p>186177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211" calcext:value-type="float">
            <text:p>1.879211</text:p>
          </table:table-cell>
          <table:table-cell office:value-type="float" office:value="593445" calcext:value-type="float">
            <text:p>593445</text:p>
          </table:table-cell>
          <table:table-cell office:value-type="float" office:value="23.921347" calcext:value-type="float">
            <text:p>23.921347</text:p>
          </table:table-cell>
          <table:table-cell office:value-type="float" office:value="31.607986" calcext:value-type="float">
            <text:p>31.607986</text:p>
          </table:table-cell>
          <table:table-cell office:value-type="float" office:value="0.118916" calcext:value-type="float">
            <text:p>0.118916</text:p>
          </table:table-cell>
          <table:table-cell office:value-type="float" office:value="0.76" calcext:value-type="float">
            <text:p>0.76</text:p>
          </table:table-cell>
          <table:table-cell office:value-type="float" office:value="265.8" calcext:value-type="float">
            <text:p>265.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1056" calcext:value-type="float">
            <text:p>21056</text:p>
          </table:table-cell>
          <table:table-cell office:value-type="float" office:value="1899908823" calcext:value-type="float">
            <text:p>1899908823</text:p>
          </table:table-cell>
          <table:table-cell office:value-type="float" office:value="8902593586" calcext:value-type="float">
            <text:p>8902593586</text:p>
          </table:table-cell>
          <table:table-cell office:value-type="float" office:value="1981327" calcext:value-type="float">
            <text:p>1981327</text:p>
          </table:table-cell>
          <table:table-cell office:value-type="float" office:value="382218357" calcext:value-type="float">
            <text:p>382218357</text:p>
          </table:table-cell>
          <table:table-cell office:value-type="float" office:value="239424046" calcext:value-type="float">
            <text:p>239424046</text:p>
          </table:table-cell>
          <table:table-cell office:value-type="float" office:value="1984414" calcext:value-type="float">
            <text:p>198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11" calcext:value-type="float">
            <text:p>0.213411</text:p>
          </table:table-cell>
          <table:table-cell office:value-type="float" office:value="1981327" calcext:value-type="float">
            <text:p>1981327</text:p>
          </table:table-cell>
          <table:table-cell office:value-type="float" office:value="24.413149" calcext:value-type="float">
            <text:p>24.413149</text:p>
          </table:table-cell>
          <table:table-cell office:value-type="float" office:value="15.292554" calcext:value-type="float">
            <text:p>15.292554</text:p>
          </table:table-cell>
          <table:table-cell office:value-type="float" office:value="0.126749" calcext:value-type="float">
            <text:p>0.126749</text:p>
          </table:table-cell>
          <table:table-cell office:value-type="float" office:value="1.6" calcext:value-type="float">
            <text:p>1.6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2069" calcext:value-type="float">
            <text:p>22069</text:p>
          </table:table-cell>
          <table:table-cell office:value-type="float" office:value="2116207042" calcext:value-type="float">
            <text:p>2116207042</text:p>
          </table:table-cell>
          <table:table-cell office:value-type="float" office:value="9130683887" calcext:value-type="float">
            <text:p>9130683887</text:p>
          </table:table-cell>
          <table:table-cell office:value-type="float" office:value="481993" calcext:value-type="float">
            <text:p>481993</text:p>
          </table:table-cell>
          <table:table-cell office:value-type="float" office:value="365424122" calcext:value-type="float">
            <text:p>365424122</text:p>
          </table:table-cell>
          <table:table-cell office:value-type="float" office:value="237170712" calcext:value-type="float">
            <text:p>237170712</text:p>
          </table:table-cell>
          <table:table-cell office:value-type="float" office:value="483004" calcext:value-type="float">
            <text:p>4830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481993" calcext:value-type="float">
            <text:p>481993</text:p>
          </table:table-cell>
          <table:table-cell office:value-type="float" office:value="23.317192" calcext:value-type="float">
            <text:p>23.317192</text:p>
          </table:table-cell>
          <table:table-cell office:value-type="float" office:value="15.133526" calcext:value-type="float">
            <text:p>15.133526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1.54" calcext:value-type="float">
            <text:p>1.54</text:p>
          </table:table-cell>
          <table:table-cell office:value-type="float" office:value="491.03" calcext:value-type="float">
            <text:p>491.0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2071" calcext:value-type="float">
            <text:p>22071</text:p>
          </table:table-cell>
          <table:table-cell office:value-type="float" office:value="553397323" calcext:value-type="float">
            <text:p>553397323</text:p>
          </table:table-cell>
          <table:table-cell office:value-type="float" office:value="5538670744" calcext:value-type="float">
            <text:p>5538670744</text:p>
          </table:table-cell>
          <table:table-cell office:value-type="float" office:value="140229" calcext:value-type="float">
            <text:p>140229</text:p>
          </table:table-cell>
          <table:table-cell office:value-type="float" office:value="150496616" calcext:value-type="float">
            <text:p>150496616</text:p>
          </table:table-cell>
          <table:table-cell office:value-type="float" office:value="141943570" calcext:value-type="float">
            <text:p>141943570</text:p>
          </table:table-cell>
          <table:table-cell office:value-type="float" office:value="194927" calcext:value-type="float">
            <text:p>194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915" calcext:value-type="float">
            <text:p>0.099915</text:p>
          </table:table-cell>
          <table:table-cell office:value-type="float" office:value="140229" calcext:value-type="float">
            <text:p>140229</text:p>
          </table:table-cell>
          <table:table-cell office:value-type="float" office:value="9.602974" calcext:value-type="float">
            <text:p>9.602974</text:p>
          </table:table-cell>
          <table:table-cell office:value-type="float" office:value="9.057217" calcext:value-type="float">
            <text:p>9.057217</text:p>
          </table:table-cell>
          <table:table-cell office:value-type="float" office:value="0.012438" calcext:value-type="float">
            <text:p>0.012438</text:p>
          </table:table-cell>
          <table:table-cell office:value-type="float" office:value="1.06" calcext:value-type="float">
            <text:p>1.06</text:p>
          </table:table-cell>
          <table:table-cell office:value-type="float" office:value="728.19" calcext:value-type="float">
            <text:p>728.1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2059" calcext:value-type="float">
            <text:p>22059</text:p>
          </table:table-cell>
          <table:table-cell office:value-type="float" office:value="16817530589" calcext:value-type="float">
            <text:p>16817530589</text:p>
          </table:table-cell>
          <table:table-cell office:value-type="float" office:value="8942088688" calcext:value-type="float">
            <text:p>8942088688</text:p>
          </table:table-cell>
          <table:table-cell office:value-type="float" office:value="612137" calcext:value-type="float">
            <text:p>612137</text:p>
          </table:table-cell>
          <table:table-cell office:value-type="float" office:value="376622314" calcext:value-type="float">
            <text:p>376622314</text:p>
          </table:table-cell>
          <table:table-cell office:value-type="float" office:value="498079083" calcext:value-type="float">
            <text:p>498079083</text:p>
          </table:table-cell>
          <table:table-cell office:value-type="float" office:value="1985026" calcext:value-type="float">
            <text:p>19850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716" calcext:value-type="float">
            <text:p>1.880716</text:p>
          </table:table-cell>
          <table:table-cell office:value-type="float" office:value="612137" calcext:value-type="float">
            <text:p>612137</text:p>
          </table:table-cell>
          <table:table-cell office:value-type="float" office:value="24.055716" calcext:value-type="float">
            <text:p>24.055716</text:p>
          </table:table-cell>
          <table:table-cell office:value-type="float" office:value="31.813435" calcext:value-type="float">
            <text:p>31.813435</text:p>
          </table:table-cell>
          <table:table-cell office:value-type="float" office:value="0.126788" calcext:value-type="float">
            <text:p>0.126788</text:p>
          </table:table-cell>
          <table:table-cell office:value-type="float" office:value="0.76" calcext:value-type="float">
            <text:p>0.76</text:p>
          </table:table-cell>
          <table:table-cell office:value-type="float" office:value="250.92" calcext:value-type="float">
            <text:p>250.9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2058" calcext:value-type="float">
            <text:p>22058</text:p>
          </table:table-cell>
          <table:table-cell office:value-type="float" office:value="1899715213" calcext:value-type="float">
            <text:p>1899715213</text:p>
          </table:table-cell>
          <table:table-cell office:value-type="float" office:value="8775294589" calcext:value-type="float">
            <text:p>8775294589</text:p>
          </table:table-cell>
          <table:table-cell office:value-type="float" office:value="2149337" calcext:value-type="float">
            <text:p>2149337</text:p>
          </table:table-cell>
          <table:table-cell office:value-type="float" office:value="359786779" calcext:value-type="float">
            <text:p>359786779</text:p>
          </table:table-cell>
          <table:table-cell office:value-type="float" office:value="238327200" calcext:value-type="float">
            <text:p>238327200</text:p>
          </table:table-cell>
          <table:table-cell office:value-type="float" office:value="2151239" calcext:value-type="float">
            <text:p>215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484" calcext:value-type="float">
            <text:p>0.216484</text:p>
          </table:table-cell>
          <table:table-cell office:value-type="float" office:value="2149337" calcext:value-type="float">
            <text:p>2149337</text:p>
          </table:table-cell>
          <table:table-cell office:value-type="float" office:value="22.980392" calcext:value-type="float">
            <text:p>22.980392</text:p>
          </table:table-cell>
          <table:table-cell office:value-type="float" office:value="15.222496" calcext:value-type="float">
            <text:p>15.222496</text:p>
          </table:table-cell>
          <table:table-cell office:value-type="float" office:value="0.137404" calcext:value-type="float">
            <text:p>0.137404</text:p>
          </table:table-cell>
          <table:table-cell office:value-type="float" office:value="1.51" calcext:value-type="float">
            <text:p>1.51</text:p>
          </table:table-cell>
          <table:table-cell office:value-type="float" office:value="110.79" calcext:value-type="float">
            <text:p>110.7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3072" calcext:value-type="float">
            <text:p>23072</text:p>
          </table:table-cell>
          <table:table-cell office:value-type="float" office:value="2131079589" calcext:value-type="float">
            <text:p>2131079589</text:p>
          </table:table-cell>
          <table:table-cell office:value-type="float" office:value="9197063354" calcext:value-type="float">
            <text:p>9197063354</text:p>
          </table:table-cell>
          <table:table-cell office:value-type="float" office:value="380498" calcext:value-type="float">
            <text:p>380498</text:p>
          </table:table-cell>
          <table:table-cell office:value-type="float" office:value="367884548" calcext:value-type="float">
            <text:p>367884548</text:p>
          </table:table-cell>
          <table:table-cell office:value-type="float" office:value="238832708" calcext:value-type="float">
            <text:p>238832708</text:p>
          </table:table-cell>
          <table:table-cell office:value-type="float" office:value="381287" calcext:value-type="float">
            <text:p>38128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13" calcext:value-type="float">
            <text:p>0.231713</text:p>
          </table:table-cell>
          <table:table-cell office:value-type="float" office:value="380498" calcext:value-type="float">
            <text:p>380498</text:p>
          </table:table-cell>
          <table:table-cell office:value-type="float" office:value="23.474188" calcext:value-type="float">
            <text:p>23.474188</text:p>
          </table:table-cell>
          <table:table-cell office:value-type="float" office:value="15.239574" calcext:value-type="float">
            <text:p>15.239574</text:p>
          </table:table-cell>
          <table:table-cell office:value-type="float" office:value="0.024329" calcext:value-type="float">
            <text:p>0.024329</text:p>
          </table:table-cell>
          <table:table-cell office:value-type="float" office:value="1.54" calcext:value-type="float">
            <text:p>1.54</text:p>
          </table:table-cell>
          <table:table-cell office:value-type="float" office:value="626.39" calcext:value-type="float">
            <text:p>626.3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3074" calcext:value-type="float">
            <text:p>23074</text:p>
          </table:table-cell>
          <table:table-cell office:value-type="float" office:value="497498866" calcext:value-type="float">
            <text:p>497498866</text:p>
          </table:table-cell>
          <table:table-cell office:value-type="float" office:value="5190708519" calcext:value-type="float">
            <text:p>5190708519</text:p>
          </table:table-cell>
          <table:table-cell office:value-type="float" office:value="107382" calcext:value-type="float">
            <text:p>107382</text:p>
          </table:table-cell>
          <table:table-cell office:value-type="float" office:value="140150407" calcext:value-type="float">
            <text:p>140150407</text:p>
          </table:table-cell>
          <table:table-cell office:value-type="float" office:value="132277008" calcext:value-type="float">
            <text:p>132277008</text:p>
          </table:table-cell>
          <table:table-cell office:value-type="float" office:value="107968" calcext:value-type="float">
            <text:p>10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844" calcext:value-type="float">
            <text:p>0.095844</text:p>
          </table:table-cell>
          <table:table-cell office:value-type="float" office:value="107382" calcext:value-type="float">
            <text:p>107382</text:p>
          </table:table-cell>
          <table:table-cell office:value-type="float" office:value="8.942798" calcext:value-type="float">
            <text:p>8.942798</text:p>
          </table:table-cell>
          <table:table-cell office:value-type="float" office:value="8.440408" calcext:value-type="float">
            <text:p>8.440408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1.06" calcext:value-type="float">
            <text:p>1.06</text:p>
          </table:table-cell>
          <table:table-cell office:value-type="float" office:value="1225.15" calcext:value-type="float">
            <text:p>1225.1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3061" calcext:value-type="float">
            <text:p>23061</text:p>
          </table:table-cell>
          <table:table-cell office:value-type="float" office:value="16571241359" calcext:value-type="float">
            <text:p>16571241359</text:p>
          </table:table-cell>
          <table:table-cell office:value-type="float" office:value="8831560141" calcext:value-type="float">
            <text:p>8831560141</text:p>
          </table:table-cell>
          <table:table-cell office:value-type="float" office:value="660549" calcext:value-type="float">
            <text:p>660549</text:p>
          </table:table-cell>
          <table:table-cell office:value-type="float" office:value="370616349" calcext:value-type="float">
            <text:p>370616349</text:p>
          </table:table-cell>
          <table:table-cell office:value-type="float" office:value="489468069" calcext:value-type="float">
            <text:p>489468069</text:p>
          </table:table-cell>
          <table:table-cell office:value-type="float" office:value="2128476" calcext:value-type="float">
            <text:p>21284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366" calcext:value-type="float">
            <text:p>1.876366</text:p>
          </table:table-cell>
          <table:table-cell office:value-type="float" office:value="660549" calcext:value-type="float">
            <text:p>660549</text:p>
          </table:table-cell>
          <table:table-cell office:value-type="float" office:value="23.672102" calcext:value-type="float">
            <text:p>23.672102</text:p>
          </table:table-cell>
          <table:table-cell office:value-type="float" office:value="31.26343" calcext:value-type="float">
            <text:p>31.26343</text:p>
          </table:table-cell>
          <table:table-cell office:value-type="float" office:value="0.135951" calcext:value-type="float">
            <text:p>0.135951</text:p>
          </table:table-cell>
          <table:table-cell office:value-type="float" office:value="0.76" calcext:value-type="float">
            <text:p>0.76</text:p>
          </table:table-cell>
          <table:table-cell office:value-type="float" office:value="229.96" calcext:value-type="float">
            <text:p>229.9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3060" calcext:value-type="float">
            <text:p>23060</text:p>
          </table:table-cell>
          <table:table-cell office:value-type="float" office:value="1922442119" calcext:value-type="float">
            <text:p>1922442119</text:p>
          </table:table-cell>
          <table:table-cell office:value-type="float" office:value="8896339006" calcext:value-type="float">
            <text:p>8896339006</text:p>
          </table:table-cell>
          <table:table-cell office:value-type="float" office:value="2202059" calcext:value-type="float">
            <text:p>2202059</text:p>
          </table:table-cell>
          <table:table-cell office:value-type="float" office:value="365289239" calcext:value-type="float">
            <text:p>365289239</text:p>
          </table:table-cell>
          <table:table-cell office:value-type="float" office:value="242398761" calcext:value-type="float">
            <text:p>242398761</text:p>
          </table:table-cell>
          <table:table-cell office:value-type="float" office:value="2202511" calcext:value-type="float">
            <text:p>220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094" calcext:value-type="float">
            <text:p>0.216094</text:p>
          </table:table-cell>
          <table:table-cell office:value-type="float" office:value="2202059" calcext:value-type="float">
            <text:p>2202059</text:p>
          </table:table-cell>
          <table:table-cell office:value-type="float" office:value="23.331848" calcext:value-type="float">
            <text:p>23.331848</text:p>
          </table:table-cell>
          <table:table-cell office:value-type="float" office:value="15.482556" calcext:value-type="float">
            <text:p>15.482556</text:p>
          </table:table-cell>
          <table:table-cell office:value-type="float" office:value="0.140679" calcext:value-type="float">
            <text:p>0.140679</text:p>
          </table:table-cell>
          <table:table-cell office:value-type="float" office:value="1.51" calcext:value-type="float">
            <text:p>1.51</text:p>
          </table:table-cell>
          <table:table-cell office:value-type="float" office:value="110.06" calcext:value-type="float">
            <text:p>110.0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4075" calcext:value-type="float">
            <text:p>24075</text:p>
          </table:table-cell>
          <table:table-cell office:value-type="float" office:value="2085158288" calcext:value-type="float">
            <text:p>2085158288</text:p>
          </table:table-cell>
          <table:table-cell office:value-type="float" office:value="8996627579" calcext:value-type="float">
            <text:p>8996627579</text:p>
          </table:table-cell>
          <table:table-cell office:value-type="float" office:value="529998" calcext:value-type="float">
            <text:p>529998</text:p>
          </table:table-cell>
          <table:table-cell office:value-type="float" office:value="360156007" calcext:value-type="float">
            <text:p>360156007</text:p>
          </table:table-cell>
          <table:table-cell office:value-type="float" office:value="233706762" calcext:value-type="float">
            <text:p>233706762</text:p>
          </table:table-cell>
          <table:table-cell office:value-type="float" office:value="530407" calcext:value-type="float">
            <text:p>5304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71" calcext:value-type="float">
            <text:p>0.231771</text:p>
          </table:table-cell>
          <table:table-cell office:value-type="float" office:value="529998" calcext:value-type="float">
            <text:p>529998</text:p>
          </table:table-cell>
          <table:table-cell office:value-type="float" office:value="22.981041" calcext:value-type="float">
            <text:p>22.981041</text:p>
          </table:table-cell>
          <table:table-cell office:value-type="float" office:value="14.912496" calcext:value-type="float">
            <text:p>14.912496</text:p>
          </table:table-cell>
          <table:table-cell office:value-type="float" office:value="0.033845" calcext:value-type="float">
            <text:p>0.033845</text:p>
          </table:table-cell>
          <table:table-cell office:value-type="float" office:value="1.54" calcext:value-type="float">
            <text:p>1.54</text:p>
          </table:table-cell>
          <table:table-cell office:value-type="float" office:value="440.62" calcext:value-type="float">
            <text:p>440.6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4077" calcext:value-type="float">
            <text:p>24077</text:p>
          </table:table-cell>
          <table:table-cell office:value-type="float" office:value="519327808" calcext:value-type="float">
            <text:p>519327808</text:p>
          </table:table-cell>
          <table:table-cell office:value-type="float" office:value="5167676633" calcext:value-type="float">
            <text:p>5167676633</text:p>
          </table:table-cell>
          <table:table-cell office:value-type="float" office:value="187027" calcext:value-type="float">
            <text:p>187027</text:p>
          </table:table-cell>
          <table:table-cell office:value-type="float" office:value="139551449" calcext:value-type="float">
            <text:p>139551449</text:p>
          </table:table-cell>
          <table:table-cell office:value-type="float" office:value="131569145" calcext:value-type="float">
            <text:p>131569145</text:p>
          </table:table-cell>
          <table:table-cell office:value-type="float" office:value="241152" calcext:value-type="float">
            <text:p>24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187027" calcext:value-type="float">
            <text:p>187027</text:p>
          </table:table-cell>
          <table:table-cell office:value-type="float" office:value="8.904579" calcext:value-type="float">
            <text:p>8.904579</text:p>
          </table:table-cell>
          <table:table-cell office:value-type="float" office:value="8.39524" calcext:value-type="float">
            <text:p>8.39524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1.06" calcext:value-type="float">
            <text:p>1.06</text:p>
          </table:table-cell>
          <table:table-cell office:value-type="float" office:value="545.59" calcext:value-type="float">
            <text:p>545.5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4063" calcext:value-type="float">
            <text:p>24063</text:p>
          </table:table-cell>
          <table:table-cell office:value-type="float" office:value="16681694113" calcext:value-type="float">
            <text:p>16681694113</text:p>
          </table:table-cell>
          <table:table-cell office:value-type="float" office:value="8891583567" calcext:value-type="float">
            <text:p>8891583567</text:p>
          </table:table-cell>
          <table:table-cell office:value-type="float" office:value="637916" calcext:value-type="float">
            <text:p>637916</text:p>
          </table:table-cell>
          <table:table-cell office:value-type="float" office:value="373823809" calcext:value-type="float">
            <text:p>373823809</text:p>
          </table:table-cell>
          <table:table-cell office:value-type="float" office:value="495605194" calcext:value-type="float">
            <text:p>495605194</text:p>
          </table:table-cell>
          <table:table-cell office:value-type="float" office:value="2010978" calcext:value-type="float">
            <text:p>201097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122" calcext:value-type="float">
            <text:p>1.876122</text:p>
          </table:table-cell>
          <table:table-cell office:value-type="float" office:value="637916" calcext:value-type="float">
            <text:p>637916</text:p>
          </table:table-cell>
          <table:table-cell office:value-type="float" office:value="23.87697" calcext:value-type="float">
            <text:p>23.87697</text:p>
          </table:table-cell>
          <table:table-cell office:value-type="float" office:value="31.65542" calcext:value-type="float">
            <text:p>31.65542</text:p>
          </table:table-cell>
          <table:table-cell office:value-type="float" office:value="0.128446" calcext:value-type="float">
            <text:p>0.128446</text:p>
          </table:table-cell>
          <table:table-cell office:value-type="float" office:value="0.75" calcext:value-type="float">
            <text:p>0.75</text:p>
          </table:table-cell>
          <table:table-cell office:value-type="float" office:value="246.45" calcext:value-type="float">
            <text:p>246.4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4062" calcext:value-type="float">
            <text:p>24062</text:p>
          </table:table-cell>
          <table:table-cell office:value-type="float" office:value="1907238535" calcext:value-type="float">
            <text:p>1907238535</text:p>
          </table:table-cell>
          <table:table-cell office:value-type="float" office:value="8824526864" calcext:value-type="float">
            <text:p>8824526864</text:p>
          </table:table-cell>
          <table:table-cell office:value-type="float" office:value="2068069" calcext:value-type="float">
            <text:p>2068069</text:p>
          </table:table-cell>
          <table:table-cell office:value-type="float" office:value="362507949" calcext:value-type="float">
            <text:p>362507949</text:p>
          </table:table-cell>
          <table:table-cell office:value-type="float" office:value="240462280" calcext:value-type="float">
            <text:p>240462280</text:p>
          </table:table-cell>
          <table:table-cell office:value-type="float" office:value="2069768" calcext:value-type="float">
            <text:p>206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129" calcext:value-type="float">
            <text:p>0.216129</text:p>
          </table:table-cell>
          <table:table-cell office:value-type="float" office:value="2068069" calcext:value-type="float">
            <text:p>2068069</text:p>
          </table:table-cell>
          <table:table-cell office:value-type="float" office:value="23.1542" calcext:value-type="float">
            <text:p>23.1542</text:p>
          </table:table-cell>
          <table:table-cell office:value-type="float" office:value="15.358868" calcext:value-type="float">
            <text:p>15.358868</text:p>
          </table:table-cell>
          <table:table-cell office:value-type="float" office:value="0.132201" calcext:value-type="float">
            <text:p>0.132201</text:p>
          </table:table-cell>
          <table:table-cell office:value-type="float" office:value="1.51" calcext:value-type="float">
            <text:p>1.51</text:p>
          </table:table-cell>
          <table:table-cell office:value-type="float" office:value="116.18" calcext:value-type="float">
            <text:p>116.1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5078" calcext:value-type="float">
            <text:p>25078</text:p>
          </table:table-cell>
          <table:table-cell office:value-type="float" office:value="2121128498" calcext:value-type="float">
            <text:p>2121128498</text:p>
          </table:table-cell>
          <table:table-cell office:value-type="float" office:value="9160517664" calcext:value-type="float">
            <text:p>9160517664</text:p>
          </table:table-cell>
          <table:table-cell office:value-type="float" office:value="545769" calcext:value-type="float">
            <text:p>545769</text:p>
          </table:table-cell>
          <table:table-cell office:value-type="float" office:value="366536480" calcext:value-type="float">
            <text:p>366536480</text:p>
          </table:table-cell>
          <table:table-cell office:value-type="float" office:value="237753726" calcext:value-type="float">
            <text:p>237753726</text:p>
          </table:table-cell>
          <table:table-cell office:value-type="float" office:value="545960" calcext:value-type="float">
            <text:p>54596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551" calcext:value-type="float">
            <text:p>0.231551</text:p>
          </table:table-cell>
          <table:table-cell office:value-type="float" office:value="545769" calcext:value-type="float">
            <text:p>545769</text:p>
          </table:table-cell>
          <table:table-cell office:value-type="float" office:value="23.38817" calcext:value-type="float">
            <text:p>23.38817</text:p>
          </table:table-cell>
          <table:table-cell office:value-type="float" office:value="15.170727" calcext:value-type="float">
            <text:p>15.170727</text:p>
          </table:table-cell>
          <table:table-cell office:value-type="float" office:value="0.034837" calcext:value-type="float">
            <text:p>0.034837</text:p>
          </table:table-cell>
          <table:table-cell office:value-type="float" office:value="1.54" calcext:value-type="float">
            <text:p>1.54</text:p>
          </table:table-cell>
          <table:table-cell office:value-type="float" office:value="435.48" calcext:value-type="float">
            <text:p>435.4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5080" calcext:value-type="float">
            <text:p>25080</text:p>
          </table:table-cell>
          <table:table-cell office:value-type="float" office:value="529200313" calcext:value-type="float">
            <text:p>529200313</text:p>
          </table:table-cell>
          <table:table-cell office:value-type="float" office:value="5520505742" calcext:value-type="float">
            <text:p>5520505742</text:p>
          </table:table-cell>
          <table:table-cell office:value-type="float" office:value="181509" calcext:value-type="float">
            <text:p>181509</text:p>
          </table:table-cell>
          <table:table-cell office:value-type="float" office:value="148947072" calcext:value-type="float">
            <text:p>148947072</text:p>
          </table:table-cell>
          <table:table-cell office:value-type="float" office:value="140559010" calcext:value-type="float">
            <text:p>140559010</text:p>
          </table:table-cell>
          <table:table-cell office:value-type="float" office:value="182192" calcext:value-type="float">
            <text:p>18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861" calcext:value-type="float">
            <text:p>0.095861</text:p>
          </table:table-cell>
          <table:table-cell office:value-type="float" office:value="181509" calcext:value-type="float">
            <text:p>181509</text:p>
          </table:table-cell>
          <table:table-cell office:value-type="float" office:value="9.5041" calcext:value-type="float">
            <text:p>9.5041</text:p>
          </table:table-cell>
          <table:table-cell office:value-type="float" office:value="8.96887" calcext:value-type="float">
            <text:p>8.96887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1.06" calcext:value-type="float">
            <text:p>1.06</text:p>
          </table:table-cell>
          <table:table-cell office:value-type="float" office:value="771.49" calcext:value-type="float">
            <text:p>771.4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5065" calcext:value-type="float">
            <text:p>25065</text:p>
          </table:table-cell>
          <table:table-cell office:value-type="float" office:value="16725426932" calcext:value-type="float">
            <text:p>16725426932</text:p>
          </table:table-cell>
          <table:table-cell office:value-type="float" office:value="8899008494" calcext:value-type="float">
            <text:p>8899008494</text:p>
          </table:table-cell>
          <table:table-cell office:value-type="float" office:value="625947" calcext:value-type="float">
            <text:p>625947</text:p>
          </table:table-cell>
          <table:table-cell office:value-type="float" office:value="374601711" calcext:value-type="float">
            <text:p>374601711</text:p>
          </table:table-cell>
          <table:table-cell office:value-type="float" office:value="494354192" calcext:value-type="float">
            <text:p>494354192</text:p>
          </table:table-cell>
          <table:table-cell office:value-type="float" office:value="2041412" calcext:value-type="float">
            <text:p>20414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471" calcext:value-type="float">
            <text:p>1.879471</text:p>
          </table:table-cell>
          <table:table-cell office:value-type="float" office:value="625947" calcext:value-type="float">
            <text:p>625947</text:p>
          </table:table-cell>
          <table:table-cell office:value-type="float" office:value="23.926655" calcext:value-type="float">
            <text:p>23.926655</text:p>
          </table:table-cell>
          <table:table-cell office:value-type="float" office:value="31.575516" calcext:value-type="float">
            <text:p>31.575516</text:p>
          </table:table-cell>
          <table:table-cell office:value-type="float" office:value="0.13039" calcext:value-type="float">
            <text:p>0.13039</text:p>
          </table:table-cell>
          <table:table-cell office:value-type="float" office:value="0.76" calcext:value-type="float">
            <text:p>0.76</text:p>
          </table:table-cell>
          <table:table-cell office:value-type="float" office:value="242.16" calcext:value-type="float">
            <text:p>242.1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5064" calcext:value-type="float">
            <text:p>25064</text:p>
          </table:table-cell>
          <table:table-cell office:value-type="float" office:value="1913377087" calcext:value-type="float">
            <text:p>1913377087</text:p>
          </table:table-cell>
          <table:table-cell office:value-type="float" office:value="8856894012" calcext:value-type="float">
            <text:p>8856894012</text:p>
          </table:table-cell>
          <table:table-cell office:value-type="float" office:value="2206473" calcext:value-type="float">
            <text:p>2206473</text:p>
          </table:table-cell>
          <table:table-cell office:value-type="float" office:value="363678491" calcext:value-type="float">
            <text:p>363678491</text:p>
          </table:table-cell>
          <table:table-cell office:value-type="float" office:value="241265046" calcext:value-type="float">
            <text:p>241265046</text:p>
          </table:table-cell>
          <table:table-cell office:value-type="float" office:value="2207342" calcext:value-type="float">
            <text:p>2207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032" calcext:value-type="float">
            <text:p>0.216032</text:p>
          </table:table-cell>
          <table:table-cell office:value-type="float" office:value="2206473" calcext:value-type="float">
            <text:p>2206473</text:p>
          </table:table-cell>
          <table:table-cell office:value-type="float" office:value="23.228966" calcext:value-type="float">
            <text:p>23.228966</text:p>
          </table:table-cell>
          <table:table-cell office:value-type="float" office:value="15.410142" calcext:value-type="float">
            <text:p>15.410142</text:p>
          </table:table-cell>
          <table:table-cell office:value-type="float" office:value="0.140988" calcext:value-type="float">
            <text:p>0.140988</text:p>
          </table:table-cell>
          <table:table-cell office:value-type="float" office:value="1.51" calcext:value-type="float">
            <text:p>1.51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6081" calcext:value-type="float">
            <text:p>26081</text:p>
          </table:table-cell>
          <table:table-cell office:value-type="float" office:value="1947740972" calcext:value-type="float">
            <text:p>1947740972</text:p>
          </table:table-cell>
          <table:table-cell office:value-type="float" office:value="8959292531" calcext:value-type="float">
            <text:p>8959292531</text:p>
          </table:table-cell>
          <table:table-cell office:value-type="float" office:value="556644" calcext:value-type="float">
            <text:p>556644</text:p>
          </table:table-cell>
          <table:table-cell office:value-type="float" office:value="376155528" calcext:value-type="float">
            <text:p>376155528</text:p>
          </table:table-cell>
          <table:table-cell office:value-type="float" office:value="238888431" calcext:value-type="float">
            <text:p>238888431</text:p>
          </table:table-cell>
          <table:table-cell office:value-type="float" office:value="557883" calcext:value-type="float">
            <text:p>55788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399" calcext:value-type="float">
            <text:p>0.217399</text:p>
          </table:table-cell>
          <table:table-cell office:value-type="float" office:value="556644" calcext:value-type="float">
            <text:p>556644</text:p>
          </table:table-cell>
          <table:table-cell office:value-type="float" office:value="24.001947" calcext:value-type="float">
            <text:p>24.001947</text:p>
          </table:table-cell>
          <table:table-cell office:value-type="float" office:value="15.243131" calcext:value-type="float">
            <text:p>15.243131</text:p>
          </table:table-cell>
          <table:table-cell office:value-type="float" office:value="0.035598" calcext:value-type="float">
            <text:p>0.035598</text:p>
          </table:table-cell>
          <table:table-cell office:value-type="float" office:value="1.57" calcext:value-type="float">
            <text:p>1.57</text:p>
          </table:table-cell>
          <table:table-cell office:value-type="float" office:value="428.21" calcext:value-type="float">
            <text:p>428.2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6083" calcext:value-type="float">
            <text:p>26083</text:p>
          </table:table-cell>
          <table:table-cell office:value-type="float" office:value="505846337" calcext:value-type="float">
            <text:p>505846337</text:p>
          </table:table-cell>
          <table:table-cell office:value-type="float" office:value="5001038668" calcext:value-type="float">
            <text:p>5001038668</text:p>
          </table:table-cell>
          <table:table-cell office:value-type="float" office:value="144221" calcext:value-type="float">
            <text:p>144221</text:p>
          </table:table-cell>
          <table:table-cell office:value-type="float" office:value="134696630" calcext:value-type="float">
            <text:p>134696630</text:p>
          </table:table-cell>
          <table:table-cell office:value-type="float" office:value="127066989" calcext:value-type="float">
            <text:p>127066989</text:p>
          </table:table-cell>
          <table:table-cell office:value-type="float" office:value="196491" calcext:value-type="float">
            <text:p>196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1148" calcext:value-type="float">
            <text:p>0.101148</text:p>
          </table:table-cell>
          <table:table-cell office:value-type="float" office:value="144221" calcext:value-type="float">
            <text:p>144221</text:p>
          </table:table-cell>
          <table:table-cell office:value-type="float" office:value="8.5948" calcext:value-type="float">
            <text:p>8.5948</text:p>
          </table:table-cell>
          <table:table-cell office:value-type="float" office:value="8.107964" calcext:value-type="float">
            <text:p>8.107964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1.06" calcext:value-type="float">
            <text:p>1.06</text:p>
          </table:table-cell>
          <table:table-cell office:value-type="float" office:value="646.68" calcext:value-type="float">
            <text:p>646.6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6067" calcext:value-type="float">
            <text:p>26067</text:p>
          </table:table-cell>
          <table:table-cell office:value-type="float" office:value="16370935754" calcext:value-type="float">
            <text:p>16370935754</text:p>
          </table:table-cell>
          <table:table-cell office:value-type="float" office:value="8749734633" calcext:value-type="float">
            <text:p>8749734633</text:p>
          </table:table-cell>
          <table:table-cell office:value-type="float" office:value="642338" calcext:value-type="float">
            <text:p>642338</text:p>
          </table:table-cell>
          <table:table-cell office:value-type="float" office:value="366201993" calcext:value-type="float">
            <text:p>366201993</text:p>
          </table:table-cell>
          <table:table-cell office:value-type="float" office:value="483930685" calcext:value-type="float">
            <text:p>483930685</text:p>
          </table:table-cell>
          <table:table-cell office:value-type="float" office:value="2278370" calcext:value-type="float">
            <text:p>227837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1021" calcext:value-type="float">
            <text:p>1.871021</text:p>
          </table:table-cell>
          <table:table-cell office:value-type="float" office:value="642338" calcext:value-type="float">
            <text:p>642338</text:p>
          </table:table-cell>
          <table:table-cell office:value-type="float" office:value="23.390146" calcext:value-type="float">
            <text:p>23.390146</text:p>
          </table:table-cell>
          <table:table-cell office:value-type="float" office:value="30.909744" calcext:value-type="float">
            <text:p>30.909744</text:p>
          </table:table-cell>
          <table:table-cell office:value-type="float" office:value="0.145525" calcext:value-type="float">
            <text:p>0.145525</text:p>
          </table:table-cell>
          <table:table-cell office:value-type="float" office:value="0.76" calcext:value-type="float">
            <text:p>0.76</text:p>
          </table:table-cell>
          <table:table-cell office:value-type="float" office:value="212.4" calcext:value-type="float">
            <text:p>212.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6066" calcext:value-type="float">
            <text:p>26066</text:p>
          </table:table-cell>
          <table:table-cell office:value-type="float" office:value="1919079064" calcext:value-type="float">
            <text:p>1919079064</text:p>
          </table:table-cell>
          <table:table-cell office:value-type="float" office:value="8728128099" calcext:value-type="float">
            <text:p>8728128099</text:p>
          </table:table-cell>
          <table:table-cell office:value-type="float" office:value="2178938" calcext:value-type="float">
            <text:p>2178938</text:p>
          </table:table-cell>
          <table:table-cell office:value-type="float" office:value="359015364" calcext:value-type="float">
            <text:p>359015364</text:p>
          </table:table-cell>
          <table:table-cell office:value-type="float" office:value="236013001" calcext:value-type="float">
            <text:p>236013001</text:p>
          </table:table-cell>
          <table:table-cell office:value-type="float" office:value="2478512" calcext:value-type="float">
            <text:p>247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873" calcext:value-type="float">
            <text:p>0.219873</text:p>
          </table:table-cell>
          <table:table-cell office:value-type="float" office:value="2178938" calcext:value-type="float">
            <text:p>2178938</text:p>
          </table:table-cell>
          <table:table-cell office:value-type="float" office:value="22.93112" calcext:value-type="float">
            <text:p>22.93112</text:p>
          </table:table-cell>
          <table:table-cell office:value-type="float" office:value="15.074683" calcext:value-type="float">
            <text:p>15.074683</text:p>
          </table:table-cell>
          <table:table-cell office:value-type="float" office:value="0.158308" calcext:value-type="float">
            <text:p>0.158308</text:p>
          </table:table-cell>
          <table:table-cell office:value-type="float" office:value="1.52" calcext:value-type="float">
            <text:p>1.52</text:p>
          </table:table-cell>
          <table:table-cell office:value-type="float" office:value="95.22" calcext:value-type="float">
            <text:p>95.2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7084" calcext:value-type="float">
            <text:p>27084</text:p>
          </table:table-cell>
          <table:table-cell office:value-type="float" office:value="1944324374" calcext:value-type="float">
            <text:p>1944324374</text:p>
          </table:table-cell>
          <table:table-cell office:value-type="float" office:value="9105270454" calcext:value-type="float">
            <text:p>9105270454</text:p>
          </table:table-cell>
          <table:table-cell office:value-type="float" office:value="407937" calcext:value-type="float">
            <text:p>407937</text:p>
          </table:table-cell>
          <table:table-cell office:value-type="float" office:value="387312182" calcext:value-type="float">
            <text:p>387312182</text:p>
          </table:table-cell>
          <table:table-cell office:value-type="float" office:value="244905768" calcext:value-type="float">
            <text:p>244905768</text:p>
          </table:table-cell>
          <table:table-cell office:value-type="float" office:value="408889" calcext:value-type="float">
            <text:p>40888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38" calcext:value-type="float">
            <text:p>0.213538</text:p>
          </table:table-cell>
          <table:table-cell office:value-type="float" office:value="407937" calcext:value-type="float">
            <text:p>407937</text:p>
          </table:table-cell>
          <table:table-cell office:value-type="float" office:value="24.713839" calcext:value-type="float">
            <text:p>24.713839</text:p>
          </table:table-cell>
          <table:table-cell office:value-type="float" office:value="15.627088" calcext:value-type="float">
            <text:p>15.627088</text:p>
          </table:table-cell>
          <table:table-cell office:value-type="float" office:value="0.026091" calcext:value-type="float">
            <text:p>0.026091</text:p>
          </table:table-cell>
          <table:table-cell office:value-type="float" office:value="1.58" calcext:value-type="float">
            <text:p>1.58</text:p>
          </table:table-cell>
          <table:table-cell office:value-type="float" office:value="598.95" calcext:value-type="float">
            <text:p>598.9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7086" calcext:value-type="float">
            <text:p>27086</text:p>
          </table:table-cell>
          <table:table-cell office:value-type="float" office:value="539590764" calcext:value-type="float">
            <text:p>539590764</text:p>
          </table:table-cell>
          <table:table-cell office:value-type="float" office:value="5641703752" calcext:value-type="float">
            <text:p>5641703752</text:p>
          </table:table-cell>
          <table:table-cell office:value-type="float" office:value="142725" calcext:value-type="float">
            <text:p>142725</text:p>
          </table:table-cell>
          <table:table-cell office:value-type="float" office:value="152153231" calcext:value-type="float">
            <text:p>152153231</text:p>
          </table:table-cell>
          <table:table-cell office:value-type="float" office:value="143607865" calcext:value-type="float">
            <text:p>143607865</text:p>
          </table:table-cell>
          <table:table-cell office:value-type="float" office:value="142568" calcext:value-type="float">
            <text:p>14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643" calcext:value-type="float">
            <text:p>0.095643</text:p>
          </table:table-cell>
          <table:table-cell office:value-type="float" office:value="142725" calcext:value-type="float">
            <text:p>142725</text:p>
          </table:table-cell>
          <table:table-cell office:value-type="float" office:value="9.708681" calcext:value-type="float">
            <text:p>9.708681</text:p>
          </table:table-cell>
          <table:table-cell office:value-type="float" office:value="9.163414" calcext:value-type="float">
            <text:p>9.163414</text:p>
          </table:table-cell>
          <table:table-cell office:value-type="float" office:value="0.009097" calcext:value-type="float">
            <text:p>0.009097</text:p>
          </table:table-cell>
          <table:table-cell office:value-type="float" office:value="1.06" calcext:value-type="float">
            <text:p>1.06</text:p>
          </table:table-cell>
          <table:table-cell office:value-type="float" office:value="1007.29" calcext:value-type="float">
            <text:p>1007.2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7069" calcext:value-type="float">
            <text:p>27069</text:p>
          </table:table-cell>
          <table:table-cell office:value-type="float" office:value="16643320638" calcext:value-type="float">
            <text:p>16643320638</text:p>
          </table:table-cell>
          <table:table-cell office:value-type="float" office:value="8859611731" calcext:value-type="float">
            <text:p>8859611731</text:p>
          </table:table-cell>
          <table:table-cell office:value-type="float" office:value="546004" calcext:value-type="float">
            <text:p>546004</text:p>
          </table:table-cell>
          <table:table-cell office:value-type="float" office:value="372308899" calcext:value-type="float">
            <text:p>372308899</text:p>
          </table:table-cell>
          <table:table-cell office:value-type="float" office:value="491027986" calcext:value-type="float">
            <text:p>491027986</text:p>
          </table:table-cell>
          <table:table-cell office:value-type="float" office:value="1746389" calcext:value-type="float">
            <text:p>174638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561" calcext:value-type="float">
            <text:p>1.878561</text:p>
          </table:table-cell>
          <table:table-cell office:value-type="float" office:value="546004" calcext:value-type="float">
            <text:p>546004</text:p>
          </table:table-cell>
          <table:table-cell office:value-type="float" office:value="23.780209" calcext:value-type="float">
            <text:p>23.780209</text:p>
          </table:table-cell>
          <table:table-cell office:value-type="float" office:value="31.363066" calcext:value-type="float">
            <text:p>31.363066</text:p>
          </table:table-cell>
          <table:table-cell office:value-type="float" office:value="0.111546" calcext:value-type="float">
            <text:p>0.111546</text:p>
          </table:table-cell>
          <table:table-cell office:value-type="float" office:value="0.76" calcext:value-type="float">
            <text:p>0.76</text:p>
          </table:table-cell>
          <table:table-cell office:value-type="float" office:value="281.17" calcext:value-type="float">
            <text:p>281.1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7068" calcext:value-type="float">
            <text:p>27068</text:p>
          </table:table-cell>
          <table:table-cell office:value-type="float" office:value="1845368176" calcext:value-type="float">
            <text:p>1845368176</text:p>
          </table:table-cell>
          <table:table-cell office:value-type="float" office:value="8585822240" calcext:value-type="float">
            <text:p>8585822240</text:p>
          </table:table-cell>
          <table:table-cell office:value-type="float" office:value="1679446" calcext:value-type="float">
            <text:p>1679446</text:p>
          </table:table-cell>
          <table:table-cell office:value-type="float" office:value="358606337" calcext:value-type="float">
            <text:p>358606337</text:p>
          </table:table-cell>
          <table:table-cell office:value-type="float" office:value="232484641" calcext:value-type="float">
            <text:p>232484641</text:p>
          </table:table-cell>
          <table:table-cell office:value-type="float" office:value="1681584" calcext:value-type="float">
            <text:p>168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932" calcext:value-type="float">
            <text:p>0.214932</text:p>
          </table:table-cell>
          <table:table-cell office:value-type="float" office:value="1679446" calcext:value-type="float">
            <text:p>1679446</text:p>
          </table:table-cell>
          <table:table-cell office:value-type="float" office:value="22.904995" calcext:value-type="float">
            <text:p>22.904995</text:p>
          </table:table-cell>
          <table:table-cell office:value-type="float" office:value="14.849319" calcext:value-type="float">
            <text:p>14.849319</text:p>
          </table:table-cell>
          <table:table-cell office:value-type="float" office:value="0.107407" calcext:value-type="float">
            <text:p>0.107407</text:p>
          </table:table-cell>
          <table:table-cell office:value-type="float" office:value="1.54" calcext:value-type="float">
            <text:p>1.54</text:p>
          </table:table-cell>
          <table:table-cell office:value-type="float" office:value="138.25" calcext:value-type="float">
            <text:p>138.2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8087" calcext:value-type="float">
            <text:p>28087</text:p>
          </table:table-cell>
          <table:table-cell office:value-type="float" office:value="1953344462" calcext:value-type="float">
            <text:p>1953344462</text:p>
          </table:table-cell>
          <table:table-cell office:value-type="float" office:value="9147463044" calcext:value-type="float">
            <text:p>9147463044</text:p>
          </table:table-cell>
          <table:table-cell office:value-type="float" office:value="414422" calcext:value-type="float">
            <text:p>414422</text:p>
          </table:table-cell>
          <table:table-cell office:value-type="float" office:value="389431294" calcext:value-type="float">
            <text:p>389431294</text:p>
          </table:table-cell>
          <table:table-cell office:value-type="float" office:value="246024226" calcext:value-type="float">
            <text:p>246024226</text:p>
          </table:table-cell>
          <table:table-cell office:value-type="float" office:value="415295" calcext:value-type="float">
            <text:p>4152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39" calcext:value-type="float">
            <text:p>0.213539</text:p>
          </table:table-cell>
          <table:table-cell office:value-type="float" office:value="414422" calcext:value-type="float">
            <text:p>414422</text:p>
          </table:table-cell>
          <table:table-cell office:value-type="float" office:value="24.849056" calcext:value-type="float">
            <text:p>24.849056</text:p>
          </table:table-cell>
          <table:table-cell office:value-type="float" office:value="15.698455" calcext:value-type="float">
            <text:p>15.698455</text:p>
          </table:table-cell>
          <table:table-cell office:value-type="float" office:value="0.026499" calcext:value-type="float">
            <text:p>0.026499</text:p>
          </table:table-cell>
          <table:table-cell office:value-type="float" office:value="1.58" calcext:value-type="float">
            <text:p>1.58</text:p>
          </table:table-cell>
          <table:table-cell office:value-type="float" office:value="592.41" calcext:value-type="float">
            <text:p>592.4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8089" calcext:value-type="float">
            <text:p>28089</text:p>
          </table:table-cell>
          <table:table-cell office:value-type="float" office:value="495430078" calcext:value-type="float">
            <text:p>495430078</text:p>
          </table:table-cell>
          <table:table-cell office:value-type="float" office:value="4907852771" calcext:value-type="float">
            <text:p>4907852771</text:p>
          </table:table-cell>
          <table:table-cell office:value-type="float" office:value="143772" calcext:value-type="float">
            <text:p>143772</text:p>
          </table:table-cell>
          <table:table-cell office:value-type="float" office:value="132083450" calcext:value-type="float">
            <text:p>132083450</text:p>
          </table:table-cell>
          <table:table-cell office:value-type="float" office:value="124582032" calcext:value-type="float">
            <text:p>124582032</text:p>
          </table:table-cell>
          <table:table-cell office:value-type="float" office:value="195540" calcext:value-type="float">
            <text:p>19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946" calcext:value-type="float">
            <text:p>0.100946</text:p>
          </table:table-cell>
          <table:table-cell office:value-type="float" office:value="143772" calcext:value-type="float">
            <text:p>143772</text:p>
          </table:table-cell>
          <table:table-cell office:value-type="float" office:value="8.428057" calcext:value-type="float">
            <text:p>8.428057</text:p>
          </table:table-cell>
          <table:table-cell office:value-type="float" office:value="7.949402" calcext:value-type="float">
            <text:p>7.949402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1.06" calcext:value-type="float">
            <text:p>1.06</text:p>
          </table:table-cell>
          <table:table-cell office:value-type="float" office:value="637.12" calcext:value-type="float">
            <text:p>637.1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8071" calcext:value-type="float">
            <text:p>28071</text:p>
          </table:table-cell>
          <table:table-cell office:value-type="float" office:value="16777284755" calcext:value-type="float">
            <text:p>16777284755</text:p>
          </table:table-cell>
          <table:table-cell office:value-type="float" office:value="8940302463" calcext:value-type="float">
            <text:p>8940302463</text:p>
          </table:table-cell>
          <table:table-cell office:value-type="float" office:value="530416" calcext:value-type="float">
            <text:p>530416</text:p>
          </table:table-cell>
          <table:table-cell office:value-type="float" office:value="375642978" calcext:value-type="float">
            <text:p>375642978</text:p>
          </table:table-cell>
          <table:table-cell office:value-type="float" office:value="497834340" calcext:value-type="float">
            <text:p>497834340</text:p>
          </table:table-cell>
          <table:table-cell office:value-type="float" office:value="1773154" calcext:value-type="float">
            <text:p>17731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9" calcext:value-type="float">
            <text:p>1.87659</text:p>
          </table:table-cell>
          <table:table-cell office:value-type="float" office:value="530416" calcext:value-type="float">
            <text:p>530416</text:p>
          </table:table-cell>
          <table:table-cell office:value-type="float" office:value="23.993164" calcext:value-type="float">
            <text:p>23.993164</text:p>
          </table:table-cell>
          <table:table-cell office:value-type="float" office:value="31.797802" calcext:value-type="float">
            <text:p>31.797802</text:p>
          </table:table-cell>
          <table:table-cell office:value-type="float" office:value="0.113255" calcext:value-type="float">
            <text:p>0.113255</text:p>
          </table:table-cell>
          <table:table-cell office:value-type="float" office:value="0.75" calcext:value-type="float">
            <text:p>0.75</text:p>
          </table:table-cell>
          <table:table-cell office:value-type="float" office:value="280.76" calcext:value-type="float">
            <text:p>280.7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8070" calcext:value-type="float">
            <text:p>28070</text:p>
          </table:table-cell>
          <table:table-cell office:value-type="float" office:value="1893787151" calcext:value-type="float">
            <text:p>1893787151</text:p>
          </table:table-cell>
          <table:table-cell office:value-type="float" office:value="8814437659" calcext:value-type="float">
            <text:p>8814437659</text:p>
          </table:table-cell>
          <table:table-cell office:value-type="float" office:value="1788875" calcext:value-type="float">
            <text:p>1788875</text:p>
          </table:table-cell>
          <table:table-cell office:value-type="float" office:value="368289064" calcext:value-type="float">
            <text:p>368289064</text:p>
          </table:table-cell>
          <table:table-cell office:value-type="float" office:value="238587344" calcext:value-type="float">
            <text:p>238587344</text:p>
          </table:table-cell>
          <table:table-cell office:value-type="float" office:value="1790897" calcext:value-type="float">
            <text:p>1790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851" calcext:value-type="float">
            <text:p>0.214851</text:p>
          </table:table-cell>
          <table:table-cell office:value-type="float" office:value="1788875" calcext:value-type="float">
            <text:p>1788875</text:p>
          </table:table-cell>
          <table:table-cell office:value-type="float" office:value="23.523453" calcext:value-type="float">
            <text:p>23.523453</text:p>
          </table:table-cell>
          <table:table-cell office:value-type="float" office:value="15.239112" calcext:value-type="float">
            <text:p>15.239112</text:p>
          </table:table-cell>
          <table:table-cell office:value-type="float" office:value="0.114389" calcext:value-type="float">
            <text:p>0.114389</text:p>
          </table:table-cell>
          <table:table-cell office:value-type="float" office:value="1.54" calcext:value-type="float">
            <text:p>1.54</text:p>
          </table:table-cell>
          <table:table-cell office:value-type="float" office:value="133.22" calcext:value-type="float">
            <text:p>133.2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9090" calcext:value-type="float">
            <text:p>29090</text:p>
          </table:table-cell>
          <table:table-cell office:value-type="float" office:value="1927330550" calcext:value-type="float">
            <text:p>1927330550</text:p>
          </table:table-cell>
          <table:table-cell office:value-type="float" office:value="9024024350" calcext:value-type="float">
            <text:p>9024024350</text:p>
          </table:table-cell>
          <table:table-cell office:value-type="float" office:value="386052" calcext:value-type="float">
            <text:p>386052</text:p>
          </table:table-cell>
          <table:table-cell office:value-type="float" office:value="383913196" calcext:value-type="float">
            <text:p>383913196</text:p>
          </table:table-cell>
          <table:table-cell office:value-type="float" office:value="242742217" calcext:value-type="float">
            <text:p>242742217</text:p>
          </table:table-cell>
          <table:table-cell office:value-type="float" office:value="387054" calcext:value-type="float">
            <text:p>3870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78" calcext:value-type="float">
            <text:p>0.213578</text:p>
          </table:table-cell>
          <table:table-cell office:value-type="float" office:value="386052" calcext:value-type="float">
            <text:p>386052</text:p>
          </table:table-cell>
          <table:table-cell office:value-type="float" office:value="24.496952" calcext:value-type="float">
            <text:p>24.496952</text:p>
          </table:table-cell>
          <table:table-cell office:value-type="float" office:value="15.489036" calcext:value-type="float">
            <text:p>15.489036</text:p>
          </table:table-cell>
          <table:table-cell office:value-type="float" office:value="0.024697" calcext:value-type="float">
            <text:p>0.024697</text:p>
          </table:table-cell>
          <table:table-cell office:value-type="float" office:value="1.58" calcext:value-type="float">
            <text:p>1.58</text:p>
          </table:table-cell>
          <table:table-cell office:value-type="float" office:value="627.15" calcext:value-type="float">
            <text:p>627.1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9092" calcext:value-type="float">
            <text:p>29092</text:p>
          </table:table-cell>
          <table:table-cell office:value-type="float" office:value="548937365" calcext:value-type="float">
            <text:p>548937365</text:p>
          </table:table-cell>
          <table:table-cell office:value-type="float" office:value="5747174309" calcext:value-type="float">
            <text:p>5747174309</text:p>
          </table:table-cell>
          <table:table-cell office:value-type="float" office:value="125404" calcext:value-type="float">
            <text:p>125404</text:p>
          </table:table-cell>
          <table:table-cell office:value-type="float" office:value="155059782" calcext:value-type="float">
            <text:p>155059782</text:p>
          </table:table-cell>
          <table:table-cell office:value-type="float" office:value="146295459" calcext:value-type="float">
            <text:p>146295459</text:p>
          </table:table-cell>
          <table:table-cell office:value-type="float" office:value="125988" calcext:value-type="float">
            <text:p>125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514" calcext:value-type="float">
            <text:p>0.095514</text:p>
          </table:table-cell>
          <table:table-cell office:value-type="float" office:value="125404" calcext:value-type="float">
            <text:p>125404</text:p>
          </table:table-cell>
          <table:table-cell office:value-type="float" office:value="9.894143" calcext:value-type="float">
            <text:p>9.894143</text:p>
          </table:table-cell>
          <table:table-cell office:value-type="float" office:value="9.334905" calcext:value-type="float">
            <text:p>9.334905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1.06" calcext:value-type="float">
            <text:p>1.06</text:p>
          </table:table-cell>
          <table:table-cell office:value-type="float" office:value="1161.19" calcext:value-type="float">
            <text:p>1161.1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9073" calcext:value-type="float">
            <text:p>29073</text:p>
          </table:table-cell>
          <table:table-cell office:value-type="float" office:value="16562591785" calcext:value-type="float">
            <text:p>16562591785</text:p>
          </table:table-cell>
          <table:table-cell office:value-type="float" office:value="8811571234" calcext:value-type="float">
            <text:p>8811571234</text:p>
          </table:table-cell>
          <table:table-cell office:value-type="float" office:value="534757" calcext:value-type="float">
            <text:p>534757</text:p>
          </table:table-cell>
          <table:table-cell office:value-type="float" office:value="370615283" calcext:value-type="float">
            <text:p>370615283</text:p>
          </table:table-cell>
          <table:table-cell office:value-type="float" office:value="488893088" calcext:value-type="float">
            <text:p>488893088</text:p>
          </table:table-cell>
          <table:table-cell office:value-type="float" office:value="1737676" calcext:value-type="float">
            <text:p>17376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641" calcext:value-type="float">
            <text:p>1.879641</text:p>
          </table:table-cell>
          <table:table-cell office:value-type="float" office:value="534757" calcext:value-type="float">
            <text:p>534757</text:p>
          </table:table-cell>
          <table:table-cell office:value-type="float" office:value="23.672035" calcext:value-type="float">
            <text:p>23.672035</text:p>
          </table:table-cell>
          <table:table-cell office:value-type="float" office:value="31.226704" calcext:value-type="float">
            <text:p>31.226704</text:p>
          </table:table-cell>
          <table:table-cell office:value-type="float" office:value="0.110989" calcext:value-type="float">
            <text:p>0.110989</text:p>
          </table:table-cell>
          <table:table-cell office:value-type="float" office:value="0.76" calcext:value-type="float">
            <text:p>0.76</text:p>
          </table:table-cell>
          <table:table-cell office:value-type="float" office:value="281.35" calcext:value-type="float">
            <text:p>281.3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9073" calcext:value-type="float">
            <text:p>29073</text:p>
          </table:table-cell>
          <table:table-cell office:value-type="float" office:value="1904479423" calcext:value-type="float">
            <text:p>1904479423</text:p>
          </table:table-cell>
          <table:table-cell office:value-type="float" office:value="8856893971" calcext:value-type="float">
            <text:p>8856893971</text:p>
          </table:table-cell>
          <table:table-cell office:value-type="float" office:value="1662660" calcext:value-type="float">
            <text:p>1662660</text:p>
          </table:table-cell>
          <table:table-cell office:value-type="float" office:value="369827688" calcext:value-type="float">
            <text:p>369827688</text:p>
          </table:table-cell>
          <table:table-cell office:value-type="float" office:value="239916130" calcext:value-type="float">
            <text:p>239916130</text:p>
          </table:table-cell>
          <table:table-cell office:value-type="float" office:value="1665189" calcext:value-type="float">
            <text:p>1665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28" calcext:value-type="float">
            <text:p>0.215028</text:p>
          </table:table-cell>
          <table:table-cell office:value-type="float" office:value="1662660" calcext:value-type="float">
            <text:p>1662660</text:p>
          </table:table-cell>
          <table:table-cell office:value-type="float" office:value="23.598177" calcext:value-type="float">
            <text:p>23.598177</text:p>
          </table:table-cell>
          <table:table-cell office:value-type="float" office:value="15.308706" calcext:value-type="float">
            <text:p>15.308706</text:p>
          </table:table-cell>
          <table:table-cell office:value-type="float" office:value="0.106253" calcext:value-type="float">
            <text:p>0.106253</text:p>
          </table:table-cell>
          <table:table-cell office:value-type="float" office:value="1.54" calcext:value-type="float">
            <text:p>1.54</text:p>
          </table:table-cell>
          <table:table-cell office:value-type="float" office:value="144.08" calcext:value-type="float">
            <text:p>144.0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0093" calcext:value-type="float">
            <text:p>30093</text:p>
          </table:table-cell>
          <table:table-cell office:value-type="float" office:value="1850951617" calcext:value-type="float">
            <text:p>1850951617</text:p>
          </table:table-cell>
          <table:table-cell office:value-type="float" office:value="8306361280" calcext:value-type="float">
            <text:p>8306361280</text:p>
          </table:table-cell>
          <table:table-cell office:value-type="float" office:value="639907" calcext:value-type="float">
            <text:p>639907</text:p>
          </table:table-cell>
          <table:table-cell office:value-type="float" office:value="342785313" calcext:value-type="float">
            <text:p>342785313</text:p>
          </table:table-cell>
          <table:table-cell office:value-type="float" office:value="219448024" calcext:value-type="float">
            <text:p>219448024</text:p>
          </table:table-cell>
          <table:table-cell office:value-type="float" office:value="1072166" calcext:value-type="float">
            <text:p>107216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2835" calcext:value-type="float">
            <text:p>0.222835</text:p>
          </table:table-cell>
          <table:table-cell office:value-type="float" office:value="639907" calcext:value-type="float">
            <text:p>639907</text:p>
          </table:table-cell>
          <table:table-cell office:value-type="float" office:value="21.872643" calcext:value-type="float">
            <text:p>21.872643</text:p>
          </table:table-cell>
          <table:table-cell office:value-type="float" office:value="14.002666" calcext:value-type="float">
            <text:p>14.002666</text:p>
          </table:table-cell>
          <table:table-cell office:value-type="float" office:value="0.068413" calcext:value-type="float">
            <text:p>0.068413</text:p>
          </table:table-cell>
          <table:table-cell office:value-type="float" office:value="1.56" calcext:value-type="float">
            <text:p>1.56</text:p>
          </table:table-cell>
          <table:table-cell office:value-type="float" office:value="204.68" calcext:value-type="float">
            <text:p>204.6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0094" calcext:value-type="float">
            <text:p>30094</text:p>
          </table:table-cell>
          <table:table-cell office:value-type="float" office:value="483525649" calcext:value-type="float">
            <text:p>483525649</text:p>
          </table:table-cell>
          <table:table-cell office:value-type="float" office:value="4798890261" calcext:value-type="float">
            <text:p>4798890261</text:p>
          </table:table-cell>
          <table:table-cell office:value-type="float" office:value="199836" calcext:value-type="float">
            <text:p>199836</text:p>
          </table:table-cell>
          <table:table-cell office:value-type="float" office:value="128991314" calcext:value-type="float">
            <text:p>128991314</text:p>
          </table:table-cell>
          <table:table-cell office:value-type="float" office:value="121672371" calcext:value-type="float">
            <text:p>121672371</text:p>
          </table:table-cell>
          <table:table-cell office:value-type="float" office:value="251268" calcext:value-type="float">
            <text:p>25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758" calcext:value-type="float">
            <text:p>0.100758</text:p>
          </table:table-cell>
          <table:table-cell office:value-type="float" office:value="199836" calcext:value-type="float">
            <text:p>199836</text:p>
          </table:table-cell>
          <table:table-cell office:value-type="float" office:value="8.238966" calcext:value-type="float">
            <text:p>8.238966</text:p>
          </table:table-cell>
          <table:table-cell office:value-type="float" office:value="7.771489" calcext:value-type="float">
            <text:p>7.771489</text:p>
          </table:table-cell>
          <table:table-cell office:value-type="float" office:value="0.016049" calcext:value-type="float">
            <text:p>0.016049</text:p>
          </table:table-cell>
          <table:table-cell office:value-type="float" office:value="1.06" calcext:value-type="float">
            <text:p>1.06</text:p>
          </table:table-cell>
          <table:table-cell office:value-type="float" office:value="484.23" calcext:value-type="float">
            <text:p>484.2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0075" calcext:value-type="float">
            <text:p>30075</text:p>
          </table:table-cell>
          <table:table-cell office:value-type="float" office:value="16698655722" calcext:value-type="float">
            <text:p>16698655722</text:p>
          </table:table-cell>
          <table:table-cell office:value-type="float" office:value="8889581888" calcext:value-type="float">
            <text:p>8889581888</text:p>
          </table:table-cell>
          <table:table-cell office:value-type="float" office:value="564156" calcext:value-type="float">
            <text:p>564156</text:p>
          </table:table-cell>
          <table:table-cell office:value-type="float" office:value="374176961" calcext:value-type="float">
            <text:p>374176961</text:p>
          </table:table-cell>
          <table:table-cell office:value-type="float" office:value="494753192" calcext:value-type="float">
            <text:p>494753192</text:p>
          </table:table-cell>
          <table:table-cell office:value-type="float" office:value="1792960" calcext:value-type="float">
            <text:p>179296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452" calcext:value-type="float">
            <text:p>1.878452</text:p>
          </table:table-cell>
          <table:table-cell office:value-type="float" office:value="564156" calcext:value-type="float">
            <text:p>564156</text:p>
          </table:table-cell>
          <table:table-cell office:value-type="float" office:value="23.899527" calcext:value-type="float">
            <text:p>23.899527</text:p>
          </table:table-cell>
          <table:table-cell office:value-type="float" office:value="31.601002" calcext:value-type="float">
            <text:p>31.601002</text:p>
          </table:table-cell>
          <table:table-cell office:value-type="float" office:value="0.11452" calcext:value-type="float">
            <text:p>0.11452</text:p>
          </table:table-cell>
          <table:table-cell office:value-type="float" office:value="0.76" calcext:value-type="float">
            <text:p>0.76</text:p>
          </table:table-cell>
          <table:table-cell office:value-type="float" office:value="275.94" calcext:value-type="float">
            <text:p>275.9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0075" calcext:value-type="float">
            <text:p>30075</text:p>
          </table:table-cell>
          <table:table-cell office:value-type="float" office:value="1908328488" calcext:value-type="float">
            <text:p>1908328488</text:p>
          </table:table-cell>
          <table:table-cell office:value-type="float" office:value="8876014452" calcext:value-type="float">
            <text:p>8876014452</text:p>
          </table:table-cell>
          <table:table-cell office:value-type="float" office:value="1764074" calcext:value-type="float">
            <text:p>1764074</text:p>
          </table:table-cell>
          <table:table-cell office:value-type="float" office:value="371013467" calcext:value-type="float">
            <text:p>371013467</text:p>
          </table:table-cell>
          <table:table-cell office:value-type="float" office:value="240396004" calcext:value-type="float">
            <text:p>240396004</text:p>
          </table:table-cell>
          <table:table-cell office:value-type="float" office:value="1766342" calcext:value-type="float">
            <text:p>1766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998" calcext:value-type="float">
            <text:p>0.214998</text:p>
          </table:table-cell>
          <table:table-cell office:value-type="float" office:value="1764074" calcext:value-type="float">
            <text:p>1764074</text:p>
          </table:table-cell>
          <table:table-cell office:value-type="float" office:value="23.697468" calcext:value-type="float">
            <text:p>23.697468</text:p>
          </table:table-cell>
          <table:table-cell office:value-type="float" office:value="15.354634" calcext:value-type="float">
            <text:p>15.354634</text:p>
          </table:table-cell>
          <table:table-cell office:value-type="float" office:value="0.11282" calcext:value-type="float">
            <text:p>0.11282</text:p>
          </table:table-cell>
          <table:table-cell office:value-type="float" office:value="1.54" calcext:value-type="float">
            <text:p>1.54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1096" calcext:value-type="float">
            <text:p>31096</text:p>
          </table:table-cell>
          <table:table-cell office:value-type="float" office:value="2103340887" calcext:value-type="float">
            <text:p>2103340887</text:p>
          </table:table-cell>
          <table:table-cell office:value-type="float" office:value="9058619606" calcext:value-type="float">
            <text:p>9058619606</text:p>
          </table:table-cell>
          <table:table-cell office:value-type="float" office:value="380763" calcext:value-type="float">
            <text:p>380763</text:p>
          </table:table-cell>
          <table:table-cell office:value-type="float" office:value="356215914" calcext:value-type="float">
            <text:p>356215914</text:p>
          </table:table-cell>
          <table:table-cell office:value-type="float" office:value="235574151" calcext:value-type="float">
            <text:p>235574151</text:p>
          </table:table-cell>
          <table:table-cell office:value-type="float" office:value="382407" calcext:value-type="float">
            <text:p>3824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92" calcext:value-type="float">
            <text:p>0.232192</text:p>
          </table:table-cell>
          <table:table-cell office:value-type="float" office:value="380763" calcext:value-type="float">
            <text:p>380763</text:p>
          </table:table-cell>
          <table:table-cell office:value-type="float" office:value="22.72963" calcext:value-type="float">
            <text:p>22.72963</text:p>
          </table:table-cell>
          <table:table-cell office:value-type="float" office:value="15.031651" calcext:value-type="float">
            <text:p>15.031651</text:p>
          </table:table-cell>
          <table:table-cell office:value-type="float" office:value="0.024401" calcext:value-type="float">
            <text:p>0.024401</text:p>
          </table:table-cell>
          <table:table-cell office:value-type="float" office:value="1.51" calcext:value-type="float">
            <text:p>1.51</text:p>
          </table:table-cell>
          <table:table-cell office:value-type="float" office:value="616.03" calcext:value-type="float">
            <text:p>616.0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1097" calcext:value-type="float">
            <text:p>31097</text:p>
          </table:table-cell>
          <table:table-cell office:value-type="float" office:value="559354095" calcext:value-type="float">
            <text:p>559354095</text:p>
          </table:table-cell>
          <table:table-cell office:value-type="float" office:value="5843992014" calcext:value-type="float">
            <text:p>5843992014</text:p>
          </table:table-cell>
          <table:table-cell office:value-type="float" office:value="113507" calcext:value-type="float">
            <text:p>113507</text:p>
          </table:table-cell>
          <table:table-cell office:value-type="float" office:value="157788942" calcext:value-type="float">
            <text:p>157788942</text:p>
          </table:table-cell>
          <table:table-cell office:value-type="float" office:value="148902636" calcext:value-type="float">
            <text:p>148902636</text:p>
          </table:table-cell>
          <table:table-cell office:value-type="float" office:value="114047" calcext:value-type="float">
            <text:p>114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14" calcext:value-type="float">
            <text:p>0.095714</text:p>
          </table:table-cell>
          <table:table-cell office:value-type="float" office:value="113507" calcext:value-type="float">
            <text:p>113507</text:p>
          </table:table-cell>
          <table:table-cell office:value-type="float" office:value="10.068288" calcext:value-type="float">
            <text:p>10.068288</text:p>
          </table:table-cell>
          <table:table-cell office:value-type="float" office:value="9.501266" calcext:value-type="float">
            <text:p>9.501266</text:p>
          </table:table-cell>
          <table:table-cell office:value-type="float" office:value="0.007277" calcext:value-type="float">
            <text:p>0.007277</text:p>
          </table:table-cell>
          <table:table-cell office:value-type="float" office:value="1.06" calcext:value-type="float">
            <text:p>1.06</text:p>
          </table:table-cell>
          <table:table-cell office:value-type="float" office:value="1305.63" calcext:value-type="float">
            <text:p>1305.6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1078" calcext:value-type="float">
            <text:p>31078</text:p>
          </table:table-cell>
          <table:table-cell office:value-type="float" office:value="16608344982" calcext:value-type="float">
            <text:p>16608344982</text:p>
          </table:table-cell>
          <table:table-cell office:value-type="float" office:value="8851566096" calcext:value-type="float">
            <text:p>8851566096</text:p>
          </table:table-cell>
          <table:table-cell office:value-type="float" office:value="512862" calcext:value-type="float">
            <text:p>512862</text:p>
          </table:table-cell>
          <table:table-cell office:value-type="float" office:value="371883952" calcext:value-type="float">
            <text:p>371883952</text:p>
          </table:table-cell>
          <table:table-cell office:value-type="float" office:value="492198452" calcext:value-type="float">
            <text:p>492198452</text:p>
          </table:table-cell>
          <table:table-cell office:value-type="float" office:value="1662941" calcext:value-type="float">
            <text:p>16629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317" calcext:value-type="float">
            <text:p>1.876317</text:p>
          </table:table-cell>
          <table:table-cell office:value-type="float" office:value="512862" calcext:value-type="float">
            <text:p>512862</text:p>
          </table:table-cell>
          <table:table-cell office:value-type="float" office:value="23.729385" calcext:value-type="float">
            <text:p>23.729385</text:p>
          </table:table-cell>
          <table:table-cell office:value-type="float" office:value="31.406483" calcext:value-type="float">
            <text:p>31.406483</text:p>
          </table:table-cell>
          <table:table-cell office:value-type="float" office:value="0.10611" calcext:value-type="float">
            <text:p>0.10611</text:p>
          </table:table-cell>
          <table:table-cell office:value-type="float" office:value="0.76" calcext:value-type="float">
            <text:p>0.76</text:p>
          </table:table-cell>
          <table:table-cell office:value-type="float" office:value="295.98" calcext:value-type="float">
            <text:p>295.9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1078" calcext:value-type="float">
            <text:p>31078</text:p>
          </table:table-cell>
          <table:table-cell office:value-type="float" office:value="1834073489" calcext:value-type="float">
            <text:p>1834073489</text:p>
          </table:table-cell>
          <table:table-cell office:value-type="float" office:value="8573057378" calcext:value-type="float">
            <text:p>8573057378</text:p>
          </table:table-cell>
          <table:table-cell office:value-type="float" office:value="2021187" calcext:value-type="float">
            <text:p>2021187</text:p>
          </table:table-cell>
          <table:table-cell office:value-type="float" office:value="365501763" calcext:value-type="float">
            <text:p>365501763</text:p>
          </table:table-cell>
          <table:table-cell office:value-type="float" office:value="230371956" calcext:value-type="float">
            <text:p>230371956</text:p>
          </table:table-cell>
          <table:table-cell office:value-type="float" office:value="2024703" calcext:value-type="float">
            <text:p>2024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935" calcext:value-type="float">
            <text:p>0.213935</text:p>
          </table:table-cell>
          <table:table-cell office:value-type="float" office:value="2021187" calcext:value-type="float">
            <text:p>2021187</text:p>
          </table:table-cell>
          <table:table-cell office:value-type="float" office:value="23.322145" calcext:value-type="float">
            <text:p>23.322145</text:p>
          </table:table-cell>
          <table:table-cell office:value-type="float" office:value="14.699706" calcext:value-type="float">
            <text:p>14.699706</text:p>
          </table:table-cell>
          <table:table-cell office:value-type="float" office:value="0.129193" calcext:value-type="float">
            <text:p>0.129193</text:p>
          </table:table-cell>
          <table:table-cell office:value-type="float" office:value="1.59" calcext:value-type="float">
            <text:p>1.59</text:p>
          </table:table-cell>
          <table:table-cell office:value-type="float" office:value="113.78" calcext:value-type="float">
            <text:p>113.7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2098" calcext:value-type="float">
            <text:p>32098</text:p>
          </table:table-cell>
          <table:table-cell office:value-type="float" office:value="2138135658" calcext:value-type="float">
            <text:p>2138135658</text:p>
          </table:table-cell>
          <table:table-cell office:value-type="float" office:value="9219434102" calcext:value-type="float">
            <text:p>9219434102</text:p>
          </table:table-cell>
          <table:table-cell office:value-type="float" office:value="478326" calcext:value-type="float">
            <text:p>478326</text:p>
          </table:table-cell>
          <table:table-cell office:value-type="float" office:value="362354606" calcext:value-type="float">
            <text:p>362354606</text:p>
          </table:table-cell>
          <table:table-cell office:value-type="float" office:value="239670084" calcext:value-type="float">
            <text:p>239670084</text:p>
          </table:table-cell>
          <table:table-cell office:value-type="float" office:value="478913" calcext:value-type="float">
            <text:p>4789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16" calcext:value-type="float">
            <text:p>0.231916</text:p>
          </table:table-cell>
          <table:table-cell office:value-type="float" office:value="478326" calcext:value-type="float">
            <text:p>478326</text:p>
          </table:table-cell>
          <table:table-cell office:value-type="float" office:value="23.144405" calcext:value-type="float">
            <text:p>23.144405</text:p>
          </table:table-cell>
          <table:table-cell office:value-type="float" office:value="15.308269" calcext:value-type="float">
            <text:p>15.308269</text:p>
          </table:table-cell>
          <table:table-cell office:value-type="float" office:value="0.030589" calcext:value-type="float">
            <text:p>0.030589</text:p>
          </table:table-cell>
          <table:table-cell office:value-type="float" office:value="1.51" calcext:value-type="float">
            <text:p>1.51</text:p>
          </table:table-cell>
          <table:table-cell office:value-type="float" office:value="500.45" calcext:value-type="float">
            <text:p>500.4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2099" calcext:value-type="float">
            <text:p>32099</text:p>
          </table:table-cell>
          <table:table-cell office:value-type="float" office:value="473886957" calcext:value-type="float">
            <text:p>473886957</text:p>
          </table:table-cell>
          <table:table-cell office:value-type="float" office:value="4668709555" calcext:value-type="float">
            <text:p>4668709555</text:p>
          </table:table-cell>
          <table:table-cell office:value-type="float" office:value="181027" calcext:value-type="float">
            <text:p>181027</text:p>
          </table:table-cell>
          <table:table-cell office:value-type="float" office:value="125917946" calcext:value-type="float">
            <text:p>125917946</text:p>
          </table:table-cell>
          <table:table-cell office:value-type="float" office:value="118826532" calcext:value-type="float">
            <text:p>118826532</text:p>
          </table:table-cell>
          <table:table-cell office:value-type="float" office:value="232672" calcext:value-type="float">
            <text:p>232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1503" calcext:value-type="float">
            <text:p>0.101503</text:p>
          </table:table-cell>
          <table:table-cell office:value-type="float" office:value="181027" calcext:value-type="float">
            <text:p>181027</text:p>
          </table:table-cell>
          <table:table-cell office:value-type="float" office:value="8.042663" calcext:value-type="float">
            <text:p>8.042663</text:p>
          </table:table-cell>
          <table:table-cell office:value-type="float" office:value="7.589718" calcext:value-type="float">
            <text:p>7.589718</text:p>
          </table:table-cell>
          <table:table-cell office:value-type="float" office:value="0.014861" calcext:value-type="float">
            <text:p>0.014861</text:p>
          </table:table-cell>
          <table:table-cell office:value-type="float" office:value="1.06" calcext:value-type="float">
            <text:p>1.06</text:p>
          </table:table-cell>
          <table:table-cell office:value-type="float" office:value="510.7" calcext:value-type="float">
            <text:p>510.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2080" calcext:value-type="float">
            <text:p>32080</text:p>
          </table:table-cell>
          <table:table-cell office:value-type="float" office:value="16173686585" calcext:value-type="float">
            <text:p>16173686585</text:p>
          </table:table-cell>
          <table:table-cell office:value-type="float" office:value="8650014251" calcext:value-type="float">
            <text:p>8650014251</text:p>
          </table:table-cell>
          <table:table-cell office:value-type="float" office:value="621797" calcext:value-type="float">
            <text:p>621797</text:p>
          </table:table-cell>
          <table:table-cell office:value-type="float" office:value="362052218" calcext:value-type="float">
            <text:p>362052218</text:p>
          </table:table-cell>
          <table:table-cell office:value-type="float" office:value="478703299" calcext:value-type="float">
            <text:p>478703299</text:p>
          </table:table-cell>
          <table:table-cell office:value-type="float" office:value="2214191" calcext:value-type="float">
            <text:p>221419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9787" calcext:value-type="float">
            <text:p>1.869787</text:p>
          </table:table-cell>
          <table:table-cell office:value-type="float" office:value="621797" calcext:value-type="float">
            <text:p>621797</text:p>
          </table:table-cell>
          <table:table-cell office:value-type="float" office:value="23.125092" calcext:value-type="float">
            <text:p>23.125092</text:p>
          </table:table-cell>
          <table:table-cell office:value-type="float" office:value="30.575859" calcext:value-type="float">
            <text:p>30.575859</text:p>
          </table:table-cell>
          <table:table-cell office:value-type="float" office:value="0.141425" calcext:value-type="float">
            <text:p>0.141425</text:p>
          </table:table-cell>
          <table:table-cell office:value-type="float" office:value="0.76" calcext:value-type="float">
            <text:p>0.76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2080" calcext:value-type="float">
            <text:p>32080</text:p>
          </table:table-cell>
          <table:table-cell office:value-type="float" office:value="1909779312" calcext:value-type="float">
            <text:p>1909779312</text:p>
          </table:table-cell>
          <table:table-cell office:value-type="float" office:value="8950461432" calcext:value-type="float">
            <text:p>8950461432</text:p>
          </table:table-cell>
          <table:table-cell office:value-type="float" office:value="2117728" calcext:value-type="float">
            <text:p>2117728</text:p>
          </table:table-cell>
          <table:table-cell office:value-type="float" office:value="384014958" calcext:value-type="float">
            <text:p>384014958</text:p>
          </table:table-cell>
          <table:table-cell office:value-type="float" office:value="240653577" calcext:value-type="float">
            <text:p>240653577</text:p>
          </table:table-cell>
          <table:table-cell office:value-type="float" office:value="2120852" calcext:value-type="float">
            <text:p>2120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72" calcext:value-type="float">
            <text:p>0.213372</text:p>
          </table:table-cell>
          <table:table-cell office:value-type="float" office:value="2117728" calcext:value-type="float">
            <text:p>2117728</text:p>
          </table:table-cell>
          <table:table-cell office:value-type="float" office:value="24.527901" calcext:value-type="float">
            <text:p>24.527901</text:p>
          </table:table-cell>
          <table:table-cell office:value-type="float" office:value="15.371087" calcext:value-type="float">
            <text:p>15.371087</text:p>
          </table:table-cell>
          <table:table-cell office:value-type="float" office:value="0.135464" calcext:value-type="float">
            <text:p>0.135464</text:p>
          </table:table-cell>
          <table:table-cell office:value-type="float" office:value="1.6" calcext:value-type="float">
            <text:p>1.6</text:p>
          </table:table-cell>
          <table:table-cell office:value-type="float" office:value="113.47" calcext:value-type="float">
            <text:p>113.4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3101" calcext:value-type="float">
            <text:p>33101</text:p>
          </table:table-cell>
          <table:table-cell office:value-type="float" office:value="2090660893" calcext:value-type="float">
            <text:p>2090660893</text:p>
          </table:table-cell>
          <table:table-cell office:value-type="float" office:value="9015427629" calcext:value-type="float">
            <text:p>9015427629</text:p>
          </table:table-cell>
          <table:table-cell office:value-type="float" office:value="448533" calcext:value-type="float">
            <text:p>448533</text:p>
          </table:table-cell>
          <table:table-cell office:value-type="float" office:value="354495139" calcext:value-type="float">
            <text:p>354495139</text:p>
          </table:table-cell>
          <table:table-cell office:value-type="float" office:value="234366244" calcext:value-type="float">
            <text:p>234366244</text:p>
          </table:table-cell>
          <table:table-cell office:value-type="float" office:value="449039" calcext:value-type="float">
            <text:p>44903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98" calcext:value-type="float">
            <text:p>0.231898</text:p>
          </table:table-cell>
          <table:table-cell office:value-type="float" office:value="448533" calcext:value-type="float">
            <text:p>448533</text:p>
          </table:table-cell>
          <table:table-cell office:value-type="float" office:value="22.619829" calcext:value-type="float">
            <text:p>22.619829</text:p>
          </table:table-cell>
          <table:table-cell office:value-type="float" office:value="14.954576" calcext:value-type="float">
            <text:p>14.954576</text:p>
          </table:table-cell>
          <table:table-cell office:value-type="float" office:value="0.028653" calcext:value-type="float">
            <text:p>0.028653</text:p>
          </table:table-cell>
          <table:table-cell office:value-type="float" office:value="1.51" calcext:value-type="float">
            <text:p>1.51</text:p>
          </table:table-cell>
          <table:table-cell office:value-type="float" office:value="521.93" calcext:value-type="float">
            <text:p>521.9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3102" calcext:value-type="float">
            <text:p>33102</text:p>
          </table:table-cell>
          <table:table-cell office:value-type="float" office:value="570165833" calcext:value-type="float">
            <text:p>570165833</text:p>
          </table:table-cell>
          <table:table-cell office:value-type="float" office:value="5952065050" calcext:value-type="float">
            <text:p>5952065050</text:p>
          </table:table-cell>
          <table:table-cell office:value-type="float" office:value="169899" calcext:value-type="float">
            <text:p>169899</text:p>
          </table:table-cell>
          <table:table-cell office:value-type="float" office:value="160614193" calcext:value-type="float">
            <text:p>160614193</text:p>
          </table:table-cell>
          <table:table-cell office:value-type="float" office:value="151583073" calcext:value-type="float">
            <text:p>151583073</text:p>
          </table:table-cell>
          <table:table-cell office:value-type="float" office:value="171000" calcext:value-type="float">
            <text:p>17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93" calcext:value-type="float">
            <text:p>0.095793</text:p>
          </table:table-cell>
          <table:table-cell office:value-type="float" office:value="169899" calcext:value-type="float">
            <text:p>169899</text:p>
          </table:table-cell>
          <table:table-cell office:value-type="float" office:value="10.248563" calcext:value-type="float">
            <text:p>10.248563</text:p>
          </table:table-cell>
          <table:table-cell office:value-type="float" office:value="9.672299" calcext:value-type="float">
            <text:p>9.672299</text:p>
          </table:table-cell>
          <table:table-cell office:value-type="float" office:value="0.010911" calcext:value-type="float">
            <text:p>0.010911</text:p>
          </table:table-cell>
          <table:table-cell office:value-type="float" office:value="1.06" calcext:value-type="float">
            <text:p>1.06</text:p>
          </table:table-cell>
          <table:table-cell office:value-type="float" office:value="886.45" calcext:value-type="float">
            <text:p>886.4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3083" calcext:value-type="float">
            <text:p>33083</text:p>
          </table:table-cell>
          <table:table-cell office:value-type="float" office:value="16729763639" calcext:value-type="float">
            <text:p>16729763639</text:p>
          </table:table-cell>
          <table:table-cell office:value-type="float" office:value="8886342779" calcext:value-type="float">
            <text:p>8886342779</text:p>
          </table:table-cell>
          <table:table-cell office:value-type="float" office:value="503028" calcext:value-type="float">
            <text:p>503028</text:p>
          </table:table-cell>
          <table:table-cell office:value-type="float" office:value="374342482" calcext:value-type="float">
            <text:p>374342482</text:p>
          </table:table-cell>
          <table:table-cell office:value-type="float" office:value="493163538" calcext:value-type="float">
            <text:p>493163538</text:p>
          </table:table-cell>
          <table:table-cell office:value-type="float" office:value="1606490" calcext:value-type="float">
            <text:p>16064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638" calcext:value-type="float">
            <text:p>1.882638</text:p>
          </table:table-cell>
          <table:table-cell office:value-type="float" office:value="503028" calcext:value-type="float">
            <text:p>503028</text:p>
          </table:table-cell>
          <table:table-cell office:value-type="float" office:value="23.886261" calcext:value-type="float">
            <text:p>23.886261</text:p>
          </table:table-cell>
          <table:table-cell office:value-type="float" office:value="31.468063" calcext:value-type="float">
            <text:p>31.468063</text:p>
          </table:table-cell>
          <table:table-cell office:value-type="float" office:value="0.102508" calcext:value-type="float">
            <text:p>0.102508</text:p>
          </table:table-cell>
          <table:table-cell office:value-type="float" office:value="0.76" calcext:value-type="float">
            <text:p>0.76</text:p>
          </table:table-cell>
          <table:table-cell office:value-type="float" office:value="306.98" calcext:value-type="float">
            <text:p>306.9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3083" calcext:value-type="float">
            <text:p>33083</text:p>
          </table:table-cell>
          <table:table-cell office:value-type="float" office:value="1901489260" calcext:value-type="float">
            <text:p>1901489260</text:p>
          </table:table-cell>
          <table:table-cell office:value-type="float" office:value="8908480946" calcext:value-type="float">
            <text:p>8908480946</text:p>
          </table:table-cell>
          <table:table-cell office:value-type="float" office:value="1879837" calcext:value-type="float">
            <text:p>1879837</text:p>
          </table:table-cell>
          <table:table-cell office:value-type="float" office:value="382359098" calcext:value-type="float">
            <text:p>382359098</text:p>
          </table:table-cell>
          <table:table-cell office:value-type="float" office:value="239595924" calcext:value-type="float">
            <text:p>239595924</text:p>
          </table:table-cell>
          <table:table-cell office:value-type="float" office:value="1883099" calcext:value-type="float">
            <text:p>1883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47" calcext:value-type="float">
            <text:p>0.213447</text:p>
          </table:table-cell>
          <table:table-cell office:value-type="float" office:value="1879837" calcext:value-type="float">
            <text:p>1879837</text:p>
          </table:table-cell>
          <table:table-cell office:value-type="float" office:value="24.397789" calcext:value-type="float">
            <text:p>24.397789</text:p>
          </table:table-cell>
          <table:table-cell office:value-type="float" office:value="15.288274" calcext:value-type="float">
            <text:p>15.288274</text:p>
          </table:table-cell>
          <table:table-cell office:value-type="float" office:value="0.120158" calcext:value-type="float">
            <text:p>0.120158</text:p>
          </table:table-cell>
          <table:table-cell office:value-type="float" office:value="1.6" calcext:value-type="float">
            <text:p>1.6</text:p>
          </table:table-cell>
          <table:table-cell office:value-type="float" office:value="127.23" calcext:value-type="float">
            <text:p>127.2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4103" calcext:value-type="float">
            <text:p>34103</text:p>
          </table:table-cell>
          <table:table-cell office:value-type="float" office:value="2142781660" calcext:value-type="float">
            <text:p>2142781660</text:p>
          </table:table-cell>
          <table:table-cell office:value-type="float" office:value="9238777606" calcext:value-type="float">
            <text:p>9238777606</text:p>
          </table:table-cell>
          <table:table-cell office:value-type="float" office:value="652040" calcext:value-type="float">
            <text:p>652040</text:p>
          </table:table-cell>
          <table:table-cell office:value-type="float" office:value="363458083" calcext:value-type="float">
            <text:p>363458083</text:p>
          </table:table-cell>
          <table:table-cell office:value-type="float" office:value="240207736" calcext:value-type="float">
            <text:p>240207736</text:p>
          </table:table-cell>
          <table:table-cell office:value-type="float" office:value="652819" calcext:value-type="float">
            <text:p>65281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33" calcext:value-type="float">
            <text:p>0.231933</text:p>
          </table:table-cell>
          <table:table-cell office:value-type="float" office:value="652040" calcext:value-type="float">
            <text:p>652040</text:p>
          </table:table-cell>
          <table:table-cell office:value-type="float" office:value="23.214888" calcext:value-type="float">
            <text:p>23.214888</text:p>
          </table:table-cell>
          <table:table-cell office:value-type="float" office:value="15.34261" calcext:value-type="float">
            <text:p>15.34261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1.51" calcext:value-type="float">
            <text:p>1.51</text:p>
          </table:table-cell>
          <table:table-cell office:value-type="float" office:value="367.95" calcext:value-type="float">
            <text:p>367.9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4104" calcext:value-type="float">
            <text:p>34104</text:p>
          </table:table-cell>
          <table:table-cell office:value-type="float" office:value="431312207" calcext:value-type="float">
            <text:p>431312207</text:p>
          </table:table-cell>
          <table:table-cell office:value-type="float" office:value="4261609197" calcext:value-type="float">
            <text:p>4261609197</text:p>
          </table:table-cell>
          <table:table-cell office:value-type="float" office:value="305364" calcext:value-type="float">
            <text:p>305364</text:p>
          </table:table-cell>
          <table:table-cell office:value-type="float" office:value="117492034" calcext:value-type="float">
            <text:p>117492034</text:p>
          </table:table-cell>
          <table:table-cell office:value-type="float" office:value="106287470" calcext:value-type="float">
            <text:p>106287470</text:p>
          </table:table-cell>
          <table:table-cell office:value-type="float" office:value="737412" calcext:value-type="float">
            <text:p>737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1209" calcext:value-type="float">
            <text:p>0.101209</text:p>
          </table:table-cell>
          <table:table-cell office:value-type="float" office:value="305364" calcext:value-type="float">
            <text:p>305364</text:p>
          </table:table-cell>
          <table:table-cell office:value-type="float" office:value="7.504481" calcext:value-type="float">
            <text:p>7.504481</text:p>
          </table:table-cell>
          <table:table-cell office:value-type="float" office:value="6.788821" calcext:value-type="float">
            <text:p>6.788821</text:p>
          </table:table-cell>
          <table:table-cell office:value-type="float" office:value="0.0471" calcext:value-type="float">
            <text:p>0.0471</text:p>
          </table:table-cell>
          <table:table-cell office:value-type="float" office:value="1.11" calcext:value-type="float">
            <text:p>1.11</text:p>
          </table:table-cell>
          <table:table-cell office:value-type="float" office:value="144.14" calcext:value-type="float">
            <text:p>144.1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4086" calcext:value-type="float">
            <text:p>34086</text:p>
          </table:table-cell>
          <table:table-cell office:value-type="float" office:value="16732403429" calcext:value-type="float">
            <text:p>16732403429</text:p>
          </table:table-cell>
          <table:table-cell office:value-type="float" office:value="8900678352" calcext:value-type="float">
            <text:p>8900678352</text:p>
          </table:table-cell>
          <table:table-cell office:value-type="float" office:value="544605" calcext:value-type="float">
            <text:p>544605</text:p>
          </table:table-cell>
          <table:table-cell office:value-type="float" office:value="375055806" calcext:value-type="float">
            <text:p>375055806</text:p>
          </table:table-cell>
          <table:table-cell office:value-type="float" office:value="495936599" calcext:value-type="float">
            <text:p>495936599</text:p>
          </table:table-cell>
          <table:table-cell office:value-type="float" office:value="1699254" calcext:value-type="float">
            <text:p>1699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902" calcext:value-type="float">
            <text:p>1.879902</text:p>
          </table:table-cell>
          <table:table-cell office:value-type="float" office:value="544605" calcext:value-type="float">
            <text:p>544605</text:p>
          </table:table-cell>
          <table:table-cell office:value-type="float" office:value="23.931776" calcext:value-type="float">
            <text:p>23.931776</text:p>
          </table:table-cell>
          <table:table-cell office:value-type="float" office:value="31.645008" calcext:value-type="float">
            <text:p>31.645008</text:p>
          </table:table-cell>
          <table:table-cell office:value-type="float" office:value="0.108427" calcext:value-type="float">
            <text:p>0.108427</text:p>
          </table:table-cell>
          <table:table-cell office:value-type="float" office:value="0.76" calcext:value-type="float">
            <text:p>0.76</text:p>
          </table:table-cell>
          <table:table-cell office:value-type="float" office:value="291.86" calcext:value-type="float">
            <text:p>291.8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4086" calcext:value-type="float">
            <text:p>34086</text:p>
          </table:table-cell>
          <table:table-cell office:value-type="float" office:value="1903362690" calcext:value-type="float">
            <text:p>1903362690</text:p>
          </table:table-cell>
          <table:table-cell office:value-type="float" office:value="8915671464" calcext:value-type="float">
            <text:p>8915671464</text:p>
          </table:table-cell>
          <table:table-cell office:value-type="float" office:value="1841232" calcext:value-type="float">
            <text:p>1841232</text:p>
          </table:table-cell>
          <table:table-cell office:value-type="float" office:value="382618722" calcext:value-type="float">
            <text:p>382618722</text:p>
          </table:table-cell>
          <table:table-cell office:value-type="float" office:value="239811293" calcext:value-type="float">
            <text:p>239811293</text:p>
          </table:table-cell>
          <table:table-cell office:value-type="float" office:value="1843931" calcext:value-type="float">
            <text:p>1843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85" calcext:value-type="float">
            <text:p>0.213485</text:p>
          </table:table-cell>
          <table:table-cell office:value-type="float" office:value="1841232" calcext:value-type="float">
            <text:p>1841232</text:p>
          </table:table-cell>
          <table:table-cell office:value-type="float" office:value="24.414354" calcext:value-type="float">
            <text:p>24.414354</text:p>
          </table:table-cell>
          <table:table-cell office:value-type="float" office:value="15.302017" calcext:value-type="float">
            <text:p>15.302017</text:p>
          </table:table-cell>
          <table:table-cell office:value-type="float" office:value="0.117659" calcext:value-type="float">
            <text:p>0.117659</text:p>
          </table:table-cell>
          <table:table-cell office:value-type="float" office:value="1.6" calcext:value-type="float">
            <text:p>1.6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5105" calcext:value-type="float">
            <text:p>35105</text:p>
          </table:table-cell>
          <table:table-cell office:value-type="float" office:value="1966118860" calcext:value-type="float">
            <text:p>1966118860</text:p>
          </table:table-cell>
          <table:table-cell office:value-type="float" office:value="8869490714" calcext:value-type="float">
            <text:p>8869490714</text:p>
          </table:table-cell>
          <table:table-cell office:value-type="float" office:value="577454" calcext:value-type="float">
            <text:p>577454</text:p>
          </table:table-cell>
          <table:table-cell office:value-type="float" office:value="360813822" calcext:value-type="float">
            <text:p>360813822</text:p>
          </table:table-cell>
          <table:table-cell office:value-type="float" office:value="236289289" calcext:value-type="float">
            <text:p>236289289</text:p>
          </table:table-cell>
          <table:table-cell office:value-type="float" office:value="578998" calcext:value-type="float">
            <text:p>57899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1672" calcext:value-type="float">
            <text:p>0.221672</text:p>
          </table:table-cell>
          <table:table-cell office:value-type="float" office:value="577454" calcext:value-type="float">
            <text:p>577454</text:p>
          </table:table-cell>
          <table:table-cell office:value-type="float" office:value="23.045992" calcext:value-type="float">
            <text:p>23.045992</text:p>
          </table:table-cell>
          <table:table-cell office:value-type="float" office:value="15.09233" calcext:value-type="float">
            <text:p>15.09233</text:p>
          </table:table-cell>
          <table:table-cell office:value-type="float" office:value="0.036982" calcext:value-type="float">
            <text:p>0.036982</text:p>
          </table:table-cell>
          <table:table-cell office:value-type="float" office:value="1.53" calcext:value-type="float">
            <text:p>1.53</text:p>
          </table:table-cell>
          <table:table-cell office:value-type="float" office:value="408.1" calcext:value-type="float">
            <text:p>408.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5106" calcext:value-type="float">
            <text:p>35106</text:p>
          </table:table-cell>
          <table:table-cell office:value-type="float" office:value="589892785" calcext:value-type="float">
            <text:p>589892785</text:p>
          </table:table-cell>
          <table:table-cell office:value-type="float" office:value="6333698219" calcext:value-type="float">
            <text:p>6333698219</text:p>
          </table:table-cell>
          <table:table-cell office:value-type="float" office:value="151634" calcext:value-type="float">
            <text:p>151634</text:p>
          </table:table-cell>
          <table:table-cell office:value-type="float" office:value="182370903" calcext:value-type="float">
            <text:p>182370903</text:p>
          </table:table-cell>
          <table:table-cell office:value-type="float" office:value="158013553" calcext:value-type="float">
            <text:p>158013553</text:p>
          </table:table-cell>
          <table:table-cell office:value-type="float" office:value="152763" calcext:value-type="float">
            <text:p>152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136" calcext:value-type="float">
            <text:p>0.093136</text:p>
          </table:table-cell>
          <table:table-cell office:value-type="float" office:value="151634" calcext:value-type="float">
            <text:p>151634</text:p>
          </table:table-cell>
          <table:table-cell office:value-type="float" office:value="11.64844" calcext:value-type="float">
            <text:p>11.64844</text:p>
          </table:table-cell>
          <table:table-cell office:value-type="float" office:value="10.092682" calcext:value-type="float">
            <text:p>10.092682</text:p>
          </table:table-cell>
          <table:table-cell office:value-type="float" office:value="0.009757" calcext:value-type="float">
            <text:p>0.009757</text:p>
          </table:table-cell>
          <table:table-cell office:value-type="float" office:value="1.15" calcext:value-type="float">
            <text:p>1.15</text:p>
          </table:table-cell>
          <table:table-cell office:value-type="float" office:value="1034.37" calcext:value-type="float">
            <text:p>1034.3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5089" calcext:value-type="float">
            <text:p>35089</text:p>
          </table:table-cell>
          <table:table-cell office:value-type="float" office:value="16643052565" calcext:value-type="float">
            <text:p>16643052565</text:p>
          </table:table-cell>
          <table:table-cell office:value-type="float" office:value="8855305022" calcext:value-type="float">
            <text:p>8855305022</text:p>
          </table:table-cell>
          <table:table-cell office:value-type="float" office:value="633917" calcext:value-type="float">
            <text:p>633917</text:p>
          </table:table-cell>
          <table:table-cell office:value-type="float" office:value="372524531" calcext:value-type="float">
            <text:p>372524531</text:p>
          </table:table-cell>
          <table:table-cell office:value-type="float" office:value="492368007" calcext:value-type="float">
            <text:p>492368007</text:p>
          </table:table-cell>
          <table:table-cell office:value-type="float" office:value="2052592" calcext:value-type="float">
            <text:p>205259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444" calcext:value-type="float">
            <text:p>1.879444</text:p>
          </table:table-cell>
          <table:table-cell office:value-type="float" office:value="633917" calcext:value-type="float">
            <text:p>633917</text:p>
          </table:table-cell>
          <table:table-cell office:value-type="float" office:value="23.77026" calcext:value-type="float">
            <text:p>23.77026</text:p>
          </table:table-cell>
          <table:table-cell office:value-type="float" office:value="31.417299" calcext:value-type="float">
            <text:p>31.417299</text:p>
          </table:table-cell>
          <table:table-cell office:value-type="float" office:value="0.130973" calcext:value-type="float">
            <text:p>0.130973</text:p>
          </table:table-cell>
          <table:table-cell office:value-type="float" office:value="0.76" calcext:value-type="float">
            <text:p>0.76</text:p>
          </table:table-cell>
          <table:table-cell office:value-type="float" office:value="239.88" calcext:value-type="float">
            <text:p>239.8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5089" calcext:value-type="float">
            <text:p>35089</text:p>
          </table:table-cell>
          <table:table-cell office:value-type="float" office:value="1881638571" calcext:value-type="float">
            <text:p>1881638571</text:p>
          </table:table-cell>
          <table:table-cell office:value-type="float" office:value="8669215190" calcext:value-type="float">
            <text:p>8669215190</text:p>
          </table:table-cell>
          <table:table-cell office:value-type="float" office:value="2651001" calcext:value-type="float">
            <text:p>2651001</text:p>
          </table:table-cell>
          <table:table-cell office:value-type="float" office:value="366279940" calcext:value-type="float">
            <text:p>366279940</text:p>
          </table:table-cell>
          <table:table-cell office:value-type="float" office:value="232749048" calcext:value-type="float">
            <text:p>232749048</text:p>
          </table:table-cell>
          <table:table-cell office:value-type="float" office:value="2693695" calcext:value-type="float">
            <text:p>2693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048" calcext:value-type="float">
            <text:p>0.217048</text:p>
          </table:table-cell>
          <table:table-cell office:value-type="float" office:value="2651001" calcext:value-type="float">
            <text:p>2651001</text:p>
          </table:table-cell>
          <table:table-cell office:value-type="float" office:value="23.371801" calcext:value-type="float">
            <text:p>23.371801</text:p>
          </table:table-cell>
          <table:table-cell office:value-type="float" office:value="14.851385" calcext:value-type="float">
            <text:p>14.851385</text:p>
          </table:table-cell>
          <table:table-cell office:value-type="float" office:value="0.171881" calcext:value-type="float">
            <text:p>0.171881</text:p>
          </table:table-cell>
          <table:table-cell office:value-type="float" office:value="1.57" calcext:value-type="float">
            <text:p>1.57</text:p>
          </table:table-cell>
          <table:table-cell office:value-type="float" office:value="86.41" calcext:value-type="float">
            <text:p>86.4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6107" calcext:value-type="float">
            <text:p>36107</text:p>
          </table:table-cell>
          <table:table-cell office:value-type="float" office:value="1972050500" calcext:value-type="float">
            <text:p>1972050500</text:p>
          </table:table-cell>
          <table:table-cell office:value-type="float" office:value="9171068830" calcext:value-type="float">
            <text:p>9171068830</text:p>
          </table:table-cell>
          <table:table-cell office:value-type="float" office:value="489365" calcext:value-type="float">
            <text:p>489365</text:p>
          </table:table-cell>
          <table:table-cell office:value-type="float" office:value="381139604" calcext:value-type="float">
            <text:p>381139604</text:p>
          </table:table-cell>
          <table:table-cell office:value-type="float" office:value="248382642" calcext:value-type="float">
            <text:p>248382642</text:p>
          </table:table-cell>
          <table:table-cell office:value-type="float" office:value="491428" calcext:value-type="float">
            <text:p>4914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3" calcext:value-type="float">
            <text:p>0.21503</text:p>
          </table:table-cell>
          <table:table-cell office:value-type="float" office:value="489365" calcext:value-type="float">
            <text:p>489365</text:p>
          </table:table-cell>
          <table:table-cell office:value-type="float" office:value="24.344248" calcext:value-type="float">
            <text:p>24.344248</text:p>
          </table:table-cell>
          <table:table-cell office:value-type="float" office:value="15.864759" calcext:value-type="float">
            <text:p>15.864759</text:p>
          </table:table-cell>
          <table:table-cell office:value-type="float" office:value="0.031389" calcext:value-type="float">
            <text:p>0.031389</text:p>
          </table:table-cell>
          <table:table-cell office:value-type="float" office:value="1.53" calcext:value-type="float">
            <text:p>1.53</text:p>
          </table:table-cell>
          <table:table-cell office:value-type="float" office:value="505.43" calcext:value-type="float">
            <text:p>505.4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6108" calcext:value-type="float">
            <text:p>36108</text:p>
          </table:table-cell>
          <table:table-cell office:value-type="float" office:value="383684515" calcext:value-type="float">
            <text:p>383684515</text:p>
          </table:table-cell>
          <table:table-cell office:value-type="float" office:value="3872915751" calcext:value-type="float">
            <text:p>3872915751</text:p>
          </table:table-cell>
          <table:table-cell office:value-type="float" office:value="177525" calcext:value-type="float">
            <text:p>177525</text:p>
          </table:table-cell>
          <table:table-cell office:value-type="float" office:value="110673401" calcext:value-type="float">
            <text:p>110673401</text:p>
          </table:table-cell>
          <table:table-cell office:value-type="float" office:value="95994856" calcext:value-type="float">
            <text:p>95994856</text:p>
          </table:table-cell>
          <table:table-cell office:value-type="float" office:value="228482" calcext:value-type="float">
            <text:p>228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069" calcext:value-type="float">
            <text:p>0.099069</text:p>
          </table:table-cell>
          <table:table-cell office:value-type="float" office:value="177525" calcext:value-type="float">
            <text:p>177525</text:p>
          </table:table-cell>
          <table:table-cell office:value-type="float" office:value="7.06896" calcext:value-type="float">
            <text:p>7.06896</text:p>
          </table:table-cell>
          <table:table-cell office:value-type="float" office:value="6.131408" calcext:value-type="float">
            <text:p>6.131408</text:p>
          </table:table-cell>
          <table:table-cell office:value-type="float" office:value="0.014594" calcext:value-type="float">
            <text:p>0.014594</text:p>
          </table:table-cell>
          <table:table-cell office:value-type="float" office:value="1.15" calcext:value-type="float">
            <text:p>1.15</text:p>
          </table:table-cell>
          <table:table-cell office:value-type="float" office:value="420.14" calcext:value-type="float">
            <text:p>420.1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6092" calcext:value-type="float">
            <text:p>36092</text:p>
          </table:table-cell>
          <table:table-cell office:value-type="float" office:value="16727378977" calcext:value-type="float">
            <text:p>16727378977</text:p>
          </table:table-cell>
          <table:table-cell office:value-type="float" office:value="8896777857" calcext:value-type="float">
            <text:p>8896777857</text:p>
          </table:table-cell>
          <table:table-cell office:value-type="float" office:value="612930" calcext:value-type="float">
            <text:p>612930</text:p>
          </table:table-cell>
          <table:table-cell office:value-type="float" office:value="374149756" calcext:value-type="float">
            <text:p>374149756</text:p>
          </table:table-cell>
          <table:table-cell office:value-type="float" office:value="493266204" calcext:value-type="float">
            <text:p>493266204</text:p>
          </table:table-cell>
          <table:table-cell office:value-type="float" office:value="1983709" calcext:value-type="float">
            <text:p>19837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161" calcext:value-type="float">
            <text:p>1.880161</text:p>
          </table:table-cell>
          <table:table-cell office:value-type="float" office:value="612930" calcext:value-type="float">
            <text:p>612930</text:p>
          </table:table-cell>
          <table:table-cell office:value-type="float" office:value="23.873962" calcext:value-type="float">
            <text:p>23.873962</text:p>
          </table:table-cell>
          <table:table-cell office:value-type="float" office:value="31.474613" calcext:value-type="float">
            <text:p>31.474613</text:p>
          </table:table-cell>
          <table:table-cell office:value-type="float" office:value="0.126578" calcext:value-type="float">
            <text:p>0.126578</text:p>
          </table:table-cell>
          <table:table-cell office:value-type="float" office:value="0.76" calcext:value-type="float">
            <text:p>0.76</text:p>
          </table:table-cell>
          <table:table-cell office:value-type="float" office:value="248.66" calcext:value-type="float">
            <text:p>248.6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6092" calcext:value-type="float">
            <text:p>36092</text:p>
          </table:table-cell>
          <table:table-cell office:value-type="float" office:value="1915580912" calcext:value-type="float">
            <text:p>1915580912</text:p>
          </table:table-cell>
          <table:table-cell office:value-type="float" office:value="8859899914" calcext:value-type="float">
            <text:p>8859899914</text:p>
          </table:table-cell>
          <table:table-cell office:value-type="float" office:value="2089410" calcext:value-type="float">
            <text:p>2089410</text:p>
          </table:table-cell>
          <table:table-cell office:value-type="float" office:value="363817699" calcext:value-type="float">
            <text:p>363817699</text:p>
          </table:table-cell>
          <table:table-cell office:value-type="float" office:value="241413601" calcext:value-type="float">
            <text:p>241413601</text:p>
          </table:table-cell>
          <table:table-cell office:value-type="float" office:value="2096402" calcext:value-type="float">
            <text:p>2096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08" calcext:value-type="float">
            <text:p>0.216208</text:p>
          </table:table-cell>
          <table:table-cell office:value-type="float" office:value="2089410" calcext:value-type="float">
            <text:p>2089410</text:p>
          </table:table-cell>
          <table:table-cell office:value-type="float" office:value="23.214689" calcext:value-type="float">
            <text:p>23.214689</text:p>
          </table:table-cell>
          <table:table-cell office:value-type="float" office:value="15.404258" calcext:value-type="float">
            <text:p>15.404258</text:p>
          </table:table-cell>
          <table:table-cell office:value-type="float" office:value="0.133768" calcext:value-type="float">
            <text:p>0.133768</text:p>
          </table:table-cell>
          <table:table-cell office:value-type="float" office:value="1.51" calcext:value-type="float">
            <text:p>1.51</text:p>
          </table:table-cell>
          <table:table-cell office:value-type="float" office:value="115.16" calcext:value-type="float">
            <text:p>115.1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7109" calcext:value-type="float">
            <text:p>37109</text:p>
          </table:table-cell>
          <table:table-cell office:value-type="float" office:value="1943888436" calcext:value-type="float">
            <text:p>1943888436</text:p>
          </table:table-cell>
          <table:table-cell office:value-type="float" office:value="9039215883" calcext:value-type="float">
            <text:p>9039215883</text:p>
          </table:table-cell>
          <table:table-cell office:value-type="float" office:value="437570" calcext:value-type="float">
            <text:p>437570</text:p>
          </table:table-cell>
          <table:table-cell office:value-type="float" office:value="375534732" calcext:value-type="float">
            <text:p>375534732</text:p>
          </table:table-cell>
          <table:table-cell office:value-type="float" office:value="244786738" calcext:value-type="float">
            <text:p>244786738</text:p>
          </table:table-cell>
          <table:table-cell office:value-type="float" office:value="439096" calcext:value-type="float">
            <text:p>4390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51" calcext:value-type="float">
            <text:p>0.215051</text:p>
          </table:table-cell>
          <table:table-cell office:value-type="float" office:value="437570" calcext:value-type="float">
            <text:p>437570</text:p>
          </table:table-cell>
          <table:table-cell office:value-type="float" office:value="23.98625" calcext:value-type="float">
            <text:p>23.98625</text:p>
          </table:table-cell>
          <table:table-cell office:value-type="float" office:value="15.635081" calcext:value-type="float">
            <text:p>15.635081</text:p>
          </table:table-cell>
          <table:table-cell office:value-type="float" office:value="0.028046" calcext:value-type="float">
            <text:p>0.028046</text:p>
          </table:table-cell>
          <table:table-cell office:value-type="float" office:value="1.53" calcext:value-type="float">
            <text:p>1.53</text:p>
          </table:table-cell>
          <table:table-cell office:value-type="float" office:value="557.48" calcext:value-type="float">
            <text:p>557.4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7110" calcext:value-type="float">
            <text:p>37110</text:p>
          </table:table-cell>
          <table:table-cell office:value-type="float" office:value="631573864" calcext:value-type="float">
            <text:p>631573864</text:p>
          </table:table-cell>
          <table:table-cell office:value-type="float" office:value="6793569737" calcext:value-type="float">
            <text:p>6793569737</text:p>
          </table:table-cell>
          <table:table-cell office:value-type="float" office:value="138820" calcext:value-type="float">
            <text:p>138820</text:p>
          </table:table-cell>
          <table:table-cell office:value-type="float" office:value="195816568" calcext:value-type="float">
            <text:p>195816568</text:p>
          </table:table-cell>
          <table:table-cell office:value-type="float" office:value="169505865" calcext:value-type="float">
            <text:p>169505865</text:p>
          </table:table-cell>
          <table:table-cell office:value-type="float" office:value="140107" calcext:value-type="float">
            <text:p>14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966" calcext:value-type="float">
            <text:p>0.092966</text:p>
          </table:table-cell>
          <table:table-cell office:value-type="float" office:value="138820" calcext:value-type="float">
            <text:p>138820</text:p>
          </table:table-cell>
          <table:table-cell office:value-type="float" office:value="12.507246" calcext:value-type="float">
            <text:p>12.507246</text:p>
          </table:table-cell>
          <table:table-cell office:value-type="float" office:value="10.826722" calcext:value-type="float">
            <text:p>10.826722</text:p>
          </table:table-cell>
          <table:table-cell office:value-type="float" office:value="0.008949" calcext:value-type="float">
            <text:p>0.008949</text:p>
          </table:table-cell>
          <table:table-cell office:value-type="float" office:value="1.16" calcext:value-type="float">
            <text:p>1.16</text:p>
          </table:table-cell>
          <table:table-cell office:value-type="float" office:value="1209.83" calcext:value-type="float">
            <text:p>1209.8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7095" calcext:value-type="float">
            <text:p>37095</text:p>
          </table:table-cell>
          <table:table-cell office:value-type="float" office:value="16624785610" calcext:value-type="float">
            <text:p>16624785610</text:p>
          </table:table-cell>
          <table:table-cell office:value-type="float" office:value="8860664778" calcext:value-type="float">
            <text:p>8860664778</text:p>
          </table:table-cell>
          <table:table-cell office:value-type="float" office:value="646165" calcext:value-type="float">
            <text:p>646165</text:p>
          </table:table-cell>
          <table:table-cell office:value-type="float" office:value="372284237" calcext:value-type="float">
            <text:p>372284237</text:p>
          </table:table-cell>
          <table:table-cell office:value-type="float" office:value="492942827" calcext:value-type="float">
            <text:p>492942827</text:p>
          </table:table-cell>
          <table:table-cell office:value-type="float" office:value="2032499" calcext:value-type="float">
            <text:p>203249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246" calcext:value-type="float">
            <text:p>1.876246</text:p>
          </table:table-cell>
          <table:table-cell office:value-type="float" office:value="646165" calcext:value-type="float">
            <text:p>646165</text:p>
          </table:table-cell>
          <table:table-cell office:value-type="float" office:value="23.754925" calcext:value-type="float">
            <text:p>23.754925</text:p>
          </table:table-cell>
          <table:table-cell office:value-type="float" office:value="31.453978" calcext:value-type="float">
            <text:p>31.453978</text:p>
          </table:table-cell>
          <table:table-cell office:value-type="float" office:value="0.129691" calcext:value-type="float">
            <text:p>0.129691</text:p>
          </table:table-cell>
          <table:table-cell office:value-type="float" office:value="0.76" calcext:value-type="float">
            <text:p>0.76</text:p>
          </table:table-cell>
          <table:table-cell office:value-type="float" office:value="242.53" calcext:value-type="float">
            <text:p>242.5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7095" calcext:value-type="float">
            <text:p>37095</text:p>
          </table:table-cell>
          <table:table-cell office:value-type="float" office:value="1925417681" calcext:value-type="float">
            <text:p>1925417681</text:p>
          </table:table-cell>
          <table:table-cell office:value-type="float" office:value="8904600211" calcext:value-type="float">
            <text:p>8904600211</text:p>
          </table:table-cell>
          <table:table-cell office:value-type="float" office:value="2179414" calcext:value-type="float">
            <text:p>2179414</text:p>
          </table:table-cell>
          <table:table-cell office:value-type="float" office:value="365711102" calcext:value-type="float">
            <text:p>365711102</text:p>
          </table:table-cell>
          <table:table-cell office:value-type="float" office:value="242701803" calcext:value-type="float">
            <text:p>242701803</text:p>
          </table:table-cell>
          <table:table-cell office:value-type="float" office:value="2183664" calcext:value-type="float">
            <text:p>218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27" calcext:value-type="float">
            <text:p>0.216227</text:p>
          </table:table-cell>
          <table:table-cell office:value-type="float" office:value="2179414" calcext:value-type="float">
            <text:p>2179414</text:p>
          </table:table-cell>
          <table:table-cell office:value-type="float" office:value="23.335505" calcext:value-type="float">
            <text:p>23.335505</text:p>
          </table:table-cell>
          <table:table-cell office:value-type="float" office:value="15.486456" calcext:value-type="float">
            <text:p>15.486456</text:p>
          </table:table-cell>
          <table:table-cell office:value-type="float" office:value="0.139336" calcext:value-type="float">
            <text:p>0.139336</text:p>
          </table:table-cell>
          <table:table-cell office:value-type="float" office:value="1.51" calcext:value-type="float">
            <text:p>1.51</text:p>
          </table:table-cell>
          <table:table-cell office:value-type="float" office:value="111.14" calcext:value-type="float">
            <text:p>111.1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8111" calcext:value-type="float">
            <text:p>38111</text:p>
          </table:table-cell>
          <table:table-cell office:value-type="float" office:value="1995440371" calcext:value-type="float">
            <text:p>1995440371</text:p>
          </table:table-cell>
          <table:table-cell office:value-type="float" office:value="9277383468" calcext:value-type="float">
            <text:p>9277383468</text:p>
          </table:table-cell>
          <table:table-cell office:value-type="float" office:value="477198" calcext:value-type="float">
            <text:p>477198</text:p>
          </table:table-cell>
          <table:table-cell office:value-type="float" office:value="385532163" calcext:value-type="float">
            <text:p>385532163</text:p>
          </table:table-cell>
          <table:table-cell office:value-type="float" office:value="251326583" calcext:value-type="float">
            <text:p>251326583</text:p>
          </table:table-cell>
          <table:table-cell office:value-type="float" office:value="479995" calcext:value-type="float">
            <text:p>47999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87" calcext:value-type="float">
            <text:p>0.215087</text:p>
          </table:table-cell>
          <table:table-cell office:value-type="float" office:value="477198" calcext:value-type="float">
            <text:p>477198</text:p>
          </table:table-cell>
          <table:table-cell office:value-type="float" office:value="24.624809" calcext:value-type="float">
            <text:p>24.624809</text:p>
          </table:table-cell>
          <table:table-cell office:value-type="float" office:value="16.052795" calcext:value-type="float">
            <text:p>16.052795</text:p>
          </table:table-cell>
          <table:table-cell office:value-type="float" office:value="0.030658" calcext:value-type="float">
            <text:p>0.030658</text:p>
          </table:table-cell>
          <table:table-cell office:value-type="float" office:value="1.53" calcext:value-type="float">
            <text:p>1.53</text:p>
          </table:table-cell>
          <table:table-cell office:value-type="float" office:value="523.6" calcext:value-type="float">
            <text:p>523.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8112" calcext:value-type="float">
            <text:p>38112</text:p>
          </table:table-cell>
          <table:table-cell office:value-type="float" office:value="343741703" calcext:value-type="float">
            <text:p>343741703</text:p>
          </table:table-cell>
          <table:table-cell office:value-type="float" office:value="3422626180" calcext:value-type="float">
            <text:p>3422626180</text:p>
          </table:table-cell>
          <table:table-cell office:value-type="float" office:value="187069" calcext:value-type="float">
            <text:p>187069</text:p>
          </table:table-cell>
          <table:table-cell office:value-type="float" office:value="96988259" calcext:value-type="float">
            <text:p>96988259</text:p>
          </table:table-cell>
          <table:table-cell office:value-type="float" office:value="84159205" calcext:value-type="float">
            <text:p>84159205</text:p>
          </table:table-cell>
          <table:table-cell office:value-type="float" office:value="238053" calcext:value-type="float">
            <text:p>238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432" calcext:value-type="float">
            <text:p>0.100432</text:p>
          </table:table-cell>
          <table:table-cell office:value-type="float" office:value="187069" calcext:value-type="float">
            <text:p>187069</text:p>
          </table:table-cell>
          <table:table-cell office:value-type="float" office:value="6.194859" calcext:value-type="float">
            <text:p>6.194859</text:p>
          </table:table-cell>
          <table:table-cell office:value-type="float" office:value="5.375438" calcext:value-type="float">
            <text:p>5.375438</text:p>
          </table:table-cell>
          <table:table-cell office:value-type="float" office:value="0.015205" calcext:value-type="float">
            <text:p>0.015205</text:p>
          </table:table-cell>
          <table:table-cell office:value-type="float" office:value="1.15" calcext:value-type="float">
            <text:p>1.15</text:p>
          </table:table-cell>
          <table:table-cell office:value-type="float" office:value="353.53" calcext:value-type="float">
            <text:p>353.5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8098" calcext:value-type="float">
            <text:p>38098</text:p>
          </table:table-cell>
          <table:table-cell office:value-type="float" office:value="16753327732" calcext:value-type="float">
            <text:p>16753327732</text:p>
          </table:table-cell>
          <table:table-cell office:value-type="float" office:value="8910772679" calcext:value-type="float">
            <text:p>8910772679</text:p>
          </table:table-cell>
          <table:table-cell office:value-type="float" office:value="636640" calcext:value-type="float">
            <text:p>636640</text:p>
          </table:table-cell>
          <table:table-cell office:value-type="float" office:value="375089991" calcext:value-type="float">
            <text:p>375089991</text:p>
          </table:table-cell>
          <table:table-cell office:value-type="float" office:value="494929421" calcext:value-type="float">
            <text:p>494929421</text:p>
          </table:table-cell>
          <table:table-cell office:value-type="float" office:value="2055997" calcext:value-type="float">
            <text:p>205599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121" calcext:value-type="float">
            <text:p>1.880121</text:p>
          </table:table-cell>
          <table:table-cell office:value-type="float" office:value="636640" calcext:value-type="float">
            <text:p>636640</text:p>
          </table:table-cell>
          <table:table-cell office:value-type="float" office:value="23.933958" calcext:value-type="float">
            <text:p>23.933958</text:p>
          </table:table-cell>
          <table:table-cell office:value-type="float" office:value="31.58074" calcext:value-type="float">
            <text:p>31.58074</text:p>
          </table:table-cell>
          <table:table-cell office:value-type="float" office:value="0.13119" calcext:value-type="float">
            <text:p>0.13119</text:p>
          </table:table-cell>
          <table:table-cell office:value-type="float" office:value="0.76" calcext:value-type="float">
            <text:p>0.76</text:p>
          </table:table-cell>
          <table:table-cell office:value-type="float" office:value="240.72" calcext:value-type="float">
            <text:p>240.7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8098" calcext:value-type="float">
            <text:p>38098</text:p>
          </table:table-cell>
          <table:table-cell office:value-type="float" office:value="1890083620" calcext:value-type="float">
            <text:p>1890083620</text:p>
          </table:table-cell>
          <table:table-cell office:value-type="float" office:value="8742101674" calcext:value-type="float">
            <text:p>8742101674</text:p>
          </table:table-cell>
          <table:table-cell office:value-type="float" office:value="2217049" calcext:value-type="float">
            <text:p>2217049</text:p>
          </table:table-cell>
          <table:table-cell office:value-type="float" office:value="358959923" calcext:value-type="float">
            <text:p>358959923</text:p>
          </table:table-cell>
          <table:table-cell office:value-type="float" office:value="238216128" calcext:value-type="float">
            <text:p>238216128</text:p>
          </table:table-cell>
          <table:table-cell office:value-type="float" office:value="2223485" calcext:value-type="float">
            <text:p>222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05" calcext:value-type="float">
            <text:p>0.216205</text:p>
          </table:table-cell>
          <table:table-cell office:value-type="float" office:value="2217049" calcext:value-type="float">
            <text:p>2217049</text:p>
          </table:table-cell>
          <table:table-cell office:value-type="float" office:value="22.904722" calcext:value-type="float">
            <text:p>22.904722</text:p>
          </table:table-cell>
          <table:table-cell office:value-type="float" office:value="15.200232" calcext:value-type="float">
            <text:p>15.200232</text:p>
          </table:table-cell>
          <table:table-cell office:value-type="float" office:value="0.141877" calcext:value-type="float">
            <text:p>0.141877</text:p>
          </table:table-cell>
          <table:table-cell office:value-type="float" office:value="1.51" calcext:value-type="float">
            <text:p>1.51</text:p>
          </table:table-cell>
          <table:table-cell office:value-type="float" office:value="107.14" calcext:value-type="float">
            <text:p>107.1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9113" calcext:value-type="float">
            <text:p>39113</text:p>
          </table:table-cell>
          <table:table-cell office:value-type="float" office:value="1965105469" calcext:value-type="float">
            <text:p>1965105469</text:p>
          </table:table-cell>
          <table:table-cell office:value-type="float" office:value="8914146615" calcext:value-type="float">
            <text:p>8914146615</text:p>
          </table:table-cell>
          <table:table-cell office:value-type="float" office:value="881030" calcext:value-type="float">
            <text:p>881030</text:p>
          </table:table-cell>
          <table:table-cell office:value-type="float" office:value="365954704" calcext:value-type="float">
            <text:p>365954704</text:p>
          </table:table-cell>
          <table:table-cell office:value-type="float" office:value="238879301" calcext:value-type="float">
            <text:p>238879301</text:p>
          </table:table-cell>
          <table:table-cell office:value-type="float" office:value="1182111" calcext:value-type="float">
            <text:p>11821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0448" calcext:value-type="float">
            <text:p>0.220448</text:p>
          </table:table-cell>
          <table:table-cell office:value-type="float" office:value="881030" calcext:value-type="float">
            <text:p>881030</text:p>
          </table:table-cell>
          <table:table-cell office:value-type="float" office:value="23.374352" calcext:value-type="float">
            <text:p>23.374352</text:p>
          </table:table-cell>
          <table:table-cell office:value-type="float" office:value="15.257759" calcext:value-type="float">
            <text:p>15.257759</text:p>
          </table:table-cell>
          <table:table-cell office:value-type="float" office:value="0.075504" calcext:value-type="float">
            <text:p>0.075504</text:p>
          </table:table-cell>
          <table:table-cell office:value-type="float" office:value="1.53" calcext:value-type="float">
            <text:p>1.53</text:p>
          </table:table-cell>
          <table:table-cell office:value-type="float" office:value="202.08" calcext:value-type="float">
            <text:p>202.0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9114" calcext:value-type="float">
            <text:p>39114</text:p>
          </table:table-cell>
          <table:table-cell office:value-type="float" office:value="672552233" calcext:value-type="float">
            <text:p>672552233</text:p>
          </table:table-cell>
          <table:table-cell office:value-type="float" office:value="7244999340" calcext:value-type="float">
            <text:p>7244999340</text:p>
          </table:table-cell>
          <table:table-cell office:value-type="float" office:value="269482" calcext:value-type="float">
            <text:p>269482</text:p>
          </table:table-cell>
          <table:table-cell office:value-type="float" office:value="208993247" calcext:value-type="float">
            <text:p>208993247</text:p>
          </table:table-cell>
          <table:table-cell office:value-type="float" office:value="180899389" calcext:value-type="float">
            <text:p>180899389</text:p>
          </table:table-cell>
          <table:table-cell office:value-type="float" office:value="270639" calcext:value-type="float">
            <text:p>270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83" calcext:value-type="float">
            <text:p>0.09283</text:p>
          </table:table-cell>
          <table:table-cell office:value-type="float" office:value="269482" calcext:value-type="float">
            <text:p>269482</text:p>
          </table:table-cell>
          <table:table-cell office:value-type="float" office:value="13.34887" calcext:value-type="float">
            <text:p>13.34887</text:p>
          </table:table-cell>
          <table:table-cell office:value-type="float" office:value="11.554452" calcext:value-type="float">
            <text:p>11.554452</text:p>
          </table:table-cell>
          <table:table-cell office:value-type="float" office:value="0.017286" calcext:value-type="float">
            <text:p>0.017286</text:p>
          </table:table-cell>
          <table:table-cell office:value-type="float" office:value="1.16" calcext:value-type="float">
            <text:p>1.16</text:p>
          </table:table-cell>
          <table:table-cell office:value-type="float" office:value="668.42" calcext:value-type="float">
            <text:p>668.4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9101" calcext:value-type="float">
            <text:p>39101</text:p>
          </table:table-cell>
          <table:table-cell office:value-type="float" office:value="16070682169" calcext:value-type="float">
            <text:p>16070682169</text:p>
          </table:table-cell>
          <table:table-cell office:value-type="float" office:value="8598631546" calcext:value-type="float">
            <text:p>8598631546</text:p>
          </table:table-cell>
          <table:table-cell office:value-type="float" office:value="657772" calcext:value-type="float">
            <text:p>657772</text:p>
          </table:table-cell>
          <table:table-cell office:value-type="float" office:value="359829391" calcext:value-type="float">
            <text:p>359829391</text:p>
          </table:table-cell>
          <table:table-cell office:value-type="float" office:value="476521963" calcext:value-type="float">
            <text:p>476521963</text:p>
          </table:table-cell>
          <table:table-cell office:value-type="float" office:value="2390284" calcext:value-type="float">
            <text:p>239028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8981" calcext:value-type="float">
            <text:p>1.868981</text:p>
          </table:table-cell>
          <table:table-cell office:value-type="float" office:value="657772" calcext:value-type="float">
            <text:p>657772</text:p>
          </table:table-cell>
          <table:table-cell office:value-type="float" office:value="22.960199" calcext:value-type="float">
            <text:p>22.960199</text:p>
          </table:table-cell>
          <table:table-cell office:value-type="float" office:value="30.406187" calcext:value-type="float">
            <text:p>30.406187</text:p>
          </table:table-cell>
          <table:table-cell office:value-type="float" office:value="0.152521" calcext:value-type="float">
            <text:p>0.152521</text:p>
          </table:table-cell>
          <table:table-cell office:value-type="float" office:value="0.76" calcext:value-type="float">
            <text:p>0.76</text:p>
          </table:table-cell>
          <table:table-cell office:value-type="float" office:value="199.36" calcext:value-type="float">
            <text:p>199.3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9101" calcext:value-type="float">
            <text:p>39101</text:p>
          </table:table-cell>
          <table:table-cell office:value-type="float" office:value="1894302354" calcext:value-type="float">
            <text:p>1894302354</text:p>
          </table:table-cell>
          <table:table-cell office:value-type="float" office:value="8767585399" calcext:value-type="float">
            <text:p>8767585399</text:p>
          </table:table-cell>
          <table:table-cell office:value-type="float" office:value="2310596" calcext:value-type="float">
            <text:p>2310596</text:p>
          </table:table-cell>
          <table:table-cell office:value-type="float" office:value="360090198" calcext:value-type="float">
            <text:p>360090198</text:p>
          </table:table-cell>
          <table:table-cell office:value-type="float" office:value="238797699" calcext:value-type="float">
            <text:p>238797699</text:p>
          </table:table-cell>
          <table:table-cell office:value-type="float" office:value="2314498" calcext:value-type="float">
            <text:p>231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057" calcext:value-type="float">
            <text:p>0.216057</text:p>
          </table:table-cell>
          <table:table-cell office:value-type="float" office:value="2310596" calcext:value-type="float">
            <text:p>2310596</text:p>
          </table:table-cell>
          <table:table-cell office:value-type="float" office:value="22.976843" calcext:value-type="float">
            <text:p>22.976843</text:p>
          </table:table-cell>
          <table:table-cell office:value-type="float" office:value="15.237341" calcext:value-type="float">
            <text:p>15.237341</text:p>
          </table:table-cell>
          <table:table-cell office:value-type="float" office:value="0.147685" calcext:value-type="float">
            <text:p>0.147685</text:p>
          </table:table-cell>
          <table:table-cell office:value-type="float" office:value="1.51" calcext:value-type="float">
            <text:p>1.51</text:p>
          </table:table-cell>
          <table:table-cell office:value-type="float" office:value="103.17" calcext:value-type="float">
            <text:p>103.1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0116" calcext:value-type="float">
            <text:p>40116</text:p>
          </table:table-cell>
          <table:table-cell office:value-type="float" office:value="2168124918" calcext:value-type="float">
            <text:p>2168124918</text:p>
          </table:table-cell>
          <table:table-cell office:value-type="float" office:value="9343837871" calcext:value-type="float">
            <text:p>9343837871</text:p>
          </table:table-cell>
          <table:table-cell office:value-type="float" office:value="401826" calcext:value-type="float">
            <text:p>401826</text:p>
          </table:table-cell>
          <table:table-cell office:value-type="float" office:value="367339974" calcext:value-type="float">
            <text:p>367339974</text:p>
          </table:table-cell>
          <table:table-cell office:value-type="float" office:value="242978616" calcext:value-type="float">
            <text:p>242978616</text:p>
          </table:table-cell>
          <table:table-cell office:value-type="float" office:value="403018" calcext:value-type="float">
            <text:p>40301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38" calcext:value-type="float">
            <text:p>0.232038</text:p>
          </table:table-cell>
          <table:table-cell office:value-type="float" office:value="401826" calcext:value-type="float">
            <text:p>401826</text:p>
          </table:table-cell>
          <table:table-cell office:value-type="float" office:value="23.43944" calcext:value-type="float">
            <text:p>23.43944</text:p>
          </table:table-cell>
          <table:table-cell office:value-type="float" office:value="15.50412" calcext:value-type="float">
            <text:p>15.50412</text:p>
          </table:table-cell>
          <table:table-cell office:value-type="float" office:value="0.025716" calcext:value-type="float">
            <text:p>0.025716</text:p>
          </table:table-cell>
          <table:table-cell office:value-type="float" office:value="1.51" calcext:value-type="float">
            <text:p>1.51</text:p>
          </table:table-cell>
          <table:table-cell office:value-type="float" office:value="602.9" calcext:value-type="float">
            <text:p>602.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0117" calcext:value-type="float">
            <text:p>40117</text:p>
          </table:table-cell>
          <table:table-cell office:value-type="float" office:value="327183870" calcext:value-type="float">
            <text:p>327183870</text:p>
          </table:table-cell>
          <table:table-cell office:value-type="float" office:value="3510204572" calcext:value-type="float">
            <text:p>3510204572</text:p>
          </table:table-cell>
          <table:table-cell office:value-type="float" office:value="124261" calcext:value-type="float">
            <text:p>124261</text:p>
          </table:table-cell>
          <table:table-cell office:value-type="float" office:value="101052968" calcext:value-type="float">
            <text:p>101052968</text:p>
          </table:table-cell>
          <table:table-cell office:value-type="float" office:value="87658660" calcext:value-type="float">
            <text:p>87658660</text:p>
          </table:table-cell>
          <table:table-cell office:value-type="float" office:value="124720" calcext:value-type="float">
            <text:p>12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209" calcext:value-type="float">
            <text:p>0.093209</text:p>
          </table:table-cell>
          <table:table-cell office:value-type="float" office:value="124261" calcext:value-type="float">
            <text:p>124261</text:p>
          </table:table-cell>
          <table:table-cell office:value-type="float" office:value="6.448046" calcext:value-type="float">
            <text:p>6.448046</text:p>
          </table:table-cell>
          <table:table-cell office:value-type="float" office:value="5.593374" calcext:value-type="float">
            <text:p>5.593374</text:p>
          </table:table-cell>
          <table:table-cell office:value-type="float" office:value="0.007958" calcext:value-type="float">
            <text:p>0.007958</text:p>
          </table:table-cell>
          <table:table-cell office:value-type="float" office:value="1.15" calcext:value-type="float">
            <text:p>1.15</text:p>
          </table:table-cell>
          <table:table-cell office:value-type="float" office:value="702.84" calcext:value-type="float">
            <text:p>702.8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0103" calcext:value-type="float">
            <text:p>40103</text:p>
          </table:table-cell>
          <table:table-cell office:value-type="float" office:value="16603268423" calcext:value-type="float">
            <text:p>16603268423</text:p>
          </table:table-cell>
          <table:table-cell office:value-type="float" office:value="8844850269" calcext:value-type="float">
            <text:p>8844850269</text:p>
          </table:table-cell>
          <table:table-cell office:value-type="float" office:value="530995" calcext:value-type="float">
            <text:p>530995</text:p>
          </table:table-cell>
          <table:table-cell office:value-type="float" office:value="371712289" calcext:value-type="float">
            <text:p>371712289</text:p>
          </table:table-cell>
          <table:table-cell office:value-type="float" office:value="490058852" calcext:value-type="float">
            <text:p>490058852</text:p>
          </table:table-cell>
          <table:table-cell office:value-type="float" office:value="1741554" calcext:value-type="float">
            <text:p>17415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7168" calcext:value-type="float">
            <text:p>1.877168</text:p>
          </table:table-cell>
          <table:table-cell office:value-type="float" office:value="530995" calcext:value-type="float">
            <text:p>530995</text:p>
          </table:table-cell>
          <table:table-cell office:value-type="float" office:value="23.742102" calcext:value-type="float">
            <text:p>23.742102</text:p>
          </table:table-cell>
          <table:table-cell office:value-type="float" office:value="31.301165" calcext:value-type="float">
            <text:p>31.301165</text:p>
          </table:table-cell>
          <table:table-cell office:value-type="float" office:value="0.111237" calcext:value-type="float">
            <text:p>0.111237</text:p>
          </table:table-cell>
          <table:table-cell office:value-type="float" office:value="0.76" calcext:value-type="float">
            <text:p>0.76</text:p>
          </table:table-cell>
          <table:table-cell office:value-type="float" office:value="281.39" calcext:value-type="float">
            <text:p>281.3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0103" calcext:value-type="float">
            <text:p>40103</text:p>
          </table:table-cell>
          <table:table-cell office:value-type="float" office:value="1828491422" calcext:value-type="float">
            <text:p>1828491422</text:p>
          </table:table-cell>
          <table:table-cell office:value-type="float" office:value="8373356024" calcext:value-type="float">
            <text:p>8373356024</text:p>
          </table:table-cell>
          <table:table-cell office:value-type="float" office:value="1952024" calcext:value-type="float">
            <text:p>1952024</text:p>
          </table:table-cell>
          <table:table-cell office:value-type="float" office:value="345459465" calcext:value-type="float">
            <text:p>345459465</text:p>
          </table:table-cell>
          <table:table-cell office:value-type="float" office:value="223855267" calcext:value-type="float">
            <text:p>223855267</text:p>
          </table:table-cell>
          <table:table-cell office:value-type="float" office:value="2379769" calcext:value-type="float">
            <text:p>2379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837" calcext:value-type="float">
            <text:p>0.21837</text:p>
          </table:table-cell>
          <table:table-cell office:value-type="float" office:value="1952024" calcext:value-type="float">
            <text:p>1952024</text:p>
          </table:table-cell>
          <table:table-cell office:value-type="float" office:value="22.065275" calcext:value-type="float">
            <text:p>22.065275</text:p>
          </table:table-cell>
          <table:table-cell office:value-type="float" office:value="14.298141" calcext:value-type="float">
            <text:p>14.298141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1.54" calcext:value-type="float">
            <text:p>1.54</text:p>
          </table:table-cell>
          <table:table-cell office:value-type="float" office:value="94.07" calcext:value-type="float">
            <text:p>94.0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1119" calcext:value-type="float">
            <text:p>41119</text:p>
          </table:table-cell>
          <table:table-cell office:value-type="float" office:value="2089283720" calcext:value-type="float">
            <text:p>2089283720</text:p>
          </table:table-cell>
          <table:table-cell office:value-type="float" office:value="9008406250" calcext:value-type="float">
            <text:p>9008406250</text:p>
          </table:table-cell>
          <table:table-cell office:value-type="float" office:value="638765" calcext:value-type="float">
            <text:p>638765</text:p>
          </table:table-cell>
          <table:table-cell office:value-type="float" office:value="353905242" calcext:value-type="float">
            <text:p>353905242</text:p>
          </table:table-cell>
          <table:table-cell office:value-type="float" office:value="234167136" calcext:value-type="float">
            <text:p>234167136</text:p>
          </table:table-cell>
          <table:table-cell office:value-type="float" office:value="639729" calcext:value-type="float">
            <text:p>63972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26" calcext:value-type="float">
            <text:p>0.231926</text:p>
          </table:table-cell>
          <table:table-cell office:value-type="float" office:value="638765" calcext:value-type="float">
            <text:p>638765</text:p>
          </table:table-cell>
          <table:table-cell office:value-type="float" office:value="22.58219" calcext:value-type="float">
            <text:p>22.58219</text:p>
          </table:table-cell>
          <table:table-cell office:value-type="float" office:value="14.941871" calcext:value-type="float">
            <text:p>14.941871</text:p>
          </table:table-cell>
          <table:table-cell office:value-type="float" office:value="0.04082" calcext:value-type="float">
            <text:p>0.04082</text:p>
          </table:table-cell>
          <table:table-cell office:value-type="float" office:value="1.51" calcext:value-type="float">
            <text:p>1.51</text:p>
          </table:table-cell>
          <table:table-cell office:value-type="float" office:value="366.04" calcext:value-type="float">
            <text:p>366.0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1120" calcext:value-type="float">
            <text:p>41120</text:p>
          </table:table-cell>
          <table:table-cell office:value-type="float" office:value="682469653" calcext:value-type="float">
            <text:p>682469653</text:p>
          </table:table-cell>
          <table:table-cell office:value-type="float" office:value="7103141738" calcext:value-type="float">
            <text:p>7103141738</text:p>
          </table:table-cell>
          <table:table-cell office:value-type="float" office:value="256806" calcext:value-type="float">
            <text:p>256806</text:p>
          </table:table-cell>
          <table:table-cell office:value-type="float" office:value="204637990" calcext:value-type="float">
            <text:p>204637990</text:p>
          </table:table-cell>
          <table:table-cell office:value-type="float" office:value="177189531" calcext:value-type="float">
            <text:p>177189531</text:p>
          </table:table-cell>
          <table:table-cell office:value-type="float" office:value="314518" calcext:value-type="float">
            <text:p>31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256806" calcext:value-type="float">
            <text:p>256806</text:p>
          </table:table-cell>
          <table:table-cell office:value-type="float" office:value="13.057658" calcext:value-type="float">
            <text:p>13.057658</text:p>
          </table:table-cell>
          <table:table-cell office:value-type="float" office:value="11.306211" calcext:value-type="float">
            <text:p>11.306211</text:p>
          </table:table-cell>
          <table:table-cell office:value-type="float" office:value="0.020069" calcext:value-type="float">
            <text:p>0.020069</text:p>
          </table:table-cell>
          <table:table-cell office:value-type="float" office:value="1.15" calcext:value-type="float">
            <text:p>1.15</text:p>
          </table:table-cell>
          <table:table-cell office:value-type="float" office:value="563.37" calcext:value-type="float">
            <text:p>563.3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1105" calcext:value-type="float">
            <text:p>41105</text:p>
          </table:table-cell>
          <table:table-cell office:value-type="float" office:value="16770631559" calcext:value-type="float">
            <text:p>16770631559</text:p>
          </table:table-cell>
          <table:table-cell office:value-type="float" office:value="8920320725" calcext:value-type="float">
            <text:p>8920320725</text:p>
          </table:table-cell>
          <table:table-cell office:value-type="float" office:value="516319" calcext:value-type="float">
            <text:p>516319</text:p>
          </table:table-cell>
          <table:table-cell office:value-type="float" office:value="375595887" calcext:value-type="float">
            <text:p>375595887</text:p>
          </table:table-cell>
          <table:table-cell office:value-type="float" office:value="496500380" calcext:value-type="float">
            <text:p>496500380</text:p>
          </table:table-cell>
          <table:table-cell office:value-type="float" office:value="1668752" calcext:value-type="float">
            <text:p>16687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048" calcext:value-type="float">
            <text:p>1.880048</text:p>
          </table:table-cell>
          <table:table-cell office:value-type="float" office:value="516319" calcext:value-type="float">
            <text:p>516319</text:p>
          </table:table-cell>
          <table:table-cell office:value-type="float" office:value="23.990156" calcext:value-type="float">
            <text:p>23.990156</text:p>
          </table:table-cell>
          <table:table-cell office:value-type="float" office:value="31.712599" calcext:value-type="float">
            <text:p>31.712599</text:p>
          </table:table-cell>
          <table:table-cell office:value-type="float" office:value="0.106587" calcext:value-type="float">
            <text:p>0.106587</text:p>
          </table:table-cell>
          <table:table-cell office:value-type="float" office:value="0.76" calcext:value-type="float">
            <text:p>0.76</text:p>
          </table:table-cell>
          <table:table-cell office:value-type="float" office:value="297.53" calcext:value-type="float">
            <text:p>297.5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1105" calcext:value-type="float">
            <text:p>41105</text:p>
          </table:table-cell>
          <table:table-cell office:value-type="float" office:value="1894203867" calcext:value-type="float">
            <text:p>1894203867</text:p>
          </table:table-cell>
          <table:table-cell office:value-type="float" office:value="8893061982" calcext:value-type="float">
            <text:p>8893061982</text:p>
          </table:table-cell>
          <table:table-cell office:value-type="float" office:value="1548469" calcext:value-type="float">
            <text:p>1548469</text:p>
          </table:table-cell>
          <table:table-cell office:value-type="float" office:value="373436627" calcext:value-type="float">
            <text:p>373436627</text:p>
          </table:table-cell>
          <table:table-cell office:value-type="float" office:value="238712840" calcext:value-type="float">
            <text:p>238712840</text:p>
          </table:table-cell>
          <table:table-cell office:value-type="float" office:value="1555880" calcext:value-type="float">
            <text:p>1555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98" calcext:value-type="float">
            <text:p>0.212998</text:p>
          </table:table-cell>
          <table:table-cell office:value-type="float" office:value="1548469" calcext:value-type="float">
            <text:p>1548469</text:p>
          </table:table-cell>
          <table:table-cell office:value-type="float" office:value="23.85224" calcext:value-type="float">
            <text:p>23.85224</text:p>
          </table:table-cell>
          <table:table-cell office:value-type="float" office:value="15.247127" calcext:value-type="float">
            <text:p>15.247127</text:p>
          </table:table-cell>
          <table:table-cell office:value-type="float" office:value="0.099378" calcext:value-type="float">
            <text:p>0.099378</text:p>
          </table:table-cell>
          <table:table-cell office:value-type="float" office:value="1.56" calcext:value-type="float">
            <text:p>1.56</text:p>
          </table:table-cell>
          <table:table-cell office:value-type="float" office:value="153.43" calcext:value-type="float">
            <text:p>153.4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2122" calcext:value-type="float">
            <text:p>42122</text:p>
          </table:table-cell>
          <table:table-cell office:value-type="float" office:value="2161111937" calcext:value-type="float">
            <text:p>2161111937</text:p>
          </table:table-cell>
          <table:table-cell office:value-type="float" office:value="9319198439" calcext:value-type="float">
            <text:p>9319198439</text:p>
          </table:table-cell>
          <table:table-cell office:value-type="float" office:value="486054" calcext:value-type="float">
            <text:p>486054</text:p>
          </table:table-cell>
          <table:table-cell office:value-type="float" office:value="366320999" calcext:value-type="float">
            <text:p>366320999</text:p>
          </table:table-cell>
          <table:table-cell office:value-type="float" office:value="242239858" calcext:value-type="float">
            <text:p>242239858</text:p>
          </table:table-cell>
          <table:table-cell office:value-type="float" office:value="487014" calcext:value-type="float">
            <text:p>4870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99" calcext:value-type="float">
            <text:p>0.231899</text:p>
          </table:table-cell>
          <table:table-cell office:value-type="float" office:value="486054" calcext:value-type="float">
            <text:p>486054</text:p>
          </table:table-cell>
          <table:table-cell office:value-type="float" office:value="23.37442" calcext:value-type="float">
            <text:p>23.37442</text:p>
          </table:table-cell>
          <table:table-cell office:value-type="float" office:value="15.45698" calcext:value-type="float">
            <text:p>15.45698</text:p>
          </table:table-cell>
          <table:table-cell office:value-type="float" office:value="0.031076" calcext:value-type="float">
            <text:p>0.031076</text:p>
          </table:table-cell>
          <table:table-cell office:value-type="float" office:value="1.51" calcext:value-type="float">
            <text:p>1.51</text:p>
          </table:table-cell>
          <table:table-cell office:value-type="float" office:value="497.4" calcext:value-type="float">
            <text:p>497.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2123" calcext:value-type="float">
            <text:p>42123</text:p>
          </table:table-cell>
          <table:table-cell office:value-type="float" office:value="354789336" calcext:value-type="float">
            <text:p>354789336</text:p>
          </table:table-cell>
          <table:table-cell office:value-type="float" office:value="3807072325" calcext:value-type="float">
            <text:p>3807072325</text:p>
          </table:table-cell>
          <table:table-cell office:value-type="float" office:value="185671" calcext:value-type="float">
            <text:p>185671</text:p>
          </table:table-cell>
          <table:table-cell office:value-type="float" office:value="108616239" calcext:value-type="float">
            <text:p>108616239</text:p>
          </table:table-cell>
          <table:table-cell office:value-type="float" office:value="94093305" calcext:value-type="float">
            <text:p>94093305</text:p>
          </table:table-cell>
          <table:table-cell office:value-type="float" office:value="185752" calcext:value-type="float">
            <text:p>18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192" calcext:value-type="float">
            <text:p>0.093192</text:p>
          </table:table-cell>
          <table:table-cell office:value-type="float" office:value="185671" calcext:value-type="float">
            <text:p>185671</text:p>
          </table:table-cell>
          <table:table-cell office:value-type="float" office:value="6.930647" calcext:value-type="float">
            <text:p>6.930647</text:p>
          </table:table-cell>
          <table:table-cell office:value-type="float" office:value="6.00396" calcext:value-type="float">
            <text:p>6.00396</text:p>
          </table:table-cell>
          <table:table-cell office:value-type="float" office:value="0.011853" calcext:value-type="float">
            <text:p>0.011853</text:p>
          </table:table-cell>
          <table:table-cell office:value-type="float" office:value="1.15" calcext:value-type="float">
            <text:p>1.15</text:p>
          </table:table-cell>
          <table:table-cell office:value-type="float" office:value="506.55" calcext:value-type="float">
            <text:p>506.5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2107" calcext:value-type="float">
            <text:p>42107</text:p>
          </table:table-cell>
          <table:table-cell office:value-type="float" office:value="16749152323" calcext:value-type="float">
            <text:p>16749152323</text:p>
          </table:table-cell>
          <table:table-cell office:value-type="float" office:value="8899543744" calcext:value-type="float">
            <text:p>8899543744</text:p>
          </table:table-cell>
          <table:table-cell office:value-type="float" office:value="467974" calcext:value-type="float">
            <text:p>467974</text:p>
          </table:table-cell>
          <table:table-cell office:value-type="float" office:value="374916613" calcext:value-type="float">
            <text:p>374916613</text:p>
          </table:table-cell>
          <table:table-cell office:value-type="float" office:value="494938800" calcext:value-type="float">
            <text:p>494938800</text:p>
          </table:table-cell>
          <table:table-cell office:value-type="float" office:value="1550734" calcext:value-type="float">
            <text:p>155073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024" calcext:value-type="float">
            <text:p>1.882024</text:p>
          </table:table-cell>
          <table:table-cell office:value-type="float" office:value="467974" calcext:value-type="float">
            <text:p>467974</text:p>
          </table:table-cell>
          <table:table-cell office:value-type="float" office:value="23.94677" calcext:value-type="float">
            <text:p>23.94677</text:p>
          </table:table-cell>
          <table:table-cell office:value-type="float" office:value="31.612858" calcext:value-type="float">
            <text:p>31.612858</text:p>
          </table:table-cell>
          <table:table-cell office:value-type="float" office:value="0.099049" calcext:value-type="float">
            <text:p>0.099049</text:p>
          </table:table-cell>
          <table:table-cell office:value-type="float" office:value="0.76" calcext:value-type="float">
            <text:p>0.76</text:p>
          </table:table-cell>
          <table:table-cell office:value-type="float" office:value="319.16" calcext:value-type="float">
            <text:p>319.1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2107" calcext:value-type="float">
            <text:p>42107</text:p>
          </table:table-cell>
          <table:table-cell office:value-type="float" office:value="1904765141" calcext:value-type="float">
            <text:p>1904765141</text:p>
          </table:table-cell>
          <table:table-cell office:value-type="float" office:value="8942670359" calcext:value-type="float">
            <text:p>8942670359</text:p>
          </table:table-cell>
          <table:table-cell office:value-type="float" office:value="1448628" calcext:value-type="float">
            <text:p>1448628</text:p>
          </table:table-cell>
          <table:table-cell office:value-type="float" office:value="375807623" calcext:value-type="float">
            <text:p>375807623</text:p>
          </table:table-cell>
          <table:table-cell office:value-type="float" office:value="240101444" calcext:value-type="float">
            <text:p>240101444</text:p>
          </table:table-cell>
          <table:table-cell office:value-type="float" office:value="1451554" calcext:value-type="float">
            <text:p>145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97" calcext:value-type="float">
            <text:p>0.212997</text:p>
          </table:table-cell>
          <table:table-cell office:value-type="float" office:value="1448628" calcext:value-type="float">
            <text:p>1448628</text:p>
          </table:table-cell>
          <table:table-cell office:value-type="float" office:value="24.003679" calcext:value-type="float">
            <text:p>24.003679</text:p>
          </table:table-cell>
          <table:table-cell office:value-type="float" office:value="15.33582" calcext:value-type="float">
            <text:p>15.33582</text:p>
          </table:table-cell>
          <table:table-cell office:value-type="float" office:value="0.092714" calcext:value-type="float">
            <text:p>0.092714</text:p>
          </table:table-cell>
          <table:table-cell office:value-type="float" office:value="1.57" calcext:value-type="float">
            <text:p>1.57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3125" calcext:value-type="float">
            <text:p>43125</text:p>
          </table:table-cell>
          <table:table-cell office:value-type="float" office:value="2109367998" calcext:value-type="float">
            <text:p>2109367998</text:p>
          </table:table-cell>
          <table:table-cell office:value-type="float" office:value="9087439038" calcext:value-type="float">
            <text:p>9087439038</text:p>
          </table:table-cell>
          <table:table-cell office:value-type="float" office:value="568753" calcext:value-type="float">
            <text:p>568753</text:p>
          </table:table-cell>
          <table:table-cell office:value-type="float" office:value="357614913" calcext:value-type="float">
            <text:p>357614913</text:p>
          </table:table-cell>
          <table:table-cell office:value-type="float" office:value="236383290" calcext:value-type="float">
            <text:p>236383290</text:p>
          </table:table-cell>
          <table:table-cell office:value-type="float" office:value="569989" calcext:value-type="float">
            <text:p>5699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19" calcext:value-type="float">
            <text:p>0.232119</text:p>
          </table:table-cell>
          <table:table-cell office:value-type="float" office:value="568753" calcext:value-type="float">
            <text:p>568753</text:p>
          </table:table-cell>
          <table:table-cell office:value-type="float" office:value="22.818897" calcext:value-type="float">
            <text:p>22.818897</text:p>
          </table:table-cell>
          <table:table-cell office:value-type="float" office:value="15.083282" calcext:value-type="float">
            <text:p>15.083282</text:p>
          </table:table-cell>
          <table:table-cell office:value-type="float" office:value="0.03637" calcext:value-type="float">
            <text:p>0.03637</text:p>
          </table:table-cell>
          <table:table-cell office:value-type="float" office:value="1.51" calcext:value-type="float">
            <text:p>1.51</text:p>
          </table:table-cell>
          <table:table-cell office:value-type="float" office:value="414.72" calcext:value-type="float">
            <text:p>414.7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3125" calcext:value-type="float">
            <text:p>43125</text:p>
          </table:table-cell>
          <table:table-cell office:value-type="float" office:value="637509401" calcext:value-type="float">
            <text:p>637509401</text:p>
          </table:table-cell>
          <table:table-cell office:value-type="float" office:value="6621537179" calcext:value-type="float">
            <text:p>6621537179</text:p>
          </table:table-cell>
          <table:table-cell office:value-type="float" office:value="199469" calcext:value-type="float">
            <text:p>199469</text:p>
          </table:table-cell>
          <table:table-cell office:value-type="float" office:value="190744601" calcext:value-type="float">
            <text:p>190744601</text:p>
          </table:table-cell>
          <table:table-cell office:value-type="float" office:value="165182722" calcext:value-type="float">
            <text:p>165182722</text:p>
          </table:table-cell>
          <table:table-cell office:value-type="float" office:value="255845" calcext:value-type="float">
            <text:p>255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278" calcext:value-type="float">
            <text:p>0.096278</text:p>
          </table:table-cell>
          <table:table-cell office:value-type="float" office:value="199469" calcext:value-type="float">
            <text:p>199469</text:p>
          </table:table-cell>
          <table:table-cell office:value-type="float" office:value="12.183289" calcext:value-type="float">
            <text:p>12.183289</text:p>
          </table:table-cell>
          <table:table-cell office:value-type="float" office:value="10.550592" calcext:value-type="float">
            <text:p>10.550592</text:p>
          </table:table-cell>
          <table:table-cell office:value-type="float" office:value="0.016341" calcext:value-type="float">
            <text:p>0.016341</text:p>
          </table:table-cell>
          <table:table-cell office:value-type="float" office:value="1.15" calcext:value-type="float">
            <text:p>1.15</text:p>
          </table:table-cell>
          <table:table-cell office:value-type="float" office:value="645.64" calcext:value-type="float">
            <text:p>645.6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3109" calcext:value-type="float">
            <text:p>43109</text:p>
          </table:table-cell>
          <table:table-cell office:value-type="float" office:value="16615881154" calcext:value-type="float">
            <text:p>16615881154</text:p>
          </table:table-cell>
          <table:table-cell office:value-type="float" office:value="8833650987" calcext:value-type="float">
            <text:p>8833650987</text:p>
          </table:table-cell>
          <table:table-cell office:value-type="float" office:value="516237" calcext:value-type="float">
            <text:p>516237</text:p>
          </table:table-cell>
          <table:table-cell office:value-type="float" office:value="372037268" calcext:value-type="float">
            <text:p>372037268</text:p>
          </table:table-cell>
          <table:table-cell office:value-type="float" office:value="490965774" calcext:value-type="float">
            <text:p>490965774</text:p>
          </table:table-cell>
          <table:table-cell office:value-type="float" office:value="1719798" calcext:value-type="float">
            <text:p>17197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975" calcext:value-type="float">
            <text:p>1.880975</text:p>
          </table:table-cell>
          <table:table-cell office:value-type="float" office:value="516237" calcext:value-type="float">
            <text:p>516237</text:p>
          </table:table-cell>
          <table:table-cell office:value-type="float" office:value="23.762859" calcext:value-type="float">
            <text:p>23.762859</text:p>
          </table:table-cell>
          <table:table-cell office:value-type="float" office:value="31.359091" calcext:value-type="float">
            <text:p>31.359091</text:p>
          </table:table-cell>
          <table:table-cell office:value-type="float" office:value="0.109847" calcext:value-type="float">
            <text:p>0.109847</text:p>
          </table:table-cell>
          <table:table-cell office:value-type="float" office:value="0.76" calcext:value-type="float">
            <text:p>0.76</text:p>
          </table:table-cell>
          <table:table-cell office:value-type="float" office:value="285.48" calcext:value-type="float">
            <text:p>285.4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3110" calcext:value-type="float">
            <text:p>43110</text:p>
          </table:table-cell>
          <table:table-cell office:value-type="float" office:value="1884595932" calcext:value-type="float">
            <text:p>1884595932</text:p>
          </table:table-cell>
          <table:table-cell office:value-type="float" office:value="8850259168" calcext:value-type="float">
            <text:p>8850259168</text:p>
          </table:table-cell>
          <table:table-cell office:value-type="float" office:value="1563638" calcext:value-type="float">
            <text:p>1563638</text:p>
          </table:table-cell>
          <table:table-cell office:value-type="float" office:value="371824252" calcext:value-type="float">
            <text:p>371824252</text:p>
          </table:table-cell>
          <table:table-cell office:value-type="float" office:value="237576242" calcext:value-type="float">
            <text:p>237576242</text:p>
          </table:table-cell>
          <table:table-cell office:value-type="float" office:value="1566963" calcext:value-type="float">
            <text:p>156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42" calcext:value-type="float">
            <text:p>0.212942</text:p>
          </table:table-cell>
          <table:table-cell office:value-type="float" office:value="1563638" calcext:value-type="float">
            <text:p>1563638</text:p>
          </table:table-cell>
          <table:table-cell office:value-type="float" office:value="23.725576" calcext:value-type="float">
            <text:p>23.725576</text:p>
          </table:table-cell>
          <table:table-cell office:value-type="float" office:value="15.159401" calcext:value-type="float">
            <text:p>15.159401</text:p>
          </table:table-cell>
          <table:table-cell office:value-type="float" office:value="0.099986" calcext:value-type="float">
            <text:p>0.099986</text:p>
          </table:table-cell>
          <table:table-cell office:value-type="float" office:value="1.57" calcext:value-type="float">
            <text:p>1.57</text:p>
          </table:table-cell>
          <table:table-cell office:value-type="float" office:value="151.62" calcext:value-type="float">
            <text:p>151.6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4127" calcext:value-type="float">
            <text:p>44127</text:p>
          </table:table-cell>
          <table:table-cell office:value-type="float" office:value="2040141694" calcext:value-type="float">
            <text:p>2040141694</text:p>
          </table:table-cell>
          <table:table-cell office:value-type="float" office:value="9202920609" calcext:value-type="float">
            <text:p>9202920609</text:p>
          </table:table-cell>
          <table:table-cell office:value-type="float" office:value="567023" calcext:value-type="float">
            <text:p>567023</text:p>
          </table:table-cell>
          <table:table-cell office:value-type="float" office:value="374068227" calcext:value-type="float">
            <text:p>374068227</text:p>
          </table:table-cell>
          <table:table-cell office:value-type="float" office:value="245039820" calcext:value-type="float">
            <text:p>245039820</text:p>
          </table:table-cell>
          <table:table-cell office:value-type="float" office:value="568385" calcext:value-type="float">
            <text:p>5683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1684" calcext:value-type="float">
            <text:p>0.221684</text:p>
          </table:table-cell>
          <table:table-cell office:value-type="float" office:value="567023" calcext:value-type="float">
            <text:p>567023</text:p>
          </table:table-cell>
          <table:table-cell office:value-type="float" office:value="23.892582" calcext:value-type="float">
            <text:p>23.892582</text:p>
          </table:table-cell>
          <table:table-cell office:value-type="float" office:value="15.651246" calcext:value-type="float">
            <text:p>15.651246</text:p>
          </table:table-cell>
          <table:table-cell office:value-type="float" office:value="0.036304" calcext:value-type="float">
            <text:p>0.036304</text:p>
          </table:table-cell>
          <table:table-cell office:value-type="float" office:value="1.53" calcext:value-type="float">
            <text:p>1.53</text:p>
          </table:table-cell>
          <table:table-cell office:value-type="float" office:value="431.12" calcext:value-type="float">
            <text:p>431.1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4127" calcext:value-type="float">
            <text:p>44127</text:p>
          </table:table-cell>
          <table:table-cell office:value-type="float" office:value="398054202" calcext:value-type="float">
            <text:p>398054202</text:p>
          </table:table-cell>
          <table:table-cell office:value-type="float" office:value="4265760899" calcext:value-type="float">
            <text:p>4265760899</text:p>
          </table:table-cell>
          <table:table-cell office:value-type="float" office:value="155431" calcext:value-type="float">
            <text:p>155431</text:p>
          </table:table-cell>
          <table:table-cell office:value-type="float" office:value="122386834" calcext:value-type="float">
            <text:p>122386834</text:p>
          </table:table-cell>
          <table:table-cell office:value-type="float" office:value="106065099" calcext:value-type="float">
            <text:p>106065099</text:p>
          </table:table-cell>
          <table:table-cell office:value-type="float" office:value="156247" calcext:value-type="float">
            <text:p>15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314" calcext:value-type="float">
            <text:p>0.093314</text:p>
          </table:table-cell>
          <table:table-cell office:value-type="float" office:value="155431" calcext:value-type="float">
            <text:p>155431</text:p>
          </table:table-cell>
          <table:table-cell office:value-type="float" office:value="7.817123" calcext:value-type="float">
            <text:p>7.817123</text:p>
          </table:table-cell>
          <table:table-cell office:value-type="float" office:value="6.774617" calcext:value-type="float">
            <text:p>6.774617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1.15" calcext:value-type="float">
            <text:p>1.15</text:p>
          </table:table-cell>
          <table:table-cell office:value-type="float" office:value="678.83" calcext:value-type="float">
            <text:p>678.8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4112" calcext:value-type="float">
            <text:p>44112</text:p>
          </table:table-cell>
          <table:table-cell office:value-type="float" office:value="16612211835" calcext:value-type="float">
            <text:p>16612211835</text:p>
          </table:table-cell>
          <table:table-cell office:value-type="float" office:value="8843796991" calcext:value-type="float">
            <text:p>8843796991</text:p>
          </table:table-cell>
          <table:table-cell office:value-type="float" office:value="546182" calcext:value-type="float">
            <text:p>546182</text:p>
          </table:table-cell>
          <table:table-cell office:value-type="float" office:value="372279707" calcext:value-type="float">
            <text:p>372279707</text:p>
          </table:table-cell>
          <table:table-cell office:value-type="float" office:value="492789462" calcext:value-type="float">
            <text:p>492789462</text:p>
          </table:table-cell>
          <table:table-cell office:value-type="float" office:value="1748756" calcext:value-type="float">
            <text:p>174875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403" calcext:value-type="float">
            <text:p>1.878403</text:p>
          </table:table-cell>
          <table:table-cell office:value-type="float" office:value="546182" calcext:value-type="float">
            <text:p>546182</text:p>
          </table:table-cell>
          <table:table-cell office:value-type="float" office:value="23.754637" calcext:value-type="float">
            <text:p>23.754637</text:p>
          </table:table-cell>
          <table:table-cell office:value-type="float" office:value="31.444193" calcext:value-type="float">
            <text:p>31.444193</text:p>
          </table:table-cell>
          <table:table-cell office:value-type="float" office:value="0.111586" calcext:value-type="float">
            <text:p>0.111586</text:p>
          </table:table-cell>
          <table:table-cell office:value-type="float" office:value="0.76" calcext:value-type="float">
            <text:p>0.76</text:p>
          </table:table-cell>
          <table:table-cell office:value-type="float" office:value="281.79" calcext:value-type="float">
            <text:p>281.7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4113" calcext:value-type="float">
            <text:p>44113</text:p>
          </table:table-cell>
          <table:table-cell office:value-type="float" office:value="1878237074" calcext:value-type="float">
            <text:p>1878237074</text:p>
          </table:table-cell>
          <table:table-cell office:value-type="float" office:value="8807602569" calcext:value-type="float">
            <text:p>8807602569</text:p>
          </table:table-cell>
          <table:table-cell office:value-type="float" office:value="1641809" calcext:value-type="float">
            <text:p>1641809</text:p>
          </table:table-cell>
          <table:table-cell office:value-type="float" office:value="369344647" calcext:value-type="float">
            <text:p>369344647</text:p>
          </table:table-cell>
          <table:table-cell office:value-type="float" office:value="236037714" calcext:value-type="float">
            <text:p>236037714</text:p>
          </table:table-cell>
          <table:table-cell office:value-type="float" office:value="1645598" calcext:value-type="float">
            <text:p>1645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252" calcext:value-type="float">
            <text:p>0.213252</text:p>
          </table:table-cell>
          <table:table-cell office:value-type="float" office:value="1641809" calcext:value-type="float">
            <text:p>1641809</text:p>
          </table:table-cell>
          <table:table-cell office:value-type="float" office:value="23.567354" calcext:value-type="float">
            <text:p>23.567354</text:p>
          </table:table-cell>
          <table:table-cell office:value-type="float" office:value="15.06123" calcext:value-type="float">
            <text:p>15.06123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1.56" calcext:value-type="float">
            <text:p>1.56</text:p>
          </table:table-cell>
          <table:table-cell office:value-type="float" office:value="143.44" calcext:value-type="float">
            <text:p>143.4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5129" calcext:value-type="float">
            <text:p>45129</text:p>
          </table:table-cell>
          <table:table-cell office:value-type="float" office:value="1948148502" calcext:value-type="float">
            <text:p>1948148502</text:p>
          </table:table-cell>
          <table:table-cell office:value-type="float" office:value="9061104929" calcext:value-type="float">
            <text:p>9061104929</text:p>
          </table:table-cell>
          <table:table-cell office:value-type="float" office:value="491784" calcext:value-type="float">
            <text:p>491784</text:p>
          </table:table-cell>
          <table:table-cell office:value-type="float" office:value="376500290" calcext:value-type="float">
            <text:p>376500290</text:p>
          </table:table-cell>
          <table:table-cell office:value-type="float" office:value="245332516" calcext:value-type="float">
            <text:p>245332516</text:p>
          </table:table-cell>
          <table:table-cell office:value-type="float" office:value="493476" calcext:value-type="float">
            <text:p>49347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01" calcext:value-type="float">
            <text:p>0.215001</text:p>
          </table:table-cell>
          <table:table-cell office:value-type="float" office:value="491784" calcext:value-type="float">
            <text:p>491784</text:p>
          </table:table-cell>
          <table:table-cell office:value-type="float" office:value="24.047922" calcext:value-type="float">
            <text:p>24.047922</text:p>
          </table:table-cell>
          <table:table-cell office:value-type="float" office:value="15.669941" calcext:value-type="float">
            <text:p>15.669941</text:p>
          </table:table-cell>
          <table:table-cell office:value-type="float" office:value="0.031519" calcext:value-type="float">
            <text:p>0.031519</text:p>
          </table:table-cell>
          <table:table-cell office:value-type="float" office:value="1.53" calcext:value-type="float">
            <text:p>1.53</text:p>
          </table:table-cell>
          <table:table-cell office:value-type="float" office:value="497.15" calcext:value-type="float">
            <text:p>497.1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5129" calcext:value-type="float">
            <text:p>45129</text:p>
          </table:table-cell>
          <table:table-cell office:value-type="float" office:value="595528094" calcext:value-type="float">
            <text:p>595528094</text:p>
          </table:table-cell>
          <table:table-cell office:value-type="float" office:value="6161700157" calcext:value-type="float">
            <text:p>6161700157</text:p>
          </table:table-cell>
          <table:table-cell office:value-type="float" office:value="158464" calcext:value-type="float">
            <text:p>158464</text:p>
          </table:table-cell>
          <table:table-cell office:value-type="float" office:value="177793152" calcext:value-type="float">
            <text:p>177793152</text:p>
          </table:table-cell>
          <table:table-cell office:value-type="float" office:value="154046479" calcext:value-type="float">
            <text:p>154046479</text:p>
          </table:table-cell>
          <table:table-cell office:value-type="float" office:value="215236" calcext:value-type="float">
            <text:p>21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65" calcext:value-type="float">
            <text:p>0.09665</text:p>
          </table:table-cell>
          <table:table-cell office:value-type="float" office:value="158464" calcext:value-type="float">
            <text:p>158464</text:p>
          </table:table-cell>
          <table:table-cell office:value-type="float" office:value="11.35605" calcext:value-type="float">
            <text:p>11.35605</text:p>
          </table:table-cell>
          <table:table-cell office:value-type="float" office:value="9.839296" calcext:value-type="float">
            <text:p>9.839296</text:p>
          </table:table-cell>
          <table:table-cell office:value-type="float" office:value="0.013748" calcext:value-type="float">
            <text:p>0.013748</text:p>
          </table:table-cell>
          <table:table-cell office:value-type="float" office:value="1.15" calcext:value-type="float">
            <text:p>1.15</text:p>
          </table:table-cell>
          <table:table-cell office:value-type="float" office:value="715.71" calcext:value-type="float">
            <text:p>715.7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5115" calcext:value-type="float">
            <text:p>45115</text:p>
          </table:table-cell>
          <table:table-cell office:value-type="float" office:value="16883005286" calcext:value-type="float">
            <text:p>16883005286</text:p>
          </table:table-cell>
          <table:table-cell office:value-type="float" office:value="8968774731" calcext:value-type="float">
            <text:p>8968774731</text:p>
          </table:table-cell>
          <table:table-cell office:value-type="float" office:value="488004" calcext:value-type="float">
            <text:p>488004</text:p>
          </table:table-cell>
          <table:table-cell office:value-type="float" office:value="377747824" calcext:value-type="float">
            <text:p>377747824</text:p>
          </table:table-cell>
          <table:table-cell office:value-type="float" office:value="497948754" calcext:value-type="float">
            <text:p>497948754</text:p>
          </table:table-cell>
          <table:table-cell office:value-type="float" office:value="1545616" calcext:value-type="float">
            <text:p>154561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421" calcext:value-type="float">
            <text:p>1.882421</text:p>
          </table:table-cell>
          <table:table-cell office:value-type="float" office:value="488004" calcext:value-type="float">
            <text:p>488004</text:p>
          </table:table-cell>
          <table:table-cell office:value-type="float" office:value="24.103552" calcext:value-type="float">
            <text:p>24.103552</text:p>
          </table:table-cell>
          <table:table-cell office:value-type="float" office:value="31.773401" calcext:value-type="float">
            <text:p>31.773401</text:p>
          </table:table-cell>
          <table:table-cell office:value-type="float" office:value="0.098624" calcext:value-type="float">
            <text:p>0.098624</text:p>
          </table:table-cell>
          <table:table-cell office:value-type="float" office:value="0.76" calcext:value-type="float">
            <text:p>0.76</text:p>
          </table:table-cell>
          <table:table-cell office:value-type="float" office:value="322.17" calcext:value-type="float">
            <text:p>322.1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5116" calcext:value-type="float">
            <text:p>45116</text:p>
          </table:table-cell>
          <table:table-cell office:value-type="float" office:value="1903840173" calcext:value-type="float">
            <text:p>1903840173</text:p>
          </table:table-cell>
          <table:table-cell office:value-type="float" office:value="8878858836" calcext:value-type="float">
            <text:p>8878858836</text:p>
          </table:table-cell>
          <table:table-cell office:value-type="float" office:value="2014138" calcext:value-type="float">
            <text:p>2014138</text:p>
          </table:table-cell>
          <table:table-cell office:value-type="float" office:value="378274693" calcext:value-type="float">
            <text:p>378274693</text:p>
          </table:table-cell>
          <table:table-cell office:value-type="float" office:value="239861999" calcext:value-type="float">
            <text:p>239861999</text:p>
          </table:table-cell>
          <table:table-cell office:value-type="float" office:value="2016834" calcext:value-type="float">
            <text:p>2016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424" calcext:value-type="float">
            <text:p>0.214424</text:p>
          </table:table-cell>
          <table:table-cell office:value-type="float" office:value="2014138" calcext:value-type="float">
            <text:p>2014138</text:p>
          </table:table-cell>
          <table:table-cell office:value-type="float" office:value="24.137169" calcext:value-type="float">
            <text:p>24.137169</text:p>
          </table:table-cell>
          <table:table-cell office:value-type="float" office:value="15.305252" calcext:value-type="float">
            <text:p>15.305252</text:p>
          </table:table-cell>
          <table:table-cell office:value-type="float" office:value="0.128691" calcext:value-type="float">
            <text:p>0.128691</text:p>
          </table:table-cell>
          <table:table-cell office:value-type="float" office:value="1.58" calcext:value-type="float">
            <text:p>1.58</text:p>
          </table:table-cell>
          <table:table-cell office:value-type="float" office:value="118.93" calcext:value-type="float">
            <text:p>118.9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6132" calcext:value-type="float">
            <text:p>46132</text:p>
          </table:table-cell>
          <table:table-cell office:value-type="float" office:value="1981395031" calcext:value-type="float">
            <text:p>1981395031</text:p>
          </table:table-cell>
          <table:table-cell office:value-type="float" office:value="9210935877" calcext:value-type="float">
            <text:p>9210935877</text:p>
          </table:table-cell>
          <table:table-cell office:value-type="float" office:value="410866" calcext:value-type="float">
            <text:p>410866</text:p>
          </table:table-cell>
          <table:table-cell office:value-type="float" office:value="382834717" calcext:value-type="float">
            <text:p>382834717</text:p>
          </table:table-cell>
          <table:table-cell office:value-type="float" office:value="249544932" calcext:value-type="float">
            <text:p>249544932</text:p>
          </table:table-cell>
          <table:table-cell office:value-type="float" office:value="412454" calcext:value-type="float">
            <text:p>4124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410866" calcext:value-type="float">
            <text:p>410866</text:p>
          </table:table-cell>
          <table:table-cell office:value-type="float" office:value="24.428137" calcext:value-type="float">
            <text:p>24.428137</text:p>
          </table:table-cell>
          <table:table-cell office:value-type="float" office:value="15.923106" calcext:value-type="float">
            <text:p>15.923106</text:p>
          </table:table-cell>
          <table:table-cell office:value-type="float" office:value="0.026318" calcext:value-type="float">
            <text:p>0.026318</text:p>
          </table:table-cell>
          <table:table-cell office:value-type="float" office:value="1.53" calcext:value-type="float">
            <text:p>1.53</text:p>
          </table:table-cell>
          <table:table-cell office:value-type="float" office:value="605.02" calcext:value-type="float">
            <text:p>605.0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6132" calcext:value-type="float">
            <text:p>46132</text:p>
          </table:table-cell>
          <table:table-cell office:value-type="float" office:value="441336090" calcext:value-type="float">
            <text:p>441336090</text:p>
          </table:table-cell>
          <table:table-cell office:value-type="float" office:value="4735816607" calcext:value-type="float">
            <text:p>4735816607</text:p>
          </table:table-cell>
          <table:table-cell office:value-type="float" office:value="136575" calcext:value-type="float">
            <text:p>136575</text:p>
          </table:table-cell>
          <table:table-cell office:value-type="float" office:value="135896570" calcext:value-type="float">
            <text:p>135896570</text:p>
          </table:table-cell>
          <table:table-cell office:value-type="float" office:value="117755844" calcext:value-type="float">
            <text:p>117755844</text:p>
          </table:table-cell>
          <table:table-cell office:value-type="float" office:value="137484" calcext:value-type="float">
            <text:p>137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191" calcext:value-type="float">
            <text:p>0.093191</text:p>
          </table:table-cell>
          <table:table-cell office:value-type="float" office:value="136575" calcext:value-type="float">
            <text:p>136575</text:p>
          </table:table-cell>
          <table:table-cell office:value-type="float" office:value="8.671367" calcext:value-type="float">
            <text:p>8.671367</text:p>
          </table:table-cell>
          <table:table-cell office:value-type="float" office:value="7.513832" calcext:value-type="float">
            <text:p>7.513832</text:p>
          </table:table-cell>
          <table:table-cell office:value-type="float" office:value="0.008773" calcext:value-type="float">
            <text:p>0.008773</text:p>
          </table:table-cell>
          <table:table-cell office:value-type="float" office:value="1.15" calcext:value-type="float">
            <text:p>1.15</text:p>
          </table:table-cell>
          <table:table-cell office:value-type="float" office:value="856.51" calcext:value-type="float">
            <text:p>856.5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6117" calcext:value-type="float">
            <text:p>46117</text:p>
          </table:table-cell>
          <table:table-cell office:value-type="float" office:value="16111839826" calcext:value-type="float">
            <text:p>16111839826</text:p>
          </table:table-cell>
          <table:table-cell office:value-type="float" office:value="8628692872" calcext:value-type="float">
            <text:p>8628692872</text:p>
          </table:table-cell>
          <table:table-cell office:value-type="float" office:value="634780" calcext:value-type="float">
            <text:p>634780</text:p>
          </table:table-cell>
          <table:table-cell office:value-type="float" office:value="360469813" calcext:value-type="float">
            <text:p>360469813</text:p>
          </table:table-cell>
          <table:table-cell office:value-type="float" office:value="476244592" calcext:value-type="float">
            <text:p>476244592</text:p>
          </table:table-cell>
          <table:table-cell office:value-type="float" office:value="2249150" calcext:value-type="float">
            <text:p>22491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724" calcext:value-type="float">
            <text:p>1.86724</text:p>
          </table:table-cell>
          <table:table-cell office:value-type="float" office:value="634780" calcext:value-type="float">
            <text:p>634780</text:p>
          </table:table-cell>
          <table:table-cell office:value-type="float" office:value="23.024021" calcext:value-type="float">
            <text:p>23.024021</text:p>
          </table:table-cell>
          <table:table-cell office:value-type="float" office:value="30.418818" calcext:value-type="float">
            <text:p>30.418818</text:p>
          </table:table-cell>
          <table:table-cell office:value-type="float" office:value="0.143658" calcext:value-type="float">
            <text:p>0.143658</text:p>
          </table:table-cell>
          <table:table-cell office:value-type="float" office:value="0.76" calcext:value-type="float">
            <text:p>0.76</text:p>
          </table:table-cell>
          <table:table-cell office:value-type="float" office:value="211.74" calcext:value-type="float">
            <text:p>211.7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6118" calcext:value-type="float">
            <text:p>46118</text:p>
          </table:table-cell>
          <table:table-cell office:value-type="float" office:value="1914251307" calcext:value-type="float">
            <text:p>1914251307</text:p>
          </table:table-cell>
          <table:table-cell office:value-type="float" office:value="8870832823" calcext:value-type="float">
            <text:p>8870832823</text:p>
          </table:table-cell>
          <table:table-cell office:value-type="float" office:value="2453580" calcext:value-type="float">
            <text:p>2453580</text:p>
          </table:table-cell>
          <table:table-cell office:value-type="float" office:value="377334405" calcext:value-type="float">
            <text:p>377334405</text:p>
          </table:table-cell>
          <table:table-cell office:value-type="float" office:value="239267251" calcext:value-type="float">
            <text:p>239267251</text:p>
          </table:table-cell>
          <table:table-cell office:value-type="float" office:value="2468271" calcext:value-type="float">
            <text:p>2468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792" calcext:value-type="float">
            <text:p>0.215792</text:p>
          </table:table-cell>
          <table:table-cell office:value-type="float" office:value="2453580" calcext:value-type="float">
            <text:p>2453580</text:p>
          </table:table-cell>
          <table:table-cell office:value-type="float" office:value="24.1012" calcext:value-type="float">
            <text:p>24.1012</text:p>
          </table:table-cell>
          <table:table-cell office:value-type="float" office:value="15.282538" calcext:value-type="float">
            <text:p>15.282538</text:p>
          </table:table-cell>
          <table:table-cell office:value-type="float" office:value="0.157654" calcext:value-type="float">
            <text:p>0.157654</text:p>
          </table:table-cell>
          <table:table-cell office:value-type="float" office:value="1.58" calcext:value-type="float">
            <text:p>1.58</text:p>
          </table:table-cell>
          <table:table-cell office:value-type="float" office:value="96.94" calcext:value-type="float">
            <text:p>96.9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7135" calcext:value-type="float">
            <text:p>47135</text:p>
          </table:table-cell>
          <table:table-cell office:value-type="float" office:value="1965543836" calcext:value-type="float">
            <text:p>1965543836</text:p>
          </table:table-cell>
          <table:table-cell office:value-type="float" office:value="9136698024" calcext:value-type="float">
            <text:p>9136698024</text:p>
          </table:table-cell>
          <table:table-cell office:value-type="float" office:value="574732" calcext:value-type="float">
            <text:p>574732</text:p>
          </table:table-cell>
          <table:table-cell office:value-type="float" office:value="379706483" calcext:value-type="float">
            <text:p>379706483</text:p>
          </table:table-cell>
          <table:table-cell office:value-type="float" office:value="247540543" calcext:value-type="float">
            <text:p>247540543</text:p>
          </table:table-cell>
          <table:table-cell office:value-type="float" office:value="577499" calcext:value-type="float">
            <text:p>57749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126" calcext:value-type="float">
            <text:p>0.215126</text:p>
          </table:table-cell>
          <table:table-cell office:value-type="float" office:value="574732" calcext:value-type="float">
            <text:p>574732</text:p>
          </table:table-cell>
          <table:table-cell office:value-type="float" office:value="24.228531" calcext:value-type="float">
            <text:p>24.228531</text:p>
          </table:table-cell>
          <table:table-cell office:value-type="float" office:value="15.795209" calcext:value-type="float">
            <text:p>15.795209</text:p>
          </table:table-cell>
          <table:table-cell office:value-type="float" office:value="0.036849" calcext:value-type="float">
            <text:p>0.036849</text:p>
          </table:table-cell>
          <table:table-cell office:value-type="float" office:value="1.53" calcext:value-type="float">
            <text:p>1.53</text:p>
          </table:table-cell>
          <table:table-cell office:value-type="float" office:value="428.64" calcext:value-type="float">
            <text:p>428.6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7135" calcext:value-type="float">
            <text:p>47135</text:p>
          </table:table-cell>
          <table:table-cell office:value-type="float" office:value="543486260" calcext:value-type="float">
            <text:p>543486260</text:p>
          </table:table-cell>
          <table:table-cell office:value-type="float" office:value="5614800901" calcext:value-type="float">
            <text:p>5614800901</text:p>
          </table:table-cell>
          <table:table-cell office:value-type="float" office:value="224720" calcext:value-type="float">
            <text:p>224720</text:p>
          </table:table-cell>
          <table:table-cell office:value-type="float" office:value="161523260" calcext:value-type="float">
            <text:p>161523260</text:p>
          </table:table-cell>
          <table:table-cell office:value-type="float" office:value="139983819" calcext:value-type="float">
            <text:p>139983819</text:p>
          </table:table-cell>
          <table:table-cell office:value-type="float" office:value="279707" calcext:value-type="float">
            <text:p>279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795" calcext:value-type="float">
            <text:p>0.096795</text:p>
          </table:table-cell>
          <table:table-cell office:value-type="float" office:value="224720" calcext:value-type="float">
            <text:p>224720</text:p>
          </table:table-cell>
          <table:table-cell office:value-type="float" office:value="10.306569" calcext:value-type="float">
            <text:p>10.306569</text:p>
          </table:table-cell>
          <table:table-cell office:value-type="float" office:value="8.932168" calcext:value-type="float">
            <text:p>8.932168</text:p>
          </table:table-cell>
          <table:table-cell office:value-type="float" office:value="0.017848" calcext:value-type="float">
            <text:p>0.017848</text:p>
          </table:table-cell>
          <table:table-cell office:value-type="float" office:value="1.15" calcext:value-type="float">
            <text:p>1.15</text:p>
          </table:table-cell>
          <table:table-cell office:value-type="float" office:value="500.47" calcext:value-type="float">
            <text:p>500.4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7119" calcext:value-type="float">
            <text:p>47119</text:p>
          </table:table-cell>
          <table:table-cell office:value-type="float" office:value="16108066238" calcext:value-type="float">
            <text:p>16108066238</text:p>
          </table:table-cell>
          <table:table-cell office:value-type="float" office:value="8620071291" calcext:value-type="float">
            <text:p>8620071291</text:p>
          </table:table-cell>
          <table:table-cell office:value-type="float" office:value="711211" calcext:value-type="float">
            <text:p>711211</text:p>
          </table:table-cell>
          <table:table-cell office:value-type="float" office:value="360163732" calcext:value-type="float">
            <text:p>360163732</text:p>
          </table:table-cell>
          <table:table-cell office:value-type="float" office:value="476674279" calcext:value-type="float">
            <text:p>476674279</text:p>
          </table:table-cell>
          <table:table-cell office:value-type="float" office:value="2189703" calcext:value-type="float">
            <text:p>21897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867" calcext:value-type="float">
            <text:p>1.86867</text:p>
          </table:table-cell>
          <table:table-cell office:value-type="float" office:value="711211" calcext:value-type="float">
            <text:p>711211</text:p>
          </table:table-cell>
          <table:table-cell office:value-type="float" office:value="23.004471" calcext:value-type="float">
            <text:p>23.004471</text:p>
          </table:table-cell>
          <table:table-cell office:value-type="float" office:value="30.44626" calcext:value-type="float">
            <text:p>30.44626</text:p>
          </table:table-cell>
          <table:table-cell office:value-type="float" office:value="0.139861" calcext:value-type="float">
            <text:p>0.139861</text:p>
          </table:table-cell>
          <table:table-cell office:value-type="float" office:value="0.76" calcext:value-type="float">
            <text:p>0.76</text:p>
          </table:table-cell>
          <table:table-cell office:value-type="float" office:value="217.69" calcext:value-type="float">
            <text:p>217.6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7120" calcext:value-type="float">
            <text:p>47120</text:p>
          </table:table-cell>
          <table:table-cell office:value-type="float" office:value="1886107095" calcext:value-type="float">
            <text:p>1886107095</text:p>
          </table:table-cell>
          <table:table-cell office:value-type="float" office:value="8788043001" calcext:value-type="float">
            <text:p>8788043001</text:p>
          </table:table-cell>
          <table:table-cell office:value-type="float" office:value="2886474" calcext:value-type="float">
            <text:p>2886474</text:p>
          </table:table-cell>
          <table:table-cell office:value-type="float" office:value="373921946" calcext:value-type="float">
            <text:p>373921946</text:p>
          </table:table-cell>
          <table:table-cell office:value-type="float" office:value="237058142" calcext:value-type="float">
            <text:p>237058142</text:p>
          </table:table-cell>
          <table:table-cell office:value-type="float" office:value="2903642" calcext:value-type="float">
            <text:p>290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22" calcext:value-type="float">
            <text:p>0.214622</text:p>
          </table:table-cell>
          <table:table-cell office:value-type="float" office:value="2886474" calcext:value-type="float">
            <text:p>2886474</text:p>
          </table:table-cell>
          <table:table-cell office:value-type="float" office:value="23.883238" calcext:value-type="float">
            <text:p>23.883238</text:p>
          </table:table-cell>
          <table:table-cell office:value-type="float" office:value="15.141438" calcext:value-type="float">
            <text:p>15.141438</text:p>
          </table:table-cell>
          <table:table-cell office:value-type="float" office:value="0.185462" calcext:value-type="float">
            <text:p>0.185462</text:p>
          </table:table-cell>
          <table:table-cell office:value-type="float" office:value="1.58" calcext:value-type="float">
            <text:p>1.58</text:p>
          </table:table-cell>
          <table:table-cell office:value-type="float" office:value="81.64" calcext:value-type="float">
            <text:p>81.6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8138" calcext:value-type="float">
            <text:p>48138</text:p>
          </table:table-cell>
          <table:table-cell office:value-type="float" office:value="1908311489" calcext:value-type="float">
            <text:p>1908311489</text:p>
          </table:table-cell>
          <table:table-cell office:value-type="float" office:value="8507241701" calcext:value-type="float">
            <text:p>8507241701</text:p>
          </table:table-cell>
          <table:table-cell office:value-type="float" office:value="1019282" calcext:value-type="float">
            <text:p>1019282</text:p>
          </table:table-cell>
          <table:table-cell office:value-type="float" office:value="346605968" calcext:value-type="float">
            <text:p>346605968</text:p>
          </table:table-cell>
          <table:table-cell office:value-type="float" office:value="226527496" calcext:value-type="float">
            <text:p>226527496</text:p>
          </table:table-cell>
          <table:table-cell office:value-type="float" office:value="1474147" calcext:value-type="float">
            <text:p>14741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4316" calcext:value-type="float">
            <text:p>0.224316</text:p>
          </table:table-cell>
          <table:table-cell office:value-type="float" office:value="1019282" calcext:value-type="float">
            <text:p>1019282</text:p>
          </table:table-cell>
          <table:table-cell office:value-type="float" office:value="22.116432" calcext:value-type="float">
            <text:p>22.116432</text:p>
          </table:table-cell>
          <table:table-cell office:value-type="float" office:value="14.454396" calcext:value-type="float">
            <text:p>14.454396</text:p>
          </table:table-cell>
          <table:table-cell office:value-type="float" office:value="0.094063" calcext:value-type="float">
            <text:p>0.094063</text:p>
          </table:table-cell>
          <table:table-cell office:value-type="float" office:value="1.53" calcext:value-type="float">
            <text:p>1.53</text:p>
          </table:table-cell>
          <table:table-cell office:value-type="float" office:value="153.67" calcext:value-type="float">
            <text:p>153.6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8138" calcext:value-type="float">
            <text:p>48138</text:p>
          </table:table-cell>
          <table:table-cell office:value-type="float" office:value="518252612" calcext:value-type="float">
            <text:p>518252612</text:p>
          </table:table-cell>
          <table:table-cell office:value-type="float" office:value="5302793064" calcext:value-type="float">
            <text:p>5302793064</text:p>
          </table:table-cell>
          <table:table-cell office:value-type="float" office:value="362157" calcext:value-type="float">
            <text:p>362157</text:p>
          </table:table-cell>
          <table:table-cell office:value-type="float" office:value="151690934" calcext:value-type="float">
            <text:p>151690934</text:p>
          </table:table-cell>
          <table:table-cell office:value-type="float" office:value="131546851" calcext:value-type="float">
            <text:p>131546851</text:p>
          </table:table-cell>
          <table:table-cell office:value-type="float" office:value="385856" calcext:value-type="float">
            <text:p>385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7732" calcext:value-type="float">
            <text:p>0.097732</text:p>
          </table:table-cell>
          <table:table-cell office:value-type="float" office:value="362157" calcext:value-type="float">
            <text:p>362157</text:p>
          </table:table-cell>
          <table:table-cell office:value-type="float" office:value="9.679182" calcext:value-type="float">
            <text:p>9.679182</text:p>
          </table:table-cell>
          <table:table-cell office:value-type="float" office:value="8.393817" calcext:value-type="float">
            <text:p>8.393817</text:p>
          </table:table-cell>
          <table:table-cell office:value-type="float" office:value="0.024621" calcext:value-type="float">
            <text:p>0.024621</text:p>
          </table:table-cell>
          <table:table-cell office:value-type="float" office:value="1.15" calcext:value-type="float">
            <text:p>1.15</text:p>
          </table:table-cell>
          <table:table-cell office:value-type="float" office:value="340.92" calcext:value-type="float">
            <text:p>340.9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8121" calcext:value-type="float">
            <text:p>48121</text:p>
          </table:table-cell>
          <table:table-cell office:value-type="float" office:value="16369049989" calcext:value-type="float">
            <text:p>16369049989</text:p>
          </table:table-cell>
          <table:table-cell office:value-type="float" office:value="8709812160" calcext:value-type="float">
            <text:p>8709812160</text:p>
          </table:table-cell>
          <table:table-cell office:value-type="float" office:value="538654" calcext:value-type="float">
            <text:p>538654</text:p>
          </table:table-cell>
          <table:table-cell office:value-type="float" office:value="366231850" calcext:value-type="float">
            <text:p>366231850</text:p>
          </table:table-cell>
          <table:table-cell office:value-type="float" office:value="483088186" calcext:value-type="float">
            <text:p>483088186</text:p>
          </table:table-cell>
          <table:table-cell office:value-type="float" office:value="1748106" calcext:value-type="float">
            <text:p>17481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38" calcext:value-type="float">
            <text:p>1.87938</text:p>
          </table:table-cell>
          <table:table-cell office:value-type="float" office:value="538654" calcext:value-type="float">
            <text:p>538654</text:p>
          </table:table-cell>
          <table:table-cell office:value-type="float" office:value="23.392054" calcext:value-type="float">
            <text:p>23.392054</text:p>
          </table:table-cell>
          <table:table-cell office:value-type="float" office:value="30.855932" calcext:value-type="float">
            <text:p>30.855932</text:p>
          </table:table-cell>
          <table:table-cell office:value-type="float" office:value="0.111655" calcext:value-type="float">
            <text:p>0.111655</text:p>
          </table:table-cell>
          <table:table-cell office:value-type="float" office:value="0.76" calcext:value-type="float">
            <text:p>0.76</text:p>
          </table:table-cell>
          <table:table-cell office:value-type="float" office:value="276.35" calcext:value-type="float">
            <text:p>276.3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8122" calcext:value-type="float">
            <text:p>48122</text:p>
          </table:table-cell>
          <table:table-cell office:value-type="float" office:value="1898417480" calcext:value-type="float">
            <text:p>1898417480</text:p>
          </table:table-cell>
          <table:table-cell office:value-type="float" office:value="8860951519" calcext:value-type="float">
            <text:p>8860951519</text:p>
          </table:table-cell>
          <table:table-cell office:value-type="float" office:value="2363772" calcext:value-type="float">
            <text:p>2363772</text:p>
          </table:table-cell>
          <table:table-cell office:value-type="float" office:value="377601376" calcext:value-type="float">
            <text:p>377601376</text:p>
          </table:table-cell>
          <table:table-cell office:value-type="float" office:value="239207019" calcext:value-type="float">
            <text:p>239207019</text:p>
          </table:table-cell>
          <table:table-cell office:value-type="float" office:value="2365323" calcext:value-type="float">
            <text:p>2365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245" calcext:value-type="float">
            <text:p>0.214245</text:p>
          </table:table-cell>
          <table:table-cell office:value-type="float" office:value="2363772" calcext:value-type="float">
            <text:p>2363772</text:p>
          </table:table-cell>
          <table:table-cell office:value-type="float" office:value="24.118252" calcext:value-type="float">
            <text:p>24.118252</text:p>
          </table:table-cell>
          <table:table-cell office:value-type="float" office:value="15.278692" calcext:value-type="float">
            <text:p>15.278692</text:p>
          </table:table-cell>
          <table:table-cell office:value-type="float" office:value="0.151079" calcext:value-type="float">
            <text:p>0.151079</text:p>
          </table:table-cell>
          <table:table-cell office:value-type="float" office:value="1.58" calcext:value-type="float">
            <text:p>1.58</text:p>
          </table:table-cell>
          <table:table-cell office:value-type="float" office:value="101.13" calcext:value-type="float">
            <text:p>101.1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9141" calcext:value-type="float">
            <text:p>49141</text:p>
          </table:table-cell>
          <table:table-cell office:value-type="float" office:value="2091164855" calcext:value-type="float">
            <text:p>2091164855</text:p>
          </table:table-cell>
          <table:table-cell office:value-type="float" office:value="9020286838" calcext:value-type="float">
            <text:p>9020286838</text:p>
          </table:table-cell>
          <table:table-cell office:value-type="float" office:value="724010" calcext:value-type="float">
            <text:p>724010</text:p>
          </table:table-cell>
          <table:table-cell office:value-type="float" office:value="354775542" calcext:value-type="float">
            <text:p>354775542</text:p>
          </table:table-cell>
          <table:table-cell office:value-type="float" office:value="234451659" calcext:value-type="float">
            <text:p>234451659</text:p>
          </table:table-cell>
          <table:table-cell office:value-type="float" office:value="724214" calcext:value-type="float">
            <text:p>7242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29" calcext:value-type="float">
            <text:p>0.231829</text:p>
          </table:table-cell>
          <table:table-cell office:value-type="float" office:value="724010" calcext:value-type="float">
            <text:p>724010</text:p>
          </table:table-cell>
          <table:table-cell office:value-type="float" office:value="22.637722" calcext:value-type="float">
            <text:p>22.637722</text:p>
          </table:table-cell>
          <table:table-cell office:value-type="float" office:value="14.960027" calcext:value-type="float">
            <text:p>14.960027</text:p>
          </table:table-cell>
          <table:table-cell office:value-type="float" office:value="0.046211" calcext:value-type="float">
            <text:p>0.046211</text:p>
          </table:table-cell>
          <table:table-cell office:value-type="float" office:value="1.51" calcext:value-type="float">
            <text:p>1.51</text:p>
          </table:table-cell>
          <table:table-cell office:value-type="float" office:value="323.73" calcext:value-type="float">
            <text:p>323.7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9141" calcext:value-type="float">
            <text:p>49141</text:p>
          </table:table-cell>
          <table:table-cell office:value-type="float" office:value="481427832" calcext:value-type="float">
            <text:p>481427832</text:p>
          </table:table-cell>
          <table:table-cell office:value-type="float" office:value="4905408414" calcext:value-type="float">
            <text:p>4905408414</text:p>
          </table:table-cell>
          <table:table-cell office:value-type="float" office:value="288688" calcext:value-type="float">
            <text:p>288688</text:p>
          </table:table-cell>
          <table:table-cell office:value-type="float" office:value="139945104" calcext:value-type="float">
            <text:p>139945104</text:p>
          </table:table-cell>
          <table:table-cell office:value-type="float" office:value="121223924" calcext:value-type="float">
            <text:p>121223924</text:p>
          </table:table-cell>
          <table:table-cell office:value-type="float" office:value="343292" calcext:value-type="float">
            <text:p>343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142" calcext:value-type="float">
            <text:p>0.098142</text:p>
          </table:table-cell>
          <table:table-cell office:value-type="float" office:value="288688" calcext:value-type="float">
            <text:p>288688</text:p>
          </table:table-cell>
          <table:table-cell office:value-type="float" office:value="8.929698" calcext:value-type="float">
            <text:p>8.929698</text:p>
          </table:table-cell>
          <table:table-cell office:value-type="float" office:value="7.735126" calcext:value-type="float">
            <text:p>7.735126</text:p>
          </table:table-cell>
          <table:table-cell office:value-type="float" office:value="0.021905" calcext:value-type="float">
            <text:p>0.021905</text:p>
          </table:table-cell>
          <table:table-cell office:value-type="float" office:value="1.15" calcext:value-type="float">
            <text:p>1.15</text:p>
          </table:table-cell>
          <table:table-cell office:value-type="float" office:value="353.12" calcext:value-type="float">
            <text:p>353.1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9123" calcext:value-type="float">
            <text:p>49123</text:p>
          </table:table-cell>
          <table:table-cell office:value-type="float" office:value="16489267509" calcext:value-type="float">
            <text:p>16489267509</text:p>
          </table:table-cell>
          <table:table-cell office:value-type="float" office:value="8789295635" calcext:value-type="float">
            <text:p>8789295635</text:p>
          </table:table-cell>
          <table:table-cell office:value-type="float" office:value="557053" calcext:value-type="float">
            <text:p>557053</text:p>
          </table:table-cell>
          <table:table-cell office:value-type="float" office:value="368928385" calcext:value-type="float">
            <text:p>368928385</text:p>
          </table:table-cell>
          <table:table-cell office:value-type="float" office:value="486618670" calcext:value-type="float">
            <text:p>486618670</text:p>
          </table:table-cell>
          <table:table-cell office:value-type="float" office:value="1784840" calcext:value-type="float">
            <text:p>178484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062" calcext:value-type="float">
            <text:p>1.876062</text:p>
          </table:table-cell>
          <table:table-cell office:value-type="float" office:value="557053" calcext:value-type="float">
            <text:p>557053</text:p>
          </table:table-cell>
          <table:table-cell office:value-type="float" office:value="23.564287" calcext:value-type="float">
            <text:p>23.564287</text:p>
          </table:table-cell>
          <table:table-cell office:value-type="float" office:value="31.08143" calcext:value-type="float">
            <text:p>31.08143</text:p>
          </table:table-cell>
          <table:table-cell office:value-type="float" office:value="0.114002" calcext:value-type="float">
            <text:p>0.114002</text:p>
          </table:table-cell>
          <table:table-cell office:value-type="float" office:value="0.76" calcext:value-type="float">
            <text:p>0.76</text:p>
          </table:table-cell>
          <table:table-cell office:value-type="float" office:value="272.64" calcext:value-type="float">
            <text:p>272.6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9125" calcext:value-type="float">
            <text:p>49125</text:p>
          </table:table-cell>
          <table:table-cell office:value-type="float" office:value="1869185760" calcext:value-type="float">
            <text:p>1869185760</text:p>
          </table:table-cell>
          <table:table-cell office:value-type="float" office:value="8683306278" calcext:value-type="float">
            <text:p>8683306278</text:p>
          </table:table-cell>
          <table:table-cell office:value-type="float" office:value="2119139" calcext:value-type="float">
            <text:p>2119139</text:p>
          </table:table-cell>
          <table:table-cell office:value-type="float" office:value="364292243" calcext:value-type="float">
            <text:p>364292243</text:p>
          </table:table-cell>
          <table:table-cell office:value-type="float" office:value="234890295" calcext:value-type="float">
            <text:p>234890295</text:p>
          </table:table-cell>
          <table:table-cell office:value-type="float" office:value="2121278" calcext:value-type="float">
            <text:p>212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262" calcext:value-type="float">
            <text:p>0.215262</text:p>
          </table:table-cell>
          <table:table-cell office:value-type="float" office:value="2119139" calcext:value-type="float">
            <text:p>2119139</text:p>
          </table:table-cell>
          <table:table-cell office:value-type="float" office:value="23.24497" calcext:value-type="float">
            <text:p>23.24497</text:p>
          </table:table-cell>
          <table:table-cell office:value-type="float" office:value="14.988014" calcext:value-type="float">
            <text:p>14.988014</text:p>
          </table:table-cell>
          <table:table-cell office:value-type="float" office:value="0.135356" calcext:value-type="float">
            <text:p>0.135356</text:p>
          </table:table-cell>
          <table:table-cell office:value-type="float" office:value="1.55" calcext:value-type="float">
            <text:p>1.55</text:p>
          </table:table-cell>
          <table:table-cell office:value-type="float" office:value="110.73" calcext:value-type="float">
            <text:p>110.7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0144" calcext:value-type="float">
            <text:p>50144</text:p>
          </table:table-cell>
          <table:table-cell office:value-type="float" office:value="2116138541" calcext:value-type="float">
            <text:p>2116138541</text:p>
          </table:table-cell>
          <table:table-cell office:value-type="float" office:value="9128653352" calcext:value-type="float">
            <text:p>9128653352</text:p>
          </table:table-cell>
          <table:table-cell office:value-type="float" office:value="712911" calcext:value-type="float">
            <text:p>712911</text:p>
          </table:table-cell>
          <table:table-cell office:value-type="float" office:value="358883599" calcext:value-type="float">
            <text:p>358883599</text:p>
          </table:table-cell>
          <table:table-cell office:value-type="float" office:value="237255240" calcext:value-type="float">
            <text:p>237255240</text:p>
          </table:table-cell>
          <table:table-cell office:value-type="float" office:value="712858" calcext:value-type="float">
            <text:p>7128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3" calcext:value-type="float">
            <text:p>0.231813</text:p>
          </table:table-cell>
          <table:table-cell office:value-type="float" office:value="712911" calcext:value-type="float">
            <text:p>712911</text:p>
          </table:table-cell>
          <table:table-cell office:value-type="float" office:value="22.899849" calcext:value-type="float">
            <text:p>22.899849</text:p>
          </table:table-cell>
          <table:table-cell office:value-type="float" office:value="15.138918" calcext:value-type="float">
            <text:p>15.138918</text:p>
          </table:table-cell>
          <table:table-cell office:value-type="float" office:value="0.045486" calcext:value-type="float">
            <text:p>0.045486</text:p>
          </table:table-cell>
          <table:table-cell office:value-type="float" office:value="1.51" calcext:value-type="float">
            <text:p>1.51</text:p>
          </table:table-cell>
          <table:table-cell office:value-type="float" office:value="332.82" calcext:value-type="float">
            <text:p>332.8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0143" calcext:value-type="float">
            <text:p>50143</text:p>
          </table:table-cell>
          <table:table-cell office:value-type="float" office:value="531066678" calcext:value-type="float">
            <text:p>531066678</text:p>
          </table:table-cell>
          <table:table-cell office:value-type="float" office:value="5714747271" calcext:value-type="float">
            <text:p>5714747271</text:p>
          </table:table-cell>
          <table:table-cell office:value-type="float" office:value="307835" calcext:value-type="float">
            <text:p>307835</text:p>
          </table:table-cell>
          <table:table-cell office:value-type="float" office:value="164425688" calcext:value-type="float">
            <text:p>164425688</text:p>
          </table:table-cell>
          <table:table-cell office:value-type="float" office:value="142384358" calcext:value-type="float">
            <text:p>142384358</text:p>
          </table:table-cell>
          <table:table-cell office:value-type="float" office:value="308250" calcext:value-type="float">
            <text:p>308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929" calcext:value-type="float">
            <text:p>0.092929</text:p>
          </table:table-cell>
          <table:table-cell office:value-type="float" office:value="307835" calcext:value-type="float">
            <text:p>307835</text:p>
          </table:table-cell>
          <table:table-cell office:value-type="float" office:value="10.50224" calcext:value-type="float">
            <text:p>10.50224</text:p>
          </table:table-cell>
          <table:table-cell office:value-type="float" office:value="9.09441" calcext:value-type="float">
            <text:p>9.09441</text:p>
          </table:table-cell>
          <table:table-cell office:value-type="float" office:value="0.019689" calcext:value-type="float">
            <text:p>0.019689</text:p>
          </table:table-cell>
          <table:table-cell office:value-type="float" office:value="1.15" calcext:value-type="float">
            <text:p>1.15</text:p>
          </table:table-cell>
          <table:table-cell office:value-type="float" office:value="461.91" calcext:value-type="float">
            <text:p>461.9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0126" calcext:value-type="float">
            <text:p>50126</text:p>
          </table:table-cell>
          <table:table-cell office:value-type="float" office:value="16690521476" calcext:value-type="float">
            <text:p>16690521476</text:p>
          </table:table-cell>
          <table:table-cell office:value-type="float" office:value="8879652797" calcext:value-type="float">
            <text:p>8879652797</text:p>
          </table:table-cell>
          <table:table-cell office:value-type="float" office:value="559267" calcext:value-type="float">
            <text:p>559267</text:p>
          </table:table-cell>
          <table:table-cell office:value-type="float" office:value="373530946" calcext:value-type="float">
            <text:p>373530946</text:p>
          </table:table-cell>
          <table:table-cell office:value-type="float" office:value="492248206" calcext:value-type="float">
            <text:p>492248206</text:p>
          </table:table-cell>
          <table:table-cell office:value-type="float" office:value="1798576" calcext:value-type="float">
            <text:p>179857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637" calcext:value-type="float">
            <text:p>1.879637</text:p>
          </table:table-cell>
          <table:table-cell office:value-type="float" office:value="559267" calcext:value-type="float">
            <text:p>559267</text:p>
          </table:table-cell>
          <table:table-cell office:value-type="float" office:value="23.834476" calcext:value-type="float">
            <text:p>23.834476</text:p>
          </table:table-cell>
          <table:table-cell office:value-type="float" office:value="31.409655" calcext:value-type="float">
            <text:p>31.409655</text:p>
          </table:table-cell>
          <table:table-cell office:value-type="float" office:value="0.114765" calcext:value-type="float">
            <text:p>0.114765</text:p>
          </table:table-cell>
          <table:table-cell office:value-type="float" office:value="0.76" calcext:value-type="float">
            <text:p>0.76</text:p>
          </table:table-cell>
          <table:table-cell office:value-type="float" office:value="273.69" calcext:value-type="float">
            <text:p>273.6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0128" calcext:value-type="float">
            <text:p>50128</text:p>
          </table:table-cell>
          <table:table-cell office:value-type="float" office:value="1883341654" calcext:value-type="float">
            <text:p>1883341654</text:p>
          </table:table-cell>
          <table:table-cell office:value-type="float" office:value="8726937804" calcext:value-type="float">
            <text:p>8726937804</text:p>
          </table:table-cell>
          <table:table-cell office:value-type="float" office:value="1491523" calcext:value-type="float">
            <text:p>1491523</text:p>
          </table:table-cell>
          <table:table-cell office:value-type="float" office:value="360875578" calcext:value-type="float">
            <text:p>360875578</text:p>
          </table:table-cell>
          <table:table-cell office:value-type="float" office:value="237472103" calcext:value-type="float">
            <text:p>237472103</text:p>
          </table:table-cell>
          <table:table-cell office:value-type="float" office:value="1494207" calcext:value-type="float">
            <text:p>1494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08" calcext:value-type="float">
            <text:p>0.215808</text:p>
          </table:table-cell>
          <table:table-cell office:value-type="float" office:value="1491523" calcext:value-type="float">
            <text:p>1491523</text:p>
          </table:table-cell>
          <table:table-cell office:value-type="float" office:value="23.026957" calcext:value-type="float">
            <text:p>23.026957</text:p>
          </table:table-cell>
          <table:table-cell office:value-type="float" office:value="15.152756" calcext:value-type="float">
            <text:p>15.152756</text:p>
          </table:table-cell>
          <table:table-cell office:value-type="float" office:value="0.095343" calcext:value-type="float">
            <text:p>0.095343</text:p>
          </table:table-cell>
          <table:table-cell office:value-type="float" office:value="1.52" calcext:value-type="float">
            <text:p>1.52</text:p>
          </table:table-cell>
          <table:table-cell office:value-type="float" office:value="158.93" calcext:value-type="float">
            <text:p>158.9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1146" calcext:value-type="float">
            <text:p>51146</text:p>
          </table:table-cell>
          <table:table-cell office:value-type="float" office:value="2136374671" calcext:value-type="float">
            <text:p>2136374671</text:p>
          </table:table-cell>
          <table:table-cell office:value-type="float" office:value="9211208196" calcext:value-type="float">
            <text:p>9211208196</text:p>
          </table:table-cell>
          <table:table-cell office:value-type="float" office:value="553799" calcext:value-type="float">
            <text:p>553799</text:p>
          </table:table-cell>
          <table:table-cell office:value-type="float" office:value="362331753" calcext:value-type="float">
            <text:p>362331753</text:p>
          </table:table-cell>
          <table:table-cell office:value-type="float" office:value="239476844" calcext:value-type="float">
            <text:p>239476844</text:p>
          </table:table-cell>
          <table:table-cell office:value-type="float" office:value="554779" calcext:value-type="float">
            <text:p>5547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32" calcext:value-type="float">
            <text:p>0.231932</text:p>
          </table:table-cell>
          <table:table-cell office:value-type="float" office:value="553799" calcext:value-type="float">
            <text:p>553799</text:p>
          </table:table-cell>
          <table:table-cell office:value-type="float" office:value="23.142946" calcext:value-type="float">
            <text:p>23.142946</text:p>
          </table:table-cell>
          <table:table-cell office:value-type="float" office:value="15.295926" calcext:value-type="float">
            <text:p>15.295926</text:p>
          </table:table-cell>
          <table:table-cell office:value-type="float" office:value="0.035435" calcext:value-type="float">
            <text:p>0.035435</text:p>
          </table:table-cell>
          <table:table-cell office:value-type="float" office:value="1.51" calcext:value-type="float">
            <text:p>1.51</text:p>
          </table:table-cell>
          <table:table-cell office:value-type="float" office:value="431.66" calcext:value-type="float">
            <text:p>431.6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1145" calcext:value-type="float">
            <text:p>51145</text:p>
          </table:table-cell>
          <table:table-cell office:value-type="float" office:value="468477322" calcext:value-type="float">
            <text:p>468477322</text:p>
          </table:table-cell>
          <table:table-cell office:value-type="float" office:value="4715584937" calcext:value-type="float">
            <text:p>4715584937</text:p>
          </table:table-cell>
          <table:table-cell office:value-type="float" office:value="217472" calcext:value-type="float">
            <text:p>217472</text:p>
          </table:table-cell>
          <table:table-cell office:value-type="float" office:value="134101140" calcext:value-type="float">
            <text:p>134101140</text:p>
          </table:table-cell>
          <table:table-cell office:value-type="float" office:value="116094054" calcext:value-type="float">
            <text:p>116094054</text:p>
          </table:table-cell>
          <table:table-cell office:value-type="float" office:value="270040" calcext:value-type="float">
            <text:p>270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347" calcext:value-type="float">
            <text:p>0.099347</text:p>
          </table:table-cell>
          <table:table-cell office:value-type="float" office:value="217472" calcext:value-type="float">
            <text:p>217472</text:p>
          </table:table-cell>
          <table:table-cell office:value-type="float" office:value="8.565342" calcext:value-type="float">
            <text:p>8.565342</text:p>
          </table:table-cell>
          <table:table-cell office:value-type="float" office:value="7.415189" calcext:value-type="float">
            <text:p>7.415189</text:p>
          </table:table-cell>
          <table:table-cell office:value-type="float" office:value="0.017248" calcext:value-type="float">
            <text:p>0.017248</text:p>
          </table:table-cell>
          <table:table-cell office:value-type="float" office:value="1.16" calcext:value-type="float">
            <text:p>1.16</text:p>
          </table:table-cell>
          <table:table-cell office:value-type="float" office:value="429.91" calcext:value-type="float">
            <text:p>429.9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1129" calcext:value-type="float">
            <text:p>51129</text:p>
          </table:table-cell>
          <table:table-cell office:value-type="float" office:value="16511538527" calcext:value-type="float">
            <text:p>16511538527</text:p>
          </table:table-cell>
          <table:table-cell office:value-type="float" office:value="8809135536" calcext:value-type="float">
            <text:p>8809135536</text:p>
          </table:table-cell>
          <table:table-cell office:value-type="float" office:value="523414" calcext:value-type="float">
            <text:p>523414</text:p>
          </table:table-cell>
          <table:table-cell office:value-type="float" office:value="369723557" calcext:value-type="float">
            <text:p>369723557</text:p>
          </table:table-cell>
          <table:table-cell office:value-type="float" office:value="490528199" calcext:value-type="float">
            <text:p>490528199</text:p>
          </table:table-cell>
          <table:table-cell office:value-type="float" office:value="1727770" calcext:value-type="float">
            <text:p>172777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365" calcext:value-type="float">
            <text:p>1.874365</text:p>
          </table:table-cell>
          <table:table-cell office:value-type="float" office:value="523414" calcext:value-type="float">
            <text:p>523414</text:p>
          </table:table-cell>
          <table:table-cell office:value-type="float" office:value="23.591534" calcext:value-type="float">
            <text:p>23.591534</text:p>
          </table:table-cell>
          <table:table-cell office:value-type="float" office:value="31.299904" calcext:value-type="float">
            <text:p>31.299904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0.75" calcext:value-type="float">
            <text:p>0.75</text:p>
          </table:table-cell>
          <table:table-cell office:value-type="float" office:value="283.91" calcext:value-type="float">
            <text:p>283.9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1131" calcext:value-type="float">
            <text:p>51131</text:p>
          </table:table-cell>
          <table:table-cell office:value-type="float" office:value="1897146808" calcext:value-type="float">
            <text:p>1897146808</text:p>
          </table:table-cell>
          <table:table-cell office:value-type="float" office:value="8789712928" calcext:value-type="float">
            <text:p>8789712928</text:p>
          </table:table-cell>
          <table:table-cell office:value-type="float" office:value="1488176" calcext:value-type="float">
            <text:p>1488176</text:p>
          </table:table-cell>
          <table:table-cell office:value-type="float" office:value="363377107" calcext:value-type="float">
            <text:p>363377107</text:p>
          </table:table-cell>
          <table:table-cell office:value-type="float" office:value="239226701" calcext:value-type="float">
            <text:p>239226701</text:p>
          </table:table-cell>
          <table:table-cell office:value-type="float" office:value="1490905" calcext:value-type="float">
            <text:p>149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37" calcext:value-type="float">
            <text:p>0.215837</text:p>
          </table:table-cell>
          <table:table-cell office:value-type="float" office:value="1488176" calcext:value-type="float">
            <text:p>1488176</text:p>
          </table:table-cell>
          <table:table-cell office:value-type="float" office:value="23.186577" calcext:value-type="float">
            <text:p>23.186577</text:p>
          </table:table-cell>
          <table:table-cell office:value-type="float" office:value="15.264715" calcext:value-type="float">
            <text:p>15.264715</text:p>
          </table:table-cell>
          <table:table-cell office:value-type="float" office:value="0.095133" calcext:value-type="float">
            <text:p>0.095133</text:p>
          </table:table-cell>
          <table:table-cell office:value-type="float" office:value="1.52" calcext:value-type="float">
            <text:p>1.52</text:p>
          </table:table-cell>
          <table:table-cell office:value-type="float" office:value="160.46" calcext:value-type="float">
            <text:p>160.4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2148" calcext:value-type="float">
            <text:p>52148</text:p>
          </table:table-cell>
          <table:table-cell office:value-type="float" office:value="2116643942" calcext:value-type="float">
            <text:p>2116643942</text:p>
          </table:table-cell>
          <table:table-cell office:value-type="float" office:value="9130810802" calcext:value-type="float">
            <text:p>9130810802</text:p>
          </table:table-cell>
          <table:table-cell office:value-type="float" office:value="754426" calcext:value-type="float">
            <text:p>754426</text:p>
          </table:table-cell>
          <table:table-cell office:value-type="float" office:value="359054800" calcext:value-type="float">
            <text:p>359054800</text:p>
          </table:table-cell>
          <table:table-cell office:value-type="float" office:value="237305596" calcext:value-type="float">
            <text:p>237305596</text:p>
          </table:table-cell>
          <table:table-cell office:value-type="float" office:value="755300" calcext:value-type="float">
            <text:p>7553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3" calcext:value-type="float">
            <text:p>0.231813</text:p>
          </table:table-cell>
          <table:table-cell office:value-type="float" office:value="754426" calcext:value-type="float">
            <text:p>754426</text:p>
          </table:table-cell>
          <table:table-cell office:value-type="float" office:value="22.93364" calcext:value-type="float">
            <text:p>22.93364</text:p>
          </table:table-cell>
          <table:table-cell office:value-type="float" office:value="15.157244" calcext:value-type="float">
            <text:p>15.157244</text:p>
          </table:table-cell>
          <table:table-cell office:value-type="float" office:value="0.048243" calcext:value-type="float">
            <text:p>0.048243</text:p>
          </table:table-cell>
          <table:table-cell office:value-type="float" office:value="1.51" calcext:value-type="float">
            <text:p>1.51</text:p>
          </table:table-cell>
          <table:table-cell office:value-type="float" office:value="314.19" calcext:value-type="float">
            <text:p>314.1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2147" calcext:value-type="float">
            <text:p>52147</text:p>
          </table:table-cell>
          <table:table-cell office:value-type="float" office:value="553634240" calcext:value-type="float">
            <text:p>553634240</text:p>
          </table:table-cell>
          <table:table-cell office:value-type="float" office:value="5966038188" calcext:value-type="float">
            <text:p>5966038188</text:p>
          </table:table-cell>
          <table:table-cell office:value-type="float" office:value="318954" calcext:value-type="float">
            <text:p>318954</text:p>
          </table:table-cell>
          <table:table-cell office:value-type="float" office:value="171953471" calcext:value-type="float">
            <text:p>171953471</text:p>
          </table:table-cell>
          <table:table-cell office:value-type="float" office:value="148911643" calcext:value-type="float">
            <text:p>148911643</text:p>
          </table:table-cell>
          <table:table-cell office:value-type="float" office:value="319802" calcext:value-type="float">
            <text:p>31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798" calcext:value-type="float">
            <text:p>0.092798</text:p>
          </table:table-cell>
          <table:table-cell office:value-type="float" office:value="318954" calcext:value-type="float">
            <text:p>318954</text:p>
          </table:table-cell>
          <table:table-cell office:value-type="float" office:value="10.983056" calcext:value-type="float">
            <text:p>10.983056</text:p>
          </table:table-cell>
          <table:table-cell office:value-type="float" office:value="9.511323" calcext:value-type="float">
            <text:p>9.511323</text:p>
          </table:table-cell>
          <table:table-cell office:value-type="float" office:value="0.020426" calcext:value-type="float">
            <text:p>0.020426</text:p>
          </table:table-cell>
          <table:table-cell office:value-type="float" office:value="1.15" calcext:value-type="float">
            <text:p>1.15</text:p>
          </table:table-cell>
          <table:table-cell office:value-type="float" office:value="465.64" calcext:value-type="float">
            <text:p>465.6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2132" calcext:value-type="float">
            <text:p>52132</text:p>
          </table:table-cell>
          <table:table-cell office:value-type="float" office:value="16218339413" calcext:value-type="float">
            <text:p>16218339413</text:p>
          </table:table-cell>
          <table:table-cell office:value-type="float" office:value="8689487337" calcext:value-type="float">
            <text:p>8689487337</text:p>
          </table:table-cell>
          <table:table-cell office:value-type="float" office:value="623457" calcext:value-type="float">
            <text:p>623457</text:p>
          </table:table-cell>
          <table:table-cell office:value-type="float" office:value="362602933" calcext:value-type="float">
            <text:p>362602933</text:p>
          </table:table-cell>
          <table:table-cell office:value-type="float" office:value="478071162" calcext:value-type="float">
            <text:p>478071162</text:p>
          </table:table-cell>
          <table:table-cell office:value-type="float" office:value="2262038" calcext:value-type="float">
            <text:p>226203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6432" calcext:value-type="float">
            <text:p>1.866432</text:p>
          </table:table-cell>
          <table:table-cell office:value-type="float" office:value="623457" calcext:value-type="float">
            <text:p>623457</text:p>
          </table:table-cell>
          <table:table-cell office:value-type="float" office:value="23.137177" calcext:value-type="float">
            <text:p>23.137177</text:p>
          </table:table-cell>
          <table:table-cell office:value-type="float" office:value="30.505039" calcext:value-type="float">
            <text:p>30.505039</text:p>
          </table:table-cell>
          <table:table-cell office:value-type="float" office:value="0.144337" calcext:value-type="float">
            <text:p>0.144337</text:p>
          </table:table-cell>
          <table:table-cell office:value-type="float" office:value="0.76" calcext:value-type="float">
            <text:p>0.76</text:p>
          </table:table-cell>
          <table:table-cell office:value-type="float" office:value="211.35" calcext:value-type="float">
            <text:p>211.3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2134" calcext:value-type="float">
            <text:p>52134</text:p>
          </table:table-cell>
          <table:table-cell office:value-type="float" office:value="1907354155" calcext:value-type="float">
            <text:p>1907354155</text:p>
          </table:table-cell>
          <table:table-cell office:value-type="float" office:value="8841479909" calcext:value-type="float">
            <text:p>8841479909</text:p>
          </table:table-cell>
          <table:table-cell office:value-type="float" office:value="1666788" calcext:value-type="float">
            <text:p>1666788</text:p>
          </table:table-cell>
          <table:table-cell office:value-type="float" office:value="365491463" calcext:value-type="float">
            <text:p>365491463</text:p>
          </table:table-cell>
          <table:table-cell office:value-type="float" office:value="240525463" calcext:value-type="float">
            <text:p>240525463</text:p>
          </table:table-cell>
          <table:table-cell office:value-type="float" office:value="1669665" calcext:value-type="float">
            <text:p>1669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728" calcext:value-type="float">
            <text:p>0.215728</text:p>
          </table:table-cell>
          <table:table-cell office:value-type="float" office:value="1666788" calcext:value-type="float">
            <text:p>1666788</text:p>
          </table:table-cell>
          <table:table-cell office:value-type="float" office:value="23.321489" calcext:value-type="float">
            <text:p>23.321489</text:p>
          </table:table-cell>
          <table:table-cell office:value-type="float" office:value="15.347587" calcext:value-type="float">
            <text:p>15.347587</text:p>
          </table:table-cell>
          <table:table-cell office:value-type="float" office:value="0.106539" calcext:value-type="float">
            <text:p>0.106539</text:p>
          </table:table-cell>
          <table:table-cell office:value-type="float" office:value="1.52" calcext:value-type="float">
            <text:p>1.52</text:p>
          </table:table-cell>
          <table:table-cell office:value-type="float" office:value="144.06" calcext:value-type="float">
            <text:p>144.0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3150" calcext:value-type="float">
            <text:p>53150</text:p>
          </table:table-cell>
          <table:table-cell office:value-type="float" office:value="2009913348" calcext:value-type="float">
            <text:p>2009913348</text:p>
          </table:table-cell>
          <table:table-cell office:value-type="float" office:value="9009191410" calcext:value-type="float">
            <text:p>9009191410</text:p>
          </table:table-cell>
          <table:table-cell office:value-type="float" office:value="632866" calcext:value-type="float">
            <text:p>632866</text:p>
          </table:table-cell>
          <table:table-cell office:value-type="float" office:value="365566008" calcext:value-type="float">
            <text:p>365566008</text:p>
          </table:table-cell>
          <table:table-cell office:value-type="float" office:value="238887016" calcext:value-type="float">
            <text:p>238887016</text:p>
          </table:table-cell>
          <table:table-cell office:value-type="float" office:value="634043" calcext:value-type="float">
            <text:p>6340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3096" calcext:value-type="float">
            <text:p>0.223096</text:p>
          </table:table-cell>
          <table:table-cell office:value-type="float" office:value="632866" calcext:value-type="float">
            <text:p>632866</text:p>
          </table:table-cell>
          <table:table-cell office:value-type="float" office:value="23.349525" calcext:value-type="float">
            <text:p>23.349525</text:p>
          </table:table-cell>
          <table:table-cell office:value-type="float" office:value="15.258252" calcext:value-type="float">
            <text:p>15.258252</text:p>
          </table:table-cell>
          <table:table-cell office:value-type="float" office:value="0.040498" calcext:value-type="float">
            <text:p>0.040498</text:p>
          </table:table-cell>
          <table:table-cell office:value-type="float" office:value="1.53" calcext:value-type="float">
            <text:p>1.53</text:p>
          </table:table-cell>
          <table:table-cell office:value-type="float" office:value="376.77" calcext:value-type="float">
            <text:p>376.7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3149" calcext:value-type="float">
            <text:p>53149</text:p>
          </table:table-cell>
          <table:table-cell office:value-type="float" office:value="422279598" calcext:value-type="float">
            <text:p>422279598</text:p>
          </table:table-cell>
          <table:table-cell office:value-type="float" office:value="4293523440" calcext:value-type="float">
            <text:p>4293523440</text:p>
          </table:table-cell>
          <table:table-cell office:value-type="float" office:value="193114" calcext:value-type="float">
            <text:p>193114</text:p>
          </table:table-cell>
          <table:table-cell office:value-type="float" office:value="122857444" calcext:value-type="float">
            <text:p>122857444</text:p>
          </table:table-cell>
          <table:table-cell office:value-type="float" office:value="106441496" calcext:value-type="float">
            <text:p>106441496</text:p>
          </table:table-cell>
          <table:table-cell office:value-type="float" office:value="245914" calcext:value-type="float">
            <text:p>245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353" calcext:value-type="float">
            <text:p>0.098353</text:p>
          </table:table-cell>
          <table:table-cell office:value-type="float" office:value="193114" calcext:value-type="float">
            <text:p>193114</text:p>
          </table:table-cell>
          <table:table-cell office:value-type="float" office:value="7.847182" calcext:value-type="float">
            <text:p>7.847182</text:p>
          </table:table-cell>
          <table:table-cell office:value-type="float" office:value="6.798658" calcext:value-type="float">
            <text:p>6.798658</text:p>
          </table:table-cell>
          <table:table-cell office:value-type="float" office:value="0.015707" calcext:value-type="float">
            <text:p>0.015707</text:p>
          </table:table-cell>
          <table:table-cell office:value-type="float" office:value="1.15" calcext:value-type="float">
            <text:p>1.15</text:p>
          </table:table-cell>
          <table:table-cell office:value-type="float" office:value="432.84" calcext:value-type="float">
            <text:p>432.8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3135" calcext:value-type="float">
            <text:p>53135</text:p>
          </table:table-cell>
          <table:table-cell office:value-type="float" office:value="16780771658" calcext:value-type="float">
            <text:p>16780771658</text:p>
          </table:table-cell>
          <table:table-cell office:value-type="float" office:value="8942570389" calcext:value-type="float">
            <text:p>8942570389</text:p>
          </table:table-cell>
          <table:table-cell office:value-type="float" office:value="564774" calcext:value-type="float">
            <text:p>564774</text:p>
          </table:table-cell>
          <table:table-cell office:value-type="float" office:value="375444830" calcext:value-type="float">
            <text:p>375444830</text:p>
          </table:table-cell>
          <table:table-cell office:value-type="float" office:value="495292700" calcext:value-type="float">
            <text:p>495292700</text:p>
          </table:table-cell>
          <table:table-cell office:value-type="float" office:value="1874232" calcext:value-type="float">
            <text:p>18742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04" calcext:value-type="float">
            <text:p>1.876504</text:p>
          </table:table-cell>
          <table:table-cell office:value-type="float" office:value="564774" calcext:value-type="float">
            <text:p>564774</text:p>
          </table:table-cell>
          <table:table-cell office:value-type="float" office:value="23.9566" calcext:value-type="float">
            <text:p>23.9566</text:p>
          </table:table-cell>
          <table:table-cell office:value-type="float" office:value="31.603922" calcext:value-type="float">
            <text:p>31.603922</text:p>
          </table:table-cell>
          <table:table-cell office:value-type="float" office:value="0.119592" calcext:value-type="float">
            <text:p>0.119592</text:p>
          </table:table-cell>
          <table:table-cell office:value-type="float" office:value="0.76" calcext:value-type="float">
            <text:p>0.76</text:p>
          </table:table-cell>
          <table:table-cell office:value-type="float" office:value="264.26" calcext:value-type="float">
            <text:p>264.2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3137" calcext:value-type="float">
            <text:p>53137</text:p>
          </table:table-cell>
          <table:table-cell office:value-type="float" office:value="1907838617" calcext:value-type="float">
            <text:p>1907838617</text:p>
          </table:table-cell>
          <table:table-cell office:value-type="float" office:value="8838115032" calcext:value-type="float">
            <text:p>8838115032</text:p>
          </table:table-cell>
          <table:table-cell office:value-type="float" office:value="1636423" calcext:value-type="float">
            <text:p>1636423</text:p>
          </table:table-cell>
          <table:table-cell office:value-type="float" office:value="365318677" calcext:value-type="float">
            <text:p>365318677</text:p>
          </table:table-cell>
          <table:table-cell office:value-type="float" office:value="240466783" calcext:value-type="float">
            <text:p>240466783</text:p>
          </table:table-cell>
          <table:table-cell office:value-type="float" office:value="1641470" calcext:value-type="float">
            <text:p>1641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65" calcext:value-type="float">
            <text:p>0.215865</text:p>
          </table:table-cell>
          <table:table-cell office:value-type="float" office:value="1636423" calcext:value-type="float">
            <text:p>1636423</text:p>
          </table:table-cell>
          <table:table-cell office:value-type="float" office:value="23.310465" calcext:value-type="float">
            <text:p>23.310465</text:p>
          </table:table-cell>
          <table:table-cell office:value-type="float" office:value="15.343843" calcext:value-type="float">
            <text:p>15.343843</text:p>
          </table:table-cell>
          <table:table-cell office:value-type="float" office:value="0.10474" calcext:value-type="float">
            <text:p>0.10474</text:p>
          </table:table-cell>
          <table:table-cell office:value-type="float" office:value="1.52" calcext:value-type="float">
            <text:p>1.52</text:p>
          </table:table-cell>
          <table:table-cell office:value-type="float" office:value="146.49" calcext:value-type="float">
            <text:p>146.4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4152" calcext:value-type="float">
            <text:p>54152</text:p>
          </table:table-cell>
          <table:table-cell office:value-type="float" office:value="1958396318" calcext:value-type="float">
            <text:p>1958396318</text:p>
          </table:table-cell>
          <table:table-cell office:value-type="float" office:value="9107595960" calcext:value-type="float">
            <text:p>9107595960</text:p>
          </table:table-cell>
          <table:table-cell office:value-type="float" office:value="387572" calcext:value-type="float">
            <text:p>387572</text:p>
          </table:table-cell>
          <table:table-cell office:value-type="float" office:value="380296929" calcext:value-type="float">
            <text:p>380296929</text:p>
          </table:table-cell>
          <table:table-cell office:value-type="float" office:value="246586576" calcext:value-type="float">
            <text:p>246586576</text:p>
          </table:table-cell>
          <table:table-cell office:value-type="float" office:value="388672" calcext:value-type="float">
            <text:p>3886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29" calcext:value-type="float">
            <text:p>0.215029</text:p>
          </table:table-cell>
          <table:table-cell office:value-type="float" office:value="387572" calcext:value-type="float">
            <text:p>387572</text:p>
          </table:table-cell>
          <table:table-cell office:value-type="float" office:value="24.290422" calcext:value-type="float">
            <text:p>24.290422</text:p>
          </table:table-cell>
          <table:table-cell office:value-type="float" office:value="15.750041" calcext:value-type="float">
            <text:p>15.750041</text:p>
          </table:table-cell>
          <table:table-cell office:value-type="float" office:value="0.024825" calcext:value-type="float">
            <text:p>0.024825</text:p>
          </table:table-cell>
          <table:table-cell office:value-type="float" office:value="1.54" calcext:value-type="float">
            <text:p>1.54</text:p>
          </table:table-cell>
          <table:table-cell office:value-type="float" office:value="634.43" calcext:value-type="float">
            <text:p>634.4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4151" calcext:value-type="float">
            <text:p>54151</text:p>
          </table:table-cell>
          <table:table-cell office:value-type="float" office:value="593743163" calcext:value-type="float">
            <text:p>593743163</text:p>
          </table:table-cell>
          <table:table-cell office:value-type="float" office:value="6383444591" calcext:value-type="float">
            <text:p>6383444591</text:p>
          </table:table-cell>
          <table:table-cell office:value-type="float" office:value="124518" calcext:value-type="float">
            <text:p>124518</text:p>
          </table:table-cell>
          <table:table-cell office:value-type="float" office:value="183832442" calcext:value-type="float">
            <text:p>183832442</text:p>
          </table:table-cell>
          <table:table-cell office:value-type="float" office:value="159149677" calcext:value-type="float">
            <text:p>159149677</text:p>
          </table:table-cell>
          <table:table-cell office:value-type="float" office:value="125395" calcext:value-type="float">
            <text:p>12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013" calcext:value-type="float">
            <text:p>0.093013</text:p>
          </table:table-cell>
          <table:table-cell office:value-type="float" office:value="124518" calcext:value-type="float">
            <text:p>124518</text:p>
          </table:table-cell>
          <table:table-cell office:value-type="float" office:value="11.741793" calcext:value-type="float">
            <text:p>11.741793</text:p>
          </table:table-cell>
          <table:table-cell office:value-type="float" office:value="10.165249" calcext:value-type="float">
            <text:p>10.165249</text:p>
          </table:table-cell>
          <table:table-cell office:value-type="float" office:value="0.008009" calcext:value-type="float">
            <text:p>0.008009</text:p>
          </table:table-cell>
          <table:table-cell office:value-type="float" office:value="1.16" calcext:value-type="float">
            <text:p>1.16</text:p>
          </table:table-cell>
          <table:table-cell office:value-type="float" office:value="1269.19" calcext:value-type="float">
            <text:p>1269.1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4138" calcext:value-type="float">
            <text:p>54138</text:p>
          </table:table-cell>
          <table:table-cell office:value-type="float" office:value="16647999226" calcext:value-type="float">
            <text:p>16647999226</text:p>
          </table:table-cell>
          <table:table-cell office:value-type="float" office:value="8861472326" calcext:value-type="float">
            <text:p>8861472326</text:p>
          </table:table-cell>
          <table:table-cell office:value-type="float" office:value="509849" calcext:value-type="float">
            <text:p>509849</text:p>
          </table:table-cell>
          <table:table-cell office:value-type="float" office:value="372218332" calcext:value-type="float">
            <text:p>372218332</text:p>
          </table:table-cell>
          <table:table-cell office:value-type="float" office:value="490863309" calcext:value-type="float">
            <text:p>490863309</text:p>
          </table:table-cell>
          <table:table-cell office:value-type="float" office:value="1601894" calcext:value-type="float">
            <text:p>160189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694" calcext:value-type="float">
            <text:p>1.878694</text:p>
          </table:table-cell>
          <table:table-cell office:value-type="float" office:value="509849" calcext:value-type="float">
            <text:p>509849</text:p>
          </table:table-cell>
          <table:table-cell office:value-type="float" office:value="23.750721" calcext:value-type="float">
            <text:p>23.750721</text:p>
          </table:table-cell>
          <table:table-cell office:value-type="float" office:value="31.321287" calcext:value-type="float">
            <text:p>31.321287</text:p>
          </table:table-cell>
          <table:table-cell office:value-type="float" office:value="0.102215" calcext:value-type="float">
            <text:p>0.102215</text:p>
          </table:table-cell>
          <table:table-cell office:value-type="float" office:value="0.76" calcext:value-type="float">
            <text:p>0.76</text:p>
          </table:table-cell>
          <table:table-cell office:value-type="float" office:value="306.43" calcext:value-type="float">
            <text:p>306.4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4139" calcext:value-type="float">
            <text:p>54139</text:p>
          </table:table-cell>
          <table:table-cell office:value-type="float" office:value="1916660540" calcext:value-type="float">
            <text:p>1916660540</text:p>
          </table:table-cell>
          <table:table-cell office:value-type="float" office:value="8810482032" calcext:value-type="float">
            <text:p>8810482032</text:p>
          </table:table-cell>
          <table:table-cell office:value-type="float" office:value="1913231" calcext:value-type="float">
            <text:p>1913231</text:p>
          </table:table-cell>
          <table:table-cell office:value-type="float" office:value="367286666" calcext:value-type="float">
            <text:p>367286666</text:p>
          </table:table-cell>
          <table:table-cell office:value-type="float" office:value="235669263" calcext:value-type="float">
            <text:p>235669263</text:p>
          </table:table-cell>
          <table:table-cell office:value-type="float" office:value="2214994" calcext:value-type="float">
            <text:p>2214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543" calcext:value-type="float">
            <text:p>0.217543</text:p>
          </table:table-cell>
          <table:table-cell office:value-type="float" office:value="1913231" calcext:value-type="float">
            <text:p>1913231</text:p>
          </table:table-cell>
          <table:table-cell office:value-type="float" office:value="23.459427" calcext:value-type="float">
            <text:p>23.459427</text:p>
          </table:table-cell>
          <table:table-cell office:value-type="float" office:value="15.052728" calcext:value-type="float">
            <text:p>15.052728</text:p>
          </table:table-cell>
          <table:table-cell office:value-type="float" office:value="0.141477" calcext:value-type="float">
            <text:p>0.141477</text:p>
          </table:table-cell>
          <table:table-cell office:value-type="float" office:value="1.56" calcext:value-type="float">
            <text:p>1.56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5154" calcext:value-type="float">
            <text:p>55154</text:p>
          </table:table-cell>
          <table:table-cell office:value-type="float" office:value="1981178931" calcext:value-type="float">
            <text:p>1981178931</text:p>
          </table:table-cell>
          <table:table-cell office:value-type="float" office:value="9213899618" calcext:value-type="float">
            <text:p>9213899618</text:p>
          </table:table-cell>
          <table:table-cell office:value-type="float" office:value="575659" calcext:value-type="float">
            <text:p>575659</text:p>
          </table:table-cell>
          <table:table-cell office:value-type="float" office:value="384485106" calcext:value-type="float">
            <text:p>384485106</text:p>
          </table:table-cell>
          <table:table-cell office:value-type="float" office:value="249479510" calcext:value-type="float">
            <text:p>249479510</text:p>
          </table:table-cell>
          <table:table-cell office:value-type="float" office:value="577116" calcext:value-type="float">
            <text:p>5771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21" calcext:value-type="float">
            <text:p>0.215021</text:p>
          </table:table-cell>
          <table:table-cell office:value-type="float" office:value="575659" calcext:value-type="float">
            <text:p>575659</text:p>
          </table:table-cell>
          <table:table-cell office:value-type="float" office:value="24.557932" calcext:value-type="float">
            <text:p>24.557932</text:p>
          </table:table-cell>
          <table:table-cell office:value-type="float" office:value="15.934818" calcext:value-type="float">
            <text:p>15.934818</text:p>
          </table:table-cell>
          <table:table-cell office:value-type="float" office:value="0.036862" calcext:value-type="float">
            <text:p>0.036862</text:p>
          </table:table-cell>
          <table:table-cell office:value-type="float" office:value="1.54" calcext:value-type="float">
            <text:p>1.54</text:p>
          </table:table-cell>
          <table:table-cell office:value-type="float" office:value="432.29" calcext:value-type="float">
            <text:p>432.2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5153" calcext:value-type="float">
            <text:p>55153</text:p>
          </table:table-cell>
          <table:table-cell office:value-type="float" office:value="363189563" calcext:value-type="float">
            <text:p>363189563</text:p>
          </table:table-cell>
          <table:table-cell office:value-type="float" office:value="3607000657" calcext:value-type="float">
            <text:p>3607000657</text:p>
          </table:table-cell>
          <table:table-cell office:value-type="float" office:value="246495" calcext:value-type="float">
            <text:p>246495</text:p>
          </table:table-cell>
          <table:table-cell office:value-type="float" office:value="102050552" calcext:value-type="float">
            <text:p>102050552</text:p>
          </table:table-cell>
          <table:table-cell office:value-type="float" office:value="88468832" calcext:value-type="float">
            <text:p>88468832</text:p>
          </table:table-cell>
          <table:table-cell office:value-type="float" office:value="679349" calcext:value-type="float">
            <text:p>679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69" calcext:value-type="float">
            <text:p>0.10069</text:p>
          </table:table-cell>
          <table:table-cell office:value-type="float" office:value="246495" calcext:value-type="float">
            <text:p>246495</text:p>
          </table:table-cell>
          <table:table-cell office:value-type="float" office:value="6.518199" calcext:value-type="float">
            <text:p>6.518199</text:p>
          </table:table-cell>
          <table:table-cell office:value-type="float" office:value="5.650704" calcext:value-type="float">
            <text:p>5.650704</text:p>
          </table:table-cell>
          <table:table-cell office:value-type="float" office:value="0.043392" calcext:value-type="float">
            <text:p>0.043392</text:p>
          </table:table-cell>
          <table:table-cell office:value-type="float" office:value="1.15" calcext:value-type="float">
            <text:p>1.15</text:p>
          </table:table-cell>
          <table:table-cell office:value-type="float" office:value="130.23" calcext:value-type="float">
            <text:p>130.2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5141" calcext:value-type="float">
            <text:p>55141</text:p>
          </table:table-cell>
          <table:table-cell office:value-type="float" office:value="16623369909" calcext:value-type="float">
            <text:p>16623369909</text:p>
          </table:table-cell>
          <table:table-cell office:value-type="float" office:value="8857129868" calcext:value-type="float">
            <text:p>8857129868</text:p>
          </table:table-cell>
          <table:table-cell office:value-type="float" office:value="579970" calcext:value-type="float">
            <text:p>579970</text:p>
          </table:table-cell>
          <table:table-cell office:value-type="float" office:value="372560884" calcext:value-type="float">
            <text:p>372560884</text:p>
          </table:table-cell>
          <table:table-cell office:value-type="float" office:value="493372844" calcext:value-type="float">
            <text:p>493372844</text:p>
          </table:table-cell>
          <table:table-cell office:value-type="float" office:value="1844445" calcext:value-type="float">
            <text:p>18444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835" calcext:value-type="float">
            <text:p>1.876835</text:p>
          </table:table-cell>
          <table:table-cell office:value-type="float" office:value="579970" calcext:value-type="float">
            <text:p>579970</text:p>
          </table:table-cell>
          <table:table-cell office:value-type="float" office:value="23.772579" calcext:value-type="float">
            <text:p>23.772579</text:p>
          </table:table-cell>
          <table:table-cell office:value-type="float" office:value="31.481417" calcext:value-type="float">
            <text:p>31.481417</text:p>
          </table:table-cell>
          <table:table-cell office:value-type="float" office:value="0.117691" calcext:value-type="float">
            <text:p>0.117691</text:p>
          </table:table-cell>
          <table:table-cell office:value-type="float" office:value="0.76" calcext:value-type="float">
            <text:p>0.76</text:p>
          </table:table-cell>
          <table:table-cell office:value-type="float" office:value="267.49" calcext:value-type="float">
            <text:p>267.4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5142" calcext:value-type="float">
            <text:p>55142</text:p>
          </table:table-cell>
          <table:table-cell office:value-type="float" office:value="1875803434" calcext:value-type="float">
            <text:p>1875803434</text:p>
          </table:table-cell>
          <table:table-cell office:value-type="float" office:value="8807945332" calcext:value-type="float">
            <text:p>8807945332</text:p>
          </table:table-cell>
          <table:table-cell office:value-type="float" office:value="1634194" calcext:value-type="float">
            <text:p>1634194</text:p>
          </table:table-cell>
          <table:table-cell office:value-type="float" office:value="369870081" calcext:value-type="float">
            <text:p>369870081</text:p>
          </table:table-cell>
          <table:table-cell office:value-type="float" office:value="236455261" calcext:value-type="float">
            <text:p>236455261</text:p>
          </table:table-cell>
          <table:table-cell office:value-type="float" office:value="1636941" calcext:value-type="float">
            <text:p>1636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67" calcext:value-type="float">
            <text:p>0.212967</text:p>
          </table:table-cell>
          <table:table-cell office:value-type="float" office:value="1634194" calcext:value-type="float">
            <text:p>1634194</text:p>
          </table:table-cell>
          <table:table-cell office:value-type="float" office:value="23.600882" calcext:value-type="float">
            <text:p>23.600882</text:p>
          </table:table-cell>
          <table:table-cell office:value-type="float" office:value="15.087873" calcext:value-type="float">
            <text:p>15.087873</text:p>
          </table:table-cell>
          <table:table-cell office:value-type="float" office:value="0.104451" calcext:value-type="float">
            <text:p>0.104451</text:p>
          </table:table-cell>
          <table:table-cell office:value-type="float" office:value="1.56" calcext:value-type="float">
            <text:p>1.56</text:p>
          </table:table-cell>
          <table:table-cell office:value-type="float" office:value="144.45" calcext:value-type="float">
            <text:p>144.4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6157" calcext:value-type="float">
            <text:p>56157</text:p>
          </table:table-cell>
          <table:table-cell office:value-type="float" office:value="1933808649" calcext:value-type="float">
            <text:p>1933808649</text:p>
          </table:table-cell>
          <table:table-cell office:value-type="float" office:value="8991062374" calcext:value-type="float">
            <text:p>8991062374</text:p>
          </table:table-cell>
          <table:table-cell office:value-type="float" office:value="427134" calcext:value-type="float">
            <text:p>427134</text:p>
          </table:table-cell>
          <table:table-cell office:value-type="float" office:value="375245564" calcext:value-type="float">
            <text:p>375245564</text:p>
          </table:table-cell>
          <table:table-cell office:value-type="float" office:value="243493103" calcext:value-type="float">
            <text:p>243493103</text:p>
          </table:table-cell>
          <table:table-cell office:value-type="float" office:value="428244" calcext:value-type="float">
            <text:p>4282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81" calcext:value-type="float">
            <text:p>0.215081</text:p>
          </table:table-cell>
          <table:table-cell office:value-type="float" office:value="427134" calcext:value-type="float">
            <text:p>427134</text:p>
          </table:table-cell>
          <table:table-cell office:value-type="float" office:value="23.943884" calcext:value-type="float">
            <text:p>23.943884</text:p>
          </table:table-cell>
          <table:table-cell office:value-type="float" office:value="15.536948" calcext:value-type="float">
            <text:p>15.536948</text:p>
          </table:table-cell>
          <table:table-cell office:value-type="float" office:value="0.027326" calcext:value-type="float">
            <text:p>0.027326</text:p>
          </table:table-cell>
          <table:table-cell office:value-type="float" office:value="1.54" calcext:value-type="float">
            <text:p>1.54</text:p>
          </table:table-cell>
          <table:table-cell office:value-type="float" office:value="568.58" calcext:value-type="float">
            <text:p>568.5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6156" calcext:value-type="float">
            <text:p>56156</text:p>
          </table:table-cell>
          <table:table-cell office:value-type="float" office:value="641394519" calcext:value-type="float">
            <text:p>641394519</text:p>
          </table:table-cell>
          <table:table-cell office:value-type="float" office:value="6943908473" calcext:value-type="float">
            <text:p>6943908473</text:p>
          </table:table-cell>
          <table:table-cell office:value-type="float" office:value="145396" calcext:value-type="float">
            <text:p>145396</text:p>
          </table:table-cell>
          <table:table-cell office:value-type="float" office:value="200367713" calcext:value-type="float">
            <text:p>200367713</text:p>
          </table:table-cell>
          <table:table-cell office:value-type="float" office:value="172433192" calcext:value-type="float">
            <text:p>172433192</text:p>
          </table:table-cell>
          <table:table-cell office:value-type="float" office:value="146488" calcext:value-type="float">
            <text:p>14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368" calcext:value-type="float">
            <text:p>0.092368</text:p>
          </table:table-cell>
          <table:table-cell office:value-type="float" office:value="145396" calcext:value-type="float">
            <text:p>145396</text:p>
          </table:table-cell>
          <table:table-cell office:value-type="float" office:value="12.785178" calcext:value-type="float">
            <text:p>12.785178</text:p>
          </table:table-cell>
          <table:table-cell office:value-type="float" office:value="11.002716" calcext:value-type="float">
            <text:p>11.002716</text:p>
          </table:table-cell>
          <table:table-cell office:value-type="float" office:value="0.009347" calcext:value-type="float">
            <text:p>0.009347</text:p>
          </table:table-cell>
          <table:table-cell office:value-type="float" office:value="1.16" calcext:value-type="float">
            <text:p>1.16</text:p>
          </table:table-cell>
          <table:table-cell office:value-type="float" office:value="1177.11" calcext:value-type="float">
            <text:p>1177.1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6143" calcext:value-type="float">
            <text:p>56143</text:p>
          </table:table-cell>
          <table:table-cell office:value-type="float" office:value="16496826165" calcext:value-type="float">
            <text:p>16496826165</text:p>
          </table:table-cell>
          <table:table-cell office:value-type="float" office:value="8789763058" calcext:value-type="float">
            <text:p>8789763058</text:p>
          </table:table-cell>
          <table:table-cell office:value-type="float" office:value="524553" calcext:value-type="float">
            <text:p>524553</text:p>
          </table:table-cell>
          <table:table-cell office:value-type="float" office:value="369025664" calcext:value-type="float">
            <text:p>369025664</text:p>
          </table:table-cell>
          <table:table-cell office:value-type="float" office:value="486957021" calcext:value-type="float">
            <text:p>486957021</text:p>
          </table:table-cell>
          <table:table-cell office:value-type="float" office:value="1671238" calcext:value-type="float">
            <text:p>16712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823" calcext:value-type="float">
            <text:p>1.876823</text:p>
          </table:table-cell>
          <table:table-cell office:value-type="float" office:value="524553" calcext:value-type="float">
            <text:p>524553</text:p>
          </table:table-cell>
          <table:table-cell office:value-type="float" office:value="23.570501" calcext:value-type="float">
            <text:p>23.570501</text:p>
          </table:table-cell>
          <table:table-cell office:value-type="float" office:value="31.103043" calcext:value-type="float">
            <text:p>31.103043</text:p>
          </table:table-cell>
          <table:table-cell office:value-type="float" office:value="0.106746" calcext:value-type="float">
            <text:p>0.106746</text:p>
          </table:table-cell>
          <table:table-cell office:value-type="float" office:value="0.76" calcext:value-type="float">
            <text:p>0.76</text:p>
          </table:table-cell>
          <table:table-cell office:value-type="float" office:value="291.38" calcext:value-type="float">
            <text:p>291.3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6144" calcext:value-type="float">
            <text:p>56144</text:p>
          </table:table-cell>
          <table:table-cell office:value-type="float" office:value="1906952116" calcext:value-type="float">
            <text:p>1906952116</text:p>
          </table:table-cell>
          <table:table-cell office:value-type="float" office:value="8953819856" calcext:value-type="float">
            <text:p>8953819856</text:p>
          </table:table-cell>
          <table:table-cell office:value-type="float" office:value="1515082" calcext:value-type="float">
            <text:p>1515082</text:p>
          </table:table-cell>
          <table:table-cell office:value-type="float" office:value="376319991" calcext:value-type="float">
            <text:p>376319991</text:p>
          </table:table-cell>
          <table:table-cell office:value-type="float" office:value="240360741" calcext:value-type="float">
            <text:p>240360741</text:p>
          </table:table-cell>
          <table:table-cell office:value-type="float" office:value="1517789" calcext:value-type="float">
            <text:p>1517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76" calcext:value-type="float">
            <text:p>0.212976</text:p>
          </table:table-cell>
          <table:table-cell office:value-type="float" office:value="1515082" calcext:value-type="float">
            <text:p>1515082</text:p>
          </table:table-cell>
          <table:table-cell office:value-type="float" office:value="24.036407" calcext:value-type="float">
            <text:p>24.036407</text:p>
          </table:table-cell>
          <table:table-cell office:value-type="float" office:value="15.352383" calcext:value-type="float">
            <text:p>15.352383</text:p>
          </table:table-cell>
          <table:table-cell office:value-type="float" office:value="0.096945" calcext:value-type="float">
            <text:p>0.096945</text:p>
          </table:table-cell>
          <table:table-cell office:value-type="float" office:value="1.57" calcext:value-type="float">
            <text:p>1.57</text:p>
          </table:table-cell>
          <table:table-cell office:value-type="float" office:value="158.36" calcext:value-type="float">
            <text:p>158.3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7160" calcext:value-type="float">
            <text:p>57160</text:p>
          </table:table-cell>
          <table:table-cell office:value-type="float" office:value="2021491774" calcext:value-type="float">
            <text:p>2021491774</text:p>
          </table:table-cell>
          <table:table-cell office:value-type="float" office:value="9229416985" calcext:value-type="float">
            <text:p>9229416985</text:p>
          </table:table-cell>
          <table:table-cell office:value-type="float" office:value="680826" calcext:value-type="float">
            <text:p>680826</text:p>
          </table:table-cell>
          <table:table-cell office:value-type="float" office:value="382130085" calcext:value-type="float">
            <text:p>382130085</text:p>
          </table:table-cell>
          <table:table-cell office:value-type="float" office:value="248073812" calcext:value-type="float">
            <text:p>248073812</text:p>
          </table:table-cell>
          <table:table-cell office:value-type="float" office:value="972932" calcext:value-type="float">
            <text:p>9729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027" calcext:value-type="float">
            <text:p>0.219027</text:p>
          </table:table-cell>
          <table:table-cell office:value-type="float" office:value="680826" calcext:value-type="float">
            <text:p>680826</text:p>
          </table:table-cell>
          <table:table-cell office:value-type="float" office:value="24.383175" calcext:value-type="float">
            <text:p>24.383175</text:p>
          </table:table-cell>
          <table:table-cell office:value-type="float" office:value="15.829236" calcext:value-type="float">
            <text:p>15.829236</text:p>
          </table:table-cell>
          <table:table-cell office:value-type="float" office:value="0.062081" calcext:value-type="float">
            <text:p>0.062081</text:p>
          </table:table-cell>
          <table:table-cell office:value-type="float" office:value="1.54" calcext:value-type="float">
            <text:p>1.54</text:p>
          </table:table-cell>
          <table:table-cell office:value-type="float" office:value="254.98" calcext:value-type="float">
            <text:p>254.9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7159" calcext:value-type="float">
            <text:p>57159</text:p>
          </table:table-cell>
          <table:table-cell office:value-type="float" office:value="312263145" calcext:value-type="float">
            <text:p>312263145</text:p>
          </table:table-cell>
          <table:table-cell office:value-type="float" office:value="3372074739" calcext:value-type="float">
            <text:p>3372074739</text:p>
          </table:table-cell>
          <table:table-cell office:value-type="float" office:value="142586" calcext:value-type="float">
            <text:p>142586</text:p>
          </table:table-cell>
          <table:table-cell office:value-type="float" office:value="96812361" calcext:value-type="float">
            <text:p>96812361</text:p>
          </table:table-cell>
          <table:table-cell office:value-type="float" office:value="83446737" calcext:value-type="float">
            <text:p>83446737</text:p>
          </table:table-cell>
          <table:table-cell office:value-type="float" office:value="143052" calcext:value-type="float">
            <text:p>14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603" calcext:value-type="float">
            <text:p>0.092603</text:p>
          </table:table-cell>
          <table:table-cell office:value-type="float" office:value="142586" calcext:value-type="float">
            <text:p>142586</text:p>
          </table:table-cell>
          <table:table-cell office:value-type="float" office:value="6.177459" calcext:value-type="float">
            <text:p>6.177459</text:p>
          </table:table-cell>
          <table:table-cell office:value-type="float" office:value="5.324617" calcext:value-type="float">
            <text:p>5.324617</text:p>
          </table:table-cell>
          <table:table-cell office:value-type="float" office:value="0.009128" calcext:value-type="float">
            <text:p>0.009128</text:p>
          </table:table-cell>
          <table:table-cell office:value-type="float" office:value="1.16" calcext:value-type="float">
            <text:p>1.16</text:p>
          </table:table-cell>
          <table:table-cell office:value-type="float" office:value="583.33" calcext:value-type="float">
            <text:p>583.3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7145" calcext:value-type="float">
            <text:p>57145</text:p>
          </table:table-cell>
          <table:table-cell office:value-type="float" office:value="16690622712" calcext:value-type="float">
            <text:p>16690622712</text:p>
          </table:table-cell>
          <table:table-cell office:value-type="float" office:value="8892758065" calcext:value-type="float">
            <text:p>8892758065</text:p>
          </table:table-cell>
          <table:table-cell office:value-type="float" office:value="550958" calcext:value-type="float">
            <text:p>550958</text:p>
          </table:table-cell>
          <table:table-cell office:value-type="float" office:value="373427863" calcext:value-type="float">
            <text:p>373427863</text:p>
          </table:table-cell>
          <table:table-cell office:value-type="float" office:value="492025549" calcext:value-type="float">
            <text:p>492025549</text:p>
          </table:table-cell>
          <table:table-cell office:value-type="float" office:value="1785956" calcext:value-type="float">
            <text:p>178595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878" calcext:value-type="float">
            <text:p>1.876878</text:p>
          </table:table-cell>
          <table:table-cell office:value-type="float" office:value="550958" calcext:value-type="float">
            <text:p>550958</text:p>
          </table:table-cell>
          <table:table-cell office:value-type="float" office:value="23.851681" calcext:value-type="float">
            <text:p>23.851681</text:p>
          </table:table-cell>
          <table:table-cell office:value-type="float" office:value="31.426781" calcext:value-type="float">
            <text:p>31.426781</text:p>
          </table:table-cell>
          <table:table-cell office:value-type="float" office:value="0.114073" calcext:value-type="float">
            <text:p>0.114073</text:p>
          </table:table-cell>
          <table:table-cell office:value-type="float" office:value="0.76" calcext:value-type="float">
            <text:p>0.76</text:p>
          </table:table-cell>
          <table:table-cell office:value-type="float" office:value="275.5" calcext:value-type="float">
            <text:p>275.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7146" calcext:value-type="float">
            <text:p>57146</text:p>
          </table:table-cell>
          <table:table-cell office:value-type="float" office:value="1883030009" calcext:value-type="float">
            <text:p>1883030009</text:p>
          </table:table-cell>
          <table:table-cell office:value-type="float" office:value="8843372139" calcext:value-type="float">
            <text:p>8843372139</text:p>
          </table:table-cell>
          <table:table-cell office:value-type="float" office:value="1627877" calcext:value-type="float">
            <text:p>1627877</text:p>
          </table:table-cell>
          <table:table-cell office:value-type="float" office:value="371302992" calcext:value-type="float">
            <text:p>371302992</text:p>
          </table:table-cell>
          <table:table-cell office:value-type="float" office:value="237358578" calcext:value-type="float">
            <text:p>237358578</text:p>
          </table:table-cell>
          <table:table-cell office:value-type="float" office:value="1630627" calcext:value-type="float">
            <text:p>1630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31" calcext:value-type="float">
            <text:p>0.212931</text:p>
          </table:table-cell>
          <table:table-cell office:value-type="float" office:value="1627877" calcext:value-type="float">
            <text:p>1627877</text:p>
          </table:table-cell>
          <table:table-cell office:value-type="float" office:value="23.715958" calcext:value-type="float">
            <text:p>23.715958</text:p>
          </table:table-cell>
          <table:table-cell office:value-type="float" office:value="15.160627" calcext:value-type="float">
            <text:p>15.160627</text:p>
          </table:table-cell>
          <table:table-cell office:value-type="float" office:value="0.104152" calcext:value-type="float">
            <text:p>0.104152</text:p>
          </table:table-cell>
          <table:table-cell office:value-type="float" office:value="1.56" calcext:value-type="float">
            <text:p>1.56</text:p>
          </table:table-cell>
          <table:table-cell office:value-type="float" office:value="145.56" calcext:value-type="float">
            <text:p>145.5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8163" calcext:value-type="float">
            <text:p>58163</text:p>
          </table:table-cell>
          <table:table-cell office:value-type="float" office:value="2098112610" calcext:value-type="float">
            <text:p>2098112610</text:p>
          </table:table-cell>
          <table:table-cell office:value-type="float" office:value="9039436547" calcext:value-type="float">
            <text:p>9039436547</text:p>
          </table:table-cell>
          <table:table-cell office:value-type="float" office:value="589180" calcext:value-type="float">
            <text:p>589180</text:p>
          </table:table-cell>
          <table:table-cell office:value-type="float" office:value="355791934" calcext:value-type="float">
            <text:p>355791934</text:p>
          </table:table-cell>
          <table:table-cell office:value-type="float" office:value="235148540" calcext:value-type="float">
            <text:p>235148540</text:p>
          </table:table-cell>
          <table:table-cell office:value-type="float" office:value="590549" calcext:value-type="float">
            <text:p>59054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07" calcext:value-type="float">
            <text:p>0.232107</text:p>
          </table:table-cell>
          <table:table-cell office:value-type="float" office:value="589180" calcext:value-type="float">
            <text:p>589180</text:p>
          </table:table-cell>
          <table:table-cell office:value-type="float" office:value="22.702576" calcext:value-type="float">
            <text:p>22.702576</text:p>
          </table:table-cell>
          <table:table-cell office:value-type="float" office:value="15.004494" calcext:value-type="float">
            <text:p>15.004494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1.51" calcext:value-type="float">
            <text:p>1.51</text:p>
          </table:table-cell>
          <table:table-cell office:value-type="float" office:value="398.19" calcext:value-type="float">
            <text:p>398.1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8162" calcext:value-type="float">
            <text:p>58162</text:p>
          </table:table-cell>
          <table:table-cell office:value-type="float" office:value="689245641" calcext:value-type="float">
            <text:p>689245641</text:p>
          </table:table-cell>
          <table:table-cell office:value-type="float" office:value="7198190119" calcext:value-type="float">
            <text:p>7198190119</text:p>
          </table:table-cell>
          <table:table-cell office:value-type="float" office:value="145802" calcext:value-type="float">
            <text:p>145802</text:p>
          </table:table-cell>
          <table:table-cell office:value-type="float" office:value="207401851" calcext:value-type="float">
            <text:p>207401851</text:p>
          </table:table-cell>
          <table:table-cell office:value-type="float" office:value="178573862" calcext:value-type="float">
            <text:p>178573862</text:p>
          </table:table-cell>
          <table:table-cell office:value-type="float" office:value="202979" calcext:value-type="float">
            <text:p>202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53" calcext:value-type="float">
            <text:p>0.095753</text:p>
          </table:table-cell>
          <table:table-cell office:value-type="float" office:value="145802" calcext:value-type="float">
            <text:p>145802</text:p>
          </table:table-cell>
          <table:table-cell office:value-type="float" office:value="13.234016" calcext:value-type="float">
            <text:p>13.234016</text:p>
          </table:table-cell>
          <table:table-cell office:value-type="float" office:value="11.394543" calcext:value-type="float">
            <text:p>11.394543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1.16" calcext:value-type="float">
            <text:p>1.16</text:p>
          </table:table-cell>
          <table:table-cell office:value-type="float" office:value="879.77" calcext:value-type="float">
            <text:p>879.7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8148" calcext:value-type="float">
            <text:p>58148</text:p>
          </table:table-cell>
          <table:table-cell office:value-type="float" office:value="16666793398" calcext:value-type="float">
            <text:p>16666793398</text:p>
          </table:table-cell>
          <table:table-cell office:value-type="float" office:value="8903761603" calcext:value-type="float">
            <text:p>8903761603</text:p>
          </table:table-cell>
          <table:table-cell office:value-type="float" office:value="550566" calcext:value-type="float">
            <text:p>550566</text:p>
          </table:table-cell>
          <table:table-cell office:value-type="float" office:value="373031680" calcext:value-type="float">
            <text:p>373031680</text:p>
          </table:table-cell>
          <table:table-cell office:value-type="float" office:value="493230905" calcext:value-type="float">
            <text:p>493230905</text:p>
          </table:table-cell>
          <table:table-cell office:value-type="float" office:value="1697407" calcext:value-type="float">
            <text:p>169740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1882" calcext:value-type="float">
            <text:p>1.871882</text:p>
          </table:table-cell>
          <table:table-cell office:value-type="float" office:value="550566" calcext:value-type="float">
            <text:p>550566</text:p>
          </table:table-cell>
          <table:table-cell office:value-type="float" office:value="23.80262" calcext:value-type="float">
            <text:p>23.80262</text:p>
          </table:table-cell>
          <table:table-cell office:value-type="float" office:value="31.472361" calcext:value-type="float">
            <text:p>31.472361</text:p>
          </table:table-cell>
          <table:table-cell office:value-type="float" office:value="0.108309" calcext:value-type="float">
            <text:p>0.108309</text:p>
          </table:table-cell>
          <table:table-cell office:value-type="float" office:value="0.76" calcext:value-type="float">
            <text:p>0.76</text:p>
          </table:table-cell>
          <table:table-cell office:value-type="float" office:value="290.58" calcext:value-type="float">
            <text:p>290.5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8149" calcext:value-type="float">
            <text:p>58149</text:p>
          </table:table-cell>
          <table:table-cell office:value-type="float" office:value="1891590387" calcext:value-type="float">
            <text:p>1891590387</text:p>
          </table:table-cell>
          <table:table-cell office:value-type="float" office:value="8852543546" calcext:value-type="float">
            <text:p>8852543546</text:p>
          </table:table-cell>
          <table:table-cell office:value-type="float" office:value="1851631" calcext:value-type="float">
            <text:p>1851631</text:p>
          </table:table-cell>
          <table:table-cell office:value-type="float" office:value="372654338" calcext:value-type="float">
            <text:p>372654338</text:p>
          </table:table-cell>
          <table:table-cell office:value-type="float" office:value="237662628" calcext:value-type="float">
            <text:p>237662628</text:p>
          </table:table-cell>
          <table:table-cell office:value-type="float" office:value="1854507" calcext:value-type="float">
            <text:p>185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78" calcext:value-type="float">
            <text:p>0.213678</text:p>
          </table:table-cell>
          <table:table-cell office:value-type="float" office:value="1851631" calcext:value-type="float">
            <text:p>1851631</text:p>
          </table:table-cell>
          <table:table-cell office:value-type="float" office:value="23.778542" calcext:value-type="float">
            <text:p>23.778542</text:p>
          </table:table-cell>
          <table:table-cell office:value-type="float" office:value="15.164913" calcext:value-type="float">
            <text:p>15.164913</text:p>
          </table:table-cell>
          <table:table-cell office:value-type="float" office:value="0.118333" calcext:value-type="float">
            <text:p>0.118333</text:p>
          </table:table-cell>
          <table:table-cell office:value-type="float" office:value="1.57" calcext:value-type="float">
            <text:p>1.57</text:p>
          </table:table-cell>
          <table:table-cell office:value-type="float" office:value="128.15" calcext:value-type="float">
            <text:p>128.1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9166" calcext:value-type="float">
            <text:p>59166</text:p>
          </table:table-cell>
          <table:table-cell office:value-type="float" office:value="2160924106" calcext:value-type="float">
            <text:p>2160924106</text:p>
          </table:table-cell>
          <table:table-cell office:value-type="float" office:value="9315690184" calcext:value-type="float">
            <text:p>9315690184</text:p>
          </table:table-cell>
          <table:table-cell office:value-type="float" office:value="497706" calcext:value-type="float">
            <text:p>497706</text:p>
          </table:table-cell>
          <table:table-cell office:value-type="float" office:value="366383553" calcext:value-type="float">
            <text:p>366383553</text:p>
          </table:table-cell>
          <table:table-cell office:value-type="float" office:value="242234122" calcext:value-type="float">
            <text:p>242234122</text:p>
          </table:table-cell>
          <table:table-cell office:value-type="float" office:value="498718" calcext:value-type="float">
            <text:p>49871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66" calcext:value-type="float">
            <text:p>0.231966</text:p>
          </table:table-cell>
          <table:table-cell office:value-type="float" office:value="497706" calcext:value-type="float">
            <text:p>497706</text:p>
          </table:table-cell>
          <table:table-cell office:value-type="float" office:value="23.378412" calcext:value-type="float">
            <text:p>23.378412</text:p>
          </table:table-cell>
          <table:table-cell office:value-type="float" office:value="15.456614" calcext:value-type="float">
            <text:p>15.456614</text:p>
          </table:table-cell>
          <table:table-cell office:value-type="float" office:value="0.031822" calcext:value-type="float">
            <text:p>0.031822</text:p>
          </table:table-cell>
          <table:table-cell office:value-type="float" office:value="1.51" calcext:value-type="float">
            <text:p>1.51</text:p>
          </table:table-cell>
          <table:table-cell office:value-type="float" office:value="485.71" calcext:value-type="float">
            <text:p>485.7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9165" calcext:value-type="float">
            <text:p>59165</text:p>
          </table:table-cell>
          <table:table-cell office:value-type="float" office:value="341683410" calcext:value-type="float">
            <text:p>341683410</text:p>
          </table:table-cell>
          <table:table-cell office:value-type="float" office:value="3694843743" calcext:value-type="float">
            <text:p>3694843743</text:p>
          </table:table-cell>
          <table:table-cell office:value-type="float" office:value="164752" calcext:value-type="float">
            <text:p>164752</text:p>
          </table:table-cell>
          <table:table-cell office:value-type="float" office:value="106049752" calcext:value-type="float">
            <text:p>106049752</text:p>
          </table:table-cell>
          <table:table-cell office:value-type="float" office:value="91391471" calcext:value-type="float">
            <text:p>91391471</text:p>
          </table:table-cell>
          <table:table-cell office:value-type="float" office:value="165294" calcext:value-type="float">
            <text:p>16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476" calcext:value-type="float">
            <text:p>0.092476</text:p>
          </table:table-cell>
          <table:table-cell office:value-type="float" office:value="164752" calcext:value-type="float">
            <text:p>164752</text:p>
          </table:table-cell>
          <table:table-cell office:value-type="float" office:value="6.766883" calcext:value-type="float">
            <text:p>6.766883</text:p>
          </table:table-cell>
          <table:table-cell office:value-type="float" office:value="5.83156" calcext:value-type="float">
            <text:p>5.83156</text:p>
          </table:table-cell>
          <table:table-cell office:value-type="float" office:value="0.010547" calcext:value-type="float">
            <text:p>0.010547</text:p>
          </table:table-cell>
          <table:table-cell office:value-type="float" office:value="1.16" calcext:value-type="float">
            <text:p>1.16</text:p>
          </table:table-cell>
          <table:table-cell office:value-type="float" office:value="552.9" calcext:value-type="float">
            <text:p>552.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9150" calcext:value-type="float">
            <text:p>59150</text:p>
          </table:table-cell>
          <table:table-cell office:value-type="float" office:value="16235723989" calcext:value-type="float">
            <text:p>16235723989</text:p>
          </table:table-cell>
          <table:table-cell office:value-type="float" office:value="8683705870" calcext:value-type="float">
            <text:p>8683705870</text:p>
          </table:table-cell>
          <table:table-cell office:value-type="float" office:value="604909" calcext:value-type="float">
            <text:p>604909</text:p>
          </table:table-cell>
          <table:table-cell office:value-type="float" office:value="363187361" calcext:value-type="float">
            <text:p>363187361</text:p>
          </table:table-cell>
          <table:table-cell office:value-type="float" office:value="478644972" calcext:value-type="float">
            <text:p>478644972</text:p>
          </table:table-cell>
          <table:table-cell office:value-type="float" office:value="2173617" calcext:value-type="float">
            <text:p>217361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9677" calcext:value-type="float">
            <text:p>1.869677</text:p>
          </table:table-cell>
          <table:table-cell office:value-type="float" office:value="604909" calcext:value-type="float">
            <text:p>604909</text:p>
          </table:table-cell>
          <table:table-cell office:value-type="float" office:value="23.197596" calcext:value-type="float">
            <text:p>23.197596</text:p>
          </table:table-cell>
          <table:table-cell office:value-type="float" office:value="30.572134" calcext:value-type="float">
            <text:p>30.572134</text:p>
          </table:table-cell>
          <table:table-cell office:value-type="float" office:value="0.138834" calcext:value-type="float">
            <text:p>0.138834</text:p>
          </table:table-cell>
          <table:table-cell office:value-type="float" office:value="0.76" calcext:value-type="float">
            <text:p>0.76</text:p>
          </table:table-cell>
          <table:table-cell office:value-type="float" office:value="220.21" calcext:value-type="float">
            <text:p>220.2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9151" calcext:value-type="float">
            <text:p>59151</text:p>
          </table:table-cell>
          <table:table-cell office:value-type="float" office:value="1921000335" calcext:value-type="float">
            <text:p>1921000335</text:p>
          </table:table-cell>
          <table:table-cell office:value-type="float" office:value="8957922631" calcext:value-type="float">
            <text:p>8957922631</text:p>
          </table:table-cell>
          <table:table-cell office:value-type="float" office:value="2025109" calcext:value-type="float">
            <text:p>2025109</text:p>
          </table:table-cell>
          <table:table-cell office:value-type="float" office:value="381682993" calcext:value-type="float">
            <text:p>381682993</text:p>
          </table:table-cell>
          <table:table-cell office:value-type="float" office:value="242000571" calcext:value-type="float">
            <text:p>242000571</text:p>
          </table:table-cell>
          <table:table-cell office:value-type="float" office:value="2027641" calcext:value-type="float">
            <text:p>20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447" calcext:value-type="float">
            <text:p>0.214447</text:p>
          </table:table-cell>
          <table:table-cell office:value-type="float" office:value="2025109" calcext:value-type="float">
            <text:p>2025109</text:p>
          </table:table-cell>
          <table:table-cell office:value-type="float" office:value="24.378954" calcext:value-type="float">
            <text:p>24.378954</text:p>
          </table:table-cell>
          <table:table-cell office:value-type="float" office:value="15.457123" calcext:value-type="float">
            <text:p>15.457123</text:p>
          </table:table-cell>
          <table:table-cell office:value-type="float" office:value="0.12951" calcext:value-type="float">
            <text:p>0.12951</text:p>
          </table:table-cell>
          <table:table-cell office:value-type="float" office:value="1.58" calcext:value-type="float">
            <text:p>1.58</text:p>
          </table:table-cell>
          <table:table-cell office:value-type="float" office:value="119.35" calcext:value-type="float">
            <text:p>119.3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0169" calcext:value-type="float">
            <text:p>60169</text:p>
          </table:table-cell>
          <table:table-cell office:value-type="float" office:value="2095584968" calcext:value-type="float">
            <text:p>2095584968</text:p>
          </table:table-cell>
          <table:table-cell office:value-type="float" office:value="9032458972" calcext:value-type="float">
            <text:p>9032458972</text:p>
          </table:table-cell>
          <table:table-cell office:value-type="float" office:value="689827" calcext:value-type="float">
            <text:p>689827</text:p>
          </table:table-cell>
          <table:table-cell office:value-type="float" office:value="355374913" calcext:value-type="float">
            <text:p>355374913</text:p>
          </table:table-cell>
          <table:table-cell office:value-type="float" office:value="234879979" calcext:value-type="float">
            <text:p>234879979</text:p>
          </table:table-cell>
          <table:table-cell office:value-type="float" office:value="690903" calcext:value-type="float">
            <text:p>6909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06" calcext:value-type="float">
            <text:p>0.232006</text:p>
          </table:table-cell>
          <table:table-cell office:value-type="float" office:value="689827" calcext:value-type="float">
            <text:p>689827</text:p>
          </table:table-cell>
          <table:table-cell office:value-type="float" office:value="22.675966" calcext:value-type="float">
            <text:p>22.675966</text:p>
          </table:table-cell>
          <table:table-cell office:value-type="float" office:value="14.987357" calcext:value-type="float">
            <text:p>14.987357</text:p>
          </table:table-cell>
          <table:table-cell office:value-type="float" office:value="0.044086" calcext:value-type="float">
            <text:p>0.044086</text:p>
          </table:table-cell>
          <table:table-cell office:value-type="float" office:value="1.51" calcext:value-type="float">
            <text:p>1.51</text:p>
          </table:table-cell>
          <table:table-cell office:value-type="float" office:value="339.96" calcext:value-type="float">
            <text:p>339.9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0168" calcext:value-type="float">
            <text:p>60168</text:p>
          </table:table-cell>
          <table:table-cell office:value-type="float" office:value="640946529" calcext:value-type="float">
            <text:p>640946529</text:p>
          </table:table-cell>
          <table:table-cell office:value-type="float" office:value="6678647463" calcext:value-type="float">
            <text:p>6678647463</text:p>
          </table:table-cell>
          <table:table-cell office:value-type="float" office:value="248012" calcext:value-type="float">
            <text:p>248012</text:p>
          </table:table-cell>
          <table:table-cell office:value-type="float" office:value="192234585" calcext:value-type="float">
            <text:p>192234585</text:p>
          </table:table-cell>
          <table:table-cell office:value-type="float" office:value="165552037" calcext:value-type="float">
            <text:p>165552037</text:p>
          </table:table-cell>
          <table:table-cell office:value-type="float" office:value="303937" calcext:value-type="float">
            <text:p>303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97" calcext:value-type="float">
            <text:p>0.09597</text:p>
          </table:table-cell>
          <table:table-cell office:value-type="float" office:value="248012" calcext:value-type="float">
            <text:p>248012</text:p>
          </table:table-cell>
          <table:table-cell office:value-type="float" office:value="12.266215" calcext:value-type="float">
            <text:p>12.266215</text:p>
          </table:table-cell>
          <table:table-cell office:value-type="float" office:value="10.563639" calcext:value-type="float">
            <text:p>10.563639</text:p>
          </table:table-cell>
          <table:table-cell office:value-type="float" office:value="0.019394" calcext:value-type="float">
            <text:p>0.019394</text:p>
          </table:table-cell>
          <table:table-cell office:value-type="float" office:value="1.16" calcext:value-type="float">
            <text:p>1.16</text:p>
          </table:table-cell>
          <table:table-cell office:value-type="float" office:value="544.69" calcext:value-type="float">
            <text:p>544.6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0152" calcext:value-type="float">
            <text:p>60152</text:p>
          </table:table-cell>
          <table:table-cell office:value-type="float" office:value="16565485274" calcext:value-type="float">
            <text:p>16565485274</text:p>
          </table:table-cell>
          <table:table-cell office:value-type="float" office:value="8822755932" calcext:value-type="float">
            <text:p>8822755932</text:p>
          </table:table-cell>
          <table:table-cell office:value-type="float" office:value="553538" calcext:value-type="float">
            <text:p>553538</text:p>
          </table:table-cell>
          <table:table-cell office:value-type="float" office:value="371265972" calcext:value-type="float">
            <text:p>371265972</text:p>
          </table:table-cell>
          <table:table-cell office:value-type="float" office:value="491716510" calcext:value-type="float">
            <text:p>491716510</text:p>
          </table:table-cell>
          <table:table-cell office:value-type="float" office:value="1820545" calcext:value-type="float">
            <text:p>18205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7586" calcext:value-type="float">
            <text:p>1.877586</text:p>
          </table:table-cell>
          <table:table-cell office:value-type="float" office:value="553538" calcext:value-type="float">
            <text:p>553538</text:p>
          </table:table-cell>
          <table:table-cell office:value-type="float" office:value="23.713596" calcext:value-type="float">
            <text:p>23.713596</text:p>
          </table:table-cell>
          <table:table-cell office:value-type="float" office:value="31.407043" calcext:value-type="float">
            <text:p>31.407043</text:p>
          </table:table-cell>
          <table:table-cell office:value-type="float" office:value="0.116282" calcext:value-type="float">
            <text:p>0.116282</text:p>
          </table:table-cell>
          <table:table-cell office:value-type="float" office:value="0.76" calcext:value-type="float">
            <text:p>0.76</text:p>
          </table:table-cell>
          <table:table-cell office:value-type="float" office:value="270.09" calcext:value-type="float">
            <text:p>270.0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0153" calcext:value-type="float">
            <text:p>60153</text:p>
          </table:table-cell>
          <table:table-cell office:value-type="float" office:value="1899662095" calcext:value-type="float">
            <text:p>1899662095</text:p>
          </table:table-cell>
          <table:table-cell office:value-type="float" office:value="8861667151" calcext:value-type="float">
            <text:p>8861667151</text:p>
          </table:table-cell>
          <table:table-cell office:value-type="float" office:value="2194820" calcext:value-type="float">
            <text:p>2194820</text:p>
          </table:table-cell>
          <table:table-cell office:value-type="float" office:value="377517921" calcext:value-type="float">
            <text:p>377517921</text:p>
          </table:table-cell>
          <table:table-cell office:value-type="float" office:value="239315458" calcext:value-type="float">
            <text:p>239315458</text:p>
          </table:table-cell>
          <table:table-cell office:value-type="float" office:value="2195878" calcext:value-type="float">
            <text:p>2195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68" calcext:value-type="float">
            <text:p>0.214368</text:p>
          </table:table-cell>
          <table:table-cell office:value-type="float" office:value="2194820" calcext:value-type="float">
            <text:p>2194820</text:p>
          </table:table-cell>
          <table:table-cell office:value-type="float" office:value="24.112921" calcext:value-type="float">
            <text:p>24.112921</text:p>
          </table:table-cell>
          <table:table-cell office:value-type="float" office:value="15.285618" calcext:value-type="float">
            <text:p>15.285618</text:p>
          </table:table-cell>
          <table:table-cell office:value-type="float" office:value="0.140256" calcext:value-type="float">
            <text:p>0.140256</text:p>
          </table:table-cell>
          <table:table-cell office:value-type="float" office:value="1.58" calcext:value-type="float">
            <text:p>1.58</text:p>
          </table:table-cell>
          <table:table-cell office:value-type="float" office:value="108.98" calcext:value-type="float">
            <text:p>108.9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1172" calcext:value-type="float">
            <text:p>61172</text:p>
          </table:table-cell>
          <table:table-cell office:value-type="float" office:value="2144444536" calcext:value-type="float">
            <text:p>2144444536</text:p>
          </table:table-cell>
          <table:table-cell office:value-type="float" office:value="9250903219" calcext:value-type="float">
            <text:p>9250903219</text:p>
          </table:table-cell>
          <table:table-cell office:value-type="float" office:value="592859" calcext:value-type="float">
            <text:p>592859</text:p>
          </table:table-cell>
          <table:table-cell office:value-type="float" office:value="363689093" calcext:value-type="float">
            <text:p>363689093</text:p>
          </table:table-cell>
          <table:table-cell office:value-type="float" office:value="240400103" calcext:value-type="float">
            <text:p>240400103</text:p>
          </table:table-cell>
          <table:table-cell office:value-type="float" office:value="593448" calcext:value-type="float">
            <text:p>5934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09" calcext:value-type="float">
            <text:p>0.231809</text:p>
          </table:table-cell>
          <table:table-cell office:value-type="float" office:value="592859" calcext:value-type="float">
            <text:p>592859</text:p>
          </table:table-cell>
          <table:table-cell office:value-type="float" office:value="23.206482" calcext:value-type="float">
            <text:p>23.206482</text:p>
          </table:table-cell>
          <table:table-cell office:value-type="float" office:value="15.339587" calcext:value-type="float">
            <text:p>15.339587</text:p>
          </table:table-cell>
          <table:table-cell office:value-type="float" office:value="0.037867" calcext:value-type="float">
            <text:p>0.037867</text:p>
          </table:table-cell>
          <table:table-cell office:value-type="float" office:value="1.51" calcext:value-type="float">
            <text:p>1.51</text:p>
          </table:table-cell>
          <table:table-cell office:value-type="float" office:value="405.09" calcext:value-type="float">
            <text:p>405.0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1171" calcext:value-type="float">
            <text:p>61171</text:p>
          </table:table-cell>
          <table:table-cell office:value-type="float" office:value="393558654" calcext:value-type="float">
            <text:p>393558654</text:p>
          </table:table-cell>
          <table:table-cell office:value-type="float" office:value="4245957185" calcext:value-type="float">
            <text:p>4245957185</text:p>
          </table:table-cell>
          <table:table-cell office:value-type="float" office:value="230362" calcext:value-type="float">
            <text:p>230362</text:p>
          </table:table-cell>
          <table:table-cell office:value-type="float" office:value="121964082" calcext:value-type="float">
            <text:p>121964082</text:p>
          </table:table-cell>
          <table:table-cell office:value-type="float" office:value="105032384" calcext:value-type="float">
            <text:p>105032384</text:p>
          </table:table-cell>
          <table:table-cell office:value-type="float" office:value="230735" calcext:value-type="float">
            <text:p>23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69" calcext:value-type="float">
            <text:p>0.09269</text:p>
          </table:table-cell>
          <table:table-cell office:value-type="float" office:value="230362" calcext:value-type="float">
            <text:p>230362</text:p>
          </table:table-cell>
          <table:table-cell office:value-type="float" office:value="7.782354" calcext:value-type="float">
            <text:p>7.782354</text:p>
          </table:table-cell>
          <table:table-cell office:value-type="float" office:value="6.701967" calcext:value-type="float">
            <text:p>6.701967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1.16" calcext:value-type="float">
            <text:p>1.16</text:p>
          </table:table-cell>
          <table:table-cell office:value-type="float" office:value="455.21" calcext:value-type="float">
            <text:p>455.2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1154" calcext:value-type="float">
            <text:p>61154</text:p>
          </table:table-cell>
          <table:table-cell office:value-type="float" office:value="16733527806" calcext:value-type="float">
            <text:p>16733527806</text:p>
          </table:table-cell>
          <table:table-cell office:value-type="float" office:value="8900491434" calcext:value-type="float">
            <text:p>8900491434</text:p>
          </table:table-cell>
          <table:table-cell office:value-type="float" office:value="521342" calcext:value-type="float">
            <text:p>521342</text:p>
          </table:table-cell>
          <table:table-cell office:value-type="float" office:value="374346230" calcext:value-type="float">
            <text:p>374346230</text:p>
          </table:table-cell>
          <table:table-cell office:value-type="float" office:value="492865655" calcext:value-type="float">
            <text:p>492865655</text:p>
          </table:table-cell>
          <table:table-cell office:value-type="float" office:value="1668209" calcext:value-type="float">
            <text:p>16682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068" calcext:value-type="float">
            <text:p>1.880068</text:p>
          </table:table-cell>
          <table:table-cell office:value-type="float" office:value="521342" calcext:value-type="float">
            <text:p>521342</text:p>
          </table:table-cell>
          <table:table-cell office:value-type="float" office:value="23.910339" calcext:value-type="float">
            <text:p>23.910339</text:p>
          </table:table-cell>
          <table:table-cell office:value-type="float" office:value="31.480442" calcext:value-type="float">
            <text:p>31.480442</text:p>
          </table:table-cell>
          <table:table-cell office:value-type="float" office:value="0.106552" calcext:value-type="float">
            <text:p>0.106552</text:p>
          </table:table-cell>
          <table:table-cell office:value-type="float" office:value="0.76" calcext:value-type="float">
            <text:p>0.76</text:p>
          </table:table-cell>
          <table:table-cell office:value-type="float" office:value="295.45" calcext:value-type="float">
            <text:p>295.4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1156" calcext:value-type="float">
            <text:p>61156</text:p>
          </table:table-cell>
          <table:table-cell office:value-type="float" office:value="1902120037" calcext:value-type="float">
            <text:p>1902120037</text:p>
          </table:table-cell>
          <table:table-cell office:value-type="float" office:value="8871820580" calcext:value-type="float">
            <text:p>8871820580</text:p>
          </table:table-cell>
          <table:table-cell office:value-type="float" office:value="1974587" calcext:value-type="float">
            <text:p>1974587</text:p>
          </table:table-cell>
          <table:table-cell office:value-type="float" office:value="378231276" calcext:value-type="float">
            <text:p>378231276</text:p>
          </table:table-cell>
          <table:table-cell office:value-type="float" office:value="239624815" calcext:value-type="float">
            <text:p>239624815</text:p>
          </table:table-cell>
          <table:table-cell office:value-type="float" office:value="1977423" calcext:value-type="float">
            <text:p>1977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4" calcext:value-type="float">
            <text:p>0.2144</text:p>
          </table:table-cell>
          <table:table-cell office:value-type="float" office:value="1974587" calcext:value-type="float">
            <text:p>1974587</text:p>
          </table:table-cell>
          <table:table-cell office:value-type="float" office:value="24.134398" calcext:value-type="float">
            <text:p>24.134398</text:p>
          </table:table-cell>
          <table:table-cell office:value-type="float" office:value="15.290118" calcext:value-type="float">
            <text:p>15.290118</text:p>
          </table:table-cell>
          <table:table-cell office:value-type="float" office:value="0.126177" calcext:value-type="float">
            <text:p>0.126177</text:p>
          </table:table-cell>
          <table:table-cell office:value-type="float" office:value="1.58" calcext:value-type="float">
            <text:p>1.58</text:p>
          </table:table-cell>
          <table:table-cell office:value-type="float" office:value="121.18" calcext:value-type="float">
            <text:p>121.1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2175" calcext:value-type="float">
            <text:p>62175</text:p>
          </table:table-cell>
          <table:table-cell office:value-type="float" office:value="1996137972" calcext:value-type="float">
            <text:p>1996137972</text:p>
          </table:table-cell>
          <table:table-cell office:value-type="float" office:value="8940722966" calcext:value-type="float">
            <text:p>8940722966</text:p>
          </table:table-cell>
          <table:table-cell office:value-type="float" office:value="707752" calcext:value-type="float">
            <text:p>707752</text:p>
          </table:table-cell>
          <table:table-cell office:value-type="float" office:value="362528820" calcext:value-type="float">
            <text:p>362528820</text:p>
          </table:table-cell>
          <table:table-cell office:value-type="float" office:value="236999136" calcext:value-type="float">
            <text:p>236999136</text:p>
          </table:table-cell>
          <table:table-cell office:value-type="float" office:value="709072" calcext:value-type="float">
            <text:p>70907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3264" calcext:value-type="float">
            <text:p>0.223264</text:p>
          </table:table-cell>
          <table:table-cell office:value-type="float" office:value="707752" calcext:value-type="float">
            <text:p>707752</text:p>
          </table:table-cell>
          <table:table-cell office:value-type="float" office:value="23.132448" calcext:value-type="float">
            <text:p>23.132448</text:p>
          </table:table-cell>
          <table:table-cell office:value-type="float" office:value="15.122577" calcext:value-type="float">
            <text:p>15.122577</text:p>
          </table:table-cell>
          <table:table-cell office:value-type="float" office:value="0.045245" calcext:value-type="float">
            <text:p>0.045245</text:p>
          </table:table-cell>
          <table:table-cell office:value-type="float" office:value="1.53" calcext:value-type="float">
            <text:p>1.53</text:p>
          </table:table-cell>
          <table:table-cell office:value-type="float" office:value="334.24" calcext:value-type="float">
            <text:p>334.2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2174" calcext:value-type="float">
            <text:p>62174</text:p>
          </table:table-cell>
          <table:table-cell office:value-type="float" office:value="589405151" calcext:value-type="float">
            <text:p>589405151</text:p>
          </table:table-cell>
          <table:table-cell office:value-type="float" office:value="6130457784" calcext:value-type="float">
            <text:p>6130457784</text:p>
          </table:table-cell>
          <table:table-cell office:value-type="float" office:value="197592" calcext:value-type="float">
            <text:p>197592</text:p>
          </table:table-cell>
          <table:table-cell office:value-type="float" office:value="176401556" calcext:value-type="float">
            <text:p>176401556</text:p>
          </table:table-cell>
          <table:table-cell office:value-type="float" office:value="151966154" calcext:value-type="float">
            <text:p>151966154</text:p>
          </table:table-cell>
          <table:table-cell office:value-type="float" office:value="254517" calcext:value-type="float">
            <text:p>254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144" calcext:value-type="float">
            <text:p>0.096144</text:p>
          </table:table-cell>
          <table:table-cell office:value-type="float" office:value="197592" calcext:value-type="float">
            <text:p>197592</text:p>
          </table:table-cell>
          <table:table-cell office:value-type="float" office:value="11.255932" calcext:value-type="float">
            <text:p>11.255932</text:p>
          </table:table-cell>
          <table:table-cell office:value-type="float" office:value="9.696744" calcext:value-type="float">
            <text:p>9.696744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1.16" calcext:value-type="float">
            <text:p>1.16</text:p>
          </table:table-cell>
          <table:table-cell office:value-type="float" office:value="597.08" calcext:value-type="float">
            <text:p>597.0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2156" calcext:value-type="float">
            <text:p>62156</text:p>
          </table:table-cell>
          <table:table-cell office:value-type="float" office:value="16654976892" calcext:value-type="float">
            <text:p>16654976892</text:p>
          </table:table-cell>
          <table:table-cell office:value-type="float" office:value="8875072679" calcext:value-type="float">
            <text:p>8875072679</text:p>
          </table:table-cell>
          <table:table-cell office:value-type="float" office:value="584067" calcext:value-type="float">
            <text:p>584067</text:p>
          </table:table-cell>
          <table:table-cell office:value-type="float" office:value="373002848" calcext:value-type="float">
            <text:p>373002848</text:p>
          </table:table-cell>
          <table:table-cell office:value-type="float" office:value="492679618" calcext:value-type="float">
            <text:p>492679618</text:p>
          </table:table-cell>
          <table:table-cell office:value-type="float" office:value="1844821" calcext:value-type="float">
            <text:p>18448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602" calcext:value-type="float">
            <text:p>1.876602</text:p>
          </table:table-cell>
          <table:table-cell office:value-type="float" office:value="584067" calcext:value-type="float">
            <text:p>584067</text:p>
          </table:table-cell>
          <table:table-cell office:value-type="float" office:value="23.824533" calcext:value-type="float">
            <text:p>23.824533</text:p>
          </table:table-cell>
          <table:table-cell office:value-type="float" office:value="31.468557" calcext:value-type="float">
            <text:p>31.468557</text:p>
          </table:table-cell>
          <table:table-cell office:value-type="float" office:value="0.117833" calcext:value-type="float">
            <text:p>0.117833</text:p>
          </table:table-cell>
          <table:table-cell office:value-type="float" office:value="0.76" calcext:value-type="float">
            <text:p>0.76</text:p>
          </table:table-cell>
          <table:table-cell office:value-type="float" office:value="267.06" calcext:value-type="float">
            <text:p>267.0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2158" calcext:value-type="float">
            <text:p>62158</text:p>
          </table:table-cell>
          <table:table-cell office:value-type="float" office:value="1911806396" calcext:value-type="float">
            <text:p>1911806396</text:p>
          </table:table-cell>
          <table:table-cell office:value-type="float" office:value="8921368766" calcext:value-type="float">
            <text:p>8921368766</text:p>
          </table:table-cell>
          <table:table-cell office:value-type="float" office:value="2298596" calcext:value-type="float">
            <text:p>2298596</text:p>
          </table:table-cell>
          <table:table-cell office:value-type="float" office:value="380303321" calcext:value-type="float">
            <text:p>380303321</text:p>
          </table:table-cell>
          <table:table-cell office:value-type="float" office:value="240864246" calcext:value-type="float">
            <text:p>240864246</text:p>
          </table:table-cell>
          <table:table-cell office:value-type="float" office:value="2299704" calcext:value-type="float">
            <text:p>229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295" calcext:value-type="float">
            <text:p>0.214295</text:p>
          </table:table-cell>
          <table:table-cell office:value-type="float" office:value="2298596" calcext:value-type="float">
            <text:p>2298596</text:p>
          </table:table-cell>
          <table:table-cell office:value-type="float" office:value="24.290831" calcext:value-type="float">
            <text:p>24.290831</text:p>
          </table:table-cell>
          <table:table-cell office:value-type="float" office:value="15.384542" calcext:value-type="float">
            <text:p>15.384542</text:p>
          </table:table-cell>
          <table:table-cell office:value-type="float" office:value="0.146887" calcext:value-type="float">
            <text:p>0.146887</text:p>
          </table:table-cell>
          <table:table-cell office:value-type="float" office:value="1.58" calcext:value-type="float">
            <text:p>1.58</text:p>
          </table:table-cell>
          <table:table-cell office:value-type="float" office:value="104.74" calcext:value-type="float">
            <text:p>104.7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3178" calcext:value-type="float">
            <text:p>63178</text:p>
          </table:table-cell>
          <table:table-cell office:value-type="float" office:value="1993242687" calcext:value-type="float">
            <text:p>1993242687</text:p>
          </table:table-cell>
          <table:table-cell office:value-type="float" office:value="9269225768" calcext:value-type="float">
            <text:p>9269225768</text:p>
          </table:table-cell>
          <table:table-cell office:value-type="float" office:value="372469" calcext:value-type="float">
            <text:p>372469</text:p>
          </table:table-cell>
          <table:table-cell office:value-type="float" office:value="387084184" calcext:value-type="float">
            <text:p>387084184</text:p>
          </table:table-cell>
          <table:table-cell office:value-type="float" office:value="250999554" calcext:value-type="float">
            <text:p>250999554</text:p>
          </table:table-cell>
          <table:table-cell office:value-type="float" office:value="373546" calcext:value-type="float">
            <text:p>3735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39" calcext:value-type="float">
            <text:p>0.215039</text:p>
          </table:table-cell>
          <table:table-cell office:value-type="float" office:value="372469" calcext:value-type="float">
            <text:p>372469</text:p>
          </table:table-cell>
          <table:table-cell office:value-type="float" office:value="24.699291" calcext:value-type="float">
            <text:p>24.699291</text:p>
          </table:table-cell>
          <table:table-cell office:value-type="float" office:value="16.015924" calcext:value-type="float">
            <text:p>16.015924</text:p>
          </table:table-cell>
          <table:table-cell office:value-type="float" office:value="0.023835" calcext:value-type="float">
            <text:p>0.023835</text:p>
          </table:table-cell>
          <table:table-cell office:value-type="float" office:value="1.54" calcext:value-type="float">
            <text:p>1.54</text:p>
          </table:table-cell>
          <table:table-cell office:value-type="float" office:value="671.94" calcext:value-type="float">
            <text:p>671.9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3177" calcext:value-type="float">
            <text:p>63177</text:p>
          </table:table-cell>
          <table:table-cell office:value-type="float" office:value="445625180" calcext:value-type="float">
            <text:p>445625180</text:p>
          </table:table-cell>
          <table:table-cell office:value-type="float" office:value="4805401919" calcext:value-type="float">
            <text:p>4805401919</text:p>
          </table:table-cell>
          <table:table-cell office:value-type="float" office:value="119135" calcext:value-type="float">
            <text:p>119135</text:p>
          </table:table-cell>
          <table:table-cell office:value-type="float" office:value="137925477" calcext:value-type="float">
            <text:p>137925477</text:p>
          </table:table-cell>
          <table:table-cell office:value-type="float" office:value="118729361" calcext:value-type="float">
            <text:p>118729361</text:p>
          </table:table-cell>
          <table:table-cell office:value-type="float" office:value="119914" calcext:value-type="float">
            <text:p>119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734" calcext:value-type="float">
            <text:p>0.092734</text:p>
          </table:table-cell>
          <table:table-cell office:value-type="float" office:value="119135" calcext:value-type="float">
            <text:p>119135</text:p>
          </table:table-cell>
          <table:table-cell office:value-type="float" office:value="8.800828" calcext:value-type="float">
            <text:p>8.800828</text:p>
          </table:table-cell>
          <table:table-cell office:value-type="float" office:value="7.575951" calcext:value-type="float">
            <text:p>7.575951</text:p>
          </table:table-cell>
          <table:table-cell office:value-type="float" office:value="0.007652" calcext:value-type="float">
            <text:p>0.007652</text:p>
          </table:table-cell>
          <table:table-cell office:value-type="float" office:value="1.16" calcext:value-type="float">
            <text:p>1.16</text:p>
          </table:table-cell>
          <table:table-cell office:value-type="float" office:value="990.12" calcext:value-type="float">
            <text:p>990.1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3159" calcext:value-type="float">
            <text:p>63159</text:p>
          </table:table-cell>
          <table:table-cell office:value-type="float" office:value="16586251543" calcext:value-type="float">
            <text:p>16586251543</text:p>
          </table:table-cell>
          <table:table-cell office:value-type="float" office:value="8842923323" calcext:value-type="float">
            <text:p>8842923323</text:p>
          </table:table-cell>
          <table:table-cell office:value-type="float" office:value="576147" calcext:value-type="float">
            <text:p>576147</text:p>
          </table:table-cell>
          <table:table-cell office:value-type="float" office:value="371243577" calcext:value-type="float">
            <text:p>371243577</text:p>
          </table:table-cell>
          <table:table-cell office:value-type="float" office:value="491080500" calcext:value-type="float">
            <text:p>491080500</text:p>
          </table:table-cell>
          <table:table-cell office:value-type="float" office:value="1823614" calcext:value-type="float">
            <text:p>18236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653" calcext:value-type="float">
            <text:p>1.875653</text:p>
          </table:table-cell>
          <table:table-cell office:value-type="float" office:value="576147" calcext:value-type="float">
            <text:p>576147</text:p>
          </table:table-cell>
          <table:table-cell office:value-type="float" office:value="23.688524" calcext:value-type="float">
            <text:p>23.688524</text:p>
          </table:table-cell>
          <table:table-cell office:value-type="float" office:value="31.335148" calcext:value-type="float">
            <text:p>31.335148</text:p>
          </table:table-cell>
          <table:table-cell office:value-type="float" office:value="0.116362" calcext:value-type="float">
            <text:p>0.116362</text:p>
          </table:table-cell>
          <table:table-cell office:value-type="float" office:value="0.76" calcext:value-type="float">
            <text:p>0.76</text:p>
          </table:table-cell>
          <table:table-cell office:value-type="float" office:value="269.29" calcext:value-type="float">
            <text:p>269.2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3161" calcext:value-type="float">
            <text:p>63161</text:p>
          </table:table-cell>
          <table:table-cell office:value-type="float" office:value="1911748668" calcext:value-type="float">
            <text:p>1911748668</text:p>
          </table:table-cell>
          <table:table-cell office:value-type="float" office:value="8865533443" calcext:value-type="float">
            <text:p>8865533443</text:p>
          </table:table-cell>
          <table:table-cell office:value-type="float" office:value="1993978" calcext:value-type="float">
            <text:p>1993978</text:p>
          </table:table-cell>
          <table:table-cell office:value-type="float" office:value="368770125" calcext:value-type="float">
            <text:p>368770125</text:p>
          </table:table-cell>
          <table:table-cell office:value-type="float" office:value="240546895" calcext:value-type="float">
            <text:p>240546895</text:p>
          </table:table-cell>
          <table:table-cell office:value-type="float" office:value="1996383" calcext:value-type="float">
            <text:p>1996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638" calcext:value-type="float">
            <text:p>0.215638</text:p>
          </table:table-cell>
          <table:table-cell office:value-type="float" office:value="1993978" calcext:value-type="float">
            <text:p>1993978</text:p>
          </table:table-cell>
          <table:table-cell office:value-type="float" office:value="23.530695" calcext:value-type="float">
            <text:p>23.530695</text:p>
          </table:table-cell>
          <table:table-cell office:value-type="float" office:value="15.348954" calcext:value-type="float">
            <text:p>15.348954</text:p>
          </table:table-cell>
          <table:table-cell office:value-type="float" office:value="0.127386" calcext:value-type="float">
            <text:p>0.127386</text:p>
          </table:table-cell>
          <table:table-cell office:value-type="float" office:value="1.53" calcext:value-type="float">
            <text:p>1.53</text:p>
          </table:table-cell>
          <table:table-cell office:value-type="float" office:value="120.49" calcext:value-type="float">
            <text:p>120.4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4180" calcext:value-type="float">
            <text:p>64180</text:p>
          </table:table-cell>
          <table:table-cell office:value-type="float" office:value="1921146714" calcext:value-type="float">
            <text:p>1921146714</text:p>
          </table:table-cell>
          <table:table-cell office:value-type="float" office:value="8934579518" calcext:value-type="float">
            <text:p>8934579518</text:p>
          </table:table-cell>
          <table:table-cell office:value-type="float" office:value="431135" calcext:value-type="float">
            <text:p>431135</text:p>
          </table:table-cell>
          <table:table-cell office:value-type="float" office:value="372737710" calcext:value-type="float">
            <text:p>372737710</text:p>
          </table:table-cell>
          <table:table-cell office:value-type="float" office:value="241920346" calcext:value-type="float">
            <text:p>241920346</text:p>
          </table:table-cell>
          <table:table-cell office:value-type="float" office:value="432234" calcext:value-type="float">
            <text:p>4322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24" calcext:value-type="float">
            <text:p>0.215024</text:p>
          </table:table-cell>
          <table:table-cell office:value-type="float" office:value="431135" calcext:value-type="float">
            <text:p>431135</text:p>
          </table:table-cell>
          <table:table-cell office:value-type="float" office:value="23.807598" calcext:value-type="float">
            <text:p>23.807598</text:p>
          </table:table-cell>
          <table:table-cell office:value-type="float" office:value="15.451999" calcext:value-type="float">
            <text:p>15.451999</text:p>
          </table:table-cell>
          <table:table-cell office:value-type="float" office:value="0.027608" calcext:value-type="float">
            <text:p>0.027608</text:p>
          </table:table-cell>
          <table:table-cell office:value-type="float" office:value="1.54" calcext:value-type="float">
            <text:p>1.54</text:p>
          </table:table-cell>
          <table:table-cell office:value-type="float" office:value="559.7" calcext:value-type="float">
            <text:p>559.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4179" calcext:value-type="float">
            <text:p>64179</text:p>
          </table:table-cell>
          <table:table-cell office:value-type="float" office:value="534749468" calcext:value-type="float">
            <text:p>534749468</text:p>
          </table:table-cell>
          <table:table-cell office:value-type="float" office:value="5532696268" calcext:value-type="float">
            <text:p>5532696268</text:p>
          </table:table-cell>
          <table:table-cell office:value-type="float" office:value="132482" calcext:value-type="float">
            <text:p>132482</text:p>
          </table:table-cell>
          <table:table-cell office:value-type="float" office:value="159318587" calcext:value-type="float">
            <text:p>159318587</text:p>
          </table:table-cell>
          <table:table-cell office:value-type="float" office:value="137338488" calcext:value-type="float">
            <text:p>137338488</text:p>
          </table:table-cell>
          <table:table-cell office:value-type="float" office:value="187393" calcext:value-type="float">
            <text:p>18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653" calcext:value-type="float">
            <text:p>0.096653</text:p>
          </table:table-cell>
          <table:table-cell office:value-type="float" office:value="132482" calcext:value-type="float">
            <text:p>132482</text:p>
          </table:table-cell>
          <table:table-cell office:value-type="float" office:value="10.176038" calcext:value-type="float">
            <text:p>10.176038</text:p>
          </table:table-cell>
          <table:table-cell office:value-type="float" office:value="8.77212" calcext:value-type="float">
            <text:p>8.77212</text:p>
          </table:table-cell>
          <table:table-cell office:value-type="float" office:value="0.011969" calcext:value-type="float">
            <text:p>0.011969</text:p>
          </table:table-cell>
          <table:table-cell office:value-type="float" office:value="1.16" calcext:value-type="float">
            <text:p>1.16</text:p>
          </table:table-cell>
          <table:table-cell office:value-type="float" office:value="732.89" calcext:value-type="float">
            <text:p>732.8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4162" calcext:value-type="float">
            <text:p>64162</text:p>
          </table:table-cell>
          <table:table-cell office:value-type="float" office:value="16748644696" calcext:value-type="float">
            <text:p>16748644696</text:p>
          </table:table-cell>
          <table:table-cell office:value-type="float" office:value="8917434479" calcext:value-type="float">
            <text:p>8917434479</text:p>
          </table:table-cell>
          <table:table-cell office:value-type="float" office:value="580668" calcext:value-type="float">
            <text:p>580668</text:p>
          </table:table-cell>
          <table:table-cell office:value-type="float" office:value="374587876" calcext:value-type="float">
            <text:p>374587876</text:p>
          </table:table-cell>
          <table:table-cell office:value-type="float" office:value="493124980" calcext:value-type="float">
            <text:p>493124980</text:p>
          </table:table-cell>
          <table:table-cell office:value-type="float" office:value="1882461" calcext:value-type="float">
            <text:p>188246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191" calcext:value-type="float">
            <text:p>1.878191</text:p>
          </table:table-cell>
          <table:table-cell office:value-type="float" office:value="580668" calcext:value-type="float">
            <text:p>580668</text:p>
          </table:table-cell>
          <table:table-cell office:value-type="float" office:value="23.901918" calcext:value-type="float">
            <text:p>23.901918</text:p>
          </table:table-cell>
          <table:table-cell office:value-type="float" office:value="31.465603" calcext:value-type="float">
            <text:p>31.465603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0.76" calcext:value-type="float">
            <text:p>0.76</text:p>
          </table:table-cell>
          <table:table-cell office:value-type="float" office:value="261.96" calcext:value-type="float">
            <text:p>261.9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4164" calcext:value-type="float">
            <text:p>64164</text:p>
          </table:table-cell>
          <table:table-cell office:value-type="float" office:value="1929763178" calcext:value-type="float">
            <text:p>1929763178</text:p>
          </table:table-cell>
          <table:table-cell office:value-type="float" office:value="8941039561" calcext:value-type="float">
            <text:p>8941039561</text:p>
          </table:table-cell>
          <table:table-cell office:value-type="float" office:value="1783385" calcext:value-type="float">
            <text:p>1783385</text:p>
          </table:table-cell>
          <table:table-cell office:value-type="float" office:value="369759102" calcext:value-type="float">
            <text:p>369759102</text:p>
          </table:table-cell>
          <table:table-cell office:value-type="float" office:value="243335369" calcext:value-type="float">
            <text:p>243335369</text:p>
          </table:table-cell>
          <table:table-cell office:value-type="float" office:value="1785127" calcext:value-type="float">
            <text:p>1785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32" calcext:value-type="float">
            <text:p>0.215832</text:p>
          </table:table-cell>
          <table:table-cell office:value-type="float" office:value="1783385" calcext:value-type="float">
            <text:p>1783385</text:p>
          </table:table-cell>
          <table:table-cell office:value-type="float" office:value="23.593801" calcext:value-type="float">
            <text:p>23.593801</text:p>
          </table:table-cell>
          <table:table-cell office:value-type="float" office:value="15.526883" calcext:value-type="float">
            <text:p>15.526883</text:p>
          </table:table-cell>
          <table:table-cell office:value-type="float" office:value="0.113906" calcext:value-type="float">
            <text:p>0.113906</text:p>
          </table:table-cell>
          <table:table-cell office:value-type="float" office:value="1.52" calcext:value-type="float">
            <text:p>1.52</text:p>
          </table:table-cell>
          <table:table-cell office:value-type="float" office:value="136.31" calcext:value-type="float">
            <text:p>136.3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5182" calcext:value-type="float">
            <text:p>65182</text:p>
          </table:table-cell>
          <table:table-cell office:value-type="float" office:value="1959321670" calcext:value-type="float">
            <text:p>1959321670</text:p>
          </table:table-cell>
          <table:table-cell office:value-type="float" office:value="9109120269" calcext:value-type="float">
            <text:p>9109120269</text:p>
          </table:table-cell>
          <table:table-cell office:value-type="float" office:value="436261" calcext:value-type="float">
            <text:p>436261</text:p>
          </table:table-cell>
          <table:table-cell office:value-type="float" office:value="380211152" calcext:value-type="float">
            <text:p>380211152</text:p>
          </table:table-cell>
          <table:table-cell office:value-type="float" office:value="246748397" calcext:value-type="float">
            <text:p>246748397</text:p>
          </table:table-cell>
          <table:table-cell office:value-type="float" office:value="437240" calcext:value-type="float">
            <text:p>4372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95" calcext:value-type="float">
            <text:p>0.215095</text:p>
          </table:table-cell>
          <table:table-cell office:value-type="float" office:value="436261" calcext:value-type="float">
            <text:p>436261</text:p>
          </table:table-cell>
          <table:table-cell office:value-type="float" office:value="24.284943" calcext:value-type="float">
            <text:p>24.284943</text:p>
          </table:table-cell>
          <table:table-cell office:value-type="float" office:value="15.760377" calcext:value-type="float">
            <text:p>15.760377</text:p>
          </table:table-cell>
          <table:table-cell office:value-type="float" office:value="0.027928" calcext:value-type="float">
            <text:p>0.027928</text:p>
          </table:table-cell>
          <table:table-cell office:value-type="float" office:value="1.54" calcext:value-type="float">
            <text:p>1.54</text:p>
          </table:table-cell>
          <table:table-cell office:value-type="float" office:value="564.33" calcext:value-type="float">
            <text:p>564.3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5181" calcext:value-type="float">
            <text:p>65181</text:p>
          </table:table-cell>
          <table:table-cell office:value-type="float" office:value="497620054" calcext:value-type="float">
            <text:p>497620054</text:p>
          </table:table-cell>
          <table:table-cell office:value-type="float" office:value="5361329318" calcext:value-type="float">
            <text:p>5361329318</text:p>
          </table:table-cell>
          <table:table-cell office:value-type="float" office:value="155033" calcext:value-type="float">
            <text:p>155033</text:p>
          </table:table-cell>
          <table:table-cell office:value-type="float" office:value="154117601" calcext:value-type="float">
            <text:p>154117601</text:p>
          </table:table-cell>
          <table:table-cell office:value-type="float" office:value="132644540" calcext:value-type="float">
            <text:p>132644540</text:p>
          </table:table-cell>
          <table:table-cell office:value-type="float" office:value="156360" calcext:value-type="float">
            <text:p>15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817" calcext:value-type="float">
            <text:p>0.092817</text:p>
          </table:table-cell>
          <table:table-cell office:value-type="float" office:value="155033" calcext:value-type="float">
            <text:p>155033</text:p>
          </table:table-cell>
          <table:table-cell office:value-type="float" office:value="9.843839" calcext:value-type="float">
            <text:p>9.843839</text:p>
          </table:table-cell>
          <table:table-cell office:value-type="float" office:value="8.472306" calcext:value-type="float">
            <text:p>8.472306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1.16" calcext:value-type="float">
            <text:p>1.16</text:p>
          </table:table-cell>
          <table:table-cell office:value-type="float" office:value="848.33" calcext:value-type="float">
            <text:p>848.3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5165" calcext:value-type="float">
            <text:p>65165</text:p>
          </table:table-cell>
          <table:table-cell office:value-type="float" office:value="16143225063" calcext:value-type="float">
            <text:p>16143225063</text:p>
          </table:table-cell>
          <table:table-cell office:value-type="float" office:value="8658361049" calcext:value-type="float">
            <text:p>8658361049</text:p>
          </table:table-cell>
          <table:table-cell office:value-type="float" office:value="682035" calcext:value-type="float">
            <text:p>682035</text:p>
          </table:table-cell>
          <table:table-cell office:value-type="float" office:value="361346478" calcext:value-type="float">
            <text:p>361346478</text:p>
          </table:table-cell>
          <table:table-cell office:value-type="float" office:value="477477344" calcext:value-type="float">
            <text:p>477477344</text:p>
          </table:table-cell>
          <table:table-cell office:value-type="float" office:value="2446071" calcext:value-type="float">
            <text:p>244607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4467" calcext:value-type="float">
            <text:p>1.864467</text:p>
          </table:table-cell>
          <table:table-cell office:value-type="float" office:value="682035" calcext:value-type="float">
            <text:p>682035</text:p>
          </table:table-cell>
          <table:table-cell office:value-type="float" office:value="23.057003" calcext:value-type="float">
            <text:p>23.057003</text:p>
          </table:table-cell>
          <table:table-cell office:value-type="float" office:value="30.467148" calcext:value-type="float">
            <text:p>30.467148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76" calcext:value-type="float">
            <text:p>0.76</text:p>
          </table:table-cell>
          <table:table-cell office:value-type="float" office:value="195.2" calcext:value-type="float">
            <text:p>195.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5167" calcext:value-type="float">
            <text:p>65167</text:p>
          </table:table-cell>
          <table:table-cell office:value-type="float" office:value="1899617837" calcext:value-type="float">
            <text:p>1899617837</text:p>
          </table:table-cell>
          <table:table-cell office:value-type="float" office:value="8804677785" calcext:value-type="float">
            <text:p>8804677785</text:p>
          </table:table-cell>
          <table:table-cell office:value-type="float" office:value="2065627" calcext:value-type="float">
            <text:p>2065627</text:p>
          </table:table-cell>
          <table:table-cell office:value-type="float" office:value="364004289" calcext:value-type="float">
            <text:p>364004289</text:p>
          </table:table-cell>
          <table:table-cell office:value-type="float" office:value="239547777" calcext:value-type="float">
            <text:p>239547777</text:p>
          </table:table-cell>
          <table:table-cell office:value-type="float" office:value="2066286" calcext:value-type="float">
            <text:p>206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751" calcext:value-type="float">
            <text:p>0.215751</text:p>
          </table:table-cell>
          <table:table-cell office:value-type="float" office:value="2065627" calcext:value-type="float">
            <text:p>2065627</text:p>
          </table:table-cell>
          <table:table-cell office:value-type="float" office:value="23.226595" calcext:value-type="float">
            <text:p>23.226595</text:p>
          </table:table-cell>
          <table:table-cell office:value-type="float" office:value="15.285202" calcext:value-type="float">
            <text:p>15.285202</text:p>
          </table:table-cell>
          <table:table-cell office:value-type="float" office:value="0.131847" calcext:value-type="float">
            <text:p>0.131847</text:p>
          </table:table-cell>
          <table:table-cell office:value-type="float" office:value="1.52" calcext:value-type="float">
            <text:p>1.52</text:p>
          </table:table-cell>
          <table:table-cell office:value-type="float" office:value="115.93" calcext:value-type="float">
            <text:p>115.9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6184" calcext:value-type="float">
            <text:p>66184</text:p>
          </table:table-cell>
          <table:table-cell office:value-type="float" office:value="1863277434" calcext:value-type="float">
            <text:p>1863277434</text:p>
          </table:table-cell>
          <table:table-cell office:value-type="float" office:value="8481642965" calcext:value-type="float">
            <text:p>8481642965</text:p>
          </table:table-cell>
          <table:table-cell office:value-type="float" office:value="654454" calcext:value-type="float">
            <text:p>654454</text:p>
          </table:table-cell>
          <table:table-cell office:value-type="float" office:value="350608057" calcext:value-type="float">
            <text:p>350608057</text:p>
          </table:table-cell>
          <table:table-cell office:value-type="float" office:value="227447162" calcext:value-type="float">
            <text:p>227447162</text:p>
          </table:table-cell>
          <table:table-cell office:value-type="float" office:value="1088449" calcext:value-type="float">
            <text:p>108844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84" calcext:value-type="float">
            <text:p>0.219684</text:p>
          </table:table-cell>
          <table:table-cell office:value-type="float" office:value="654454" calcext:value-type="float">
            <text:p>654454</text:p>
          </table:table-cell>
          <table:table-cell office:value-type="float" office:value="22.394127" calcext:value-type="float">
            <text:p>22.394127</text:p>
          </table:table-cell>
          <table:table-cell office:value-type="float" office:value="14.527564" calcext:value-type="float">
            <text:p>14.527564</text:p>
          </table:table-cell>
          <table:table-cell office:value-type="float" office:value="0.069522" calcext:value-type="float">
            <text:p>0.069522</text:p>
          </table:table-cell>
          <table:table-cell office:value-type="float" office:value="1.54" calcext:value-type="float">
            <text:p>1.54</text:p>
          </table:table-cell>
          <table:table-cell office:value-type="float" office:value="208.96" calcext:value-type="float">
            <text:p>208.9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6183" calcext:value-type="float">
            <text:p>66183</text:p>
          </table:table-cell>
          <table:table-cell office:value-type="float" office:value="489781851" calcext:value-type="float">
            <text:p>489781851</text:p>
          </table:table-cell>
          <table:table-cell office:value-type="float" office:value="5023729105" calcext:value-type="float">
            <text:p>5023729105</text:p>
          </table:table-cell>
          <table:table-cell office:value-type="float" office:value="235040" calcext:value-type="float">
            <text:p>235040</text:p>
          </table:table-cell>
          <table:table-cell office:value-type="float" office:value="144566482" calcext:value-type="float">
            <text:p>144566482</text:p>
          </table:table-cell>
          <table:table-cell office:value-type="float" office:value="124704633" calcext:value-type="float">
            <text:p>124704633</text:p>
          </table:table-cell>
          <table:table-cell office:value-type="float" office:value="289011" calcext:value-type="float">
            <text:p>28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7494" calcext:value-type="float">
            <text:p>0.097494</text:p>
          </table:table-cell>
          <table:table-cell office:value-type="float" office:value="235040" calcext:value-type="float">
            <text:p>235040</text:p>
          </table:table-cell>
          <table:table-cell office:value-type="float" office:value="9.233788" calcext:value-type="float">
            <text:p>9.233788</text:p>
          </table:table-cell>
          <table:table-cell office:value-type="float" office:value="7.965166" calcext:value-type="float">
            <text:p>7.9651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1.16" calcext:value-type="float">
            <text:p>1.16</text:p>
          </table:table-cell>
          <table:table-cell office:value-type="float" office:value="431.49" calcext:value-type="float">
            <text:p>431.4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6168" calcext:value-type="float">
            <text:p>66168</text:p>
          </table:table-cell>
          <table:table-cell office:value-type="float" office:value="16653030907" calcext:value-type="float">
            <text:p>16653030907</text:p>
          </table:table-cell>
          <table:table-cell office:value-type="float" office:value="8861362656" calcext:value-type="float">
            <text:p>8861362656</text:p>
          </table:table-cell>
          <table:table-cell office:value-type="float" office:value="602328" calcext:value-type="float">
            <text:p>602328</text:p>
          </table:table-cell>
          <table:table-cell office:value-type="float" office:value="372670788" calcext:value-type="float">
            <text:p>372670788</text:p>
          </table:table-cell>
          <table:table-cell office:value-type="float" office:value="491519188" calcext:value-type="float">
            <text:p>491519188</text:p>
          </table:table-cell>
          <table:table-cell office:value-type="float" office:value="1960458" calcext:value-type="float">
            <text:p>19604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286" calcext:value-type="float">
            <text:p>1.879286</text:p>
          </table:table-cell>
          <table:table-cell office:value-type="float" office:value="602328" calcext:value-type="float">
            <text:p>602328</text:p>
          </table:table-cell>
          <table:table-cell office:value-type="float" office:value="23.779591" calcext:value-type="float">
            <text:p>23.779591</text:p>
          </table:table-cell>
          <table:table-cell office:value-type="float" office:value="31.36314" calcext:value-type="float">
            <text:p>31.36314</text:p>
          </table:table-cell>
          <table:table-cell office:value-type="float" office:value="0.125094" calcext:value-type="float">
            <text:p>0.125094</text:p>
          </table:table-cell>
          <table:table-cell office:value-type="float" office:value="0.76" calcext:value-type="float">
            <text:p>0.76</text:p>
          </table:table-cell>
          <table:table-cell office:value-type="float" office:value="250.72" calcext:value-type="float">
            <text:p>250.7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6170" calcext:value-type="float">
            <text:p>66170</text:p>
          </table:table-cell>
          <table:table-cell office:value-type="float" office:value="1944492933" calcext:value-type="float">
            <text:p>1944492933</text:p>
          </table:table-cell>
          <table:table-cell office:value-type="float" office:value="9008770330" calcext:value-type="float">
            <text:p>9008770330</text:p>
          </table:table-cell>
          <table:table-cell office:value-type="float" office:value="1688060" calcext:value-type="float">
            <text:p>1688060</text:p>
          </table:table-cell>
          <table:table-cell office:value-type="float" office:value="372539792" calcext:value-type="float">
            <text:p>372539792</text:p>
          </table:table-cell>
          <table:table-cell office:value-type="float" office:value="245176537" calcext:value-type="float">
            <text:p>245176537</text:p>
          </table:table-cell>
          <table:table-cell office:value-type="float" office:value="1690277" calcext:value-type="float">
            <text:p>169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44" calcext:value-type="float">
            <text:p>0.215844</text:p>
          </table:table-cell>
          <table:table-cell office:value-type="float" office:value="1688060" calcext:value-type="float">
            <text:p>1688060</text:p>
          </table:table-cell>
          <table:table-cell office:value-type="float" office:value="23.771233" calcext:value-type="float">
            <text:p>23.771233</text:p>
          </table:table-cell>
          <table:table-cell office:value-type="float" office:value="15.644365" calcext:value-type="float">
            <text:p>15.644365</text:p>
          </table:table-cell>
          <table:table-cell office:value-type="float" office:value="0.107854" calcext:value-type="float">
            <text:p>0.107854</text:p>
          </table:table-cell>
          <table:table-cell office:value-type="float" office:value="1.52" calcext:value-type="float">
            <text:p>1.52</text:p>
          </table:table-cell>
          <table:table-cell office:value-type="float" office:value="145.05" calcext:value-type="float">
            <text:p>145.0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7186" calcext:value-type="float">
            <text:p>67186</text:p>
          </table:table-cell>
          <table:table-cell office:value-type="float" office:value="2087291454" calcext:value-type="float">
            <text:p>2087291454</text:p>
          </table:table-cell>
          <table:table-cell office:value-type="float" office:value="9036865494" calcext:value-type="float">
            <text:p>9036865494</text:p>
          </table:table-cell>
          <table:table-cell office:value-type="float" office:value="439892" calcext:value-type="float">
            <text:p>439892</text:p>
          </table:table-cell>
          <table:table-cell office:value-type="float" office:value="358591000" calcext:value-type="float">
            <text:p>358591000</text:p>
          </table:table-cell>
          <table:table-cell office:value-type="float" office:value="233922905" calcext:value-type="float">
            <text:p>233922905</text:p>
          </table:table-cell>
          <table:table-cell office:value-type="float" office:value="440758" calcext:value-type="float">
            <text:p>4407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0975" calcext:value-type="float">
            <text:p>0.230975</text:p>
          </table:table-cell>
          <table:table-cell office:value-type="float" office:value="439892" calcext:value-type="float">
            <text:p>439892</text:p>
          </table:table-cell>
          <table:table-cell office:value-type="float" office:value="22.904016" calcext:value-type="float">
            <text:p>22.904016</text:p>
          </table:table-cell>
          <table:table-cell office:value-type="float" office:value="14.941184" calcext:value-type="float">
            <text:p>14.941184</text:p>
          </table:table-cell>
          <table:table-cell office:value-type="float" office:value="0.028152" calcext:value-type="float">
            <text:p>0.028152</text:p>
          </table:table-cell>
          <table:table-cell office:value-type="float" office:value="1.53" calcext:value-type="float">
            <text:p>1.53</text:p>
          </table:table-cell>
          <table:table-cell office:value-type="float" office:value="530.73" calcext:value-type="float">
            <text:p>530.7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7185" calcext:value-type="float">
            <text:p>67185</text:p>
          </table:table-cell>
          <table:table-cell office:value-type="float" office:value="527164967" calcext:value-type="float">
            <text:p>527164967</text:p>
          </table:table-cell>
          <table:table-cell office:value-type="float" office:value="5700904130" calcext:value-type="float">
            <text:p>5700904130</text:p>
          </table:table-cell>
          <table:table-cell office:value-type="float" office:value="149530" calcext:value-type="float">
            <text:p>149530</text:p>
          </table:table-cell>
          <table:table-cell office:value-type="float" office:value="164475434" calcext:value-type="float">
            <text:p>164475434</text:p>
          </table:table-cell>
          <table:table-cell office:value-type="float" office:value="141611392" calcext:value-type="float">
            <text:p>141611392</text:p>
          </table:table-cell>
          <table:table-cell office:value-type="float" office:value="150112" calcext:value-type="float">
            <text:p>15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47" calcext:value-type="float">
            <text:p>0.09247</text:p>
          </table:table-cell>
          <table:table-cell office:value-type="float" office:value="149530" calcext:value-type="float">
            <text:p>149530</text:p>
          </table:table-cell>
          <table:table-cell office:value-type="float" office:value="10.505417" calcext:value-type="float">
            <text:p>10.505417</text:p>
          </table:table-cell>
          <table:table-cell office:value-type="float" office:value="9.045039" calcext:value-type="float">
            <text:p>9.045039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1.16" calcext:value-type="float">
            <text:p>1.16</text:p>
          </table:table-cell>
          <table:table-cell office:value-type="float" office:value="943.37" calcext:value-type="float">
            <text:p>943.3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7170" calcext:value-type="float">
            <text:p>67170</text:p>
          </table:table-cell>
          <table:table-cell office:value-type="float" office:value="16551590037" calcext:value-type="float">
            <text:p>16551590037</text:p>
          </table:table-cell>
          <table:table-cell office:value-type="float" office:value="8828508958" calcext:value-type="float">
            <text:p>8828508958</text:p>
          </table:table-cell>
          <table:table-cell office:value-type="float" office:value="656330" calcext:value-type="float">
            <text:p>656330</text:p>
          </table:table-cell>
          <table:table-cell office:value-type="float" office:value="370989654" calcext:value-type="float">
            <text:p>370989654</text:p>
          </table:table-cell>
          <table:table-cell office:value-type="float" office:value="492027458" calcext:value-type="float">
            <text:p>492027458</text:p>
          </table:table-cell>
          <table:table-cell office:value-type="float" office:value="2060080" calcext:value-type="float">
            <text:p>206008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789" calcext:value-type="float">
            <text:p>1.874789</text:p>
          </table:table-cell>
          <table:table-cell office:value-type="float" office:value="656330" calcext:value-type="float">
            <text:p>656330</text:p>
          </table:table-cell>
          <table:table-cell office:value-type="float" office:value="23.695946" calcext:value-type="float">
            <text:p>23.695946</text:p>
          </table:table-cell>
          <table:table-cell office:value-type="float" office:value="31.426903" calcext:value-type="float">
            <text:p>31.426903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75" calcext:value-type="float">
            <text:p>0.75</text:p>
          </table:table-cell>
          <table:table-cell office:value-type="float" office:value="238.84" calcext:value-type="float">
            <text:p>238.8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7172" calcext:value-type="float">
            <text:p>67172</text:p>
          </table:table-cell>
          <table:table-cell office:value-type="float" office:value="1825777580" calcext:value-type="float">
            <text:p>1825777580</text:p>
          </table:table-cell>
          <table:table-cell office:value-type="float" office:value="8307209877" calcext:value-type="float">
            <text:p>8307209877</text:p>
          </table:table-cell>
          <table:table-cell office:value-type="float" office:value="1864038" calcext:value-type="float">
            <text:p>1864038</text:p>
          </table:table-cell>
          <table:table-cell office:value-type="float" office:value="339661967" calcext:value-type="float">
            <text:p>339661967</text:p>
          </table:table-cell>
          <table:table-cell office:value-type="float" office:value="223339158" calcext:value-type="float">
            <text:p>223339158</text:p>
          </table:table-cell>
          <table:table-cell office:value-type="float" office:value="2291830" calcext:value-type="float">
            <text:p>2291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782" calcext:value-type="float">
            <text:p>0.219782</text:p>
          </table:table-cell>
          <table:table-cell office:value-type="float" office:value="1864038" calcext:value-type="float">
            <text:p>1864038</text:p>
          </table:table-cell>
          <table:table-cell office:value-type="float" office:value="21.694975" calcext:value-type="float">
            <text:p>21.694975</text:p>
          </table:table-cell>
          <table:table-cell office:value-type="float" office:value="14.265176" calcext:value-type="float">
            <text:p>14.265176</text:p>
          </table:table-cell>
          <table:table-cell office:value-type="float" office:value="0.146384" calcext:value-type="float">
            <text:p>0.146384</text:p>
          </table:table-cell>
          <table:table-cell office:value-type="float" office:value="1.52" calcext:value-type="float">
            <text:p>1.52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8188" calcext:value-type="float">
            <text:p>68188</text:p>
          </table:table-cell>
          <table:table-cell office:value-type="float" office:value="2128001718" calcext:value-type="float">
            <text:p>2128001718</text:p>
          </table:table-cell>
          <table:table-cell office:value-type="float" office:value="9213221109" calcext:value-type="float">
            <text:p>9213221109</text:p>
          </table:table-cell>
          <table:table-cell office:value-type="float" office:value="586262" calcext:value-type="float">
            <text:p>586262</text:p>
          </table:table-cell>
          <table:table-cell office:value-type="float" office:value="365679466" calcext:value-type="float">
            <text:p>365679466</text:p>
          </table:table-cell>
          <table:table-cell office:value-type="float" office:value="238509971" calcext:value-type="float">
            <text:p>238509971</text:p>
          </table:table-cell>
          <table:table-cell office:value-type="float" office:value="586701" calcext:value-type="float">
            <text:p>5867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0973" calcext:value-type="float">
            <text:p>0.230973</text:p>
          </table:table-cell>
          <table:table-cell office:value-type="float" office:value="586262" calcext:value-type="float">
            <text:p>586262</text:p>
          </table:table-cell>
          <table:table-cell office:value-type="float" office:value="23.356771" calcext:value-type="float">
            <text:p>23.356771</text:p>
          </table:table-cell>
          <table:table-cell office:value-type="float" office:value="15.23417" calcext:value-type="float">
            <text:p>15.23417</text:p>
          </table:table-cell>
          <table:table-cell office:value-type="float" office:value="0.037474" calcext:value-type="float">
            <text:p>0.037474</text:p>
          </table:table-cell>
          <table:table-cell office:value-type="float" office:value="1.53" calcext:value-type="float">
            <text:p>1.53</text:p>
          </table:table-cell>
          <table:table-cell office:value-type="float" office:value="406.53" calcext:value-type="float">
            <text:p>406.5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8187" calcext:value-type="float">
            <text:p>68187</text:p>
          </table:table-cell>
          <table:table-cell office:value-type="float" office:value="457913442" calcext:value-type="float">
            <text:p>457913442</text:p>
          </table:table-cell>
          <table:table-cell office:value-type="float" office:value="4657444889" calcext:value-type="float">
            <text:p>4657444889</text:p>
          </table:table-cell>
          <table:table-cell office:value-type="float" office:value="230880" calcext:value-type="float">
            <text:p>230880</text:p>
          </table:table-cell>
          <table:table-cell office:value-type="float" office:value="133188830" calcext:value-type="float">
            <text:p>133188830</text:p>
          </table:table-cell>
          <table:table-cell office:value-type="float" office:value="114800338" calcext:value-type="float">
            <text:p>114800338</text:p>
          </table:table-cell>
          <table:table-cell office:value-type="float" office:value="284731" calcext:value-type="float">
            <text:p>284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319" calcext:value-type="float">
            <text:p>0.098319</text:p>
          </table:table-cell>
          <table:table-cell office:value-type="float" office:value="230880" calcext:value-type="float">
            <text:p>230880</text:p>
          </table:table-cell>
          <table:table-cell office:value-type="float" office:value="8.507071" calcext:value-type="float">
            <text:p>8.507071</text:p>
          </table:table-cell>
          <table:table-cell office:value-type="float" office:value="7.332556" calcext:value-type="float">
            <text:p>7.332556</text:p>
          </table:table-cell>
          <table:table-cell office:value-type="float" office:value="0.018186" calcext:value-type="float">
            <text:p>0.018186</text:p>
          </table:table-cell>
          <table:table-cell office:value-type="float" office:value="1.16" calcext:value-type="float">
            <text:p>1.16</text:p>
          </table:table-cell>
          <table:table-cell office:value-type="float" office:value="403.19" calcext:value-type="float">
            <text:p>403.1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8173" calcext:value-type="float">
            <text:p>68173</text:p>
          </table:table-cell>
          <table:table-cell office:value-type="float" office:value="16743953397" calcext:value-type="float">
            <text:p>16743953397</text:p>
          </table:table-cell>
          <table:table-cell office:value-type="float" office:value="8912886512" calcext:value-type="float">
            <text:p>8912886512</text:p>
          </table:table-cell>
          <table:table-cell office:value-type="float" office:value="609727" calcext:value-type="float">
            <text:p>609727</text:p>
          </table:table-cell>
          <table:table-cell office:value-type="float" office:value="374882543" calcext:value-type="float">
            <text:p>374882543</text:p>
          </table:table-cell>
          <table:table-cell office:value-type="float" office:value="493863449" calcext:value-type="float">
            <text:p>493863449</text:p>
          </table:table-cell>
          <table:table-cell office:value-type="float" office:value="1968750" calcext:value-type="float">
            <text:p>196875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623" calcext:value-type="float">
            <text:p>1.878623</text:p>
          </table:table-cell>
          <table:table-cell office:value-type="float" office:value="609727" calcext:value-type="float">
            <text:p>609727</text:p>
          </table:table-cell>
          <table:table-cell office:value-type="float" office:value="23.920719" calcext:value-type="float">
            <text:p>23.920719</text:p>
          </table:table-cell>
          <table:table-cell office:value-type="float" office:value="31.512724" calcext:value-type="float">
            <text:p>31.512724</text:p>
          </table:table-cell>
          <table:table-cell office:value-type="float" office:value="0.125623" calcext:value-type="float">
            <text:p>0.125623</text:p>
          </table:table-cell>
          <table:table-cell office:value-type="float" office:value="0.76" calcext:value-type="float">
            <text:p>0.76</text:p>
          </table:table-cell>
          <table:table-cell office:value-type="float" office:value="250.85" calcext:value-type="float">
            <text:p>250.8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8175" calcext:value-type="float">
            <text:p>68175</text:p>
          </table:table-cell>
          <table:table-cell office:value-type="float" office:value="1909508163" calcext:value-type="float">
            <text:p>1909508163</text:p>
          </table:table-cell>
          <table:table-cell office:value-type="float" office:value="8947496377" calcext:value-type="float">
            <text:p>8947496377</text:p>
          </table:table-cell>
          <table:table-cell office:value-type="float" office:value="1907373" calcext:value-type="float">
            <text:p>1907373</text:p>
          </table:table-cell>
          <table:table-cell office:value-type="float" office:value="369404373" calcext:value-type="float">
            <text:p>369404373</text:p>
          </table:table-cell>
          <table:table-cell office:value-type="float" office:value="240607090" calcext:value-type="float">
            <text:p>240607090</text:p>
          </table:table-cell>
          <table:table-cell office:value-type="float" office:value="1909869" calcext:value-type="float">
            <text:p>1909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13" calcext:value-type="float">
            <text:p>0.213413</text:p>
          </table:table-cell>
          <table:table-cell office:value-type="float" office:value="1907373" calcext:value-type="float">
            <text:p>1907373</text:p>
          </table:table-cell>
          <table:table-cell office:value-type="float" office:value="23.571167" calcext:value-type="float">
            <text:p>23.571167</text:p>
          </table:table-cell>
          <table:table-cell office:value-type="float" office:value="15.352796" calcext:value-type="float">
            <text:p>15.352796</text:p>
          </table:table-cell>
          <table:table-cell office:value-type="float" office:value="0.121866" calcext:value-type="float">
            <text:p>0.121866</text:p>
          </table:table-cell>
          <table:table-cell office:value-type="float" office:value="1.54" calcext:value-type="float">
            <text:p>1.54</text:p>
          </table:table-cell>
          <table:table-cell office:value-type="float" office:value="125.98" calcext:value-type="float">
            <text:p>125.9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9190" calcext:value-type="float">
            <text:p>69190</text:p>
          </table:table-cell>
          <table:table-cell office:value-type="float" office:value="2086766726" calcext:value-type="float">
            <text:p>2086766726</text:p>
          </table:table-cell>
          <table:table-cell office:value-type="float" office:value="9035520724" calcext:value-type="float">
            <text:p>9035520724</text:p>
          </table:table-cell>
          <table:table-cell office:value-type="float" office:value="529980" calcext:value-type="float">
            <text:p>529980</text:p>
          </table:table-cell>
          <table:table-cell office:value-type="float" office:value="358400380" calcext:value-type="float">
            <text:p>358400380</text:p>
          </table:table-cell>
          <table:table-cell office:value-type="float" office:value="233878370" calcext:value-type="float">
            <text:p>233878370</text:p>
          </table:table-cell>
          <table:table-cell office:value-type="float" office:value="530258" calcext:value-type="float">
            <text:p>5302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0951" calcext:value-type="float">
            <text:p>0.230951</text:p>
          </table:table-cell>
          <table:table-cell office:value-type="float" office:value="529980" calcext:value-type="float">
            <text:p>529980</text:p>
          </table:table-cell>
          <table:table-cell office:value-type="float" office:value="22.89184" calcext:value-type="float">
            <text:p>22.89184</text:p>
          </table:table-cell>
          <table:table-cell office:value-type="float" office:value="14.938339" calcext:value-type="float">
            <text:p>14.938339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1.53" calcext:value-type="float">
            <text:p>1.53</text:p>
          </table:table-cell>
          <table:table-cell office:value-type="float" office:value="441.07" calcext:value-type="float">
            <text:p>441.0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9189" calcext:value-type="float">
            <text:p>69189</text:p>
          </table:table-cell>
          <table:table-cell office:value-type="float" office:value="553657108" calcext:value-type="float">
            <text:p>553657108</text:p>
          </table:table-cell>
          <table:table-cell office:value-type="float" office:value="5994361806" calcext:value-type="float">
            <text:p>5994361806</text:p>
          </table:table-cell>
          <table:table-cell office:value-type="float" office:value="218023" calcext:value-type="float">
            <text:p>218023</text:p>
          </table:table-cell>
          <table:table-cell office:value-type="float" office:value="172458254" calcext:value-type="float">
            <text:p>172458254</text:p>
          </table:table-cell>
          <table:table-cell office:value-type="float" office:value="148449187" calcext:value-type="float">
            <text:p>148449187</text:p>
          </table:table-cell>
          <table:table-cell office:value-type="float" office:value="218436" calcext:value-type="float">
            <text:p>218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363" calcext:value-type="float">
            <text:p>0.092363</text:p>
          </table:table-cell>
          <table:table-cell office:value-type="float" office:value="218023" calcext:value-type="float">
            <text:p>218023</text:p>
          </table:table-cell>
          <table:table-cell office:value-type="float" office:value="11.015298" calcext:value-type="float">
            <text:p>11.015298</text:p>
          </table:table-cell>
          <table:table-cell office:value-type="float" office:value="9.481784" calcext:value-type="float">
            <text:p>9.481784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1.16" calcext:value-type="float">
            <text:p>1.16</text:p>
          </table:table-cell>
          <table:table-cell office:value-type="float" office:value="679.6" calcext:value-type="float">
            <text:p>679.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9175" calcext:value-type="float">
            <text:p>69175</text:p>
          </table:table-cell>
          <table:table-cell office:value-type="float" office:value="16665684580" calcext:value-type="float">
            <text:p>16665684580</text:p>
          </table:table-cell>
          <table:table-cell office:value-type="float" office:value="8878979711" calcext:value-type="float">
            <text:p>8878979711</text:p>
          </table:table-cell>
          <table:table-cell office:value-type="float" office:value="635647" calcext:value-type="float">
            <text:p>635647</text:p>
          </table:table-cell>
          <table:table-cell office:value-type="float" office:value="373198510" calcext:value-type="float">
            <text:p>373198510</text:p>
          </table:table-cell>
          <table:table-cell office:value-type="float" office:value="491917401" calcext:value-type="float">
            <text:p>491917401</text:p>
          </table:table-cell>
          <table:table-cell office:value-type="float" office:value="1989146" calcext:value-type="float">
            <text:p>19891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982" calcext:value-type="float">
            <text:p>1.876982</text:p>
          </table:table-cell>
          <table:table-cell office:value-type="float" office:value="635647" calcext:value-type="float">
            <text:p>635647</text:p>
          </table:table-cell>
          <table:table-cell office:value-type="float" office:value="23.83703" calcext:value-type="float">
            <text:p>23.83703</text:p>
          </table:table-cell>
          <table:table-cell office:value-type="float" office:value="31.419874" calcext:value-type="float">
            <text:p>31.419874</text:p>
          </table:table-cell>
          <table:table-cell office:value-type="float" office:value="0.127051" calcext:value-type="float">
            <text:p>0.127051</text:p>
          </table:table-cell>
          <table:table-cell office:value-type="float" office:value="0.76" calcext:value-type="float">
            <text:p>0.76</text:p>
          </table:table-cell>
          <table:table-cell office:value-type="float" office:value="247.3" calcext:value-type="float">
            <text:p>247.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9177" calcext:value-type="float">
            <text:p>69177</text:p>
          </table:table-cell>
          <table:table-cell office:value-type="float" office:value="1902885648" calcext:value-type="float">
            <text:p>1902885648</text:p>
          </table:table-cell>
          <table:table-cell office:value-type="float" office:value="8915881753" calcext:value-type="float">
            <text:p>8915881753</text:p>
          </table:table-cell>
          <table:table-cell office:value-type="float" office:value="1923454" calcext:value-type="float">
            <text:p>1923454</text:p>
          </table:table-cell>
          <table:table-cell office:value-type="float" office:value="367904712" calcext:value-type="float">
            <text:p>367904712</text:p>
          </table:table-cell>
          <table:table-cell office:value-type="float" office:value="239785435" calcext:value-type="float">
            <text:p>239785435</text:p>
          </table:table-cell>
          <table:table-cell office:value-type="float" office:value="1925976" calcext:value-type="float">
            <text:p>192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27" calcext:value-type="float">
            <text:p>0.213427</text:p>
          </table:table-cell>
          <table:table-cell office:value-type="float" office:value="1923454" calcext:value-type="float">
            <text:p>1923454</text:p>
          </table:table-cell>
          <table:table-cell office:value-type="float" office:value="23.498903" calcext:value-type="float">
            <text:p>23.498903</text:p>
          </table:table-cell>
          <table:table-cell office:value-type="float" office:value="15.315637" calcext:value-type="float">
            <text:p>15.315637</text:p>
          </table:table-cell>
          <table:table-cell office:value-type="float" office:value="0.123016" calcext:value-type="float">
            <text:p>0.123016</text:p>
          </table:table-cell>
          <table:table-cell office:value-type="float" office:value="1.53" calcext:value-type="float">
            <text:p>1.53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0192" calcext:value-type="float">
            <text:p>70192</text:p>
          </table:table-cell>
          <table:table-cell office:value-type="float" office:value="2139849557" calcext:value-type="float">
            <text:p>2139849557</text:p>
          </table:table-cell>
          <table:table-cell office:value-type="float" office:value="9261417339" calcext:value-type="float">
            <text:p>9261417339</text:p>
          </table:table-cell>
          <table:table-cell office:value-type="float" office:value="469632" calcext:value-type="float">
            <text:p>469632</text:p>
          </table:table-cell>
          <table:table-cell office:value-type="float" office:value="367524544" calcext:value-type="float">
            <text:p>367524544</text:p>
          </table:table-cell>
          <table:table-cell office:value-type="float" office:value="239818087" calcext:value-type="float">
            <text:p>239818087</text:p>
          </table:table-cell>
          <table:table-cell office:value-type="float" office:value="470338" calcext:value-type="float">
            <text:p>4703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05" calcext:value-type="float">
            <text:p>0.23105</text:p>
          </table:table-cell>
          <table:table-cell office:value-type="float" office:value="469632" calcext:value-type="float">
            <text:p>469632</text:p>
          </table:table-cell>
          <table:table-cell office:value-type="float" office:value="23.474621" calcext:value-type="float">
            <text:p>23.474621</text:p>
          </table:table-cell>
          <table:table-cell office:value-type="float" office:value="15.317721" calcext:value-type="float">
            <text:p>15.317721</text:p>
          </table:table-cell>
          <table:table-cell office:value-type="float" office:value="0.030042" calcext:value-type="float">
            <text:p>0.030042</text:p>
          </table:table-cell>
          <table:table-cell office:value-type="float" office:value="1.53" calcext:value-type="float">
            <text:p>1.53</text:p>
          </table:table-cell>
          <table:table-cell office:value-type="float" office:value="509.88" calcext:value-type="float">
            <text:p>509.8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0191" calcext:value-type="float">
            <text:p>70191</text:p>
          </table:table-cell>
          <table:table-cell office:value-type="float" office:value="412710477" calcext:value-type="float">
            <text:p>412710477</text:p>
          </table:table-cell>
          <table:table-cell office:value-type="float" office:value="4207114504" calcext:value-type="float">
            <text:p>4207114504</text:p>
          </table:table-cell>
          <table:table-cell office:value-type="float" office:value="177212" calcext:value-type="float">
            <text:p>177212</text:p>
          </table:table-cell>
          <table:table-cell office:value-type="float" office:value="120550661" calcext:value-type="float">
            <text:p>120550661</text:p>
          </table:table-cell>
          <table:table-cell office:value-type="float" office:value="103897226" calcext:value-type="float">
            <text:p>103897226</text:p>
          </table:table-cell>
          <table:table-cell office:value-type="float" office:value="228959" calcext:value-type="float">
            <text:p>22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098" calcext:value-type="float">
            <text:p>0.098098</text:p>
          </table:table-cell>
          <table:table-cell office:value-type="float" office:value="177212" calcext:value-type="float">
            <text:p>177212</text:p>
          </table:table-cell>
          <table:table-cell office:value-type="float" office:value="7.699843" calcext:value-type="float">
            <text:p>7.699843</text:p>
          </table:table-cell>
          <table:table-cell office:value-type="float" office:value="6.63615" calcext:value-type="float">
            <text:p>6.63615</text:p>
          </table:table-cell>
          <table:table-cell office:value-type="float" office:value="0.014624" calcext:value-type="float">
            <text:p>0.014624</text:p>
          </table:table-cell>
          <table:table-cell office:value-type="float" office:value="1.16" calcext:value-type="float">
            <text:p>1.16</text:p>
          </table:table-cell>
          <table:table-cell office:value-type="float" office:value="453.78" calcext:value-type="float">
            <text:p>453.7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0178" calcext:value-type="float">
            <text:p>70178</text:p>
          </table:table-cell>
          <table:table-cell office:value-type="float" office:value="16594235450" calcext:value-type="float">
            <text:p>16594235450</text:p>
          </table:table-cell>
          <table:table-cell office:value-type="float" office:value="8851143780" calcext:value-type="float">
            <text:p>8851143780</text:p>
          </table:table-cell>
          <table:table-cell office:value-type="float" office:value="605011" calcext:value-type="float">
            <text:p>605011</text:p>
          </table:table-cell>
          <table:table-cell office:value-type="float" office:value="371826142" calcext:value-type="float">
            <text:p>371826142</text:p>
          </table:table-cell>
          <table:table-cell office:value-type="float" office:value="493353139" calcext:value-type="float">
            <text:p>493353139</text:p>
          </table:table-cell>
          <table:table-cell office:value-type="float" office:value="1967246" calcext:value-type="float">
            <text:p>19672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813" calcext:value-type="float">
            <text:p>1.874813</text:p>
          </table:table-cell>
          <table:table-cell office:value-type="float" office:value="605011" calcext:value-type="float">
            <text:p>605011</text:p>
          </table:table-cell>
          <table:table-cell office:value-type="float" office:value="23.725697" calcext:value-type="float">
            <text:p>23.725697</text:p>
          </table:table-cell>
          <table:table-cell office:value-type="float" office:value="31.480162" calcext:value-type="float">
            <text:p>31.480162</text:p>
          </table:table-cell>
          <table:table-cell office:value-type="float" office:value="0.125527" calcext:value-type="float">
            <text:p>0.125527</text:p>
          </table:table-cell>
          <table:table-cell office:value-type="float" office:value="0.75" calcext:value-type="float">
            <text:p>0.75</text:p>
          </table:table-cell>
          <table:table-cell office:value-type="float" office:value="250.78" calcext:value-type="float">
            <text:p>250.7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0180" calcext:value-type="float">
            <text:p>70180</text:p>
          </table:table-cell>
          <table:table-cell office:value-type="float" office:value="1894070410" calcext:value-type="float">
            <text:p>1894070410</text:p>
          </table:table-cell>
          <table:table-cell office:value-type="float" office:value="8876372432" calcext:value-type="float">
            <text:p>8876372432</text:p>
          </table:table-cell>
          <table:table-cell office:value-type="float" office:value="1988299" calcext:value-type="float">
            <text:p>1988299</text:p>
          </table:table-cell>
          <table:table-cell office:value-type="float" office:value="366422851" calcext:value-type="float">
            <text:p>366422851</text:p>
          </table:table-cell>
          <table:table-cell office:value-type="float" office:value="238666713" calcext:value-type="float">
            <text:p>238666713</text:p>
          </table:table-cell>
          <table:table-cell office:value-type="float" office:value="1990501" calcext:value-type="float">
            <text:p>199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83" calcext:value-type="float">
            <text:p>0.213383</text:p>
          </table:table-cell>
          <table:table-cell office:value-type="float" office:value="1988299" calcext:value-type="float">
            <text:p>1988299</text:p>
          </table:table-cell>
          <table:table-cell office:value-type="float" office:value="23.38092" calcext:value-type="float">
            <text:p>23.38092</text:p>
          </table:table-cell>
          <table:table-cell office:value-type="float" office:value="15.228983" calcext:value-type="float">
            <text:p>15.228983</text:p>
          </table:table-cell>
          <table:table-cell office:value-type="float" office:value="0.127011" calcext:value-type="float">
            <text:p>0.127011</text:p>
          </table:table-cell>
          <table:table-cell office:value-type="float" office:value="1.54" calcext:value-type="float">
            <text:p>1.54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1194" calcext:value-type="float">
            <text:p>71194</text:p>
          </table:table-cell>
          <table:table-cell office:value-type="float" office:value="2025758367" calcext:value-type="float">
            <text:p>2025758367</text:p>
          </table:table-cell>
          <table:table-cell office:value-type="float" office:value="9010584874" calcext:value-type="float">
            <text:p>9010584874</text:p>
          </table:table-cell>
          <table:table-cell office:value-type="float" office:value="550230" calcext:value-type="float">
            <text:p>550230</text:p>
          </table:table-cell>
          <table:table-cell office:value-type="float" office:value="365273638" calcext:value-type="float">
            <text:p>365273638</text:p>
          </table:table-cell>
          <table:table-cell office:value-type="float" office:value="237044489" calcext:value-type="float">
            <text:p>237044489</text:p>
          </table:table-cell>
          <table:table-cell office:value-type="float" office:value="551396" calcext:value-type="float">
            <text:p>5513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482" calcext:value-type="float">
            <text:p>0.22482</text:p>
          </table:table-cell>
          <table:table-cell office:value-type="float" office:value="550230" calcext:value-type="float">
            <text:p>550230</text:p>
          </table:table-cell>
          <table:table-cell office:value-type="float" office:value="23.330851" calcext:value-type="float">
            <text:p>23.330851</text:p>
          </table:table-cell>
          <table:table-cell office:value-type="float" office:value="15.140567" calcext:value-type="float">
            <text:p>15.140567</text:p>
          </table:table-cell>
          <table:table-cell office:value-type="float" office:value="0.035219" calcext:value-type="float">
            <text:p>0.035219</text:p>
          </table:table-cell>
          <table:table-cell office:value-type="float" office:value="1.54" calcext:value-type="float">
            <text:p>1.54</text:p>
          </table:table-cell>
          <table:table-cell office:value-type="float" office:value="429.9" calcext:value-type="float">
            <text:p>429.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1193" calcext:value-type="float">
            <text:p>71193</text:p>
          </table:table-cell>
          <table:table-cell office:value-type="float" office:value="595712673" calcext:value-type="float">
            <text:p>595712673</text:p>
          </table:table-cell>
          <table:table-cell office:value-type="float" office:value="6456780759" calcext:value-type="float">
            <text:p>6456780759</text:p>
          </table:table-cell>
          <table:table-cell office:value-type="float" office:value="135227" calcext:value-type="float">
            <text:p>135227</text:p>
          </table:table-cell>
          <table:table-cell office:value-type="float" office:value="186097048" calcext:value-type="float">
            <text:p>186097048</text:p>
          </table:table-cell>
          <table:table-cell office:value-type="float" office:value="160120344" calcext:value-type="float">
            <text:p>160120344</text:p>
          </table:table-cell>
          <table:table-cell office:value-type="float" office:value="135789" calcext:value-type="float">
            <text:p>13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262" calcext:value-type="float">
            <text:p>0.092262</text:p>
          </table:table-cell>
          <table:table-cell office:value-type="float" office:value="135227" calcext:value-type="float">
            <text:p>135227</text:p>
          </table:table-cell>
          <table:table-cell office:value-type="float" office:value="11.886438" calcext:value-type="float">
            <text:p>11.886438</text:p>
          </table:table-cell>
          <table:table-cell office:value-type="float" office:value="10.227248" calcext:value-type="float">
            <text:p>10.227248</text:p>
          </table:table-cell>
          <table:table-cell office:value-type="float" office:value="0.008673" calcext:value-type="float">
            <text:p>0.008673</text:p>
          </table:table-cell>
          <table:table-cell office:value-type="float" office:value="1.16" calcext:value-type="float">
            <text:p>1.16</text:p>
          </table:table-cell>
          <table:table-cell office:value-type="float" office:value="1179.19" calcext:value-type="float">
            <text:p>1179.1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1180" calcext:value-type="float">
            <text:p>71180</text:p>
          </table:table-cell>
          <table:table-cell office:value-type="float" office:value="16393861473" calcext:value-type="float">
            <text:p>16393861473</text:p>
          </table:table-cell>
          <table:table-cell office:value-type="float" office:value="8744330781" calcext:value-type="float">
            <text:p>8744330781</text:p>
          </table:table-cell>
          <table:table-cell office:value-type="float" office:value="612750" calcext:value-type="float">
            <text:p>612750</text:p>
          </table:table-cell>
          <table:table-cell office:value-type="float" office:value="367166697" calcext:value-type="float">
            <text:p>367166697</text:p>
          </table:table-cell>
          <table:table-cell office:value-type="float" office:value="484816833" calcext:value-type="float">
            <text:p>484816833</text:p>
          </table:table-cell>
          <table:table-cell office:value-type="float" office:value="1977448" calcext:value-type="float">
            <text:p>197744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799" calcext:value-type="float">
            <text:p>1.874799</text:p>
          </table:table-cell>
          <table:table-cell office:value-type="float" office:value="612750" calcext:value-type="float">
            <text:p>612750</text:p>
          </table:table-cell>
          <table:table-cell office:value-type="float" office:value="23.451765" calcext:value-type="float">
            <text:p>23.451765</text:p>
          </table:table-cell>
          <table:table-cell office:value-type="float" office:value="30.966345" calcext:value-type="float">
            <text:p>30.966345</text:p>
          </table:table-cell>
          <table:table-cell office:value-type="float" office:value="0.126304" calcext:value-type="float">
            <text:p>0.126304</text:p>
          </table:table-cell>
          <table:table-cell office:value-type="float" office:value="0.76" calcext:value-type="float">
            <text:p>0.76</text:p>
          </table:table-cell>
          <table:table-cell office:value-type="float" office:value="245.17" calcext:value-type="float">
            <text:p>245.1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1182" calcext:value-type="float">
            <text:p>71182</text:p>
          </table:table-cell>
          <table:table-cell office:value-type="float" office:value="1873018295" calcext:value-type="float">
            <text:p>1873018295</text:p>
          </table:table-cell>
          <table:table-cell office:value-type="float" office:value="8780120136" calcext:value-type="float">
            <text:p>8780120136</text:p>
          </table:table-cell>
          <table:table-cell office:value-type="float" office:value="2106831" calcext:value-type="float">
            <text:p>2106831</text:p>
          </table:table-cell>
          <table:table-cell office:value-type="float" office:value="362467681" calcext:value-type="float">
            <text:p>362467681</text:p>
          </table:table-cell>
          <table:table-cell office:value-type="float" office:value="236026929" calcext:value-type="float">
            <text:p>236026929</text:p>
          </table:table-cell>
          <table:table-cell office:value-type="float" office:value="2108704" calcext:value-type="float">
            <text:p>210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25" calcext:value-type="float">
            <text:p>0.213325</text:p>
          </table:table-cell>
          <table:table-cell office:value-type="float" office:value="2106831" calcext:value-type="float">
            <text:p>2106831</text:p>
          </table:table-cell>
          <table:table-cell office:value-type="float" office:value="23.151628" calcext:value-type="float">
            <text:p>23.151628</text:p>
          </table:table-cell>
          <table:table-cell office:value-type="float" office:value="15.075572" calcext:value-type="float">
            <text:p>15.075572</text:p>
          </table:table-cell>
          <table:table-cell office:value-type="float" office:value="0.134688" calcext:value-type="float">
            <text:p>0.134688</text:p>
          </table:table-cell>
          <table:table-cell office:value-type="float" office:value="1.54" calcext:value-type="float">
            <text:p>1.54</text:p>
          </table:table-cell>
          <table:table-cell office:value-type="float" office:value="111.93" calcext:value-type="float">
            <text:p>111.9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2196" calcext:value-type="float">
            <text:p>72196</text:p>
          </table:table-cell>
          <table:table-cell office:value-type="float" office:value="1981553759" calcext:value-type="float">
            <text:p>1981553759</text:p>
          </table:table-cell>
          <table:table-cell office:value-type="float" office:value="9234848070" calcext:value-type="float">
            <text:p>9234848070</text:p>
          </table:table-cell>
          <table:table-cell office:value-type="float" office:value="464712" calcext:value-type="float">
            <text:p>464712</text:p>
          </table:table-cell>
          <table:table-cell office:value-type="float" office:value="387657501" calcext:value-type="float">
            <text:p>387657501</text:p>
          </table:table-cell>
          <table:table-cell office:value-type="float" office:value="249583079" calcext:value-type="float">
            <text:p>249583079</text:p>
          </table:table-cell>
          <table:table-cell office:value-type="float" office:value="465527" calcext:value-type="float">
            <text:p>46552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74" calcext:value-type="float">
            <text:p>0.214574</text:p>
          </table:table-cell>
          <table:table-cell office:value-type="float" office:value="464712" calcext:value-type="float">
            <text:p>464712</text:p>
          </table:table-cell>
          <table:table-cell office:value-type="float" office:value="24.760559" calcext:value-type="float">
            <text:p>24.760559</text:p>
          </table:table-cell>
          <table:table-cell office:value-type="float" office:value="15.941434" calcext:value-type="float">
            <text:p>15.941434</text:p>
          </table:table-cell>
          <table:table-cell office:value-type="float" office:value="0.029734" calcext:value-type="float">
            <text:p>0.029734</text:p>
          </table:table-cell>
          <table:table-cell office:value-type="float" office:value="1.55" calcext:value-type="float">
            <text:p>1.55</text:p>
          </table:table-cell>
          <table:table-cell office:value-type="float" office:value="536.13" calcext:value-type="float">
            <text:p>536.1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2195" calcext:value-type="float">
            <text:p>72195</text:p>
          </table:table-cell>
          <table:table-cell office:value-type="float" office:value="364914391" calcext:value-type="float">
            <text:p>364914391</text:p>
          </table:table-cell>
          <table:table-cell office:value-type="float" office:value="3687248821" calcext:value-type="float">
            <text:p>3687248821</text:p>
          </table:table-cell>
          <table:table-cell office:value-type="float" office:value="154913" calcext:value-type="float">
            <text:p>154913</text:p>
          </table:table-cell>
          <table:table-cell office:value-type="float" office:value="105745280" calcext:value-type="float">
            <text:p>105745280</text:p>
          </table:table-cell>
          <table:table-cell office:value-type="float" office:value="91254026" calcext:value-type="float">
            <text:p>91254026</text:p>
          </table:table-cell>
          <table:table-cell office:value-type="float" office:value="206880" calcext:value-type="float">
            <text:p>20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967" calcext:value-type="float">
            <text:p>0.098967</text:p>
          </table:table-cell>
          <table:table-cell office:value-type="float" office:value="154913" calcext:value-type="float">
            <text:p>154913</text:p>
          </table:table-cell>
          <table:table-cell office:value-type="float" office:value="6.754189" calcext:value-type="float">
            <text:p>6.754189</text:p>
          </table:table-cell>
          <table:table-cell office:value-type="float" office:value="5.8286" calcext:value-type="float">
            <text:p>5.8286</text:p>
          </table:table-cell>
          <table:table-cell office:value-type="float" office:value="0.013214" calcext:value-type="float">
            <text:p>0.013214</text:p>
          </table:table-cell>
          <table:table-cell office:value-type="float" office:value="1.16" calcext:value-type="float">
            <text:p>1.16</text:p>
          </table:table-cell>
          <table:table-cell office:value-type="float" office:value="441.1" calcext:value-type="float">
            <text:p>441.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2183" calcext:value-type="float">
            <text:p>72183</text:p>
          </table:table-cell>
          <table:table-cell office:value-type="float" office:value="16090478086" calcext:value-type="float">
            <text:p>16090478086</text:p>
          </table:table-cell>
          <table:table-cell office:value-type="float" office:value="8632662202" calcext:value-type="float">
            <text:p>8632662202</text:p>
          </table:table-cell>
          <table:table-cell office:value-type="float" office:value="625652" calcext:value-type="float">
            <text:p>625652</text:p>
          </table:table-cell>
          <table:table-cell office:value-type="float" office:value="359958848" calcext:value-type="float">
            <text:p>359958848</text:p>
          </table:table-cell>
          <table:table-cell office:value-type="float" office:value="474955794" calcext:value-type="float">
            <text:p>474955794</text:p>
          </table:table-cell>
          <table:table-cell office:value-type="float" office:value="2199462" calcext:value-type="float">
            <text:p>21994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3907" calcext:value-type="float">
            <text:p>1.863907</text:p>
          </table:table-cell>
          <table:table-cell office:value-type="float" office:value="625652" calcext:value-type="float">
            <text:p>625652</text:p>
          </table:table-cell>
          <table:table-cell office:value-type="float" office:value="22.96846" calcext:value-type="float">
            <text:p>22.96846</text:p>
          </table:table-cell>
          <table:table-cell office:value-type="float" office:value="30.306253" calcext:value-type="float">
            <text:p>30.306253</text:p>
          </table:table-cell>
          <table:table-cell office:value-type="float" office:value="0.140345" calcext:value-type="float">
            <text:p>0.140345</text:p>
          </table:table-cell>
          <table:table-cell office:value-type="float" office:value="0.76" calcext:value-type="float">
            <text:p>0.76</text:p>
          </table:table-cell>
          <table:table-cell office:value-type="float" office:value="215.94" calcext:value-type="float">
            <text:p>215.9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2185" calcext:value-type="float">
            <text:p>72185</text:p>
          </table:table-cell>
          <table:table-cell office:value-type="float" office:value="1903980579" calcext:value-type="float">
            <text:p>1903980579</text:p>
          </table:table-cell>
          <table:table-cell office:value-type="float" office:value="8894324961" calcext:value-type="float">
            <text:p>8894324961</text:p>
          </table:table-cell>
          <table:table-cell office:value-type="float" office:value="2764576" calcext:value-type="float">
            <text:p>2764576</text:p>
          </table:table-cell>
          <table:table-cell office:value-type="float" office:value="372157351" calcext:value-type="float">
            <text:p>372157351</text:p>
          </table:table-cell>
          <table:table-cell office:value-type="float" office:value="239166426" calcext:value-type="float">
            <text:p>239166426</text:p>
          </table:table-cell>
          <table:table-cell office:value-type="float" office:value="2767378" calcext:value-type="float">
            <text:p>2767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67" calcext:value-type="float">
            <text:p>0.214067</text:p>
          </table:table-cell>
          <table:table-cell office:value-type="float" office:value="2764576" calcext:value-type="float">
            <text:p>2764576</text:p>
          </table:table-cell>
          <table:table-cell office:value-type="float" office:value="23.74683" calcext:value-type="float">
            <text:p>23.74683</text:p>
          </table:table-cell>
          <table:table-cell office:value-type="float" office:value="15.260869" calcext:value-type="float">
            <text:p>15.260869</text:p>
          </table:table-cell>
          <table:table-cell office:value-type="float" office:value="0.176582" calcext:value-type="float">
            <text:p>0.176582</text:p>
          </table:table-cell>
          <table:table-cell office:value-type="float" office:value="1.56" calcext:value-type="float">
            <text:p>1.56</text:p>
          </table:table-cell>
          <table:table-cell office:value-type="float" office:value="86.42" calcext:value-type="float">
            <text:p>86.4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3198" calcext:value-type="float">
            <text:p>73198</text:p>
          </table:table-cell>
          <table:table-cell office:value-type="float" office:value="1930984588" calcext:value-type="float">
            <text:p>1930984588</text:p>
          </table:table-cell>
          <table:table-cell office:value-type="float" office:value="8993202414" calcext:value-type="float">
            <text:p>8993202414</text:p>
          </table:table-cell>
          <table:table-cell office:value-type="float" office:value="491835" calcext:value-type="float">
            <text:p>491835</text:p>
          </table:table-cell>
          <table:table-cell office:value-type="float" office:value="377088471" calcext:value-type="float">
            <text:p>377088471</text:p>
          </table:table-cell>
          <table:table-cell office:value-type="float" office:value="243188517" calcext:value-type="float">
            <text:p>243188517</text:p>
          </table:table-cell>
          <table:table-cell office:value-type="float" office:value="492273" calcext:value-type="float">
            <text:p>49227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716" calcext:value-type="float">
            <text:p>0.214716</text:p>
          </table:table-cell>
          <table:table-cell office:value-type="float" office:value="491835" calcext:value-type="float">
            <text:p>491835</text:p>
          </table:table-cell>
          <table:table-cell office:value-type="float" office:value="24.085491" calcext:value-type="float">
            <text:p>24.085491</text:p>
          </table:table-cell>
          <table:table-cell office:value-type="float" office:value="15.532999" calcext:value-type="float">
            <text:p>15.532999</text:p>
          </table:table-cell>
          <table:table-cell office:value-type="float" office:value="0.031443" calcext:value-type="float">
            <text:p>0.031443</text:p>
          </table:table-cell>
          <table:table-cell office:value-type="float" office:value="1.55" calcext:value-type="float">
            <text:p>1.55</text:p>
          </table:table-cell>
          <table:table-cell office:value-type="float" office:value="494.01" calcext:value-type="float">
            <text:p>494.0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3197" calcext:value-type="float">
            <text:p>73197</text:p>
          </table:table-cell>
          <table:table-cell office:value-type="float" office:value="643247866" calcext:value-type="float">
            <text:p>643247866</text:p>
          </table:table-cell>
          <table:table-cell office:value-type="float" office:value="6976281784" calcext:value-type="float">
            <text:p>6976281784</text:p>
          </table:table-cell>
          <table:table-cell office:value-type="float" office:value="192213" calcext:value-type="float">
            <text:p>192213</text:p>
          </table:table-cell>
          <table:table-cell office:value-type="float" office:value="201593983" calcext:value-type="float">
            <text:p>201593983</text:p>
          </table:table-cell>
          <table:table-cell office:value-type="float" office:value="173454619" calcext:value-type="float">
            <text:p>173454619</text:p>
          </table:table-cell>
          <table:table-cell office:value-type="float" office:value="192511" calcext:value-type="float">
            <text:p>19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205" calcext:value-type="float">
            <text:p>0.092205</text:p>
          </table:table-cell>
          <table:table-cell office:value-type="float" office:value="192213" calcext:value-type="float">
            <text:p>192213</text:p>
          </table:table-cell>
          <table:table-cell office:value-type="float" office:value="12.876263" calcext:value-type="float">
            <text:p>12.876263</text:p>
          </table:table-cell>
          <table:table-cell office:value-type="float" office:value="11.078938" calcext:value-type="float">
            <text:p>11.078938</text:p>
          </table:table-cell>
          <table:table-cell office:value-type="float" office:value="0.012296" calcext:value-type="float">
            <text:p>0.012296</text:p>
          </table:table-cell>
          <table:table-cell office:value-type="float" office:value="1.16" calcext:value-type="float">
            <text:p>1.16</text:p>
          </table:table-cell>
          <table:table-cell office:value-type="float" office:value="901.01" calcext:value-type="float">
            <text:p>901.0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3185" calcext:value-type="float">
            <text:p>73185</text:p>
          </table:table-cell>
          <table:table-cell office:value-type="float" office:value="16546697078" calcext:value-type="float">
            <text:p>16546697078</text:p>
          </table:table-cell>
          <table:table-cell office:value-type="float" office:value="8816654656" calcext:value-type="float">
            <text:p>8816654656</text:p>
          </table:table-cell>
          <table:table-cell office:value-type="float" office:value="565480" calcext:value-type="float">
            <text:p>565480</text:p>
          </table:table-cell>
          <table:table-cell office:value-type="float" office:value="370649953" calcext:value-type="float">
            <text:p>370649953</text:p>
          </table:table-cell>
          <table:table-cell office:value-type="float" office:value="488900032" calcext:value-type="float">
            <text:p>488900032</text:p>
          </table:table-cell>
          <table:table-cell office:value-type="float" office:value="1831258" calcext:value-type="float">
            <text:p>18312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755" calcext:value-type="float">
            <text:p>1.876755</text:p>
          </table:table-cell>
          <table:table-cell office:value-type="float" office:value="565480" calcext:value-type="float">
            <text:p>565480</text:p>
          </table:table-cell>
          <table:table-cell office:value-type="float" office:value="23.674248" calcext:value-type="float">
            <text:p>23.674248</text:p>
          </table:table-cell>
          <table:table-cell office:value-type="float" office:value="31.227148" calcext:value-type="float">
            <text:p>31.227148</text:p>
          </table:table-cell>
          <table:table-cell office:value-type="float" office:value="0.116967" calcext:value-type="float">
            <text:p>0.116967</text:p>
          </table:table-cell>
          <table:table-cell office:value-type="float" office:value="0.76" calcext:value-type="float">
            <text:p>0.76</text:p>
          </table:table-cell>
          <table:table-cell office:value-type="float" office:value="266.97" calcext:value-type="float">
            <text:p>266.9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3187" calcext:value-type="float">
            <text:p>73187</text:p>
          </table:table-cell>
          <table:table-cell office:value-type="float" office:value="1902214732" calcext:value-type="float">
            <text:p>1902214732</text:p>
          </table:table-cell>
          <table:table-cell office:value-type="float" office:value="8888389348" calcext:value-type="float">
            <text:p>8888389348</text:p>
          </table:table-cell>
          <table:table-cell office:value-type="float" office:value="3768793" calcext:value-type="float">
            <text:p>3768793</text:p>
          </table:table-cell>
          <table:table-cell office:value-type="float" office:value="375914601" calcext:value-type="float">
            <text:p>375914601</text:p>
          </table:table-cell>
          <table:table-cell office:value-type="float" office:value="239681521" calcext:value-type="float">
            <text:p>239681521</text:p>
          </table:table-cell>
          <table:table-cell office:value-type="float" office:value="3770095" calcext:value-type="float">
            <text:p>377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11" calcext:value-type="float">
            <text:p>0.214011</text:p>
          </table:table-cell>
          <table:table-cell office:value-type="float" office:value="3768793" calcext:value-type="float">
            <text:p>3768793</text:p>
          </table:table-cell>
          <table:table-cell office:value-type="float" office:value="24.010513" calcext:value-type="float">
            <text:p>24.010513</text:p>
          </table:table-cell>
          <table:table-cell office:value-type="float" office:value="15.308999" calcext:value-type="float">
            <text:p>15.308999</text:p>
          </table:table-cell>
          <table:table-cell office:value-type="float" office:value="0.240804" calcext:value-type="float">
            <text:p>0.240804</text:p>
          </table:table-cell>
          <table:table-cell office:value-type="float" office:value="1.57" calcext:value-type="float">
            <text:p>1.57</text:p>
          </table:table-cell>
          <table:table-cell office:value-type="float" office:value="63.57" calcext:value-type="float">
            <text:p>63.5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4201" calcext:value-type="float">
            <text:p>74201</text:p>
          </table:table-cell>
          <table:table-cell office:value-type="float" office:value="2008779326" calcext:value-type="float">
            <text:p>2008779326</text:p>
          </table:table-cell>
          <table:table-cell office:value-type="float" office:value="9363265668" calcext:value-type="float">
            <text:p>9363265668</text:p>
          </table:table-cell>
          <table:table-cell office:value-type="float" office:value="423932" calcext:value-type="float">
            <text:p>423932</text:p>
          </table:table-cell>
          <table:table-cell office:value-type="float" office:value="392919669" calcext:value-type="float">
            <text:p>392919669</text:p>
          </table:table-cell>
          <table:table-cell office:value-type="float" office:value="253027649" calcext:value-type="float">
            <text:p>253027649</text:p>
          </table:table-cell>
          <table:table-cell office:value-type="float" office:value="424310" calcext:value-type="float">
            <text:p>4243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38" calcext:value-type="float">
            <text:p>0.214538</text:p>
          </table:table-cell>
          <table:table-cell office:value-type="float" office:value="423932" calcext:value-type="float">
            <text:p>423932</text:p>
          </table:table-cell>
          <table:table-cell office:value-type="float" office:value="25.071644" calcext:value-type="float">
            <text:p>25.071644</text:p>
          </table:table-cell>
          <table:table-cell office:value-type="float" office:value="16.145334" calcext:value-type="float">
            <text:p>16.145334</text:p>
          </table:table-cell>
          <table:table-cell office:value-type="float" office:value="0.027075" calcext:value-type="float">
            <text:p>0.027075</text:p>
          </table:table-cell>
          <table:table-cell office:value-type="float" office:value="1.55" calcext:value-type="float">
            <text:p>1.55</text:p>
          </table:table-cell>
          <table:table-cell office:value-type="float" office:value="596.33" calcext:value-type="float">
            <text:p>596.3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4200" calcext:value-type="float">
            <text:p>74200</text:p>
          </table:table-cell>
          <table:table-cell office:value-type="float" office:value="314141273" calcext:value-type="float">
            <text:p>314141273</text:p>
          </table:table-cell>
          <table:table-cell office:value-type="float" office:value="3390185534" calcext:value-type="float">
            <text:p>3390185534</text:p>
          </table:table-cell>
          <table:table-cell office:value-type="float" office:value="153816" calcext:value-type="float">
            <text:p>153816</text:p>
          </table:table-cell>
          <table:table-cell office:value-type="float" office:value="97107523" calcext:value-type="float">
            <text:p>97107523</text:p>
          </table:table-cell>
          <table:table-cell office:value-type="float" office:value="83684892" calcext:value-type="float">
            <text:p>83684892</text:p>
          </table:table-cell>
          <table:table-cell office:value-type="float" office:value="154218" calcext:value-type="float">
            <text:p>15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662" calcext:value-type="float">
            <text:p>0.092662</text:p>
          </table:table-cell>
          <table:table-cell office:value-type="float" office:value="153816" calcext:value-type="float">
            <text:p>153816</text:p>
          </table:table-cell>
          <table:table-cell office:value-type="float" office:value="6.196292" calcext:value-type="float">
            <text:p>6.196292</text:p>
          </table:table-cell>
          <table:table-cell office:value-type="float" office:value="5.339814" calcext:value-type="float">
            <text:p>5.339814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1.16" calcext:value-type="float">
            <text:p>1.16</text:p>
          </table:table-cell>
          <table:table-cell office:value-type="float" office:value="542.64" calcext:value-type="float">
            <text:p>542.6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4187" calcext:value-type="float">
            <text:p>74187</text:p>
          </table:table-cell>
          <table:table-cell office:value-type="float" office:value="16553404934" calcext:value-type="float">
            <text:p>16553404934</text:p>
          </table:table-cell>
          <table:table-cell office:value-type="float" office:value="8825213301" calcext:value-type="float">
            <text:p>8825213301</text:p>
          </table:table-cell>
          <table:table-cell office:value-type="float" office:value="595194" calcext:value-type="float">
            <text:p>595194</text:p>
          </table:table-cell>
          <table:table-cell office:value-type="float" office:value="370793796" calcext:value-type="float">
            <text:p>370793796</text:p>
          </table:table-cell>
          <table:table-cell office:value-type="float" office:value="488519553" calcext:value-type="float">
            <text:p>488519553</text:p>
          </table:table-cell>
          <table:table-cell office:value-type="float" office:value="1934632" calcext:value-type="float">
            <text:p>19346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695" calcext:value-type="float">
            <text:p>1.875695</text:p>
          </table:table-cell>
          <table:table-cell office:value-type="float" office:value="595194" calcext:value-type="float">
            <text:p>595194</text:p>
          </table:table-cell>
          <table:table-cell office:value-type="float" office:value="23.683435" calcext:value-type="float">
            <text:p>23.683435</text:p>
          </table:table-cell>
          <table:table-cell office:value-type="float" office:value="31.202847" calcext:value-type="float">
            <text:p>31.202847</text:p>
          </table:table-cell>
          <table:table-cell office:value-type="float" office:value="0.123569" calcext:value-type="float">
            <text:p>0.123569</text:p>
          </table:table-cell>
          <table:table-cell office:value-type="float" office:value="0.76" calcext:value-type="float">
            <text:p>0.76</text:p>
          </table:table-cell>
          <table:table-cell office:value-type="float" office:value="252.51" calcext:value-type="float">
            <text:p>252.5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4189" calcext:value-type="float">
            <text:p>74189</text:p>
          </table:table-cell>
          <table:table-cell office:value-type="float" office:value="1875421494" calcext:value-type="float">
            <text:p>1875421494</text:p>
          </table:table-cell>
          <table:table-cell office:value-type="float" office:value="8766258138" calcext:value-type="float">
            <text:p>8766258138</text:p>
          </table:table-cell>
          <table:table-cell office:value-type="float" office:value="3906635" calcext:value-type="float">
            <text:p>3906635</text:p>
          </table:table-cell>
          <table:table-cell office:value-type="float" office:value="370767717" calcext:value-type="float">
            <text:p>370767717</text:p>
          </table:table-cell>
          <table:table-cell office:value-type="float" office:value="236335846" calcext:value-type="float">
            <text:p>236335846</text:p>
          </table:table-cell>
          <table:table-cell office:value-type="float" office:value="3908135" calcext:value-type="float">
            <text:p>3908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936" calcext:value-type="float">
            <text:p>0.213936</text:p>
          </table:table-cell>
          <table:table-cell office:value-type="float" office:value="3906635" calcext:value-type="float">
            <text:p>3906635</text:p>
          </table:table-cell>
          <table:table-cell office:value-type="float" office:value="23.68177" calcext:value-type="float">
            <text:p>23.68177</text:p>
          </table:table-cell>
          <table:table-cell office:value-type="float" office:value="15.095304" calcext:value-type="float">
            <text:p>15.095304</text:p>
          </table:table-cell>
          <table:table-cell office:value-type="float" office:value="0.249621" calcext:value-type="float">
            <text:p>0.249621</text:p>
          </table:table-cell>
          <table:table-cell office:value-type="float" office:value="1.57" calcext:value-type="float">
            <text:p>1.57</text:p>
          </table:table-cell>
          <table:table-cell office:value-type="float" office:value="60.47" calcext:value-type="float">
            <text:p>60.4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5204" calcext:value-type="float">
            <text:p>75204</text:p>
          </table:table-cell>
          <table:table-cell office:value-type="float" office:value="1929999984" calcext:value-type="float">
            <text:p>1929999984</text:p>
          </table:table-cell>
          <table:table-cell office:value-type="float" office:value="8992897593" calcext:value-type="float">
            <text:p>8992897593</text:p>
          </table:table-cell>
          <table:table-cell office:value-type="float" office:value="500960" calcext:value-type="float">
            <text:p>500960</text:p>
          </table:table-cell>
          <table:table-cell office:value-type="float" office:value="377234550" calcext:value-type="float">
            <text:p>377234550</text:p>
          </table:table-cell>
          <table:table-cell office:value-type="float" office:value="243037240" calcext:value-type="float">
            <text:p>243037240</text:p>
          </table:table-cell>
          <table:table-cell office:value-type="float" office:value="502026" calcext:value-type="float">
            <text:p>50202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14" calcext:value-type="float">
            <text:p>0.214614</text:p>
          </table:table-cell>
          <table:table-cell office:value-type="float" office:value="500960" calcext:value-type="float">
            <text:p>500960</text:p>
          </table:table-cell>
          <table:table-cell office:value-type="float" office:value="24.070799" calcext:value-type="float">
            <text:p>24.070799</text:p>
          </table:table-cell>
          <table:table-cell office:value-type="float" office:value="15.50786" calcext:value-type="float">
            <text:p>15.50786</text:p>
          </table:table-cell>
          <table:table-cell office:value-type="float" office:value="0.032034" calcext:value-type="float">
            <text:p>0.032034</text:p>
          </table:table-cell>
          <table:table-cell office:value-type="float" office:value="1.55" calcext:value-type="float">
            <text:p>1.55</text:p>
          </table:table-cell>
          <table:table-cell office:value-type="float" office:value="484.11" calcext:value-type="float">
            <text:p>484.1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5203" calcext:value-type="float">
            <text:p>75203</text:p>
          </table:table-cell>
          <table:table-cell office:value-type="float" office:value="696409885" calcext:value-type="float">
            <text:p>696409885</text:p>
          </table:table-cell>
          <table:table-cell office:value-type="float" office:value="7278762804" calcext:value-type="float">
            <text:p>7278762804</text:p>
          </table:table-cell>
          <table:table-cell office:value-type="float" office:value="166853" calcext:value-type="float">
            <text:p>166853</text:p>
          </table:table-cell>
          <table:table-cell office:value-type="float" office:value="209619224" calcext:value-type="float">
            <text:p>209619224</text:p>
          </table:table-cell>
          <table:table-cell office:value-type="float" office:value="180475071" calcext:value-type="float">
            <text:p>180475071</text:p>
          </table:table-cell>
          <table:table-cell office:value-type="float" office:value="223722" calcext:value-type="float">
            <text:p>223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677" calcext:value-type="float">
            <text:p>0.095677</text:p>
          </table:table-cell>
          <table:table-cell office:value-type="float" office:value="166853" calcext:value-type="float">
            <text:p>166853</text:p>
          </table:table-cell>
          <table:table-cell office:value-type="float" office:value="13.375504" calcext:value-type="float">
            <text:p>13.375504</text:p>
          </table:table-cell>
          <table:table-cell office:value-type="float" office:value="11.515857" calcext:value-type="float">
            <text:p>11.515857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1.16" calcext:value-type="float">
            <text:p>1.16</text:p>
          </table:table-cell>
          <table:table-cell office:value-type="float" office:value="806.69" calcext:value-type="float">
            <text:p>806.6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5189" calcext:value-type="float">
            <text:p>75189</text:p>
          </table:table-cell>
          <table:table-cell office:value-type="float" office:value="16227946402" calcext:value-type="float">
            <text:p>16227946402</text:p>
          </table:table-cell>
          <table:table-cell office:value-type="float" office:value="8669780993" calcext:value-type="float">
            <text:p>8669780993</text:p>
          </table:table-cell>
          <table:table-cell office:value-type="float" office:value="637488" calcext:value-type="float">
            <text:p>637488</text:p>
          </table:table-cell>
          <table:table-cell office:value-type="float" office:value="363654196" calcext:value-type="float">
            <text:p>363654196</text:p>
          </table:table-cell>
          <table:table-cell office:value-type="float" office:value="479983573" calcext:value-type="float">
            <text:p>479983573</text:p>
          </table:table-cell>
          <table:table-cell office:value-type="float" office:value="2039667" calcext:value-type="float">
            <text:p>20396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1783" calcext:value-type="float">
            <text:p>1.871783</text:p>
          </table:table-cell>
          <table:table-cell office:value-type="float" office:value="637488" calcext:value-type="float">
            <text:p>637488</text:p>
          </table:table-cell>
          <table:table-cell office:value-type="float" office:value="23.227415" calcext:value-type="float">
            <text:p>23.227415</text:p>
          </table:table-cell>
          <table:table-cell office:value-type="float" office:value="30.657635" calcext:value-type="float">
            <text:p>30.657635</text:p>
          </table:table-cell>
          <table:table-cell office:value-type="float" office:value="0.130278" calcext:value-type="float">
            <text:p>0.130278</text:p>
          </table:table-cell>
          <table:table-cell office:value-type="float" office:value="0.76" calcext:value-type="float">
            <text:p>0.76</text:p>
          </table:table-cell>
          <table:table-cell office:value-type="float" office:value="235.32" calcext:value-type="float">
            <text:p>235.3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5191" calcext:value-type="float">
            <text:p>75191</text:p>
          </table:table-cell>
          <table:table-cell office:value-type="float" office:value="1878093351" calcext:value-type="float">
            <text:p>1878093351</text:p>
          </table:table-cell>
          <table:table-cell office:value-type="float" office:value="8782878127" calcext:value-type="float">
            <text:p>8782878127</text:p>
          </table:table-cell>
          <table:table-cell office:value-type="float" office:value="4081970" calcext:value-type="float">
            <text:p>4081970</text:p>
          </table:table-cell>
          <table:table-cell office:value-type="float" office:value="371542701" calcext:value-type="float">
            <text:p>371542701</text:p>
          </table:table-cell>
          <table:table-cell office:value-type="float" office:value="236689989" calcext:value-type="float">
            <text:p>236689989</text:p>
          </table:table-cell>
          <table:table-cell office:value-type="float" office:value="4082024" calcext:value-type="float">
            <text:p>408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836" calcext:value-type="float">
            <text:p>0.213836</text:p>
          </table:table-cell>
          <table:table-cell office:value-type="float" office:value="4081970" calcext:value-type="float">
            <text:p>4081970</text:p>
          </table:table-cell>
          <table:table-cell office:value-type="float" office:value="23.73127" calcext:value-type="float">
            <text:p>23.73127</text:p>
          </table:table-cell>
          <table:table-cell office:value-type="float" office:value="15.117923" calcext:value-type="float">
            <text:p>15.117923</text:p>
          </table:table-cell>
          <table:table-cell office:value-type="float" office:value="0.260728" calcext:value-type="float">
            <text:p>0.260728</text:p>
          </table:table-cell>
          <table:table-cell office:value-type="float" office:value="1.57" calcext:value-type="float">
            <text:p>1.57</text:p>
          </table:table-cell>
          <table:table-cell office:value-type="float" office:value="57.98" calcext:value-type="float">
            <text:p>57.9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6207" calcext:value-type="float">
            <text:p>76207</text:p>
          </table:table-cell>
          <table:table-cell office:value-type="float" office:value="2121971927" calcext:value-type="float">
            <text:p>2121971927</text:p>
          </table:table-cell>
          <table:table-cell office:value-type="float" office:value="9117900345" calcext:value-type="float">
            <text:p>9117900345</text:p>
          </table:table-cell>
          <table:table-cell office:value-type="float" office:value="756861" calcext:value-type="float">
            <text:p>756861</text:p>
          </table:table-cell>
          <table:table-cell office:value-type="float" office:value="360981722" calcext:value-type="float">
            <text:p>360981722</text:p>
          </table:table-cell>
          <table:table-cell office:value-type="float" office:value="235566417" calcext:value-type="float">
            <text:p>235566417</text:p>
          </table:table-cell>
          <table:table-cell office:value-type="float" office:value="1049833" calcext:value-type="float">
            <text:p>10498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726" calcext:value-type="float">
            <text:p>0.232726</text:p>
          </table:table-cell>
          <table:table-cell office:value-type="float" office:value="756861" calcext:value-type="float">
            <text:p>756861</text:p>
          </table:table-cell>
          <table:table-cell office:value-type="float" office:value="23.03373" calcext:value-type="float">
            <text:p>23.03373</text:p>
          </table:table-cell>
          <table:table-cell office:value-type="float" office:value="15.031157" calcext:value-type="float">
            <text:p>15.031157</text:p>
          </table:table-cell>
          <table:table-cell office:value-type="float" office:value="0.066988" calcext:value-type="float">
            <text:p>0.066988</text:p>
          </table:table-cell>
          <table:table-cell office:value-type="float" office:value="1.53" calcext:value-type="float">
            <text:p>1.53</text:p>
          </table:table-cell>
          <table:table-cell office:value-type="float" office:value="224.38" calcext:value-type="float">
            <text:p>224.3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6206" calcext:value-type="float">
            <text:p>76206</text:p>
          </table:table-cell>
          <table:table-cell office:value-type="float" office:value="338843037" calcext:value-type="float">
            <text:p>338843037</text:p>
          </table:table-cell>
          <table:table-cell office:value-type="float" office:value="3665918343" calcext:value-type="float">
            <text:p>3665918343</text:p>
          </table:table-cell>
          <table:table-cell office:value-type="float" office:value="205655" calcext:value-type="float">
            <text:p>205655</text:p>
          </table:table-cell>
          <table:table-cell office:value-type="float" office:value="104890380" calcext:value-type="float">
            <text:p>104890380</text:p>
          </table:table-cell>
          <table:table-cell office:value-type="float" office:value="90400808" calcext:value-type="float">
            <text:p>90400808</text:p>
          </table:table-cell>
          <table:table-cell office:value-type="float" office:value="205726" calcext:value-type="float">
            <text:p>20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431" calcext:value-type="float">
            <text:p>0.092431</text:p>
          </table:table-cell>
          <table:table-cell office:value-type="float" office:value="205655" calcext:value-type="float">
            <text:p>205655</text:p>
          </table:table-cell>
          <table:table-cell office:value-type="float" office:value="6.692906" calcext:value-type="float">
            <text:p>6.692906</text:p>
          </table:table-cell>
          <table:table-cell office:value-type="float" office:value="5.768347" calcext:value-type="float">
            <text:p>5.768347</text:p>
          </table:table-cell>
          <table:table-cell office:value-type="float" office:value="0.013127" calcext:value-type="float">
            <text:p>0.013127</text:p>
          </table:table-cell>
          <table:table-cell office:value-type="float" office:value="1.16" calcext:value-type="float">
            <text:p>1.16</text:p>
          </table:table-cell>
          <table:table-cell office:value-type="float" office:value="439.42" calcext:value-type="float">
            <text:p>439.4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6192" calcext:value-type="float">
            <text:p>76192</text:p>
          </table:table-cell>
          <table:table-cell office:value-type="float" office:value="16347123256" calcext:value-type="float">
            <text:p>16347123256</text:p>
          </table:table-cell>
          <table:table-cell office:value-type="float" office:value="8716286523" calcext:value-type="float">
            <text:p>8716286523</text:p>
          </table:table-cell>
          <table:table-cell office:value-type="float" office:value="614795" calcext:value-type="float">
            <text:p>614795</text:p>
          </table:table-cell>
          <table:table-cell office:value-type="float" office:value="366286924" calcext:value-type="float">
            <text:p>366286924</text:p>
          </table:table-cell>
          <table:table-cell office:value-type="float" office:value="483193489" calcext:value-type="float">
            <text:p>483193489</text:p>
          </table:table-cell>
          <table:table-cell office:value-type="float" office:value="1981994" calcext:value-type="float">
            <text:p>198199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469" calcext:value-type="float">
            <text:p>1.875469</text:p>
          </table:table-cell>
          <table:table-cell office:value-type="float" office:value="614795" calcext:value-type="float">
            <text:p>614795</text:p>
          </table:table-cell>
          <table:table-cell office:value-type="float" office:value="23.372246" calcext:value-type="float">
            <text:p>23.372246</text:p>
          </table:table-cell>
          <table:table-cell office:value-type="float" office:value="30.831888" calcext:value-type="float">
            <text:p>30.831888</text:p>
          </table:table-cell>
          <table:table-cell office:value-type="float" office:value="0.126468" calcext:value-type="float">
            <text:p>0.126468</text:p>
          </table:table-cell>
          <table:table-cell office:value-type="float" office:value="0.76" calcext:value-type="float">
            <text:p>0.76</text:p>
          </table:table-cell>
          <table:table-cell office:value-type="float" office:value="243.79" calcext:value-type="float">
            <text:p>243.7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6194" calcext:value-type="float">
            <text:p>76194</text:p>
          </table:table-cell>
          <table:table-cell office:value-type="float" office:value="1863111569" calcext:value-type="float">
            <text:p>1863111569</text:p>
          </table:table-cell>
          <table:table-cell office:value-type="float" office:value="8695075890" calcext:value-type="float">
            <text:p>8695075890</text:p>
          </table:table-cell>
          <table:table-cell office:value-type="float" office:value="4175560" calcext:value-type="float">
            <text:p>4175560</text:p>
          </table:table-cell>
          <table:table-cell office:value-type="float" office:value="366528264" calcext:value-type="float">
            <text:p>366528264</text:p>
          </table:table-cell>
          <table:table-cell office:value-type="float" office:value="234077118" calcext:value-type="float">
            <text:p>234077118</text:p>
          </table:table-cell>
          <table:table-cell office:value-type="float" office:value="4175750" calcext:value-type="float">
            <text:p>4175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272" calcext:value-type="float">
            <text:p>0.214272</text:p>
          </table:table-cell>
          <table:table-cell office:value-type="float" office:value="4175560" calcext:value-type="float">
            <text:p>4175560</text:p>
          </table:table-cell>
          <table:table-cell office:value-type="float" office:value="23.387646" calcext:value-type="float">
            <text:p>23.387646</text:p>
          </table:table-cell>
          <table:table-cell office:value-type="float" office:value="14.936128" calcext:value-type="float">
            <text:p>14.936128</text:p>
          </table:table-cell>
          <table:table-cell office:value-type="float" office:value="0.266449" calcext:value-type="float">
            <text:p>0.266449</text:p>
          </table:table-cell>
          <table:table-cell office:value-type="float" office:value="1.57" calcext:value-type="float">
            <text:p>1.57</text:p>
          </table:table-cell>
          <table:table-cell office:value-type="float" office:value="56.06" calcext:value-type="float">
            <text:p>56.0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7210" calcext:value-type="float">
            <text:p>77210</text:p>
          </table:table-cell>
          <table:table-cell office:value-type="float" office:value="2179415810" calcext:value-type="float">
            <text:p>2179415810</text:p>
          </table:table-cell>
          <table:table-cell office:value-type="float" office:value="9428213136" calcext:value-type="float">
            <text:p>9428213136</text:p>
          </table:table-cell>
          <table:table-cell office:value-type="float" office:value="309120" calcext:value-type="float">
            <text:p>309120</text:p>
          </table:table-cell>
          <table:table-cell office:value-type="float" office:value="374369498" calcext:value-type="float">
            <text:p>374369498</text:p>
          </table:table-cell>
          <table:table-cell office:value-type="float" office:value="244211440" calcext:value-type="float">
            <text:p>244211440</text:p>
          </table:table-cell>
          <table:table-cell office:value-type="float" office:value="309737" calcext:value-type="float">
            <text:p>3097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159" calcext:value-type="float">
            <text:p>0.231159</text:p>
          </table:table-cell>
          <table:table-cell office:value-type="float" office:value="309120" calcext:value-type="float">
            <text:p>309120</text:p>
          </table:table-cell>
          <table:table-cell office:value-type="float" office:value="23.887985" calcext:value-type="float">
            <text:p>23.887985</text:p>
          </table:table-cell>
          <table:table-cell office:value-type="float" office:value="15.582784" calcext:value-type="float">
            <text:p>15.582784</text:p>
          </table:table-cell>
          <table:table-cell office:value-type="float" office:value="0.019764" calcext:value-type="float">
            <text:p>0.019764</text:p>
          </table:table-cell>
          <table:table-cell office:value-type="float" office:value="1.53" calcext:value-type="float">
            <text:p>1.53</text:p>
          </table:table-cell>
          <table:table-cell office:value-type="float" office:value="788.45" calcext:value-type="float">
            <text:p>788.4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7209" calcext:value-type="float">
            <text:p>77209</text:p>
          </table:table-cell>
          <table:table-cell office:value-type="float" office:value="54305294" calcext:value-type="float">
            <text:p>54305294</text:p>
          </table:table-cell>
          <table:table-cell office:value-type="float" office:value="382505501" calcext:value-type="float">
            <text:p>382505501</text:p>
          </table:table-cell>
          <table:table-cell office:value-type="float" office:value="56399" calcext:value-type="float">
            <text:p>56399</text:p>
          </table:table-cell>
          <table:table-cell office:value-type="float" office:value="10093459" calcext:value-type="float">
            <text:p>10093459</text:p>
          </table:table-cell>
          <table:table-cell office:value-type="float" office:value="8950018" calcext:value-type="float">
            <text:p>8950018</text:p>
          </table:table-cell>
          <table:table-cell office:value-type="float" office:value="66097" calcext:value-type="float">
            <text:p>66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1973" calcext:value-type="float">
            <text:p>0.141973</text:p>
          </table:table-cell>
          <table:table-cell office:value-type="float" office:value="56399" calcext:value-type="float">
            <text:p>56399</text:p>
          </table:table-cell>
          <table:table-cell office:value-type="float" office:value="0.644049" calcext:value-type="float">
            <text:p>0.644049</text:p>
          </table:table-cell>
          <table:table-cell office:value-type="float" office:value="0.571088" calcext:value-type="float">
            <text:p>0.571088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1.13" calcext:value-type="float">
            <text:p>1.13</text:p>
          </table:table-cell>
          <table:table-cell office:value-type="float" office:value="135.41" calcext:value-type="float">
            <text:p>135.4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7194" calcext:value-type="float">
            <text:p>77194</text:p>
          </table:table-cell>
          <table:table-cell office:value-type="float" office:value="16645591900" calcext:value-type="float">
            <text:p>16645591900</text:p>
          </table:table-cell>
          <table:table-cell office:value-type="float" office:value="8874889295" calcext:value-type="float">
            <text:p>8874889295</text:p>
          </table:table-cell>
          <table:table-cell office:value-type="float" office:value="602059" calcext:value-type="float">
            <text:p>602059</text:p>
          </table:table-cell>
          <table:table-cell office:value-type="float" office:value="373021631" calcext:value-type="float">
            <text:p>373021631</text:p>
          </table:table-cell>
          <table:table-cell office:value-type="float" office:value="491868919" calcext:value-type="float">
            <text:p>491868919</text:p>
          </table:table-cell>
          <table:table-cell office:value-type="float" office:value="1923038" calcext:value-type="float">
            <text:p>19230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583" calcext:value-type="float">
            <text:p>1.875583</text:p>
          </table:table-cell>
          <table:table-cell office:value-type="float" office:value="602059" calcext:value-type="float">
            <text:p>602059</text:p>
          </table:table-cell>
          <table:table-cell office:value-type="float" office:value="23.825733" calcext:value-type="float">
            <text:p>23.825733</text:p>
          </table:table-cell>
          <table:table-cell office:value-type="float" office:value="31.416779" calcext:value-type="float">
            <text:p>31.416779</text:p>
          </table:table-cell>
          <table:table-cell office:value-type="float" office:value="0.122829" calcext:value-type="float">
            <text:p>0.122829</text:p>
          </table:table-cell>
          <table:table-cell office:value-type="float" office:value="0.76" calcext:value-type="float">
            <text:p>0.76</text:p>
          </table:table-cell>
          <table:table-cell office:value-type="float" office:value="255.78" calcext:value-type="float">
            <text:p>255.7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7196" calcext:value-type="float">
            <text:p>77196</text:p>
          </table:table-cell>
          <table:table-cell office:value-type="float" office:value="1947909669" calcext:value-type="float">
            <text:p>1947909669</text:p>
          </table:table-cell>
          <table:table-cell office:value-type="float" office:value="8865460762" calcext:value-type="float">
            <text:p>8865460762</text:p>
          </table:table-cell>
          <table:table-cell office:value-type="float" office:value="1944009" calcext:value-type="float">
            <text:p>1944009</text:p>
          </table:table-cell>
          <table:table-cell office:value-type="float" office:value="342978311" calcext:value-type="float">
            <text:p>342978311</text:p>
          </table:table-cell>
          <table:table-cell office:value-type="float" office:value="245592200" calcext:value-type="float">
            <text:p>245592200</text:p>
          </table:table-cell>
          <table:table-cell office:value-type="float" office:value="1946247" calcext:value-type="float">
            <text:p>194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719" calcext:value-type="float">
            <text:p>0.219719</text:p>
          </table:table-cell>
          <table:table-cell office:value-type="float" office:value="1944009" calcext:value-type="float">
            <text:p>1944009</text:p>
          </table:table-cell>
          <table:table-cell office:value-type="float" office:value="21.906797" calcext:value-type="float">
            <text:p>21.906797</text:p>
          </table:table-cell>
          <table:table-cell office:value-type="float" office:value="15.686527" calcext:value-type="float">
            <text:p>15.686527</text:p>
          </table:table-cell>
          <table:table-cell office:value-type="float" office:value="0.124311" calcext:value-type="float">
            <text:p>0.124311</text:p>
          </table:table-cell>
          <table:table-cell office:value-type="float" office:value="1.4" calcext:value-type="float">
            <text:p>1.4</text:p>
          </table:table-cell>
          <table:table-cell office:value-type="float" office:value="126.19" calcext:value-type="float">
            <text:p>126.1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8213" calcext:value-type="float">
            <text:p>78213</text:p>
          </table:table-cell>
          <table:table-cell office:value-type="float" office:value="2237009817" calcext:value-type="float">
            <text:p>2237009817</text:p>
          </table:table-cell>
          <table:table-cell office:value-type="float" office:value="9674637005" calcext:value-type="float">
            <text:p>9674637005</text:p>
          </table:table-cell>
          <table:table-cell office:value-type="float" office:value="206454" calcext:value-type="float">
            <text:p>206454</text:p>
          </table:table-cell>
          <table:table-cell office:value-type="float" office:value="384166263" calcext:value-type="float">
            <text:p>384166263</text:p>
          </table:table-cell>
          <table:table-cell office:value-type="float" office:value="250657194" calcext:value-type="float">
            <text:p>250657194</text:p>
          </table:table-cell>
          <table:table-cell office:value-type="float" office:value="207010" calcext:value-type="float">
            <text:p>2070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224" calcext:value-type="float">
            <text:p>0.231224</text:p>
          </table:table-cell>
          <table:table-cell office:value-type="float" office:value="206454" calcext:value-type="float">
            <text:p>206454</text:p>
          </table:table-cell>
          <table:table-cell office:value-type="float" office:value="24.513102" calcext:value-type="float">
            <text:p>24.513102</text:p>
          </table:table-cell>
          <table:table-cell office:value-type="float" office:value="15.994079" calcext:value-type="float">
            <text:p>15.994079</text:p>
          </table:table-cell>
          <table:table-cell office:value-type="float" office:value="0.013209" calcext:value-type="float">
            <text:p>0.013209</text:p>
          </table:table-cell>
          <table:table-cell office:value-type="float" office:value="1.53" calcext:value-type="float">
            <text:p>1.53</text:p>
          </table:table-cell>
          <table:table-cell office:value-type="float" office:value="1210.85" calcext:value-type="float">
            <text:p>1210.8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8212" calcext:value-type="float">
            <text:p>78212</text:p>
          </table:table-cell>
          <table:table-cell office:value-type="float" office:value="461314" calcext:value-type="float">
            <text:p>461314</text:p>
          </table:table-cell>
          <table:table-cell office:value-type="float" office:value="1256084" calcext:value-type="float">
            <text:p>1256084</text:p>
          </table:table-cell>
          <table:table-cell office:value-type="float" office:value="362" calcext:value-type="float">
            <text:p>362</text:p>
          </table:table-cell>
          <table:table-cell office:value-type="float" office:value="6715" calcext:value-type="float">
            <text:p>6715</text:p>
          </table:table-cell>
          <table:table-cell office:value-type="float" office:value="17457" calcext:value-type="float">
            <text:p>17457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7264" calcext:value-type="float">
            <text:p>0.367264</text:p>
          </table:table-cell>
          <table:table-cell office:value-type="float" office:value="362" calcext:value-type="float">
            <text:p>362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38" calcext:value-type="float">
            <text:p>0.38</text:p>
          </table:table-cell>
          <table:table-cell office:value-type="float" office:value="41.17" calcext:value-type="float">
            <text:p>41.1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8196" calcext:value-type="float">
            <text:p>78196</text:p>
          </table:table-cell>
          <table:table-cell office:value-type="float" office:value="16169830516" calcext:value-type="float">
            <text:p>16169830516</text:p>
          </table:table-cell>
          <table:table-cell office:value-type="float" office:value="8653460166" calcext:value-type="float">
            <text:p>8653460166</text:p>
          </table:table-cell>
          <table:table-cell office:value-type="float" office:value="637868" calcext:value-type="float">
            <text:p>637868</text:p>
          </table:table-cell>
          <table:table-cell office:value-type="float" office:value="361868435" calcext:value-type="float">
            <text:p>361868435</text:p>
          </table:table-cell>
          <table:table-cell office:value-type="float" office:value="477480372" calcext:value-type="float">
            <text:p>477480372</text:p>
          </table:table-cell>
          <table:table-cell office:value-type="float" office:value="2349475" calcext:value-type="float">
            <text:p>234947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8597" calcext:value-type="float">
            <text:p>1.868597</text:p>
          </table:table-cell>
          <table:table-cell office:value-type="float" office:value="637868" calcext:value-type="float">
            <text:p>637868</text:p>
          </table:table-cell>
          <table:table-cell office:value-type="float" office:value="23.113354" calcext:value-type="float">
            <text:p>23.113354</text:p>
          </table:table-cell>
          <table:table-cell office:value-type="float" office:value="30.497749" calcext:value-type="float">
            <text:p>30.497749</text:p>
          </table:table-cell>
          <table:table-cell office:value-type="float" office:value="0.150066" calcext:value-type="float">
            <text:p>0.150066</text:p>
          </table:table-cell>
          <table:table-cell office:value-type="float" office:value="0.76" calcext:value-type="float">
            <text:p>0.76</text:p>
          </table:table-cell>
          <table:table-cell office:value-type="float" office:value="203.23" calcext:value-type="float">
            <text:p>203.2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8199" calcext:value-type="float">
            <text:p>78199</text:p>
          </table:table-cell>
          <table:table-cell office:value-type="float" office:value="1932539967" calcext:value-type="float">
            <text:p>1932539967</text:p>
          </table:table-cell>
          <table:table-cell office:value-type="float" office:value="8798811776" calcext:value-type="float">
            <text:p>8798811776</text:p>
          </table:table-cell>
          <table:table-cell office:value-type="float" office:value="1909856" calcext:value-type="float">
            <text:p>1909856</text:p>
          </table:table-cell>
          <table:table-cell office:value-type="float" office:value="340598270" calcext:value-type="float">
            <text:p>340598270</text:p>
          </table:table-cell>
          <table:table-cell office:value-type="float" office:value="243650043" calcext:value-type="float">
            <text:p>243650043</text:p>
          </table:table-cell>
          <table:table-cell office:value-type="float" office:value="1912313" calcext:value-type="float">
            <text:p>1912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36" calcext:value-type="float">
            <text:p>0.219636</text:p>
          </table:table-cell>
          <table:table-cell office:value-type="float" office:value="1909856" calcext:value-type="float">
            <text:p>1909856</text:p>
          </table:table-cell>
          <table:table-cell office:value-type="float" office:value="21.733089" calcext:value-type="float">
            <text:p>21.733089</text:p>
          </table:table-cell>
          <table:table-cell office:value-type="float" office:value="15.546962" calcext:value-type="float">
            <text:p>15.546962</text:p>
          </table:table-cell>
          <table:table-cell office:value-type="float" office:value="0.122022" calcext:value-type="float">
            <text:p>0.122022</text:p>
          </table:table-cell>
          <table:table-cell office:value-type="float" office:value="1.4" calcext:value-type="float">
            <text:p>1.4</text:p>
          </table:table-cell>
          <table:table-cell office:value-type="float" office:value="127.41" calcext:value-type="float">
            <text:p>127.4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9215" calcext:value-type="float">
            <text:p>79215</text:p>
          </table:table-cell>
          <table:table-cell office:value-type="float" office:value="2256091790" calcext:value-type="float">
            <text:p>2256091790</text:p>
          </table:table-cell>
          <table:table-cell office:value-type="float" office:value="9760987292" calcext:value-type="float">
            <text:p>9760987292</text:p>
          </table:table-cell>
          <table:table-cell office:value-type="float" office:value="199415" calcext:value-type="float">
            <text:p>199415</text:p>
          </table:table-cell>
          <table:table-cell office:value-type="float" office:value="387397551" calcext:value-type="float">
            <text:p>387397551</text:p>
          </table:table-cell>
          <table:table-cell office:value-type="float" office:value="252803933" calcext:value-type="float">
            <text:p>252803933</text:p>
          </table:table-cell>
          <table:table-cell office:value-type="float" office:value="199995" calcext:value-type="float">
            <text:p>19999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134" calcext:value-type="float">
            <text:p>0.231134</text:p>
          </table:table-cell>
          <table:table-cell office:value-type="float" office:value="199415" calcext:value-type="float">
            <text:p>199415</text:p>
          </table:table-cell>
          <table:table-cell office:value-type="float" office:value="24.743954" calcext:value-type="float">
            <text:p>24.743954</text:p>
          </table:table-cell>
          <table:table-cell office:value-type="float" office:value="16.147158" calcext:value-type="float">
            <text:p>16.147158</text:p>
          </table:table-cell>
          <table:table-cell office:value-type="float" office:value="0.012774" calcext:value-type="float">
            <text:p>0.012774</text:p>
          </table:table-cell>
          <table:table-cell office:value-type="float" office:value="1.53" calcext:value-type="float">
            <text:p>1.53</text:p>
          </table:table-cell>
          <table:table-cell office:value-type="float" office:value="1264.05" calcext:value-type="float">
            <text:p>1264.0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9214" calcext:value-type="float">
            <text:p>79214</text:p>
          </table:table-cell>
          <table:table-cell office:value-type="float" office:value="1854178" calcext:value-type="float">
            <text:p>1854178</text:p>
          </table:table-cell>
          <table:table-cell office:value-type="float" office:value="6419059" calcext:value-type="float">
            <text:p>6419059</text:p>
          </table:table-cell>
          <table:table-cell office:value-type="float" office:value="658" calcext:value-type="float">
            <text:p>658</text:p>
          </table:table-cell>
          <table:table-cell office:value-type="float" office:value="50831" calcext:value-type="float">
            <text:p>50831</text:p>
          </table:table-cell>
          <table:table-cell office:value-type="float" office:value="150418" calcext:value-type="float">
            <text:p>150418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88855" calcext:value-type="float">
            <text:p>0.288855</text:p>
          </table:table-cell>
          <table:table-cell office:value-type="float" office:value="658" calcext:value-type="float">
            <text:p>658</text:p>
          </table:table-cell>
          <table:table-cell office:value-type="float" office:value="0.003247" calcext:value-type="float">
            <text:p>0.003247</text:p>
          </table:table-cell>
          <table:table-cell office:value-type="float" office:value="0.009608" calcext:value-type="float">
            <text:p>0.009608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34" calcext:value-type="float">
            <text:p>0.34</text:p>
          </table:table-cell>
          <table:table-cell office:value-type="float" office:value="151.63" calcext:value-type="float">
            <text:p>151.6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9199" calcext:value-type="float">
            <text:p>79199</text:p>
          </table:table-cell>
          <table:table-cell office:value-type="float" office:value="16674004616" calcext:value-type="float">
            <text:p>16674004616</text:p>
          </table:table-cell>
          <table:table-cell office:value-type="float" office:value="8889145629" calcext:value-type="float">
            <text:p>8889145629</text:p>
          </table:table-cell>
          <table:table-cell office:value-type="float" office:value="573463" calcext:value-type="float">
            <text:p>573463</text:p>
          </table:table-cell>
          <table:table-cell office:value-type="float" office:value="374127671" calcext:value-type="float">
            <text:p>374127671</text:p>
          </table:table-cell>
          <table:table-cell office:value-type="float" office:value="495855215" calcext:value-type="float">
            <text:p>495855215</text:p>
          </table:table-cell>
          <table:table-cell office:value-type="float" office:value="1822585" calcext:value-type="float">
            <text:p>18225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771" calcext:value-type="float">
            <text:p>1.875771</text:p>
          </table:table-cell>
          <table:table-cell office:value-type="float" office:value="573463" calcext:value-type="float">
            <text:p>573463</text:p>
          </table:table-cell>
          <table:table-cell office:value-type="float" office:value="23.872555" calcext:value-type="float">
            <text:p>23.872555</text:p>
          </table:table-cell>
          <table:table-cell office:value-type="float" office:value="31.639812" calcext:value-type="float">
            <text:p>31.639812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0.75" calcext:value-type="float">
            <text:p>0.75</text:p>
          </table:table-cell>
          <table:table-cell office:value-type="float" office:value="272.06" calcext:value-type="float">
            <text:p>272.0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9202" calcext:value-type="float">
            <text:p>79202</text:p>
          </table:table-cell>
          <table:table-cell office:value-type="float" office:value="1944511913" calcext:value-type="float">
            <text:p>1944511913</text:p>
          </table:table-cell>
          <table:table-cell office:value-type="float" office:value="8850927827" calcext:value-type="float">
            <text:p>8850927827</text:p>
          </table:table-cell>
          <table:table-cell office:value-type="float" office:value="1824046" calcext:value-type="float">
            <text:p>1824046</text:p>
          </table:table-cell>
          <table:table-cell office:value-type="float" office:value="343178147" calcext:value-type="float">
            <text:p>343178147</text:p>
          </table:table-cell>
          <table:table-cell office:value-type="float" office:value="245172490" calcext:value-type="float">
            <text:p>245172490</text:p>
          </table:table-cell>
          <table:table-cell office:value-type="float" office:value="1827106" calcext:value-type="float">
            <text:p>182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96" calcext:value-type="float">
            <text:p>0.219696</text:p>
          </table:table-cell>
          <table:table-cell office:value-type="float" office:value="1824046" calcext:value-type="float">
            <text:p>1824046</text:p>
          </table:table-cell>
          <table:table-cell office:value-type="float" office:value="21.897709" calcext:value-type="float">
            <text:p>21.897709</text:p>
          </table:table-cell>
          <table:table-cell office:value-type="float" office:value="15.644108" calcext:value-type="float">
            <text:p>15.644108</text:p>
          </table:table-cell>
          <table:table-cell office:value-type="float" office:value="0.116585" calcext:value-type="float">
            <text:p>0.116585</text:p>
          </table:table-cell>
          <table:table-cell office:value-type="float" office:value="1.4" calcext:value-type="float">
            <text:p>1.4</text:p>
          </table:table-cell>
          <table:table-cell office:value-type="float" office:value="134.19" calcext:value-type="float">
            <text:p>134.1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0218" calcext:value-type="float">
            <text:p>80218</text:p>
          </table:table-cell>
          <table:table-cell office:value-type="float" office:value="2089728868" calcext:value-type="float">
            <text:p>2089728868</text:p>
          </table:table-cell>
          <table:table-cell office:value-type="float" office:value="9391561791" calcext:value-type="float">
            <text:p>9391561791</text:p>
          </table:table-cell>
          <table:table-cell office:value-type="float" office:value="334682" calcext:value-type="float">
            <text:p>334682</text:p>
          </table:table-cell>
          <table:table-cell office:value-type="float" office:value="383606894" calcext:value-type="float">
            <text:p>383606894</text:p>
          </table:table-cell>
          <table:table-cell office:value-type="float" office:value="248616325" calcext:value-type="float">
            <text:p>248616325</text:p>
          </table:table-cell>
          <table:table-cell office:value-type="float" office:value="335431" calcext:value-type="float">
            <text:p>3354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2511" calcext:value-type="float">
            <text:p>0.222511</text:p>
          </table:table-cell>
          <table:table-cell office:value-type="float" office:value="334682" calcext:value-type="float">
            <text:p>334682</text:p>
          </table:table-cell>
          <table:table-cell office:value-type="float" office:value="24.477407" calcext:value-type="float">
            <text:p>24.477407</text:p>
          </table:table-cell>
          <table:table-cell office:value-type="float" office:value="15.863853" calcext:value-type="float">
            <text:p>15.863853</text:p>
          </table:table-cell>
          <table:table-cell office:value-type="float" office:value="0.021403" calcext:value-type="float">
            <text:p>0.021403</text:p>
          </table:table-cell>
          <table:table-cell office:value-type="float" office:value="1.54" calcext:value-type="float">
            <text:p>1.54</text:p>
          </table:table-cell>
          <table:table-cell office:value-type="float" office:value="741.18" calcext:value-type="float">
            <text:p>741.1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0217" calcext:value-type="float">
            <text:p>80217</text:p>
          </table:table-cell>
          <table:table-cell office:value-type="float" office:value="895938" calcext:value-type="float">
            <text:p>895938</text:p>
          </table:table-cell>
          <table:table-cell office:value-type="float" office:value="2152737" calcext:value-type="float">
            <text:p>2152737</text:p>
          </table:table-cell>
          <table:table-cell office:value-type="float" office:value="825" calcext:value-type="float">
            <text:p>825</text:p>
          </table:table-cell>
          <table:table-cell office:value-type="float" office:value="13453" calcext:value-type="float">
            <text:p>13453</text:p>
          </table:table-cell>
          <table:table-cell office:value-type="float" office:value="33039" calcext:value-type="float">
            <text:p>3303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186" calcext:value-type="float">
            <text:p>0.416186</text:p>
          </table:table-cell>
          <table:table-cell office:value-type="float" office:value="825" calcext:value-type="float">
            <text:p>825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41" calcext:value-type="float">
            <text:p>0.41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0201" calcext:value-type="float">
            <text:p>80201</text:p>
          </table:table-cell>
          <table:table-cell office:value-type="float" office:value="16697242135" calcext:value-type="float">
            <text:p>16697242135</text:p>
          </table:table-cell>
          <table:table-cell office:value-type="float" office:value="8890091418" calcext:value-type="float">
            <text:p>8890091418</text:p>
          </table:table-cell>
          <table:table-cell office:value-type="float" office:value="540700" calcext:value-type="float">
            <text:p>540700</text:p>
          </table:table-cell>
          <table:table-cell office:value-type="float" office:value="373940152" calcext:value-type="float">
            <text:p>373940152</text:p>
          </table:table-cell>
          <table:table-cell office:value-type="float" office:value="492449532" calcext:value-type="float">
            <text:p>492449532</text:p>
          </table:table-cell>
          <table:table-cell office:value-type="float" office:value="1776769" calcext:value-type="float">
            <text:p>177676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186" calcext:value-type="float">
            <text:p>1.878186</text:p>
          </table:table-cell>
          <table:table-cell office:value-type="float" office:value="540700" calcext:value-type="float">
            <text:p>540700</text:p>
          </table:table-cell>
          <table:table-cell office:value-type="float" office:value="23.884401" calcext:value-type="float">
            <text:p>23.884401</text:p>
          </table:table-cell>
          <table:table-cell office:value-type="float" office:value="31.453863" calcext:value-type="float">
            <text:p>31.453863</text:p>
          </table:table-cell>
          <table:table-cell office:value-type="float" office:value="0.113486" calcext:value-type="float">
            <text:p>0.113486</text:p>
          </table:table-cell>
          <table:table-cell office:value-type="float" office:value="0.76" calcext:value-type="float">
            <text:p>0.76</text:p>
          </table:table-cell>
          <table:table-cell office:value-type="float" office:value="277.16" calcext:value-type="float">
            <text:p>277.1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0204" calcext:value-type="float">
            <text:p>80204</text:p>
          </table:table-cell>
          <table:table-cell office:value-type="float" office:value="1964916921" calcext:value-type="float">
            <text:p>1964916921</text:p>
          </table:table-cell>
          <table:table-cell office:value-type="float" office:value="8943705746" calcext:value-type="float">
            <text:p>8943705746</text:p>
          </table:table-cell>
          <table:table-cell office:value-type="float" office:value="1728706" calcext:value-type="float">
            <text:p>1728706</text:p>
          </table:table-cell>
          <table:table-cell office:value-type="float" office:value="346562459" calcext:value-type="float">
            <text:p>346562459</text:p>
          </table:table-cell>
          <table:table-cell office:value-type="float" office:value="247710460" calcext:value-type="float">
            <text:p>247710460</text:p>
          </table:table-cell>
          <table:table-cell office:value-type="float" office:value="1731833" calcext:value-type="float">
            <text:p>1731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98" calcext:value-type="float">
            <text:p>0.219698</text:p>
          </table:table-cell>
          <table:table-cell office:value-type="float" office:value="1728706" calcext:value-type="float">
            <text:p>1728706</text:p>
          </table:table-cell>
          <table:table-cell office:value-type="float" office:value="22.135727" calcext:value-type="float">
            <text:p>22.135727</text:p>
          </table:table-cell>
          <table:table-cell office:value-type="float" office:value="15.821826" calcext:value-type="float">
            <text:p>15.821826</text:p>
          </table:table-cell>
          <table:table-cell office:value-type="float" office:value="0.110616" calcext:value-type="float">
            <text:p>0.110616</text:p>
          </table:table-cell>
          <table:table-cell office:value-type="float" office:value="1.4" calcext:value-type="float">
            <text:p>1.4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1221" calcext:value-type="float">
            <text:p>81221</text:p>
          </table:table-cell>
          <table:table-cell office:value-type="float" office:value="2029053578" calcext:value-type="float">
            <text:p>2029053578</text:p>
          </table:table-cell>
          <table:table-cell office:value-type="float" office:value="9451702691" calcext:value-type="float">
            <text:p>9451702691</text:p>
          </table:table-cell>
          <table:table-cell office:value-type="float" office:value="199938" calcext:value-type="float">
            <text:p>199938</text:p>
          </table:table-cell>
          <table:table-cell office:value-type="float" office:value="396951581" calcext:value-type="float">
            <text:p>396951581</text:p>
          </table:table-cell>
          <table:table-cell office:value-type="float" office:value="255521721" calcext:value-type="float">
            <text:p>255521721</text:p>
          </table:table-cell>
          <table:table-cell office:value-type="float" office:value="200614" calcext:value-type="float">
            <text:p>2006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76" calcext:value-type="float">
            <text:p>0.214676</text:p>
          </table:table-cell>
          <table:table-cell office:value-type="float" office:value="199938" calcext:value-type="float">
            <text:p>199938</text:p>
          </table:table-cell>
          <table:table-cell office:value-type="float" office:value="25.328915" calcext:value-type="float">
            <text:p>25.328915</text:p>
          </table:table-cell>
          <table:table-cell office:value-type="float" office:value="16.304478" calcext:value-type="float">
            <text:p>16.304478</text:p>
          </table:table-cell>
          <table:table-cell office:value-type="float" office:value="0.012801" calcext:value-type="float">
            <text:p>0.012801</text:p>
          </table:table-cell>
          <table:table-cell office:value-type="float" office:value="1.55" calcext:value-type="float">
            <text:p>1.55</text:p>
          </table:table-cell>
          <table:table-cell office:value-type="float" office:value="1273.7" calcext:value-type="float">
            <text:p>1273.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1220" calcext:value-type="float">
            <text:p>81220</text:p>
          </table:table-cell>
          <table:table-cell office:value-type="float" office:value="358161" calcext:value-type="float">
            <text:p>358161</text:p>
          </table:table-cell>
          <table:table-cell office:value-type="float" office:value="844064" calcext:value-type="float">
            <text:p>844064</text:p>
          </table:table-cell>
          <table:table-cell office:value-type="float" office:value="336" calcext:value-type="float">
            <text:p>336</text:p>
          </table:table-cell>
          <table:table-cell office:value-type="float" office:value="4295" calcext:value-type="float">
            <text:p>4295</text:p>
          </table:table-cell>
          <table:table-cell office:value-type="float" office:value="10600" calcext:value-type="float">
            <text:p>10600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329" calcext:value-type="float">
            <text:p>0.424329</text:p>
          </table:table-cell>
          <table:table-cell office:value-type="float" office:value="336" calcext:value-type="float">
            <text:p>336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41" calcext:value-type="float">
            <text:p>0.41</text:p>
          </table:table-cell>
          <table:table-cell office:value-type="float" office:value="25.42" calcext:value-type="float">
            <text:p>25.4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1204" calcext:value-type="float">
            <text:p>81204</text:p>
          </table:table-cell>
          <table:table-cell office:value-type="float" office:value="16668807711" calcext:value-type="float">
            <text:p>16668807711</text:p>
          </table:table-cell>
          <table:table-cell office:value-type="float" office:value="8882804316" calcext:value-type="float">
            <text:p>8882804316</text:p>
          </table:table-cell>
          <table:table-cell office:value-type="float" office:value="574885" calcext:value-type="float">
            <text:p>574885</text:p>
          </table:table-cell>
          <table:table-cell office:value-type="float" office:value="373394934" calcext:value-type="float">
            <text:p>373394934</text:p>
          </table:table-cell>
          <table:table-cell office:value-type="float" office:value="491998612" calcext:value-type="float">
            <text:p>491998612</text:p>
          </table:table-cell>
          <table:table-cell office:value-type="float" office:value="1805137" calcext:value-type="float">
            <text:p>180513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25" calcext:value-type="float">
            <text:p>1.876525</text:p>
          </table:table-cell>
          <table:table-cell office:value-type="float" office:value="574885" calcext:value-type="float">
            <text:p>574885</text:p>
          </table:table-cell>
          <table:table-cell office:value-type="float" office:value="23.8258" calcext:value-type="float">
            <text:p>23.8258</text:p>
          </table:table-cell>
          <table:table-cell office:value-type="float" office:value="31.39373" calcext:value-type="float">
            <text:p>31.39373</text:p>
          </table:table-cell>
          <table:table-cell office:value-type="float" office:value="0.115183" calcext:value-type="float">
            <text:p>0.115183</text:p>
          </table:table-cell>
          <table:table-cell office:value-type="float" office:value="0.76" calcext:value-type="float">
            <text:p>0.76</text:p>
          </table:table-cell>
          <table:table-cell office:value-type="float" office:value="272.55" calcext:value-type="float">
            <text:p>272.5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1207" calcext:value-type="float">
            <text:p>81207</text:p>
          </table:table-cell>
          <table:table-cell office:value-type="float" office:value="1905108116" calcext:value-type="float">
            <text:p>1905108116</text:p>
          </table:table-cell>
          <table:table-cell office:value-type="float" office:value="8640759888" calcext:value-type="float">
            <text:p>8640759888</text:p>
          </table:table-cell>
          <table:table-cell office:value-type="float" office:value="2130822" calcext:value-type="float">
            <text:p>2130822</text:p>
          </table:table-cell>
          <table:table-cell office:value-type="float" office:value="344695578" calcext:value-type="float">
            <text:p>344695578</text:p>
          </table:table-cell>
          <table:table-cell office:value-type="float" office:value="234264842" calcext:value-type="float">
            <text:p>234264842</text:p>
          </table:table-cell>
          <table:table-cell office:value-type="float" office:value="2429304" calcext:value-type="float">
            <text:p>242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0479" calcext:value-type="float">
            <text:p>0.220479</text:p>
          </table:table-cell>
          <table:table-cell office:value-type="float" office:value="2130822" calcext:value-type="float">
            <text:p>2130822</text:p>
          </table:table-cell>
          <table:table-cell office:value-type="float" office:value="21.994534" calcext:value-type="float">
            <text:p>21.994534</text:p>
          </table:table-cell>
          <table:table-cell office:value-type="float" office:value="14.948106" calcext:value-type="float">
            <text:p>14.948106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1.47" calcext:value-type="float">
            <text:p>1.47</text:p>
          </table:table-cell>
          <table:table-cell office:value-type="float" office:value="96.43" calcext:value-type="float">
            <text:p>96.4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2223" calcext:value-type="float">
            <text:p>82223</text:p>
          </table:table-cell>
          <table:table-cell office:value-type="float" office:value="2051304693" calcext:value-type="float">
            <text:p>2051304693</text:p>
          </table:table-cell>
          <table:table-cell office:value-type="float" office:value="9554444583" calcext:value-type="float">
            <text:p>9554444583</text:p>
          </table:table-cell>
          <table:table-cell office:value-type="float" office:value="200091" calcext:value-type="float">
            <text:p>200091</text:p>
          </table:table-cell>
          <table:table-cell office:value-type="float" office:value="400701840" calcext:value-type="float">
            <text:p>400701840</text:p>
          </table:table-cell>
          <table:table-cell office:value-type="float" office:value="258348105" calcext:value-type="float">
            <text:p>258348105</text:p>
          </table:table-cell>
          <table:table-cell office:value-type="float" office:value="200782" calcext:value-type="float">
            <text:p>2007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96" calcext:value-type="float">
            <text:p>0.214696</text:p>
          </table:table-cell>
          <table:table-cell office:value-type="float" office:value="200091" calcext:value-type="float">
            <text:p>200091</text:p>
          </table:table-cell>
          <table:table-cell office:value-type="float" office:value="25.593729" calcext:value-type="float">
            <text:p>25.593729</text:p>
          </table:table-cell>
          <table:table-cell office:value-type="float" office:value="16.501276" calcext:value-type="float">
            <text:p>16.501276</text:p>
          </table:table-cell>
          <table:table-cell office:value-type="float" office:value="0.012824" calcext:value-type="float">
            <text:p>0.012824</text:p>
          </table:table-cell>
          <table:table-cell office:value-type="float" office:value="1.55" calcext:value-type="float">
            <text:p>1.55</text:p>
          </table:table-cell>
          <table:table-cell office:value-type="float" office:value="1286.71" calcext:value-type="float">
            <text:p>1286.7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2223" calcext:value-type="float">
            <text:p>82223</text:p>
          </table:table-cell>
          <table:table-cell office:value-type="float" office:value="604596" calcext:value-type="float">
            <text:p>604596</text:p>
          </table:table-cell>
          <table:table-cell office:value-type="float" office:value="1734080" calcext:value-type="float">
            <text:p>1734080</text:p>
          </table:table-cell>
          <table:table-cell office:value-type="float" office:value="582" calcext:value-type="float">
            <text:p>582</text:p>
          </table:table-cell>
          <table:table-cell office:value-type="float" office:value="10152" calcext:value-type="float">
            <text:p>10152</text:p>
          </table:table-cell>
          <table:table-cell office:value-type="float" office:value="28125" calcext:value-type="float">
            <text:p>28125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655" calcext:value-type="float">
            <text:p>0.348655</text:p>
          </table:table-cell>
          <table:table-cell office:value-type="float" office:value="582" calcext:value-type="float">
            <text:p>582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36" calcext:value-type="float">
            <text:p>0.36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2206" calcext:value-type="float">
            <text:p>82206</text:p>
          </table:table-cell>
          <table:table-cell office:value-type="float" office:value="16463744317" calcext:value-type="float">
            <text:p>16463744317</text:p>
          </table:table-cell>
          <table:table-cell office:value-type="float" office:value="8785073590" calcext:value-type="float">
            <text:p>8785073590</text:p>
          </table:table-cell>
          <table:table-cell office:value-type="float" office:value="535088" calcext:value-type="float">
            <text:p>535088</text:p>
          </table:table-cell>
          <table:table-cell office:value-type="float" office:value="368916427" calcext:value-type="float">
            <text:p>368916427</text:p>
          </table:table-cell>
          <table:table-cell office:value-type="float" office:value="488817973" calcext:value-type="float">
            <text:p>488817973</text:p>
          </table:table-cell>
          <table:table-cell office:value-type="float" office:value="1772490" calcext:value-type="float">
            <text:p>17724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059" calcext:value-type="float">
            <text:p>1.874059</text:p>
          </table:table-cell>
          <table:table-cell office:value-type="float" office:value="535088" calcext:value-type="float">
            <text:p>535088</text:p>
          </table:table-cell>
          <table:table-cell office:value-type="float" office:value="23.563524" calcext:value-type="float">
            <text:p>23.563524</text:p>
          </table:table-cell>
          <table:table-cell office:value-type="float" office:value="31.221907" calcext:value-type="float">
            <text:p>31.221907</text:p>
          </table:table-cell>
          <table:table-cell office:value-type="float" office:value="0.113213" calcext:value-type="float">
            <text:p>0.113213</text:p>
          </table:table-cell>
          <table:table-cell office:value-type="float" office:value="0.75" calcext:value-type="float">
            <text:p>0.75</text:p>
          </table:table-cell>
          <table:table-cell office:value-type="float" office:value="275.78" calcext:value-type="float">
            <text:p>275.7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2209" calcext:value-type="float">
            <text:p>82209</text:p>
          </table:table-cell>
          <table:table-cell office:value-type="float" office:value="1876839869" calcext:value-type="float">
            <text:p>1876839869</text:p>
          </table:table-cell>
          <table:table-cell office:value-type="float" office:value="8800813496" calcext:value-type="float">
            <text:p>8800813496</text:p>
          </table:table-cell>
          <table:table-cell office:value-type="float" office:value="1720373" calcext:value-type="float">
            <text:p>1720373</text:p>
          </table:table-cell>
          <table:table-cell office:value-type="float" office:value="362919017" calcext:value-type="float">
            <text:p>362919017</text:p>
          </table:table-cell>
          <table:table-cell office:value-type="float" office:value="236479270" calcext:value-type="float">
            <text:p>236479270</text:p>
          </table:table-cell>
          <table:table-cell office:value-type="float" office:value="1723629" calcext:value-type="float">
            <text:p>172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258" calcext:value-type="float">
            <text:p>0.213258</text:p>
          </table:table-cell>
          <table:table-cell office:value-type="float" office:value="1720373" calcext:value-type="float">
            <text:p>1720373</text:p>
          </table:table-cell>
          <table:table-cell office:value-type="float" office:value="23.180456" calcext:value-type="float">
            <text:p>23.180456</text:p>
          </table:table-cell>
          <table:table-cell office:value-type="float" office:value="15.104464" calcext:value-type="float">
            <text:p>15.104464</text:p>
          </table:table-cell>
          <table:table-cell office:value-type="float" office:value="0.110092" calcext:value-type="float">
            <text:p>0.110092</text:p>
          </table:table-cell>
          <table:table-cell office:value-type="float" office:value="1.53" calcext:value-type="float">
            <text:p>1.53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3226" calcext:value-type="float">
            <text:p>83226</text:p>
          </table:table-cell>
          <table:table-cell office:value-type="float" office:value="1968798564" calcext:value-type="float">
            <text:p>1968798564</text:p>
          </table:table-cell>
          <table:table-cell office:value-type="float" office:value="9173667050" calcext:value-type="float">
            <text:p>9173667050</text:p>
          </table:table-cell>
          <table:table-cell office:value-type="float" office:value="199325" calcext:value-type="float">
            <text:p>199325</text:p>
          </table:table-cell>
          <table:table-cell office:value-type="float" office:value="385127867" calcext:value-type="float">
            <text:p>385127867</text:p>
          </table:table-cell>
          <table:table-cell office:value-type="float" office:value="247919120" calcext:value-type="float">
            <text:p>24791912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14" calcext:value-type="float">
            <text:p>0.214614</text:p>
          </table:table-cell>
          <table:table-cell office:value-type="float" office:value="199325" calcext:value-type="float">
            <text:p>199325</text:p>
          </table:table-cell>
          <table:table-cell office:value-type="float" office:value="24.574461" calcext:value-type="float">
            <text:p>24.574461</text:p>
          </table:table-cell>
          <table:table-cell office:value-type="float" office:value="15.819366" calcext:value-type="float">
            <text:p>15.819366</text:p>
          </table:table-cell>
          <table:table-cell office:value-type="float" office:value="0.012762" calcext:value-type="float">
            <text:p>0.012762</text:p>
          </table:table-cell>
          <table:table-cell office:value-type="float" office:value="1.55" calcext:value-type="float">
            <text:p>1.55</text:p>
          </table:table-cell>
          <table:table-cell office:value-type="float" office:value="1239.6" calcext:value-type="float">
            <text:p>1239.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3226" calcext:value-type="float">
            <text:p>83226</text:p>
          </table:table-cell>
          <table:table-cell office:value-type="float" office:value="409686" calcext:value-type="float">
            <text:p>409686</text:p>
          </table:table-cell>
          <table:table-cell office:value-type="float" office:value="1068043" calcext:value-type="float">
            <text:p>1068043</text:p>
          </table:table-cell>
          <table:table-cell office:value-type="float" office:value="399" calcext:value-type="float">
            <text:p>399</text:p>
          </table:table-cell>
          <table:table-cell office:value-type="float" office:value="5916" calcext:value-type="float">
            <text:p>5916</text:p>
          </table:table-cell>
          <table:table-cell office:value-type="float" office:value="16071" calcext:value-type="float">
            <text:p>1607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586" calcext:value-type="float">
            <text:p>0.383586</text:p>
          </table:table-cell>
          <table:table-cell office:value-type="float" office:value="399" calcext:value-type="float">
            <text:p>399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7" calcext:value-type="float">
            <text:p>0.37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3209" calcext:value-type="float">
            <text:p>83209</text:p>
          </table:table-cell>
          <table:table-cell office:value-type="float" office:value="16688561317" calcext:value-type="float">
            <text:p>16688561317</text:p>
          </table:table-cell>
          <table:table-cell office:value-type="float" office:value="8893622364" calcext:value-type="float">
            <text:p>8893622364</text:p>
          </table:table-cell>
          <table:table-cell office:value-type="float" office:value="532742" calcext:value-type="float">
            <text:p>532742</text:p>
          </table:table-cell>
          <table:table-cell office:value-type="float" office:value="373592782" calcext:value-type="float">
            <text:p>373592782</text:p>
          </table:table-cell>
          <table:table-cell office:value-type="float" office:value="492174022" calcext:value-type="float">
            <text:p>492174022</text:p>
          </table:table-cell>
          <table:table-cell office:value-type="float" office:value="1750953" calcext:value-type="float">
            <text:p>175095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464" calcext:value-type="float">
            <text:p>1.876464</text:p>
          </table:table-cell>
          <table:table-cell office:value-type="float" office:value="532742" calcext:value-type="float">
            <text:p>532742</text:p>
          </table:table-cell>
          <table:table-cell office:value-type="float" office:value="23.838423" calcext:value-type="float">
            <text:p>23.838423</text:p>
          </table:table-cell>
          <table:table-cell office:value-type="float" office:value="31.404922" calcext:value-type="float">
            <text:p>31.404922</text:p>
          </table:table-cell>
          <table:table-cell office:value-type="float" office:value="0.111726" calcext:value-type="float">
            <text:p>0.111726</text:p>
          </table:table-cell>
          <table:table-cell office:value-type="float" office:value="0.76" calcext:value-type="float">
            <text:p>0.76</text:p>
          </table:table-cell>
          <table:table-cell office:value-type="float" office:value="281.09" calcext:value-type="float">
            <text:p>281.0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3212" calcext:value-type="float">
            <text:p>83212</text:p>
          </table:table-cell>
          <table:table-cell office:value-type="float" office:value="1871505483" calcext:value-type="float">
            <text:p>1871505483</text:p>
          </table:table-cell>
          <table:table-cell office:value-type="float" office:value="8772880472" calcext:value-type="float">
            <text:p>8772880472</text:p>
          </table:table-cell>
          <table:table-cell office:value-type="float" office:value="1687263" calcext:value-type="float">
            <text:p>1687263</text:p>
          </table:table-cell>
          <table:table-cell office:value-type="float" office:value="361866337" calcext:value-type="float">
            <text:p>361866337</text:p>
          </table:table-cell>
          <table:table-cell office:value-type="float" office:value="235835566" calcext:value-type="float">
            <text:p>235835566</text:p>
          </table:table-cell>
          <table:table-cell office:value-type="float" office:value="1690240" calcext:value-type="float">
            <text:p>1690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29" calcext:value-type="float">
            <text:p>0.213329</text:p>
          </table:table-cell>
          <table:table-cell office:value-type="float" office:value="1687263" calcext:value-type="float">
            <text:p>1687263</text:p>
          </table:table-cell>
          <table:table-cell office:value-type="float" office:value="23.090176" calcext:value-type="float">
            <text:p>23.090176</text:p>
          </table:table-cell>
          <table:table-cell office:value-type="float" office:value="15.048331" calcext:value-type="float">
            <text:p>15.048331</text:p>
          </table:table-cell>
          <table:table-cell office:value-type="float" office:value="0.107852" calcext:value-type="float">
            <text:p>0.107852</text:p>
          </table:table-cell>
          <table:table-cell office:value-type="float" office:value="1.53" calcext:value-type="float">
            <text:p>1.53</text:p>
          </table:table-cell>
          <table:table-cell office:value-type="float" office:value="139.53" calcext:value-type="float">
            <text:p>139.5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4229" calcext:value-type="float">
            <text:p>84229</text:p>
          </table:table-cell>
          <table:table-cell office:value-type="float" office:value="1549435847" calcext:value-type="float">
            <text:p>1549435847</text:p>
          </table:table-cell>
          <table:table-cell office:value-type="float" office:value="7126129823" calcext:value-type="float">
            <text:p>7126129823</text:p>
          </table:table-cell>
          <table:table-cell office:value-type="float" office:value="198504" calcext:value-type="float">
            <text:p>198504</text:p>
          </table:table-cell>
          <table:table-cell office:value-type="float" office:value="296376325" calcext:value-type="float">
            <text:p>296376325</text:p>
          </table:table-cell>
          <table:table-cell office:value-type="float" office:value="191343608" calcext:value-type="float">
            <text:p>191343608</text:p>
          </table:table-cell>
          <table:table-cell office:value-type="float" office:value="208085" calcext:value-type="float">
            <text:p>2080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43" calcext:value-type="float">
            <text:p>0.21743</text:p>
          </table:table-cell>
          <table:table-cell office:value-type="float" office:value="198504" calcext:value-type="float">
            <text:p>198504</text:p>
          </table:table-cell>
          <table:table-cell office:value-type="float" office:value="18.91135" calcext:value-type="float">
            <text:p>18.91135</text:p>
          </table:table-cell>
          <table:table-cell office:value-type="float" office:value="12.209363" calcext:value-type="float">
            <text:p>12.209363</text:p>
          </table:table-cell>
          <table:table-cell office:value-type="float" office:value="0.013278" calcext:value-type="float">
            <text:p>0.013278</text:p>
          </table:table-cell>
          <table:table-cell office:value-type="float" office:value="1.55" calcext:value-type="float">
            <text:p>1.55</text:p>
          </table:table-cell>
          <table:table-cell office:value-type="float" office:value="919.55" calcext:value-type="float">
            <text:p>919.5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4229" calcext:value-type="float">
            <text:p>84229</text:p>
          </table:table-cell>
          <table:table-cell office:value-type="float" office:value="563150" calcext:value-type="float">
            <text:p>563150</text:p>
          </table:table-cell>
          <table:table-cell office:value-type="float" office:value="1485999" calcext:value-type="float">
            <text:p>1485999</text:p>
          </table:table-cell>
          <table:table-cell office:value-type="float" office:value="647" calcext:value-type="float">
            <text:p>647</text:p>
          </table:table-cell>
          <table:table-cell office:value-type="float" office:value="8921" calcext:value-type="float">
            <text:p>8921</text:p>
          </table:table-cell>
          <table:table-cell office:value-type="float" office:value="24273" calcext:value-type="float">
            <text:p>24273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971" calcext:value-type="float">
            <text:p>0.378971</text:p>
          </table:table-cell>
          <table:table-cell office:value-type="float" office:value="647" calcext:value-type="float">
            <text:p>647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37" calcext:value-type="float">
            <text:p>0.37</text:p>
          </table:table-cell>
          <table:table-cell office:value-type="float" office:value="34.53" calcext:value-type="float">
            <text:p>34.5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4212" calcext:value-type="float">
            <text:p>84212</text:p>
          </table:table-cell>
          <table:table-cell office:value-type="float" office:value="16477738463" calcext:value-type="float">
            <text:p>16477738463</text:p>
          </table:table-cell>
          <table:table-cell office:value-type="float" office:value="8801607744" calcext:value-type="float">
            <text:p>8801607744</text:p>
          </table:table-cell>
          <table:table-cell office:value-type="float" office:value="509781" calcext:value-type="float">
            <text:p>509781</text:p>
          </table:table-cell>
          <table:table-cell office:value-type="float" office:value="368673666" calcext:value-type="float">
            <text:p>368673666</text:p>
          </table:table-cell>
          <table:table-cell office:value-type="float" office:value="486264496" calcext:value-type="float">
            <text:p>486264496</text:p>
          </table:table-cell>
          <table:table-cell office:value-type="float" office:value="1637578" calcext:value-type="float">
            <text:p>16375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2128" calcext:value-type="float">
            <text:p>1.872128</text:p>
          </table:table-cell>
          <table:table-cell office:value-type="float" office:value="509781" calcext:value-type="float">
            <text:p>509781</text:p>
          </table:table-cell>
          <table:table-cell office:value-type="float" office:value="23.52454" calcext:value-type="float">
            <text:p>23.52454</text:p>
          </table:table-cell>
          <table:table-cell office:value-type="float" office:value="31.027845" calcext:value-type="float">
            <text:p>31.027845</text:p>
          </table:table-cell>
          <table:table-cell office:value-type="float" office:value="0.104492" calcext:value-type="float">
            <text:p>0.104492</text:p>
          </table:table-cell>
          <table:table-cell office:value-type="float" office:value="0.76" calcext:value-type="float">
            <text:p>0.76</text:p>
          </table:table-cell>
          <table:table-cell office:value-type="float" office:value="296.94" calcext:value-type="float">
            <text:p>296.9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4215" calcext:value-type="float">
            <text:p>84215</text:p>
          </table:table-cell>
          <table:table-cell office:value-type="float" office:value="1907933119" calcext:value-type="float">
            <text:p>1907933119</text:p>
          </table:table-cell>
          <table:table-cell office:value-type="float" office:value="8941000784" calcext:value-type="float">
            <text:p>8941000784</text:p>
          </table:table-cell>
          <table:table-cell office:value-type="float" office:value="1649491" calcext:value-type="float">
            <text:p>1649491</text:p>
          </table:table-cell>
          <table:table-cell office:value-type="float" office:value="368874559" calcext:value-type="float">
            <text:p>368874559</text:p>
          </table:table-cell>
          <table:table-cell office:value-type="float" office:value="240368541" calcext:value-type="float">
            <text:p>240368541</text:p>
          </table:table-cell>
          <table:table-cell office:value-type="float" office:value="1652440" calcext:value-type="float">
            <text:p>1652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91" calcext:value-type="float">
            <text:p>0.213391</text:p>
          </table:table-cell>
          <table:table-cell office:value-type="float" office:value="1649491" calcext:value-type="float">
            <text:p>1649491</text:p>
          </table:table-cell>
          <table:table-cell office:value-type="float" office:value="23.537359" calcext:value-type="float">
            <text:p>23.537359</text:p>
          </table:table-cell>
          <table:table-cell office:value-type="float" office:value="15.337574" calcext:value-type="float">
            <text:p>15.337574</text:p>
          </table:table-cell>
          <table:table-cell office:value-type="float" office:value="0.10544" calcext:value-type="float">
            <text:p>0.10544</text:p>
          </table:table-cell>
          <table:table-cell office:value-type="float" office:value="1.53" calcext:value-type="float">
            <text:p>1.53</text:p>
          </table:table-cell>
          <table:table-cell office:value-type="float" office:value="145.46" calcext:value-type="float">
            <text:p>145.4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5232" calcext:value-type="float">
            <text:p>85232</text:p>
          </table:table-cell>
          <table:table-cell office:value-type="float" office:value="368271" calcext:value-type="float">
            <text:p>368271</text:p>
          </table:table-cell>
          <table:table-cell office:value-type="float" office:value="721832" calcext:value-type="float">
            <text:p>721832</text:p>
          </table:table-cell>
          <table:table-cell office:value-type="float" office:value="343" calcext:value-type="float">
            <text:p>343</text:p>
          </table:table-cell>
          <table:table-cell office:value-type="float" office:value="5115" calcext:value-type="float">
            <text:p>5115</text:p>
          </table:table-cell>
          <table:table-cell office:value-type="float" office:value="12475" calcext:value-type="float">
            <text:p>12475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0189" calcext:value-type="float">
            <text:p>0.510189</text:p>
          </table:table-cell>
          <table:table-cell office:value-type="float" office:value="343" calcext:value-type="float">
            <text:p>343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41" calcext:value-type="float">
            <text:p>0.41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5232" calcext:value-type="float">
            <text:p>85232</text:p>
          </table:table-cell>
          <table:table-cell office:value-type="float" office:value="388156" calcext:value-type="float">
            <text:p>388156</text:p>
          </table:table-cell>
          <table:table-cell office:value-type="float" office:value="803694" calcext:value-type="float">
            <text:p>803694</text:p>
          </table:table-cell>
          <table:table-cell office:value-type="float" office:value="229" calcext:value-type="float">
            <text:p>229</text:p>
          </table:table-cell>
          <table:table-cell office:value-type="float" office:value="5381" calcext:value-type="float">
            <text:p>5381</text:p>
          </table:table-cell>
          <table:table-cell office:value-type="float" office:value="14482" calcext:value-type="float">
            <text:p>14482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2965" calcext:value-type="float">
            <text:p>0.482965</text:p>
          </table:table-cell>
          <table:table-cell office:value-type="float" office:value="229" calcext:value-type="float">
            <text:p>229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7" calcext:value-type="float">
            <text:p>0.37</text:p>
          </table:table-cell>
          <table:table-cell office:value-type="float" office:value="39.46" calcext:value-type="float">
            <text:p>39.4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5215" calcext:value-type="float">
            <text:p>85215</text:p>
          </table:table-cell>
          <table:table-cell office:value-type="float" office:value="16098149631" calcext:value-type="float">
            <text:p>16098149631</text:p>
          </table:table-cell>
          <table:table-cell office:value-type="float" office:value="8627306156" calcext:value-type="float">
            <text:p>8627306156</text:p>
          </table:table-cell>
          <table:table-cell office:value-type="float" office:value="615363" calcext:value-type="float">
            <text:p>615363</text:p>
          </table:table-cell>
          <table:table-cell office:value-type="float" office:value="360550964" calcext:value-type="float">
            <text:p>360550964</text:p>
          </table:table-cell>
          <table:table-cell office:value-type="float" office:value="476171747" calcext:value-type="float">
            <text:p>476171747</text:p>
          </table:table-cell>
          <table:table-cell office:value-type="float" office:value="2237575" calcext:value-type="float">
            <text:p>223757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5953" calcext:value-type="float">
            <text:p>1.865953</text:p>
          </table:table-cell>
          <table:table-cell office:value-type="float" office:value="615363" calcext:value-type="float">
            <text:p>615363</text:p>
          </table:table-cell>
          <table:table-cell office:value-type="float" office:value="23.006245" calcext:value-type="float">
            <text:p>23.006245</text:p>
          </table:table-cell>
          <table:table-cell office:value-type="float" office:value="30.383841" calcext:value-type="float">
            <text:p>30.383841</text:p>
          </table:table-cell>
          <table:table-cell office:value-type="float" office:value="0.142776" calcext:value-type="float">
            <text:p>0.142776</text:p>
          </table:table-cell>
          <table:table-cell office:value-type="float" office:value="0.76" calcext:value-type="float">
            <text:p>0.76</text:p>
          </table:table-cell>
          <table:table-cell office:value-type="float" office:value="212.81" calcext:value-type="float">
            <text:p>212.8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5217" calcext:value-type="float">
            <text:p>85217</text:p>
          </table:table-cell>
          <table:table-cell office:value-type="float" office:value="1861666427" calcext:value-type="float">
            <text:p>1861666427</text:p>
          </table:table-cell>
          <table:table-cell office:value-type="float" office:value="8731389085" calcext:value-type="float">
            <text:p>8731389085</text:p>
          </table:table-cell>
          <table:table-cell office:value-type="float" office:value="1805360" calcext:value-type="float">
            <text:p>1805360</text:p>
          </table:table-cell>
          <table:table-cell office:value-type="float" office:value="360161542" calcext:value-type="float">
            <text:p>360161542</text:p>
          </table:table-cell>
          <table:table-cell office:value-type="float" office:value="234572389" calcext:value-type="float">
            <text:p>234572389</text:p>
          </table:table-cell>
          <table:table-cell office:value-type="float" office:value="1807737" calcext:value-type="float">
            <text:p>1807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215" calcext:value-type="float">
            <text:p>0.213215</text:p>
          </table:table-cell>
          <table:table-cell office:value-type="float" office:value="1805360" calcext:value-type="float">
            <text:p>1805360</text:p>
          </table:table-cell>
          <table:table-cell office:value-type="float" office:value="23.00433" calcext:value-type="float">
            <text:p>23.00433</text:p>
          </table:table-cell>
          <table:table-cell office:value-type="float" office:value="14.982667" calcext:value-type="float">
            <text:p>14.982667</text:p>
          </table:table-cell>
          <table:table-cell office:value-type="float" office:value="0.115464" calcext:value-type="float">
            <text:p>0.115464</text:p>
          </table:table-cell>
          <table:table-cell office:value-type="float" office:value="1.54" calcext:value-type="float">
            <text:p>1.54</text:p>
          </table:table-cell>
          <table:table-cell office:value-type="float" office:value="129.76" calcext:value-type="float">
            <text:p>129.7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6236" calcext:value-type="float">
            <text:p>86236</text:p>
          </table:table-cell>
          <table:table-cell office:value-type="float" office:value="523140" calcext:value-type="float">
            <text:p>523140</text:p>
          </table:table-cell>
          <table:table-cell office:value-type="float" office:value="1245129" calcext:value-type="float">
            <text:p>1245129</text:p>
          </table:table-cell>
          <table:table-cell office:value-type="float" office:value="1341" calcext:value-type="float">
            <text:p>1341</text:p>
          </table:table-cell>
          <table:table-cell office:value-type="float" office:value="9376" calcext:value-type="float">
            <text:p>9376</text:p>
          </table:table-cell>
          <table:table-cell office:value-type="float" office:value="21562" calcext:value-type="float">
            <text:p>21562</text:p>
          </table:table-cell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149" calcext:value-type="float">
            <text:p>0.420149</text:p>
          </table:table-cell>
          <table:table-cell office:value-type="float" office:value="1341" calcext:value-type="float">
            <text:p>134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43" calcext:value-type="float">
            <text:p>0.43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6236" calcext:value-type="float">
            <text:p>86236</text:p>
          </table:table-cell>
          <table:table-cell office:value-type="float" office:value="464309" calcext:value-type="float">
            <text:p>464309</text:p>
          </table:table-cell>
          <table:table-cell office:value-type="float" office:value="1015303" calcext:value-type="float">
            <text:p>1015303</text:p>
          </table:table-cell>
          <table:table-cell office:value-type="float" office:value="205" calcext:value-type="float">
            <text:p>205</text:p>
          </table:table-cell>
          <table:table-cell office:value-type="float" office:value="6854" calcext:value-type="float">
            <text:p>6854</text:p>
          </table:table-cell>
          <table:table-cell office:value-type="float" office:value="18124" calcext:value-type="float">
            <text:p>18124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7311" calcext:value-type="float">
            <text:p>0.457311</text:p>
          </table:table-cell>
          <table:table-cell office:value-type="float" office:value="205" calcext:value-type="float">
            <text:p>205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38" calcext:value-type="float">
            <text:p>0.38</text:p>
          </table:table-cell>
          <table:table-cell office:value-type="float" office:value="61.86" calcext:value-type="float">
            <text:p>61.8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6217" calcext:value-type="float">
            <text:p>86217</text:p>
          </table:table-cell>
          <table:table-cell office:value-type="float" office:value="16473768549" calcext:value-type="float">
            <text:p>16473768549</text:p>
          </table:table-cell>
          <table:table-cell office:value-type="float" office:value="8777700160" calcext:value-type="float">
            <text:p>8777700160</text:p>
          </table:table-cell>
          <table:table-cell office:value-type="float" office:value="554443" calcext:value-type="float">
            <text:p>554443</text:p>
          </table:table-cell>
          <table:table-cell office:value-type="float" office:value="368838433" calcext:value-type="float">
            <text:p>368838433</text:p>
          </table:table-cell>
          <table:table-cell office:value-type="float" office:value="486505129" calcext:value-type="float">
            <text:p>486505129</text:p>
          </table:table-cell>
          <table:table-cell office:value-type="float" office:value="1752987" calcext:value-type="float">
            <text:p>175298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775" calcext:value-type="float">
            <text:p>1.876775</text:p>
          </table:table-cell>
          <table:table-cell office:value-type="float" office:value="554443" calcext:value-type="float">
            <text:p>554443</text:p>
          </table:table-cell>
          <table:table-cell office:value-type="float" office:value="23.558542" calcext:value-type="float">
            <text:p>23.558542</text:p>
          </table:table-cell>
          <table:table-cell office:value-type="float" office:value="31.074179" calcext:value-type="float">
            <text:p>31.074179</text:p>
          </table:table-cell>
          <table:table-cell office:value-type="float" office:value="0.111967" calcext:value-type="float">
            <text:p>0.111967</text:p>
          </table:table-cell>
          <table:table-cell office:value-type="float" office:value="0.76" calcext:value-type="float">
            <text:p>0.76</text:p>
          </table:table-cell>
          <table:table-cell office:value-type="float" office:value="277.53" calcext:value-type="float">
            <text:p>277.5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6219" calcext:value-type="float">
            <text:p>86219</text:p>
          </table:table-cell>
          <table:table-cell office:value-type="float" office:value="1868352398" calcext:value-type="float">
            <text:p>1868352398</text:p>
          </table:table-cell>
          <table:table-cell office:value-type="float" office:value="8717681133" calcext:value-type="float">
            <text:p>8717681133</text:p>
          </table:table-cell>
          <table:table-cell office:value-type="float" office:value="3049303" calcext:value-type="float">
            <text:p>3049303</text:p>
          </table:table-cell>
          <table:table-cell office:value-type="float" office:value="367632056" calcext:value-type="float">
            <text:p>367632056</text:p>
          </table:table-cell>
          <table:table-cell office:value-type="float" office:value="234685098" calcext:value-type="float">
            <text:p>234685098</text:p>
          </table:table-cell>
          <table:table-cell office:value-type="float" office:value="3052339" calcext:value-type="float">
            <text:p>305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18" calcext:value-type="float">
            <text:p>0.214318</text:p>
          </table:table-cell>
          <table:table-cell office:value-type="float" office:value="3049303" calcext:value-type="float">
            <text:p>3049303</text:p>
          </table:table-cell>
          <table:table-cell office:value-type="float" office:value="23.481489" calcext:value-type="float">
            <text:p>23.481489</text:p>
          </table:table-cell>
          <table:table-cell office:value-type="float" office:value="14.989867" calcext:value-type="float">
            <text:p>14.989867</text:p>
          </table:table-cell>
          <table:table-cell office:value-type="float" office:value="0.19496" calcext:value-type="float">
            <text:p>0.19496</text:p>
          </table:table-cell>
          <table:table-cell office:value-type="float" office:value="1.57" calcext:value-type="float">
            <text:p>1.57</text:p>
          </table:table-cell>
          <table:table-cell office:value-type="float" office:value="76.89" calcext:value-type="float">
            <text:p>76.8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7240" calcext:value-type="float">
            <text:p>87240</text:p>
          </table:table-cell>
          <table:table-cell office:value-type="float" office:value="910839" calcext:value-type="float">
            <text:p>910839</text:p>
          </table:table-cell>
          <table:table-cell office:value-type="float" office:value="1997174" calcext:value-type="float">
            <text:p>1997174</text:p>
          </table:table-cell>
          <table:table-cell office:value-type="float" office:value="1030" calcext:value-type="float">
            <text:p>1030</text:p>
          </table:table-cell>
          <table:table-cell office:value-type="float" office:value="14345" calcext:value-type="float">
            <text:p>14345</text:p>
          </table:table-cell>
          <table:table-cell office:value-type="float" office:value="37789" calcext:value-type="float">
            <text:p>37789</text:p>
          </table:table-cell>
          <table:table-cell office:value-type="float" office:value="1666" calcext:value-type="float">
            <text:p>16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6064" calcext:value-type="float">
            <text:p>0.456064</text:p>
          </table:table-cell>
          <table:table-cell office:value-type="float" office:value="1030" calcext:value-type="float">
            <text:p>1030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2409" calcext:value-type="float">
            <text:p>0.00240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38" calcext:value-type="float">
            <text:p>0.38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7240" calcext:value-type="float">
            <text:p>87240</text:p>
          </table:table-cell>
          <table:table-cell office:value-type="float" office:value="466825" calcext:value-type="float">
            <text:p>466825</text:p>
          </table:table-cell>
          <table:table-cell office:value-type="float" office:value="983743" calcext:value-type="float">
            <text:p>983743</text:p>
          </table:table-cell>
          <table:table-cell office:value-type="float" office:value="497" calcext:value-type="float">
            <text:p>497</text:p>
          </table:table-cell>
          <table:table-cell office:value-type="float" office:value="7019" calcext:value-type="float">
            <text:p>7019</text:p>
          </table:table-cell>
          <table:table-cell office:value-type="float" office:value="18438" calcext:value-type="float">
            <text:p>18438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54" calcext:value-type="float">
            <text:p>0.47454</text:p>
          </table:table-cell>
          <table:table-cell office:value-type="float" office:value="497" calcext:value-type="float">
            <text:p>497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38" calcext:value-type="float">
            <text:p>0.38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7220" calcext:value-type="float">
            <text:p>87220</text:p>
          </table:table-cell>
          <table:table-cell office:value-type="float" office:value="16395330197" calcext:value-type="float">
            <text:p>16395330197</text:p>
          </table:table-cell>
          <table:table-cell office:value-type="float" office:value="8739409672" calcext:value-type="float">
            <text:p>8739409672</text:p>
          </table:table-cell>
          <table:table-cell office:value-type="float" office:value="575195" calcext:value-type="float">
            <text:p>575195</text:p>
          </table:table-cell>
          <table:table-cell office:value-type="float" office:value="367480809" calcext:value-type="float">
            <text:p>367480809</text:p>
          </table:table-cell>
          <table:table-cell office:value-type="float" office:value="485209161" calcext:value-type="float">
            <text:p>485209161</text:p>
          </table:table-cell>
          <table:table-cell office:value-type="float" office:value="1801628" calcext:value-type="float">
            <text:p>180162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023" calcext:value-type="float">
            <text:p>1.876023</text:p>
          </table:table-cell>
          <table:table-cell office:value-type="float" office:value="575195" calcext:value-type="float">
            <text:p>575195</text:p>
          </table:table-cell>
          <table:table-cell office:value-type="float" office:value="23.448425" calcext:value-type="float">
            <text:p>23.448425</text:p>
          </table:table-cell>
          <table:table-cell office:value-type="float" office:value="30.960505" calcext:value-type="float">
            <text:p>30.960505</text:p>
          </table:table-cell>
          <table:table-cell office:value-type="float" office:value="0.114959" calcext:value-type="float">
            <text:p>0.114959</text:p>
          </table:table-cell>
          <table:table-cell office:value-type="float" office:value="0.76" calcext:value-type="float">
            <text:p>0.76</text:p>
          </table:table-cell>
          <table:table-cell office:value-type="float" office:value="269.32" calcext:value-type="float">
            <text:p>269.3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7222" calcext:value-type="float">
            <text:p>87222</text:p>
          </table:table-cell>
          <table:table-cell office:value-type="float" office:value="1883988119" calcext:value-type="float">
            <text:p>1883988119</text:p>
          </table:table-cell>
          <table:table-cell office:value-type="float" office:value="8800960767" calcext:value-type="float">
            <text:p>8800960767</text:p>
          </table:table-cell>
          <table:table-cell office:value-type="float" office:value="3396944" calcext:value-type="float">
            <text:p>3396944</text:p>
          </table:table-cell>
          <table:table-cell office:value-type="float" office:value="372225774" calcext:value-type="float">
            <text:p>372225774</text:p>
          </table:table-cell>
          <table:table-cell office:value-type="float" office:value="237396392" calcext:value-type="float">
            <text:p>237396392</text:p>
          </table:table-cell>
          <table:table-cell office:value-type="float" office:value="3399906" calcext:value-type="float">
            <text:p>339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66" calcext:value-type="float">
            <text:p>0.214066</text:p>
          </table:table-cell>
          <table:table-cell office:value-type="float" office:value="3396944" calcext:value-type="float">
            <text:p>3396944</text:p>
          </table:table-cell>
          <table:table-cell office:value-type="float" office:value="23.751196" calcext:value-type="float">
            <text:p>23.751196</text:p>
          </table:table-cell>
          <table:table-cell office:value-type="float" office:value="15.147924" calcext:value-type="float">
            <text:p>15.147924</text:p>
          </table:table-cell>
          <table:table-cell office:value-type="float" office:value="0.216943" calcext:value-type="float">
            <text:p>0.216943</text:p>
          </table:table-cell>
          <table:table-cell office:value-type="float" office:value="1.57" calcext:value-type="float">
            <text:p>1.57</text:p>
          </table:table-cell>
          <table:table-cell office:value-type="float" office:value="69.82" calcext:value-type="float">
            <text:p>69.8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8243" calcext:value-type="float">
            <text:p>88243</text:p>
          </table:table-cell>
          <table:table-cell office:value-type="float" office:value="375779" calcext:value-type="float">
            <text:p>375779</text:p>
          </table:table-cell>
          <table:table-cell office:value-type="float" office:value="751294" calcext:value-type="float">
            <text:p>751294</text:p>
          </table:table-cell>
          <table:table-cell office:value-type="float" office:value="298" calcext:value-type="float">
            <text:p>298</text:p>
          </table:table-cell>
          <table:table-cell office:value-type="float" office:value="5079" calcext:value-type="float">
            <text:p>5079</text:p>
          </table:table-cell>
          <table:table-cell office:value-type="float" office:value="12270" calcext:value-type="float">
            <text:p>12270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176" calcext:value-type="float">
            <text:p>0.500176</text:p>
          </table:table-cell>
          <table:table-cell office:value-type="float" office:value="298" calcext:value-type="float">
            <text:p>298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41" calcext:value-type="float">
            <text:p>0.41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8243" calcext:value-type="float">
            <text:p>88243</text:p>
          </table:table-cell>
          <table:table-cell office:value-type="float" office:value="448290" calcext:value-type="float">
            <text:p>448290</text:p>
          </table:table-cell>
          <table:table-cell office:value-type="float" office:value="896546" calcext:value-type="float">
            <text:p>896546</text:p>
          </table:table-cell>
          <table:table-cell office:value-type="float" office:value="232" calcext:value-type="float">
            <text:p>232</text:p>
          </table:table-cell>
          <table:table-cell office:value-type="float" office:value="6542" calcext:value-type="float">
            <text:p>6542</text:p>
          </table:table-cell>
          <table:table-cell office:value-type="float" office:value="17025" calcext:value-type="float">
            <text:p>1702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019" calcext:value-type="float">
            <text:p>0.500019</text:p>
          </table:table-cell>
          <table:table-cell office:value-type="float" office:value="232" calcext:value-type="float">
            <text:p>232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8" calcext:value-type="float">
            <text:p>0.38</text:p>
          </table:table-cell>
          <table:table-cell office:value-type="float" office:value="55.28" calcext:value-type="float">
            <text:p>55.2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8223" calcext:value-type="float">
            <text:p>88223</text:p>
          </table:table-cell>
          <table:table-cell office:value-type="float" office:value="16392200092" calcext:value-type="float">
            <text:p>16392200092</text:p>
          </table:table-cell>
          <table:table-cell office:value-type="float" office:value="8765566892" calcext:value-type="float">
            <text:p>8765566892</text:p>
          </table:table-cell>
          <table:table-cell office:value-type="float" office:value="637985" calcext:value-type="float">
            <text:p>637985</text:p>
          </table:table-cell>
          <table:table-cell office:value-type="float" office:value="367165871" calcext:value-type="float">
            <text:p>367165871</text:p>
          </table:table-cell>
          <table:table-cell office:value-type="float" office:value="484559067" calcext:value-type="float">
            <text:p>484559067</text:p>
          </table:table-cell>
          <table:table-cell office:value-type="float" office:value="2021855" calcext:value-type="float">
            <text:p>202185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0067" calcext:value-type="float">
            <text:p>1.870067</text:p>
          </table:table-cell>
          <table:table-cell office:value-type="float" office:value="637985" calcext:value-type="float">
            <text:p>637985</text:p>
          </table:table-cell>
          <table:table-cell office:value-type="float" office:value="23.428329" calcext:value-type="float">
            <text:p>23.428329</text:p>
          </table:table-cell>
          <table:table-cell office:value-type="float" office:value="30.919024" calcext:value-type="float">
            <text:p>30.919024</text:p>
          </table:table-cell>
          <table:table-cell office:value-type="float" office:value="0.129012" calcext:value-type="float">
            <text:p>0.129012</text:p>
          </table:table-cell>
          <table:table-cell office:value-type="float" office:value="0.76" calcext:value-type="float">
            <text:p>0.76</text:p>
          </table:table-cell>
          <table:table-cell office:value-type="float" office:value="239.66" calcext:value-type="float">
            <text:p>239.6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8225" calcext:value-type="float">
            <text:p>88225</text:p>
          </table:table-cell>
          <table:table-cell office:value-type="float" office:value="1883232869" calcext:value-type="float">
            <text:p>1883232869</text:p>
          </table:table-cell>
          <table:table-cell office:value-type="float" office:value="8799797081" calcext:value-type="float">
            <text:p>8799797081</text:p>
          </table:table-cell>
          <table:table-cell office:value-type="float" office:value="3674082" calcext:value-type="float">
            <text:p>3674082</text:p>
          </table:table-cell>
          <table:table-cell office:value-type="float" office:value="372188958" calcext:value-type="float">
            <text:p>372188958</text:p>
          </table:table-cell>
          <table:table-cell office:value-type="float" office:value="237288733" calcext:value-type="float">
            <text:p>237288733</text:p>
          </table:table-cell>
          <table:table-cell office:value-type="float" office:value="3676635" calcext:value-type="float">
            <text:p>3676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09" calcext:value-type="float">
            <text:p>0.214009</text:p>
          </table:table-cell>
          <table:table-cell office:value-type="float" office:value="3674082" calcext:value-type="float">
            <text:p>3674082</text:p>
          </table:table-cell>
          <table:table-cell office:value-type="float" office:value="23.748846" calcext:value-type="float">
            <text:p>23.748846</text:p>
          </table:table-cell>
          <table:table-cell office:value-type="float" office:value="15.141056" calcext:value-type="float">
            <text:p>15.141056</text:p>
          </table:table-cell>
          <table:table-cell office:value-type="float" office:value="0.234601" calcext:value-type="float">
            <text:p>0.234601</text:p>
          </table:table-cell>
          <table:table-cell office:value-type="float" office:value="1.57" calcext:value-type="float">
            <text:p>1.57</text:p>
          </table:table-cell>
          <table:table-cell office:value-type="float" office:value="64.54" calcext:value-type="float">
            <text:p>64.5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9246" calcext:value-type="float">
            <text:p>89246</text:p>
          </table:table-cell>
          <table:table-cell office:value-type="float" office:value="496264" calcext:value-type="float">
            <text:p>496264</text:p>
          </table:table-cell>
          <table:table-cell office:value-type="float" office:value="1038393" calcext:value-type="float">
            <text:p>1038393</text:p>
          </table:table-cell>
          <table:table-cell office:value-type="float" office:value="408" calcext:value-type="float">
            <text:p>408</text:p>
          </table:table-cell>
          <table:table-cell office:value-type="float" office:value="7344" calcext:value-type="float">
            <text:p>7344</text:p>
          </table:table-cell>
          <table:table-cell office:value-type="float" office:value="17738" calcext:value-type="float">
            <text:p>17738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915" calcext:value-type="float">
            <text:p>0.477915</text:p>
          </table:table-cell>
          <table:table-cell office:value-type="float" office:value="408" calcext:value-type="float">
            <text:p>40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41" calcext:value-type="float">
            <text:p>0.41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9246" calcext:value-type="float">
            <text:p>89246</text:p>
          </table:table-cell>
          <table:table-cell office:value-type="float" office:value="386190" calcext:value-type="float">
            <text:p>386190</text:p>
          </table:table-cell>
          <table:table-cell office:value-type="float" office:value="727326" calcext:value-type="float">
            <text:p>727326</text:p>
          </table:table-cell>
          <table:table-cell office:value-type="float" office:value="169" calcext:value-type="float">
            <text:p>169</text:p>
          </table:table-cell>
          <table:table-cell office:value-type="float" office:value="4882" calcext:value-type="float">
            <text:p>4882</text:p>
          </table:table-cell>
          <table:table-cell office:value-type="float" office:value="11670" calcext:value-type="float">
            <text:p>1167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0972" calcext:value-type="float">
            <text:p>0.530972</text:p>
          </table:table-cell>
          <table:table-cell office:value-type="float" office:value="169" calcext:value-type="float">
            <text:p>169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42" calcext:value-type="float">
            <text:p>0.42</text:p>
          </table:table-cell>
          <table:table-cell office:value-type="float" office:value="50.09" calcext:value-type="float">
            <text:p>50.0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9226" calcext:value-type="float">
            <text:p>89226</text:p>
          </table:table-cell>
          <table:table-cell office:value-type="float" office:value="16536950445" calcext:value-type="float">
            <text:p>16536950445</text:p>
          </table:table-cell>
          <table:table-cell office:value-type="float" office:value="8821898903" calcext:value-type="float">
            <text:p>8821898903</text:p>
          </table:table-cell>
          <table:table-cell office:value-type="float" office:value="568552" calcext:value-type="float">
            <text:p>568552</text:p>
          </table:table-cell>
          <table:table-cell office:value-type="float" office:value="370906202" calcext:value-type="float">
            <text:p>370906202</text:p>
          </table:table-cell>
          <table:table-cell office:value-type="float" office:value="490831659" calcext:value-type="float">
            <text:p>490831659</text:p>
          </table:table-cell>
          <table:table-cell office:value-type="float" office:value="1777913" calcext:value-type="float">
            <text:p>177791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534" calcext:value-type="float">
            <text:p>1.874534</text:p>
          </table:table-cell>
          <table:table-cell office:value-type="float" office:value="568552" calcext:value-type="float">
            <text:p>568552</text:p>
          </table:table-cell>
          <table:table-cell office:value-type="float" office:value="23.666996" calcext:value-type="float">
            <text:p>23.666996</text:p>
          </table:table-cell>
          <table:table-cell office:value-type="float" office:value="31.319267" calcext:value-type="float">
            <text:p>31.319267</text:p>
          </table:table-cell>
          <table:table-cell office:value-type="float" office:value="0.113446" calcext:value-type="float">
            <text:p>0.113446</text:p>
          </table:table-cell>
          <table:table-cell office:value-type="float" office:value="0.76" calcext:value-type="float">
            <text:p>0.76</text:p>
          </table:table-cell>
          <table:table-cell office:value-type="float" office:value="276.07" calcext:value-type="float">
            <text:p>276.0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9228" calcext:value-type="float">
            <text:p>89228</text:p>
          </table:table-cell>
          <table:table-cell office:value-type="float" office:value="1900987763" calcext:value-type="float">
            <text:p>1900987763</text:p>
          </table:table-cell>
          <table:table-cell office:value-type="float" office:value="8877334190" calcext:value-type="float">
            <text:p>8877334190</text:p>
          </table:table-cell>
          <table:table-cell office:value-type="float" office:value="2977906" calcext:value-type="float">
            <text:p>2977906</text:p>
          </table:table-cell>
          <table:table-cell office:value-type="float" office:value="375759836" calcext:value-type="float">
            <text:p>375759836</text:p>
          </table:table-cell>
          <table:table-cell office:value-type="float" office:value="239494790" calcext:value-type="float">
            <text:p>239494790</text:p>
          </table:table-cell>
          <table:table-cell office:value-type="float" office:value="2980643" calcext:value-type="float">
            <text:p>2980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139" calcext:value-type="float">
            <text:p>0.214139</text:p>
          </table:table-cell>
          <table:table-cell office:value-type="float" office:value="2977906" calcext:value-type="float">
            <text:p>2977906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15.28182" calcext:value-type="float">
            <text:p>15.28182</text:p>
          </table:table-cell>
          <table:table-cell office:value-type="float" office:value="0.190191" calcext:value-type="float">
            <text:p>0.190191</text:p>
          </table:table-cell>
          <table:table-cell office:value-type="float" office:value="1.57" calcext:value-type="float">
            <text:p>1.57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0250" calcext:value-type="float">
            <text:p>90250</text:p>
          </table:table-cell>
          <table:table-cell office:value-type="float" office:value="392455" calcext:value-type="float">
            <text:p>392455</text:p>
          </table:table-cell>
          <table:table-cell office:value-type="float" office:value="794778" calcext:value-type="float">
            <text:p>794778</text:p>
          </table:table-cell>
          <table:table-cell office:value-type="float" office:value="344" calcext:value-type="float">
            <text:p>344</text:p>
          </table:table-cell>
          <table:table-cell office:value-type="float" office:value="5710" calcext:value-type="float">
            <text:p>5710</text:p>
          </table:table-cell>
          <table:table-cell office:value-type="float" office:value="14146" calcext:value-type="float">
            <text:p>14146</text:p>
          </table:table-cell>
          <table:table-cell office:value-type="float" office:value="547" calcext:value-type="float">
            <text:p>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792" calcext:value-type="float">
            <text:p>0.493792</text:p>
          </table:table-cell>
          <table:table-cell office:value-type="float" office:value="344" calcext:value-type="float">
            <text:p>344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4" calcext:value-type="float">
            <text:p>0.4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0250" calcext:value-type="float">
            <text:p>90250</text:p>
          </table:table-cell>
          <table:table-cell office:value-type="float" office:value="446612" calcext:value-type="float">
            <text:p>446612</text:p>
          </table:table-cell>
          <table:table-cell office:value-type="float" office:value="975385" calcext:value-type="float">
            <text:p>975385</text:p>
          </table:table-cell>
          <table:table-cell office:value-type="float" office:value="262" calcext:value-type="float">
            <text:p>262</text:p>
          </table:table-cell>
          <table:table-cell office:value-type="float" office:value="7041" calcext:value-type="float">
            <text:p>7041</text:p>
          </table:table-cell>
          <table:table-cell office:value-type="float" office:value="19517" calcext:value-type="float">
            <text:p>19517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7883" calcext:value-type="float">
            <text:p>0.457883</text:p>
          </table:table-cell>
          <table:table-cell office:value-type="float" office:value="262" calcext:value-type="float">
            <text:p>26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36" calcext:value-type="float">
            <text:p>0.36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0228" calcext:value-type="float">
            <text:p>90228</text:p>
          </table:table-cell>
          <table:table-cell office:value-type="float" office:value="16583242968" calcext:value-type="float">
            <text:p>16583242968</text:p>
          </table:table-cell>
          <table:table-cell office:value-type="float" office:value="8836782320" calcext:value-type="float">
            <text:p>8836782320</text:p>
          </table:table-cell>
          <table:table-cell office:value-type="float" office:value="553943" calcext:value-type="float">
            <text:p>553943</text:p>
          </table:table-cell>
          <table:table-cell office:value-type="float" office:value="371465432" calcext:value-type="float">
            <text:p>371465432</text:p>
          </table:table-cell>
          <table:table-cell office:value-type="float" office:value="490341280" calcext:value-type="float">
            <text:p>490341280</text:p>
          </table:table-cell>
          <table:table-cell office:value-type="float" office:value="1757085" calcext:value-type="float">
            <text:p>17570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616" calcext:value-type="float">
            <text:p>1.876616</text:p>
          </table:table-cell>
          <table:table-cell office:value-type="float" office:value="553943" calcext:value-type="float">
            <text:p>553943</text:p>
          </table:table-cell>
          <table:table-cell office:value-type="float" office:value="23.726336" calcext:value-type="float">
            <text:p>23.726336</text:p>
          </table:table-cell>
          <table:table-cell office:value-type="float" office:value="31.319204" calcext:value-type="float">
            <text:p>31.319204</text:p>
          </table:table-cell>
          <table:table-cell office:value-type="float" office:value="0.112229" calcext:value-type="float">
            <text:p>0.112229</text:p>
          </table:table-cell>
          <table:table-cell office:value-type="float" office:value="0.76" calcext:value-type="float">
            <text:p>0.76</text:p>
          </table:table-cell>
          <table:table-cell office:value-type="float" office:value="279.07" calcext:value-type="float">
            <text:p>279.0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0230" calcext:value-type="float">
            <text:p>90230</text:p>
          </table:table-cell>
          <table:table-cell office:value-type="float" office:value="1893170151" calcext:value-type="float">
            <text:p>1893170151</text:p>
          </table:table-cell>
          <table:table-cell office:value-type="float" office:value="8753214131" calcext:value-type="float">
            <text:p>8753214131</text:p>
          </table:table-cell>
          <table:table-cell office:value-type="float" office:value="3116812" calcext:value-type="float">
            <text:p>3116812</text:p>
          </table:table-cell>
          <table:table-cell office:value-type="float" office:value="358824732" calcext:value-type="float">
            <text:p>358824732</text:p>
          </table:table-cell>
          <table:table-cell office:value-type="float" office:value="237863529" calcext:value-type="float">
            <text:p>237863529</text:p>
          </table:table-cell>
          <table:table-cell office:value-type="float" office:value="3119756" calcext:value-type="float">
            <text:p>3119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83" calcext:value-type="float">
            <text:p>0.216283</text:p>
          </table:table-cell>
          <table:table-cell office:value-type="float" office:value="3116812" calcext:value-type="float">
            <text:p>3116812</text:p>
          </table:table-cell>
          <table:table-cell office:value-type="float" office:value="22.918945" calcext:value-type="float">
            <text:p>22.918945</text:p>
          </table:table-cell>
          <table:table-cell office:value-type="float" office:value="15.192881" calcext:value-type="float">
            <text:p>15.192881</text:p>
          </table:table-cell>
          <table:table-cell office:value-type="float" office:value="0.199266" calcext:value-type="float">
            <text:p>0.199266</text:p>
          </table:table-cell>
          <table:table-cell office:value-type="float" office:value="1.51" calcext:value-type="float">
            <text:p>1.51</text:p>
          </table:table-cell>
          <table:table-cell office:value-type="float" office:value="76.24" calcext:value-type="float">
            <text:p>76.2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1254" calcext:value-type="float">
            <text:p>91254</text:p>
          </table:table-cell>
          <table:table-cell office:value-type="float" office:value="415016" calcext:value-type="float">
            <text:p>415016</text:p>
          </table:table-cell>
          <table:table-cell office:value-type="float" office:value="821976" calcext:value-type="float">
            <text:p>821976</text:p>
          </table:table-cell>
          <table:table-cell office:value-type="float" office:value="336" calcext:value-type="float">
            <text:p>336</text:p>
          </table:table-cell>
          <table:table-cell office:value-type="float" office:value="6193" calcext:value-type="float">
            <text:p>6193</text:p>
          </table:table-cell>
          <table:table-cell office:value-type="float" office:value="15112" calcext:value-type="float">
            <text:p>15112</text:p>
          </table:table-cell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9" calcext:value-type="float">
            <text:p>0.5049</text:p>
          </table:table-cell>
          <table:table-cell office:value-type="float" office:value="336" calcext:value-type="float">
            <text:p>33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41" calcext:value-type="float">
            <text:p>0.41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1254" calcext:value-type="float">
            <text:p>91254</text:p>
          </table:table-cell>
          <table:table-cell office:value-type="float" office:value="358629" calcext:value-type="float">
            <text:p>358629</text:p>
          </table:table-cell>
          <table:table-cell office:value-type="float" office:value="713327" calcext:value-type="float">
            <text:p>713327</text:p>
          </table:table-cell>
          <table:table-cell office:value-type="float" office:value="234" calcext:value-type="float">
            <text:p>234</text:p>
          </table:table-cell>
          <table:table-cell office:value-type="float" office:value="4837" calcext:value-type="float">
            <text:p>4837</text:p>
          </table:table-cell>
          <table:table-cell office:value-type="float" office:value="11936" calcext:value-type="float">
            <text:p>1193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2755" calcext:value-type="float">
            <text:p>0.502755</text:p>
          </table:table-cell>
          <table:table-cell office:value-type="float" office:value="234" calcext:value-type="float">
            <text:p>234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41" calcext:value-type="float">
            <text:p>0.41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1230" calcext:value-type="float">
            <text:p>91230</text:p>
          </table:table-cell>
          <table:table-cell office:value-type="float" office:value="16607967502" calcext:value-type="float">
            <text:p>16607967502</text:p>
          </table:table-cell>
          <table:table-cell office:value-type="float" office:value="8850490655" calcext:value-type="float">
            <text:p>8850490655</text:p>
          </table:table-cell>
          <table:table-cell office:value-type="float" office:value="589165" calcext:value-type="float">
            <text:p>589165</text:p>
          </table:table-cell>
          <table:table-cell office:value-type="float" office:value="372109403" calcext:value-type="float">
            <text:p>372109403</text:p>
          </table:table-cell>
          <table:table-cell office:value-type="float" office:value="490653614" calcext:value-type="float">
            <text:p>490653614</text:p>
          </table:table-cell>
          <table:table-cell office:value-type="float" office:value="1888014" calcext:value-type="float">
            <text:p>188801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03" calcext:value-type="float">
            <text:p>1.876503</text:p>
          </table:table-cell>
          <table:table-cell office:value-type="float" office:value="589165" calcext:value-type="float">
            <text:p>589165</text:p>
          </table:table-cell>
          <table:table-cell office:value-type="float" office:value="23.767467" calcext:value-type="float">
            <text:p>23.767467</text:p>
          </table:table-cell>
          <table:table-cell office:value-type="float" office:value="31.339151" calcext:value-type="float">
            <text:p>31.339151</text:p>
          </table:table-cell>
          <table:table-cell office:value-type="float" office:value="0.120592" calcext:value-type="float">
            <text:p>0.120592</text:p>
          </table:table-cell>
          <table:table-cell office:value-type="float" office:value="0.76" calcext:value-type="float">
            <text:p>0.76</text:p>
          </table:table-cell>
          <table:table-cell office:value-type="float" office:value="259.88" calcext:value-type="float">
            <text:p>259.8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1232" calcext:value-type="float">
            <text:p>91232</text:p>
          </table:table-cell>
          <table:table-cell office:value-type="float" office:value="1934538754" calcext:value-type="float">
            <text:p>1934538754</text:p>
          </table:table-cell>
          <table:table-cell office:value-type="float" office:value="8806426715" calcext:value-type="float">
            <text:p>8806426715</text:p>
          </table:table-cell>
          <table:table-cell office:value-type="float" office:value="1911810" calcext:value-type="float">
            <text:p>1911810</text:p>
          </table:table-cell>
          <table:table-cell office:value-type="float" office:value="340869007" calcext:value-type="float">
            <text:p>340869007</text:p>
          </table:table-cell>
          <table:table-cell office:value-type="float" office:value="243893457" calcext:value-type="float">
            <text:p>243893457</text:p>
          </table:table-cell>
          <table:table-cell office:value-type="float" office:value="1913653" calcext:value-type="float">
            <text:p>1913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74" calcext:value-type="float">
            <text:p>0.219674</text:p>
          </table:table-cell>
          <table:table-cell office:value-type="float" office:value="1911810" calcext:value-type="float">
            <text:p>1911810</text:p>
          </table:table-cell>
          <table:table-cell office:value-type="float" office:value="21.772072" calcext:value-type="float">
            <text:p>21.772072</text:p>
          </table:table-cell>
          <table:table-cell office:value-type="float" office:value="15.578025" calcext:value-type="float">
            <text:p>15.578025</text:p>
          </table:table-cell>
          <table:table-cell office:value-type="float" office:value="0.122229" calcext:value-type="float">
            <text:p>0.122229</text:p>
          </table:table-cell>
          <table:table-cell office:value-type="float" office:value="1.4" calcext:value-type="float">
            <text:p>1.4</text:p>
          </table:table-cell>
          <table:table-cell office:value-type="float" office:value="127.45" calcext:value-type="float">
            <text:p>127.4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2258" calcext:value-type="float">
            <text:p>92258</text:p>
          </table:table-cell>
          <table:table-cell office:value-type="float" office:value="374524" calcext:value-type="float">
            <text:p>374524</text:p>
          </table:table-cell>
          <table:table-cell office:value-type="float" office:value="781144" calcext:value-type="float">
            <text:p>781144</text:p>
          </table:table-cell>
          <table:table-cell office:value-type="float" office:value="295" calcext:value-type="float">
            <text:p>295</text:p>
          </table:table-cell>
          <table:table-cell office:value-type="float" office:value="5056" calcext:value-type="float">
            <text:p>5056</text:p>
          </table:table-cell>
          <table:table-cell office:value-type="float" office:value="12278" calcext:value-type="float">
            <text:p>12278</text:p>
          </table:table-cell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9456" calcext:value-type="float">
            <text:p>0.479456</text:p>
          </table:table-cell>
          <table:table-cell office:value-type="float" office:value="295" calcext:value-type="float">
            <text:p>295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41" calcext:value-type="float">
            <text:p>0.41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2258" calcext:value-type="float">
            <text:p>92258</text:p>
          </table:table-cell>
          <table:table-cell office:value-type="float" office:value="567584" calcext:value-type="float">
            <text:p>567584</text:p>
          </table:table-cell>
          <table:table-cell office:value-type="float" office:value="1286822" calcext:value-type="float">
            <text:p>1286822</text:p>
          </table:table-cell>
          <table:table-cell office:value-type="float" office:value="1146" calcext:value-type="float">
            <text:p>1146</text:p>
          </table:table-cell>
          <table:table-cell office:value-type="float" office:value="8718" calcext:value-type="float">
            <text:p>8718</text:p>
          </table:table-cell>
          <table:table-cell office:value-type="float" office:value="22584" calcext:value-type="float">
            <text:p>22584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1074" calcext:value-type="float">
            <text:p>0.441074</text:p>
          </table:table-cell>
          <table:table-cell office:value-type="float" office:value="1146" calcext:value-type="float">
            <text:p>1146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39" calcext:value-type="float">
            <text:p>0.39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2233" calcext:value-type="float">
            <text:p>92233</text:p>
          </table:table-cell>
          <table:table-cell office:value-type="float" office:value="15859218598" calcext:value-type="float">
            <text:p>15859218598</text:p>
          </table:table-cell>
          <table:table-cell office:value-type="float" office:value="8502841372" calcext:value-type="float">
            <text:p>8502841372</text:p>
          </table:table-cell>
          <table:table-cell office:value-type="float" office:value="634092" calcext:value-type="float">
            <text:p>634092</text:p>
          </table:table-cell>
          <table:table-cell office:value-type="float" office:value="355104424" calcext:value-type="float">
            <text:p>355104424</text:p>
          </table:table-cell>
          <table:table-cell office:value-type="float" office:value="470243541" calcext:value-type="float">
            <text:p>470243541</text:p>
          </table:table-cell>
          <table:table-cell office:value-type="float" office:value="2266270" calcext:value-type="float">
            <text:p>22662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5167" calcext:value-type="float">
            <text:p>1.865167</text:p>
          </table:table-cell>
          <table:table-cell office:value-type="float" office:value="634092" calcext:value-type="float">
            <text:p>634092</text:p>
          </table:table-cell>
          <table:table-cell office:value-type="float" office:value="22.658707" calcext:value-type="float">
            <text:p>22.658707</text:p>
          </table:table-cell>
          <table:table-cell office:value-type="float" office:value="30.005571" calcext:value-type="float">
            <text:p>30.005571</text:p>
          </table:table-cell>
          <table:table-cell office:value-type="float" office:value="0.144607" calcext:value-type="float">
            <text:p>0.144607</text:p>
          </table:table-cell>
          <table:table-cell office:value-type="float" office:value="0.76" calcext:value-type="float">
            <text:p>0.76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2235" calcext:value-type="float">
            <text:p>92235</text:p>
          </table:table-cell>
          <table:table-cell office:value-type="float" office:value="1921752138" calcext:value-type="float">
            <text:p>1921752138</text:p>
          </table:table-cell>
          <table:table-cell office:value-type="float" office:value="8747558596" calcext:value-type="float">
            <text:p>8747558596</text:p>
          </table:table-cell>
          <table:table-cell office:value-type="float" office:value="1862847" calcext:value-type="float">
            <text:p>1862847</text:p>
          </table:table-cell>
          <table:table-cell office:value-type="float" office:value="338741182" calcext:value-type="float">
            <text:p>338741182</text:p>
          </table:table-cell>
          <table:table-cell office:value-type="float" office:value="242284820" calcext:value-type="float">
            <text:p>242284820</text:p>
          </table:table-cell>
          <table:table-cell office:value-type="float" office:value="1864968" calcext:value-type="float">
            <text:p>1864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1862847" calcext:value-type="float">
            <text:p>1862847</text:p>
          </table:table-cell>
          <table:table-cell office:value-type="float" office:value="21.614592" calcext:value-type="float">
            <text:p>21.614592</text:p>
          </table:table-cell>
          <table:table-cell office:value-type="float" office:value="15.459848" calcext:value-type="float">
            <text:p>15.459848</text:p>
          </table:table-cell>
          <table:table-cell office:value-type="float" office:value="0.119001" calcext:value-type="float">
            <text:p>0.119001</text:p>
          </table:table-cell>
          <table:table-cell office:value-type="float" office:value="1.4" calcext:value-type="float">
            <text:p>1.4</text:p>
          </table:table-cell>
          <table:table-cell office:value-type="float" office:value="129.91" calcext:value-type="float">
            <text:p>129.9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3261" calcext:value-type="float">
            <text:p>93261</text:p>
          </table:table-cell>
          <table:table-cell office:value-type="float" office:value="392178" calcext:value-type="float">
            <text:p>392178</text:p>
          </table:table-cell>
          <table:table-cell office:value-type="float" office:value="791186" calcext:value-type="float">
            <text:p>791186</text:p>
          </table:table-cell>
          <table:table-cell office:value-type="float" office:value="437" calcext:value-type="float">
            <text:p>437</text:p>
          </table:table-cell>
          <table:table-cell office:value-type="float" office:value="5653" calcext:value-type="float">
            <text:p>5653</text:p>
          </table:table-cell>
          <table:table-cell office:value-type="float" office:value="13549" calcext:value-type="float">
            <text:p>13549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5684" calcext:value-type="float">
            <text:p>0.495684</text:p>
          </table:table-cell>
          <table:table-cell office:value-type="float" office:value="437" calcext:value-type="float">
            <text:p>437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42" calcext:value-type="float">
            <text:p>0.42</text:p>
          </table:table-cell>
          <table:table-cell office:value-type="float" office:value="21.14" calcext:value-type="float">
            <text:p>21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3261" calcext:value-type="float">
            <text:p>93261</text:p>
          </table:table-cell>
          <table:table-cell office:value-type="float" office:value="353950" calcext:value-type="float">
            <text:p>353950</text:p>
          </table:table-cell>
          <table:table-cell office:value-type="float" office:value="648649" calcext:value-type="float">
            <text:p>648649</text:p>
          </table:table-cell>
          <table:table-cell office:value-type="float" office:value="198" calcext:value-type="float">
            <text:p>198</text:p>
          </table:table-cell>
          <table:table-cell office:value-type="float" office:value="4286" calcext:value-type="float">
            <text:p>4286</text:p>
          </table:table-cell>
          <table:table-cell office:value-type="float" office:value="10581" calcext:value-type="float">
            <text:p>10581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5673" calcext:value-type="float">
            <text:p>0.545673</text:p>
          </table:table-cell>
          <table:table-cell office:value-type="float" office:value="198" calcext:value-type="float">
            <text:p>198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1" calcext:value-type="float">
            <text:p>0.41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3236" calcext:value-type="float">
            <text:p>93236</text:p>
          </table:table-cell>
          <table:table-cell office:value-type="float" office:value="16399922386" calcext:value-type="float">
            <text:p>16399922386</text:p>
          </table:table-cell>
          <table:table-cell office:value-type="float" office:value="8751261619" calcext:value-type="float">
            <text:p>8751261619</text:p>
          </table:table-cell>
          <table:table-cell office:value-type="float" office:value="567337" calcext:value-type="float">
            <text:p>567337</text:p>
          </table:table-cell>
          <table:table-cell office:value-type="float" office:value="367287370" calcext:value-type="float">
            <text:p>367287370</text:p>
          </table:table-cell>
          <table:table-cell office:value-type="float" office:value="484800912" calcext:value-type="float">
            <text:p>484800912</text:p>
          </table:table-cell>
          <table:table-cell office:value-type="float" office:value="1847991" calcext:value-type="float">
            <text:p>184799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007" calcext:value-type="float">
            <text:p>1.874007</text:p>
          </table:table-cell>
          <table:table-cell office:value-type="float" office:value="567337" calcext:value-type="float">
            <text:p>567337</text:p>
          </table:table-cell>
          <table:table-cell office:value-type="float" office:value="23.436083" calcext:value-type="float">
            <text:p>23.436083</text:p>
          </table:table-cell>
          <table:table-cell office:value-type="float" office:value="30.934454" calcext:value-type="float">
            <text:p>30.934454</text:p>
          </table:table-cell>
          <table:table-cell office:value-type="float" office:value="0.117918" calcext:value-type="float">
            <text:p>0.117918</text:p>
          </table:table-cell>
          <table:table-cell office:value-type="float" office:value="0.76" calcext:value-type="float">
            <text:p>0.76</text:p>
          </table:table-cell>
          <table:table-cell office:value-type="float" office:value="262.34" calcext:value-type="float">
            <text:p>262.3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3238" calcext:value-type="float">
            <text:p>93238</text:p>
          </table:table-cell>
          <table:table-cell office:value-type="float" office:value="1934057796" calcext:value-type="float">
            <text:p>1934057796</text:p>
          </table:table-cell>
          <table:table-cell office:value-type="float" office:value="8805347302" calcext:value-type="float">
            <text:p>8805347302</text:p>
          </table:table-cell>
          <table:table-cell office:value-type="float" office:value="1840657" calcext:value-type="float">
            <text:p>1840657</text:p>
          </table:table-cell>
          <table:table-cell office:value-type="float" office:value="341178524" calcext:value-type="float">
            <text:p>341178524</text:p>
          </table:table-cell>
          <table:table-cell office:value-type="float" office:value="243855617" calcext:value-type="float">
            <text:p>243855617</text:p>
          </table:table-cell>
          <table:table-cell office:value-type="float" office:value="1842814" calcext:value-type="float">
            <text:p>184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46" calcext:value-type="float">
            <text:p>0.219646</text:p>
          </table:table-cell>
          <table:table-cell office:value-type="float" office:value="1840657" calcext:value-type="float">
            <text:p>1840657</text:p>
          </table:table-cell>
          <table:table-cell office:value-type="float" office:value="21.770115" calcext:value-type="float">
            <text:p>21.770115</text:p>
          </table:table-cell>
          <table:table-cell office:value-type="float" office:value="15.56008" calcext:value-type="float">
            <text:p>15.56008</text:p>
          </table:table-cell>
          <table:table-cell office:value-type="float" office:value="0.117587" calcext:value-type="float">
            <text:p>0.117587</text:p>
          </table:table-cell>
          <table:table-cell office:value-type="float" office:value="1.4" calcext:value-type="float">
            <text:p>1.4</text:p>
          </table:table-cell>
          <table:table-cell office:value-type="float" office:value="132.33" calcext:value-type="float">
            <text:p>132.3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4264" calcext:value-type="float">
            <text:p>94264</text:p>
          </table:table-cell>
          <table:table-cell office:value-type="float" office:value="439674" calcext:value-type="float">
            <text:p>439674</text:p>
          </table:table-cell>
          <table:table-cell office:value-type="float" office:value="881829" calcext:value-type="float">
            <text:p>881829</text:p>
          </table:table-cell>
          <table:table-cell office:value-type="float" office:value="455" calcext:value-type="float">
            <text:p>455</text:p>
          </table:table-cell>
          <table:table-cell office:value-type="float" office:value="6196" calcext:value-type="float">
            <text:p>6196</text:p>
          </table:table-cell>
          <table:table-cell office:value-type="float" office:value="14019" calcext:value-type="float">
            <text:p>14019</text:p>
          </table:table-cell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593" calcext:value-type="float">
            <text:p>0.498593</text:p>
          </table:table-cell>
          <table:table-cell office:value-type="float" office:value="455" calcext:value-type="float">
            <text:p>455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44" calcext:value-type="float">
            <text:p>0.44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4264" calcext:value-type="float">
            <text:p>94264</text:p>
          </table:table-cell>
          <table:table-cell office:value-type="float" office:value="386677" calcext:value-type="float">
            <text:p>386677</text:p>
          </table:table-cell>
          <table:table-cell office:value-type="float" office:value="700417" calcext:value-type="float">
            <text:p>700417</text:p>
          </table:table-cell>
          <table:table-cell office:value-type="float" office:value="123" calcext:value-type="float">
            <text:p>123</text:p>
          </table:table-cell>
          <table:table-cell office:value-type="float" office:value="4750" calcext:value-type="float">
            <text:p>4750</text:p>
          </table:table-cell>
          <table:table-cell office:value-type="float" office:value="11407" calcext:value-type="float">
            <text:p>1140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2067" calcext:value-type="float">
            <text:p>0.552067</text:p>
          </table:table-cell>
          <table:table-cell office:value-type="float" office:value="123" calcext:value-type="float">
            <text:p>123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2" calcext:value-type="float">
            <text:p>0.42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4238" calcext:value-type="float">
            <text:p>94238</text:p>
          </table:table-cell>
          <table:table-cell office:value-type="float" office:value="16598813472" calcext:value-type="float">
            <text:p>16598813472</text:p>
          </table:table-cell>
          <table:table-cell office:value-type="float" office:value="8845437051" calcext:value-type="float">
            <text:p>8845437051</text:p>
          </table:table-cell>
          <table:table-cell office:value-type="float" office:value="577085" calcext:value-type="float">
            <text:p>577085</text:p>
          </table:table-cell>
          <table:table-cell office:value-type="float" office:value="371795515" calcext:value-type="float">
            <text:p>371795515</text:p>
          </table:table-cell>
          <table:table-cell office:value-type="float" office:value="490215866" calcext:value-type="float">
            <text:p>490215866</text:p>
          </table:table-cell>
          <table:table-cell office:value-type="float" office:value="1883879" calcext:value-type="float">
            <text:p>188387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4" calcext:value-type="float">
            <text:p>1.87654</text:p>
          </table:table-cell>
          <table:table-cell office:value-type="float" office:value="577085" calcext:value-type="float">
            <text:p>577085</text:p>
          </table:table-cell>
          <table:table-cell office:value-type="float" office:value="23.747419" calcext:value-type="float">
            <text:p>23.747419</text:p>
          </table:table-cell>
          <table:table-cell office:value-type="float" office:value="31.311193" calcext:value-type="float">
            <text:p>31.311193</text:p>
          </table:table-cell>
          <table:table-cell office:value-type="float" office:value="0.120328" calcext:value-type="float">
            <text:p>0.120328</text:p>
          </table:table-cell>
          <table:table-cell office:value-type="float" office:value="0.76" calcext:value-type="float">
            <text:p>0.76</text:p>
          </table:table-cell>
          <table:table-cell office:value-type="float" office:value="260.22" calcext:value-type="float">
            <text:p>260.2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4240" calcext:value-type="float">
            <text:p>94240</text:p>
          </table:table-cell>
          <table:table-cell office:value-type="float" office:value="1943768430" calcext:value-type="float">
            <text:p>1943768430</text:p>
          </table:table-cell>
          <table:table-cell office:value-type="float" office:value="8847296152" calcext:value-type="float">
            <text:p>8847296152</text:p>
          </table:table-cell>
          <table:table-cell office:value-type="float" office:value="1799007" calcext:value-type="float">
            <text:p>1799007</text:p>
          </table:table-cell>
          <table:table-cell office:value-type="float" office:value="342605899" calcext:value-type="float">
            <text:p>342605899</text:p>
          </table:table-cell>
          <table:table-cell office:value-type="float" office:value="245070242" calcext:value-type="float">
            <text:p>245070242</text:p>
          </table:table-cell>
          <table:table-cell office:value-type="float" office:value="1801304" calcext:value-type="float">
            <text:p>1801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702" calcext:value-type="float">
            <text:p>0.219702</text:p>
          </table:table-cell>
          <table:table-cell office:value-type="float" office:value="1799007" calcext:value-type="float">
            <text:p>1799007</text:p>
          </table:table-cell>
          <table:table-cell office:value-type="float" office:value="21.883011" calcext:value-type="float">
            <text:p>21.883011</text:p>
          </table:table-cell>
          <table:table-cell office:value-type="float" office:value="15.653189" calcext:value-type="float">
            <text:p>15.653189</text:p>
          </table:table-cell>
          <table:table-cell office:value-type="float" office:value="0.115053" calcext:value-type="float">
            <text:p>0.115053</text:p>
          </table:table-cell>
          <table:table-cell office:value-type="float" office:value="1.4" calcext:value-type="float">
            <text:p>1.4</text:p>
          </table:table-cell>
          <table:table-cell office:value-type="float" office:value="136.05" calcext:value-type="float">
            <text:p>136.0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5268" calcext:value-type="float">
            <text:p>95268</text:p>
          </table:table-cell>
          <table:table-cell office:value-type="float" office:value="389308" calcext:value-type="float">
            <text:p>389308</text:p>
          </table:table-cell>
          <table:table-cell office:value-type="float" office:value="728913" calcext:value-type="float">
            <text:p>728913</text:p>
          </table:table-cell>
          <table:table-cell office:value-type="float" office:value="335" calcext:value-type="float">
            <text:p>335</text:p>
          </table:table-cell>
          <table:table-cell office:value-type="float" office:value="5373" calcext:value-type="float">
            <text:p>5373</text:p>
          </table:table-cell>
          <table:table-cell office:value-type="float" office:value="12913" calcext:value-type="float">
            <text:p>12913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4094" calcext:value-type="float">
            <text:p>0.534094</text:p>
          </table:table-cell>
          <table:table-cell office:value-type="float" office:value="335" calcext:value-type="float">
            <text:p>335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42" calcext:value-type="float">
            <text:p>0.42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5268" calcext:value-type="float">
            <text:p>95268</text:p>
          </table:table-cell>
          <table:table-cell office:value-type="float" office:value="701762" calcext:value-type="float">
            <text:p>701762</text:p>
          </table:table-cell>
          <table:table-cell office:value-type="float" office:value="1539685" calcext:value-type="float">
            <text:p>1539685</text:p>
          </table:table-cell>
          <table:table-cell office:value-type="float" office:value="887" calcext:value-type="float">
            <text:p>887</text:p>
          </table:table-cell>
          <table:table-cell office:value-type="float" office:value="10235" calcext:value-type="float">
            <text:p>10235</text:p>
          </table:table-cell>
          <table:table-cell office:value-type="float" office:value="26586" calcext:value-type="float">
            <text:p>26586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5783" calcext:value-type="float">
            <text:p>0.455783</text:p>
          </table:table-cell>
          <table:table-cell office:value-type="float" office:value="887" calcext:value-type="float">
            <text:p>887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38" calcext:value-type="float">
            <text:p>0.3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5240" calcext:value-type="float">
            <text:p>95240</text:p>
          </table:table-cell>
          <table:table-cell office:value-type="float" office:value="17799306390" calcext:value-type="float">
            <text:p>17799306390</text:p>
          </table:table-cell>
          <table:table-cell office:value-type="float" office:value="9461005081" calcext:value-type="float">
            <text:p>9461005081</text:p>
          </table:table-cell>
          <table:table-cell office:value-type="float" office:value="130585" calcext:value-type="float">
            <text:p>130585</text:p>
          </table:table-cell>
          <table:table-cell office:value-type="float" office:value="398664170" calcext:value-type="float">
            <text:p>398664170</text:p>
          </table:table-cell>
          <table:table-cell office:value-type="float" office:value="527175830" calcext:value-type="float">
            <text:p>527175830</text:p>
          </table:table-cell>
          <table:table-cell office:value-type="float" office:value="405259" calcext:value-type="float">
            <text:p>4052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1334" calcext:value-type="float">
            <text:p>1.881334</text:p>
          </table:table-cell>
          <table:table-cell office:value-type="float" office:value="130585" calcext:value-type="float">
            <text:p>130585</text:p>
          </table:table-cell>
          <table:table-cell office:value-type="float" office:value="25.463579" calcext:value-type="float">
            <text:p>25.463579</text:p>
          </table:table-cell>
          <table:table-cell office:value-type="float" office:value="33.671909" calcext:value-type="float">
            <text:p>33.671909</text:p>
          </table:table-cell>
          <table:table-cell office:value-type="float" office:value="0.025885" calcext:value-type="float">
            <text:p>0.025885</text:p>
          </table:table-cell>
          <table:table-cell office:value-type="float" office:value="0.76" calcext:value-type="float">
            <text:p>0.76</text:p>
          </table:table-cell>
          <table:table-cell office:value-type="float" office:value="1300.84" calcext:value-type="float">
            <text:p>1300.8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5243" calcext:value-type="float">
            <text:p>95243</text:p>
          </table:table-cell>
          <table:table-cell office:value-type="float" office:value="293926145" calcext:value-type="float">
            <text:p>293926145</text:p>
          </table:table-cell>
          <table:table-cell office:value-type="float" office:value="1257371721" calcext:value-type="float">
            <text:p>1257371721</text:p>
          </table:table-cell>
          <table:table-cell office:value-type="float" office:value="287818" calcext:value-type="float">
            <text:p>287818</text:p>
          </table:table-cell>
          <table:table-cell office:value-type="float" office:value="46419271" calcext:value-type="float">
            <text:p>46419271</text:p>
          </table:table-cell>
          <table:table-cell office:value-type="float" office:value="33582122" calcext:value-type="float">
            <text:p>33582122</text:p>
          </table:table-cell>
          <table:table-cell office:value-type="float" office:value="298083" calcext:value-type="float">
            <text:p>29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3762" calcext:value-type="float">
            <text:p>0.233762</text:p>
          </table:table-cell>
          <table:table-cell office:value-type="float" office:value="287818" calcext:value-type="float">
            <text:p>287818</text:p>
          </table:table-cell>
          <table:table-cell office:value-type="float" office:value="2.961948" calcext:value-type="float">
            <text:p>2.961948</text:p>
          </table:table-cell>
          <table:table-cell office:value-type="float" office:value="2.142827" calcext:value-type="float">
            <text:p>2.142827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1.38" calcext:value-type="float">
            <text:p>1.38</text:p>
          </table:table-cell>
          <table:table-cell office:value-type="float" office:value="112.66" calcext:value-type="float">
            <text:p>112.6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6272" calcext:value-type="float">
            <text:p>96272</text:p>
          </table:table-cell>
          <table:table-cell office:value-type="float" office:value="358853" calcext:value-type="float">
            <text:p>358853</text:p>
          </table:table-cell>
          <table:table-cell office:value-type="float" office:value="696464" calcext:value-type="float">
            <text:p>696464</text:p>
          </table:table-cell>
          <table:table-cell office:value-type="float" office:value="269" calcext:value-type="float">
            <text:p>269</text:p>
          </table:table-cell>
          <table:table-cell office:value-type="float" office:value="4881" calcext:value-type="float">
            <text:p>4881</text:p>
          </table:table-cell>
          <table:table-cell office:value-type="float" office:value="12401" calcext:value-type="float">
            <text:p>12401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525" calcext:value-type="float">
            <text:p>0.51525</text:p>
          </table:table-cell>
          <table:table-cell office:value-type="float" office:value="269" calcext:value-type="float">
            <text:p>269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39" calcext:value-type="float">
            <text:p>0.39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6272" calcext:value-type="float">
            <text:p>96272</text:p>
          </table:table-cell>
          <table:table-cell office:value-type="float" office:value="380151" calcext:value-type="float">
            <text:p>380151</text:p>
          </table:table-cell>
          <table:table-cell office:value-type="float" office:value="732634" calcext:value-type="float">
            <text:p>732634</text:p>
          </table:table-cell>
          <table:table-cell office:value-type="float" office:value="176" calcext:value-type="float">
            <text:p>176</text:p>
          </table:table-cell>
          <table:table-cell office:value-type="float" office:value="5220" calcext:value-type="float">
            <text:p>5220</text:p>
          </table:table-cell>
          <table:table-cell office:value-type="float" office:value="14123" calcext:value-type="float">
            <text:p>1412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8883" calcext:value-type="float">
            <text:p>0.518883</text:p>
          </table:table-cell>
          <table:table-cell office:value-type="float" office:value="176" calcext:value-type="float">
            <text:p>176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7" calcext:value-type="float">
            <text:p>0.37</text:p>
          </table:table-cell>
          <table:table-cell office:value-type="float" office:value="82.11" calcext:value-type="float">
            <text:p>82.1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6243" calcext:value-type="float">
            <text:p>96243</text:p>
          </table:table-cell>
          <table:table-cell office:value-type="float" office:value="17442273894" calcext:value-type="float">
            <text:p>17442273894</text:p>
          </table:table-cell>
          <table:table-cell office:value-type="float" office:value="9246458374" calcext:value-type="float">
            <text:p>9246458374</text:p>
          </table:table-cell>
          <table:table-cell office:value-type="float" office:value="4938" calcext:value-type="float">
            <text:p>4938</text:p>
          </table:table-cell>
          <table:table-cell office:value-type="float" office:value="390570911" calcext:value-type="float">
            <text:p>390570911</text:p>
          </table:table-cell>
          <table:table-cell office:value-type="float" office:value="516206312" calcext:value-type="float">
            <text:p>516206312</text:p>
          </table:table-cell>
          <table:table-cell office:value-type="float" office:value="12621" calcext:value-type="float">
            <text:p>126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373" calcext:value-type="float">
            <text:p>1.886373</text:p>
          </table:table-cell>
          <table:table-cell office:value-type="float" office:value="4938" calcext:value-type="float">
            <text:p>4938</text:p>
          </table:table-cell>
          <table:table-cell office:value-type="float" office:value="24.921774" calcext:value-type="float">
            <text:p>24.921774</text:p>
          </table:table-cell>
          <table:table-cell office:value-type="float" office:value="32.938389" calcext:value-type="float">
            <text:p>32.938389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76" calcext:value-type="float">
            <text:p>0.76</text:p>
          </table:table-cell>
          <table:table-cell office:value-type="float" office:value="40900.59" calcext:value-type="float">
            <text:p>40900.5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6246" calcext:value-type="float">
            <text:p>96246</text:p>
          </table:table-cell>
          <table:table-cell office:value-type="float" office:value="354690" calcext:value-type="float">
            <text:p>354690</text:p>
          </table:table-cell>
          <table:table-cell office:value-type="float" office:value="739096" calcext:value-type="float">
            <text:p>739096</text:p>
          </table:table-cell>
          <table:table-cell office:value-type="float" office:value="33" calcext:value-type="float">
            <text:p>33</text:p>
          </table:table-cell>
          <table:table-cell office:value-type="float" office:value="4322" calcext:value-type="float">
            <text:p>4322</text:p>
          </table:table-cell>
          <table:table-cell office:value-type="float" office:value="11181" calcext:value-type="float">
            <text:p>1118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9897" calcext:value-type="float">
            <text:p>0.479897</text:p>
          </table:table-cell>
          <table:table-cell office:value-type="float" office:value="33" calcext:value-type="float">
            <text:p>33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9" calcext:value-type="float">
            <text:p>0.39</text:p>
          </table:table-cell>
          <table:table-cell office:value-type="float" office:value="207.06" calcext:value-type="float">
            <text:p>207.0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7276" calcext:value-type="float">
            <text:p>97276</text:p>
          </table:table-cell>
          <table:table-cell office:value-type="float" office:value="408892" calcext:value-type="float">
            <text:p>408892</text:p>
          </table:table-cell>
          <table:table-cell office:value-type="float" office:value="789820" calcext:value-type="float">
            <text:p>789820</text:p>
          </table:table-cell>
          <table:table-cell office:value-type="float" office:value="190" calcext:value-type="float">
            <text:p>190</text:p>
          </table:table-cell>
          <table:table-cell office:value-type="float" office:value="5899" calcext:value-type="float">
            <text:p>5899</text:p>
          </table:table-cell>
          <table:table-cell office:value-type="float" office:value="13900" calcext:value-type="float">
            <text:p>139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703" calcext:value-type="float">
            <text:p>0.517703</text:p>
          </table:table-cell>
          <table:table-cell office:value-type="float" office:value="190" calcext:value-type="float">
            <text:p>190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42" calcext:value-type="float">
            <text:p>0.42</text:p>
          </table:table-cell>
          <table:table-cell office:value-type="float" office:value="73.94" calcext:value-type="float">
            <text:p>73.9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7276" calcext:value-type="float">
            <text:p>97276</text:p>
          </table:table-cell>
          <table:table-cell office:value-type="float" office:value="389279" calcext:value-type="float">
            <text:p>389279</text:p>
          </table:table-cell>
          <table:table-cell office:value-type="float" office:value="804408" calcext:value-type="float">
            <text:p>804408</text:p>
          </table:table-cell>
          <table:table-cell office:value-type="float" office:value="272" calcext:value-type="float">
            <text:p>272</text:p>
          </table:table-cell>
          <table:table-cell office:value-type="float" office:value="5783" calcext:value-type="float">
            <text:p>5783</text:p>
          </table:table-cell>
          <table:table-cell office:value-type="float" office:value="15704" calcext:value-type="float">
            <text:p>15704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3932" calcext:value-type="float">
            <text:p>0.483932</text:p>
          </table:table-cell>
          <table:table-cell office:value-type="float" office:value="272" calcext:value-type="float">
            <text:p>272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7" calcext:value-type="float">
            <text:p>0.37</text:p>
          </table:table-cell>
          <table:table-cell office:value-type="float" office:value="51.32" calcext:value-type="float">
            <text:p>51.3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7246" calcext:value-type="float">
            <text:p>97246</text:p>
          </table:table-cell>
          <table:table-cell office:value-type="float" office:value="17464001788" calcext:value-type="float">
            <text:p>17464001788</text:p>
          </table:table-cell>
          <table:table-cell office:value-type="float" office:value="9269832089" calcext:value-type="float">
            <text:p>9269832089</text:p>
          </table:table-cell>
          <table:table-cell office:value-type="float" office:value="3774" calcext:value-type="float">
            <text:p>3774</text:p>
          </table:table-cell>
          <table:table-cell office:value-type="float" office:value="390890247" calcext:value-type="float">
            <text:p>390890247</text:p>
          </table:table-cell>
          <table:table-cell office:value-type="float" office:value="516485168" calcext:value-type="float">
            <text:p>516485168</text:p>
          </table:table-cell>
          <table:table-cell office:value-type="float" office:value="9407" calcext:value-type="float">
            <text:p>94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3961" calcext:value-type="float">
            <text:p>1.883961</text:p>
          </table:table-cell>
          <table:table-cell office:value-type="float" office:value="3774" calcext:value-type="float">
            <text:p>3774</text:p>
          </table:table-cell>
          <table:table-cell office:value-type="float" office:value="24.942148" calcext:value-type="float">
            <text:p>24.942148</text:p>
          </table:table-cell>
          <table:table-cell office:value-type="float" office:value="32.956184" calcext:value-type="float">
            <text:p>32.95618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76" calcext:value-type="float">
            <text:p>0.76</text:p>
          </table:table-cell>
          <table:table-cell office:value-type="float" office:value="54904.35" calcext:value-type="float">
            <text:p>54904.3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7249" calcext:value-type="float">
            <text:p>97249</text:p>
          </table:table-cell>
          <table:table-cell office:value-type="float" office:value="395558" calcext:value-type="float">
            <text:p>395558</text:p>
          </table:table-cell>
          <table:table-cell office:value-type="float" office:value="901773" calcext:value-type="float">
            <text:p>901773</text:p>
          </table:table-cell>
          <table:table-cell office:value-type="float" office:value="26" calcext:value-type="float">
            <text:p>26</text:p>
          </table:table-cell>
          <table:table-cell office:value-type="float" office:value="5557" calcext:value-type="float">
            <text:p>5557</text:p>
          </table:table-cell>
          <table:table-cell office:value-type="float" office:value="15370" calcext:value-type="float">
            <text:p>153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645" calcext:value-type="float">
            <text:p>0.438645</text:p>
          </table:table-cell>
          <table:table-cell office:value-type="float" office:value="26" calcext:value-type="float">
            <text:p>2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240.16" calcext:value-type="float">
            <text:p>240.1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8280" calcext:value-type="float">
            <text:p>98280</text:p>
          </table:table-cell>
          <table:table-cell office:value-type="float" office:value="358848" calcext:value-type="float">
            <text:p>358848</text:p>
          </table:table-cell>
          <table:table-cell office:value-type="float" office:value="673464" calcext:value-type="float">
            <text:p>673464</text:p>
          </table:table-cell>
          <table:table-cell office:value-type="float" office:value="95" calcext:value-type="float">
            <text:p>95</text:p>
          </table:table-cell>
          <table:table-cell office:value-type="float" office:value="4637" calcext:value-type="float">
            <text:p>4637</text:p>
          </table:table-cell>
          <table:table-cell office:value-type="float" office:value="11414" calcext:value-type="float">
            <text:p>1141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2839" calcext:value-type="float">
            <text:p>0.532839</text:p>
          </table:table-cell>
          <table:table-cell office:value-type="float" office:value="95" calcext:value-type="float">
            <text:p>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41" calcext:value-type="float">
            <text:p>0.41</text:p>
          </table:table-cell>
          <table:table-cell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8280" calcext:value-type="float">
            <text:p>98280</text:p>
          </table:table-cell>
          <table:table-cell office:value-type="float" office:value="370859" calcext:value-type="float">
            <text:p>370859</text:p>
          </table:table-cell>
          <table:table-cell office:value-type="float" office:value="729187" calcext:value-type="float">
            <text:p>729187</text:p>
          </table:table-cell>
          <table:table-cell office:value-type="float" office:value="38" calcext:value-type="float">
            <text:p>38</text:p>
          </table:table-cell>
          <table:table-cell office:value-type="float" office:value="5172" calcext:value-type="float">
            <text:p>5172</text:p>
          </table:table-cell>
          <table:table-cell office:value-type="float" office:value="14538" calcext:value-type="float">
            <text:p>1453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592" calcext:value-type="float">
            <text:p>0.508592</text:p>
          </table:table-cell>
          <table:table-cell office:value-type="float" office:value="38" calcext:value-type="float">
            <text:p>3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173.07" calcext:value-type="float">
            <text:p>173.0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8249" calcext:value-type="float">
            <text:p>98249</text:p>
          </table:table-cell>
          <table:table-cell office:value-type="float" office:value="17826602155" calcext:value-type="float">
            <text:p>17826602155</text:p>
          </table:table-cell>
          <table:table-cell office:value-type="float" office:value="9490841062" calcext:value-type="float">
            <text:p>9490841062</text:p>
          </table:table-cell>
          <table:table-cell office:value-type="float" office:value="111269" calcext:value-type="float">
            <text:p>111269</text:p>
          </table:table-cell>
          <table:table-cell office:value-type="float" office:value="398718056" calcext:value-type="float">
            <text:p>398718056</text:p>
          </table:table-cell>
          <table:table-cell office:value-type="float" office:value="525027155" calcext:value-type="float">
            <text:p>525027155</text:p>
          </table:table-cell>
          <table:table-cell office:value-type="float" office:value="548949" calcext:value-type="float">
            <text:p>5489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296" calcext:value-type="float">
            <text:p>1.878296</text:p>
          </table:table-cell>
          <table:table-cell office:value-type="float" office:value="111269" calcext:value-type="float">
            <text:p>111269</text:p>
          </table:table-cell>
          <table:table-cell office:value-type="float" office:value="25.441629" calcext:value-type="float">
            <text:p>25.441629</text:p>
          </table:table-cell>
          <table:table-cell office:value-type="float" office:value="33.501236" calcext:value-type="float">
            <text:p>33.501236</text:p>
          </table:table-cell>
          <table:table-cell office:value-type="float" office:value="0.035028" calcext:value-type="float">
            <text:p>0.035028</text:p>
          </table:table-cell>
          <table:table-cell office:value-type="float" office:value="0.76" calcext:value-type="float">
            <text:p>0.76</text:p>
          </table:table-cell>
          <table:table-cell office:value-type="float" office:value="956.42" calcext:value-type="float">
            <text:p>956.4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8252" calcext:value-type="float">
            <text:p>98252</text:p>
          </table:table-cell>
          <table:table-cell office:value-type="float" office:value="780106" calcext:value-type="float">
            <text:p>780106</text:p>
          </table:table-cell>
          <table:table-cell office:value-type="float" office:value="1747757" calcext:value-type="float">
            <text:p>1747757</text:p>
          </table:table-cell>
          <table:table-cell office:value-type="float" office:value="666" calcext:value-type="float">
            <text:p>666</text:p>
          </table:table-cell>
          <table:table-cell office:value-type="float" office:value="11421" calcext:value-type="float">
            <text:p>11421</text:p>
          </table:table-cell>
          <table:table-cell office:value-type="float" office:value="31265" calcext:value-type="float">
            <text:p>31265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6347" calcext:value-type="float">
            <text:p>0.446347</text:p>
          </table:table-cell>
          <table:table-cell office:value-type="float" office:value="666" calcext:value-type="float">
            <text:p>666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37" calcext:value-type="float">
            <text:p>0.37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9284" calcext:value-type="float">
            <text:p>99284</text:p>
          </table:table-cell>
          <table:table-cell office:value-type="float" office:value="551666" calcext:value-type="float">
            <text:p>551666</text:p>
          </table:table-cell>
          <table:table-cell office:value-type="float" office:value="1329848" calcext:value-type="float">
            <text:p>1329848</text:p>
          </table:table-cell>
          <table:table-cell office:value-type="float" office:value="1176" calcext:value-type="float">
            <text:p>1176</text:p>
          </table:table-cell>
          <table:table-cell office:value-type="float" office:value="8983" calcext:value-type="float">
            <text:p>8983</text:p>
          </table:table-cell>
          <table:table-cell office:value-type="float" office:value="23480" calcext:value-type="float">
            <text:p>23480</text:p>
          </table:table-cell>
          <table:table-cell office:value-type="float" office:value="1461" calcext:value-type="float">
            <text:p>1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834" calcext:value-type="float">
            <text:p>0.414834</text:p>
          </table:table-cell>
          <table:table-cell office:value-type="float" office:value="1176" calcext:value-type="float">
            <text:p>1176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38" calcext:value-type="float">
            <text:p>0.38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9284" calcext:value-type="float">
            <text:p>99284</text:p>
          </table:table-cell>
          <table:table-cell office:value-type="float" office:value="358414" calcext:value-type="float">
            <text:p>358414</text:p>
          </table:table-cell>
          <table:table-cell office:value-type="float" office:value="679312" calcext:value-type="float">
            <text:p>679312</text:p>
          </table:table-cell>
          <table:table-cell office:value-type="float" office:value="214" calcext:value-type="float">
            <text:p>214</text:p>
          </table:table-cell>
          <table:table-cell office:value-type="float" office:value="4627" calcext:value-type="float">
            <text:p>4627</text:p>
          </table:table-cell>
          <table:table-cell office:value-type="float" office:value="12626" calcext:value-type="float">
            <text:p>1262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7613" calcext:value-type="float">
            <text:p>0.527613</text:p>
          </table:table-cell>
          <table:table-cell office:value-type="float" office:value="214" calcext:value-type="float">
            <text:p>214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7" calcext:value-type="float">
            <text:p>0.37</text:p>
          </table:table-cell>
          <table:table-cell office:value-type="float" office:value="45.09" calcext:value-type="float">
            <text:p>45.0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9252" calcext:value-type="float">
            <text:p>99252</text:p>
          </table:table-cell>
          <table:table-cell office:value-type="float" office:value="17831588023" calcext:value-type="float">
            <text:p>17831588023</text:p>
          </table:table-cell>
          <table:table-cell office:value-type="float" office:value="9470382492" calcext:value-type="float">
            <text:p>9470382492</text:p>
          </table:table-cell>
          <table:table-cell office:value-type="float" office:value="7235" calcext:value-type="float">
            <text:p>7235</text:p>
          </table:table-cell>
          <table:table-cell office:value-type="float" office:value="399240621" calcext:value-type="float">
            <text:p>399240621</text:p>
          </table:table-cell>
          <table:table-cell office:value-type="float" office:value="528008903" calcext:value-type="float">
            <text:p>528008903</text:p>
          </table:table-cell>
          <table:table-cell office:value-type="float" office:value="18662" calcext:value-type="float">
            <text:p>186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879" calcext:value-type="float">
            <text:p>1.882879</text:p>
          </table:table-cell>
          <table:table-cell office:value-type="float" office:value="7235" calcext:value-type="float">
            <text:p>7235</text:p>
          </table:table-cell>
          <table:table-cell office:value-type="float" office:value="25.474974" calcext:value-type="float">
            <text:p>25.474974</text:p>
          </table:table-cell>
          <table:table-cell office:value-type="float" office:value="33.691494" calcext:value-type="float">
            <text:p>33.691494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76" calcext:value-type="float">
            <text:p>0.76</text:p>
          </table:table-cell>
          <table:table-cell office:value-type="float" office:value="28293.26" calcext:value-type="float">
            <text:p>28293.2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9255" calcext:value-type="float">
            <text:p>99255</text:p>
          </table:table-cell>
          <table:table-cell office:value-type="float" office:value="1026226" calcext:value-type="float">
            <text:p>1026226</text:p>
          </table:table-cell>
          <table:table-cell office:value-type="float" office:value="2456031" calcext:value-type="float">
            <text:p>2456031</text:p>
          </table:table-cell>
          <table:table-cell office:value-type="float" office:value="364" calcext:value-type="float">
            <text:p>364</text:p>
          </table:table-cell>
          <table:table-cell office:value-type="float" office:value="18857" calcext:value-type="float">
            <text:p>18857</text:p>
          </table:table-cell>
          <table:table-cell office:value-type="float" office:value="52293" calcext:value-type="float">
            <text:p>52293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839" calcext:value-type="float">
            <text:p>0.417839</text:p>
          </table:table-cell>
          <table:table-cell office:value-type="float" office:value="364" calcext:value-type="float">
            <text:p>364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36" calcext:value-type="float">
            <text:p>0.36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0288" calcext:value-type="float">
            <text:p>100288</text:p>
          </table:table-cell>
          <table:table-cell office:value-type="float" office:value="362262" calcext:value-type="float">
            <text:p>362262</text:p>
          </table:table-cell>
          <table:table-cell office:value-type="float" office:value="677307" calcext:value-type="float">
            <text:p>677307</text:p>
          </table:table-cell>
          <table:table-cell office:value-type="float" office:value="162" calcext:value-type="float">
            <text:p>162</text:p>
          </table:table-cell>
          <table:table-cell office:value-type="float" office:value="4942" calcext:value-type="float">
            <text:p>4942</text:p>
          </table:table-cell>
          <table:table-cell office:value-type="float" office:value="12258" calcext:value-type="float">
            <text:p>12258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4856" calcext:value-type="float">
            <text:p>0.534856</text:p>
          </table:table-cell>
          <table:table-cell office:value-type="float" office:value="162" calcext:value-type="float">
            <text:p>162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4" calcext:value-type="float">
            <text:p>0.4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0288" calcext:value-type="float">
            <text:p>100288</text:p>
          </table:table-cell>
          <table:table-cell office:value-type="float" office:value="408917" calcext:value-type="float">
            <text:p>408917</text:p>
          </table:table-cell>
          <table:table-cell office:value-type="float" office:value="853917" calcext:value-type="float">
            <text:p>853917</text:p>
          </table:table-cell>
          <table:table-cell office:value-type="float" office:value="116" calcext:value-type="float">
            <text:p>116</text:p>
          </table:table-cell>
          <table:table-cell office:value-type="float" office:value="6234" calcext:value-type="float">
            <text:p>6234</text:p>
          </table:table-cell>
          <table:table-cell office:value-type="float" office:value="17367" calcext:value-type="float">
            <text:p>1736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8872" calcext:value-type="float">
            <text:p>0.478872</text:p>
          </table:table-cell>
          <table:table-cell office:value-type="float" office:value="116" calcext:value-type="float">
            <text:p>116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6" calcext:value-type="float">
            <text:p>0.36</text:p>
          </table:table-cell>
          <table:table-cell office:value-type="float" office:value="109.23" calcext:value-type="float">
            <text:p>109.2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0255" calcext:value-type="float">
            <text:p>100255</text:p>
          </table:table-cell>
          <table:table-cell office:value-type="float" office:value="17399500482" calcext:value-type="float">
            <text:p>17399500482</text:p>
          </table:table-cell>
          <table:table-cell office:value-type="float" office:value="9224932247" calcext:value-type="float">
            <text:p>9224932247</text:p>
          </table:table-cell>
          <table:table-cell office:value-type="float" office:value="3431" calcext:value-type="float">
            <text:p>3431</text:p>
          </table:table-cell>
          <table:table-cell office:value-type="float" office:value="389619593" calcext:value-type="float">
            <text:p>389619593</text:p>
          </table:table-cell>
          <table:table-cell office:value-type="float" office:value="514662784" calcext:value-type="float">
            <text:p>514662784</text:p>
          </table:table-cell>
          <table:table-cell office:value-type="float" office:value="9960" calcext:value-type="float">
            <text:p>996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139" calcext:value-type="float">
            <text:p>1.886139</text:p>
          </table:table-cell>
          <table:table-cell office:value-type="float" office:value="3431" calcext:value-type="float">
            <text:p>3431</text:p>
          </table:table-cell>
          <table:table-cell office:value-type="float" office:value="24.861071" calcext:value-type="float">
            <text:p>24.861071</text:p>
          </table:table-cell>
          <table:table-cell office:value-type="float" office:value="32.839897" calcext:value-type="float">
            <text:p>32.839897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76" calcext:value-type="float">
            <text:p>0.76</text:p>
          </table:table-cell>
          <table:table-cell office:value-type="float" office:value="51672.97" calcext:value-type="float">
            <text:p>51672.9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0258" calcext:value-type="float">
            <text:p>100258</text:p>
          </table:table-cell>
          <table:table-cell office:value-type="float" office:value="425811" calcext:value-type="float">
            <text:p>425811</text:p>
          </table:table-cell>
          <table:table-cell office:value-type="float" office:value="1006793" calcext:value-type="float">
            <text:p>1006793</text:p>
          </table:table-cell>
          <table:table-cell office:value-type="float" office:value="186" calcext:value-type="float">
            <text:p>186</text:p>
          </table:table-cell>
          <table:table-cell office:value-type="float" office:value="6025" calcext:value-type="float">
            <text:p>6025</text:p>
          </table:table-cell>
          <table:table-cell office:value-type="float" office:value="16142" calcext:value-type="float">
            <text:p>16142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938" calcext:value-type="float">
            <text:p>0.422938</text:p>
          </table:table-cell>
          <table:table-cell office:value-type="float" office:value="186" calcext:value-type="float">
            <text:p>186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7" calcext:value-type="float">
            <text:p>0.37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1292" calcext:value-type="float">
            <text:p>101292</text:p>
          </table:table-cell>
          <table:table-cell office:value-type="float" office:value="391913" calcext:value-type="float">
            <text:p>391913</text:p>
          </table:table-cell>
          <table:table-cell office:value-type="float" office:value="777581" calcext:value-type="float">
            <text:p>777581</text:p>
          </table:table-cell>
          <table:table-cell office:value-type="float" office:value="161" calcext:value-type="float">
            <text:p>161</text:p>
          </table:table-cell>
          <table:table-cell office:value-type="float" office:value="5775" calcext:value-type="float">
            <text:p>5775</text:p>
          </table:table-cell>
          <table:table-cell office:value-type="float" office:value="14290" calcext:value-type="float">
            <text:p>1429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016" calcext:value-type="float">
            <text:p>0.504016</text:p>
          </table:table-cell>
          <table:table-cell office:value-type="float" office:value="161" calcext:value-type="float">
            <text:p>161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4" calcext:value-type="float">
            <text:p>0.4</text:p>
          </table:table-cell>
          <table:table-cell office:value-type="float" office:value="67.73" calcext:value-type="float">
            <text:p>67.7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1292" calcext:value-type="float">
            <text:p>101292</text:p>
          </table:table-cell>
          <table:table-cell office:value-type="float" office:value="364188" calcext:value-type="float">
            <text:p>364188</text:p>
          </table:table-cell>
          <table:table-cell office:value-type="float" office:value="696811" calcext:value-type="float">
            <text:p>696811</text:p>
          </table:table-cell>
          <table:table-cell office:value-type="float" office:value="104" calcext:value-type="float">
            <text:p>104</text:p>
          </table:table-cell>
          <table:table-cell office:value-type="float" office:value="4861" calcext:value-type="float">
            <text:p>4861</text:p>
          </table:table-cell>
          <table:table-cell office:value-type="float" office:value="13424" calcext:value-type="float">
            <text:p>1342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265" calcext:value-type="float">
            <text:p>0.52265</text:p>
          </table:table-cell>
          <table:table-cell office:value-type="float" office:value="104" calcext:value-type="float">
            <text:p>10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6" calcext:value-type="float">
            <text:p>0.36</text:p>
          </table:table-cell>
          <table:table-cell office:value-type="float" office:value="119.86" calcext:value-type="float">
            <text:p>119.8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1258" calcext:value-type="float">
            <text:p>101258</text:p>
          </table:table-cell>
          <table:table-cell office:value-type="float" office:value="18099159897" calcext:value-type="float">
            <text:p>18099159897</text:p>
          </table:table-cell>
          <table:table-cell office:value-type="float" office:value="9589069543" calcext:value-type="float">
            <text:p>9589069543</text:p>
          </table:table-cell>
          <table:table-cell office:value-type="float" office:value="6107" calcext:value-type="float">
            <text:p>6107</text:p>
          </table:table-cell>
          <table:table-cell office:value-type="float" office:value="404936716" calcext:value-type="float">
            <text:p>404936716</text:p>
          </table:table-cell>
          <table:table-cell office:value-type="float" office:value="533284180" calcext:value-type="float">
            <text:p>533284180</text:p>
          </table:table-cell>
          <table:table-cell office:value-type="float" office:value="15557" calcext:value-type="float">
            <text:p>155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7478" calcext:value-type="float">
            <text:p>1.887478</text:p>
          </table:table-cell>
          <table:table-cell office:value-type="float" office:value="6107" calcext:value-type="float">
            <text:p>6107</text:p>
          </table:table-cell>
          <table:table-cell office:value-type="float" office:value="25.838434" calcext:value-type="float">
            <text:p>25.838434</text:p>
          </table:table-cell>
          <table:table-cell office:value-type="float" office:value="34.028103" calcext:value-type="float">
            <text:p>34.028103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76" calcext:value-type="float">
            <text:p>0.76</text:p>
          </table:table-cell>
          <table:table-cell office:value-type="float" office:value="34279.37" calcext:value-type="float">
            <text:p>34279.3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1261" calcext:value-type="float">
            <text:p>101261</text:p>
          </table:table-cell>
          <table:table-cell office:value-type="float" office:value="474991" calcext:value-type="float">
            <text:p>474991</text:p>
          </table:table-cell>
          <table:table-cell office:value-type="float" office:value="1044699" calcext:value-type="float">
            <text:p>1044699</text:p>
          </table:table-cell>
          <table:table-cell office:value-type="float" office:value="56" calcext:value-type="float">
            <text:p>56</text:p>
          </table:table-cell>
          <table:table-cell office:value-type="float" office:value="6942" calcext:value-type="float">
            <text:p>6942</text:p>
          </table:table-cell>
          <table:table-cell office:value-type="float" office:value="19333" calcext:value-type="float">
            <text:p>1933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4668" calcext:value-type="float">
            <text:p>0.454668</text:p>
          </table:table-cell>
          <table:table-cell office:value-type="float" office:value="56" calcext:value-type="float">
            <text:p>56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6" calcext:value-type="float">
            <text:p>0.36</text:p>
          </table:table-cell>
          <table:table-cell office:value-type="float" office:value="207.88" calcext:value-type="float">
            <text:p>207.8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2296" calcext:value-type="float">
            <text:p>102296</text:p>
          </table:table-cell>
          <table:table-cell office:value-type="float" office:value="671432" calcext:value-type="float">
            <text:p>671432</text:p>
          </table:table-cell>
          <table:table-cell office:value-type="float" office:value="1404912" calcext:value-type="float">
            <text:p>1404912</text:p>
          </table:table-cell>
          <table:table-cell office:value-type="float" office:value="435" calcext:value-type="float">
            <text:p>435</text:p>
          </table:table-cell>
          <table:table-cell office:value-type="float" office:value="10943" calcext:value-type="float">
            <text:p>10943</text:p>
          </table:table-cell>
          <table:table-cell office:value-type="float" office:value="28417" calcext:value-type="float">
            <text:p>28417</text:p>
          </table:table-cell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917" calcext:value-type="float">
            <text:p>0.477917</text:p>
          </table:table-cell>
          <table:table-cell office:value-type="float" office:value="435" calcext:value-type="float">
            <text:p>435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1811" calcext:value-type="float">
            <text:p>0.00181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39" calcext:value-type="float">
            <text:p>0.39</text:p>
          </table:table-cell>
          <table:table-cell office:value-type="float" office:value="50.38" calcext:value-type="float">
            <text:p>50.3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2296" calcext:value-type="float">
            <text:p>102296</text:p>
          </table:table-cell>
          <table:table-cell office:value-type="float" office:value="404583" calcext:value-type="float">
            <text:p>404583</text:p>
          </table:table-cell>
          <table:table-cell office:value-type="float" office:value="807673" calcext:value-type="float">
            <text:p>807673</text:p>
          </table:table-cell>
          <table:table-cell office:value-type="float" office:value="139" calcext:value-type="float">
            <text:p>139</text:p>
          </table:table-cell>
          <table:table-cell office:value-type="float" office:value="5879" calcext:value-type="float">
            <text:p>5879</text:p>
          </table:table-cell>
          <table:table-cell office:value-type="float" office:value="16193" calcext:value-type="float">
            <text:p>1619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924" calcext:value-type="float">
            <text:p>0.500924</text:p>
          </table:table-cell>
          <table:table-cell office:value-type="float" office:value="139" calcext:value-type="float">
            <text:p>139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6" calcext:value-type="float">
            <text:p>0.36</text:p>
          </table:table-cell>
          <table:table-cell office:value-type="float" office:value="104.47" calcext:value-type="float">
            <text:p>104.4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2261" calcext:value-type="float">
            <text:p>102261</text:p>
          </table:table-cell>
          <table:table-cell office:value-type="float" office:value="17981399653" calcext:value-type="float">
            <text:p>17981399653</text:p>
          </table:table-cell>
          <table:table-cell office:value-type="float" office:value="9538233201" calcext:value-type="float">
            <text:p>9538233201</text:p>
          </table:table-cell>
          <table:table-cell office:value-type="float" office:value="6976" calcext:value-type="float">
            <text:p>6976</text:p>
          </table:table-cell>
          <table:table-cell office:value-type="float" office:value="402987511" calcext:value-type="float">
            <text:p>402987511</text:p>
          </table:table-cell>
          <table:table-cell office:value-type="float" office:value="533204858" calcext:value-type="float">
            <text:p>533204858</text:p>
          </table:table-cell>
          <table:table-cell office:value-type="float" office:value="16014" calcext:value-type="float">
            <text:p>160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5192" calcext:value-type="float">
            <text:p>1.885192</text:p>
          </table:table-cell>
          <table:table-cell office:value-type="float" office:value="6976" calcext:value-type="float">
            <text:p>6976</text:p>
          </table:table-cell>
          <table:table-cell office:value-type="float" office:value="25.71406" calcext:value-type="float">
            <text:p>25.71406</text:p>
          </table:table-cell>
          <table:table-cell office:value-type="float" office:value="34.023041" calcext:value-type="float">
            <text:p>34.023041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76" calcext:value-type="float">
            <text:p>0.76</text:p>
          </table:table-cell>
          <table:table-cell office:value-type="float" office:value="33296.17" calcext:value-type="float">
            <text:p>33296.1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2264" calcext:value-type="float">
            <text:p>102264</text:p>
          </table:table-cell>
          <table:table-cell office:value-type="float" office:value="641512" calcext:value-type="float">
            <text:p>641512</text:p>
          </table:table-cell>
          <table:table-cell office:value-type="float" office:value="1414475" calcext:value-type="float">
            <text:p>1414475</text:p>
          </table:table-cell>
          <table:table-cell office:value-type="float" office:value="223" calcext:value-type="float">
            <text:p>223</text:p>
          </table:table-cell>
          <table:table-cell office:value-type="float" office:value="9727" calcext:value-type="float">
            <text:p>9727</text:p>
          </table:table-cell>
          <table:table-cell office:value-type="float" office:value="27968" calcext:value-type="float">
            <text:p>27968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534" calcext:value-type="float">
            <text:p>0.453534</text:p>
          </table:table-cell>
          <table:table-cell office:value-type="float" office:value="223" calcext:value-type="float">
            <text:p>223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5" calcext:value-type="float">
            <text:p>0.35</text:p>
          </table:table-cell>
          <table:table-cell office:value-type="float" office:value="114.62" calcext:value-type="float">
            <text:p>114.6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3300" calcext:value-type="float">
            <text:p>103300</text:p>
          </table:table-cell>
          <table:table-cell office:value-type="float" office:value="392133" calcext:value-type="float">
            <text:p>392133</text:p>
          </table:table-cell>
          <table:table-cell office:value-type="float" office:value="821779" calcext:value-type="float">
            <text:p>821779</text:p>
          </table:table-cell>
          <table:table-cell office:value-type="float" office:value="288" calcext:value-type="float">
            <text:p>288</text:p>
          </table:table-cell>
          <table:table-cell office:value-type="float" office:value="5924" calcext:value-type="float">
            <text:p>5924</text:p>
          </table:table-cell>
          <table:table-cell office:value-type="float" office:value="15573" calcext:value-type="float">
            <text:p>15573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176" calcext:value-type="float">
            <text:p>0.477176</text:p>
          </table:table-cell>
          <table:table-cell office:value-type="float" office:value="288" calcext:value-type="float">
            <text:p>288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8" calcext:value-type="float">
            <text:p>0.38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3300" calcext:value-type="float">
            <text:p>103300</text:p>
          </table:table-cell>
          <table:table-cell office:value-type="float" office:value="1031880" calcext:value-type="float">
            <text:p>1031880</text:p>
          </table:table-cell>
          <table:table-cell office:value-type="float" office:value="2414460" calcext:value-type="float">
            <text:p>2414460</text:p>
          </table:table-cell>
          <table:table-cell office:value-type="float" office:value="1720" calcext:value-type="float">
            <text:p>1720</text:p>
          </table:table-cell>
          <table:table-cell office:value-type="float" office:value="19843" calcext:value-type="float">
            <text:p>19843</text:p>
          </table:table-cell>
          <table:table-cell office:value-type="float" office:value="54294" calcext:value-type="float">
            <text:p>54294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75" calcext:value-type="float">
            <text:p>0.427375</text:p>
          </table:table-cell>
          <table:table-cell office:value-type="float" office:value="1720" calcext:value-type="float">
            <text:p>1720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37" calcext:value-type="float">
            <text:p>0.37</text:p>
          </table:table-cell>
          <table:table-cell office:value-type="float" office:value="23.97" calcext:value-type="float">
            <text:p>23.9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3264" calcext:value-type="float">
            <text:p>103264</text:p>
          </table:table-cell>
          <table:table-cell office:value-type="float" office:value="17440701855" calcext:value-type="float">
            <text:p>17440701855</text:p>
          </table:table-cell>
          <table:table-cell office:value-type="float" office:value="9245511149" calcext:value-type="float">
            <text:p>9245511149</text:p>
          </table:table-cell>
          <table:table-cell office:value-type="float" office:value="4268" calcext:value-type="float">
            <text:p>4268</text:p>
          </table:table-cell>
          <table:table-cell office:value-type="float" office:value="390401184" calcext:value-type="float">
            <text:p>390401184</text:p>
          </table:table-cell>
          <table:table-cell office:value-type="float" office:value="515116801" calcext:value-type="float">
            <text:p>515116801</text:p>
          </table:table-cell>
          <table:table-cell office:value-type="float" office:value="11552" calcext:value-type="float">
            <text:p>1155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397" calcext:value-type="float">
            <text:p>1.886397</text:p>
          </table:table-cell>
          <table:table-cell office:value-type="float" office:value="4268" calcext:value-type="float">
            <text:p>4268</text:p>
          </table:table-cell>
          <table:table-cell office:value-type="float" office:value="24.910942" calcext:value-type="float">
            <text:p>24.910942</text:p>
          </table:table-cell>
          <table:table-cell office:value-type="float" office:value="32.86887" calcext:value-type="float">
            <text:p>32.86887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76" calcext:value-type="float">
            <text:p>0.76</text:p>
          </table:table-cell>
          <table:table-cell office:value-type="float" office:value="44591.14" calcext:value-type="float">
            <text:p>44591.1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3267" calcext:value-type="float">
            <text:p>103267</text:p>
          </table:table-cell>
          <table:table-cell office:value-type="float" office:value="434946" calcext:value-type="float">
            <text:p>434946</text:p>
          </table:table-cell>
          <table:table-cell office:value-type="float" office:value="1072992" calcext:value-type="float">
            <text:p>1072992</text:p>
          </table:table-cell>
          <table:table-cell office:value-type="float" office:value="29" calcext:value-type="float">
            <text:p>29</text:p>
          </table:table-cell>
          <table:table-cell office:value-type="float" office:value="6768" calcext:value-type="float">
            <text:p>6768</text:p>
          </table:table-cell>
          <table:table-cell office:value-type="float" office:value="19361" calcext:value-type="float">
            <text:p>1936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358" calcext:value-type="float">
            <text:p>0.405358</text:p>
          </table:table-cell>
          <table:table-cell office:value-type="float" office:value="29" calcext:value-type="float">
            <text:p>29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5" calcext:value-type="float">
            <text:p>0.35</text:p>
          </table:table-cell>
          <table:table-cell office:value-type="float" office:value="317.39" calcext:value-type="float">
            <text:p>317.3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4304" calcext:value-type="float">
            <text:p>104304</text:p>
          </table:table-cell>
          <table:table-cell office:value-type="float" office:value="1361226" calcext:value-type="float">
            <text:p>1361226</text:p>
          </table:table-cell>
          <table:table-cell office:value-type="float" office:value="3033776" calcext:value-type="float">
            <text:p>3033776</text:p>
          </table:table-cell>
          <table:table-cell office:value-type="float" office:value="1954" calcext:value-type="float">
            <text:p>1954</text:p>
          </table:table-cell>
          <table:table-cell office:value-type="float" office:value="24911" calcext:value-type="float">
            <text:p>24911</text:p>
          </table:table-cell>
          <table:table-cell office:value-type="float" office:value="64575" calcext:value-type="float">
            <text:p>64575</text:p>
          </table:table-cell>
          <table:table-cell office:value-type="float" office:value="2664" calcext:value-type="float">
            <text:p>2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69" calcext:value-type="float">
            <text:p>0.44869</text:p>
          </table:table-cell>
          <table:table-cell office:value-type="float" office:value="1954" calcext:value-type="float">
            <text:p>1954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39" calcext:value-type="float">
            <text:p>0.39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4304" calcext:value-type="float">
            <text:p>104304</text:p>
          </table:table-cell>
          <table:table-cell office:value-type="float" office:value="379635" calcext:value-type="float">
            <text:p>379635</text:p>
          </table:table-cell>
          <table:table-cell office:value-type="float" office:value="770052" calcext:value-type="float">
            <text:p>770052</text:p>
          </table:table-cell>
          <table:table-cell office:value-type="float" office:value="67" calcext:value-type="float">
            <text:p>67</text:p>
          </table:table-cell>
          <table:table-cell office:value-type="float" office:value="5490" calcext:value-type="float">
            <text:p>5490</text:p>
          </table:table-cell>
          <table:table-cell office:value-type="float" office:value="14985" calcext:value-type="float">
            <text:p>1498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2999" calcext:value-type="float">
            <text:p>0.492999</text:p>
          </table:table-cell>
          <table:table-cell office:value-type="float" office:value="67" calcext:value-type="float">
            <text:p>67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7" calcext:value-type="float">
            <text:p>0.37</text:p>
          </table:table-cell>
          <table:table-cell office:value-type="float" office:value="176.29" calcext:value-type="float">
            <text:p>176.2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4267" calcext:value-type="float">
            <text:p>104267</text:p>
          </table:table-cell>
          <table:table-cell office:value-type="float" office:value="17207645737" calcext:value-type="float">
            <text:p>17207645737</text:p>
          </table:table-cell>
          <table:table-cell office:value-type="float" office:value="9173930153" calcext:value-type="float">
            <text:p>9173930153</text:p>
          </table:table-cell>
          <table:table-cell office:value-type="float" office:value="116844" calcext:value-type="float">
            <text:p>116844</text:p>
          </table:table-cell>
          <table:table-cell office:value-type="float" office:value="385126065" calcext:value-type="float">
            <text:p>385126065</text:p>
          </table:table-cell>
          <table:table-cell office:value-type="float" office:value="509170916" calcext:value-type="float">
            <text:p>509170916</text:p>
          </table:table-cell>
          <table:table-cell office:value-type="float" office:value="563919" calcext:value-type="float">
            <text:p>5639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712" calcext:value-type="float">
            <text:p>1.875712</text:p>
          </table:table-cell>
          <table:table-cell office:value-type="float" office:value="116844" calcext:value-type="float">
            <text:p>116844</text:p>
          </table:table-cell>
          <table:table-cell office:value-type="float" office:value="24.574347" calcext:value-type="float">
            <text:p>24.574347</text:p>
          </table:table-cell>
          <table:table-cell office:value-type="float" office:value="32.489471" calcext:value-type="float">
            <text:p>32.489471</text:p>
          </table:table-cell>
          <table:table-cell office:value-type="float" office:value="0.035983" calcext:value-type="float">
            <text:p>0.035983</text:p>
          </table:table-cell>
          <table:table-cell office:value-type="float" office:value="0.76" calcext:value-type="float">
            <text:p>0.76</text:p>
          </table:table-cell>
          <table:table-cell office:value-type="float" office:value="902.91" calcext:value-type="float">
            <text:p>902.9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4270" calcext:value-type="float">
            <text:p>104270</text:p>
          </table:table-cell>
          <table:table-cell office:value-type="float" office:value="452961" calcext:value-type="float">
            <text:p>452961</text:p>
          </table:table-cell>
          <table:table-cell office:value-type="float" office:value="1201026" calcext:value-type="float">
            <text:p>1201026</text:p>
          </table:table-cell>
          <table:table-cell office:value-type="float" office:value="607" calcext:value-type="float">
            <text:p>607</text:p>
          </table:table-cell>
          <table:table-cell office:value-type="float" office:value="6724" calcext:value-type="float">
            <text:p>6724</text:p>
          </table:table-cell>
          <table:table-cell office:value-type="float" office:value="18390" calcext:value-type="float">
            <text:p>18390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45" calcext:value-type="float">
            <text:p>0.377145</text:p>
          </table:table-cell>
          <table:table-cell office:value-type="float" office:value="607" calcext:value-type="float">
            <text:p>607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37" calcext:value-type="float">
            <text:p>0.37</text:p>
          </table:table-cell>
          <table:table-cell office:value-type="float" office:value="31.33" calcext:value-type="float">
            <text:p>31.3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5308" calcext:value-type="float">
            <text:p>105308</text:p>
          </table:table-cell>
          <table:table-cell office:value-type="float" office:value="395597" calcext:value-type="float">
            <text:p>395597</text:p>
          </table:table-cell>
          <table:table-cell office:value-type="float" office:value="755577" calcext:value-type="float">
            <text:p>755577</text:p>
          </table:table-cell>
          <table:table-cell office:value-type="float" office:value="324" calcext:value-type="float">
            <text:p>324</text:p>
          </table:table-cell>
          <table:table-cell office:value-type="float" office:value="5506" calcext:value-type="float">
            <text:p>5506</text:p>
          </table:table-cell>
          <table:table-cell office:value-type="float" office:value="13632" calcext:value-type="float">
            <text:p>13632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569" calcext:value-type="float">
            <text:p>0.523569</text:p>
          </table:table-cell>
          <table:table-cell office:value-type="float" office:value="324" calcext:value-type="float">
            <text:p>324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5308" calcext:value-type="float">
            <text:p>105308</text:p>
          </table:table-cell>
          <table:table-cell office:value-type="float" office:value="392661" calcext:value-type="float">
            <text:p>392661</text:p>
          </table:table-cell>
          <table:table-cell office:value-type="float" office:value="784801" calcext:value-type="float">
            <text:p>784801</text:p>
          </table:table-cell>
          <table:table-cell office:value-type="float" office:value="185" calcext:value-type="float">
            <text:p>185</text:p>
          </table:table-cell>
          <table:table-cell office:value-type="float" office:value="5823" calcext:value-type="float">
            <text:p>5823</text:p>
          </table:table-cell>
          <table:table-cell office:value-type="float" office:value="15777" calcext:value-type="float">
            <text:p>1577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332" calcext:value-type="float">
            <text:p>0.500332</text:p>
          </table:table-cell>
          <table:table-cell office:value-type="float" office:value="185" calcext:value-type="float">
            <text:p>185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7" calcext:value-type="float">
            <text:p>0.37</text:p>
          </table:table-cell>
          <table:table-cell office:value-type="float" office:value="88.14" calcext:value-type="float">
            <text:p>88.1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5271" calcext:value-type="float">
            <text:p>105271</text:p>
          </table:table-cell>
          <table:table-cell office:value-type="float" office:value="17866679969" calcext:value-type="float">
            <text:p>17866679969</text:p>
          </table:table-cell>
          <table:table-cell office:value-type="float" office:value="9469725148" calcext:value-type="float">
            <text:p>9469725148</text:p>
          </table:table-cell>
          <table:table-cell office:value-type="float" office:value="11000" calcext:value-type="float">
            <text:p>11000</text:p>
          </table:table-cell>
          <table:table-cell office:value-type="float" office:value="400003483" calcext:value-type="float">
            <text:p>400003483</text:p>
          </table:table-cell>
          <table:table-cell office:value-type="float" office:value="526711364" calcext:value-type="float">
            <text:p>526711364</text:p>
          </table:table-cell>
          <table:table-cell office:value-type="float" office:value="31967" calcext:value-type="float">
            <text:p>3196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716" calcext:value-type="float">
            <text:p>1.886716</text:p>
          </table:table-cell>
          <table:table-cell office:value-type="float" office:value="11000" calcext:value-type="float">
            <text:p>11000</text:p>
          </table:table-cell>
          <table:table-cell office:value-type="float" office:value="25.49823" calcext:value-type="float">
            <text:p>25.49823</text:p>
          </table:table-cell>
          <table:table-cell office:value-type="float" office:value="33.575226" calcext:value-type="float">
            <text:p>33.575226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76" calcext:value-type="float">
            <text:p>0.76</text:p>
          </table:table-cell>
          <table:table-cell office:value-type="float" office:value="16476.72" calcext:value-type="float">
            <text:p>16476.7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5274" calcext:value-type="float">
            <text:p>105274</text:p>
          </table:table-cell>
          <table:table-cell office:value-type="float" office:value="478721" calcext:value-type="float">
            <text:p>478721</text:p>
          </table:table-cell>
          <table:table-cell office:value-type="float" office:value="1182296" calcext:value-type="float">
            <text:p>1182296</text:p>
          </table:table-cell>
          <table:table-cell office:value-type="float" office:value="257" calcext:value-type="float">
            <text:p>257</text:p>
          </table:table-cell>
          <table:table-cell office:value-type="float" office:value="7901" calcext:value-type="float">
            <text:p>7901</text:p>
          </table:table-cell>
          <table:table-cell office:value-type="float" office:value="22663" calcext:value-type="float">
            <text:p>22663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908" calcext:value-type="float">
            <text:p>0.404908</text:p>
          </table:table-cell>
          <table:table-cell office:value-type="float" office:value="257" calcext:value-type="float">
            <text:p>257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5" calcext:value-type="float">
            <text:p>0.35</text:p>
          </table:table-cell>
          <table:table-cell office:value-type="float" office:value="62.09" calcext:value-type="float">
            <text:p>62.0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6311" calcext:value-type="float">
            <text:p>106311</text:p>
          </table:table-cell>
          <table:table-cell office:value-type="float" office:value="362239" calcext:value-type="float">
            <text:p>362239</text:p>
          </table:table-cell>
          <table:table-cell office:value-type="float" office:value="652988" calcext:value-type="float">
            <text:p>652988</text:p>
          </table:table-cell>
          <table:table-cell office:value-type="float" office:value="124" calcext:value-type="float">
            <text:p>124</text:p>
          </table:table-cell>
          <table:table-cell office:value-type="float" office:value="4570" calcext:value-type="float">
            <text:p>4570</text:p>
          </table:table-cell>
          <table:table-cell office:value-type="float" office:value="10731" calcext:value-type="float">
            <text:p>10731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4741" calcext:value-type="float">
            <text:p>0.554741</text:p>
          </table:table-cell>
          <table:table-cell office:value-type="float" office:value="124" calcext:value-type="float">
            <text:p>124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43" calcext:value-type="float">
            <text:p>0.43</text:p>
          </table:table-cell>
          <table:table-cell office:value-type="float" office:value="81.92" calcext:value-type="float">
            <text:p>81.9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6311" calcext:value-type="float">
            <text:p>106311</text:p>
          </table:table-cell>
          <table:table-cell office:value-type="float" office:value="618686" calcext:value-type="float">
            <text:p>618686</text:p>
          </table:table-cell>
          <table:table-cell office:value-type="float" office:value="1344598" calcext:value-type="float">
            <text:p>1344598</text:p>
          </table:table-cell>
          <table:table-cell office:value-type="float" office:value="753" calcext:value-type="float">
            <text:p>753</text:p>
          </table:table-cell>
          <table:table-cell office:value-type="float" office:value="9857" calcext:value-type="float">
            <text:p>9857</text:p>
          </table:table-cell>
          <table:table-cell office:value-type="float" office:value="27969" calcext:value-type="float">
            <text:p>27969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0127" calcext:value-type="float">
            <text:p>0.460127</text:p>
          </table:table-cell>
          <table:table-cell office:value-type="float" office:value="753" calcext:value-type="float">
            <text:p>753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35" calcext:value-type="float">
            <text:p>0.35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6274" calcext:value-type="float">
            <text:p>106274</text:p>
          </table:table-cell>
          <table:table-cell office:value-type="float" office:value="17795531142" calcext:value-type="float">
            <text:p>17795531142</text:p>
          </table:table-cell>
          <table:table-cell office:value-type="float" office:value="9448080602" calcext:value-type="float">
            <text:p>9448080602</text:p>
          </table:table-cell>
          <table:table-cell office:value-type="float" office:value="14044" calcext:value-type="float">
            <text:p>14044</text:p>
          </table:table-cell>
          <table:table-cell office:value-type="float" office:value="398949339" calcext:value-type="float">
            <text:p>398949339</text:p>
          </table:table-cell>
          <table:table-cell office:value-type="float" office:value="528358842" calcext:value-type="float">
            <text:p>528358842</text:p>
          </table:table-cell>
          <table:table-cell office:value-type="float" office:value="38663" calcext:value-type="float">
            <text:p>386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3508" calcext:value-type="float">
            <text:p>1.883508</text:p>
          </table:table-cell>
          <table:table-cell office:value-type="float" office:value="14044" calcext:value-type="float">
            <text:p>14044</text:p>
          </table:table-cell>
          <table:table-cell office:value-type="float" office:value="25.456388" calcext:value-type="float">
            <text:p>25.456388</text:p>
          </table:table-cell>
          <table:table-cell office:value-type="float" office:value="33.713825" calcext:value-type="float">
            <text:p>33.713825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76" calcext:value-type="float">
            <text:p>0.76</text:p>
          </table:table-cell>
          <table:table-cell office:value-type="float" office:value="13665.75" calcext:value-type="float">
            <text:p>13665.7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6278" calcext:value-type="float">
            <text:p>106278</text:p>
          </table:table-cell>
          <table:table-cell office:value-type="float" office:value="388336" calcext:value-type="float">
            <text:p>388336</text:p>
          </table:table-cell>
          <table:table-cell office:value-type="float" office:value="815033" calcext:value-type="float">
            <text:p>815033</text:p>
          </table:table-cell>
          <table:table-cell office:value-type="float" office:value="66" calcext:value-type="float">
            <text:p>66</text:p>
          </table:table-cell>
          <table:table-cell office:value-type="float" office:value="5115" calcext:value-type="float">
            <text:p>5115</text:p>
          </table:table-cell>
          <table:table-cell office:value-type="float" office:value="14071" calcext:value-type="float">
            <text:p>1407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6467" calcext:value-type="float">
            <text:p>0.476467</text:p>
          </table:table-cell>
          <table:table-cell office:value-type="float" office:value="66" calcext:value-type="float">
            <text:p>66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6" calcext:value-type="float">
            <text:p>0.36</text:p>
          </table:table-cell>
          <table:table-cell office:value-type="float" office:value="275.9" calcext:value-type="float">
            <text:p>275.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7314" calcext:value-type="float">
            <text:p>107314</text:p>
          </table:table-cell>
          <table:table-cell office:value-type="float" office:value="694601" calcext:value-type="float">
            <text:p>694601</text:p>
          </table:table-cell>
          <table:table-cell office:value-type="float" office:value="1454480" calcext:value-type="float">
            <text:p>1454480</text:p>
          </table:table-cell>
          <table:table-cell office:value-type="float" office:value="452" calcext:value-type="float">
            <text:p>452</text:p>
          </table:table-cell>
          <table:table-cell office:value-type="float" office:value="11280" calcext:value-type="float">
            <text:p>11280</text:p>
          </table:table-cell>
          <table:table-cell office:value-type="float" office:value="29670" calcext:value-type="float">
            <text:p>29670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56" calcext:value-type="float">
            <text:p>0.47756</text:p>
          </table:table-cell>
          <table:table-cell office:value-type="float" office:value="452" calcext:value-type="float">
            <text:p>45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38" calcext:value-type="float">
            <text:p>0.38</text:p>
          </table:table-cell>
          <table:table-cell office:value-type="float" office:value="48.09" calcext:value-type="float">
            <text:p>48.0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7314" calcext:value-type="float">
            <text:p>107314</text:p>
          </table:table-cell>
          <table:table-cell office:value-type="float" office:value="398541" calcext:value-type="float">
            <text:p>398541</text:p>
          </table:table-cell>
          <table:table-cell office:value-type="float" office:value="781502" calcext:value-type="float">
            <text:p>781502</text:p>
          </table:table-cell>
          <table:table-cell office:value-type="float" office:value="225" calcext:value-type="float">
            <text:p>225</text:p>
          </table:table-cell>
          <table:table-cell office:value-type="float" office:value="5765" calcext:value-type="float">
            <text:p>5765</text:p>
          </table:table-cell>
          <table:table-cell office:value-type="float" office:value="15356" calcext:value-type="float">
            <text:p>15356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9968" calcext:value-type="float">
            <text:p>0.509968</text:p>
          </table:table-cell>
          <table:table-cell office:value-type="float" office:value="225" calcext:value-type="float">
            <text:p>225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8" calcext:value-type="float">
            <text:p>0.38</text:p>
          </table:table-cell>
          <table:table-cell office:value-type="float" office:value="67.35" calcext:value-type="float">
            <text:p>67.3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7277" calcext:value-type="float">
            <text:p>107277</text:p>
          </table:table-cell>
          <table:table-cell office:value-type="float" office:value="18066185287" calcext:value-type="float">
            <text:p>18066185287</text:p>
          </table:table-cell>
          <table:table-cell office:value-type="float" office:value="9581422073" calcext:value-type="float">
            <text:p>9581422073</text:p>
          </table:table-cell>
          <table:table-cell office:value-type="float" office:value="13012" calcext:value-type="float">
            <text:p>13012</text:p>
          </table:table-cell>
          <table:table-cell office:value-type="float" office:value="403982515" calcext:value-type="float">
            <text:p>403982515</text:p>
          </table:table-cell>
          <table:table-cell office:value-type="float" office:value="531263555" calcext:value-type="float">
            <text:p>531263555</text:p>
          </table:table-cell>
          <table:table-cell office:value-type="float" office:value="38680" calcext:value-type="float">
            <text:p>386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5543" calcext:value-type="float">
            <text:p>1.885543</text:p>
          </table:table-cell>
          <table:table-cell office:value-type="float" office:value="13012" calcext:value-type="float">
            <text:p>13012</text:p>
          </table:table-cell>
          <table:table-cell office:value-type="float" office:value="25.77755" calcext:value-type="float">
            <text:p>25.77755</text:p>
          </table:table-cell>
          <table:table-cell office:value-type="float" office:value="33.89917" calcext:value-type="float">
            <text:p>33.89917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76" calcext:value-type="float">
            <text:p>0.76</text:p>
          </table:table-cell>
          <table:table-cell office:value-type="float" office:value="13734.84" calcext:value-type="float">
            <text:p>13734.8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7281" calcext:value-type="float">
            <text:p>107281</text:p>
          </table:table-cell>
          <table:table-cell office:value-type="float" office:value="492308" calcext:value-type="float">
            <text:p>492308</text:p>
          </table:table-cell>
          <table:table-cell office:value-type="float" office:value="1147340" calcext:value-type="float">
            <text:p>1147340</text:p>
          </table:table-cell>
          <table:table-cell office:value-type="float" office:value="132" calcext:value-type="float">
            <text:p>132</text:p>
          </table:table-cell>
          <table:table-cell office:value-type="float" office:value="7312" calcext:value-type="float">
            <text:p>7312</text:p>
          </table:table-cell>
          <table:table-cell office:value-type="float" office:value="21039" calcext:value-type="float">
            <text:p>2103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086" calcext:value-type="float">
            <text:p>0.429086</text:p>
          </table:table-cell>
          <table:table-cell office:value-type="float" office:value="132" calcext:value-type="float">
            <text:p>132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196.63" calcext:value-type="float">
            <text:p>196.6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8318" calcext:value-type="float">
            <text:p>108318</text:p>
          </table:table-cell>
          <table:table-cell office:value-type="float" office:value="358727" calcext:value-type="float">
            <text:p>358727</text:p>
          </table:table-cell>
          <table:table-cell office:value-type="float" office:value="668827" calcext:value-type="float">
            <text:p>668827</text:p>
          </table:table-cell>
          <table:table-cell office:value-type="float" office:value="174" calcext:value-type="float">
            <text:p>174</text:p>
          </table:table-cell>
          <table:table-cell office:value-type="float" office:value="4737" calcext:value-type="float">
            <text:p>4737</text:p>
          </table:table-cell>
          <table:table-cell office:value-type="float" office:value="11756" calcext:value-type="float">
            <text:p>11756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6352" calcext:value-type="float">
            <text:p>0.536352</text:p>
          </table:table-cell>
          <table:table-cell office:value-type="float" office:value="174" calcext:value-type="float">
            <text:p>17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4" calcext:value-type="float">
            <text:p>0.4</text:p>
          </table:table-cell>
          <table:table-cell office:value-type="float" office:value="48.38" calcext:value-type="float">
            <text:p>48.3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8318" calcext:value-type="float">
            <text:p>108318</text:p>
          </table:table-cell>
          <table:table-cell office:value-type="float" office:value="425261" calcext:value-type="float">
            <text:p>425261</text:p>
          </table:table-cell>
          <table:table-cell office:value-type="float" office:value="865671" calcext:value-type="float">
            <text:p>865671</text:p>
          </table:table-cell>
          <table:table-cell office:value-type="float" office:value="217" calcext:value-type="float">
            <text:p>217</text:p>
          </table:table-cell>
          <table:table-cell office:value-type="float" office:value="6525" calcext:value-type="float">
            <text:p>6525</text:p>
          </table:table-cell>
          <table:table-cell office:value-type="float" office:value="17782" calcext:value-type="float">
            <text:p>1778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125" calcext:value-type="float">
            <text:p>0.49125</text:p>
          </table:table-cell>
          <table:table-cell office:value-type="float" office:value="217" calcext:value-type="float">
            <text:p>217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7" calcext:value-type="float">
            <text:p>0.37</text:p>
          </table:table-cell>
          <table:table-cell office:value-type="float" office:value="82.32" calcext:value-type="float">
            <text:p>82.3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8280" calcext:value-type="float">
            <text:p>108280</text:p>
          </table:table-cell>
          <table:table-cell office:value-type="float" office:value="17423449782" calcext:value-type="float">
            <text:p>17423449782</text:p>
          </table:table-cell>
          <table:table-cell office:value-type="float" office:value="9238733789" calcext:value-type="float">
            <text:p>9238733789</text:p>
          </table:table-cell>
          <table:table-cell office:value-type="float" office:value="10902" calcext:value-type="float">
            <text:p>10902</text:p>
          </table:table-cell>
          <table:table-cell office:value-type="float" office:value="390157967" calcext:value-type="float">
            <text:p>390157967</text:p>
          </table:table-cell>
          <table:table-cell office:value-type="float" office:value="514577200" calcext:value-type="float">
            <text:p>514577200</text:p>
          </table:table-cell>
          <table:table-cell office:value-type="float" office:value="30193" calcext:value-type="float">
            <text:p>3019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5913" calcext:value-type="float">
            <text:p>1.885913</text:p>
          </table:table-cell>
          <table:table-cell office:value-type="float" office:value="10902" calcext:value-type="float">
            <text:p>10902</text:p>
          </table:table-cell>
          <table:table-cell office:value-type="float" office:value="24.895422" calcext:value-type="float">
            <text:p>24.895422</text:p>
          </table:table-cell>
          <table:table-cell office:value-type="float" office:value="32.834438" calcext:value-type="float">
            <text:p>32.834438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76" calcext:value-type="float">
            <text:p>0.76</text:p>
          </table:table-cell>
          <table:table-cell office:value-type="float" office:value="17042.93" calcext:value-type="float">
            <text:p>17042.9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8284" calcext:value-type="float">
            <text:p>108284</text:p>
          </table:table-cell>
          <table:table-cell office:value-type="float" office:value="385379" calcext:value-type="float">
            <text:p>385379</text:p>
          </table:table-cell>
          <table:table-cell office:value-type="float" office:value="806964" calcext:value-type="float">
            <text:p>806964</text:p>
          </table:table-cell>
          <table:table-cell office:value-type="float" office:value="59" calcext:value-type="float">
            <text:p>59</text:p>
          </table:table-cell>
          <table:table-cell office:value-type="float" office:value="5339" calcext:value-type="float">
            <text:p>5339</text:p>
          </table:table-cell>
          <table:table-cell office:value-type="float" office:value="14150" calcext:value-type="float">
            <text:p>141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567" calcext:value-type="float">
            <text:p>0.477567</text:p>
          </table:table-cell>
          <table:table-cell office:value-type="float" office:value="59" calcext:value-type="float">
            <text:p>5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8" calcext:value-type="float">
            <text:p>0.38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9322" calcext:value-type="float">
            <text:p>109322</text:p>
          </table:table-cell>
          <table:table-cell office:value-type="float" office:value="436776" calcext:value-type="float">
            <text:p>436776</text:p>
          </table:table-cell>
          <table:table-cell office:value-type="float" office:value="990388" calcext:value-type="float">
            <text:p>990388</text:p>
          </table:table-cell>
          <table:table-cell office:value-type="float" office:value="195" calcext:value-type="float">
            <text:p>195</text:p>
          </table:table-cell>
          <table:table-cell office:value-type="float" office:value="7074" calcext:value-type="float">
            <text:p>7074</text:p>
          </table:table-cell>
          <table:table-cell office:value-type="float" office:value="17918" calcext:value-type="float">
            <text:p>17918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1015" calcext:value-type="float">
            <text:p>0.441015</text:p>
          </table:table-cell>
          <table:table-cell office:value-type="float" office:value="195" calcext:value-type="float">
            <text:p>195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9" calcext:value-type="float">
            <text:p>0.39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9322" calcext:value-type="float">
            <text:p>109322</text:p>
          </table:table-cell>
          <table:table-cell office:value-type="float" office:value="358245" calcext:value-type="float">
            <text:p>358245</text:p>
          </table:table-cell>
          <table:table-cell office:value-type="float" office:value="714718" calcext:value-type="float">
            <text:p>714718</text:p>
          </table:table-cell>
          <table:table-cell office:value-type="float" office:value="106" calcext:value-type="float">
            <text:p>106</text:p>
          </table:table-cell>
          <table:table-cell office:value-type="float" office:value="5178" calcext:value-type="float">
            <text:p>5178</text:p>
          </table:table-cell>
          <table:table-cell office:value-type="float" office:value="14178" calcext:value-type="float">
            <text:p>1417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124" calcext:value-type="float">
            <text:p>0.50124</text:p>
          </table:table-cell>
          <table:table-cell office:value-type="float" office:value="106" calcext:value-type="float">
            <text:p>10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7" calcext:value-type="float">
            <text:p>0.37</text:p>
          </table:table-cell>
          <table:table-cell office:value-type="float" office:value="136.33" calcext:value-type="float">
            <text:p>136.3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9283" calcext:value-type="float">
            <text:p>109283</text:p>
          </table:table-cell>
          <table:table-cell office:value-type="float" office:value="17430804756" calcext:value-type="float">
            <text:p>17430804756</text:p>
          </table:table-cell>
          <table:table-cell office:value-type="float" office:value="9249090753" calcext:value-type="float">
            <text:p>9249090753</text:p>
          </table:table-cell>
          <table:table-cell office:value-type="float" office:value="10798" calcext:value-type="float">
            <text:p>10798</text:p>
          </table:table-cell>
          <table:table-cell office:value-type="float" office:value="390756519" calcext:value-type="float">
            <text:p>390756519</text:p>
          </table:table-cell>
          <table:table-cell office:value-type="float" office:value="516366856" calcext:value-type="float">
            <text:p>516366856</text:p>
          </table:table-cell>
          <table:table-cell office:value-type="float" office:value="31264" calcext:value-type="float">
            <text:p>312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4597" calcext:value-type="float">
            <text:p>1.884597</text:p>
          </table:table-cell>
          <table:table-cell office:value-type="float" office:value="10798" calcext:value-type="float">
            <text:p>10798</text:p>
          </table:table-cell>
          <table:table-cell office:value-type="float" office:value="24.933617" calcext:value-type="float">
            <text:p>24.933617</text:p>
          </table:table-cell>
          <table:table-cell office:value-type="float" office:value="32.948631" calcext:value-type="float">
            <text:p>32.948631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76" calcext:value-type="float">
            <text:p>0.76</text:p>
          </table:table-cell>
          <table:table-cell office:value-type="float" office:value="16516.34" calcext:value-type="float">
            <text:p>16516.3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9288" calcext:value-type="float">
            <text:p>109288</text:p>
          </table:table-cell>
          <table:table-cell office:value-type="float" office:value="424860" calcext:value-type="float">
            <text:p>424860</text:p>
          </table:table-cell>
          <table:table-cell office:value-type="float" office:value="937271" calcext:value-type="float">
            <text:p>937271</text:p>
          </table:table-cell>
          <table:table-cell office:value-type="float" office:value="65" calcext:value-type="float">
            <text:p>65</text:p>
          </table:table-cell>
          <table:table-cell office:value-type="float" office:value="6051" calcext:value-type="float">
            <text:p>6051</text:p>
          </table:table-cell>
          <table:table-cell office:value-type="float" office:value="17224" calcext:value-type="float">
            <text:p>1722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295" calcext:value-type="float">
            <text:p>0.453295</text:p>
          </table:table-cell>
          <table:table-cell office:value-type="float" office:value="65" calcext:value-type="float">
            <text:p>65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5" calcext:value-type="float">
            <text:p>0.35</text:p>
          </table:table-cell>
          <table:table-cell office:value-type="float" office:value="324.98" calcext:value-type="float">
            <text:p>324.9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0326" calcext:value-type="float">
            <text:p>110326</text:p>
          </table:table-cell>
          <table:table-cell office:value-type="float" office:value="358336" calcext:value-type="float">
            <text:p>358336</text:p>
          </table:table-cell>
          <table:table-cell office:value-type="float" office:value="623087" calcext:value-type="float">
            <text:p>623087</text:p>
          </table:table-cell>
          <table:table-cell office:value-type="float" office:value="114" calcext:value-type="float">
            <text:p>114</text:p>
          </table:table-cell>
          <table:table-cell office:value-type="float" office:value="4364" calcext:value-type="float">
            <text:p>4364</text:p>
          </table:table-cell>
          <table:table-cell office:value-type="float" office:value="9804" calcext:value-type="float">
            <text:p>9804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5098" calcext:value-type="float">
            <text:p>0.575098</text:p>
          </table:table-cell>
          <table:table-cell office:value-type="float" office:value="114" calcext:value-type="float">
            <text:p>114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45" calcext:value-type="float">
            <text:p>0.45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0325" calcext:value-type="float">
            <text:p>110325</text:p>
          </table:table-cell>
          <table:table-cell office:value-type="float" office:value="837742" calcext:value-type="float">
            <text:p>837742</text:p>
          </table:table-cell>
          <table:table-cell office:value-type="float" office:value="1669491" calcext:value-type="float">
            <text:p>1669491</text:p>
          </table:table-cell>
          <table:table-cell office:value-type="float" office:value="477" calcext:value-type="float">
            <text:p>477</text:p>
          </table:table-cell>
          <table:table-cell office:value-type="float" office:value="12747" calcext:value-type="float">
            <text:p>12747</text:p>
          </table:table-cell>
          <table:table-cell office:value-type="float" office:value="33930" calcext:value-type="float">
            <text:p>33930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1795" calcext:value-type="float">
            <text:p>0.501795</text:p>
          </table:table-cell>
          <table:table-cell office:value-type="float" office:value="477" calcext:value-type="float">
            <text:p>477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38" calcext:value-type="float">
            <text:p>0.38</text:p>
          </table:table-cell>
          <table:table-cell office:value-type="float" office:value="69.39" calcext:value-type="float">
            <text:p>69.3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0287" calcext:value-type="float">
            <text:p>110287</text:p>
          </table:table-cell>
          <table:table-cell office:value-type="float" office:value="12970588348" calcext:value-type="float">
            <text:p>12970588348</text:p>
          </table:table-cell>
          <table:table-cell office:value-type="float" office:value="6908738470" calcext:value-type="float">
            <text:p>6908738470</text:p>
          </table:table-cell>
          <table:table-cell office:value-type="float" office:value="20538" calcext:value-type="float">
            <text:p>20538</text:p>
          </table:table-cell>
          <table:table-cell office:value-type="float" office:value="289977836" calcext:value-type="float">
            <text:p>289977836</text:p>
          </table:table-cell>
          <table:table-cell office:value-type="float" office:value="382276962" calcext:value-type="float">
            <text:p>382276962</text:p>
          </table:table-cell>
          <table:table-cell office:value-type="float" office:value="46770" calcext:value-type="float">
            <text:p>467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7418" calcext:value-type="float">
            <text:p>1.877418</text:p>
          </table:table-cell>
          <table:table-cell office:value-type="float" office:value="20538" calcext:value-type="float">
            <text:p>20538</text:p>
          </table:table-cell>
          <table:table-cell office:value-type="float" office:value="18.484642" calcext:value-type="float">
            <text:p>18.484642</text:p>
          </table:table-cell>
          <table:table-cell office:value-type="float" office:value="24.368252" calcext:value-type="float">
            <text:p>24.368252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76" calcext:value-type="float">
            <text:p>0.76</text:p>
          </table:table-cell>
          <table:table-cell office:value-type="float" office:value="8173.55" calcext:value-type="float">
            <text:p>8173.5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0292" calcext:value-type="float">
            <text:p>110292</text:p>
          </table:table-cell>
          <table:table-cell office:value-type="float" office:value="592766" calcext:value-type="float">
            <text:p>592766</text:p>
          </table:table-cell>
          <table:table-cell office:value-type="float" office:value="1414402" calcext:value-type="float">
            <text:p>1414402</text:p>
          </table:table-cell>
          <table:table-cell office:value-type="float" office:value="789" calcext:value-type="float">
            <text:p>789</text:p>
          </table:table-cell>
          <table:table-cell office:value-type="float" office:value="9946" calcext:value-type="float">
            <text:p>9946</text:p>
          </table:table-cell>
          <table:table-cell office:value-type="float" office:value="27419" calcext:value-type="float">
            <text:p>27419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093" calcext:value-type="float">
            <text:p>0.419093</text:p>
          </table:table-cell>
          <table:table-cell office:value-type="float" office:value="789" calcext:value-type="float">
            <text:p>789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36" calcext:value-type="float">
            <text:p>0.36</text:p>
          </table:table-cell>
          <table:table-cell office:value-type="float" office:value="37.56" calcext:value-type="float">
            <text:p>37.5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1329" calcext:value-type="float">
            <text:p>111329</text:p>
          </table:table-cell>
          <table:table-cell office:value-type="float" office:value="392835" calcext:value-type="float">
            <text:p>392835</text:p>
          </table:table-cell>
          <table:table-cell office:value-type="float" office:value="822400" calcext:value-type="float">
            <text:p>822400</text:p>
          </table:table-cell>
          <table:table-cell office:value-type="float" office:value="238" calcext:value-type="float">
            <text:p>238</text:p>
          </table:table-cell>
          <table:table-cell office:value-type="float" office:value="5827" calcext:value-type="float">
            <text:p>5827</text:p>
          </table:table-cell>
          <table:table-cell office:value-type="float" office:value="15327" calcext:value-type="float">
            <text:p>15327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669" calcext:value-type="float">
            <text:p>0.477669</text:p>
          </table:table-cell>
          <table:table-cell office:value-type="float" office:value="238" calcext:value-type="float">
            <text:p>238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8" calcext:value-type="float">
            <text:p>0.38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1329" calcext:value-type="float">
            <text:p>111329</text:p>
          </table:table-cell>
          <table:table-cell office:value-type="float" office:value="358168" calcext:value-type="float">
            <text:p>358168</text:p>
          </table:table-cell>
          <table:table-cell office:value-type="float" office:value="693711" calcext:value-type="float">
            <text:p>693711</text:p>
          </table:table-cell>
          <table:table-cell office:value-type="float" office:value="209" calcext:value-type="float">
            <text:p>209</text:p>
          </table:table-cell>
          <table:table-cell office:value-type="float" office:value="4958" calcext:value-type="float">
            <text:p>4958</text:p>
          </table:table-cell>
          <table:table-cell office:value-type="float" office:value="13392" calcext:value-type="float">
            <text:p>13392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307" calcext:value-type="float">
            <text:p>0.516307</text:p>
          </table:table-cell>
          <table:table-cell office:value-type="float" office:value="209" calcext:value-type="float">
            <text:p>209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7" calcext:value-type="float">
            <text:p>0.37</text:p>
          </table:table-cell>
          <table:table-cell office:value-type="float" office:value="59.26" calcext:value-type="float">
            <text:p>59.2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1290" calcext:value-type="float">
            <text:p>111290</text:p>
          </table:table-cell>
          <table:table-cell office:value-type="float" office:value="445993" calcext:value-type="float">
            <text:p>445993</text:p>
          </table:table-cell>
          <table:table-cell office:value-type="float" office:value="961520" calcext:value-type="float">
            <text:p>961520</text:p>
          </table:table-cell>
          <table:table-cell office:value-type="float" office:value="201" calcext:value-type="float">
            <text:p>201</text:p>
          </table:table-cell>
          <table:table-cell office:value-type="float" office:value="7540" calcext:value-type="float">
            <text:p>7540</text:p>
          </table:table-cell>
          <table:table-cell office:value-type="float" office:value="20462" calcext:value-type="float">
            <text:p>2046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3842" calcext:value-type="float">
            <text:p>0.463842</text:p>
          </table:table-cell>
          <table:table-cell office:value-type="float" office:value="201" calcext:value-type="float">
            <text:p>201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7" calcext:value-type="float">
            <text:p>0.37</text:p>
          </table:table-cell>
          <table:table-cell office:value-type="float" office:value="107.13" calcext:value-type="float">
            <text:p>107.1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1296" calcext:value-type="float">
            <text:p>111296</text:p>
          </table:table-cell>
          <table:table-cell office:value-type="float" office:value="387864" calcext:value-type="float">
            <text:p>387864</text:p>
          </table:table-cell>
          <table:table-cell office:value-type="float" office:value="736720" calcext:value-type="float">
            <text:p>736720</text:p>
          </table:table-cell>
          <table:table-cell office:value-type="float" office:value="120" calcext:value-type="float">
            <text:p>120</text:p>
          </table:table-cell>
          <table:table-cell office:value-type="float" office:value="5302" calcext:value-type="float">
            <text:p>5302</text:p>
          </table:table-cell>
          <table:table-cell office:value-type="float" office:value="14301" calcext:value-type="float">
            <text:p>143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6474" calcext:value-type="float">
            <text:p>0.526474</text:p>
          </table:table-cell>
          <table:table-cell office:value-type="float" office:value="120" calcext:value-type="float">
            <text:p>120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7" calcext:value-type="float">
            <text:p>0.37</text:p>
          </table:table-cell>
          <table:table-cell office:value-type="float" office:value="119.18" calcext:value-type="float">
            <text:p>119.1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2332" calcext:value-type="float">
            <text:p>112332</text:p>
          </table:table-cell>
          <table:table-cell office:value-type="float" office:value="388015" calcext:value-type="float">
            <text:p>388015</text:p>
          </table:table-cell>
          <table:table-cell office:value-type="float" office:value="718560" calcext:value-type="float">
            <text:p>718560</text:p>
          </table:table-cell>
          <table:table-cell office:value-type="float" office:value="229" calcext:value-type="float">
            <text:p>229</text:p>
          </table:table-cell>
          <table:table-cell office:value-type="float" office:value="5436" calcext:value-type="float">
            <text:p>5436</text:p>
          </table:table-cell>
          <table:table-cell office:value-type="float" office:value="13848" calcext:value-type="float">
            <text:p>13848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999" calcext:value-type="float">
            <text:p>0.53999</text:p>
          </table:table-cell>
          <table:table-cell office:value-type="float" office:value="229" calcext:value-type="float">
            <text:p>229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9" calcext:value-type="float">
            <text:p>0.39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2332" calcext:value-type="float">
            <text:p>112332</text:p>
          </table:table-cell>
          <table:table-cell office:value-type="float" office:value="413353" calcext:value-type="float">
            <text:p>413353</text:p>
          </table:table-cell>
          <table:table-cell office:value-type="float" office:value="828985" calcext:value-type="float">
            <text:p>828985</text:p>
          </table:table-cell>
          <table:table-cell office:value-type="float" office:value="304" calcext:value-type="float">
            <text:p>304</text:p>
          </table:table-cell>
          <table:table-cell office:value-type="float" office:value="6170" calcext:value-type="float">
            <text:p>6170</text:p>
          </table:table-cell>
          <table:table-cell office:value-type="float" office:value="17103" calcext:value-type="float">
            <text:p>17103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625" calcext:value-type="float">
            <text:p>0.498625</text:p>
          </table:table-cell>
          <table:table-cell office:value-type="float" office:value="304" calcext:value-type="float">
            <text:p>304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6" calcext:value-type="float">
            <text:p>0.36</text:p>
          </table:table-cell>
          <table:table-cell office:value-type="float" office:value="46.73" calcext:value-type="float">
            <text:p>46.7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2293" calcext:value-type="float">
            <text:p>112293</text:p>
          </table:table-cell>
          <table:table-cell office:value-type="float" office:value="1598034" calcext:value-type="float">
            <text:p>1598034</text:p>
          </table:table-cell>
          <table:table-cell office:value-type="float" office:value="5157095" calcext:value-type="float">
            <text:p>5157095</text:p>
          </table:table-cell>
          <table:table-cell office:value-type="float" office:value="1081" calcext:value-type="float">
            <text:p>1081</text:p>
          </table:table-cell>
          <table:table-cell office:value-type="float" office:value="43974" calcext:value-type="float">
            <text:p>43974</text:p>
          </table:table-cell>
          <table:table-cell office:value-type="float" office:value="128498" calcext:value-type="float">
            <text:p>128498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09871" calcext:value-type="float">
            <text:p>0.309871</text:p>
          </table:table-cell>
          <table:table-cell office:value-type="float" office:value="1081" calcext:value-type="float">
            <text:p>1081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0.008199" calcext:value-type="float">
            <text:p>0.008199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34" calcext:value-type="float">
            <text:p>0.3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2300" calcext:value-type="float">
            <text:p>112300</text:p>
          </table:table-cell>
          <table:table-cell office:value-type="float" office:value="382748" calcext:value-type="float">
            <text:p>382748</text:p>
          </table:table-cell>
          <table:table-cell office:value-type="float" office:value="711836" calcext:value-type="float">
            <text:p>711836</text:p>
          </table:table-cell>
          <table:table-cell office:value-type="float" office:value="85" calcext:value-type="float">
            <text:p>85</text:p>
          </table:table-cell>
          <table:table-cell office:value-type="float" office:value="5036" calcext:value-type="float">
            <text:p>5036</text:p>
          </table:table-cell>
          <table:table-cell office:value-type="float" office:value="13963" calcext:value-type="float">
            <text:p>1396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7691" calcext:value-type="float">
            <text:p>0.537691</text:p>
          </table:table-cell>
          <table:table-cell office:value-type="float" office:value="85" calcext:value-type="float">
            <text:p>85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6" calcext:value-type="float">
            <text:p>0.36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3336" calcext:value-type="float">
            <text:p>113336</text:p>
          </table:table-cell>
          <table:table-cell office:value-type="float" office:value="461119" calcext:value-type="float">
            <text:p>461119</text:p>
          </table:table-cell>
          <table:table-cell office:value-type="float" office:value="942665" calcext:value-type="float">
            <text:p>942665</text:p>
          </table:table-cell>
          <table:table-cell office:value-type="float" office:value="212" calcext:value-type="float">
            <text:p>212</text:p>
          </table:table-cell>
          <table:table-cell office:value-type="float" office:value="7358" calcext:value-type="float">
            <text:p>7358</text:p>
          </table:table-cell>
          <table:table-cell office:value-type="float" office:value="19454" calcext:value-type="float">
            <text:p>1945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165" calcext:value-type="float">
            <text:p>0.489165</text:p>
          </table:table-cell>
          <table:table-cell office:value-type="float" office:value="212" calcext:value-type="float">
            <text:p>212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8" calcext:value-type="float">
            <text:p>0.38</text:p>
          </table:table-cell>
          <table:table-cell office:value-type="float" office:value="84.58" calcext:value-type="float">
            <text:p>84.5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3335" calcext:value-type="float">
            <text:p>113335</text:p>
          </table:table-cell>
          <table:table-cell office:value-type="float" office:value="363928" calcext:value-type="float">
            <text:p>363928</text:p>
          </table:table-cell>
          <table:table-cell office:value-type="float" office:value="684744" calcext:value-type="float">
            <text:p>684744</text:p>
          </table:table-cell>
          <table:table-cell office:value-type="float" office:value="136" calcext:value-type="float">
            <text:p>136</text:p>
          </table:table-cell>
          <table:table-cell office:value-type="float" office:value="5061" calcext:value-type="float">
            <text:p>5061</text:p>
          </table:table-cell>
          <table:table-cell office:value-type="float" office:value="13700" calcext:value-type="float">
            <text:p>137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148" calcext:value-type="float">
            <text:p>0.53148</text:p>
          </table:table-cell>
          <table:table-cell office:value-type="float" office:value="136" calcext:value-type="float">
            <text:p>136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7" calcext:value-type="float">
            <text:p>0.37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3296" calcext:value-type="float">
            <text:p>113296</text:p>
          </table:table-cell>
          <table:table-cell office:value-type="float" office:value="1076201" calcext:value-type="float">
            <text:p>1076201</text:p>
          </table:table-cell>
          <table:table-cell office:value-type="float" office:value="2113096" calcext:value-type="float">
            <text:p>2113096</text:p>
          </table:table-cell>
          <table:table-cell office:value-type="float" office:value="316" calcext:value-type="float">
            <text:p>316</text:p>
          </table:table-cell>
          <table:table-cell office:value-type="float" office:value="16953" calcext:value-type="float">
            <text:p>16953</text:p>
          </table:table-cell>
          <table:table-cell office:value-type="float" office:value="45555" calcext:value-type="float">
            <text:p>4555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9301" calcext:value-type="float">
            <text:p>0.509301</text:p>
          </table:table-cell>
          <table:table-cell office:value-type="float" office:value="316" calcext:value-type="float">
            <text:p>316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37" calcext:value-type="float">
            <text:p>0.37</text:p>
          </table:table-cell>
          <table:table-cell office:value-type="float" office:value="139.31" calcext:value-type="float">
            <text:p>139.3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3303" calcext:value-type="float">
            <text:p>113303</text:p>
          </table:table-cell>
          <table:table-cell office:value-type="float" office:value="678778" calcext:value-type="float">
            <text:p>678778</text:p>
          </table:table-cell>
          <table:table-cell office:value-type="float" office:value="1338835" calcext:value-type="float">
            <text:p>1338835</text:p>
          </table:table-cell>
          <table:table-cell office:value-type="float" office:value="217" calcext:value-type="float">
            <text:p>217</text:p>
          </table:table-cell>
          <table:table-cell office:value-type="float" office:value="10196" calcext:value-type="float">
            <text:p>10196</text:p>
          </table:table-cell>
          <table:table-cell office:value-type="float" office:value="27798" calcext:value-type="float">
            <text:p>2779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992" calcext:value-type="float">
            <text:p>0.506992</text:p>
          </table:table-cell>
          <table:table-cell office:value-type="float" office:value="217" calcext:value-type="float">
            <text:p>217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7" calcext:value-type="float">
            <text:p>0.37</text:p>
          </table:table-cell>
          <table:table-cell office:value-type="float" office:value="123.55" calcext:value-type="float">
            <text:p>123.5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4340" calcext:value-type="float">
            <text:p>114340</text:p>
          </table:table-cell>
          <table:table-cell office:value-type="float" office:value="436930" calcext:value-type="float">
            <text:p>436930</text:p>
          </table:table-cell>
          <table:table-cell office:value-type="float" office:value="919602" calcext:value-type="float">
            <text:p>919602</text:p>
          </table:table-cell>
          <table:table-cell office:value-type="float" office:value="195" calcext:value-type="float">
            <text:p>195</text:p>
          </table:table-cell>
          <table:table-cell office:value-type="float" office:value="7153" calcext:value-type="float">
            <text:p>7153</text:p>
          </table:table-cell>
          <table:table-cell office:value-type="float" office:value="19427" calcext:value-type="float">
            <text:p>1942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5129" calcext:value-type="float">
            <text:p>0.475129</text:p>
          </table:table-cell>
          <table:table-cell office:value-type="float" office:value="195" calcext:value-type="float">
            <text:p>195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7" calcext:value-type="float">
            <text:p>0.37</text:p>
          </table:table-cell>
          <table:table-cell office:value-type="float" office:value="102.79" calcext:value-type="float">
            <text:p>102.7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4339" calcext:value-type="float">
            <text:p>114339</text:p>
          </table:table-cell>
          <table:table-cell office:value-type="float" office:value="433551" calcext:value-type="float">
            <text:p>433551</text:p>
          </table:table-cell>
          <table:table-cell office:value-type="float" office:value="841913" calcext:value-type="float">
            <text:p>841913</text:p>
          </table:table-cell>
          <table:table-cell office:value-type="float" office:value="153" calcext:value-type="float">
            <text:p>153</text:p>
          </table:table-cell>
          <table:table-cell office:value-type="float" office:value="6257" calcext:value-type="float">
            <text:p>6257</text:p>
          </table:table-cell>
          <table:table-cell office:value-type="float" office:value="17040" calcext:value-type="float">
            <text:p>1704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4959" calcext:value-type="float">
            <text:p>0.514959</text:p>
          </table:table-cell>
          <table:table-cell office:value-type="float" office:value="153" calcext:value-type="float">
            <text:p>153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7" calcext:value-type="float">
            <text:p>0.37</text:p>
          </table:table-cell>
          <table:table-cell office:value-type="float" office:value="119.16" calcext:value-type="float">
            <text:p>119.1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4300" calcext:value-type="float">
            <text:p>114300</text:p>
          </table:table-cell>
          <table:table-cell office:value-type="float" office:value="290919" calcext:value-type="float">
            <text:p>290919</text:p>
          </table:table-cell>
          <table:table-cell office:value-type="float" office:value="591414" calcext:value-type="float">
            <text:p>591414</text:p>
          </table:table-cell>
          <table:table-cell office:value-type="float" office:value="66" calcext:value-type="float">
            <text:p>66</text:p>
          </table:table-cell>
          <table:table-cell office:value-type="float" office:value="4650" calcext:value-type="float">
            <text:p>4650</text:p>
          </table:table-cell>
          <table:table-cell office:value-type="float" office:value="12518" calcext:value-type="float">
            <text:p>1251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1904" calcext:value-type="float">
            <text:p>0.491904</text:p>
          </table:table-cell>
          <table:table-cell office:value-type="float" office:value="66" calcext:value-type="float">
            <text:p>66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7" calcext:value-type="float">
            <text:p>0.37</text:p>
          </table:table-cell>
          <table:table-cell office:value-type="float" office:value="164.71" calcext:value-type="float">
            <text:p>164.7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4307" calcext:value-type="float">
            <text:p>114307</text:p>
          </table:table-cell>
          <table:table-cell office:value-type="float" office:value="359883" calcext:value-type="float">
            <text:p>359883</text:p>
          </table:table-cell>
          <table:table-cell office:value-type="float" office:value="626498" calcext:value-type="float">
            <text:p>626498</text:p>
          </table:table-cell>
          <table:table-cell office:value-type="float" office:value="87" calcext:value-type="float">
            <text:p>87</text:p>
          </table:table-cell>
          <table:table-cell office:value-type="float" office:value="4495" calcext:value-type="float">
            <text:p>4495</text:p>
          </table:table-cell>
          <table:table-cell office:value-type="float" office:value="11671" calcext:value-type="float">
            <text:p>1167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4436" calcext:value-type="float">
            <text:p>0.574436</text:p>
          </table:table-cell>
          <table:table-cell office:value-type="float" office:value="87" calcext:value-type="float">
            <text:p>87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9" calcext:value-type="float">
            <text:p>0.39</text:p>
          </table:table-cell>
          <table:table-cell office:value-type="float" office:value="138.94" calcext:value-type="float">
            <text:p>138.9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5343" calcext:value-type="float">
            <text:p>115343</text:p>
          </table:table-cell>
          <table:table-cell office:value-type="float" office:value="419738" calcext:value-type="float">
            <text:p>419738</text:p>
          </table:table-cell>
          <table:table-cell office:value-type="float" office:value="849558" calcext:value-type="float">
            <text:p>849558</text:p>
          </table:table-cell>
          <table:table-cell office:value-type="float" office:value="180" calcext:value-type="float">
            <text:p>180</text:p>
          </table:table-cell>
          <table:table-cell office:value-type="float" office:value="6468" calcext:value-type="float">
            <text:p>6468</text:p>
          </table:table-cell>
          <table:table-cell office:value-type="float" office:value="17519" calcext:value-type="float">
            <text:p>1751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4066" calcext:value-type="float">
            <text:p>0.494066</text:p>
          </table:table-cell>
          <table:table-cell office:value-type="float" office:value="180" calcext:value-type="float">
            <text:p>180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7" calcext:value-type="float">
            <text:p>0.37</text:p>
          </table:table-cell>
          <table:table-cell office:value-type="float" office:value="101.85" calcext:value-type="float">
            <text:p>101.8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5343" calcext:value-type="float">
            <text:p>115343</text:p>
          </table:table-cell>
          <table:table-cell office:value-type="float" office:value="393964" calcext:value-type="float">
            <text:p>393964</text:p>
          </table:table-cell>
          <table:table-cell office:value-type="float" office:value="765725" calcext:value-type="float">
            <text:p>765725</text:p>
          </table:table-cell>
          <table:table-cell office:value-type="float" office:value="266" calcext:value-type="float">
            <text:p>266</text:p>
          </table:table-cell>
          <table:table-cell office:value-type="float" office:value="5711" calcext:value-type="float">
            <text:p>5711</text:p>
          </table:table-cell>
          <table:table-cell office:value-type="float" office:value="15432" calcext:value-type="float">
            <text:p>1543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4498" calcext:value-type="float">
            <text:p>0.514498</text:p>
          </table:table-cell>
          <table:table-cell office:value-type="float" office:value="266" calcext:value-type="float">
            <text:p>266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37" calcext:value-type="float">
            <text:p>0.37</text:p>
          </table:table-cell>
          <table:table-cell office:value-type="float" office:value="73.49" calcext:value-type="float">
            <text:p>73.4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5303" calcext:value-type="float">
            <text:p>115303</text:p>
          </table:table-cell>
          <table:table-cell office:value-type="float" office:value="1158692" calcext:value-type="float">
            <text:p>1158692</text:p>
          </table:table-cell>
          <table:table-cell office:value-type="float" office:value="2696335" calcext:value-type="float">
            <text:p>2696335</text:p>
          </table:table-cell>
          <table:table-cell office:value-type="float" office:value="1477" calcext:value-type="float">
            <text:p>1477</text:p>
          </table:table-cell>
          <table:table-cell office:value-type="float" office:value="22948" calcext:value-type="float">
            <text:p>22948</text:p>
          </table:table-cell>
          <table:table-cell office:value-type="float" office:value="62084" calcext:value-type="float">
            <text:p>62084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729" calcext:value-type="float">
            <text:p>0.429729</text:p>
          </table:table-cell>
          <table:table-cell office:value-type="float" office:value="1477" calcext:value-type="float">
            <text:p>1477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03961" calcext:value-type="float">
            <text:p>0.00396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37" calcext:value-type="float">
            <text:p>0.37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5311" calcext:value-type="float">
            <text:p>115311</text:p>
          </table:table-cell>
          <table:table-cell office:value-type="float" office:value="427133" calcext:value-type="float">
            <text:p>427133</text:p>
          </table:table-cell>
          <table:table-cell office:value-type="float" office:value="834045" calcext:value-type="float">
            <text:p>834045</text:p>
          </table:table-cell>
          <table:table-cell office:value-type="float" office:value="206" calcext:value-type="float">
            <text:p>206</text:p>
          </table:table-cell>
          <table:table-cell office:value-type="float" office:value="6099" calcext:value-type="float">
            <text:p>6099</text:p>
          </table:table-cell>
          <table:table-cell office:value-type="float" office:value="16698" calcext:value-type="float">
            <text:p>1669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2122" calcext:value-type="float">
            <text:p>0.512122</text:p>
          </table:table-cell>
          <table:table-cell office:value-type="float" office:value="206" calcext:value-type="float">
            <text:p>20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7" calcext:value-type="float">
            <text:p>0.37</text:p>
          </table:table-cell>
          <table:table-cell office:value-type="float" office:value="87.88" calcext:value-type="float">
            <text:p>87.8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6347" calcext:value-type="float">
            <text:p>116347</text:p>
          </table:table-cell>
          <table:table-cell office:value-type="float" office:value="420777" calcext:value-type="float">
            <text:p>420777</text:p>
          </table:table-cell>
          <table:table-cell office:value-type="float" office:value="783664" calcext:value-type="float">
            <text:p>783664</text:p>
          </table:table-cell>
          <table:table-cell office:value-type="float" office:value="196" calcext:value-type="float">
            <text:p>196</text:p>
          </table:table-cell>
          <table:table-cell office:value-type="float" office:value="6062" calcext:value-type="float">
            <text:p>6062</text:p>
          </table:table-cell>
          <table:table-cell office:value-type="float" office:value="15159" calcext:value-type="float">
            <text:p>1515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6935" calcext:value-type="float">
            <text:p>0.536935</text:p>
          </table:table-cell>
          <table:table-cell office:value-type="float" office:value="196" calcext:value-type="float">
            <text:p>196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4" calcext:value-type="float">
            <text:p>0.4</text:p>
          </table:table-cell>
          <table:table-cell office:value-type="float" office:value="75.79" calcext:value-type="float">
            <text:p>75.7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6347" calcext:value-type="float">
            <text:p>116347</text:p>
          </table:table-cell>
          <table:table-cell office:value-type="float" office:value="379491" calcext:value-type="float">
            <text:p>379491</text:p>
          </table:table-cell>
          <table:table-cell office:value-type="float" office:value="710033" calcext:value-type="float">
            <text:p>710033</text:p>
          </table:table-cell>
          <table:table-cell office:value-type="float" office:value="54" calcext:value-type="float">
            <text:p>54</text:p>
          </table:table-cell>
          <table:table-cell office:value-type="float" office:value="5123" calcext:value-type="float">
            <text:p>5123</text:p>
          </table:table-cell>
          <table:table-cell office:value-type="float" office:value="14150" calcext:value-type="float">
            <text:p>1415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447" calcext:value-type="float">
            <text:p>0.53447</text:p>
          </table:table-cell>
          <table:table-cell office:value-type="float" office:value="54" calcext:value-type="float">
            <text:p>54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248.25" calcext:value-type="float">
            <text:p>248.2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6307" calcext:value-type="float">
            <text:p>116307</text:p>
          </table:table-cell>
          <table:table-cell office:value-type="float" office:value="379535" calcext:value-type="float">
            <text:p>379535</text:p>
          </table:table-cell>
          <table:table-cell office:value-type="float" office:value="681473" calcext:value-type="float">
            <text:p>681473</text:p>
          </table:table-cell>
          <table:table-cell office:value-type="float" office:value="194" calcext:value-type="float">
            <text:p>194</text:p>
          </table:table-cell>
          <table:table-cell office:value-type="float" office:value="5314" calcext:value-type="float">
            <text:p>5314</text:p>
          </table:table-cell>
          <table:table-cell office:value-type="float" office:value="12534" calcext:value-type="float">
            <text:p>1253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6933" calcext:value-type="float">
            <text:p>0.556933</text:p>
          </table:table-cell>
          <table:table-cell office:value-type="float" office:value="194" calcext:value-type="float">
            <text:p>194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2" calcext:value-type="float">
            <text:p>0.42</text:p>
          </table:table-cell>
          <table:table-cell office:value-type="float" office:value="69.63" calcext:value-type="float">
            <text:p>69.6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6315" calcext:value-type="float">
            <text:p>116315</text:p>
          </table:table-cell>
          <table:table-cell office:value-type="float" office:value="354874" calcext:value-type="float">
            <text:p>354874</text:p>
          </table:table-cell>
          <table:table-cell office:value-type="float" office:value="648097" calcext:value-type="float">
            <text:p>648097</text:p>
          </table:table-cell>
          <table:table-cell office:value-type="float" office:value="85" calcext:value-type="float">
            <text:p>85</text:p>
          </table:table-cell>
          <table:table-cell office:value-type="float" office:value="4591" calcext:value-type="float">
            <text:p>4591</text:p>
          </table:table-cell>
          <table:table-cell office:value-type="float" office:value="11779" calcext:value-type="float">
            <text:p>117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7563" calcext:value-type="float">
            <text:p>0.547563</text:p>
          </table:table-cell>
          <table:table-cell office:value-type="float" office:value="85" calcext:value-type="float">
            <text:p>85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9" calcext:value-type="float">
            <text:p>0.39</text:p>
          </table:table-cell>
          <table:table-cell office:value-type="float" office:value="143.65" calcext:value-type="float">
            <text:p>143.6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7351" calcext:value-type="float">
            <text:p>117351</text:p>
          </table:table-cell>
          <table:table-cell office:value-type="float" office:value="390504" calcext:value-type="float">
            <text:p>390504</text:p>
          </table:table-cell>
          <table:table-cell office:value-type="float" office:value="754970" calcext:value-type="float">
            <text:p>754970</text:p>
          </table:table-cell>
          <table:table-cell office:value-type="float" office:value="119" calcext:value-type="float">
            <text:p>119</text:p>
          </table:table-cell>
          <table:table-cell office:value-type="float" office:value="5507" calcext:value-type="float">
            <text:p>5507</text:p>
          </table:table-cell>
          <table:table-cell office:value-type="float" office:value="14525" calcext:value-type="float">
            <text:p>14525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244" calcext:value-type="float">
            <text:p>0.517244</text:p>
          </table:table-cell>
          <table:table-cell office:value-type="float" office:value="119" calcext:value-type="float">
            <text:p>119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8" calcext:value-type="float">
            <text:p>0.38</text:p>
          </table:table-cell>
          <table:table-cell office:value-type="float" office:value="120.04" calcext:value-type="float">
            <text:p>120.0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7351" calcext:value-type="float">
            <text:p>117351</text:p>
          </table:table-cell>
          <table:table-cell office:value-type="float" office:value="386190" calcext:value-type="float">
            <text:p>386190</text:p>
          </table:table-cell>
          <table:table-cell office:value-type="float" office:value="744930" calcext:value-type="float">
            <text:p>744930</text:p>
          </table:table-cell>
          <table:table-cell office:value-type="float" office:value="140" calcext:value-type="float">
            <text:p>140</text:p>
          </table:table-cell>
          <table:table-cell office:value-type="float" office:value="5517" calcext:value-type="float">
            <text:p>5517</text:p>
          </table:table-cell>
          <table:table-cell office:value-type="float" office:value="15063" calcext:value-type="float">
            <text:p>1506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8425" calcext:value-type="float">
            <text:p>0.518425</text:p>
          </table:table-cell>
          <table:table-cell office:value-type="float" office:value="140" calcext:value-type="float">
            <text:p>140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7" calcext:value-type="float">
            <text:p>0.37</text:p>
          </table:table-cell>
          <table:table-cell office:value-type="float" office:value="112.41" calcext:value-type="float">
            <text:p>112.4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7311" calcext:value-type="float">
            <text:p>117311</text:p>
          </table:table-cell>
          <table:table-cell office:value-type="float" office:value="350414" calcext:value-type="float">
            <text:p>350414</text:p>
          </table:table-cell>
          <table:table-cell office:value-type="float" office:value="715595" calcext:value-type="float">
            <text:p>715595</text:p>
          </table:table-cell>
          <table:table-cell office:value-type="float" office:value="66" calcext:value-type="float">
            <text:p>66</text:p>
          </table:table-cell>
          <table:table-cell office:value-type="float" office:value="5815" calcext:value-type="float">
            <text:p>5815</text:p>
          </table:table-cell>
          <table:table-cell office:value-type="float" office:value="14563" calcext:value-type="float">
            <text:p>145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682" calcext:value-type="float">
            <text:p>0.489682</text:p>
          </table:table-cell>
          <table:table-cell office:value-type="float" office:value="66" calcext:value-type="float">
            <text:p>66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4" calcext:value-type="float">
            <text:p>0.4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7319" calcext:value-type="float">
            <text:p>117319</text:p>
          </table:table-cell>
          <table:table-cell office:value-type="float" office:value="409081" calcext:value-type="float">
            <text:p>409081</text:p>
          </table:table-cell>
          <table:table-cell office:value-type="float" office:value="786393" calcext:value-type="float">
            <text:p>786393</text:p>
          </table:table-cell>
          <table:table-cell office:value-type="float" office:value="207" calcext:value-type="float">
            <text:p>207</text:p>
          </table:table-cell>
          <table:table-cell office:value-type="float" office:value="5632" calcext:value-type="float">
            <text:p>5632</text:p>
          </table:table-cell>
          <table:table-cell office:value-type="float" office:value="15525" calcext:value-type="float">
            <text:p>1552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0199" calcext:value-type="float">
            <text:p>0.520199</text:p>
          </table:table-cell>
          <table:table-cell office:value-type="float" office:value="207" calcext:value-type="float">
            <text:p>207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6" calcext:value-type="float">
            <text:p>0.36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8355" calcext:value-type="float">
            <text:p>118355</text:p>
          </table:table-cell>
          <table:table-cell office:value-type="float" office:value="389516" calcext:value-type="float">
            <text:p>389516</text:p>
          </table:table-cell>
          <table:table-cell office:value-type="float" office:value="723986" calcext:value-type="float">
            <text:p>723986</text:p>
          </table:table-cell>
          <table:table-cell office:value-type="float" office:value="129" calcext:value-type="float">
            <text:p>129</text:p>
          </table:table-cell>
          <table:table-cell office:value-type="float" office:value="5353" calcext:value-type="float">
            <text:p>5353</text:p>
          </table:table-cell>
          <table:table-cell office:value-type="float" office:value="14268" calcext:value-type="float">
            <text:p>1426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8016" calcext:value-type="float">
            <text:p>0.538016</text:p>
          </table:table-cell>
          <table:table-cell office:value-type="float" office:value="129" calcext:value-type="float">
            <text:p>12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8" calcext:value-type="float">
            <text:p>0.38</text:p>
          </table:table-cell>
          <table:table-cell office:value-type="float" office:value="114.14" calcext:value-type="float">
            <text:p>114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8355" calcext:value-type="float">
            <text:p>118355</text:p>
          </table:table-cell>
          <table:table-cell office:value-type="float" office:value="379617" calcext:value-type="float">
            <text:p>379617</text:p>
          </table:table-cell>
          <table:table-cell office:value-type="float" office:value="724475" calcext:value-type="float">
            <text:p>724475</text:p>
          </table:table-cell>
          <table:table-cell office:value-type="float" office:value="71" calcext:value-type="float">
            <text:p>71</text:p>
          </table:table-cell>
          <table:table-cell office:value-type="float" office:value="5216" calcext:value-type="float">
            <text:p>5216</text:p>
          </table:table-cell>
          <table:table-cell office:value-type="float" office:value="14190" calcext:value-type="float">
            <text:p>1419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989" calcext:value-type="float">
            <text:p>0.523989</text:p>
          </table:table-cell>
          <table:table-cell office:value-type="float" office:value="71" calcext:value-type="float">
            <text:p>71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7" calcext:value-type="float">
            <text:p>0.37</text:p>
          </table:table-cell>
          <table:table-cell office:value-type="float" office:value="211.79" calcext:value-type="float">
            <text:p>211.7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8315" calcext:value-type="float">
            <text:p>118315</text:p>
          </table:table-cell>
          <table:table-cell office:value-type="float" office:value="643672" calcext:value-type="float">
            <text:p>643672</text:p>
          </table:table-cell>
          <table:table-cell office:value-type="float" office:value="1371078" calcext:value-type="float">
            <text:p>1371078</text:p>
          </table:table-cell>
          <table:table-cell office:value-type="float" office:value="166" calcext:value-type="float">
            <text:p>166</text:p>
          </table:table-cell>
          <table:table-cell office:value-type="float" office:value="10475" calcext:value-type="float">
            <text:p>10475</text:p>
          </table:table-cell>
          <table:table-cell office:value-type="float" office:value="29326" calcext:value-type="float">
            <text:p>29326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9464" calcext:value-type="float">
            <text:p>0.469464</text:p>
          </table:table-cell>
          <table:table-cell office:value-type="float" office:value="166" calcext:value-type="float">
            <text:p>16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6" calcext:value-type="float">
            <text:p>0.36</text:p>
          </table:table-cell>
          <table:table-cell office:value-type="float" office:value="194.21" calcext:value-type="float">
            <text:p>194.2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8323" calcext:value-type="float">
            <text:p>118323</text:p>
          </table:table-cell>
          <table:table-cell office:value-type="float" office:value="423997" calcext:value-type="float">
            <text:p>423997</text:p>
          </table:table-cell>
          <table:table-cell office:value-type="float" office:value="828020" calcext:value-type="float">
            <text:p>828020</text:p>
          </table:table-cell>
          <table:table-cell office:value-type="float" office:value="137" calcext:value-type="float">
            <text:p>137</text:p>
          </table:table-cell>
          <table:table-cell office:value-type="float" office:value="6188" calcext:value-type="float">
            <text:p>6188</text:p>
          </table:table-cell>
          <table:table-cell office:value-type="float" office:value="16215" calcext:value-type="float">
            <text:p>1621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2061" calcext:value-type="float">
            <text:p>0.512061</text:p>
          </table:table-cell>
          <table:table-cell office:value-type="float" office:value="137" calcext:value-type="float">
            <text:p>137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8" calcext:value-type="float">
            <text:p>0.38</text:p>
          </table:table-cell>
          <table:table-cell office:value-type="float" office:value="200.19" calcext:value-type="float">
            <text:p>200.1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9359" calcext:value-type="float">
            <text:p>119359</text:p>
          </table:table-cell>
          <table:table-cell office:value-type="float" office:value="510951" calcext:value-type="float">
            <text:p>510951</text:p>
          </table:table-cell>
          <table:table-cell office:value-type="float" office:value="1058552" calcext:value-type="float">
            <text:p>1058552</text:p>
          </table:table-cell>
          <table:table-cell office:value-type="float" office:value="294" calcext:value-type="float">
            <text:p>294</text:p>
          </table:table-cell>
          <table:table-cell office:value-type="float" office:value="8543" calcext:value-type="float">
            <text:p>8543</text:p>
          </table:table-cell>
          <table:table-cell office:value-type="float" office:value="22363" calcext:value-type="float">
            <text:p>22363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2689" calcext:value-type="float">
            <text:p>0.482689</text:p>
          </table:table-cell>
          <table:table-cell office:value-type="float" office:value="294" calcext:value-type="float">
            <text:p>294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8" calcext:value-type="float">
            <text:p>0.38</text:p>
          </table:table-cell>
          <table:table-cell office:value-type="float" office:value="81.62" calcext:value-type="float">
            <text:p>81.6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9359" calcext:value-type="float">
            <text:p>119359</text:p>
          </table:table-cell>
          <table:table-cell office:value-type="float" office:value="364660" calcext:value-type="float">
            <text:p>364660</text:p>
          </table:table-cell>
          <table:table-cell office:value-type="float" office:value="666387" calcext:value-type="float">
            <text:p>666387</text:p>
          </table:table-cell>
          <table:table-cell office:value-type="float" office:value="89" calcext:value-type="float">
            <text:p>89</text:p>
          </table:table-cell>
          <table:table-cell office:value-type="float" office:value="4914" calcext:value-type="float">
            <text:p>4914</text:p>
          </table:table-cell>
          <table:table-cell office:value-type="float" office:value="13085" calcext:value-type="float">
            <text:p>1308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722" calcext:value-type="float">
            <text:p>0.54722</text:p>
          </table:table-cell>
          <table:table-cell office:value-type="float" office:value="89" calcext:value-type="float">
            <text:p>89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8" calcext:value-type="float">
            <text:p>0.38</text:p>
          </table:table-cell>
          <table:table-cell office:value-type="float" office:value="192.43" calcext:value-type="float">
            <text:p>192.4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9319" calcext:value-type="float">
            <text:p>119319</text:p>
          </table:table-cell>
          <table:table-cell office:value-type="float" office:value="447037" calcext:value-type="float">
            <text:p>447037</text:p>
          </table:table-cell>
          <table:table-cell office:value-type="float" office:value="841437" calcext:value-type="float">
            <text:p>841437</text:p>
          </table:table-cell>
          <table:table-cell office:value-type="float" office:value="523" calcext:value-type="float">
            <text:p>523</text:p>
          </table:table-cell>
          <table:table-cell office:value-type="float" office:value="6460" calcext:value-type="float">
            <text:p>6460</text:p>
          </table:table-cell>
          <table:table-cell office:value-type="float" office:value="16115" calcext:value-type="float">
            <text:p>16115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1278" calcext:value-type="float">
            <text:p>0.531278</text:p>
          </table:table-cell>
          <table:table-cell office:value-type="float" office:value="523" calcext:value-type="float">
            <text:p>523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4" calcext:value-type="float">
            <text:p>0.4</text:p>
          </table:table-cell>
          <table:table-cell office:value-type="float" office:value="35.03" calcext:value-type="float">
            <text:p>35.0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9327" calcext:value-type="float">
            <text:p>119327</text:p>
          </table:table-cell>
          <table:table-cell office:value-type="float" office:value="29045929" calcext:value-type="float">
            <text:p>29045929</text:p>
          </table:table-cell>
          <table:table-cell office:value-type="float" office:value="37359804" calcext:value-type="float">
            <text:p>37359804</text:p>
          </table:table-cell>
          <table:table-cell office:value-type="float" office:value="23037" calcext:value-type="float">
            <text:p>23037</text:p>
          </table:table-cell>
          <table:table-cell office:value-type="float" office:value="331258" calcext:value-type="float">
            <text:p>331258</text:p>
          </table:table-cell>
          <table:table-cell office:value-type="float" office:value="575531" calcext:value-type="float">
            <text:p>575531</text:p>
          </table:table-cell>
          <table:table-cell office:value-type="float" office:value="37829" calcext:value-type="float">
            <text:p>3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7465" calcext:value-type="float">
            <text:p>0.777465</text:p>
          </table:table-cell>
          <table:table-cell office:value-type="float" office:value="23037" calcext:value-type="float">
            <text:p>23037</text:p>
          </table:table-cell>
          <table:table-cell office:value-type="float" office:value="0.021116" calcext:value-type="float">
            <text:p>0.021116</text:p>
          </table:table-cell>
          <table:table-cell office:value-type="float" office:value="0.036687" calcext:value-type="float">
            <text:p>0.036687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.58" calcext:value-type="float">
            <text:p>0.58</text:p>
          </table:table-cell>
          <table:table-cell office:value-type="float" office:value="15.21" calcext:value-type="float">
            <text:p>15.2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0363" calcext:value-type="float">
            <text:p>120363</text:p>
          </table:table-cell>
          <table:table-cell office:value-type="float" office:value="381636" calcext:value-type="float">
            <text:p>381636</text:p>
          </table:table-cell>
          <table:table-cell office:value-type="float" office:value="716224" calcext:value-type="float">
            <text:p>716224</text:p>
          </table:table-cell>
          <table:table-cell office:value-type="float" office:value="174" calcext:value-type="float">
            <text:p>174</text:p>
          </table:table-cell>
          <table:table-cell office:value-type="float" office:value="5365" calcext:value-type="float">
            <text:p>5365</text:p>
          </table:table-cell>
          <table:table-cell office:value-type="float" office:value="13177" calcext:value-type="float">
            <text:p>13177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2844" calcext:value-type="float">
            <text:p>0.532844</text:p>
          </table:table-cell>
          <table:table-cell office:value-type="float" office:value="174" calcext:value-type="float">
            <text:p>17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1" calcext:value-type="float">
            <text:p>0.41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0363" calcext:value-type="float">
            <text:p>120363</text:p>
          </table:table-cell>
          <table:table-cell office:value-type="float" office:value="405843" calcext:value-type="float">
            <text:p>405843</text:p>
          </table:table-cell>
          <table:table-cell office:value-type="float" office:value="829480" calcext:value-type="float">
            <text:p>829480</text:p>
          </table:table-cell>
          <table:table-cell office:value-type="float" office:value="196" calcext:value-type="float">
            <text:p>196</text:p>
          </table:table-cell>
          <table:table-cell office:value-type="float" office:value="6068" calcext:value-type="float">
            <text:p>6068</text:p>
          </table:table-cell>
          <table:table-cell office:value-type="float" office:value="17030" calcext:value-type="float">
            <text:p>1703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274" calcext:value-type="float">
            <text:p>0.489274</text:p>
          </table:table-cell>
          <table:table-cell office:value-type="float" office:value="196" calcext:value-type="float">
            <text:p>196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6" calcext:value-type="float">
            <text:p>0.36</text:p>
          </table:table-cell>
          <table:table-cell office:value-type="float" office:value="92.55" calcext:value-type="float">
            <text:p>92.5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0323" calcext:value-type="float">
            <text:p>120323</text:p>
          </table:table-cell>
          <table:table-cell office:value-type="float" office:value="408278" calcext:value-type="float">
            <text:p>408278</text:p>
          </table:table-cell>
          <table:table-cell office:value-type="float" office:value="930878" calcext:value-type="float">
            <text:p>930878</text:p>
          </table:table-cell>
          <table:table-cell office:value-type="float" office:value="931" calcext:value-type="float">
            <text:p>931</text:p>
          </table:table-cell>
          <table:table-cell office:value-type="float" office:value="7109" calcext:value-type="float">
            <text:p>7109</text:p>
          </table:table-cell>
          <table:table-cell office:value-type="float" office:value="18660" calcext:value-type="float">
            <text:p>18660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595" calcext:value-type="float">
            <text:p>0.438595</text:p>
          </table:table-cell>
          <table:table-cell office:value-type="float" office:value="931" calcext:value-type="float">
            <text:p>931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38" calcext:value-type="float">
            <text:p>0.38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20331" calcext:value-type="float">
            <text:p>120331</text:p>
          </table:table-cell>
          <table:table-cell office:value-type="float" office:value="48744486" calcext:value-type="float">
            <text:p>48744486</text:p>
          </table:table-cell>
          <table:table-cell office:value-type="float" office:value="90010991" calcext:value-type="float">
            <text:p>90010991</text:p>
          </table:table-cell>
          <table:table-cell office:value-type="float" office:value="10943" calcext:value-type="float">
            <text:p>10943</text:p>
          </table:table-cell>
          <table:table-cell office:value-type="float" office:value="703057" calcext:value-type="float">
            <text:p>703057</text:p>
          </table:table-cell>
          <table:table-cell office:value-type="float" office:value="1203789" calcext:value-type="float">
            <text:p>1203789</text:p>
          </table:table-cell>
          <table:table-cell office:value-type="float" office:value="16547" calcext:value-type="float">
            <text:p>1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1539" calcext:value-type="float">
            <text:p>0.541539</text:p>
          </table:table-cell>
          <table:table-cell office:value-type="float" office:value="10943" calcext:value-type="float">
            <text:p>10943</text:p>
          </table:table-cell>
          <table:table-cell office:value-type="float" office:value="0.044816" calcext:value-type="float">
            <text:p>0.044816</text:p>
          </table:table-cell>
          <table:table-cell office:value-type="float" office:value="0.076736" calcext:value-type="float">
            <text:p>0.076736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58" calcext:value-type="float">
            <text:p>0.58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1367" calcext:value-type="float">
            <text:p>121367</text:p>
          </table:table-cell>
          <table:table-cell office:value-type="float" office:value="412952" calcext:value-type="float">
            <text:p>412952</text:p>
          </table:table-cell>
          <table:table-cell office:value-type="float" office:value="787501" calcext:value-type="float">
            <text:p>787501</text:p>
          </table:table-cell>
          <table:table-cell office:value-type="float" office:value="217" calcext:value-type="float">
            <text:p>217</text:p>
          </table:table-cell>
          <table:table-cell office:value-type="float" office:value="5828" calcext:value-type="float">
            <text:p>5828</text:p>
          </table:table-cell>
          <table:table-cell office:value-type="float" office:value="15688" calcext:value-type="float">
            <text:p>15688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4383" calcext:value-type="float">
            <text:p>0.524383</text:p>
          </table:table-cell>
          <table:table-cell office:value-type="float" office:value="217" calcext:value-type="float">
            <text:p>217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7" calcext:value-type="float">
            <text:p>0.37</text:p>
          </table:table-cell>
          <table:table-cell office:value-type="float" office:value="67.33" calcext:value-type="float">
            <text:p>67.3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1367" calcext:value-type="float">
            <text:p>121367</text:p>
          </table:table-cell>
          <table:table-cell office:value-type="float" office:value="358464" calcext:value-type="float">
            <text:p>358464</text:p>
          </table:table-cell>
          <table:table-cell office:value-type="float" office:value="726522" calcext:value-type="float">
            <text:p>726522</text:p>
          </table:table-cell>
          <table:table-cell office:value-type="float" office:value="143" calcext:value-type="float">
            <text:p>143</text:p>
          </table:table-cell>
          <table:table-cell office:value-type="float" office:value="5060" calcext:value-type="float">
            <text:p>5060</text:p>
          </table:table-cell>
          <table:table-cell office:value-type="float" office:value="13964" calcext:value-type="float">
            <text:p>1396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397" calcext:value-type="float">
            <text:p>0.493397</text:p>
          </table:table-cell>
          <table:table-cell office:value-type="float" office:value="143" calcext:value-type="float">
            <text:p>143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6" calcext:value-type="float">
            <text:p>0.36</text:p>
          </table:table-cell>
          <table:table-cell office:value-type="float" office:value="82.14" calcext:value-type="float">
            <text:p>82.1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1326" calcext:value-type="float">
            <text:p>121326</text:p>
          </table:table-cell>
          <table:table-cell office:value-type="float" office:value="393251" calcext:value-type="float">
            <text:p>393251</text:p>
          </table:table-cell>
          <table:table-cell office:value-type="float" office:value="794053" calcext:value-type="float">
            <text:p>794053</text:p>
          </table:table-cell>
          <table:table-cell office:value-type="float" office:value="1434" calcext:value-type="float">
            <text:p>1434</text:p>
          </table:table-cell>
          <table:table-cell office:value-type="float" office:value="6586" calcext:value-type="float">
            <text:p>6586</text:p>
          </table:table-cell>
          <table:table-cell office:value-type="float" office:value="15323" calcext:value-type="float">
            <text:p>15323</text:p>
          </table:table-cell>
          <table:table-cell office:value-type="float" office:value="1342" calcext:value-type="float">
            <text:p>1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5245" calcext:value-type="float">
            <text:p>0.495245</text:p>
          </table:table-cell>
          <table:table-cell office:value-type="float" office:value="1434" calcext:value-type="float">
            <text:p>1434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43" calcext:value-type="float">
            <text:p>0.43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21334" calcext:value-type="float">
            <text:p>121334</text:p>
          </table:table-cell>
          <table:table-cell office:value-type="float" office:value="92238125" calcext:value-type="float">
            <text:p>92238125</text:p>
          </table:table-cell>
          <table:table-cell office:value-type="float" office:value="146714160" calcext:value-type="float">
            <text:p>146714160</text:p>
          </table:table-cell>
          <table:table-cell office:value-type="float" office:value="14174" calcext:value-type="float">
            <text:p>14174</text:p>
          </table:table-cell>
          <table:table-cell office:value-type="float" office:value="1327652" calcext:value-type="float">
            <text:p>1327652</text:p>
          </table:table-cell>
          <table:table-cell office:value-type="float" office:value="2267610" calcext:value-type="float">
            <text:p>2267610</text:p>
          </table:table-cell>
          <table:table-cell office:value-type="float" office:value="22490" calcext:value-type="float">
            <text:p>22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8693" calcext:value-type="float">
            <text:p>0.628693</text:p>
          </table:table-cell>
          <table:table-cell office:value-type="float" office:value="14174" calcext:value-type="float">
            <text:p>14174</text:p>
          </table:table-cell>
          <table:table-cell office:value-type="float" office:value="0.084716" calcext:value-type="float">
            <text:p>0.084716</text:p>
          </table:table-cell>
          <table:table-cell office:value-type="float" office:value="0.144693" calcext:value-type="float">
            <text:p>0.144693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.59" calcext:value-type="float">
            <text:p>0.59</text:p>
          </table:table-cell>
          <table:table-cell office:value-type="float" office:value="100.83" calcext:value-type="float">
            <text:p>100.8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2371" calcext:value-type="float">
            <text:p>122371</text:p>
          </table:table-cell>
          <table:table-cell office:value-type="float" office:value="369819" calcext:value-type="float">
            <text:p>369819</text:p>
          </table:table-cell>
          <table:table-cell office:value-type="float" office:value="700003" calcext:value-type="float">
            <text:p>700003</text:p>
          </table:table-cell>
          <table:table-cell office:value-type="float" office:value="322" calcext:value-type="float">
            <text:p>322</text:p>
          </table:table-cell>
          <table:table-cell office:value-type="float" office:value="5402" calcext:value-type="float">
            <text:p>5402</text:p>
          </table:table-cell>
          <table:table-cell office:value-type="float" office:value="13595" calcext:value-type="float">
            <text:p>13595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8311" calcext:value-type="float">
            <text:p>0.528311</text:p>
          </table:table-cell>
          <table:table-cell office:value-type="float" office:value="322" calcext:value-type="float">
            <text:p>322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" calcext:value-type="float">
            <text:p>0.4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2371" calcext:value-type="float">
            <text:p>122371</text:p>
          </table:table-cell>
          <table:table-cell office:value-type="float" office:value="452323" calcext:value-type="float">
            <text:p>452323</text:p>
          </table:table-cell>
          <table:table-cell office:value-type="float" office:value="945287" calcext:value-type="float">
            <text:p>945287</text:p>
          </table:table-cell>
          <table:table-cell office:value-type="float" office:value="364" calcext:value-type="float">
            <text:p>364</text:p>
          </table:table-cell>
          <table:table-cell office:value-type="float" office:value="7021" calcext:value-type="float">
            <text:p>7021</text:p>
          </table:table-cell>
          <table:table-cell office:value-type="float" office:value="19222" calcext:value-type="float">
            <text:p>19222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8503" calcext:value-type="float">
            <text:p>0.478503</text:p>
          </table:table-cell>
          <table:table-cell office:value-type="float" office:value="364" calcext:value-type="float">
            <text:p>364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37" calcext:value-type="float">
            <text:p>0.3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1923" calcext:value-type="float">
            <text:p>121923</text:p>
          </table:table-cell>
          <table:table-cell office:value-type="float" office:value="20831793" calcext:value-type="float">
            <text:p>20831793</text:p>
          </table:table-cell>
          <table:table-cell office:value-type="float" office:value="20920867" calcext:value-type="float">
            <text:p>20920867</text:p>
          </table:table-cell>
          <table:table-cell office:value-type="float" office:value="20788" calcext:value-type="float">
            <text:p>20788</text:p>
          </table:table-cell>
          <table:table-cell office:value-type="float" office:value="189126" calcext:value-type="float">
            <text:p>189126</text:p>
          </table:table-cell>
          <table:table-cell office:value-type="float" office:value="275156" calcext:value-type="float">
            <text:p>275156</text:p>
          </table:table-cell>
          <table:table-cell office:value-type="float" office:value="32958" calcext:value-type="float">
            <text:p>32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995742" calcext:value-type="float">
            <text:p>0.995742</text:p>
          </table:table-cell>
          <table:table-cell office:value-type="float" office:value="20788" calcext:value-type="float">
            <text:p>20788</text:p>
          </table:table-cell>
          <table:table-cell office:value-type="float" office:value="0.020275" calcext:value-type="float">
            <text:p>0.020275</text:p>
          </table:table-cell>
          <table:table-cell office:value-type="float" office:value="0.029497" calcext:value-type="float">
            <text:p>0.029497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69" calcext:value-type="float">
            <text:p>0.69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21931" calcext:value-type="float">
            <text:p>121931</text:p>
          </table:table-cell>
          <table:table-cell office:value-type="float" office:value="4687954" calcext:value-type="float">
            <text:p>4687954</text:p>
          </table:table-cell>
          <table:table-cell office:value-type="float" office:value="5753672" calcext:value-type="float">
            <text:p>5753672</text:p>
          </table:table-cell>
          <table:table-cell office:value-type="float" office:value="6184" calcext:value-type="float">
            <text:p>6184</text:p>
          </table:table-cell>
          <table:table-cell office:value-type="float" office:value="54796" calcext:value-type="float">
            <text:p>54796</text:p>
          </table:table-cell>
          <table:table-cell office:value-type="float" office:value="47215" calcext:value-type="float">
            <text:p>47215</text:p>
          </table:table-cell>
          <table:table-cell office:value-type="float" office:value="3576" calcext:value-type="float">
            <text:p>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14776" calcext:value-type="float">
            <text:p>0.814776</text:p>
          </table:table-cell>
          <table:table-cell office:value-type="float" office:value="6184" calcext:value-type="float">
            <text:p>6184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0.005062" calcext:value-type="float">
            <text:p>0.00506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1.16" calcext:value-type="float">
            <text:p>1.1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2380" calcext:value-type="float">
            <text:p>122380</text:p>
          </table:table-cell>
          <table:table-cell office:value-type="float" office:value="41536364" calcext:value-type="float">
            <text:p>41536364</text:p>
          </table:table-cell>
          <table:table-cell office:value-type="float" office:value="75748275" calcext:value-type="float">
            <text:p>75748275</text:p>
          </table:table-cell>
          <table:table-cell office:value-type="float" office:value="14800" calcext:value-type="float">
            <text:p>14800</text:p>
          </table:table-cell>
          <table:table-cell office:value-type="float" office:value="725820" calcext:value-type="float">
            <text:p>725820</text:p>
          </table:table-cell>
          <table:table-cell office:value-type="float" office:value="1223472" calcext:value-type="float">
            <text:p>1223472</text:p>
          </table:table-cell>
          <table:table-cell office:value-type="float" office:value="24749" calcext:value-type="float">
            <text:p>247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8347" calcext:value-type="float">
            <text:p>0.548347</text:p>
          </table:table-cell>
          <table:table-cell office:value-type="float" office:value="14800" calcext:value-type="float">
            <text:p>14800</text:p>
          </table:table-cell>
          <table:table-cell office:value-type="float" office:value="0.101647" calcext:value-type="float">
            <text:p>0.101647</text:p>
          </table:table-cell>
          <table:table-cell office:value-type="float" office:value="0.17134" calcext:value-type="float">
            <text:p>0.17134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59" calcext:value-type="float">
            <text:p>0.59</text:p>
          </table:table-cell>
          <table:table-cell office:value-type="float" office:value="49.44" calcext:value-type="float">
            <text:p>49.4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2373" calcext:value-type="float">
            <text:p>122373</text:p>
          </table:table-cell>
          <table:table-cell office:value-type="float" office:value="14351" calcext:value-type="float">
            <text:p>14351</text:p>
          </table:table-cell>
          <table:table-cell office:value-type="float" office:value="39000" calcext:value-type="float">
            <text:p>39000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7974" calcext:value-type="float">
            <text:p>0.367974</text:p>
          </table:table-cell>
          <table:table-cell office:value-type="float" office:value="18" calcext:value-type="float">
            <text:p>18</text:p>
          </table:table-cell>
          <table:table-cell office:value-type="float" office:value="0.011776" calcext:value-type="float">
            <text:p>0.011776</text:p>
          </table:table-cell>
          <table:table-cell office:value-type="float" office:value="0.028128" calcext:value-type="float">
            <text:p>0.028128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42" calcext:value-type="float">
            <text:p>0.42</text:p>
          </table:table-cell>
          <table:table-cell office:value-type="float" office:value="51.71" calcext:value-type="float">
            <text:p>51.7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2373" calcext:value-type="float">
            <text:p>1223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3376" calcext:value-type="float">
            <text:p>123376</text:p>
          </table:table-cell>
          <table:table-cell office:value-type="float" office:value="395907" calcext:value-type="float">
            <text:p>395907</text:p>
          </table:table-cell>
          <table:table-cell office:value-type="float" office:value="814166" calcext:value-type="float">
            <text:p>814166</text:p>
          </table:table-cell>
          <table:table-cell office:value-type="float" office:value="360" calcext:value-type="float">
            <text:p>360</text:p>
          </table:table-cell>
          <table:table-cell office:value-type="float" office:value="6183" calcext:value-type="float">
            <text:p>6183</text:p>
          </table:table-cell>
          <table:table-cell office:value-type="float" office:value="16532" calcext:value-type="float">
            <text:p>16532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6273" calcext:value-type="float">
            <text:p>0.486273</text:p>
          </table:table-cell>
          <table:table-cell office:value-type="float" office:value="360" calcext:value-type="float">
            <text:p>360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37" calcext:value-type="float">
            <text:p>0.37</text:p>
          </table:table-cell>
          <table:table-cell office:value-type="float" office:value="39.46" calcext:value-type="float">
            <text:p>39.4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3376" calcext:value-type="float">
            <text:p>123376</text:p>
          </table:table-cell>
          <table:table-cell office:value-type="float" office:value="353627" calcext:value-type="float">
            <text:p>353627</text:p>
          </table:table-cell>
          <table:table-cell office:value-type="float" office:value="671555" calcext:value-type="float">
            <text:p>671555</text:p>
          </table:table-cell>
          <table:table-cell office:value-type="float" office:value="283" calcext:value-type="float">
            <text:p>283</text:p>
          </table:table-cell>
          <table:table-cell office:value-type="float" office:value="4954" calcext:value-type="float">
            <text:p>4954</text:p>
          </table:table-cell>
          <table:table-cell office:value-type="float" office:value="13002" calcext:value-type="float">
            <text:p>1300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6579" calcext:value-type="float">
            <text:p>0.526579</text:p>
          </table:table-cell>
          <table:table-cell office:value-type="float" office:value="283" calcext:value-type="float">
            <text:p>283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8" calcext:value-type="float">
            <text:p>0.38</text:p>
          </table:table-cell>
          <table:table-cell office:value-type="float" office:value="46.27" calcext:value-type="float">
            <text:p>46.2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3384" calcext:value-type="float">
            <text:p>123384</text:p>
          </table:table-cell>
          <table:table-cell office:value-type="float" office:value="165889852" calcext:value-type="float">
            <text:p>165889852</text:p>
          </table:table-cell>
          <table:table-cell office:value-type="float" office:value="268854497" calcext:value-type="float">
            <text:p>268854497</text:p>
          </table:table-cell>
          <table:table-cell office:value-type="float" office:value="13365" calcext:value-type="float">
            <text:p>13365</text:p>
          </table:table-cell>
          <table:table-cell office:value-type="float" office:value="1426515" calcext:value-type="float">
            <text:p>1426515</text:p>
          </table:table-cell>
          <table:table-cell office:value-type="float" office:value="2379738" calcext:value-type="float">
            <text:p>2379738</text:p>
          </table:table-cell>
          <table:table-cell office:value-type="float" office:value="22543" calcext:value-type="float">
            <text:p>225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7025" calcext:value-type="float">
            <text:p>0.617025</text:p>
          </table:table-cell>
          <table:table-cell office:value-type="float" office:value="13365" calcext:value-type="float">
            <text:p>13365</text:p>
          </table:table-cell>
          <table:table-cell office:value-type="float" office:value="0.090933" calcext:value-type="float">
            <text:p>0.090933</text:p>
          </table:table-cell>
          <table:table-cell office:value-type="float" office:value="0.151696" calcext:value-type="float">
            <text:p>0.151696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6" calcext:value-type="float">
            <text:p>0.6</text:p>
          </table:table-cell>
          <table:table-cell office:value-type="float" office:value="105.56" calcext:value-type="float">
            <text:p>105.5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4380" calcext:value-type="float">
            <text:p>124380</text:p>
          </table:table-cell>
          <table:table-cell office:value-type="float" office:value="561845" calcext:value-type="float">
            <text:p>561845</text:p>
          </table:table-cell>
          <table:table-cell office:value-type="float" office:value="1267312" calcext:value-type="float">
            <text:p>1267312</text:p>
          </table:table-cell>
          <table:table-cell office:value-type="float" office:value="2349" calcext:value-type="float">
            <text:p>2349</text:p>
          </table:table-cell>
          <table:table-cell office:value-type="float" office:value="10773" calcext:value-type="float">
            <text:p>10773</text:p>
          </table:table-cell>
          <table:table-cell office:value-type="float" office:value="26240" calcext:value-type="float">
            <text:p>26240</text:p>
          </table:table-cell>
          <table:table-cell office:value-type="float" office:value="2259" calcext:value-type="float">
            <text:p>2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336" calcext:value-type="float">
            <text:p>0.443336</text:p>
          </table:table-cell>
          <table:table-cell office:value-type="float" office:value="2349" calcext:value-type="float">
            <text:p>2349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41" calcext:value-type="float">
            <text:p>0.41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4380" calcext:value-type="float">
            <text:p>124380</text:p>
          </table:table-cell>
          <table:table-cell office:value-type="float" office:value="62338229" calcext:value-type="float">
            <text:p>62338229</text:p>
          </table:table-cell>
          <table:table-cell office:value-type="float" office:value="95818475" calcext:value-type="float">
            <text:p>95818475</text:p>
          </table:table-cell>
          <table:table-cell office:value-type="float" office:value="31121" calcext:value-type="float">
            <text:p>31121</text:p>
          </table:table-cell>
          <table:table-cell office:value-type="float" office:value="899469" calcext:value-type="float">
            <text:p>899469</text:p>
          </table:table-cell>
          <table:table-cell office:value-type="float" office:value="1492704" calcext:value-type="float">
            <text:p>1492704</text:p>
          </table:table-cell>
          <table:table-cell office:value-type="float" office:value="50483" calcext:value-type="float">
            <text:p>50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50587" calcext:value-type="float">
            <text:p>0.650587</text:p>
          </table:table-cell>
          <table:table-cell office:value-type="float" office:value="31121" calcext:value-type="float">
            <text:p>31121</text:p>
          </table:table-cell>
          <table:table-cell office:value-type="float" office:value="0.057337" calcext:value-type="float">
            <text:p>0.057337</text:p>
          </table:table-cell>
          <table:table-cell office:value-type="float" office:value="0.095152" calcext:value-type="float">
            <text:p>0.095152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6" calcext:value-type="float">
            <text:p>0.6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float" office:value="619" calcext:value-type="float">
            <text:p>619</text:p>
          </table:table-cell>
          <table:table-cell office:value-type="float" office:value="153452248" calcext:value-type="float">
            <text:p>153452248</text:p>
          </table:table-cell>
          <table:table-cell office:value-type="float" office:value="114210820" calcext:value-type="float">
            <text:p>114210820</text:p>
          </table:table-cell>
          <table:table-cell office:value-type="float" office:value="5381" calcext:value-type="float">
            <text:p>5381</text:p>
          </table:table-cell>
          <table:table-cell office:value-type="float" office:value="581003" calcext:value-type="float">
            <text:p>581003</text:p>
          </table:table-cell>
          <table:table-cell office:value-type="float" office:value="386377" calcext:value-type="float">
            <text:p>386377</text:p>
          </table:table-cell>
          <table:table-cell office:value-type="float" office:value="6734" calcext:value-type="float">
            <text:p>6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3588" calcext:value-type="float">
            <text:p>1.343588</text:p>
          </table:table-cell>
          <table:table-cell office:value-type="float" office:value="5381" calcext:value-type="float">
            <text:p>5381</text:p>
          </table:table-cell>
          <table:table-cell office:value-type="float" office:value="0.060071" calcext:value-type="float">
            <text:p>0.060071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1.5" calcext:value-type="float">
            <text:p>1.5</text:p>
          </table:table-cell>
          <table:table-cell office:value-type="float" office:value="57.38" calcext:value-type="float">
            <text:p>57.3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4003" calcext:value-type="float">
            <text:p>124003</text:p>
          </table:table-cell>
          <table:table-cell office:value-type="float" office:value="4713409" calcext:value-type="float">
            <text:p>4713409</text:p>
          </table:table-cell>
          <table:table-cell office:value-type="float" office:value="6452182" calcext:value-type="float">
            <text:p>6452182</text:p>
          </table:table-cell>
          <table:table-cell office:value-type="float" office:value="7232" calcext:value-type="float">
            <text:p>7232</text:p>
          </table:table-cell>
          <table:table-cell office:value-type="float" office:value="54655" calcext:value-type="float">
            <text:p>54655</text:p>
          </table:table-cell>
          <table:table-cell office:value-type="float" office:value="49002" calcext:value-type="float">
            <text:p>49002</text:p>
          </table:table-cell>
          <table:table-cell office:value-type="float" office:value="4902" calcext:value-type="float">
            <text:p>49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7232" calcext:value-type="float">
            <text:p>7232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1.12" calcext:value-type="float">
            <text:p>1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float" office:value="1061" calcext:value-type="float">
            <text:p>1061</text:p>
          </table:table-cell>
          <table:table-cell office:value-type="float" office:value="347676961" calcext:value-type="float">
            <text:p>347676961</text:p>
          </table:table-cell>
          <table:table-cell office:value-type="float" office:value="259818392" calcext:value-type="float">
            <text:p>259818392</text:p>
          </table:table-cell>
          <table:table-cell office:value-type="float" office:value="238" calcext:value-type="float">
            <text:p>238</text:p>
          </table:table-cell>
          <table:table-cell office:value-type="float" office:value="1302006" calcext:value-type="float">
            <text:p>1302006</text:p>
          </table:table-cell>
          <table:table-cell office:value-type="float" office:value="700284" calcext:value-type="float">
            <text:p>700284</text:p>
          </table:table-cell>
          <table:table-cell office:value-type="float" office:value="1219" calcext:value-type="float">
            <text:p>1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38154" calcext:value-type="float">
            <text:p>1.338154</text:p>
          </table:table-cell>
          <table:table-cell office:value-type="float" office:value="238" calcext:value-type="float">
            <text:p>238</text:p>
          </table:table-cell>
          <table:table-cell office:value-type="float" office:value="0.188526" calcext:value-type="float">
            <text:p>0.188526</text:p>
          </table:table-cell>
          <table:table-cell office:value-type="float" office:value="0.101399" calcext:value-type="float">
            <text:p>0.10139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1.86" calcext:value-type="float">
            <text:p>1.86</text:p>
          </table:table-cell>
          <table:table-cell office:value-type="float" office:value="574.47" calcext:value-type="float">
            <text:p>574.4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4383" calcext:value-type="float">
            <text:p>124383</text:p>
          </table:table-cell>
          <table:table-cell office:value-type="float" office:value="44266" calcext:value-type="float">
            <text:p>44266</text:p>
          </table:table-cell>
          <table:table-cell office:value-type="float" office:value="115380" calcext:value-type="float">
            <text:p>115380</text:p>
          </table:table-cell>
          <table:table-cell office:value-type="float" office:value="5" calcext:value-type="float">
            <text:p>5</text:p>
          </table:table-cell>
          <table:table-cell office:value-type="float" office:value="1117" calcext:value-type="float">
            <text:p>1117</text:p>
          </table:table-cell>
          <table:table-cell office:value-type="float" office:value="2419" calcext:value-type="float">
            <text:p>24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654" calcext:value-type="float">
            <text:p>0.383654</text:p>
          </table:table-cell>
          <table:table-cell office:value-type="float" office:value="5" calcext:value-type="float">
            <text:p>5</text:p>
          </table:table-cell>
          <table:table-cell office:value-type="float" office:value="0.023829" calcext:value-type="float">
            <text:p>0.023829</text:p>
          </table:table-cell>
          <table:table-cell office:value-type="float" office:value="0.051605" calcext:value-type="float">
            <text:p>0.0516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46" calcext:value-type="float">
            <text:p>0.46</text:p>
          </table:table-cell>
          <table:table-cell office:value-type="float" office:value="403.17" calcext:value-type="float">
            <text:p>403.1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4383" calcext:value-type="float">
            <text:p>124383</text:p>
          </table:table-cell>
          <table:table-cell office:value-type="float" office:value="156908" calcext:value-type="float">
            <text:p>156908</text:p>
          </table:table-cell>
          <table:table-cell office:value-type="float" office:value="194134" calcext:value-type="float">
            <text:p>194134</text:p>
          </table:table-cell>
          <table:table-cell office:value-type="float" office:value="2" calcext:value-type="float">
            <text:p>2</text:p>
          </table:table-cell>
          <table:table-cell office:value-type="float" office:value="1257" calcext:value-type="float">
            <text:p>1257</text:p>
          </table:table-cell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08246" calcext:value-type="float">
            <text:p>0.808246</text:p>
          </table:table-cell>
          <table:table-cell office:value-type="float" office:value="2" calcext:value-type="float">
            <text:p>2</text:p>
          </table:table-cell>
          <table:table-cell office:value-type="float" office:value="0.026816" calcext:value-type="float">
            <text:p>0.026816</text:p>
          </table:table-cell>
          <table:table-cell office:value-type="float" office:value="0.027349" calcext:value-type="float">
            <text:p>0.027349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98" calcext:value-type="float">
            <text:p>0.98</text:p>
          </table:table-cell>
          <table:table-cell office:value-type="float" office:value="160.25" calcext:value-type="float">
            <text:p>160.2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5387" calcext:value-type="float">
            <text:p>125387</text:p>
          </table:table-cell>
          <table:table-cell office:value-type="float" office:value="28504578" calcext:value-type="float">
            <text:p>28504578</text:p>
          </table:table-cell>
          <table:table-cell office:value-type="float" office:value="35899266" calcext:value-type="float">
            <text:p>35899266</text:p>
          </table:table-cell>
          <table:table-cell office:value-type="float" office:value="26143" calcext:value-type="float">
            <text:p>26143</text:p>
          </table:table-cell>
          <table:table-cell office:value-type="float" office:value="325553" calcext:value-type="float">
            <text:p>325553</text:p>
          </table:table-cell>
          <table:table-cell office:value-type="float" office:value="550688" calcext:value-type="float">
            <text:p>550688</text:p>
          </table:table-cell>
          <table:table-cell office:value-type="float" office:value="42449" calcext:value-type="float">
            <text:p>424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94016" calcext:value-type="float">
            <text:p>0.794016</text:p>
          </table:table-cell>
          <table:table-cell office:value-type="float" office:value="26143" calcext:value-type="float">
            <text:p>26143</text:p>
          </table:table-cell>
          <table:table-cell office:value-type="float" office:value="0.020752" calcext:value-type="float">
            <text:p>0.020752</text:p>
          </table:table-cell>
          <table:table-cell office:value-type="float" office:value="0.035104" calcext:value-type="float">
            <text:p>0.035104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59" calcext:value-type="float">
            <text:p>0.59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5387" calcext:value-type="float">
            <text:p>125387</text:p>
          </table:table-cell>
          <table:table-cell office:value-type="float" office:value="145924282" calcext:value-type="float">
            <text:p>145924282</text:p>
          </table:table-cell>
          <table:table-cell office:value-type="float" office:value="231855846" calcext:value-type="float">
            <text:p>231855846</text:p>
          </table:table-cell>
          <table:table-cell office:value-type="float" office:value="23023" calcext:value-type="float">
            <text:p>23023</text:p>
          </table:table-cell>
          <table:table-cell office:value-type="float" office:value="1346948" calcext:value-type="float">
            <text:p>1346948</text:p>
          </table:table-cell>
          <table:table-cell office:value-type="float" office:value="2186790" calcext:value-type="float">
            <text:p>2186790</text:p>
          </table:table-cell>
          <table:table-cell office:value-type="float" office:value="40758" calcext:value-type="float">
            <text:p>40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9375" calcext:value-type="float">
            <text:p>0.629375</text:p>
          </table:table-cell>
          <table:table-cell office:value-type="float" office:value="23023" calcext:value-type="float">
            <text:p>23023</text:p>
          </table:table-cell>
          <table:table-cell office:value-type="float" office:value="0.085861" calcext:value-type="float">
            <text:p>0.085861</text:p>
          </table:table-cell>
          <table:table-cell office:value-type="float" office:value="0.139397" calcext:value-type="float">
            <text:p>0.139397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62" calcext:value-type="float">
            <text:p>0.62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float" office:value="2065" calcext:value-type="float">
            <text:p>2065</text:p>
          </table:table-cell>
          <table:table-cell office:value-type="float" office:value="429607070" calcext:value-type="float">
            <text:p>429607070</text:p>
          </table:table-cell>
          <table:table-cell office:value-type="float" office:value="338284431" calcext:value-type="float">
            <text:p>338284431</text:p>
          </table:table-cell>
          <table:table-cell office:value-type="float" office:value="103" calcext:value-type="float">
            <text:p>103</text:p>
          </table:table-cell>
          <table:table-cell office:value-type="float" office:value="796026" calcext:value-type="float">
            <text:p>796026</text:p>
          </table:table-cell>
          <table:table-cell office:value-type="float" office:value="36493" calcext:value-type="float">
            <text:p>36493</text:p>
          </table:table-cell>
          <table:table-cell office:value-type="float" office:value="243" calcext:value-type="float">
            <text:p>2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69958" calcext:value-type="float">
            <text:p>1.269958</text:p>
          </table:table-cell>
          <table:table-cell office:value-type="float" office:value="103" calcext:value-type="float">
            <text:p>103</text:p>
          </table:table-cell>
          <table:table-cell office:value-type="float" office:value="0.050743" calcext:value-type="float">
            <text:p>0.050743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21.81" calcext:value-type="float">
            <text:p>21.81</text:p>
          </table:table-cell>
          <table:table-cell office:value-type="float" office:value="150.18" calcext:value-type="float">
            <text:p>150.1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5869" calcext:value-type="float">
            <text:p>125869</text:p>
          </table:table-cell>
          <table:table-cell office:value-type="float" office:value="34420218" calcext:value-type="float">
            <text:p>34420218</text:p>
          </table:table-cell>
          <table:table-cell office:value-type="float" office:value="62534999" calcext:value-type="float">
            <text:p>62534999</text:p>
          </table:table-cell>
          <table:table-cell office:value-type="float" office:value="8656" calcext:value-type="float">
            <text:p>8656</text:p>
          </table:table-cell>
          <table:table-cell office:value-type="float" office:value="615676" calcext:value-type="float">
            <text:p>615676</text:p>
          </table:table-cell>
          <table:table-cell office:value-type="float" office:value="1005321" calcext:value-type="float">
            <text:p>1005321</text:p>
          </table:table-cell>
          <table:table-cell office:value-type="float" office:value="13576" calcext:value-type="float">
            <text:p>135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0415" calcext:value-type="float">
            <text:p>0.550415</text:p>
          </table:table-cell>
          <table:table-cell office:value-type="float" office:value="8656" calcext:value-type="float">
            <text:p>8656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133487" calcext:value-type="float">
            <text:p>0.133487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.61" calcext:value-type="float">
            <text:p>0.61</text:p>
          </table:table-cell>
          <table:table-cell office:value-type="float" office:value="74.05" calcext:value-type="float">
            <text:p>74.0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5869" calcext:value-type="float">
            <text:p>125869</text:p>
          </table:table-cell>
          <table:table-cell office:value-type="float" office:value="4728922" calcext:value-type="float">
            <text:p>4728922</text:p>
          </table:table-cell>
          <table:table-cell office:value-type="float" office:value="6129136" calcext:value-type="float">
            <text:p>6129136</text:p>
          </table:table-cell>
          <table:table-cell office:value-type="float" office:value="7144" calcext:value-type="float">
            <text:p>7144</text:p>
          </table:table-cell>
          <table:table-cell office:value-type="float" office:value="56229" calcext:value-type="float">
            <text:p>56229</text:p>
          </table:table-cell>
          <table:table-cell office:value-type="float" office:value="58480" calcext:value-type="float">
            <text:p>58480</text:p>
          </table:table-cell>
          <table:table-cell office:value-type="float" office:value="4901" calcext:value-type="float">
            <text:p>4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1548" calcext:value-type="float">
            <text:p>0.771548</text:p>
          </table:table-cell>
          <table:table-cell office:value-type="float" office:value="7144" calcext:value-type="float">
            <text:p>7144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96" calcext:value-type="float">
            <text:p>0.96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6413" calcext:value-type="float">
            <text:p>126413</text:p>
          </table:table-cell>
          <table:table-cell office:value-type="float" office:value="2228405" calcext:value-type="float">
            <text:p>2228405</text:p>
          </table:table-cell>
          <table:table-cell office:value-type="float" office:value="3807508" calcext:value-type="float">
            <text:p>3807508</text:p>
          </table:table-cell>
          <table:table-cell office:value-type="float" office:value="417" calcext:value-type="float">
            <text:p>417</text:p>
          </table:table-cell>
          <table:table-cell office:value-type="float" office:value="26856" calcext:value-type="float">
            <text:p>26856</text:p>
          </table:table-cell>
          <table:table-cell office:value-type="float" office:value="74360" calcext:value-type="float">
            <text:p>74360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5266" calcext:value-type="float">
            <text:p>0.585266</text:p>
          </table:table-cell>
          <table:table-cell office:value-type="float" office:value="417" calcext:value-type="float">
            <text:p>417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36" calcext:value-type="float">
            <text:p>0.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float" office:value="2" calcext:value-type="float">
            <text:p>2</text:p>
          </table:table-cell>
          <table:table-cell office:value-type="float" office:value="160165" calcext:value-type="float">
            <text:p>160165</text:p>
          </table:table-cell>
          <table:table-cell office:value-type="float" office:value="381410" calcext:value-type="float">
            <text:p>381410</text:p>
          </table:table-cell>
          <table:table-cell office:value-type="float" office:value="1179" calcext:value-type="float">
            <text:p>1179</text:p>
          </table:table-cell>
          <table:table-cell office:value-type="float" office:value="1836" calcext:value-type="float">
            <text:p>1836</text:p>
          </table:table-cell>
          <table:table-cell office:value-type="float" office:value="3128" calcext:value-type="float">
            <text:p>3128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929" calcext:value-type="float">
            <text:p>0.419929</text:p>
          </table:table-cell>
          <table:table-cell office:value-type="float" office:value="1179" calcext:value-type="float">
            <text:p>1179</text:p>
          </table:table-cell>
          <table:table-cell office:value-type="float" office:value="0.058752" calcext:value-type="float">
            <text:p>0.058752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028288" calcext:value-type="float">
            <text:p>0.028288</text:p>
          </table:table-cell>
          <table:table-cell office:value-type="float" office:value="0.59" calcext:value-type="float">
            <text:p>0.59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float" office:value="2067" calcext:value-type="float">
            <text:p>2067</text:p>
          </table:table-cell>
          <table:table-cell office:value-type="float" office:value="115344" calcext:value-type="float">
            <text:p>115344</text:p>
          </table:table-cell>
          <table:table-cell office:value-type="float" office:value="104405" calcext:value-type="float">
            <text:p>104405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225" calcext:value-type="float">
            <text:p>22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04775" calcext:value-type="float">
            <text:p>1.104775</text:p>
          </table:table-cell>
          <table:table-cell office:value-type="float" office:value="0" calcext:value-type="float">
            <text:p>0</text:p>
          </table:table-cell>
          <table:table-cell office:value-type="float" office:value="0.015136" calcext:value-type="float">
            <text:p>0.015136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2.1" calcext:value-type="float">
            <text:p>2.1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float" office:value="1006" calcext:value-type="float">
            <text:p>1006</text:p>
          </table:table-cell>
          <table:table-cell office:value-type="float" office:value="415858371" calcext:value-type="float">
            <text:p>415858371</text:p>
          </table:table-cell>
          <table:table-cell office:value-type="float" office:value="299839870" calcext:value-type="float">
            <text:p>299839870</text:p>
          </table:table-cell>
          <table:table-cell office:value-type="float" office:value="4126" calcext:value-type="float">
            <text:p>4126</text:p>
          </table:table-cell>
          <table:table-cell office:value-type="float" office:value="1653790" calcext:value-type="float">
            <text:p>1653790</text:p>
          </table:table-cell>
          <table:table-cell office:value-type="float" office:value="1017732" calcext:value-type="float">
            <text:p>1017732</text:p>
          </table:table-cell>
          <table:table-cell office:value-type="float" office:value="6402" calcext:value-type="float">
            <text:p>64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6935" calcext:value-type="float">
            <text:p>1.386935</text:p>
          </table:table-cell>
          <table:table-cell office:value-type="float" office:value="4126" calcext:value-type="float">
            <text:p>4126</text:p>
          </table:table-cell>
          <table:table-cell office:value-type="float" office:value="0.105421" calcext:value-type="float">
            <text:p>0.105421</text:p>
          </table:table-cell>
          <table:table-cell office:value-type="float" office:value="0.064875" calcext:value-type="float">
            <text:p>0.064875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1.62" calcext:value-type="float">
            <text:p>1.62</text:p>
          </table:table-cell>
          <table:table-cell office:value-type="float" office:value="158.97" calcext:value-type="float">
            <text:p>158.97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float" office:value="3070" calcext:value-type="float">
            <text:p>3070</text:p>
          </table:table-cell>
          <table:table-cell office:value-type="float" office:value="442475668" calcext:value-type="float">
            <text:p>442475668</text:p>
          </table:table-cell>
          <table:table-cell office:value-type="float" office:value="345769300" calcext:value-type="float">
            <text:p>345769300</text:p>
          </table:table-cell>
          <table:table-cell office:value-type="float" office:value="107" calcext:value-type="float">
            <text:p>107</text:p>
          </table:table-cell>
          <table:table-cell office:value-type="float" office:value="974053" calcext:value-type="float">
            <text:p>974053</text:p>
          </table:table-cell>
          <table:table-cell office:value-type="float" office:value="30587" calcext:value-type="float">
            <text:p>30587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79685" calcext:value-type="float">
            <text:p>1.279685</text:p>
          </table:table-cell>
          <table:table-cell office:value-type="float" office:value="107" calcext:value-type="float">
            <text:p>107</text:p>
          </table:table-cell>
          <table:table-cell office:value-type="float" office:value="0.062153" calcext:value-type="float">
            <text:p>0.062153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1.85" calcext:value-type="float">
            <text:p>31.85</text:p>
          </table:table-cell>
          <table:table-cell office:value-type="float" office:value="139.03" calcext:value-type="float">
            <text:p>139.0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7416" calcext:value-type="float">
            <text:p>127416</text:p>
          </table:table-cell>
          <table:table-cell office:value-type="float" office:value="115816490" calcext:value-type="float">
            <text:p>115816490</text:p>
          </table:table-cell>
          <table:table-cell office:value-type="float" office:value="179951976" calcext:value-type="float">
            <text:p>179951976</text:p>
          </table:table-cell>
          <table:table-cell office:value-type="float" office:value="23390" calcext:value-type="float">
            <text:p>23390</text:p>
          </table:table-cell>
          <table:table-cell office:value-type="float" office:value="1333907" calcext:value-type="float">
            <text:p>1333907</text:p>
          </table:table-cell>
          <table:table-cell office:value-type="float" office:value="2104683" calcext:value-type="float">
            <text:p>2104683</text:p>
          </table:table-cell>
          <table:table-cell office:value-type="float" office:value="41791" calcext:value-type="float">
            <text:p>417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43597" calcext:value-type="float">
            <text:p>0.643597</text:p>
          </table:table-cell>
          <table:table-cell office:value-type="float" office:value="23390" calcext:value-type="float">
            <text:p>23390</text:p>
          </table:table-cell>
          <table:table-cell office:value-type="float" office:value="0.085115" calcext:value-type="float">
            <text:p>0.085115</text:p>
          </table:table-cell>
          <table:table-cell office:value-type="float" office:value="0.134297" calcext:value-type="float">
            <text:p>0.134297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63" calcext:value-type="float">
            <text:p>0.63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 office:value-type="float" office:value="34657" calcext:value-type="float">
            <text:p>34657</text:p>
          </table:table-cell>
          <table:table-cell office:value-type="float" office:value="1003" calcext:value-type="float">
            <text:p>1003</text:p>
          </table:table-cell>
          <table:table-cell office:value-type="float" office:value="323471513" calcext:value-type="float">
            <text:p>323471513</text:p>
          </table:table-cell>
          <table:table-cell office:value-type="float" office:value="235682331" calcext:value-type="float">
            <text:p>235682331</text:p>
          </table:table-cell>
          <table:table-cell office:value-type="float" office:value="6239" calcext:value-type="float">
            <text:p>6239</text:p>
          </table:table-cell>
          <table:table-cell office:value-type="float" office:value="1242008" calcext:value-type="float">
            <text:p>1242008</text:p>
          </table:table-cell>
          <table:table-cell office:value-type="float" office:value="898468" calcext:value-type="float">
            <text:p>898468</text:p>
          </table:table-cell>
          <table:table-cell office:value-type="float" office:value="9398" calcext:value-type="float">
            <text:p>9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2489" calcext:value-type="float">
            <text:p>1.372489</text:p>
          </table:table-cell>
          <table:table-cell office:value-type="float" office:value="6239" calcext:value-type="float">
            <text:p>6239</text:p>
          </table:table-cell>
          <table:table-cell office:value-type="float" office:value="0.079251" calcext:value-type="float">
            <text:p>0.079251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38" calcext:value-type="float">
            <text:p>1.3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float" office:value="2009" calcext:value-type="float">
            <text:p>2009</text:p>
          </table:table-cell>
          <table:table-cell office:value-type="float" office:value="442757759" calcext:value-type="float">
            <text:p>442757759</text:p>
          </table:table-cell>
          <table:table-cell office:value-type="float" office:value="328061565" calcext:value-type="float">
            <text:p>328061565</text:p>
          </table:table-cell>
          <table:table-cell office:value-type="float" office:value="395" calcext:value-type="float">
            <text:p>395</text:p>
          </table:table-cell>
          <table:table-cell office:value-type="float" office:value="723756" calcext:value-type="float">
            <text:p>723756</text:p>
          </table:table-cell>
          <table:table-cell office:value-type="float" office:value="36787" calcext:value-type="float">
            <text:p>36787</text:p>
          </table:table-cell>
          <table:table-cell office:value-type="float" office:value="877" calcext:value-type="float">
            <text:p>8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9618" calcext:value-type="float">
            <text:p>1.349618</text:p>
          </table:table-cell>
          <table:table-cell office:value-type="float" office:value="395" calcext:value-type="float">
            <text:p>395</text:p>
          </table:table-cell>
          <table:table-cell office:value-type="float" office:value="0.046182" calcext:value-type="float">
            <text:p>0.046182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9.67" calcext:value-type="float">
            <text:p>19.67</text:p>
          </table:table-cell>
          <table:table-cell office:value-type="float" office:value="41.95" calcext:value-type="float">
            <text:p>41.95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float" office:value="4073" calcext:value-type="float">
            <text:p>4073</text:p>
          </table:table-cell>
          <table:table-cell office:value-type="float" office:value="1751201911" calcext:value-type="float">
            <text:p>1751201911</text:p>
          </table:table-cell>
          <table:table-cell office:value-type="float" office:value="1288461591" calcext:value-type="float">
            <text:p>1288461591</text:p>
          </table:table-cell>
          <table:table-cell office:value-type="float" office:value="687" calcext:value-type="float">
            <text:p>687</text:p>
          </table:table-cell>
          <table:table-cell office:value-type="float" office:value="9798925" calcext:value-type="float">
            <text:p>9798925</text:p>
          </table:table-cell>
          <table:table-cell office:value-type="float" office:value="6789537" calcext:value-type="float">
            <text:p>6789537</text:p>
          </table:table-cell>
          <table:table-cell office:value-type="float" office:value="4335" calcext:value-type="float">
            <text:p>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9142" calcext:value-type="float">
            <text:p>1.359142</text:p>
          </table:table-cell>
          <table:table-cell office:value-type="float" office:value="687" calcext:value-type="float">
            <text:p>687</text:p>
          </table:table-cell>
          <table:table-cell office:value-type="float" office:value="0.625255" calcext:value-type="float">
            <text:p>0.625255</text:p>
          </table:table-cell>
          <table:table-cell office:value-type="float" office:value="0.433231" calcext:value-type="float">
            <text:p>0.433231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1.44" calcext:value-type="float">
            <text:p>1.44</text:p>
          </table:table-cell>
          <table:table-cell office:value-type="float" office:value="1566.21" calcext:value-type="float">
            <text:p>1566.21</text:p>
          </table:table-cell>
        </table:table-row>
        <table:table-row table:style-name="ro1">
          <table:table-cell office:value-type="float" office:value="34657" calcext:value-type="float">
            <text:p>34657</text:p>
          </table:table-cell>
          <table:table-cell office:value-type="float" office:value="1456" calcext:value-type="float">
            <text:p>1456</text:p>
          </table:table-cell>
          <table:table-cell office:value-type="float" office:value="258837218" calcext:value-type="float">
            <text:p>258837218</text:p>
          </table:table-cell>
          <table:table-cell office:value-type="float" office:value="189660360" calcext:value-type="float">
            <text:p>189660360</text:p>
          </table:table-cell>
          <table:table-cell office:value-type="float" office:value="417" calcext:value-type="float">
            <text:p>417</text:p>
          </table:table-cell>
          <table:table-cell office:value-type="float" office:value="741737" calcext:value-type="float">
            <text:p>741737</text:p>
          </table:table-cell>
          <table:table-cell office:value-type="float" office:value="323409" calcext:value-type="float">
            <text:p>323409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4741" calcext:value-type="float">
            <text:p>1.364741</text:p>
          </table:table-cell>
          <table:table-cell office:value-type="float" office:value="417" calcext:value-type="float">
            <text:p>417</text:p>
          </table:table-cell>
          <table:table-cell office:value-type="float" office:value="0.104793" calcext:value-type="float">
            <text:p>0.104793</text:p>
          </table:table-cell>
          <table:table-cell office:value-type="float" office:value="0.045691" calcext:value-type="float">
            <text:p>0.04569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2.29" calcext:value-type="float">
            <text:p>2.29</text:p>
          </table:table-cell>
          <table:table-cell office:value-type="float" office:value="356.18" calcext:value-type="float">
            <text:p>356.1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7869" calcext:value-type="float">
            <text:p>127869</text:p>
          </table:table-cell>
          <table:table-cell office:value-type="float" office:value="4626640" calcext:value-type="float">
            <text:p>4626640</text:p>
          </table:table-cell>
          <table:table-cell office:value-type="float" office:value="6190659" calcext:value-type="float">
            <text:p>6190659</text:p>
          </table:table-cell>
          <table:table-cell office:value-type="float" office:value="7363" calcext:value-type="float">
            <text:p>7363</text:p>
          </table:table-cell>
          <table:table-cell office:value-type="float" office:value="51658" calcext:value-type="float">
            <text:p>51658</text:p>
          </table:table-cell>
          <table:table-cell office:value-type="float" office:value="43112" calcext:value-type="float">
            <text:p>43112</text:p>
          </table:table-cell>
          <table:table-cell office:value-type="float" office:value="5911" calcext:value-type="float">
            <text:p>59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58" calcext:value-type="float">
            <text:p>0.747358</text:p>
          </table:table-cell>
          <table:table-cell office:value-type="float" office:value="7363" calcext:value-type="float">
            <text:p>7363</text:p>
          </table:table-cell>
          <table:table-cell office:value-type="float" office:value="0.007298" calcext:value-type="float">
            <text:p>0.007298</text:p>
          </table:table-cell>
          <table:table-cell office:value-type="float" office:value="0.006091" calcext:value-type="float">
            <text:p>0.006091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1.2" calcext:value-type="float">
            <text:p>1.2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float" office:value="34657" calcext:value-type="float">
            <text:p>34657</text:p>
          </table:table-cell>
          <table:table-cell office:value-type="float" office:value="1476" calcext:value-type="float">
            <text:p>1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00054" calcext:value-type="float">
            <text:p>0.000054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float" office:value="3486" calcext:value-type="float">
            <text:p>3486</text:p>
          </table:table-cell>
          <table:table-cell office:value-type="float" office:value="5196" calcext:value-type="float">
            <text:p>5196</text:p>
          </table:table-cell>
          <table:table-cell office:value-type="float" office:value="88232" calcext:value-type="float">
            <text:p>88232</text:p>
          </table:table-cell>
          <table:table-cell office:value-type="float" office:value="394" calcext:value-type="float">
            <text:p>394</text:p>
          </table:table-cell>
          <table:table-cell office:value-type="float" office:value="381" calcext:value-type="float">
            <text:p>381</text:p>
          </table:table-cell>
          <table:table-cell office:value-type="float" office:value="859" calcext:value-type="float">
            <text:p>8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394" calcext:value-type="float">
            <text:p>39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44" calcext:value-type="float">
            <text:p>0.44</text:p>
          </table:table-cell>
          <table:table-cell office:value-type="float" office:value="19.52" calcext:value-type="float">
            <text:p>19.52</text:p>
          </table:table-cell>
        </table:table-row>
        <table:table-row table:style-name="ro1">
          <table:table-cell office:value-type="float" office:value="34657" calcext:value-type="float">
            <text:p>34657</text:p>
          </table:table-cell>
          <table:table-cell office:value-type="float" office:value="1492" calcext:value-type="float">
            <text:p>1492</text:p>
          </table:table-cell>
          <table:table-cell office:value-type="float" office:value="5196" calcext:value-type="float">
            <text:p>5196</text:p>
          </table:table-cell>
          <table:table-cell office:value-type="float" office:value="40411" calcext:value-type="float">
            <text:p>40411</text:p>
          </table:table-cell>
          <table:table-cell office:value-type="float" office:value="230" calcext:value-type="float">
            <text:p>230</text:p>
          </table:table-cell>
          <table:table-cell office:value-type="float" office:value="359" calcext:value-type="float">
            <text:p>359</text:p>
          </table:table-cell>
          <table:table-cell office:value-type="float" office:value="861" calcext:value-type="float">
            <text:p>86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28579" calcext:value-type="float">
            <text:p>0.128579</text:p>
          </table:table-cell>
          <table:table-cell office:value-type="float" office:value="230" calcext:value-type="float">
            <text:p>230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42" calcext:value-type="float">
            <text:p>0.42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float" office:value="5575" calcext:value-type="float">
            <text:p>5575</text:p>
          </table:table-cell>
          <table:table-cell office:value-type="float" office:value="5196" calcext:value-type="float">
            <text:p>5196</text:p>
          </table:table-cell>
          <table:table-cell office:value-type="float" office:value="40074" calcext:value-type="float">
            <text:p>40074</text:p>
          </table:table-cell>
          <table:table-cell office:value-type="float" office:value="212" calcext:value-type="float">
            <text:p>212</text:p>
          </table:table-cell>
          <table:table-cell office:value-type="float" office:value="350" calcext:value-type="float">
            <text:p>350</text:p>
          </table:table-cell>
          <table:table-cell office:value-type="float" office:value="845" calcext:value-type="float">
            <text:p>84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2966" calcext:value-type="float">
            <text:p>0.12966</text:p>
          </table:table-cell>
          <table:table-cell office:value-type="float" office:value="212" calcext:value-type="float">
            <text:p>21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41" calcext:value-type="float">
            <text:p>0.41</text:p>
          </table:table-cell>
          <table:table-cell office:value-type="float" office:value="5.28" calcext:value-type="float">
            <text:p>5.28</text:p>
          </table:table-cell>
        </table:table-row>
      </table:table>
      <table:table table:name="vm1" table:style-name="ta1">
        <table:table-column table:style-name="co1" table:number-columns-repeated="20" table:default-cell-style-name="Default"/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03" calcext:value-type="float">
            <text:p>1003</text:p>
          </table:table-cell>
          <table:table-cell office:value-type="float" office:value="491501883" calcext:value-type="float">
            <text:p>491501883</text:p>
          </table:table-cell>
          <table:table-cell office:value-type="float" office:value="351419503" calcext:value-type="float">
            <text:p>351419503</text:p>
          </table:table-cell>
          <table:table-cell office:value-type="float" office:value="2783" calcext:value-type="float">
            <text:p>2783</text:p>
          </table:table-cell>
          <table:table-cell office:value-type="float" office:value="1834303" calcext:value-type="float">
            <text:p>1834303</text:p>
          </table:table-cell>
          <table:table-cell office:value-type="float" office:value="1122077" calcext:value-type="float">
            <text:p>1122077</text:p>
          </table:table-cell>
          <table:table-cell office:value-type="float" office:value="3371" calcext:value-type="float">
            <text:p>3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8619" calcext:value-type="float">
            <text:p>1.398619</text:p>
          </table:table-cell>
          <table:table-cell office:value-type="float" office:value="2783" calcext:value-type="float">
            <text:p>2783</text:p>
          </table:table-cell>
          <table:table-cell office:value-type="float" office:value="0.117044" calcext:value-type="float">
            <text:p>0.117044</text:p>
          </table:table-cell>
          <table:table-cell office:value-type="float" office:value="0.071598" calcext:value-type="float">
            <text:p>0.071598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1.63" calcext:value-type="float">
            <text:p>1.63</text:p>
          </table:table-cell>
          <table:table-cell office:value-type="float" office:value="332.86" calcext:value-type="float">
            <text:p>332.8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006" calcext:value-type="float">
            <text:p>2006</text:p>
          </table:table-cell>
          <table:table-cell office:value-type="float" office:value="462784266" calcext:value-type="float">
            <text:p>462784266</text:p>
          </table:table-cell>
          <table:table-cell office:value-type="float" office:value="321478804" calcext:value-type="float">
            <text:p>321478804</text:p>
          </table:table-cell>
          <table:table-cell office:value-type="float" office:value="41" calcext:value-type="float">
            <text:p>41</text:p>
          </table:table-cell>
          <table:table-cell office:value-type="float" office:value="844137" calcext:value-type="float">
            <text:p>844137</text:p>
          </table:table-cell>
          <table:table-cell office:value-type="float" office:value="30663" calcext:value-type="float">
            <text:p>3066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9548" calcext:value-type="float">
            <text:p>1.439548</text:p>
          </table:table-cell>
          <table:table-cell office:value-type="float" office:value="41" calcext:value-type="float">
            <text:p>41</text:p>
          </table:table-cell>
          <table:table-cell office:value-type="float" office:value="0.053863" calcext:value-type="float">
            <text:p>0.053863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7.53" calcext:value-type="float">
            <text:p>27.53</text:p>
          </table:table-cell>
          <table:table-cell office:value-type="float" office:value="696.89" calcext:value-type="float">
            <text:p>696.8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006" calcext:value-type="float">
            <text:p>2006</text:p>
          </table:table-cell>
          <table:table-cell office:value-type="float" office:value="464439510" calcext:value-type="float">
            <text:p>464439510</text:p>
          </table:table-cell>
          <table:table-cell office:value-type="float" office:value="324709581" calcext:value-type="float">
            <text:p>324709581</text:p>
          </table:table-cell>
          <table:table-cell office:value-type="float" office:value="20" calcext:value-type="float">
            <text:p>20</text:p>
          </table:table-cell>
          <table:table-cell office:value-type="float" office:value="756030" calcext:value-type="float">
            <text:p>756030</text:p>
          </table:table-cell>
          <table:table-cell office:value-type="float" office:value="28212" calcext:value-type="float">
            <text:p>282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0323" calcext:value-type="float">
            <text:p>1.430323</text:p>
          </table:table-cell>
          <table:table-cell office:value-type="float" office:value="20" calcext:value-type="float">
            <text:p>20</text:p>
          </table:table-cell>
          <table:table-cell office:value-type="float" office:value="0.048241" calcext:value-type="float">
            <text:p>0.04824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6.8" calcext:value-type="float">
            <text:p>26.8</text:p>
          </table:table-cell>
          <table:table-cell office:value-type="float" office:value="762.49" calcext:value-type="float">
            <text:p>762.4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009" calcext:value-type="float">
            <text:p>3009</text:p>
          </table:table-cell>
          <table:table-cell office:value-type="float" office:value="492866519" calcext:value-type="float">
            <text:p>492866519</text:p>
          </table:table-cell>
          <table:table-cell office:value-type="float" office:value="345563068" calcext:value-type="float">
            <text:p>345563068</text:p>
          </table:table-cell>
          <table:table-cell office:value-type="float" office:value="11" calcext:value-type="float">
            <text:p>11</text:p>
          </table:table-cell>
          <table:table-cell office:value-type="float" office:value="963025" calcext:value-type="float">
            <text:p>963025</text:p>
          </table:table-cell>
          <table:table-cell office:value-type="float" office:value="31270" calcext:value-type="float">
            <text:p>312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6271" calcext:value-type="float">
            <text:p>1.426271</text:p>
          </table:table-cell>
          <table:table-cell office:value-type="float" office:value="11" calcext:value-type="float">
            <text:p>11</text:p>
          </table:table-cell>
          <table:table-cell office:value-type="float" office:value="0.061449" calcext:value-type="float">
            <text:p>0.061449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.8" calcext:value-type="float">
            <text:p>30.8</text:p>
          </table:table-cell>
          <table:table-cell office:value-type="float" office:value="1645.79" calcext:value-type="float">
            <text:p>1645.7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016" calcext:value-type="float">
            <text:p>4016</text:p>
          </table:table-cell>
          <table:table-cell office:value-type="float" office:value="463539119" calcext:value-type="float">
            <text:p>463539119</text:p>
          </table:table-cell>
          <table:table-cell office:value-type="float" office:value="358548996" calcext:value-type="float">
            <text:p>358548996</text:p>
          </table:table-cell>
          <table:table-cell office:value-type="float" office:value="461" calcext:value-type="float">
            <text:p>461</text:p>
          </table:table-cell>
          <table:table-cell office:value-type="float" office:value="745469" calcext:value-type="float">
            <text:p>745469</text:p>
          </table:table-cell>
          <table:table-cell office:value-type="float" office:value="37698" calcext:value-type="float">
            <text:p>37698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2819" calcext:value-type="float">
            <text:p>1.292819</text:p>
          </table:table-cell>
          <table:table-cell office:value-type="float" office:value="461" calcext:value-type="float">
            <text:p>461</text:p>
          </table:table-cell>
          <table:table-cell office:value-type="float" office:value="0.04752" calcext:value-type="float">
            <text:p>0.04752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9.77" calcext:value-type="float">
            <text:p>19.77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012" calcext:value-type="float">
            <text:p>4012</text:p>
          </table:table-cell>
          <table:table-cell office:value-type="float" office:value="1750029479" calcext:value-type="float">
            <text:p>1750029479</text:p>
          </table:table-cell>
          <table:table-cell office:value-type="float" office:value="1270335983" calcext:value-type="float">
            <text:p>1270335983</text:p>
          </table:table-cell>
          <table:table-cell office:value-type="float" office:value="961" calcext:value-type="float">
            <text:p>961</text:p>
          </table:table-cell>
          <table:table-cell office:value-type="float" office:value="8947490" calcext:value-type="float">
            <text:p>8947490</text:p>
          </table:table-cell>
          <table:table-cell office:value-type="float" office:value="6355166" calcext:value-type="float">
            <text:p>6355166</text:p>
          </table:table-cell>
          <table:table-cell office:value-type="float" office:value="4810" calcext:value-type="float">
            <text:p>4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7612" calcext:value-type="float">
            <text:p>1.377612</text:p>
          </table:table-cell>
          <table:table-cell office:value-type="float" office:value="961" calcext:value-type="float">
            <text:p>961</text:p>
          </table:table-cell>
          <table:table-cell office:value-type="float" office:value="0.570927" calcext:value-type="float">
            <text:p>0.570927</text:p>
          </table:table-cell>
          <table:table-cell office:value-type="float" office:value="0.405514" calcext:value-type="float">
            <text:p>0.405514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1.41" calcext:value-type="float">
            <text:p>1.41</text:p>
          </table:table-cell>
          <table:table-cell office:value-type="float" office:value="1321.24" calcext:value-type="float">
            <text:p>1321.2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015" calcext:value-type="float">
            <text:p>5015</text:p>
          </table:table-cell>
          <table:table-cell office:value-type="float" office:value="287294327" calcext:value-type="float">
            <text:p>287294327</text:p>
          </table:table-cell>
          <table:table-cell office:value-type="float" office:value="251380088" calcext:value-type="float">
            <text:p>251380088</text:p>
          </table:table-cell>
          <table:table-cell office:value-type="float" office:value="7950" calcext:value-type="float">
            <text:p>7950</text:p>
          </table:table-cell>
          <table:table-cell office:value-type="float" office:value="1380980" calcext:value-type="float">
            <text:p>1380980</text:p>
          </table:table-cell>
          <table:table-cell office:value-type="float" office:value="917150" calcext:value-type="float">
            <text:p>917150</text:p>
          </table:table-cell>
          <table:table-cell office:value-type="float" office:value="17669" calcext:value-type="float">
            <text:p>17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42868" calcext:value-type="float">
            <text:p>1.142868</text:p>
          </table:table-cell>
          <table:table-cell office:value-type="float" office:value="7950" calcext:value-type="float">
            <text:p>7950</text:p>
          </table:table-cell>
          <table:table-cell office:value-type="float" office:value="0.088118" calcext:value-type="float">
            <text:p>0.088118</text:p>
          </table:table-cell>
          <table:table-cell office:value-type="float" office:value="0.058522" calcext:value-type="float">
            <text:p>0.058522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1.51" calcext:value-type="float">
            <text:p>1.51</text:p>
          </table:table-cell>
          <table:table-cell office:value-type="float" office:value="51.91" calcext:value-type="float">
            <text:p>51.9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018" calcext:value-type="float">
            <text:p>6018</text:p>
          </table:table-cell>
          <table:table-cell office:value-type="float" office:value="179718500" calcext:value-type="float">
            <text:p>179718500</text:p>
          </table:table-cell>
          <table:table-cell office:value-type="float" office:value="249721979" calcext:value-type="float">
            <text:p>249721979</text:p>
          </table:table-cell>
          <table:table-cell office:value-type="float" office:value="46955" calcext:value-type="float">
            <text:p>46955</text:p>
          </table:table-cell>
          <table:table-cell office:value-type="float" office:value="2278575" calcext:value-type="float">
            <text:p>2278575</text:p>
          </table:table-cell>
          <table:table-cell office:value-type="float" office:value="3364894" calcext:value-type="float">
            <text:p>3364894</text:p>
          </table:table-cell>
          <table:table-cell office:value-type="float" office:value="78021" calcext:value-type="float">
            <text:p>78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9674" calcext:value-type="float">
            <text:p>0.719674</text:p>
          </table:table-cell>
          <table:table-cell office:value-type="float" office:value="46955" calcext:value-type="float">
            <text:p>46955</text:p>
          </table:table-cell>
          <table:table-cell office:value-type="float" office:value="0.145393" calcext:value-type="float">
            <text:p>0.145393</text:p>
          </table:table-cell>
          <table:table-cell office:value-type="float" office:value="0.214709" calcext:value-type="float">
            <text:p>0.214709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0.68" calcext:value-type="float">
            <text:p>0.68</text:p>
          </table:table-cell>
          <table:table-cell office:value-type="float" office:value="43.13" calcext:value-type="float">
            <text:p>43.1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021" calcext:value-type="float">
            <text:p>7021</text:p>
          </table:table-cell>
          <table:table-cell office:value-type="float" office:value="101366423" calcext:value-type="float">
            <text:p>101366423</text:p>
          </table:table-cell>
          <table:table-cell office:value-type="float" office:value="190849391" calcext:value-type="float">
            <text:p>190849391</text:p>
          </table:table-cell>
          <table:table-cell office:value-type="float" office:value="31783" calcext:value-type="float">
            <text:p>31783</text:p>
          </table:table-cell>
          <table:table-cell office:value-type="float" office:value="1710904" calcext:value-type="float">
            <text:p>1710904</text:p>
          </table:table-cell>
          <table:table-cell office:value-type="float" office:value="3190149" calcext:value-type="float">
            <text:p>3190149</text:p>
          </table:table-cell>
          <table:table-cell office:value-type="float" office:value="49717" calcext:value-type="float">
            <text:p>49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1133" calcext:value-type="float">
            <text:p>0.531133</text:p>
          </table:table-cell>
          <table:table-cell office:value-type="float" office:value="31783" calcext:value-type="float">
            <text:p>31783</text:p>
          </table:table-cell>
          <table:table-cell office:value-type="float" office:value="0.10917" calcext:value-type="float">
            <text:p>0.10917</text:p>
          </table:table-cell>
          <table:table-cell office:value-type="float" office:value="0.203559" calcext:value-type="float">
            <text:p>0.203559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54" calcext:value-type="float">
            <text:p>0.54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024" calcext:value-type="float">
            <text:p>8024</text:p>
          </table:table-cell>
          <table:table-cell office:value-type="float" office:value="344354124" calcext:value-type="float">
            <text:p>344354124</text:p>
          </table:table-cell>
          <table:table-cell office:value-type="float" office:value="586481314" calcext:value-type="float">
            <text:p>586481314</text:p>
          </table:table-cell>
          <table:table-cell office:value-type="float" office:value="101587" calcext:value-type="float">
            <text:p>101587</text:p>
          </table:table-cell>
          <table:table-cell office:value-type="float" office:value="5971209" calcext:value-type="float">
            <text:p>5971209</text:p>
          </table:table-cell>
          <table:table-cell office:value-type="float" office:value="8668513" calcext:value-type="float">
            <text:p>8668513</text:p>
          </table:table-cell>
          <table:table-cell office:value-type="float" office:value="172651" calcext:value-type="float">
            <text:p>17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7153" calcext:value-type="float">
            <text:p>0.587153</text:p>
          </table:table-cell>
          <table:table-cell office:value-type="float" office:value="101587" calcext:value-type="float">
            <text:p>101587</text:p>
          </table:table-cell>
          <table:table-cell office:value-type="float" office:value="0.381014" calcext:value-type="float">
            <text:p>0.381014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011017" calcext:value-type="float">
            <text:p>0.011017</text:p>
          </table:table-cell>
          <table:table-cell office:value-type="float" office:value="0.69" calcext:value-type="float">
            <text:p>0.69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027" calcext:value-type="float">
            <text:p>9027</text:p>
          </table:table-cell>
          <table:table-cell office:value-type="float" office:value="246307187" calcext:value-type="float">
            <text:p>246307187</text:p>
          </table:table-cell>
          <table:table-cell office:value-type="float" office:value="481165882" calcext:value-type="float">
            <text:p>481165882</text:p>
          </table:table-cell>
          <table:table-cell office:value-type="float" office:value="35209" calcext:value-type="float">
            <text:p>35209</text:p>
          </table:table-cell>
          <table:table-cell office:value-type="float" office:value="4740138" calcext:value-type="float">
            <text:p>4740138</text:p>
          </table:table-cell>
          <table:table-cell office:value-type="float" office:value="7340864" calcext:value-type="float">
            <text:p>7340864</text:p>
          </table:table-cell>
          <table:table-cell office:value-type="float" office:value="61477" calcext:value-type="float">
            <text:p>61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897" calcext:value-type="float">
            <text:p>0.511897</text:p>
          </table:table-cell>
          <table:table-cell office:value-type="float" office:value="35209" calcext:value-type="float">
            <text:p>35209</text:p>
          </table:table-cell>
          <table:table-cell office:value-type="float" office:value="0.302461" calcext:value-type="float">
            <text:p>0.302461</text:p>
          </table:table-cell>
          <table:table-cell office:value-type="float" office:value="0.46841" calcext:value-type="float">
            <text:p>0.46841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65" calcext:value-type="float">
            <text:p>0.65</text:p>
          </table:table-cell>
          <table:table-cell office:value-type="float" office:value="119.41" calcext:value-type="float">
            <text:p>119.4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030" calcext:value-type="float">
            <text:p>10030</text:p>
          </table:table-cell>
          <table:table-cell office:value-type="float" office:value="9533401" calcext:value-type="float">
            <text:p>9533401</text:p>
          </table:table-cell>
          <table:table-cell office:value-type="float" office:value="18265002" calcext:value-type="float">
            <text:p>18265002</text:p>
          </table:table-cell>
          <table:table-cell office:value-type="float" office:value="25055" calcext:value-type="float">
            <text:p>25055</text:p>
          </table:table-cell>
          <table:table-cell office:value-type="float" office:value="158989" calcext:value-type="float">
            <text:p>158989</text:p>
          </table:table-cell>
          <table:table-cell office:value-type="float" office:value="251150" calcext:value-type="float">
            <text:p>251150</text:p>
          </table:table-cell>
          <table:table-cell office:value-type="float" office:value="35046" calcext:value-type="float">
            <text:p>35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1949" calcext:value-type="float">
            <text:p>0.521949</text:p>
          </table:table-cell>
          <table:table-cell office:value-type="float" office:value="25055" calcext:value-type="float">
            <text:p>25055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0.63" calcext:value-type="float">
            <text:p>0.63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038" calcext:value-type="float">
            <text:p>11038</text:p>
          </table:table-cell>
          <table:table-cell office:value-type="float" office:value="1354837" calcext:value-type="float">
            <text:p>1354837</text:p>
          </table:table-cell>
          <table:table-cell office:value-type="float" office:value="3350966" calcext:value-type="float">
            <text:p>3350966</text:p>
          </table:table-cell>
          <table:table-cell office:value-type="float" office:value="2896" calcext:value-type="float">
            <text:p>2896</text:p>
          </table:table-cell>
          <table:table-cell office:value-type="float" office:value="27597" calcext:value-type="float">
            <text:p>27597</text:p>
          </table:table-cell>
          <table:table-cell office:value-type="float" office:value="74302" calcext:value-type="float">
            <text:p>74302</text:p>
          </table:table-cell>
          <table:table-cell office:value-type="float" office:value="3689" calcext:value-type="float">
            <text:p>36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2896" calcext:value-type="float">
            <text:p>2896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37" calcext:value-type="float">
            <text:p>0.37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033" calcext:value-type="float">
            <text:p>11033</text:p>
          </table:table-cell>
          <table:table-cell office:value-type="float" office:value="1820980" calcext:value-type="float">
            <text:p>1820980</text:p>
          </table:table-cell>
          <table:table-cell office:value-type="float" office:value="3897458" calcext:value-type="float">
            <text:p>3897458</text:p>
          </table:table-cell>
          <table:table-cell office:value-type="float" office:value="1362" calcext:value-type="float">
            <text:p>1362</text:p>
          </table:table-cell>
          <table:table-cell office:value-type="float" office:value="28170" calcext:value-type="float">
            <text:p>28170</text:p>
          </table:table-cell>
          <table:table-cell office:value-type="float" office:value="78412" calcext:value-type="float">
            <text:p>78412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7222" calcext:value-type="float">
            <text:p>0.467222</text:p>
          </table:table-cell>
          <table:table-cell office:value-type="float" office:value="1362" calcext:value-type="float">
            <text:p>1362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36" calcext:value-type="float">
            <text:p>0.36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2036" calcext:value-type="float">
            <text:p>12036</text:p>
          </table:table-cell>
          <table:table-cell office:value-type="float" office:value="328510006" calcext:value-type="float">
            <text:p>328510006</text:p>
          </table:table-cell>
          <table:table-cell office:value-type="float" office:value="914852787" calcext:value-type="float">
            <text:p>914852787</text:p>
          </table:table-cell>
          <table:table-cell office:value-type="float" office:value="274394" calcext:value-type="float">
            <text:p>274394</text:p>
          </table:table-cell>
          <table:table-cell office:value-type="float" office:value="29017567" calcext:value-type="float">
            <text:p>29017567</text:p>
          </table:table-cell>
          <table:table-cell office:value-type="float" office:value="20583392" calcext:value-type="float">
            <text:p>20583392</text:p>
          </table:table-cell>
          <table:table-cell office:value-type="float" office:value="735326" calcext:value-type="float">
            <text:p>735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085" calcext:value-type="float">
            <text:p>0.359085</text:p>
          </table:table-cell>
          <table:table-cell office:value-type="float" office:value="274394" calcext:value-type="float">
            <text:p>274394</text:p>
          </table:table-cell>
          <table:table-cell office:value-type="float" office:value="1.85157" calcext:value-type="float">
            <text:p>1.85157</text:p>
          </table:table-cell>
          <table:table-cell office:value-type="float" office:value="1.313397" calcext:value-type="float">
            <text:p>1.313397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1.41" calcext:value-type="float">
            <text:p>1.41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3038" calcext:value-type="float">
            <text:p>13038</text:p>
          </table:table-cell>
          <table:table-cell office:value-type="float" office:value="1911739558" calcext:value-type="float">
            <text:p>1911739558</text:p>
          </table:table-cell>
          <table:table-cell office:value-type="float" office:value="8891655641" calcext:value-type="float">
            <text:p>8891655641</text:p>
          </table:table-cell>
          <table:table-cell office:value-type="float" office:value="1740132" calcext:value-type="float">
            <text:p>1740132</text:p>
          </table:table-cell>
          <table:table-cell office:value-type="float" office:value="371264848" calcext:value-type="float">
            <text:p>371264848</text:p>
          </table:table-cell>
          <table:table-cell office:value-type="float" office:value="240874599" calcext:value-type="float">
            <text:p>240874599</text:p>
          </table:table-cell>
          <table:table-cell office:value-type="float" office:value="1742275" calcext:value-type="float">
            <text:p>1742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04" calcext:value-type="float">
            <text:p>0.215004</text:p>
          </table:table-cell>
          <table:table-cell office:value-type="float" office:value="1740132" calcext:value-type="float">
            <text:p>1740132</text:p>
          </table:table-cell>
          <table:table-cell office:value-type="float" office:value="23.713522" calcext:value-type="float">
            <text:p>23.713522</text:p>
          </table:table-cell>
          <table:table-cell office:value-type="float" office:value="15.385203" calcext:value-type="float">
            <text:p>15.385203</text:p>
          </table:table-cell>
          <table:table-cell office:value-type="float" office:value="0.111283" calcext:value-type="float">
            <text:p>0.111283</text:p>
          </table:table-cell>
          <table:table-cell office:value-type="float" office:value="1.54" calcext:value-type="float">
            <text:p>1.54</text:p>
          </table:table-cell>
          <table:table-cell office:value-type="float" office:value="138.25" calcext:value-type="float">
            <text:p>138.2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4040" calcext:value-type="float">
            <text:p>14040</text:p>
          </table:table-cell>
          <table:table-cell office:value-type="float" office:value="1932045718" calcext:value-type="float">
            <text:p>1932045718</text:p>
          </table:table-cell>
          <table:table-cell office:value-type="float" office:value="8984084442" calcext:value-type="float">
            <text:p>8984084442</text:p>
          </table:table-cell>
          <table:table-cell office:value-type="float" office:value="1712474" calcext:value-type="float">
            <text:p>1712474</text:p>
          </table:table-cell>
          <table:table-cell office:value-type="float" office:value="375656446" calcext:value-type="float">
            <text:p>375656446</text:p>
          </table:table-cell>
          <table:table-cell office:value-type="float" office:value="243380079" calcext:value-type="float">
            <text:p>243380079</text:p>
          </table:table-cell>
          <table:table-cell office:value-type="float" office:value="1715726" calcext:value-type="float">
            <text:p>171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1712474" calcext:value-type="float">
            <text:p>1712474</text:p>
          </table:table-cell>
          <table:table-cell office:value-type="float" office:value="23.994024" calcext:value-type="float">
            <text:p>23.994024</text:p>
          </table:table-cell>
          <table:table-cell office:value-type="float" office:value="15.545235" calcext:value-type="float">
            <text:p>15.545235</text:p>
          </table:table-cell>
          <table:table-cell office:value-type="float" office:value="0.109587" calcext:value-type="float">
            <text:p>0.109587</text:p>
          </table:table-cell>
          <table:table-cell office:value-type="float" office:value="1.54" calcext:value-type="float">
            <text:p>1.54</text:p>
          </table:table-cell>
          <table:table-cell office:value-type="float" office:value="141.85" calcext:value-type="float">
            <text:p>141.8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5043" calcext:value-type="float">
            <text:p>15043</text:p>
          </table:table-cell>
          <table:table-cell office:value-type="float" office:value="1925490818" calcext:value-type="float">
            <text:p>1925490818</text:p>
          </table:table-cell>
          <table:table-cell office:value-type="float" office:value="8950390335" calcext:value-type="float">
            <text:p>8950390335</text:p>
          </table:table-cell>
          <table:table-cell office:value-type="float" office:value="1754682" calcext:value-type="float">
            <text:p>1754682</text:p>
          </table:table-cell>
          <table:table-cell office:value-type="float" office:value="373848300" calcext:value-type="float">
            <text:p>373848300</text:p>
          </table:table-cell>
          <table:table-cell office:value-type="float" office:value="242524148" calcext:value-type="float">
            <text:p>242524148</text:p>
          </table:table-cell>
          <table:table-cell office:value-type="float" office:value="1758187" calcext:value-type="float">
            <text:p>1758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129" calcext:value-type="float">
            <text:p>0.215129</text:p>
          </table:table-cell>
          <table:table-cell office:value-type="float" office:value="1754682" calcext:value-type="float">
            <text:p>1754682</text:p>
          </table:table-cell>
          <table:table-cell office:value-type="float" office:value="23.854727" calcext:value-type="float">
            <text:p>23.854727</text:p>
          </table:table-cell>
          <table:table-cell office:value-type="float" office:value="15.47512" calcext:value-type="float">
            <text:p>15.47512</text:p>
          </table:table-cell>
          <table:table-cell office:value-type="float" office:value="0.112187" calcext:value-type="float">
            <text:p>0.112187</text:p>
          </table:table-cell>
          <table:table-cell office:value-type="float" office:value="1.54" calcext:value-type="float">
            <text:p>1.54</text:p>
          </table:table-cell>
          <table:table-cell office:value-type="float" office:value="137.94" calcext:value-type="float">
            <text:p>137.9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6045" calcext:value-type="float">
            <text:p>16045</text:p>
          </table:table-cell>
          <table:table-cell office:value-type="float" office:value="1909762170" calcext:value-type="float">
            <text:p>1909762170</text:p>
          </table:table-cell>
          <table:table-cell office:value-type="float" office:value="8872526546" calcext:value-type="float">
            <text:p>8872526546</text:p>
          </table:table-cell>
          <table:table-cell office:value-type="float" office:value="1811716" calcext:value-type="float">
            <text:p>1811716</text:p>
          </table:table-cell>
          <table:table-cell office:value-type="float" office:value="370745499" calcext:value-type="float">
            <text:p>370745499</text:p>
          </table:table-cell>
          <table:table-cell office:value-type="float" office:value="240346927" calcext:value-type="float">
            <text:p>240346927</text:p>
          </table:table-cell>
          <table:table-cell office:value-type="float" office:value="1815415" calcext:value-type="float">
            <text:p>181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244" calcext:value-type="float">
            <text:p>0.215244</text:p>
          </table:table-cell>
          <table:table-cell office:value-type="float" office:value="1811716" calcext:value-type="float">
            <text:p>1811716</text:p>
          </table:table-cell>
          <table:table-cell office:value-type="float" office:value="23.680351" calcext:value-type="float">
            <text:p>23.680351</text:p>
          </table:table-cell>
          <table:table-cell office:value-type="float" office:value="15.351501" calcext:value-type="float">
            <text:p>15.351501</text:p>
          </table:table-cell>
          <table:table-cell office:value-type="float" office:value="0.115955" calcext:value-type="float">
            <text:p>0.115955</text:p>
          </table:table-cell>
          <table:table-cell office:value-type="float" office:value="1.54" calcext:value-type="float">
            <text:p>1.54</text:p>
          </table:table-cell>
          <table:table-cell office:value-type="float" office:value="132.39" calcext:value-type="float">
            <text:p>132.3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7047" calcext:value-type="float">
            <text:p>17047</text:p>
          </table:table-cell>
          <table:table-cell office:value-type="float" office:value="1852104866" calcext:value-type="float">
            <text:p>1852104866</text:p>
          </table:table-cell>
          <table:table-cell office:value-type="float" office:value="8639569405" calcext:value-type="float">
            <text:p>8639569405</text:p>
          </table:table-cell>
          <table:table-cell office:value-type="float" office:value="2211678" calcext:value-type="float">
            <text:p>2211678</text:p>
          </table:table-cell>
          <table:table-cell office:value-type="float" office:value="365451996" calcext:value-type="float">
            <text:p>365451996</text:p>
          </table:table-cell>
          <table:table-cell office:value-type="float" office:value="232641731" calcext:value-type="float">
            <text:p>232641731</text:p>
          </table:table-cell>
          <table:table-cell office:value-type="float" office:value="2214577" calcext:value-type="float">
            <text:p>2214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75" calcext:value-type="float">
            <text:p>0.214375</text:p>
          </table:table-cell>
          <table:table-cell office:value-type="float" office:value="2211678" calcext:value-type="float">
            <text:p>2211678</text:p>
          </table:table-cell>
          <table:table-cell office:value-type="float" office:value="23.342243" calcext:value-type="float">
            <text:p>23.342243</text:p>
          </table:table-cell>
          <table:table-cell office:value-type="float" office:value="14.859352" calcext:value-type="float">
            <text:p>14.859352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1.57" calcext:value-type="float">
            <text:p>1.57</text:p>
          </table:table-cell>
          <table:table-cell office:value-type="float" office:value="105.05" calcext:value-type="float">
            <text:p>105.0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8049" calcext:value-type="float">
            <text:p>18049</text:p>
          </table:table-cell>
          <table:table-cell office:value-type="float" office:value="1902465969" calcext:value-type="float">
            <text:p>1902465969</text:p>
          </table:table-cell>
          <table:table-cell office:value-type="float" office:value="8915121301" calcext:value-type="float">
            <text:p>8915121301</text:p>
          </table:table-cell>
          <table:table-cell office:value-type="float" office:value="1901926" calcext:value-type="float">
            <text:p>1901926</text:p>
          </table:table-cell>
          <table:table-cell office:value-type="float" office:value="382548649" calcext:value-type="float">
            <text:p>382548649</text:p>
          </table:table-cell>
          <table:table-cell office:value-type="float" office:value="239742042" calcext:value-type="float">
            <text:p>239742042</text:p>
          </table:table-cell>
          <table:table-cell office:value-type="float" office:value="1904804" calcext:value-type="float">
            <text:p>1904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98" calcext:value-type="float">
            <text:p>0.213398</text:p>
          </table:table-cell>
          <table:table-cell office:value-type="float" office:value="1901926" calcext:value-type="float">
            <text:p>1901926</text:p>
          </table:table-cell>
          <table:table-cell office:value-type="float" office:value="24.434244" calcext:value-type="float">
            <text:p>24.434244</text:p>
          </table:table-cell>
          <table:table-cell office:value-type="float" office:value="15.312865" calcext:value-type="float">
            <text:p>15.312865</text:p>
          </table:table-cell>
          <table:table-cell office:value-type="float" office:value="0.121664" calcext:value-type="float">
            <text:p>0.121664</text:p>
          </table:table-cell>
          <table:table-cell office:value-type="float" office:value="1.6" calcext:value-type="float">
            <text:p>1.6</text:p>
          </table:table-cell>
          <table:table-cell office:value-type="float" office:value="125.86" calcext:value-type="float">
            <text:p>125.8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9052" calcext:value-type="float">
            <text:p>19052</text:p>
          </table:table-cell>
          <table:table-cell office:value-type="float" office:value="1898109071" calcext:value-type="float">
            <text:p>1898109071</text:p>
          </table:table-cell>
          <table:table-cell office:value-type="float" office:value="8892814988" calcext:value-type="float">
            <text:p>8892814988</text:p>
          </table:table-cell>
          <table:table-cell office:value-type="float" office:value="1995360" calcext:value-type="float">
            <text:p>1995360</text:p>
          </table:table-cell>
          <table:table-cell office:value-type="float" office:value="381533527" calcext:value-type="float">
            <text:p>381533527</text:p>
          </table:table-cell>
          <table:table-cell office:value-type="float" office:value="239179774" calcext:value-type="float">
            <text:p>239179774</text:p>
          </table:table-cell>
          <table:table-cell office:value-type="float" office:value="1998807" calcext:value-type="float">
            <text:p>199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43" calcext:value-type="float">
            <text:p>0.213443</text:p>
          </table:table-cell>
          <table:table-cell office:value-type="float" office:value="1995360" calcext:value-type="float">
            <text:p>1995360</text:p>
          </table:table-cell>
          <table:table-cell office:value-type="float" office:value="24.345112" calcext:value-type="float">
            <text:p>24.345112</text:p>
          </table:table-cell>
          <table:table-cell office:value-type="float" office:value="15.261721" calcext:value-type="float">
            <text:p>15.261721</text:p>
          </table:table-cell>
          <table:table-cell office:value-type="float" office:value="0.127541" calcext:value-type="float">
            <text:p>0.127541</text:p>
          </table:table-cell>
          <table:table-cell office:value-type="float" office:value="1.6" calcext:value-type="float">
            <text:p>1.6</text:p>
          </table:table-cell>
          <table:table-cell office:value-type="float" office:value="119.66" calcext:value-type="float">
            <text:p>119.6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0054" calcext:value-type="float">
            <text:p>20054</text:p>
          </table:table-cell>
          <table:table-cell office:value-type="float" office:value="1891513029" calcext:value-type="float">
            <text:p>1891513029</text:p>
          </table:table-cell>
          <table:table-cell office:value-type="float" office:value="8863880256" calcext:value-type="float">
            <text:p>8863880256</text:p>
          </table:table-cell>
          <table:table-cell office:value-type="float" office:value="2125798" calcext:value-type="float">
            <text:p>2125798</text:p>
          </table:table-cell>
          <table:table-cell office:value-type="float" office:value="380410650" calcext:value-type="float">
            <text:p>380410650</text:p>
          </table:table-cell>
          <table:table-cell office:value-type="float" office:value="238358610" calcext:value-type="float">
            <text:p>238358610</text:p>
          </table:table-cell>
          <table:table-cell office:value-type="float" office:value="2129170" calcext:value-type="float">
            <text:p>2129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96" calcext:value-type="float">
            <text:p>0.213396</text:p>
          </table:table-cell>
          <table:table-cell office:value-type="float" office:value="2125798" calcext:value-type="float">
            <text:p>2125798</text:p>
          </table:table-cell>
          <table:table-cell office:value-type="float" office:value="24.297688" calcext:value-type="float">
            <text:p>24.297688</text:p>
          </table:table-cell>
          <table:table-cell office:value-type="float" office:value="15.224502" calcext:value-type="float">
            <text:p>15.224502</text:p>
          </table:table-cell>
          <table:table-cell office:value-type="float" office:value="0.135995" calcext:value-type="float">
            <text:p>0.135995</text:p>
          </table:table-cell>
          <table:table-cell office:value-type="float" office:value="1.6" calcext:value-type="float">
            <text:p>1.6</text:p>
          </table:table-cell>
          <table:table-cell office:value-type="float" office:value="111.95" calcext:value-type="float">
            <text:p>111.9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1056" calcext:value-type="float">
            <text:p>21056</text:p>
          </table:table-cell>
          <table:table-cell office:value-type="float" office:value="1899908823" calcext:value-type="float">
            <text:p>1899908823</text:p>
          </table:table-cell>
          <table:table-cell office:value-type="float" office:value="8902593586" calcext:value-type="float">
            <text:p>8902593586</text:p>
          </table:table-cell>
          <table:table-cell office:value-type="float" office:value="1981327" calcext:value-type="float">
            <text:p>1981327</text:p>
          </table:table-cell>
          <table:table-cell office:value-type="float" office:value="382218357" calcext:value-type="float">
            <text:p>382218357</text:p>
          </table:table-cell>
          <table:table-cell office:value-type="float" office:value="239424046" calcext:value-type="float">
            <text:p>239424046</text:p>
          </table:table-cell>
          <table:table-cell office:value-type="float" office:value="1984414" calcext:value-type="float">
            <text:p>198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11" calcext:value-type="float">
            <text:p>0.213411</text:p>
          </table:table-cell>
          <table:table-cell office:value-type="float" office:value="1981327" calcext:value-type="float">
            <text:p>1981327</text:p>
          </table:table-cell>
          <table:table-cell office:value-type="float" office:value="24.413149" calcext:value-type="float">
            <text:p>24.413149</text:p>
          </table:table-cell>
          <table:table-cell office:value-type="float" office:value="15.292554" calcext:value-type="float">
            <text:p>15.292554</text:p>
          </table:table-cell>
          <table:table-cell office:value-type="float" office:value="0.126749" calcext:value-type="float">
            <text:p>0.126749</text:p>
          </table:table-cell>
          <table:table-cell office:value-type="float" office:value="1.6" calcext:value-type="float">
            <text:p>1.6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2058" calcext:value-type="float">
            <text:p>22058</text:p>
          </table:table-cell>
          <table:table-cell office:value-type="float" office:value="1899715213" calcext:value-type="float">
            <text:p>1899715213</text:p>
          </table:table-cell>
          <table:table-cell office:value-type="float" office:value="8775294589" calcext:value-type="float">
            <text:p>8775294589</text:p>
          </table:table-cell>
          <table:table-cell office:value-type="float" office:value="2149337" calcext:value-type="float">
            <text:p>2149337</text:p>
          </table:table-cell>
          <table:table-cell office:value-type="float" office:value="359786779" calcext:value-type="float">
            <text:p>359786779</text:p>
          </table:table-cell>
          <table:table-cell office:value-type="float" office:value="238327200" calcext:value-type="float">
            <text:p>238327200</text:p>
          </table:table-cell>
          <table:table-cell office:value-type="float" office:value="2151239" calcext:value-type="float">
            <text:p>215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484" calcext:value-type="float">
            <text:p>0.216484</text:p>
          </table:table-cell>
          <table:table-cell office:value-type="float" office:value="2149337" calcext:value-type="float">
            <text:p>2149337</text:p>
          </table:table-cell>
          <table:table-cell office:value-type="float" office:value="22.980392" calcext:value-type="float">
            <text:p>22.980392</text:p>
          </table:table-cell>
          <table:table-cell office:value-type="float" office:value="15.222496" calcext:value-type="float">
            <text:p>15.222496</text:p>
          </table:table-cell>
          <table:table-cell office:value-type="float" office:value="0.137404" calcext:value-type="float">
            <text:p>0.137404</text:p>
          </table:table-cell>
          <table:table-cell office:value-type="float" office:value="1.51" calcext:value-type="float">
            <text:p>1.51</text:p>
          </table:table-cell>
          <table:table-cell office:value-type="float" office:value="110.79" calcext:value-type="float">
            <text:p>110.7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3072" calcext:value-type="float">
            <text:p>23072</text:p>
          </table:table-cell>
          <table:table-cell office:value-type="float" office:value="2131079589" calcext:value-type="float">
            <text:p>2131079589</text:p>
          </table:table-cell>
          <table:table-cell office:value-type="float" office:value="9197063354" calcext:value-type="float">
            <text:p>9197063354</text:p>
          </table:table-cell>
          <table:table-cell office:value-type="float" office:value="380498" calcext:value-type="float">
            <text:p>380498</text:p>
          </table:table-cell>
          <table:table-cell office:value-type="float" office:value="367884548" calcext:value-type="float">
            <text:p>367884548</text:p>
          </table:table-cell>
          <table:table-cell office:value-type="float" office:value="238832708" calcext:value-type="float">
            <text:p>238832708</text:p>
          </table:table-cell>
          <table:table-cell office:value-type="float" office:value="381287" calcext:value-type="float">
            <text:p>38128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13" calcext:value-type="float">
            <text:p>0.231713</text:p>
          </table:table-cell>
          <table:table-cell office:value-type="float" office:value="380498" calcext:value-type="float">
            <text:p>380498</text:p>
          </table:table-cell>
          <table:table-cell office:value-type="float" office:value="23.474188" calcext:value-type="float">
            <text:p>23.474188</text:p>
          </table:table-cell>
          <table:table-cell office:value-type="float" office:value="15.239574" calcext:value-type="float">
            <text:p>15.239574</text:p>
          </table:table-cell>
          <table:table-cell office:value-type="float" office:value="0.024329" calcext:value-type="float">
            <text:p>0.024329</text:p>
          </table:table-cell>
          <table:table-cell office:value-type="float" office:value="1.54" calcext:value-type="float">
            <text:p>1.54</text:p>
          </table:table-cell>
          <table:table-cell office:value-type="float" office:value="626.39" calcext:value-type="float">
            <text:p>626.3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3060" calcext:value-type="float">
            <text:p>23060</text:p>
          </table:table-cell>
          <table:table-cell office:value-type="float" office:value="1922442119" calcext:value-type="float">
            <text:p>1922442119</text:p>
          </table:table-cell>
          <table:table-cell office:value-type="float" office:value="8896339006" calcext:value-type="float">
            <text:p>8896339006</text:p>
          </table:table-cell>
          <table:table-cell office:value-type="float" office:value="2202059" calcext:value-type="float">
            <text:p>2202059</text:p>
          </table:table-cell>
          <table:table-cell office:value-type="float" office:value="365289239" calcext:value-type="float">
            <text:p>365289239</text:p>
          </table:table-cell>
          <table:table-cell office:value-type="float" office:value="242398761" calcext:value-type="float">
            <text:p>242398761</text:p>
          </table:table-cell>
          <table:table-cell office:value-type="float" office:value="2202511" calcext:value-type="float">
            <text:p>220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094" calcext:value-type="float">
            <text:p>0.216094</text:p>
          </table:table-cell>
          <table:table-cell office:value-type="float" office:value="2202059" calcext:value-type="float">
            <text:p>2202059</text:p>
          </table:table-cell>
          <table:table-cell office:value-type="float" office:value="23.331848" calcext:value-type="float">
            <text:p>23.331848</text:p>
          </table:table-cell>
          <table:table-cell office:value-type="float" office:value="15.482556" calcext:value-type="float">
            <text:p>15.482556</text:p>
          </table:table-cell>
          <table:table-cell office:value-type="float" office:value="0.140679" calcext:value-type="float">
            <text:p>0.140679</text:p>
          </table:table-cell>
          <table:table-cell office:value-type="float" office:value="1.51" calcext:value-type="float">
            <text:p>1.51</text:p>
          </table:table-cell>
          <table:table-cell office:value-type="float" office:value="110.06" calcext:value-type="float">
            <text:p>110.0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4062" calcext:value-type="float">
            <text:p>24062</text:p>
          </table:table-cell>
          <table:table-cell office:value-type="float" office:value="1907238535" calcext:value-type="float">
            <text:p>1907238535</text:p>
          </table:table-cell>
          <table:table-cell office:value-type="float" office:value="8824526864" calcext:value-type="float">
            <text:p>8824526864</text:p>
          </table:table-cell>
          <table:table-cell office:value-type="float" office:value="2068069" calcext:value-type="float">
            <text:p>2068069</text:p>
          </table:table-cell>
          <table:table-cell office:value-type="float" office:value="362507949" calcext:value-type="float">
            <text:p>362507949</text:p>
          </table:table-cell>
          <table:table-cell office:value-type="float" office:value="240462280" calcext:value-type="float">
            <text:p>240462280</text:p>
          </table:table-cell>
          <table:table-cell office:value-type="float" office:value="2069768" calcext:value-type="float">
            <text:p>206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129" calcext:value-type="float">
            <text:p>0.216129</text:p>
          </table:table-cell>
          <table:table-cell office:value-type="float" office:value="2068069" calcext:value-type="float">
            <text:p>2068069</text:p>
          </table:table-cell>
          <table:table-cell office:value-type="float" office:value="23.1542" calcext:value-type="float">
            <text:p>23.1542</text:p>
          </table:table-cell>
          <table:table-cell office:value-type="float" office:value="15.358868" calcext:value-type="float">
            <text:p>15.358868</text:p>
          </table:table-cell>
          <table:table-cell office:value-type="float" office:value="0.132201" calcext:value-type="float">
            <text:p>0.132201</text:p>
          </table:table-cell>
          <table:table-cell office:value-type="float" office:value="1.51" calcext:value-type="float">
            <text:p>1.51</text:p>
          </table:table-cell>
          <table:table-cell office:value-type="float" office:value="116.18" calcext:value-type="float">
            <text:p>116.1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5064" calcext:value-type="float">
            <text:p>25064</text:p>
          </table:table-cell>
          <table:table-cell office:value-type="float" office:value="1913377087" calcext:value-type="float">
            <text:p>1913377087</text:p>
          </table:table-cell>
          <table:table-cell office:value-type="float" office:value="8856894012" calcext:value-type="float">
            <text:p>8856894012</text:p>
          </table:table-cell>
          <table:table-cell office:value-type="float" office:value="2206473" calcext:value-type="float">
            <text:p>2206473</text:p>
          </table:table-cell>
          <table:table-cell office:value-type="float" office:value="363678491" calcext:value-type="float">
            <text:p>363678491</text:p>
          </table:table-cell>
          <table:table-cell office:value-type="float" office:value="241265046" calcext:value-type="float">
            <text:p>241265046</text:p>
          </table:table-cell>
          <table:table-cell office:value-type="float" office:value="2207342" calcext:value-type="float">
            <text:p>2207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032" calcext:value-type="float">
            <text:p>0.216032</text:p>
          </table:table-cell>
          <table:table-cell office:value-type="float" office:value="2206473" calcext:value-type="float">
            <text:p>2206473</text:p>
          </table:table-cell>
          <table:table-cell office:value-type="float" office:value="23.228966" calcext:value-type="float">
            <text:p>23.228966</text:p>
          </table:table-cell>
          <table:table-cell office:value-type="float" office:value="15.410142" calcext:value-type="float">
            <text:p>15.410142</text:p>
          </table:table-cell>
          <table:table-cell office:value-type="float" office:value="0.140988" calcext:value-type="float">
            <text:p>0.140988</text:p>
          </table:table-cell>
          <table:table-cell office:value-type="float" office:value="1.51" calcext:value-type="float">
            <text:p>1.51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6066" calcext:value-type="float">
            <text:p>26066</text:p>
          </table:table-cell>
          <table:table-cell office:value-type="float" office:value="1919079064" calcext:value-type="float">
            <text:p>1919079064</text:p>
          </table:table-cell>
          <table:table-cell office:value-type="float" office:value="8728128099" calcext:value-type="float">
            <text:p>8728128099</text:p>
          </table:table-cell>
          <table:table-cell office:value-type="float" office:value="2178938" calcext:value-type="float">
            <text:p>2178938</text:p>
          </table:table-cell>
          <table:table-cell office:value-type="float" office:value="359015364" calcext:value-type="float">
            <text:p>359015364</text:p>
          </table:table-cell>
          <table:table-cell office:value-type="float" office:value="236013001" calcext:value-type="float">
            <text:p>236013001</text:p>
          </table:table-cell>
          <table:table-cell office:value-type="float" office:value="2478512" calcext:value-type="float">
            <text:p>247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873" calcext:value-type="float">
            <text:p>0.219873</text:p>
          </table:table-cell>
          <table:table-cell office:value-type="float" office:value="2178938" calcext:value-type="float">
            <text:p>2178938</text:p>
          </table:table-cell>
          <table:table-cell office:value-type="float" office:value="22.93112" calcext:value-type="float">
            <text:p>22.93112</text:p>
          </table:table-cell>
          <table:table-cell office:value-type="float" office:value="15.074683" calcext:value-type="float">
            <text:p>15.074683</text:p>
          </table:table-cell>
          <table:table-cell office:value-type="float" office:value="0.158308" calcext:value-type="float">
            <text:p>0.158308</text:p>
          </table:table-cell>
          <table:table-cell office:value-type="float" office:value="1.52" calcext:value-type="float">
            <text:p>1.52</text:p>
          </table:table-cell>
          <table:table-cell office:value-type="float" office:value="95.22" calcext:value-type="float">
            <text:p>95.2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7068" calcext:value-type="float">
            <text:p>27068</text:p>
          </table:table-cell>
          <table:table-cell office:value-type="float" office:value="1845368176" calcext:value-type="float">
            <text:p>1845368176</text:p>
          </table:table-cell>
          <table:table-cell office:value-type="float" office:value="8585822240" calcext:value-type="float">
            <text:p>8585822240</text:p>
          </table:table-cell>
          <table:table-cell office:value-type="float" office:value="1679446" calcext:value-type="float">
            <text:p>1679446</text:p>
          </table:table-cell>
          <table:table-cell office:value-type="float" office:value="358606337" calcext:value-type="float">
            <text:p>358606337</text:p>
          </table:table-cell>
          <table:table-cell office:value-type="float" office:value="232484641" calcext:value-type="float">
            <text:p>232484641</text:p>
          </table:table-cell>
          <table:table-cell office:value-type="float" office:value="1681584" calcext:value-type="float">
            <text:p>168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932" calcext:value-type="float">
            <text:p>0.214932</text:p>
          </table:table-cell>
          <table:table-cell office:value-type="float" office:value="1679446" calcext:value-type="float">
            <text:p>1679446</text:p>
          </table:table-cell>
          <table:table-cell office:value-type="float" office:value="22.904995" calcext:value-type="float">
            <text:p>22.904995</text:p>
          </table:table-cell>
          <table:table-cell office:value-type="float" office:value="14.849319" calcext:value-type="float">
            <text:p>14.849319</text:p>
          </table:table-cell>
          <table:table-cell office:value-type="float" office:value="0.107407" calcext:value-type="float">
            <text:p>0.107407</text:p>
          </table:table-cell>
          <table:table-cell office:value-type="float" office:value="1.54" calcext:value-type="float">
            <text:p>1.54</text:p>
          </table:table-cell>
          <table:table-cell office:value-type="float" office:value="138.25" calcext:value-type="float">
            <text:p>138.2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8070" calcext:value-type="float">
            <text:p>28070</text:p>
          </table:table-cell>
          <table:table-cell office:value-type="float" office:value="1893787151" calcext:value-type="float">
            <text:p>1893787151</text:p>
          </table:table-cell>
          <table:table-cell office:value-type="float" office:value="8814437659" calcext:value-type="float">
            <text:p>8814437659</text:p>
          </table:table-cell>
          <table:table-cell office:value-type="float" office:value="1788875" calcext:value-type="float">
            <text:p>1788875</text:p>
          </table:table-cell>
          <table:table-cell office:value-type="float" office:value="368289064" calcext:value-type="float">
            <text:p>368289064</text:p>
          </table:table-cell>
          <table:table-cell office:value-type="float" office:value="238587344" calcext:value-type="float">
            <text:p>238587344</text:p>
          </table:table-cell>
          <table:table-cell office:value-type="float" office:value="1790897" calcext:value-type="float">
            <text:p>1790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851" calcext:value-type="float">
            <text:p>0.214851</text:p>
          </table:table-cell>
          <table:table-cell office:value-type="float" office:value="1788875" calcext:value-type="float">
            <text:p>1788875</text:p>
          </table:table-cell>
          <table:table-cell office:value-type="float" office:value="23.523453" calcext:value-type="float">
            <text:p>23.523453</text:p>
          </table:table-cell>
          <table:table-cell office:value-type="float" office:value="15.239112" calcext:value-type="float">
            <text:p>15.239112</text:p>
          </table:table-cell>
          <table:table-cell office:value-type="float" office:value="0.114389" calcext:value-type="float">
            <text:p>0.114389</text:p>
          </table:table-cell>
          <table:table-cell office:value-type="float" office:value="1.54" calcext:value-type="float">
            <text:p>1.54</text:p>
          </table:table-cell>
          <table:table-cell office:value-type="float" office:value="133.22" calcext:value-type="float">
            <text:p>133.2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9092" calcext:value-type="float">
            <text:p>29092</text:p>
          </table:table-cell>
          <table:table-cell office:value-type="float" office:value="548937365" calcext:value-type="float">
            <text:p>548937365</text:p>
          </table:table-cell>
          <table:table-cell office:value-type="float" office:value="5747174309" calcext:value-type="float">
            <text:p>5747174309</text:p>
          </table:table-cell>
          <table:table-cell office:value-type="float" office:value="125404" calcext:value-type="float">
            <text:p>125404</text:p>
          </table:table-cell>
          <table:table-cell office:value-type="float" office:value="155059782" calcext:value-type="float">
            <text:p>155059782</text:p>
          </table:table-cell>
          <table:table-cell office:value-type="float" office:value="146295459" calcext:value-type="float">
            <text:p>146295459</text:p>
          </table:table-cell>
          <table:table-cell office:value-type="float" office:value="125988" calcext:value-type="float">
            <text:p>125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514" calcext:value-type="float">
            <text:p>0.095514</text:p>
          </table:table-cell>
          <table:table-cell office:value-type="float" office:value="125404" calcext:value-type="float">
            <text:p>125404</text:p>
          </table:table-cell>
          <table:table-cell office:value-type="float" office:value="9.894143" calcext:value-type="float">
            <text:p>9.894143</text:p>
          </table:table-cell>
          <table:table-cell office:value-type="float" office:value="9.334905" calcext:value-type="float">
            <text:p>9.334905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1.06" calcext:value-type="float">
            <text:p>1.06</text:p>
          </table:table-cell>
          <table:table-cell office:value-type="float" office:value="1161.19" calcext:value-type="float">
            <text:p>1161.1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9073" calcext:value-type="float">
            <text:p>29073</text:p>
          </table:table-cell>
          <table:table-cell office:value-type="float" office:value="1904479423" calcext:value-type="float">
            <text:p>1904479423</text:p>
          </table:table-cell>
          <table:table-cell office:value-type="float" office:value="8856893971" calcext:value-type="float">
            <text:p>8856893971</text:p>
          </table:table-cell>
          <table:table-cell office:value-type="float" office:value="1662660" calcext:value-type="float">
            <text:p>1662660</text:p>
          </table:table-cell>
          <table:table-cell office:value-type="float" office:value="369827688" calcext:value-type="float">
            <text:p>369827688</text:p>
          </table:table-cell>
          <table:table-cell office:value-type="float" office:value="239916130" calcext:value-type="float">
            <text:p>239916130</text:p>
          </table:table-cell>
          <table:table-cell office:value-type="float" office:value="1665189" calcext:value-type="float">
            <text:p>1665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28" calcext:value-type="float">
            <text:p>0.215028</text:p>
          </table:table-cell>
          <table:table-cell office:value-type="float" office:value="1662660" calcext:value-type="float">
            <text:p>1662660</text:p>
          </table:table-cell>
          <table:table-cell office:value-type="float" office:value="23.598177" calcext:value-type="float">
            <text:p>23.598177</text:p>
          </table:table-cell>
          <table:table-cell office:value-type="float" office:value="15.308706" calcext:value-type="float">
            <text:p>15.308706</text:p>
          </table:table-cell>
          <table:table-cell office:value-type="float" office:value="0.106253" calcext:value-type="float">
            <text:p>0.106253</text:p>
          </table:table-cell>
          <table:table-cell office:value-type="float" office:value="1.54" calcext:value-type="float">
            <text:p>1.54</text:p>
          </table:table-cell>
          <table:table-cell office:value-type="float" office:value="144.08" calcext:value-type="float">
            <text:p>144.0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0075" calcext:value-type="float">
            <text:p>30075</text:p>
          </table:table-cell>
          <table:table-cell office:value-type="float" office:value="1908328488" calcext:value-type="float">
            <text:p>1908328488</text:p>
          </table:table-cell>
          <table:table-cell office:value-type="float" office:value="8876014452" calcext:value-type="float">
            <text:p>8876014452</text:p>
          </table:table-cell>
          <table:table-cell office:value-type="float" office:value="1764074" calcext:value-type="float">
            <text:p>1764074</text:p>
          </table:table-cell>
          <table:table-cell office:value-type="float" office:value="371013467" calcext:value-type="float">
            <text:p>371013467</text:p>
          </table:table-cell>
          <table:table-cell office:value-type="float" office:value="240396004" calcext:value-type="float">
            <text:p>240396004</text:p>
          </table:table-cell>
          <table:table-cell office:value-type="float" office:value="1766342" calcext:value-type="float">
            <text:p>1766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998" calcext:value-type="float">
            <text:p>0.214998</text:p>
          </table:table-cell>
          <table:table-cell office:value-type="float" office:value="1764074" calcext:value-type="float">
            <text:p>1764074</text:p>
          </table:table-cell>
          <table:table-cell office:value-type="float" office:value="23.697468" calcext:value-type="float">
            <text:p>23.697468</text:p>
          </table:table-cell>
          <table:table-cell office:value-type="float" office:value="15.354634" calcext:value-type="float">
            <text:p>15.354634</text:p>
          </table:table-cell>
          <table:table-cell office:value-type="float" office:value="0.11282" calcext:value-type="float">
            <text:p>0.11282</text:p>
          </table:table-cell>
          <table:table-cell office:value-type="float" office:value="1.54" calcext:value-type="float">
            <text:p>1.54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1078" calcext:value-type="float">
            <text:p>31078</text:p>
          </table:table-cell>
          <table:table-cell office:value-type="float" office:value="1834073489" calcext:value-type="float">
            <text:p>1834073489</text:p>
          </table:table-cell>
          <table:table-cell office:value-type="float" office:value="8573057378" calcext:value-type="float">
            <text:p>8573057378</text:p>
          </table:table-cell>
          <table:table-cell office:value-type="float" office:value="2021187" calcext:value-type="float">
            <text:p>2021187</text:p>
          </table:table-cell>
          <table:table-cell office:value-type="float" office:value="365501763" calcext:value-type="float">
            <text:p>365501763</text:p>
          </table:table-cell>
          <table:table-cell office:value-type="float" office:value="230371956" calcext:value-type="float">
            <text:p>230371956</text:p>
          </table:table-cell>
          <table:table-cell office:value-type="float" office:value="2024703" calcext:value-type="float">
            <text:p>2024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935" calcext:value-type="float">
            <text:p>0.213935</text:p>
          </table:table-cell>
          <table:table-cell office:value-type="float" office:value="2021187" calcext:value-type="float">
            <text:p>2021187</text:p>
          </table:table-cell>
          <table:table-cell office:value-type="float" office:value="23.322145" calcext:value-type="float">
            <text:p>23.322145</text:p>
          </table:table-cell>
          <table:table-cell office:value-type="float" office:value="14.699706" calcext:value-type="float">
            <text:p>14.699706</text:p>
          </table:table-cell>
          <table:table-cell office:value-type="float" office:value="0.129193" calcext:value-type="float">
            <text:p>0.129193</text:p>
          </table:table-cell>
          <table:table-cell office:value-type="float" office:value="1.59" calcext:value-type="float">
            <text:p>1.59</text:p>
          </table:table-cell>
          <table:table-cell office:value-type="float" office:value="113.78" calcext:value-type="float">
            <text:p>113.7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2080" calcext:value-type="float">
            <text:p>32080</text:p>
          </table:table-cell>
          <table:table-cell office:value-type="float" office:value="1909779312" calcext:value-type="float">
            <text:p>1909779312</text:p>
          </table:table-cell>
          <table:table-cell office:value-type="float" office:value="8950461432" calcext:value-type="float">
            <text:p>8950461432</text:p>
          </table:table-cell>
          <table:table-cell office:value-type="float" office:value="2117728" calcext:value-type="float">
            <text:p>2117728</text:p>
          </table:table-cell>
          <table:table-cell office:value-type="float" office:value="384014958" calcext:value-type="float">
            <text:p>384014958</text:p>
          </table:table-cell>
          <table:table-cell office:value-type="float" office:value="240653577" calcext:value-type="float">
            <text:p>240653577</text:p>
          </table:table-cell>
          <table:table-cell office:value-type="float" office:value="2120852" calcext:value-type="float">
            <text:p>2120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72" calcext:value-type="float">
            <text:p>0.213372</text:p>
          </table:table-cell>
          <table:table-cell office:value-type="float" office:value="2117728" calcext:value-type="float">
            <text:p>2117728</text:p>
          </table:table-cell>
          <table:table-cell office:value-type="float" office:value="24.527901" calcext:value-type="float">
            <text:p>24.527901</text:p>
          </table:table-cell>
          <table:table-cell office:value-type="float" office:value="15.371087" calcext:value-type="float">
            <text:p>15.371087</text:p>
          </table:table-cell>
          <table:table-cell office:value-type="float" office:value="0.135464" calcext:value-type="float">
            <text:p>0.135464</text:p>
          </table:table-cell>
          <table:table-cell office:value-type="float" office:value="1.6" calcext:value-type="float">
            <text:p>1.6</text:p>
          </table:table-cell>
          <table:table-cell office:value-type="float" office:value="113.47" calcext:value-type="float">
            <text:p>113.4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3083" calcext:value-type="float">
            <text:p>33083</text:p>
          </table:table-cell>
          <table:table-cell office:value-type="float" office:value="1901489260" calcext:value-type="float">
            <text:p>1901489260</text:p>
          </table:table-cell>
          <table:table-cell office:value-type="float" office:value="8908480946" calcext:value-type="float">
            <text:p>8908480946</text:p>
          </table:table-cell>
          <table:table-cell office:value-type="float" office:value="1879837" calcext:value-type="float">
            <text:p>1879837</text:p>
          </table:table-cell>
          <table:table-cell office:value-type="float" office:value="382359098" calcext:value-type="float">
            <text:p>382359098</text:p>
          </table:table-cell>
          <table:table-cell office:value-type="float" office:value="239595924" calcext:value-type="float">
            <text:p>239595924</text:p>
          </table:table-cell>
          <table:table-cell office:value-type="float" office:value="1883099" calcext:value-type="float">
            <text:p>1883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47" calcext:value-type="float">
            <text:p>0.213447</text:p>
          </table:table-cell>
          <table:table-cell office:value-type="float" office:value="1879837" calcext:value-type="float">
            <text:p>1879837</text:p>
          </table:table-cell>
          <table:table-cell office:value-type="float" office:value="24.397789" calcext:value-type="float">
            <text:p>24.397789</text:p>
          </table:table-cell>
          <table:table-cell office:value-type="float" office:value="15.288274" calcext:value-type="float">
            <text:p>15.288274</text:p>
          </table:table-cell>
          <table:table-cell office:value-type="float" office:value="0.120158" calcext:value-type="float">
            <text:p>0.120158</text:p>
          </table:table-cell>
          <table:table-cell office:value-type="float" office:value="1.6" calcext:value-type="float">
            <text:p>1.6</text:p>
          </table:table-cell>
          <table:table-cell office:value-type="float" office:value="127.23" calcext:value-type="float">
            <text:p>127.2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4086" calcext:value-type="float">
            <text:p>34086</text:p>
          </table:table-cell>
          <table:table-cell office:value-type="float" office:value="1903362690" calcext:value-type="float">
            <text:p>1903362690</text:p>
          </table:table-cell>
          <table:table-cell office:value-type="float" office:value="8915671464" calcext:value-type="float">
            <text:p>8915671464</text:p>
          </table:table-cell>
          <table:table-cell office:value-type="float" office:value="1841232" calcext:value-type="float">
            <text:p>1841232</text:p>
          </table:table-cell>
          <table:table-cell office:value-type="float" office:value="382618722" calcext:value-type="float">
            <text:p>382618722</text:p>
          </table:table-cell>
          <table:table-cell office:value-type="float" office:value="239811293" calcext:value-type="float">
            <text:p>239811293</text:p>
          </table:table-cell>
          <table:table-cell office:value-type="float" office:value="1843931" calcext:value-type="float">
            <text:p>1843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85" calcext:value-type="float">
            <text:p>0.213485</text:p>
          </table:table-cell>
          <table:table-cell office:value-type="float" office:value="1841232" calcext:value-type="float">
            <text:p>1841232</text:p>
          </table:table-cell>
          <table:table-cell office:value-type="float" office:value="24.414354" calcext:value-type="float">
            <text:p>24.414354</text:p>
          </table:table-cell>
          <table:table-cell office:value-type="float" office:value="15.302017" calcext:value-type="float">
            <text:p>15.302017</text:p>
          </table:table-cell>
          <table:table-cell office:value-type="float" office:value="0.117659" calcext:value-type="float">
            <text:p>0.117659</text:p>
          </table:table-cell>
          <table:table-cell office:value-type="float" office:value="1.6" calcext:value-type="float">
            <text:p>1.6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5089" calcext:value-type="float">
            <text:p>35089</text:p>
          </table:table-cell>
          <table:table-cell office:value-type="float" office:value="1881638571" calcext:value-type="float">
            <text:p>1881638571</text:p>
          </table:table-cell>
          <table:table-cell office:value-type="float" office:value="8669215190" calcext:value-type="float">
            <text:p>8669215190</text:p>
          </table:table-cell>
          <table:table-cell office:value-type="float" office:value="2651001" calcext:value-type="float">
            <text:p>2651001</text:p>
          </table:table-cell>
          <table:table-cell office:value-type="float" office:value="366279940" calcext:value-type="float">
            <text:p>366279940</text:p>
          </table:table-cell>
          <table:table-cell office:value-type="float" office:value="232749048" calcext:value-type="float">
            <text:p>232749048</text:p>
          </table:table-cell>
          <table:table-cell office:value-type="float" office:value="2693695" calcext:value-type="float">
            <text:p>2693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048" calcext:value-type="float">
            <text:p>0.217048</text:p>
          </table:table-cell>
          <table:table-cell office:value-type="float" office:value="2651001" calcext:value-type="float">
            <text:p>2651001</text:p>
          </table:table-cell>
          <table:table-cell office:value-type="float" office:value="23.371801" calcext:value-type="float">
            <text:p>23.371801</text:p>
          </table:table-cell>
          <table:table-cell office:value-type="float" office:value="14.851385" calcext:value-type="float">
            <text:p>14.851385</text:p>
          </table:table-cell>
          <table:table-cell office:value-type="float" office:value="0.171881" calcext:value-type="float">
            <text:p>0.171881</text:p>
          </table:table-cell>
          <table:table-cell office:value-type="float" office:value="1.57" calcext:value-type="float">
            <text:p>1.57</text:p>
          </table:table-cell>
          <table:table-cell office:value-type="float" office:value="86.41" calcext:value-type="float">
            <text:p>86.4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6092" calcext:value-type="float">
            <text:p>36092</text:p>
          </table:table-cell>
          <table:table-cell office:value-type="float" office:value="1915580912" calcext:value-type="float">
            <text:p>1915580912</text:p>
          </table:table-cell>
          <table:table-cell office:value-type="float" office:value="8859899914" calcext:value-type="float">
            <text:p>8859899914</text:p>
          </table:table-cell>
          <table:table-cell office:value-type="float" office:value="2089410" calcext:value-type="float">
            <text:p>2089410</text:p>
          </table:table-cell>
          <table:table-cell office:value-type="float" office:value="363817699" calcext:value-type="float">
            <text:p>363817699</text:p>
          </table:table-cell>
          <table:table-cell office:value-type="float" office:value="241413601" calcext:value-type="float">
            <text:p>241413601</text:p>
          </table:table-cell>
          <table:table-cell office:value-type="float" office:value="2096402" calcext:value-type="float">
            <text:p>2096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08" calcext:value-type="float">
            <text:p>0.216208</text:p>
          </table:table-cell>
          <table:table-cell office:value-type="float" office:value="2089410" calcext:value-type="float">
            <text:p>2089410</text:p>
          </table:table-cell>
          <table:table-cell office:value-type="float" office:value="23.214689" calcext:value-type="float">
            <text:p>23.214689</text:p>
          </table:table-cell>
          <table:table-cell office:value-type="float" office:value="15.404258" calcext:value-type="float">
            <text:p>15.404258</text:p>
          </table:table-cell>
          <table:table-cell office:value-type="float" office:value="0.133768" calcext:value-type="float">
            <text:p>0.133768</text:p>
          </table:table-cell>
          <table:table-cell office:value-type="float" office:value="1.51" calcext:value-type="float">
            <text:p>1.51</text:p>
          </table:table-cell>
          <table:table-cell office:value-type="float" office:value="115.16" calcext:value-type="float">
            <text:p>115.1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7095" calcext:value-type="float">
            <text:p>37095</text:p>
          </table:table-cell>
          <table:table-cell office:value-type="float" office:value="1925417681" calcext:value-type="float">
            <text:p>1925417681</text:p>
          </table:table-cell>
          <table:table-cell office:value-type="float" office:value="8904600211" calcext:value-type="float">
            <text:p>8904600211</text:p>
          </table:table-cell>
          <table:table-cell office:value-type="float" office:value="2179414" calcext:value-type="float">
            <text:p>2179414</text:p>
          </table:table-cell>
          <table:table-cell office:value-type="float" office:value="365711102" calcext:value-type="float">
            <text:p>365711102</text:p>
          </table:table-cell>
          <table:table-cell office:value-type="float" office:value="242701803" calcext:value-type="float">
            <text:p>242701803</text:p>
          </table:table-cell>
          <table:table-cell office:value-type="float" office:value="2183664" calcext:value-type="float">
            <text:p>218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27" calcext:value-type="float">
            <text:p>0.216227</text:p>
          </table:table-cell>
          <table:table-cell office:value-type="float" office:value="2179414" calcext:value-type="float">
            <text:p>2179414</text:p>
          </table:table-cell>
          <table:table-cell office:value-type="float" office:value="23.335505" calcext:value-type="float">
            <text:p>23.335505</text:p>
          </table:table-cell>
          <table:table-cell office:value-type="float" office:value="15.486456" calcext:value-type="float">
            <text:p>15.486456</text:p>
          </table:table-cell>
          <table:table-cell office:value-type="float" office:value="0.139336" calcext:value-type="float">
            <text:p>0.139336</text:p>
          </table:table-cell>
          <table:table-cell office:value-type="float" office:value="1.51" calcext:value-type="float">
            <text:p>1.51</text:p>
          </table:table-cell>
          <table:table-cell office:value-type="float" office:value="111.14" calcext:value-type="float">
            <text:p>111.1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8098" calcext:value-type="float">
            <text:p>38098</text:p>
          </table:table-cell>
          <table:table-cell office:value-type="float" office:value="1890083620" calcext:value-type="float">
            <text:p>1890083620</text:p>
          </table:table-cell>
          <table:table-cell office:value-type="float" office:value="8742101674" calcext:value-type="float">
            <text:p>8742101674</text:p>
          </table:table-cell>
          <table:table-cell office:value-type="float" office:value="2217049" calcext:value-type="float">
            <text:p>2217049</text:p>
          </table:table-cell>
          <table:table-cell office:value-type="float" office:value="358959923" calcext:value-type="float">
            <text:p>358959923</text:p>
          </table:table-cell>
          <table:table-cell office:value-type="float" office:value="238216128" calcext:value-type="float">
            <text:p>238216128</text:p>
          </table:table-cell>
          <table:table-cell office:value-type="float" office:value="2223485" calcext:value-type="float">
            <text:p>222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05" calcext:value-type="float">
            <text:p>0.216205</text:p>
          </table:table-cell>
          <table:table-cell office:value-type="float" office:value="2217049" calcext:value-type="float">
            <text:p>2217049</text:p>
          </table:table-cell>
          <table:table-cell office:value-type="float" office:value="22.904722" calcext:value-type="float">
            <text:p>22.904722</text:p>
          </table:table-cell>
          <table:table-cell office:value-type="float" office:value="15.200232" calcext:value-type="float">
            <text:p>15.200232</text:p>
          </table:table-cell>
          <table:table-cell office:value-type="float" office:value="0.141877" calcext:value-type="float">
            <text:p>0.141877</text:p>
          </table:table-cell>
          <table:table-cell office:value-type="float" office:value="1.51" calcext:value-type="float">
            <text:p>1.51</text:p>
          </table:table-cell>
          <table:table-cell office:value-type="float" office:value="107.14" calcext:value-type="float">
            <text:p>107.1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9101" calcext:value-type="float">
            <text:p>39101</text:p>
          </table:table-cell>
          <table:table-cell office:value-type="float" office:value="1894302354" calcext:value-type="float">
            <text:p>1894302354</text:p>
          </table:table-cell>
          <table:table-cell office:value-type="float" office:value="8767585399" calcext:value-type="float">
            <text:p>8767585399</text:p>
          </table:table-cell>
          <table:table-cell office:value-type="float" office:value="2310596" calcext:value-type="float">
            <text:p>2310596</text:p>
          </table:table-cell>
          <table:table-cell office:value-type="float" office:value="360090198" calcext:value-type="float">
            <text:p>360090198</text:p>
          </table:table-cell>
          <table:table-cell office:value-type="float" office:value="238797699" calcext:value-type="float">
            <text:p>238797699</text:p>
          </table:table-cell>
          <table:table-cell office:value-type="float" office:value="2314498" calcext:value-type="float">
            <text:p>231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057" calcext:value-type="float">
            <text:p>0.216057</text:p>
          </table:table-cell>
          <table:table-cell office:value-type="float" office:value="2310596" calcext:value-type="float">
            <text:p>2310596</text:p>
          </table:table-cell>
          <table:table-cell office:value-type="float" office:value="22.976843" calcext:value-type="float">
            <text:p>22.976843</text:p>
          </table:table-cell>
          <table:table-cell office:value-type="float" office:value="15.237341" calcext:value-type="float">
            <text:p>15.237341</text:p>
          </table:table-cell>
          <table:table-cell office:value-type="float" office:value="0.147685" calcext:value-type="float">
            <text:p>0.147685</text:p>
          </table:table-cell>
          <table:table-cell office:value-type="float" office:value="1.51" calcext:value-type="float">
            <text:p>1.51</text:p>
          </table:table-cell>
          <table:table-cell office:value-type="float" office:value="103.17" calcext:value-type="float">
            <text:p>103.1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0103" calcext:value-type="float">
            <text:p>40103</text:p>
          </table:table-cell>
          <table:table-cell office:value-type="float" office:value="1828491422" calcext:value-type="float">
            <text:p>1828491422</text:p>
          </table:table-cell>
          <table:table-cell office:value-type="float" office:value="8373356024" calcext:value-type="float">
            <text:p>8373356024</text:p>
          </table:table-cell>
          <table:table-cell office:value-type="float" office:value="1952024" calcext:value-type="float">
            <text:p>1952024</text:p>
          </table:table-cell>
          <table:table-cell office:value-type="float" office:value="345459465" calcext:value-type="float">
            <text:p>345459465</text:p>
          </table:table-cell>
          <table:table-cell office:value-type="float" office:value="223855267" calcext:value-type="float">
            <text:p>223855267</text:p>
          </table:table-cell>
          <table:table-cell office:value-type="float" office:value="2379769" calcext:value-type="float">
            <text:p>2379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837" calcext:value-type="float">
            <text:p>0.21837</text:p>
          </table:table-cell>
          <table:table-cell office:value-type="float" office:value="1952024" calcext:value-type="float">
            <text:p>1952024</text:p>
          </table:table-cell>
          <table:table-cell office:value-type="float" office:value="22.065275" calcext:value-type="float">
            <text:p>22.065275</text:p>
          </table:table-cell>
          <table:table-cell office:value-type="float" office:value="14.298141" calcext:value-type="float">
            <text:p>14.298141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1.54" calcext:value-type="float">
            <text:p>1.54</text:p>
          </table:table-cell>
          <table:table-cell office:value-type="float" office:value="94.07" calcext:value-type="float">
            <text:p>94.0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1105" calcext:value-type="float">
            <text:p>41105</text:p>
          </table:table-cell>
          <table:table-cell office:value-type="float" office:value="1894203867" calcext:value-type="float">
            <text:p>1894203867</text:p>
          </table:table-cell>
          <table:table-cell office:value-type="float" office:value="8893061982" calcext:value-type="float">
            <text:p>8893061982</text:p>
          </table:table-cell>
          <table:table-cell office:value-type="float" office:value="1548469" calcext:value-type="float">
            <text:p>1548469</text:p>
          </table:table-cell>
          <table:table-cell office:value-type="float" office:value="373436627" calcext:value-type="float">
            <text:p>373436627</text:p>
          </table:table-cell>
          <table:table-cell office:value-type="float" office:value="238712840" calcext:value-type="float">
            <text:p>238712840</text:p>
          </table:table-cell>
          <table:table-cell office:value-type="float" office:value="1555880" calcext:value-type="float">
            <text:p>1555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98" calcext:value-type="float">
            <text:p>0.212998</text:p>
          </table:table-cell>
          <table:table-cell office:value-type="float" office:value="1548469" calcext:value-type="float">
            <text:p>1548469</text:p>
          </table:table-cell>
          <table:table-cell office:value-type="float" office:value="23.85224" calcext:value-type="float">
            <text:p>23.85224</text:p>
          </table:table-cell>
          <table:table-cell office:value-type="float" office:value="15.247127" calcext:value-type="float">
            <text:p>15.247127</text:p>
          </table:table-cell>
          <table:table-cell office:value-type="float" office:value="0.099378" calcext:value-type="float">
            <text:p>0.099378</text:p>
          </table:table-cell>
          <table:table-cell office:value-type="float" office:value="1.56" calcext:value-type="float">
            <text:p>1.56</text:p>
          </table:table-cell>
          <table:table-cell office:value-type="float" office:value="153.43" calcext:value-type="float">
            <text:p>153.4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2107" calcext:value-type="float">
            <text:p>42107</text:p>
          </table:table-cell>
          <table:table-cell office:value-type="float" office:value="1904765141" calcext:value-type="float">
            <text:p>1904765141</text:p>
          </table:table-cell>
          <table:table-cell office:value-type="float" office:value="8942670359" calcext:value-type="float">
            <text:p>8942670359</text:p>
          </table:table-cell>
          <table:table-cell office:value-type="float" office:value="1448628" calcext:value-type="float">
            <text:p>1448628</text:p>
          </table:table-cell>
          <table:table-cell office:value-type="float" office:value="375807623" calcext:value-type="float">
            <text:p>375807623</text:p>
          </table:table-cell>
          <table:table-cell office:value-type="float" office:value="240101444" calcext:value-type="float">
            <text:p>240101444</text:p>
          </table:table-cell>
          <table:table-cell office:value-type="float" office:value="1451554" calcext:value-type="float">
            <text:p>145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97" calcext:value-type="float">
            <text:p>0.212997</text:p>
          </table:table-cell>
          <table:table-cell office:value-type="float" office:value="1448628" calcext:value-type="float">
            <text:p>1448628</text:p>
          </table:table-cell>
          <table:table-cell office:value-type="float" office:value="24.003679" calcext:value-type="float">
            <text:p>24.003679</text:p>
          </table:table-cell>
          <table:table-cell office:value-type="float" office:value="15.33582" calcext:value-type="float">
            <text:p>15.33582</text:p>
          </table:table-cell>
          <table:table-cell office:value-type="float" office:value="0.092714" calcext:value-type="float">
            <text:p>0.092714</text:p>
          </table:table-cell>
          <table:table-cell office:value-type="float" office:value="1.57" calcext:value-type="float">
            <text:p>1.57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3110" calcext:value-type="float">
            <text:p>43110</text:p>
          </table:table-cell>
          <table:table-cell office:value-type="float" office:value="1884595932" calcext:value-type="float">
            <text:p>1884595932</text:p>
          </table:table-cell>
          <table:table-cell office:value-type="float" office:value="8850259168" calcext:value-type="float">
            <text:p>8850259168</text:p>
          </table:table-cell>
          <table:table-cell office:value-type="float" office:value="1563638" calcext:value-type="float">
            <text:p>1563638</text:p>
          </table:table-cell>
          <table:table-cell office:value-type="float" office:value="371824252" calcext:value-type="float">
            <text:p>371824252</text:p>
          </table:table-cell>
          <table:table-cell office:value-type="float" office:value="237576242" calcext:value-type="float">
            <text:p>237576242</text:p>
          </table:table-cell>
          <table:table-cell office:value-type="float" office:value="1566963" calcext:value-type="float">
            <text:p>156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42" calcext:value-type="float">
            <text:p>0.212942</text:p>
          </table:table-cell>
          <table:table-cell office:value-type="float" office:value="1563638" calcext:value-type="float">
            <text:p>1563638</text:p>
          </table:table-cell>
          <table:table-cell office:value-type="float" office:value="23.725576" calcext:value-type="float">
            <text:p>23.725576</text:p>
          </table:table-cell>
          <table:table-cell office:value-type="float" office:value="15.159401" calcext:value-type="float">
            <text:p>15.159401</text:p>
          </table:table-cell>
          <table:table-cell office:value-type="float" office:value="0.099986" calcext:value-type="float">
            <text:p>0.099986</text:p>
          </table:table-cell>
          <table:table-cell office:value-type="float" office:value="1.57" calcext:value-type="float">
            <text:p>1.57</text:p>
          </table:table-cell>
          <table:table-cell office:value-type="float" office:value="151.62" calcext:value-type="float">
            <text:p>151.6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4113" calcext:value-type="float">
            <text:p>44113</text:p>
          </table:table-cell>
          <table:table-cell office:value-type="float" office:value="1878237074" calcext:value-type="float">
            <text:p>1878237074</text:p>
          </table:table-cell>
          <table:table-cell office:value-type="float" office:value="8807602569" calcext:value-type="float">
            <text:p>8807602569</text:p>
          </table:table-cell>
          <table:table-cell office:value-type="float" office:value="1641809" calcext:value-type="float">
            <text:p>1641809</text:p>
          </table:table-cell>
          <table:table-cell office:value-type="float" office:value="369344647" calcext:value-type="float">
            <text:p>369344647</text:p>
          </table:table-cell>
          <table:table-cell office:value-type="float" office:value="236037714" calcext:value-type="float">
            <text:p>236037714</text:p>
          </table:table-cell>
          <table:table-cell office:value-type="float" office:value="1645598" calcext:value-type="float">
            <text:p>1645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252" calcext:value-type="float">
            <text:p>0.213252</text:p>
          </table:table-cell>
          <table:table-cell office:value-type="float" office:value="1641809" calcext:value-type="float">
            <text:p>1641809</text:p>
          </table:table-cell>
          <table:table-cell office:value-type="float" office:value="23.567354" calcext:value-type="float">
            <text:p>23.567354</text:p>
          </table:table-cell>
          <table:table-cell office:value-type="float" office:value="15.06123" calcext:value-type="float">
            <text:p>15.06123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1.56" calcext:value-type="float">
            <text:p>1.56</text:p>
          </table:table-cell>
          <table:table-cell office:value-type="float" office:value="143.44" calcext:value-type="float">
            <text:p>143.4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5116" calcext:value-type="float">
            <text:p>45116</text:p>
          </table:table-cell>
          <table:table-cell office:value-type="float" office:value="1903840173" calcext:value-type="float">
            <text:p>1903840173</text:p>
          </table:table-cell>
          <table:table-cell office:value-type="float" office:value="8878858836" calcext:value-type="float">
            <text:p>8878858836</text:p>
          </table:table-cell>
          <table:table-cell office:value-type="float" office:value="2014138" calcext:value-type="float">
            <text:p>2014138</text:p>
          </table:table-cell>
          <table:table-cell office:value-type="float" office:value="378274693" calcext:value-type="float">
            <text:p>378274693</text:p>
          </table:table-cell>
          <table:table-cell office:value-type="float" office:value="239861999" calcext:value-type="float">
            <text:p>239861999</text:p>
          </table:table-cell>
          <table:table-cell office:value-type="float" office:value="2016834" calcext:value-type="float">
            <text:p>2016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424" calcext:value-type="float">
            <text:p>0.214424</text:p>
          </table:table-cell>
          <table:table-cell office:value-type="float" office:value="2014138" calcext:value-type="float">
            <text:p>2014138</text:p>
          </table:table-cell>
          <table:table-cell office:value-type="float" office:value="24.137169" calcext:value-type="float">
            <text:p>24.137169</text:p>
          </table:table-cell>
          <table:table-cell office:value-type="float" office:value="15.305252" calcext:value-type="float">
            <text:p>15.305252</text:p>
          </table:table-cell>
          <table:table-cell office:value-type="float" office:value="0.128691" calcext:value-type="float">
            <text:p>0.128691</text:p>
          </table:table-cell>
          <table:table-cell office:value-type="float" office:value="1.58" calcext:value-type="float">
            <text:p>1.58</text:p>
          </table:table-cell>
          <table:table-cell office:value-type="float" office:value="118.93" calcext:value-type="float">
            <text:p>118.9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6118" calcext:value-type="float">
            <text:p>46118</text:p>
          </table:table-cell>
          <table:table-cell office:value-type="float" office:value="1914251307" calcext:value-type="float">
            <text:p>1914251307</text:p>
          </table:table-cell>
          <table:table-cell office:value-type="float" office:value="8870832823" calcext:value-type="float">
            <text:p>8870832823</text:p>
          </table:table-cell>
          <table:table-cell office:value-type="float" office:value="2453580" calcext:value-type="float">
            <text:p>2453580</text:p>
          </table:table-cell>
          <table:table-cell office:value-type="float" office:value="377334405" calcext:value-type="float">
            <text:p>377334405</text:p>
          </table:table-cell>
          <table:table-cell office:value-type="float" office:value="239267251" calcext:value-type="float">
            <text:p>239267251</text:p>
          </table:table-cell>
          <table:table-cell office:value-type="float" office:value="2468271" calcext:value-type="float">
            <text:p>2468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792" calcext:value-type="float">
            <text:p>0.215792</text:p>
          </table:table-cell>
          <table:table-cell office:value-type="float" office:value="2453580" calcext:value-type="float">
            <text:p>2453580</text:p>
          </table:table-cell>
          <table:table-cell office:value-type="float" office:value="24.1012" calcext:value-type="float">
            <text:p>24.1012</text:p>
          </table:table-cell>
          <table:table-cell office:value-type="float" office:value="15.282538" calcext:value-type="float">
            <text:p>15.282538</text:p>
          </table:table-cell>
          <table:table-cell office:value-type="float" office:value="0.157654" calcext:value-type="float">
            <text:p>0.157654</text:p>
          </table:table-cell>
          <table:table-cell office:value-type="float" office:value="1.58" calcext:value-type="float">
            <text:p>1.58</text:p>
          </table:table-cell>
          <table:table-cell office:value-type="float" office:value="96.94" calcext:value-type="float">
            <text:p>96.9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7120" calcext:value-type="float">
            <text:p>47120</text:p>
          </table:table-cell>
          <table:table-cell office:value-type="float" office:value="1886107095" calcext:value-type="float">
            <text:p>1886107095</text:p>
          </table:table-cell>
          <table:table-cell office:value-type="float" office:value="8788043001" calcext:value-type="float">
            <text:p>8788043001</text:p>
          </table:table-cell>
          <table:table-cell office:value-type="float" office:value="2886474" calcext:value-type="float">
            <text:p>2886474</text:p>
          </table:table-cell>
          <table:table-cell office:value-type="float" office:value="373921946" calcext:value-type="float">
            <text:p>373921946</text:p>
          </table:table-cell>
          <table:table-cell office:value-type="float" office:value="237058142" calcext:value-type="float">
            <text:p>237058142</text:p>
          </table:table-cell>
          <table:table-cell office:value-type="float" office:value="2903642" calcext:value-type="float">
            <text:p>290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22" calcext:value-type="float">
            <text:p>0.214622</text:p>
          </table:table-cell>
          <table:table-cell office:value-type="float" office:value="2886474" calcext:value-type="float">
            <text:p>2886474</text:p>
          </table:table-cell>
          <table:table-cell office:value-type="float" office:value="23.883238" calcext:value-type="float">
            <text:p>23.883238</text:p>
          </table:table-cell>
          <table:table-cell office:value-type="float" office:value="15.141438" calcext:value-type="float">
            <text:p>15.141438</text:p>
          </table:table-cell>
          <table:table-cell office:value-type="float" office:value="0.185462" calcext:value-type="float">
            <text:p>0.185462</text:p>
          </table:table-cell>
          <table:table-cell office:value-type="float" office:value="1.58" calcext:value-type="float">
            <text:p>1.58</text:p>
          </table:table-cell>
          <table:table-cell office:value-type="float" office:value="81.64" calcext:value-type="float">
            <text:p>81.6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8122" calcext:value-type="float">
            <text:p>48122</text:p>
          </table:table-cell>
          <table:table-cell office:value-type="float" office:value="1898417480" calcext:value-type="float">
            <text:p>1898417480</text:p>
          </table:table-cell>
          <table:table-cell office:value-type="float" office:value="8860951519" calcext:value-type="float">
            <text:p>8860951519</text:p>
          </table:table-cell>
          <table:table-cell office:value-type="float" office:value="2363772" calcext:value-type="float">
            <text:p>2363772</text:p>
          </table:table-cell>
          <table:table-cell office:value-type="float" office:value="377601376" calcext:value-type="float">
            <text:p>377601376</text:p>
          </table:table-cell>
          <table:table-cell office:value-type="float" office:value="239207019" calcext:value-type="float">
            <text:p>239207019</text:p>
          </table:table-cell>
          <table:table-cell office:value-type="float" office:value="2365323" calcext:value-type="float">
            <text:p>2365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245" calcext:value-type="float">
            <text:p>0.214245</text:p>
          </table:table-cell>
          <table:table-cell office:value-type="float" office:value="2363772" calcext:value-type="float">
            <text:p>2363772</text:p>
          </table:table-cell>
          <table:table-cell office:value-type="float" office:value="24.118252" calcext:value-type="float">
            <text:p>24.118252</text:p>
          </table:table-cell>
          <table:table-cell office:value-type="float" office:value="15.278692" calcext:value-type="float">
            <text:p>15.278692</text:p>
          </table:table-cell>
          <table:table-cell office:value-type="float" office:value="0.151079" calcext:value-type="float">
            <text:p>0.151079</text:p>
          </table:table-cell>
          <table:table-cell office:value-type="float" office:value="1.58" calcext:value-type="float">
            <text:p>1.58</text:p>
          </table:table-cell>
          <table:table-cell office:value-type="float" office:value="101.13" calcext:value-type="float">
            <text:p>101.1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9125" calcext:value-type="float">
            <text:p>49125</text:p>
          </table:table-cell>
          <table:table-cell office:value-type="float" office:value="1869185760" calcext:value-type="float">
            <text:p>1869185760</text:p>
          </table:table-cell>
          <table:table-cell office:value-type="float" office:value="8683306278" calcext:value-type="float">
            <text:p>8683306278</text:p>
          </table:table-cell>
          <table:table-cell office:value-type="float" office:value="2119139" calcext:value-type="float">
            <text:p>2119139</text:p>
          </table:table-cell>
          <table:table-cell office:value-type="float" office:value="364292243" calcext:value-type="float">
            <text:p>364292243</text:p>
          </table:table-cell>
          <table:table-cell office:value-type="float" office:value="234890295" calcext:value-type="float">
            <text:p>234890295</text:p>
          </table:table-cell>
          <table:table-cell office:value-type="float" office:value="2121278" calcext:value-type="float">
            <text:p>212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262" calcext:value-type="float">
            <text:p>0.215262</text:p>
          </table:table-cell>
          <table:table-cell office:value-type="float" office:value="2119139" calcext:value-type="float">
            <text:p>2119139</text:p>
          </table:table-cell>
          <table:table-cell office:value-type="float" office:value="23.24497" calcext:value-type="float">
            <text:p>23.24497</text:p>
          </table:table-cell>
          <table:table-cell office:value-type="float" office:value="14.988014" calcext:value-type="float">
            <text:p>14.988014</text:p>
          </table:table-cell>
          <table:table-cell office:value-type="float" office:value="0.135356" calcext:value-type="float">
            <text:p>0.135356</text:p>
          </table:table-cell>
          <table:table-cell office:value-type="float" office:value="1.55" calcext:value-type="float">
            <text:p>1.55</text:p>
          </table:table-cell>
          <table:table-cell office:value-type="float" office:value="110.73" calcext:value-type="float">
            <text:p>110.7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0144" calcext:value-type="float">
            <text:p>50144</text:p>
          </table:table-cell>
          <table:table-cell office:value-type="float" office:value="2116138541" calcext:value-type="float">
            <text:p>2116138541</text:p>
          </table:table-cell>
          <table:table-cell office:value-type="float" office:value="9128653352" calcext:value-type="float">
            <text:p>9128653352</text:p>
          </table:table-cell>
          <table:table-cell office:value-type="float" office:value="712911" calcext:value-type="float">
            <text:p>712911</text:p>
          </table:table-cell>
          <table:table-cell office:value-type="float" office:value="358883599" calcext:value-type="float">
            <text:p>358883599</text:p>
          </table:table-cell>
          <table:table-cell office:value-type="float" office:value="237255240" calcext:value-type="float">
            <text:p>237255240</text:p>
          </table:table-cell>
          <table:table-cell office:value-type="float" office:value="712858" calcext:value-type="float">
            <text:p>7128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3" calcext:value-type="float">
            <text:p>0.231813</text:p>
          </table:table-cell>
          <table:table-cell office:value-type="float" office:value="712911" calcext:value-type="float">
            <text:p>712911</text:p>
          </table:table-cell>
          <table:table-cell office:value-type="float" office:value="22.899849" calcext:value-type="float">
            <text:p>22.899849</text:p>
          </table:table-cell>
          <table:table-cell office:value-type="float" office:value="15.138918" calcext:value-type="float">
            <text:p>15.138918</text:p>
          </table:table-cell>
          <table:table-cell office:value-type="float" office:value="0.045486" calcext:value-type="float">
            <text:p>0.045486</text:p>
          </table:table-cell>
          <table:table-cell office:value-type="float" office:value="1.51" calcext:value-type="float">
            <text:p>1.51</text:p>
          </table:table-cell>
          <table:table-cell office:value-type="float" office:value="332.82" calcext:value-type="float">
            <text:p>332.8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0128" calcext:value-type="float">
            <text:p>50128</text:p>
          </table:table-cell>
          <table:table-cell office:value-type="float" office:value="1883341654" calcext:value-type="float">
            <text:p>1883341654</text:p>
          </table:table-cell>
          <table:table-cell office:value-type="float" office:value="8726937804" calcext:value-type="float">
            <text:p>8726937804</text:p>
          </table:table-cell>
          <table:table-cell office:value-type="float" office:value="1491523" calcext:value-type="float">
            <text:p>1491523</text:p>
          </table:table-cell>
          <table:table-cell office:value-type="float" office:value="360875578" calcext:value-type="float">
            <text:p>360875578</text:p>
          </table:table-cell>
          <table:table-cell office:value-type="float" office:value="237472103" calcext:value-type="float">
            <text:p>237472103</text:p>
          </table:table-cell>
          <table:table-cell office:value-type="float" office:value="1494207" calcext:value-type="float">
            <text:p>1494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08" calcext:value-type="float">
            <text:p>0.215808</text:p>
          </table:table-cell>
          <table:table-cell office:value-type="float" office:value="1491523" calcext:value-type="float">
            <text:p>1491523</text:p>
          </table:table-cell>
          <table:table-cell office:value-type="float" office:value="23.026957" calcext:value-type="float">
            <text:p>23.026957</text:p>
          </table:table-cell>
          <table:table-cell office:value-type="float" office:value="15.152756" calcext:value-type="float">
            <text:p>15.152756</text:p>
          </table:table-cell>
          <table:table-cell office:value-type="float" office:value="0.095343" calcext:value-type="float">
            <text:p>0.095343</text:p>
          </table:table-cell>
          <table:table-cell office:value-type="float" office:value="1.52" calcext:value-type="float">
            <text:p>1.52</text:p>
          </table:table-cell>
          <table:table-cell office:value-type="float" office:value="158.93" calcext:value-type="float">
            <text:p>158.9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1131" calcext:value-type="float">
            <text:p>51131</text:p>
          </table:table-cell>
          <table:table-cell office:value-type="float" office:value="1897146808" calcext:value-type="float">
            <text:p>1897146808</text:p>
          </table:table-cell>
          <table:table-cell office:value-type="float" office:value="8789712928" calcext:value-type="float">
            <text:p>8789712928</text:p>
          </table:table-cell>
          <table:table-cell office:value-type="float" office:value="1488176" calcext:value-type="float">
            <text:p>1488176</text:p>
          </table:table-cell>
          <table:table-cell office:value-type="float" office:value="363377107" calcext:value-type="float">
            <text:p>363377107</text:p>
          </table:table-cell>
          <table:table-cell office:value-type="float" office:value="239226701" calcext:value-type="float">
            <text:p>239226701</text:p>
          </table:table-cell>
          <table:table-cell office:value-type="float" office:value="1490905" calcext:value-type="float">
            <text:p>149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37" calcext:value-type="float">
            <text:p>0.215837</text:p>
          </table:table-cell>
          <table:table-cell office:value-type="float" office:value="1488176" calcext:value-type="float">
            <text:p>1488176</text:p>
          </table:table-cell>
          <table:table-cell office:value-type="float" office:value="23.186577" calcext:value-type="float">
            <text:p>23.186577</text:p>
          </table:table-cell>
          <table:table-cell office:value-type="float" office:value="15.264715" calcext:value-type="float">
            <text:p>15.264715</text:p>
          </table:table-cell>
          <table:table-cell office:value-type="float" office:value="0.095133" calcext:value-type="float">
            <text:p>0.095133</text:p>
          </table:table-cell>
          <table:table-cell office:value-type="float" office:value="1.52" calcext:value-type="float">
            <text:p>1.52</text:p>
          </table:table-cell>
          <table:table-cell office:value-type="float" office:value="160.46" calcext:value-type="float">
            <text:p>160.4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2148" calcext:value-type="float">
            <text:p>52148</text:p>
          </table:table-cell>
          <table:table-cell office:value-type="float" office:value="2116643942" calcext:value-type="float">
            <text:p>2116643942</text:p>
          </table:table-cell>
          <table:table-cell office:value-type="float" office:value="9130810802" calcext:value-type="float">
            <text:p>9130810802</text:p>
          </table:table-cell>
          <table:table-cell office:value-type="float" office:value="754426" calcext:value-type="float">
            <text:p>754426</text:p>
          </table:table-cell>
          <table:table-cell office:value-type="float" office:value="359054800" calcext:value-type="float">
            <text:p>359054800</text:p>
          </table:table-cell>
          <table:table-cell office:value-type="float" office:value="237305596" calcext:value-type="float">
            <text:p>237305596</text:p>
          </table:table-cell>
          <table:table-cell office:value-type="float" office:value="755300" calcext:value-type="float">
            <text:p>7553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3" calcext:value-type="float">
            <text:p>0.231813</text:p>
          </table:table-cell>
          <table:table-cell office:value-type="float" office:value="754426" calcext:value-type="float">
            <text:p>754426</text:p>
          </table:table-cell>
          <table:table-cell office:value-type="float" office:value="22.93364" calcext:value-type="float">
            <text:p>22.93364</text:p>
          </table:table-cell>
          <table:table-cell office:value-type="float" office:value="15.157244" calcext:value-type="float">
            <text:p>15.157244</text:p>
          </table:table-cell>
          <table:table-cell office:value-type="float" office:value="0.048243" calcext:value-type="float">
            <text:p>0.048243</text:p>
          </table:table-cell>
          <table:table-cell office:value-type="float" office:value="1.51" calcext:value-type="float">
            <text:p>1.51</text:p>
          </table:table-cell>
          <table:table-cell office:value-type="float" office:value="314.19" calcext:value-type="float">
            <text:p>314.1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2134" calcext:value-type="float">
            <text:p>52134</text:p>
          </table:table-cell>
          <table:table-cell office:value-type="float" office:value="1907354155" calcext:value-type="float">
            <text:p>1907354155</text:p>
          </table:table-cell>
          <table:table-cell office:value-type="float" office:value="8841479909" calcext:value-type="float">
            <text:p>8841479909</text:p>
          </table:table-cell>
          <table:table-cell office:value-type="float" office:value="1666788" calcext:value-type="float">
            <text:p>1666788</text:p>
          </table:table-cell>
          <table:table-cell office:value-type="float" office:value="365491463" calcext:value-type="float">
            <text:p>365491463</text:p>
          </table:table-cell>
          <table:table-cell office:value-type="float" office:value="240525463" calcext:value-type="float">
            <text:p>240525463</text:p>
          </table:table-cell>
          <table:table-cell office:value-type="float" office:value="1669665" calcext:value-type="float">
            <text:p>1669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728" calcext:value-type="float">
            <text:p>0.215728</text:p>
          </table:table-cell>
          <table:table-cell office:value-type="float" office:value="1666788" calcext:value-type="float">
            <text:p>1666788</text:p>
          </table:table-cell>
          <table:table-cell office:value-type="float" office:value="23.321489" calcext:value-type="float">
            <text:p>23.321489</text:p>
          </table:table-cell>
          <table:table-cell office:value-type="float" office:value="15.347587" calcext:value-type="float">
            <text:p>15.347587</text:p>
          </table:table-cell>
          <table:table-cell office:value-type="float" office:value="0.106539" calcext:value-type="float">
            <text:p>0.106539</text:p>
          </table:table-cell>
          <table:table-cell office:value-type="float" office:value="1.52" calcext:value-type="float">
            <text:p>1.52</text:p>
          </table:table-cell>
          <table:table-cell office:value-type="float" office:value="144.06" calcext:value-type="float">
            <text:p>144.0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3137" calcext:value-type="float">
            <text:p>53137</text:p>
          </table:table-cell>
          <table:table-cell office:value-type="float" office:value="1907838617" calcext:value-type="float">
            <text:p>1907838617</text:p>
          </table:table-cell>
          <table:table-cell office:value-type="float" office:value="8838115032" calcext:value-type="float">
            <text:p>8838115032</text:p>
          </table:table-cell>
          <table:table-cell office:value-type="float" office:value="1636423" calcext:value-type="float">
            <text:p>1636423</text:p>
          </table:table-cell>
          <table:table-cell office:value-type="float" office:value="365318677" calcext:value-type="float">
            <text:p>365318677</text:p>
          </table:table-cell>
          <table:table-cell office:value-type="float" office:value="240466783" calcext:value-type="float">
            <text:p>240466783</text:p>
          </table:table-cell>
          <table:table-cell office:value-type="float" office:value="1641470" calcext:value-type="float">
            <text:p>1641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65" calcext:value-type="float">
            <text:p>0.215865</text:p>
          </table:table-cell>
          <table:table-cell office:value-type="float" office:value="1636423" calcext:value-type="float">
            <text:p>1636423</text:p>
          </table:table-cell>
          <table:table-cell office:value-type="float" office:value="23.310465" calcext:value-type="float">
            <text:p>23.310465</text:p>
          </table:table-cell>
          <table:table-cell office:value-type="float" office:value="15.343843" calcext:value-type="float">
            <text:p>15.343843</text:p>
          </table:table-cell>
          <table:table-cell office:value-type="float" office:value="0.10474" calcext:value-type="float">
            <text:p>0.10474</text:p>
          </table:table-cell>
          <table:table-cell office:value-type="float" office:value="1.52" calcext:value-type="float">
            <text:p>1.52</text:p>
          </table:table-cell>
          <table:table-cell office:value-type="float" office:value="146.49" calcext:value-type="float">
            <text:p>146.4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4139" calcext:value-type="float">
            <text:p>54139</text:p>
          </table:table-cell>
          <table:table-cell office:value-type="float" office:value="1916660540" calcext:value-type="float">
            <text:p>1916660540</text:p>
          </table:table-cell>
          <table:table-cell office:value-type="float" office:value="8810482032" calcext:value-type="float">
            <text:p>8810482032</text:p>
          </table:table-cell>
          <table:table-cell office:value-type="float" office:value="1913231" calcext:value-type="float">
            <text:p>1913231</text:p>
          </table:table-cell>
          <table:table-cell office:value-type="float" office:value="367286666" calcext:value-type="float">
            <text:p>367286666</text:p>
          </table:table-cell>
          <table:table-cell office:value-type="float" office:value="235669263" calcext:value-type="float">
            <text:p>235669263</text:p>
          </table:table-cell>
          <table:table-cell office:value-type="float" office:value="2214994" calcext:value-type="float">
            <text:p>2214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543" calcext:value-type="float">
            <text:p>0.217543</text:p>
          </table:table-cell>
          <table:table-cell office:value-type="float" office:value="1913231" calcext:value-type="float">
            <text:p>1913231</text:p>
          </table:table-cell>
          <table:table-cell office:value-type="float" office:value="23.459427" calcext:value-type="float">
            <text:p>23.459427</text:p>
          </table:table-cell>
          <table:table-cell office:value-type="float" office:value="15.052728" calcext:value-type="float">
            <text:p>15.052728</text:p>
          </table:table-cell>
          <table:table-cell office:value-type="float" office:value="0.141477" calcext:value-type="float">
            <text:p>0.141477</text:p>
          </table:table-cell>
          <table:table-cell office:value-type="float" office:value="1.56" calcext:value-type="float">
            <text:p>1.56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5142" calcext:value-type="float">
            <text:p>55142</text:p>
          </table:table-cell>
          <table:table-cell office:value-type="float" office:value="1875803434" calcext:value-type="float">
            <text:p>1875803434</text:p>
          </table:table-cell>
          <table:table-cell office:value-type="float" office:value="8807945332" calcext:value-type="float">
            <text:p>8807945332</text:p>
          </table:table-cell>
          <table:table-cell office:value-type="float" office:value="1634194" calcext:value-type="float">
            <text:p>1634194</text:p>
          </table:table-cell>
          <table:table-cell office:value-type="float" office:value="369870081" calcext:value-type="float">
            <text:p>369870081</text:p>
          </table:table-cell>
          <table:table-cell office:value-type="float" office:value="236455261" calcext:value-type="float">
            <text:p>236455261</text:p>
          </table:table-cell>
          <table:table-cell office:value-type="float" office:value="1636941" calcext:value-type="float">
            <text:p>1636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67" calcext:value-type="float">
            <text:p>0.212967</text:p>
          </table:table-cell>
          <table:table-cell office:value-type="float" office:value="1634194" calcext:value-type="float">
            <text:p>1634194</text:p>
          </table:table-cell>
          <table:table-cell office:value-type="float" office:value="23.600882" calcext:value-type="float">
            <text:p>23.600882</text:p>
          </table:table-cell>
          <table:table-cell office:value-type="float" office:value="15.087873" calcext:value-type="float">
            <text:p>15.087873</text:p>
          </table:table-cell>
          <table:table-cell office:value-type="float" office:value="0.104451" calcext:value-type="float">
            <text:p>0.104451</text:p>
          </table:table-cell>
          <table:table-cell office:value-type="float" office:value="1.56" calcext:value-type="float">
            <text:p>1.56</text:p>
          </table:table-cell>
          <table:table-cell office:value-type="float" office:value="144.45" calcext:value-type="float">
            <text:p>144.4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6144" calcext:value-type="float">
            <text:p>56144</text:p>
          </table:table-cell>
          <table:table-cell office:value-type="float" office:value="1906952116" calcext:value-type="float">
            <text:p>1906952116</text:p>
          </table:table-cell>
          <table:table-cell office:value-type="float" office:value="8953819856" calcext:value-type="float">
            <text:p>8953819856</text:p>
          </table:table-cell>
          <table:table-cell office:value-type="float" office:value="1515082" calcext:value-type="float">
            <text:p>1515082</text:p>
          </table:table-cell>
          <table:table-cell office:value-type="float" office:value="376319991" calcext:value-type="float">
            <text:p>376319991</text:p>
          </table:table-cell>
          <table:table-cell office:value-type="float" office:value="240360741" calcext:value-type="float">
            <text:p>240360741</text:p>
          </table:table-cell>
          <table:table-cell office:value-type="float" office:value="1517789" calcext:value-type="float">
            <text:p>1517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76" calcext:value-type="float">
            <text:p>0.212976</text:p>
          </table:table-cell>
          <table:table-cell office:value-type="float" office:value="1515082" calcext:value-type="float">
            <text:p>1515082</text:p>
          </table:table-cell>
          <table:table-cell office:value-type="float" office:value="24.036407" calcext:value-type="float">
            <text:p>24.036407</text:p>
          </table:table-cell>
          <table:table-cell office:value-type="float" office:value="15.352383" calcext:value-type="float">
            <text:p>15.352383</text:p>
          </table:table-cell>
          <table:table-cell office:value-type="float" office:value="0.096945" calcext:value-type="float">
            <text:p>0.096945</text:p>
          </table:table-cell>
          <table:table-cell office:value-type="float" office:value="1.57" calcext:value-type="float">
            <text:p>1.57</text:p>
          </table:table-cell>
          <table:table-cell office:value-type="float" office:value="158.36" calcext:value-type="float">
            <text:p>158.3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7146" calcext:value-type="float">
            <text:p>57146</text:p>
          </table:table-cell>
          <table:table-cell office:value-type="float" office:value="1883030009" calcext:value-type="float">
            <text:p>1883030009</text:p>
          </table:table-cell>
          <table:table-cell office:value-type="float" office:value="8843372139" calcext:value-type="float">
            <text:p>8843372139</text:p>
          </table:table-cell>
          <table:table-cell office:value-type="float" office:value="1627877" calcext:value-type="float">
            <text:p>1627877</text:p>
          </table:table-cell>
          <table:table-cell office:value-type="float" office:value="371302992" calcext:value-type="float">
            <text:p>371302992</text:p>
          </table:table-cell>
          <table:table-cell office:value-type="float" office:value="237358578" calcext:value-type="float">
            <text:p>237358578</text:p>
          </table:table-cell>
          <table:table-cell office:value-type="float" office:value="1630627" calcext:value-type="float">
            <text:p>1630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31" calcext:value-type="float">
            <text:p>0.212931</text:p>
          </table:table-cell>
          <table:table-cell office:value-type="float" office:value="1627877" calcext:value-type="float">
            <text:p>1627877</text:p>
          </table:table-cell>
          <table:table-cell office:value-type="float" office:value="23.715958" calcext:value-type="float">
            <text:p>23.715958</text:p>
          </table:table-cell>
          <table:table-cell office:value-type="float" office:value="15.160627" calcext:value-type="float">
            <text:p>15.160627</text:p>
          </table:table-cell>
          <table:table-cell office:value-type="float" office:value="0.104152" calcext:value-type="float">
            <text:p>0.104152</text:p>
          </table:table-cell>
          <table:table-cell office:value-type="float" office:value="1.56" calcext:value-type="float">
            <text:p>1.56</text:p>
          </table:table-cell>
          <table:table-cell office:value-type="float" office:value="145.56" calcext:value-type="float">
            <text:p>145.5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8149" calcext:value-type="float">
            <text:p>58149</text:p>
          </table:table-cell>
          <table:table-cell office:value-type="float" office:value="1891590387" calcext:value-type="float">
            <text:p>1891590387</text:p>
          </table:table-cell>
          <table:table-cell office:value-type="float" office:value="8852543546" calcext:value-type="float">
            <text:p>8852543546</text:p>
          </table:table-cell>
          <table:table-cell office:value-type="float" office:value="1851631" calcext:value-type="float">
            <text:p>1851631</text:p>
          </table:table-cell>
          <table:table-cell office:value-type="float" office:value="372654338" calcext:value-type="float">
            <text:p>372654338</text:p>
          </table:table-cell>
          <table:table-cell office:value-type="float" office:value="237662628" calcext:value-type="float">
            <text:p>237662628</text:p>
          </table:table-cell>
          <table:table-cell office:value-type="float" office:value="1854507" calcext:value-type="float">
            <text:p>185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78" calcext:value-type="float">
            <text:p>0.213678</text:p>
          </table:table-cell>
          <table:table-cell office:value-type="float" office:value="1851631" calcext:value-type="float">
            <text:p>1851631</text:p>
          </table:table-cell>
          <table:table-cell office:value-type="float" office:value="23.778542" calcext:value-type="float">
            <text:p>23.778542</text:p>
          </table:table-cell>
          <table:table-cell office:value-type="float" office:value="15.164913" calcext:value-type="float">
            <text:p>15.164913</text:p>
          </table:table-cell>
          <table:table-cell office:value-type="float" office:value="0.118333" calcext:value-type="float">
            <text:p>0.118333</text:p>
          </table:table-cell>
          <table:table-cell office:value-type="float" office:value="1.57" calcext:value-type="float">
            <text:p>1.57</text:p>
          </table:table-cell>
          <table:table-cell office:value-type="float" office:value="128.15" calcext:value-type="float">
            <text:p>128.1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9151" calcext:value-type="float">
            <text:p>59151</text:p>
          </table:table-cell>
          <table:table-cell office:value-type="float" office:value="1921000335" calcext:value-type="float">
            <text:p>1921000335</text:p>
          </table:table-cell>
          <table:table-cell office:value-type="float" office:value="8957922631" calcext:value-type="float">
            <text:p>8957922631</text:p>
          </table:table-cell>
          <table:table-cell office:value-type="float" office:value="2025109" calcext:value-type="float">
            <text:p>2025109</text:p>
          </table:table-cell>
          <table:table-cell office:value-type="float" office:value="381682993" calcext:value-type="float">
            <text:p>381682993</text:p>
          </table:table-cell>
          <table:table-cell office:value-type="float" office:value="242000571" calcext:value-type="float">
            <text:p>242000571</text:p>
          </table:table-cell>
          <table:table-cell office:value-type="float" office:value="2027641" calcext:value-type="float">
            <text:p>20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447" calcext:value-type="float">
            <text:p>0.214447</text:p>
          </table:table-cell>
          <table:table-cell office:value-type="float" office:value="2025109" calcext:value-type="float">
            <text:p>2025109</text:p>
          </table:table-cell>
          <table:table-cell office:value-type="float" office:value="24.378954" calcext:value-type="float">
            <text:p>24.378954</text:p>
          </table:table-cell>
          <table:table-cell office:value-type="float" office:value="15.457123" calcext:value-type="float">
            <text:p>15.457123</text:p>
          </table:table-cell>
          <table:table-cell office:value-type="float" office:value="0.12951" calcext:value-type="float">
            <text:p>0.12951</text:p>
          </table:table-cell>
          <table:table-cell office:value-type="float" office:value="1.58" calcext:value-type="float">
            <text:p>1.58</text:p>
          </table:table-cell>
          <table:table-cell office:value-type="float" office:value="119.35" calcext:value-type="float">
            <text:p>119.3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0152" calcext:value-type="float">
            <text:p>60152</text:p>
          </table:table-cell>
          <table:table-cell office:value-type="float" office:value="16565485274" calcext:value-type="float">
            <text:p>16565485274</text:p>
          </table:table-cell>
          <table:table-cell office:value-type="float" office:value="8822755932" calcext:value-type="float">
            <text:p>8822755932</text:p>
          </table:table-cell>
          <table:table-cell office:value-type="float" office:value="553538" calcext:value-type="float">
            <text:p>553538</text:p>
          </table:table-cell>
          <table:table-cell office:value-type="float" office:value="371265972" calcext:value-type="float">
            <text:p>371265972</text:p>
          </table:table-cell>
          <table:table-cell office:value-type="float" office:value="491716510" calcext:value-type="float">
            <text:p>491716510</text:p>
          </table:table-cell>
          <table:table-cell office:value-type="float" office:value="1820545" calcext:value-type="float">
            <text:p>18205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7586" calcext:value-type="float">
            <text:p>1.877586</text:p>
          </table:table-cell>
          <table:table-cell office:value-type="float" office:value="553538" calcext:value-type="float">
            <text:p>553538</text:p>
          </table:table-cell>
          <table:table-cell office:value-type="float" office:value="23.713596" calcext:value-type="float">
            <text:p>23.713596</text:p>
          </table:table-cell>
          <table:table-cell office:value-type="float" office:value="31.407043" calcext:value-type="float">
            <text:p>31.407043</text:p>
          </table:table-cell>
          <table:table-cell office:value-type="float" office:value="0.116282" calcext:value-type="float">
            <text:p>0.116282</text:p>
          </table:table-cell>
          <table:table-cell office:value-type="float" office:value="0.76" calcext:value-type="float">
            <text:p>0.76</text:p>
          </table:table-cell>
          <table:table-cell office:value-type="float" office:value="270.09" calcext:value-type="float">
            <text:p>270.0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0153" calcext:value-type="float">
            <text:p>60153</text:p>
          </table:table-cell>
          <table:table-cell office:value-type="float" office:value="1899662095" calcext:value-type="float">
            <text:p>1899662095</text:p>
          </table:table-cell>
          <table:table-cell office:value-type="float" office:value="8861667151" calcext:value-type="float">
            <text:p>8861667151</text:p>
          </table:table-cell>
          <table:table-cell office:value-type="float" office:value="2194820" calcext:value-type="float">
            <text:p>2194820</text:p>
          </table:table-cell>
          <table:table-cell office:value-type="float" office:value="377517921" calcext:value-type="float">
            <text:p>377517921</text:p>
          </table:table-cell>
          <table:table-cell office:value-type="float" office:value="239315458" calcext:value-type="float">
            <text:p>239315458</text:p>
          </table:table-cell>
          <table:table-cell office:value-type="float" office:value="2195878" calcext:value-type="float">
            <text:p>2195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68" calcext:value-type="float">
            <text:p>0.214368</text:p>
          </table:table-cell>
          <table:table-cell office:value-type="float" office:value="2194820" calcext:value-type="float">
            <text:p>2194820</text:p>
          </table:table-cell>
          <table:table-cell office:value-type="float" office:value="24.112921" calcext:value-type="float">
            <text:p>24.112921</text:p>
          </table:table-cell>
          <table:table-cell office:value-type="float" office:value="15.285618" calcext:value-type="float">
            <text:p>15.285618</text:p>
          </table:table-cell>
          <table:table-cell office:value-type="float" office:value="0.140256" calcext:value-type="float">
            <text:p>0.140256</text:p>
          </table:table-cell>
          <table:table-cell office:value-type="float" office:value="1.58" calcext:value-type="float">
            <text:p>1.58</text:p>
          </table:table-cell>
          <table:table-cell office:value-type="float" office:value="108.98" calcext:value-type="float">
            <text:p>108.9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1156" calcext:value-type="float">
            <text:p>61156</text:p>
          </table:table-cell>
          <table:table-cell office:value-type="float" office:value="1902120037" calcext:value-type="float">
            <text:p>1902120037</text:p>
          </table:table-cell>
          <table:table-cell office:value-type="float" office:value="8871820580" calcext:value-type="float">
            <text:p>8871820580</text:p>
          </table:table-cell>
          <table:table-cell office:value-type="float" office:value="1974587" calcext:value-type="float">
            <text:p>1974587</text:p>
          </table:table-cell>
          <table:table-cell office:value-type="float" office:value="378231276" calcext:value-type="float">
            <text:p>378231276</text:p>
          </table:table-cell>
          <table:table-cell office:value-type="float" office:value="239624815" calcext:value-type="float">
            <text:p>239624815</text:p>
          </table:table-cell>
          <table:table-cell office:value-type="float" office:value="1977423" calcext:value-type="float">
            <text:p>1977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4" calcext:value-type="float">
            <text:p>0.2144</text:p>
          </table:table-cell>
          <table:table-cell office:value-type="float" office:value="1974587" calcext:value-type="float">
            <text:p>1974587</text:p>
          </table:table-cell>
          <table:table-cell office:value-type="float" office:value="24.134398" calcext:value-type="float">
            <text:p>24.134398</text:p>
          </table:table-cell>
          <table:table-cell office:value-type="float" office:value="15.290118" calcext:value-type="float">
            <text:p>15.290118</text:p>
          </table:table-cell>
          <table:table-cell office:value-type="float" office:value="0.126177" calcext:value-type="float">
            <text:p>0.126177</text:p>
          </table:table-cell>
          <table:table-cell office:value-type="float" office:value="1.58" calcext:value-type="float">
            <text:p>1.58</text:p>
          </table:table-cell>
          <table:table-cell office:value-type="float" office:value="121.18" calcext:value-type="float">
            <text:p>121.1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2158" calcext:value-type="float">
            <text:p>62158</text:p>
          </table:table-cell>
          <table:table-cell office:value-type="float" office:value="1911806396" calcext:value-type="float">
            <text:p>1911806396</text:p>
          </table:table-cell>
          <table:table-cell office:value-type="float" office:value="8921368766" calcext:value-type="float">
            <text:p>8921368766</text:p>
          </table:table-cell>
          <table:table-cell office:value-type="float" office:value="2298596" calcext:value-type="float">
            <text:p>2298596</text:p>
          </table:table-cell>
          <table:table-cell office:value-type="float" office:value="380303321" calcext:value-type="float">
            <text:p>380303321</text:p>
          </table:table-cell>
          <table:table-cell office:value-type="float" office:value="240864246" calcext:value-type="float">
            <text:p>240864246</text:p>
          </table:table-cell>
          <table:table-cell office:value-type="float" office:value="2299704" calcext:value-type="float">
            <text:p>229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295" calcext:value-type="float">
            <text:p>0.214295</text:p>
          </table:table-cell>
          <table:table-cell office:value-type="float" office:value="2298596" calcext:value-type="float">
            <text:p>2298596</text:p>
          </table:table-cell>
          <table:table-cell office:value-type="float" office:value="24.290831" calcext:value-type="float">
            <text:p>24.290831</text:p>
          </table:table-cell>
          <table:table-cell office:value-type="float" office:value="15.384542" calcext:value-type="float">
            <text:p>15.384542</text:p>
          </table:table-cell>
          <table:table-cell office:value-type="float" office:value="0.146887" calcext:value-type="float">
            <text:p>0.146887</text:p>
          </table:table-cell>
          <table:table-cell office:value-type="float" office:value="1.58" calcext:value-type="float">
            <text:p>1.58</text:p>
          </table:table-cell>
          <table:table-cell office:value-type="float" office:value="104.74" calcext:value-type="float">
            <text:p>104.7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3161" calcext:value-type="float">
            <text:p>63161</text:p>
          </table:table-cell>
          <table:table-cell office:value-type="float" office:value="1911748668" calcext:value-type="float">
            <text:p>1911748668</text:p>
          </table:table-cell>
          <table:table-cell office:value-type="float" office:value="8865533443" calcext:value-type="float">
            <text:p>8865533443</text:p>
          </table:table-cell>
          <table:table-cell office:value-type="float" office:value="1993978" calcext:value-type="float">
            <text:p>1993978</text:p>
          </table:table-cell>
          <table:table-cell office:value-type="float" office:value="368770125" calcext:value-type="float">
            <text:p>368770125</text:p>
          </table:table-cell>
          <table:table-cell office:value-type="float" office:value="240546895" calcext:value-type="float">
            <text:p>240546895</text:p>
          </table:table-cell>
          <table:table-cell office:value-type="float" office:value="1996383" calcext:value-type="float">
            <text:p>1996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638" calcext:value-type="float">
            <text:p>0.215638</text:p>
          </table:table-cell>
          <table:table-cell office:value-type="float" office:value="1993978" calcext:value-type="float">
            <text:p>1993978</text:p>
          </table:table-cell>
          <table:table-cell office:value-type="float" office:value="23.530695" calcext:value-type="float">
            <text:p>23.530695</text:p>
          </table:table-cell>
          <table:table-cell office:value-type="float" office:value="15.348954" calcext:value-type="float">
            <text:p>15.348954</text:p>
          </table:table-cell>
          <table:table-cell office:value-type="float" office:value="0.127386" calcext:value-type="float">
            <text:p>0.127386</text:p>
          </table:table-cell>
          <table:table-cell office:value-type="float" office:value="1.53" calcext:value-type="float">
            <text:p>1.53</text:p>
          </table:table-cell>
          <table:table-cell office:value-type="float" office:value="120.49" calcext:value-type="float">
            <text:p>120.4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4164" calcext:value-type="float">
            <text:p>64164</text:p>
          </table:table-cell>
          <table:table-cell office:value-type="float" office:value="1929763178" calcext:value-type="float">
            <text:p>1929763178</text:p>
          </table:table-cell>
          <table:table-cell office:value-type="float" office:value="8941039561" calcext:value-type="float">
            <text:p>8941039561</text:p>
          </table:table-cell>
          <table:table-cell office:value-type="float" office:value="1783385" calcext:value-type="float">
            <text:p>1783385</text:p>
          </table:table-cell>
          <table:table-cell office:value-type="float" office:value="369759102" calcext:value-type="float">
            <text:p>369759102</text:p>
          </table:table-cell>
          <table:table-cell office:value-type="float" office:value="243335369" calcext:value-type="float">
            <text:p>243335369</text:p>
          </table:table-cell>
          <table:table-cell office:value-type="float" office:value="1785127" calcext:value-type="float">
            <text:p>1785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32" calcext:value-type="float">
            <text:p>0.215832</text:p>
          </table:table-cell>
          <table:table-cell office:value-type="float" office:value="1783385" calcext:value-type="float">
            <text:p>1783385</text:p>
          </table:table-cell>
          <table:table-cell office:value-type="float" office:value="23.593801" calcext:value-type="float">
            <text:p>23.593801</text:p>
          </table:table-cell>
          <table:table-cell office:value-type="float" office:value="15.526883" calcext:value-type="float">
            <text:p>15.526883</text:p>
          </table:table-cell>
          <table:table-cell office:value-type="float" office:value="0.113906" calcext:value-type="float">
            <text:p>0.113906</text:p>
          </table:table-cell>
          <table:table-cell office:value-type="float" office:value="1.52" calcext:value-type="float">
            <text:p>1.52</text:p>
          </table:table-cell>
          <table:table-cell office:value-type="float" office:value="136.31" calcext:value-type="float">
            <text:p>136.3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5167" calcext:value-type="float">
            <text:p>65167</text:p>
          </table:table-cell>
          <table:table-cell office:value-type="float" office:value="1899617837" calcext:value-type="float">
            <text:p>1899617837</text:p>
          </table:table-cell>
          <table:table-cell office:value-type="float" office:value="8804677785" calcext:value-type="float">
            <text:p>8804677785</text:p>
          </table:table-cell>
          <table:table-cell office:value-type="float" office:value="2065627" calcext:value-type="float">
            <text:p>2065627</text:p>
          </table:table-cell>
          <table:table-cell office:value-type="float" office:value="364004289" calcext:value-type="float">
            <text:p>364004289</text:p>
          </table:table-cell>
          <table:table-cell office:value-type="float" office:value="239547777" calcext:value-type="float">
            <text:p>239547777</text:p>
          </table:table-cell>
          <table:table-cell office:value-type="float" office:value="2066286" calcext:value-type="float">
            <text:p>206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751" calcext:value-type="float">
            <text:p>0.215751</text:p>
          </table:table-cell>
          <table:table-cell office:value-type="float" office:value="2065627" calcext:value-type="float">
            <text:p>2065627</text:p>
          </table:table-cell>
          <table:table-cell office:value-type="float" office:value="23.226595" calcext:value-type="float">
            <text:p>23.226595</text:p>
          </table:table-cell>
          <table:table-cell office:value-type="float" office:value="15.285202" calcext:value-type="float">
            <text:p>15.285202</text:p>
          </table:table-cell>
          <table:table-cell office:value-type="float" office:value="0.131847" calcext:value-type="float">
            <text:p>0.131847</text:p>
          </table:table-cell>
          <table:table-cell office:value-type="float" office:value="1.52" calcext:value-type="float">
            <text:p>1.52</text:p>
          </table:table-cell>
          <table:table-cell office:value-type="float" office:value="115.93" calcext:value-type="float">
            <text:p>115.9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6170" calcext:value-type="float">
            <text:p>66170</text:p>
          </table:table-cell>
          <table:table-cell office:value-type="float" office:value="1944492933" calcext:value-type="float">
            <text:p>1944492933</text:p>
          </table:table-cell>
          <table:table-cell office:value-type="float" office:value="9008770330" calcext:value-type="float">
            <text:p>9008770330</text:p>
          </table:table-cell>
          <table:table-cell office:value-type="float" office:value="1688060" calcext:value-type="float">
            <text:p>1688060</text:p>
          </table:table-cell>
          <table:table-cell office:value-type="float" office:value="372539792" calcext:value-type="float">
            <text:p>372539792</text:p>
          </table:table-cell>
          <table:table-cell office:value-type="float" office:value="245176537" calcext:value-type="float">
            <text:p>245176537</text:p>
          </table:table-cell>
          <table:table-cell office:value-type="float" office:value="1690277" calcext:value-type="float">
            <text:p>169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44" calcext:value-type="float">
            <text:p>0.215844</text:p>
          </table:table-cell>
          <table:table-cell office:value-type="float" office:value="1688060" calcext:value-type="float">
            <text:p>1688060</text:p>
          </table:table-cell>
          <table:table-cell office:value-type="float" office:value="23.771233" calcext:value-type="float">
            <text:p>23.771233</text:p>
          </table:table-cell>
          <table:table-cell office:value-type="float" office:value="15.644365" calcext:value-type="float">
            <text:p>15.644365</text:p>
          </table:table-cell>
          <table:table-cell office:value-type="float" office:value="0.107854" calcext:value-type="float">
            <text:p>0.107854</text:p>
          </table:table-cell>
          <table:table-cell office:value-type="float" office:value="1.52" calcext:value-type="float">
            <text:p>1.52</text:p>
          </table:table-cell>
          <table:table-cell office:value-type="float" office:value="145.05" calcext:value-type="float">
            <text:p>145.0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7172" calcext:value-type="float">
            <text:p>67172</text:p>
          </table:table-cell>
          <table:table-cell office:value-type="float" office:value="1825777580" calcext:value-type="float">
            <text:p>1825777580</text:p>
          </table:table-cell>
          <table:table-cell office:value-type="float" office:value="8307209877" calcext:value-type="float">
            <text:p>8307209877</text:p>
          </table:table-cell>
          <table:table-cell office:value-type="float" office:value="1864038" calcext:value-type="float">
            <text:p>1864038</text:p>
          </table:table-cell>
          <table:table-cell office:value-type="float" office:value="339661967" calcext:value-type="float">
            <text:p>339661967</text:p>
          </table:table-cell>
          <table:table-cell office:value-type="float" office:value="223339158" calcext:value-type="float">
            <text:p>223339158</text:p>
          </table:table-cell>
          <table:table-cell office:value-type="float" office:value="2291830" calcext:value-type="float">
            <text:p>2291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782" calcext:value-type="float">
            <text:p>0.219782</text:p>
          </table:table-cell>
          <table:table-cell office:value-type="float" office:value="1864038" calcext:value-type="float">
            <text:p>1864038</text:p>
          </table:table-cell>
          <table:table-cell office:value-type="float" office:value="21.694975" calcext:value-type="float">
            <text:p>21.694975</text:p>
          </table:table-cell>
          <table:table-cell office:value-type="float" office:value="14.265176" calcext:value-type="float">
            <text:p>14.265176</text:p>
          </table:table-cell>
          <table:table-cell office:value-type="float" office:value="0.146384" calcext:value-type="float">
            <text:p>0.146384</text:p>
          </table:table-cell>
          <table:table-cell office:value-type="float" office:value="1.52" calcext:value-type="float">
            <text:p>1.52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8175" calcext:value-type="float">
            <text:p>68175</text:p>
          </table:table-cell>
          <table:table-cell office:value-type="float" office:value="1909508163" calcext:value-type="float">
            <text:p>1909508163</text:p>
          </table:table-cell>
          <table:table-cell office:value-type="float" office:value="8947496377" calcext:value-type="float">
            <text:p>8947496377</text:p>
          </table:table-cell>
          <table:table-cell office:value-type="float" office:value="1907373" calcext:value-type="float">
            <text:p>1907373</text:p>
          </table:table-cell>
          <table:table-cell office:value-type="float" office:value="369404373" calcext:value-type="float">
            <text:p>369404373</text:p>
          </table:table-cell>
          <table:table-cell office:value-type="float" office:value="240607090" calcext:value-type="float">
            <text:p>240607090</text:p>
          </table:table-cell>
          <table:table-cell office:value-type="float" office:value="1909869" calcext:value-type="float">
            <text:p>1909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13" calcext:value-type="float">
            <text:p>0.213413</text:p>
          </table:table-cell>
          <table:table-cell office:value-type="float" office:value="1907373" calcext:value-type="float">
            <text:p>1907373</text:p>
          </table:table-cell>
          <table:table-cell office:value-type="float" office:value="23.571167" calcext:value-type="float">
            <text:p>23.571167</text:p>
          </table:table-cell>
          <table:table-cell office:value-type="float" office:value="15.352796" calcext:value-type="float">
            <text:p>15.352796</text:p>
          </table:table-cell>
          <table:table-cell office:value-type="float" office:value="0.121866" calcext:value-type="float">
            <text:p>0.121866</text:p>
          </table:table-cell>
          <table:table-cell office:value-type="float" office:value="1.54" calcext:value-type="float">
            <text:p>1.54</text:p>
          </table:table-cell>
          <table:table-cell office:value-type="float" office:value="125.98" calcext:value-type="float">
            <text:p>125.9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69177" calcext:value-type="float">
            <text:p>69177</text:p>
          </table:table-cell>
          <table:table-cell office:value-type="float" office:value="1902885648" calcext:value-type="float">
            <text:p>1902885648</text:p>
          </table:table-cell>
          <table:table-cell office:value-type="float" office:value="8915881753" calcext:value-type="float">
            <text:p>8915881753</text:p>
          </table:table-cell>
          <table:table-cell office:value-type="float" office:value="1923454" calcext:value-type="float">
            <text:p>1923454</text:p>
          </table:table-cell>
          <table:table-cell office:value-type="float" office:value="367904712" calcext:value-type="float">
            <text:p>367904712</text:p>
          </table:table-cell>
          <table:table-cell office:value-type="float" office:value="239785435" calcext:value-type="float">
            <text:p>239785435</text:p>
          </table:table-cell>
          <table:table-cell office:value-type="float" office:value="1925976" calcext:value-type="float">
            <text:p>192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27" calcext:value-type="float">
            <text:p>0.213427</text:p>
          </table:table-cell>
          <table:table-cell office:value-type="float" office:value="1923454" calcext:value-type="float">
            <text:p>1923454</text:p>
          </table:table-cell>
          <table:table-cell office:value-type="float" office:value="23.498903" calcext:value-type="float">
            <text:p>23.498903</text:p>
          </table:table-cell>
          <table:table-cell office:value-type="float" office:value="15.315637" calcext:value-type="float">
            <text:p>15.315637</text:p>
          </table:table-cell>
          <table:table-cell office:value-type="float" office:value="0.123016" calcext:value-type="float">
            <text:p>0.123016</text:p>
          </table:table-cell>
          <table:table-cell office:value-type="float" office:value="1.53" calcext:value-type="float">
            <text:p>1.53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0180" calcext:value-type="float">
            <text:p>70180</text:p>
          </table:table-cell>
          <table:table-cell office:value-type="float" office:value="1894070410" calcext:value-type="float">
            <text:p>1894070410</text:p>
          </table:table-cell>
          <table:table-cell office:value-type="float" office:value="8876372432" calcext:value-type="float">
            <text:p>8876372432</text:p>
          </table:table-cell>
          <table:table-cell office:value-type="float" office:value="1988299" calcext:value-type="float">
            <text:p>1988299</text:p>
          </table:table-cell>
          <table:table-cell office:value-type="float" office:value="366422851" calcext:value-type="float">
            <text:p>366422851</text:p>
          </table:table-cell>
          <table:table-cell office:value-type="float" office:value="238666713" calcext:value-type="float">
            <text:p>238666713</text:p>
          </table:table-cell>
          <table:table-cell office:value-type="float" office:value="1990501" calcext:value-type="float">
            <text:p>199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83" calcext:value-type="float">
            <text:p>0.213383</text:p>
          </table:table-cell>
          <table:table-cell office:value-type="float" office:value="1988299" calcext:value-type="float">
            <text:p>1988299</text:p>
          </table:table-cell>
          <table:table-cell office:value-type="float" office:value="23.38092" calcext:value-type="float">
            <text:p>23.38092</text:p>
          </table:table-cell>
          <table:table-cell office:value-type="float" office:value="15.228983" calcext:value-type="float">
            <text:p>15.228983</text:p>
          </table:table-cell>
          <table:table-cell office:value-type="float" office:value="0.127011" calcext:value-type="float">
            <text:p>0.127011</text:p>
          </table:table-cell>
          <table:table-cell office:value-type="float" office:value="1.54" calcext:value-type="float">
            <text:p>1.54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1182" calcext:value-type="float">
            <text:p>71182</text:p>
          </table:table-cell>
          <table:table-cell office:value-type="float" office:value="1873018295" calcext:value-type="float">
            <text:p>1873018295</text:p>
          </table:table-cell>
          <table:table-cell office:value-type="float" office:value="8780120136" calcext:value-type="float">
            <text:p>8780120136</text:p>
          </table:table-cell>
          <table:table-cell office:value-type="float" office:value="2106831" calcext:value-type="float">
            <text:p>2106831</text:p>
          </table:table-cell>
          <table:table-cell office:value-type="float" office:value="362467681" calcext:value-type="float">
            <text:p>362467681</text:p>
          </table:table-cell>
          <table:table-cell office:value-type="float" office:value="236026929" calcext:value-type="float">
            <text:p>236026929</text:p>
          </table:table-cell>
          <table:table-cell office:value-type="float" office:value="2108704" calcext:value-type="float">
            <text:p>210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25" calcext:value-type="float">
            <text:p>0.213325</text:p>
          </table:table-cell>
          <table:table-cell office:value-type="float" office:value="2106831" calcext:value-type="float">
            <text:p>2106831</text:p>
          </table:table-cell>
          <table:table-cell office:value-type="float" office:value="23.151628" calcext:value-type="float">
            <text:p>23.151628</text:p>
          </table:table-cell>
          <table:table-cell office:value-type="float" office:value="15.075572" calcext:value-type="float">
            <text:p>15.075572</text:p>
          </table:table-cell>
          <table:table-cell office:value-type="float" office:value="0.134688" calcext:value-type="float">
            <text:p>0.134688</text:p>
          </table:table-cell>
          <table:table-cell office:value-type="float" office:value="1.54" calcext:value-type="float">
            <text:p>1.54</text:p>
          </table:table-cell>
          <table:table-cell office:value-type="float" office:value="111.93" calcext:value-type="float">
            <text:p>111.9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2185" calcext:value-type="float">
            <text:p>72185</text:p>
          </table:table-cell>
          <table:table-cell office:value-type="float" office:value="1903980579" calcext:value-type="float">
            <text:p>1903980579</text:p>
          </table:table-cell>
          <table:table-cell office:value-type="float" office:value="8894324961" calcext:value-type="float">
            <text:p>8894324961</text:p>
          </table:table-cell>
          <table:table-cell office:value-type="float" office:value="2764576" calcext:value-type="float">
            <text:p>2764576</text:p>
          </table:table-cell>
          <table:table-cell office:value-type="float" office:value="372157351" calcext:value-type="float">
            <text:p>372157351</text:p>
          </table:table-cell>
          <table:table-cell office:value-type="float" office:value="239166426" calcext:value-type="float">
            <text:p>239166426</text:p>
          </table:table-cell>
          <table:table-cell office:value-type="float" office:value="2767378" calcext:value-type="float">
            <text:p>2767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67" calcext:value-type="float">
            <text:p>0.214067</text:p>
          </table:table-cell>
          <table:table-cell office:value-type="float" office:value="2764576" calcext:value-type="float">
            <text:p>2764576</text:p>
          </table:table-cell>
          <table:table-cell office:value-type="float" office:value="23.74683" calcext:value-type="float">
            <text:p>23.74683</text:p>
          </table:table-cell>
          <table:table-cell office:value-type="float" office:value="15.260869" calcext:value-type="float">
            <text:p>15.260869</text:p>
          </table:table-cell>
          <table:table-cell office:value-type="float" office:value="0.176582" calcext:value-type="float">
            <text:p>0.176582</text:p>
          </table:table-cell>
          <table:table-cell office:value-type="float" office:value="1.56" calcext:value-type="float">
            <text:p>1.56</text:p>
          </table:table-cell>
          <table:table-cell office:value-type="float" office:value="86.42" calcext:value-type="float">
            <text:p>86.4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3185" calcext:value-type="float">
            <text:p>73185</text:p>
          </table:table-cell>
          <table:table-cell office:value-type="float" office:value="16546697078" calcext:value-type="float">
            <text:p>16546697078</text:p>
          </table:table-cell>
          <table:table-cell office:value-type="float" office:value="8816654656" calcext:value-type="float">
            <text:p>8816654656</text:p>
          </table:table-cell>
          <table:table-cell office:value-type="float" office:value="565480" calcext:value-type="float">
            <text:p>565480</text:p>
          </table:table-cell>
          <table:table-cell office:value-type="float" office:value="370649953" calcext:value-type="float">
            <text:p>370649953</text:p>
          </table:table-cell>
          <table:table-cell office:value-type="float" office:value="488900032" calcext:value-type="float">
            <text:p>488900032</text:p>
          </table:table-cell>
          <table:table-cell office:value-type="float" office:value="1831258" calcext:value-type="float">
            <text:p>18312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755" calcext:value-type="float">
            <text:p>1.876755</text:p>
          </table:table-cell>
          <table:table-cell office:value-type="float" office:value="565480" calcext:value-type="float">
            <text:p>565480</text:p>
          </table:table-cell>
          <table:table-cell office:value-type="float" office:value="23.674248" calcext:value-type="float">
            <text:p>23.674248</text:p>
          </table:table-cell>
          <table:table-cell office:value-type="float" office:value="31.227148" calcext:value-type="float">
            <text:p>31.227148</text:p>
          </table:table-cell>
          <table:table-cell office:value-type="float" office:value="0.116967" calcext:value-type="float">
            <text:p>0.116967</text:p>
          </table:table-cell>
          <table:table-cell office:value-type="float" office:value="0.76" calcext:value-type="float">
            <text:p>0.76</text:p>
          </table:table-cell>
          <table:table-cell office:value-type="float" office:value="266.97" calcext:value-type="float">
            <text:p>266.9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3187" calcext:value-type="float">
            <text:p>73187</text:p>
          </table:table-cell>
          <table:table-cell office:value-type="float" office:value="1902214732" calcext:value-type="float">
            <text:p>1902214732</text:p>
          </table:table-cell>
          <table:table-cell office:value-type="float" office:value="8888389348" calcext:value-type="float">
            <text:p>8888389348</text:p>
          </table:table-cell>
          <table:table-cell office:value-type="float" office:value="3768793" calcext:value-type="float">
            <text:p>3768793</text:p>
          </table:table-cell>
          <table:table-cell office:value-type="float" office:value="375914601" calcext:value-type="float">
            <text:p>375914601</text:p>
          </table:table-cell>
          <table:table-cell office:value-type="float" office:value="239681521" calcext:value-type="float">
            <text:p>239681521</text:p>
          </table:table-cell>
          <table:table-cell office:value-type="float" office:value="3770095" calcext:value-type="float">
            <text:p>377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11" calcext:value-type="float">
            <text:p>0.214011</text:p>
          </table:table-cell>
          <table:table-cell office:value-type="float" office:value="3768793" calcext:value-type="float">
            <text:p>3768793</text:p>
          </table:table-cell>
          <table:table-cell office:value-type="float" office:value="24.010513" calcext:value-type="float">
            <text:p>24.010513</text:p>
          </table:table-cell>
          <table:table-cell office:value-type="float" office:value="15.308999" calcext:value-type="float">
            <text:p>15.308999</text:p>
          </table:table-cell>
          <table:table-cell office:value-type="float" office:value="0.240804" calcext:value-type="float">
            <text:p>0.240804</text:p>
          </table:table-cell>
          <table:table-cell office:value-type="float" office:value="1.57" calcext:value-type="float">
            <text:p>1.57</text:p>
          </table:table-cell>
          <table:table-cell office:value-type="float" office:value="63.57" calcext:value-type="float">
            <text:p>63.5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4189" calcext:value-type="float">
            <text:p>74189</text:p>
          </table:table-cell>
          <table:table-cell office:value-type="float" office:value="1875421494" calcext:value-type="float">
            <text:p>1875421494</text:p>
          </table:table-cell>
          <table:table-cell office:value-type="float" office:value="8766258138" calcext:value-type="float">
            <text:p>8766258138</text:p>
          </table:table-cell>
          <table:table-cell office:value-type="float" office:value="3906635" calcext:value-type="float">
            <text:p>3906635</text:p>
          </table:table-cell>
          <table:table-cell office:value-type="float" office:value="370767717" calcext:value-type="float">
            <text:p>370767717</text:p>
          </table:table-cell>
          <table:table-cell office:value-type="float" office:value="236335846" calcext:value-type="float">
            <text:p>236335846</text:p>
          </table:table-cell>
          <table:table-cell office:value-type="float" office:value="3908135" calcext:value-type="float">
            <text:p>3908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936" calcext:value-type="float">
            <text:p>0.213936</text:p>
          </table:table-cell>
          <table:table-cell office:value-type="float" office:value="3906635" calcext:value-type="float">
            <text:p>3906635</text:p>
          </table:table-cell>
          <table:table-cell office:value-type="float" office:value="23.68177" calcext:value-type="float">
            <text:p>23.68177</text:p>
          </table:table-cell>
          <table:table-cell office:value-type="float" office:value="15.095304" calcext:value-type="float">
            <text:p>15.095304</text:p>
          </table:table-cell>
          <table:table-cell office:value-type="float" office:value="0.249621" calcext:value-type="float">
            <text:p>0.249621</text:p>
          </table:table-cell>
          <table:table-cell office:value-type="float" office:value="1.57" calcext:value-type="float">
            <text:p>1.57</text:p>
          </table:table-cell>
          <table:table-cell office:value-type="float" office:value="60.47" calcext:value-type="float">
            <text:p>60.47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5191" calcext:value-type="float">
            <text:p>75191</text:p>
          </table:table-cell>
          <table:table-cell office:value-type="float" office:value="1878093351" calcext:value-type="float">
            <text:p>1878093351</text:p>
          </table:table-cell>
          <table:table-cell office:value-type="float" office:value="8782878127" calcext:value-type="float">
            <text:p>8782878127</text:p>
          </table:table-cell>
          <table:table-cell office:value-type="float" office:value="4081970" calcext:value-type="float">
            <text:p>4081970</text:p>
          </table:table-cell>
          <table:table-cell office:value-type="float" office:value="371542701" calcext:value-type="float">
            <text:p>371542701</text:p>
          </table:table-cell>
          <table:table-cell office:value-type="float" office:value="236689989" calcext:value-type="float">
            <text:p>236689989</text:p>
          </table:table-cell>
          <table:table-cell office:value-type="float" office:value="4082024" calcext:value-type="float">
            <text:p>408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836" calcext:value-type="float">
            <text:p>0.213836</text:p>
          </table:table-cell>
          <table:table-cell office:value-type="float" office:value="4081970" calcext:value-type="float">
            <text:p>4081970</text:p>
          </table:table-cell>
          <table:table-cell office:value-type="float" office:value="23.73127" calcext:value-type="float">
            <text:p>23.73127</text:p>
          </table:table-cell>
          <table:table-cell office:value-type="float" office:value="15.117923" calcext:value-type="float">
            <text:p>15.117923</text:p>
          </table:table-cell>
          <table:table-cell office:value-type="float" office:value="0.260728" calcext:value-type="float">
            <text:p>0.260728</text:p>
          </table:table-cell>
          <table:table-cell office:value-type="float" office:value="1.57" calcext:value-type="float">
            <text:p>1.57</text:p>
          </table:table-cell>
          <table:table-cell office:value-type="float" office:value="57.98" calcext:value-type="float">
            <text:p>57.9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6194" calcext:value-type="float">
            <text:p>76194</text:p>
          </table:table-cell>
          <table:table-cell office:value-type="float" office:value="1863111569" calcext:value-type="float">
            <text:p>1863111569</text:p>
          </table:table-cell>
          <table:table-cell office:value-type="float" office:value="8695075890" calcext:value-type="float">
            <text:p>8695075890</text:p>
          </table:table-cell>
          <table:table-cell office:value-type="float" office:value="4175560" calcext:value-type="float">
            <text:p>4175560</text:p>
          </table:table-cell>
          <table:table-cell office:value-type="float" office:value="366528264" calcext:value-type="float">
            <text:p>366528264</text:p>
          </table:table-cell>
          <table:table-cell office:value-type="float" office:value="234077118" calcext:value-type="float">
            <text:p>234077118</text:p>
          </table:table-cell>
          <table:table-cell office:value-type="float" office:value="4175750" calcext:value-type="float">
            <text:p>4175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272" calcext:value-type="float">
            <text:p>0.214272</text:p>
          </table:table-cell>
          <table:table-cell office:value-type="float" office:value="4175560" calcext:value-type="float">
            <text:p>4175560</text:p>
          </table:table-cell>
          <table:table-cell office:value-type="float" office:value="23.387646" calcext:value-type="float">
            <text:p>23.387646</text:p>
          </table:table-cell>
          <table:table-cell office:value-type="float" office:value="14.936128" calcext:value-type="float">
            <text:p>14.936128</text:p>
          </table:table-cell>
          <table:table-cell office:value-type="float" office:value="0.266449" calcext:value-type="float">
            <text:p>0.266449</text:p>
          </table:table-cell>
          <table:table-cell office:value-type="float" office:value="1.57" calcext:value-type="float">
            <text:p>1.57</text:p>
          </table:table-cell>
          <table:table-cell office:value-type="float" office:value="56.06" calcext:value-type="float">
            <text:p>56.0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7196" calcext:value-type="float">
            <text:p>77196</text:p>
          </table:table-cell>
          <table:table-cell office:value-type="float" office:value="1947909669" calcext:value-type="float">
            <text:p>1947909669</text:p>
          </table:table-cell>
          <table:table-cell office:value-type="float" office:value="8865460762" calcext:value-type="float">
            <text:p>8865460762</text:p>
          </table:table-cell>
          <table:table-cell office:value-type="float" office:value="1944009" calcext:value-type="float">
            <text:p>1944009</text:p>
          </table:table-cell>
          <table:table-cell office:value-type="float" office:value="342978311" calcext:value-type="float">
            <text:p>342978311</text:p>
          </table:table-cell>
          <table:table-cell office:value-type="float" office:value="245592200" calcext:value-type="float">
            <text:p>245592200</text:p>
          </table:table-cell>
          <table:table-cell office:value-type="float" office:value="1946247" calcext:value-type="float">
            <text:p>194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719" calcext:value-type="float">
            <text:p>0.219719</text:p>
          </table:table-cell>
          <table:table-cell office:value-type="float" office:value="1944009" calcext:value-type="float">
            <text:p>1944009</text:p>
          </table:table-cell>
          <table:table-cell office:value-type="float" office:value="21.906797" calcext:value-type="float">
            <text:p>21.906797</text:p>
          </table:table-cell>
          <table:table-cell office:value-type="float" office:value="15.686527" calcext:value-type="float">
            <text:p>15.686527</text:p>
          </table:table-cell>
          <table:table-cell office:value-type="float" office:value="0.124311" calcext:value-type="float">
            <text:p>0.124311</text:p>
          </table:table-cell>
          <table:table-cell office:value-type="float" office:value="1.4" calcext:value-type="float">
            <text:p>1.4</text:p>
          </table:table-cell>
          <table:table-cell office:value-type="float" office:value="126.19" calcext:value-type="float">
            <text:p>126.1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8199" calcext:value-type="float">
            <text:p>78199</text:p>
          </table:table-cell>
          <table:table-cell office:value-type="float" office:value="1932539967" calcext:value-type="float">
            <text:p>1932539967</text:p>
          </table:table-cell>
          <table:table-cell office:value-type="float" office:value="8798811776" calcext:value-type="float">
            <text:p>8798811776</text:p>
          </table:table-cell>
          <table:table-cell office:value-type="float" office:value="1909856" calcext:value-type="float">
            <text:p>1909856</text:p>
          </table:table-cell>
          <table:table-cell office:value-type="float" office:value="340598270" calcext:value-type="float">
            <text:p>340598270</text:p>
          </table:table-cell>
          <table:table-cell office:value-type="float" office:value="243650043" calcext:value-type="float">
            <text:p>243650043</text:p>
          </table:table-cell>
          <table:table-cell office:value-type="float" office:value="1912313" calcext:value-type="float">
            <text:p>1912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36" calcext:value-type="float">
            <text:p>0.219636</text:p>
          </table:table-cell>
          <table:table-cell office:value-type="float" office:value="1909856" calcext:value-type="float">
            <text:p>1909856</text:p>
          </table:table-cell>
          <table:table-cell office:value-type="float" office:value="21.733089" calcext:value-type="float">
            <text:p>21.733089</text:p>
          </table:table-cell>
          <table:table-cell office:value-type="float" office:value="15.546962" calcext:value-type="float">
            <text:p>15.546962</text:p>
          </table:table-cell>
          <table:table-cell office:value-type="float" office:value="0.122022" calcext:value-type="float">
            <text:p>0.122022</text:p>
          </table:table-cell>
          <table:table-cell office:value-type="float" office:value="1.4" calcext:value-type="float">
            <text:p>1.4</text:p>
          </table:table-cell>
          <table:table-cell office:value-type="float" office:value="127.41" calcext:value-type="float">
            <text:p>127.4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79202" calcext:value-type="float">
            <text:p>79202</text:p>
          </table:table-cell>
          <table:table-cell office:value-type="float" office:value="1944511913" calcext:value-type="float">
            <text:p>1944511913</text:p>
          </table:table-cell>
          <table:table-cell office:value-type="float" office:value="8850927827" calcext:value-type="float">
            <text:p>8850927827</text:p>
          </table:table-cell>
          <table:table-cell office:value-type="float" office:value="1824046" calcext:value-type="float">
            <text:p>1824046</text:p>
          </table:table-cell>
          <table:table-cell office:value-type="float" office:value="343178147" calcext:value-type="float">
            <text:p>343178147</text:p>
          </table:table-cell>
          <table:table-cell office:value-type="float" office:value="245172490" calcext:value-type="float">
            <text:p>245172490</text:p>
          </table:table-cell>
          <table:table-cell office:value-type="float" office:value="1827106" calcext:value-type="float">
            <text:p>182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96" calcext:value-type="float">
            <text:p>0.219696</text:p>
          </table:table-cell>
          <table:table-cell office:value-type="float" office:value="1824046" calcext:value-type="float">
            <text:p>1824046</text:p>
          </table:table-cell>
          <table:table-cell office:value-type="float" office:value="21.897709" calcext:value-type="float">
            <text:p>21.897709</text:p>
          </table:table-cell>
          <table:table-cell office:value-type="float" office:value="15.644108" calcext:value-type="float">
            <text:p>15.644108</text:p>
          </table:table-cell>
          <table:table-cell office:value-type="float" office:value="0.116585" calcext:value-type="float">
            <text:p>0.116585</text:p>
          </table:table-cell>
          <table:table-cell office:value-type="float" office:value="1.4" calcext:value-type="float">
            <text:p>1.4</text:p>
          </table:table-cell>
          <table:table-cell office:value-type="float" office:value="134.19" calcext:value-type="float">
            <text:p>134.1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0204" calcext:value-type="float">
            <text:p>80204</text:p>
          </table:table-cell>
          <table:table-cell office:value-type="float" office:value="1964916921" calcext:value-type="float">
            <text:p>1964916921</text:p>
          </table:table-cell>
          <table:table-cell office:value-type="float" office:value="8943705746" calcext:value-type="float">
            <text:p>8943705746</text:p>
          </table:table-cell>
          <table:table-cell office:value-type="float" office:value="1728706" calcext:value-type="float">
            <text:p>1728706</text:p>
          </table:table-cell>
          <table:table-cell office:value-type="float" office:value="346562459" calcext:value-type="float">
            <text:p>346562459</text:p>
          </table:table-cell>
          <table:table-cell office:value-type="float" office:value="247710460" calcext:value-type="float">
            <text:p>247710460</text:p>
          </table:table-cell>
          <table:table-cell office:value-type="float" office:value="1731833" calcext:value-type="float">
            <text:p>1731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98" calcext:value-type="float">
            <text:p>0.219698</text:p>
          </table:table-cell>
          <table:table-cell office:value-type="float" office:value="1728706" calcext:value-type="float">
            <text:p>1728706</text:p>
          </table:table-cell>
          <table:table-cell office:value-type="float" office:value="22.135727" calcext:value-type="float">
            <text:p>22.135727</text:p>
          </table:table-cell>
          <table:table-cell office:value-type="float" office:value="15.821826" calcext:value-type="float">
            <text:p>15.821826</text:p>
          </table:table-cell>
          <table:table-cell office:value-type="float" office:value="0.110616" calcext:value-type="float">
            <text:p>0.110616</text:p>
          </table:table-cell>
          <table:table-cell office:value-type="float" office:value="1.4" calcext:value-type="float">
            <text:p>1.4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1207" calcext:value-type="float">
            <text:p>81207</text:p>
          </table:table-cell>
          <table:table-cell office:value-type="float" office:value="1905108116" calcext:value-type="float">
            <text:p>1905108116</text:p>
          </table:table-cell>
          <table:table-cell office:value-type="float" office:value="8640759888" calcext:value-type="float">
            <text:p>8640759888</text:p>
          </table:table-cell>
          <table:table-cell office:value-type="float" office:value="2130822" calcext:value-type="float">
            <text:p>2130822</text:p>
          </table:table-cell>
          <table:table-cell office:value-type="float" office:value="344695578" calcext:value-type="float">
            <text:p>344695578</text:p>
          </table:table-cell>
          <table:table-cell office:value-type="float" office:value="234264842" calcext:value-type="float">
            <text:p>234264842</text:p>
          </table:table-cell>
          <table:table-cell office:value-type="float" office:value="2429304" calcext:value-type="float">
            <text:p>242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0479" calcext:value-type="float">
            <text:p>0.220479</text:p>
          </table:table-cell>
          <table:table-cell office:value-type="float" office:value="2130822" calcext:value-type="float">
            <text:p>2130822</text:p>
          </table:table-cell>
          <table:table-cell office:value-type="float" office:value="21.994534" calcext:value-type="float">
            <text:p>21.994534</text:p>
          </table:table-cell>
          <table:table-cell office:value-type="float" office:value="14.948106" calcext:value-type="float">
            <text:p>14.948106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1.47" calcext:value-type="float">
            <text:p>1.47</text:p>
          </table:table-cell>
          <table:table-cell office:value-type="float" office:value="96.43" calcext:value-type="float">
            <text:p>96.4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2209" calcext:value-type="float">
            <text:p>82209</text:p>
          </table:table-cell>
          <table:table-cell office:value-type="float" office:value="1876839869" calcext:value-type="float">
            <text:p>1876839869</text:p>
          </table:table-cell>
          <table:table-cell office:value-type="float" office:value="8800813496" calcext:value-type="float">
            <text:p>8800813496</text:p>
          </table:table-cell>
          <table:table-cell office:value-type="float" office:value="1720373" calcext:value-type="float">
            <text:p>1720373</text:p>
          </table:table-cell>
          <table:table-cell office:value-type="float" office:value="362919017" calcext:value-type="float">
            <text:p>362919017</text:p>
          </table:table-cell>
          <table:table-cell office:value-type="float" office:value="236479270" calcext:value-type="float">
            <text:p>236479270</text:p>
          </table:table-cell>
          <table:table-cell office:value-type="float" office:value="1723629" calcext:value-type="float">
            <text:p>172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258" calcext:value-type="float">
            <text:p>0.213258</text:p>
          </table:table-cell>
          <table:table-cell office:value-type="float" office:value="1720373" calcext:value-type="float">
            <text:p>1720373</text:p>
          </table:table-cell>
          <table:table-cell office:value-type="float" office:value="23.180456" calcext:value-type="float">
            <text:p>23.180456</text:p>
          </table:table-cell>
          <table:table-cell office:value-type="float" office:value="15.104464" calcext:value-type="float">
            <text:p>15.104464</text:p>
          </table:table-cell>
          <table:table-cell office:value-type="float" office:value="0.110092" calcext:value-type="float">
            <text:p>0.110092</text:p>
          </table:table-cell>
          <table:table-cell office:value-type="float" office:value="1.53" calcext:value-type="float">
            <text:p>1.53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3212" calcext:value-type="float">
            <text:p>83212</text:p>
          </table:table-cell>
          <table:table-cell office:value-type="float" office:value="1871505483" calcext:value-type="float">
            <text:p>1871505483</text:p>
          </table:table-cell>
          <table:table-cell office:value-type="float" office:value="8772880472" calcext:value-type="float">
            <text:p>8772880472</text:p>
          </table:table-cell>
          <table:table-cell office:value-type="float" office:value="1687263" calcext:value-type="float">
            <text:p>1687263</text:p>
          </table:table-cell>
          <table:table-cell office:value-type="float" office:value="361866337" calcext:value-type="float">
            <text:p>361866337</text:p>
          </table:table-cell>
          <table:table-cell office:value-type="float" office:value="235835566" calcext:value-type="float">
            <text:p>235835566</text:p>
          </table:table-cell>
          <table:table-cell office:value-type="float" office:value="1690240" calcext:value-type="float">
            <text:p>1690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29" calcext:value-type="float">
            <text:p>0.213329</text:p>
          </table:table-cell>
          <table:table-cell office:value-type="float" office:value="1687263" calcext:value-type="float">
            <text:p>1687263</text:p>
          </table:table-cell>
          <table:table-cell office:value-type="float" office:value="23.090176" calcext:value-type="float">
            <text:p>23.090176</text:p>
          </table:table-cell>
          <table:table-cell office:value-type="float" office:value="15.048331" calcext:value-type="float">
            <text:p>15.048331</text:p>
          </table:table-cell>
          <table:table-cell office:value-type="float" office:value="0.107852" calcext:value-type="float">
            <text:p>0.107852</text:p>
          </table:table-cell>
          <table:table-cell office:value-type="float" office:value="1.53" calcext:value-type="float">
            <text:p>1.53</text:p>
          </table:table-cell>
          <table:table-cell office:value-type="float" office:value="139.53" calcext:value-type="float">
            <text:p>139.5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4215" calcext:value-type="float">
            <text:p>84215</text:p>
          </table:table-cell>
          <table:table-cell office:value-type="float" office:value="1907933119" calcext:value-type="float">
            <text:p>1907933119</text:p>
          </table:table-cell>
          <table:table-cell office:value-type="float" office:value="8941000784" calcext:value-type="float">
            <text:p>8941000784</text:p>
          </table:table-cell>
          <table:table-cell office:value-type="float" office:value="1649491" calcext:value-type="float">
            <text:p>1649491</text:p>
          </table:table-cell>
          <table:table-cell office:value-type="float" office:value="368874559" calcext:value-type="float">
            <text:p>368874559</text:p>
          </table:table-cell>
          <table:table-cell office:value-type="float" office:value="240368541" calcext:value-type="float">
            <text:p>240368541</text:p>
          </table:table-cell>
          <table:table-cell office:value-type="float" office:value="1652440" calcext:value-type="float">
            <text:p>1652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391" calcext:value-type="float">
            <text:p>0.213391</text:p>
          </table:table-cell>
          <table:table-cell office:value-type="float" office:value="1649491" calcext:value-type="float">
            <text:p>1649491</text:p>
          </table:table-cell>
          <table:table-cell office:value-type="float" office:value="23.537359" calcext:value-type="float">
            <text:p>23.537359</text:p>
          </table:table-cell>
          <table:table-cell office:value-type="float" office:value="15.337574" calcext:value-type="float">
            <text:p>15.337574</text:p>
          </table:table-cell>
          <table:table-cell office:value-type="float" office:value="0.10544" calcext:value-type="float">
            <text:p>0.10544</text:p>
          </table:table-cell>
          <table:table-cell office:value-type="float" office:value="1.53" calcext:value-type="float">
            <text:p>1.53</text:p>
          </table:table-cell>
          <table:table-cell office:value-type="float" office:value="145.46" calcext:value-type="float">
            <text:p>145.4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5217" calcext:value-type="float">
            <text:p>85217</text:p>
          </table:table-cell>
          <table:table-cell office:value-type="float" office:value="1861666427" calcext:value-type="float">
            <text:p>1861666427</text:p>
          </table:table-cell>
          <table:table-cell office:value-type="float" office:value="8731389085" calcext:value-type="float">
            <text:p>8731389085</text:p>
          </table:table-cell>
          <table:table-cell office:value-type="float" office:value="1805360" calcext:value-type="float">
            <text:p>1805360</text:p>
          </table:table-cell>
          <table:table-cell office:value-type="float" office:value="360161542" calcext:value-type="float">
            <text:p>360161542</text:p>
          </table:table-cell>
          <table:table-cell office:value-type="float" office:value="234572389" calcext:value-type="float">
            <text:p>234572389</text:p>
          </table:table-cell>
          <table:table-cell office:value-type="float" office:value="1807737" calcext:value-type="float">
            <text:p>1807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215" calcext:value-type="float">
            <text:p>0.213215</text:p>
          </table:table-cell>
          <table:table-cell office:value-type="float" office:value="1805360" calcext:value-type="float">
            <text:p>1805360</text:p>
          </table:table-cell>
          <table:table-cell office:value-type="float" office:value="23.00433" calcext:value-type="float">
            <text:p>23.00433</text:p>
          </table:table-cell>
          <table:table-cell office:value-type="float" office:value="14.982667" calcext:value-type="float">
            <text:p>14.982667</text:p>
          </table:table-cell>
          <table:table-cell office:value-type="float" office:value="0.115464" calcext:value-type="float">
            <text:p>0.115464</text:p>
          </table:table-cell>
          <table:table-cell office:value-type="float" office:value="1.54" calcext:value-type="float">
            <text:p>1.54</text:p>
          </table:table-cell>
          <table:table-cell office:value-type="float" office:value="129.76" calcext:value-type="float">
            <text:p>129.7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6219" calcext:value-type="float">
            <text:p>86219</text:p>
          </table:table-cell>
          <table:table-cell office:value-type="float" office:value="1868352398" calcext:value-type="float">
            <text:p>1868352398</text:p>
          </table:table-cell>
          <table:table-cell office:value-type="float" office:value="8717681133" calcext:value-type="float">
            <text:p>8717681133</text:p>
          </table:table-cell>
          <table:table-cell office:value-type="float" office:value="3049303" calcext:value-type="float">
            <text:p>3049303</text:p>
          </table:table-cell>
          <table:table-cell office:value-type="float" office:value="367632056" calcext:value-type="float">
            <text:p>367632056</text:p>
          </table:table-cell>
          <table:table-cell office:value-type="float" office:value="234685098" calcext:value-type="float">
            <text:p>234685098</text:p>
          </table:table-cell>
          <table:table-cell office:value-type="float" office:value="3052339" calcext:value-type="float">
            <text:p>305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18" calcext:value-type="float">
            <text:p>0.214318</text:p>
          </table:table-cell>
          <table:table-cell office:value-type="float" office:value="3049303" calcext:value-type="float">
            <text:p>3049303</text:p>
          </table:table-cell>
          <table:table-cell office:value-type="float" office:value="23.481489" calcext:value-type="float">
            <text:p>23.481489</text:p>
          </table:table-cell>
          <table:table-cell office:value-type="float" office:value="14.989867" calcext:value-type="float">
            <text:p>14.989867</text:p>
          </table:table-cell>
          <table:table-cell office:value-type="float" office:value="0.19496" calcext:value-type="float">
            <text:p>0.19496</text:p>
          </table:table-cell>
          <table:table-cell office:value-type="float" office:value="1.57" calcext:value-type="float">
            <text:p>1.57</text:p>
          </table:table-cell>
          <table:table-cell office:value-type="float" office:value="76.89" calcext:value-type="float">
            <text:p>76.8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7222" calcext:value-type="float">
            <text:p>87222</text:p>
          </table:table-cell>
          <table:table-cell office:value-type="float" office:value="1883988119" calcext:value-type="float">
            <text:p>1883988119</text:p>
          </table:table-cell>
          <table:table-cell office:value-type="float" office:value="8800960767" calcext:value-type="float">
            <text:p>8800960767</text:p>
          </table:table-cell>
          <table:table-cell office:value-type="float" office:value="3396944" calcext:value-type="float">
            <text:p>3396944</text:p>
          </table:table-cell>
          <table:table-cell office:value-type="float" office:value="372225774" calcext:value-type="float">
            <text:p>372225774</text:p>
          </table:table-cell>
          <table:table-cell office:value-type="float" office:value="237396392" calcext:value-type="float">
            <text:p>237396392</text:p>
          </table:table-cell>
          <table:table-cell office:value-type="float" office:value="3399906" calcext:value-type="float">
            <text:p>339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66" calcext:value-type="float">
            <text:p>0.214066</text:p>
          </table:table-cell>
          <table:table-cell office:value-type="float" office:value="3396944" calcext:value-type="float">
            <text:p>3396944</text:p>
          </table:table-cell>
          <table:table-cell office:value-type="float" office:value="23.751196" calcext:value-type="float">
            <text:p>23.751196</text:p>
          </table:table-cell>
          <table:table-cell office:value-type="float" office:value="15.147924" calcext:value-type="float">
            <text:p>15.147924</text:p>
          </table:table-cell>
          <table:table-cell office:value-type="float" office:value="0.216943" calcext:value-type="float">
            <text:p>0.216943</text:p>
          </table:table-cell>
          <table:table-cell office:value-type="float" office:value="1.57" calcext:value-type="float">
            <text:p>1.57</text:p>
          </table:table-cell>
          <table:table-cell office:value-type="float" office:value="69.82" calcext:value-type="float">
            <text:p>69.8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8225" calcext:value-type="float">
            <text:p>88225</text:p>
          </table:table-cell>
          <table:table-cell office:value-type="float" office:value="1883232869" calcext:value-type="float">
            <text:p>1883232869</text:p>
          </table:table-cell>
          <table:table-cell office:value-type="float" office:value="8799797081" calcext:value-type="float">
            <text:p>8799797081</text:p>
          </table:table-cell>
          <table:table-cell office:value-type="float" office:value="3674082" calcext:value-type="float">
            <text:p>3674082</text:p>
          </table:table-cell>
          <table:table-cell office:value-type="float" office:value="372188958" calcext:value-type="float">
            <text:p>372188958</text:p>
          </table:table-cell>
          <table:table-cell office:value-type="float" office:value="237288733" calcext:value-type="float">
            <text:p>237288733</text:p>
          </table:table-cell>
          <table:table-cell office:value-type="float" office:value="3676635" calcext:value-type="float">
            <text:p>3676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09" calcext:value-type="float">
            <text:p>0.214009</text:p>
          </table:table-cell>
          <table:table-cell office:value-type="float" office:value="3674082" calcext:value-type="float">
            <text:p>3674082</text:p>
          </table:table-cell>
          <table:table-cell office:value-type="float" office:value="23.748846" calcext:value-type="float">
            <text:p>23.748846</text:p>
          </table:table-cell>
          <table:table-cell office:value-type="float" office:value="15.141056" calcext:value-type="float">
            <text:p>15.141056</text:p>
          </table:table-cell>
          <table:table-cell office:value-type="float" office:value="0.234601" calcext:value-type="float">
            <text:p>0.234601</text:p>
          </table:table-cell>
          <table:table-cell office:value-type="float" office:value="1.57" calcext:value-type="float">
            <text:p>1.57</text:p>
          </table:table-cell>
          <table:table-cell office:value-type="float" office:value="64.54" calcext:value-type="float">
            <text:p>64.5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9228" calcext:value-type="float">
            <text:p>89228</text:p>
          </table:table-cell>
          <table:table-cell office:value-type="float" office:value="1900987763" calcext:value-type="float">
            <text:p>1900987763</text:p>
          </table:table-cell>
          <table:table-cell office:value-type="float" office:value="8877334190" calcext:value-type="float">
            <text:p>8877334190</text:p>
          </table:table-cell>
          <table:table-cell office:value-type="float" office:value="2977906" calcext:value-type="float">
            <text:p>2977906</text:p>
          </table:table-cell>
          <table:table-cell office:value-type="float" office:value="375759836" calcext:value-type="float">
            <text:p>375759836</text:p>
          </table:table-cell>
          <table:table-cell office:value-type="float" office:value="239494790" calcext:value-type="float">
            <text:p>239494790</text:p>
          </table:table-cell>
          <table:table-cell office:value-type="float" office:value="2980643" calcext:value-type="float">
            <text:p>2980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139" calcext:value-type="float">
            <text:p>0.214139</text:p>
          </table:table-cell>
          <table:table-cell office:value-type="float" office:value="2977906" calcext:value-type="float">
            <text:p>2977906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15.28182" calcext:value-type="float">
            <text:p>15.28182</text:p>
          </table:table-cell>
          <table:table-cell office:value-type="float" office:value="0.190191" calcext:value-type="float">
            <text:p>0.190191</text:p>
          </table:table-cell>
          <table:table-cell office:value-type="float" office:value="1.57" calcext:value-type="float">
            <text:p>1.57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0230" calcext:value-type="float">
            <text:p>90230</text:p>
          </table:table-cell>
          <table:table-cell office:value-type="float" office:value="1893170151" calcext:value-type="float">
            <text:p>1893170151</text:p>
          </table:table-cell>
          <table:table-cell office:value-type="float" office:value="8753214131" calcext:value-type="float">
            <text:p>8753214131</text:p>
          </table:table-cell>
          <table:table-cell office:value-type="float" office:value="3116812" calcext:value-type="float">
            <text:p>3116812</text:p>
          </table:table-cell>
          <table:table-cell office:value-type="float" office:value="358824732" calcext:value-type="float">
            <text:p>358824732</text:p>
          </table:table-cell>
          <table:table-cell office:value-type="float" office:value="237863529" calcext:value-type="float">
            <text:p>237863529</text:p>
          </table:table-cell>
          <table:table-cell office:value-type="float" office:value="3119756" calcext:value-type="float">
            <text:p>3119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83" calcext:value-type="float">
            <text:p>0.216283</text:p>
          </table:table-cell>
          <table:table-cell office:value-type="float" office:value="3116812" calcext:value-type="float">
            <text:p>3116812</text:p>
          </table:table-cell>
          <table:table-cell office:value-type="float" office:value="22.918945" calcext:value-type="float">
            <text:p>22.918945</text:p>
          </table:table-cell>
          <table:table-cell office:value-type="float" office:value="15.192881" calcext:value-type="float">
            <text:p>15.192881</text:p>
          </table:table-cell>
          <table:table-cell office:value-type="float" office:value="0.199266" calcext:value-type="float">
            <text:p>0.199266</text:p>
          </table:table-cell>
          <table:table-cell office:value-type="float" office:value="1.51" calcext:value-type="float">
            <text:p>1.51</text:p>
          </table:table-cell>
          <table:table-cell office:value-type="float" office:value="76.24" calcext:value-type="float">
            <text:p>76.2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1232" calcext:value-type="float">
            <text:p>91232</text:p>
          </table:table-cell>
          <table:table-cell office:value-type="float" office:value="1934538754" calcext:value-type="float">
            <text:p>1934538754</text:p>
          </table:table-cell>
          <table:table-cell office:value-type="float" office:value="8806426715" calcext:value-type="float">
            <text:p>8806426715</text:p>
          </table:table-cell>
          <table:table-cell office:value-type="float" office:value="1911810" calcext:value-type="float">
            <text:p>1911810</text:p>
          </table:table-cell>
          <table:table-cell office:value-type="float" office:value="340869007" calcext:value-type="float">
            <text:p>340869007</text:p>
          </table:table-cell>
          <table:table-cell office:value-type="float" office:value="243893457" calcext:value-type="float">
            <text:p>243893457</text:p>
          </table:table-cell>
          <table:table-cell office:value-type="float" office:value="1913653" calcext:value-type="float">
            <text:p>1913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74" calcext:value-type="float">
            <text:p>0.219674</text:p>
          </table:table-cell>
          <table:table-cell office:value-type="float" office:value="1911810" calcext:value-type="float">
            <text:p>1911810</text:p>
          </table:table-cell>
          <table:table-cell office:value-type="float" office:value="21.772072" calcext:value-type="float">
            <text:p>21.772072</text:p>
          </table:table-cell>
          <table:table-cell office:value-type="float" office:value="15.578025" calcext:value-type="float">
            <text:p>15.578025</text:p>
          </table:table-cell>
          <table:table-cell office:value-type="float" office:value="0.122229" calcext:value-type="float">
            <text:p>0.122229</text:p>
          </table:table-cell>
          <table:table-cell office:value-type="float" office:value="1.4" calcext:value-type="float">
            <text:p>1.4</text:p>
          </table:table-cell>
          <table:table-cell office:value-type="float" office:value="127.45" calcext:value-type="float">
            <text:p>127.4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2235" calcext:value-type="float">
            <text:p>92235</text:p>
          </table:table-cell>
          <table:table-cell office:value-type="float" office:value="1921752138" calcext:value-type="float">
            <text:p>1921752138</text:p>
          </table:table-cell>
          <table:table-cell office:value-type="float" office:value="8747558596" calcext:value-type="float">
            <text:p>8747558596</text:p>
          </table:table-cell>
          <table:table-cell office:value-type="float" office:value="1862847" calcext:value-type="float">
            <text:p>1862847</text:p>
          </table:table-cell>
          <table:table-cell office:value-type="float" office:value="338741182" calcext:value-type="float">
            <text:p>338741182</text:p>
          </table:table-cell>
          <table:table-cell office:value-type="float" office:value="242284820" calcext:value-type="float">
            <text:p>242284820</text:p>
          </table:table-cell>
          <table:table-cell office:value-type="float" office:value="1864968" calcext:value-type="float">
            <text:p>1864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1862847" calcext:value-type="float">
            <text:p>1862847</text:p>
          </table:table-cell>
          <table:table-cell office:value-type="float" office:value="21.614592" calcext:value-type="float">
            <text:p>21.614592</text:p>
          </table:table-cell>
          <table:table-cell office:value-type="float" office:value="15.459848" calcext:value-type="float">
            <text:p>15.459848</text:p>
          </table:table-cell>
          <table:table-cell office:value-type="float" office:value="0.119001" calcext:value-type="float">
            <text:p>0.119001</text:p>
          </table:table-cell>
          <table:table-cell office:value-type="float" office:value="1.4" calcext:value-type="float">
            <text:p>1.4</text:p>
          </table:table-cell>
          <table:table-cell office:value-type="float" office:value="129.91" calcext:value-type="float">
            <text:p>129.9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3238" calcext:value-type="float">
            <text:p>93238</text:p>
          </table:table-cell>
          <table:table-cell office:value-type="float" office:value="1934057796" calcext:value-type="float">
            <text:p>1934057796</text:p>
          </table:table-cell>
          <table:table-cell office:value-type="float" office:value="8805347302" calcext:value-type="float">
            <text:p>8805347302</text:p>
          </table:table-cell>
          <table:table-cell office:value-type="float" office:value="1840657" calcext:value-type="float">
            <text:p>1840657</text:p>
          </table:table-cell>
          <table:table-cell office:value-type="float" office:value="341178524" calcext:value-type="float">
            <text:p>341178524</text:p>
          </table:table-cell>
          <table:table-cell office:value-type="float" office:value="243855617" calcext:value-type="float">
            <text:p>243855617</text:p>
          </table:table-cell>
          <table:table-cell office:value-type="float" office:value="1842814" calcext:value-type="float">
            <text:p>184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46" calcext:value-type="float">
            <text:p>0.219646</text:p>
          </table:table-cell>
          <table:table-cell office:value-type="float" office:value="1840657" calcext:value-type="float">
            <text:p>1840657</text:p>
          </table:table-cell>
          <table:table-cell office:value-type="float" office:value="21.770115" calcext:value-type="float">
            <text:p>21.770115</text:p>
          </table:table-cell>
          <table:table-cell office:value-type="float" office:value="15.56008" calcext:value-type="float">
            <text:p>15.56008</text:p>
          </table:table-cell>
          <table:table-cell office:value-type="float" office:value="0.117587" calcext:value-type="float">
            <text:p>0.117587</text:p>
          </table:table-cell>
          <table:table-cell office:value-type="float" office:value="1.4" calcext:value-type="float">
            <text:p>1.4</text:p>
          </table:table-cell>
          <table:table-cell office:value-type="float" office:value="132.33" calcext:value-type="float">
            <text:p>132.3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4240" calcext:value-type="float">
            <text:p>94240</text:p>
          </table:table-cell>
          <table:table-cell office:value-type="float" office:value="1943768430" calcext:value-type="float">
            <text:p>1943768430</text:p>
          </table:table-cell>
          <table:table-cell office:value-type="float" office:value="8847296152" calcext:value-type="float">
            <text:p>8847296152</text:p>
          </table:table-cell>
          <table:table-cell office:value-type="float" office:value="1799007" calcext:value-type="float">
            <text:p>1799007</text:p>
          </table:table-cell>
          <table:table-cell office:value-type="float" office:value="342605899" calcext:value-type="float">
            <text:p>342605899</text:p>
          </table:table-cell>
          <table:table-cell office:value-type="float" office:value="245070242" calcext:value-type="float">
            <text:p>245070242</text:p>
          </table:table-cell>
          <table:table-cell office:value-type="float" office:value="1801304" calcext:value-type="float">
            <text:p>1801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702" calcext:value-type="float">
            <text:p>0.219702</text:p>
          </table:table-cell>
          <table:table-cell office:value-type="float" office:value="1799007" calcext:value-type="float">
            <text:p>1799007</text:p>
          </table:table-cell>
          <table:table-cell office:value-type="float" office:value="21.883011" calcext:value-type="float">
            <text:p>21.883011</text:p>
          </table:table-cell>
          <table:table-cell office:value-type="float" office:value="15.653189" calcext:value-type="float">
            <text:p>15.653189</text:p>
          </table:table-cell>
          <table:table-cell office:value-type="float" office:value="0.115053" calcext:value-type="float">
            <text:p>0.115053</text:p>
          </table:table-cell>
          <table:table-cell office:value-type="float" office:value="1.4" calcext:value-type="float">
            <text:p>1.4</text:p>
          </table:table-cell>
          <table:table-cell office:value-type="float" office:value="136.05" calcext:value-type="float">
            <text:p>136.0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5243" calcext:value-type="float">
            <text:p>95243</text:p>
          </table:table-cell>
          <table:table-cell office:value-type="float" office:value="293926145" calcext:value-type="float">
            <text:p>293926145</text:p>
          </table:table-cell>
          <table:table-cell office:value-type="float" office:value="1257371721" calcext:value-type="float">
            <text:p>1257371721</text:p>
          </table:table-cell>
          <table:table-cell office:value-type="float" office:value="287818" calcext:value-type="float">
            <text:p>287818</text:p>
          </table:table-cell>
          <table:table-cell office:value-type="float" office:value="46419271" calcext:value-type="float">
            <text:p>46419271</text:p>
          </table:table-cell>
          <table:table-cell office:value-type="float" office:value="33582122" calcext:value-type="float">
            <text:p>33582122</text:p>
          </table:table-cell>
          <table:table-cell office:value-type="float" office:value="298083" calcext:value-type="float">
            <text:p>29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3762" calcext:value-type="float">
            <text:p>0.233762</text:p>
          </table:table-cell>
          <table:table-cell office:value-type="float" office:value="287818" calcext:value-type="float">
            <text:p>287818</text:p>
          </table:table-cell>
          <table:table-cell office:value-type="float" office:value="2.961948" calcext:value-type="float">
            <text:p>2.961948</text:p>
          </table:table-cell>
          <table:table-cell office:value-type="float" office:value="2.142827" calcext:value-type="float">
            <text:p>2.142827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1.38" calcext:value-type="float">
            <text:p>1.38</text:p>
          </table:table-cell>
          <table:table-cell office:value-type="float" office:value="112.66" calcext:value-type="float">
            <text:p>112.6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6246" calcext:value-type="float">
            <text:p>96246</text:p>
          </table:table-cell>
          <table:table-cell office:value-type="float" office:value="354690" calcext:value-type="float">
            <text:p>354690</text:p>
          </table:table-cell>
          <table:table-cell office:value-type="float" office:value="739096" calcext:value-type="float">
            <text:p>739096</text:p>
          </table:table-cell>
          <table:table-cell office:value-type="float" office:value="33" calcext:value-type="float">
            <text:p>33</text:p>
          </table:table-cell>
          <table:table-cell office:value-type="float" office:value="4322" calcext:value-type="float">
            <text:p>4322</text:p>
          </table:table-cell>
          <table:table-cell office:value-type="float" office:value="11181" calcext:value-type="float">
            <text:p>1118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9897" calcext:value-type="float">
            <text:p>0.479897</text:p>
          </table:table-cell>
          <table:table-cell office:value-type="float" office:value="33" calcext:value-type="float">
            <text:p>33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9" calcext:value-type="float">
            <text:p>0.39</text:p>
          </table:table-cell>
          <table:table-cell office:value-type="float" office:value="207.06" calcext:value-type="float">
            <text:p>207.0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7249" calcext:value-type="float">
            <text:p>97249</text:p>
          </table:table-cell>
          <table:table-cell office:value-type="float" office:value="395558" calcext:value-type="float">
            <text:p>395558</text:p>
          </table:table-cell>
          <table:table-cell office:value-type="float" office:value="901773" calcext:value-type="float">
            <text:p>901773</text:p>
          </table:table-cell>
          <table:table-cell office:value-type="float" office:value="26" calcext:value-type="float">
            <text:p>26</text:p>
          </table:table-cell>
          <table:table-cell office:value-type="float" office:value="5557" calcext:value-type="float">
            <text:p>5557</text:p>
          </table:table-cell>
          <table:table-cell office:value-type="float" office:value="15370" calcext:value-type="float">
            <text:p>153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645" calcext:value-type="float">
            <text:p>0.438645</text:p>
          </table:table-cell>
          <table:table-cell office:value-type="float" office:value="26" calcext:value-type="float">
            <text:p>2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240.16" calcext:value-type="float">
            <text:p>240.1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8249" calcext:value-type="float">
            <text:p>98249</text:p>
          </table:table-cell>
          <table:table-cell office:value-type="float" office:value="17826602155" calcext:value-type="float">
            <text:p>17826602155</text:p>
          </table:table-cell>
          <table:table-cell office:value-type="float" office:value="9490841062" calcext:value-type="float">
            <text:p>9490841062</text:p>
          </table:table-cell>
          <table:table-cell office:value-type="float" office:value="111269" calcext:value-type="float">
            <text:p>111269</text:p>
          </table:table-cell>
          <table:table-cell office:value-type="float" office:value="398718056" calcext:value-type="float">
            <text:p>398718056</text:p>
          </table:table-cell>
          <table:table-cell office:value-type="float" office:value="525027155" calcext:value-type="float">
            <text:p>525027155</text:p>
          </table:table-cell>
          <table:table-cell office:value-type="float" office:value="548949" calcext:value-type="float">
            <text:p>5489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296" calcext:value-type="float">
            <text:p>1.878296</text:p>
          </table:table-cell>
          <table:table-cell office:value-type="float" office:value="111269" calcext:value-type="float">
            <text:p>111269</text:p>
          </table:table-cell>
          <table:table-cell office:value-type="float" office:value="25.441629" calcext:value-type="float">
            <text:p>25.441629</text:p>
          </table:table-cell>
          <table:table-cell office:value-type="float" office:value="33.501236" calcext:value-type="float">
            <text:p>33.501236</text:p>
          </table:table-cell>
          <table:table-cell office:value-type="float" office:value="0.035028" calcext:value-type="float">
            <text:p>0.035028</text:p>
          </table:table-cell>
          <table:table-cell office:value-type="float" office:value="0.76" calcext:value-type="float">
            <text:p>0.76</text:p>
          </table:table-cell>
          <table:table-cell office:value-type="float" office:value="956.42" calcext:value-type="float">
            <text:p>956.4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8252" calcext:value-type="float">
            <text:p>98252</text:p>
          </table:table-cell>
          <table:table-cell office:value-type="float" office:value="780106" calcext:value-type="float">
            <text:p>780106</text:p>
          </table:table-cell>
          <table:table-cell office:value-type="float" office:value="1747757" calcext:value-type="float">
            <text:p>1747757</text:p>
          </table:table-cell>
          <table:table-cell office:value-type="float" office:value="666" calcext:value-type="float">
            <text:p>666</text:p>
          </table:table-cell>
          <table:table-cell office:value-type="float" office:value="11421" calcext:value-type="float">
            <text:p>11421</text:p>
          </table:table-cell>
          <table:table-cell office:value-type="float" office:value="31265" calcext:value-type="float">
            <text:p>31265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6347" calcext:value-type="float">
            <text:p>0.446347</text:p>
          </table:table-cell>
          <table:table-cell office:value-type="float" office:value="666" calcext:value-type="float">
            <text:p>666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37" calcext:value-type="float">
            <text:p>0.37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99255" calcext:value-type="float">
            <text:p>99255</text:p>
          </table:table-cell>
          <table:table-cell office:value-type="float" office:value="1026226" calcext:value-type="float">
            <text:p>1026226</text:p>
          </table:table-cell>
          <table:table-cell office:value-type="float" office:value="2456031" calcext:value-type="float">
            <text:p>2456031</text:p>
          </table:table-cell>
          <table:table-cell office:value-type="float" office:value="364" calcext:value-type="float">
            <text:p>364</text:p>
          </table:table-cell>
          <table:table-cell office:value-type="float" office:value="18857" calcext:value-type="float">
            <text:p>18857</text:p>
          </table:table-cell>
          <table:table-cell office:value-type="float" office:value="52293" calcext:value-type="float">
            <text:p>52293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839" calcext:value-type="float">
            <text:p>0.417839</text:p>
          </table:table-cell>
          <table:table-cell office:value-type="float" office:value="364" calcext:value-type="float">
            <text:p>364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36" calcext:value-type="float">
            <text:p>0.36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0258" calcext:value-type="float">
            <text:p>100258</text:p>
          </table:table-cell>
          <table:table-cell office:value-type="float" office:value="425811" calcext:value-type="float">
            <text:p>425811</text:p>
          </table:table-cell>
          <table:table-cell office:value-type="float" office:value="1006793" calcext:value-type="float">
            <text:p>1006793</text:p>
          </table:table-cell>
          <table:table-cell office:value-type="float" office:value="186" calcext:value-type="float">
            <text:p>186</text:p>
          </table:table-cell>
          <table:table-cell office:value-type="float" office:value="6025" calcext:value-type="float">
            <text:p>6025</text:p>
          </table:table-cell>
          <table:table-cell office:value-type="float" office:value="16142" calcext:value-type="float">
            <text:p>16142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938" calcext:value-type="float">
            <text:p>0.422938</text:p>
          </table:table-cell>
          <table:table-cell office:value-type="float" office:value="186" calcext:value-type="float">
            <text:p>186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7" calcext:value-type="float">
            <text:p>0.37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1261" calcext:value-type="float">
            <text:p>101261</text:p>
          </table:table-cell>
          <table:table-cell office:value-type="float" office:value="474991" calcext:value-type="float">
            <text:p>474991</text:p>
          </table:table-cell>
          <table:table-cell office:value-type="float" office:value="1044699" calcext:value-type="float">
            <text:p>1044699</text:p>
          </table:table-cell>
          <table:table-cell office:value-type="float" office:value="56" calcext:value-type="float">
            <text:p>56</text:p>
          </table:table-cell>
          <table:table-cell office:value-type="float" office:value="6942" calcext:value-type="float">
            <text:p>6942</text:p>
          </table:table-cell>
          <table:table-cell office:value-type="float" office:value="19333" calcext:value-type="float">
            <text:p>1933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4668" calcext:value-type="float">
            <text:p>0.454668</text:p>
          </table:table-cell>
          <table:table-cell office:value-type="float" office:value="56" calcext:value-type="float">
            <text:p>56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6" calcext:value-type="float">
            <text:p>0.36</text:p>
          </table:table-cell>
          <table:table-cell office:value-type="float" office:value="207.88" calcext:value-type="float">
            <text:p>207.8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2264" calcext:value-type="float">
            <text:p>102264</text:p>
          </table:table-cell>
          <table:table-cell office:value-type="float" office:value="641512" calcext:value-type="float">
            <text:p>641512</text:p>
          </table:table-cell>
          <table:table-cell office:value-type="float" office:value="1414475" calcext:value-type="float">
            <text:p>1414475</text:p>
          </table:table-cell>
          <table:table-cell office:value-type="float" office:value="223" calcext:value-type="float">
            <text:p>223</text:p>
          </table:table-cell>
          <table:table-cell office:value-type="float" office:value="9727" calcext:value-type="float">
            <text:p>9727</text:p>
          </table:table-cell>
          <table:table-cell office:value-type="float" office:value="27968" calcext:value-type="float">
            <text:p>27968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534" calcext:value-type="float">
            <text:p>0.453534</text:p>
          </table:table-cell>
          <table:table-cell office:value-type="float" office:value="223" calcext:value-type="float">
            <text:p>223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5" calcext:value-type="float">
            <text:p>0.35</text:p>
          </table:table-cell>
          <table:table-cell office:value-type="float" office:value="114.62" calcext:value-type="float">
            <text:p>114.6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3267" calcext:value-type="float">
            <text:p>103267</text:p>
          </table:table-cell>
          <table:table-cell office:value-type="float" office:value="434946" calcext:value-type="float">
            <text:p>434946</text:p>
          </table:table-cell>
          <table:table-cell office:value-type="float" office:value="1072992" calcext:value-type="float">
            <text:p>1072992</text:p>
          </table:table-cell>
          <table:table-cell office:value-type="float" office:value="29" calcext:value-type="float">
            <text:p>29</text:p>
          </table:table-cell>
          <table:table-cell office:value-type="float" office:value="6768" calcext:value-type="float">
            <text:p>6768</text:p>
          </table:table-cell>
          <table:table-cell office:value-type="float" office:value="19361" calcext:value-type="float">
            <text:p>1936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5358" calcext:value-type="float">
            <text:p>0.405358</text:p>
          </table:table-cell>
          <table:table-cell office:value-type="float" office:value="29" calcext:value-type="float">
            <text:p>29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5" calcext:value-type="float">
            <text:p>0.35</text:p>
          </table:table-cell>
          <table:table-cell office:value-type="float" office:value="317.39" calcext:value-type="float">
            <text:p>317.3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4270" calcext:value-type="float">
            <text:p>104270</text:p>
          </table:table-cell>
          <table:table-cell office:value-type="float" office:value="452961" calcext:value-type="float">
            <text:p>452961</text:p>
          </table:table-cell>
          <table:table-cell office:value-type="float" office:value="1201026" calcext:value-type="float">
            <text:p>1201026</text:p>
          </table:table-cell>
          <table:table-cell office:value-type="float" office:value="607" calcext:value-type="float">
            <text:p>607</text:p>
          </table:table-cell>
          <table:table-cell office:value-type="float" office:value="6724" calcext:value-type="float">
            <text:p>6724</text:p>
          </table:table-cell>
          <table:table-cell office:value-type="float" office:value="18390" calcext:value-type="float">
            <text:p>18390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45" calcext:value-type="float">
            <text:p>0.377145</text:p>
          </table:table-cell>
          <table:table-cell office:value-type="float" office:value="607" calcext:value-type="float">
            <text:p>607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37" calcext:value-type="float">
            <text:p>0.37</text:p>
          </table:table-cell>
          <table:table-cell office:value-type="float" office:value="31.33" calcext:value-type="float">
            <text:p>31.3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5274" calcext:value-type="float">
            <text:p>105274</text:p>
          </table:table-cell>
          <table:table-cell office:value-type="float" office:value="478721" calcext:value-type="float">
            <text:p>478721</text:p>
          </table:table-cell>
          <table:table-cell office:value-type="float" office:value="1182296" calcext:value-type="float">
            <text:p>1182296</text:p>
          </table:table-cell>
          <table:table-cell office:value-type="float" office:value="257" calcext:value-type="float">
            <text:p>257</text:p>
          </table:table-cell>
          <table:table-cell office:value-type="float" office:value="7901" calcext:value-type="float">
            <text:p>7901</text:p>
          </table:table-cell>
          <table:table-cell office:value-type="float" office:value="22663" calcext:value-type="float">
            <text:p>22663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908" calcext:value-type="float">
            <text:p>0.404908</text:p>
          </table:table-cell>
          <table:table-cell office:value-type="float" office:value="257" calcext:value-type="float">
            <text:p>257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5" calcext:value-type="float">
            <text:p>0.35</text:p>
          </table:table-cell>
          <table:table-cell office:value-type="float" office:value="62.09" calcext:value-type="float">
            <text:p>62.0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6278" calcext:value-type="float">
            <text:p>106278</text:p>
          </table:table-cell>
          <table:table-cell office:value-type="float" office:value="388336" calcext:value-type="float">
            <text:p>388336</text:p>
          </table:table-cell>
          <table:table-cell office:value-type="float" office:value="815033" calcext:value-type="float">
            <text:p>815033</text:p>
          </table:table-cell>
          <table:table-cell office:value-type="float" office:value="66" calcext:value-type="float">
            <text:p>66</text:p>
          </table:table-cell>
          <table:table-cell office:value-type="float" office:value="5115" calcext:value-type="float">
            <text:p>5115</text:p>
          </table:table-cell>
          <table:table-cell office:value-type="float" office:value="14071" calcext:value-type="float">
            <text:p>1407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6467" calcext:value-type="float">
            <text:p>0.476467</text:p>
          </table:table-cell>
          <table:table-cell office:value-type="float" office:value="66" calcext:value-type="float">
            <text:p>66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6" calcext:value-type="float">
            <text:p>0.36</text:p>
          </table:table-cell>
          <table:table-cell office:value-type="float" office:value="275.9" calcext:value-type="float">
            <text:p>275.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7281" calcext:value-type="float">
            <text:p>107281</text:p>
          </table:table-cell>
          <table:table-cell office:value-type="float" office:value="492308" calcext:value-type="float">
            <text:p>492308</text:p>
          </table:table-cell>
          <table:table-cell office:value-type="float" office:value="1147340" calcext:value-type="float">
            <text:p>1147340</text:p>
          </table:table-cell>
          <table:table-cell office:value-type="float" office:value="132" calcext:value-type="float">
            <text:p>132</text:p>
          </table:table-cell>
          <table:table-cell office:value-type="float" office:value="7312" calcext:value-type="float">
            <text:p>7312</text:p>
          </table:table-cell>
          <table:table-cell office:value-type="float" office:value="21039" calcext:value-type="float">
            <text:p>2103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086" calcext:value-type="float">
            <text:p>0.429086</text:p>
          </table:table-cell>
          <table:table-cell office:value-type="float" office:value="132" calcext:value-type="float">
            <text:p>132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196.63" calcext:value-type="float">
            <text:p>196.6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8284" calcext:value-type="float">
            <text:p>108284</text:p>
          </table:table-cell>
          <table:table-cell office:value-type="float" office:value="385379" calcext:value-type="float">
            <text:p>385379</text:p>
          </table:table-cell>
          <table:table-cell office:value-type="float" office:value="806964" calcext:value-type="float">
            <text:p>806964</text:p>
          </table:table-cell>
          <table:table-cell office:value-type="float" office:value="59" calcext:value-type="float">
            <text:p>59</text:p>
          </table:table-cell>
          <table:table-cell office:value-type="float" office:value="5339" calcext:value-type="float">
            <text:p>5339</text:p>
          </table:table-cell>
          <table:table-cell office:value-type="float" office:value="14150" calcext:value-type="float">
            <text:p>141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567" calcext:value-type="float">
            <text:p>0.477567</text:p>
          </table:table-cell>
          <table:table-cell office:value-type="float" office:value="59" calcext:value-type="float">
            <text:p>5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8" calcext:value-type="float">
            <text:p>0.38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09288" calcext:value-type="float">
            <text:p>109288</text:p>
          </table:table-cell>
          <table:table-cell office:value-type="float" office:value="424860" calcext:value-type="float">
            <text:p>424860</text:p>
          </table:table-cell>
          <table:table-cell office:value-type="float" office:value="937271" calcext:value-type="float">
            <text:p>937271</text:p>
          </table:table-cell>
          <table:table-cell office:value-type="float" office:value="65" calcext:value-type="float">
            <text:p>65</text:p>
          </table:table-cell>
          <table:table-cell office:value-type="float" office:value="6051" calcext:value-type="float">
            <text:p>6051</text:p>
          </table:table-cell>
          <table:table-cell office:value-type="float" office:value="17224" calcext:value-type="float">
            <text:p>1722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295" calcext:value-type="float">
            <text:p>0.453295</text:p>
          </table:table-cell>
          <table:table-cell office:value-type="float" office:value="65" calcext:value-type="float">
            <text:p>65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5" calcext:value-type="float">
            <text:p>0.35</text:p>
          </table:table-cell>
          <table:table-cell office:value-type="float" office:value="324.98" calcext:value-type="float">
            <text:p>324.9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0292" calcext:value-type="float">
            <text:p>110292</text:p>
          </table:table-cell>
          <table:table-cell office:value-type="float" office:value="592766" calcext:value-type="float">
            <text:p>592766</text:p>
          </table:table-cell>
          <table:table-cell office:value-type="float" office:value="1414402" calcext:value-type="float">
            <text:p>1414402</text:p>
          </table:table-cell>
          <table:table-cell office:value-type="float" office:value="789" calcext:value-type="float">
            <text:p>789</text:p>
          </table:table-cell>
          <table:table-cell office:value-type="float" office:value="9946" calcext:value-type="float">
            <text:p>9946</text:p>
          </table:table-cell>
          <table:table-cell office:value-type="float" office:value="27419" calcext:value-type="float">
            <text:p>27419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093" calcext:value-type="float">
            <text:p>0.419093</text:p>
          </table:table-cell>
          <table:table-cell office:value-type="float" office:value="789" calcext:value-type="float">
            <text:p>789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36" calcext:value-type="float">
            <text:p>0.36</text:p>
          </table:table-cell>
          <table:table-cell office:value-type="float" office:value="37.56" calcext:value-type="float">
            <text:p>37.56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1296" calcext:value-type="float">
            <text:p>111296</text:p>
          </table:table-cell>
          <table:table-cell office:value-type="float" office:value="387864" calcext:value-type="float">
            <text:p>387864</text:p>
          </table:table-cell>
          <table:table-cell office:value-type="float" office:value="736720" calcext:value-type="float">
            <text:p>736720</text:p>
          </table:table-cell>
          <table:table-cell office:value-type="float" office:value="120" calcext:value-type="float">
            <text:p>120</text:p>
          </table:table-cell>
          <table:table-cell office:value-type="float" office:value="5302" calcext:value-type="float">
            <text:p>5302</text:p>
          </table:table-cell>
          <table:table-cell office:value-type="float" office:value="14301" calcext:value-type="float">
            <text:p>143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6474" calcext:value-type="float">
            <text:p>0.526474</text:p>
          </table:table-cell>
          <table:table-cell office:value-type="float" office:value="120" calcext:value-type="float">
            <text:p>120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7" calcext:value-type="float">
            <text:p>0.37</text:p>
          </table:table-cell>
          <table:table-cell office:value-type="float" office:value="119.18" calcext:value-type="float">
            <text:p>119.1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2300" calcext:value-type="float">
            <text:p>112300</text:p>
          </table:table-cell>
          <table:table-cell office:value-type="float" office:value="382748" calcext:value-type="float">
            <text:p>382748</text:p>
          </table:table-cell>
          <table:table-cell office:value-type="float" office:value="711836" calcext:value-type="float">
            <text:p>711836</text:p>
          </table:table-cell>
          <table:table-cell office:value-type="float" office:value="85" calcext:value-type="float">
            <text:p>85</text:p>
          </table:table-cell>
          <table:table-cell office:value-type="float" office:value="5036" calcext:value-type="float">
            <text:p>5036</text:p>
          </table:table-cell>
          <table:table-cell office:value-type="float" office:value="13963" calcext:value-type="float">
            <text:p>1396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7691" calcext:value-type="float">
            <text:p>0.537691</text:p>
          </table:table-cell>
          <table:table-cell office:value-type="float" office:value="85" calcext:value-type="float">
            <text:p>85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6" calcext:value-type="float">
            <text:p>0.36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3303" calcext:value-type="float">
            <text:p>113303</text:p>
          </table:table-cell>
          <table:table-cell office:value-type="float" office:value="678778" calcext:value-type="float">
            <text:p>678778</text:p>
          </table:table-cell>
          <table:table-cell office:value-type="float" office:value="1338835" calcext:value-type="float">
            <text:p>1338835</text:p>
          </table:table-cell>
          <table:table-cell office:value-type="float" office:value="217" calcext:value-type="float">
            <text:p>217</text:p>
          </table:table-cell>
          <table:table-cell office:value-type="float" office:value="10196" calcext:value-type="float">
            <text:p>10196</text:p>
          </table:table-cell>
          <table:table-cell office:value-type="float" office:value="27798" calcext:value-type="float">
            <text:p>2779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992" calcext:value-type="float">
            <text:p>0.506992</text:p>
          </table:table-cell>
          <table:table-cell office:value-type="float" office:value="217" calcext:value-type="float">
            <text:p>217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7" calcext:value-type="float">
            <text:p>0.37</text:p>
          </table:table-cell>
          <table:table-cell office:value-type="float" office:value="123.55" calcext:value-type="float">
            <text:p>123.5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4307" calcext:value-type="float">
            <text:p>114307</text:p>
          </table:table-cell>
          <table:table-cell office:value-type="float" office:value="359883" calcext:value-type="float">
            <text:p>359883</text:p>
          </table:table-cell>
          <table:table-cell office:value-type="float" office:value="626498" calcext:value-type="float">
            <text:p>626498</text:p>
          </table:table-cell>
          <table:table-cell office:value-type="float" office:value="87" calcext:value-type="float">
            <text:p>87</text:p>
          </table:table-cell>
          <table:table-cell office:value-type="float" office:value="4495" calcext:value-type="float">
            <text:p>4495</text:p>
          </table:table-cell>
          <table:table-cell office:value-type="float" office:value="11671" calcext:value-type="float">
            <text:p>1167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4436" calcext:value-type="float">
            <text:p>0.574436</text:p>
          </table:table-cell>
          <table:table-cell office:value-type="float" office:value="87" calcext:value-type="float">
            <text:p>87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9" calcext:value-type="float">
            <text:p>0.39</text:p>
          </table:table-cell>
          <table:table-cell office:value-type="float" office:value="138.94" calcext:value-type="float">
            <text:p>138.9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5311" calcext:value-type="float">
            <text:p>115311</text:p>
          </table:table-cell>
          <table:table-cell office:value-type="float" office:value="427133" calcext:value-type="float">
            <text:p>427133</text:p>
          </table:table-cell>
          <table:table-cell office:value-type="float" office:value="834045" calcext:value-type="float">
            <text:p>834045</text:p>
          </table:table-cell>
          <table:table-cell office:value-type="float" office:value="206" calcext:value-type="float">
            <text:p>206</text:p>
          </table:table-cell>
          <table:table-cell office:value-type="float" office:value="6099" calcext:value-type="float">
            <text:p>6099</text:p>
          </table:table-cell>
          <table:table-cell office:value-type="float" office:value="16698" calcext:value-type="float">
            <text:p>1669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2122" calcext:value-type="float">
            <text:p>0.512122</text:p>
          </table:table-cell>
          <table:table-cell office:value-type="float" office:value="206" calcext:value-type="float">
            <text:p>20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7" calcext:value-type="float">
            <text:p>0.37</text:p>
          </table:table-cell>
          <table:table-cell office:value-type="float" office:value="87.88" calcext:value-type="float">
            <text:p>87.8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6315" calcext:value-type="float">
            <text:p>116315</text:p>
          </table:table-cell>
          <table:table-cell office:value-type="float" office:value="354874" calcext:value-type="float">
            <text:p>354874</text:p>
          </table:table-cell>
          <table:table-cell office:value-type="float" office:value="648097" calcext:value-type="float">
            <text:p>648097</text:p>
          </table:table-cell>
          <table:table-cell office:value-type="float" office:value="85" calcext:value-type="float">
            <text:p>85</text:p>
          </table:table-cell>
          <table:table-cell office:value-type="float" office:value="4591" calcext:value-type="float">
            <text:p>4591</text:p>
          </table:table-cell>
          <table:table-cell office:value-type="float" office:value="11779" calcext:value-type="float">
            <text:p>117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7563" calcext:value-type="float">
            <text:p>0.547563</text:p>
          </table:table-cell>
          <table:table-cell office:value-type="float" office:value="85" calcext:value-type="float">
            <text:p>85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9" calcext:value-type="float">
            <text:p>0.39</text:p>
          </table:table-cell>
          <table:table-cell office:value-type="float" office:value="143.65" calcext:value-type="float">
            <text:p>143.6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7319" calcext:value-type="float">
            <text:p>117319</text:p>
          </table:table-cell>
          <table:table-cell office:value-type="float" office:value="409081" calcext:value-type="float">
            <text:p>409081</text:p>
          </table:table-cell>
          <table:table-cell office:value-type="float" office:value="786393" calcext:value-type="float">
            <text:p>786393</text:p>
          </table:table-cell>
          <table:table-cell office:value-type="float" office:value="207" calcext:value-type="float">
            <text:p>207</text:p>
          </table:table-cell>
          <table:table-cell office:value-type="float" office:value="5632" calcext:value-type="float">
            <text:p>5632</text:p>
          </table:table-cell>
          <table:table-cell office:value-type="float" office:value="15525" calcext:value-type="float">
            <text:p>1552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0199" calcext:value-type="float">
            <text:p>0.520199</text:p>
          </table:table-cell>
          <table:table-cell office:value-type="float" office:value="207" calcext:value-type="float">
            <text:p>207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6" calcext:value-type="float">
            <text:p>0.36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8323" calcext:value-type="float">
            <text:p>118323</text:p>
          </table:table-cell>
          <table:table-cell office:value-type="float" office:value="423997" calcext:value-type="float">
            <text:p>423997</text:p>
          </table:table-cell>
          <table:table-cell office:value-type="float" office:value="828020" calcext:value-type="float">
            <text:p>828020</text:p>
          </table:table-cell>
          <table:table-cell office:value-type="float" office:value="137" calcext:value-type="float">
            <text:p>137</text:p>
          </table:table-cell>
          <table:table-cell office:value-type="float" office:value="6188" calcext:value-type="float">
            <text:p>6188</text:p>
          </table:table-cell>
          <table:table-cell office:value-type="float" office:value="16215" calcext:value-type="float">
            <text:p>1621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2061" calcext:value-type="float">
            <text:p>0.512061</text:p>
          </table:table-cell>
          <table:table-cell office:value-type="float" office:value="137" calcext:value-type="float">
            <text:p>137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8" calcext:value-type="float">
            <text:p>0.38</text:p>
          </table:table-cell>
          <table:table-cell office:value-type="float" office:value="200.19" calcext:value-type="float">
            <text:p>200.19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9327" calcext:value-type="float">
            <text:p>119327</text:p>
          </table:table-cell>
          <table:table-cell office:value-type="float" office:value="29045929" calcext:value-type="float">
            <text:p>29045929</text:p>
          </table:table-cell>
          <table:table-cell office:value-type="float" office:value="37359804" calcext:value-type="float">
            <text:p>37359804</text:p>
          </table:table-cell>
          <table:table-cell office:value-type="float" office:value="23037" calcext:value-type="float">
            <text:p>23037</text:p>
          </table:table-cell>
          <table:table-cell office:value-type="float" office:value="331258" calcext:value-type="float">
            <text:p>331258</text:p>
          </table:table-cell>
          <table:table-cell office:value-type="float" office:value="575531" calcext:value-type="float">
            <text:p>575531</text:p>
          </table:table-cell>
          <table:table-cell office:value-type="float" office:value="37829" calcext:value-type="float">
            <text:p>3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7465" calcext:value-type="float">
            <text:p>0.777465</text:p>
          </table:table-cell>
          <table:table-cell office:value-type="float" office:value="23037" calcext:value-type="float">
            <text:p>23037</text:p>
          </table:table-cell>
          <table:table-cell office:value-type="float" office:value="0.021116" calcext:value-type="float">
            <text:p>0.021116</text:p>
          </table:table-cell>
          <table:table-cell office:value-type="float" office:value="0.036687" calcext:value-type="float">
            <text:p>0.036687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.58" calcext:value-type="float">
            <text:p>0.58</text:p>
          </table:table-cell>
          <table:table-cell office:value-type="float" office:value="15.21" calcext:value-type="float">
            <text:p>15.2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20331" calcext:value-type="float">
            <text:p>120331</text:p>
          </table:table-cell>
          <table:table-cell office:value-type="float" office:value="48744486" calcext:value-type="float">
            <text:p>48744486</text:p>
          </table:table-cell>
          <table:table-cell office:value-type="float" office:value="90010991" calcext:value-type="float">
            <text:p>90010991</text:p>
          </table:table-cell>
          <table:table-cell office:value-type="float" office:value="10943" calcext:value-type="float">
            <text:p>10943</text:p>
          </table:table-cell>
          <table:table-cell office:value-type="float" office:value="703057" calcext:value-type="float">
            <text:p>703057</text:p>
          </table:table-cell>
          <table:table-cell office:value-type="float" office:value="1203789" calcext:value-type="float">
            <text:p>1203789</text:p>
          </table:table-cell>
          <table:table-cell office:value-type="float" office:value="16547" calcext:value-type="float">
            <text:p>1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1539" calcext:value-type="float">
            <text:p>0.541539</text:p>
          </table:table-cell>
          <table:table-cell office:value-type="float" office:value="10943" calcext:value-type="float">
            <text:p>10943</text:p>
          </table:table-cell>
          <table:table-cell office:value-type="float" office:value="0.044816" calcext:value-type="float">
            <text:p>0.044816</text:p>
          </table:table-cell>
          <table:table-cell office:value-type="float" office:value="0.076736" calcext:value-type="float">
            <text:p>0.076736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58" calcext:value-type="float">
            <text:p>0.58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21334" calcext:value-type="float">
            <text:p>121334</text:p>
          </table:table-cell>
          <table:table-cell office:value-type="float" office:value="92238125" calcext:value-type="float">
            <text:p>92238125</text:p>
          </table:table-cell>
          <table:table-cell office:value-type="float" office:value="146714160" calcext:value-type="float">
            <text:p>146714160</text:p>
          </table:table-cell>
          <table:table-cell office:value-type="float" office:value="14174" calcext:value-type="float">
            <text:p>14174</text:p>
          </table:table-cell>
          <table:table-cell office:value-type="float" office:value="1327652" calcext:value-type="float">
            <text:p>1327652</text:p>
          </table:table-cell>
          <table:table-cell office:value-type="float" office:value="2267610" calcext:value-type="float">
            <text:p>2267610</text:p>
          </table:table-cell>
          <table:table-cell office:value-type="float" office:value="22490" calcext:value-type="float">
            <text:p>22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8693" calcext:value-type="float">
            <text:p>0.628693</text:p>
          </table:table-cell>
          <table:table-cell office:value-type="float" office:value="14174" calcext:value-type="float">
            <text:p>14174</text:p>
          </table:table-cell>
          <table:table-cell office:value-type="float" office:value="0.084716" calcext:value-type="float">
            <text:p>0.084716</text:p>
          </table:table-cell>
          <table:table-cell office:value-type="float" office:value="0.144693" calcext:value-type="float">
            <text:p>0.144693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.59" calcext:value-type="float">
            <text:p>0.59</text:p>
          </table:table-cell>
          <table:table-cell office:value-type="float" office:value="100.83" calcext:value-type="float">
            <text:p>100.8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21931" calcext:value-type="float">
            <text:p>121931</text:p>
          </table:table-cell>
          <table:table-cell office:value-type="float" office:value="4687954" calcext:value-type="float">
            <text:p>4687954</text:p>
          </table:table-cell>
          <table:table-cell office:value-type="float" office:value="5753672" calcext:value-type="float">
            <text:p>5753672</text:p>
          </table:table-cell>
          <table:table-cell office:value-type="float" office:value="6184" calcext:value-type="float">
            <text:p>6184</text:p>
          </table:table-cell>
          <table:table-cell office:value-type="float" office:value="54796" calcext:value-type="float">
            <text:p>54796</text:p>
          </table:table-cell>
          <table:table-cell office:value-type="float" office:value="47215" calcext:value-type="float">
            <text:p>47215</text:p>
          </table:table-cell>
          <table:table-cell office:value-type="float" office:value="3576" calcext:value-type="float">
            <text:p>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14776" calcext:value-type="float">
            <text:p>0.814776</text:p>
          </table:table-cell>
          <table:table-cell office:value-type="float" office:value="6184" calcext:value-type="float">
            <text:p>6184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0.005062" calcext:value-type="float">
            <text:p>0.00506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1.16" calcext:value-type="float">
            <text:p>1.1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2380" calcext:value-type="float">
            <text:p>122380</text:p>
          </table:table-cell>
          <table:table-cell office:value-type="float" office:value="41536364" calcext:value-type="float">
            <text:p>41536364</text:p>
          </table:table-cell>
          <table:table-cell office:value-type="float" office:value="75748275" calcext:value-type="float">
            <text:p>75748275</text:p>
          </table:table-cell>
          <table:table-cell office:value-type="float" office:value="14800" calcext:value-type="float">
            <text:p>14800</text:p>
          </table:table-cell>
          <table:table-cell office:value-type="float" office:value="725820" calcext:value-type="float">
            <text:p>725820</text:p>
          </table:table-cell>
          <table:table-cell office:value-type="float" office:value="1223472" calcext:value-type="float">
            <text:p>1223472</text:p>
          </table:table-cell>
          <table:table-cell office:value-type="float" office:value="24749" calcext:value-type="float">
            <text:p>247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8347" calcext:value-type="float">
            <text:p>0.548347</text:p>
          </table:table-cell>
          <table:table-cell office:value-type="float" office:value="14800" calcext:value-type="float">
            <text:p>14800</text:p>
          </table:table-cell>
          <table:table-cell office:value-type="float" office:value="0.101647" calcext:value-type="float">
            <text:p>0.101647</text:p>
          </table:table-cell>
          <table:table-cell office:value-type="float" office:value="0.17134" calcext:value-type="float">
            <text:p>0.17134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59" calcext:value-type="float">
            <text:p>0.59</text:p>
          </table:table-cell>
          <table:table-cell office:value-type="float" office:value="49.44" calcext:value-type="float">
            <text:p>49.4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5869" calcext:value-type="float">
            <text:p>125869</text:p>
          </table:table-cell>
          <table:table-cell office:value-type="float" office:value="4728922" calcext:value-type="float">
            <text:p>4728922</text:p>
          </table:table-cell>
          <table:table-cell office:value-type="float" office:value="6129136" calcext:value-type="float">
            <text:p>6129136</text:p>
          </table:table-cell>
          <table:table-cell office:value-type="float" office:value="7144" calcext:value-type="float">
            <text:p>7144</text:p>
          </table:table-cell>
          <table:table-cell office:value-type="float" office:value="56229" calcext:value-type="float">
            <text:p>56229</text:p>
          </table:table-cell>
          <table:table-cell office:value-type="float" office:value="58480" calcext:value-type="float">
            <text:p>58480</text:p>
          </table:table-cell>
          <table:table-cell office:value-type="float" office:value="4901" calcext:value-type="float">
            <text:p>4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1548" calcext:value-type="float">
            <text:p>0.771548</text:p>
          </table:table-cell>
          <table:table-cell office:value-type="float" office:value="7144" calcext:value-type="float">
            <text:p>7144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96" calcext:value-type="float">
            <text:p>0.96</text:p>
          </table:table-cell>
          <table:table-cell office:value-type="float" office:value="11.93" calcext:value-type="float">
            <text:p>11.93</text:p>
          </table:table-cell>
        </table:table-row>
      </table:table>
      <table:table table:name="vm2" table:style-name="ta1">
        <table:table-column table:style-name="co1" table:number-columns-repeated="20" table:default-cell-style-name="Default"/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03" calcext:value-type="float">
            <text:p>1003</text:p>
          </table:table-cell>
          <table:table-cell office:value-type="float" office:value="502907700" calcext:value-type="float">
            <text:p>502907700</text:p>
          </table:table-cell>
          <table:table-cell office:value-type="float" office:value="362497342" calcext:value-type="float">
            <text:p>362497342</text:p>
          </table:table-cell>
          <table:table-cell office:value-type="float" office:value="5616" calcext:value-type="float">
            <text:p>5616</text:p>
          </table:table-cell>
          <table:table-cell office:value-type="float" office:value="1823325" calcext:value-type="float">
            <text:p>1823325</text:p>
          </table:table-cell>
          <table:table-cell office:value-type="float" office:value="1226140" calcext:value-type="float">
            <text:p>1226140</text:p>
          </table:table-cell>
          <table:table-cell office:value-type="float" office:value="7907" calcext:value-type="float">
            <text:p>79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7342" calcext:value-type="float">
            <text:p>1.387342</text:p>
          </table:table-cell>
          <table:table-cell office:value-type="float" office:value="5616" calcext:value-type="float">
            <text:p>5616</text:p>
          </table:table-cell>
          <table:table-cell office:value-type="float" office:value="0.116344" calcext:value-type="float">
            <text:p>0.116344</text:p>
          </table:table-cell>
          <table:table-cell office:value-type="float" office:value="0.078238" calcext:value-type="float">
            <text:p>0.078238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1.49" calcext:value-type="float">
            <text:p>1.49</text:p>
          </table:table-cell>
          <table:table-cell office:value-type="float" office:value="155.07" calcext:value-type="float">
            <text:p>155.0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006" calcext:value-type="float">
            <text:p>2006</text:p>
          </table:table-cell>
          <table:table-cell office:value-type="float" office:value="462784266" calcext:value-type="float">
            <text:p>462784266</text:p>
          </table:table-cell>
          <table:table-cell office:value-type="float" office:value="321478804" calcext:value-type="float">
            <text:p>321478804</text:p>
          </table:table-cell>
          <table:table-cell office:value-type="float" office:value="41" calcext:value-type="float">
            <text:p>41</text:p>
          </table:table-cell>
          <table:table-cell office:value-type="float" office:value="844137" calcext:value-type="float">
            <text:p>844137</text:p>
          </table:table-cell>
          <table:table-cell office:value-type="float" office:value="30663" calcext:value-type="float">
            <text:p>3066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9548" calcext:value-type="float">
            <text:p>1.439548</text:p>
          </table:table-cell>
          <table:table-cell office:value-type="float" office:value="41" calcext:value-type="float">
            <text:p>41</text:p>
          </table:table-cell>
          <table:table-cell office:value-type="float" office:value="0.053863" calcext:value-type="float">
            <text:p>0.053863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7.53" calcext:value-type="float">
            <text:p>27.53</text:p>
          </table:table-cell>
          <table:table-cell office:value-type="float" office:value="696.89" calcext:value-type="float">
            <text:p>696.8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009" calcext:value-type="float">
            <text:p>3009</text:p>
          </table:table-cell>
          <table:table-cell office:value-type="float" office:value="492599758" calcext:value-type="float">
            <text:p>492599758</text:p>
          </table:table-cell>
          <table:table-cell office:value-type="float" office:value="340405047" calcext:value-type="float">
            <text:p>340405047</text:p>
          </table:table-cell>
          <table:table-cell office:value-type="float" office:value="164" calcext:value-type="float">
            <text:p>164</text:p>
          </table:table-cell>
          <table:table-cell office:value-type="float" office:value="896242" calcext:value-type="float">
            <text:p>896242</text:p>
          </table:table-cell>
          <table:table-cell office:value-type="float" office:value="32035" calcext:value-type="float">
            <text:p>32035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7099" calcext:value-type="float">
            <text:p>1.447099</text:p>
          </table:table-cell>
          <table:table-cell office:value-type="float" office:value="164" calcext:value-type="float">
            <text:p>164</text:p>
          </table:table-cell>
          <table:table-cell office:value-type="float" office:value="0.057188" calcext:value-type="float">
            <text:p>0.057188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27.98" calcext:value-type="float">
            <text:p>27.98</text:p>
          </table:table-cell>
          <table:table-cell office:value-type="float" office:value="228.82" calcext:value-type="float">
            <text:p>228.8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012" calcext:value-type="float">
            <text:p>4012</text:p>
          </table:table-cell>
          <table:table-cell office:value-type="float" office:value="1726135096" calcext:value-type="float">
            <text:p>1726135096</text:p>
          </table:table-cell>
          <table:table-cell office:value-type="float" office:value="1286972627" calcext:value-type="float">
            <text:p>1286972627</text:p>
          </table:table-cell>
          <table:table-cell office:value-type="float" office:value="852" calcext:value-type="float">
            <text:p>852</text:p>
          </table:table-cell>
          <table:table-cell office:value-type="float" office:value="8813536" calcext:value-type="float">
            <text:p>8813536</text:p>
          </table:table-cell>
          <table:table-cell office:value-type="float" office:value="7391348" calcext:value-type="float">
            <text:p>7391348</text:p>
          </table:table-cell>
          <table:table-cell office:value-type="float" office:value="6030" calcext:value-type="float">
            <text:p>60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1237" calcext:value-type="float">
            <text:p>1.341237</text:p>
          </table:table-cell>
          <table:table-cell office:value-type="float" office:value="852" calcext:value-type="float">
            <text:p>852</text:p>
          </table:table-cell>
          <table:table-cell office:value-type="float" office:value="0.562379" calcext:value-type="float">
            <text:p>0.562379</text:p>
          </table:table-cell>
          <table:table-cell office:value-type="float" office:value="0.471631" calcext:value-type="float">
            <text:p>0.471631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1.19" calcext:value-type="float">
            <text:p>1.19</text:p>
          </table:table-cell>
          <table:table-cell office:value-type="float" office:value="1225.76" calcext:value-type="float">
            <text:p>1225.7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015" calcext:value-type="float">
            <text:p>5015</text:p>
          </table:table-cell>
          <table:table-cell office:value-type="float" office:value="304140422" calcext:value-type="float">
            <text:p>304140422</text:p>
          </table:table-cell>
          <table:table-cell office:value-type="float" office:value="260977824" calcext:value-type="float">
            <text:p>260977824</text:p>
          </table:table-cell>
          <table:table-cell office:value-type="float" office:value="6975" calcext:value-type="float">
            <text:p>6975</text:p>
          </table:table-cell>
          <table:table-cell office:value-type="float" office:value="1307978" calcext:value-type="float">
            <text:p>1307978</text:p>
          </table:table-cell>
          <table:table-cell office:value-type="float" office:value="1000176" calcext:value-type="float">
            <text:p>1000176</text:p>
          </table:table-cell>
          <table:table-cell office:value-type="float" office:value="13736" calcext:value-type="float">
            <text:p>137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65388" calcext:value-type="float">
            <text:p>1.165388</text:p>
          </table:table-cell>
          <table:table-cell office:value-type="float" office:value="6975" calcext:value-type="float">
            <text:p>6975</text:p>
          </table:table-cell>
          <table:table-cell office:value-type="float" office:value="0.08346" calcext:value-type="float">
            <text:p>0.08346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1.31" calcext:value-type="float">
            <text:p>1.31</text:p>
          </table:table-cell>
          <table:table-cell office:value-type="float" office:value="72.81" calcext:value-type="float">
            <text:p>72.8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018" calcext:value-type="float">
            <text:p>6018</text:p>
          </table:table-cell>
          <table:table-cell office:value-type="float" office:value="177712457" calcext:value-type="float">
            <text:p>177712457</text:p>
          </table:table-cell>
          <table:table-cell office:value-type="float" office:value="241325377" calcext:value-type="float">
            <text:p>241325377</text:p>
          </table:table-cell>
          <table:table-cell office:value-type="float" office:value="29651" calcext:value-type="float">
            <text:p>29651</text:p>
          </table:table-cell>
          <table:table-cell office:value-type="float" office:value="2158017" calcext:value-type="float">
            <text:p>2158017</text:p>
          </table:table-cell>
          <table:table-cell office:value-type="float" office:value="3136408" calcext:value-type="float">
            <text:p>3136408</text:p>
          </table:table-cell>
          <table:table-cell office:value-type="float" office:value="51124" calcext:value-type="float">
            <text:p>511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29651" calcext:value-type="float">
            <text:p>29651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0013" calcext:value-type="float">
            <text:p>0.20013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69" calcext:value-type="float">
            <text:p>0.69</text:p>
          </table:table-cell>
          <table:table-cell office:value-type="float" office:value="61.35" calcext:value-type="float">
            <text:p>61.3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021" calcext:value-type="float">
            <text:p>7021</text:p>
          </table:table-cell>
          <table:table-cell office:value-type="float" office:value="93613564" calcext:value-type="float">
            <text:p>93613564</text:p>
          </table:table-cell>
          <table:table-cell office:value-type="float" office:value="178435241" calcext:value-type="float">
            <text:p>178435241</text:p>
          </table:table-cell>
          <table:table-cell office:value-type="float" office:value="31679" calcext:value-type="float">
            <text:p>31679</text:p>
          </table:table-cell>
          <table:table-cell office:value-type="float" office:value="1592818" calcext:value-type="float">
            <text:p>1592818</text:p>
          </table:table-cell>
          <table:table-cell office:value-type="float" office:value="3007247" calcext:value-type="float">
            <text:p>3007247</text:p>
          </table:table-cell>
          <table:table-cell office:value-type="float" office:value="47853" calcext:value-type="float">
            <text:p>478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4636" calcext:value-type="float">
            <text:p>0.524636</text:p>
          </table:table-cell>
          <table:table-cell office:value-type="float" office:value="31679" calcext:value-type="float">
            <text:p>31679</text:p>
          </table:table-cell>
          <table:table-cell office:value-type="float" office:value="0.101635" calcext:value-type="float">
            <text:p>0.101635</text:p>
          </table:table-cell>
          <table:table-cell office:value-type="float" office:value="0.191888" calcext:value-type="float">
            <text:p>0.191888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.53" calcext:value-type="float">
            <text:p>0.53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024" calcext:value-type="float">
            <text:p>8024</text:p>
          </table:table-cell>
          <table:table-cell office:value-type="float" office:value="326115453" calcext:value-type="float">
            <text:p>326115453</text:p>
          </table:table-cell>
          <table:table-cell office:value-type="float" office:value="552978365" calcext:value-type="float">
            <text:p>552978365</text:p>
          </table:table-cell>
          <table:table-cell office:value-type="float" office:value="91391" calcext:value-type="float">
            <text:p>91391</text:p>
          </table:table-cell>
          <table:table-cell office:value-type="float" office:value="5579725" calcext:value-type="float">
            <text:p>5579725</text:p>
          </table:table-cell>
          <table:table-cell office:value-type="float" office:value="8312221" calcext:value-type="float">
            <text:p>8312221</text:p>
          </table:table-cell>
          <table:table-cell office:value-type="float" office:value="160652" calcext:value-type="float">
            <text:p>1606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91391" calcext:value-type="float">
            <text:p>91391</text:p>
          </table:table-cell>
          <table:table-cell office:value-type="float" office:value="0.356034" calcext:value-type="float">
            <text:p>0.356034</text:p>
          </table:table-cell>
          <table:table-cell office:value-type="float" office:value="0.530391" calcext:value-type="float">
            <text:p>0.530391</text:p>
          </table:table-cell>
          <table:table-cell office:value-type="float" office:value="0.010251" calcext:value-type="float">
            <text:p>0.010251</text:p>
          </table:table-cell>
          <table:table-cell office:value-type="float" office:value="0.67" calcext:value-type="float">
            <text:p>0.67</text:p>
          </table:table-cell>
          <table:table-cell office:value-type="float" office:value="51.74" calcext:value-type="float">
            <text:p>51.7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027" calcext:value-type="float">
            <text:p>9027</text:p>
          </table:table-cell>
          <table:table-cell office:value-type="float" office:value="233106945" calcext:value-type="float">
            <text:p>233106945</text:p>
          </table:table-cell>
          <table:table-cell office:value-type="float" office:value="487476369" calcext:value-type="float">
            <text:p>487476369</text:p>
          </table:table-cell>
          <table:table-cell office:value-type="float" office:value="35466" calcext:value-type="float">
            <text:p>35466</text:p>
          </table:table-cell>
          <table:table-cell office:value-type="float" office:value="4862029" calcext:value-type="float">
            <text:p>4862029</text:p>
          </table:table-cell>
          <table:table-cell office:value-type="float" office:value="7510498" calcext:value-type="float">
            <text:p>7510498</text:p>
          </table:table-cell>
          <table:table-cell office:value-type="float" office:value="59774" calcext:value-type="float">
            <text:p>597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8191" calcext:value-type="float">
            <text:p>0.478191</text:p>
          </table:table-cell>
          <table:table-cell office:value-type="float" office:value="35466" calcext:value-type="float">
            <text:p>35466</text:p>
          </table:table-cell>
          <table:table-cell office:value-type="float" office:value="0.310239" calcext:value-type="float">
            <text:p>0.310239</text:p>
          </table:table-cell>
          <table:table-cell office:value-type="float" office:value="0.479234" calcext:value-type="float">
            <text:p>0.479234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65" calcext:value-type="float">
            <text:p>0.65</text:p>
          </table:table-cell>
          <table:table-cell office:value-type="float" office:value="125.65" calcext:value-type="float">
            <text:p>125.6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030" calcext:value-type="float">
            <text:p>10030</text:p>
          </table:table-cell>
          <table:table-cell office:value-type="float" office:value="49242643" calcext:value-type="float">
            <text:p>49242643</text:p>
          </table:table-cell>
          <table:table-cell office:value-type="float" office:value="67041618" calcext:value-type="float">
            <text:p>67041618</text:p>
          </table:table-cell>
          <table:table-cell office:value-type="float" office:value="26894" calcext:value-type="float">
            <text:p>26894</text:p>
          </table:table-cell>
          <table:table-cell office:value-type="float" office:value="549038" calcext:value-type="float">
            <text:p>549038</text:p>
          </table:table-cell>
          <table:table-cell office:value-type="float" office:value="970258" calcext:value-type="float">
            <text:p>970258</text:p>
          </table:table-cell>
          <table:table-cell office:value-type="float" office:value="38418" calcext:value-type="float">
            <text:p>38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4509" calcext:value-type="float">
            <text:p>0.734509</text:p>
          </table:table-cell>
          <table:table-cell office:value-type="float" office:value="26894" calcext:value-type="float">
            <text:p>26894</text:p>
          </table:table-cell>
          <table:table-cell office:value-type="float" office:value="0.035033" calcext:value-type="float">
            <text:p>0.035033</text:p>
          </table:table-cell>
          <table:table-cell office:value-type="float" office:value="0.061911" calcext:value-type="float">
            <text:p>0.061911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57" calcext:value-type="float">
            <text:p>0.57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033" calcext:value-type="float">
            <text:p>11033</text:p>
          </table:table-cell>
          <table:table-cell office:value-type="float" office:value="5067853" calcext:value-type="float">
            <text:p>5067853</text:p>
          </table:table-cell>
          <table:table-cell office:value-type="float" office:value="11266077" calcext:value-type="float">
            <text:p>11266077</text:p>
          </table:table-cell>
          <table:table-cell office:value-type="float" office:value="4491" calcext:value-type="float">
            <text:p>4491</text:p>
          </table:table-cell>
          <table:table-cell office:value-type="float" office:value="89650" calcext:value-type="float">
            <text:p>89650</text:p>
          </table:table-cell>
          <table:table-cell office:value-type="float" office:value="231457" calcext:value-type="float">
            <text:p>231457</text:p>
          </table:table-cell>
          <table:table-cell office:value-type="float" office:value="7103" calcext:value-type="float">
            <text:p>7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9833" calcext:value-type="float">
            <text:p>0.449833</text:p>
          </table:table-cell>
          <table:table-cell office:value-type="float" office:value="4491" calcext:value-type="float">
            <text:p>4491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14769" calcext:value-type="float">
            <text:p>0.014769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39" calcext:value-type="float">
            <text:p>0.39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036" calcext:value-type="float">
            <text:p>12036</text:p>
          </table:table-cell>
          <table:table-cell office:value-type="float" office:value="664622" calcext:value-type="float">
            <text:p>664622</text:p>
          </table:table-cell>
          <table:table-cell office:value-type="float" office:value="1990368" calcext:value-type="float">
            <text:p>1990368</text:p>
          </table:table-cell>
          <table:table-cell office:value-type="float" office:value="4058" calcext:value-type="float">
            <text:p>4058</text:p>
          </table:table-cell>
          <table:table-cell office:value-type="float" office:value="13530" calcext:value-type="float">
            <text:p>13530</text:p>
          </table:table-cell>
          <table:table-cell office:value-type="float" office:value="32896" calcext:value-type="float">
            <text:p>32896</text:p>
          </table:table-cell>
          <table:table-cell office:value-type="float" office:value="4617" calcext:value-type="float">
            <text:p>46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919" calcext:value-type="float">
            <text:p>0.333919</text:p>
          </table:table-cell>
          <table:table-cell office:value-type="float" office:value="4058" calcext:value-type="float">
            <text:p>4058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41" calcext:value-type="float">
            <text:p>0.41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3038" calcext:value-type="float">
            <text:p>13038</text:p>
          </table:table-cell>
          <table:table-cell office:value-type="float" office:value="10368639342" calcext:value-type="float">
            <text:p>10368639342</text:p>
          </table:table-cell>
          <table:table-cell office:value-type="float" office:value="5703215527" calcext:value-type="float">
            <text:p>5703215527</text:p>
          </table:table-cell>
          <table:table-cell office:value-type="float" office:value="442866" calcext:value-type="float">
            <text:p>442866</text:p>
          </table:table-cell>
          <table:table-cell office:value-type="float" office:value="231055435" calcext:value-type="float">
            <text:p>231055435</text:p>
          </table:table-cell>
          <table:table-cell office:value-type="float" office:value="307340895" calcext:value-type="float">
            <text:p>307340895</text:p>
          </table:table-cell>
          <table:table-cell office:value-type="float" office:value="1634404" calcext:value-type="float">
            <text:p>163440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18034" calcext:value-type="float">
            <text:p>1.818034</text:p>
          </table:table-cell>
          <table:table-cell office:value-type="float" office:value="442866" calcext:value-type="float">
            <text:p>442866</text:p>
          </table:table-cell>
          <table:table-cell office:value-type="float" office:value="14.758032" calcext:value-type="float">
            <text:p>14.758032</text:p>
          </table:table-cell>
          <table:table-cell office:value-type="float" office:value="19.630556" calcext:value-type="float">
            <text:p>19.630556</text:p>
          </table:table-cell>
          <table:table-cell office:value-type="float" office:value="0.104393" calcext:value-type="float">
            <text:p>0.104393</text:p>
          </table:table-cell>
          <table:table-cell office:value-type="float" office:value="0.75" calcext:value-type="float">
            <text:p>0.75</text:p>
          </table:table-cell>
          <table:table-cell office:value-type="float" office:value="188.04" calcext:value-type="float">
            <text:p>188.0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4040" calcext:value-type="float">
            <text:p>14040</text:p>
          </table:table-cell>
          <table:table-cell office:value-type="float" office:value="16555350551" calcext:value-type="float">
            <text:p>16555350551</text:p>
          </table:table-cell>
          <table:table-cell office:value-type="float" office:value="8805600925" calcext:value-type="float">
            <text:p>8805600925</text:p>
          </table:table-cell>
          <table:table-cell office:value-type="float" office:value="476268" calcext:value-type="float">
            <text:p>476268</text:p>
          </table:table-cell>
          <table:table-cell office:value-type="float" office:value="370216094" calcext:value-type="float">
            <text:p>370216094</text:p>
          </table:table-cell>
          <table:table-cell office:value-type="float" office:value="488077706" calcext:value-type="float">
            <text:p>488077706</text:p>
          </table:table-cell>
          <table:table-cell office:value-type="float" office:value="1529910" calcext:value-type="float">
            <text:p>15299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093" calcext:value-type="float">
            <text:p>1.880093</text:p>
          </table:table-cell>
          <table:table-cell office:value-type="float" office:value="476268" calcext:value-type="float">
            <text:p>476268</text:p>
          </table:table-cell>
          <table:table-cell office:value-type="float" office:value="23.646538" calcext:value-type="float">
            <text:p>23.646538</text:p>
          </table:table-cell>
          <table:table-cell office:value-type="float" office:value="31.174623" calcext:value-type="float">
            <text:p>31.174623</text:p>
          </table:table-cell>
          <table:table-cell office:value-type="float" office:value="0.097719" calcext:value-type="float">
            <text:p>0.097719</text:p>
          </table:table-cell>
          <table:table-cell office:value-type="float" office:value="0.76" calcext:value-type="float">
            <text:p>0.76</text:p>
          </table:table-cell>
          <table:table-cell office:value-type="float" office:value="319.02" calcext:value-type="float">
            <text:p>319.0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5043" calcext:value-type="float">
            <text:p>15043</text:p>
          </table:table-cell>
          <table:table-cell office:value-type="float" office:value="16744569413" calcext:value-type="float">
            <text:p>16744569413</text:p>
          </table:table-cell>
          <table:table-cell office:value-type="float" office:value="8910509281" calcext:value-type="float">
            <text:p>8910509281</text:p>
          </table:table-cell>
          <table:table-cell office:value-type="float" office:value="507699" calcext:value-type="float">
            <text:p>507699</text:p>
          </table:table-cell>
          <table:table-cell office:value-type="float" office:value="374607664" calcext:value-type="float">
            <text:p>374607664</text:p>
          </table:table-cell>
          <table:table-cell office:value-type="float" office:value="494549511" calcext:value-type="float">
            <text:p>494549511</text:p>
          </table:table-cell>
          <table:table-cell office:value-type="float" office:value="1580349" calcext:value-type="float">
            <text:p>158034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193" calcext:value-type="float">
            <text:p>1.879193</text:p>
          </table:table-cell>
          <table:table-cell office:value-type="float" office:value="507699" calcext:value-type="float">
            <text:p>507699</text:p>
          </table:table-cell>
          <table:table-cell office:value-type="float" office:value="23.903181" calcext:value-type="float">
            <text:p>23.903181</text:p>
          </table:table-cell>
          <table:table-cell office:value-type="float" office:value="31.556499" calcext:value-type="float">
            <text:p>31.556499</text:p>
          </table:table-cell>
          <table:table-cell office:value-type="float" office:value="0.10084" calcext:value-type="float">
            <text:p>0.10084</text:p>
          </table:table-cell>
          <table:table-cell office:value-type="float" office:value="0.76" calcext:value-type="float">
            <text:p>0.76</text:p>
          </table:table-cell>
          <table:table-cell office:value-type="float" office:value="312.94" calcext:value-type="float">
            <text:p>312.9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6045" calcext:value-type="float">
            <text:p>16045</text:p>
          </table:table-cell>
          <table:table-cell office:value-type="float" office:value="16757970030" calcext:value-type="float">
            <text:p>16757970030</text:p>
          </table:table-cell>
          <table:table-cell office:value-type="float" office:value="8917822544" calcext:value-type="float">
            <text:p>8917822544</text:p>
          </table:table-cell>
          <table:table-cell office:value-type="float" office:value="497716" calcext:value-type="float">
            <text:p>497716</text:p>
          </table:table-cell>
          <table:table-cell office:value-type="float" office:value="375176475" calcext:value-type="float">
            <text:p>375176475</text:p>
          </table:table-cell>
          <table:table-cell office:value-type="float" office:value="496774678" calcext:value-type="float">
            <text:p>496774678</text:p>
          </table:table-cell>
          <table:table-cell office:value-type="float" office:value="1633417" calcext:value-type="float">
            <text:p>16334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155" calcext:value-type="float">
            <text:p>1.879155</text:p>
          </table:table-cell>
          <table:table-cell office:value-type="float" office:value="497716" calcext:value-type="float">
            <text:p>497716</text:p>
          </table:table-cell>
          <table:table-cell office:value-type="float" office:value="23.963367" calcext:value-type="float">
            <text:p>23.963367</text:p>
          </table:table-cell>
          <table:table-cell office:value-type="float" office:value="31.73012" calcext:value-type="float">
            <text:p>31.73012</text:p>
          </table:table-cell>
          <table:table-cell office:value-type="float" office:value="0.10433" calcext:value-type="float">
            <text:p>0.10433</text:p>
          </table:table-cell>
          <table:table-cell office:value-type="float" office:value="0.76" calcext:value-type="float">
            <text:p>0.76</text:p>
          </table:table-cell>
          <table:table-cell office:value-type="float" office:value="304.13" calcext:value-type="float">
            <text:p>304.1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7047" calcext:value-type="float">
            <text:p>17047</text:p>
          </table:table-cell>
          <table:table-cell office:value-type="float" office:value="16721495816" calcext:value-type="float">
            <text:p>16721495816</text:p>
          </table:table-cell>
          <table:table-cell office:value-type="float" office:value="8886573000" calcext:value-type="float">
            <text:p>8886573000</text:p>
          </table:table-cell>
          <table:table-cell office:value-type="float" office:value="513957" calcext:value-type="float">
            <text:p>513957</text:p>
          </table:table-cell>
          <table:table-cell office:value-type="float" office:value="374174376" calcext:value-type="float">
            <text:p>374174376</text:p>
          </table:table-cell>
          <table:table-cell office:value-type="float" office:value="493599984" calcext:value-type="float">
            <text:p>493599984</text:p>
          </table:table-cell>
          <table:table-cell office:value-type="float" office:value="1681535" calcext:value-type="float">
            <text:p>168153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1659" calcext:value-type="float">
            <text:p>1.881659</text:p>
          </table:table-cell>
          <table:table-cell office:value-type="float" office:value="513957" calcext:value-type="float">
            <text:p>513957</text:p>
          </table:table-cell>
          <table:table-cell office:value-type="float" office:value="23.899361" calcext:value-type="float">
            <text:p>23.899361</text:p>
          </table:table-cell>
          <table:table-cell office:value-type="float" office:value="31.527346" calcext:value-type="float">
            <text:p>31.527346</text:p>
          </table:table-cell>
          <table:table-cell office:value-type="float" office:value="0.107403" calcext:value-type="float">
            <text:p>0.107403</text:p>
          </table:table-cell>
          <table:table-cell office:value-type="float" office:value="0.76" calcext:value-type="float">
            <text:p>0.76</text:p>
          </table:table-cell>
          <table:table-cell office:value-type="float" office:value="293.54" calcext:value-type="float">
            <text:p>293.5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8049" calcext:value-type="float">
            <text:p>18049</text:p>
          </table:table-cell>
          <table:table-cell office:value-type="float" office:value="16859624744" calcext:value-type="float">
            <text:p>16859624744</text:p>
          </table:table-cell>
          <table:table-cell office:value-type="float" office:value="8970452377" calcext:value-type="float">
            <text:p>8970452377</text:p>
          </table:table-cell>
          <table:table-cell office:value-type="float" office:value="509144" calcext:value-type="float">
            <text:p>509144</text:p>
          </table:table-cell>
          <table:table-cell office:value-type="float" office:value="377783812" calcext:value-type="float">
            <text:p>377783812</text:p>
          </table:table-cell>
          <table:table-cell office:value-type="float" office:value="500513062" calcext:value-type="float">
            <text:p>500513062</text:p>
          </table:table-cell>
          <table:table-cell office:value-type="float" office:value="1630667" calcext:value-type="float">
            <text:p>16306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462" calcext:value-type="float">
            <text:p>1.879462</text:p>
          </table:table-cell>
          <table:table-cell office:value-type="float" office:value="509144" calcext:value-type="float">
            <text:p>509144</text:p>
          </table:table-cell>
          <table:table-cell office:value-type="float" office:value="24.129904" calcext:value-type="float">
            <text:p>24.129904</text:p>
          </table:table-cell>
          <table:table-cell office:value-type="float" office:value="31.968897" calcext:value-type="float">
            <text:p>31.968897</text:p>
          </table:table-cell>
          <table:table-cell office:value-type="float" office:value="0.104154" calcext:value-type="float">
            <text:p>0.104154</text:p>
          </table:table-cell>
          <table:table-cell office:value-type="float" office:value="0.75" calcext:value-type="float">
            <text:p>0.75</text:p>
          </table:table-cell>
          <table:table-cell office:value-type="float" office:value="306.94" calcext:value-type="float">
            <text:p>306.9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9052" calcext:value-type="float">
            <text:p>19052</text:p>
          </table:table-cell>
          <table:table-cell office:value-type="float" office:value="16274429751" calcext:value-type="float">
            <text:p>16274429751</text:p>
          </table:table-cell>
          <table:table-cell office:value-type="float" office:value="8700479514" calcext:value-type="float">
            <text:p>8700479514</text:p>
          </table:table-cell>
          <table:table-cell office:value-type="float" office:value="559150" calcext:value-type="float">
            <text:p>559150</text:p>
          </table:table-cell>
          <table:table-cell office:value-type="float" office:value="364070585" calcext:value-type="float">
            <text:p>364070585</text:p>
          </table:table-cell>
          <table:table-cell office:value-type="float" office:value="481139086" calcext:value-type="float">
            <text:p>481139086</text:p>
          </table:table-cell>
          <table:table-cell office:value-type="float" office:value="2052114" calcext:value-type="float">
            <text:p>205211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0521" calcext:value-type="float">
            <text:p>1.870521</text:p>
          </table:table-cell>
          <table:table-cell office:value-type="float" office:value="559150" calcext:value-type="float">
            <text:p>559150</text:p>
          </table:table-cell>
          <table:table-cell office:value-type="float" office:value="23.230825" calcext:value-type="float">
            <text:p>23.230825</text:p>
          </table:table-cell>
          <table:table-cell office:value-type="float" office:value="30.700798" calcext:value-type="float">
            <text:p>30.700798</text:p>
          </table:table-cell>
          <table:table-cell office:value-type="float" office:value="0.130942" calcext:value-type="float">
            <text:p>0.130942</text:p>
          </table:table-cell>
          <table:table-cell office:value-type="float" office:value="0.76" calcext:value-type="float">
            <text:p>0.76</text:p>
          </table:table-cell>
          <table:table-cell office:value-type="float" office:value="234.46" calcext:value-type="float">
            <text:p>234.4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0055" calcext:value-type="float">
            <text:p>20055</text:p>
          </table:table-cell>
          <table:table-cell office:value-type="float" office:value="16576858631" calcext:value-type="float">
            <text:p>16576858631</text:p>
          </table:table-cell>
          <table:table-cell office:value-type="float" office:value="8826532238" calcext:value-type="float">
            <text:p>8826532238</text:p>
          </table:table-cell>
          <table:table-cell office:value-type="float" office:value="564130" calcext:value-type="float">
            <text:p>564130</text:p>
          </table:table-cell>
          <table:table-cell office:value-type="float" office:value="370958945" calcext:value-type="float">
            <text:p>370958945</text:p>
          </table:table-cell>
          <table:table-cell office:value-type="float" office:value="489127175" calcext:value-type="float">
            <text:p>489127175</text:p>
          </table:table-cell>
          <table:table-cell office:value-type="float" office:value="1839374" calcext:value-type="float">
            <text:p>183937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072" calcext:value-type="float">
            <text:p>1.878072</text:p>
          </table:table-cell>
          <table:table-cell office:value-type="float" office:value="564130" calcext:value-type="float">
            <text:p>564130</text:p>
          </table:table-cell>
          <table:table-cell office:value-type="float" office:value="23.670361" calcext:value-type="float">
            <text:p>23.670361</text:p>
          </table:table-cell>
          <table:table-cell office:value-type="float" office:value="31.210506" calcext:value-type="float">
            <text:p>31.210506</text:p>
          </table:table-cell>
          <table:table-cell office:value-type="float" office:value="0.117368" calcext:value-type="float">
            <text:p>0.117368</text:p>
          </table:table-cell>
          <table:table-cell office:value-type="float" office:value="0.76" calcext:value-type="float">
            <text:p>0.76</text:p>
          </table:table-cell>
          <table:table-cell office:value-type="float" office:value="265.92" calcext:value-type="float">
            <text:p>265.9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1057" calcext:value-type="float">
            <text:p>21057</text:p>
          </table:table-cell>
          <table:table-cell office:value-type="float" office:value="16718921087" calcext:value-type="float">
            <text:p>16718921087</text:p>
          </table:table-cell>
          <table:table-cell office:value-type="float" office:value="8896777828" calcext:value-type="float">
            <text:p>8896777828</text:p>
          </table:table-cell>
          <table:table-cell office:value-type="float" office:value="593445" calcext:value-type="float">
            <text:p>593445</text:p>
          </table:table-cell>
          <table:table-cell office:value-type="float" office:value="374518597" calcext:value-type="float">
            <text:p>374518597</text:p>
          </table:table-cell>
          <table:table-cell office:value-type="float" office:value="494862523" calcext:value-type="float">
            <text:p>494862523</text:p>
          </table:table-cell>
          <table:table-cell office:value-type="float" office:value="1861773" calcext:value-type="float">
            <text:p>186177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211" calcext:value-type="float">
            <text:p>1.879211</text:p>
          </table:table-cell>
          <table:table-cell office:value-type="float" office:value="593445" calcext:value-type="float">
            <text:p>593445</text:p>
          </table:table-cell>
          <table:table-cell office:value-type="float" office:value="23.921347" calcext:value-type="float">
            <text:p>23.921347</text:p>
          </table:table-cell>
          <table:table-cell office:value-type="float" office:value="31.607986" calcext:value-type="float">
            <text:p>31.607986</text:p>
          </table:table-cell>
          <table:table-cell office:value-type="float" office:value="0.118916" calcext:value-type="float">
            <text:p>0.118916</text:p>
          </table:table-cell>
          <table:table-cell office:value-type="float" office:value="0.76" calcext:value-type="float">
            <text:p>0.76</text:p>
          </table:table-cell>
          <table:table-cell office:value-type="float" office:value="265.8" calcext:value-type="float">
            <text:p>265.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2059" calcext:value-type="float">
            <text:p>22059</text:p>
          </table:table-cell>
          <table:table-cell office:value-type="float" office:value="16817530589" calcext:value-type="float">
            <text:p>16817530589</text:p>
          </table:table-cell>
          <table:table-cell office:value-type="float" office:value="8942088688" calcext:value-type="float">
            <text:p>8942088688</text:p>
          </table:table-cell>
          <table:table-cell office:value-type="float" office:value="612137" calcext:value-type="float">
            <text:p>612137</text:p>
          </table:table-cell>
          <table:table-cell office:value-type="float" office:value="376622314" calcext:value-type="float">
            <text:p>376622314</text:p>
          </table:table-cell>
          <table:table-cell office:value-type="float" office:value="498079083" calcext:value-type="float">
            <text:p>498079083</text:p>
          </table:table-cell>
          <table:table-cell office:value-type="float" office:value="1985026" calcext:value-type="float">
            <text:p>19850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716" calcext:value-type="float">
            <text:p>1.880716</text:p>
          </table:table-cell>
          <table:table-cell office:value-type="float" office:value="612137" calcext:value-type="float">
            <text:p>612137</text:p>
          </table:table-cell>
          <table:table-cell office:value-type="float" office:value="24.055716" calcext:value-type="float">
            <text:p>24.055716</text:p>
          </table:table-cell>
          <table:table-cell office:value-type="float" office:value="31.813435" calcext:value-type="float">
            <text:p>31.813435</text:p>
          </table:table-cell>
          <table:table-cell office:value-type="float" office:value="0.126788" calcext:value-type="float">
            <text:p>0.126788</text:p>
          </table:table-cell>
          <table:table-cell office:value-type="float" office:value="0.76" calcext:value-type="float">
            <text:p>0.76</text:p>
          </table:table-cell>
          <table:table-cell office:value-type="float" office:value="250.92" calcext:value-type="float">
            <text:p>250.9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3061" calcext:value-type="float">
            <text:p>23061</text:p>
          </table:table-cell>
          <table:table-cell office:value-type="float" office:value="16571241359" calcext:value-type="float">
            <text:p>16571241359</text:p>
          </table:table-cell>
          <table:table-cell office:value-type="float" office:value="8831560141" calcext:value-type="float">
            <text:p>8831560141</text:p>
          </table:table-cell>
          <table:table-cell office:value-type="float" office:value="660549" calcext:value-type="float">
            <text:p>660549</text:p>
          </table:table-cell>
          <table:table-cell office:value-type="float" office:value="370616349" calcext:value-type="float">
            <text:p>370616349</text:p>
          </table:table-cell>
          <table:table-cell office:value-type="float" office:value="489468069" calcext:value-type="float">
            <text:p>489468069</text:p>
          </table:table-cell>
          <table:table-cell office:value-type="float" office:value="2128476" calcext:value-type="float">
            <text:p>21284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366" calcext:value-type="float">
            <text:p>1.876366</text:p>
          </table:table-cell>
          <table:table-cell office:value-type="float" office:value="660549" calcext:value-type="float">
            <text:p>660549</text:p>
          </table:table-cell>
          <table:table-cell office:value-type="float" office:value="23.672102" calcext:value-type="float">
            <text:p>23.672102</text:p>
          </table:table-cell>
          <table:table-cell office:value-type="float" office:value="31.26343" calcext:value-type="float">
            <text:p>31.26343</text:p>
          </table:table-cell>
          <table:table-cell office:value-type="float" office:value="0.135951" calcext:value-type="float">
            <text:p>0.135951</text:p>
          </table:table-cell>
          <table:table-cell office:value-type="float" office:value="0.76" calcext:value-type="float">
            <text:p>0.76</text:p>
          </table:table-cell>
          <table:table-cell office:value-type="float" office:value="229.96" calcext:value-type="float">
            <text:p>229.9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4063" calcext:value-type="float">
            <text:p>24063</text:p>
          </table:table-cell>
          <table:table-cell office:value-type="float" office:value="16681694113" calcext:value-type="float">
            <text:p>16681694113</text:p>
          </table:table-cell>
          <table:table-cell office:value-type="float" office:value="8891583567" calcext:value-type="float">
            <text:p>8891583567</text:p>
          </table:table-cell>
          <table:table-cell office:value-type="float" office:value="637916" calcext:value-type="float">
            <text:p>637916</text:p>
          </table:table-cell>
          <table:table-cell office:value-type="float" office:value="373823809" calcext:value-type="float">
            <text:p>373823809</text:p>
          </table:table-cell>
          <table:table-cell office:value-type="float" office:value="495605194" calcext:value-type="float">
            <text:p>495605194</text:p>
          </table:table-cell>
          <table:table-cell office:value-type="float" office:value="2010978" calcext:value-type="float">
            <text:p>201097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122" calcext:value-type="float">
            <text:p>1.876122</text:p>
          </table:table-cell>
          <table:table-cell office:value-type="float" office:value="637916" calcext:value-type="float">
            <text:p>637916</text:p>
          </table:table-cell>
          <table:table-cell office:value-type="float" office:value="23.87697" calcext:value-type="float">
            <text:p>23.87697</text:p>
          </table:table-cell>
          <table:table-cell office:value-type="float" office:value="31.65542" calcext:value-type="float">
            <text:p>31.65542</text:p>
          </table:table-cell>
          <table:table-cell office:value-type="float" office:value="0.128446" calcext:value-type="float">
            <text:p>0.128446</text:p>
          </table:table-cell>
          <table:table-cell office:value-type="float" office:value="0.75" calcext:value-type="float">
            <text:p>0.75</text:p>
          </table:table-cell>
          <table:table-cell office:value-type="float" office:value="246.45" calcext:value-type="float">
            <text:p>246.4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5065" calcext:value-type="float">
            <text:p>25065</text:p>
          </table:table-cell>
          <table:table-cell office:value-type="float" office:value="16725426932" calcext:value-type="float">
            <text:p>16725426932</text:p>
          </table:table-cell>
          <table:table-cell office:value-type="float" office:value="8899008494" calcext:value-type="float">
            <text:p>8899008494</text:p>
          </table:table-cell>
          <table:table-cell office:value-type="float" office:value="625947" calcext:value-type="float">
            <text:p>625947</text:p>
          </table:table-cell>
          <table:table-cell office:value-type="float" office:value="374601711" calcext:value-type="float">
            <text:p>374601711</text:p>
          </table:table-cell>
          <table:table-cell office:value-type="float" office:value="494354192" calcext:value-type="float">
            <text:p>494354192</text:p>
          </table:table-cell>
          <table:table-cell office:value-type="float" office:value="2041412" calcext:value-type="float">
            <text:p>20414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471" calcext:value-type="float">
            <text:p>1.879471</text:p>
          </table:table-cell>
          <table:table-cell office:value-type="float" office:value="625947" calcext:value-type="float">
            <text:p>625947</text:p>
          </table:table-cell>
          <table:table-cell office:value-type="float" office:value="23.926655" calcext:value-type="float">
            <text:p>23.926655</text:p>
          </table:table-cell>
          <table:table-cell office:value-type="float" office:value="31.575516" calcext:value-type="float">
            <text:p>31.575516</text:p>
          </table:table-cell>
          <table:table-cell office:value-type="float" office:value="0.13039" calcext:value-type="float">
            <text:p>0.13039</text:p>
          </table:table-cell>
          <table:table-cell office:value-type="float" office:value="0.76" calcext:value-type="float">
            <text:p>0.76</text:p>
          </table:table-cell>
          <table:table-cell office:value-type="float" office:value="242.16" calcext:value-type="float">
            <text:p>242.1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6067" calcext:value-type="float">
            <text:p>26067</text:p>
          </table:table-cell>
          <table:table-cell office:value-type="float" office:value="16370935754" calcext:value-type="float">
            <text:p>16370935754</text:p>
          </table:table-cell>
          <table:table-cell office:value-type="float" office:value="8749734633" calcext:value-type="float">
            <text:p>8749734633</text:p>
          </table:table-cell>
          <table:table-cell office:value-type="float" office:value="642338" calcext:value-type="float">
            <text:p>642338</text:p>
          </table:table-cell>
          <table:table-cell office:value-type="float" office:value="366201993" calcext:value-type="float">
            <text:p>366201993</text:p>
          </table:table-cell>
          <table:table-cell office:value-type="float" office:value="483930685" calcext:value-type="float">
            <text:p>483930685</text:p>
          </table:table-cell>
          <table:table-cell office:value-type="float" office:value="2278370" calcext:value-type="float">
            <text:p>227837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1021" calcext:value-type="float">
            <text:p>1.871021</text:p>
          </table:table-cell>
          <table:table-cell office:value-type="float" office:value="642338" calcext:value-type="float">
            <text:p>642338</text:p>
          </table:table-cell>
          <table:table-cell office:value-type="float" office:value="23.390146" calcext:value-type="float">
            <text:p>23.390146</text:p>
          </table:table-cell>
          <table:table-cell office:value-type="float" office:value="30.909744" calcext:value-type="float">
            <text:p>30.909744</text:p>
          </table:table-cell>
          <table:table-cell office:value-type="float" office:value="0.145525" calcext:value-type="float">
            <text:p>0.145525</text:p>
          </table:table-cell>
          <table:table-cell office:value-type="float" office:value="0.76" calcext:value-type="float">
            <text:p>0.76</text:p>
          </table:table-cell>
          <table:table-cell office:value-type="float" office:value="212.4" calcext:value-type="float">
            <text:p>212.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7069" calcext:value-type="float">
            <text:p>27069</text:p>
          </table:table-cell>
          <table:table-cell office:value-type="float" office:value="16643320638" calcext:value-type="float">
            <text:p>16643320638</text:p>
          </table:table-cell>
          <table:table-cell office:value-type="float" office:value="8859611731" calcext:value-type="float">
            <text:p>8859611731</text:p>
          </table:table-cell>
          <table:table-cell office:value-type="float" office:value="546004" calcext:value-type="float">
            <text:p>546004</text:p>
          </table:table-cell>
          <table:table-cell office:value-type="float" office:value="372308899" calcext:value-type="float">
            <text:p>372308899</text:p>
          </table:table-cell>
          <table:table-cell office:value-type="float" office:value="491027986" calcext:value-type="float">
            <text:p>491027986</text:p>
          </table:table-cell>
          <table:table-cell office:value-type="float" office:value="1746389" calcext:value-type="float">
            <text:p>174638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561" calcext:value-type="float">
            <text:p>1.878561</text:p>
          </table:table-cell>
          <table:table-cell office:value-type="float" office:value="546004" calcext:value-type="float">
            <text:p>546004</text:p>
          </table:table-cell>
          <table:table-cell office:value-type="float" office:value="23.780209" calcext:value-type="float">
            <text:p>23.780209</text:p>
          </table:table-cell>
          <table:table-cell office:value-type="float" office:value="31.363066" calcext:value-type="float">
            <text:p>31.363066</text:p>
          </table:table-cell>
          <table:table-cell office:value-type="float" office:value="0.111546" calcext:value-type="float">
            <text:p>0.111546</text:p>
          </table:table-cell>
          <table:table-cell office:value-type="float" office:value="0.76" calcext:value-type="float">
            <text:p>0.76</text:p>
          </table:table-cell>
          <table:table-cell office:value-type="float" office:value="281.17" calcext:value-type="float">
            <text:p>281.1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8071" calcext:value-type="float">
            <text:p>28071</text:p>
          </table:table-cell>
          <table:table-cell office:value-type="float" office:value="16777284755" calcext:value-type="float">
            <text:p>16777284755</text:p>
          </table:table-cell>
          <table:table-cell office:value-type="float" office:value="8940302463" calcext:value-type="float">
            <text:p>8940302463</text:p>
          </table:table-cell>
          <table:table-cell office:value-type="float" office:value="530416" calcext:value-type="float">
            <text:p>530416</text:p>
          </table:table-cell>
          <table:table-cell office:value-type="float" office:value="375642978" calcext:value-type="float">
            <text:p>375642978</text:p>
          </table:table-cell>
          <table:table-cell office:value-type="float" office:value="497834340" calcext:value-type="float">
            <text:p>497834340</text:p>
          </table:table-cell>
          <table:table-cell office:value-type="float" office:value="1773154" calcext:value-type="float">
            <text:p>17731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9" calcext:value-type="float">
            <text:p>1.87659</text:p>
          </table:table-cell>
          <table:table-cell office:value-type="float" office:value="530416" calcext:value-type="float">
            <text:p>530416</text:p>
          </table:table-cell>
          <table:table-cell office:value-type="float" office:value="23.993164" calcext:value-type="float">
            <text:p>23.993164</text:p>
          </table:table-cell>
          <table:table-cell office:value-type="float" office:value="31.797802" calcext:value-type="float">
            <text:p>31.797802</text:p>
          </table:table-cell>
          <table:table-cell office:value-type="float" office:value="0.113255" calcext:value-type="float">
            <text:p>0.113255</text:p>
          </table:table-cell>
          <table:table-cell office:value-type="float" office:value="0.75" calcext:value-type="float">
            <text:p>0.75</text:p>
          </table:table-cell>
          <table:table-cell office:value-type="float" office:value="280.76" calcext:value-type="float">
            <text:p>280.7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9090" calcext:value-type="float">
            <text:p>29090</text:p>
          </table:table-cell>
          <table:table-cell office:value-type="float" office:value="1927330550" calcext:value-type="float">
            <text:p>1927330550</text:p>
          </table:table-cell>
          <table:table-cell office:value-type="float" office:value="9024024350" calcext:value-type="float">
            <text:p>9024024350</text:p>
          </table:table-cell>
          <table:table-cell office:value-type="float" office:value="386052" calcext:value-type="float">
            <text:p>386052</text:p>
          </table:table-cell>
          <table:table-cell office:value-type="float" office:value="383913196" calcext:value-type="float">
            <text:p>383913196</text:p>
          </table:table-cell>
          <table:table-cell office:value-type="float" office:value="242742217" calcext:value-type="float">
            <text:p>242742217</text:p>
          </table:table-cell>
          <table:table-cell office:value-type="float" office:value="387054" calcext:value-type="float">
            <text:p>3870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78" calcext:value-type="float">
            <text:p>0.213578</text:p>
          </table:table-cell>
          <table:table-cell office:value-type="float" office:value="386052" calcext:value-type="float">
            <text:p>386052</text:p>
          </table:table-cell>
          <table:table-cell office:value-type="float" office:value="24.496952" calcext:value-type="float">
            <text:p>24.496952</text:p>
          </table:table-cell>
          <table:table-cell office:value-type="float" office:value="15.489036" calcext:value-type="float">
            <text:p>15.489036</text:p>
          </table:table-cell>
          <table:table-cell office:value-type="float" office:value="0.024697" calcext:value-type="float">
            <text:p>0.024697</text:p>
          </table:table-cell>
          <table:table-cell office:value-type="float" office:value="1.58" calcext:value-type="float">
            <text:p>1.58</text:p>
          </table:table-cell>
          <table:table-cell office:value-type="float" office:value="627.15" calcext:value-type="float">
            <text:p>627.1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9092" calcext:value-type="float">
            <text:p>29092</text:p>
          </table:table-cell>
          <table:table-cell office:value-type="float" office:value="548937365" calcext:value-type="float">
            <text:p>548937365</text:p>
          </table:table-cell>
          <table:table-cell office:value-type="float" office:value="5747174309" calcext:value-type="float">
            <text:p>5747174309</text:p>
          </table:table-cell>
          <table:table-cell office:value-type="float" office:value="125404" calcext:value-type="float">
            <text:p>125404</text:p>
          </table:table-cell>
          <table:table-cell office:value-type="float" office:value="155059782" calcext:value-type="float">
            <text:p>155059782</text:p>
          </table:table-cell>
          <table:table-cell office:value-type="float" office:value="146295459" calcext:value-type="float">
            <text:p>146295459</text:p>
          </table:table-cell>
          <table:table-cell office:value-type="float" office:value="125988" calcext:value-type="float">
            <text:p>125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514" calcext:value-type="float">
            <text:p>0.095514</text:p>
          </table:table-cell>
          <table:table-cell office:value-type="float" office:value="125404" calcext:value-type="float">
            <text:p>125404</text:p>
          </table:table-cell>
          <table:table-cell office:value-type="float" office:value="9.894143" calcext:value-type="float">
            <text:p>9.894143</text:p>
          </table:table-cell>
          <table:table-cell office:value-type="float" office:value="9.334905" calcext:value-type="float">
            <text:p>9.334905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1.06" calcext:value-type="float">
            <text:p>1.06</text:p>
          </table:table-cell>
          <table:table-cell office:value-type="float" office:value="1161.19" calcext:value-type="float">
            <text:p>1161.1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9073" calcext:value-type="float">
            <text:p>29073</text:p>
          </table:table-cell>
          <table:table-cell office:value-type="float" office:value="16562591785" calcext:value-type="float">
            <text:p>16562591785</text:p>
          </table:table-cell>
          <table:table-cell office:value-type="float" office:value="8811571234" calcext:value-type="float">
            <text:p>8811571234</text:p>
          </table:table-cell>
          <table:table-cell office:value-type="float" office:value="534757" calcext:value-type="float">
            <text:p>534757</text:p>
          </table:table-cell>
          <table:table-cell office:value-type="float" office:value="370615283" calcext:value-type="float">
            <text:p>370615283</text:p>
          </table:table-cell>
          <table:table-cell office:value-type="float" office:value="488893088" calcext:value-type="float">
            <text:p>488893088</text:p>
          </table:table-cell>
          <table:table-cell office:value-type="float" office:value="1737676" calcext:value-type="float">
            <text:p>17376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641" calcext:value-type="float">
            <text:p>1.879641</text:p>
          </table:table-cell>
          <table:table-cell office:value-type="float" office:value="534757" calcext:value-type="float">
            <text:p>534757</text:p>
          </table:table-cell>
          <table:table-cell office:value-type="float" office:value="23.672035" calcext:value-type="float">
            <text:p>23.672035</text:p>
          </table:table-cell>
          <table:table-cell office:value-type="float" office:value="31.226704" calcext:value-type="float">
            <text:p>31.226704</text:p>
          </table:table-cell>
          <table:table-cell office:value-type="float" office:value="0.110989" calcext:value-type="float">
            <text:p>0.110989</text:p>
          </table:table-cell>
          <table:table-cell office:value-type="float" office:value="0.76" calcext:value-type="float">
            <text:p>0.76</text:p>
          </table:table-cell>
          <table:table-cell office:value-type="float" office:value="281.35" calcext:value-type="float">
            <text:p>281.3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0075" calcext:value-type="float">
            <text:p>30075</text:p>
          </table:table-cell>
          <table:table-cell office:value-type="float" office:value="16698655722" calcext:value-type="float">
            <text:p>16698655722</text:p>
          </table:table-cell>
          <table:table-cell office:value-type="float" office:value="8889581888" calcext:value-type="float">
            <text:p>8889581888</text:p>
          </table:table-cell>
          <table:table-cell office:value-type="float" office:value="564156" calcext:value-type="float">
            <text:p>564156</text:p>
          </table:table-cell>
          <table:table-cell office:value-type="float" office:value="374176961" calcext:value-type="float">
            <text:p>374176961</text:p>
          </table:table-cell>
          <table:table-cell office:value-type="float" office:value="494753192" calcext:value-type="float">
            <text:p>494753192</text:p>
          </table:table-cell>
          <table:table-cell office:value-type="float" office:value="1792960" calcext:value-type="float">
            <text:p>179296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452" calcext:value-type="float">
            <text:p>1.878452</text:p>
          </table:table-cell>
          <table:table-cell office:value-type="float" office:value="564156" calcext:value-type="float">
            <text:p>564156</text:p>
          </table:table-cell>
          <table:table-cell office:value-type="float" office:value="23.899527" calcext:value-type="float">
            <text:p>23.899527</text:p>
          </table:table-cell>
          <table:table-cell office:value-type="float" office:value="31.601002" calcext:value-type="float">
            <text:p>31.601002</text:p>
          </table:table-cell>
          <table:table-cell office:value-type="float" office:value="0.11452" calcext:value-type="float">
            <text:p>0.11452</text:p>
          </table:table-cell>
          <table:table-cell office:value-type="float" office:value="0.76" calcext:value-type="float">
            <text:p>0.76</text:p>
          </table:table-cell>
          <table:table-cell office:value-type="float" office:value="275.94" calcext:value-type="float">
            <text:p>275.9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1078" calcext:value-type="float">
            <text:p>31078</text:p>
          </table:table-cell>
          <table:table-cell office:value-type="float" office:value="16608344982" calcext:value-type="float">
            <text:p>16608344982</text:p>
          </table:table-cell>
          <table:table-cell office:value-type="float" office:value="8851566096" calcext:value-type="float">
            <text:p>8851566096</text:p>
          </table:table-cell>
          <table:table-cell office:value-type="float" office:value="512862" calcext:value-type="float">
            <text:p>512862</text:p>
          </table:table-cell>
          <table:table-cell office:value-type="float" office:value="371883952" calcext:value-type="float">
            <text:p>371883952</text:p>
          </table:table-cell>
          <table:table-cell office:value-type="float" office:value="492198452" calcext:value-type="float">
            <text:p>492198452</text:p>
          </table:table-cell>
          <table:table-cell office:value-type="float" office:value="1662941" calcext:value-type="float">
            <text:p>16629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317" calcext:value-type="float">
            <text:p>1.876317</text:p>
          </table:table-cell>
          <table:table-cell office:value-type="float" office:value="512862" calcext:value-type="float">
            <text:p>512862</text:p>
          </table:table-cell>
          <table:table-cell office:value-type="float" office:value="23.729385" calcext:value-type="float">
            <text:p>23.729385</text:p>
          </table:table-cell>
          <table:table-cell office:value-type="float" office:value="31.406483" calcext:value-type="float">
            <text:p>31.406483</text:p>
          </table:table-cell>
          <table:table-cell office:value-type="float" office:value="0.10611" calcext:value-type="float">
            <text:p>0.10611</text:p>
          </table:table-cell>
          <table:table-cell office:value-type="float" office:value="0.76" calcext:value-type="float">
            <text:p>0.76</text:p>
          </table:table-cell>
          <table:table-cell office:value-type="float" office:value="295.98" calcext:value-type="float">
            <text:p>295.98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1078" calcext:value-type="float">
            <text:p>31078</text:p>
          </table:table-cell>
          <table:table-cell office:value-type="float" office:value="1834073489" calcext:value-type="float">
            <text:p>1834073489</text:p>
          </table:table-cell>
          <table:table-cell office:value-type="float" office:value="8573057378" calcext:value-type="float">
            <text:p>8573057378</text:p>
          </table:table-cell>
          <table:table-cell office:value-type="float" office:value="2021187" calcext:value-type="float">
            <text:p>2021187</text:p>
          </table:table-cell>
          <table:table-cell office:value-type="float" office:value="365501763" calcext:value-type="float">
            <text:p>365501763</text:p>
          </table:table-cell>
          <table:table-cell office:value-type="float" office:value="230371956" calcext:value-type="float">
            <text:p>230371956</text:p>
          </table:table-cell>
          <table:table-cell office:value-type="float" office:value="2024703" calcext:value-type="float">
            <text:p>2024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935" calcext:value-type="float">
            <text:p>0.213935</text:p>
          </table:table-cell>
          <table:table-cell office:value-type="float" office:value="2021187" calcext:value-type="float">
            <text:p>2021187</text:p>
          </table:table-cell>
          <table:table-cell office:value-type="float" office:value="23.322145" calcext:value-type="float">
            <text:p>23.322145</text:p>
          </table:table-cell>
          <table:table-cell office:value-type="float" office:value="14.699706" calcext:value-type="float">
            <text:p>14.699706</text:p>
          </table:table-cell>
          <table:table-cell office:value-type="float" office:value="0.129193" calcext:value-type="float">
            <text:p>0.129193</text:p>
          </table:table-cell>
          <table:table-cell office:value-type="float" office:value="1.59" calcext:value-type="float">
            <text:p>1.59</text:p>
          </table:table-cell>
          <table:table-cell office:value-type="float" office:value="113.78" calcext:value-type="float">
            <text:p>113.7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2080" calcext:value-type="float">
            <text:p>32080</text:p>
          </table:table-cell>
          <table:table-cell office:value-type="float" office:value="16173686585" calcext:value-type="float">
            <text:p>16173686585</text:p>
          </table:table-cell>
          <table:table-cell office:value-type="float" office:value="8650014251" calcext:value-type="float">
            <text:p>8650014251</text:p>
          </table:table-cell>
          <table:table-cell office:value-type="float" office:value="621797" calcext:value-type="float">
            <text:p>621797</text:p>
          </table:table-cell>
          <table:table-cell office:value-type="float" office:value="362052218" calcext:value-type="float">
            <text:p>362052218</text:p>
          </table:table-cell>
          <table:table-cell office:value-type="float" office:value="478703299" calcext:value-type="float">
            <text:p>478703299</text:p>
          </table:table-cell>
          <table:table-cell office:value-type="float" office:value="2214191" calcext:value-type="float">
            <text:p>221419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9787" calcext:value-type="float">
            <text:p>1.869787</text:p>
          </table:table-cell>
          <table:table-cell office:value-type="float" office:value="621797" calcext:value-type="float">
            <text:p>621797</text:p>
          </table:table-cell>
          <table:table-cell office:value-type="float" office:value="23.125092" calcext:value-type="float">
            <text:p>23.125092</text:p>
          </table:table-cell>
          <table:table-cell office:value-type="float" office:value="30.575859" calcext:value-type="float">
            <text:p>30.575859</text:p>
          </table:table-cell>
          <table:table-cell office:value-type="float" office:value="0.141425" calcext:value-type="float">
            <text:p>0.141425</text:p>
          </table:table-cell>
          <table:table-cell office:value-type="float" office:value="0.76" calcext:value-type="float">
            <text:p>0.76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3083" calcext:value-type="float">
            <text:p>33083</text:p>
          </table:table-cell>
          <table:table-cell office:value-type="float" office:value="16729763639" calcext:value-type="float">
            <text:p>16729763639</text:p>
          </table:table-cell>
          <table:table-cell office:value-type="float" office:value="8886342779" calcext:value-type="float">
            <text:p>8886342779</text:p>
          </table:table-cell>
          <table:table-cell office:value-type="float" office:value="503028" calcext:value-type="float">
            <text:p>503028</text:p>
          </table:table-cell>
          <table:table-cell office:value-type="float" office:value="374342482" calcext:value-type="float">
            <text:p>374342482</text:p>
          </table:table-cell>
          <table:table-cell office:value-type="float" office:value="493163538" calcext:value-type="float">
            <text:p>493163538</text:p>
          </table:table-cell>
          <table:table-cell office:value-type="float" office:value="1606490" calcext:value-type="float">
            <text:p>16064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638" calcext:value-type="float">
            <text:p>1.882638</text:p>
          </table:table-cell>
          <table:table-cell office:value-type="float" office:value="503028" calcext:value-type="float">
            <text:p>503028</text:p>
          </table:table-cell>
          <table:table-cell office:value-type="float" office:value="23.886261" calcext:value-type="float">
            <text:p>23.886261</text:p>
          </table:table-cell>
          <table:table-cell office:value-type="float" office:value="31.468063" calcext:value-type="float">
            <text:p>31.468063</text:p>
          </table:table-cell>
          <table:table-cell office:value-type="float" office:value="0.102508" calcext:value-type="float">
            <text:p>0.102508</text:p>
          </table:table-cell>
          <table:table-cell office:value-type="float" office:value="0.76" calcext:value-type="float">
            <text:p>0.76</text:p>
          </table:table-cell>
          <table:table-cell office:value-type="float" office:value="306.98" calcext:value-type="float">
            <text:p>306.9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4086" calcext:value-type="float">
            <text:p>34086</text:p>
          </table:table-cell>
          <table:table-cell office:value-type="float" office:value="16732403429" calcext:value-type="float">
            <text:p>16732403429</text:p>
          </table:table-cell>
          <table:table-cell office:value-type="float" office:value="8900678352" calcext:value-type="float">
            <text:p>8900678352</text:p>
          </table:table-cell>
          <table:table-cell office:value-type="float" office:value="544605" calcext:value-type="float">
            <text:p>544605</text:p>
          </table:table-cell>
          <table:table-cell office:value-type="float" office:value="375055806" calcext:value-type="float">
            <text:p>375055806</text:p>
          </table:table-cell>
          <table:table-cell office:value-type="float" office:value="495936599" calcext:value-type="float">
            <text:p>495936599</text:p>
          </table:table-cell>
          <table:table-cell office:value-type="float" office:value="1699254" calcext:value-type="float">
            <text:p>1699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902" calcext:value-type="float">
            <text:p>1.879902</text:p>
          </table:table-cell>
          <table:table-cell office:value-type="float" office:value="544605" calcext:value-type="float">
            <text:p>544605</text:p>
          </table:table-cell>
          <table:table-cell office:value-type="float" office:value="23.931776" calcext:value-type="float">
            <text:p>23.931776</text:p>
          </table:table-cell>
          <table:table-cell office:value-type="float" office:value="31.645008" calcext:value-type="float">
            <text:p>31.645008</text:p>
          </table:table-cell>
          <table:table-cell office:value-type="float" office:value="0.108427" calcext:value-type="float">
            <text:p>0.108427</text:p>
          </table:table-cell>
          <table:table-cell office:value-type="float" office:value="0.76" calcext:value-type="float">
            <text:p>0.76</text:p>
          </table:table-cell>
          <table:table-cell office:value-type="float" office:value="291.86" calcext:value-type="float">
            <text:p>291.8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5089" calcext:value-type="float">
            <text:p>35089</text:p>
          </table:table-cell>
          <table:table-cell office:value-type="float" office:value="16643052565" calcext:value-type="float">
            <text:p>16643052565</text:p>
          </table:table-cell>
          <table:table-cell office:value-type="float" office:value="8855305022" calcext:value-type="float">
            <text:p>8855305022</text:p>
          </table:table-cell>
          <table:table-cell office:value-type="float" office:value="633917" calcext:value-type="float">
            <text:p>633917</text:p>
          </table:table-cell>
          <table:table-cell office:value-type="float" office:value="372524531" calcext:value-type="float">
            <text:p>372524531</text:p>
          </table:table-cell>
          <table:table-cell office:value-type="float" office:value="492368007" calcext:value-type="float">
            <text:p>492368007</text:p>
          </table:table-cell>
          <table:table-cell office:value-type="float" office:value="2052592" calcext:value-type="float">
            <text:p>205259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444" calcext:value-type="float">
            <text:p>1.879444</text:p>
          </table:table-cell>
          <table:table-cell office:value-type="float" office:value="633917" calcext:value-type="float">
            <text:p>633917</text:p>
          </table:table-cell>
          <table:table-cell office:value-type="float" office:value="23.77026" calcext:value-type="float">
            <text:p>23.77026</text:p>
          </table:table-cell>
          <table:table-cell office:value-type="float" office:value="31.417299" calcext:value-type="float">
            <text:p>31.417299</text:p>
          </table:table-cell>
          <table:table-cell office:value-type="float" office:value="0.130973" calcext:value-type="float">
            <text:p>0.130973</text:p>
          </table:table-cell>
          <table:table-cell office:value-type="float" office:value="0.76" calcext:value-type="float">
            <text:p>0.76</text:p>
          </table:table-cell>
          <table:table-cell office:value-type="float" office:value="239.88" calcext:value-type="float">
            <text:p>239.8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6092" calcext:value-type="float">
            <text:p>36092</text:p>
          </table:table-cell>
          <table:table-cell office:value-type="float" office:value="16727378977" calcext:value-type="float">
            <text:p>16727378977</text:p>
          </table:table-cell>
          <table:table-cell office:value-type="float" office:value="8896777857" calcext:value-type="float">
            <text:p>8896777857</text:p>
          </table:table-cell>
          <table:table-cell office:value-type="float" office:value="612930" calcext:value-type="float">
            <text:p>612930</text:p>
          </table:table-cell>
          <table:table-cell office:value-type="float" office:value="374149756" calcext:value-type="float">
            <text:p>374149756</text:p>
          </table:table-cell>
          <table:table-cell office:value-type="float" office:value="493266204" calcext:value-type="float">
            <text:p>493266204</text:p>
          </table:table-cell>
          <table:table-cell office:value-type="float" office:value="1983709" calcext:value-type="float">
            <text:p>19837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161" calcext:value-type="float">
            <text:p>1.880161</text:p>
          </table:table-cell>
          <table:table-cell office:value-type="float" office:value="612930" calcext:value-type="float">
            <text:p>612930</text:p>
          </table:table-cell>
          <table:table-cell office:value-type="float" office:value="23.873962" calcext:value-type="float">
            <text:p>23.873962</text:p>
          </table:table-cell>
          <table:table-cell office:value-type="float" office:value="31.474613" calcext:value-type="float">
            <text:p>31.474613</text:p>
          </table:table-cell>
          <table:table-cell office:value-type="float" office:value="0.126578" calcext:value-type="float">
            <text:p>0.126578</text:p>
          </table:table-cell>
          <table:table-cell office:value-type="float" office:value="0.76" calcext:value-type="float">
            <text:p>0.76</text:p>
          </table:table-cell>
          <table:table-cell office:value-type="float" office:value="248.66" calcext:value-type="float">
            <text:p>248.6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7095" calcext:value-type="float">
            <text:p>37095</text:p>
          </table:table-cell>
          <table:table-cell office:value-type="float" office:value="16624785610" calcext:value-type="float">
            <text:p>16624785610</text:p>
          </table:table-cell>
          <table:table-cell office:value-type="float" office:value="8860664778" calcext:value-type="float">
            <text:p>8860664778</text:p>
          </table:table-cell>
          <table:table-cell office:value-type="float" office:value="646165" calcext:value-type="float">
            <text:p>646165</text:p>
          </table:table-cell>
          <table:table-cell office:value-type="float" office:value="372284237" calcext:value-type="float">
            <text:p>372284237</text:p>
          </table:table-cell>
          <table:table-cell office:value-type="float" office:value="492942827" calcext:value-type="float">
            <text:p>492942827</text:p>
          </table:table-cell>
          <table:table-cell office:value-type="float" office:value="2032499" calcext:value-type="float">
            <text:p>203249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246" calcext:value-type="float">
            <text:p>1.876246</text:p>
          </table:table-cell>
          <table:table-cell office:value-type="float" office:value="646165" calcext:value-type="float">
            <text:p>646165</text:p>
          </table:table-cell>
          <table:table-cell office:value-type="float" office:value="23.754925" calcext:value-type="float">
            <text:p>23.754925</text:p>
          </table:table-cell>
          <table:table-cell office:value-type="float" office:value="31.453978" calcext:value-type="float">
            <text:p>31.453978</text:p>
          </table:table-cell>
          <table:table-cell office:value-type="float" office:value="0.129691" calcext:value-type="float">
            <text:p>0.129691</text:p>
          </table:table-cell>
          <table:table-cell office:value-type="float" office:value="0.76" calcext:value-type="float">
            <text:p>0.76</text:p>
          </table:table-cell>
          <table:table-cell office:value-type="float" office:value="242.53" calcext:value-type="float">
            <text:p>242.5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37095" calcext:value-type="float">
            <text:p>37095</text:p>
          </table:table-cell>
          <table:table-cell office:value-type="float" office:value="1925417681" calcext:value-type="float">
            <text:p>1925417681</text:p>
          </table:table-cell>
          <table:table-cell office:value-type="float" office:value="8904600211" calcext:value-type="float">
            <text:p>8904600211</text:p>
          </table:table-cell>
          <table:table-cell office:value-type="float" office:value="2179414" calcext:value-type="float">
            <text:p>2179414</text:p>
          </table:table-cell>
          <table:table-cell office:value-type="float" office:value="365711102" calcext:value-type="float">
            <text:p>365711102</text:p>
          </table:table-cell>
          <table:table-cell office:value-type="float" office:value="242701803" calcext:value-type="float">
            <text:p>242701803</text:p>
          </table:table-cell>
          <table:table-cell office:value-type="float" office:value="2183664" calcext:value-type="float">
            <text:p>218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6227" calcext:value-type="float">
            <text:p>0.216227</text:p>
          </table:table-cell>
          <table:table-cell office:value-type="float" office:value="2179414" calcext:value-type="float">
            <text:p>2179414</text:p>
          </table:table-cell>
          <table:table-cell office:value-type="float" office:value="23.335505" calcext:value-type="float">
            <text:p>23.335505</text:p>
          </table:table-cell>
          <table:table-cell office:value-type="float" office:value="15.486456" calcext:value-type="float">
            <text:p>15.486456</text:p>
          </table:table-cell>
          <table:table-cell office:value-type="float" office:value="0.139336" calcext:value-type="float">
            <text:p>0.139336</text:p>
          </table:table-cell>
          <table:table-cell office:value-type="float" office:value="1.51" calcext:value-type="float">
            <text:p>1.51</text:p>
          </table:table-cell>
          <table:table-cell office:value-type="float" office:value="111.14" calcext:value-type="float">
            <text:p>111.1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8098" calcext:value-type="float">
            <text:p>38098</text:p>
          </table:table-cell>
          <table:table-cell office:value-type="float" office:value="16753327732" calcext:value-type="float">
            <text:p>16753327732</text:p>
          </table:table-cell>
          <table:table-cell office:value-type="float" office:value="8910772679" calcext:value-type="float">
            <text:p>8910772679</text:p>
          </table:table-cell>
          <table:table-cell office:value-type="float" office:value="636640" calcext:value-type="float">
            <text:p>636640</text:p>
          </table:table-cell>
          <table:table-cell office:value-type="float" office:value="375089991" calcext:value-type="float">
            <text:p>375089991</text:p>
          </table:table-cell>
          <table:table-cell office:value-type="float" office:value="494929421" calcext:value-type="float">
            <text:p>494929421</text:p>
          </table:table-cell>
          <table:table-cell office:value-type="float" office:value="2055997" calcext:value-type="float">
            <text:p>205599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121" calcext:value-type="float">
            <text:p>1.880121</text:p>
          </table:table-cell>
          <table:table-cell office:value-type="float" office:value="636640" calcext:value-type="float">
            <text:p>636640</text:p>
          </table:table-cell>
          <table:table-cell office:value-type="float" office:value="23.933958" calcext:value-type="float">
            <text:p>23.933958</text:p>
          </table:table-cell>
          <table:table-cell office:value-type="float" office:value="31.58074" calcext:value-type="float">
            <text:p>31.58074</text:p>
          </table:table-cell>
          <table:table-cell office:value-type="float" office:value="0.13119" calcext:value-type="float">
            <text:p>0.13119</text:p>
          </table:table-cell>
          <table:table-cell office:value-type="float" office:value="0.76" calcext:value-type="float">
            <text:p>0.76</text:p>
          </table:table-cell>
          <table:table-cell office:value-type="float" office:value="240.72" calcext:value-type="float">
            <text:p>240.7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9113" calcext:value-type="float">
            <text:p>39113</text:p>
          </table:table-cell>
          <table:table-cell office:value-type="float" office:value="1965105469" calcext:value-type="float">
            <text:p>1965105469</text:p>
          </table:table-cell>
          <table:table-cell office:value-type="float" office:value="8914146615" calcext:value-type="float">
            <text:p>8914146615</text:p>
          </table:table-cell>
          <table:table-cell office:value-type="float" office:value="881030" calcext:value-type="float">
            <text:p>881030</text:p>
          </table:table-cell>
          <table:table-cell office:value-type="float" office:value="365954704" calcext:value-type="float">
            <text:p>365954704</text:p>
          </table:table-cell>
          <table:table-cell office:value-type="float" office:value="238879301" calcext:value-type="float">
            <text:p>238879301</text:p>
          </table:table-cell>
          <table:table-cell office:value-type="float" office:value="1182111" calcext:value-type="float">
            <text:p>11821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0448" calcext:value-type="float">
            <text:p>0.220448</text:p>
          </table:table-cell>
          <table:table-cell office:value-type="float" office:value="881030" calcext:value-type="float">
            <text:p>881030</text:p>
          </table:table-cell>
          <table:table-cell office:value-type="float" office:value="23.374352" calcext:value-type="float">
            <text:p>23.374352</text:p>
          </table:table-cell>
          <table:table-cell office:value-type="float" office:value="15.257759" calcext:value-type="float">
            <text:p>15.257759</text:p>
          </table:table-cell>
          <table:table-cell office:value-type="float" office:value="0.075504" calcext:value-type="float">
            <text:p>0.075504</text:p>
          </table:table-cell>
          <table:table-cell office:value-type="float" office:value="1.53" calcext:value-type="float">
            <text:p>1.53</text:p>
          </table:table-cell>
          <table:table-cell office:value-type="float" office:value="202.08" calcext:value-type="float">
            <text:p>202.0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39101" calcext:value-type="float">
            <text:p>39101</text:p>
          </table:table-cell>
          <table:table-cell office:value-type="float" office:value="16070682169" calcext:value-type="float">
            <text:p>16070682169</text:p>
          </table:table-cell>
          <table:table-cell office:value-type="float" office:value="8598631546" calcext:value-type="float">
            <text:p>8598631546</text:p>
          </table:table-cell>
          <table:table-cell office:value-type="float" office:value="657772" calcext:value-type="float">
            <text:p>657772</text:p>
          </table:table-cell>
          <table:table-cell office:value-type="float" office:value="359829391" calcext:value-type="float">
            <text:p>359829391</text:p>
          </table:table-cell>
          <table:table-cell office:value-type="float" office:value="476521963" calcext:value-type="float">
            <text:p>476521963</text:p>
          </table:table-cell>
          <table:table-cell office:value-type="float" office:value="2390284" calcext:value-type="float">
            <text:p>239028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8981" calcext:value-type="float">
            <text:p>1.868981</text:p>
          </table:table-cell>
          <table:table-cell office:value-type="float" office:value="657772" calcext:value-type="float">
            <text:p>657772</text:p>
          </table:table-cell>
          <table:table-cell office:value-type="float" office:value="22.960199" calcext:value-type="float">
            <text:p>22.960199</text:p>
          </table:table-cell>
          <table:table-cell office:value-type="float" office:value="30.406187" calcext:value-type="float">
            <text:p>30.406187</text:p>
          </table:table-cell>
          <table:table-cell office:value-type="float" office:value="0.152521" calcext:value-type="float">
            <text:p>0.152521</text:p>
          </table:table-cell>
          <table:table-cell office:value-type="float" office:value="0.76" calcext:value-type="float">
            <text:p>0.76</text:p>
          </table:table-cell>
          <table:table-cell office:value-type="float" office:value="199.36" calcext:value-type="float">
            <text:p>199.3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0103" calcext:value-type="float">
            <text:p>40103</text:p>
          </table:table-cell>
          <table:table-cell office:value-type="float" office:value="16603268423" calcext:value-type="float">
            <text:p>16603268423</text:p>
          </table:table-cell>
          <table:table-cell office:value-type="float" office:value="8844850269" calcext:value-type="float">
            <text:p>8844850269</text:p>
          </table:table-cell>
          <table:table-cell office:value-type="float" office:value="530995" calcext:value-type="float">
            <text:p>530995</text:p>
          </table:table-cell>
          <table:table-cell office:value-type="float" office:value="371712289" calcext:value-type="float">
            <text:p>371712289</text:p>
          </table:table-cell>
          <table:table-cell office:value-type="float" office:value="490058852" calcext:value-type="float">
            <text:p>490058852</text:p>
          </table:table-cell>
          <table:table-cell office:value-type="float" office:value="1741554" calcext:value-type="float">
            <text:p>17415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7168" calcext:value-type="float">
            <text:p>1.877168</text:p>
          </table:table-cell>
          <table:table-cell office:value-type="float" office:value="530995" calcext:value-type="float">
            <text:p>530995</text:p>
          </table:table-cell>
          <table:table-cell office:value-type="float" office:value="23.742102" calcext:value-type="float">
            <text:p>23.742102</text:p>
          </table:table-cell>
          <table:table-cell office:value-type="float" office:value="31.301165" calcext:value-type="float">
            <text:p>31.301165</text:p>
          </table:table-cell>
          <table:table-cell office:value-type="float" office:value="0.111237" calcext:value-type="float">
            <text:p>0.111237</text:p>
          </table:table-cell>
          <table:table-cell office:value-type="float" office:value="0.76" calcext:value-type="float">
            <text:p>0.76</text:p>
          </table:table-cell>
          <table:table-cell office:value-type="float" office:value="281.39" calcext:value-type="float">
            <text:p>281.3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1105" calcext:value-type="float">
            <text:p>41105</text:p>
          </table:table-cell>
          <table:table-cell office:value-type="float" office:value="16770631559" calcext:value-type="float">
            <text:p>16770631559</text:p>
          </table:table-cell>
          <table:table-cell office:value-type="float" office:value="8920320725" calcext:value-type="float">
            <text:p>8920320725</text:p>
          </table:table-cell>
          <table:table-cell office:value-type="float" office:value="516319" calcext:value-type="float">
            <text:p>516319</text:p>
          </table:table-cell>
          <table:table-cell office:value-type="float" office:value="375595887" calcext:value-type="float">
            <text:p>375595887</text:p>
          </table:table-cell>
          <table:table-cell office:value-type="float" office:value="496500380" calcext:value-type="float">
            <text:p>496500380</text:p>
          </table:table-cell>
          <table:table-cell office:value-type="float" office:value="1668752" calcext:value-type="float">
            <text:p>16687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048" calcext:value-type="float">
            <text:p>1.880048</text:p>
          </table:table-cell>
          <table:table-cell office:value-type="float" office:value="516319" calcext:value-type="float">
            <text:p>516319</text:p>
          </table:table-cell>
          <table:table-cell office:value-type="float" office:value="23.990156" calcext:value-type="float">
            <text:p>23.990156</text:p>
          </table:table-cell>
          <table:table-cell office:value-type="float" office:value="31.712599" calcext:value-type="float">
            <text:p>31.712599</text:p>
          </table:table-cell>
          <table:table-cell office:value-type="float" office:value="0.106587" calcext:value-type="float">
            <text:p>0.106587</text:p>
          </table:table-cell>
          <table:table-cell office:value-type="float" office:value="0.76" calcext:value-type="float">
            <text:p>0.76</text:p>
          </table:table-cell>
          <table:table-cell office:value-type="float" office:value="297.53" calcext:value-type="float">
            <text:p>297.5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2107" calcext:value-type="float">
            <text:p>42107</text:p>
          </table:table-cell>
          <table:table-cell office:value-type="float" office:value="16749152323" calcext:value-type="float">
            <text:p>16749152323</text:p>
          </table:table-cell>
          <table:table-cell office:value-type="float" office:value="8899543744" calcext:value-type="float">
            <text:p>8899543744</text:p>
          </table:table-cell>
          <table:table-cell office:value-type="float" office:value="467974" calcext:value-type="float">
            <text:p>467974</text:p>
          </table:table-cell>
          <table:table-cell office:value-type="float" office:value="374916613" calcext:value-type="float">
            <text:p>374916613</text:p>
          </table:table-cell>
          <table:table-cell office:value-type="float" office:value="494938800" calcext:value-type="float">
            <text:p>494938800</text:p>
          </table:table-cell>
          <table:table-cell office:value-type="float" office:value="1550734" calcext:value-type="float">
            <text:p>155073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024" calcext:value-type="float">
            <text:p>1.882024</text:p>
          </table:table-cell>
          <table:table-cell office:value-type="float" office:value="467974" calcext:value-type="float">
            <text:p>467974</text:p>
          </table:table-cell>
          <table:table-cell office:value-type="float" office:value="23.94677" calcext:value-type="float">
            <text:p>23.94677</text:p>
          </table:table-cell>
          <table:table-cell office:value-type="float" office:value="31.612858" calcext:value-type="float">
            <text:p>31.612858</text:p>
          </table:table-cell>
          <table:table-cell office:value-type="float" office:value="0.099049" calcext:value-type="float">
            <text:p>0.099049</text:p>
          </table:table-cell>
          <table:table-cell office:value-type="float" office:value="0.76" calcext:value-type="float">
            <text:p>0.76</text:p>
          </table:table-cell>
          <table:table-cell office:value-type="float" office:value="319.16" calcext:value-type="float">
            <text:p>319.1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3125" calcext:value-type="float">
            <text:p>43125</text:p>
          </table:table-cell>
          <table:table-cell office:value-type="float" office:value="637509401" calcext:value-type="float">
            <text:p>637509401</text:p>
          </table:table-cell>
          <table:table-cell office:value-type="float" office:value="6621537179" calcext:value-type="float">
            <text:p>6621537179</text:p>
          </table:table-cell>
          <table:table-cell office:value-type="float" office:value="199469" calcext:value-type="float">
            <text:p>199469</text:p>
          </table:table-cell>
          <table:table-cell office:value-type="float" office:value="190744601" calcext:value-type="float">
            <text:p>190744601</text:p>
          </table:table-cell>
          <table:table-cell office:value-type="float" office:value="165182722" calcext:value-type="float">
            <text:p>165182722</text:p>
          </table:table-cell>
          <table:table-cell office:value-type="float" office:value="255845" calcext:value-type="float">
            <text:p>255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278" calcext:value-type="float">
            <text:p>0.096278</text:p>
          </table:table-cell>
          <table:table-cell office:value-type="float" office:value="199469" calcext:value-type="float">
            <text:p>199469</text:p>
          </table:table-cell>
          <table:table-cell office:value-type="float" office:value="12.183289" calcext:value-type="float">
            <text:p>12.183289</text:p>
          </table:table-cell>
          <table:table-cell office:value-type="float" office:value="10.550592" calcext:value-type="float">
            <text:p>10.550592</text:p>
          </table:table-cell>
          <table:table-cell office:value-type="float" office:value="0.016341" calcext:value-type="float">
            <text:p>0.016341</text:p>
          </table:table-cell>
          <table:table-cell office:value-type="float" office:value="1.15" calcext:value-type="float">
            <text:p>1.15</text:p>
          </table:table-cell>
          <table:table-cell office:value-type="float" office:value="645.64" calcext:value-type="float">
            <text:p>645.6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3109" calcext:value-type="float">
            <text:p>43109</text:p>
          </table:table-cell>
          <table:table-cell office:value-type="float" office:value="16615881154" calcext:value-type="float">
            <text:p>16615881154</text:p>
          </table:table-cell>
          <table:table-cell office:value-type="float" office:value="8833650987" calcext:value-type="float">
            <text:p>8833650987</text:p>
          </table:table-cell>
          <table:table-cell office:value-type="float" office:value="516237" calcext:value-type="float">
            <text:p>516237</text:p>
          </table:table-cell>
          <table:table-cell office:value-type="float" office:value="372037268" calcext:value-type="float">
            <text:p>372037268</text:p>
          </table:table-cell>
          <table:table-cell office:value-type="float" office:value="490965774" calcext:value-type="float">
            <text:p>490965774</text:p>
          </table:table-cell>
          <table:table-cell office:value-type="float" office:value="1719798" calcext:value-type="float">
            <text:p>17197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975" calcext:value-type="float">
            <text:p>1.880975</text:p>
          </table:table-cell>
          <table:table-cell office:value-type="float" office:value="516237" calcext:value-type="float">
            <text:p>516237</text:p>
          </table:table-cell>
          <table:table-cell office:value-type="float" office:value="23.762859" calcext:value-type="float">
            <text:p>23.762859</text:p>
          </table:table-cell>
          <table:table-cell office:value-type="float" office:value="31.359091" calcext:value-type="float">
            <text:p>31.359091</text:p>
          </table:table-cell>
          <table:table-cell office:value-type="float" office:value="0.109847" calcext:value-type="float">
            <text:p>0.109847</text:p>
          </table:table-cell>
          <table:table-cell office:value-type="float" office:value="0.76" calcext:value-type="float">
            <text:p>0.76</text:p>
          </table:table-cell>
          <table:table-cell office:value-type="float" office:value="285.48" calcext:value-type="float">
            <text:p>285.4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4112" calcext:value-type="float">
            <text:p>44112</text:p>
          </table:table-cell>
          <table:table-cell office:value-type="float" office:value="16612211835" calcext:value-type="float">
            <text:p>16612211835</text:p>
          </table:table-cell>
          <table:table-cell office:value-type="float" office:value="8843796991" calcext:value-type="float">
            <text:p>8843796991</text:p>
          </table:table-cell>
          <table:table-cell office:value-type="float" office:value="546182" calcext:value-type="float">
            <text:p>546182</text:p>
          </table:table-cell>
          <table:table-cell office:value-type="float" office:value="372279707" calcext:value-type="float">
            <text:p>372279707</text:p>
          </table:table-cell>
          <table:table-cell office:value-type="float" office:value="492789462" calcext:value-type="float">
            <text:p>492789462</text:p>
          </table:table-cell>
          <table:table-cell office:value-type="float" office:value="1748756" calcext:value-type="float">
            <text:p>174875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403" calcext:value-type="float">
            <text:p>1.878403</text:p>
          </table:table-cell>
          <table:table-cell office:value-type="float" office:value="546182" calcext:value-type="float">
            <text:p>546182</text:p>
          </table:table-cell>
          <table:table-cell office:value-type="float" office:value="23.754637" calcext:value-type="float">
            <text:p>23.754637</text:p>
          </table:table-cell>
          <table:table-cell office:value-type="float" office:value="31.444193" calcext:value-type="float">
            <text:p>31.444193</text:p>
          </table:table-cell>
          <table:table-cell office:value-type="float" office:value="0.111586" calcext:value-type="float">
            <text:p>0.111586</text:p>
          </table:table-cell>
          <table:table-cell office:value-type="float" office:value="0.76" calcext:value-type="float">
            <text:p>0.76</text:p>
          </table:table-cell>
          <table:table-cell office:value-type="float" office:value="281.79" calcext:value-type="float">
            <text:p>281.7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5115" calcext:value-type="float">
            <text:p>45115</text:p>
          </table:table-cell>
          <table:table-cell office:value-type="float" office:value="16883005286" calcext:value-type="float">
            <text:p>16883005286</text:p>
          </table:table-cell>
          <table:table-cell office:value-type="float" office:value="8968774731" calcext:value-type="float">
            <text:p>8968774731</text:p>
          </table:table-cell>
          <table:table-cell office:value-type="float" office:value="488004" calcext:value-type="float">
            <text:p>488004</text:p>
          </table:table-cell>
          <table:table-cell office:value-type="float" office:value="377747824" calcext:value-type="float">
            <text:p>377747824</text:p>
          </table:table-cell>
          <table:table-cell office:value-type="float" office:value="497948754" calcext:value-type="float">
            <text:p>497948754</text:p>
          </table:table-cell>
          <table:table-cell office:value-type="float" office:value="1545616" calcext:value-type="float">
            <text:p>154561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421" calcext:value-type="float">
            <text:p>1.882421</text:p>
          </table:table-cell>
          <table:table-cell office:value-type="float" office:value="488004" calcext:value-type="float">
            <text:p>488004</text:p>
          </table:table-cell>
          <table:table-cell office:value-type="float" office:value="24.103552" calcext:value-type="float">
            <text:p>24.103552</text:p>
          </table:table-cell>
          <table:table-cell office:value-type="float" office:value="31.773401" calcext:value-type="float">
            <text:p>31.773401</text:p>
          </table:table-cell>
          <table:table-cell office:value-type="float" office:value="0.098624" calcext:value-type="float">
            <text:p>0.098624</text:p>
          </table:table-cell>
          <table:table-cell office:value-type="float" office:value="0.76" calcext:value-type="float">
            <text:p>0.76</text:p>
          </table:table-cell>
          <table:table-cell office:value-type="float" office:value="322.17" calcext:value-type="float">
            <text:p>322.1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6117" calcext:value-type="float">
            <text:p>46117</text:p>
          </table:table-cell>
          <table:table-cell office:value-type="float" office:value="16111839826" calcext:value-type="float">
            <text:p>16111839826</text:p>
          </table:table-cell>
          <table:table-cell office:value-type="float" office:value="8628692872" calcext:value-type="float">
            <text:p>8628692872</text:p>
          </table:table-cell>
          <table:table-cell office:value-type="float" office:value="634780" calcext:value-type="float">
            <text:p>634780</text:p>
          </table:table-cell>
          <table:table-cell office:value-type="float" office:value="360469813" calcext:value-type="float">
            <text:p>360469813</text:p>
          </table:table-cell>
          <table:table-cell office:value-type="float" office:value="476244592" calcext:value-type="float">
            <text:p>476244592</text:p>
          </table:table-cell>
          <table:table-cell office:value-type="float" office:value="2249150" calcext:value-type="float">
            <text:p>22491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724" calcext:value-type="float">
            <text:p>1.86724</text:p>
          </table:table-cell>
          <table:table-cell office:value-type="float" office:value="634780" calcext:value-type="float">
            <text:p>634780</text:p>
          </table:table-cell>
          <table:table-cell office:value-type="float" office:value="23.024021" calcext:value-type="float">
            <text:p>23.024021</text:p>
          </table:table-cell>
          <table:table-cell office:value-type="float" office:value="30.418818" calcext:value-type="float">
            <text:p>30.418818</text:p>
          </table:table-cell>
          <table:table-cell office:value-type="float" office:value="0.143658" calcext:value-type="float">
            <text:p>0.143658</text:p>
          </table:table-cell>
          <table:table-cell office:value-type="float" office:value="0.76" calcext:value-type="float">
            <text:p>0.76</text:p>
          </table:table-cell>
          <table:table-cell office:value-type="float" office:value="211.74" calcext:value-type="float">
            <text:p>211.7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7119" calcext:value-type="float">
            <text:p>47119</text:p>
          </table:table-cell>
          <table:table-cell office:value-type="float" office:value="16108066238" calcext:value-type="float">
            <text:p>16108066238</text:p>
          </table:table-cell>
          <table:table-cell office:value-type="float" office:value="8620071291" calcext:value-type="float">
            <text:p>8620071291</text:p>
          </table:table-cell>
          <table:table-cell office:value-type="float" office:value="711211" calcext:value-type="float">
            <text:p>711211</text:p>
          </table:table-cell>
          <table:table-cell office:value-type="float" office:value="360163732" calcext:value-type="float">
            <text:p>360163732</text:p>
          </table:table-cell>
          <table:table-cell office:value-type="float" office:value="476674279" calcext:value-type="float">
            <text:p>476674279</text:p>
          </table:table-cell>
          <table:table-cell office:value-type="float" office:value="2189703" calcext:value-type="float">
            <text:p>21897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867" calcext:value-type="float">
            <text:p>1.86867</text:p>
          </table:table-cell>
          <table:table-cell office:value-type="float" office:value="711211" calcext:value-type="float">
            <text:p>711211</text:p>
          </table:table-cell>
          <table:table-cell office:value-type="float" office:value="23.004471" calcext:value-type="float">
            <text:p>23.004471</text:p>
          </table:table-cell>
          <table:table-cell office:value-type="float" office:value="30.44626" calcext:value-type="float">
            <text:p>30.44626</text:p>
          </table:table-cell>
          <table:table-cell office:value-type="float" office:value="0.139861" calcext:value-type="float">
            <text:p>0.139861</text:p>
          </table:table-cell>
          <table:table-cell office:value-type="float" office:value="0.76" calcext:value-type="float">
            <text:p>0.76</text:p>
          </table:table-cell>
          <table:table-cell office:value-type="float" office:value="217.69" calcext:value-type="float">
            <text:p>217.6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8121" calcext:value-type="float">
            <text:p>48121</text:p>
          </table:table-cell>
          <table:table-cell office:value-type="float" office:value="16369049989" calcext:value-type="float">
            <text:p>16369049989</text:p>
          </table:table-cell>
          <table:table-cell office:value-type="float" office:value="8709812160" calcext:value-type="float">
            <text:p>8709812160</text:p>
          </table:table-cell>
          <table:table-cell office:value-type="float" office:value="538654" calcext:value-type="float">
            <text:p>538654</text:p>
          </table:table-cell>
          <table:table-cell office:value-type="float" office:value="366231850" calcext:value-type="float">
            <text:p>366231850</text:p>
          </table:table-cell>
          <table:table-cell office:value-type="float" office:value="483088186" calcext:value-type="float">
            <text:p>483088186</text:p>
          </table:table-cell>
          <table:table-cell office:value-type="float" office:value="1748106" calcext:value-type="float">
            <text:p>17481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38" calcext:value-type="float">
            <text:p>1.87938</text:p>
          </table:table-cell>
          <table:table-cell office:value-type="float" office:value="538654" calcext:value-type="float">
            <text:p>538654</text:p>
          </table:table-cell>
          <table:table-cell office:value-type="float" office:value="23.392054" calcext:value-type="float">
            <text:p>23.392054</text:p>
          </table:table-cell>
          <table:table-cell office:value-type="float" office:value="30.855932" calcext:value-type="float">
            <text:p>30.855932</text:p>
          </table:table-cell>
          <table:table-cell office:value-type="float" office:value="0.111655" calcext:value-type="float">
            <text:p>0.111655</text:p>
          </table:table-cell>
          <table:table-cell office:value-type="float" office:value="0.76" calcext:value-type="float">
            <text:p>0.76</text:p>
          </table:table-cell>
          <table:table-cell office:value-type="float" office:value="276.35" calcext:value-type="float">
            <text:p>276.3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9123" calcext:value-type="float">
            <text:p>49123</text:p>
          </table:table-cell>
          <table:table-cell office:value-type="float" office:value="16489267509" calcext:value-type="float">
            <text:p>16489267509</text:p>
          </table:table-cell>
          <table:table-cell office:value-type="float" office:value="8789295635" calcext:value-type="float">
            <text:p>8789295635</text:p>
          </table:table-cell>
          <table:table-cell office:value-type="float" office:value="557053" calcext:value-type="float">
            <text:p>557053</text:p>
          </table:table-cell>
          <table:table-cell office:value-type="float" office:value="368928385" calcext:value-type="float">
            <text:p>368928385</text:p>
          </table:table-cell>
          <table:table-cell office:value-type="float" office:value="486618670" calcext:value-type="float">
            <text:p>486618670</text:p>
          </table:table-cell>
          <table:table-cell office:value-type="float" office:value="1784840" calcext:value-type="float">
            <text:p>178484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062" calcext:value-type="float">
            <text:p>1.876062</text:p>
          </table:table-cell>
          <table:table-cell office:value-type="float" office:value="557053" calcext:value-type="float">
            <text:p>557053</text:p>
          </table:table-cell>
          <table:table-cell office:value-type="float" office:value="23.564287" calcext:value-type="float">
            <text:p>23.564287</text:p>
          </table:table-cell>
          <table:table-cell office:value-type="float" office:value="31.08143" calcext:value-type="float">
            <text:p>31.08143</text:p>
          </table:table-cell>
          <table:table-cell office:value-type="float" office:value="0.114002" calcext:value-type="float">
            <text:p>0.114002</text:p>
          </table:table-cell>
          <table:table-cell office:value-type="float" office:value="0.76" calcext:value-type="float">
            <text:p>0.76</text:p>
          </table:table-cell>
          <table:table-cell office:value-type="float" office:value="272.64" calcext:value-type="float">
            <text:p>272.6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0126" calcext:value-type="float">
            <text:p>50126</text:p>
          </table:table-cell>
          <table:table-cell office:value-type="float" office:value="16690521476" calcext:value-type="float">
            <text:p>16690521476</text:p>
          </table:table-cell>
          <table:table-cell office:value-type="float" office:value="8879652797" calcext:value-type="float">
            <text:p>8879652797</text:p>
          </table:table-cell>
          <table:table-cell office:value-type="float" office:value="559267" calcext:value-type="float">
            <text:p>559267</text:p>
          </table:table-cell>
          <table:table-cell office:value-type="float" office:value="373530946" calcext:value-type="float">
            <text:p>373530946</text:p>
          </table:table-cell>
          <table:table-cell office:value-type="float" office:value="492248206" calcext:value-type="float">
            <text:p>492248206</text:p>
          </table:table-cell>
          <table:table-cell office:value-type="float" office:value="1798576" calcext:value-type="float">
            <text:p>179857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637" calcext:value-type="float">
            <text:p>1.879637</text:p>
          </table:table-cell>
          <table:table-cell office:value-type="float" office:value="559267" calcext:value-type="float">
            <text:p>559267</text:p>
          </table:table-cell>
          <table:table-cell office:value-type="float" office:value="23.834476" calcext:value-type="float">
            <text:p>23.834476</text:p>
          </table:table-cell>
          <table:table-cell office:value-type="float" office:value="31.409655" calcext:value-type="float">
            <text:p>31.409655</text:p>
          </table:table-cell>
          <table:table-cell office:value-type="float" office:value="0.114765" calcext:value-type="float">
            <text:p>0.114765</text:p>
          </table:table-cell>
          <table:table-cell office:value-type="float" office:value="0.76" calcext:value-type="float">
            <text:p>0.76</text:p>
          </table:table-cell>
          <table:table-cell office:value-type="float" office:value="273.69" calcext:value-type="float">
            <text:p>273.6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1129" calcext:value-type="float">
            <text:p>51129</text:p>
          </table:table-cell>
          <table:table-cell office:value-type="float" office:value="16511538527" calcext:value-type="float">
            <text:p>16511538527</text:p>
          </table:table-cell>
          <table:table-cell office:value-type="float" office:value="8809135536" calcext:value-type="float">
            <text:p>8809135536</text:p>
          </table:table-cell>
          <table:table-cell office:value-type="float" office:value="523414" calcext:value-type="float">
            <text:p>523414</text:p>
          </table:table-cell>
          <table:table-cell office:value-type="float" office:value="369723557" calcext:value-type="float">
            <text:p>369723557</text:p>
          </table:table-cell>
          <table:table-cell office:value-type="float" office:value="490528199" calcext:value-type="float">
            <text:p>490528199</text:p>
          </table:table-cell>
          <table:table-cell office:value-type="float" office:value="1727770" calcext:value-type="float">
            <text:p>172777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365" calcext:value-type="float">
            <text:p>1.874365</text:p>
          </table:table-cell>
          <table:table-cell office:value-type="float" office:value="523414" calcext:value-type="float">
            <text:p>523414</text:p>
          </table:table-cell>
          <table:table-cell office:value-type="float" office:value="23.591534" calcext:value-type="float">
            <text:p>23.591534</text:p>
          </table:table-cell>
          <table:table-cell office:value-type="float" office:value="31.299904" calcext:value-type="float">
            <text:p>31.299904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0.75" calcext:value-type="float">
            <text:p>0.75</text:p>
          </table:table-cell>
          <table:table-cell office:value-type="float" office:value="283.91" calcext:value-type="float">
            <text:p>283.9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2132" calcext:value-type="float">
            <text:p>52132</text:p>
          </table:table-cell>
          <table:table-cell office:value-type="float" office:value="16218339413" calcext:value-type="float">
            <text:p>16218339413</text:p>
          </table:table-cell>
          <table:table-cell office:value-type="float" office:value="8689487337" calcext:value-type="float">
            <text:p>8689487337</text:p>
          </table:table-cell>
          <table:table-cell office:value-type="float" office:value="623457" calcext:value-type="float">
            <text:p>623457</text:p>
          </table:table-cell>
          <table:table-cell office:value-type="float" office:value="362602933" calcext:value-type="float">
            <text:p>362602933</text:p>
          </table:table-cell>
          <table:table-cell office:value-type="float" office:value="478071162" calcext:value-type="float">
            <text:p>478071162</text:p>
          </table:table-cell>
          <table:table-cell office:value-type="float" office:value="2262038" calcext:value-type="float">
            <text:p>226203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6432" calcext:value-type="float">
            <text:p>1.866432</text:p>
          </table:table-cell>
          <table:table-cell office:value-type="float" office:value="623457" calcext:value-type="float">
            <text:p>623457</text:p>
          </table:table-cell>
          <table:table-cell office:value-type="float" office:value="23.137177" calcext:value-type="float">
            <text:p>23.137177</text:p>
          </table:table-cell>
          <table:table-cell office:value-type="float" office:value="30.505039" calcext:value-type="float">
            <text:p>30.505039</text:p>
          </table:table-cell>
          <table:table-cell office:value-type="float" office:value="0.144337" calcext:value-type="float">
            <text:p>0.144337</text:p>
          </table:table-cell>
          <table:table-cell office:value-type="float" office:value="0.76" calcext:value-type="float">
            <text:p>0.76</text:p>
          </table:table-cell>
          <table:table-cell office:value-type="float" office:value="211.35" calcext:value-type="float">
            <text:p>211.3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3135" calcext:value-type="float">
            <text:p>53135</text:p>
          </table:table-cell>
          <table:table-cell office:value-type="float" office:value="16780771658" calcext:value-type="float">
            <text:p>16780771658</text:p>
          </table:table-cell>
          <table:table-cell office:value-type="float" office:value="8942570389" calcext:value-type="float">
            <text:p>8942570389</text:p>
          </table:table-cell>
          <table:table-cell office:value-type="float" office:value="564774" calcext:value-type="float">
            <text:p>564774</text:p>
          </table:table-cell>
          <table:table-cell office:value-type="float" office:value="375444830" calcext:value-type="float">
            <text:p>375444830</text:p>
          </table:table-cell>
          <table:table-cell office:value-type="float" office:value="495292700" calcext:value-type="float">
            <text:p>495292700</text:p>
          </table:table-cell>
          <table:table-cell office:value-type="float" office:value="1874232" calcext:value-type="float">
            <text:p>18742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04" calcext:value-type="float">
            <text:p>1.876504</text:p>
          </table:table-cell>
          <table:table-cell office:value-type="float" office:value="564774" calcext:value-type="float">
            <text:p>564774</text:p>
          </table:table-cell>
          <table:table-cell office:value-type="float" office:value="23.9566" calcext:value-type="float">
            <text:p>23.9566</text:p>
          </table:table-cell>
          <table:table-cell office:value-type="float" office:value="31.603922" calcext:value-type="float">
            <text:p>31.603922</text:p>
          </table:table-cell>
          <table:table-cell office:value-type="float" office:value="0.119592" calcext:value-type="float">
            <text:p>0.119592</text:p>
          </table:table-cell>
          <table:table-cell office:value-type="float" office:value="0.76" calcext:value-type="float">
            <text:p>0.76</text:p>
          </table:table-cell>
          <table:table-cell office:value-type="float" office:value="264.26" calcext:value-type="float">
            <text:p>264.2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4138" calcext:value-type="float">
            <text:p>54138</text:p>
          </table:table-cell>
          <table:table-cell office:value-type="float" office:value="16647999226" calcext:value-type="float">
            <text:p>16647999226</text:p>
          </table:table-cell>
          <table:table-cell office:value-type="float" office:value="8861472326" calcext:value-type="float">
            <text:p>8861472326</text:p>
          </table:table-cell>
          <table:table-cell office:value-type="float" office:value="509849" calcext:value-type="float">
            <text:p>509849</text:p>
          </table:table-cell>
          <table:table-cell office:value-type="float" office:value="372218332" calcext:value-type="float">
            <text:p>372218332</text:p>
          </table:table-cell>
          <table:table-cell office:value-type="float" office:value="490863309" calcext:value-type="float">
            <text:p>490863309</text:p>
          </table:table-cell>
          <table:table-cell office:value-type="float" office:value="1601894" calcext:value-type="float">
            <text:p>160189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694" calcext:value-type="float">
            <text:p>1.878694</text:p>
          </table:table-cell>
          <table:table-cell office:value-type="float" office:value="509849" calcext:value-type="float">
            <text:p>509849</text:p>
          </table:table-cell>
          <table:table-cell office:value-type="float" office:value="23.750721" calcext:value-type="float">
            <text:p>23.750721</text:p>
          </table:table-cell>
          <table:table-cell office:value-type="float" office:value="31.321287" calcext:value-type="float">
            <text:p>31.321287</text:p>
          </table:table-cell>
          <table:table-cell office:value-type="float" office:value="0.102215" calcext:value-type="float">
            <text:p>0.102215</text:p>
          </table:table-cell>
          <table:table-cell office:value-type="float" office:value="0.76" calcext:value-type="float">
            <text:p>0.76</text:p>
          </table:table-cell>
          <table:table-cell office:value-type="float" office:value="306.43" calcext:value-type="float">
            <text:p>306.4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5141" calcext:value-type="float">
            <text:p>55141</text:p>
          </table:table-cell>
          <table:table-cell office:value-type="float" office:value="16623369909" calcext:value-type="float">
            <text:p>16623369909</text:p>
          </table:table-cell>
          <table:table-cell office:value-type="float" office:value="8857129868" calcext:value-type="float">
            <text:p>8857129868</text:p>
          </table:table-cell>
          <table:table-cell office:value-type="float" office:value="579970" calcext:value-type="float">
            <text:p>579970</text:p>
          </table:table-cell>
          <table:table-cell office:value-type="float" office:value="372560884" calcext:value-type="float">
            <text:p>372560884</text:p>
          </table:table-cell>
          <table:table-cell office:value-type="float" office:value="493372844" calcext:value-type="float">
            <text:p>493372844</text:p>
          </table:table-cell>
          <table:table-cell office:value-type="float" office:value="1844445" calcext:value-type="float">
            <text:p>18444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835" calcext:value-type="float">
            <text:p>1.876835</text:p>
          </table:table-cell>
          <table:table-cell office:value-type="float" office:value="579970" calcext:value-type="float">
            <text:p>579970</text:p>
          </table:table-cell>
          <table:table-cell office:value-type="float" office:value="23.772579" calcext:value-type="float">
            <text:p>23.772579</text:p>
          </table:table-cell>
          <table:table-cell office:value-type="float" office:value="31.481417" calcext:value-type="float">
            <text:p>31.481417</text:p>
          </table:table-cell>
          <table:table-cell office:value-type="float" office:value="0.117691" calcext:value-type="float">
            <text:p>0.117691</text:p>
          </table:table-cell>
          <table:table-cell office:value-type="float" office:value="0.76" calcext:value-type="float">
            <text:p>0.76</text:p>
          </table:table-cell>
          <table:table-cell office:value-type="float" office:value="267.49" calcext:value-type="float">
            <text:p>267.4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6143" calcext:value-type="float">
            <text:p>56143</text:p>
          </table:table-cell>
          <table:table-cell office:value-type="float" office:value="16496826165" calcext:value-type="float">
            <text:p>16496826165</text:p>
          </table:table-cell>
          <table:table-cell office:value-type="float" office:value="8789763058" calcext:value-type="float">
            <text:p>8789763058</text:p>
          </table:table-cell>
          <table:table-cell office:value-type="float" office:value="524553" calcext:value-type="float">
            <text:p>524553</text:p>
          </table:table-cell>
          <table:table-cell office:value-type="float" office:value="369025664" calcext:value-type="float">
            <text:p>369025664</text:p>
          </table:table-cell>
          <table:table-cell office:value-type="float" office:value="486957021" calcext:value-type="float">
            <text:p>486957021</text:p>
          </table:table-cell>
          <table:table-cell office:value-type="float" office:value="1671238" calcext:value-type="float">
            <text:p>16712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823" calcext:value-type="float">
            <text:p>1.876823</text:p>
          </table:table-cell>
          <table:table-cell office:value-type="float" office:value="524553" calcext:value-type="float">
            <text:p>524553</text:p>
          </table:table-cell>
          <table:table-cell office:value-type="float" office:value="23.570501" calcext:value-type="float">
            <text:p>23.570501</text:p>
          </table:table-cell>
          <table:table-cell office:value-type="float" office:value="31.103043" calcext:value-type="float">
            <text:p>31.103043</text:p>
          </table:table-cell>
          <table:table-cell office:value-type="float" office:value="0.106746" calcext:value-type="float">
            <text:p>0.106746</text:p>
          </table:table-cell>
          <table:table-cell office:value-type="float" office:value="0.76" calcext:value-type="float">
            <text:p>0.76</text:p>
          </table:table-cell>
          <table:table-cell office:value-type="float" office:value="291.38" calcext:value-type="float">
            <text:p>291.3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7145" calcext:value-type="float">
            <text:p>57145</text:p>
          </table:table-cell>
          <table:table-cell office:value-type="float" office:value="16690622712" calcext:value-type="float">
            <text:p>16690622712</text:p>
          </table:table-cell>
          <table:table-cell office:value-type="float" office:value="8892758065" calcext:value-type="float">
            <text:p>8892758065</text:p>
          </table:table-cell>
          <table:table-cell office:value-type="float" office:value="550958" calcext:value-type="float">
            <text:p>550958</text:p>
          </table:table-cell>
          <table:table-cell office:value-type="float" office:value="373427863" calcext:value-type="float">
            <text:p>373427863</text:p>
          </table:table-cell>
          <table:table-cell office:value-type="float" office:value="492025549" calcext:value-type="float">
            <text:p>492025549</text:p>
          </table:table-cell>
          <table:table-cell office:value-type="float" office:value="1785956" calcext:value-type="float">
            <text:p>178595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878" calcext:value-type="float">
            <text:p>1.876878</text:p>
          </table:table-cell>
          <table:table-cell office:value-type="float" office:value="550958" calcext:value-type="float">
            <text:p>550958</text:p>
          </table:table-cell>
          <table:table-cell office:value-type="float" office:value="23.851681" calcext:value-type="float">
            <text:p>23.851681</text:p>
          </table:table-cell>
          <table:table-cell office:value-type="float" office:value="31.426781" calcext:value-type="float">
            <text:p>31.426781</text:p>
          </table:table-cell>
          <table:table-cell office:value-type="float" office:value="0.114073" calcext:value-type="float">
            <text:p>0.114073</text:p>
          </table:table-cell>
          <table:table-cell office:value-type="float" office:value="0.76" calcext:value-type="float">
            <text:p>0.76</text:p>
          </table:table-cell>
          <table:table-cell office:value-type="float" office:value="275.5" calcext:value-type="float">
            <text:p>275.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8148" calcext:value-type="float">
            <text:p>58148</text:p>
          </table:table-cell>
          <table:table-cell office:value-type="float" office:value="16666793398" calcext:value-type="float">
            <text:p>16666793398</text:p>
          </table:table-cell>
          <table:table-cell office:value-type="float" office:value="8903761603" calcext:value-type="float">
            <text:p>8903761603</text:p>
          </table:table-cell>
          <table:table-cell office:value-type="float" office:value="550566" calcext:value-type="float">
            <text:p>550566</text:p>
          </table:table-cell>
          <table:table-cell office:value-type="float" office:value="373031680" calcext:value-type="float">
            <text:p>373031680</text:p>
          </table:table-cell>
          <table:table-cell office:value-type="float" office:value="493230905" calcext:value-type="float">
            <text:p>493230905</text:p>
          </table:table-cell>
          <table:table-cell office:value-type="float" office:value="1697407" calcext:value-type="float">
            <text:p>169740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1882" calcext:value-type="float">
            <text:p>1.871882</text:p>
          </table:table-cell>
          <table:table-cell office:value-type="float" office:value="550566" calcext:value-type="float">
            <text:p>550566</text:p>
          </table:table-cell>
          <table:table-cell office:value-type="float" office:value="23.80262" calcext:value-type="float">
            <text:p>23.80262</text:p>
          </table:table-cell>
          <table:table-cell office:value-type="float" office:value="31.472361" calcext:value-type="float">
            <text:p>31.472361</text:p>
          </table:table-cell>
          <table:table-cell office:value-type="float" office:value="0.108309" calcext:value-type="float">
            <text:p>0.108309</text:p>
          </table:table-cell>
          <table:table-cell office:value-type="float" office:value="0.76" calcext:value-type="float">
            <text:p>0.76</text:p>
          </table:table-cell>
          <table:table-cell office:value-type="float" office:value="290.58" calcext:value-type="float">
            <text:p>290.5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9150" calcext:value-type="float">
            <text:p>59150</text:p>
          </table:table-cell>
          <table:table-cell office:value-type="float" office:value="16235723989" calcext:value-type="float">
            <text:p>16235723989</text:p>
          </table:table-cell>
          <table:table-cell office:value-type="float" office:value="8683705870" calcext:value-type="float">
            <text:p>8683705870</text:p>
          </table:table-cell>
          <table:table-cell office:value-type="float" office:value="604909" calcext:value-type="float">
            <text:p>604909</text:p>
          </table:table-cell>
          <table:table-cell office:value-type="float" office:value="363187361" calcext:value-type="float">
            <text:p>363187361</text:p>
          </table:table-cell>
          <table:table-cell office:value-type="float" office:value="478644972" calcext:value-type="float">
            <text:p>478644972</text:p>
          </table:table-cell>
          <table:table-cell office:value-type="float" office:value="2173617" calcext:value-type="float">
            <text:p>217361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9677" calcext:value-type="float">
            <text:p>1.869677</text:p>
          </table:table-cell>
          <table:table-cell office:value-type="float" office:value="604909" calcext:value-type="float">
            <text:p>604909</text:p>
          </table:table-cell>
          <table:table-cell office:value-type="float" office:value="23.197596" calcext:value-type="float">
            <text:p>23.197596</text:p>
          </table:table-cell>
          <table:table-cell office:value-type="float" office:value="30.572134" calcext:value-type="float">
            <text:p>30.572134</text:p>
          </table:table-cell>
          <table:table-cell office:value-type="float" office:value="0.138834" calcext:value-type="float">
            <text:p>0.138834</text:p>
          </table:table-cell>
          <table:table-cell office:value-type="float" office:value="0.76" calcext:value-type="float">
            <text:p>0.76</text:p>
          </table:table-cell>
          <table:table-cell office:value-type="float" office:value="220.21" calcext:value-type="float">
            <text:p>220.2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0152" calcext:value-type="float">
            <text:p>60152</text:p>
          </table:table-cell>
          <table:table-cell office:value-type="float" office:value="16565485274" calcext:value-type="float">
            <text:p>16565485274</text:p>
          </table:table-cell>
          <table:table-cell office:value-type="float" office:value="8822755932" calcext:value-type="float">
            <text:p>8822755932</text:p>
          </table:table-cell>
          <table:table-cell office:value-type="float" office:value="553538" calcext:value-type="float">
            <text:p>553538</text:p>
          </table:table-cell>
          <table:table-cell office:value-type="float" office:value="371265972" calcext:value-type="float">
            <text:p>371265972</text:p>
          </table:table-cell>
          <table:table-cell office:value-type="float" office:value="491716510" calcext:value-type="float">
            <text:p>491716510</text:p>
          </table:table-cell>
          <table:table-cell office:value-type="float" office:value="1820545" calcext:value-type="float">
            <text:p>18205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7586" calcext:value-type="float">
            <text:p>1.877586</text:p>
          </table:table-cell>
          <table:table-cell office:value-type="float" office:value="553538" calcext:value-type="float">
            <text:p>553538</text:p>
          </table:table-cell>
          <table:table-cell office:value-type="float" office:value="23.713596" calcext:value-type="float">
            <text:p>23.713596</text:p>
          </table:table-cell>
          <table:table-cell office:value-type="float" office:value="31.407043" calcext:value-type="float">
            <text:p>31.407043</text:p>
          </table:table-cell>
          <table:table-cell office:value-type="float" office:value="0.116282" calcext:value-type="float">
            <text:p>0.116282</text:p>
          </table:table-cell>
          <table:table-cell office:value-type="float" office:value="0.76" calcext:value-type="float">
            <text:p>0.76</text:p>
          </table:table-cell>
          <table:table-cell office:value-type="float" office:value="270.09" calcext:value-type="float">
            <text:p>270.0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1154" calcext:value-type="float">
            <text:p>61154</text:p>
          </table:table-cell>
          <table:table-cell office:value-type="float" office:value="16733527806" calcext:value-type="float">
            <text:p>16733527806</text:p>
          </table:table-cell>
          <table:table-cell office:value-type="float" office:value="8900491434" calcext:value-type="float">
            <text:p>8900491434</text:p>
          </table:table-cell>
          <table:table-cell office:value-type="float" office:value="521342" calcext:value-type="float">
            <text:p>521342</text:p>
          </table:table-cell>
          <table:table-cell office:value-type="float" office:value="374346230" calcext:value-type="float">
            <text:p>374346230</text:p>
          </table:table-cell>
          <table:table-cell office:value-type="float" office:value="492865655" calcext:value-type="float">
            <text:p>492865655</text:p>
          </table:table-cell>
          <table:table-cell office:value-type="float" office:value="1668209" calcext:value-type="float">
            <text:p>16682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068" calcext:value-type="float">
            <text:p>1.880068</text:p>
          </table:table-cell>
          <table:table-cell office:value-type="float" office:value="521342" calcext:value-type="float">
            <text:p>521342</text:p>
          </table:table-cell>
          <table:table-cell office:value-type="float" office:value="23.910339" calcext:value-type="float">
            <text:p>23.910339</text:p>
          </table:table-cell>
          <table:table-cell office:value-type="float" office:value="31.480442" calcext:value-type="float">
            <text:p>31.480442</text:p>
          </table:table-cell>
          <table:table-cell office:value-type="float" office:value="0.106552" calcext:value-type="float">
            <text:p>0.106552</text:p>
          </table:table-cell>
          <table:table-cell office:value-type="float" office:value="0.76" calcext:value-type="float">
            <text:p>0.76</text:p>
          </table:table-cell>
          <table:table-cell office:value-type="float" office:value="295.45" calcext:value-type="float">
            <text:p>295.4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2156" calcext:value-type="float">
            <text:p>62156</text:p>
          </table:table-cell>
          <table:table-cell office:value-type="float" office:value="16654976892" calcext:value-type="float">
            <text:p>16654976892</text:p>
          </table:table-cell>
          <table:table-cell office:value-type="float" office:value="8875072679" calcext:value-type="float">
            <text:p>8875072679</text:p>
          </table:table-cell>
          <table:table-cell office:value-type="float" office:value="584067" calcext:value-type="float">
            <text:p>584067</text:p>
          </table:table-cell>
          <table:table-cell office:value-type="float" office:value="373002848" calcext:value-type="float">
            <text:p>373002848</text:p>
          </table:table-cell>
          <table:table-cell office:value-type="float" office:value="492679618" calcext:value-type="float">
            <text:p>492679618</text:p>
          </table:table-cell>
          <table:table-cell office:value-type="float" office:value="1844821" calcext:value-type="float">
            <text:p>18448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602" calcext:value-type="float">
            <text:p>1.876602</text:p>
          </table:table-cell>
          <table:table-cell office:value-type="float" office:value="584067" calcext:value-type="float">
            <text:p>584067</text:p>
          </table:table-cell>
          <table:table-cell office:value-type="float" office:value="23.824533" calcext:value-type="float">
            <text:p>23.824533</text:p>
          </table:table-cell>
          <table:table-cell office:value-type="float" office:value="31.468557" calcext:value-type="float">
            <text:p>31.468557</text:p>
          </table:table-cell>
          <table:table-cell office:value-type="float" office:value="0.117833" calcext:value-type="float">
            <text:p>0.117833</text:p>
          </table:table-cell>
          <table:table-cell office:value-type="float" office:value="0.76" calcext:value-type="float">
            <text:p>0.76</text:p>
          </table:table-cell>
          <table:table-cell office:value-type="float" office:value="267.06" calcext:value-type="float">
            <text:p>267.0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3159" calcext:value-type="float">
            <text:p>63159</text:p>
          </table:table-cell>
          <table:table-cell office:value-type="float" office:value="16586251543" calcext:value-type="float">
            <text:p>16586251543</text:p>
          </table:table-cell>
          <table:table-cell office:value-type="float" office:value="8842923323" calcext:value-type="float">
            <text:p>8842923323</text:p>
          </table:table-cell>
          <table:table-cell office:value-type="float" office:value="576147" calcext:value-type="float">
            <text:p>576147</text:p>
          </table:table-cell>
          <table:table-cell office:value-type="float" office:value="371243577" calcext:value-type="float">
            <text:p>371243577</text:p>
          </table:table-cell>
          <table:table-cell office:value-type="float" office:value="491080500" calcext:value-type="float">
            <text:p>491080500</text:p>
          </table:table-cell>
          <table:table-cell office:value-type="float" office:value="1823614" calcext:value-type="float">
            <text:p>18236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653" calcext:value-type="float">
            <text:p>1.875653</text:p>
          </table:table-cell>
          <table:table-cell office:value-type="float" office:value="576147" calcext:value-type="float">
            <text:p>576147</text:p>
          </table:table-cell>
          <table:table-cell office:value-type="float" office:value="23.688524" calcext:value-type="float">
            <text:p>23.688524</text:p>
          </table:table-cell>
          <table:table-cell office:value-type="float" office:value="31.335148" calcext:value-type="float">
            <text:p>31.335148</text:p>
          </table:table-cell>
          <table:table-cell office:value-type="float" office:value="0.116362" calcext:value-type="float">
            <text:p>0.116362</text:p>
          </table:table-cell>
          <table:table-cell office:value-type="float" office:value="0.76" calcext:value-type="float">
            <text:p>0.76</text:p>
          </table:table-cell>
          <table:table-cell office:value-type="float" office:value="269.29" calcext:value-type="float">
            <text:p>269.2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4162" calcext:value-type="float">
            <text:p>64162</text:p>
          </table:table-cell>
          <table:table-cell office:value-type="float" office:value="16748644696" calcext:value-type="float">
            <text:p>16748644696</text:p>
          </table:table-cell>
          <table:table-cell office:value-type="float" office:value="8917434479" calcext:value-type="float">
            <text:p>8917434479</text:p>
          </table:table-cell>
          <table:table-cell office:value-type="float" office:value="580668" calcext:value-type="float">
            <text:p>580668</text:p>
          </table:table-cell>
          <table:table-cell office:value-type="float" office:value="374587876" calcext:value-type="float">
            <text:p>374587876</text:p>
          </table:table-cell>
          <table:table-cell office:value-type="float" office:value="493124980" calcext:value-type="float">
            <text:p>493124980</text:p>
          </table:table-cell>
          <table:table-cell office:value-type="float" office:value="1882461" calcext:value-type="float">
            <text:p>188246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191" calcext:value-type="float">
            <text:p>1.878191</text:p>
          </table:table-cell>
          <table:table-cell office:value-type="float" office:value="580668" calcext:value-type="float">
            <text:p>580668</text:p>
          </table:table-cell>
          <table:table-cell office:value-type="float" office:value="23.901918" calcext:value-type="float">
            <text:p>23.901918</text:p>
          </table:table-cell>
          <table:table-cell office:value-type="float" office:value="31.465603" calcext:value-type="float">
            <text:p>31.465603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0.76" calcext:value-type="float">
            <text:p>0.76</text:p>
          </table:table-cell>
          <table:table-cell office:value-type="float" office:value="261.96" calcext:value-type="float">
            <text:p>261.9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5181" calcext:value-type="float">
            <text:p>65181</text:p>
          </table:table-cell>
          <table:table-cell office:value-type="float" office:value="497620054" calcext:value-type="float">
            <text:p>497620054</text:p>
          </table:table-cell>
          <table:table-cell office:value-type="float" office:value="5361329318" calcext:value-type="float">
            <text:p>5361329318</text:p>
          </table:table-cell>
          <table:table-cell office:value-type="float" office:value="155033" calcext:value-type="float">
            <text:p>155033</text:p>
          </table:table-cell>
          <table:table-cell office:value-type="float" office:value="154117601" calcext:value-type="float">
            <text:p>154117601</text:p>
          </table:table-cell>
          <table:table-cell office:value-type="float" office:value="132644540" calcext:value-type="float">
            <text:p>132644540</text:p>
          </table:table-cell>
          <table:table-cell office:value-type="float" office:value="156360" calcext:value-type="float">
            <text:p>15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817" calcext:value-type="float">
            <text:p>0.092817</text:p>
          </table:table-cell>
          <table:table-cell office:value-type="float" office:value="155033" calcext:value-type="float">
            <text:p>155033</text:p>
          </table:table-cell>
          <table:table-cell office:value-type="float" office:value="9.843839" calcext:value-type="float">
            <text:p>9.843839</text:p>
          </table:table-cell>
          <table:table-cell office:value-type="float" office:value="8.472306" calcext:value-type="float">
            <text:p>8.472306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1.16" calcext:value-type="float">
            <text:p>1.16</text:p>
          </table:table-cell>
          <table:table-cell office:value-type="float" office:value="848.33" calcext:value-type="float">
            <text:p>848.3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5165" calcext:value-type="float">
            <text:p>65165</text:p>
          </table:table-cell>
          <table:table-cell office:value-type="float" office:value="16143225063" calcext:value-type="float">
            <text:p>16143225063</text:p>
          </table:table-cell>
          <table:table-cell office:value-type="float" office:value="8658361049" calcext:value-type="float">
            <text:p>8658361049</text:p>
          </table:table-cell>
          <table:table-cell office:value-type="float" office:value="682035" calcext:value-type="float">
            <text:p>682035</text:p>
          </table:table-cell>
          <table:table-cell office:value-type="float" office:value="361346478" calcext:value-type="float">
            <text:p>361346478</text:p>
          </table:table-cell>
          <table:table-cell office:value-type="float" office:value="477477344" calcext:value-type="float">
            <text:p>477477344</text:p>
          </table:table-cell>
          <table:table-cell office:value-type="float" office:value="2446071" calcext:value-type="float">
            <text:p>244607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4467" calcext:value-type="float">
            <text:p>1.864467</text:p>
          </table:table-cell>
          <table:table-cell office:value-type="float" office:value="682035" calcext:value-type="float">
            <text:p>682035</text:p>
          </table:table-cell>
          <table:table-cell office:value-type="float" office:value="23.057003" calcext:value-type="float">
            <text:p>23.057003</text:p>
          </table:table-cell>
          <table:table-cell office:value-type="float" office:value="30.467148" calcext:value-type="float">
            <text:p>30.467148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76" calcext:value-type="float">
            <text:p>0.76</text:p>
          </table:table-cell>
          <table:table-cell office:value-type="float" office:value="195.2" calcext:value-type="float">
            <text:p>195.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6168" calcext:value-type="float">
            <text:p>66168</text:p>
          </table:table-cell>
          <table:table-cell office:value-type="float" office:value="16653030907" calcext:value-type="float">
            <text:p>16653030907</text:p>
          </table:table-cell>
          <table:table-cell office:value-type="float" office:value="8861362656" calcext:value-type="float">
            <text:p>8861362656</text:p>
          </table:table-cell>
          <table:table-cell office:value-type="float" office:value="602328" calcext:value-type="float">
            <text:p>602328</text:p>
          </table:table-cell>
          <table:table-cell office:value-type="float" office:value="372670788" calcext:value-type="float">
            <text:p>372670788</text:p>
          </table:table-cell>
          <table:table-cell office:value-type="float" office:value="491519188" calcext:value-type="float">
            <text:p>491519188</text:p>
          </table:table-cell>
          <table:table-cell office:value-type="float" office:value="1960458" calcext:value-type="float">
            <text:p>19604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9286" calcext:value-type="float">
            <text:p>1.879286</text:p>
          </table:table-cell>
          <table:table-cell office:value-type="float" office:value="602328" calcext:value-type="float">
            <text:p>602328</text:p>
          </table:table-cell>
          <table:table-cell office:value-type="float" office:value="23.779591" calcext:value-type="float">
            <text:p>23.779591</text:p>
          </table:table-cell>
          <table:table-cell office:value-type="float" office:value="31.36314" calcext:value-type="float">
            <text:p>31.36314</text:p>
          </table:table-cell>
          <table:table-cell office:value-type="float" office:value="0.125094" calcext:value-type="float">
            <text:p>0.125094</text:p>
          </table:table-cell>
          <table:table-cell office:value-type="float" office:value="0.76" calcext:value-type="float">
            <text:p>0.76</text:p>
          </table:table-cell>
          <table:table-cell office:value-type="float" office:value="250.72" calcext:value-type="float">
            <text:p>250.7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7170" calcext:value-type="float">
            <text:p>67170</text:p>
          </table:table-cell>
          <table:table-cell office:value-type="float" office:value="16551590037" calcext:value-type="float">
            <text:p>16551590037</text:p>
          </table:table-cell>
          <table:table-cell office:value-type="float" office:value="8828508958" calcext:value-type="float">
            <text:p>8828508958</text:p>
          </table:table-cell>
          <table:table-cell office:value-type="float" office:value="656330" calcext:value-type="float">
            <text:p>656330</text:p>
          </table:table-cell>
          <table:table-cell office:value-type="float" office:value="370989654" calcext:value-type="float">
            <text:p>370989654</text:p>
          </table:table-cell>
          <table:table-cell office:value-type="float" office:value="492027458" calcext:value-type="float">
            <text:p>492027458</text:p>
          </table:table-cell>
          <table:table-cell office:value-type="float" office:value="2060080" calcext:value-type="float">
            <text:p>206008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789" calcext:value-type="float">
            <text:p>1.874789</text:p>
          </table:table-cell>
          <table:table-cell office:value-type="float" office:value="656330" calcext:value-type="float">
            <text:p>656330</text:p>
          </table:table-cell>
          <table:table-cell office:value-type="float" office:value="23.695946" calcext:value-type="float">
            <text:p>23.695946</text:p>
          </table:table-cell>
          <table:table-cell office:value-type="float" office:value="31.426903" calcext:value-type="float">
            <text:p>31.426903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75" calcext:value-type="float">
            <text:p>0.75</text:p>
          </table:table-cell>
          <table:table-cell office:value-type="float" office:value="238.84" calcext:value-type="float">
            <text:p>238.8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8173" calcext:value-type="float">
            <text:p>68173</text:p>
          </table:table-cell>
          <table:table-cell office:value-type="float" office:value="16743953397" calcext:value-type="float">
            <text:p>16743953397</text:p>
          </table:table-cell>
          <table:table-cell office:value-type="float" office:value="8912886512" calcext:value-type="float">
            <text:p>8912886512</text:p>
          </table:table-cell>
          <table:table-cell office:value-type="float" office:value="609727" calcext:value-type="float">
            <text:p>609727</text:p>
          </table:table-cell>
          <table:table-cell office:value-type="float" office:value="374882543" calcext:value-type="float">
            <text:p>374882543</text:p>
          </table:table-cell>
          <table:table-cell office:value-type="float" office:value="493863449" calcext:value-type="float">
            <text:p>493863449</text:p>
          </table:table-cell>
          <table:table-cell office:value-type="float" office:value="1968750" calcext:value-type="float">
            <text:p>196875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623" calcext:value-type="float">
            <text:p>1.878623</text:p>
          </table:table-cell>
          <table:table-cell office:value-type="float" office:value="609727" calcext:value-type="float">
            <text:p>609727</text:p>
          </table:table-cell>
          <table:table-cell office:value-type="float" office:value="23.920719" calcext:value-type="float">
            <text:p>23.920719</text:p>
          </table:table-cell>
          <table:table-cell office:value-type="float" office:value="31.512724" calcext:value-type="float">
            <text:p>31.512724</text:p>
          </table:table-cell>
          <table:table-cell office:value-type="float" office:value="0.125623" calcext:value-type="float">
            <text:p>0.125623</text:p>
          </table:table-cell>
          <table:table-cell office:value-type="float" office:value="0.76" calcext:value-type="float">
            <text:p>0.76</text:p>
          </table:table-cell>
          <table:table-cell office:value-type="float" office:value="250.85" calcext:value-type="float">
            <text:p>250.8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9175" calcext:value-type="float">
            <text:p>69175</text:p>
          </table:table-cell>
          <table:table-cell office:value-type="float" office:value="16665684580" calcext:value-type="float">
            <text:p>16665684580</text:p>
          </table:table-cell>
          <table:table-cell office:value-type="float" office:value="8878979711" calcext:value-type="float">
            <text:p>8878979711</text:p>
          </table:table-cell>
          <table:table-cell office:value-type="float" office:value="635647" calcext:value-type="float">
            <text:p>635647</text:p>
          </table:table-cell>
          <table:table-cell office:value-type="float" office:value="373198510" calcext:value-type="float">
            <text:p>373198510</text:p>
          </table:table-cell>
          <table:table-cell office:value-type="float" office:value="491917401" calcext:value-type="float">
            <text:p>491917401</text:p>
          </table:table-cell>
          <table:table-cell office:value-type="float" office:value="1989146" calcext:value-type="float">
            <text:p>19891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982" calcext:value-type="float">
            <text:p>1.876982</text:p>
          </table:table-cell>
          <table:table-cell office:value-type="float" office:value="635647" calcext:value-type="float">
            <text:p>635647</text:p>
          </table:table-cell>
          <table:table-cell office:value-type="float" office:value="23.83703" calcext:value-type="float">
            <text:p>23.83703</text:p>
          </table:table-cell>
          <table:table-cell office:value-type="float" office:value="31.419874" calcext:value-type="float">
            <text:p>31.419874</text:p>
          </table:table-cell>
          <table:table-cell office:value-type="float" office:value="0.127051" calcext:value-type="float">
            <text:p>0.127051</text:p>
          </table:table-cell>
          <table:table-cell office:value-type="float" office:value="0.76" calcext:value-type="float">
            <text:p>0.76</text:p>
          </table:table-cell>
          <table:table-cell office:value-type="float" office:value="247.3" calcext:value-type="float">
            <text:p>247.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0191" calcext:value-type="float">
            <text:p>70191</text:p>
          </table:table-cell>
          <table:table-cell office:value-type="float" office:value="412710477" calcext:value-type="float">
            <text:p>412710477</text:p>
          </table:table-cell>
          <table:table-cell office:value-type="float" office:value="4207114504" calcext:value-type="float">
            <text:p>4207114504</text:p>
          </table:table-cell>
          <table:table-cell office:value-type="float" office:value="177212" calcext:value-type="float">
            <text:p>177212</text:p>
          </table:table-cell>
          <table:table-cell office:value-type="float" office:value="120550661" calcext:value-type="float">
            <text:p>120550661</text:p>
          </table:table-cell>
          <table:table-cell office:value-type="float" office:value="103897226" calcext:value-type="float">
            <text:p>103897226</text:p>
          </table:table-cell>
          <table:table-cell office:value-type="float" office:value="228959" calcext:value-type="float">
            <text:p>22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098" calcext:value-type="float">
            <text:p>0.098098</text:p>
          </table:table-cell>
          <table:table-cell office:value-type="float" office:value="177212" calcext:value-type="float">
            <text:p>177212</text:p>
          </table:table-cell>
          <table:table-cell office:value-type="float" office:value="7.699843" calcext:value-type="float">
            <text:p>7.699843</text:p>
          </table:table-cell>
          <table:table-cell office:value-type="float" office:value="6.63615" calcext:value-type="float">
            <text:p>6.63615</text:p>
          </table:table-cell>
          <table:table-cell office:value-type="float" office:value="0.014624" calcext:value-type="float">
            <text:p>0.014624</text:p>
          </table:table-cell>
          <table:table-cell office:value-type="float" office:value="1.16" calcext:value-type="float">
            <text:p>1.16</text:p>
          </table:table-cell>
          <table:table-cell office:value-type="float" office:value="453.78" calcext:value-type="float">
            <text:p>453.7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0178" calcext:value-type="float">
            <text:p>70178</text:p>
          </table:table-cell>
          <table:table-cell office:value-type="float" office:value="16594235450" calcext:value-type="float">
            <text:p>16594235450</text:p>
          </table:table-cell>
          <table:table-cell office:value-type="float" office:value="8851143780" calcext:value-type="float">
            <text:p>8851143780</text:p>
          </table:table-cell>
          <table:table-cell office:value-type="float" office:value="605011" calcext:value-type="float">
            <text:p>605011</text:p>
          </table:table-cell>
          <table:table-cell office:value-type="float" office:value="371826142" calcext:value-type="float">
            <text:p>371826142</text:p>
          </table:table-cell>
          <table:table-cell office:value-type="float" office:value="493353139" calcext:value-type="float">
            <text:p>493353139</text:p>
          </table:table-cell>
          <table:table-cell office:value-type="float" office:value="1967246" calcext:value-type="float">
            <text:p>19672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813" calcext:value-type="float">
            <text:p>1.874813</text:p>
          </table:table-cell>
          <table:table-cell office:value-type="float" office:value="605011" calcext:value-type="float">
            <text:p>605011</text:p>
          </table:table-cell>
          <table:table-cell office:value-type="float" office:value="23.725697" calcext:value-type="float">
            <text:p>23.725697</text:p>
          </table:table-cell>
          <table:table-cell office:value-type="float" office:value="31.480162" calcext:value-type="float">
            <text:p>31.480162</text:p>
          </table:table-cell>
          <table:table-cell office:value-type="float" office:value="0.125527" calcext:value-type="float">
            <text:p>0.125527</text:p>
          </table:table-cell>
          <table:table-cell office:value-type="float" office:value="0.75" calcext:value-type="float">
            <text:p>0.75</text:p>
          </table:table-cell>
          <table:table-cell office:value-type="float" office:value="250.78" calcext:value-type="float">
            <text:p>250.7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1194" calcext:value-type="float">
            <text:p>71194</text:p>
          </table:table-cell>
          <table:table-cell office:value-type="float" office:value="2025758367" calcext:value-type="float">
            <text:p>2025758367</text:p>
          </table:table-cell>
          <table:table-cell office:value-type="float" office:value="9010584874" calcext:value-type="float">
            <text:p>9010584874</text:p>
          </table:table-cell>
          <table:table-cell office:value-type="float" office:value="550230" calcext:value-type="float">
            <text:p>550230</text:p>
          </table:table-cell>
          <table:table-cell office:value-type="float" office:value="365273638" calcext:value-type="float">
            <text:p>365273638</text:p>
          </table:table-cell>
          <table:table-cell office:value-type="float" office:value="237044489" calcext:value-type="float">
            <text:p>237044489</text:p>
          </table:table-cell>
          <table:table-cell office:value-type="float" office:value="551396" calcext:value-type="float">
            <text:p>5513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482" calcext:value-type="float">
            <text:p>0.22482</text:p>
          </table:table-cell>
          <table:table-cell office:value-type="float" office:value="550230" calcext:value-type="float">
            <text:p>550230</text:p>
          </table:table-cell>
          <table:table-cell office:value-type="float" office:value="23.330851" calcext:value-type="float">
            <text:p>23.330851</text:p>
          </table:table-cell>
          <table:table-cell office:value-type="float" office:value="15.140567" calcext:value-type="float">
            <text:p>15.140567</text:p>
          </table:table-cell>
          <table:table-cell office:value-type="float" office:value="0.035219" calcext:value-type="float">
            <text:p>0.035219</text:p>
          </table:table-cell>
          <table:table-cell office:value-type="float" office:value="1.54" calcext:value-type="float">
            <text:p>1.54</text:p>
          </table:table-cell>
          <table:table-cell office:value-type="float" office:value="429.9" calcext:value-type="float">
            <text:p>429.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1180" calcext:value-type="float">
            <text:p>71180</text:p>
          </table:table-cell>
          <table:table-cell office:value-type="float" office:value="16393861473" calcext:value-type="float">
            <text:p>16393861473</text:p>
          </table:table-cell>
          <table:table-cell office:value-type="float" office:value="8744330781" calcext:value-type="float">
            <text:p>8744330781</text:p>
          </table:table-cell>
          <table:table-cell office:value-type="float" office:value="612750" calcext:value-type="float">
            <text:p>612750</text:p>
          </table:table-cell>
          <table:table-cell office:value-type="float" office:value="367166697" calcext:value-type="float">
            <text:p>367166697</text:p>
          </table:table-cell>
          <table:table-cell office:value-type="float" office:value="484816833" calcext:value-type="float">
            <text:p>484816833</text:p>
          </table:table-cell>
          <table:table-cell office:value-type="float" office:value="1977448" calcext:value-type="float">
            <text:p>197744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799" calcext:value-type="float">
            <text:p>1.874799</text:p>
          </table:table-cell>
          <table:table-cell office:value-type="float" office:value="612750" calcext:value-type="float">
            <text:p>612750</text:p>
          </table:table-cell>
          <table:table-cell office:value-type="float" office:value="23.451765" calcext:value-type="float">
            <text:p>23.451765</text:p>
          </table:table-cell>
          <table:table-cell office:value-type="float" office:value="30.966345" calcext:value-type="float">
            <text:p>30.966345</text:p>
          </table:table-cell>
          <table:table-cell office:value-type="float" office:value="0.126304" calcext:value-type="float">
            <text:p>0.126304</text:p>
          </table:table-cell>
          <table:table-cell office:value-type="float" office:value="0.76" calcext:value-type="float">
            <text:p>0.76</text:p>
          </table:table-cell>
          <table:table-cell office:value-type="float" office:value="245.17" calcext:value-type="float">
            <text:p>245.1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2183" calcext:value-type="float">
            <text:p>72183</text:p>
          </table:table-cell>
          <table:table-cell office:value-type="float" office:value="16090478086" calcext:value-type="float">
            <text:p>16090478086</text:p>
          </table:table-cell>
          <table:table-cell office:value-type="float" office:value="8632662202" calcext:value-type="float">
            <text:p>8632662202</text:p>
          </table:table-cell>
          <table:table-cell office:value-type="float" office:value="625652" calcext:value-type="float">
            <text:p>625652</text:p>
          </table:table-cell>
          <table:table-cell office:value-type="float" office:value="359958848" calcext:value-type="float">
            <text:p>359958848</text:p>
          </table:table-cell>
          <table:table-cell office:value-type="float" office:value="474955794" calcext:value-type="float">
            <text:p>474955794</text:p>
          </table:table-cell>
          <table:table-cell office:value-type="float" office:value="2199462" calcext:value-type="float">
            <text:p>21994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3907" calcext:value-type="float">
            <text:p>1.863907</text:p>
          </table:table-cell>
          <table:table-cell office:value-type="float" office:value="625652" calcext:value-type="float">
            <text:p>625652</text:p>
          </table:table-cell>
          <table:table-cell office:value-type="float" office:value="22.96846" calcext:value-type="float">
            <text:p>22.96846</text:p>
          </table:table-cell>
          <table:table-cell office:value-type="float" office:value="30.306253" calcext:value-type="float">
            <text:p>30.306253</text:p>
          </table:table-cell>
          <table:table-cell office:value-type="float" office:value="0.140345" calcext:value-type="float">
            <text:p>0.140345</text:p>
          </table:table-cell>
          <table:table-cell office:value-type="float" office:value="0.76" calcext:value-type="float">
            <text:p>0.76</text:p>
          </table:table-cell>
          <table:table-cell office:value-type="float" office:value="215.94" calcext:value-type="float">
            <text:p>215.9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3185" calcext:value-type="float">
            <text:p>73185</text:p>
          </table:table-cell>
          <table:table-cell office:value-type="float" office:value="16546697078" calcext:value-type="float">
            <text:p>16546697078</text:p>
          </table:table-cell>
          <table:table-cell office:value-type="float" office:value="8816654656" calcext:value-type="float">
            <text:p>8816654656</text:p>
          </table:table-cell>
          <table:table-cell office:value-type="float" office:value="565480" calcext:value-type="float">
            <text:p>565480</text:p>
          </table:table-cell>
          <table:table-cell office:value-type="float" office:value="370649953" calcext:value-type="float">
            <text:p>370649953</text:p>
          </table:table-cell>
          <table:table-cell office:value-type="float" office:value="488900032" calcext:value-type="float">
            <text:p>488900032</text:p>
          </table:table-cell>
          <table:table-cell office:value-type="float" office:value="1831258" calcext:value-type="float">
            <text:p>18312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755" calcext:value-type="float">
            <text:p>1.876755</text:p>
          </table:table-cell>
          <table:table-cell office:value-type="float" office:value="565480" calcext:value-type="float">
            <text:p>565480</text:p>
          </table:table-cell>
          <table:table-cell office:value-type="float" office:value="23.674248" calcext:value-type="float">
            <text:p>23.674248</text:p>
          </table:table-cell>
          <table:table-cell office:value-type="float" office:value="31.227148" calcext:value-type="float">
            <text:p>31.227148</text:p>
          </table:table-cell>
          <table:table-cell office:value-type="float" office:value="0.116967" calcext:value-type="float">
            <text:p>0.116967</text:p>
          </table:table-cell>
          <table:table-cell office:value-type="float" office:value="0.76" calcext:value-type="float">
            <text:p>0.76</text:p>
          </table:table-cell>
          <table:table-cell office:value-type="float" office:value="266.97" calcext:value-type="float">
            <text:p>266.9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4187" calcext:value-type="float">
            <text:p>74187</text:p>
          </table:table-cell>
          <table:table-cell office:value-type="float" office:value="16553404934" calcext:value-type="float">
            <text:p>16553404934</text:p>
          </table:table-cell>
          <table:table-cell office:value-type="float" office:value="8825213301" calcext:value-type="float">
            <text:p>8825213301</text:p>
          </table:table-cell>
          <table:table-cell office:value-type="float" office:value="595194" calcext:value-type="float">
            <text:p>595194</text:p>
          </table:table-cell>
          <table:table-cell office:value-type="float" office:value="370793796" calcext:value-type="float">
            <text:p>370793796</text:p>
          </table:table-cell>
          <table:table-cell office:value-type="float" office:value="488519553" calcext:value-type="float">
            <text:p>488519553</text:p>
          </table:table-cell>
          <table:table-cell office:value-type="float" office:value="1934632" calcext:value-type="float">
            <text:p>19346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695" calcext:value-type="float">
            <text:p>1.875695</text:p>
          </table:table-cell>
          <table:table-cell office:value-type="float" office:value="595194" calcext:value-type="float">
            <text:p>595194</text:p>
          </table:table-cell>
          <table:table-cell office:value-type="float" office:value="23.683435" calcext:value-type="float">
            <text:p>23.683435</text:p>
          </table:table-cell>
          <table:table-cell office:value-type="float" office:value="31.202847" calcext:value-type="float">
            <text:p>31.202847</text:p>
          </table:table-cell>
          <table:table-cell office:value-type="float" office:value="0.123569" calcext:value-type="float">
            <text:p>0.123569</text:p>
          </table:table-cell>
          <table:table-cell office:value-type="float" office:value="0.76" calcext:value-type="float">
            <text:p>0.76</text:p>
          </table:table-cell>
          <table:table-cell office:value-type="float" office:value="252.51" calcext:value-type="float">
            <text:p>252.5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5204" calcext:value-type="float">
            <text:p>75204</text:p>
          </table:table-cell>
          <table:table-cell office:value-type="float" office:value="1929999984" calcext:value-type="float">
            <text:p>1929999984</text:p>
          </table:table-cell>
          <table:table-cell office:value-type="float" office:value="8992897593" calcext:value-type="float">
            <text:p>8992897593</text:p>
          </table:table-cell>
          <table:table-cell office:value-type="float" office:value="500960" calcext:value-type="float">
            <text:p>500960</text:p>
          </table:table-cell>
          <table:table-cell office:value-type="float" office:value="377234550" calcext:value-type="float">
            <text:p>377234550</text:p>
          </table:table-cell>
          <table:table-cell office:value-type="float" office:value="243037240" calcext:value-type="float">
            <text:p>243037240</text:p>
          </table:table-cell>
          <table:table-cell office:value-type="float" office:value="502026" calcext:value-type="float">
            <text:p>50202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14" calcext:value-type="float">
            <text:p>0.214614</text:p>
          </table:table-cell>
          <table:table-cell office:value-type="float" office:value="500960" calcext:value-type="float">
            <text:p>500960</text:p>
          </table:table-cell>
          <table:table-cell office:value-type="float" office:value="24.070799" calcext:value-type="float">
            <text:p>24.070799</text:p>
          </table:table-cell>
          <table:table-cell office:value-type="float" office:value="15.50786" calcext:value-type="float">
            <text:p>15.50786</text:p>
          </table:table-cell>
          <table:table-cell office:value-type="float" office:value="0.032034" calcext:value-type="float">
            <text:p>0.032034</text:p>
          </table:table-cell>
          <table:table-cell office:value-type="float" office:value="1.55" calcext:value-type="float">
            <text:p>1.55</text:p>
          </table:table-cell>
          <table:table-cell office:value-type="float" office:value="484.11" calcext:value-type="float">
            <text:p>484.1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5203" calcext:value-type="float">
            <text:p>75203</text:p>
          </table:table-cell>
          <table:table-cell office:value-type="float" office:value="696409885" calcext:value-type="float">
            <text:p>696409885</text:p>
          </table:table-cell>
          <table:table-cell office:value-type="float" office:value="7278762804" calcext:value-type="float">
            <text:p>7278762804</text:p>
          </table:table-cell>
          <table:table-cell office:value-type="float" office:value="166853" calcext:value-type="float">
            <text:p>166853</text:p>
          </table:table-cell>
          <table:table-cell office:value-type="float" office:value="209619224" calcext:value-type="float">
            <text:p>209619224</text:p>
          </table:table-cell>
          <table:table-cell office:value-type="float" office:value="180475071" calcext:value-type="float">
            <text:p>180475071</text:p>
          </table:table-cell>
          <table:table-cell office:value-type="float" office:value="223722" calcext:value-type="float">
            <text:p>223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677" calcext:value-type="float">
            <text:p>0.095677</text:p>
          </table:table-cell>
          <table:table-cell office:value-type="float" office:value="166853" calcext:value-type="float">
            <text:p>166853</text:p>
          </table:table-cell>
          <table:table-cell office:value-type="float" office:value="13.375504" calcext:value-type="float">
            <text:p>13.375504</text:p>
          </table:table-cell>
          <table:table-cell office:value-type="float" office:value="11.515857" calcext:value-type="float">
            <text:p>11.515857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1.16" calcext:value-type="float">
            <text:p>1.16</text:p>
          </table:table-cell>
          <table:table-cell office:value-type="float" office:value="806.69" calcext:value-type="float">
            <text:p>806.6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5189" calcext:value-type="float">
            <text:p>75189</text:p>
          </table:table-cell>
          <table:table-cell office:value-type="float" office:value="16227946402" calcext:value-type="float">
            <text:p>16227946402</text:p>
          </table:table-cell>
          <table:table-cell office:value-type="float" office:value="8669780993" calcext:value-type="float">
            <text:p>8669780993</text:p>
          </table:table-cell>
          <table:table-cell office:value-type="float" office:value="637488" calcext:value-type="float">
            <text:p>637488</text:p>
          </table:table-cell>
          <table:table-cell office:value-type="float" office:value="363654196" calcext:value-type="float">
            <text:p>363654196</text:p>
          </table:table-cell>
          <table:table-cell office:value-type="float" office:value="479983573" calcext:value-type="float">
            <text:p>479983573</text:p>
          </table:table-cell>
          <table:table-cell office:value-type="float" office:value="2039667" calcext:value-type="float">
            <text:p>20396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1783" calcext:value-type="float">
            <text:p>1.871783</text:p>
          </table:table-cell>
          <table:table-cell office:value-type="float" office:value="637488" calcext:value-type="float">
            <text:p>637488</text:p>
          </table:table-cell>
          <table:table-cell office:value-type="float" office:value="23.227415" calcext:value-type="float">
            <text:p>23.227415</text:p>
          </table:table-cell>
          <table:table-cell office:value-type="float" office:value="30.657635" calcext:value-type="float">
            <text:p>30.657635</text:p>
          </table:table-cell>
          <table:table-cell office:value-type="float" office:value="0.130278" calcext:value-type="float">
            <text:p>0.130278</text:p>
          </table:table-cell>
          <table:table-cell office:value-type="float" office:value="0.76" calcext:value-type="float">
            <text:p>0.76</text:p>
          </table:table-cell>
          <table:table-cell office:value-type="float" office:value="235.32" calcext:value-type="float">
            <text:p>235.3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6192" calcext:value-type="float">
            <text:p>76192</text:p>
          </table:table-cell>
          <table:table-cell office:value-type="float" office:value="16347123256" calcext:value-type="float">
            <text:p>16347123256</text:p>
          </table:table-cell>
          <table:table-cell office:value-type="float" office:value="8716286523" calcext:value-type="float">
            <text:p>8716286523</text:p>
          </table:table-cell>
          <table:table-cell office:value-type="float" office:value="614795" calcext:value-type="float">
            <text:p>614795</text:p>
          </table:table-cell>
          <table:table-cell office:value-type="float" office:value="366286924" calcext:value-type="float">
            <text:p>366286924</text:p>
          </table:table-cell>
          <table:table-cell office:value-type="float" office:value="483193489" calcext:value-type="float">
            <text:p>483193489</text:p>
          </table:table-cell>
          <table:table-cell office:value-type="float" office:value="1981994" calcext:value-type="float">
            <text:p>198199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469" calcext:value-type="float">
            <text:p>1.875469</text:p>
          </table:table-cell>
          <table:table-cell office:value-type="float" office:value="614795" calcext:value-type="float">
            <text:p>614795</text:p>
          </table:table-cell>
          <table:table-cell office:value-type="float" office:value="23.372246" calcext:value-type="float">
            <text:p>23.372246</text:p>
          </table:table-cell>
          <table:table-cell office:value-type="float" office:value="30.831888" calcext:value-type="float">
            <text:p>30.831888</text:p>
          </table:table-cell>
          <table:table-cell office:value-type="float" office:value="0.126468" calcext:value-type="float">
            <text:p>0.126468</text:p>
          </table:table-cell>
          <table:table-cell office:value-type="float" office:value="0.76" calcext:value-type="float">
            <text:p>0.76</text:p>
          </table:table-cell>
          <table:table-cell office:value-type="float" office:value="243.79" calcext:value-type="float">
            <text:p>243.7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7209" calcext:value-type="float">
            <text:p>77209</text:p>
          </table:table-cell>
          <table:table-cell office:value-type="float" office:value="54305294" calcext:value-type="float">
            <text:p>54305294</text:p>
          </table:table-cell>
          <table:table-cell office:value-type="float" office:value="382505501" calcext:value-type="float">
            <text:p>382505501</text:p>
          </table:table-cell>
          <table:table-cell office:value-type="float" office:value="56399" calcext:value-type="float">
            <text:p>56399</text:p>
          </table:table-cell>
          <table:table-cell office:value-type="float" office:value="10093459" calcext:value-type="float">
            <text:p>10093459</text:p>
          </table:table-cell>
          <table:table-cell office:value-type="float" office:value="8950018" calcext:value-type="float">
            <text:p>8950018</text:p>
          </table:table-cell>
          <table:table-cell office:value-type="float" office:value="66097" calcext:value-type="float">
            <text:p>66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1973" calcext:value-type="float">
            <text:p>0.141973</text:p>
          </table:table-cell>
          <table:table-cell office:value-type="float" office:value="56399" calcext:value-type="float">
            <text:p>56399</text:p>
          </table:table-cell>
          <table:table-cell office:value-type="float" office:value="0.644049" calcext:value-type="float">
            <text:p>0.644049</text:p>
          </table:table-cell>
          <table:table-cell office:value-type="float" office:value="0.571088" calcext:value-type="float">
            <text:p>0.571088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1.13" calcext:value-type="float">
            <text:p>1.13</text:p>
          </table:table-cell>
          <table:table-cell office:value-type="float" office:value="135.41" calcext:value-type="float">
            <text:p>135.4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7194" calcext:value-type="float">
            <text:p>77194</text:p>
          </table:table-cell>
          <table:table-cell office:value-type="float" office:value="16645591900" calcext:value-type="float">
            <text:p>16645591900</text:p>
          </table:table-cell>
          <table:table-cell office:value-type="float" office:value="8874889295" calcext:value-type="float">
            <text:p>8874889295</text:p>
          </table:table-cell>
          <table:table-cell office:value-type="float" office:value="602059" calcext:value-type="float">
            <text:p>602059</text:p>
          </table:table-cell>
          <table:table-cell office:value-type="float" office:value="373021631" calcext:value-type="float">
            <text:p>373021631</text:p>
          </table:table-cell>
          <table:table-cell office:value-type="float" office:value="491868919" calcext:value-type="float">
            <text:p>491868919</text:p>
          </table:table-cell>
          <table:table-cell office:value-type="float" office:value="1923038" calcext:value-type="float">
            <text:p>19230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583" calcext:value-type="float">
            <text:p>1.875583</text:p>
          </table:table-cell>
          <table:table-cell office:value-type="float" office:value="602059" calcext:value-type="float">
            <text:p>602059</text:p>
          </table:table-cell>
          <table:table-cell office:value-type="float" office:value="23.825733" calcext:value-type="float">
            <text:p>23.825733</text:p>
          </table:table-cell>
          <table:table-cell office:value-type="float" office:value="31.416779" calcext:value-type="float">
            <text:p>31.416779</text:p>
          </table:table-cell>
          <table:table-cell office:value-type="float" office:value="0.122829" calcext:value-type="float">
            <text:p>0.122829</text:p>
          </table:table-cell>
          <table:table-cell office:value-type="float" office:value="0.76" calcext:value-type="float">
            <text:p>0.76</text:p>
          </table:table-cell>
          <table:table-cell office:value-type="float" office:value="255.78" calcext:value-type="float">
            <text:p>255.7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8196" calcext:value-type="float">
            <text:p>78196</text:p>
          </table:table-cell>
          <table:table-cell office:value-type="float" office:value="16169830516" calcext:value-type="float">
            <text:p>16169830516</text:p>
          </table:table-cell>
          <table:table-cell office:value-type="float" office:value="8653460166" calcext:value-type="float">
            <text:p>8653460166</text:p>
          </table:table-cell>
          <table:table-cell office:value-type="float" office:value="637868" calcext:value-type="float">
            <text:p>637868</text:p>
          </table:table-cell>
          <table:table-cell office:value-type="float" office:value="361868435" calcext:value-type="float">
            <text:p>361868435</text:p>
          </table:table-cell>
          <table:table-cell office:value-type="float" office:value="477480372" calcext:value-type="float">
            <text:p>477480372</text:p>
          </table:table-cell>
          <table:table-cell office:value-type="float" office:value="2349475" calcext:value-type="float">
            <text:p>234947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8597" calcext:value-type="float">
            <text:p>1.868597</text:p>
          </table:table-cell>
          <table:table-cell office:value-type="float" office:value="637868" calcext:value-type="float">
            <text:p>637868</text:p>
          </table:table-cell>
          <table:table-cell office:value-type="float" office:value="23.113354" calcext:value-type="float">
            <text:p>23.113354</text:p>
          </table:table-cell>
          <table:table-cell office:value-type="float" office:value="30.497749" calcext:value-type="float">
            <text:p>30.497749</text:p>
          </table:table-cell>
          <table:table-cell office:value-type="float" office:value="0.150066" calcext:value-type="float">
            <text:p>0.150066</text:p>
          </table:table-cell>
          <table:table-cell office:value-type="float" office:value="0.76" calcext:value-type="float">
            <text:p>0.76</text:p>
          </table:table-cell>
          <table:table-cell office:value-type="float" office:value="203.23" calcext:value-type="float">
            <text:p>203.2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9199" calcext:value-type="float">
            <text:p>79199</text:p>
          </table:table-cell>
          <table:table-cell office:value-type="float" office:value="16674004616" calcext:value-type="float">
            <text:p>16674004616</text:p>
          </table:table-cell>
          <table:table-cell office:value-type="float" office:value="8889145629" calcext:value-type="float">
            <text:p>8889145629</text:p>
          </table:table-cell>
          <table:table-cell office:value-type="float" office:value="573463" calcext:value-type="float">
            <text:p>573463</text:p>
          </table:table-cell>
          <table:table-cell office:value-type="float" office:value="374127671" calcext:value-type="float">
            <text:p>374127671</text:p>
          </table:table-cell>
          <table:table-cell office:value-type="float" office:value="495855215" calcext:value-type="float">
            <text:p>495855215</text:p>
          </table:table-cell>
          <table:table-cell office:value-type="float" office:value="1822585" calcext:value-type="float">
            <text:p>18225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771" calcext:value-type="float">
            <text:p>1.875771</text:p>
          </table:table-cell>
          <table:table-cell office:value-type="float" office:value="573463" calcext:value-type="float">
            <text:p>573463</text:p>
          </table:table-cell>
          <table:table-cell office:value-type="float" office:value="23.872555" calcext:value-type="float">
            <text:p>23.872555</text:p>
          </table:table-cell>
          <table:table-cell office:value-type="float" office:value="31.639812" calcext:value-type="float">
            <text:p>31.639812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0.75" calcext:value-type="float">
            <text:p>0.75</text:p>
          </table:table-cell>
          <table:table-cell office:value-type="float" office:value="272.06" calcext:value-type="float">
            <text:p>272.0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0201" calcext:value-type="float">
            <text:p>80201</text:p>
          </table:table-cell>
          <table:table-cell office:value-type="float" office:value="16697242135" calcext:value-type="float">
            <text:p>16697242135</text:p>
          </table:table-cell>
          <table:table-cell office:value-type="float" office:value="8890091418" calcext:value-type="float">
            <text:p>8890091418</text:p>
          </table:table-cell>
          <table:table-cell office:value-type="float" office:value="540700" calcext:value-type="float">
            <text:p>540700</text:p>
          </table:table-cell>
          <table:table-cell office:value-type="float" office:value="373940152" calcext:value-type="float">
            <text:p>373940152</text:p>
          </table:table-cell>
          <table:table-cell office:value-type="float" office:value="492449532" calcext:value-type="float">
            <text:p>492449532</text:p>
          </table:table-cell>
          <table:table-cell office:value-type="float" office:value="1776769" calcext:value-type="float">
            <text:p>177676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186" calcext:value-type="float">
            <text:p>1.878186</text:p>
          </table:table-cell>
          <table:table-cell office:value-type="float" office:value="540700" calcext:value-type="float">
            <text:p>540700</text:p>
          </table:table-cell>
          <table:table-cell office:value-type="float" office:value="23.884401" calcext:value-type="float">
            <text:p>23.884401</text:p>
          </table:table-cell>
          <table:table-cell office:value-type="float" office:value="31.453863" calcext:value-type="float">
            <text:p>31.453863</text:p>
          </table:table-cell>
          <table:table-cell office:value-type="float" office:value="0.113486" calcext:value-type="float">
            <text:p>0.113486</text:p>
          </table:table-cell>
          <table:table-cell office:value-type="float" office:value="0.76" calcext:value-type="float">
            <text:p>0.76</text:p>
          </table:table-cell>
          <table:table-cell office:value-type="float" office:value="277.16" calcext:value-type="float">
            <text:p>277.1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1204" calcext:value-type="float">
            <text:p>81204</text:p>
          </table:table-cell>
          <table:table-cell office:value-type="float" office:value="16668807711" calcext:value-type="float">
            <text:p>16668807711</text:p>
          </table:table-cell>
          <table:table-cell office:value-type="float" office:value="8882804316" calcext:value-type="float">
            <text:p>8882804316</text:p>
          </table:table-cell>
          <table:table-cell office:value-type="float" office:value="574885" calcext:value-type="float">
            <text:p>574885</text:p>
          </table:table-cell>
          <table:table-cell office:value-type="float" office:value="373394934" calcext:value-type="float">
            <text:p>373394934</text:p>
          </table:table-cell>
          <table:table-cell office:value-type="float" office:value="491998612" calcext:value-type="float">
            <text:p>491998612</text:p>
          </table:table-cell>
          <table:table-cell office:value-type="float" office:value="1805137" calcext:value-type="float">
            <text:p>180513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25" calcext:value-type="float">
            <text:p>1.876525</text:p>
          </table:table-cell>
          <table:table-cell office:value-type="float" office:value="574885" calcext:value-type="float">
            <text:p>574885</text:p>
          </table:table-cell>
          <table:table-cell office:value-type="float" office:value="23.8258" calcext:value-type="float">
            <text:p>23.8258</text:p>
          </table:table-cell>
          <table:table-cell office:value-type="float" office:value="31.39373" calcext:value-type="float">
            <text:p>31.39373</text:p>
          </table:table-cell>
          <table:table-cell office:value-type="float" office:value="0.115183" calcext:value-type="float">
            <text:p>0.115183</text:p>
          </table:table-cell>
          <table:table-cell office:value-type="float" office:value="0.76" calcext:value-type="float">
            <text:p>0.76</text:p>
          </table:table-cell>
          <table:table-cell office:value-type="float" office:value="272.55" calcext:value-type="float">
            <text:p>272.55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81207" calcext:value-type="float">
            <text:p>81207</text:p>
          </table:table-cell>
          <table:table-cell office:value-type="float" office:value="1905108116" calcext:value-type="float">
            <text:p>1905108116</text:p>
          </table:table-cell>
          <table:table-cell office:value-type="float" office:value="8640759888" calcext:value-type="float">
            <text:p>8640759888</text:p>
          </table:table-cell>
          <table:table-cell office:value-type="float" office:value="2130822" calcext:value-type="float">
            <text:p>2130822</text:p>
          </table:table-cell>
          <table:table-cell office:value-type="float" office:value="344695578" calcext:value-type="float">
            <text:p>344695578</text:p>
          </table:table-cell>
          <table:table-cell office:value-type="float" office:value="234264842" calcext:value-type="float">
            <text:p>234264842</text:p>
          </table:table-cell>
          <table:table-cell office:value-type="float" office:value="2429304" calcext:value-type="float">
            <text:p>242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0479" calcext:value-type="float">
            <text:p>0.220479</text:p>
          </table:table-cell>
          <table:table-cell office:value-type="float" office:value="2130822" calcext:value-type="float">
            <text:p>2130822</text:p>
          </table:table-cell>
          <table:table-cell office:value-type="float" office:value="21.994534" calcext:value-type="float">
            <text:p>21.994534</text:p>
          </table:table-cell>
          <table:table-cell office:value-type="float" office:value="14.948106" calcext:value-type="float">
            <text:p>14.948106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1.47" calcext:value-type="float">
            <text:p>1.47</text:p>
          </table:table-cell>
          <table:table-cell office:value-type="float" office:value="96.43" calcext:value-type="float">
            <text:p>96.4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2206" calcext:value-type="float">
            <text:p>82206</text:p>
          </table:table-cell>
          <table:table-cell office:value-type="float" office:value="16463744317" calcext:value-type="float">
            <text:p>16463744317</text:p>
          </table:table-cell>
          <table:table-cell office:value-type="float" office:value="8785073590" calcext:value-type="float">
            <text:p>8785073590</text:p>
          </table:table-cell>
          <table:table-cell office:value-type="float" office:value="535088" calcext:value-type="float">
            <text:p>535088</text:p>
          </table:table-cell>
          <table:table-cell office:value-type="float" office:value="368916427" calcext:value-type="float">
            <text:p>368916427</text:p>
          </table:table-cell>
          <table:table-cell office:value-type="float" office:value="488817973" calcext:value-type="float">
            <text:p>488817973</text:p>
          </table:table-cell>
          <table:table-cell office:value-type="float" office:value="1772490" calcext:value-type="float">
            <text:p>17724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059" calcext:value-type="float">
            <text:p>1.874059</text:p>
          </table:table-cell>
          <table:table-cell office:value-type="float" office:value="535088" calcext:value-type="float">
            <text:p>535088</text:p>
          </table:table-cell>
          <table:table-cell office:value-type="float" office:value="23.563524" calcext:value-type="float">
            <text:p>23.563524</text:p>
          </table:table-cell>
          <table:table-cell office:value-type="float" office:value="31.221907" calcext:value-type="float">
            <text:p>31.221907</text:p>
          </table:table-cell>
          <table:table-cell office:value-type="float" office:value="0.113213" calcext:value-type="float">
            <text:p>0.113213</text:p>
          </table:table-cell>
          <table:table-cell office:value-type="float" office:value="0.75" calcext:value-type="float">
            <text:p>0.75</text:p>
          </table:table-cell>
          <table:table-cell office:value-type="float" office:value="275.78" calcext:value-type="float">
            <text:p>275.7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3209" calcext:value-type="float">
            <text:p>83209</text:p>
          </table:table-cell>
          <table:table-cell office:value-type="float" office:value="16688561317" calcext:value-type="float">
            <text:p>16688561317</text:p>
          </table:table-cell>
          <table:table-cell office:value-type="float" office:value="8893622364" calcext:value-type="float">
            <text:p>8893622364</text:p>
          </table:table-cell>
          <table:table-cell office:value-type="float" office:value="532742" calcext:value-type="float">
            <text:p>532742</text:p>
          </table:table-cell>
          <table:table-cell office:value-type="float" office:value="373592782" calcext:value-type="float">
            <text:p>373592782</text:p>
          </table:table-cell>
          <table:table-cell office:value-type="float" office:value="492174022" calcext:value-type="float">
            <text:p>492174022</text:p>
          </table:table-cell>
          <table:table-cell office:value-type="float" office:value="1750953" calcext:value-type="float">
            <text:p>175095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464" calcext:value-type="float">
            <text:p>1.876464</text:p>
          </table:table-cell>
          <table:table-cell office:value-type="float" office:value="532742" calcext:value-type="float">
            <text:p>532742</text:p>
          </table:table-cell>
          <table:table-cell office:value-type="float" office:value="23.838423" calcext:value-type="float">
            <text:p>23.838423</text:p>
          </table:table-cell>
          <table:table-cell office:value-type="float" office:value="31.404922" calcext:value-type="float">
            <text:p>31.404922</text:p>
          </table:table-cell>
          <table:table-cell office:value-type="float" office:value="0.111726" calcext:value-type="float">
            <text:p>0.111726</text:p>
          </table:table-cell>
          <table:table-cell office:value-type="float" office:value="0.76" calcext:value-type="float">
            <text:p>0.76</text:p>
          </table:table-cell>
          <table:table-cell office:value-type="float" office:value="281.09" calcext:value-type="float">
            <text:p>281.0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4212" calcext:value-type="float">
            <text:p>84212</text:p>
          </table:table-cell>
          <table:table-cell office:value-type="float" office:value="16477738463" calcext:value-type="float">
            <text:p>16477738463</text:p>
          </table:table-cell>
          <table:table-cell office:value-type="float" office:value="8801607744" calcext:value-type="float">
            <text:p>8801607744</text:p>
          </table:table-cell>
          <table:table-cell office:value-type="float" office:value="509781" calcext:value-type="float">
            <text:p>509781</text:p>
          </table:table-cell>
          <table:table-cell office:value-type="float" office:value="368673666" calcext:value-type="float">
            <text:p>368673666</text:p>
          </table:table-cell>
          <table:table-cell office:value-type="float" office:value="486264496" calcext:value-type="float">
            <text:p>486264496</text:p>
          </table:table-cell>
          <table:table-cell office:value-type="float" office:value="1637578" calcext:value-type="float">
            <text:p>16375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2128" calcext:value-type="float">
            <text:p>1.872128</text:p>
          </table:table-cell>
          <table:table-cell office:value-type="float" office:value="509781" calcext:value-type="float">
            <text:p>509781</text:p>
          </table:table-cell>
          <table:table-cell office:value-type="float" office:value="23.52454" calcext:value-type="float">
            <text:p>23.52454</text:p>
          </table:table-cell>
          <table:table-cell office:value-type="float" office:value="31.027845" calcext:value-type="float">
            <text:p>31.027845</text:p>
          </table:table-cell>
          <table:table-cell office:value-type="float" office:value="0.104492" calcext:value-type="float">
            <text:p>0.104492</text:p>
          </table:table-cell>
          <table:table-cell office:value-type="float" office:value="0.76" calcext:value-type="float">
            <text:p>0.76</text:p>
          </table:table-cell>
          <table:table-cell office:value-type="float" office:value="296.94" calcext:value-type="float">
            <text:p>296.9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5215" calcext:value-type="float">
            <text:p>85215</text:p>
          </table:table-cell>
          <table:table-cell office:value-type="float" office:value="16098149631" calcext:value-type="float">
            <text:p>16098149631</text:p>
          </table:table-cell>
          <table:table-cell office:value-type="float" office:value="8627306156" calcext:value-type="float">
            <text:p>8627306156</text:p>
          </table:table-cell>
          <table:table-cell office:value-type="float" office:value="615363" calcext:value-type="float">
            <text:p>615363</text:p>
          </table:table-cell>
          <table:table-cell office:value-type="float" office:value="360550964" calcext:value-type="float">
            <text:p>360550964</text:p>
          </table:table-cell>
          <table:table-cell office:value-type="float" office:value="476171747" calcext:value-type="float">
            <text:p>476171747</text:p>
          </table:table-cell>
          <table:table-cell office:value-type="float" office:value="2237575" calcext:value-type="float">
            <text:p>223757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5953" calcext:value-type="float">
            <text:p>1.865953</text:p>
          </table:table-cell>
          <table:table-cell office:value-type="float" office:value="615363" calcext:value-type="float">
            <text:p>615363</text:p>
          </table:table-cell>
          <table:table-cell office:value-type="float" office:value="23.006245" calcext:value-type="float">
            <text:p>23.006245</text:p>
          </table:table-cell>
          <table:table-cell office:value-type="float" office:value="30.383841" calcext:value-type="float">
            <text:p>30.383841</text:p>
          </table:table-cell>
          <table:table-cell office:value-type="float" office:value="0.142776" calcext:value-type="float">
            <text:p>0.142776</text:p>
          </table:table-cell>
          <table:table-cell office:value-type="float" office:value="0.76" calcext:value-type="float">
            <text:p>0.76</text:p>
          </table:table-cell>
          <table:table-cell office:value-type="float" office:value="212.81" calcext:value-type="float">
            <text:p>212.8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6217" calcext:value-type="float">
            <text:p>86217</text:p>
          </table:table-cell>
          <table:table-cell office:value-type="float" office:value="16473768549" calcext:value-type="float">
            <text:p>16473768549</text:p>
          </table:table-cell>
          <table:table-cell office:value-type="float" office:value="8777700160" calcext:value-type="float">
            <text:p>8777700160</text:p>
          </table:table-cell>
          <table:table-cell office:value-type="float" office:value="554443" calcext:value-type="float">
            <text:p>554443</text:p>
          </table:table-cell>
          <table:table-cell office:value-type="float" office:value="368838433" calcext:value-type="float">
            <text:p>368838433</text:p>
          </table:table-cell>
          <table:table-cell office:value-type="float" office:value="486505129" calcext:value-type="float">
            <text:p>486505129</text:p>
          </table:table-cell>
          <table:table-cell office:value-type="float" office:value="1752987" calcext:value-type="float">
            <text:p>175298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775" calcext:value-type="float">
            <text:p>1.876775</text:p>
          </table:table-cell>
          <table:table-cell office:value-type="float" office:value="554443" calcext:value-type="float">
            <text:p>554443</text:p>
          </table:table-cell>
          <table:table-cell office:value-type="float" office:value="23.558542" calcext:value-type="float">
            <text:p>23.558542</text:p>
          </table:table-cell>
          <table:table-cell office:value-type="float" office:value="31.074179" calcext:value-type="float">
            <text:p>31.074179</text:p>
          </table:table-cell>
          <table:table-cell office:value-type="float" office:value="0.111967" calcext:value-type="float">
            <text:p>0.111967</text:p>
          </table:table-cell>
          <table:table-cell office:value-type="float" office:value="0.76" calcext:value-type="float">
            <text:p>0.76</text:p>
          </table:table-cell>
          <table:table-cell office:value-type="float" office:value="277.53" calcext:value-type="float">
            <text:p>277.5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7220" calcext:value-type="float">
            <text:p>87220</text:p>
          </table:table-cell>
          <table:table-cell office:value-type="float" office:value="16395330197" calcext:value-type="float">
            <text:p>16395330197</text:p>
          </table:table-cell>
          <table:table-cell office:value-type="float" office:value="8739409672" calcext:value-type="float">
            <text:p>8739409672</text:p>
          </table:table-cell>
          <table:table-cell office:value-type="float" office:value="575195" calcext:value-type="float">
            <text:p>575195</text:p>
          </table:table-cell>
          <table:table-cell office:value-type="float" office:value="367480809" calcext:value-type="float">
            <text:p>367480809</text:p>
          </table:table-cell>
          <table:table-cell office:value-type="float" office:value="485209161" calcext:value-type="float">
            <text:p>485209161</text:p>
          </table:table-cell>
          <table:table-cell office:value-type="float" office:value="1801628" calcext:value-type="float">
            <text:p>180162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023" calcext:value-type="float">
            <text:p>1.876023</text:p>
          </table:table-cell>
          <table:table-cell office:value-type="float" office:value="575195" calcext:value-type="float">
            <text:p>575195</text:p>
          </table:table-cell>
          <table:table-cell office:value-type="float" office:value="23.448425" calcext:value-type="float">
            <text:p>23.448425</text:p>
          </table:table-cell>
          <table:table-cell office:value-type="float" office:value="30.960505" calcext:value-type="float">
            <text:p>30.960505</text:p>
          </table:table-cell>
          <table:table-cell office:value-type="float" office:value="0.114959" calcext:value-type="float">
            <text:p>0.114959</text:p>
          </table:table-cell>
          <table:table-cell office:value-type="float" office:value="0.76" calcext:value-type="float">
            <text:p>0.76</text:p>
          </table:table-cell>
          <table:table-cell office:value-type="float" office:value="269.32" calcext:value-type="float">
            <text:p>269.3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8223" calcext:value-type="float">
            <text:p>88223</text:p>
          </table:table-cell>
          <table:table-cell office:value-type="float" office:value="16392200092" calcext:value-type="float">
            <text:p>16392200092</text:p>
          </table:table-cell>
          <table:table-cell office:value-type="float" office:value="8765566892" calcext:value-type="float">
            <text:p>8765566892</text:p>
          </table:table-cell>
          <table:table-cell office:value-type="float" office:value="637985" calcext:value-type="float">
            <text:p>637985</text:p>
          </table:table-cell>
          <table:table-cell office:value-type="float" office:value="367165871" calcext:value-type="float">
            <text:p>367165871</text:p>
          </table:table-cell>
          <table:table-cell office:value-type="float" office:value="484559067" calcext:value-type="float">
            <text:p>484559067</text:p>
          </table:table-cell>
          <table:table-cell office:value-type="float" office:value="2021855" calcext:value-type="float">
            <text:p>202185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0067" calcext:value-type="float">
            <text:p>1.870067</text:p>
          </table:table-cell>
          <table:table-cell office:value-type="float" office:value="637985" calcext:value-type="float">
            <text:p>637985</text:p>
          </table:table-cell>
          <table:table-cell office:value-type="float" office:value="23.428329" calcext:value-type="float">
            <text:p>23.428329</text:p>
          </table:table-cell>
          <table:table-cell office:value-type="float" office:value="30.919024" calcext:value-type="float">
            <text:p>30.919024</text:p>
          </table:table-cell>
          <table:table-cell office:value-type="float" office:value="0.129012" calcext:value-type="float">
            <text:p>0.129012</text:p>
          </table:table-cell>
          <table:table-cell office:value-type="float" office:value="0.76" calcext:value-type="float">
            <text:p>0.76</text:p>
          </table:table-cell>
          <table:table-cell office:value-type="float" office:value="239.66" calcext:value-type="float">
            <text:p>239.6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9226" calcext:value-type="float">
            <text:p>89226</text:p>
          </table:table-cell>
          <table:table-cell office:value-type="float" office:value="16536950445" calcext:value-type="float">
            <text:p>16536950445</text:p>
          </table:table-cell>
          <table:table-cell office:value-type="float" office:value="8821898903" calcext:value-type="float">
            <text:p>8821898903</text:p>
          </table:table-cell>
          <table:table-cell office:value-type="float" office:value="568552" calcext:value-type="float">
            <text:p>568552</text:p>
          </table:table-cell>
          <table:table-cell office:value-type="float" office:value="370906202" calcext:value-type="float">
            <text:p>370906202</text:p>
          </table:table-cell>
          <table:table-cell office:value-type="float" office:value="490831659" calcext:value-type="float">
            <text:p>490831659</text:p>
          </table:table-cell>
          <table:table-cell office:value-type="float" office:value="1777913" calcext:value-type="float">
            <text:p>177791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534" calcext:value-type="float">
            <text:p>1.874534</text:p>
          </table:table-cell>
          <table:table-cell office:value-type="float" office:value="568552" calcext:value-type="float">
            <text:p>568552</text:p>
          </table:table-cell>
          <table:table-cell office:value-type="float" office:value="23.666996" calcext:value-type="float">
            <text:p>23.666996</text:p>
          </table:table-cell>
          <table:table-cell office:value-type="float" office:value="31.319267" calcext:value-type="float">
            <text:p>31.319267</text:p>
          </table:table-cell>
          <table:table-cell office:value-type="float" office:value="0.113446" calcext:value-type="float">
            <text:p>0.113446</text:p>
          </table:table-cell>
          <table:table-cell office:value-type="float" office:value="0.76" calcext:value-type="float">
            <text:p>0.76</text:p>
          </table:table-cell>
          <table:table-cell office:value-type="float" office:value="276.07" calcext:value-type="float">
            <text:p>276.0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0228" calcext:value-type="float">
            <text:p>90228</text:p>
          </table:table-cell>
          <table:table-cell office:value-type="float" office:value="16583242968" calcext:value-type="float">
            <text:p>16583242968</text:p>
          </table:table-cell>
          <table:table-cell office:value-type="float" office:value="8836782320" calcext:value-type="float">
            <text:p>8836782320</text:p>
          </table:table-cell>
          <table:table-cell office:value-type="float" office:value="553943" calcext:value-type="float">
            <text:p>553943</text:p>
          </table:table-cell>
          <table:table-cell office:value-type="float" office:value="371465432" calcext:value-type="float">
            <text:p>371465432</text:p>
          </table:table-cell>
          <table:table-cell office:value-type="float" office:value="490341280" calcext:value-type="float">
            <text:p>490341280</text:p>
          </table:table-cell>
          <table:table-cell office:value-type="float" office:value="1757085" calcext:value-type="float">
            <text:p>17570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616" calcext:value-type="float">
            <text:p>1.876616</text:p>
          </table:table-cell>
          <table:table-cell office:value-type="float" office:value="553943" calcext:value-type="float">
            <text:p>553943</text:p>
          </table:table-cell>
          <table:table-cell office:value-type="float" office:value="23.726336" calcext:value-type="float">
            <text:p>23.726336</text:p>
          </table:table-cell>
          <table:table-cell office:value-type="float" office:value="31.319204" calcext:value-type="float">
            <text:p>31.319204</text:p>
          </table:table-cell>
          <table:table-cell office:value-type="float" office:value="0.112229" calcext:value-type="float">
            <text:p>0.112229</text:p>
          </table:table-cell>
          <table:table-cell office:value-type="float" office:value="0.76" calcext:value-type="float">
            <text:p>0.76</text:p>
          </table:table-cell>
          <table:table-cell office:value-type="float" office:value="279.07" calcext:value-type="float">
            <text:p>279.0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1230" calcext:value-type="float">
            <text:p>91230</text:p>
          </table:table-cell>
          <table:table-cell office:value-type="float" office:value="16607967502" calcext:value-type="float">
            <text:p>16607967502</text:p>
          </table:table-cell>
          <table:table-cell office:value-type="float" office:value="8850490655" calcext:value-type="float">
            <text:p>8850490655</text:p>
          </table:table-cell>
          <table:table-cell office:value-type="float" office:value="589165" calcext:value-type="float">
            <text:p>589165</text:p>
          </table:table-cell>
          <table:table-cell office:value-type="float" office:value="372109403" calcext:value-type="float">
            <text:p>372109403</text:p>
          </table:table-cell>
          <table:table-cell office:value-type="float" office:value="490653614" calcext:value-type="float">
            <text:p>490653614</text:p>
          </table:table-cell>
          <table:table-cell office:value-type="float" office:value="1888014" calcext:value-type="float">
            <text:p>188801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03" calcext:value-type="float">
            <text:p>1.876503</text:p>
          </table:table-cell>
          <table:table-cell office:value-type="float" office:value="589165" calcext:value-type="float">
            <text:p>589165</text:p>
          </table:table-cell>
          <table:table-cell office:value-type="float" office:value="23.767467" calcext:value-type="float">
            <text:p>23.767467</text:p>
          </table:table-cell>
          <table:table-cell office:value-type="float" office:value="31.339151" calcext:value-type="float">
            <text:p>31.339151</text:p>
          </table:table-cell>
          <table:table-cell office:value-type="float" office:value="0.120592" calcext:value-type="float">
            <text:p>0.120592</text:p>
          </table:table-cell>
          <table:table-cell office:value-type="float" office:value="0.76" calcext:value-type="float">
            <text:p>0.76</text:p>
          </table:table-cell>
          <table:table-cell office:value-type="float" office:value="259.88" calcext:value-type="float">
            <text:p>259.8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2233" calcext:value-type="float">
            <text:p>92233</text:p>
          </table:table-cell>
          <table:table-cell office:value-type="float" office:value="15859218598" calcext:value-type="float">
            <text:p>15859218598</text:p>
          </table:table-cell>
          <table:table-cell office:value-type="float" office:value="8502841372" calcext:value-type="float">
            <text:p>8502841372</text:p>
          </table:table-cell>
          <table:table-cell office:value-type="float" office:value="634092" calcext:value-type="float">
            <text:p>634092</text:p>
          </table:table-cell>
          <table:table-cell office:value-type="float" office:value="355104424" calcext:value-type="float">
            <text:p>355104424</text:p>
          </table:table-cell>
          <table:table-cell office:value-type="float" office:value="470243541" calcext:value-type="float">
            <text:p>470243541</text:p>
          </table:table-cell>
          <table:table-cell office:value-type="float" office:value="2266270" calcext:value-type="float">
            <text:p>22662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5167" calcext:value-type="float">
            <text:p>1.865167</text:p>
          </table:table-cell>
          <table:table-cell office:value-type="float" office:value="634092" calcext:value-type="float">
            <text:p>634092</text:p>
          </table:table-cell>
          <table:table-cell office:value-type="float" office:value="22.658707" calcext:value-type="float">
            <text:p>22.658707</text:p>
          </table:table-cell>
          <table:table-cell office:value-type="float" office:value="30.005571" calcext:value-type="float">
            <text:p>30.005571</text:p>
          </table:table-cell>
          <table:table-cell office:value-type="float" office:value="0.144607" calcext:value-type="float">
            <text:p>0.144607</text:p>
          </table:table-cell>
          <table:table-cell office:value-type="float" office:value="0.76" calcext:value-type="float">
            <text:p>0.76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3236" calcext:value-type="float">
            <text:p>93236</text:p>
          </table:table-cell>
          <table:table-cell office:value-type="float" office:value="16399922386" calcext:value-type="float">
            <text:p>16399922386</text:p>
          </table:table-cell>
          <table:table-cell office:value-type="float" office:value="8751261619" calcext:value-type="float">
            <text:p>8751261619</text:p>
          </table:table-cell>
          <table:table-cell office:value-type="float" office:value="567337" calcext:value-type="float">
            <text:p>567337</text:p>
          </table:table-cell>
          <table:table-cell office:value-type="float" office:value="367287370" calcext:value-type="float">
            <text:p>367287370</text:p>
          </table:table-cell>
          <table:table-cell office:value-type="float" office:value="484800912" calcext:value-type="float">
            <text:p>484800912</text:p>
          </table:table-cell>
          <table:table-cell office:value-type="float" office:value="1847991" calcext:value-type="float">
            <text:p>184799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007" calcext:value-type="float">
            <text:p>1.874007</text:p>
          </table:table-cell>
          <table:table-cell office:value-type="float" office:value="567337" calcext:value-type="float">
            <text:p>567337</text:p>
          </table:table-cell>
          <table:table-cell office:value-type="float" office:value="23.436083" calcext:value-type="float">
            <text:p>23.436083</text:p>
          </table:table-cell>
          <table:table-cell office:value-type="float" office:value="30.934454" calcext:value-type="float">
            <text:p>30.934454</text:p>
          </table:table-cell>
          <table:table-cell office:value-type="float" office:value="0.117918" calcext:value-type="float">
            <text:p>0.117918</text:p>
          </table:table-cell>
          <table:table-cell office:value-type="float" office:value="0.76" calcext:value-type="float">
            <text:p>0.76</text:p>
          </table:table-cell>
          <table:table-cell office:value-type="float" office:value="262.34" calcext:value-type="float">
            <text:p>262.3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4238" calcext:value-type="float">
            <text:p>94238</text:p>
          </table:table-cell>
          <table:table-cell office:value-type="float" office:value="16598813472" calcext:value-type="float">
            <text:p>16598813472</text:p>
          </table:table-cell>
          <table:table-cell office:value-type="float" office:value="8845437051" calcext:value-type="float">
            <text:p>8845437051</text:p>
          </table:table-cell>
          <table:table-cell office:value-type="float" office:value="577085" calcext:value-type="float">
            <text:p>577085</text:p>
          </table:table-cell>
          <table:table-cell office:value-type="float" office:value="371795515" calcext:value-type="float">
            <text:p>371795515</text:p>
          </table:table-cell>
          <table:table-cell office:value-type="float" office:value="490215866" calcext:value-type="float">
            <text:p>490215866</text:p>
          </table:table-cell>
          <table:table-cell office:value-type="float" office:value="1883879" calcext:value-type="float">
            <text:p>188387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54" calcext:value-type="float">
            <text:p>1.87654</text:p>
          </table:table-cell>
          <table:table-cell office:value-type="float" office:value="577085" calcext:value-type="float">
            <text:p>577085</text:p>
          </table:table-cell>
          <table:table-cell office:value-type="float" office:value="23.747419" calcext:value-type="float">
            <text:p>23.747419</text:p>
          </table:table-cell>
          <table:table-cell office:value-type="float" office:value="31.311193" calcext:value-type="float">
            <text:p>31.311193</text:p>
          </table:table-cell>
          <table:table-cell office:value-type="float" office:value="0.120328" calcext:value-type="float">
            <text:p>0.120328</text:p>
          </table:table-cell>
          <table:table-cell office:value-type="float" office:value="0.76" calcext:value-type="float">
            <text:p>0.76</text:p>
          </table:table-cell>
          <table:table-cell office:value-type="float" office:value="260.22" calcext:value-type="float">
            <text:p>260.2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5240" calcext:value-type="float">
            <text:p>95240</text:p>
          </table:table-cell>
          <table:table-cell office:value-type="float" office:value="17799306390" calcext:value-type="float">
            <text:p>17799306390</text:p>
          </table:table-cell>
          <table:table-cell office:value-type="float" office:value="9461005081" calcext:value-type="float">
            <text:p>9461005081</text:p>
          </table:table-cell>
          <table:table-cell office:value-type="float" office:value="130585" calcext:value-type="float">
            <text:p>130585</text:p>
          </table:table-cell>
          <table:table-cell office:value-type="float" office:value="398664170" calcext:value-type="float">
            <text:p>398664170</text:p>
          </table:table-cell>
          <table:table-cell office:value-type="float" office:value="527175830" calcext:value-type="float">
            <text:p>527175830</text:p>
          </table:table-cell>
          <table:table-cell office:value-type="float" office:value="405259" calcext:value-type="float">
            <text:p>4052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1334" calcext:value-type="float">
            <text:p>1.881334</text:p>
          </table:table-cell>
          <table:table-cell office:value-type="float" office:value="130585" calcext:value-type="float">
            <text:p>130585</text:p>
          </table:table-cell>
          <table:table-cell office:value-type="float" office:value="25.463579" calcext:value-type="float">
            <text:p>25.463579</text:p>
          </table:table-cell>
          <table:table-cell office:value-type="float" office:value="33.671909" calcext:value-type="float">
            <text:p>33.671909</text:p>
          </table:table-cell>
          <table:table-cell office:value-type="float" office:value="0.025885" calcext:value-type="float">
            <text:p>0.025885</text:p>
          </table:table-cell>
          <table:table-cell office:value-type="float" office:value="0.76" calcext:value-type="float">
            <text:p>0.76</text:p>
          </table:table-cell>
          <table:table-cell office:value-type="float" office:value="1300.84" calcext:value-type="float">
            <text:p>1300.8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6243" calcext:value-type="float">
            <text:p>96243</text:p>
          </table:table-cell>
          <table:table-cell office:value-type="float" office:value="17442273894" calcext:value-type="float">
            <text:p>17442273894</text:p>
          </table:table-cell>
          <table:table-cell office:value-type="float" office:value="9246458374" calcext:value-type="float">
            <text:p>9246458374</text:p>
          </table:table-cell>
          <table:table-cell office:value-type="float" office:value="4938" calcext:value-type="float">
            <text:p>4938</text:p>
          </table:table-cell>
          <table:table-cell office:value-type="float" office:value="390570911" calcext:value-type="float">
            <text:p>390570911</text:p>
          </table:table-cell>
          <table:table-cell office:value-type="float" office:value="516206312" calcext:value-type="float">
            <text:p>516206312</text:p>
          </table:table-cell>
          <table:table-cell office:value-type="float" office:value="12621" calcext:value-type="float">
            <text:p>126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373" calcext:value-type="float">
            <text:p>1.886373</text:p>
          </table:table-cell>
          <table:table-cell office:value-type="float" office:value="4938" calcext:value-type="float">
            <text:p>4938</text:p>
          </table:table-cell>
          <table:table-cell office:value-type="float" office:value="24.921774" calcext:value-type="float">
            <text:p>24.921774</text:p>
          </table:table-cell>
          <table:table-cell office:value-type="float" office:value="32.938389" calcext:value-type="float">
            <text:p>32.938389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76" calcext:value-type="float">
            <text:p>0.76</text:p>
          </table:table-cell>
          <table:table-cell office:value-type="float" office:value="40900.59" calcext:value-type="float">
            <text:p>40900.5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7246" calcext:value-type="float">
            <text:p>97246</text:p>
          </table:table-cell>
          <table:table-cell office:value-type="float" office:value="17464001788" calcext:value-type="float">
            <text:p>17464001788</text:p>
          </table:table-cell>
          <table:table-cell office:value-type="float" office:value="9269832089" calcext:value-type="float">
            <text:p>9269832089</text:p>
          </table:table-cell>
          <table:table-cell office:value-type="float" office:value="3774" calcext:value-type="float">
            <text:p>3774</text:p>
          </table:table-cell>
          <table:table-cell office:value-type="float" office:value="390890247" calcext:value-type="float">
            <text:p>390890247</text:p>
          </table:table-cell>
          <table:table-cell office:value-type="float" office:value="516485168" calcext:value-type="float">
            <text:p>516485168</text:p>
          </table:table-cell>
          <table:table-cell office:value-type="float" office:value="9407" calcext:value-type="float">
            <text:p>94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3961" calcext:value-type="float">
            <text:p>1.883961</text:p>
          </table:table-cell>
          <table:table-cell office:value-type="float" office:value="3774" calcext:value-type="float">
            <text:p>3774</text:p>
          </table:table-cell>
          <table:table-cell office:value-type="float" office:value="24.942148" calcext:value-type="float">
            <text:p>24.942148</text:p>
          </table:table-cell>
          <table:table-cell office:value-type="float" office:value="32.956184" calcext:value-type="float">
            <text:p>32.95618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76" calcext:value-type="float">
            <text:p>0.76</text:p>
          </table:table-cell>
          <table:table-cell office:value-type="float" office:value="54904.35" calcext:value-type="float">
            <text:p>54904.3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8249" calcext:value-type="float">
            <text:p>98249</text:p>
          </table:table-cell>
          <table:table-cell office:value-type="float" office:value="17826602155" calcext:value-type="float">
            <text:p>17826602155</text:p>
          </table:table-cell>
          <table:table-cell office:value-type="float" office:value="9490841062" calcext:value-type="float">
            <text:p>9490841062</text:p>
          </table:table-cell>
          <table:table-cell office:value-type="float" office:value="111269" calcext:value-type="float">
            <text:p>111269</text:p>
          </table:table-cell>
          <table:table-cell office:value-type="float" office:value="398718056" calcext:value-type="float">
            <text:p>398718056</text:p>
          </table:table-cell>
          <table:table-cell office:value-type="float" office:value="525027155" calcext:value-type="float">
            <text:p>525027155</text:p>
          </table:table-cell>
          <table:table-cell office:value-type="float" office:value="548949" calcext:value-type="float">
            <text:p>5489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8296" calcext:value-type="float">
            <text:p>1.878296</text:p>
          </table:table-cell>
          <table:table-cell office:value-type="float" office:value="111269" calcext:value-type="float">
            <text:p>111269</text:p>
          </table:table-cell>
          <table:table-cell office:value-type="float" office:value="25.441629" calcext:value-type="float">
            <text:p>25.441629</text:p>
          </table:table-cell>
          <table:table-cell office:value-type="float" office:value="33.501236" calcext:value-type="float">
            <text:p>33.501236</text:p>
          </table:table-cell>
          <table:table-cell office:value-type="float" office:value="0.035028" calcext:value-type="float">
            <text:p>0.035028</text:p>
          </table:table-cell>
          <table:table-cell office:value-type="float" office:value="0.76" calcext:value-type="float">
            <text:p>0.76</text:p>
          </table:table-cell>
          <table:table-cell office:value-type="float" office:value="956.42" calcext:value-type="float">
            <text:p>956.4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99252" calcext:value-type="float">
            <text:p>99252</text:p>
          </table:table-cell>
          <table:table-cell office:value-type="float" office:value="17831588023" calcext:value-type="float">
            <text:p>17831588023</text:p>
          </table:table-cell>
          <table:table-cell office:value-type="float" office:value="9470382492" calcext:value-type="float">
            <text:p>9470382492</text:p>
          </table:table-cell>
          <table:table-cell office:value-type="float" office:value="7235" calcext:value-type="float">
            <text:p>7235</text:p>
          </table:table-cell>
          <table:table-cell office:value-type="float" office:value="399240621" calcext:value-type="float">
            <text:p>399240621</text:p>
          </table:table-cell>
          <table:table-cell office:value-type="float" office:value="528008903" calcext:value-type="float">
            <text:p>528008903</text:p>
          </table:table-cell>
          <table:table-cell office:value-type="float" office:value="18662" calcext:value-type="float">
            <text:p>186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879" calcext:value-type="float">
            <text:p>1.882879</text:p>
          </table:table-cell>
          <table:table-cell office:value-type="float" office:value="7235" calcext:value-type="float">
            <text:p>7235</text:p>
          </table:table-cell>
          <table:table-cell office:value-type="float" office:value="25.474974" calcext:value-type="float">
            <text:p>25.474974</text:p>
          </table:table-cell>
          <table:table-cell office:value-type="float" office:value="33.691494" calcext:value-type="float">
            <text:p>33.691494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76" calcext:value-type="float">
            <text:p>0.76</text:p>
          </table:table-cell>
          <table:table-cell office:value-type="float" office:value="28293.26" calcext:value-type="float">
            <text:p>28293.2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0255" calcext:value-type="float">
            <text:p>100255</text:p>
          </table:table-cell>
          <table:table-cell office:value-type="float" office:value="17399500482" calcext:value-type="float">
            <text:p>17399500482</text:p>
          </table:table-cell>
          <table:table-cell office:value-type="float" office:value="9224932247" calcext:value-type="float">
            <text:p>9224932247</text:p>
          </table:table-cell>
          <table:table-cell office:value-type="float" office:value="3431" calcext:value-type="float">
            <text:p>3431</text:p>
          </table:table-cell>
          <table:table-cell office:value-type="float" office:value="389619593" calcext:value-type="float">
            <text:p>389619593</text:p>
          </table:table-cell>
          <table:table-cell office:value-type="float" office:value="514662784" calcext:value-type="float">
            <text:p>514662784</text:p>
          </table:table-cell>
          <table:table-cell office:value-type="float" office:value="9960" calcext:value-type="float">
            <text:p>996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139" calcext:value-type="float">
            <text:p>1.886139</text:p>
          </table:table-cell>
          <table:table-cell office:value-type="float" office:value="3431" calcext:value-type="float">
            <text:p>3431</text:p>
          </table:table-cell>
          <table:table-cell office:value-type="float" office:value="24.861071" calcext:value-type="float">
            <text:p>24.861071</text:p>
          </table:table-cell>
          <table:table-cell office:value-type="float" office:value="32.839897" calcext:value-type="float">
            <text:p>32.839897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76" calcext:value-type="float">
            <text:p>0.76</text:p>
          </table:table-cell>
          <table:table-cell office:value-type="float" office:value="51672.97" calcext:value-type="float">
            <text:p>51672.9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1258" calcext:value-type="float">
            <text:p>101258</text:p>
          </table:table-cell>
          <table:table-cell office:value-type="float" office:value="18099159897" calcext:value-type="float">
            <text:p>18099159897</text:p>
          </table:table-cell>
          <table:table-cell office:value-type="float" office:value="9589069543" calcext:value-type="float">
            <text:p>9589069543</text:p>
          </table:table-cell>
          <table:table-cell office:value-type="float" office:value="6107" calcext:value-type="float">
            <text:p>6107</text:p>
          </table:table-cell>
          <table:table-cell office:value-type="float" office:value="404936716" calcext:value-type="float">
            <text:p>404936716</text:p>
          </table:table-cell>
          <table:table-cell office:value-type="float" office:value="533284180" calcext:value-type="float">
            <text:p>533284180</text:p>
          </table:table-cell>
          <table:table-cell office:value-type="float" office:value="15557" calcext:value-type="float">
            <text:p>155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7478" calcext:value-type="float">
            <text:p>1.887478</text:p>
          </table:table-cell>
          <table:table-cell office:value-type="float" office:value="6107" calcext:value-type="float">
            <text:p>6107</text:p>
          </table:table-cell>
          <table:table-cell office:value-type="float" office:value="25.838434" calcext:value-type="float">
            <text:p>25.838434</text:p>
          </table:table-cell>
          <table:table-cell office:value-type="float" office:value="34.028103" calcext:value-type="float">
            <text:p>34.028103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76" calcext:value-type="float">
            <text:p>0.76</text:p>
          </table:table-cell>
          <table:table-cell office:value-type="float" office:value="34279.37" calcext:value-type="float">
            <text:p>34279.3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2261" calcext:value-type="float">
            <text:p>102261</text:p>
          </table:table-cell>
          <table:table-cell office:value-type="float" office:value="17981399653" calcext:value-type="float">
            <text:p>17981399653</text:p>
          </table:table-cell>
          <table:table-cell office:value-type="float" office:value="9538233201" calcext:value-type="float">
            <text:p>9538233201</text:p>
          </table:table-cell>
          <table:table-cell office:value-type="float" office:value="6976" calcext:value-type="float">
            <text:p>6976</text:p>
          </table:table-cell>
          <table:table-cell office:value-type="float" office:value="402987511" calcext:value-type="float">
            <text:p>402987511</text:p>
          </table:table-cell>
          <table:table-cell office:value-type="float" office:value="533204858" calcext:value-type="float">
            <text:p>533204858</text:p>
          </table:table-cell>
          <table:table-cell office:value-type="float" office:value="16014" calcext:value-type="float">
            <text:p>160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5192" calcext:value-type="float">
            <text:p>1.885192</text:p>
          </table:table-cell>
          <table:table-cell office:value-type="float" office:value="6976" calcext:value-type="float">
            <text:p>6976</text:p>
          </table:table-cell>
          <table:table-cell office:value-type="float" office:value="25.71406" calcext:value-type="float">
            <text:p>25.71406</text:p>
          </table:table-cell>
          <table:table-cell office:value-type="float" office:value="34.023041" calcext:value-type="float">
            <text:p>34.023041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76" calcext:value-type="float">
            <text:p>0.76</text:p>
          </table:table-cell>
          <table:table-cell office:value-type="float" office:value="33296.17" calcext:value-type="float">
            <text:p>33296.1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3264" calcext:value-type="float">
            <text:p>103264</text:p>
          </table:table-cell>
          <table:table-cell office:value-type="float" office:value="17440701855" calcext:value-type="float">
            <text:p>17440701855</text:p>
          </table:table-cell>
          <table:table-cell office:value-type="float" office:value="9245511149" calcext:value-type="float">
            <text:p>9245511149</text:p>
          </table:table-cell>
          <table:table-cell office:value-type="float" office:value="4268" calcext:value-type="float">
            <text:p>4268</text:p>
          </table:table-cell>
          <table:table-cell office:value-type="float" office:value="390401184" calcext:value-type="float">
            <text:p>390401184</text:p>
          </table:table-cell>
          <table:table-cell office:value-type="float" office:value="515116801" calcext:value-type="float">
            <text:p>515116801</text:p>
          </table:table-cell>
          <table:table-cell office:value-type="float" office:value="11552" calcext:value-type="float">
            <text:p>1155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397" calcext:value-type="float">
            <text:p>1.886397</text:p>
          </table:table-cell>
          <table:table-cell office:value-type="float" office:value="4268" calcext:value-type="float">
            <text:p>4268</text:p>
          </table:table-cell>
          <table:table-cell office:value-type="float" office:value="24.910942" calcext:value-type="float">
            <text:p>24.910942</text:p>
          </table:table-cell>
          <table:table-cell office:value-type="float" office:value="32.86887" calcext:value-type="float">
            <text:p>32.86887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76" calcext:value-type="float">
            <text:p>0.76</text:p>
          </table:table-cell>
          <table:table-cell office:value-type="float" office:value="44591.14" calcext:value-type="float">
            <text:p>44591.1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4267" calcext:value-type="float">
            <text:p>104267</text:p>
          </table:table-cell>
          <table:table-cell office:value-type="float" office:value="17207645737" calcext:value-type="float">
            <text:p>17207645737</text:p>
          </table:table-cell>
          <table:table-cell office:value-type="float" office:value="9173930153" calcext:value-type="float">
            <text:p>9173930153</text:p>
          </table:table-cell>
          <table:table-cell office:value-type="float" office:value="116844" calcext:value-type="float">
            <text:p>116844</text:p>
          </table:table-cell>
          <table:table-cell office:value-type="float" office:value="385126065" calcext:value-type="float">
            <text:p>385126065</text:p>
          </table:table-cell>
          <table:table-cell office:value-type="float" office:value="509170916" calcext:value-type="float">
            <text:p>509170916</text:p>
          </table:table-cell>
          <table:table-cell office:value-type="float" office:value="563919" calcext:value-type="float">
            <text:p>5639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712" calcext:value-type="float">
            <text:p>1.875712</text:p>
          </table:table-cell>
          <table:table-cell office:value-type="float" office:value="116844" calcext:value-type="float">
            <text:p>116844</text:p>
          </table:table-cell>
          <table:table-cell office:value-type="float" office:value="24.574347" calcext:value-type="float">
            <text:p>24.574347</text:p>
          </table:table-cell>
          <table:table-cell office:value-type="float" office:value="32.489471" calcext:value-type="float">
            <text:p>32.489471</text:p>
          </table:table-cell>
          <table:table-cell office:value-type="float" office:value="0.035983" calcext:value-type="float">
            <text:p>0.035983</text:p>
          </table:table-cell>
          <table:table-cell office:value-type="float" office:value="0.76" calcext:value-type="float">
            <text:p>0.76</text:p>
          </table:table-cell>
          <table:table-cell office:value-type="float" office:value="902.91" calcext:value-type="float">
            <text:p>902.9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5308" calcext:value-type="float">
            <text:p>105308</text:p>
          </table:table-cell>
          <table:table-cell office:value-type="float" office:value="395597" calcext:value-type="float">
            <text:p>395597</text:p>
          </table:table-cell>
          <table:table-cell office:value-type="float" office:value="755577" calcext:value-type="float">
            <text:p>755577</text:p>
          </table:table-cell>
          <table:table-cell office:value-type="float" office:value="324" calcext:value-type="float">
            <text:p>324</text:p>
          </table:table-cell>
          <table:table-cell office:value-type="float" office:value="5506" calcext:value-type="float">
            <text:p>5506</text:p>
          </table:table-cell>
          <table:table-cell office:value-type="float" office:value="13632" calcext:value-type="float">
            <text:p>13632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569" calcext:value-type="float">
            <text:p>0.523569</text:p>
          </table:table-cell>
          <table:table-cell office:value-type="float" office:value="324" calcext:value-type="float">
            <text:p>324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5271" calcext:value-type="float">
            <text:p>105271</text:p>
          </table:table-cell>
          <table:table-cell office:value-type="float" office:value="17866679969" calcext:value-type="float">
            <text:p>17866679969</text:p>
          </table:table-cell>
          <table:table-cell office:value-type="float" office:value="9469725148" calcext:value-type="float">
            <text:p>9469725148</text:p>
          </table:table-cell>
          <table:table-cell office:value-type="float" office:value="11000" calcext:value-type="float">
            <text:p>11000</text:p>
          </table:table-cell>
          <table:table-cell office:value-type="float" office:value="400003483" calcext:value-type="float">
            <text:p>400003483</text:p>
          </table:table-cell>
          <table:table-cell office:value-type="float" office:value="526711364" calcext:value-type="float">
            <text:p>526711364</text:p>
          </table:table-cell>
          <table:table-cell office:value-type="float" office:value="31967" calcext:value-type="float">
            <text:p>3196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716" calcext:value-type="float">
            <text:p>1.886716</text:p>
          </table:table-cell>
          <table:table-cell office:value-type="float" office:value="11000" calcext:value-type="float">
            <text:p>11000</text:p>
          </table:table-cell>
          <table:table-cell office:value-type="float" office:value="25.49823" calcext:value-type="float">
            <text:p>25.49823</text:p>
          </table:table-cell>
          <table:table-cell office:value-type="float" office:value="33.575226" calcext:value-type="float">
            <text:p>33.575226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76" calcext:value-type="float">
            <text:p>0.76</text:p>
          </table:table-cell>
          <table:table-cell office:value-type="float" office:value="16476.72" calcext:value-type="float">
            <text:p>16476.7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6274" calcext:value-type="float">
            <text:p>106274</text:p>
          </table:table-cell>
          <table:table-cell office:value-type="float" office:value="17795531142" calcext:value-type="float">
            <text:p>17795531142</text:p>
          </table:table-cell>
          <table:table-cell office:value-type="float" office:value="9448080602" calcext:value-type="float">
            <text:p>9448080602</text:p>
          </table:table-cell>
          <table:table-cell office:value-type="float" office:value="14044" calcext:value-type="float">
            <text:p>14044</text:p>
          </table:table-cell>
          <table:table-cell office:value-type="float" office:value="398949339" calcext:value-type="float">
            <text:p>398949339</text:p>
          </table:table-cell>
          <table:table-cell office:value-type="float" office:value="528358842" calcext:value-type="float">
            <text:p>528358842</text:p>
          </table:table-cell>
          <table:table-cell office:value-type="float" office:value="38663" calcext:value-type="float">
            <text:p>386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3508" calcext:value-type="float">
            <text:p>1.883508</text:p>
          </table:table-cell>
          <table:table-cell office:value-type="float" office:value="14044" calcext:value-type="float">
            <text:p>14044</text:p>
          </table:table-cell>
          <table:table-cell office:value-type="float" office:value="25.456388" calcext:value-type="float">
            <text:p>25.456388</text:p>
          </table:table-cell>
          <table:table-cell office:value-type="float" office:value="33.713825" calcext:value-type="float">
            <text:p>33.713825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76" calcext:value-type="float">
            <text:p>0.76</text:p>
          </table:table-cell>
          <table:table-cell office:value-type="float" office:value="13665.75" calcext:value-type="float">
            <text:p>13665.7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7277" calcext:value-type="float">
            <text:p>107277</text:p>
          </table:table-cell>
          <table:table-cell office:value-type="float" office:value="18066185287" calcext:value-type="float">
            <text:p>18066185287</text:p>
          </table:table-cell>
          <table:table-cell office:value-type="float" office:value="9581422073" calcext:value-type="float">
            <text:p>9581422073</text:p>
          </table:table-cell>
          <table:table-cell office:value-type="float" office:value="13012" calcext:value-type="float">
            <text:p>13012</text:p>
          </table:table-cell>
          <table:table-cell office:value-type="float" office:value="403982515" calcext:value-type="float">
            <text:p>403982515</text:p>
          </table:table-cell>
          <table:table-cell office:value-type="float" office:value="531263555" calcext:value-type="float">
            <text:p>531263555</text:p>
          </table:table-cell>
          <table:table-cell office:value-type="float" office:value="38680" calcext:value-type="float">
            <text:p>386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5543" calcext:value-type="float">
            <text:p>1.885543</text:p>
          </table:table-cell>
          <table:table-cell office:value-type="float" office:value="13012" calcext:value-type="float">
            <text:p>13012</text:p>
          </table:table-cell>
          <table:table-cell office:value-type="float" office:value="25.77755" calcext:value-type="float">
            <text:p>25.77755</text:p>
          </table:table-cell>
          <table:table-cell office:value-type="float" office:value="33.89917" calcext:value-type="float">
            <text:p>33.89917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76" calcext:value-type="float">
            <text:p>0.76</text:p>
          </table:table-cell>
          <table:table-cell office:value-type="float" office:value="13734.84" calcext:value-type="float">
            <text:p>13734.8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8280" calcext:value-type="float">
            <text:p>108280</text:p>
          </table:table-cell>
          <table:table-cell office:value-type="float" office:value="17423449782" calcext:value-type="float">
            <text:p>17423449782</text:p>
          </table:table-cell>
          <table:table-cell office:value-type="float" office:value="9238733789" calcext:value-type="float">
            <text:p>9238733789</text:p>
          </table:table-cell>
          <table:table-cell office:value-type="float" office:value="10902" calcext:value-type="float">
            <text:p>10902</text:p>
          </table:table-cell>
          <table:table-cell office:value-type="float" office:value="390157967" calcext:value-type="float">
            <text:p>390157967</text:p>
          </table:table-cell>
          <table:table-cell office:value-type="float" office:value="514577200" calcext:value-type="float">
            <text:p>514577200</text:p>
          </table:table-cell>
          <table:table-cell office:value-type="float" office:value="30193" calcext:value-type="float">
            <text:p>3019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5913" calcext:value-type="float">
            <text:p>1.885913</text:p>
          </table:table-cell>
          <table:table-cell office:value-type="float" office:value="10902" calcext:value-type="float">
            <text:p>10902</text:p>
          </table:table-cell>
          <table:table-cell office:value-type="float" office:value="24.895422" calcext:value-type="float">
            <text:p>24.895422</text:p>
          </table:table-cell>
          <table:table-cell office:value-type="float" office:value="32.834438" calcext:value-type="float">
            <text:p>32.834438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76" calcext:value-type="float">
            <text:p>0.76</text:p>
          </table:table-cell>
          <table:table-cell office:value-type="float" office:value="17042.93" calcext:value-type="float">
            <text:p>17042.9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9283" calcext:value-type="float">
            <text:p>109283</text:p>
          </table:table-cell>
          <table:table-cell office:value-type="float" office:value="17430804756" calcext:value-type="float">
            <text:p>17430804756</text:p>
          </table:table-cell>
          <table:table-cell office:value-type="float" office:value="9249090753" calcext:value-type="float">
            <text:p>9249090753</text:p>
          </table:table-cell>
          <table:table-cell office:value-type="float" office:value="10798" calcext:value-type="float">
            <text:p>10798</text:p>
          </table:table-cell>
          <table:table-cell office:value-type="float" office:value="390756519" calcext:value-type="float">
            <text:p>390756519</text:p>
          </table:table-cell>
          <table:table-cell office:value-type="float" office:value="516366856" calcext:value-type="float">
            <text:p>516366856</text:p>
          </table:table-cell>
          <table:table-cell office:value-type="float" office:value="31264" calcext:value-type="float">
            <text:p>312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4597" calcext:value-type="float">
            <text:p>1.884597</text:p>
          </table:table-cell>
          <table:table-cell office:value-type="float" office:value="10798" calcext:value-type="float">
            <text:p>10798</text:p>
          </table:table-cell>
          <table:table-cell office:value-type="float" office:value="24.933617" calcext:value-type="float">
            <text:p>24.933617</text:p>
          </table:table-cell>
          <table:table-cell office:value-type="float" office:value="32.948631" calcext:value-type="float">
            <text:p>32.948631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76" calcext:value-type="float">
            <text:p>0.76</text:p>
          </table:table-cell>
          <table:table-cell office:value-type="float" office:value="16516.34" calcext:value-type="float">
            <text:p>16516.3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0287" calcext:value-type="float">
            <text:p>110287</text:p>
          </table:table-cell>
          <table:table-cell office:value-type="float" office:value="12970588348" calcext:value-type="float">
            <text:p>12970588348</text:p>
          </table:table-cell>
          <table:table-cell office:value-type="float" office:value="6908738470" calcext:value-type="float">
            <text:p>6908738470</text:p>
          </table:table-cell>
          <table:table-cell office:value-type="float" office:value="20538" calcext:value-type="float">
            <text:p>20538</text:p>
          </table:table-cell>
          <table:table-cell office:value-type="float" office:value="289977836" calcext:value-type="float">
            <text:p>289977836</text:p>
          </table:table-cell>
          <table:table-cell office:value-type="float" office:value="382276962" calcext:value-type="float">
            <text:p>382276962</text:p>
          </table:table-cell>
          <table:table-cell office:value-type="float" office:value="46770" calcext:value-type="float">
            <text:p>467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7418" calcext:value-type="float">
            <text:p>1.877418</text:p>
          </table:table-cell>
          <table:table-cell office:value-type="float" office:value="20538" calcext:value-type="float">
            <text:p>20538</text:p>
          </table:table-cell>
          <table:table-cell office:value-type="float" office:value="18.484642" calcext:value-type="float">
            <text:p>18.484642</text:p>
          </table:table-cell>
          <table:table-cell office:value-type="float" office:value="24.368252" calcext:value-type="float">
            <text:p>24.368252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76" calcext:value-type="float">
            <text:p>0.76</text:p>
          </table:table-cell>
          <table:table-cell office:value-type="float" office:value="8173.55" calcext:value-type="float">
            <text:p>8173.5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1290" calcext:value-type="float">
            <text:p>111290</text:p>
          </table:table-cell>
          <table:table-cell office:value-type="float" office:value="445993" calcext:value-type="float">
            <text:p>445993</text:p>
          </table:table-cell>
          <table:table-cell office:value-type="float" office:value="961520" calcext:value-type="float">
            <text:p>961520</text:p>
          </table:table-cell>
          <table:table-cell office:value-type="float" office:value="201" calcext:value-type="float">
            <text:p>201</text:p>
          </table:table-cell>
          <table:table-cell office:value-type="float" office:value="7540" calcext:value-type="float">
            <text:p>7540</text:p>
          </table:table-cell>
          <table:table-cell office:value-type="float" office:value="20462" calcext:value-type="float">
            <text:p>2046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3842" calcext:value-type="float">
            <text:p>0.463842</text:p>
          </table:table-cell>
          <table:table-cell office:value-type="float" office:value="201" calcext:value-type="float">
            <text:p>201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7" calcext:value-type="float">
            <text:p>0.37</text:p>
          </table:table-cell>
          <table:table-cell office:value-type="float" office:value="107.13" calcext:value-type="float">
            <text:p>107.1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2293" calcext:value-type="float">
            <text:p>112293</text:p>
          </table:table-cell>
          <table:table-cell office:value-type="float" office:value="1598034" calcext:value-type="float">
            <text:p>1598034</text:p>
          </table:table-cell>
          <table:table-cell office:value-type="float" office:value="5157095" calcext:value-type="float">
            <text:p>5157095</text:p>
          </table:table-cell>
          <table:table-cell office:value-type="float" office:value="1081" calcext:value-type="float">
            <text:p>1081</text:p>
          </table:table-cell>
          <table:table-cell office:value-type="float" office:value="43974" calcext:value-type="float">
            <text:p>43974</text:p>
          </table:table-cell>
          <table:table-cell office:value-type="float" office:value="128498" calcext:value-type="float">
            <text:p>128498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09871" calcext:value-type="float">
            <text:p>0.309871</text:p>
          </table:table-cell>
          <table:table-cell office:value-type="float" office:value="1081" calcext:value-type="float">
            <text:p>1081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0.008199" calcext:value-type="float">
            <text:p>0.008199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34" calcext:value-type="float">
            <text:p>0.3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3296" calcext:value-type="float">
            <text:p>113296</text:p>
          </table:table-cell>
          <table:table-cell office:value-type="float" office:value="1076201" calcext:value-type="float">
            <text:p>1076201</text:p>
          </table:table-cell>
          <table:table-cell office:value-type="float" office:value="2113096" calcext:value-type="float">
            <text:p>2113096</text:p>
          </table:table-cell>
          <table:table-cell office:value-type="float" office:value="316" calcext:value-type="float">
            <text:p>316</text:p>
          </table:table-cell>
          <table:table-cell office:value-type="float" office:value="16953" calcext:value-type="float">
            <text:p>16953</text:p>
          </table:table-cell>
          <table:table-cell office:value-type="float" office:value="45555" calcext:value-type="float">
            <text:p>4555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9301" calcext:value-type="float">
            <text:p>0.509301</text:p>
          </table:table-cell>
          <table:table-cell office:value-type="float" office:value="316" calcext:value-type="float">
            <text:p>316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37" calcext:value-type="float">
            <text:p>0.37</text:p>
          </table:table-cell>
          <table:table-cell office:value-type="float" office:value="139.31" calcext:value-type="float">
            <text:p>139.3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4300" calcext:value-type="float">
            <text:p>114300</text:p>
          </table:table-cell>
          <table:table-cell office:value-type="float" office:value="290919" calcext:value-type="float">
            <text:p>290919</text:p>
          </table:table-cell>
          <table:table-cell office:value-type="float" office:value="591414" calcext:value-type="float">
            <text:p>591414</text:p>
          </table:table-cell>
          <table:table-cell office:value-type="float" office:value="66" calcext:value-type="float">
            <text:p>66</text:p>
          </table:table-cell>
          <table:table-cell office:value-type="float" office:value="4650" calcext:value-type="float">
            <text:p>4650</text:p>
          </table:table-cell>
          <table:table-cell office:value-type="float" office:value="12518" calcext:value-type="float">
            <text:p>1251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1904" calcext:value-type="float">
            <text:p>0.491904</text:p>
          </table:table-cell>
          <table:table-cell office:value-type="float" office:value="66" calcext:value-type="float">
            <text:p>66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7" calcext:value-type="float">
            <text:p>0.37</text:p>
          </table:table-cell>
          <table:table-cell office:value-type="float" office:value="164.71" calcext:value-type="float">
            <text:p>164.7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5303" calcext:value-type="float">
            <text:p>115303</text:p>
          </table:table-cell>
          <table:table-cell office:value-type="float" office:value="1158692" calcext:value-type="float">
            <text:p>1158692</text:p>
          </table:table-cell>
          <table:table-cell office:value-type="float" office:value="2696335" calcext:value-type="float">
            <text:p>2696335</text:p>
          </table:table-cell>
          <table:table-cell office:value-type="float" office:value="1477" calcext:value-type="float">
            <text:p>1477</text:p>
          </table:table-cell>
          <table:table-cell office:value-type="float" office:value="22948" calcext:value-type="float">
            <text:p>22948</text:p>
          </table:table-cell>
          <table:table-cell office:value-type="float" office:value="62084" calcext:value-type="float">
            <text:p>62084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729" calcext:value-type="float">
            <text:p>0.429729</text:p>
          </table:table-cell>
          <table:table-cell office:value-type="float" office:value="1477" calcext:value-type="float">
            <text:p>1477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03961" calcext:value-type="float">
            <text:p>0.00396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37" calcext:value-type="float">
            <text:p>0.37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6307" calcext:value-type="float">
            <text:p>116307</text:p>
          </table:table-cell>
          <table:table-cell office:value-type="float" office:value="379535" calcext:value-type="float">
            <text:p>379535</text:p>
          </table:table-cell>
          <table:table-cell office:value-type="float" office:value="681473" calcext:value-type="float">
            <text:p>681473</text:p>
          </table:table-cell>
          <table:table-cell office:value-type="float" office:value="194" calcext:value-type="float">
            <text:p>194</text:p>
          </table:table-cell>
          <table:table-cell office:value-type="float" office:value="5314" calcext:value-type="float">
            <text:p>5314</text:p>
          </table:table-cell>
          <table:table-cell office:value-type="float" office:value="12534" calcext:value-type="float">
            <text:p>1253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6933" calcext:value-type="float">
            <text:p>0.556933</text:p>
          </table:table-cell>
          <table:table-cell office:value-type="float" office:value="194" calcext:value-type="float">
            <text:p>194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2" calcext:value-type="float">
            <text:p>0.42</text:p>
          </table:table-cell>
          <table:table-cell office:value-type="float" office:value="69.63" calcext:value-type="float">
            <text:p>69.6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7351" calcext:value-type="float">
            <text:p>117351</text:p>
          </table:table-cell>
          <table:table-cell office:value-type="float" office:value="390504" calcext:value-type="float">
            <text:p>390504</text:p>
          </table:table-cell>
          <table:table-cell office:value-type="float" office:value="754970" calcext:value-type="float">
            <text:p>754970</text:p>
          </table:table-cell>
          <table:table-cell office:value-type="float" office:value="119" calcext:value-type="float">
            <text:p>119</text:p>
          </table:table-cell>
          <table:table-cell office:value-type="float" office:value="5507" calcext:value-type="float">
            <text:p>5507</text:p>
          </table:table-cell>
          <table:table-cell office:value-type="float" office:value="14525" calcext:value-type="float">
            <text:p>14525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244" calcext:value-type="float">
            <text:p>0.517244</text:p>
          </table:table-cell>
          <table:table-cell office:value-type="float" office:value="119" calcext:value-type="float">
            <text:p>119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8" calcext:value-type="float">
            <text:p>0.38</text:p>
          </table:table-cell>
          <table:table-cell office:value-type="float" office:value="120.04" calcext:value-type="float">
            <text:p>120.0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7311" calcext:value-type="float">
            <text:p>117311</text:p>
          </table:table-cell>
          <table:table-cell office:value-type="float" office:value="350414" calcext:value-type="float">
            <text:p>350414</text:p>
          </table:table-cell>
          <table:table-cell office:value-type="float" office:value="715595" calcext:value-type="float">
            <text:p>715595</text:p>
          </table:table-cell>
          <table:table-cell office:value-type="float" office:value="66" calcext:value-type="float">
            <text:p>66</text:p>
          </table:table-cell>
          <table:table-cell office:value-type="float" office:value="5815" calcext:value-type="float">
            <text:p>5815</text:p>
          </table:table-cell>
          <table:table-cell office:value-type="float" office:value="14563" calcext:value-type="float">
            <text:p>145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682" calcext:value-type="float">
            <text:p>0.489682</text:p>
          </table:table-cell>
          <table:table-cell office:value-type="float" office:value="66" calcext:value-type="float">
            <text:p>66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4" calcext:value-type="float">
            <text:p>0.4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8315" calcext:value-type="float">
            <text:p>118315</text:p>
          </table:table-cell>
          <table:table-cell office:value-type="float" office:value="643672" calcext:value-type="float">
            <text:p>643672</text:p>
          </table:table-cell>
          <table:table-cell office:value-type="float" office:value="1371078" calcext:value-type="float">
            <text:p>1371078</text:p>
          </table:table-cell>
          <table:table-cell office:value-type="float" office:value="166" calcext:value-type="float">
            <text:p>166</text:p>
          </table:table-cell>
          <table:table-cell office:value-type="float" office:value="10475" calcext:value-type="float">
            <text:p>10475</text:p>
          </table:table-cell>
          <table:table-cell office:value-type="float" office:value="29326" calcext:value-type="float">
            <text:p>29326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9464" calcext:value-type="float">
            <text:p>0.469464</text:p>
          </table:table-cell>
          <table:table-cell office:value-type="float" office:value="166" calcext:value-type="float">
            <text:p>16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6" calcext:value-type="float">
            <text:p>0.36</text:p>
          </table:table-cell>
          <table:table-cell office:value-type="float" office:value="194.21" calcext:value-type="float">
            <text:p>194.2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19319" calcext:value-type="float">
            <text:p>119319</text:p>
          </table:table-cell>
          <table:table-cell office:value-type="float" office:value="447037" calcext:value-type="float">
            <text:p>447037</text:p>
          </table:table-cell>
          <table:table-cell office:value-type="float" office:value="841437" calcext:value-type="float">
            <text:p>841437</text:p>
          </table:table-cell>
          <table:table-cell office:value-type="float" office:value="523" calcext:value-type="float">
            <text:p>523</text:p>
          </table:table-cell>
          <table:table-cell office:value-type="float" office:value="6460" calcext:value-type="float">
            <text:p>6460</text:p>
          </table:table-cell>
          <table:table-cell office:value-type="float" office:value="16115" calcext:value-type="float">
            <text:p>16115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1278" calcext:value-type="float">
            <text:p>0.531278</text:p>
          </table:table-cell>
          <table:table-cell office:value-type="float" office:value="523" calcext:value-type="float">
            <text:p>523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4" calcext:value-type="float">
            <text:p>0.4</text:p>
          </table:table-cell>
          <table:table-cell office:value-type="float" office:value="35.03" calcext:value-type="float">
            <text:p>35.0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0323" calcext:value-type="float">
            <text:p>120323</text:p>
          </table:table-cell>
          <table:table-cell office:value-type="float" office:value="408278" calcext:value-type="float">
            <text:p>408278</text:p>
          </table:table-cell>
          <table:table-cell office:value-type="float" office:value="930878" calcext:value-type="float">
            <text:p>930878</text:p>
          </table:table-cell>
          <table:table-cell office:value-type="float" office:value="931" calcext:value-type="float">
            <text:p>931</text:p>
          </table:table-cell>
          <table:table-cell office:value-type="float" office:value="7109" calcext:value-type="float">
            <text:p>7109</text:p>
          </table:table-cell>
          <table:table-cell office:value-type="float" office:value="18660" calcext:value-type="float">
            <text:p>18660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595" calcext:value-type="float">
            <text:p>0.438595</text:p>
          </table:table-cell>
          <table:table-cell office:value-type="float" office:value="931" calcext:value-type="float">
            <text:p>931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38" calcext:value-type="float">
            <text:p>0.38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1326" calcext:value-type="float">
            <text:p>121326</text:p>
          </table:table-cell>
          <table:table-cell office:value-type="float" office:value="393251" calcext:value-type="float">
            <text:p>393251</text:p>
          </table:table-cell>
          <table:table-cell office:value-type="float" office:value="794053" calcext:value-type="float">
            <text:p>794053</text:p>
          </table:table-cell>
          <table:table-cell office:value-type="float" office:value="1434" calcext:value-type="float">
            <text:p>1434</text:p>
          </table:table-cell>
          <table:table-cell office:value-type="float" office:value="6586" calcext:value-type="float">
            <text:p>6586</text:p>
          </table:table-cell>
          <table:table-cell office:value-type="float" office:value="15323" calcext:value-type="float">
            <text:p>15323</text:p>
          </table:table-cell>
          <table:table-cell office:value-type="float" office:value="1342" calcext:value-type="float">
            <text:p>1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5245" calcext:value-type="float">
            <text:p>0.495245</text:p>
          </table:table-cell>
          <table:table-cell office:value-type="float" office:value="1434" calcext:value-type="float">
            <text:p>1434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43" calcext:value-type="float">
            <text:p>0.43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1923" calcext:value-type="float">
            <text:p>121923</text:p>
          </table:table-cell>
          <table:table-cell office:value-type="float" office:value="20831793" calcext:value-type="float">
            <text:p>20831793</text:p>
          </table:table-cell>
          <table:table-cell office:value-type="float" office:value="20920867" calcext:value-type="float">
            <text:p>20920867</text:p>
          </table:table-cell>
          <table:table-cell office:value-type="float" office:value="20788" calcext:value-type="float">
            <text:p>20788</text:p>
          </table:table-cell>
          <table:table-cell office:value-type="float" office:value="189126" calcext:value-type="float">
            <text:p>189126</text:p>
          </table:table-cell>
          <table:table-cell office:value-type="float" office:value="275156" calcext:value-type="float">
            <text:p>275156</text:p>
          </table:table-cell>
          <table:table-cell office:value-type="float" office:value="32958" calcext:value-type="float">
            <text:p>32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995742" calcext:value-type="float">
            <text:p>0.995742</text:p>
          </table:table-cell>
          <table:table-cell office:value-type="float" office:value="20788" calcext:value-type="float">
            <text:p>20788</text:p>
          </table:table-cell>
          <table:table-cell office:value-type="float" office:value="0.020275" calcext:value-type="float">
            <text:p>0.020275</text:p>
          </table:table-cell>
          <table:table-cell office:value-type="float" office:value="0.029497" calcext:value-type="float">
            <text:p>0.029497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69" calcext:value-type="float">
            <text:p>0.69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2380" calcext:value-type="float">
            <text:p>122380</text:p>
          </table:table-cell>
          <table:table-cell office:value-type="float" office:value="41536364" calcext:value-type="float">
            <text:p>41536364</text:p>
          </table:table-cell>
          <table:table-cell office:value-type="float" office:value="75748275" calcext:value-type="float">
            <text:p>75748275</text:p>
          </table:table-cell>
          <table:table-cell office:value-type="float" office:value="14800" calcext:value-type="float">
            <text:p>14800</text:p>
          </table:table-cell>
          <table:table-cell office:value-type="float" office:value="725820" calcext:value-type="float">
            <text:p>725820</text:p>
          </table:table-cell>
          <table:table-cell office:value-type="float" office:value="1223472" calcext:value-type="float">
            <text:p>1223472</text:p>
          </table:table-cell>
          <table:table-cell office:value-type="float" office:value="24749" calcext:value-type="float">
            <text:p>247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8347" calcext:value-type="float">
            <text:p>0.548347</text:p>
          </table:table-cell>
          <table:table-cell office:value-type="float" office:value="14800" calcext:value-type="float">
            <text:p>14800</text:p>
          </table:table-cell>
          <table:table-cell office:value-type="float" office:value="0.101647" calcext:value-type="float">
            <text:p>0.101647</text:p>
          </table:table-cell>
          <table:table-cell office:value-type="float" office:value="0.17134" calcext:value-type="float">
            <text:p>0.17134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59" calcext:value-type="float">
            <text:p>0.59</text:p>
          </table:table-cell>
          <table:table-cell office:value-type="float" office:value="49.44" calcext:value-type="float">
            <text:p>49.44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3384" calcext:value-type="float">
            <text:p>123384</text:p>
          </table:table-cell>
          <table:table-cell office:value-type="float" office:value="165889852" calcext:value-type="float">
            <text:p>165889852</text:p>
          </table:table-cell>
          <table:table-cell office:value-type="float" office:value="268854497" calcext:value-type="float">
            <text:p>268854497</text:p>
          </table:table-cell>
          <table:table-cell office:value-type="float" office:value="13365" calcext:value-type="float">
            <text:p>13365</text:p>
          </table:table-cell>
          <table:table-cell office:value-type="float" office:value="1426515" calcext:value-type="float">
            <text:p>1426515</text:p>
          </table:table-cell>
          <table:table-cell office:value-type="float" office:value="2379738" calcext:value-type="float">
            <text:p>2379738</text:p>
          </table:table-cell>
          <table:table-cell office:value-type="float" office:value="22543" calcext:value-type="float">
            <text:p>225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7025" calcext:value-type="float">
            <text:p>0.617025</text:p>
          </table:table-cell>
          <table:table-cell office:value-type="float" office:value="13365" calcext:value-type="float">
            <text:p>13365</text:p>
          </table:table-cell>
          <table:table-cell office:value-type="float" office:value="0.090933" calcext:value-type="float">
            <text:p>0.090933</text:p>
          </table:table-cell>
          <table:table-cell office:value-type="float" office:value="0.151696" calcext:value-type="float">
            <text:p>0.151696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6" calcext:value-type="float">
            <text:p>0.6</text:p>
          </table:table-cell>
          <table:table-cell office:value-type="float" office:value="105.56" calcext:value-type="float">
            <text:p>105.56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24003" calcext:value-type="float">
            <text:p>124003</text:p>
          </table:table-cell>
          <table:table-cell office:value-type="float" office:value="4713409" calcext:value-type="float">
            <text:p>4713409</text:p>
          </table:table-cell>
          <table:table-cell office:value-type="float" office:value="6452182" calcext:value-type="float">
            <text:p>6452182</text:p>
          </table:table-cell>
          <table:table-cell office:value-type="float" office:value="7232" calcext:value-type="float">
            <text:p>7232</text:p>
          </table:table-cell>
          <table:table-cell office:value-type="float" office:value="54655" calcext:value-type="float">
            <text:p>54655</text:p>
          </table:table-cell>
          <table:table-cell office:value-type="float" office:value="49002" calcext:value-type="float">
            <text:p>49002</text:p>
          </table:table-cell>
          <table:table-cell office:value-type="float" office:value="4902" calcext:value-type="float">
            <text:p>49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7232" calcext:value-type="float">
            <text:p>7232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1.12" calcext:value-type="float">
            <text:p>1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5387" calcext:value-type="float">
            <text:p>125387</text:p>
          </table:table-cell>
          <table:table-cell office:value-type="float" office:value="28504578" calcext:value-type="float">
            <text:p>28504578</text:p>
          </table:table-cell>
          <table:table-cell office:value-type="float" office:value="35899266" calcext:value-type="float">
            <text:p>35899266</text:p>
          </table:table-cell>
          <table:table-cell office:value-type="float" office:value="26143" calcext:value-type="float">
            <text:p>26143</text:p>
          </table:table-cell>
          <table:table-cell office:value-type="float" office:value="325553" calcext:value-type="float">
            <text:p>325553</text:p>
          </table:table-cell>
          <table:table-cell office:value-type="float" office:value="550688" calcext:value-type="float">
            <text:p>550688</text:p>
          </table:table-cell>
          <table:table-cell office:value-type="float" office:value="42449" calcext:value-type="float">
            <text:p>424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94016" calcext:value-type="float">
            <text:p>0.794016</text:p>
          </table:table-cell>
          <table:table-cell office:value-type="float" office:value="26143" calcext:value-type="float">
            <text:p>26143</text:p>
          </table:table-cell>
          <table:table-cell office:value-type="float" office:value="0.020752" calcext:value-type="float">
            <text:p>0.020752</text:p>
          </table:table-cell>
          <table:table-cell office:value-type="float" office:value="0.035104" calcext:value-type="float">
            <text:p>0.035104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59" calcext:value-type="float">
            <text:p>0.59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5869" calcext:value-type="float">
            <text:p>125869</text:p>
          </table:table-cell>
          <table:table-cell office:value-type="float" office:value="34420218" calcext:value-type="float">
            <text:p>34420218</text:p>
          </table:table-cell>
          <table:table-cell office:value-type="float" office:value="62534999" calcext:value-type="float">
            <text:p>62534999</text:p>
          </table:table-cell>
          <table:table-cell office:value-type="float" office:value="8656" calcext:value-type="float">
            <text:p>8656</text:p>
          </table:table-cell>
          <table:table-cell office:value-type="float" office:value="615676" calcext:value-type="float">
            <text:p>615676</text:p>
          </table:table-cell>
          <table:table-cell office:value-type="float" office:value="1005321" calcext:value-type="float">
            <text:p>1005321</text:p>
          </table:table-cell>
          <table:table-cell office:value-type="float" office:value="13576" calcext:value-type="float">
            <text:p>135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0415" calcext:value-type="float">
            <text:p>0.550415</text:p>
          </table:table-cell>
          <table:table-cell office:value-type="float" office:value="8656" calcext:value-type="float">
            <text:p>8656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133487" calcext:value-type="float">
            <text:p>0.133487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.61" calcext:value-type="float">
            <text:p>0.61</text:p>
          </table:table-cell>
          <table:table-cell office:value-type="float" office:value="74.05" calcext:value-type="float">
            <text:p>74.05</text:p>
          </table:table-cell>
        </table:table-row>
      </table:table>
      <table:table table:name="vm3" table:style-name="ta1">
        <table:table-column table:style-name="co1" table:number-columns-repeated="20" table:default-cell-style-name="Default"/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04" calcext:value-type="float">
            <text:p>1004</text:p>
          </table:table-cell>
          <table:table-cell office:value-type="float" office:value="376163414" calcext:value-type="float">
            <text:p>376163414</text:p>
          </table:table-cell>
          <table:table-cell office:value-type="float" office:value="271019842" calcext:value-type="float">
            <text:p>271019842</text:p>
          </table:table-cell>
          <table:table-cell office:value-type="float" office:value="3083" calcext:value-type="float">
            <text:p>3083</text:p>
          </table:table-cell>
          <table:table-cell office:value-type="float" office:value="1420518" calcext:value-type="float">
            <text:p>1420518</text:p>
          </table:table-cell>
          <table:table-cell office:value-type="float" office:value="1106441" calcext:value-type="float">
            <text:p>1106441</text:p>
          </table:table-cell>
          <table:table-cell office:value-type="float" office:value="4035" calcext:value-type="float">
            <text:p>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7955" calcext:value-type="float">
            <text:p>1.387955</text:p>
          </table:table-cell>
          <table:table-cell office:value-type="float" office:value="3083" calcext:value-type="float">
            <text:p>3083</text:p>
          </table:table-cell>
          <table:table-cell office:value-type="float" office:value="0.090551" calcext:value-type="float">
            <text:p>0.090551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1.28" calcext:value-type="float">
            <text:p>1.28</text:p>
          </table:table-cell>
          <table:table-cell office:value-type="float" office:value="274.21" calcext:value-type="float">
            <text:p>274.2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008" calcext:value-type="float">
            <text:p>2008</text:p>
          </table:table-cell>
          <table:table-cell office:value-type="float" office:value="483062002" calcext:value-type="float">
            <text:p>483062002</text:p>
          </table:table-cell>
          <table:table-cell office:value-type="float" office:value="373018602" calcext:value-type="float">
            <text:p>373018602</text:p>
          </table:table-cell>
          <table:table-cell office:value-type="float" office:value="69" calcext:value-type="float">
            <text:p>69</text:p>
          </table:table-cell>
          <table:table-cell office:value-type="float" office:value="879934" calcext:value-type="float">
            <text:p>879934</text:p>
          </table:table-cell>
          <table:table-cell office:value-type="float" office:value="128898" calcext:value-type="float">
            <text:p>1288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5008" calcext:value-type="float">
            <text:p>1.295008</text:p>
          </table:table-cell>
          <table:table-cell office:value-type="float" office:value="69" calcext:value-type="float">
            <text:p>69</text:p>
          </table:table-cell>
          <table:table-cell office:value-type="float" office:value="0.056091" calcext:value-type="float">
            <text:p>0.056091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6.83" calcext:value-type="float">
            <text:p>6.83</text:p>
          </table:table-cell>
          <table:table-cell office:value-type="float" office:value="322.24" calcext:value-type="float">
            <text:p>322.2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012" calcext:value-type="float">
            <text:p>3012</text:p>
          </table:table-cell>
          <table:table-cell office:value-type="float" office:value="465599277" calcext:value-type="float">
            <text:p>465599277</text:p>
          </table:table-cell>
          <table:table-cell office:value-type="float" office:value="360551700" calcext:value-type="float">
            <text:p>360551700</text:p>
          </table:table-cell>
          <table:table-cell office:value-type="float" office:value="25" calcext:value-type="float">
            <text:p>25</text:p>
          </table:table-cell>
          <table:table-cell office:value-type="float" office:value="764134" calcext:value-type="float">
            <text:p>764134</text:p>
          </table:table-cell>
          <table:table-cell office:value-type="float" office:value="34559" calcext:value-type="float">
            <text:p>345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1352" calcext:value-type="float">
            <text:p>1.291352</text:p>
          </table:table-cell>
          <table:table-cell office:value-type="float" office:value="25" calcext:value-type="float">
            <text:p>25</text:p>
          </table:table-cell>
          <table:table-cell office:value-type="float" office:value="0.04871" calcext:value-type="float">
            <text:p>0.04871</text:p>
          </table:table-cell>
          <table:table-cell office:value-type="float" office:value="0.002203" calcext:value-type="float">
            <text:p>0.00220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2.11" calcext:value-type="float">
            <text:p>22.11</text:p>
          </table:table-cell>
          <table:table-cell office:value-type="float" office:value="785.43" calcext:value-type="float">
            <text:p>785.4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016" calcext:value-type="float">
            <text:p>4016</text:p>
          </table:table-cell>
          <table:table-cell office:value-type="float" office:value="463539119" calcext:value-type="float">
            <text:p>463539119</text:p>
          </table:table-cell>
          <table:table-cell office:value-type="float" office:value="358548996" calcext:value-type="float">
            <text:p>358548996</text:p>
          </table:table-cell>
          <table:table-cell office:value-type="float" office:value="461" calcext:value-type="float">
            <text:p>461</text:p>
          </table:table-cell>
          <table:table-cell office:value-type="float" office:value="745469" calcext:value-type="float">
            <text:p>745469</text:p>
          </table:table-cell>
          <table:table-cell office:value-type="float" office:value="37698" calcext:value-type="float">
            <text:p>37698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2819" calcext:value-type="float">
            <text:p>1.292819</text:p>
          </table:table-cell>
          <table:table-cell office:value-type="float" office:value="461" calcext:value-type="float">
            <text:p>461</text:p>
          </table:table-cell>
          <table:table-cell office:value-type="float" office:value="0.04752" calcext:value-type="float">
            <text:p>0.04752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9.77" calcext:value-type="float">
            <text:p>19.77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019" calcext:value-type="float">
            <text:p>5019</text:p>
          </table:table-cell>
          <table:table-cell office:value-type="float" office:value="1751088528" calcext:value-type="float">
            <text:p>1751088528</text:p>
          </table:table-cell>
          <table:table-cell office:value-type="float" office:value="1276143424" calcext:value-type="float">
            <text:p>1276143424</text:p>
          </table:table-cell>
          <table:table-cell office:value-type="float" office:value="1790" calcext:value-type="float">
            <text:p>1790</text:p>
          </table:table-cell>
          <table:table-cell office:value-type="float" office:value="8560325" calcext:value-type="float">
            <text:p>8560325</text:p>
          </table:table-cell>
          <table:table-cell office:value-type="float" office:value="7466849" calcext:value-type="float">
            <text:p>7466849</text:p>
          </table:table-cell>
          <table:table-cell office:value-type="float" office:value="5312" calcext:value-type="float">
            <text:p>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2172" calcext:value-type="float">
            <text:p>1.372172</text:p>
          </table:table-cell>
          <table:table-cell office:value-type="float" office:value="1790" calcext:value-type="float">
            <text:p>1790</text:p>
          </table:table-cell>
          <table:table-cell office:value-type="float" office:value="0.546222" calcext:value-type="float">
            <text:p>0.546222</text:p>
          </table:table-cell>
          <table:table-cell office:value-type="float" office:value="0.476449" calcext:value-type="float">
            <text:p>0.476449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1.15" calcext:value-type="float">
            <text:p>1.15</text:p>
          </table:table-cell>
          <table:table-cell office:value-type="float" office:value="1405.66" calcext:value-type="float">
            <text:p>1405.6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023" calcext:value-type="float">
            <text:p>6023</text:p>
          </table:table-cell>
          <table:table-cell office:value-type="float" office:value="286347310" calcext:value-type="float">
            <text:p>286347310</text:p>
          </table:table-cell>
          <table:table-cell office:value-type="float" office:value="257352940" calcext:value-type="float">
            <text:p>257352940</text:p>
          </table:table-cell>
          <table:table-cell office:value-type="float" office:value="5661" calcext:value-type="float">
            <text:p>5661</text:p>
          </table:table-cell>
          <table:table-cell office:value-type="float" office:value="1267284" calcext:value-type="float">
            <text:p>1267284</text:p>
          </table:table-cell>
          <table:table-cell office:value-type="float" office:value="940284" calcext:value-type="float">
            <text:p>940284</text:p>
          </table:table-cell>
          <table:table-cell office:value-type="float" office:value="13395" calcext:value-type="float">
            <text:p>13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12664" calcext:value-type="float">
            <text:p>1.112664</text:p>
          </table:table-cell>
          <table:table-cell office:value-type="float" office:value="5661" calcext:value-type="float">
            <text:p>5661</text:p>
          </table:table-cell>
          <table:table-cell office:value-type="float" office:value="0.080783" calcext:value-type="float">
            <text:p>0.080783</text:p>
          </table:table-cell>
          <table:table-cell office:value-type="float" office:value="0.059938" calcext:value-type="float">
            <text:p>0.059938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1.35" calcext:value-type="float">
            <text:p>1.35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027" calcext:value-type="float">
            <text:p>7027</text:p>
          </table:table-cell>
          <table:table-cell office:value-type="float" office:value="174476057" calcext:value-type="float">
            <text:p>174476057</text:p>
          </table:table-cell>
          <table:table-cell office:value-type="float" office:value="241381686" calcext:value-type="float">
            <text:p>241381686</text:p>
          </table:table-cell>
          <table:table-cell office:value-type="float" office:value="47650" calcext:value-type="float">
            <text:p>47650</text:p>
          </table:table-cell>
          <table:table-cell office:value-type="float" office:value="2120889" calcext:value-type="float">
            <text:p>2120889</text:p>
          </table:table-cell>
          <table:table-cell office:value-type="float" office:value="3223157" calcext:value-type="float">
            <text:p>3223157</text:p>
          </table:table-cell>
          <table:table-cell office:value-type="float" office:value="80110" calcext:value-type="float">
            <text:p>80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2822" calcext:value-type="float">
            <text:p>0.722822</text:p>
          </table:table-cell>
          <table:table-cell office:value-type="float" office:value="47650" calcext:value-type="float">
            <text:p>47650</text:p>
          </table:table-cell>
          <table:table-cell office:value-type="float" office:value="0.135196" calcext:value-type="float">
            <text:p>0.135196</text:p>
          </table:table-cell>
          <table:table-cell office:value-type="float" office:value="0.20546" calcext:value-type="float">
            <text:p>0.20546</text:p>
          </table:table-cell>
          <table:table-cell office:value-type="float" office:value="0.005107" calcext:value-type="float">
            <text:p>0.005107</text:p>
          </table:table-cell>
          <table:table-cell office:value-type="float" office:value="0.66" calcext:value-type="float">
            <text:p>0.66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030" calcext:value-type="float">
            <text:p>8030</text:p>
          </table:table-cell>
          <table:table-cell office:value-type="float" office:value="109559478" calcext:value-type="float">
            <text:p>109559478</text:p>
          </table:table-cell>
          <table:table-cell office:value-type="float" office:value="198317025" calcext:value-type="float">
            <text:p>198317025</text:p>
          </table:table-cell>
          <table:table-cell office:value-type="float" office:value="31622" calcext:value-type="float">
            <text:p>31622</text:p>
          </table:table-cell>
          <table:table-cell office:value-type="float" office:value="1807429" calcext:value-type="float">
            <text:p>1807429</text:p>
          </table:table-cell>
          <table:table-cell office:value-type="float" office:value="3216480" calcext:value-type="float">
            <text:p>3216480</text:p>
          </table:table-cell>
          <table:table-cell office:value-type="float" office:value="50632" calcext:value-type="float">
            <text:p>5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2446" calcext:value-type="float">
            <text:p>0.552446</text:p>
          </table:table-cell>
          <table:table-cell office:value-type="float" office:value="31622" calcext:value-type="float">
            <text:p>31622</text:p>
          </table:table-cell>
          <table:table-cell office:value-type="float" office:value="0.115329" calcext:value-type="float">
            <text:p>0.115329</text:p>
          </table:table-cell>
          <table:table-cell office:value-type="float" office:value="0.205239" calcext:value-type="float">
            <text:p>0.205239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56" calcext:value-type="float">
            <text:p>0.56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024" calcext:value-type="float">
            <text:p>8024</text:p>
          </table:table-cell>
          <table:table-cell office:value-type="float" office:value="326115453" calcext:value-type="float">
            <text:p>326115453</text:p>
          </table:table-cell>
          <table:table-cell office:value-type="float" office:value="552978365" calcext:value-type="float">
            <text:p>552978365</text:p>
          </table:table-cell>
          <table:table-cell office:value-type="float" office:value="91391" calcext:value-type="float">
            <text:p>91391</text:p>
          </table:table-cell>
          <table:table-cell office:value-type="float" office:value="5579725" calcext:value-type="float">
            <text:p>5579725</text:p>
          </table:table-cell>
          <table:table-cell office:value-type="float" office:value="8312221" calcext:value-type="float">
            <text:p>8312221</text:p>
          </table:table-cell>
          <table:table-cell office:value-type="float" office:value="160652" calcext:value-type="float">
            <text:p>1606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91391" calcext:value-type="float">
            <text:p>91391</text:p>
          </table:table-cell>
          <table:table-cell office:value-type="float" office:value="0.356034" calcext:value-type="float">
            <text:p>0.356034</text:p>
          </table:table-cell>
          <table:table-cell office:value-type="float" office:value="0.530391" calcext:value-type="float">
            <text:p>0.530391</text:p>
          </table:table-cell>
          <table:table-cell office:value-type="float" office:value="0.010251" calcext:value-type="float">
            <text:p>0.010251</text:p>
          </table:table-cell>
          <table:table-cell office:value-type="float" office:value="0.67" calcext:value-type="float">
            <text:p>0.67</text:p>
          </table:table-cell>
          <table:table-cell office:value-type="float" office:value="51.74" calcext:value-type="float">
            <text:p>51.7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033" calcext:value-type="float">
            <text:p>9033</text:p>
          </table:table-cell>
          <table:table-cell office:value-type="float" office:value="348183086" calcext:value-type="float">
            <text:p>348183086</text:p>
          </table:table-cell>
          <table:table-cell office:value-type="float" office:value="582474388" calcext:value-type="float">
            <text:p>582474388</text:p>
          </table:table-cell>
          <table:table-cell office:value-type="float" office:value="87070" calcext:value-type="float">
            <text:p>87070</text:p>
          </table:table-cell>
          <table:table-cell office:value-type="float" office:value="5937188" calcext:value-type="float">
            <text:p>5937188</text:p>
          </table:table-cell>
          <table:table-cell office:value-type="float" office:value="8519801" calcext:value-type="float">
            <text:p>8519801</text:p>
          </table:table-cell>
          <table:table-cell office:value-type="float" office:value="146970" calcext:value-type="float">
            <text:p>146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97766" calcext:value-type="float">
            <text:p>0.597766</text:p>
          </table:table-cell>
          <table:table-cell office:value-type="float" office:value="87070" calcext:value-type="float">
            <text:p>87070</text:p>
          </table:table-cell>
          <table:table-cell office:value-type="float" office:value="0.378844" calcext:value-type="float">
            <text:p>0.378844</text:p>
          </table:table-cell>
          <table:table-cell office:value-type="float" office:value="0.543636" calcext:value-type="float">
            <text:p>0.543636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7" calcext:value-type="float">
            <text:p>0.7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036" calcext:value-type="float">
            <text:p>10036</text:p>
          </table:table-cell>
          <table:table-cell office:value-type="float" office:value="249988038" calcext:value-type="float">
            <text:p>249988038</text:p>
          </table:table-cell>
          <table:table-cell office:value-type="float" office:value="469173675" calcext:value-type="float">
            <text:p>469173675</text:p>
          </table:table-cell>
          <table:table-cell office:value-type="float" office:value="20620" calcext:value-type="float">
            <text:p>20620</text:p>
          </table:table-cell>
          <table:table-cell office:value-type="float" office:value="4631301" calcext:value-type="float">
            <text:p>4631301</text:p>
          </table:table-cell>
          <table:table-cell office:value-type="float" office:value="6956820" calcext:value-type="float">
            <text:p>6956820</text:p>
          </table:table-cell>
          <table:table-cell office:value-type="float" office:value="36790" calcext:value-type="float">
            <text:p>36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2826" calcext:value-type="float">
            <text:p>0.532826</text:p>
          </table:table-cell>
          <table:table-cell office:value-type="float" office:value="20620" calcext:value-type="float">
            <text:p>20620</text:p>
          </table:table-cell>
          <table:table-cell office:value-type="float" office:value="0.295517" calcext:value-type="float">
            <text:p>0.295517</text:p>
          </table:table-cell>
          <table:table-cell office:value-type="float" office:value="0.443905" calcext:value-type="float">
            <text:p>0.443905</text:p>
          </table:table-cell>
          <table:table-cell office:value-type="float" office:value="0.002348" calcext:value-type="float">
            <text:p>0.002348</text:p>
          </table:table-cell>
          <table:table-cell office:value-type="float" office:value="0.67" calcext:value-type="float">
            <text:p>0.67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040" calcext:value-type="float">
            <text:p>11040</text:p>
          </table:table-cell>
          <table:table-cell office:value-type="float" office:value="7079863" calcext:value-type="float">
            <text:p>7079863</text:p>
          </table:table-cell>
          <table:table-cell office:value-type="float" office:value="18774549" calcext:value-type="float">
            <text:p>18774549</text:p>
          </table:table-cell>
          <table:table-cell office:value-type="float" office:value="21537" calcext:value-type="float">
            <text:p>21537</text:p>
          </table:table-cell>
          <table:table-cell office:value-type="float" office:value="163654" calcext:value-type="float">
            <text:p>163654</text:p>
          </table:table-cell>
          <table:table-cell office:value-type="float" office:value="292982" calcext:value-type="float">
            <text:p>292982</text:p>
          </table:table-cell>
          <table:table-cell office:value-type="float" office:value="27053" calcext:value-type="float">
            <text:p>27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099" calcext:value-type="float">
            <text:p>0.377099</text:p>
          </table:table-cell>
          <table:table-cell office:value-type="float" office:value="21537" calcext:value-type="float">
            <text:p>21537</text:p>
          </table:table-cell>
          <table:table-cell office:value-type="float" office:value="0.010432" calcext:value-type="float">
            <text:p>0.010432</text:p>
          </table:table-cell>
          <table:table-cell office:value-type="float" office:value="0.018676" calcext:value-type="float">
            <text:p>0.018676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56" calcext:value-type="float">
            <text:p>0.56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043" calcext:value-type="float">
            <text:p>12043</text:p>
          </table:table-cell>
          <table:table-cell office:value-type="float" office:value="1192805" calcext:value-type="float">
            <text:p>1192805</text:p>
          </table:table-cell>
          <table:table-cell office:value-type="float" office:value="3518761" calcext:value-type="float">
            <text:p>3518761</text:p>
          </table:table-cell>
          <table:table-cell office:value-type="float" office:value="2732" calcext:value-type="float">
            <text:p>2732</text:p>
          </table:table-cell>
          <table:table-cell office:value-type="float" office:value="22877" calcext:value-type="float">
            <text:p>22877</text:p>
          </table:table-cell>
          <table:table-cell office:value-type="float" office:value="65636" calcext:value-type="float">
            <text:p>65636</text:p>
          </table:table-cell>
          <table:table-cell office:value-type="float" office:value="3234" calcext:value-type="float">
            <text:p>3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8984" calcext:value-type="float">
            <text:p>0.338984</text:p>
          </table:table-cell>
          <table:table-cell office:value-type="float" office:value="2732" calcext:value-type="float">
            <text:p>2732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4188" calcext:value-type="float">
            <text:p>0.00418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35" calcext:value-type="float">
            <text:p>0.35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3046" calcext:value-type="float">
            <text:p>13046</text:p>
          </table:table-cell>
          <table:table-cell office:value-type="float" office:value="557484" calcext:value-type="float">
            <text:p>557484</text:p>
          </table:table-cell>
          <table:table-cell office:value-type="float" office:value="1820148" calcext:value-type="float">
            <text:p>1820148</text:p>
          </table:table-cell>
          <table:table-cell office:value-type="float" office:value="948" calcext:value-type="float">
            <text:p>948</text:p>
          </table:table-cell>
          <table:table-cell office:value-type="float" office:value="10325" calcext:value-type="float">
            <text:p>10325</text:p>
          </table:table-cell>
          <table:table-cell office:value-type="float" office:value="28095" calcext:value-type="float">
            <text:p>28095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06285" calcext:value-type="float">
            <text:p>0.306285</text:p>
          </table:table-cell>
          <table:table-cell office:value-type="float" office:value="948" calcext:value-type="float">
            <text:p>948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37" calcext:value-type="float">
            <text:p>0.37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3038" calcext:value-type="float">
            <text:p>13038</text:p>
          </table:table-cell>
          <table:table-cell office:value-type="float" office:value="10368639342" calcext:value-type="float">
            <text:p>10368639342</text:p>
          </table:table-cell>
          <table:table-cell office:value-type="float" office:value="5703215527" calcext:value-type="float">
            <text:p>5703215527</text:p>
          </table:table-cell>
          <table:table-cell office:value-type="float" office:value="442866" calcext:value-type="float">
            <text:p>442866</text:p>
          </table:table-cell>
          <table:table-cell office:value-type="float" office:value="231055435" calcext:value-type="float">
            <text:p>231055435</text:p>
          </table:table-cell>
          <table:table-cell office:value-type="float" office:value="307340895" calcext:value-type="float">
            <text:p>307340895</text:p>
          </table:table-cell>
          <table:table-cell office:value-type="float" office:value="1634404" calcext:value-type="float">
            <text:p>163440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18034" calcext:value-type="float">
            <text:p>1.818034</text:p>
          </table:table-cell>
          <table:table-cell office:value-type="float" office:value="442866" calcext:value-type="float">
            <text:p>442866</text:p>
          </table:table-cell>
          <table:table-cell office:value-type="float" office:value="14.758032" calcext:value-type="float">
            <text:p>14.758032</text:p>
          </table:table-cell>
          <table:table-cell office:value-type="float" office:value="19.630556" calcext:value-type="float">
            <text:p>19.630556</text:p>
          </table:table-cell>
          <table:table-cell office:value-type="float" office:value="0.104393" calcext:value-type="float">
            <text:p>0.104393</text:p>
          </table:table-cell>
          <table:table-cell office:value-type="float" office:value="0.75" calcext:value-type="float">
            <text:p>0.75</text:p>
          </table:table-cell>
          <table:table-cell office:value-type="float" office:value="188.04" calcext:value-type="float">
            <text:p>188.0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4049" calcext:value-type="float">
            <text:p>14049</text:p>
          </table:table-cell>
          <table:table-cell office:value-type="float" office:value="752853954" calcext:value-type="float">
            <text:p>752853954</text:p>
          </table:table-cell>
          <table:table-cell office:value-type="float" office:value="6245067831" calcext:value-type="float">
            <text:p>6245067831</text:p>
          </table:table-cell>
          <table:table-cell office:value-type="float" office:value="344977" calcext:value-type="float">
            <text:p>344977</text:p>
          </table:table-cell>
          <table:table-cell office:value-type="float" office:value="164988479" calcext:value-type="float">
            <text:p>164988479</text:p>
          </table:table-cell>
          <table:table-cell office:value-type="float" office:value="156312251" calcext:value-type="float">
            <text:p>156312251</text:p>
          </table:table-cell>
          <table:table-cell office:value-type="float" office:value="849832" calcext:value-type="float">
            <text:p>849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20552" calcext:value-type="float">
            <text:p>0.120552</text:p>
          </table:table-cell>
          <table:table-cell office:value-type="float" office:value="344977" calcext:value-type="float">
            <text:p>344977</text:p>
          </table:table-cell>
          <table:table-cell office:value-type="float" office:value="10.527679" calcext:value-type="float">
            <text:p>10.527679</text:p>
          </table:table-cell>
          <table:table-cell office:value-type="float" office:value="9.974062" calcext:value-type="float">
            <text:p>9.974062</text:p>
          </table:table-cell>
          <table:table-cell office:value-type="float" office:value="0.054227" calcext:value-type="float">
            <text:p>0.054227</text:p>
          </table:table-cell>
          <table:table-cell office:value-type="float" office:value="1.06" calcext:value-type="float">
            <text:p>1.06</text:p>
          </table:table-cell>
          <table:table-cell office:value-type="float" office:value="183.93" calcext:value-type="float">
            <text:p>183.9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5052" calcext:value-type="float">
            <text:p>15052</text:p>
          </table:table-cell>
          <table:table-cell office:value-type="float" office:value="404940927" calcext:value-type="float">
            <text:p>404940927</text:p>
          </table:table-cell>
          <table:table-cell office:value-type="float" office:value="4216851595" calcext:value-type="float">
            <text:p>4216851595</text:p>
          </table:table-cell>
          <table:table-cell office:value-type="float" office:value="161218" calcext:value-type="float">
            <text:p>161218</text:p>
          </table:table-cell>
          <table:table-cell office:value-type="float" office:value="113661295" calcext:value-type="float">
            <text:p>113661295</text:p>
          </table:table-cell>
          <table:table-cell office:value-type="float" office:value="107328545" calcext:value-type="float">
            <text:p>107328545</text:p>
          </table:table-cell>
          <table:table-cell office:value-type="float" office:value="161762" calcext:value-type="float">
            <text:p>16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029" calcext:value-type="float">
            <text:p>0.096029</text:p>
          </table:table-cell>
          <table:table-cell office:value-type="float" office:value="161218" calcext:value-type="float">
            <text:p>161218</text:p>
          </table:table-cell>
          <table:table-cell office:value-type="float" office:value="7.252565" calcext:value-type="float">
            <text:p>7.252565</text:p>
          </table:table-cell>
          <table:table-cell office:value-type="float" office:value="6.848481" calcext:value-type="float">
            <text:p>6.848481</text:p>
          </table:table-cell>
          <table:table-cell office:value-type="float" office:value="0.010322" calcext:value-type="float">
            <text:p>0.010322</text:p>
          </table:table-cell>
          <table:table-cell office:value-type="float" office:value="1.06" calcext:value-type="float">
            <text:p>1.06</text:p>
          </table:table-cell>
          <table:table-cell office:value-type="float" office:value="663.5" calcext:value-type="float">
            <text:p>663.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6054" calcext:value-type="float">
            <text:p>16054</text:p>
          </table:table-cell>
          <table:table-cell office:value-type="float" office:value="617510044" calcext:value-type="float">
            <text:p>617510044</text:p>
          </table:table-cell>
          <table:table-cell office:value-type="float" office:value="6198659089" calcext:value-type="float">
            <text:p>6198659089</text:p>
          </table:table-cell>
          <table:table-cell office:value-type="float" office:value="213906" calcext:value-type="float">
            <text:p>213906</text:p>
          </table:table-cell>
          <table:table-cell office:value-type="float" office:value="167423837" calcext:value-type="float">
            <text:p>167423837</text:p>
          </table:table-cell>
          <table:table-cell office:value-type="float" office:value="157891031" calcext:value-type="float">
            <text:p>157891031</text:p>
          </table:table-cell>
          <table:table-cell office:value-type="float" office:value="270104" calcext:value-type="float">
            <text:p>27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62" calcext:value-type="float">
            <text:p>0.09962</text:p>
          </table:table-cell>
          <table:table-cell office:value-type="float" office:value="213906" calcext:value-type="float">
            <text:p>213906</text:p>
          </table:table-cell>
          <table:table-cell office:value-type="float" office:value="10.693738" calcext:value-type="float">
            <text:p>10.693738</text:p>
          </table:table-cell>
          <table:table-cell office:value-type="float" office:value="10.084856" calcext:value-type="float">
            <text:p>10.084856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1.06" calcext:value-type="float">
            <text:p>1.06</text:p>
          </table:table-cell>
          <table:table-cell office:value-type="float" office:value="584.56" calcext:value-type="float">
            <text:p>584.5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7057" calcext:value-type="float">
            <text:p>17057</text:p>
          </table:table-cell>
          <table:table-cell office:value-type="float" office:value="432686606" calcext:value-type="float">
            <text:p>432686606</text:p>
          </table:table-cell>
          <table:table-cell office:value-type="float" office:value="4516836174" calcext:value-type="float">
            <text:p>4516836174</text:p>
          </table:table-cell>
          <table:table-cell office:value-type="float" office:value="125562" calcext:value-type="float">
            <text:p>125562</text:p>
          </table:table-cell>
          <table:table-cell office:value-type="float" office:value="121371237" calcext:value-type="float">
            <text:p>121371237</text:p>
          </table:table-cell>
          <table:table-cell office:value-type="float" office:value="114575335" calcext:value-type="float">
            <text:p>114575335</text:p>
          </table:table-cell>
          <table:table-cell office:value-type="float" office:value="125994" calcext:value-type="float">
            <text:p>125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94" calcext:value-type="float">
            <text:p>0.095794</text:p>
          </table:table-cell>
          <table:table-cell office:value-type="float" office:value="125562" calcext:value-type="float">
            <text:p>125562</text:p>
          </table:table-cell>
          <table:table-cell office:value-type="float" office:value="7.744526" calcext:value-type="float">
            <text:p>7.744526</text:p>
          </table:table-cell>
          <table:table-cell office:value-type="float" office:value="7.310889" calcext:value-type="float">
            <text:p>7.310889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1.06" calcext:value-type="float">
            <text:p>1.06</text:p>
          </table:table-cell>
          <table:table-cell office:value-type="float" office:value="909.37" calcext:value-type="float">
            <text:p>909.3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8060" calcext:value-type="float">
            <text:p>18060</text:p>
          </table:table-cell>
          <table:table-cell office:value-type="float" office:value="590678119" calcext:value-type="float">
            <text:p>590678119</text:p>
          </table:table-cell>
          <table:table-cell office:value-type="float" office:value="5936675968" calcext:value-type="float">
            <text:p>5936675968</text:p>
          </table:table-cell>
          <table:table-cell office:value-type="float" office:value="166664" calcext:value-type="float">
            <text:p>166664</text:p>
          </table:table-cell>
          <table:table-cell office:value-type="float" office:value="160396749" calcext:value-type="float">
            <text:p>160396749</text:p>
          </table:table-cell>
          <table:table-cell office:value-type="float" office:value="151267846" calcext:value-type="float">
            <text:p>151267846</text:p>
          </table:table-cell>
          <table:table-cell office:value-type="float" office:value="220799" calcext:value-type="float">
            <text:p>220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496" calcext:value-type="float">
            <text:p>0.099496</text:p>
          </table:table-cell>
          <table:table-cell office:value-type="float" office:value="166664" calcext:value-type="float">
            <text:p>166664</text:p>
          </table:table-cell>
          <table:table-cell office:value-type="float" office:value="10.234688" calcext:value-type="float">
            <text:p>10.234688</text:p>
          </table:table-cell>
          <table:table-cell office:value-type="float" office:value="9.652185" calcext:value-type="float">
            <text:p>9.652185</text:p>
          </table:table-cell>
          <table:table-cell office:value-type="float" office:value="0.014089" calcext:value-type="float">
            <text:p>0.014089</text:p>
          </table:table-cell>
          <table:table-cell office:value-type="float" office:value="1.06" calcext:value-type="float">
            <text:p>1.06</text:p>
          </table:table-cell>
          <table:table-cell office:value-type="float" office:value="685.09" calcext:value-type="float">
            <text:p>685.0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9063" calcext:value-type="float">
            <text:p>19063</text:p>
          </table:table-cell>
          <table:table-cell office:value-type="float" office:value="457119589" calcext:value-type="float">
            <text:p>457119589</text:p>
          </table:table-cell>
          <table:table-cell office:value-type="float" office:value="4775057320" calcext:value-type="float">
            <text:p>4775057320</text:p>
          </table:table-cell>
          <table:table-cell office:value-type="float" office:value="116738" calcext:value-type="float">
            <text:p>116738</text:p>
          </table:table-cell>
          <table:table-cell office:value-type="float" office:value="128359680" calcext:value-type="float">
            <text:p>128359680</text:p>
          </table:table-cell>
          <table:table-cell office:value-type="float" office:value="121132336" calcext:value-type="float">
            <text:p>121132336</text:p>
          </table:table-cell>
          <table:table-cell office:value-type="float" office:value="116534" calcext:value-type="float">
            <text:p>11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31" calcext:value-type="float">
            <text:p>0.095731</text:p>
          </table:table-cell>
          <table:table-cell office:value-type="float" office:value="116738" calcext:value-type="float">
            <text:p>116738</text:p>
          </table:table-cell>
          <table:table-cell office:value-type="float" office:value="8.190448" calcext:value-type="float">
            <text:p>8.190448</text:p>
          </table:table-cell>
          <table:table-cell office:value-type="float" office:value="7.729281" calcext:value-type="float">
            <text:p>7.729281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1.06" calcext:value-type="float">
            <text:p>1.06</text:p>
          </table:table-cell>
          <table:table-cell office:value-type="float" office:value="1039.46" calcext:value-type="float">
            <text:p>1039.4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0065" calcext:value-type="float">
            <text:p>20065</text:p>
          </table:table-cell>
          <table:table-cell office:value-type="float" office:value="571359064" calcext:value-type="float">
            <text:p>571359064</text:p>
          </table:table-cell>
          <table:table-cell office:value-type="float" office:value="5732005810" calcext:value-type="float">
            <text:p>5732005810</text:p>
          </table:table-cell>
          <table:table-cell office:value-type="float" office:value="167950" calcext:value-type="float">
            <text:p>167950</text:p>
          </table:table-cell>
          <table:table-cell office:value-type="float" office:value="154438617" calcext:value-type="float">
            <text:p>154438617</text:p>
          </table:table-cell>
          <table:table-cell office:value-type="float" office:value="145635270" calcext:value-type="float">
            <text:p>145635270</text:p>
          </table:table-cell>
          <table:table-cell office:value-type="float" office:value="221579" calcext:value-type="float">
            <text:p>22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679" calcext:value-type="float">
            <text:p>0.099679</text:p>
          </table:table-cell>
          <table:table-cell office:value-type="float" office:value="167950" calcext:value-type="float">
            <text:p>167950</text:p>
          </table:table-cell>
          <table:table-cell office:value-type="float" office:value="9.864344" calcext:value-type="float">
            <text:p>9.864344</text:p>
          </table:table-cell>
          <table:table-cell office:value-type="float" office:value="9.302052" calcext:value-type="float">
            <text:p>9.302052</text:p>
          </table:table-cell>
          <table:table-cell office:value-type="float" office:value="0.014153" calcext:value-type="float">
            <text:p>0.014153</text:p>
          </table:table-cell>
          <table:table-cell office:value-type="float" office:value="1.06" calcext:value-type="float">
            <text:p>1.06</text:p>
          </table:table-cell>
          <table:table-cell office:value-type="float" office:value="657.26" calcext:value-type="float">
            <text:p>657.2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1068" calcext:value-type="float">
            <text:p>21068</text:p>
          </table:table-cell>
          <table:table-cell office:value-type="float" office:value="477239066" calcext:value-type="float">
            <text:p>477239066</text:p>
          </table:table-cell>
          <table:table-cell office:value-type="float" office:value="4988352826" calcext:value-type="float">
            <text:p>4988352826</text:p>
          </table:table-cell>
          <table:table-cell office:value-type="float" office:value="162829" calcext:value-type="float">
            <text:p>162829</text:p>
          </table:table-cell>
          <table:table-cell office:value-type="float" office:value="134317552" calcext:value-type="float">
            <text:p>134317552</text:p>
          </table:table-cell>
          <table:table-cell office:value-type="float" office:value="126784859" calcext:value-type="float">
            <text:p>126784859</text:p>
          </table:table-cell>
          <table:table-cell office:value-type="float" office:value="162726" calcext:value-type="float">
            <text:p>162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671" calcext:value-type="float">
            <text:p>0.095671</text:p>
          </table:table-cell>
          <table:table-cell office:value-type="float" office:value="162829" calcext:value-type="float">
            <text:p>162829</text:p>
          </table:table-cell>
          <table:table-cell office:value-type="float" office:value="8.570612" calcext:value-type="float">
            <text:p>8.570612</text:p>
          </table:table-cell>
          <table:table-cell office:value-type="float" office:value="8.089961" calcext:value-type="float">
            <text:p>8.089961</text:p>
          </table:table-cell>
          <table:table-cell office:value-type="float" office:value="0.010383" calcext:value-type="float">
            <text:p>0.010383</text:p>
          </table:table-cell>
          <table:table-cell office:value-type="float" office:value="1.06" calcext:value-type="float">
            <text:p>1.06</text:p>
          </table:table-cell>
          <table:table-cell office:value-type="float" office:value="779.13" calcext:value-type="float">
            <text:p>779.1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2071" calcext:value-type="float">
            <text:p>22071</text:p>
          </table:table-cell>
          <table:table-cell office:value-type="float" office:value="553397323" calcext:value-type="float">
            <text:p>553397323</text:p>
          </table:table-cell>
          <table:table-cell office:value-type="float" office:value="5538670744" calcext:value-type="float">
            <text:p>5538670744</text:p>
          </table:table-cell>
          <table:table-cell office:value-type="float" office:value="140229" calcext:value-type="float">
            <text:p>140229</text:p>
          </table:table-cell>
          <table:table-cell office:value-type="float" office:value="150496616" calcext:value-type="float">
            <text:p>150496616</text:p>
          </table:table-cell>
          <table:table-cell office:value-type="float" office:value="141943570" calcext:value-type="float">
            <text:p>141943570</text:p>
          </table:table-cell>
          <table:table-cell office:value-type="float" office:value="194927" calcext:value-type="float">
            <text:p>194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915" calcext:value-type="float">
            <text:p>0.099915</text:p>
          </table:table-cell>
          <table:table-cell office:value-type="float" office:value="140229" calcext:value-type="float">
            <text:p>140229</text:p>
          </table:table-cell>
          <table:table-cell office:value-type="float" office:value="9.602974" calcext:value-type="float">
            <text:p>9.602974</text:p>
          </table:table-cell>
          <table:table-cell office:value-type="float" office:value="9.057217" calcext:value-type="float">
            <text:p>9.057217</text:p>
          </table:table-cell>
          <table:table-cell office:value-type="float" office:value="0.012438" calcext:value-type="float">
            <text:p>0.012438</text:p>
          </table:table-cell>
          <table:table-cell office:value-type="float" office:value="1.06" calcext:value-type="float">
            <text:p>1.06</text:p>
          </table:table-cell>
          <table:table-cell office:value-type="float" office:value="728.19" calcext:value-type="float">
            <text:p>728.1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3074" calcext:value-type="float">
            <text:p>23074</text:p>
          </table:table-cell>
          <table:table-cell office:value-type="float" office:value="497498866" calcext:value-type="float">
            <text:p>497498866</text:p>
          </table:table-cell>
          <table:table-cell office:value-type="float" office:value="5190708519" calcext:value-type="float">
            <text:p>5190708519</text:p>
          </table:table-cell>
          <table:table-cell office:value-type="float" office:value="107382" calcext:value-type="float">
            <text:p>107382</text:p>
          </table:table-cell>
          <table:table-cell office:value-type="float" office:value="140150407" calcext:value-type="float">
            <text:p>140150407</text:p>
          </table:table-cell>
          <table:table-cell office:value-type="float" office:value="132277008" calcext:value-type="float">
            <text:p>132277008</text:p>
          </table:table-cell>
          <table:table-cell office:value-type="float" office:value="107968" calcext:value-type="float">
            <text:p>10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844" calcext:value-type="float">
            <text:p>0.095844</text:p>
          </table:table-cell>
          <table:table-cell office:value-type="float" office:value="107382" calcext:value-type="float">
            <text:p>107382</text:p>
          </table:table-cell>
          <table:table-cell office:value-type="float" office:value="8.942798" calcext:value-type="float">
            <text:p>8.942798</text:p>
          </table:table-cell>
          <table:table-cell office:value-type="float" office:value="8.440408" calcext:value-type="float">
            <text:p>8.440408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1.06" calcext:value-type="float">
            <text:p>1.06</text:p>
          </table:table-cell>
          <table:table-cell office:value-type="float" office:value="1225.15" calcext:value-type="float">
            <text:p>1225.1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4077" calcext:value-type="float">
            <text:p>24077</text:p>
          </table:table-cell>
          <table:table-cell office:value-type="float" office:value="519327808" calcext:value-type="float">
            <text:p>519327808</text:p>
          </table:table-cell>
          <table:table-cell office:value-type="float" office:value="5167676633" calcext:value-type="float">
            <text:p>5167676633</text:p>
          </table:table-cell>
          <table:table-cell office:value-type="float" office:value="187027" calcext:value-type="float">
            <text:p>187027</text:p>
          </table:table-cell>
          <table:table-cell office:value-type="float" office:value="139551449" calcext:value-type="float">
            <text:p>139551449</text:p>
          </table:table-cell>
          <table:table-cell office:value-type="float" office:value="131569145" calcext:value-type="float">
            <text:p>131569145</text:p>
          </table:table-cell>
          <table:table-cell office:value-type="float" office:value="241152" calcext:value-type="float">
            <text:p>24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187027" calcext:value-type="float">
            <text:p>187027</text:p>
          </table:table-cell>
          <table:table-cell office:value-type="float" office:value="8.904579" calcext:value-type="float">
            <text:p>8.904579</text:p>
          </table:table-cell>
          <table:table-cell office:value-type="float" office:value="8.39524" calcext:value-type="float">
            <text:p>8.39524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1.06" calcext:value-type="float">
            <text:p>1.06</text:p>
          </table:table-cell>
          <table:table-cell office:value-type="float" office:value="545.59" calcext:value-type="float">
            <text:p>545.5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5080" calcext:value-type="float">
            <text:p>25080</text:p>
          </table:table-cell>
          <table:table-cell office:value-type="float" office:value="529200313" calcext:value-type="float">
            <text:p>529200313</text:p>
          </table:table-cell>
          <table:table-cell office:value-type="float" office:value="5520505742" calcext:value-type="float">
            <text:p>5520505742</text:p>
          </table:table-cell>
          <table:table-cell office:value-type="float" office:value="181509" calcext:value-type="float">
            <text:p>181509</text:p>
          </table:table-cell>
          <table:table-cell office:value-type="float" office:value="148947072" calcext:value-type="float">
            <text:p>148947072</text:p>
          </table:table-cell>
          <table:table-cell office:value-type="float" office:value="140559010" calcext:value-type="float">
            <text:p>140559010</text:p>
          </table:table-cell>
          <table:table-cell office:value-type="float" office:value="182192" calcext:value-type="float">
            <text:p>18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861" calcext:value-type="float">
            <text:p>0.095861</text:p>
          </table:table-cell>
          <table:table-cell office:value-type="float" office:value="181509" calcext:value-type="float">
            <text:p>181509</text:p>
          </table:table-cell>
          <table:table-cell office:value-type="float" office:value="9.5041" calcext:value-type="float">
            <text:p>9.5041</text:p>
          </table:table-cell>
          <table:table-cell office:value-type="float" office:value="8.96887" calcext:value-type="float">
            <text:p>8.96887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1.06" calcext:value-type="float">
            <text:p>1.06</text:p>
          </table:table-cell>
          <table:table-cell office:value-type="float" office:value="771.49" calcext:value-type="float">
            <text:p>771.4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6081" calcext:value-type="float">
            <text:p>26081</text:p>
          </table:table-cell>
          <table:table-cell office:value-type="float" office:value="1947740972" calcext:value-type="float">
            <text:p>1947740972</text:p>
          </table:table-cell>
          <table:table-cell office:value-type="float" office:value="8959292531" calcext:value-type="float">
            <text:p>8959292531</text:p>
          </table:table-cell>
          <table:table-cell office:value-type="float" office:value="556644" calcext:value-type="float">
            <text:p>556644</text:p>
          </table:table-cell>
          <table:table-cell office:value-type="float" office:value="376155528" calcext:value-type="float">
            <text:p>376155528</text:p>
          </table:table-cell>
          <table:table-cell office:value-type="float" office:value="238888431" calcext:value-type="float">
            <text:p>238888431</text:p>
          </table:table-cell>
          <table:table-cell office:value-type="float" office:value="557883" calcext:value-type="float">
            <text:p>55788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399" calcext:value-type="float">
            <text:p>0.217399</text:p>
          </table:table-cell>
          <table:table-cell office:value-type="float" office:value="556644" calcext:value-type="float">
            <text:p>556644</text:p>
          </table:table-cell>
          <table:table-cell office:value-type="float" office:value="24.001947" calcext:value-type="float">
            <text:p>24.001947</text:p>
          </table:table-cell>
          <table:table-cell office:value-type="float" office:value="15.243131" calcext:value-type="float">
            <text:p>15.243131</text:p>
          </table:table-cell>
          <table:table-cell office:value-type="float" office:value="0.035598" calcext:value-type="float">
            <text:p>0.035598</text:p>
          </table:table-cell>
          <table:table-cell office:value-type="float" office:value="1.57" calcext:value-type="float">
            <text:p>1.57</text:p>
          </table:table-cell>
          <table:table-cell office:value-type="float" office:value="428.21" calcext:value-type="float">
            <text:p>428.2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6083" calcext:value-type="float">
            <text:p>26083</text:p>
          </table:table-cell>
          <table:table-cell office:value-type="float" office:value="505846337" calcext:value-type="float">
            <text:p>505846337</text:p>
          </table:table-cell>
          <table:table-cell office:value-type="float" office:value="5001038668" calcext:value-type="float">
            <text:p>5001038668</text:p>
          </table:table-cell>
          <table:table-cell office:value-type="float" office:value="144221" calcext:value-type="float">
            <text:p>144221</text:p>
          </table:table-cell>
          <table:table-cell office:value-type="float" office:value="134696630" calcext:value-type="float">
            <text:p>134696630</text:p>
          </table:table-cell>
          <table:table-cell office:value-type="float" office:value="127066989" calcext:value-type="float">
            <text:p>127066989</text:p>
          </table:table-cell>
          <table:table-cell office:value-type="float" office:value="196491" calcext:value-type="float">
            <text:p>196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1148" calcext:value-type="float">
            <text:p>0.101148</text:p>
          </table:table-cell>
          <table:table-cell office:value-type="float" office:value="144221" calcext:value-type="float">
            <text:p>144221</text:p>
          </table:table-cell>
          <table:table-cell office:value-type="float" office:value="8.5948" calcext:value-type="float">
            <text:p>8.5948</text:p>
          </table:table-cell>
          <table:table-cell office:value-type="float" office:value="8.107964" calcext:value-type="float">
            <text:p>8.107964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1.06" calcext:value-type="float">
            <text:p>1.06</text:p>
          </table:table-cell>
          <table:table-cell office:value-type="float" office:value="646.68" calcext:value-type="float">
            <text:p>646.6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6067" calcext:value-type="float">
            <text:p>26067</text:p>
          </table:table-cell>
          <table:table-cell office:value-type="float" office:value="16370935754" calcext:value-type="float">
            <text:p>16370935754</text:p>
          </table:table-cell>
          <table:table-cell office:value-type="float" office:value="8749734633" calcext:value-type="float">
            <text:p>8749734633</text:p>
          </table:table-cell>
          <table:table-cell office:value-type="float" office:value="642338" calcext:value-type="float">
            <text:p>642338</text:p>
          </table:table-cell>
          <table:table-cell office:value-type="float" office:value="366201993" calcext:value-type="float">
            <text:p>366201993</text:p>
          </table:table-cell>
          <table:table-cell office:value-type="float" office:value="483930685" calcext:value-type="float">
            <text:p>483930685</text:p>
          </table:table-cell>
          <table:table-cell office:value-type="float" office:value="2278370" calcext:value-type="float">
            <text:p>227837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1021" calcext:value-type="float">
            <text:p>1.871021</text:p>
          </table:table-cell>
          <table:table-cell office:value-type="float" office:value="642338" calcext:value-type="float">
            <text:p>642338</text:p>
          </table:table-cell>
          <table:table-cell office:value-type="float" office:value="23.390146" calcext:value-type="float">
            <text:p>23.390146</text:p>
          </table:table-cell>
          <table:table-cell office:value-type="float" office:value="30.909744" calcext:value-type="float">
            <text:p>30.909744</text:p>
          </table:table-cell>
          <table:table-cell office:value-type="float" office:value="0.145525" calcext:value-type="float">
            <text:p>0.145525</text:p>
          </table:table-cell>
          <table:table-cell office:value-type="float" office:value="0.76" calcext:value-type="float">
            <text:p>0.76</text:p>
          </table:table-cell>
          <table:table-cell office:value-type="float" office:value="212.4" calcext:value-type="float">
            <text:p>212.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7086" calcext:value-type="float">
            <text:p>27086</text:p>
          </table:table-cell>
          <table:table-cell office:value-type="float" office:value="539590764" calcext:value-type="float">
            <text:p>539590764</text:p>
          </table:table-cell>
          <table:table-cell office:value-type="float" office:value="5641703752" calcext:value-type="float">
            <text:p>5641703752</text:p>
          </table:table-cell>
          <table:table-cell office:value-type="float" office:value="142725" calcext:value-type="float">
            <text:p>142725</text:p>
          </table:table-cell>
          <table:table-cell office:value-type="float" office:value="152153231" calcext:value-type="float">
            <text:p>152153231</text:p>
          </table:table-cell>
          <table:table-cell office:value-type="float" office:value="143607865" calcext:value-type="float">
            <text:p>143607865</text:p>
          </table:table-cell>
          <table:table-cell office:value-type="float" office:value="142568" calcext:value-type="float">
            <text:p>14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643" calcext:value-type="float">
            <text:p>0.095643</text:p>
          </table:table-cell>
          <table:table-cell office:value-type="float" office:value="142725" calcext:value-type="float">
            <text:p>142725</text:p>
          </table:table-cell>
          <table:table-cell office:value-type="float" office:value="9.708681" calcext:value-type="float">
            <text:p>9.708681</text:p>
          </table:table-cell>
          <table:table-cell office:value-type="float" office:value="9.163414" calcext:value-type="float">
            <text:p>9.163414</text:p>
          </table:table-cell>
          <table:table-cell office:value-type="float" office:value="0.009097" calcext:value-type="float">
            <text:p>0.009097</text:p>
          </table:table-cell>
          <table:table-cell office:value-type="float" office:value="1.06" calcext:value-type="float">
            <text:p>1.06</text:p>
          </table:table-cell>
          <table:table-cell office:value-type="float" office:value="1007.29" calcext:value-type="float">
            <text:p>1007.2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8089" calcext:value-type="float">
            <text:p>28089</text:p>
          </table:table-cell>
          <table:table-cell office:value-type="float" office:value="495430078" calcext:value-type="float">
            <text:p>495430078</text:p>
          </table:table-cell>
          <table:table-cell office:value-type="float" office:value="4907852771" calcext:value-type="float">
            <text:p>4907852771</text:p>
          </table:table-cell>
          <table:table-cell office:value-type="float" office:value="143772" calcext:value-type="float">
            <text:p>143772</text:p>
          </table:table-cell>
          <table:table-cell office:value-type="float" office:value="132083450" calcext:value-type="float">
            <text:p>132083450</text:p>
          </table:table-cell>
          <table:table-cell office:value-type="float" office:value="124582032" calcext:value-type="float">
            <text:p>124582032</text:p>
          </table:table-cell>
          <table:table-cell office:value-type="float" office:value="195540" calcext:value-type="float">
            <text:p>19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946" calcext:value-type="float">
            <text:p>0.100946</text:p>
          </table:table-cell>
          <table:table-cell office:value-type="float" office:value="143772" calcext:value-type="float">
            <text:p>143772</text:p>
          </table:table-cell>
          <table:table-cell office:value-type="float" office:value="8.428057" calcext:value-type="float">
            <text:p>8.428057</text:p>
          </table:table-cell>
          <table:table-cell office:value-type="float" office:value="7.949402" calcext:value-type="float">
            <text:p>7.949402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1.06" calcext:value-type="float">
            <text:p>1.06</text:p>
          </table:table-cell>
          <table:table-cell office:value-type="float" office:value="637.12" calcext:value-type="float">
            <text:p>637.1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9092" calcext:value-type="float">
            <text:p>29092</text:p>
          </table:table-cell>
          <table:table-cell office:value-type="float" office:value="548937365" calcext:value-type="float">
            <text:p>548937365</text:p>
          </table:table-cell>
          <table:table-cell office:value-type="float" office:value="5747174309" calcext:value-type="float">
            <text:p>5747174309</text:p>
          </table:table-cell>
          <table:table-cell office:value-type="float" office:value="125404" calcext:value-type="float">
            <text:p>125404</text:p>
          </table:table-cell>
          <table:table-cell office:value-type="float" office:value="155059782" calcext:value-type="float">
            <text:p>155059782</text:p>
          </table:table-cell>
          <table:table-cell office:value-type="float" office:value="146295459" calcext:value-type="float">
            <text:p>146295459</text:p>
          </table:table-cell>
          <table:table-cell office:value-type="float" office:value="125988" calcext:value-type="float">
            <text:p>125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514" calcext:value-type="float">
            <text:p>0.095514</text:p>
          </table:table-cell>
          <table:table-cell office:value-type="float" office:value="125404" calcext:value-type="float">
            <text:p>125404</text:p>
          </table:table-cell>
          <table:table-cell office:value-type="float" office:value="9.894143" calcext:value-type="float">
            <text:p>9.894143</text:p>
          </table:table-cell>
          <table:table-cell office:value-type="float" office:value="9.334905" calcext:value-type="float">
            <text:p>9.334905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1.06" calcext:value-type="float">
            <text:p>1.06</text:p>
          </table:table-cell>
          <table:table-cell office:value-type="float" office:value="1161.19" calcext:value-type="float">
            <text:p>1161.1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0094" calcext:value-type="float">
            <text:p>30094</text:p>
          </table:table-cell>
          <table:table-cell office:value-type="float" office:value="483525649" calcext:value-type="float">
            <text:p>483525649</text:p>
          </table:table-cell>
          <table:table-cell office:value-type="float" office:value="4798890261" calcext:value-type="float">
            <text:p>4798890261</text:p>
          </table:table-cell>
          <table:table-cell office:value-type="float" office:value="199836" calcext:value-type="float">
            <text:p>199836</text:p>
          </table:table-cell>
          <table:table-cell office:value-type="float" office:value="128991314" calcext:value-type="float">
            <text:p>128991314</text:p>
          </table:table-cell>
          <table:table-cell office:value-type="float" office:value="121672371" calcext:value-type="float">
            <text:p>121672371</text:p>
          </table:table-cell>
          <table:table-cell office:value-type="float" office:value="251268" calcext:value-type="float">
            <text:p>25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758" calcext:value-type="float">
            <text:p>0.100758</text:p>
          </table:table-cell>
          <table:table-cell office:value-type="float" office:value="199836" calcext:value-type="float">
            <text:p>199836</text:p>
          </table:table-cell>
          <table:table-cell office:value-type="float" office:value="8.238966" calcext:value-type="float">
            <text:p>8.238966</text:p>
          </table:table-cell>
          <table:table-cell office:value-type="float" office:value="7.771489" calcext:value-type="float">
            <text:p>7.771489</text:p>
          </table:table-cell>
          <table:table-cell office:value-type="float" office:value="0.016049" calcext:value-type="float">
            <text:p>0.016049</text:p>
          </table:table-cell>
          <table:table-cell office:value-type="float" office:value="1.06" calcext:value-type="float">
            <text:p>1.06</text:p>
          </table:table-cell>
          <table:table-cell office:value-type="float" office:value="484.23" calcext:value-type="float">
            <text:p>484.2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1097" calcext:value-type="float">
            <text:p>31097</text:p>
          </table:table-cell>
          <table:table-cell office:value-type="float" office:value="559354095" calcext:value-type="float">
            <text:p>559354095</text:p>
          </table:table-cell>
          <table:table-cell office:value-type="float" office:value="5843992014" calcext:value-type="float">
            <text:p>5843992014</text:p>
          </table:table-cell>
          <table:table-cell office:value-type="float" office:value="113507" calcext:value-type="float">
            <text:p>113507</text:p>
          </table:table-cell>
          <table:table-cell office:value-type="float" office:value="157788942" calcext:value-type="float">
            <text:p>157788942</text:p>
          </table:table-cell>
          <table:table-cell office:value-type="float" office:value="148902636" calcext:value-type="float">
            <text:p>148902636</text:p>
          </table:table-cell>
          <table:table-cell office:value-type="float" office:value="114047" calcext:value-type="float">
            <text:p>114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14" calcext:value-type="float">
            <text:p>0.095714</text:p>
          </table:table-cell>
          <table:table-cell office:value-type="float" office:value="113507" calcext:value-type="float">
            <text:p>113507</text:p>
          </table:table-cell>
          <table:table-cell office:value-type="float" office:value="10.068288" calcext:value-type="float">
            <text:p>10.068288</text:p>
          </table:table-cell>
          <table:table-cell office:value-type="float" office:value="9.501266" calcext:value-type="float">
            <text:p>9.501266</text:p>
          </table:table-cell>
          <table:table-cell office:value-type="float" office:value="0.007277" calcext:value-type="float">
            <text:p>0.007277</text:p>
          </table:table-cell>
          <table:table-cell office:value-type="float" office:value="1.06" calcext:value-type="float">
            <text:p>1.06</text:p>
          </table:table-cell>
          <table:table-cell office:value-type="float" office:value="1305.63" calcext:value-type="float">
            <text:p>1305.6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2099" calcext:value-type="float">
            <text:p>32099</text:p>
          </table:table-cell>
          <table:table-cell office:value-type="float" office:value="473886957" calcext:value-type="float">
            <text:p>473886957</text:p>
          </table:table-cell>
          <table:table-cell office:value-type="float" office:value="4668709555" calcext:value-type="float">
            <text:p>4668709555</text:p>
          </table:table-cell>
          <table:table-cell office:value-type="float" office:value="181027" calcext:value-type="float">
            <text:p>181027</text:p>
          </table:table-cell>
          <table:table-cell office:value-type="float" office:value="125917946" calcext:value-type="float">
            <text:p>125917946</text:p>
          </table:table-cell>
          <table:table-cell office:value-type="float" office:value="118826532" calcext:value-type="float">
            <text:p>118826532</text:p>
          </table:table-cell>
          <table:table-cell office:value-type="float" office:value="232672" calcext:value-type="float">
            <text:p>232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1503" calcext:value-type="float">
            <text:p>0.101503</text:p>
          </table:table-cell>
          <table:table-cell office:value-type="float" office:value="181027" calcext:value-type="float">
            <text:p>181027</text:p>
          </table:table-cell>
          <table:table-cell office:value-type="float" office:value="8.042663" calcext:value-type="float">
            <text:p>8.042663</text:p>
          </table:table-cell>
          <table:table-cell office:value-type="float" office:value="7.589718" calcext:value-type="float">
            <text:p>7.589718</text:p>
          </table:table-cell>
          <table:table-cell office:value-type="float" office:value="0.014861" calcext:value-type="float">
            <text:p>0.014861</text:p>
          </table:table-cell>
          <table:table-cell office:value-type="float" office:value="1.06" calcext:value-type="float">
            <text:p>1.06</text:p>
          </table:table-cell>
          <table:table-cell office:value-type="float" office:value="510.7" calcext:value-type="float">
            <text:p>510.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3102" calcext:value-type="float">
            <text:p>33102</text:p>
          </table:table-cell>
          <table:table-cell office:value-type="float" office:value="570165833" calcext:value-type="float">
            <text:p>570165833</text:p>
          </table:table-cell>
          <table:table-cell office:value-type="float" office:value="5952065050" calcext:value-type="float">
            <text:p>5952065050</text:p>
          </table:table-cell>
          <table:table-cell office:value-type="float" office:value="169899" calcext:value-type="float">
            <text:p>169899</text:p>
          </table:table-cell>
          <table:table-cell office:value-type="float" office:value="160614193" calcext:value-type="float">
            <text:p>160614193</text:p>
          </table:table-cell>
          <table:table-cell office:value-type="float" office:value="151583073" calcext:value-type="float">
            <text:p>151583073</text:p>
          </table:table-cell>
          <table:table-cell office:value-type="float" office:value="171000" calcext:value-type="float">
            <text:p>17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93" calcext:value-type="float">
            <text:p>0.095793</text:p>
          </table:table-cell>
          <table:table-cell office:value-type="float" office:value="169899" calcext:value-type="float">
            <text:p>169899</text:p>
          </table:table-cell>
          <table:table-cell office:value-type="float" office:value="10.248563" calcext:value-type="float">
            <text:p>10.248563</text:p>
          </table:table-cell>
          <table:table-cell office:value-type="float" office:value="9.672299" calcext:value-type="float">
            <text:p>9.672299</text:p>
          </table:table-cell>
          <table:table-cell office:value-type="float" office:value="0.010911" calcext:value-type="float">
            <text:p>0.010911</text:p>
          </table:table-cell>
          <table:table-cell office:value-type="float" office:value="1.06" calcext:value-type="float">
            <text:p>1.06</text:p>
          </table:table-cell>
          <table:table-cell office:value-type="float" office:value="886.45" calcext:value-type="float">
            <text:p>886.4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4104" calcext:value-type="float">
            <text:p>34104</text:p>
          </table:table-cell>
          <table:table-cell office:value-type="float" office:value="431312207" calcext:value-type="float">
            <text:p>431312207</text:p>
          </table:table-cell>
          <table:table-cell office:value-type="float" office:value="4261609197" calcext:value-type="float">
            <text:p>4261609197</text:p>
          </table:table-cell>
          <table:table-cell office:value-type="float" office:value="305364" calcext:value-type="float">
            <text:p>305364</text:p>
          </table:table-cell>
          <table:table-cell office:value-type="float" office:value="117492034" calcext:value-type="float">
            <text:p>117492034</text:p>
          </table:table-cell>
          <table:table-cell office:value-type="float" office:value="106287470" calcext:value-type="float">
            <text:p>106287470</text:p>
          </table:table-cell>
          <table:table-cell office:value-type="float" office:value="737412" calcext:value-type="float">
            <text:p>737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1209" calcext:value-type="float">
            <text:p>0.101209</text:p>
          </table:table-cell>
          <table:table-cell office:value-type="float" office:value="305364" calcext:value-type="float">
            <text:p>305364</text:p>
          </table:table-cell>
          <table:table-cell office:value-type="float" office:value="7.504481" calcext:value-type="float">
            <text:p>7.504481</text:p>
          </table:table-cell>
          <table:table-cell office:value-type="float" office:value="6.788821" calcext:value-type="float">
            <text:p>6.788821</text:p>
          </table:table-cell>
          <table:table-cell office:value-type="float" office:value="0.0471" calcext:value-type="float">
            <text:p>0.0471</text:p>
          </table:table-cell>
          <table:table-cell office:value-type="float" office:value="1.11" calcext:value-type="float">
            <text:p>1.11</text:p>
          </table:table-cell>
          <table:table-cell office:value-type="float" office:value="144.14" calcext:value-type="float">
            <text:p>144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5106" calcext:value-type="float">
            <text:p>35106</text:p>
          </table:table-cell>
          <table:table-cell office:value-type="float" office:value="589892785" calcext:value-type="float">
            <text:p>589892785</text:p>
          </table:table-cell>
          <table:table-cell office:value-type="float" office:value="6333698219" calcext:value-type="float">
            <text:p>6333698219</text:p>
          </table:table-cell>
          <table:table-cell office:value-type="float" office:value="151634" calcext:value-type="float">
            <text:p>151634</text:p>
          </table:table-cell>
          <table:table-cell office:value-type="float" office:value="182370903" calcext:value-type="float">
            <text:p>182370903</text:p>
          </table:table-cell>
          <table:table-cell office:value-type="float" office:value="158013553" calcext:value-type="float">
            <text:p>158013553</text:p>
          </table:table-cell>
          <table:table-cell office:value-type="float" office:value="152763" calcext:value-type="float">
            <text:p>152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136" calcext:value-type="float">
            <text:p>0.093136</text:p>
          </table:table-cell>
          <table:table-cell office:value-type="float" office:value="151634" calcext:value-type="float">
            <text:p>151634</text:p>
          </table:table-cell>
          <table:table-cell office:value-type="float" office:value="11.64844" calcext:value-type="float">
            <text:p>11.64844</text:p>
          </table:table-cell>
          <table:table-cell office:value-type="float" office:value="10.092682" calcext:value-type="float">
            <text:p>10.092682</text:p>
          </table:table-cell>
          <table:table-cell office:value-type="float" office:value="0.009757" calcext:value-type="float">
            <text:p>0.009757</text:p>
          </table:table-cell>
          <table:table-cell office:value-type="float" office:value="1.15" calcext:value-type="float">
            <text:p>1.15</text:p>
          </table:table-cell>
          <table:table-cell office:value-type="float" office:value="1034.37" calcext:value-type="float">
            <text:p>1034.3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6108" calcext:value-type="float">
            <text:p>36108</text:p>
          </table:table-cell>
          <table:table-cell office:value-type="float" office:value="383684515" calcext:value-type="float">
            <text:p>383684515</text:p>
          </table:table-cell>
          <table:table-cell office:value-type="float" office:value="3872915751" calcext:value-type="float">
            <text:p>3872915751</text:p>
          </table:table-cell>
          <table:table-cell office:value-type="float" office:value="177525" calcext:value-type="float">
            <text:p>177525</text:p>
          </table:table-cell>
          <table:table-cell office:value-type="float" office:value="110673401" calcext:value-type="float">
            <text:p>110673401</text:p>
          </table:table-cell>
          <table:table-cell office:value-type="float" office:value="95994856" calcext:value-type="float">
            <text:p>95994856</text:p>
          </table:table-cell>
          <table:table-cell office:value-type="float" office:value="228482" calcext:value-type="float">
            <text:p>228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069" calcext:value-type="float">
            <text:p>0.099069</text:p>
          </table:table-cell>
          <table:table-cell office:value-type="float" office:value="177525" calcext:value-type="float">
            <text:p>177525</text:p>
          </table:table-cell>
          <table:table-cell office:value-type="float" office:value="7.06896" calcext:value-type="float">
            <text:p>7.06896</text:p>
          </table:table-cell>
          <table:table-cell office:value-type="float" office:value="6.131408" calcext:value-type="float">
            <text:p>6.131408</text:p>
          </table:table-cell>
          <table:table-cell office:value-type="float" office:value="0.014594" calcext:value-type="float">
            <text:p>0.014594</text:p>
          </table:table-cell>
          <table:table-cell office:value-type="float" office:value="1.15" calcext:value-type="float">
            <text:p>1.15</text:p>
          </table:table-cell>
          <table:table-cell office:value-type="float" office:value="420.14" calcext:value-type="float">
            <text:p>420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7110" calcext:value-type="float">
            <text:p>37110</text:p>
          </table:table-cell>
          <table:table-cell office:value-type="float" office:value="631573864" calcext:value-type="float">
            <text:p>631573864</text:p>
          </table:table-cell>
          <table:table-cell office:value-type="float" office:value="6793569737" calcext:value-type="float">
            <text:p>6793569737</text:p>
          </table:table-cell>
          <table:table-cell office:value-type="float" office:value="138820" calcext:value-type="float">
            <text:p>138820</text:p>
          </table:table-cell>
          <table:table-cell office:value-type="float" office:value="195816568" calcext:value-type="float">
            <text:p>195816568</text:p>
          </table:table-cell>
          <table:table-cell office:value-type="float" office:value="169505865" calcext:value-type="float">
            <text:p>169505865</text:p>
          </table:table-cell>
          <table:table-cell office:value-type="float" office:value="140107" calcext:value-type="float">
            <text:p>14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966" calcext:value-type="float">
            <text:p>0.092966</text:p>
          </table:table-cell>
          <table:table-cell office:value-type="float" office:value="138820" calcext:value-type="float">
            <text:p>138820</text:p>
          </table:table-cell>
          <table:table-cell office:value-type="float" office:value="12.507246" calcext:value-type="float">
            <text:p>12.507246</text:p>
          </table:table-cell>
          <table:table-cell office:value-type="float" office:value="10.826722" calcext:value-type="float">
            <text:p>10.826722</text:p>
          </table:table-cell>
          <table:table-cell office:value-type="float" office:value="0.008949" calcext:value-type="float">
            <text:p>0.008949</text:p>
          </table:table-cell>
          <table:table-cell office:value-type="float" office:value="1.16" calcext:value-type="float">
            <text:p>1.16</text:p>
          </table:table-cell>
          <table:table-cell office:value-type="float" office:value="1209.83" calcext:value-type="float">
            <text:p>1209.8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8112" calcext:value-type="float">
            <text:p>38112</text:p>
          </table:table-cell>
          <table:table-cell office:value-type="float" office:value="343741703" calcext:value-type="float">
            <text:p>343741703</text:p>
          </table:table-cell>
          <table:table-cell office:value-type="float" office:value="3422626180" calcext:value-type="float">
            <text:p>3422626180</text:p>
          </table:table-cell>
          <table:table-cell office:value-type="float" office:value="187069" calcext:value-type="float">
            <text:p>187069</text:p>
          </table:table-cell>
          <table:table-cell office:value-type="float" office:value="96988259" calcext:value-type="float">
            <text:p>96988259</text:p>
          </table:table-cell>
          <table:table-cell office:value-type="float" office:value="84159205" calcext:value-type="float">
            <text:p>84159205</text:p>
          </table:table-cell>
          <table:table-cell office:value-type="float" office:value="238053" calcext:value-type="float">
            <text:p>238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432" calcext:value-type="float">
            <text:p>0.100432</text:p>
          </table:table-cell>
          <table:table-cell office:value-type="float" office:value="187069" calcext:value-type="float">
            <text:p>187069</text:p>
          </table:table-cell>
          <table:table-cell office:value-type="float" office:value="6.194859" calcext:value-type="float">
            <text:p>6.194859</text:p>
          </table:table-cell>
          <table:table-cell office:value-type="float" office:value="5.375438" calcext:value-type="float">
            <text:p>5.375438</text:p>
          </table:table-cell>
          <table:table-cell office:value-type="float" office:value="0.015205" calcext:value-type="float">
            <text:p>0.015205</text:p>
          </table:table-cell>
          <table:table-cell office:value-type="float" office:value="1.15" calcext:value-type="float">
            <text:p>1.15</text:p>
          </table:table-cell>
          <table:table-cell office:value-type="float" office:value="353.53" calcext:value-type="float">
            <text:p>353.5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9114" calcext:value-type="float">
            <text:p>39114</text:p>
          </table:table-cell>
          <table:table-cell office:value-type="float" office:value="672552233" calcext:value-type="float">
            <text:p>672552233</text:p>
          </table:table-cell>
          <table:table-cell office:value-type="float" office:value="7244999340" calcext:value-type="float">
            <text:p>7244999340</text:p>
          </table:table-cell>
          <table:table-cell office:value-type="float" office:value="269482" calcext:value-type="float">
            <text:p>269482</text:p>
          </table:table-cell>
          <table:table-cell office:value-type="float" office:value="208993247" calcext:value-type="float">
            <text:p>208993247</text:p>
          </table:table-cell>
          <table:table-cell office:value-type="float" office:value="180899389" calcext:value-type="float">
            <text:p>180899389</text:p>
          </table:table-cell>
          <table:table-cell office:value-type="float" office:value="270639" calcext:value-type="float">
            <text:p>270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83" calcext:value-type="float">
            <text:p>0.09283</text:p>
          </table:table-cell>
          <table:table-cell office:value-type="float" office:value="269482" calcext:value-type="float">
            <text:p>269482</text:p>
          </table:table-cell>
          <table:table-cell office:value-type="float" office:value="13.34887" calcext:value-type="float">
            <text:p>13.34887</text:p>
          </table:table-cell>
          <table:table-cell office:value-type="float" office:value="11.554452" calcext:value-type="float">
            <text:p>11.554452</text:p>
          </table:table-cell>
          <table:table-cell office:value-type="float" office:value="0.017286" calcext:value-type="float">
            <text:p>0.017286</text:p>
          </table:table-cell>
          <table:table-cell office:value-type="float" office:value="1.16" calcext:value-type="float">
            <text:p>1.16</text:p>
          </table:table-cell>
          <table:table-cell office:value-type="float" office:value="668.42" calcext:value-type="float">
            <text:p>668.4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0117" calcext:value-type="float">
            <text:p>40117</text:p>
          </table:table-cell>
          <table:table-cell office:value-type="float" office:value="327183870" calcext:value-type="float">
            <text:p>327183870</text:p>
          </table:table-cell>
          <table:table-cell office:value-type="float" office:value="3510204572" calcext:value-type="float">
            <text:p>3510204572</text:p>
          </table:table-cell>
          <table:table-cell office:value-type="float" office:value="124261" calcext:value-type="float">
            <text:p>124261</text:p>
          </table:table-cell>
          <table:table-cell office:value-type="float" office:value="101052968" calcext:value-type="float">
            <text:p>101052968</text:p>
          </table:table-cell>
          <table:table-cell office:value-type="float" office:value="87658660" calcext:value-type="float">
            <text:p>87658660</text:p>
          </table:table-cell>
          <table:table-cell office:value-type="float" office:value="124720" calcext:value-type="float">
            <text:p>12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209" calcext:value-type="float">
            <text:p>0.093209</text:p>
          </table:table-cell>
          <table:table-cell office:value-type="float" office:value="124261" calcext:value-type="float">
            <text:p>124261</text:p>
          </table:table-cell>
          <table:table-cell office:value-type="float" office:value="6.448046" calcext:value-type="float">
            <text:p>6.448046</text:p>
          </table:table-cell>
          <table:table-cell office:value-type="float" office:value="5.593374" calcext:value-type="float">
            <text:p>5.593374</text:p>
          </table:table-cell>
          <table:table-cell office:value-type="float" office:value="0.007958" calcext:value-type="float">
            <text:p>0.007958</text:p>
          </table:table-cell>
          <table:table-cell office:value-type="float" office:value="1.15" calcext:value-type="float">
            <text:p>1.15</text:p>
          </table:table-cell>
          <table:table-cell office:value-type="float" office:value="702.84" calcext:value-type="float">
            <text:p>702.8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0103" calcext:value-type="float">
            <text:p>40103</text:p>
          </table:table-cell>
          <table:table-cell office:value-type="float" office:value="1828491422" calcext:value-type="float">
            <text:p>1828491422</text:p>
          </table:table-cell>
          <table:table-cell office:value-type="float" office:value="8373356024" calcext:value-type="float">
            <text:p>8373356024</text:p>
          </table:table-cell>
          <table:table-cell office:value-type="float" office:value="1952024" calcext:value-type="float">
            <text:p>1952024</text:p>
          </table:table-cell>
          <table:table-cell office:value-type="float" office:value="345459465" calcext:value-type="float">
            <text:p>345459465</text:p>
          </table:table-cell>
          <table:table-cell office:value-type="float" office:value="223855267" calcext:value-type="float">
            <text:p>223855267</text:p>
          </table:table-cell>
          <table:table-cell office:value-type="float" office:value="2379769" calcext:value-type="float">
            <text:p>2379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837" calcext:value-type="float">
            <text:p>0.21837</text:p>
          </table:table-cell>
          <table:table-cell office:value-type="float" office:value="1952024" calcext:value-type="float">
            <text:p>1952024</text:p>
          </table:table-cell>
          <table:table-cell office:value-type="float" office:value="22.065275" calcext:value-type="float">
            <text:p>22.065275</text:p>
          </table:table-cell>
          <table:table-cell office:value-type="float" office:value="14.298141" calcext:value-type="float">
            <text:p>14.298141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1.54" calcext:value-type="float">
            <text:p>1.54</text:p>
          </table:table-cell>
          <table:table-cell office:value-type="float" office:value="94.07" calcext:value-type="float">
            <text:p>94.0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1120" calcext:value-type="float">
            <text:p>41120</text:p>
          </table:table-cell>
          <table:table-cell office:value-type="float" office:value="682469653" calcext:value-type="float">
            <text:p>682469653</text:p>
          </table:table-cell>
          <table:table-cell office:value-type="float" office:value="7103141738" calcext:value-type="float">
            <text:p>7103141738</text:p>
          </table:table-cell>
          <table:table-cell office:value-type="float" office:value="256806" calcext:value-type="float">
            <text:p>256806</text:p>
          </table:table-cell>
          <table:table-cell office:value-type="float" office:value="204637990" calcext:value-type="float">
            <text:p>204637990</text:p>
          </table:table-cell>
          <table:table-cell office:value-type="float" office:value="177189531" calcext:value-type="float">
            <text:p>177189531</text:p>
          </table:table-cell>
          <table:table-cell office:value-type="float" office:value="314518" calcext:value-type="float">
            <text:p>31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256806" calcext:value-type="float">
            <text:p>256806</text:p>
          </table:table-cell>
          <table:table-cell office:value-type="float" office:value="13.057658" calcext:value-type="float">
            <text:p>13.057658</text:p>
          </table:table-cell>
          <table:table-cell office:value-type="float" office:value="11.306211" calcext:value-type="float">
            <text:p>11.306211</text:p>
          </table:table-cell>
          <table:table-cell office:value-type="float" office:value="0.020069" calcext:value-type="float">
            <text:p>0.020069</text:p>
          </table:table-cell>
          <table:table-cell office:value-type="float" office:value="1.15" calcext:value-type="float">
            <text:p>1.15</text:p>
          </table:table-cell>
          <table:table-cell office:value-type="float" office:value="563.37" calcext:value-type="float">
            <text:p>563.3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2123" calcext:value-type="float">
            <text:p>42123</text:p>
          </table:table-cell>
          <table:table-cell office:value-type="float" office:value="354789336" calcext:value-type="float">
            <text:p>354789336</text:p>
          </table:table-cell>
          <table:table-cell office:value-type="float" office:value="3807072325" calcext:value-type="float">
            <text:p>3807072325</text:p>
          </table:table-cell>
          <table:table-cell office:value-type="float" office:value="185671" calcext:value-type="float">
            <text:p>185671</text:p>
          </table:table-cell>
          <table:table-cell office:value-type="float" office:value="108616239" calcext:value-type="float">
            <text:p>108616239</text:p>
          </table:table-cell>
          <table:table-cell office:value-type="float" office:value="94093305" calcext:value-type="float">
            <text:p>94093305</text:p>
          </table:table-cell>
          <table:table-cell office:value-type="float" office:value="185752" calcext:value-type="float">
            <text:p>18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192" calcext:value-type="float">
            <text:p>0.093192</text:p>
          </table:table-cell>
          <table:table-cell office:value-type="float" office:value="185671" calcext:value-type="float">
            <text:p>185671</text:p>
          </table:table-cell>
          <table:table-cell office:value-type="float" office:value="6.930647" calcext:value-type="float">
            <text:p>6.930647</text:p>
          </table:table-cell>
          <table:table-cell office:value-type="float" office:value="6.00396" calcext:value-type="float">
            <text:p>6.00396</text:p>
          </table:table-cell>
          <table:table-cell office:value-type="float" office:value="0.011853" calcext:value-type="float">
            <text:p>0.011853</text:p>
          </table:table-cell>
          <table:table-cell office:value-type="float" office:value="1.15" calcext:value-type="float">
            <text:p>1.15</text:p>
          </table:table-cell>
          <table:table-cell office:value-type="float" office:value="506.55" calcext:value-type="float">
            <text:p>506.5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3125" calcext:value-type="float">
            <text:p>43125</text:p>
          </table:table-cell>
          <table:table-cell office:value-type="float" office:value="637509401" calcext:value-type="float">
            <text:p>637509401</text:p>
          </table:table-cell>
          <table:table-cell office:value-type="float" office:value="6621537179" calcext:value-type="float">
            <text:p>6621537179</text:p>
          </table:table-cell>
          <table:table-cell office:value-type="float" office:value="199469" calcext:value-type="float">
            <text:p>199469</text:p>
          </table:table-cell>
          <table:table-cell office:value-type="float" office:value="190744601" calcext:value-type="float">
            <text:p>190744601</text:p>
          </table:table-cell>
          <table:table-cell office:value-type="float" office:value="165182722" calcext:value-type="float">
            <text:p>165182722</text:p>
          </table:table-cell>
          <table:table-cell office:value-type="float" office:value="255845" calcext:value-type="float">
            <text:p>255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278" calcext:value-type="float">
            <text:p>0.096278</text:p>
          </table:table-cell>
          <table:table-cell office:value-type="float" office:value="199469" calcext:value-type="float">
            <text:p>199469</text:p>
          </table:table-cell>
          <table:table-cell office:value-type="float" office:value="12.183289" calcext:value-type="float">
            <text:p>12.183289</text:p>
          </table:table-cell>
          <table:table-cell office:value-type="float" office:value="10.550592" calcext:value-type="float">
            <text:p>10.550592</text:p>
          </table:table-cell>
          <table:table-cell office:value-type="float" office:value="0.016341" calcext:value-type="float">
            <text:p>0.016341</text:p>
          </table:table-cell>
          <table:table-cell office:value-type="float" office:value="1.15" calcext:value-type="float">
            <text:p>1.15</text:p>
          </table:table-cell>
          <table:table-cell office:value-type="float" office:value="645.64" calcext:value-type="float">
            <text:p>645.6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4127" calcext:value-type="float">
            <text:p>44127</text:p>
          </table:table-cell>
          <table:table-cell office:value-type="float" office:value="398054202" calcext:value-type="float">
            <text:p>398054202</text:p>
          </table:table-cell>
          <table:table-cell office:value-type="float" office:value="4265760899" calcext:value-type="float">
            <text:p>4265760899</text:p>
          </table:table-cell>
          <table:table-cell office:value-type="float" office:value="155431" calcext:value-type="float">
            <text:p>155431</text:p>
          </table:table-cell>
          <table:table-cell office:value-type="float" office:value="122386834" calcext:value-type="float">
            <text:p>122386834</text:p>
          </table:table-cell>
          <table:table-cell office:value-type="float" office:value="106065099" calcext:value-type="float">
            <text:p>106065099</text:p>
          </table:table-cell>
          <table:table-cell office:value-type="float" office:value="156247" calcext:value-type="float">
            <text:p>15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314" calcext:value-type="float">
            <text:p>0.093314</text:p>
          </table:table-cell>
          <table:table-cell office:value-type="float" office:value="155431" calcext:value-type="float">
            <text:p>155431</text:p>
          </table:table-cell>
          <table:table-cell office:value-type="float" office:value="7.817123" calcext:value-type="float">
            <text:p>7.817123</text:p>
          </table:table-cell>
          <table:table-cell office:value-type="float" office:value="6.774617" calcext:value-type="float">
            <text:p>6.774617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1.15" calcext:value-type="float">
            <text:p>1.15</text:p>
          </table:table-cell>
          <table:table-cell office:value-type="float" office:value="678.83" calcext:value-type="float">
            <text:p>678.8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5129" calcext:value-type="float">
            <text:p>45129</text:p>
          </table:table-cell>
          <table:table-cell office:value-type="float" office:value="595528094" calcext:value-type="float">
            <text:p>595528094</text:p>
          </table:table-cell>
          <table:table-cell office:value-type="float" office:value="6161700157" calcext:value-type="float">
            <text:p>6161700157</text:p>
          </table:table-cell>
          <table:table-cell office:value-type="float" office:value="158464" calcext:value-type="float">
            <text:p>158464</text:p>
          </table:table-cell>
          <table:table-cell office:value-type="float" office:value="177793152" calcext:value-type="float">
            <text:p>177793152</text:p>
          </table:table-cell>
          <table:table-cell office:value-type="float" office:value="154046479" calcext:value-type="float">
            <text:p>154046479</text:p>
          </table:table-cell>
          <table:table-cell office:value-type="float" office:value="215236" calcext:value-type="float">
            <text:p>21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65" calcext:value-type="float">
            <text:p>0.09665</text:p>
          </table:table-cell>
          <table:table-cell office:value-type="float" office:value="158464" calcext:value-type="float">
            <text:p>158464</text:p>
          </table:table-cell>
          <table:table-cell office:value-type="float" office:value="11.35605" calcext:value-type="float">
            <text:p>11.35605</text:p>
          </table:table-cell>
          <table:table-cell office:value-type="float" office:value="9.839296" calcext:value-type="float">
            <text:p>9.839296</text:p>
          </table:table-cell>
          <table:table-cell office:value-type="float" office:value="0.013748" calcext:value-type="float">
            <text:p>0.013748</text:p>
          </table:table-cell>
          <table:table-cell office:value-type="float" office:value="1.15" calcext:value-type="float">
            <text:p>1.15</text:p>
          </table:table-cell>
          <table:table-cell office:value-type="float" office:value="715.71" calcext:value-type="float">
            <text:p>715.7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5115" calcext:value-type="float">
            <text:p>45115</text:p>
          </table:table-cell>
          <table:table-cell office:value-type="float" office:value="16883005286" calcext:value-type="float">
            <text:p>16883005286</text:p>
          </table:table-cell>
          <table:table-cell office:value-type="float" office:value="8968774731" calcext:value-type="float">
            <text:p>8968774731</text:p>
          </table:table-cell>
          <table:table-cell office:value-type="float" office:value="488004" calcext:value-type="float">
            <text:p>488004</text:p>
          </table:table-cell>
          <table:table-cell office:value-type="float" office:value="377747824" calcext:value-type="float">
            <text:p>377747824</text:p>
          </table:table-cell>
          <table:table-cell office:value-type="float" office:value="497948754" calcext:value-type="float">
            <text:p>497948754</text:p>
          </table:table-cell>
          <table:table-cell office:value-type="float" office:value="1545616" calcext:value-type="float">
            <text:p>154561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2421" calcext:value-type="float">
            <text:p>1.882421</text:p>
          </table:table-cell>
          <table:table-cell office:value-type="float" office:value="488004" calcext:value-type="float">
            <text:p>488004</text:p>
          </table:table-cell>
          <table:table-cell office:value-type="float" office:value="24.103552" calcext:value-type="float">
            <text:p>24.103552</text:p>
          </table:table-cell>
          <table:table-cell office:value-type="float" office:value="31.773401" calcext:value-type="float">
            <text:p>31.773401</text:p>
          </table:table-cell>
          <table:table-cell office:value-type="float" office:value="0.098624" calcext:value-type="float">
            <text:p>0.098624</text:p>
          </table:table-cell>
          <table:table-cell office:value-type="float" office:value="0.76" calcext:value-type="float">
            <text:p>0.76</text:p>
          </table:table-cell>
          <table:table-cell office:value-type="float" office:value="322.17" calcext:value-type="float">
            <text:p>322.1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6132" calcext:value-type="float">
            <text:p>46132</text:p>
          </table:table-cell>
          <table:table-cell office:value-type="float" office:value="441336090" calcext:value-type="float">
            <text:p>441336090</text:p>
          </table:table-cell>
          <table:table-cell office:value-type="float" office:value="4735816607" calcext:value-type="float">
            <text:p>4735816607</text:p>
          </table:table-cell>
          <table:table-cell office:value-type="float" office:value="136575" calcext:value-type="float">
            <text:p>136575</text:p>
          </table:table-cell>
          <table:table-cell office:value-type="float" office:value="135896570" calcext:value-type="float">
            <text:p>135896570</text:p>
          </table:table-cell>
          <table:table-cell office:value-type="float" office:value="117755844" calcext:value-type="float">
            <text:p>117755844</text:p>
          </table:table-cell>
          <table:table-cell office:value-type="float" office:value="137484" calcext:value-type="float">
            <text:p>137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191" calcext:value-type="float">
            <text:p>0.093191</text:p>
          </table:table-cell>
          <table:table-cell office:value-type="float" office:value="136575" calcext:value-type="float">
            <text:p>136575</text:p>
          </table:table-cell>
          <table:table-cell office:value-type="float" office:value="8.671367" calcext:value-type="float">
            <text:p>8.671367</text:p>
          </table:table-cell>
          <table:table-cell office:value-type="float" office:value="7.513832" calcext:value-type="float">
            <text:p>7.513832</text:p>
          </table:table-cell>
          <table:table-cell office:value-type="float" office:value="0.008773" calcext:value-type="float">
            <text:p>0.008773</text:p>
          </table:table-cell>
          <table:table-cell office:value-type="float" office:value="1.15" calcext:value-type="float">
            <text:p>1.15</text:p>
          </table:table-cell>
          <table:table-cell office:value-type="float" office:value="856.51" calcext:value-type="float">
            <text:p>856.5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7135" calcext:value-type="float">
            <text:p>47135</text:p>
          </table:table-cell>
          <table:table-cell office:value-type="float" office:value="543486260" calcext:value-type="float">
            <text:p>543486260</text:p>
          </table:table-cell>
          <table:table-cell office:value-type="float" office:value="5614800901" calcext:value-type="float">
            <text:p>5614800901</text:p>
          </table:table-cell>
          <table:table-cell office:value-type="float" office:value="224720" calcext:value-type="float">
            <text:p>224720</text:p>
          </table:table-cell>
          <table:table-cell office:value-type="float" office:value="161523260" calcext:value-type="float">
            <text:p>161523260</text:p>
          </table:table-cell>
          <table:table-cell office:value-type="float" office:value="139983819" calcext:value-type="float">
            <text:p>139983819</text:p>
          </table:table-cell>
          <table:table-cell office:value-type="float" office:value="279707" calcext:value-type="float">
            <text:p>279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795" calcext:value-type="float">
            <text:p>0.096795</text:p>
          </table:table-cell>
          <table:table-cell office:value-type="float" office:value="224720" calcext:value-type="float">
            <text:p>224720</text:p>
          </table:table-cell>
          <table:table-cell office:value-type="float" office:value="10.306569" calcext:value-type="float">
            <text:p>10.306569</text:p>
          </table:table-cell>
          <table:table-cell office:value-type="float" office:value="8.932168" calcext:value-type="float">
            <text:p>8.932168</text:p>
          </table:table-cell>
          <table:table-cell office:value-type="float" office:value="0.017848" calcext:value-type="float">
            <text:p>0.017848</text:p>
          </table:table-cell>
          <table:table-cell office:value-type="float" office:value="1.15" calcext:value-type="float">
            <text:p>1.15</text:p>
          </table:table-cell>
          <table:table-cell office:value-type="float" office:value="500.47" calcext:value-type="float">
            <text:p>500.4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8138" calcext:value-type="float">
            <text:p>48138</text:p>
          </table:table-cell>
          <table:table-cell office:value-type="float" office:value="518252612" calcext:value-type="float">
            <text:p>518252612</text:p>
          </table:table-cell>
          <table:table-cell office:value-type="float" office:value="5302793064" calcext:value-type="float">
            <text:p>5302793064</text:p>
          </table:table-cell>
          <table:table-cell office:value-type="float" office:value="362157" calcext:value-type="float">
            <text:p>362157</text:p>
          </table:table-cell>
          <table:table-cell office:value-type="float" office:value="151690934" calcext:value-type="float">
            <text:p>151690934</text:p>
          </table:table-cell>
          <table:table-cell office:value-type="float" office:value="131546851" calcext:value-type="float">
            <text:p>131546851</text:p>
          </table:table-cell>
          <table:table-cell office:value-type="float" office:value="385856" calcext:value-type="float">
            <text:p>385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7732" calcext:value-type="float">
            <text:p>0.097732</text:p>
          </table:table-cell>
          <table:table-cell office:value-type="float" office:value="362157" calcext:value-type="float">
            <text:p>362157</text:p>
          </table:table-cell>
          <table:table-cell office:value-type="float" office:value="9.679182" calcext:value-type="float">
            <text:p>9.679182</text:p>
          </table:table-cell>
          <table:table-cell office:value-type="float" office:value="8.393817" calcext:value-type="float">
            <text:p>8.393817</text:p>
          </table:table-cell>
          <table:table-cell office:value-type="float" office:value="0.024621" calcext:value-type="float">
            <text:p>0.024621</text:p>
          </table:table-cell>
          <table:table-cell office:value-type="float" office:value="1.15" calcext:value-type="float">
            <text:p>1.15</text:p>
          </table:table-cell>
          <table:table-cell office:value-type="float" office:value="340.92" calcext:value-type="float">
            <text:p>340.9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9141" calcext:value-type="float">
            <text:p>49141</text:p>
          </table:table-cell>
          <table:table-cell office:value-type="float" office:value="481427832" calcext:value-type="float">
            <text:p>481427832</text:p>
          </table:table-cell>
          <table:table-cell office:value-type="float" office:value="4905408414" calcext:value-type="float">
            <text:p>4905408414</text:p>
          </table:table-cell>
          <table:table-cell office:value-type="float" office:value="288688" calcext:value-type="float">
            <text:p>288688</text:p>
          </table:table-cell>
          <table:table-cell office:value-type="float" office:value="139945104" calcext:value-type="float">
            <text:p>139945104</text:p>
          </table:table-cell>
          <table:table-cell office:value-type="float" office:value="121223924" calcext:value-type="float">
            <text:p>121223924</text:p>
          </table:table-cell>
          <table:table-cell office:value-type="float" office:value="343292" calcext:value-type="float">
            <text:p>343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142" calcext:value-type="float">
            <text:p>0.098142</text:p>
          </table:table-cell>
          <table:table-cell office:value-type="float" office:value="288688" calcext:value-type="float">
            <text:p>288688</text:p>
          </table:table-cell>
          <table:table-cell office:value-type="float" office:value="8.929698" calcext:value-type="float">
            <text:p>8.929698</text:p>
          </table:table-cell>
          <table:table-cell office:value-type="float" office:value="7.735126" calcext:value-type="float">
            <text:p>7.735126</text:p>
          </table:table-cell>
          <table:table-cell office:value-type="float" office:value="0.021905" calcext:value-type="float">
            <text:p>0.021905</text:p>
          </table:table-cell>
          <table:table-cell office:value-type="float" office:value="1.15" calcext:value-type="float">
            <text:p>1.15</text:p>
          </table:table-cell>
          <table:table-cell office:value-type="float" office:value="353.12" calcext:value-type="float">
            <text:p>353.1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0144" calcext:value-type="float">
            <text:p>50144</text:p>
          </table:table-cell>
          <table:table-cell office:value-type="float" office:value="2116138541" calcext:value-type="float">
            <text:p>2116138541</text:p>
          </table:table-cell>
          <table:table-cell office:value-type="float" office:value="9128653352" calcext:value-type="float">
            <text:p>9128653352</text:p>
          </table:table-cell>
          <table:table-cell office:value-type="float" office:value="712911" calcext:value-type="float">
            <text:p>712911</text:p>
          </table:table-cell>
          <table:table-cell office:value-type="float" office:value="358883599" calcext:value-type="float">
            <text:p>358883599</text:p>
          </table:table-cell>
          <table:table-cell office:value-type="float" office:value="237255240" calcext:value-type="float">
            <text:p>237255240</text:p>
          </table:table-cell>
          <table:table-cell office:value-type="float" office:value="712858" calcext:value-type="float">
            <text:p>7128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3" calcext:value-type="float">
            <text:p>0.231813</text:p>
          </table:table-cell>
          <table:table-cell office:value-type="float" office:value="712911" calcext:value-type="float">
            <text:p>712911</text:p>
          </table:table-cell>
          <table:table-cell office:value-type="float" office:value="22.899849" calcext:value-type="float">
            <text:p>22.899849</text:p>
          </table:table-cell>
          <table:table-cell office:value-type="float" office:value="15.138918" calcext:value-type="float">
            <text:p>15.138918</text:p>
          </table:table-cell>
          <table:table-cell office:value-type="float" office:value="0.045486" calcext:value-type="float">
            <text:p>0.045486</text:p>
          </table:table-cell>
          <table:table-cell office:value-type="float" office:value="1.51" calcext:value-type="float">
            <text:p>1.51</text:p>
          </table:table-cell>
          <table:table-cell office:value-type="float" office:value="332.82" calcext:value-type="float">
            <text:p>332.8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0143" calcext:value-type="float">
            <text:p>50143</text:p>
          </table:table-cell>
          <table:table-cell office:value-type="float" office:value="531066678" calcext:value-type="float">
            <text:p>531066678</text:p>
          </table:table-cell>
          <table:table-cell office:value-type="float" office:value="5714747271" calcext:value-type="float">
            <text:p>5714747271</text:p>
          </table:table-cell>
          <table:table-cell office:value-type="float" office:value="307835" calcext:value-type="float">
            <text:p>307835</text:p>
          </table:table-cell>
          <table:table-cell office:value-type="float" office:value="164425688" calcext:value-type="float">
            <text:p>164425688</text:p>
          </table:table-cell>
          <table:table-cell office:value-type="float" office:value="142384358" calcext:value-type="float">
            <text:p>142384358</text:p>
          </table:table-cell>
          <table:table-cell office:value-type="float" office:value="308250" calcext:value-type="float">
            <text:p>308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929" calcext:value-type="float">
            <text:p>0.092929</text:p>
          </table:table-cell>
          <table:table-cell office:value-type="float" office:value="307835" calcext:value-type="float">
            <text:p>307835</text:p>
          </table:table-cell>
          <table:table-cell office:value-type="float" office:value="10.50224" calcext:value-type="float">
            <text:p>10.50224</text:p>
          </table:table-cell>
          <table:table-cell office:value-type="float" office:value="9.09441" calcext:value-type="float">
            <text:p>9.09441</text:p>
          </table:table-cell>
          <table:table-cell office:value-type="float" office:value="0.019689" calcext:value-type="float">
            <text:p>0.019689</text:p>
          </table:table-cell>
          <table:table-cell office:value-type="float" office:value="1.15" calcext:value-type="float">
            <text:p>1.15</text:p>
          </table:table-cell>
          <table:table-cell office:value-type="float" office:value="461.91" calcext:value-type="float">
            <text:p>461.9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1145" calcext:value-type="float">
            <text:p>51145</text:p>
          </table:table-cell>
          <table:table-cell office:value-type="float" office:value="468477322" calcext:value-type="float">
            <text:p>468477322</text:p>
          </table:table-cell>
          <table:table-cell office:value-type="float" office:value="4715584937" calcext:value-type="float">
            <text:p>4715584937</text:p>
          </table:table-cell>
          <table:table-cell office:value-type="float" office:value="217472" calcext:value-type="float">
            <text:p>217472</text:p>
          </table:table-cell>
          <table:table-cell office:value-type="float" office:value="134101140" calcext:value-type="float">
            <text:p>134101140</text:p>
          </table:table-cell>
          <table:table-cell office:value-type="float" office:value="116094054" calcext:value-type="float">
            <text:p>116094054</text:p>
          </table:table-cell>
          <table:table-cell office:value-type="float" office:value="270040" calcext:value-type="float">
            <text:p>270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347" calcext:value-type="float">
            <text:p>0.099347</text:p>
          </table:table-cell>
          <table:table-cell office:value-type="float" office:value="217472" calcext:value-type="float">
            <text:p>217472</text:p>
          </table:table-cell>
          <table:table-cell office:value-type="float" office:value="8.565342" calcext:value-type="float">
            <text:p>8.565342</text:p>
          </table:table-cell>
          <table:table-cell office:value-type="float" office:value="7.415189" calcext:value-type="float">
            <text:p>7.415189</text:p>
          </table:table-cell>
          <table:table-cell office:value-type="float" office:value="0.017248" calcext:value-type="float">
            <text:p>0.017248</text:p>
          </table:table-cell>
          <table:table-cell office:value-type="float" office:value="1.16" calcext:value-type="float">
            <text:p>1.16</text:p>
          </table:table-cell>
          <table:table-cell office:value-type="float" office:value="429.91" calcext:value-type="float">
            <text:p>429.9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2147" calcext:value-type="float">
            <text:p>52147</text:p>
          </table:table-cell>
          <table:table-cell office:value-type="float" office:value="553634240" calcext:value-type="float">
            <text:p>553634240</text:p>
          </table:table-cell>
          <table:table-cell office:value-type="float" office:value="5966038188" calcext:value-type="float">
            <text:p>5966038188</text:p>
          </table:table-cell>
          <table:table-cell office:value-type="float" office:value="318954" calcext:value-type="float">
            <text:p>318954</text:p>
          </table:table-cell>
          <table:table-cell office:value-type="float" office:value="171953471" calcext:value-type="float">
            <text:p>171953471</text:p>
          </table:table-cell>
          <table:table-cell office:value-type="float" office:value="148911643" calcext:value-type="float">
            <text:p>148911643</text:p>
          </table:table-cell>
          <table:table-cell office:value-type="float" office:value="319802" calcext:value-type="float">
            <text:p>31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798" calcext:value-type="float">
            <text:p>0.092798</text:p>
          </table:table-cell>
          <table:table-cell office:value-type="float" office:value="318954" calcext:value-type="float">
            <text:p>318954</text:p>
          </table:table-cell>
          <table:table-cell office:value-type="float" office:value="10.983056" calcext:value-type="float">
            <text:p>10.983056</text:p>
          </table:table-cell>
          <table:table-cell office:value-type="float" office:value="9.511323" calcext:value-type="float">
            <text:p>9.511323</text:p>
          </table:table-cell>
          <table:table-cell office:value-type="float" office:value="0.020426" calcext:value-type="float">
            <text:p>0.020426</text:p>
          </table:table-cell>
          <table:table-cell office:value-type="float" office:value="1.15" calcext:value-type="float">
            <text:p>1.15</text:p>
          </table:table-cell>
          <table:table-cell office:value-type="float" office:value="465.64" calcext:value-type="float">
            <text:p>465.6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3149" calcext:value-type="float">
            <text:p>53149</text:p>
          </table:table-cell>
          <table:table-cell office:value-type="float" office:value="422279598" calcext:value-type="float">
            <text:p>422279598</text:p>
          </table:table-cell>
          <table:table-cell office:value-type="float" office:value="4293523440" calcext:value-type="float">
            <text:p>4293523440</text:p>
          </table:table-cell>
          <table:table-cell office:value-type="float" office:value="193114" calcext:value-type="float">
            <text:p>193114</text:p>
          </table:table-cell>
          <table:table-cell office:value-type="float" office:value="122857444" calcext:value-type="float">
            <text:p>122857444</text:p>
          </table:table-cell>
          <table:table-cell office:value-type="float" office:value="106441496" calcext:value-type="float">
            <text:p>106441496</text:p>
          </table:table-cell>
          <table:table-cell office:value-type="float" office:value="245914" calcext:value-type="float">
            <text:p>245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353" calcext:value-type="float">
            <text:p>0.098353</text:p>
          </table:table-cell>
          <table:table-cell office:value-type="float" office:value="193114" calcext:value-type="float">
            <text:p>193114</text:p>
          </table:table-cell>
          <table:table-cell office:value-type="float" office:value="7.847182" calcext:value-type="float">
            <text:p>7.847182</text:p>
          </table:table-cell>
          <table:table-cell office:value-type="float" office:value="6.798658" calcext:value-type="float">
            <text:p>6.798658</text:p>
          </table:table-cell>
          <table:table-cell office:value-type="float" office:value="0.015707" calcext:value-type="float">
            <text:p>0.015707</text:p>
          </table:table-cell>
          <table:table-cell office:value-type="float" office:value="1.15" calcext:value-type="float">
            <text:p>1.15</text:p>
          </table:table-cell>
          <table:table-cell office:value-type="float" office:value="432.84" calcext:value-type="float">
            <text:p>432.8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4151" calcext:value-type="float">
            <text:p>54151</text:p>
          </table:table-cell>
          <table:table-cell office:value-type="float" office:value="593743163" calcext:value-type="float">
            <text:p>593743163</text:p>
          </table:table-cell>
          <table:table-cell office:value-type="float" office:value="6383444591" calcext:value-type="float">
            <text:p>6383444591</text:p>
          </table:table-cell>
          <table:table-cell office:value-type="float" office:value="124518" calcext:value-type="float">
            <text:p>124518</text:p>
          </table:table-cell>
          <table:table-cell office:value-type="float" office:value="183832442" calcext:value-type="float">
            <text:p>183832442</text:p>
          </table:table-cell>
          <table:table-cell office:value-type="float" office:value="159149677" calcext:value-type="float">
            <text:p>159149677</text:p>
          </table:table-cell>
          <table:table-cell office:value-type="float" office:value="125395" calcext:value-type="float">
            <text:p>12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013" calcext:value-type="float">
            <text:p>0.093013</text:p>
          </table:table-cell>
          <table:table-cell office:value-type="float" office:value="124518" calcext:value-type="float">
            <text:p>124518</text:p>
          </table:table-cell>
          <table:table-cell office:value-type="float" office:value="11.741793" calcext:value-type="float">
            <text:p>11.741793</text:p>
          </table:table-cell>
          <table:table-cell office:value-type="float" office:value="10.165249" calcext:value-type="float">
            <text:p>10.165249</text:p>
          </table:table-cell>
          <table:table-cell office:value-type="float" office:value="0.008009" calcext:value-type="float">
            <text:p>0.008009</text:p>
          </table:table-cell>
          <table:table-cell office:value-type="float" office:value="1.16" calcext:value-type="float">
            <text:p>1.16</text:p>
          </table:table-cell>
          <table:table-cell office:value-type="float" office:value="1269.19" calcext:value-type="float">
            <text:p>1269.1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5153" calcext:value-type="float">
            <text:p>55153</text:p>
          </table:table-cell>
          <table:table-cell office:value-type="float" office:value="363189563" calcext:value-type="float">
            <text:p>363189563</text:p>
          </table:table-cell>
          <table:table-cell office:value-type="float" office:value="3607000657" calcext:value-type="float">
            <text:p>3607000657</text:p>
          </table:table-cell>
          <table:table-cell office:value-type="float" office:value="246495" calcext:value-type="float">
            <text:p>246495</text:p>
          </table:table-cell>
          <table:table-cell office:value-type="float" office:value="102050552" calcext:value-type="float">
            <text:p>102050552</text:p>
          </table:table-cell>
          <table:table-cell office:value-type="float" office:value="88468832" calcext:value-type="float">
            <text:p>88468832</text:p>
          </table:table-cell>
          <table:table-cell office:value-type="float" office:value="679349" calcext:value-type="float">
            <text:p>679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69" calcext:value-type="float">
            <text:p>0.10069</text:p>
          </table:table-cell>
          <table:table-cell office:value-type="float" office:value="246495" calcext:value-type="float">
            <text:p>246495</text:p>
          </table:table-cell>
          <table:table-cell office:value-type="float" office:value="6.518199" calcext:value-type="float">
            <text:p>6.518199</text:p>
          </table:table-cell>
          <table:table-cell office:value-type="float" office:value="5.650704" calcext:value-type="float">
            <text:p>5.650704</text:p>
          </table:table-cell>
          <table:table-cell office:value-type="float" office:value="0.043392" calcext:value-type="float">
            <text:p>0.043392</text:p>
          </table:table-cell>
          <table:table-cell office:value-type="float" office:value="1.15" calcext:value-type="float">
            <text:p>1.15</text:p>
          </table:table-cell>
          <table:table-cell office:value-type="float" office:value="130.23" calcext:value-type="float">
            <text:p>130.23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55142" calcext:value-type="float">
            <text:p>55142</text:p>
          </table:table-cell>
          <table:table-cell office:value-type="float" office:value="1875803434" calcext:value-type="float">
            <text:p>1875803434</text:p>
          </table:table-cell>
          <table:table-cell office:value-type="float" office:value="8807945332" calcext:value-type="float">
            <text:p>8807945332</text:p>
          </table:table-cell>
          <table:table-cell office:value-type="float" office:value="1634194" calcext:value-type="float">
            <text:p>1634194</text:p>
          </table:table-cell>
          <table:table-cell office:value-type="float" office:value="369870081" calcext:value-type="float">
            <text:p>369870081</text:p>
          </table:table-cell>
          <table:table-cell office:value-type="float" office:value="236455261" calcext:value-type="float">
            <text:p>236455261</text:p>
          </table:table-cell>
          <table:table-cell office:value-type="float" office:value="1636941" calcext:value-type="float">
            <text:p>1636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67" calcext:value-type="float">
            <text:p>0.212967</text:p>
          </table:table-cell>
          <table:table-cell office:value-type="float" office:value="1634194" calcext:value-type="float">
            <text:p>1634194</text:p>
          </table:table-cell>
          <table:table-cell office:value-type="float" office:value="23.600882" calcext:value-type="float">
            <text:p>23.600882</text:p>
          </table:table-cell>
          <table:table-cell office:value-type="float" office:value="15.087873" calcext:value-type="float">
            <text:p>15.087873</text:p>
          </table:table-cell>
          <table:table-cell office:value-type="float" office:value="0.104451" calcext:value-type="float">
            <text:p>0.104451</text:p>
          </table:table-cell>
          <table:table-cell office:value-type="float" office:value="1.56" calcext:value-type="float">
            <text:p>1.56</text:p>
          </table:table-cell>
          <table:table-cell office:value-type="float" office:value="144.45" calcext:value-type="float">
            <text:p>144.4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6156" calcext:value-type="float">
            <text:p>56156</text:p>
          </table:table-cell>
          <table:table-cell office:value-type="float" office:value="641394519" calcext:value-type="float">
            <text:p>641394519</text:p>
          </table:table-cell>
          <table:table-cell office:value-type="float" office:value="6943908473" calcext:value-type="float">
            <text:p>6943908473</text:p>
          </table:table-cell>
          <table:table-cell office:value-type="float" office:value="145396" calcext:value-type="float">
            <text:p>145396</text:p>
          </table:table-cell>
          <table:table-cell office:value-type="float" office:value="200367713" calcext:value-type="float">
            <text:p>200367713</text:p>
          </table:table-cell>
          <table:table-cell office:value-type="float" office:value="172433192" calcext:value-type="float">
            <text:p>172433192</text:p>
          </table:table-cell>
          <table:table-cell office:value-type="float" office:value="146488" calcext:value-type="float">
            <text:p>14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368" calcext:value-type="float">
            <text:p>0.092368</text:p>
          </table:table-cell>
          <table:table-cell office:value-type="float" office:value="145396" calcext:value-type="float">
            <text:p>145396</text:p>
          </table:table-cell>
          <table:table-cell office:value-type="float" office:value="12.785178" calcext:value-type="float">
            <text:p>12.785178</text:p>
          </table:table-cell>
          <table:table-cell office:value-type="float" office:value="11.002716" calcext:value-type="float">
            <text:p>11.002716</text:p>
          </table:table-cell>
          <table:table-cell office:value-type="float" office:value="0.009347" calcext:value-type="float">
            <text:p>0.009347</text:p>
          </table:table-cell>
          <table:table-cell office:value-type="float" office:value="1.16" calcext:value-type="float">
            <text:p>1.16</text:p>
          </table:table-cell>
          <table:table-cell office:value-type="float" office:value="1177.11" calcext:value-type="float">
            <text:p>1177.1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7159" calcext:value-type="float">
            <text:p>57159</text:p>
          </table:table-cell>
          <table:table-cell office:value-type="float" office:value="312263145" calcext:value-type="float">
            <text:p>312263145</text:p>
          </table:table-cell>
          <table:table-cell office:value-type="float" office:value="3372074739" calcext:value-type="float">
            <text:p>3372074739</text:p>
          </table:table-cell>
          <table:table-cell office:value-type="float" office:value="142586" calcext:value-type="float">
            <text:p>142586</text:p>
          </table:table-cell>
          <table:table-cell office:value-type="float" office:value="96812361" calcext:value-type="float">
            <text:p>96812361</text:p>
          </table:table-cell>
          <table:table-cell office:value-type="float" office:value="83446737" calcext:value-type="float">
            <text:p>83446737</text:p>
          </table:table-cell>
          <table:table-cell office:value-type="float" office:value="143052" calcext:value-type="float">
            <text:p>14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603" calcext:value-type="float">
            <text:p>0.092603</text:p>
          </table:table-cell>
          <table:table-cell office:value-type="float" office:value="142586" calcext:value-type="float">
            <text:p>142586</text:p>
          </table:table-cell>
          <table:table-cell office:value-type="float" office:value="6.177459" calcext:value-type="float">
            <text:p>6.177459</text:p>
          </table:table-cell>
          <table:table-cell office:value-type="float" office:value="5.324617" calcext:value-type="float">
            <text:p>5.324617</text:p>
          </table:table-cell>
          <table:table-cell office:value-type="float" office:value="0.009128" calcext:value-type="float">
            <text:p>0.009128</text:p>
          </table:table-cell>
          <table:table-cell office:value-type="float" office:value="1.16" calcext:value-type="float">
            <text:p>1.16</text:p>
          </table:table-cell>
          <table:table-cell office:value-type="float" office:value="583.33" calcext:value-type="float">
            <text:p>583.3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8162" calcext:value-type="float">
            <text:p>58162</text:p>
          </table:table-cell>
          <table:table-cell office:value-type="float" office:value="689245641" calcext:value-type="float">
            <text:p>689245641</text:p>
          </table:table-cell>
          <table:table-cell office:value-type="float" office:value="7198190119" calcext:value-type="float">
            <text:p>7198190119</text:p>
          </table:table-cell>
          <table:table-cell office:value-type="float" office:value="145802" calcext:value-type="float">
            <text:p>145802</text:p>
          </table:table-cell>
          <table:table-cell office:value-type="float" office:value="207401851" calcext:value-type="float">
            <text:p>207401851</text:p>
          </table:table-cell>
          <table:table-cell office:value-type="float" office:value="178573862" calcext:value-type="float">
            <text:p>178573862</text:p>
          </table:table-cell>
          <table:table-cell office:value-type="float" office:value="202979" calcext:value-type="float">
            <text:p>202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53" calcext:value-type="float">
            <text:p>0.095753</text:p>
          </table:table-cell>
          <table:table-cell office:value-type="float" office:value="145802" calcext:value-type="float">
            <text:p>145802</text:p>
          </table:table-cell>
          <table:table-cell office:value-type="float" office:value="13.234016" calcext:value-type="float">
            <text:p>13.234016</text:p>
          </table:table-cell>
          <table:table-cell office:value-type="float" office:value="11.394543" calcext:value-type="float">
            <text:p>11.394543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1.16" calcext:value-type="float">
            <text:p>1.16</text:p>
          </table:table-cell>
          <table:table-cell office:value-type="float" office:value="879.77" calcext:value-type="float">
            <text:p>879.7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59165" calcext:value-type="float">
            <text:p>59165</text:p>
          </table:table-cell>
          <table:table-cell office:value-type="float" office:value="341683410" calcext:value-type="float">
            <text:p>341683410</text:p>
          </table:table-cell>
          <table:table-cell office:value-type="float" office:value="3694843743" calcext:value-type="float">
            <text:p>3694843743</text:p>
          </table:table-cell>
          <table:table-cell office:value-type="float" office:value="164752" calcext:value-type="float">
            <text:p>164752</text:p>
          </table:table-cell>
          <table:table-cell office:value-type="float" office:value="106049752" calcext:value-type="float">
            <text:p>106049752</text:p>
          </table:table-cell>
          <table:table-cell office:value-type="float" office:value="91391471" calcext:value-type="float">
            <text:p>91391471</text:p>
          </table:table-cell>
          <table:table-cell office:value-type="float" office:value="165294" calcext:value-type="float">
            <text:p>16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476" calcext:value-type="float">
            <text:p>0.092476</text:p>
          </table:table-cell>
          <table:table-cell office:value-type="float" office:value="164752" calcext:value-type="float">
            <text:p>164752</text:p>
          </table:table-cell>
          <table:table-cell office:value-type="float" office:value="6.766883" calcext:value-type="float">
            <text:p>6.766883</text:p>
          </table:table-cell>
          <table:table-cell office:value-type="float" office:value="5.83156" calcext:value-type="float">
            <text:p>5.83156</text:p>
          </table:table-cell>
          <table:table-cell office:value-type="float" office:value="0.010547" calcext:value-type="float">
            <text:p>0.010547</text:p>
          </table:table-cell>
          <table:table-cell office:value-type="float" office:value="1.16" calcext:value-type="float">
            <text:p>1.16</text:p>
          </table:table-cell>
          <table:table-cell office:value-type="float" office:value="552.9" calcext:value-type="float">
            <text:p>552.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0168" calcext:value-type="float">
            <text:p>60168</text:p>
          </table:table-cell>
          <table:table-cell office:value-type="float" office:value="640946529" calcext:value-type="float">
            <text:p>640946529</text:p>
          </table:table-cell>
          <table:table-cell office:value-type="float" office:value="6678647463" calcext:value-type="float">
            <text:p>6678647463</text:p>
          </table:table-cell>
          <table:table-cell office:value-type="float" office:value="248012" calcext:value-type="float">
            <text:p>248012</text:p>
          </table:table-cell>
          <table:table-cell office:value-type="float" office:value="192234585" calcext:value-type="float">
            <text:p>192234585</text:p>
          </table:table-cell>
          <table:table-cell office:value-type="float" office:value="165552037" calcext:value-type="float">
            <text:p>165552037</text:p>
          </table:table-cell>
          <table:table-cell office:value-type="float" office:value="303937" calcext:value-type="float">
            <text:p>303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97" calcext:value-type="float">
            <text:p>0.09597</text:p>
          </table:table-cell>
          <table:table-cell office:value-type="float" office:value="248012" calcext:value-type="float">
            <text:p>248012</text:p>
          </table:table-cell>
          <table:table-cell office:value-type="float" office:value="12.266215" calcext:value-type="float">
            <text:p>12.266215</text:p>
          </table:table-cell>
          <table:table-cell office:value-type="float" office:value="10.563639" calcext:value-type="float">
            <text:p>10.563639</text:p>
          </table:table-cell>
          <table:table-cell office:value-type="float" office:value="0.019394" calcext:value-type="float">
            <text:p>0.019394</text:p>
          </table:table-cell>
          <table:table-cell office:value-type="float" office:value="1.16" calcext:value-type="float">
            <text:p>1.16</text:p>
          </table:table-cell>
          <table:table-cell office:value-type="float" office:value="544.69" calcext:value-type="float">
            <text:p>544.6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1171" calcext:value-type="float">
            <text:p>61171</text:p>
          </table:table-cell>
          <table:table-cell office:value-type="float" office:value="393558654" calcext:value-type="float">
            <text:p>393558654</text:p>
          </table:table-cell>
          <table:table-cell office:value-type="float" office:value="4245957185" calcext:value-type="float">
            <text:p>4245957185</text:p>
          </table:table-cell>
          <table:table-cell office:value-type="float" office:value="230362" calcext:value-type="float">
            <text:p>230362</text:p>
          </table:table-cell>
          <table:table-cell office:value-type="float" office:value="121964082" calcext:value-type="float">
            <text:p>121964082</text:p>
          </table:table-cell>
          <table:table-cell office:value-type="float" office:value="105032384" calcext:value-type="float">
            <text:p>105032384</text:p>
          </table:table-cell>
          <table:table-cell office:value-type="float" office:value="230735" calcext:value-type="float">
            <text:p>23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69" calcext:value-type="float">
            <text:p>0.09269</text:p>
          </table:table-cell>
          <table:table-cell office:value-type="float" office:value="230362" calcext:value-type="float">
            <text:p>230362</text:p>
          </table:table-cell>
          <table:table-cell office:value-type="float" office:value="7.782354" calcext:value-type="float">
            <text:p>7.782354</text:p>
          </table:table-cell>
          <table:table-cell office:value-type="float" office:value="6.701967" calcext:value-type="float">
            <text:p>6.701967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1.16" calcext:value-type="float">
            <text:p>1.16</text:p>
          </table:table-cell>
          <table:table-cell office:value-type="float" office:value="455.21" calcext:value-type="float">
            <text:p>455.2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61154" calcext:value-type="float">
            <text:p>61154</text:p>
          </table:table-cell>
          <table:table-cell office:value-type="float" office:value="16733527806" calcext:value-type="float">
            <text:p>16733527806</text:p>
          </table:table-cell>
          <table:table-cell office:value-type="float" office:value="8900491434" calcext:value-type="float">
            <text:p>8900491434</text:p>
          </table:table-cell>
          <table:table-cell office:value-type="float" office:value="521342" calcext:value-type="float">
            <text:p>521342</text:p>
          </table:table-cell>
          <table:table-cell office:value-type="float" office:value="374346230" calcext:value-type="float">
            <text:p>374346230</text:p>
          </table:table-cell>
          <table:table-cell office:value-type="float" office:value="492865655" calcext:value-type="float">
            <text:p>492865655</text:p>
          </table:table-cell>
          <table:table-cell office:value-type="float" office:value="1668209" calcext:value-type="float">
            <text:p>16682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0068" calcext:value-type="float">
            <text:p>1.880068</text:p>
          </table:table-cell>
          <table:table-cell office:value-type="float" office:value="521342" calcext:value-type="float">
            <text:p>521342</text:p>
          </table:table-cell>
          <table:table-cell office:value-type="float" office:value="23.910339" calcext:value-type="float">
            <text:p>23.910339</text:p>
          </table:table-cell>
          <table:table-cell office:value-type="float" office:value="31.480442" calcext:value-type="float">
            <text:p>31.480442</text:p>
          </table:table-cell>
          <table:table-cell office:value-type="float" office:value="0.106552" calcext:value-type="float">
            <text:p>0.106552</text:p>
          </table:table-cell>
          <table:table-cell office:value-type="float" office:value="0.76" calcext:value-type="float">
            <text:p>0.76</text:p>
          </table:table-cell>
          <table:table-cell office:value-type="float" office:value="295.45" calcext:value-type="float">
            <text:p>295.4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2174" calcext:value-type="float">
            <text:p>62174</text:p>
          </table:table-cell>
          <table:table-cell office:value-type="float" office:value="589405151" calcext:value-type="float">
            <text:p>589405151</text:p>
          </table:table-cell>
          <table:table-cell office:value-type="float" office:value="6130457784" calcext:value-type="float">
            <text:p>6130457784</text:p>
          </table:table-cell>
          <table:table-cell office:value-type="float" office:value="197592" calcext:value-type="float">
            <text:p>197592</text:p>
          </table:table-cell>
          <table:table-cell office:value-type="float" office:value="176401556" calcext:value-type="float">
            <text:p>176401556</text:p>
          </table:table-cell>
          <table:table-cell office:value-type="float" office:value="151966154" calcext:value-type="float">
            <text:p>151966154</text:p>
          </table:table-cell>
          <table:table-cell office:value-type="float" office:value="254517" calcext:value-type="float">
            <text:p>254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144" calcext:value-type="float">
            <text:p>0.096144</text:p>
          </table:table-cell>
          <table:table-cell office:value-type="float" office:value="197592" calcext:value-type="float">
            <text:p>197592</text:p>
          </table:table-cell>
          <table:table-cell office:value-type="float" office:value="11.255932" calcext:value-type="float">
            <text:p>11.255932</text:p>
          </table:table-cell>
          <table:table-cell office:value-type="float" office:value="9.696744" calcext:value-type="float">
            <text:p>9.696744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1.16" calcext:value-type="float">
            <text:p>1.16</text:p>
          </table:table-cell>
          <table:table-cell office:value-type="float" office:value="597.08" calcext:value-type="float">
            <text:p>597.0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3177" calcext:value-type="float">
            <text:p>63177</text:p>
          </table:table-cell>
          <table:table-cell office:value-type="float" office:value="445625180" calcext:value-type="float">
            <text:p>445625180</text:p>
          </table:table-cell>
          <table:table-cell office:value-type="float" office:value="4805401919" calcext:value-type="float">
            <text:p>4805401919</text:p>
          </table:table-cell>
          <table:table-cell office:value-type="float" office:value="119135" calcext:value-type="float">
            <text:p>119135</text:p>
          </table:table-cell>
          <table:table-cell office:value-type="float" office:value="137925477" calcext:value-type="float">
            <text:p>137925477</text:p>
          </table:table-cell>
          <table:table-cell office:value-type="float" office:value="118729361" calcext:value-type="float">
            <text:p>118729361</text:p>
          </table:table-cell>
          <table:table-cell office:value-type="float" office:value="119914" calcext:value-type="float">
            <text:p>119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734" calcext:value-type="float">
            <text:p>0.092734</text:p>
          </table:table-cell>
          <table:table-cell office:value-type="float" office:value="119135" calcext:value-type="float">
            <text:p>119135</text:p>
          </table:table-cell>
          <table:table-cell office:value-type="float" office:value="8.800828" calcext:value-type="float">
            <text:p>8.800828</text:p>
          </table:table-cell>
          <table:table-cell office:value-type="float" office:value="7.575951" calcext:value-type="float">
            <text:p>7.575951</text:p>
          </table:table-cell>
          <table:table-cell office:value-type="float" office:value="0.007652" calcext:value-type="float">
            <text:p>0.007652</text:p>
          </table:table-cell>
          <table:table-cell office:value-type="float" office:value="1.16" calcext:value-type="float">
            <text:p>1.16</text:p>
          </table:table-cell>
          <table:table-cell office:value-type="float" office:value="990.12" calcext:value-type="float">
            <text:p>990.1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4179" calcext:value-type="float">
            <text:p>64179</text:p>
          </table:table-cell>
          <table:table-cell office:value-type="float" office:value="534749468" calcext:value-type="float">
            <text:p>534749468</text:p>
          </table:table-cell>
          <table:table-cell office:value-type="float" office:value="5532696268" calcext:value-type="float">
            <text:p>5532696268</text:p>
          </table:table-cell>
          <table:table-cell office:value-type="float" office:value="132482" calcext:value-type="float">
            <text:p>132482</text:p>
          </table:table-cell>
          <table:table-cell office:value-type="float" office:value="159318587" calcext:value-type="float">
            <text:p>159318587</text:p>
          </table:table-cell>
          <table:table-cell office:value-type="float" office:value="137338488" calcext:value-type="float">
            <text:p>137338488</text:p>
          </table:table-cell>
          <table:table-cell office:value-type="float" office:value="187393" calcext:value-type="float">
            <text:p>18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6653" calcext:value-type="float">
            <text:p>0.096653</text:p>
          </table:table-cell>
          <table:table-cell office:value-type="float" office:value="132482" calcext:value-type="float">
            <text:p>132482</text:p>
          </table:table-cell>
          <table:table-cell office:value-type="float" office:value="10.176038" calcext:value-type="float">
            <text:p>10.176038</text:p>
          </table:table-cell>
          <table:table-cell office:value-type="float" office:value="8.77212" calcext:value-type="float">
            <text:p>8.77212</text:p>
          </table:table-cell>
          <table:table-cell office:value-type="float" office:value="0.011969" calcext:value-type="float">
            <text:p>0.011969</text:p>
          </table:table-cell>
          <table:table-cell office:value-type="float" office:value="1.16" calcext:value-type="float">
            <text:p>1.16</text:p>
          </table:table-cell>
          <table:table-cell office:value-type="float" office:value="732.89" calcext:value-type="float">
            <text:p>732.8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5181" calcext:value-type="float">
            <text:p>65181</text:p>
          </table:table-cell>
          <table:table-cell office:value-type="float" office:value="497620054" calcext:value-type="float">
            <text:p>497620054</text:p>
          </table:table-cell>
          <table:table-cell office:value-type="float" office:value="5361329318" calcext:value-type="float">
            <text:p>5361329318</text:p>
          </table:table-cell>
          <table:table-cell office:value-type="float" office:value="155033" calcext:value-type="float">
            <text:p>155033</text:p>
          </table:table-cell>
          <table:table-cell office:value-type="float" office:value="154117601" calcext:value-type="float">
            <text:p>154117601</text:p>
          </table:table-cell>
          <table:table-cell office:value-type="float" office:value="132644540" calcext:value-type="float">
            <text:p>132644540</text:p>
          </table:table-cell>
          <table:table-cell office:value-type="float" office:value="156360" calcext:value-type="float">
            <text:p>15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817" calcext:value-type="float">
            <text:p>0.092817</text:p>
          </table:table-cell>
          <table:table-cell office:value-type="float" office:value="155033" calcext:value-type="float">
            <text:p>155033</text:p>
          </table:table-cell>
          <table:table-cell office:value-type="float" office:value="9.843839" calcext:value-type="float">
            <text:p>9.843839</text:p>
          </table:table-cell>
          <table:table-cell office:value-type="float" office:value="8.472306" calcext:value-type="float">
            <text:p>8.472306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1.16" calcext:value-type="float">
            <text:p>1.16</text:p>
          </table:table-cell>
          <table:table-cell office:value-type="float" office:value="848.33" calcext:value-type="float">
            <text:p>848.3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6183" calcext:value-type="float">
            <text:p>66183</text:p>
          </table:table-cell>
          <table:table-cell office:value-type="float" office:value="489781851" calcext:value-type="float">
            <text:p>489781851</text:p>
          </table:table-cell>
          <table:table-cell office:value-type="float" office:value="5023729105" calcext:value-type="float">
            <text:p>5023729105</text:p>
          </table:table-cell>
          <table:table-cell office:value-type="float" office:value="235040" calcext:value-type="float">
            <text:p>235040</text:p>
          </table:table-cell>
          <table:table-cell office:value-type="float" office:value="144566482" calcext:value-type="float">
            <text:p>144566482</text:p>
          </table:table-cell>
          <table:table-cell office:value-type="float" office:value="124704633" calcext:value-type="float">
            <text:p>124704633</text:p>
          </table:table-cell>
          <table:table-cell office:value-type="float" office:value="289011" calcext:value-type="float">
            <text:p>28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7494" calcext:value-type="float">
            <text:p>0.097494</text:p>
          </table:table-cell>
          <table:table-cell office:value-type="float" office:value="235040" calcext:value-type="float">
            <text:p>235040</text:p>
          </table:table-cell>
          <table:table-cell office:value-type="float" office:value="9.233788" calcext:value-type="float">
            <text:p>9.233788</text:p>
          </table:table-cell>
          <table:table-cell office:value-type="float" office:value="7.965166" calcext:value-type="float">
            <text:p>7.9651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1.16" calcext:value-type="float">
            <text:p>1.16</text:p>
          </table:table-cell>
          <table:table-cell office:value-type="float" office:value="431.49" calcext:value-type="float">
            <text:p>431.4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7185" calcext:value-type="float">
            <text:p>67185</text:p>
          </table:table-cell>
          <table:table-cell office:value-type="float" office:value="527164967" calcext:value-type="float">
            <text:p>527164967</text:p>
          </table:table-cell>
          <table:table-cell office:value-type="float" office:value="5700904130" calcext:value-type="float">
            <text:p>5700904130</text:p>
          </table:table-cell>
          <table:table-cell office:value-type="float" office:value="149530" calcext:value-type="float">
            <text:p>149530</text:p>
          </table:table-cell>
          <table:table-cell office:value-type="float" office:value="164475434" calcext:value-type="float">
            <text:p>164475434</text:p>
          </table:table-cell>
          <table:table-cell office:value-type="float" office:value="141611392" calcext:value-type="float">
            <text:p>141611392</text:p>
          </table:table-cell>
          <table:table-cell office:value-type="float" office:value="150112" calcext:value-type="float">
            <text:p>15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47" calcext:value-type="float">
            <text:p>0.09247</text:p>
          </table:table-cell>
          <table:table-cell office:value-type="float" office:value="149530" calcext:value-type="float">
            <text:p>149530</text:p>
          </table:table-cell>
          <table:table-cell office:value-type="float" office:value="10.505417" calcext:value-type="float">
            <text:p>10.505417</text:p>
          </table:table-cell>
          <table:table-cell office:value-type="float" office:value="9.045039" calcext:value-type="float">
            <text:p>9.045039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1.16" calcext:value-type="float">
            <text:p>1.16</text:p>
          </table:table-cell>
          <table:table-cell office:value-type="float" office:value="943.37" calcext:value-type="float">
            <text:p>943.3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8187" calcext:value-type="float">
            <text:p>68187</text:p>
          </table:table-cell>
          <table:table-cell office:value-type="float" office:value="457913442" calcext:value-type="float">
            <text:p>457913442</text:p>
          </table:table-cell>
          <table:table-cell office:value-type="float" office:value="4657444889" calcext:value-type="float">
            <text:p>4657444889</text:p>
          </table:table-cell>
          <table:table-cell office:value-type="float" office:value="230880" calcext:value-type="float">
            <text:p>230880</text:p>
          </table:table-cell>
          <table:table-cell office:value-type="float" office:value="133188830" calcext:value-type="float">
            <text:p>133188830</text:p>
          </table:table-cell>
          <table:table-cell office:value-type="float" office:value="114800338" calcext:value-type="float">
            <text:p>114800338</text:p>
          </table:table-cell>
          <table:table-cell office:value-type="float" office:value="284731" calcext:value-type="float">
            <text:p>284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319" calcext:value-type="float">
            <text:p>0.098319</text:p>
          </table:table-cell>
          <table:table-cell office:value-type="float" office:value="230880" calcext:value-type="float">
            <text:p>230880</text:p>
          </table:table-cell>
          <table:table-cell office:value-type="float" office:value="8.507071" calcext:value-type="float">
            <text:p>8.507071</text:p>
          </table:table-cell>
          <table:table-cell office:value-type="float" office:value="7.332556" calcext:value-type="float">
            <text:p>7.332556</text:p>
          </table:table-cell>
          <table:table-cell office:value-type="float" office:value="0.018186" calcext:value-type="float">
            <text:p>0.018186</text:p>
          </table:table-cell>
          <table:table-cell office:value-type="float" office:value="1.16" calcext:value-type="float">
            <text:p>1.16</text:p>
          </table:table-cell>
          <table:table-cell office:value-type="float" office:value="403.19" calcext:value-type="float">
            <text:p>403.1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9190" calcext:value-type="float">
            <text:p>69190</text:p>
          </table:table-cell>
          <table:table-cell office:value-type="float" office:value="2086766726" calcext:value-type="float">
            <text:p>2086766726</text:p>
          </table:table-cell>
          <table:table-cell office:value-type="float" office:value="9035520724" calcext:value-type="float">
            <text:p>9035520724</text:p>
          </table:table-cell>
          <table:table-cell office:value-type="float" office:value="529980" calcext:value-type="float">
            <text:p>529980</text:p>
          </table:table-cell>
          <table:table-cell office:value-type="float" office:value="358400380" calcext:value-type="float">
            <text:p>358400380</text:p>
          </table:table-cell>
          <table:table-cell office:value-type="float" office:value="233878370" calcext:value-type="float">
            <text:p>233878370</text:p>
          </table:table-cell>
          <table:table-cell office:value-type="float" office:value="530258" calcext:value-type="float">
            <text:p>5302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0951" calcext:value-type="float">
            <text:p>0.230951</text:p>
          </table:table-cell>
          <table:table-cell office:value-type="float" office:value="529980" calcext:value-type="float">
            <text:p>529980</text:p>
          </table:table-cell>
          <table:table-cell office:value-type="float" office:value="22.89184" calcext:value-type="float">
            <text:p>22.89184</text:p>
          </table:table-cell>
          <table:table-cell office:value-type="float" office:value="14.938339" calcext:value-type="float">
            <text:p>14.938339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1.53" calcext:value-type="float">
            <text:p>1.53</text:p>
          </table:table-cell>
          <table:table-cell office:value-type="float" office:value="441.07" calcext:value-type="float">
            <text:p>441.0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69189" calcext:value-type="float">
            <text:p>69189</text:p>
          </table:table-cell>
          <table:table-cell office:value-type="float" office:value="553657108" calcext:value-type="float">
            <text:p>553657108</text:p>
          </table:table-cell>
          <table:table-cell office:value-type="float" office:value="5994361806" calcext:value-type="float">
            <text:p>5994361806</text:p>
          </table:table-cell>
          <table:table-cell office:value-type="float" office:value="218023" calcext:value-type="float">
            <text:p>218023</text:p>
          </table:table-cell>
          <table:table-cell office:value-type="float" office:value="172458254" calcext:value-type="float">
            <text:p>172458254</text:p>
          </table:table-cell>
          <table:table-cell office:value-type="float" office:value="148449187" calcext:value-type="float">
            <text:p>148449187</text:p>
          </table:table-cell>
          <table:table-cell office:value-type="float" office:value="218436" calcext:value-type="float">
            <text:p>218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363" calcext:value-type="float">
            <text:p>0.092363</text:p>
          </table:table-cell>
          <table:table-cell office:value-type="float" office:value="218023" calcext:value-type="float">
            <text:p>218023</text:p>
          </table:table-cell>
          <table:table-cell office:value-type="float" office:value="11.015298" calcext:value-type="float">
            <text:p>11.015298</text:p>
          </table:table-cell>
          <table:table-cell office:value-type="float" office:value="9.481784" calcext:value-type="float">
            <text:p>9.481784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1.16" calcext:value-type="float">
            <text:p>1.16</text:p>
          </table:table-cell>
          <table:table-cell office:value-type="float" office:value="679.6" calcext:value-type="float">
            <text:p>679.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0191" calcext:value-type="float">
            <text:p>70191</text:p>
          </table:table-cell>
          <table:table-cell office:value-type="float" office:value="412710477" calcext:value-type="float">
            <text:p>412710477</text:p>
          </table:table-cell>
          <table:table-cell office:value-type="float" office:value="4207114504" calcext:value-type="float">
            <text:p>4207114504</text:p>
          </table:table-cell>
          <table:table-cell office:value-type="float" office:value="177212" calcext:value-type="float">
            <text:p>177212</text:p>
          </table:table-cell>
          <table:table-cell office:value-type="float" office:value="120550661" calcext:value-type="float">
            <text:p>120550661</text:p>
          </table:table-cell>
          <table:table-cell office:value-type="float" office:value="103897226" calcext:value-type="float">
            <text:p>103897226</text:p>
          </table:table-cell>
          <table:table-cell office:value-type="float" office:value="228959" calcext:value-type="float">
            <text:p>22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098" calcext:value-type="float">
            <text:p>0.098098</text:p>
          </table:table-cell>
          <table:table-cell office:value-type="float" office:value="177212" calcext:value-type="float">
            <text:p>177212</text:p>
          </table:table-cell>
          <table:table-cell office:value-type="float" office:value="7.699843" calcext:value-type="float">
            <text:p>7.699843</text:p>
          </table:table-cell>
          <table:table-cell office:value-type="float" office:value="6.63615" calcext:value-type="float">
            <text:p>6.63615</text:p>
          </table:table-cell>
          <table:table-cell office:value-type="float" office:value="0.014624" calcext:value-type="float">
            <text:p>0.014624</text:p>
          </table:table-cell>
          <table:table-cell office:value-type="float" office:value="1.16" calcext:value-type="float">
            <text:p>1.16</text:p>
          </table:table-cell>
          <table:table-cell office:value-type="float" office:value="453.78" calcext:value-type="float">
            <text:p>453.7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0178" calcext:value-type="float">
            <text:p>70178</text:p>
          </table:table-cell>
          <table:table-cell office:value-type="float" office:value="16594235450" calcext:value-type="float">
            <text:p>16594235450</text:p>
          </table:table-cell>
          <table:table-cell office:value-type="float" office:value="8851143780" calcext:value-type="float">
            <text:p>8851143780</text:p>
          </table:table-cell>
          <table:table-cell office:value-type="float" office:value="605011" calcext:value-type="float">
            <text:p>605011</text:p>
          </table:table-cell>
          <table:table-cell office:value-type="float" office:value="371826142" calcext:value-type="float">
            <text:p>371826142</text:p>
          </table:table-cell>
          <table:table-cell office:value-type="float" office:value="493353139" calcext:value-type="float">
            <text:p>493353139</text:p>
          </table:table-cell>
          <table:table-cell office:value-type="float" office:value="1967246" calcext:value-type="float">
            <text:p>19672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813" calcext:value-type="float">
            <text:p>1.874813</text:p>
          </table:table-cell>
          <table:table-cell office:value-type="float" office:value="605011" calcext:value-type="float">
            <text:p>605011</text:p>
          </table:table-cell>
          <table:table-cell office:value-type="float" office:value="23.725697" calcext:value-type="float">
            <text:p>23.725697</text:p>
          </table:table-cell>
          <table:table-cell office:value-type="float" office:value="31.480162" calcext:value-type="float">
            <text:p>31.480162</text:p>
          </table:table-cell>
          <table:table-cell office:value-type="float" office:value="0.125527" calcext:value-type="float">
            <text:p>0.125527</text:p>
          </table:table-cell>
          <table:table-cell office:value-type="float" office:value="0.75" calcext:value-type="float">
            <text:p>0.75</text:p>
          </table:table-cell>
          <table:table-cell office:value-type="float" office:value="250.78" calcext:value-type="float">
            <text:p>250.7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1193" calcext:value-type="float">
            <text:p>71193</text:p>
          </table:table-cell>
          <table:table-cell office:value-type="float" office:value="595712673" calcext:value-type="float">
            <text:p>595712673</text:p>
          </table:table-cell>
          <table:table-cell office:value-type="float" office:value="6456780759" calcext:value-type="float">
            <text:p>6456780759</text:p>
          </table:table-cell>
          <table:table-cell office:value-type="float" office:value="135227" calcext:value-type="float">
            <text:p>135227</text:p>
          </table:table-cell>
          <table:table-cell office:value-type="float" office:value="186097048" calcext:value-type="float">
            <text:p>186097048</text:p>
          </table:table-cell>
          <table:table-cell office:value-type="float" office:value="160120344" calcext:value-type="float">
            <text:p>160120344</text:p>
          </table:table-cell>
          <table:table-cell office:value-type="float" office:value="135789" calcext:value-type="float">
            <text:p>13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262" calcext:value-type="float">
            <text:p>0.092262</text:p>
          </table:table-cell>
          <table:table-cell office:value-type="float" office:value="135227" calcext:value-type="float">
            <text:p>135227</text:p>
          </table:table-cell>
          <table:table-cell office:value-type="float" office:value="11.886438" calcext:value-type="float">
            <text:p>11.886438</text:p>
          </table:table-cell>
          <table:table-cell office:value-type="float" office:value="10.227248" calcext:value-type="float">
            <text:p>10.227248</text:p>
          </table:table-cell>
          <table:table-cell office:value-type="float" office:value="0.008673" calcext:value-type="float">
            <text:p>0.008673</text:p>
          </table:table-cell>
          <table:table-cell office:value-type="float" office:value="1.16" calcext:value-type="float">
            <text:p>1.16</text:p>
          </table:table-cell>
          <table:table-cell office:value-type="float" office:value="1179.19" calcext:value-type="float">
            <text:p>1179.1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2196" calcext:value-type="float">
            <text:p>72196</text:p>
          </table:table-cell>
          <table:table-cell office:value-type="float" office:value="1981553759" calcext:value-type="float">
            <text:p>1981553759</text:p>
          </table:table-cell>
          <table:table-cell office:value-type="float" office:value="9234848070" calcext:value-type="float">
            <text:p>9234848070</text:p>
          </table:table-cell>
          <table:table-cell office:value-type="float" office:value="464712" calcext:value-type="float">
            <text:p>464712</text:p>
          </table:table-cell>
          <table:table-cell office:value-type="float" office:value="387657501" calcext:value-type="float">
            <text:p>387657501</text:p>
          </table:table-cell>
          <table:table-cell office:value-type="float" office:value="249583079" calcext:value-type="float">
            <text:p>249583079</text:p>
          </table:table-cell>
          <table:table-cell office:value-type="float" office:value="465527" calcext:value-type="float">
            <text:p>46552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74" calcext:value-type="float">
            <text:p>0.214574</text:p>
          </table:table-cell>
          <table:table-cell office:value-type="float" office:value="464712" calcext:value-type="float">
            <text:p>464712</text:p>
          </table:table-cell>
          <table:table-cell office:value-type="float" office:value="24.760559" calcext:value-type="float">
            <text:p>24.760559</text:p>
          </table:table-cell>
          <table:table-cell office:value-type="float" office:value="15.941434" calcext:value-type="float">
            <text:p>15.941434</text:p>
          </table:table-cell>
          <table:table-cell office:value-type="float" office:value="0.029734" calcext:value-type="float">
            <text:p>0.029734</text:p>
          </table:table-cell>
          <table:table-cell office:value-type="float" office:value="1.55" calcext:value-type="float">
            <text:p>1.55</text:p>
          </table:table-cell>
          <table:table-cell office:value-type="float" office:value="536.13" calcext:value-type="float">
            <text:p>536.1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2195" calcext:value-type="float">
            <text:p>72195</text:p>
          </table:table-cell>
          <table:table-cell office:value-type="float" office:value="364914391" calcext:value-type="float">
            <text:p>364914391</text:p>
          </table:table-cell>
          <table:table-cell office:value-type="float" office:value="3687248821" calcext:value-type="float">
            <text:p>3687248821</text:p>
          </table:table-cell>
          <table:table-cell office:value-type="float" office:value="154913" calcext:value-type="float">
            <text:p>154913</text:p>
          </table:table-cell>
          <table:table-cell office:value-type="float" office:value="105745280" calcext:value-type="float">
            <text:p>105745280</text:p>
          </table:table-cell>
          <table:table-cell office:value-type="float" office:value="91254026" calcext:value-type="float">
            <text:p>91254026</text:p>
          </table:table-cell>
          <table:table-cell office:value-type="float" office:value="206880" calcext:value-type="float">
            <text:p>20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967" calcext:value-type="float">
            <text:p>0.098967</text:p>
          </table:table-cell>
          <table:table-cell office:value-type="float" office:value="154913" calcext:value-type="float">
            <text:p>154913</text:p>
          </table:table-cell>
          <table:table-cell office:value-type="float" office:value="6.754189" calcext:value-type="float">
            <text:p>6.754189</text:p>
          </table:table-cell>
          <table:table-cell office:value-type="float" office:value="5.8286" calcext:value-type="float">
            <text:p>5.8286</text:p>
          </table:table-cell>
          <table:table-cell office:value-type="float" office:value="0.013214" calcext:value-type="float">
            <text:p>0.013214</text:p>
          </table:table-cell>
          <table:table-cell office:value-type="float" office:value="1.16" calcext:value-type="float">
            <text:p>1.16</text:p>
          </table:table-cell>
          <table:table-cell office:value-type="float" office:value="441.1" calcext:value-type="float">
            <text:p>441.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3197" calcext:value-type="float">
            <text:p>73197</text:p>
          </table:table-cell>
          <table:table-cell office:value-type="float" office:value="643247866" calcext:value-type="float">
            <text:p>643247866</text:p>
          </table:table-cell>
          <table:table-cell office:value-type="float" office:value="6976281784" calcext:value-type="float">
            <text:p>6976281784</text:p>
          </table:table-cell>
          <table:table-cell office:value-type="float" office:value="192213" calcext:value-type="float">
            <text:p>192213</text:p>
          </table:table-cell>
          <table:table-cell office:value-type="float" office:value="201593983" calcext:value-type="float">
            <text:p>201593983</text:p>
          </table:table-cell>
          <table:table-cell office:value-type="float" office:value="173454619" calcext:value-type="float">
            <text:p>173454619</text:p>
          </table:table-cell>
          <table:table-cell office:value-type="float" office:value="192511" calcext:value-type="float">
            <text:p>19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205" calcext:value-type="float">
            <text:p>0.092205</text:p>
          </table:table-cell>
          <table:table-cell office:value-type="float" office:value="192213" calcext:value-type="float">
            <text:p>192213</text:p>
          </table:table-cell>
          <table:table-cell office:value-type="float" office:value="12.876263" calcext:value-type="float">
            <text:p>12.876263</text:p>
          </table:table-cell>
          <table:table-cell office:value-type="float" office:value="11.078938" calcext:value-type="float">
            <text:p>11.078938</text:p>
          </table:table-cell>
          <table:table-cell office:value-type="float" office:value="0.012296" calcext:value-type="float">
            <text:p>0.012296</text:p>
          </table:table-cell>
          <table:table-cell office:value-type="float" office:value="1.16" calcext:value-type="float">
            <text:p>1.16</text:p>
          </table:table-cell>
          <table:table-cell office:value-type="float" office:value="901.01" calcext:value-type="float">
            <text:p>901.0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4200" calcext:value-type="float">
            <text:p>74200</text:p>
          </table:table-cell>
          <table:table-cell office:value-type="float" office:value="314141273" calcext:value-type="float">
            <text:p>314141273</text:p>
          </table:table-cell>
          <table:table-cell office:value-type="float" office:value="3390185534" calcext:value-type="float">
            <text:p>3390185534</text:p>
          </table:table-cell>
          <table:table-cell office:value-type="float" office:value="153816" calcext:value-type="float">
            <text:p>153816</text:p>
          </table:table-cell>
          <table:table-cell office:value-type="float" office:value="97107523" calcext:value-type="float">
            <text:p>97107523</text:p>
          </table:table-cell>
          <table:table-cell office:value-type="float" office:value="83684892" calcext:value-type="float">
            <text:p>83684892</text:p>
          </table:table-cell>
          <table:table-cell office:value-type="float" office:value="154218" calcext:value-type="float">
            <text:p>15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662" calcext:value-type="float">
            <text:p>0.092662</text:p>
          </table:table-cell>
          <table:table-cell office:value-type="float" office:value="153816" calcext:value-type="float">
            <text:p>153816</text:p>
          </table:table-cell>
          <table:table-cell office:value-type="float" office:value="6.196292" calcext:value-type="float">
            <text:p>6.196292</text:p>
          </table:table-cell>
          <table:table-cell office:value-type="float" office:value="5.339814" calcext:value-type="float">
            <text:p>5.339814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1.16" calcext:value-type="float">
            <text:p>1.16</text:p>
          </table:table-cell>
          <table:table-cell office:value-type="float" office:value="542.64" calcext:value-type="float">
            <text:p>542.6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5203" calcext:value-type="float">
            <text:p>75203</text:p>
          </table:table-cell>
          <table:table-cell office:value-type="float" office:value="696409885" calcext:value-type="float">
            <text:p>696409885</text:p>
          </table:table-cell>
          <table:table-cell office:value-type="float" office:value="7278762804" calcext:value-type="float">
            <text:p>7278762804</text:p>
          </table:table-cell>
          <table:table-cell office:value-type="float" office:value="166853" calcext:value-type="float">
            <text:p>166853</text:p>
          </table:table-cell>
          <table:table-cell office:value-type="float" office:value="209619224" calcext:value-type="float">
            <text:p>209619224</text:p>
          </table:table-cell>
          <table:table-cell office:value-type="float" office:value="180475071" calcext:value-type="float">
            <text:p>180475071</text:p>
          </table:table-cell>
          <table:table-cell office:value-type="float" office:value="223722" calcext:value-type="float">
            <text:p>223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677" calcext:value-type="float">
            <text:p>0.095677</text:p>
          </table:table-cell>
          <table:table-cell office:value-type="float" office:value="166853" calcext:value-type="float">
            <text:p>166853</text:p>
          </table:table-cell>
          <table:table-cell office:value-type="float" office:value="13.375504" calcext:value-type="float">
            <text:p>13.375504</text:p>
          </table:table-cell>
          <table:table-cell office:value-type="float" office:value="11.515857" calcext:value-type="float">
            <text:p>11.515857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1.16" calcext:value-type="float">
            <text:p>1.16</text:p>
          </table:table-cell>
          <table:table-cell office:value-type="float" office:value="806.69" calcext:value-type="float">
            <text:p>806.6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6206" calcext:value-type="float">
            <text:p>76206</text:p>
          </table:table-cell>
          <table:table-cell office:value-type="float" office:value="338843037" calcext:value-type="float">
            <text:p>338843037</text:p>
          </table:table-cell>
          <table:table-cell office:value-type="float" office:value="3665918343" calcext:value-type="float">
            <text:p>3665918343</text:p>
          </table:table-cell>
          <table:table-cell office:value-type="float" office:value="205655" calcext:value-type="float">
            <text:p>205655</text:p>
          </table:table-cell>
          <table:table-cell office:value-type="float" office:value="104890380" calcext:value-type="float">
            <text:p>104890380</text:p>
          </table:table-cell>
          <table:table-cell office:value-type="float" office:value="90400808" calcext:value-type="float">
            <text:p>90400808</text:p>
          </table:table-cell>
          <table:table-cell office:value-type="float" office:value="205726" calcext:value-type="float">
            <text:p>20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431" calcext:value-type="float">
            <text:p>0.092431</text:p>
          </table:table-cell>
          <table:table-cell office:value-type="float" office:value="205655" calcext:value-type="float">
            <text:p>205655</text:p>
          </table:table-cell>
          <table:table-cell office:value-type="float" office:value="6.692906" calcext:value-type="float">
            <text:p>6.692906</text:p>
          </table:table-cell>
          <table:table-cell office:value-type="float" office:value="5.768347" calcext:value-type="float">
            <text:p>5.768347</text:p>
          </table:table-cell>
          <table:table-cell office:value-type="float" office:value="0.013127" calcext:value-type="float">
            <text:p>0.013127</text:p>
          </table:table-cell>
          <table:table-cell office:value-type="float" office:value="1.16" calcext:value-type="float">
            <text:p>1.16</text:p>
          </table:table-cell>
          <table:table-cell office:value-type="float" office:value="439.42" calcext:value-type="float">
            <text:p>439.4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7209" calcext:value-type="float">
            <text:p>77209</text:p>
          </table:table-cell>
          <table:table-cell office:value-type="float" office:value="54305294" calcext:value-type="float">
            <text:p>54305294</text:p>
          </table:table-cell>
          <table:table-cell office:value-type="float" office:value="382505501" calcext:value-type="float">
            <text:p>382505501</text:p>
          </table:table-cell>
          <table:table-cell office:value-type="float" office:value="56399" calcext:value-type="float">
            <text:p>56399</text:p>
          </table:table-cell>
          <table:table-cell office:value-type="float" office:value="10093459" calcext:value-type="float">
            <text:p>10093459</text:p>
          </table:table-cell>
          <table:table-cell office:value-type="float" office:value="8950018" calcext:value-type="float">
            <text:p>8950018</text:p>
          </table:table-cell>
          <table:table-cell office:value-type="float" office:value="66097" calcext:value-type="float">
            <text:p>66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41973" calcext:value-type="float">
            <text:p>0.141973</text:p>
          </table:table-cell>
          <table:table-cell office:value-type="float" office:value="56399" calcext:value-type="float">
            <text:p>56399</text:p>
          </table:table-cell>
          <table:table-cell office:value-type="float" office:value="0.644049" calcext:value-type="float">
            <text:p>0.644049</text:p>
          </table:table-cell>
          <table:table-cell office:value-type="float" office:value="0.571088" calcext:value-type="float">
            <text:p>0.571088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1.13" calcext:value-type="float">
            <text:p>1.13</text:p>
          </table:table-cell>
          <table:table-cell office:value-type="float" office:value="135.41" calcext:value-type="float">
            <text:p>135.4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8212" calcext:value-type="float">
            <text:p>78212</text:p>
          </table:table-cell>
          <table:table-cell office:value-type="float" office:value="461314" calcext:value-type="float">
            <text:p>461314</text:p>
          </table:table-cell>
          <table:table-cell office:value-type="float" office:value="1256084" calcext:value-type="float">
            <text:p>1256084</text:p>
          </table:table-cell>
          <table:table-cell office:value-type="float" office:value="362" calcext:value-type="float">
            <text:p>362</text:p>
          </table:table-cell>
          <table:table-cell office:value-type="float" office:value="6715" calcext:value-type="float">
            <text:p>6715</text:p>
          </table:table-cell>
          <table:table-cell office:value-type="float" office:value="17457" calcext:value-type="float">
            <text:p>17457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7264" calcext:value-type="float">
            <text:p>0.367264</text:p>
          </table:table-cell>
          <table:table-cell office:value-type="float" office:value="362" calcext:value-type="float">
            <text:p>362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38" calcext:value-type="float">
            <text:p>0.38</text:p>
          </table:table-cell>
          <table:table-cell office:value-type="float" office:value="41.17" calcext:value-type="float">
            <text:p>41.1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79214" calcext:value-type="float">
            <text:p>79214</text:p>
          </table:table-cell>
          <table:table-cell office:value-type="float" office:value="1854178" calcext:value-type="float">
            <text:p>1854178</text:p>
          </table:table-cell>
          <table:table-cell office:value-type="float" office:value="6419059" calcext:value-type="float">
            <text:p>6419059</text:p>
          </table:table-cell>
          <table:table-cell office:value-type="float" office:value="658" calcext:value-type="float">
            <text:p>658</text:p>
          </table:table-cell>
          <table:table-cell office:value-type="float" office:value="50831" calcext:value-type="float">
            <text:p>50831</text:p>
          </table:table-cell>
          <table:table-cell office:value-type="float" office:value="150418" calcext:value-type="float">
            <text:p>150418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88855" calcext:value-type="float">
            <text:p>0.288855</text:p>
          </table:table-cell>
          <table:table-cell office:value-type="float" office:value="658" calcext:value-type="float">
            <text:p>658</text:p>
          </table:table-cell>
          <table:table-cell office:value-type="float" office:value="0.003247" calcext:value-type="float">
            <text:p>0.003247</text:p>
          </table:table-cell>
          <table:table-cell office:value-type="float" office:value="0.009608" calcext:value-type="float">
            <text:p>0.009608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34" calcext:value-type="float">
            <text:p>0.34</text:p>
          </table:table-cell>
          <table:table-cell office:value-type="float" office:value="151.63" calcext:value-type="float">
            <text:p>151.63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79199" calcext:value-type="float">
            <text:p>79199</text:p>
          </table:table-cell>
          <table:table-cell office:value-type="float" office:value="16674004616" calcext:value-type="float">
            <text:p>16674004616</text:p>
          </table:table-cell>
          <table:table-cell office:value-type="float" office:value="8889145629" calcext:value-type="float">
            <text:p>8889145629</text:p>
          </table:table-cell>
          <table:table-cell office:value-type="float" office:value="573463" calcext:value-type="float">
            <text:p>573463</text:p>
          </table:table-cell>
          <table:table-cell office:value-type="float" office:value="374127671" calcext:value-type="float">
            <text:p>374127671</text:p>
          </table:table-cell>
          <table:table-cell office:value-type="float" office:value="495855215" calcext:value-type="float">
            <text:p>495855215</text:p>
          </table:table-cell>
          <table:table-cell office:value-type="float" office:value="1822585" calcext:value-type="float">
            <text:p>18225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771" calcext:value-type="float">
            <text:p>1.875771</text:p>
          </table:table-cell>
          <table:table-cell office:value-type="float" office:value="573463" calcext:value-type="float">
            <text:p>573463</text:p>
          </table:table-cell>
          <table:table-cell office:value-type="float" office:value="23.872555" calcext:value-type="float">
            <text:p>23.872555</text:p>
          </table:table-cell>
          <table:table-cell office:value-type="float" office:value="31.639812" calcext:value-type="float">
            <text:p>31.639812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0.75" calcext:value-type="float">
            <text:p>0.75</text:p>
          </table:table-cell>
          <table:table-cell office:value-type="float" office:value="272.06" calcext:value-type="float">
            <text:p>272.0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0217" calcext:value-type="float">
            <text:p>80217</text:p>
          </table:table-cell>
          <table:table-cell office:value-type="float" office:value="895938" calcext:value-type="float">
            <text:p>895938</text:p>
          </table:table-cell>
          <table:table-cell office:value-type="float" office:value="2152737" calcext:value-type="float">
            <text:p>2152737</text:p>
          </table:table-cell>
          <table:table-cell office:value-type="float" office:value="825" calcext:value-type="float">
            <text:p>825</text:p>
          </table:table-cell>
          <table:table-cell office:value-type="float" office:value="13453" calcext:value-type="float">
            <text:p>13453</text:p>
          </table:table-cell>
          <table:table-cell office:value-type="float" office:value="33039" calcext:value-type="float">
            <text:p>3303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186" calcext:value-type="float">
            <text:p>0.416186</text:p>
          </table:table-cell>
          <table:table-cell office:value-type="float" office:value="825" calcext:value-type="float">
            <text:p>825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41" calcext:value-type="float">
            <text:p>0.41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1221" calcext:value-type="float">
            <text:p>81221</text:p>
          </table:table-cell>
          <table:table-cell office:value-type="float" office:value="2029053578" calcext:value-type="float">
            <text:p>2029053578</text:p>
          </table:table-cell>
          <table:table-cell office:value-type="float" office:value="9451702691" calcext:value-type="float">
            <text:p>9451702691</text:p>
          </table:table-cell>
          <table:table-cell office:value-type="float" office:value="199938" calcext:value-type="float">
            <text:p>199938</text:p>
          </table:table-cell>
          <table:table-cell office:value-type="float" office:value="396951581" calcext:value-type="float">
            <text:p>396951581</text:p>
          </table:table-cell>
          <table:table-cell office:value-type="float" office:value="255521721" calcext:value-type="float">
            <text:p>255521721</text:p>
          </table:table-cell>
          <table:table-cell office:value-type="float" office:value="200614" calcext:value-type="float">
            <text:p>2006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76" calcext:value-type="float">
            <text:p>0.214676</text:p>
          </table:table-cell>
          <table:table-cell office:value-type="float" office:value="199938" calcext:value-type="float">
            <text:p>199938</text:p>
          </table:table-cell>
          <table:table-cell office:value-type="float" office:value="25.328915" calcext:value-type="float">
            <text:p>25.328915</text:p>
          </table:table-cell>
          <table:table-cell office:value-type="float" office:value="16.304478" calcext:value-type="float">
            <text:p>16.304478</text:p>
          </table:table-cell>
          <table:table-cell office:value-type="float" office:value="0.012801" calcext:value-type="float">
            <text:p>0.012801</text:p>
          </table:table-cell>
          <table:table-cell office:value-type="float" office:value="1.55" calcext:value-type="float">
            <text:p>1.55</text:p>
          </table:table-cell>
          <table:table-cell office:value-type="float" office:value="1273.7" calcext:value-type="float">
            <text:p>1273.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1220" calcext:value-type="float">
            <text:p>81220</text:p>
          </table:table-cell>
          <table:table-cell office:value-type="float" office:value="358161" calcext:value-type="float">
            <text:p>358161</text:p>
          </table:table-cell>
          <table:table-cell office:value-type="float" office:value="844064" calcext:value-type="float">
            <text:p>844064</text:p>
          </table:table-cell>
          <table:table-cell office:value-type="float" office:value="336" calcext:value-type="float">
            <text:p>336</text:p>
          </table:table-cell>
          <table:table-cell office:value-type="float" office:value="4295" calcext:value-type="float">
            <text:p>4295</text:p>
          </table:table-cell>
          <table:table-cell office:value-type="float" office:value="10600" calcext:value-type="float">
            <text:p>10600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329" calcext:value-type="float">
            <text:p>0.424329</text:p>
          </table:table-cell>
          <table:table-cell office:value-type="float" office:value="336" calcext:value-type="float">
            <text:p>336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41" calcext:value-type="float">
            <text:p>0.41</text:p>
          </table:table-cell>
          <table:table-cell office:value-type="float" office:value="25.42" calcext:value-type="float">
            <text:p>25.4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2223" calcext:value-type="float">
            <text:p>82223</text:p>
          </table:table-cell>
          <table:table-cell office:value-type="float" office:value="604596" calcext:value-type="float">
            <text:p>604596</text:p>
          </table:table-cell>
          <table:table-cell office:value-type="float" office:value="1734080" calcext:value-type="float">
            <text:p>1734080</text:p>
          </table:table-cell>
          <table:table-cell office:value-type="float" office:value="582" calcext:value-type="float">
            <text:p>582</text:p>
          </table:table-cell>
          <table:table-cell office:value-type="float" office:value="10152" calcext:value-type="float">
            <text:p>10152</text:p>
          </table:table-cell>
          <table:table-cell office:value-type="float" office:value="28125" calcext:value-type="float">
            <text:p>28125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655" calcext:value-type="float">
            <text:p>0.348655</text:p>
          </table:table-cell>
          <table:table-cell office:value-type="float" office:value="582" calcext:value-type="float">
            <text:p>582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36" calcext:value-type="float">
            <text:p>0.36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3226" calcext:value-type="float">
            <text:p>83226</text:p>
          </table:table-cell>
          <table:table-cell office:value-type="float" office:value="409686" calcext:value-type="float">
            <text:p>409686</text:p>
          </table:table-cell>
          <table:table-cell office:value-type="float" office:value="1068043" calcext:value-type="float">
            <text:p>1068043</text:p>
          </table:table-cell>
          <table:table-cell office:value-type="float" office:value="399" calcext:value-type="float">
            <text:p>399</text:p>
          </table:table-cell>
          <table:table-cell office:value-type="float" office:value="5916" calcext:value-type="float">
            <text:p>5916</text:p>
          </table:table-cell>
          <table:table-cell office:value-type="float" office:value="16071" calcext:value-type="float">
            <text:p>1607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586" calcext:value-type="float">
            <text:p>0.383586</text:p>
          </table:table-cell>
          <table:table-cell office:value-type="float" office:value="399" calcext:value-type="float">
            <text:p>399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7" calcext:value-type="float">
            <text:p>0.37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4229" calcext:value-type="float">
            <text:p>84229</text:p>
          </table:table-cell>
          <table:table-cell office:value-type="float" office:value="563150" calcext:value-type="float">
            <text:p>563150</text:p>
          </table:table-cell>
          <table:table-cell office:value-type="float" office:value="1485999" calcext:value-type="float">
            <text:p>1485999</text:p>
          </table:table-cell>
          <table:table-cell office:value-type="float" office:value="647" calcext:value-type="float">
            <text:p>647</text:p>
          </table:table-cell>
          <table:table-cell office:value-type="float" office:value="8921" calcext:value-type="float">
            <text:p>8921</text:p>
          </table:table-cell>
          <table:table-cell office:value-type="float" office:value="24273" calcext:value-type="float">
            <text:p>24273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971" calcext:value-type="float">
            <text:p>0.378971</text:p>
          </table:table-cell>
          <table:table-cell office:value-type="float" office:value="647" calcext:value-type="float">
            <text:p>647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37" calcext:value-type="float">
            <text:p>0.37</text:p>
          </table:table-cell>
          <table:table-cell office:value-type="float" office:value="34.53" calcext:value-type="float">
            <text:p>34.5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5232" calcext:value-type="float">
            <text:p>85232</text:p>
          </table:table-cell>
          <table:table-cell office:value-type="float" office:value="388156" calcext:value-type="float">
            <text:p>388156</text:p>
          </table:table-cell>
          <table:table-cell office:value-type="float" office:value="803694" calcext:value-type="float">
            <text:p>803694</text:p>
          </table:table-cell>
          <table:table-cell office:value-type="float" office:value="229" calcext:value-type="float">
            <text:p>229</text:p>
          </table:table-cell>
          <table:table-cell office:value-type="float" office:value="5381" calcext:value-type="float">
            <text:p>5381</text:p>
          </table:table-cell>
          <table:table-cell office:value-type="float" office:value="14482" calcext:value-type="float">
            <text:p>14482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2965" calcext:value-type="float">
            <text:p>0.482965</text:p>
          </table:table-cell>
          <table:table-cell office:value-type="float" office:value="229" calcext:value-type="float">
            <text:p>229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7" calcext:value-type="float">
            <text:p>0.37</text:p>
          </table:table-cell>
          <table:table-cell office:value-type="float" office:value="39.46" calcext:value-type="float">
            <text:p>39.4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6236" calcext:value-type="float">
            <text:p>86236</text:p>
          </table:table-cell>
          <table:table-cell office:value-type="float" office:value="464309" calcext:value-type="float">
            <text:p>464309</text:p>
          </table:table-cell>
          <table:table-cell office:value-type="float" office:value="1015303" calcext:value-type="float">
            <text:p>1015303</text:p>
          </table:table-cell>
          <table:table-cell office:value-type="float" office:value="205" calcext:value-type="float">
            <text:p>205</text:p>
          </table:table-cell>
          <table:table-cell office:value-type="float" office:value="6854" calcext:value-type="float">
            <text:p>6854</text:p>
          </table:table-cell>
          <table:table-cell office:value-type="float" office:value="18124" calcext:value-type="float">
            <text:p>18124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7311" calcext:value-type="float">
            <text:p>0.457311</text:p>
          </table:table-cell>
          <table:table-cell office:value-type="float" office:value="205" calcext:value-type="float">
            <text:p>205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38" calcext:value-type="float">
            <text:p>0.38</text:p>
          </table:table-cell>
          <table:table-cell office:value-type="float" office:value="61.86" calcext:value-type="float">
            <text:p>61.8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7240" calcext:value-type="float">
            <text:p>87240</text:p>
          </table:table-cell>
          <table:table-cell office:value-type="float" office:value="466825" calcext:value-type="float">
            <text:p>466825</text:p>
          </table:table-cell>
          <table:table-cell office:value-type="float" office:value="983743" calcext:value-type="float">
            <text:p>983743</text:p>
          </table:table-cell>
          <table:table-cell office:value-type="float" office:value="497" calcext:value-type="float">
            <text:p>497</text:p>
          </table:table-cell>
          <table:table-cell office:value-type="float" office:value="7019" calcext:value-type="float">
            <text:p>7019</text:p>
          </table:table-cell>
          <table:table-cell office:value-type="float" office:value="18438" calcext:value-type="float">
            <text:p>18438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54" calcext:value-type="float">
            <text:p>0.47454</text:p>
          </table:table-cell>
          <table:table-cell office:value-type="float" office:value="497" calcext:value-type="float">
            <text:p>497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38" calcext:value-type="float">
            <text:p>0.38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8243" calcext:value-type="float">
            <text:p>88243</text:p>
          </table:table-cell>
          <table:table-cell office:value-type="float" office:value="448290" calcext:value-type="float">
            <text:p>448290</text:p>
          </table:table-cell>
          <table:table-cell office:value-type="float" office:value="896546" calcext:value-type="float">
            <text:p>896546</text:p>
          </table:table-cell>
          <table:table-cell office:value-type="float" office:value="232" calcext:value-type="float">
            <text:p>232</text:p>
          </table:table-cell>
          <table:table-cell office:value-type="float" office:value="6542" calcext:value-type="float">
            <text:p>6542</text:p>
          </table:table-cell>
          <table:table-cell office:value-type="float" office:value="17025" calcext:value-type="float">
            <text:p>1702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019" calcext:value-type="float">
            <text:p>0.500019</text:p>
          </table:table-cell>
          <table:table-cell office:value-type="float" office:value="232" calcext:value-type="float">
            <text:p>232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8" calcext:value-type="float">
            <text:p>0.38</text:p>
          </table:table-cell>
          <table:table-cell office:value-type="float" office:value="55.28" calcext:value-type="float">
            <text:p>55.2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89246" calcext:value-type="float">
            <text:p>89246</text:p>
          </table:table-cell>
          <table:table-cell office:value-type="float" office:value="386190" calcext:value-type="float">
            <text:p>386190</text:p>
          </table:table-cell>
          <table:table-cell office:value-type="float" office:value="727326" calcext:value-type="float">
            <text:p>727326</text:p>
          </table:table-cell>
          <table:table-cell office:value-type="float" office:value="169" calcext:value-type="float">
            <text:p>169</text:p>
          </table:table-cell>
          <table:table-cell office:value-type="float" office:value="4882" calcext:value-type="float">
            <text:p>4882</text:p>
          </table:table-cell>
          <table:table-cell office:value-type="float" office:value="11670" calcext:value-type="float">
            <text:p>1167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0972" calcext:value-type="float">
            <text:p>0.530972</text:p>
          </table:table-cell>
          <table:table-cell office:value-type="float" office:value="169" calcext:value-type="float">
            <text:p>169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42" calcext:value-type="float">
            <text:p>0.42</text:p>
          </table:table-cell>
          <table:table-cell office:value-type="float" office:value="50.09" calcext:value-type="float">
            <text:p>50.0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9226" calcext:value-type="float">
            <text:p>89226</text:p>
          </table:table-cell>
          <table:table-cell office:value-type="float" office:value="16536950445" calcext:value-type="float">
            <text:p>16536950445</text:p>
          </table:table-cell>
          <table:table-cell office:value-type="float" office:value="8821898903" calcext:value-type="float">
            <text:p>8821898903</text:p>
          </table:table-cell>
          <table:table-cell office:value-type="float" office:value="568552" calcext:value-type="float">
            <text:p>568552</text:p>
          </table:table-cell>
          <table:table-cell office:value-type="float" office:value="370906202" calcext:value-type="float">
            <text:p>370906202</text:p>
          </table:table-cell>
          <table:table-cell office:value-type="float" office:value="490831659" calcext:value-type="float">
            <text:p>490831659</text:p>
          </table:table-cell>
          <table:table-cell office:value-type="float" office:value="1777913" calcext:value-type="float">
            <text:p>177791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534" calcext:value-type="float">
            <text:p>1.874534</text:p>
          </table:table-cell>
          <table:table-cell office:value-type="float" office:value="568552" calcext:value-type="float">
            <text:p>568552</text:p>
          </table:table-cell>
          <table:table-cell office:value-type="float" office:value="23.666996" calcext:value-type="float">
            <text:p>23.666996</text:p>
          </table:table-cell>
          <table:table-cell office:value-type="float" office:value="31.319267" calcext:value-type="float">
            <text:p>31.319267</text:p>
          </table:table-cell>
          <table:table-cell office:value-type="float" office:value="0.113446" calcext:value-type="float">
            <text:p>0.113446</text:p>
          </table:table-cell>
          <table:table-cell office:value-type="float" office:value="0.76" calcext:value-type="float">
            <text:p>0.76</text:p>
          </table:table-cell>
          <table:table-cell office:value-type="float" office:value="276.07" calcext:value-type="float">
            <text:p>276.0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0250" calcext:value-type="float">
            <text:p>90250</text:p>
          </table:table-cell>
          <table:table-cell office:value-type="float" office:value="446612" calcext:value-type="float">
            <text:p>446612</text:p>
          </table:table-cell>
          <table:table-cell office:value-type="float" office:value="975385" calcext:value-type="float">
            <text:p>975385</text:p>
          </table:table-cell>
          <table:table-cell office:value-type="float" office:value="262" calcext:value-type="float">
            <text:p>262</text:p>
          </table:table-cell>
          <table:table-cell office:value-type="float" office:value="7041" calcext:value-type="float">
            <text:p>7041</text:p>
          </table:table-cell>
          <table:table-cell office:value-type="float" office:value="19517" calcext:value-type="float">
            <text:p>19517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7883" calcext:value-type="float">
            <text:p>0.457883</text:p>
          </table:table-cell>
          <table:table-cell office:value-type="float" office:value="262" calcext:value-type="float">
            <text:p>26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36" calcext:value-type="float">
            <text:p>0.36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1254" calcext:value-type="float">
            <text:p>91254</text:p>
          </table:table-cell>
          <table:table-cell office:value-type="float" office:value="358629" calcext:value-type="float">
            <text:p>358629</text:p>
          </table:table-cell>
          <table:table-cell office:value-type="float" office:value="713327" calcext:value-type="float">
            <text:p>713327</text:p>
          </table:table-cell>
          <table:table-cell office:value-type="float" office:value="234" calcext:value-type="float">
            <text:p>234</text:p>
          </table:table-cell>
          <table:table-cell office:value-type="float" office:value="4837" calcext:value-type="float">
            <text:p>4837</text:p>
          </table:table-cell>
          <table:table-cell office:value-type="float" office:value="11936" calcext:value-type="float">
            <text:p>1193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2755" calcext:value-type="float">
            <text:p>0.502755</text:p>
          </table:table-cell>
          <table:table-cell office:value-type="float" office:value="234" calcext:value-type="float">
            <text:p>234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41" calcext:value-type="float">
            <text:p>0.41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2258" calcext:value-type="float">
            <text:p>92258</text:p>
          </table:table-cell>
          <table:table-cell office:value-type="float" office:value="567584" calcext:value-type="float">
            <text:p>567584</text:p>
          </table:table-cell>
          <table:table-cell office:value-type="float" office:value="1286822" calcext:value-type="float">
            <text:p>1286822</text:p>
          </table:table-cell>
          <table:table-cell office:value-type="float" office:value="1146" calcext:value-type="float">
            <text:p>1146</text:p>
          </table:table-cell>
          <table:table-cell office:value-type="float" office:value="8718" calcext:value-type="float">
            <text:p>8718</text:p>
          </table:table-cell>
          <table:table-cell office:value-type="float" office:value="22584" calcext:value-type="float">
            <text:p>22584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1074" calcext:value-type="float">
            <text:p>0.441074</text:p>
          </table:table-cell>
          <table:table-cell office:value-type="float" office:value="1146" calcext:value-type="float">
            <text:p>1146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39" calcext:value-type="float">
            <text:p>0.39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3261" calcext:value-type="float">
            <text:p>93261</text:p>
          </table:table-cell>
          <table:table-cell office:value-type="float" office:value="353950" calcext:value-type="float">
            <text:p>353950</text:p>
          </table:table-cell>
          <table:table-cell office:value-type="float" office:value="648649" calcext:value-type="float">
            <text:p>648649</text:p>
          </table:table-cell>
          <table:table-cell office:value-type="float" office:value="198" calcext:value-type="float">
            <text:p>198</text:p>
          </table:table-cell>
          <table:table-cell office:value-type="float" office:value="4286" calcext:value-type="float">
            <text:p>4286</text:p>
          </table:table-cell>
          <table:table-cell office:value-type="float" office:value="10581" calcext:value-type="float">
            <text:p>10581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5673" calcext:value-type="float">
            <text:p>0.545673</text:p>
          </table:table-cell>
          <table:table-cell office:value-type="float" office:value="198" calcext:value-type="float">
            <text:p>198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1" calcext:value-type="float">
            <text:p>0.41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4264" calcext:value-type="float">
            <text:p>94264</text:p>
          </table:table-cell>
          <table:table-cell office:value-type="float" office:value="386677" calcext:value-type="float">
            <text:p>386677</text:p>
          </table:table-cell>
          <table:table-cell office:value-type="float" office:value="700417" calcext:value-type="float">
            <text:p>700417</text:p>
          </table:table-cell>
          <table:table-cell office:value-type="float" office:value="123" calcext:value-type="float">
            <text:p>123</text:p>
          </table:table-cell>
          <table:table-cell office:value-type="float" office:value="4750" calcext:value-type="float">
            <text:p>4750</text:p>
          </table:table-cell>
          <table:table-cell office:value-type="float" office:value="11407" calcext:value-type="float">
            <text:p>1140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2067" calcext:value-type="float">
            <text:p>0.552067</text:p>
          </table:table-cell>
          <table:table-cell office:value-type="float" office:value="123" calcext:value-type="float">
            <text:p>123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42" calcext:value-type="float">
            <text:p>0.42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5268" calcext:value-type="float">
            <text:p>95268</text:p>
          </table:table-cell>
          <table:table-cell office:value-type="float" office:value="701762" calcext:value-type="float">
            <text:p>701762</text:p>
          </table:table-cell>
          <table:table-cell office:value-type="float" office:value="1539685" calcext:value-type="float">
            <text:p>1539685</text:p>
          </table:table-cell>
          <table:table-cell office:value-type="float" office:value="887" calcext:value-type="float">
            <text:p>887</text:p>
          </table:table-cell>
          <table:table-cell office:value-type="float" office:value="10235" calcext:value-type="float">
            <text:p>10235</text:p>
          </table:table-cell>
          <table:table-cell office:value-type="float" office:value="26586" calcext:value-type="float">
            <text:p>26586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5783" calcext:value-type="float">
            <text:p>0.455783</text:p>
          </table:table-cell>
          <table:table-cell office:value-type="float" office:value="887" calcext:value-type="float">
            <text:p>887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38" calcext:value-type="float">
            <text:p>0.3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6272" calcext:value-type="float">
            <text:p>96272</text:p>
          </table:table-cell>
          <table:table-cell office:value-type="float" office:value="380151" calcext:value-type="float">
            <text:p>380151</text:p>
          </table:table-cell>
          <table:table-cell office:value-type="float" office:value="732634" calcext:value-type="float">
            <text:p>732634</text:p>
          </table:table-cell>
          <table:table-cell office:value-type="float" office:value="176" calcext:value-type="float">
            <text:p>176</text:p>
          </table:table-cell>
          <table:table-cell office:value-type="float" office:value="5220" calcext:value-type="float">
            <text:p>5220</text:p>
          </table:table-cell>
          <table:table-cell office:value-type="float" office:value="14123" calcext:value-type="float">
            <text:p>1412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8883" calcext:value-type="float">
            <text:p>0.518883</text:p>
          </table:table-cell>
          <table:table-cell office:value-type="float" office:value="176" calcext:value-type="float">
            <text:p>176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7" calcext:value-type="float">
            <text:p>0.37</text:p>
          </table:table-cell>
          <table:table-cell office:value-type="float" office:value="82.11" calcext:value-type="float">
            <text:p>82.1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7276" calcext:value-type="float">
            <text:p>97276</text:p>
          </table:table-cell>
          <table:table-cell office:value-type="float" office:value="389279" calcext:value-type="float">
            <text:p>389279</text:p>
          </table:table-cell>
          <table:table-cell office:value-type="float" office:value="804408" calcext:value-type="float">
            <text:p>804408</text:p>
          </table:table-cell>
          <table:table-cell office:value-type="float" office:value="272" calcext:value-type="float">
            <text:p>272</text:p>
          </table:table-cell>
          <table:table-cell office:value-type="float" office:value="5783" calcext:value-type="float">
            <text:p>5783</text:p>
          </table:table-cell>
          <table:table-cell office:value-type="float" office:value="15704" calcext:value-type="float">
            <text:p>15704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3932" calcext:value-type="float">
            <text:p>0.483932</text:p>
          </table:table-cell>
          <table:table-cell office:value-type="float" office:value="272" calcext:value-type="float">
            <text:p>272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7" calcext:value-type="float">
            <text:p>0.37</text:p>
          </table:table-cell>
          <table:table-cell office:value-type="float" office:value="51.32" calcext:value-type="float">
            <text:p>51.3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8280" calcext:value-type="float">
            <text:p>98280</text:p>
          </table:table-cell>
          <table:table-cell office:value-type="float" office:value="370859" calcext:value-type="float">
            <text:p>370859</text:p>
          </table:table-cell>
          <table:table-cell office:value-type="float" office:value="729187" calcext:value-type="float">
            <text:p>729187</text:p>
          </table:table-cell>
          <table:table-cell office:value-type="float" office:value="38" calcext:value-type="float">
            <text:p>38</text:p>
          </table:table-cell>
          <table:table-cell office:value-type="float" office:value="5172" calcext:value-type="float">
            <text:p>5172</text:p>
          </table:table-cell>
          <table:table-cell office:value-type="float" office:value="14538" calcext:value-type="float">
            <text:p>1453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592" calcext:value-type="float">
            <text:p>0.508592</text:p>
          </table:table-cell>
          <table:table-cell office:value-type="float" office:value="38" calcext:value-type="float">
            <text:p>3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173.07" calcext:value-type="float">
            <text:p>173.0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99284" calcext:value-type="float">
            <text:p>99284</text:p>
          </table:table-cell>
          <table:table-cell office:value-type="float" office:value="358414" calcext:value-type="float">
            <text:p>358414</text:p>
          </table:table-cell>
          <table:table-cell office:value-type="float" office:value="679312" calcext:value-type="float">
            <text:p>679312</text:p>
          </table:table-cell>
          <table:table-cell office:value-type="float" office:value="214" calcext:value-type="float">
            <text:p>214</text:p>
          </table:table-cell>
          <table:table-cell office:value-type="float" office:value="4627" calcext:value-type="float">
            <text:p>4627</text:p>
          </table:table-cell>
          <table:table-cell office:value-type="float" office:value="12626" calcext:value-type="float">
            <text:p>1262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7613" calcext:value-type="float">
            <text:p>0.527613</text:p>
          </table:table-cell>
          <table:table-cell office:value-type="float" office:value="214" calcext:value-type="float">
            <text:p>214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7" calcext:value-type="float">
            <text:p>0.37</text:p>
          </table:table-cell>
          <table:table-cell office:value-type="float" office:value="45.09" calcext:value-type="float">
            <text:p>45.0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0288" calcext:value-type="float">
            <text:p>100288</text:p>
          </table:table-cell>
          <table:table-cell office:value-type="float" office:value="408917" calcext:value-type="float">
            <text:p>408917</text:p>
          </table:table-cell>
          <table:table-cell office:value-type="float" office:value="853917" calcext:value-type="float">
            <text:p>853917</text:p>
          </table:table-cell>
          <table:table-cell office:value-type="float" office:value="116" calcext:value-type="float">
            <text:p>116</text:p>
          </table:table-cell>
          <table:table-cell office:value-type="float" office:value="6234" calcext:value-type="float">
            <text:p>6234</text:p>
          </table:table-cell>
          <table:table-cell office:value-type="float" office:value="17367" calcext:value-type="float">
            <text:p>1736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8872" calcext:value-type="float">
            <text:p>0.478872</text:p>
          </table:table-cell>
          <table:table-cell office:value-type="float" office:value="116" calcext:value-type="float">
            <text:p>116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6" calcext:value-type="float">
            <text:p>0.36</text:p>
          </table:table-cell>
          <table:table-cell office:value-type="float" office:value="109.23" calcext:value-type="float">
            <text:p>109.2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1292" calcext:value-type="float">
            <text:p>101292</text:p>
          </table:table-cell>
          <table:table-cell office:value-type="float" office:value="364188" calcext:value-type="float">
            <text:p>364188</text:p>
          </table:table-cell>
          <table:table-cell office:value-type="float" office:value="696811" calcext:value-type="float">
            <text:p>696811</text:p>
          </table:table-cell>
          <table:table-cell office:value-type="float" office:value="104" calcext:value-type="float">
            <text:p>104</text:p>
          </table:table-cell>
          <table:table-cell office:value-type="float" office:value="4861" calcext:value-type="float">
            <text:p>4861</text:p>
          </table:table-cell>
          <table:table-cell office:value-type="float" office:value="13424" calcext:value-type="float">
            <text:p>1342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265" calcext:value-type="float">
            <text:p>0.52265</text:p>
          </table:table-cell>
          <table:table-cell office:value-type="float" office:value="104" calcext:value-type="float">
            <text:p>10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6" calcext:value-type="float">
            <text:p>0.36</text:p>
          </table:table-cell>
          <table:table-cell office:value-type="float" office:value="119.86" calcext:value-type="float">
            <text:p>119.8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2296" calcext:value-type="float">
            <text:p>102296</text:p>
          </table:table-cell>
          <table:table-cell office:value-type="float" office:value="404583" calcext:value-type="float">
            <text:p>404583</text:p>
          </table:table-cell>
          <table:table-cell office:value-type="float" office:value="807673" calcext:value-type="float">
            <text:p>807673</text:p>
          </table:table-cell>
          <table:table-cell office:value-type="float" office:value="139" calcext:value-type="float">
            <text:p>139</text:p>
          </table:table-cell>
          <table:table-cell office:value-type="float" office:value="5879" calcext:value-type="float">
            <text:p>5879</text:p>
          </table:table-cell>
          <table:table-cell office:value-type="float" office:value="16193" calcext:value-type="float">
            <text:p>1619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924" calcext:value-type="float">
            <text:p>0.500924</text:p>
          </table:table-cell>
          <table:table-cell office:value-type="float" office:value="139" calcext:value-type="float">
            <text:p>139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6" calcext:value-type="float">
            <text:p>0.36</text:p>
          </table:table-cell>
          <table:table-cell office:value-type="float" office:value="104.47" calcext:value-type="float">
            <text:p>104.4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3300" calcext:value-type="float">
            <text:p>103300</text:p>
          </table:table-cell>
          <table:table-cell office:value-type="float" office:value="1031880" calcext:value-type="float">
            <text:p>1031880</text:p>
          </table:table-cell>
          <table:table-cell office:value-type="float" office:value="2414460" calcext:value-type="float">
            <text:p>2414460</text:p>
          </table:table-cell>
          <table:table-cell office:value-type="float" office:value="1720" calcext:value-type="float">
            <text:p>1720</text:p>
          </table:table-cell>
          <table:table-cell office:value-type="float" office:value="19843" calcext:value-type="float">
            <text:p>19843</text:p>
          </table:table-cell>
          <table:table-cell office:value-type="float" office:value="54294" calcext:value-type="float">
            <text:p>54294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75" calcext:value-type="float">
            <text:p>0.427375</text:p>
          </table:table-cell>
          <table:table-cell office:value-type="float" office:value="1720" calcext:value-type="float">
            <text:p>1720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37" calcext:value-type="float">
            <text:p>0.37</text:p>
          </table:table-cell>
          <table:table-cell office:value-type="float" office:value="23.97" calcext:value-type="float">
            <text:p>23.97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3264" calcext:value-type="float">
            <text:p>103264</text:p>
          </table:table-cell>
          <table:table-cell office:value-type="float" office:value="17440701855" calcext:value-type="float">
            <text:p>17440701855</text:p>
          </table:table-cell>
          <table:table-cell office:value-type="float" office:value="9245511149" calcext:value-type="float">
            <text:p>9245511149</text:p>
          </table:table-cell>
          <table:table-cell office:value-type="float" office:value="4268" calcext:value-type="float">
            <text:p>4268</text:p>
          </table:table-cell>
          <table:table-cell office:value-type="float" office:value="390401184" calcext:value-type="float">
            <text:p>390401184</text:p>
          </table:table-cell>
          <table:table-cell office:value-type="float" office:value="515116801" calcext:value-type="float">
            <text:p>515116801</text:p>
          </table:table-cell>
          <table:table-cell office:value-type="float" office:value="11552" calcext:value-type="float">
            <text:p>1155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6397" calcext:value-type="float">
            <text:p>1.886397</text:p>
          </table:table-cell>
          <table:table-cell office:value-type="float" office:value="4268" calcext:value-type="float">
            <text:p>4268</text:p>
          </table:table-cell>
          <table:table-cell office:value-type="float" office:value="24.910942" calcext:value-type="float">
            <text:p>24.910942</text:p>
          </table:table-cell>
          <table:table-cell office:value-type="float" office:value="32.86887" calcext:value-type="float">
            <text:p>32.86887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76" calcext:value-type="float">
            <text:p>0.76</text:p>
          </table:table-cell>
          <table:table-cell office:value-type="float" office:value="44591.14" calcext:value-type="float">
            <text:p>44591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4304" calcext:value-type="float">
            <text:p>104304</text:p>
          </table:table-cell>
          <table:table-cell office:value-type="float" office:value="379635" calcext:value-type="float">
            <text:p>379635</text:p>
          </table:table-cell>
          <table:table-cell office:value-type="float" office:value="770052" calcext:value-type="float">
            <text:p>770052</text:p>
          </table:table-cell>
          <table:table-cell office:value-type="float" office:value="67" calcext:value-type="float">
            <text:p>67</text:p>
          </table:table-cell>
          <table:table-cell office:value-type="float" office:value="5490" calcext:value-type="float">
            <text:p>5490</text:p>
          </table:table-cell>
          <table:table-cell office:value-type="float" office:value="14985" calcext:value-type="float">
            <text:p>1498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2999" calcext:value-type="float">
            <text:p>0.492999</text:p>
          </table:table-cell>
          <table:table-cell office:value-type="float" office:value="67" calcext:value-type="float">
            <text:p>67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7" calcext:value-type="float">
            <text:p>0.37</text:p>
          </table:table-cell>
          <table:table-cell office:value-type="float" office:value="176.29" calcext:value-type="float">
            <text:p>176.2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5308" calcext:value-type="float">
            <text:p>105308</text:p>
          </table:table-cell>
          <table:table-cell office:value-type="float" office:value="392661" calcext:value-type="float">
            <text:p>392661</text:p>
          </table:table-cell>
          <table:table-cell office:value-type="float" office:value="784801" calcext:value-type="float">
            <text:p>784801</text:p>
          </table:table-cell>
          <table:table-cell office:value-type="float" office:value="185" calcext:value-type="float">
            <text:p>185</text:p>
          </table:table-cell>
          <table:table-cell office:value-type="float" office:value="5823" calcext:value-type="float">
            <text:p>5823</text:p>
          </table:table-cell>
          <table:table-cell office:value-type="float" office:value="15777" calcext:value-type="float">
            <text:p>1577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332" calcext:value-type="float">
            <text:p>0.500332</text:p>
          </table:table-cell>
          <table:table-cell office:value-type="float" office:value="185" calcext:value-type="float">
            <text:p>185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7" calcext:value-type="float">
            <text:p>0.37</text:p>
          </table:table-cell>
          <table:table-cell office:value-type="float" office:value="88.14" calcext:value-type="float">
            <text:p>88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6311" calcext:value-type="float">
            <text:p>106311</text:p>
          </table:table-cell>
          <table:table-cell office:value-type="float" office:value="618686" calcext:value-type="float">
            <text:p>618686</text:p>
          </table:table-cell>
          <table:table-cell office:value-type="float" office:value="1344598" calcext:value-type="float">
            <text:p>1344598</text:p>
          </table:table-cell>
          <table:table-cell office:value-type="float" office:value="753" calcext:value-type="float">
            <text:p>753</text:p>
          </table:table-cell>
          <table:table-cell office:value-type="float" office:value="9857" calcext:value-type="float">
            <text:p>9857</text:p>
          </table:table-cell>
          <table:table-cell office:value-type="float" office:value="27969" calcext:value-type="float">
            <text:p>27969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0127" calcext:value-type="float">
            <text:p>0.460127</text:p>
          </table:table-cell>
          <table:table-cell office:value-type="float" office:value="753" calcext:value-type="float">
            <text:p>753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35" calcext:value-type="float">
            <text:p>0.35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7314" calcext:value-type="float">
            <text:p>107314</text:p>
          </table:table-cell>
          <table:table-cell office:value-type="float" office:value="398541" calcext:value-type="float">
            <text:p>398541</text:p>
          </table:table-cell>
          <table:table-cell office:value-type="float" office:value="781502" calcext:value-type="float">
            <text:p>781502</text:p>
          </table:table-cell>
          <table:table-cell office:value-type="float" office:value="225" calcext:value-type="float">
            <text:p>225</text:p>
          </table:table-cell>
          <table:table-cell office:value-type="float" office:value="5765" calcext:value-type="float">
            <text:p>5765</text:p>
          </table:table-cell>
          <table:table-cell office:value-type="float" office:value="15356" calcext:value-type="float">
            <text:p>15356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9968" calcext:value-type="float">
            <text:p>0.509968</text:p>
          </table:table-cell>
          <table:table-cell office:value-type="float" office:value="225" calcext:value-type="float">
            <text:p>225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8" calcext:value-type="float">
            <text:p>0.38</text:p>
          </table:table-cell>
          <table:table-cell office:value-type="float" office:value="67.35" calcext:value-type="float">
            <text:p>67.3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8318" calcext:value-type="float">
            <text:p>108318</text:p>
          </table:table-cell>
          <table:table-cell office:value-type="float" office:value="425261" calcext:value-type="float">
            <text:p>425261</text:p>
          </table:table-cell>
          <table:table-cell office:value-type="float" office:value="865671" calcext:value-type="float">
            <text:p>865671</text:p>
          </table:table-cell>
          <table:table-cell office:value-type="float" office:value="217" calcext:value-type="float">
            <text:p>217</text:p>
          </table:table-cell>
          <table:table-cell office:value-type="float" office:value="6525" calcext:value-type="float">
            <text:p>6525</text:p>
          </table:table-cell>
          <table:table-cell office:value-type="float" office:value="17782" calcext:value-type="float">
            <text:p>1778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125" calcext:value-type="float">
            <text:p>0.49125</text:p>
          </table:table-cell>
          <table:table-cell office:value-type="float" office:value="217" calcext:value-type="float">
            <text:p>217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7" calcext:value-type="float">
            <text:p>0.37</text:p>
          </table:table-cell>
          <table:table-cell office:value-type="float" office:value="82.32" calcext:value-type="float">
            <text:p>82.3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09322" calcext:value-type="float">
            <text:p>109322</text:p>
          </table:table-cell>
          <table:table-cell office:value-type="float" office:value="358245" calcext:value-type="float">
            <text:p>358245</text:p>
          </table:table-cell>
          <table:table-cell office:value-type="float" office:value="714718" calcext:value-type="float">
            <text:p>714718</text:p>
          </table:table-cell>
          <table:table-cell office:value-type="float" office:value="106" calcext:value-type="float">
            <text:p>106</text:p>
          </table:table-cell>
          <table:table-cell office:value-type="float" office:value="5178" calcext:value-type="float">
            <text:p>5178</text:p>
          </table:table-cell>
          <table:table-cell office:value-type="float" office:value="14178" calcext:value-type="float">
            <text:p>1417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124" calcext:value-type="float">
            <text:p>0.50124</text:p>
          </table:table-cell>
          <table:table-cell office:value-type="float" office:value="106" calcext:value-type="float">
            <text:p>10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7" calcext:value-type="float">
            <text:p>0.37</text:p>
          </table:table-cell>
          <table:table-cell office:value-type="float" office:value="136.33" calcext:value-type="float">
            <text:p>136.3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0325" calcext:value-type="float">
            <text:p>110325</text:p>
          </table:table-cell>
          <table:table-cell office:value-type="float" office:value="837742" calcext:value-type="float">
            <text:p>837742</text:p>
          </table:table-cell>
          <table:table-cell office:value-type="float" office:value="1669491" calcext:value-type="float">
            <text:p>1669491</text:p>
          </table:table-cell>
          <table:table-cell office:value-type="float" office:value="477" calcext:value-type="float">
            <text:p>477</text:p>
          </table:table-cell>
          <table:table-cell office:value-type="float" office:value="12747" calcext:value-type="float">
            <text:p>12747</text:p>
          </table:table-cell>
          <table:table-cell office:value-type="float" office:value="33930" calcext:value-type="float">
            <text:p>33930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1795" calcext:value-type="float">
            <text:p>0.501795</text:p>
          </table:table-cell>
          <table:table-cell office:value-type="float" office:value="477" calcext:value-type="float">
            <text:p>477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38" calcext:value-type="float">
            <text:p>0.38</text:p>
          </table:table-cell>
          <table:table-cell office:value-type="float" office:value="69.39" calcext:value-type="float">
            <text:p>69.3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1329" calcext:value-type="float">
            <text:p>111329</text:p>
          </table:table-cell>
          <table:table-cell office:value-type="float" office:value="358168" calcext:value-type="float">
            <text:p>358168</text:p>
          </table:table-cell>
          <table:table-cell office:value-type="float" office:value="693711" calcext:value-type="float">
            <text:p>693711</text:p>
          </table:table-cell>
          <table:table-cell office:value-type="float" office:value="209" calcext:value-type="float">
            <text:p>209</text:p>
          </table:table-cell>
          <table:table-cell office:value-type="float" office:value="4958" calcext:value-type="float">
            <text:p>4958</text:p>
          </table:table-cell>
          <table:table-cell office:value-type="float" office:value="13392" calcext:value-type="float">
            <text:p>13392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307" calcext:value-type="float">
            <text:p>0.516307</text:p>
          </table:table-cell>
          <table:table-cell office:value-type="float" office:value="209" calcext:value-type="float">
            <text:p>209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7" calcext:value-type="float">
            <text:p>0.37</text:p>
          </table:table-cell>
          <table:table-cell office:value-type="float" office:value="59.26" calcext:value-type="float">
            <text:p>59.2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2332" calcext:value-type="float">
            <text:p>112332</text:p>
          </table:table-cell>
          <table:table-cell office:value-type="float" office:value="413353" calcext:value-type="float">
            <text:p>413353</text:p>
          </table:table-cell>
          <table:table-cell office:value-type="float" office:value="828985" calcext:value-type="float">
            <text:p>828985</text:p>
          </table:table-cell>
          <table:table-cell office:value-type="float" office:value="304" calcext:value-type="float">
            <text:p>304</text:p>
          </table:table-cell>
          <table:table-cell office:value-type="float" office:value="6170" calcext:value-type="float">
            <text:p>6170</text:p>
          </table:table-cell>
          <table:table-cell office:value-type="float" office:value="17103" calcext:value-type="float">
            <text:p>17103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625" calcext:value-type="float">
            <text:p>0.498625</text:p>
          </table:table-cell>
          <table:table-cell office:value-type="float" office:value="304" calcext:value-type="float">
            <text:p>304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6" calcext:value-type="float">
            <text:p>0.36</text:p>
          </table:table-cell>
          <table:table-cell office:value-type="float" office:value="46.73" calcext:value-type="float">
            <text:p>46.7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3335" calcext:value-type="float">
            <text:p>113335</text:p>
          </table:table-cell>
          <table:table-cell office:value-type="float" office:value="363928" calcext:value-type="float">
            <text:p>363928</text:p>
          </table:table-cell>
          <table:table-cell office:value-type="float" office:value="684744" calcext:value-type="float">
            <text:p>684744</text:p>
          </table:table-cell>
          <table:table-cell office:value-type="float" office:value="136" calcext:value-type="float">
            <text:p>136</text:p>
          </table:table-cell>
          <table:table-cell office:value-type="float" office:value="5061" calcext:value-type="float">
            <text:p>5061</text:p>
          </table:table-cell>
          <table:table-cell office:value-type="float" office:value="13700" calcext:value-type="float">
            <text:p>137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148" calcext:value-type="float">
            <text:p>0.53148</text:p>
          </table:table-cell>
          <table:table-cell office:value-type="float" office:value="136" calcext:value-type="float">
            <text:p>136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7" calcext:value-type="float">
            <text:p>0.37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4339" calcext:value-type="float">
            <text:p>114339</text:p>
          </table:table-cell>
          <table:table-cell office:value-type="float" office:value="433551" calcext:value-type="float">
            <text:p>433551</text:p>
          </table:table-cell>
          <table:table-cell office:value-type="float" office:value="841913" calcext:value-type="float">
            <text:p>841913</text:p>
          </table:table-cell>
          <table:table-cell office:value-type="float" office:value="153" calcext:value-type="float">
            <text:p>153</text:p>
          </table:table-cell>
          <table:table-cell office:value-type="float" office:value="6257" calcext:value-type="float">
            <text:p>6257</text:p>
          </table:table-cell>
          <table:table-cell office:value-type="float" office:value="17040" calcext:value-type="float">
            <text:p>1704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4959" calcext:value-type="float">
            <text:p>0.514959</text:p>
          </table:table-cell>
          <table:table-cell office:value-type="float" office:value="153" calcext:value-type="float">
            <text:p>153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7" calcext:value-type="float">
            <text:p>0.37</text:p>
          </table:table-cell>
          <table:table-cell office:value-type="float" office:value="119.16" calcext:value-type="float">
            <text:p>119.1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5343" calcext:value-type="float">
            <text:p>115343</text:p>
          </table:table-cell>
          <table:table-cell office:value-type="float" office:value="393964" calcext:value-type="float">
            <text:p>393964</text:p>
          </table:table-cell>
          <table:table-cell office:value-type="float" office:value="765725" calcext:value-type="float">
            <text:p>765725</text:p>
          </table:table-cell>
          <table:table-cell office:value-type="float" office:value="266" calcext:value-type="float">
            <text:p>266</text:p>
          </table:table-cell>
          <table:table-cell office:value-type="float" office:value="5711" calcext:value-type="float">
            <text:p>5711</text:p>
          </table:table-cell>
          <table:table-cell office:value-type="float" office:value="15432" calcext:value-type="float">
            <text:p>1543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4498" calcext:value-type="float">
            <text:p>0.514498</text:p>
          </table:table-cell>
          <table:table-cell office:value-type="float" office:value="266" calcext:value-type="float">
            <text:p>266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37" calcext:value-type="float">
            <text:p>0.37</text:p>
          </table:table-cell>
          <table:table-cell office:value-type="float" office:value="73.49" calcext:value-type="float">
            <text:p>73.49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6347" calcext:value-type="float">
            <text:p>116347</text:p>
          </table:table-cell>
          <table:table-cell office:value-type="float" office:value="379491" calcext:value-type="float">
            <text:p>379491</text:p>
          </table:table-cell>
          <table:table-cell office:value-type="float" office:value="710033" calcext:value-type="float">
            <text:p>710033</text:p>
          </table:table-cell>
          <table:table-cell office:value-type="float" office:value="54" calcext:value-type="float">
            <text:p>54</text:p>
          </table:table-cell>
          <table:table-cell office:value-type="float" office:value="5123" calcext:value-type="float">
            <text:p>5123</text:p>
          </table:table-cell>
          <table:table-cell office:value-type="float" office:value="14150" calcext:value-type="float">
            <text:p>1415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447" calcext:value-type="float">
            <text:p>0.53447</text:p>
          </table:table-cell>
          <table:table-cell office:value-type="float" office:value="54" calcext:value-type="float">
            <text:p>54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248.25" calcext:value-type="float">
            <text:p>248.2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7351" calcext:value-type="float">
            <text:p>117351</text:p>
          </table:table-cell>
          <table:table-cell office:value-type="float" office:value="386190" calcext:value-type="float">
            <text:p>386190</text:p>
          </table:table-cell>
          <table:table-cell office:value-type="float" office:value="744930" calcext:value-type="float">
            <text:p>744930</text:p>
          </table:table-cell>
          <table:table-cell office:value-type="float" office:value="140" calcext:value-type="float">
            <text:p>140</text:p>
          </table:table-cell>
          <table:table-cell office:value-type="float" office:value="5517" calcext:value-type="float">
            <text:p>5517</text:p>
          </table:table-cell>
          <table:table-cell office:value-type="float" office:value="15063" calcext:value-type="float">
            <text:p>1506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8425" calcext:value-type="float">
            <text:p>0.518425</text:p>
          </table:table-cell>
          <table:table-cell office:value-type="float" office:value="140" calcext:value-type="float">
            <text:p>140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7" calcext:value-type="float">
            <text:p>0.37</text:p>
          </table:table-cell>
          <table:table-cell office:value-type="float" office:value="112.41" calcext:value-type="float">
            <text:p>112.41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117319" calcext:value-type="float">
            <text:p>117319</text:p>
          </table:table-cell>
          <table:table-cell office:value-type="float" office:value="409081" calcext:value-type="float">
            <text:p>409081</text:p>
          </table:table-cell>
          <table:table-cell office:value-type="float" office:value="786393" calcext:value-type="float">
            <text:p>786393</text:p>
          </table:table-cell>
          <table:table-cell office:value-type="float" office:value="207" calcext:value-type="float">
            <text:p>207</text:p>
          </table:table-cell>
          <table:table-cell office:value-type="float" office:value="5632" calcext:value-type="float">
            <text:p>5632</text:p>
          </table:table-cell>
          <table:table-cell office:value-type="float" office:value="15525" calcext:value-type="float">
            <text:p>1552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0199" calcext:value-type="float">
            <text:p>0.520199</text:p>
          </table:table-cell>
          <table:table-cell office:value-type="float" office:value="207" calcext:value-type="float">
            <text:p>207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6" calcext:value-type="float">
            <text:p>0.36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8355" calcext:value-type="float">
            <text:p>118355</text:p>
          </table:table-cell>
          <table:table-cell office:value-type="float" office:value="379617" calcext:value-type="float">
            <text:p>379617</text:p>
          </table:table-cell>
          <table:table-cell office:value-type="float" office:value="724475" calcext:value-type="float">
            <text:p>724475</text:p>
          </table:table-cell>
          <table:table-cell office:value-type="float" office:value="71" calcext:value-type="float">
            <text:p>71</text:p>
          </table:table-cell>
          <table:table-cell office:value-type="float" office:value="5216" calcext:value-type="float">
            <text:p>5216</text:p>
          </table:table-cell>
          <table:table-cell office:value-type="float" office:value="14190" calcext:value-type="float">
            <text:p>1419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989" calcext:value-type="float">
            <text:p>0.523989</text:p>
          </table:table-cell>
          <table:table-cell office:value-type="float" office:value="71" calcext:value-type="float">
            <text:p>71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7" calcext:value-type="float">
            <text:p>0.37</text:p>
          </table:table-cell>
          <table:table-cell office:value-type="float" office:value="211.79" calcext:value-type="float">
            <text:p>211.7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9359" calcext:value-type="float">
            <text:p>119359</text:p>
          </table:table-cell>
          <table:table-cell office:value-type="float" office:value="510951" calcext:value-type="float">
            <text:p>510951</text:p>
          </table:table-cell>
          <table:table-cell office:value-type="float" office:value="1058552" calcext:value-type="float">
            <text:p>1058552</text:p>
          </table:table-cell>
          <table:table-cell office:value-type="float" office:value="294" calcext:value-type="float">
            <text:p>294</text:p>
          </table:table-cell>
          <table:table-cell office:value-type="float" office:value="8543" calcext:value-type="float">
            <text:p>8543</text:p>
          </table:table-cell>
          <table:table-cell office:value-type="float" office:value="22363" calcext:value-type="float">
            <text:p>22363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2689" calcext:value-type="float">
            <text:p>0.482689</text:p>
          </table:table-cell>
          <table:table-cell office:value-type="float" office:value="294" calcext:value-type="float">
            <text:p>294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8" calcext:value-type="float">
            <text:p>0.38</text:p>
          </table:table-cell>
          <table:table-cell office:value-type="float" office:value="81.62" calcext:value-type="float">
            <text:p>81.6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19359" calcext:value-type="float">
            <text:p>119359</text:p>
          </table:table-cell>
          <table:table-cell office:value-type="float" office:value="364660" calcext:value-type="float">
            <text:p>364660</text:p>
          </table:table-cell>
          <table:table-cell office:value-type="float" office:value="666387" calcext:value-type="float">
            <text:p>666387</text:p>
          </table:table-cell>
          <table:table-cell office:value-type="float" office:value="89" calcext:value-type="float">
            <text:p>89</text:p>
          </table:table-cell>
          <table:table-cell office:value-type="float" office:value="4914" calcext:value-type="float">
            <text:p>4914</text:p>
          </table:table-cell>
          <table:table-cell office:value-type="float" office:value="13085" calcext:value-type="float">
            <text:p>1308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722" calcext:value-type="float">
            <text:p>0.54722</text:p>
          </table:table-cell>
          <table:table-cell office:value-type="float" office:value="89" calcext:value-type="float">
            <text:p>89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8" calcext:value-type="float">
            <text:p>0.38</text:p>
          </table:table-cell>
          <table:table-cell office:value-type="float" office:value="192.43" calcext:value-type="float">
            <text:p>192.4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0363" calcext:value-type="float">
            <text:p>120363</text:p>
          </table:table-cell>
          <table:table-cell office:value-type="float" office:value="405843" calcext:value-type="float">
            <text:p>405843</text:p>
          </table:table-cell>
          <table:table-cell office:value-type="float" office:value="829480" calcext:value-type="float">
            <text:p>829480</text:p>
          </table:table-cell>
          <table:table-cell office:value-type="float" office:value="196" calcext:value-type="float">
            <text:p>196</text:p>
          </table:table-cell>
          <table:table-cell office:value-type="float" office:value="6068" calcext:value-type="float">
            <text:p>6068</text:p>
          </table:table-cell>
          <table:table-cell office:value-type="float" office:value="17030" calcext:value-type="float">
            <text:p>1703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274" calcext:value-type="float">
            <text:p>0.489274</text:p>
          </table:table-cell>
          <table:table-cell office:value-type="float" office:value="196" calcext:value-type="float">
            <text:p>196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6" calcext:value-type="float">
            <text:p>0.36</text:p>
          </table:table-cell>
          <table:table-cell office:value-type="float" office:value="92.55" calcext:value-type="float">
            <text:p>92.5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1367" calcext:value-type="float">
            <text:p>121367</text:p>
          </table:table-cell>
          <table:table-cell office:value-type="float" office:value="358464" calcext:value-type="float">
            <text:p>358464</text:p>
          </table:table-cell>
          <table:table-cell office:value-type="float" office:value="726522" calcext:value-type="float">
            <text:p>726522</text:p>
          </table:table-cell>
          <table:table-cell office:value-type="float" office:value="143" calcext:value-type="float">
            <text:p>143</text:p>
          </table:table-cell>
          <table:table-cell office:value-type="float" office:value="5060" calcext:value-type="float">
            <text:p>5060</text:p>
          </table:table-cell>
          <table:table-cell office:value-type="float" office:value="13964" calcext:value-type="float">
            <text:p>1396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397" calcext:value-type="float">
            <text:p>0.493397</text:p>
          </table:table-cell>
          <table:table-cell office:value-type="float" office:value="143" calcext:value-type="float">
            <text:p>143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6" calcext:value-type="float">
            <text:p>0.36</text:p>
          </table:table-cell>
          <table:table-cell office:value-type="float" office:value="82.14" calcext:value-type="float">
            <text:p>82.14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2371" calcext:value-type="float">
            <text:p>122371</text:p>
          </table:table-cell>
          <table:table-cell office:value-type="float" office:value="452323" calcext:value-type="float">
            <text:p>452323</text:p>
          </table:table-cell>
          <table:table-cell office:value-type="float" office:value="945287" calcext:value-type="float">
            <text:p>945287</text:p>
          </table:table-cell>
          <table:table-cell office:value-type="float" office:value="364" calcext:value-type="float">
            <text:p>364</text:p>
          </table:table-cell>
          <table:table-cell office:value-type="float" office:value="7021" calcext:value-type="float">
            <text:p>7021</text:p>
          </table:table-cell>
          <table:table-cell office:value-type="float" office:value="19222" calcext:value-type="float">
            <text:p>19222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8503" calcext:value-type="float">
            <text:p>0.478503</text:p>
          </table:table-cell>
          <table:table-cell office:value-type="float" office:value="364" calcext:value-type="float">
            <text:p>364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37" calcext:value-type="float">
            <text:p>0.3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2373" calcext:value-type="float">
            <text:p>1223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3376" calcext:value-type="float">
            <text:p>123376</text:p>
          </table:table-cell>
          <table:table-cell office:value-type="float" office:value="353627" calcext:value-type="float">
            <text:p>353627</text:p>
          </table:table-cell>
          <table:table-cell office:value-type="float" office:value="671555" calcext:value-type="float">
            <text:p>671555</text:p>
          </table:table-cell>
          <table:table-cell office:value-type="float" office:value="283" calcext:value-type="float">
            <text:p>283</text:p>
          </table:table-cell>
          <table:table-cell office:value-type="float" office:value="4954" calcext:value-type="float">
            <text:p>4954</text:p>
          </table:table-cell>
          <table:table-cell office:value-type="float" office:value="13002" calcext:value-type="float">
            <text:p>1300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6579" calcext:value-type="float">
            <text:p>0.526579</text:p>
          </table:table-cell>
          <table:table-cell office:value-type="float" office:value="283" calcext:value-type="float">
            <text:p>283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8" calcext:value-type="float">
            <text:p>0.38</text:p>
          </table:table-cell>
          <table:table-cell office:value-type="float" office:value="46.27" calcext:value-type="float">
            <text:p>46.2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4380" calcext:value-type="float">
            <text:p>124380</text:p>
          </table:table-cell>
          <table:table-cell office:value-type="float" office:value="62338229" calcext:value-type="float">
            <text:p>62338229</text:p>
          </table:table-cell>
          <table:table-cell office:value-type="float" office:value="95818475" calcext:value-type="float">
            <text:p>95818475</text:p>
          </table:table-cell>
          <table:table-cell office:value-type="float" office:value="31121" calcext:value-type="float">
            <text:p>31121</text:p>
          </table:table-cell>
          <table:table-cell office:value-type="float" office:value="899469" calcext:value-type="float">
            <text:p>899469</text:p>
          </table:table-cell>
          <table:table-cell office:value-type="float" office:value="1492704" calcext:value-type="float">
            <text:p>1492704</text:p>
          </table:table-cell>
          <table:table-cell office:value-type="float" office:value="50483" calcext:value-type="float">
            <text:p>50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50587" calcext:value-type="float">
            <text:p>0.650587</text:p>
          </table:table-cell>
          <table:table-cell office:value-type="float" office:value="31121" calcext:value-type="float">
            <text:p>31121</text:p>
          </table:table-cell>
          <table:table-cell office:value-type="float" office:value="0.057337" calcext:value-type="float">
            <text:p>0.057337</text:p>
          </table:table-cell>
          <table:table-cell office:value-type="float" office:value="0.095152" calcext:value-type="float">
            <text:p>0.095152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6" calcext:value-type="float">
            <text:p>0.6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4383" calcext:value-type="float">
            <text:p>124383</text:p>
          </table:table-cell>
          <table:table-cell office:value-type="float" office:value="156908" calcext:value-type="float">
            <text:p>156908</text:p>
          </table:table-cell>
          <table:table-cell office:value-type="float" office:value="194134" calcext:value-type="float">
            <text:p>194134</text:p>
          </table:table-cell>
          <table:table-cell office:value-type="float" office:value="2" calcext:value-type="float">
            <text:p>2</text:p>
          </table:table-cell>
          <table:table-cell office:value-type="float" office:value="1257" calcext:value-type="float">
            <text:p>1257</text:p>
          </table:table-cell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08246" calcext:value-type="float">
            <text:p>0.808246</text:p>
          </table:table-cell>
          <table:table-cell office:value-type="float" office:value="2" calcext:value-type="float">
            <text:p>2</text:p>
          </table:table-cell>
          <table:table-cell office:value-type="float" office:value="0.026816" calcext:value-type="float">
            <text:p>0.026816</text:p>
          </table:table-cell>
          <table:table-cell office:value-type="float" office:value="0.027349" calcext:value-type="float">
            <text:p>0.027349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98" calcext:value-type="float">
            <text:p>0.98</text:p>
          </table:table-cell>
          <table:table-cell office:value-type="float" office:value="160.25" calcext:value-type="float">
            <text:p>160.2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5387" calcext:value-type="float">
            <text:p>125387</text:p>
          </table:table-cell>
          <table:table-cell office:value-type="float" office:value="145924282" calcext:value-type="float">
            <text:p>145924282</text:p>
          </table:table-cell>
          <table:table-cell office:value-type="float" office:value="231855846" calcext:value-type="float">
            <text:p>231855846</text:p>
          </table:table-cell>
          <table:table-cell office:value-type="float" office:value="23023" calcext:value-type="float">
            <text:p>23023</text:p>
          </table:table-cell>
          <table:table-cell office:value-type="float" office:value="1346948" calcext:value-type="float">
            <text:p>1346948</text:p>
          </table:table-cell>
          <table:table-cell office:value-type="float" office:value="2186790" calcext:value-type="float">
            <text:p>2186790</text:p>
          </table:table-cell>
          <table:table-cell office:value-type="float" office:value="40758" calcext:value-type="float">
            <text:p>40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9375" calcext:value-type="float">
            <text:p>0.629375</text:p>
          </table:table-cell>
          <table:table-cell office:value-type="float" office:value="23023" calcext:value-type="float">
            <text:p>23023</text:p>
          </table:table-cell>
          <table:table-cell office:value-type="float" office:value="0.085861" calcext:value-type="float">
            <text:p>0.085861</text:p>
          </table:table-cell>
          <table:table-cell office:value-type="float" office:value="0.139397" calcext:value-type="float">
            <text:p>0.139397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62" calcext:value-type="float">
            <text:p>0.62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125869" calcext:value-type="float">
            <text:p>125869</text:p>
          </table:table-cell>
          <table:table-cell office:value-type="float" office:value="4728922" calcext:value-type="float">
            <text:p>4728922</text:p>
          </table:table-cell>
          <table:table-cell office:value-type="float" office:value="6129136" calcext:value-type="float">
            <text:p>6129136</text:p>
          </table:table-cell>
          <table:table-cell office:value-type="float" office:value="7144" calcext:value-type="float">
            <text:p>7144</text:p>
          </table:table-cell>
          <table:table-cell office:value-type="float" office:value="56229" calcext:value-type="float">
            <text:p>56229</text:p>
          </table:table-cell>
          <table:table-cell office:value-type="float" office:value="58480" calcext:value-type="float">
            <text:p>58480</text:p>
          </table:table-cell>
          <table:table-cell office:value-type="float" office:value="4901" calcext:value-type="float">
            <text:p>4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1548" calcext:value-type="float">
            <text:p>0.771548</text:p>
          </table:table-cell>
          <table:table-cell office:value-type="float" office:value="7144" calcext:value-type="float">
            <text:p>7144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96" calcext:value-type="float">
            <text:p>0.96</text:p>
          </table:table-cell>
          <table:table-cell office:value-type="float" office:value="11.93" calcext:value-type="float">
            <text:p>11.93</text:p>
          </table:table-cell>
        </table:table-row>
      </table:table>
      <table:table table:name="vm4" table:style-name="ta1">
        <table:table-column table:style-name="co1" table:number-columns-repeated="20" table:default-cell-style-name="Default"/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04" calcext:value-type="float">
            <text:p>1004</text:p>
          </table:table-cell>
          <table:table-cell office:value-type="float" office:value="469405531" calcext:value-type="float">
            <text:p>469405531</text:p>
          </table:table-cell>
          <table:table-cell office:value-type="float" office:value="353666468" calcext:value-type="float">
            <text:p>353666468</text:p>
          </table:table-cell>
          <table:table-cell office:value-type="float" office:value="5476" calcext:value-type="float">
            <text:p>5476</text:p>
          </table:table-cell>
          <table:table-cell office:value-type="float" office:value="1851148" calcext:value-type="float">
            <text:p>1851148</text:p>
          </table:table-cell>
          <table:table-cell office:value-type="float" office:value="1158954" calcext:value-type="float">
            <text:p>1158954</text:p>
          </table:table-cell>
          <table:table-cell office:value-type="float" office:value="8579" calcext:value-type="float">
            <text:p>85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27255" calcext:value-type="float">
            <text:p>1.327255</text:p>
          </table:table-cell>
          <table:table-cell office:value-type="float" office:value="5476" calcext:value-type="float">
            <text:p>5476</text:p>
          </table:table-cell>
          <table:table-cell office:value-type="float" office:value="0.118001" calcext:value-type="float">
            <text:p>0.118001</text:p>
          </table:table-cell>
          <table:table-cell office:value-type="float" office:value="0.073878" calcext:value-type="float">
            <text:p>0.073878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1.6" calcext:value-type="float">
            <text:p>1.6</text:p>
          </table:table-cell>
          <table:table-cell office:value-type="float" office:value="135.09" calcext:value-type="float">
            <text:p>135.0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008" calcext:value-type="float">
            <text:p>2008</text:p>
          </table:table-cell>
          <table:table-cell office:value-type="float" office:value="458837978" calcext:value-type="float">
            <text:p>458837978</text:p>
          </table:table-cell>
          <table:table-cell office:value-type="float" office:value="363468791" calcext:value-type="float">
            <text:p>363468791</text:p>
          </table:table-cell>
          <table:table-cell office:value-type="float" office:value="16" calcext:value-type="float">
            <text:p>16</text:p>
          </table:table-cell>
          <table:table-cell office:value-type="float" office:value="1046138" calcext:value-type="float">
            <text:p>1046138</text:p>
          </table:table-cell>
          <table:table-cell office:value-type="float" office:value="31482" calcext:value-type="float">
            <text:p>31482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62386" calcext:value-type="float">
            <text:p>1.262386</text:p>
          </table:table-cell>
          <table:table-cell office:value-type="float" office:value="16" calcext:value-type="float">
            <text:p>16</text:p>
          </table:table-cell>
          <table:table-cell office:value-type="float" office:value="0.066686" calcext:value-type="float">
            <text:p>0.066686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3.23" calcext:value-type="float">
            <text:p>33.23</text:p>
          </table:table-cell>
          <table:table-cell office:value-type="float" office:value="357.75" calcext:value-type="float">
            <text:p>357.7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012" calcext:value-type="float">
            <text:p>3012</text:p>
          </table:table-cell>
          <table:table-cell office:value-type="float" office:value="458926441" calcext:value-type="float">
            <text:p>458926441</text:p>
          </table:table-cell>
          <table:table-cell office:value-type="float" office:value="364456735" calcext:value-type="float">
            <text:p>364456735</text:p>
          </table:table-cell>
          <table:table-cell office:value-type="float" office:value="50" calcext:value-type="float">
            <text:p>50</text:p>
          </table:table-cell>
          <table:table-cell office:value-type="float" office:value="1050463" calcext:value-type="float">
            <text:p>1050463</text:p>
          </table:table-cell>
          <table:table-cell office:value-type="float" office:value="32411" calcext:value-type="float">
            <text:p>32411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59207" calcext:value-type="float">
            <text:p>1.259207</text:p>
          </table:table-cell>
          <table:table-cell office:value-type="float" office:value="50" calcext:value-type="float">
            <text:p>50</text:p>
          </table:table-cell>
          <table:table-cell office:value-type="float" office:value="0.066962" calcext:value-type="float">
            <text:p>0.066962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32.41" calcext:value-type="float">
            <text:p>32.41</text:p>
          </table:table-cell>
          <table:table-cell office:value-type="float" office:value="491.08" calcext:value-type="float">
            <text:p>491.0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015" calcext:value-type="float">
            <text:p>4015</text:p>
          </table:table-cell>
          <table:table-cell office:value-type="float" office:value="1766792863" calcext:value-type="float">
            <text:p>1766792863</text:p>
          </table:table-cell>
          <table:table-cell office:value-type="float" office:value="1306874305" calcext:value-type="float">
            <text:p>1306874305</text:p>
          </table:table-cell>
          <table:table-cell office:value-type="float" office:value="807" calcext:value-type="float">
            <text:p>807</text:p>
          </table:table-cell>
          <table:table-cell office:value-type="float" office:value="9415423" calcext:value-type="float">
            <text:p>9415423</text:p>
          </table:table-cell>
          <table:table-cell office:value-type="float" office:value="7310184" calcext:value-type="float">
            <text:p>7310184</text:p>
          </table:table-cell>
          <table:table-cell office:value-type="float" office:value="1725" calcext:value-type="float">
            <text:p>17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1923" calcext:value-type="float">
            <text:p>1.351923</text:p>
          </table:table-cell>
          <table:table-cell office:value-type="float" office:value="807" calcext:value-type="float">
            <text:p>807</text:p>
          </table:table-cell>
          <table:table-cell office:value-type="float" office:value="0.600785" calcext:value-type="float">
            <text:p>0.600785</text:p>
          </table:table-cell>
          <table:table-cell office:value-type="float" office:value="0.466452" calcext:value-type="float">
            <text:p>0.46645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29" calcext:value-type="float">
            <text:p>1.29</text:p>
          </table:table-cell>
          <table:table-cell office:value-type="float" office:value="4237.79" calcext:value-type="float">
            <text:p>4237.7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018" calcext:value-type="float">
            <text:p>5018</text:p>
          </table:table-cell>
          <table:table-cell office:value-type="float" office:value="273168205" calcext:value-type="float">
            <text:p>273168205</text:p>
          </table:table-cell>
          <table:table-cell office:value-type="float" office:value="244058824" calcext:value-type="float">
            <text:p>244058824</text:p>
          </table:table-cell>
          <table:table-cell office:value-type="float" office:value="6017" calcext:value-type="float">
            <text:p>6017</text:p>
          </table:table-cell>
          <table:table-cell office:value-type="float" office:value="1266850" calcext:value-type="float">
            <text:p>1266850</text:p>
          </table:table-cell>
          <table:table-cell office:value-type="float" office:value="953887" calcext:value-type="float">
            <text:p>953887</text:p>
          </table:table-cell>
          <table:table-cell office:value-type="float" office:value="14021" calcext:value-type="float">
            <text:p>1402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19272" calcext:value-type="float">
            <text:p>1.119272</text:p>
          </table:table-cell>
          <table:table-cell office:value-type="float" office:value="6017" calcext:value-type="float">
            <text:p>6017</text:p>
          </table:table-cell>
          <table:table-cell office:value-type="float" office:value="0.080836" calcext:value-type="float">
            <text:p>0.080836</text:p>
          </table:table-cell>
          <table:table-cell office:value-type="float" office:value="0.060866" calcext:value-type="float">
            <text:p>0.060866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1.33" calcext:value-type="float">
            <text:p>1.33</text:p>
          </table:table-cell>
          <table:table-cell office:value-type="float" office:value="68.03" calcext:value-type="float">
            <text:p>68.0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022" calcext:value-type="float">
            <text:p>6022</text:p>
          </table:table-cell>
          <table:table-cell office:value-type="float" office:value="179197417" calcext:value-type="float">
            <text:p>179197417</text:p>
          </table:table-cell>
          <table:table-cell office:value-type="float" office:value="251422807" calcext:value-type="float">
            <text:p>251422807</text:p>
          </table:table-cell>
          <table:table-cell office:value-type="float" office:value="44302" calcext:value-type="float">
            <text:p>44302</text:p>
          </table:table-cell>
          <table:table-cell office:value-type="float" office:value="2287564" calcext:value-type="float">
            <text:p>2287564</text:p>
          </table:table-cell>
          <table:table-cell office:value-type="float" office:value="3394158" calcext:value-type="float">
            <text:p>3394158</text:p>
          </table:table-cell>
          <table:table-cell office:value-type="float" office:value="76621" calcext:value-type="float">
            <text:p>76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2733" calcext:value-type="float">
            <text:p>0.712733</text:p>
          </table:table-cell>
          <table:table-cell office:value-type="float" office:value="44302" calcext:value-type="float">
            <text:p>44302</text:p>
          </table:table-cell>
          <table:table-cell office:value-type="float" office:value="0.145821" calcext:value-type="float">
            <text:p>0.145821</text:p>
          </table:table-cell>
          <table:table-cell office:value-type="float" office:value="0.216361" calcext:value-type="float">
            <text:p>0.216361</text:p>
          </table:table-cell>
          <table:table-cell office:value-type="float" office:value="0.004884" calcext:value-type="float">
            <text:p>0.004884</text:p>
          </table:table-cell>
          <table:table-cell office:value-type="float" office:value="0.67" calcext:value-type="float">
            <text:p>0.67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025" calcext:value-type="float">
            <text:p>7025</text:p>
          </table:table-cell>
          <table:table-cell office:value-type="float" office:value="256435949" calcext:value-type="float">
            <text:p>256435949</text:p>
          </table:table-cell>
          <table:table-cell office:value-type="float" office:value="411964179" calcext:value-type="float">
            <text:p>411964179</text:p>
          </table:table-cell>
          <table:table-cell office:value-type="float" office:value="66838" calcext:value-type="float">
            <text:p>66838</text:p>
          </table:table-cell>
          <table:table-cell office:value-type="float" office:value="4155114" calcext:value-type="float">
            <text:p>4155114</text:p>
          </table:table-cell>
          <table:table-cell office:value-type="float" office:value="6201387" calcext:value-type="float">
            <text:p>6201387</text:p>
          </table:table-cell>
          <table:table-cell office:value-type="float" office:value="108829" calcext:value-type="float">
            <text:p>1088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2471" calcext:value-type="float">
            <text:p>0.622471</text:p>
          </table:table-cell>
          <table:table-cell office:value-type="float" office:value="66838" calcext:value-type="float">
            <text:p>66838</text:p>
          </table:table-cell>
          <table:table-cell office:value-type="float" office:value="0.265132" calcext:value-type="float">
            <text:p>0.265132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006944" calcext:value-type="float">
            <text:p>0.006944</text:p>
          </table:table-cell>
          <table:table-cell office:value-type="float" office:value="0.67" calcext:value-type="float">
            <text:p>0.67</text:p>
          </table:table-cell>
          <table:table-cell office:value-type="float" office:value="56.98" calcext:value-type="float">
            <text:p>56.9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028" calcext:value-type="float">
            <text:p>8028</text:p>
          </table:table-cell>
          <table:table-cell office:value-type="float" office:value="228381758" calcext:value-type="float">
            <text:p>228381758</text:p>
          </table:table-cell>
          <table:table-cell office:value-type="float" office:value="437828498" calcext:value-type="float">
            <text:p>437828498</text:p>
          </table:table-cell>
          <table:table-cell office:value-type="float" office:value="40624" calcext:value-type="float">
            <text:p>40624</text:p>
          </table:table-cell>
          <table:table-cell office:value-type="float" office:value="4289316" calcext:value-type="float">
            <text:p>4289316</text:p>
          </table:table-cell>
          <table:table-cell office:value-type="float" office:value="6620741" calcext:value-type="float">
            <text:p>6620741</text:p>
          </table:table-cell>
          <table:table-cell office:value-type="float" office:value="69834" calcext:value-type="float">
            <text:p>698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1624" calcext:value-type="float">
            <text:p>0.521624</text:p>
          </table:table-cell>
          <table:table-cell office:value-type="float" office:value="40624" calcext:value-type="float">
            <text:p>40624</text:p>
          </table:table-cell>
          <table:table-cell office:value-type="float" office:value="0.273695" calcext:value-type="float">
            <text:p>0.273695</text:p>
          </table:table-cell>
          <table:table-cell office:value-type="float" office:value="0.42246" calcext:value-type="float">
            <text:p>0.42246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65" calcext:value-type="float">
            <text:p>0.65</text:p>
          </table:table-cell>
          <table:table-cell office:value-type="float" office:value="94.81" calcext:value-type="float">
            <text:p>94.8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031" calcext:value-type="float">
            <text:p>9031</text:p>
          </table:table-cell>
          <table:table-cell office:value-type="float" office:value="217476802" calcext:value-type="float">
            <text:p>217476802</text:p>
          </table:table-cell>
          <table:table-cell office:value-type="float" office:value="400780704" calcext:value-type="float">
            <text:p>400780704</text:p>
          </table:table-cell>
          <table:table-cell office:value-type="float" office:value="42061" calcext:value-type="float">
            <text:p>42061</text:p>
          </table:table-cell>
          <table:table-cell office:value-type="float" office:value="3981409" calcext:value-type="float">
            <text:p>3981409</text:p>
          </table:table-cell>
          <table:table-cell office:value-type="float" office:value="5849279" calcext:value-type="float">
            <text:p>5849279</text:p>
          </table:table-cell>
          <table:table-cell office:value-type="float" office:value="77511" calcext:value-type="float">
            <text:p>775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2633" calcext:value-type="float">
            <text:p>0.542633</text:p>
          </table:table-cell>
          <table:table-cell office:value-type="float" office:value="42061" calcext:value-type="float">
            <text:p>42061</text:p>
          </table:table-cell>
          <table:table-cell office:value-type="float" office:value="0.254048" calcext:value-type="float">
            <text:p>0.254048</text:p>
          </table:table-cell>
          <table:table-cell office:value-type="float" office:value="0.373234" calcext:value-type="float">
            <text:p>0.373234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.68" calcext:value-type="float">
            <text:p>0.68</text:p>
          </table:table-cell>
          <table:table-cell office:value-type="float" office:value="75.46" calcext:value-type="float">
            <text:p>75.4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034" calcext:value-type="float">
            <text:p>10034</text:p>
          </table:table-cell>
          <table:table-cell office:value-type="float" office:value="6410946" calcext:value-type="float">
            <text:p>6410946</text:p>
          </table:table-cell>
          <table:table-cell office:value-type="float" office:value="18451351" calcext:value-type="float">
            <text:p>18451351</text:p>
          </table:table-cell>
          <table:table-cell office:value-type="float" office:value="24451" calcext:value-type="float">
            <text:p>24451</text:p>
          </table:table-cell>
          <table:table-cell office:value-type="float" office:value="165987" calcext:value-type="float">
            <text:p>165987</text:p>
          </table:table-cell>
          <table:table-cell office:value-type="float" office:value="298454" calcext:value-type="float">
            <text:p>298454</text:p>
          </table:table-cell>
          <table:table-cell office:value-type="float" office:value="29292" calcext:value-type="float">
            <text:p>292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451" calcext:value-type="float">
            <text:p>0.347451</text:p>
          </table:table-cell>
          <table:table-cell office:value-type="float" office:value="24451" calcext:value-type="float">
            <text:p>24451</text:p>
          </table:table-cell>
          <table:table-cell office:value-type="float" office:value="0.010591" calcext:value-type="float">
            <text:p>0.010591</text:p>
          </table:table-cell>
          <table:table-cell office:value-type="float" office:value="0.019044" calcext:value-type="float">
            <text:p>0.019044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.56" calcext:value-type="float">
            <text:p>0.56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038" calcext:value-type="float">
            <text:p>11038</text:p>
          </table:table-cell>
          <table:table-cell office:value-type="float" office:value="1354837" calcext:value-type="float">
            <text:p>1354837</text:p>
          </table:table-cell>
          <table:table-cell office:value-type="float" office:value="3350966" calcext:value-type="float">
            <text:p>3350966</text:p>
          </table:table-cell>
          <table:table-cell office:value-type="float" office:value="2896" calcext:value-type="float">
            <text:p>2896</text:p>
          </table:table-cell>
          <table:table-cell office:value-type="float" office:value="27597" calcext:value-type="float">
            <text:p>27597</text:p>
          </table:table-cell>
          <table:table-cell office:value-type="float" office:value="74302" calcext:value-type="float">
            <text:p>74302</text:p>
          </table:table-cell>
          <table:table-cell office:value-type="float" office:value="3689" calcext:value-type="float">
            <text:p>36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2896" calcext:value-type="float">
            <text:p>2896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37" calcext:value-type="float">
            <text:p>0.37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042" calcext:value-type="float">
            <text:p>12042</text:p>
          </table:table-cell>
          <table:table-cell office:value-type="float" office:value="1309455889" calcext:value-type="float">
            <text:p>1309455889</text:p>
          </table:table-cell>
          <table:table-cell office:value-type="float" office:value="5088838624" calcext:value-type="float">
            <text:p>5088838624</text:p>
          </table:table-cell>
          <table:table-cell office:value-type="float" office:value="295191" calcext:value-type="float">
            <text:p>295191</text:p>
          </table:table-cell>
          <table:table-cell office:value-type="float" office:value="194439129" calcext:value-type="float">
            <text:p>194439129</text:p>
          </table:table-cell>
          <table:table-cell office:value-type="float" office:value="128107508" calcext:value-type="float">
            <text:p>128107508</text:p>
          </table:table-cell>
          <table:table-cell office:value-type="float" office:value="760445" calcext:value-type="float">
            <text:p>7604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57319" calcext:value-type="float">
            <text:p>0.257319</text:p>
          </table:table-cell>
          <table:table-cell office:value-type="float" office:value="295191" calcext:value-type="float">
            <text:p>295191</text:p>
          </table:table-cell>
          <table:table-cell office:value-type="float" office:value="12.394526" calcext:value-type="float">
            <text:p>12.394526</text:p>
          </table:table-cell>
          <table:table-cell office:value-type="float" office:value="8.166215" calcext:value-type="float">
            <text:p>8.166215</text:p>
          </table:table-cell>
          <table:table-cell office:value-type="float" office:value="0.048475" calcext:value-type="float">
            <text:p>0.048475</text:p>
          </table:table-cell>
          <table:table-cell office:value-type="float" office:value="1.52" calcext:value-type="float">
            <text:p>1.52</text:p>
          </table:table-cell>
          <table:table-cell office:value-type="float" office:value="168.46" calcext:value-type="float">
            <text:p>168.4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3045" calcext:value-type="float">
            <text:p>13045</text:p>
          </table:table-cell>
          <table:table-cell office:value-type="float" office:value="2160993295" calcext:value-type="float">
            <text:p>2160993295</text:p>
          </table:table-cell>
          <table:table-cell office:value-type="float" office:value="9323605840" calcext:value-type="float">
            <text:p>9323605840</text:p>
          </table:table-cell>
          <table:table-cell office:value-type="float" office:value="192396" calcext:value-type="float">
            <text:p>192396</text:p>
          </table:table-cell>
          <table:table-cell office:value-type="float" office:value="373077958" calcext:value-type="float">
            <text:p>373077958</text:p>
          </table:table-cell>
          <table:table-cell office:value-type="float" office:value="242167292" calcext:value-type="float">
            <text:p>242167292</text:p>
          </table:table-cell>
          <table:table-cell office:value-type="float" office:value="193719" calcext:value-type="float">
            <text:p>1937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192396" calcext:value-type="float">
            <text:p>192396</text:p>
          </table:table-cell>
          <table:table-cell office:value-type="float" office:value="23.805573" calcext:value-type="float">
            <text:p>23.805573</text:p>
          </table:table-cell>
          <table:table-cell office:value-type="float" office:value="15.45235" calcext:value-type="float">
            <text:p>15.45235</text:p>
          </table:table-cell>
          <table:table-cell office:value-type="float" office:value="0.012361" calcext:value-type="float">
            <text:p>0.012361</text:p>
          </table:table-cell>
          <table:table-cell office:value-type="float" office:value="1.54" calcext:value-type="float">
            <text:p>1.54</text:p>
          </table:table-cell>
          <table:table-cell office:value-type="float" office:value="1250.1" calcext:value-type="float">
            <text:p>1250.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3038" calcext:value-type="float">
            <text:p>13038</text:p>
          </table:table-cell>
          <table:table-cell office:value-type="float" office:value="10368639342" calcext:value-type="float">
            <text:p>10368639342</text:p>
          </table:table-cell>
          <table:table-cell office:value-type="float" office:value="5703215527" calcext:value-type="float">
            <text:p>5703215527</text:p>
          </table:table-cell>
          <table:table-cell office:value-type="float" office:value="442866" calcext:value-type="float">
            <text:p>442866</text:p>
          </table:table-cell>
          <table:table-cell office:value-type="float" office:value="231055435" calcext:value-type="float">
            <text:p>231055435</text:p>
          </table:table-cell>
          <table:table-cell office:value-type="float" office:value="307340895" calcext:value-type="float">
            <text:p>307340895</text:p>
          </table:table-cell>
          <table:table-cell office:value-type="float" office:value="1634404" calcext:value-type="float">
            <text:p>163440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18034" calcext:value-type="float">
            <text:p>1.818034</text:p>
          </table:table-cell>
          <table:table-cell office:value-type="float" office:value="442866" calcext:value-type="float">
            <text:p>442866</text:p>
          </table:table-cell>
          <table:table-cell office:value-type="float" office:value="14.758032" calcext:value-type="float">
            <text:p>14.758032</text:p>
          </table:table-cell>
          <table:table-cell office:value-type="float" office:value="19.630556" calcext:value-type="float">
            <text:p>19.630556</text:p>
          </table:table-cell>
          <table:table-cell office:value-type="float" office:value="0.104393" calcext:value-type="float">
            <text:p>0.104393</text:p>
          </table:table-cell>
          <table:table-cell office:value-type="float" office:value="0.75" calcext:value-type="float">
            <text:p>0.75</text:p>
          </table:table-cell>
          <table:table-cell office:value-type="float" office:value="188.04" calcext:value-type="float">
            <text:p>188.0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4048" calcext:value-type="float">
            <text:p>14048</text:p>
          </table:table-cell>
          <table:table-cell office:value-type="float" office:value="2078688824" calcext:value-type="float">
            <text:p>2078688824</text:p>
          </table:table-cell>
          <table:table-cell office:value-type="float" office:value="8976689468" calcext:value-type="float">
            <text:p>8976689468</text:p>
          </table:table-cell>
          <table:table-cell office:value-type="float" office:value="1158342" calcext:value-type="float">
            <text:p>1158342</text:p>
          </table:table-cell>
          <table:table-cell office:value-type="float" office:value="359076813" calcext:value-type="float">
            <text:p>359076813</text:p>
          </table:table-cell>
          <table:table-cell office:value-type="float" office:value="233045600" calcext:value-type="float">
            <text:p>233045600</text:p>
          </table:table-cell>
          <table:table-cell office:value-type="float" office:value="1159335" calcext:value-type="float">
            <text:p>11593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565" calcext:value-type="float">
            <text:p>0.231565</text:p>
          </table:table-cell>
          <table:table-cell office:value-type="float" office:value="1158342" calcext:value-type="float">
            <text:p>1158342</text:p>
          </table:table-cell>
          <table:table-cell office:value-type="float" office:value="22.912178" calcext:value-type="float">
            <text:p>22.912178</text:p>
          </table:table-cell>
          <table:table-cell office:value-type="float" office:value="14.870308" calcext:value-type="float">
            <text:p>14.870308</text:p>
          </table:table-cell>
          <table:table-cell office:value-type="float" office:value="0.073976" calcext:value-type="float">
            <text:p>0.073976</text:p>
          </table:table-cell>
          <table:table-cell office:value-type="float" office:value="1.54" calcext:value-type="float">
            <text:p>1.54</text:p>
          </table:table-cell>
          <table:table-cell office:value-type="float" office:value="201.02" calcext:value-type="float">
            <text:p>201.0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5051" calcext:value-type="float">
            <text:p>15051</text:p>
          </table:table-cell>
          <table:table-cell office:value-type="float" office:value="2132532457" calcext:value-type="float">
            <text:p>2132532457</text:p>
          </table:table-cell>
          <table:table-cell office:value-type="float" office:value="9211492883" calcext:value-type="float">
            <text:p>9211492883</text:p>
          </table:table-cell>
          <table:table-cell office:value-type="float" office:value="495456" calcext:value-type="float">
            <text:p>495456</text:p>
          </table:table-cell>
          <table:table-cell office:value-type="float" office:value="368661363" calcext:value-type="float">
            <text:p>368661363</text:p>
          </table:table-cell>
          <table:table-cell office:value-type="float" office:value="239076119" calcext:value-type="float">
            <text:p>239076119</text:p>
          </table:table-cell>
          <table:table-cell office:value-type="float" office:value="496081" calcext:value-type="float">
            <text:p>49608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508" calcext:value-type="float">
            <text:p>0.231508</text:p>
          </table:table-cell>
          <table:table-cell office:value-type="float" office:value="495456" calcext:value-type="float">
            <text:p>495456</text:p>
          </table:table-cell>
          <table:table-cell office:value-type="float" office:value="23.523756" calcext:value-type="float">
            <text:p>23.523756</text:p>
          </table:table-cell>
          <table:table-cell office:value-type="float" office:value="15.255106" calcext:value-type="float">
            <text:p>15.255106</text:p>
          </table:table-cell>
          <table:table-cell office:value-type="float" office:value="0.031654" calcext:value-type="float">
            <text:p>0.031654</text:p>
          </table:table-cell>
          <table:table-cell office:value-type="float" office:value="1.54" calcext:value-type="float">
            <text:p>1.54</text:p>
          </table:table-cell>
          <table:table-cell office:value-type="float" office:value="481.93" calcext:value-type="float">
            <text:p>481.9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6053" calcext:value-type="float">
            <text:p>16053</text:p>
          </table:table-cell>
          <table:table-cell office:value-type="float" office:value="2093192152" calcext:value-type="float">
            <text:p>2093192152</text:p>
          </table:table-cell>
          <table:table-cell office:value-type="float" office:value="9038139694" calcext:value-type="float">
            <text:p>9038139694</text:p>
          </table:table-cell>
          <table:table-cell office:value-type="float" office:value="572507" calcext:value-type="float">
            <text:p>572507</text:p>
          </table:table-cell>
          <table:table-cell office:value-type="float" office:value="361587202" calcext:value-type="float">
            <text:p>361587202</text:p>
          </table:table-cell>
          <table:table-cell office:value-type="float" office:value="234676045" calcext:value-type="float">
            <text:p>234676045</text:p>
          </table:table-cell>
          <table:table-cell office:value-type="float" office:value="572834" calcext:value-type="float">
            <text:p>5728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595" calcext:value-type="float">
            <text:p>0.231595</text:p>
          </table:table-cell>
          <table:table-cell office:value-type="float" office:value="572507" calcext:value-type="float">
            <text:p>572507</text:p>
          </table:table-cell>
          <table:table-cell office:value-type="float" office:value="23.09539" calcext:value-type="float">
            <text:p>23.09539</text:p>
          </table:table-cell>
          <table:table-cell office:value-type="float" office:value="14.989288" calcext:value-type="float">
            <text:p>14.989288</text:p>
          </table:table-cell>
          <table:table-cell office:value-type="float" office:value="0.036588" calcext:value-type="float">
            <text:p>0.036588</text:p>
          </table:table-cell>
          <table:table-cell office:value-type="float" office:value="1.54" calcext:value-type="float">
            <text:p>1.54</text:p>
          </table:table-cell>
          <table:table-cell office:value-type="float" office:value="409.68" calcext:value-type="float">
            <text:p>409.6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7055" calcext:value-type="float">
            <text:p>17055</text:p>
          </table:table-cell>
          <table:table-cell office:value-type="float" office:value="1942838506" calcext:value-type="float">
            <text:p>1942838506</text:p>
          </table:table-cell>
          <table:table-cell office:value-type="float" office:value="9021223403" calcext:value-type="float">
            <text:p>9021223403</text:p>
          </table:table-cell>
          <table:table-cell office:value-type="float" office:value="519074" calcext:value-type="float">
            <text:p>519074</text:p>
          </table:table-cell>
          <table:table-cell office:value-type="float" office:value="381133890" calcext:value-type="float">
            <text:p>381133890</text:p>
          </table:table-cell>
          <table:table-cell office:value-type="float" office:value="241248510" calcext:value-type="float">
            <text:p>241248510</text:p>
          </table:table-cell>
          <table:table-cell office:value-type="float" office:value="519994" calcext:value-type="float">
            <text:p>51999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363" calcext:value-type="float">
            <text:p>0.215363</text:p>
          </table:table-cell>
          <table:table-cell office:value-type="float" office:value="519074" calcext:value-type="float">
            <text:p>519074</text:p>
          </table:table-cell>
          <table:table-cell office:value-type="float" office:value="24.343882" calcext:value-type="float">
            <text:p>24.343882</text:p>
          </table:table-cell>
          <table:table-cell office:value-type="float" office:value="15.409086" calcext:value-type="float">
            <text:p>15.409086</text:p>
          </table:table-cell>
          <table:table-cell office:value-type="float" office:value="0.033213" calcext:value-type="float">
            <text:p>0.033213</text:p>
          </table:table-cell>
          <table:table-cell office:value-type="float" office:value="1.58" calcext:value-type="float">
            <text:p>1.58</text:p>
          </table:table-cell>
          <table:table-cell office:value-type="float" office:value="463.94" calcext:value-type="float">
            <text:p>463.9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8058" calcext:value-type="float">
            <text:p>18058</text:p>
          </table:table-cell>
          <table:table-cell office:value-type="float" office:value="1910602200" calcext:value-type="float">
            <text:p>1910602200</text:p>
          </table:table-cell>
          <table:table-cell office:value-type="float" office:value="8941933292" calcext:value-type="float">
            <text:p>8941933292</text:p>
          </table:table-cell>
          <table:table-cell office:value-type="float" office:value="468904" calcext:value-type="float">
            <text:p>468904</text:p>
          </table:table-cell>
          <table:table-cell office:value-type="float" office:value="380573676" calcext:value-type="float">
            <text:p>380573676</text:p>
          </table:table-cell>
          <table:table-cell office:value-type="float" office:value="240616730" calcext:value-type="float">
            <text:p>240616730</text:p>
          </table:table-cell>
          <table:table-cell office:value-type="float" office:value="469775" calcext:value-type="float">
            <text:p>4697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68" calcext:value-type="float">
            <text:p>0.213668</text:p>
          </table:table-cell>
          <table:table-cell office:value-type="float" office:value="468904" calcext:value-type="float">
            <text:p>468904</text:p>
          </table:table-cell>
          <table:table-cell office:value-type="float" office:value="24.283863" calcext:value-type="float">
            <text:p>24.283863</text:p>
          </table:table-cell>
          <table:table-cell office:value-type="float" office:value="15.353411" calcext:value-type="float">
            <text:p>15.353411</text:p>
          </table:table-cell>
          <table:table-cell office:value-type="float" office:value="0.029976" calcext:value-type="float">
            <text:p>0.029976</text:p>
          </table:table-cell>
          <table:table-cell office:value-type="float" office:value="1.58" calcext:value-type="float">
            <text:p>1.58</text:p>
          </table:table-cell>
          <table:table-cell office:value-type="float" office:value="512.2" calcext:value-type="float">
            <text:p>512.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9061" calcext:value-type="float">
            <text:p>19061</text:p>
          </table:table-cell>
          <table:table-cell office:value-type="float" office:value="1959887205" calcext:value-type="float">
            <text:p>1959887205</text:p>
          </table:table-cell>
          <table:table-cell office:value-type="float" office:value="9178190697" calcext:value-type="float">
            <text:p>9178190697</text:p>
          </table:table-cell>
          <table:table-cell office:value-type="float" office:value="363595" calcext:value-type="float">
            <text:p>363595</text:p>
          </table:table-cell>
          <table:table-cell office:value-type="float" office:value="390765271" calcext:value-type="float">
            <text:p>390765271</text:p>
          </table:table-cell>
          <table:table-cell office:value-type="float" office:value="246856392" calcext:value-type="float">
            <text:p>246856392</text:p>
          </table:table-cell>
          <table:table-cell office:value-type="float" office:value="364498" calcext:value-type="float">
            <text:p>3644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37" calcext:value-type="float">
            <text:p>0.213537</text:p>
          </table:table-cell>
          <table:table-cell office:value-type="float" office:value="363595" calcext:value-type="float">
            <text:p>363595</text:p>
          </table:table-cell>
          <table:table-cell office:value-type="float" office:value="24.934175" calcext:value-type="float">
            <text:p>24.934175</text:p>
          </table:table-cell>
          <table:table-cell office:value-type="float" office:value="15.751554" calcext:value-type="float">
            <text:p>15.751554</text:p>
          </table:table-cell>
          <table:table-cell office:value-type="float" office:value="0.023258" calcext:value-type="float">
            <text:p>0.023258</text:p>
          </table:table-cell>
          <table:table-cell office:value-type="float" office:value="1.58" calcext:value-type="float">
            <text:p>1.58</text:p>
          </table:table-cell>
          <table:table-cell office:value-type="float" office:value="677.25" calcext:value-type="float">
            <text:p>677.2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0063" calcext:value-type="float">
            <text:p>20063</text:p>
          </table:table-cell>
          <table:table-cell office:value-type="float" office:value="1896755981" calcext:value-type="float">
            <text:p>1896755981</text:p>
          </table:table-cell>
          <table:table-cell office:value-type="float" office:value="8878291972" calcext:value-type="float">
            <text:p>8878291972</text:p>
          </table:table-cell>
          <table:table-cell office:value-type="float" office:value="469821" calcext:value-type="float">
            <text:p>469821</text:p>
          </table:table-cell>
          <table:table-cell office:value-type="float" office:value="377789353" calcext:value-type="float">
            <text:p>377789353</text:p>
          </table:table-cell>
          <table:table-cell office:value-type="float" office:value="238909985" calcext:value-type="float">
            <text:p>238909985</text:p>
          </table:table-cell>
          <table:table-cell office:value-type="float" office:value="470895" calcext:value-type="float">
            <text:p>4708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4" calcext:value-type="float">
            <text:p>0.21364</text:p>
          </table:table-cell>
          <table:table-cell office:value-type="float" office:value="469821" calcext:value-type="float">
            <text:p>469821</text:p>
          </table:table-cell>
          <table:table-cell office:value-type="float" office:value="24.130257" calcext:value-type="float">
            <text:p>24.130257</text:p>
          </table:table-cell>
          <table:table-cell office:value-type="float" office:value="15.25972" calcext:value-type="float">
            <text:p>15.25972</text:p>
          </table:table-cell>
          <table:table-cell office:value-type="float" office:value="0.030077" calcext:value-type="float">
            <text:p>0.030077</text:p>
          </table:table-cell>
          <table:table-cell office:value-type="float" office:value="1.58" calcext:value-type="float">
            <text:p>1.58</text:p>
          </table:table-cell>
          <table:table-cell office:value-type="float" office:value="507.35" calcext:value-type="float">
            <text:p>507.3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1066" calcext:value-type="float">
            <text:p>21066</text:p>
          </table:table-cell>
          <table:table-cell office:value-type="float" office:value="1992996626" calcext:value-type="float">
            <text:p>1992996626</text:p>
          </table:table-cell>
          <table:table-cell office:value-type="float" office:value="8926360479" calcext:value-type="float">
            <text:p>8926360479</text:p>
          </table:table-cell>
          <table:table-cell office:value-type="float" office:value="717285" calcext:value-type="float">
            <text:p>717285</text:p>
          </table:table-cell>
          <table:table-cell office:value-type="float" office:value="368988016" calcext:value-type="float">
            <text:p>368988016</text:p>
          </table:table-cell>
          <table:table-cell office:value-type="float" office:value="235935735" calcext:value-type="float">
            <text:p>235935735</text:p>
          </table:table-cell>
          <table:table-cell office:value-type="float" office:value="1013819" calcext:value-type="float">
            <text:p>101381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3271" calcext:value-type="float">
            <text:p>0.223271</text:p>
          </table:table-cell>
          <table:table-cell office:value-type="float" office:value="717285" calcext:value-type="float">
            <text:p>717285</text:p>
          </table:table-cell>
          <table:table-cell office:value-type="float" office:value="23.5446" calcext:value-type="float">
            <text:p>23.5446</text:p>
          </table:table-cell>
          <table:table-cell office:value-type="float" office:value="15.054723" calcext:value-type="float">
            <text:p>15.054723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1.56" calcext:value-type="float">
            <text:p>1.56</text:p>
          </table:table-cell>
          <table:table-cell office:value-type="float" office:value="232.72" calcext:value-type="float">
            <text:p>232.72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21056" calcext:value-type="float">
            <text:p>21056</text:p>
          </table:table-cell>
          <table:table-cell office:value-type="float" office:value="1899908823" calcext:value-type="float">
            <text:p>1899908823</text:p>
          </table:table-cell>
          <table:table-cell office:value-type="float" office:value="8902593586" calcext:value-type="float">
            <text:p>8902593586</text:p>
          </table:table-cell>
          <table:table-cell office:value-type="float" office:value="1981327" calcext:value-type="float">
            <text:p>1981327</text:p>
          </table:table-cell>
          <table:table-cell office:value-type="float" office:value="382218357" calcext:value-type="float">
            <text:p>382218357</text:p>
          </table:table-cell>
          <table:table-cell office:value-type="float" office:value="239424046" calcext:value-type="float">
            <text:p>239424046</text:p>
          </table:table-cell>
          <table:table-cell office:value-type="float" office:value="1984414" calcext:value-type="float">
            <text:p>198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11" calcext:value-type="float">
            <text:p>0.213411</text:p>
          </table:table-cell>
          <table:table-cell office:value-type="float" office:value="1981327" calcext:value-type="float">
            <text:p>1981327</text:p>
          </table:table-cell>
          <table:table-cell office:value-type="float" office:value="24.413149" calcext:value-type="float">
            <text:p>24.413149</text:p>
          </table:table-cell>
          <table:table-cell office:value-type="float" office:value="15.292554" calcext:value-type="float">
            <text:p>15.292554</text:p>
          </table:table-cell>
          <table:table-cell office:value-type="float" office:value="0.126749" calcext:value-type="float">
            <text:p>0.126749</text:p>
          </table:table-cell>
          <table:table-cell office:value-type="float" office:value="1.6" calcext:value-type="float">
            <text:p>1.6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2069" calcext:value-type="float">
            <text:p>22069</text:p>
          </table:table-cell>
          <table:table-cell office:value-type="float" office:value="2116207042" calcext:value-type="float">
            <text:p>2116207042</text:p>
          </table:table-cell>
          <table:table-cell office:value-type="float" office:value="9130683887" calcext:value-type="float">
            <text:p>9130683887</text:p>
          </table:table-cell>
          <table:table-cell office:value-type="float" office:value="481993" calcext:value-type="float">
            <text:p>481993</text:p>
          </table:table-cell>
          <table:table-cell office:value-type="float" office:value="365424122" calcext:value-type="float">
            <text:p>365424122</text:p>
          </table:table-cell>
          <table:table-cell office:value-type="float" office:value="237170712" calcext:value-type="float">
            <text:p>237170712</text:p>
          </table:table-cell>
          <table:table-cell office:value-type="float" office:value="483004" calcext:value-type="float">
            <text:p>4830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481993" calcext:value-type="float">
            <text:p>481993</text:p>
          </table:table-cell>
          <table:table-cell office:value-type="float" office:value="23.317192" calcext:value-type="float">
            <text:p>23.317192</text:p>
          </table:table-cell>
          <table:table-cell office:value-type="float" office:value="15.133526" calcext:value-type="float">
            <text:p>15.133526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1.54" calcext:value-type="float">
            <text:p>1.54</text:p>
          </table:table-cell>
          <table:table-cell office:value-type="float" office:value="491.03" calcext:value-type="float">
            <text:p>491.0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3072" calcext:value-type="float">
            <text:p>23072</text:p>
          </table:table-cell>
          <table:table-cell office:value-type="float" office:value="2131079589" calcext:value-type="float">
            <text:p>2131079589</text:p>
          </table:table-cell>
          <table:table-cell office:value-type="float" office:value="9197063354" calcext:value-type="float">
            <text:p>9197063354</text:p>
          </table:table-cell>
          <table:table-cell office:value-type="float" office:value="380498" calcext:value-type="float">
            <text:p>380498</text:p>
          </table:table-cell>
          <table:table-cell office:value-type="float" office:value="367884548" calcext:value-type="float">
            <text:p>367884548</text:p>
          </table:table-cell>
          <table:table-cell office:value-type="float" office:value="238832708" calcext:value-type="float">
            <text:p>238832708</text:p>
          </table:table-cell>
          <table:table-cell office:value-type="float" office:value="381287" calcext:value-type="float">
            <text:p>38128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13" calcext:value-type="float">
            <text:p>0.231713</text:p>
          </table:table-cell>
          <table:table-cell office:value-type="float" office:value="380498" calcext:value-type="float">
            <text:p>380498</text:p>
          </table:table-cell>
          <table:table-cell office:value-type="float" office:value="23.474188" calcext:value-type="float">
            <text:p>23.474188</text:p>
          </table:table-cell>
          <table:table-cell office:value-type="float" office:value="15.239574" calcext:value-type="float">
            <text:p>15.239574</text:p>
          </table:table-cell>
          <table:table-cell office:value-type="float" office:value="0.024329" calcext:value-type="float">
            <text:p>0.024329</text:p>
          </table:table-cell>
          <table:table-cell office:value-type="float" office:value="1.54" calcext:value-type="float">
            <text:p>1.54</text:p>
          </table:table-cell>
          <table:table-cell office:value-type="float" office:value="626.39" calcext:value-type="float">
            <text:p>626.3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4075" calcext:value-type="float">
            <text:p>24075</text:p>
          </table:table-cell>
          <table:table-cell office:value-type="float" office:value="2085158288" calcext:value-type="float">
            <text:p>2085158288</text:p>
          </table:table-cell>
          <table:table-cell office:value-type="float" office:value="8996627579" calcext:value-type="float">
            <text:p>8996627579</text:p>
          </table:table-cell>
          <table:table-cell office:value-type="float" office:value="529998" calcext:value-type="float">
            <text:p>529998</text:p>
          </table:table-cell>
          <table:table-cell office:value-type="float" office:value="360156007" calcext:value-type="float">
            <text:p>360156007</text:p>
          </table:table-cell>
          <table:table-cell office:value-type="float" office:value="233706762" calcext:value-type="float">
            <text:p>233706762</text:p>
          </table:table-cell>
          <table:table-cell office:value-type="float" office:value="530407" calcext:value-type="float">
            <text:p>5304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771" calcext:value-type="float">
            <text:p>0.231771</text:p>
          </table:table-cell>
          <table:table-cell office:value-type="float" office:value="529998" calcext:value-type="float">
            <text:p>529998</text:p>
          </table:table-cell>
          <table:table-cell office:value-type="float" office:value="22.981041" calcext:value-type="float">
            <text:p>22.981041</text:p>
          </table:table-cell>
          <table:table-cell office:value-type="float" office:value="14.912496" calcext:value-type="float">
            <text:p>14.912496</text:p>
          </table:table-cell>
          <table:table-cell office:value-type="float" office:value="0.033845" calcext:value-type="float">
            <text:p>0.033845</text:p>
          </table:table-cell>
          <table:table-cell office:value-type="float" office:value="1.54" calcext:value-type="float">
            <text:p>1.54</text:p>
          </table:table-cell>
          <table:table-cell office:value-type="float" office:value="440.62" calcext:value-type="float">
            <text:p>440.62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4063" calcext:value-type="float">
            <text:p>24063</text:p>
          </table:table-cell>
          <table:table-cell office:value-type="float" office:value="16681694113" calcext:value-type="float">
            <text:p>16681694113</text:p>
          </table:table-cell>
          <table:table-cell office:value-type="float" office:value="8891583567" calcext:value-type="float">
            <text:p>8891583567</text:p>
          </table:table-cell>
          <table:table-cell office:value-type="float" office:value="637916" calcext:value-type="float">
            <text:p>637916</text:p>
          </table:table-cell>
          <table:table-cell office:value-type="float" office:value="373823809" calcext:value-type="float">
            <text:p>373823809</text:p>
          </table:table-cell>
          <table:table-cell office:value-type="float" office:value="495605194" calcext:value-type="float">
            <text:p>495605194</text:p>
          </table:table-cell>
          <table:table-cell office:value-type="float" office:value="2010978" calcext:value-type="float">
            <text:p>201097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122" calcext:value-type="float">
            <text:p>1.876122</text:p>
          </table:table-cell>
          <table:table-cell office:value-type="float" office:value="637916" calcext:value-type="float">
            <text:p>637916</text:p>
          </table:table-cell>
          <table:table-cell office:value-type="float" office:value="23.87697" calcext:value-type="float">
            <text:p>23.87697</text:p>
          </table:table-cell>
          <table:table-cell office:value-type="float" office:value="31.65542" calcext:value-type="float">
            <text:p>31.65542</text:p>
          </table:table-cell>
          <table:table-cell office:value-type="float" office:value="0.128446" calcext:value-type="float">
            <text:p>0.128446</text:p>
          </table:table-cell>
          <table:table-cell office:value-type="float" office:value="0.75" calcext:value-type="float">
            <text:p>0.75</text:p>
          </table:table-cell>
          <table:table-cell office:value-type="float" office:value="246.45" calcext:value-type="float">
            <text:p>246.4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5078" calcext:value-type="float">
            <text:p>25078</text:p>
          </table:table-cell>
          <table:table-cell office:value-type="float" office:value="2121128498" calcext:value-type="float">
            <text:p>2121128498</text:p>
          </table:table-cell>
          <table:table-cell office:value-type="float" office:value="9160517664" calcext:value-type="float">
            <text:p>9160517664</text:p>
          </table:table-cell>
          <table:table-cell office:value-type="float" office:value="545769" calcext:value-type="float">
            <text:p>545769</text:p>
          </table:table-cell>
          <table:table-cell office:value-type="float" office:value="366536480" calcext:value-type="float">
            <text:p>366536480</text:p>
          </table:table-cell>
          <table:table-cell office:value-type="float" office:value="237753726" calcext:value-type="float">
            <text:p>237753726</text:p>
          </table:table-cell>
          <table:table-cell office:value-type="float" office:value="545960" calcext:value-type="float">
            <text:p>54596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551" calcext:value-type="float">
            <text:p>0.231551</text:p>
          </table:table-cell>
          <table:table-cell office:value-type="float" office:value="545769" calcext:value-type="float">
            <text:p>545769</text:p>
          </table:table-cell>
          <table:table-cell office:value-type="float" office:value="23.38817" calcext:value-type="float">
            <text:p>23.38817</text:p>
          </table:table-cell>
          <table:table-cell office:value-type="float" office:value="15.170727" calcext:value-type="float">
            <text:p>15.170727</text:p>
          </table:table-cell>
          <table:table-cell office:value-type="float" office:value="0.034837" calcext:value-type="float">
            <text:p>0.034837</text:p>
          </table:table-cell>
          <table:table-cell office:value-type="float" office:value="1.54" calcext:value-type="float">
            <text:p>1.54</text:p>
          </table:table-cell>
          <table:table-cell office:value-type="float" office:value="435.48" calcext:value-type="float">
            <text:p>435.4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6081" calcext:value-type="float">
            <text:p>26081</text:p>
          </table:table-cell>
          <table:table-cell office:value-type="float" office:value="1947740972" calcext:value-type="float">
            <text:p>1947740972</text:p>
          </table:table-cell>
          <table:table-cell office:value-type="float" office:value="8959292531" calcext:value-type="float">
            <text:p>8959292531</text:p>
          </table:table-cell>
          <table:table-cell office:value-type="float" office:value="556644" calcext:value-type="float">
            <text:p>556644</text:p>
          </table:table-cell>
          <table:table-cell office:value-type="float" office:value="376155528" calcext:value-type="float">
            <text:p>376155528</text:p>
          </table:table-cell>
          <table:table-cell office:value-type="float" office:value="238888431" calcext:value-type="float">
            <text:p>238888431</text:p>
          </table:table-cell>
          <table:table-cell office:value-type="float" office:value="557883" calcext:value-type="float">
            <text:p>55788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399" calcext:value-type="float">
            <text:p>0.217399</text:p>
          </table:table-cell>
          <table:table-cell office:value-type="float" office:value="556644" calcext:value-type="float">
            <text:p>556644</text:p>
          </table:table-cell>
          <table:table-cell office:value-type="float" office:value="24.001947" calcext:value-type="float">
            <text:p>24.001947</text:p>
          </table:table-cell>
          <table:table-cell office:value-type="float" office:value="15.243131" calcext:value-type="float">
            <text:p>15.243131</text:p>
          </table:table-cell>
          <table:table-cell office:value-type="float" office:value="0.035598" calcext:value-type="float">
            <text:p>0.035598</text:p>
          </table:table-cell>
          <table:table-cell office:value-type="float" office:value="1.57" calcext:value-type="float">
            <text:p>1.57</text:p>
          </table:table-cell>
          <table:table-cell office:value-type="float" office:value="428.21" calcext:value-type="float">
            <text:p>428.2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7084" calcext:value-type="float">
            <text:p>27084</text:p>
          </table:table-cell>
          <table:table-cell office:value-type="float" office:value="1944324374" calcext:value-type="float">
            <text:p>1944324374</text:p>
          </table:table-cell>
          <table:table-cell office:value-type="float" office:value="9105270454" calcext:value-type="float">
            <text:p>9105270454</text:p>
          </table:table-cell>
          <table:table-cell office:value-type="float" office:value="407937" calcext:value-type="float">
            <text:p>407937</text:p>
          </table:table-cell>
          <table:table-cell office:value-type="float" office:value="387312182" calcext:value-type="float">
            <text:p>387312182</text:p>
          </table:table-cell>
          <table:table-cell office:value-type="float" office:value="244905768" calcext:value-type="float">
            <text:p>244905768</text:p>
          </table:table-cell>
          <table:table-cell office:value-type="float" office:value="408889" calcext:value-type="float">
            <text:p>40888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38" calcext:value-type="float">
            <text:p>0.213538</text:p>
          </table:table-cell>
          <table:table-cell office:value-type="float" office:value="407937" calcext:value-type="float">
            <text:p>407937</text:p>
          </table:table-cell>
          <table:table-cell office:value-type="float" office:value="24.713839" calcext:value-type="float">
            <text:p>24.713839</text:p>
          </table:table-cell>
          <table:table-cell office:value-type="float" office:value="15.627088" calcext:value-type="float">
            <text:p>15.627088</text:p>
          </table:table-cell>
          <table:table-cell office:value-type="float" office:value="0.026091" calcext:value-type="float">
            <text:p>0.026091</text:p>
          </table:table-cell>
          <table:table-cell office:value-type="float" office:value="1.58" calcext:value-type="float">
            <text:p>1.58</text:p>
          </table:table-cell>
          <table:table-cell office:value-type="float" office:value="598.95" calcext:value-type="float">
            <text:p>598.9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8087" calcext:value-type="float">
            <text:p>28087</text:p>
          </table:table-cell>
          <table:table-cell office:value-type="float" office:value="1953344462" calcext:value-type="float">
            <text:p>1953344462</text:p>
          </table:table-cell>
          <table:table-cell office:value-type="float" office:value="9147463044" calcext:value-type="float">
            <text:p>9147463044</text:p>
          </table:table-cell>
          <table:table-cell office:value-type="float" office:value="414422" calcext:value-type="float">
            <text:p>414422</text:p>
          </table:table-cell>
          <table:table-cell office:value-type="float" office:value="389431294" calcext:value-type="float">
            <text:p>389431294</text:p>
          </table:table-cell>
          <table:table-cell office:value-type="float" office:value="246024226" calcext:value-type="float">
            <text:p>246024226</text:p>
          </table:table-cell>
          <table:table-cell office:value-type="float" office:value="415295" calcext:value-type="float">
            <text:p>4152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39" calcext:value-type="float">
            <text:p>0.213539</text:p>
          </table:table-cell>
          <table:table-cell office:value-type="float" office:value="414422" calcext:value-type="float">
            <text:p>414422</text:p>
          </table:table-cell>
          <table:table-cell office:value-type="float" office:value="24.849056" calcext:value-type="float">
            <text:p>24.849056</text:p>
          </table:table-cell>
          <table:table-cell office:value-type="float" office:value="15.698455" calcext:value-type="float">
            <text:p>15.698455</text:p>
          </table:table-cell>
          <table:table-cell office:value-type="float" office:value="0.026499" calcext:value-type="float">
            <text:p>0.026499</text:p>
          </table:table-cell>
          <table:table-cell office:value-type="float" office:value="1.58" calcext:value-type="float">
            <text:p>1.58</text:p>
          </table:table-cell>
          <table:table-cell office:value-type="float" office:value="592.41" calcext:value-type="float">
            <text:p>592.41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28089" calcext:value-type="float">
            <text:p>28089</text:p>
          </table:table-cell>
          <table:table-cell office:value-type="float" office:value="495430078" calcext:value-type="float">
            <text:p>495430078</text:p>
          </table:table-cell>
          <table:table-cell office:value-type="float" office:value="4907852771" calcext:value-type="float">
            <text:p>4907852771</text:p>
          </table:table-cell>
          <table:table-cell office:value-type="float" office:value="143772" calcext:value-type="float">
            <text:p>143772</text:p>
          </table:table-cell>
          <table:table-cell office:value-type="float" office:value="132083450" calcext:value-type="float">
            <text:p>132083450</text:p>
          </table:table-cell>
          <table:table-cell office:value-type="float" office:value="124582032" calcext:value-type="float">
            <text:p>124582032</text:p>
          </table:table-cell>
          <table:table-cell office:value-type="float" office:value="195540" calcext:value-type="float">
            <text:p>19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0946" calcext:value-type="float">
            <text:p>0.100946</text:p>
          </table:table-cell>
          <table:table-cell office:value-type="float" office:value="143772" calcext:value-type="float">
            <text:p>143772</text:p>
          </table:table-cell>
          <table:table-cell office:value-type="float" office:value="8.428057" calcext:value-type="float">
            <text:p>8.428057</text:p>
          </table:table-cell>
          <table:table-cell office:value-type="float" office:value="7.949402" calcext:value-type="float">
            <text:p>7.949402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1.06" calcext:value-type="float">
            <text:p>1.06</text:p>
          </table:table-cell>
          <table:table-cell office:value-type="float" office:value="637.12" calcext:value-type="float">
            <text:p>637.1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29090" calcext:value-type="float">
            <text:p>29090</text:p>
          </table:table-cell>
          <table:table-cell office:value-type="float" office:value="1927330550" calcext:value-type="float">
            <text:p>1927330550</text:p>
          </table:table-cell>
          <table:table-cell office:value-type="float" office:value="9024024350" calcext:value-type="float">
            <text:p>9024024350</text:p>
          </table:table-cell>
          <table:table-cell office:value-type="float" office:value="386052" calcext:value-type="float">
            <text:p>386052</text:p>
          </table:table-cell>
          <table:table-cell office:value-type="float" office:value="383913196" calcext:value-type="float">
            <text:p>383913196</text:p>
          </table:table-cell>
          <table:table-cell office:value-type="float" office:value="242742217" calcext:value-type="float">
            <text:p>242742217</text:p>
          </table:table-cell>
          <table:table-cell office:value-type="float" office:value="387054" calcext:value-type="float">
            <text:p>3870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78" calcext:value-type="float">
            <text:p>0.213578</text:p>
          </table:table-cell>
          <table:table-cell office:value-type="float" office:value="386052" calcext:value-type="float">
            <text:p>386052</text:p>
          </table:table-cell>
          <table:table-cell office:value-type="float" office:value="24.496952" calcext:value-type="float">
            <text:p>24.496952</text:p>
          </table:table-cell>
          <table:table-cell office:value-type="float" office:value="15.489036" calcext:value-type="float">
            <text:p>15.489036</text:p>
          </table:table-cell>
          <table:table-cell office:value-type="float" office:value="0.024697" calcext:value-type="float">
            <text:p>0.024697</text:p>
          </table:table-cell>
          <table:table-cell office:value-type="float" office:value="1.58" calcext:value-type="float">
            <text:p>1.58</text:p>
          </table:table-cell>
          <table:table-cell office:value-type="float" office:value="627.15" calcext:value-type="float">
            <text:p>627.1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0093" calcext:value-type="float">
            <text:p>30093</text:p>
          </table:table-cell>
          <table:table-cell office:value-type="float" office:value="1850951617" calcext:value-type="float">
            <text:p>1850951617</text:p>
          </table:table-cell>
          <table:table-cell office:value-type="float" office:value="8306361280" calcext:value-type="float">
            <text:p>8306361280</text:p>
          </table:table-cell>
          <table:table-cell office:value-type="float" office:value="639907" calcext:value-type="float">
            <text:p>639907</text:p>
          </table:table-cell>
          <table:table-cell office:value-type="float" office:value="342785313" calcext:value-type="float">
            <text:p>342785313</text:p>
          </table:table-cell>
          <table:table-cell office:value-type="float" office:value="219448024" calcext:value-type="float">
            <text:p>219448024</text:p>
          </table:table-cell>
          <table:table-cell office:value-type="float" office:value="1072166" calcext:value-type="float">
            <text:p>107216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2835" calcext:value-type="float">
            <text:p>0.222835</text:p>
          </table:table-cell>
          <table:table-cell office:value-type="float" office:value="639907" calcext:value-type="float">
            <text:p>639907</text:p>
          </table:table-cell>
          <table:table-cell office:value-type="float" office:value="21.872643" calcext:value-type="float">
            <text:p>21.872643</text:p>
          </table:table-cell>
          <table:table-cell office:value-type="float" office:value="14.002666" calcext:value-type="float">
            <text:p>14.002666</text:p>
          </table:table-cell>
          <table:table-cell office:value-type="float" office:value="0.068413" calcext:value-type="float">
            <text:p>0.068413</text:p>
          </table:table-cell>
          <table:table-cell office:value-type="float" office:value="1.56" calcext:value-type="float">
            <text:p>1.56</text:p>
          </table:table-cell>
          <table:table-cell office:value-type="float" office:value="204.68" calcext:value-type="float">
            <text:p>204.6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1096" calcext:value-type="float">
            <text:p>31096</text:p>
          </table:table-cell>
          <table:table-cell office:value-type="float" office:value="2103340887" calcext:value-type="float">
            <text:p>2103340887</text:p>
          </table:table-cell>
          <table:table-cell office:value-type="float" office:value="9058619606" calcext:value-type="float">
            <text:p>9058619606</text:p>
          </table:table-cell>
          <table:table-cell office:value-type="float" office:value="380763" calcext:value-type="float">
            <text:p>380763</text:p>
          </table:table-cell>
          <table:table-cell office:value-type="float" office:value="356215914" calcext:value-type="float">
            <text:p>356215914</text:p>
          </table:table-cell>
          <table:table-cell office:value-type="float" office:value="235574151" calcext:value-type="float">
            <text:p>235574151</text:p>
          </table:table-cell>
          <table:table-cell office:value-type="float" office:value="382407" calcext:value-type="float">
            <text:p>3824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92" calcext:value-type="float">
            <text:p>0.232192</text:p>
          </table:table-cell>
          <table:table-cell office:value-type="float" office:value="380763" calcext:value-type="float">
            <text:p>380763</text:p>
          </table:table-cell>
          <table:table-cell office:value-type="float" office:value="22.72963" calcext:value-type="float">
            <text:p>22.72963</text:p>
          </table:table-cell>
          <table:table-cell office:value-type="float" office:value="15.031651" calcext:value-type="float">
            <text:p>15.031651</text:p>
          </table:table-cell>
          <table:table-cell office:value-type="float" office:value="0.024401" calcext:value-type="float">
            <text:p>0.024401</text:p>
          </table:table-cell>
          <table:table-cell office:value-type="float" office:value="1.51" calcext:value-type="float">
            <text:p>1.51</text:p>
          </table:table-cell>
          <table:table-cell office:value-type="float" office:value="616.03" calcext:value-type="float">
            <text:p>616.0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2098" calcext:value-type="float">
            <text:p>32098</text:p>
          </table:table-cell>
          <table:table-cell office:value-type="float" office:value="2138135658" calcext:value-type="float">
            <text:p>2138135658</text:p>
          </table:table-cell>
          <table:table-cell office:value-type="float" office:value="9219434102" calcext:value-type="float">
            <text:p>9219434102</text:p>
          </table:table-cell>
          <table:table-cell office:value-type="float" office:value="478326" calcext:value-type="float">
            <text:p>478326</text:p>
          </table:table-cell>
          <table:table-cell office:value-type="float" office:value="362354606" calcext:value-type="float">
            <text:p>362354606</text:p>
          </table:table-cell>
          <table:table-cell office:value-type="float" office:value="239670084" calcext:value-type="float">
            <text:p>239670084</text:p>
          </table:table-cell>
          <table:table-cell office:value-type="float" office:value="478913" calcext:value-type="float">
            <text:p>4789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16" calcext:value-type="float">
            <text:p>0.231916</text:p>
          </table:table-cell>
          <table:table-cell office:value-type="float" office:value="478326" calcext:value-type="float">
            <text:p>478326</text:p>
          </table:table-cell>
          <table:table-cell office:value-type="float" office:value="23.144405" calcext:value-type="float">
            <text:p>23.144405</text:p>
          </table:table-cell>
          <table:table-cell office:value-type="float" office:value="15.308269" calcext:value-type="float">
            <text:p>15.308269</text:p>
          </table:table-cell>
          <table:table-cell office:value-type="float" office:value="0.030589" calcext:value-type="float">
            <text:p>0.030589</text:p>
          </table:table-cell>
          <table:table-cell office:value-type="float" office:value="1.51" calcext:value-type="float">
            <text:p>1.51</text:p>
          </table:table-cell>
          <table:table-cell office:value-type="float" office:value="500.45" calcext:value-type="float">
            <text:p>500.4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3101" calcext:value-type="float">
            <text:p>33101</text:p>
          </table:table-cell>
          <table:table-cell office:value-type="float" office:value="2090660893" calcext:value-type="float">
            <text:p>2090660893</text:p>
          </table:table-cell>
          <table:table-cell office:value-type="float" office:value="9015427629" calcext:value-type="float">
            <text:p>9015427629</text:p>
          </table:table-cell>
          <table:table-cell office:value-type="float" office:value="448533" calcext:value-type="float">
            <text:p>448533</text:p>
          </table:table-cell>
          <table:table-cell office:value-type="float" office:value="354495139" calcext:value-type="float">
            <text:p>354495139</text:p>
          </table:table-cell>
          <table:table-cell office:value-type="float" office:value="234366244" calcext:value-type="float">
            <text:p>234366244</text:p>
          </table:table-cell>
          <table:table-cell office:value-type="float" office:value="449039" calcext:value-type="float">
            <text:p>44903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98" calcext:value-type="float">
            <text:p>0.231898</text:p>
          </table:table-cell>
          <table:table-cell office:value-type="float" office:value="448533" calcext:value-type="float">
            <text:p>448533</text:p>
          </table:table-cell>
          <table:table-cell office:value-type="float" office:value="22.619829" calcext:value-type="float">
            <text:p>22.619829</text:p>
          </table:table-cell>
          <table:table-cell office:value-type="float" office:value="14.954576" calcext:value-type="float">
            <text:p>14.954576</text:p>
          </table:table-cell>
          <table:table-cell office:value-type="float" office:value="0.028653" calcext:value-type="float">
            <text:p>0.028653</text:p>
          </table:table-cell>
          <table:table-cell office:value-type="float" office:value="1.51" calcext:value-type="float">
            <text:p>1.51</text:p>
          </table:table-cell>
          <table:table-cell office:value-type="float" office:value="521.93" calcext:value-type="float">
            <text:p>521.9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4103" calcext:value-type="float">
            <text:p>34103</text:p>
          </table:table-cell>
          <table:table-cell office:value-type="float" office:value="2142781660" calcext:value-type="float">
            <text:p>2142781660</text:p>
          </table:table-cell>
          <table:table-cell office:value-type="float" office:value="9238777606" calcext:value-type="float">
            <text:p>9238777606</text:p>
          </table:table-cell>
          <table:table-cell office:value-type="float" office:value="652040" calcext:value-type="float">
            <text:p>652040</text:p>
          </table:table-cell>
          <table:table-cell office:value-type="float" office:value="363458083" calcext:value-type="float">
            <text:p>363458083</text:p>
          </table:table-cell>
          <table:table-cell office:value-type="float" office:value="240207736" calcext:value-type="float">
            <text:p>240207736</text:p>
          </table:table-cell>
          <table:table-cell office:value-type="float" office:value="652819" calcext:value-type="float">
            <text:p>65281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33" calcext:value-type="float">
            <text:p>0.231933</text:p>
          </table:table-cell>
          <table:table-cell office:value-type="float" office:value="652040" calcext:value-type="float">
            <text:p>652040</text:p>
          </table:table-cell>
          <table:table-cell office:value-type="float" office:value="23.214888" calcext:value-type="float">
            <text:p>23.214888</text:p>
          </table:table-cell>
          <table:table-cell office:value-type="float" office:value="15.34261" calcext:value-type="float">
            <text:p>15.34261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1.51" calcext:value-type="float">
            <text:p>1.51</text:p>
          </table:table-cell>
          <table:table-cell office:value-type="float" office:value="367.95" calcext:value-type="float">
            <text:p>367.9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5105" calcext:value-type="float">
            <text:p>35105</text:p>
          </table:table-cell>
          <table:table-cell office:value-type="float" office:value="1966118860" calcext:value-type="float">
            <text:p>1966118860</text:p>
          </table:table-cell>
          <table:table-cell office:value-type="float" office:value="8869490714" calcext:value-type="float">
            <text:p>8869490714</text:p>
          </table:table-cell>
          <table:table-cell office:value-type="float" office:value="577454" calcext:value-type="float">
            <text:p>577454</text:p>
          </table:table-cell>
          <table:table-cell office:value-type="float" office:value="360813822" calcext:value-type="float">
            <text:p>360813822</text:p>
          </table:table-cell>
          <table:table-cell office:value-type="float" office:value="236289289" calcext:value-type="float">
            <text:p>236289289</text:p>
          </table:table-cell>
          <table:table-cell office:value-type="float" office:value="578998" calcext:value-type="float">
            <text:p>57899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1672" calcext:value-type="float">
            <text:p>0.221672</text:p>
          </table:table-cell>
          <table:table-cell office:value-type="float" office:value="577454" calcext:value-type="float">
            <text:p>577454</text:p>
          </table:table-cell>
          <table:table-cell office:value-type="float" office:value="23.045992" calcext:value-type="float">
            <text:p>23.045992</text:p>
          </table:table-cell>
          <table:table-cell office:value-type="float" office:value="15.09233" calcext:value-type="float">
            <text:p>15.09233</text:p>
          </table:table-cell>
          <table:table-cell office:value-type="float" office:value="0.036982" calcext:value-type="float">
            <text:p>0.036982</text:p>
          </table:table-cell>
          <table:table-cell office:value-type="float" office:value="1.53" calcext:value-type="float">
            <text:p>1.53</text:p>
          </table:table-cell>
          <table:table-cell office:value-type="float" office:value="408.1" calcext:value-type="float">
            <text:p>408.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6107" calcext:value-type="float">
            <text:p>36107</text:p>
          </table:table-cell>
          <table:table-cell office:value-type="float" office:value="1972050500" calcext:value-type="float">
            <text:p>1972050500</text:p>
          </table:table-cell>
          <table:table-cell office:value-type="float" office:value="9171068830" calcext:value-type="float">
            <text:p>9171068830</text:p>
          </table:table-cell>
          <table:table-cell office:value-type="float" office:value="489365" calcext:value-type="float">
            <text:p>489365</text:p>
          </table:table-cell>
          <table:table-cell office:value-type="float" office:value="381139604" calcext:value-type="float">
            <text:p>381139604</text:p>
          </table:table-cell>
          <table:table-cell office:value-type="float" office:value="248382642" calcext:value-type="float">
            <text:p>248382642</text:p>
          </table:table-cell>
          <table:table-cell office:value-type="float" office:value="491428" calcext:value-type="float">
            <text:p>4914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3" calcext:value-type="float">
            <text:p>0.21503</text:p>
          </table:table-cell>
          <table:table-cell office:value-type="float" office:value="489365" calcext:value-type="float">
            <text:p>489365</text:p>
          </table:table-cell>
          <table:table-cell office:value-type="float" office:value="24.344248" calcext:value-type="float">
            <text:p>24.344248</text:p>
          </table:table-cell>
          <table:table-cell office:value-type="float" office:value="15.864759" calcext:value-type="float">
            <text:p>15.864759</text:p>
          </table:table-cell>
          <table:table-cell office:value-type="float" office:value="0.031389" calcext:value-type="float">
            <text:p>0.031389</text:p>
          </table:table-cell>
          <table:table-cell office:value-type="float" office:value="1.53" calcext:value-type="float">
            <text:p>1.53</text:p>
          </table:table-cell>
          <table:table-cell office:value-type="float" office:value="505.43" calcext:value-type="float">
            <text:p>505.4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7109" calcext:value-type="float">
            <text:p>37109</text:p>
          </table:table-cell>
          <table:table-cell office:value-type="float" office:value="1943888436" calcext:value-type="float">
            <text:p>1943888436</text:p>
          </table:table-cell>
          <table:table-cell office:value-type="float" office:value="9039215883" calcext:value-type="float">
            <text:p>9039215883</text:p>
          </table:table-cell>
          <table:table-cell office:value-type="float" office:value="437570" calcext:value-type="float">
            <text:p>437570</text:p>
          </table:table-cell>
          <table:table-cell office:value-type="float" office:value="375534732" calcext:value-type="float">
            <text:p>375534732</text:p>
          </table:table-cell>
          <table:table-cell office:value-type="float" office:value="244786738" calcext:value-type="float">
            <text:p>244786738</text:p>
          </table:table-cell>
          <table:table-cell office:value-type="float" office:value="439096" calcext:value-type="float">
            <text:p>4390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51" calcext:value-type="float">
            <text:p>0.215051</text:p>
          </table:table-cell>
          <table:table-cell office:value-type="float" office:value="437570" calcext:value-type="float">
            <text:p>437570</text:p>
          </table:table-cell>
          <table:table-cell office:value-type="float" office:value="23.98625" calcext:value-type="float">
            <text:p>23.98625</text:p>
          </table:table-cell>
          <table:table-cell office:value-type="float" office:value="15.635081" calcext:value-type="float">
            <text:p>15.635081</text:p>
          </table:table-cell>
          <table:table-cell office:value-type="float" office:value="0.028046" calcext:value-type="float">
            <text:p>0.028046</text:p>
          </table:table-cell>
          <table:table-cell office:value-type="float" office:value="1.53" calcext:value-type="float">
            <text:p>1.53</text:p>
          </table:table-cell>
          <table:table-cell office:value-type="float" office:value="557.48" calcext:value-type="float">
            <text:p>557.4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8111" calcext:value-type="float">
            <text:p>38111</text:p>
          </table:table-cell>
          <table:table-cell office:value-type="float" office:value="1995440371" calcext:value-type="float">
            <text:p>1995440371</text:p>
          </table:table-cell>
          <table:table-cell office:value-type="float" office:value="9277383468" calcext:value-type="float">
            <text:p>9277383468</text:p>
          </table:table-cell>
          <table:table-cell office:value-type="float" office:value="477198" calcext:value-type="float">
            <text:p>477198</text:p>
          </table:table-cell>
          <table:table-cell office:value-type="float" office:value="385532163" calcext:value-type="float">
            <text:p>385532163</text:p>
          </table:table-cell>
          <table:table-cell office:value-type="float" office:value="251326583" calcext:value-type="float">
            <text:p>251326583</text:p>
          </table:table-cell>
          <table:table-cell office:value-type="float" office:value="479995" calcext:value-type="float">
            <text:p>47999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87" calcext:value-type="float">
            <text:p>0.215087</text:p>
          </table:table-cell>
          <table:table-cell office:value-type="float" office:value="477198" calcext:value-type="float">
            <text:p>477198</text:p>
          </table:table-cell>
          <table:table-cell office:value-type="float" office:value="24.624809" calcext:value-type="float">
            <text:p>24.624809</text:p>
          </table:table-cell>
          <table:table-cell office:value-type="float" office:value="16.052795" calcext:value-type="float">
            <text:p>16.052795</text:p>
          </table:table-cell>
          <table:table-cell office:value-type="float" office:value="0.030658" calcext:value-type="float">
            <text:p>0.030658</text:p>
          </table:table-cell>
          <table:table-cell office:value-type="float" office:value="1.53" calcext:value-type="float">
            <text:p>1.53</text:p>
          </table:table-cell>
          <table:table-cell office:value-type="float" office:value="523.6" calcext:value-type="float">
            <text:p>523.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39113" calcext:value-type="float">
            <text:p>39113</text:p>
          </table:table-cell>
          <table:table-cell office:value-type="float" office:value="1965105469" calcext:value-type="float">
            <text:p>1965105469</text:p>
          </table:table-cell>
          <table:table-cell office:value-type="float" office:value="8914146615" calcext:value-type="float">
            <text:p>8914146615</text:p>
          </table:table-cell>
          <table:table-cell office:value-type="float" office:value="881030" calcext:value-type="float">
            <text:p>881030</text:p>
          </table:table-cell>
          <table:table-cell office:value-type="float" office:value="365954704" calcext:value-type="float">
            <text:p>365954704</text:p>
          </table:table-cell>
          <table:table-cell office:value-type="float" office:value="238879301" calcext:value-type="float">
            <text:p>238879301</text:p>
          </table:table-cell>
          <table:table-cell office:value-type="float" office:value="1182111" calcext:value-type="float">
            <text:p>11821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0448" calcext:value-type="float">
            <text:p>0.220448</text:p>
          </table:table-cell>
          <table:table-cell office:value-type="float" office:value="881030" calcext:value-type="float">
            <text:p>881030</text:p>
          </table:table-cell>
          <table:table-cell office:value-type="float" office:value="23.374352" calcext:value-type="float">
            <text:p>23.374352</text:p>
          </table:table-cell>
          <table:table-cell office:value-type="float" office:value="15.257759" calcext:value-type="float">
            <text:p>15.257759</text:p>
          </table:table-cell>
          <table:table-cell office:value-type="float" office:value="0.075504" calcext:value-type="float">
            <text:p>0.075504</text:p>
          </table:table-cell>
          <table:table-cell office:value-type="float" office:value="1.53" calcext:value-type="float">
            <text:p>1.53</text:p>
          </table:table-cell>
          <table:table-cell office:value-type="float" office:value="202.08" calcext:value-type="float">
            <text:p>202.08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9114" calcext:value-type="float">
            <text:p>39114</text:p>
          </table:table-cell>
          <table:table-cell office:value-type="float" office:value="672552233" calcext:value-type="float">
            <text:p>672552233</text:p>
          </table:table-cell>
          <table:table-cell office:value-type="float" office:value="7244999340" calcext:value-type="float">
            <text:p>7244999340</text:p>
          </table:table-cell>
          <table:table-cell office:value-type="float" office:value="269482" calcext:value-type="float">
            <text:p>269482</text:p>
          </table:table-cell>
          <table:table-cell office:value-type="float" office:value="208993247" calcext:value-type="float">
            <text:p>208993247</text:p>
          </table:table-cell>
          <table:table-cell office:value-type="float" office:value="180899389" calcext:value-type="float">
            <text:p>180899389</text:p>
          </table:table-cell>
          <table:table-cell office:value-type="float" office:value="270639" calcext:value-type="float">
            <text:p>270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83" calcext:value-type="float">
            <text:p>0.09283</text:p>
          </table:table-cell>
          <table:table-cell office:value-type="float" office:value="269482" calcext:value-type="float">
            <text:p>269482</text:p>
          </table:table-cell>
          <table:table-cell office:value-type="float" office:value="13.34887" calcext:value-type="float">
            <text:p>13.34887</text:p>
          </table:table-cell>
          <table:table-cell office:value-type="float" office:value="11.554452" calcext:value-type="float">
            <text:p>11.554452</text:p>
          </table:table-cell>
          <table:table-cell office:value-type="float" office:value="0.017286" calcext:value-type="float">
            <text:p>0.017286</text:p>
          </table:table-cell>
          <table:table-cell office:value-type="float" office:value="1.16" calcext:value-type="float">
            <text:p>1.16</text:p>
          </table:table-cell>
          <table:table-cell office:value-type="float" office:value="668.42" calcext:value-type="float">
            <text:p>668.4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0116" calcext:value-type="float">
            <text:p>40116</text:p>
          </table:table-cell>
          <table:table-cell office:value-type="float" office:value="2168124918" calcext:value-type="float">
            <text:p>2168124918</text:p>
          </table:table-cell>
          <table:table-cell office:value-type="float" office:value="9343837871" calcext:value-type="float">
            <text:p>9343837871</text:p>
          </table:table-cell>
          <table:table-cell office:value-type="float" office:value="401826" calcext:value-type="float">
            <text:p>401826</text:p>
          </table:table-cell>
          <table:table-cell office:value-type="float" office:value="367339974" calcext:value-type="float">
            <text:p>367339974</text:p>
          </table:table-cell>
          <table:table-cell office:value-type="float" office:value="242978616" calcext:value-type="float">
            <text:p>242978616</text:p>
          </table:table-cell>
          <table:table-cell office:value-type="float" office:value="403018" calcext:value-type="float">
            <text:p>40301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38" calcext:value-type="float">
            <text:p>0.232038</text:p>
          </table:table-cell>
          <table:table-cell office:value-type="float" office:value="401826" calcext:value-type="float">
            <text:p>401826</text:p>
          </table:table-cell>
          <table:table-cell office:value-type="float" office:value="23.43944" calcext:value-type="float">
            <text:p>23.43944</text:p>
          </table:table-cell>
          <table:table-cell office:value-type="float" office:value="15.50412" calcext:value-type="float">
            <text:p>15.50412</text:p>
          </table:table-cell>
          <table:table-cell office:value-type="float" office:value="0.025716" calcext:value-type="float">
            <text:p>0.025716</text:p>
          </table:table-cell>
          <table:table-cell office:value-type="float" office:value="1.51" calcext:value-type="float">
            <text:p>1.51</text:p>
          </table:table-cell>
          <table:table-cell office:value-type="float" office:value="602.9" calcext:value-type="float">
            <text:p>602.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40103" calcext:value-type="float">
            <text:p>40103</text:p>
          </table:table-cell>
          <table:table-cell office:value-type="float" office:value="16603268423" calcext:value-type="float">
            <text:p>16603268423</text:p>
          </table:table-cell>
          <table:table-cell office:value-type="float" office:value="8844850269" calcext:value-type="float">
            <text:p>8844850269</text:p>
          </table:table-cell>
          <table:table-cell office:value-type="float" office:value="530995" calcext:value-type="float">
            <text:p>530995</text:p>
          </table:table-cell>
          <table:table-cell office:value-type="float" office:value="371712289" calcext:value-type="float">
            <text:p>371712289</text:p>
          </table:table-cell>
          <table:table-cell office:value-type="float" office:value="490058852" calcext:value-type="float">
            <text:p>490058852</text:p>
          </table:table-cell>
          <table:table-cell office:value-type="float" office:value="1741554" calcext:value-type="float">
            <text:p>17415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7168" calcext:value-type="float">
            <text:p>1.877168</text:p>
          </table:table-cell>
          <table:table-cell office:value-type="float" office:value="530995" calcext:value-type="float">
            <text:p>530995</text:p>
          </table:table-cell>
          <table:table-cell office:value-type="float" office:value="23.742102" calcext:value-type="float">
            <text:p>23.742102</text:p>
          </table:table-cell>
          <table:table-cell office:value-type="float" office:value="31.301165" calcext:value-type="float">
            <text:p>31.301165</text:p>
          </table:table-cell>
          <table:table-cell office:value-type="float" office:value="0.111237" calcext:value-type="float">
            <text:p>0.111237</text:p>
          </table:table-cell>
          <table:table-cell office:value-type="float" office:value="0.76" calcext:value-type="float">
            <text:p>0.76</text:p>
          </table:table-cell>
          <table:table-cell office:value-type="float" office:value="281.39" calcext:value-type="float">
            <text:p>281.3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1119" calcext:value-type="float">
            <text:p>41119</text:p>
          </table:table-cell>
          <table:table-cell office:value-type="float" office:value="2089283720" calcext:value-type="float">
            <text:p>2089283720</text:p>
          </table:table-cell>
          <table:table-cell office:value-type="float" office:value="9008406250" calcext:value-type="float">
            <text:p>9008406250</text:p>
          </table:table-cell>
          <table:table-cell office:value-type="float" office:value="638765" calcext:value-type="float">
            <text:p>638765</text:p>
          </table:table-cell>
          <table:table-cell office:value-type="float" office:value="353905242" calcext:value-type="float">
            <text:p>353905242</text:p>
          </table:table-cell>
          <table:table-cell office:value-type="float" office:value="234167136" calcext:value-type="float">
            <text:p>234167136</text:p>
          </table:table-cell>
          <table:table-cell office:value-type="float" office:value="639729" calcext:value-type="float">
            <text:p>63972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26" calcext:value-type="float">
            <text:p>0.231926</text:p>
          </table:table-cell>
          <table:table-cell office:value-type="float" office:value="638765" calcext:value-type="float">
            <text:p>638765</text:p>
          </table:table-cell>
          <table:table-cell office:value-type="float" office:value="22.58219" calcext:value-type="float">
            <text:p>22.58219</text:p>
          </table:table-cell>
          <table:table-cell office:value-type="float" office:value="14.941871" calcext:value-type="float">
            <text:p>14.941871</text:p>
          </table:table-cell>
          <table:table-cell office:value-type="float" office:value="0.04082" calcext:value-type="float">
            <text:p>0.04082</text:p>
          </table:table-cell>
          <table:table-cell office:value-type="float" office:value="1.51" calcext:value-type="float">
            <text:p>1.51</text:p>
          </table:table-cell>
          <table:table-cell office:value-type="float" office:value="366.04" calcext:value-type="float">
            <text:p>366.0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2122" calcext:value-type="float">
            <text:p>42122</text:p>
          </table:table-cell>
          <table:table-cell office:value-type="float" office:value="2161111937" calcext:value-type="float">
            <text:p>2161111937</text:p>
          </table:table-cell>
          <table:table-cell office:value-type="float" office:value="9319198439" calcext:value-type="float">
            <text:p>9319198439</text:p>
          </table:table-cell>
          <table:table-cell office:value-type="float" office:value="486054" calcext:value-type="float">
            <text:p>486054</text:p>
          </table:table-cell>
          <table:table-cell office:value-type="float" office:value="366320999" calcext:value-type="float">
            <text:p>366320999</text:p>
          </table:table-cell>
          <table:table-cell office:value-type="float" office:value="242239858" calcext:value-type="float">
            <text:p>242239858</text:p>
          </table:table-cell>
          <table:table-cell office:value-type="float" office:value="487014" calcext:value-type="float">
            <text:p>4870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99" calcext:value-type="float">
            <text:p>0.231899</text:p>
          </table:table-cell>
          <table:table-cell office:value-type="float" office:value="486054" calcext:value-type="float">
            <text:p>486054</text:p>
          </table:table-cell>
          <table:table-cell office:value-type="float" office:value="23.37442" calcext:value-type="float">
            <text:p>23.37442</text:p>
          </table:table-cell>
          <table:table-cell office:value-type="float" office:value="15.45698" calcext:value-type="float">
            <text:p>15.45698</text:p>
          </table:table-cell>
          <table:table-cell office:value-type="float" office:value="0.031076" calcext:value-type="float">
            <text:p>0.031076</text:p>
          </table:table-cell>
          <table:table-cell office:value-type="float" office:value="1.51" calcext:value-type="float">
            <text:p>1.51</text:p>
          </table:table-cell>
          <table:table-cell office:value-type="float" office:value="497.4" calcext:value-type="float">
            <text:p>497.4</text:p>
          </table:table-cell>
        </table:table-row>
        <table:table-row table:style-name="ro1">
          <table:table-cell office:value-type="float" office:value="34548" calcext:value-type="float">
            <text:p>34548</text:p>
          </table:table-cell>
          <table:table-cell office:value-type="float" office:value="42107" calcext:value-type="float">
            <text:p>42107</text:p>
          </table:table-cell>
          <table:table-cell office:value-type="float" office:value="1904765141" calcext:value-type="float">
            <text:p>1904765141</text:p>
          </table:table-cell>
          <table:table-cell office:value-type="float" office:value="8942670359" calcext:value-type="float">
            <text:p>8942670359</text:p>
          </table:table-cell>
          <table:table-cell office:value-type="float" office:value="1448628" calcext:value-type="float">
            <text:p>1448628</text:p>
          </table:table-cell>
          <table:table-cell office:value-type="float" office:value="375807623" calcext:value-type="float">
            <text:p>375807623</text:p>
          </table:table-cell>
          <table:table-cell office:value-type="float" office:value="240101444" calcext:value-type="float">
            <text:p>240101444</text:p>
          </table:table-cell>
          <table:table-cell office:value-type="float" office:value="1451554" calcext:value-type="float">
            <text:p>145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2997" calcext:value-type="float">
            <text:p>0.212997</text:p>
          </table:table-cell>
          <table:table-cell office:value-type="float" office:value="1448628" calcext:value-type="float">
            <text:p>1448628</text:p>
          </table:table-cell>
          <table:table-cell office:value-type="float" office:value="24.003679" calcext:value-type="float">
            <text:p>24.003679</text:p>
          </table:table-cell>
          <table:table-cell office:value-type="float" office:value="15.33582" calcext:value-type="float">
            <text:p>15.33582</text:p>
          </table:table-cell>
          <table:table-cell office:value-type="float" office:value="0.092714" calcext:value-type="float">
            <text:p>0.092714</text:p>
          </table:table-cell>
          <table:table-cell office:value-type="float" office:value="1.57" calcext:value-type="float">
            <text:p>1.57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3125" calcext:value-type="float">
            <text:p>43125</text:p>
          </table:table-cell>
          <table:table-cell office:value-type="float" office:value="2109367998" calcext:value-type="float">
            <text:p>2109367998</text:p>
          </table:table-cell>
          <table:table-cell office:value-type="float" office:value="9087439038" calcext:value-type="float">
            <text:p>9087439038</text:p>
          </table:table-cell>
          <table:table-cell office:value-type="float" office:value="568753" calcext:value-type="float">
            <text:p>568753</text:p>
          </table:table-cell>
          <table:table-cell office:value-type="float" office:value="357614913" calcext:value-type="float">
            <text:p>357614913</text:p>
          </table:table-cell>
          <table:table-cell office:value-type="float" office:value="236383290" calcext:value-type="float">
            <text:p>236383290</text:p>
          </table:table-cell>
          <table:table-cell office:value-type="float" office:value="569989" calcext:value-type="float">
            <text:p>5699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19" calcext:value-type="float">
            <text:p>0.232119</text:p>
          </table:table-cell>
          <table:table-cell office:value-type="float" office:value="568753" calcext:value-type="float">
            <text:p>568753</text:p>
          </table:table-cell>
          <table:table-cell office:value-type="float" office:value="22.818897" calcext:value-type="float">
            <text:p>22.818897</text:p>
          </table:table-cell>
          <table:table-cell office:value-type="float" office:value="15.083282" calcext:value-type="float">
            <text:p>15.083282</text:p>
          </table:table-cell>
          <table:table-cell office:value-type="float" office:value="0.03637" calcext:value-type="float">
            <text:p>0.03637</text:p>
          </table:table-cell>
          <table:table-cell office:value-type="float" office:value="1.51" calcext:value-type="float">
            <text:p>1.51</text:p>
          </table:table-cell>
          <table:table-cell office:value-type="float" office:value="414.72" calcext:value-type="float">
            <text:p>414.7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4127" calcext:value-type="float">
            <text:p>44127</text:p>
          </table:table-cell>
          <table:table-cell office:value-type="float" office:value="2040141694" calcext:value-type="float">
            <text:p>2040141694</text:p>
          </table:table-cell>
          <table:table-cell office:value-type="float" office:value="9202920609" calcext:value-type="float">
            <text:p>9202920609</text:p>
          </table:table-cell>
          <table:table-cell office:value-type="float" office:value="567023" calcext:value-type="float">
            <text:p>567023</text:p>
          </table:table-cell>
          <table:table-cell office:value-type="float" office:value="374068227" calcext:value-type="float">
            <text:p>374068227</text:p>
          </table:table-cell>
          <table:table-cell office:value-type="float" office:value="245039820" calcext:value-type="float">
            <text:p>245039820</text:p>
          </table:table-cell>
          <table:table-cell office:value-type="float" office:value="568385" calcext:value-type="float">
            <text:p>5683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1684" calcext:value-type="float">
            <text:p>0.221684</text:p>
          </table:table-cell>
          <table:table-cell office:value-type="float" office:value="567023" calcext:value-type="float">
            <text:p>567023</text:p>
          </table:table-cell>
          <table:table-cell office:value-type="float" office:value="23.892582" calcext:value-type="float">
            <text:p>23.892582</text:p>
          </table:table-cell>
          <table:table-cell office:value-type="float" office:value="15.651246" calcext:value-type="float">
            <text:p>15.651246</text:p>
          </table:table-cell>
          <table:table-cell office:value-type="float" office:value="0.036304" calcext:value-type="float">
            <text:p>0.036304</text:p>
          </table:table-cell>
          <table:table-cell office:value-type="float" office:value="1.53" calcext:value-type="float">
            <text:p>1.53</text:p>
          </table:table-cell>
          <table:table-cell office:value-type="float" office:value="431.12" calcext:value-type="float">
            <text:p>431.12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44127" calcext:value-type="float">
            <text:p>44127</text:p>
          </table:table-cell>
          <table:table-cell office:value-type="float" office:value="398054202" calcext:value-type="float">
            <text:p>398054202</text:p>
          </table:table-cell>
          <table:table-cell office:value-type="float" office:value="4265760899" calcext:value-type="float">
            <text:p>4265760899</text:p>
          </table:table-cell>
          <table:table-cell office:value-type="float" office:value="155431" calcext:value-type="float">
            <text:p>155431</text:p>
          </table:table-cell>
          <table:table-cell office:value-type="float" office:value="122386834" calcext:value-type="float">
            <text:p>122386834</text:p>
          </table:table-cell>
          <table:table-cell office:value-type="float" office:value="106065099" calcext:value-type="float">
            <text:p>106065099</text:p>
          </table:table-cell>
          <table:table-cell office:value-type="float" office:value="156247" calcext:value-type="float">
            <text:p>15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314" calcext:value-type="float">
            <text:p>0.093314</text:p>
          </table:table-cell>
          <table:table-cell office:value-type="float" office:value="155431" calcext:value-type="float">
            <text:p>155431</text:p>
          </table:table-cell>
          <table:table-cell office:value-type="float" office:value="7.817123" calcext:value-type="float">
            <text:p>7.817123</text:p>
          </table:table-cell>
          <table:table-cell office:value-type="float" office:value="6.774617" calcext:value-type="float">
            <text:p>6.774617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1.15" calcext:value-type="float">
            <text:p>1.15</text:p>
          </table:table-cell>
          <table:table-cell office:value-type="float" office:value="678.83" calcext:value-type="float">
            <text:p>678.8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5129" calcext:value-type="float">
            <text:p>45129</text:p>
          </table:table-cell>
          <table:table-cell office:value-type="float" office:value="1948148502" calcext:value-type="float">
            <text:p>1948148502</text:p>
          </table:table-cell>
          <table:table-cell office:value-type="float" office:value="9061104929" calcext:value-type="float">
            <text:p>9061104929</text:p>
          </table:table-cell>
          <table:table-cell office:value-type="float" office:value="491784" calcext:value-type="float">
            <text:p>491784</text:p>
          </table:table-cell>
          <table:table-cell office:value-type="float" office:value="376500290" calcext:value-type="float">
            <text:p>376500290</text:p>
          </table:table-cell>
          <table:table-cell office:value-type="float" office:value="245332516" calcext:value-type="float">
            <text:p>245332516</text:p>
          </table:table-cell>
          <table:table-cell office:value-type="float" office:value="493476" calcext:value-type="float">
            <text:p>49347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01" calcext:value-type="float">
            <text:p>0.215001</text:p>
          </table:table-cell>
          <table:table-cell office:value-type="float" office:value="491784" calcext:value-type="float">
            <text:p>491784</text:p>
          </table:table-cell>
          <table:table-cell office:value-type="float" office:value="24.047922" calcext:value-type="float">
            <text:p>24.047922</text:p>
          </table:table-cell>
          <table:table-cell office:value-type="float" office:value="15.669941" calcext:value-type="float">
            <text:p>15.669941</text:p>
          </table:table-cell>
          <table:table-cell office:value-type="float" office:value="0.031519" calcext:value-type="float">
            <text:p>0.031519</text:p>
          </table:table-cell>
          <table:table-cell office:value-type="float" office:value="1.53" calcext:value-type="float">
            <text:p>1.53</text:p>
          </table:table-cell>
          <table:table-cell office:value-type="float" office:value="497.15" calcext:value-type="float">
            <text:p>497.1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6132" calcext:value-type="float">
            <text:p>46132</text:p>
          </table:table-cell>
          <table:table-cell office:value-type="float" office:value="1981395031" calcext:value-type="float">
            <text:p>1981395031</text:p>
          </table:table-cell>
          <table:table-cell office:value-type="float" office:value="9210935877" calcext:value-type="float">
            <text:p>9210935877</text:p>
          </table:table-cell>
          <table:table-cell office:value-type="float" office:value="410866" calcext:value-type="float">
            <text:p>410866</text:p>
          </table:table-cell>
          <table:table-cell office:value-type="float" office:value="382834717" calcext:value-type="float">
            <text:p>382834717</text:p>
          </table:table-cell>
          <table:table-cell office:value-type="float" office:value="249544932" calcext:value-type="float">
            <text:p>249544932</text:p>
          </table:table-cell>
          <table:table-cell office:value-type="float" office:value="412454" calcext:value-type="float">
            <text:p>4124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410866" calcext:value-type="float">
            <text:p>410866</text:p>
          </table:table-cell>
          <table:table-cell office:value-type="float" office:value="24.428137" calcext:value-type="float">
            <text:p>24.428137</text:p>
          </table:table-cell>
          <table:table-cell office:value-type="float" office:value="15.923106" calcext:value-type="float">
            <text:p>15.923106</text:p>
          </table:table-cell>
          <table:table-cell office:value-type="float" office:value="0.026318" calcext:value-type="float">
            <text:p>0.026318</text:p>
          </table:table-cell>
          <table:table-cell office:value-type="float" office:value="1.53" calcext:value-type="float">
            <text:p>1.53</text:p>
          </table:table-cell>
          <table:table-cell office:value-type="float" office:value="605.02" calcext:value-type="float">
            <text:p>605.0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7135" calcext:value-type="float">
            <text:p>47135</text:p>
          </table:table-cell>
          <table:table-cell office:value-type="float" office:value="1965543836" calcext:value-type="float">
            <text:p>1965543836</text:p>
          </table:table-cell>
          <table:table-cell office:value-type="float" office:value="9136698024" calcext:value-type="float">
            <text:p>9136698024</text:p>
          </table:table-cell>
          <table:table-cell office:value-type="float" office:value="574732" calcext:value-type="float">
            <text:p>574732</text:p>
          </table:table-cell>
          <table:table-cell office:value-type="float" office:value="379706483" calcext:value-type="float">
            <text:p>379706483</text:p>
          </table:table-cell>
          <table:table-cell office:value-type="float" office:value="247540543" calcext:value-type="float">
            <text:p>247540543</text:p>
          </table:table-cell>
          <table:table-cell office:value-type="float" office:value="577499" calcext:value-type="float">
            <text:p>57749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126" calcext:value-type="float">
            <text:p>0.215126</text:p>
          </table:table-cell>
          <table:table-cell office:value-type="float" office:value="574732" calcext:value-type="float">
            <text:p>574732</text:p>
          </table:table-cell>
          <table:table-cell office:value-type="float" office:value="24.228531" calcext:value-type="float">
            <text:p>24.228531</text:p>
          </table:table-cell>
          <table:table-cell office:value-type="float" office:value="15.795209" calcext:value-type="float">
            <text:p>15.795209</text:p>
          </table:table-cell>
          <table:table-cell office:value-type="float" office:value="0.036849" calcext:value-type="float">
            <text:p>0.036849</text:p>
          </table:table-cell>
          <table:table-cell office:value-type="float" office:value="1.53" calcext:value-type="float">
            <text:p>1.53</text:p>
          </table:table-cell>
          <table:table-cell office:value-type="float" office:value="428.64" calcext:value-type="float">
            <text:p>428.6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8138" calcext:value-type="float">
            <text:p>48138</text:p>
          </table:table-cell>
          <table:table-cell office:value-type="float" office:value="1908311489" calcext:value-type="float">
            <text:p>1908311489</text:p>
          </table:table-cell>
          <table:table-cell office:value-type="float" office:value="8507241701" calcext:value-type="float">
            <text:p>8507241701</text:p>
          </table:table-cell>
          <table:table-cell office:value-type="float" office:value="1019282" calcext:value-type="float">
            <text:p>1019282</text:p>
          </table:table-cell>
          <table:table-cell office:value-type="float" office:value="346605968" calcext:value-type="float">
            <text:p>346605968</text:p>
          </table:table-cell>
          <table:table-cell office:value-type="float" office:value="226527496" calcext:value-type="float">
            <text:p>226527496</text:p>
          </table:table-cell>
          <table:table-cell office:value-type="float" office:value="1474147" calcext:value-type="float">
            <text:p>14741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4316" calcext:value-type="float">
            <text:p>0.224316</text:p>
          </table:table-cell>
          <table:table-cell office:value-type="float" office:value="1019282" calcext:value-type="float">
            <text:p>1019282</text:p>
          </table:table-cell>
          <table:table-cell office:value-type="float" office:value="22.116432" calcext:value-type="float">
            <text:p>22.116432</text:p>
          </table:table-cell>
          <table:table-cell office:value-type="float" office:value="14.454396" calcext:value-type="float">
            <text:p>14.454396</text:p>
          </table:table-cell>
          <table:table-cell office:value-type="float" office:value="0.094063" calcext:value-type="float">
            <text:p>0.094063</text:p>
          </table:table-cell>
          <table:table-cell office:value-type="float" office:value="1.53" calcext:value-type="float">
            <text:p>1.53</text:p>
          </table:table-cell>
          <table:table-cell office:value-type="float" office:value="153.67" calcext:value-type="float">
            <text:p>153.6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49141" calcext:value-type="float">
            <text:p>49141</text:p>
          </table:table-cell>
          <table:table-cell office:value-type="float" office:value="2091164855" calcext:value-type="float">
            <text:p>2091164855</text:p>
          </table:table-cell>
          <table:table-cell office:value-type="float" office:value="9020286838" calcext:value-type="float">
            <text:p>9020286838</text:p>
          </table:table-cell>
          <table:table-cell office:value-type="float" office:value="724010" calcext:value-type="float">
            <text:p>724010</text:p>
          </table:table-cell>
          <table:table-cell office:value-type="float" office:value="354775542" calcext:value-type="float">
            <text:p>354775542</text:p>
          </table:table-cell>
          <table:table-cell office:value-type="float" office:value="234451659" calcext:value-type="float">
            <text:p>234451659</text:p>
          </table:table-cell>
          <table:table-cell office:value-type="float" office:value="724214" calcext:value-type="float">
            <text:p>7242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29" calcext:value-type="float">
            <text:p>0.231829</text:p>
          </table:table-cell>
          <table:table-cell office:value-type="float" office:value="724010" calcext:value-type="float">
            <text:p>724010</text:p>
          </table:table-cell>
          <table:table-cell office:value-type="float" office:value="22.637722" calcext:value-type="float">
            <text:p>22.637722</text:p>
          </table:table-cell>
          <table:table-cell office:value-type="float" office:value="14.960027" calcext:value-type="float">
            <text:p>14.960027</text:p>
          </table:table-cell>
          <table:table-cell office:value-type="float" office:value="0.046211" calcext:value-type="float">
            <text:p>0.046211</text:p>
          </table:table-cell>
          <table:table-cell office:value-type="float" office:value="1.51" calcext:value-type="float">
            <text:p>1.51</text:p>
          </table:table-cell>
          <table:table-cell office:value-type="float" office:value="323.73" calcext:value-type="float">
            <text:p>323.7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0144" calcext:value-type="float">
            <text:p>50144</text:p>
          </table:table-cell>
          <table:table-cell office:value-type="float" office:value="2116138541" calcext:value-type="float">
            <text:p>2116138541</text:p>
          </table:table-cell>
          <table:table-cell office:value-type="float" office:value="9128653352" calcext:value-type="float">
            <text:p>9128653352</text:p>
          </table:table-cell>
          <table:table-cell office:value-type="float" office:value="712911" calcext:value-type="float">
            <text:p>712911</text:p>
          </table:table-cell>
          <table:table-cell office:value-type="float" office:value="358883599" calcext:value-type="float">
            <text:p>358883599</text:p>
          </table:table-cell>
          <table:table-cell office:value-type="float" office:value="237255240" calcext:value-type="float">
            <text:p>237255240</text:p>
          </table:table-cell>
          <table:table-cell office:value-type="float" office:value="712858" calcext:value-type="float">
            <text:p>7128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3" calcext:value-type="float">
            <text:p>0.231813</text:p>
          </table:table-cell>
          <table:table-cell office:value-type="float" office:value="712911" calcext:value-type="float">
            <text:p>712911</text:p>
          </table:table-cell>
          <table:table-cell office:value-type="float" office:value="22.899849" calcext:value-type="float">
            <text:p>22.899849</text:p>
          </table:table-cell>
          <table:table-cell office:value-type="float" office:value="15.138918" calcext:value-type="float">
            <text:p>15.138918</text:p>
          </table:table-cell>
          <table:table-cell office:value-type="float" office:value="0.045486" calcext:value-type="float">
            <text:p>0.045486</text:p>
          </table:table-cell>
          <table:table-cell office:value-type="float" office:value="1.51" calcext:value-type="float">
            <text:p>1.51</text:p>
          </table:table-cell>
          <table:table-cell office:value-type="float" office:value="332.82" calcext:value-type="float">
            <text:p>332.8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1146" calcext:value-type="float">
            <text:p>51146</text:p>
          </table:table-cell>
          <table:table-cell office:value-type="float" office:value="2136374671" calcext:value-type="float">
            <text:p>2136374671</text:p>
          </table:table-cell>
          <table:table-cell office:value-type="float" office:value="9211208196" calcext:value-type="float">
            <text:p>9211208196</text:p>
          </table:table-cell>
          <table:table-cell office:value-type="float" office:value="553799" calcext:value-type="float">
            <text:p>553799</text:p>
          </table:table-cell>
          <table:table-cell office:value-type="float" office:value="362331753" calcext:value-type="float">
            <text:p>362331753</text:p>
          </table:table-cell>
          <table:table-cell office:value-type="float" office:value="239476844" calcext:value-type="float">
            <text:p>239476844</text:p>
          </table:table-cell>
          <table:table-cell office:value-type="float" office:value="554779" calcext:value-type="float">
            <text:p>5547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32" calcext:value-type="float">
            <text:p>0.231932</text:p>
          </table:table-cell>
          <table:table-cell office:value-type="float" office:value="553799" calcext:value-type="float">
            <text:p>553799</text:p>
          </table:table-cell>
          <table:table-cell office:value-type="float" office:value="23.142946" calcext:value-type="float">
            <text:p>23.142946</text:p>
          </table:table-cell>
          <table:table-cell office:value-type="float" office:value="15.295926" calcext:value-type="float">
            <text:p>15.295926</text:p>
          </table:table-cell>
          <table:table-cell office:value-type="float" office:value="0.035435" calcext:value-type="float">
            <text:p>0.035435</text:p>
          </table:table-cell>
          <table:table-cell office:value-type="float" office:value="1.51" calcext:value-type="float">
            <text:p>1.51</text:p>
          </table:table-cell>
          <table:table-cell office:value-type="float" office:value="431.66" calcext:value-type="float">
            <text:p>431.6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2148" calcext:value-type="float">
            <text:p>52148</text:p>
          </table:table-cell>
          <table:table-cell office:value-type="float" office:value="2116643942" calcext:value-type="float">
            <text:p>2116643942</text:p>
          </table:table-cell>
          <table:table-cell office:value-type="float" office:value="9130810802" calcext:value-type="float">
            <text:p>9130810802</text:p>
          </table:table-cell>
          <table:table-cell office:value-type="float" office:value="754426" calcext:value-type="float">
            <text:p>754426</text:p>
          </table:table-cell>
          <table:table-cell office:value-type="float" office:value="359054800" calcext:value-type="float">
            <text:p>359054800</text:p>
          </table:table-cell>
          <table:table-cell office:value-type="float" office:value="237305596" calcext:value-type="float">
            <text:p>237305596</text:p>
          </table:table-cell>
          <table:table-cell office:value-type="float" office:value="755300" calcext:value-type="float">
            <text:p>7553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3" calcext:value-type="float">
            <text:p>0.231813</text:p>
          </table:table-cell>
          <table:table-cell office:value-type="float" office:value="754426" calcext:value-type="float">
            <text:p>754426</text:p>
          </table:table-cell>
          <table:table-cell office:value-type="float" office:value="22.93364" calcext:value-type="float">
            <text:p>22.93364</text:p>
          </table:table-cell>
          <table:table-cell office:value-type="float" office:value="15.157244" calcext:value-type="float">
            <text:p>15.157244</text:p>
          </table:table-cell>
          <table:table-cell office:value-type="float" office:value="0.048243" calcext:value-type="float">
            <text:p>0.048243</text:p>
          </table:table-cell>
          <table:table-cell office:value-type="float" office:value="1.51" calcext:value-type="float">
            <text:p>1.51</text:p>
          </table:table-cell>
          <table:table-cell office:value-type="float" office:value="314.19" calcext:value-type="float">
            <text:p>314.1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3150" calcext:value-type="float">
            <text:p>53150</text:p>
          </table:table-cell>
          <table:table-cell office:value-type="float" office:value="2009913348" calcext:value-type="float">
            <text:p>2009913348</text:p>
          </table:table-cell>
          <table:table-cell office:value-type="float" office:value="9009191410" calcext:value-type="float">
            <text:p>9009191410</text:p>
          </table:table-cell>
          <table:table-cell office:value-type="float" office:value="632866" calcext:value-type="float">
            <text:p>632866</text:p>
          </table:table-cell>
          <table:table-cell office:value-type="float" office:value="365566008" calcext:value-type="float">
            <text:p>365566008</text:p>
          </table:table-cell>
          <table:table-cell office:value-type="float" office:value="238887016" calcext:value-type="float">
            <text:p>238887016</text:p>
          </table:table-cell>
          <table:table-cell office:value-type="float" office:value="634043" calcext:value-type="float">
            <text:p>6340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3096" calcext:value-type="float">
            <text:p>0.223096</text:p>
          </table:table-cell>
          <table:table-cell office:value-type="float" office:value="632866" calcext:value-type="float">
            <text:p>632866</text:p>
          </table:table-cell>
          <table:table-cell office:value-type="float" office:value="23.349525" calcext:value-type="float">
            <text:p>23.349525</text:p>
          </table:table-cell>
          <table:table-cell office:value-type="float" office:value="15.258252" calcext:value-type="float">
            <text:p>15.258252</text:p>
          </table:table-cell>
          <table:table-cell office:value-type="float" office:value="0.040498" calcext:value-type="float">
            <text:p>0.040498</text:p>
          </table:table-cell>
          <table:table-cell office:value-type="float" office:value="1.53" calcext:value-type="float">
            <text:p>1.53</text:p>
          </table:table-cell>
          <table:table-cell office:value-type="float" office:value="376.77" calcext:value-type="float">
            <text:p>376.7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4152" calcext:value-type="float">
            <text:p>54152</text:p>
          </table:table-cell>
          <table:table-cell office:value-type="float" office:value="1958396318" calcext:value-type="float">
            <text:p>1958396318</text:p>
          </table:table-cell>
          <table:table-cell office:value-type="float" office:value="9107595960" calcext:value-type="float">
            <text:p>9107595960</text:p>
          </table:table-cell>
          <table:table-cell office:value-type="float" office:value="387572" calcext:value-type="float">
            <text:p>387572</text:p>
          </table:table-cell>
          <table:table-cell office:value-type="float" office:value="380296929" calcext:value-type="float">
            <text:p>380296929</text:p>
          </table:table-cell>
          <table:table-cell office:value-type="float" office:value="246586576" calcext:value-type="float">
            <text:p>246586576</text:p>
          </table:table-cell>
          <table:table-cell office:value-type="float" office:value="388672" calcext:value-type="float">
            <text:p>3886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29" calcext:value-type="float">
            <text:p>0.215029</text:p>
          </table:table-cell>
          <table:table-cell office:value-type="float" office:value="387572" calcext:value-type="float">
            <text:p>387572</text:p>
          </table:table-cell>
          <table:table-cell office:value-type="float" office:value="24.290422" calcext:value-type="float">
            <text:p>24.290422</text:p>
          </table:table-cell>
          <table:table-cell office:value-type="float" office:value="15.750041" calcext:value-type="float">
            <text:p>15.750041</text:p>
          </table:table-cell>
          <table:table-cell office:value-type="float" office:value="0.024825" calcext:value-type="float">
            <text:p>0.024825</text:p>
          </table:table-cell>
          <table:table-cell office:value-type="float" office:value="1.54" calcext:value-type="float">
            <text:p>1.54</text:p>
          </table:table-cell>
          <table:table-cell office:value-type="float" office:value="634.43" calcext:value-type="float">
            <text:p>634.4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5154" calcext:value-type="float">
            <text:p>55154</text:p>
          </table:table-cell>
          <table:table-cell office:value-type="float" office:value="1981178931" calcext:value-type="float">
            <text:p>1981178931</text:p>
          </table:table-cell>
          <table:table-cell office:value-type="float" office:value="9213899618" calcext:value-type="float">
            <text:p>9213899618</text:p>
          </table:table-cell>
          <table:table-cell office:value-type="float" office:value="575659" calcext:value-type="float">
            <text:p>575659</text:p>
          </table:table-cell>
          <table:table-cell office:value-type="float" office:value="384485106" calcext:value-type="float">
            <text:p>384485106</text:p>
          </table:table-cell>
          <table:table-cell office:value-type="float" office:value="249479510" calcext:value-type="float">
            <text:p>249479510</text:p>
          </table:table-cell>
          <table:table-cell office:value-type="float" office:value="577116" calcext:value-type="float">
            <text:p>5771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21" calcext:value-type="float">
            <text:p>0.215021</text:p>
          </table:table-cell>
          <table:table-cell office:value-type="float" office:value="575659" calcext:value-type="float">
            <text:p>575659</text:p>
          </table:table-cell>
          <table:table-cell office:value-type="float" office:value="24.557932" calcext:value-type="float">
            <text:p>24.557932</text:p>
          </table:table-cell>
          <table:table-cell office:value-type="float" office:value="15.934818" calcext:value-type="float">
            <text:p>15.934818</text:p>
          </table:table-cell>
          <table:table-cell office:value-type="float" office:value="0.036862" calcext:value-type="float">
            <text:p>0.036862</text:p>
          </table:table-cell>
          <table:table-cell office:value-type="float" office:value="1.54" calcext:value-type="float">
            <text:p>1.54</text:p>
          </table:table-cell>
          <table:table-cell office:value-type="float" office:value="432.29" calcext:value-type="float">
            <text:p>432.2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6157" calcext:value-type="float">
            <text:p>56157</text:p>
          </table:table-cell>
          <table:table-cell office:value-type="float" office:value="1933808649" calcext:value-type="float">
            <text:p>1933808649</text:p>
          </table:table-cell>
          <table:table-cell office:value-type="float" office:value="8991062374" calcext:value-type="float">
            <text:p>8991062374</text:p>
          </table:table-cell>
          <table:table-cell office:value-type="float" office:value="427134" calcext:value-type="float">
            <text:p>427134</text:p>
          </table:table-cell>
          <table:table-cell office:value-type="float" office:value="375245564" calcext:value-type="float">
            <text:p>375245564</text:p>
          </table:table-cell>
          <table:table-cell office:value-type="float" office:value="243493103" calcext:value-type="float">
            <text:p>243493103</text:p>
          </table:table-cell>
          <table:table-cell office:value-type="float" office:value="428244" calcext:value-type="float">
            <text:p>4282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81" calcext:value-type="float">
            <text:p>0.215081</text:p>
          </table:table-cell>
          <table:table-cell office:value-type="float" office:value="427134" calcext:value-type="float">
            <text:p>427134</text:p>
          </table:table-cell>
          <table:table-cell office:value-type="float" office:value="23.943884" calcext:value-type="float">
            <text:p>23.943884</text:p>
          </table:table-cell>
          <table:table-cell office:value-type="float" office:value="15.536948" calcext:value-type="float">
            <text:p>15.536948</text:p>
          </table:table-cell>
          <table:table-cell office:value-type="float" office:value="0.027326" calcext:value-type="float">
            <text:p>0.027326</text:p>
          </table:table-cell>
          <table:table-cell office:value-type="float" office:value="1.54" calcext:value-type="float">
            <text:p>1.54</text:p>
          </table:table-cell>
          <table:table-cell office:value-type="float" office:value="568.58" calcext:value-type="float">
            <text:p>568.5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7160" calcext:value-type="float">
            <text:p>57160</text:p>
          </table:table-cell>
          <table:table-cell office:value-type="float" office:value="2021491774" calcext:value-type="float">
            <text:p>2021491774</text:p>
          </table:table-cell>
          <table:table-cell office:value-type="float" office:value="9229416985" calcext:value-type="float">
            <text:p>9229416985</text:p>
          </table:table-cell>
          <table:table-cell office:value-type="float" office:value="680826" calcext:value-type="float">
            <text:p>680826</text:p>
          </table:table-cell>
          <table:table-cell office:value-type="float" office:value="382130085" calcext:value-type="float">
            <text:p>382130085</text:p>
          </table:table-cell>
          <table:table-cell office:value-type="float" office:value="248073812" calcext:value-type="float">
            <text:p>248073812</text:p>
          </table:table-cell>
          <table:table-cell office:value-type="float" office:value="972932" calcext:value-type="float">
            <text:p>9729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027" calcext:value-type="float">
            <text:p>0.219027</text:p>
          </table:table-cell>
          <table:table-cell office:value-type="float" office:value="680826" calcext:value-type="float">
            <text:p>680826</text:p>
          </table:table-cell>
          <table:table-cell office:value-type="float" office:value="24.383175" calcext:value-type="float">
            <text:p>24.383175</text:p>
          </table:table-cell>
          <table:table-cell office:value-type="float" office:value="15.829236" calcext:value-type="float">
            <text:p>15.829236</text:p>
          </table:table-cell>
          <table:table-cell office:value-type="float" office:value="0.062081" calcext:value-type="float">
            <text:p>0.062081</text:p>
          </table:table-cell>
          <table:table-cell office:value-type="float" office:value="1.54" calcext:value-type="float">
            <text:p>1.54</text:p>
          </table:table-cell>
          <table:table-cell office:value-type="float" office:value="254.98" calcext:value-type="float">
            <text:p>254.9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57145" calcext:value-type="float">
            <text:p>57145</text:p>
          </table:table-cell>
          <table:table-cell office:value-type="float" office:value="16690622712" calcext:value-type="float">
            <text:p>16690622712</text:p>
          </table:table-cell>
          <table:table-cell office:value-type="float" office:value="8892758065" calcext:value-type="float">
            <text:p>8892758065</text:p>
          </table:table-cell>
          <table:table-cell office:value-type="float" office:value="550958" calcext:value-type="float">
            <text:p>550958</text:p>
          </table:table-cell>
          <table:table-cell office:value-type="float" office:value="373427863" calcext:value-type="float">
            <text:p>373427863</text:p>
          </table:table-cell>
          <table:table-cell office:value-type="float" office:value="492025549" calcext:value-type="float">
            <text:p>492025549</text:p>
          </table:table-cell>
          <table:table-cell office:value-type="float" office:value="1785956" calcext:value-type="float">
            <text:p>178595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878" calcext:value-type="float">
            <text:p>1.876878</text:p>
          </table:table-cell>
          <table:table-cell office:value-type="float" office:value="550958" calcext:value-type="float">
            <text:p>550958</text:p>
          </table:table-cell>
          <table:table-cell office:value-type="float" office:value="23.851681" calcext:value-type="float">
            <text:p>23.851681</text:p>
          </table:table-cell>
          <table:table-cell office:value-type="float" office:value="31.426781" calcext:value-type="float">
            <text:p>31.426781</text:p>
          </table:table-cell>
          <table:table-cell office:value-type="float" office:value="0.114073" calcext:value-type="float">
            <text:p>0.114073</text:p>
          </table:table-cell>
          <table:table-cell office:value-type="float" office:value="0.76" calcext:value-type="float">
            <text:p>0.76</text:p>
          </table:table-cell>
          <table:table-cell office:value-type="float" office:value="275.5" calcext:value-type="float">
            <text:p>275.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8163" calcext:value-type="float">
            <text:p>58163</text:p>
          </table:table-cell>
          <table:table-cell office:value-type="float" office:value="2098112610" calcext:value-type="float">
            <text:p>2098112610</text:p>
          </table:table-cell>
          <table:table-cell office:value-type="float" office:value="9039436547" calcext:value-type="float">
            <text:p>9039436547</text:p>
          </table:table-cell>
          <table:table-cell office:value-type="float" office:value="589180" calcext:value-type="float">
            <text:p>589180</text:p>
          </table:table-cell>
          <table:table-cell office:value-type="float" office:value="355791934" calcext:value-type="float">
            <text:p>355791934</text:p>
          </table:table-cell>
          <table:table-cell office:value-type="float" office:value="235148540" calcext:value-type="float">
            <text:p>235148540</text:p>
          </table:table-cell>
          <table:table-cell office:value-type="float" office:value="590549" calcext:value-type="float">
            <text:p>59054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07" calcext:value-type="float">
            <text:p>0.232107</text:p>
          </table:table-cell>
          <table:table-cell office:value-type="float" office:value="589180" calcext:value-type="float">
            <text:p>589180</text:p>
          </table:table-cell>
          <table:table-cell office:value-type="float" office:value="22.702576" calcext:value-type="float">
            <text:p>22.702576</text:p>
          </table:table-cell>
          <table:table-cell office:value-type="float" office:value="15.004494" calcext:value-type="float">
            <text:p>15.004494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1.51" calcext:value-type="float">
            <text:p>1.51</text:p>
          </table:table-cell>
          <table:table-cell office:value-type="float" office:value="398.19" calcext:value-type="float">
            <text:p>398.1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59166" calcext:value-type="float">
            <text:p>59166</text:p>
          </table:table-cell>
          <table:table-cell office:value-type="float" office:value="2160924106" calcext:value-type="float">
            <text:p>2160924106</text:p>
          </table:table-cell>
          <table:table-cell office:value-type="float" office:value="9315690184" calcext:value-type="float">
            <text:p>9315690184</text:p>
          </table:table-cell>
          <table:table-cell office:value-type="float" office:value="497706" calcext:value-type="float">
            <text:p>497706</text:p>
          </table:table-cell>
          <table:table-cell office:value-type="float" office:value="366383553" calcext:value-type="float">
            <text:p>366383553</text:p>
          </table:table-cell>
          <table:table-cell office:value-type="float" office:value="242234122" calcext:value-type="float">
            <text:p>242234122</text:p>
          </table:table-cell>
          <table:table-cell office:value-type="float" office:value="498718" calcext:value-type="float">
            <text:p>49871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66" calcext:value-type="float">
            <text:p>0.231966</text:p>
          </table:table-cell>
          <table:table-cell office:value-type="float" office:value="497706" calcext:value-type="float">
            <text:p>497706</text:p>
          </table:table-cell>
          <table:table-cell office:value-type="float" office:value="23.378412" calcext:value-type="float">
            <text:p>23.378412</text:p>
          </table:table-cell>
          <table:table-cell office:value-type="float" office:value="15.456614" calcext:value-type="float">
            <text:p>15.456614</text:p>
          </table:table-cell>
          <table:table-cell office:value-type="float" office:value="0.031822" calcext:value-type="float">
            <text:p>0.031822</text:p>
          </table:table-cell>
          <table:table-cell office:value-type="float" office:value="1.51" calcext:value-type="float">
            <text:p>1.51</text:p>
          </table:table-cell>
          <table:table-cell office:value-type="float" office:value="485.71" calcext:value-type="float">
            <text:p>485.7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0169" calcext:value-type="float">
            <text:p>60169</text:p>
          </table:table-cell>
          <table:table-cell office:value-type="float" office:value="2095584968" calcext:value-type="float">
            <text:p>2095584968</text:p>
          </table:table-cell>
          <table:table-cell office:value-type="float" office:value="9032458972" calcext:value-type="float">
            <text:p>9032458972</text:p>
          </table:table-cell>
          <table:table-cell office:value-type="float" office:value="689827" calcext:value-type="float">
            <text:p>689827</text:p>
          </table:table-cell>
          <table:table-cell office:value-type="float" office:value="355374913" calcext:value-type="float">
            <text:p>355374913</text:p>
          </table:table-cell>
          <table:table-cell office:value-type="float" office:value="234879979" calcext:value-type="float">
            <text:p>234879979</text:p>
          </table:table-cell>
          <table:table-cell office:value-type="float" office:value="690903" calcext:value-type="float">
            <text:p>6909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06" calcext:value-type="float">
            <text:p>0.232006</text:p>
          </table:table-cell>
          <table:table-cell office:value-type="float" office:value="689827" calcext:value-type="float">
            <text:p>689827</text:p>
          </table:table-cell>
          <table:table-cell office:value-type="float" office:value="22.675966" calcext:value-type="float">
            <text:p>22.675966</text:p>
          </table:table-cell>
          <table:table-cell office:value-type="float" office:value="14.987357" calcext:value-type="float">
            <text:p>14.987357</text:p>
          </table:table-cell>
          <table:table-cell office:value-type="float" office:value="0.044086" calcext:value-type="float">
            <text:p>0.044086</text:p>
          </table:table-cell>
          <table:table-cell office:value-type="float" office:value="1.51" calcext:value-type="float">
            <text:p>1.51</text:p>
          </table:table-cell>
          <table:table-cell office:value-type="float" office:value="339.96" calcext:value-type="float">
            <text:p>339.9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1172" calcext:value-type="float">
            <text:p>61172</text:p>
          </table:table-cell>
          <table:table-cell office:value-type="float" office:value="2144444536" calcext:value-type="float">
            <text:p>2144444536</text:p>
          </table:table-cell>
          <table:table-cell office:value-type="float" office:value="9250903219" calcext:value-type="float">
            <text:p>9250903219</text:p>
          </table:table-cell>
          <table:table-cell office:value-type="float" office:value="592859" calcext:value-type="float">
            <text:p>592859</text:p>
          </table:table-cell>
          <table:table-cell office:value-type="float" office:value="363689093" calcext:value-type="float">
            <text:p>363689093</text:p>
          </table:table-cell>
          <table:table-cell office:value-type="float" office:value="240400103" calcext:value-type="float">
            <text:p>240400103</text:p>
          </table:table-cell>
          <table:table-cell office:value-type="float" office:value="593448" calcext:value-type="float">
            <text:p>5934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09" calcext:value-type="float">
            <text:p>0.231809</text:p>
          </table:table-cell>
          <table:table-cell office:value-type="float" office:value="592859" calcext:value-type="float">
            <text:p>592859</text:p>
          </table:table-cell>
          <table:table-cell office:value-type="float" office:value="23.206482" calcext:value-type="float">
            <text:p>23.206482</text:p>
          </table:table-cell>
          <table:table-cell office:value-type="float" office:value="15.339587" calcext:value-type="float">
            <text:p>15.339587</text:p>
          </table:table-cell>
          <table:table-cell office:value-type="float" office:value="0.037867" calcext:value-type="float">
            <text:p>0.037867</text:p>
          </table:table-cell>
          <table:table-cell office:value-type="float" office:value="1.51" calcext:value-type="float">
            <text:p>1.51</text:p>
          </table:table-cell>
          <table:table-cell office:value-type="float" office:value="405.09" calcext:value-type="float">
            <text:p>405.0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2175" calcext:value-type="float">
            <text:p>62175</text:p>
          </table:table-cell>
          <table:table-cell office:value-type="float" office:value="1996137972" calcext:value-type="float">
            <text:p>1996137972</text:p>
          </table:table-cell>
          <table:table-cell office:value-type="float" office:value="8940722966" calcext:value-type="float">
            <text:p>8940722966</text:p>
          </table:table-cell>
          <table:table-cell office:value-type="float" office:value="707752" calcext:value-type="float">
            <text:p>707752</text:p>
          </table:table-cell>
          <table:table-cell office:value-type="float" office:value="362528820" calcext:value-type="float">
            <text:p>362528820</text:p>
          </table:table-cell>
          <table:table-cell office:value-type="float" office:value="236999136" calcext:value-type="float">
            <text:p>236999136</text:p>
          </table:table-cell>
          <table:table-cell office:value-type="float" office:value="709072" calcext:value-type="float">
            <text:p>70907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3264" calcext:value-type="float">
            <text:p>0.223264</text:p>
          </table:table-cell>
          <table:table-cell office:value-type="float" office:value="707752" calcext:value-type="float">
            <text:p>707752</text:p>
          </table:table-cell>
          <table:table-cell office:value-type="float" office:value="23.132448" calcext:value-type="float">
            <text:p>23.132448</text:p>
          </table:table-cell>
          <table:table-cell office:value-type="float" office:value="15.122577" calcext:value-type="float">
            <text:p>15.122577</text:p>
          </table:table-cell>
          <table:table-cell office:value-type="float" office:value="0.045245" calcext:value-type="float">
            <text:p>0.045245</text:p>
          </table:table-cell>
          <table:table-cell office:value-type="float" office:value="1.53" calcext:value-type="float">
            <text:p>1.53</text:p>
          </table:table-cell>
          <table:table-cell office:value-type="float" office:value="334.24" calcext:value-type="float">
            <text:p>334.2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3178" calcext:value-type="float">
            <text:p>63178</text:p>
          </table:table-cell>
          <table:table-cell office:value-type="float" office:value="1993242687" calcext:value-type="float">
            <text:p>1993242687</text:p>
          </table:table-cell>
          <table:table-cell office:value-type="float" office:value="9269225768" calcext:value-type="float">
            <text:p>9269225768</text:p>
          </table:table-cell>
          <table:table-cell office:value-type="float" office:value="372469" calcext:value-type="float">
            <text:p>372469</text:p>
          </table:table-cell>
          <table:table-cell office:value-type="float" office:value="387084184" calcext:value-type="float">
            <text:p>387084184</text:p>
          </table:table-cell>
          <table:table-cell office:value-type="float" office:value="250999554" calcext:value-type="float">
            <text:p>250999554</text:p>
          </table:table-cell>
          <table:table-cell office:value-type="float" office:value="373546" calcext:value-type="float">
            <text:p>3735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39" calcext:value-type="float">
            <text:p>0.215039</text:p>
          </table:table-cell>
          <table:table-cell office:value-type="float" office:value="372469" calcext:value-type="float">
            <text:p>372469</text:p>
          </table:table-cell>
          <table:table-cell office:value-type="float" office:value="24.699291" calcext:value-type="float">
            <text:p>24.699291</text:p>
          </table:table-cell>
          <table:table-cell office:value-type="float" office:value="16.015924" calcext:value-type="float">
            <text:p>16.015924</text:p>
          </table:table-cell>
          <table:table-cell office:value-type="float" office:value="0.023835" calcext:value-type="float">
            <text:p>0.023835</text:p>
          </table:table-cell>
          <table:table-cell office:value-type="float" office:value="1.54" calcext:value-type="float">
            <text:p>1.54</text:p>
          </table:table-cell>
          <table:table-cell office:value-type="float" office:value="671.94" calcext:value-type="float">
            <text:p>671.9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4180" calcext:value-type="float">
            <text:p>64180</text:p>
          </table:table-cell>
          <table:table-cell office:value-type="float" office:value="1921146714" calcext:value-type="float">
            <text:p>1921146714</text:p>
          </table:table-cell>
          <table:table-cell office:value-type="float" office:value="8934579518" calcext:value-type="float">
            <text:p>8934579518</text:p>
          </table:table-cell>
          <table:table-cell office:value-type="float" office:value="431135" calcext:value-type="float">
            <text:p>431135</text:p>
          </table:table-cell>
          <table:table-cell office:value-type="float" office:value="372737710" calcext:value-type="float">
            <text:p>372737710</text:p>
          </table:table-cell>
          <table:table-cell office:value-type="float" office:value="241920346" calcext:value-type="float">
            <text:p>241920346</text:p>
          </table:table-cell>
          <table:table-cell office:value-type="float" office:value="432234" calcext:value-type="float">
            <text:p>4322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24" calcext:value-type="float">
            <text:p>0.215024</text:p>
          </table:table-cell>
          <table:table-cell office:value-type="float" office:value="431135" calcext:value-type="float">
            <text:p>431135</text:p>
          </table:table-cell>
          <table:table-cell office:value-type="float" office:value="23.807598" calcext:value-type="float">
            <text:p>23.807598</text:p>
          </table:table-cell>
          <table:table-cell office:value-type="float" office:value="15.451999" calcext:value-type="float">
            <text:p>15.451999</text:p>
          </table:table-cell>
          <table:table-cell office:value-type="float" office:value="0.027608" calcext:value-type="float">
            <text:p>0.027608</text:p>
          </table:table-cell>
          <table:table-cell office:value-type="float" office:value="1.54" calcext:value-type="float">
            <text:p>1.54</text:p>
          </table:table-cell>
          <table:table-cell office:value-type="float" office:value="559.7" calcext:value-type="float">
            <text:p>559.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5182" calcext:value-type="float">
            <text:p>65182</text:p>
          </table:table-cell>
          <table:table-cell office:value-type="float" office:value="1959321670" calcext:value-type="float">
            <text:p>1959321670</text:p>
          </table:table-cell>
          <table:table-cell office:value-type="float" office:value="9109120269" calcext:value-type="float">
            <text:p>9109120269</text:p>
          </table:table-cell>
          <table:table-cell office:value-type="float" office:value="436261" calcext:value-type="float">
            <text:p>436261</text:p>
          </table:table-cell>
          <table:table-cell office:value-type="float" office:value="380211152" calcext:value-type="float">
            <text:p>380211152</text:p>
          </table:table-cell>
          <table:table-cell office:value-type="float" office:value="246748397" calcext:value-type="float">
            <text:p>246748397</text:p>
          </table:table-cell>
          <table:table-cell office:value-type="float" office:value="437240" calcext:value-type="float">
            <text:p>4372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095" calcext:value-type="float">
            <text:p>0.215095</text:p>
          </table:table-cell>
          <table:table-cell office:value-type="float" office:value="436261" calcext:value-type="float">
            <text:p>436261</text:p>
          </table:table-cell>
          <table:table-cell office:value-type="float" office:value="24.284943" calcext:value-type="float">
            <text:p>24.284943</text:p>
          </table:table-cell>
          <table:table-cell office:value-type="float" office:value="15.760377" calcext:value-type="float">
            <text:p>15.760377</text:p>
          </table:table-cell>
          <table:table-cell office:value-type="float" office:value="0.027928" calcext:value-type="float">
            <text:p>0.027928</text:p>
          </table:table-cell>
          <table:table-cell office:value-type="float" office:value="1.54" calcext:value-type="float">
            <text:p>1.54</text:p>
          </table:table-cell>
          <table:table-cell office:value-type="float" office:value="564.33" calcext:value-type="float">
            <text:p>564.3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6184" calcext:value-type="float">
            <text:p>66184</text:p>
          </table:table-cell>
          <table:table-cell office:value-type="float" office:value="1863277434" calcext:value-type="float">
            <text:p>1863277434</text:p>
          </table:table-cell>
          <table:table-cell office:value-type="float" office:value="8481642965" calcext:value-type="float">
            <text:p>8481642965</text:p>
          </table:table-cell>
          <table:table-cell office:value-type="float" office:value="654454" calcext:value-type="float">
            <text:p>654454</text:p>
          </table:table-cell>
          <table:table-cell office:value-type="float" office:value="350608057" calcext:value-type="float">
            <text:p>350608057</text:p>
          </table:table-cell>
          <table:table-cell office:value-type="float" office:value="227447162" calcext:value-type="float">
            <text:p>227447162</text:p>
          </table:table-cell>
          <table:table-cell office:value-type="float" office:value="1088449" calcext:value-type="float">
            <text:p>108844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9684" calcext:value-type="float">
            <text:p>0.219684</text:p>
          </table:table-cell>
          <table:table-cell office:value-type="float" office:value="654454" calcext:value-type="float">
            <text:p>654454</text:p>
          </table:table-cell>
          <table:table-cell office:value-type="float" office:value="22.394127" calcext:value-type="float">
            <text:p>22.394127</text:p>
          </table:table-cell>
          <table:table-cell office:value-type="float" office:value="14.527564" calcext:value-type="float">
            <text:p>14.527564</text:p>
          </table:table-cell>
          <table:table-cell office:value-type="float" office:value="0.069522" calcext:value-type="float">
            <text:p>0.069522</text:p>
          </table:table-cell>
          <table:table-cell office:value-type="float" office:value="1.54" calcext:value-type="float">
            <text:p>1.54</text:p>
          </table:table-cell>
          <table:table-cell office:value-type="float" office:value="208.96" calcext:value-type="float">
            <text:p>208.9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7186" calcext:value-type="float">
            <text:p>67186</text:p>
          </table:table-cell>
          <table:table-cell office:value-type="float" office:value="2087291454" calcext:value-type="float">
            <text:p>2087291454</text:p>
          </table:table-cell>
          <table:table-cell office:value-type="float" office:value="9036865494" calcext:value-type="float">
            <text:p>9036865494</text:p>
          </table:table-cell>
          <table:table-cell office:value-type="float" office:value="439892" calcext:value-type="float">
            <text:p>439892</text:p>
          </table:table-cell>
          <table:table-cell office:value-type="float" office:value="358591000" calcext:value-type="float">
            <text:p>358591000</text:p>
          </table:table-cell>
          <table:table-cell office:value-type="float" office:value="233922905" calcext:value-type="float">
            <text:p>233922905</text:p>
          </table:table-cell>
          <table:table-cell office:value-type="float" office:value="440758" calcext:value-type="float">
            <text:p>4407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0975" calcext:value-type="float">
            <text:p>0.230975</text:p>
          </table:table-cell>
          <table:table-cell office:value-type="float" office:value="439892" calcext:value-type="float">
            <text:p>439892</text:p>
          </table:table-cell>
          <table:table-cell office:value-type="float" office:value="22.904016" calcext:value-type="float">
            <text:p>22.904016</text:p>
          </table:table-cell>
          <table:table-cell office:value-type="float" office:value="14.941184" calcext:value-type="float">
            <text:p>14.941184</text:p>
          </table:table-cell>
          <table:table-cell office:value-type="float" office:value="0.028152" calcext:value-type="float">
            <text:p>0.028152</text:p>
          </table:table-cell>
          <table:table-cell office:value-type="float" office:value="1.53" calcext:value-type="float">
            <text:p>1.53</text:p>
          </table:table-cell>
          <table:table-cell office:value-type="float" office:value="530.73" calcext:value-type="float">
            <text:p>530.7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8188" calcext:value-type="float">
            <text:p>68188</text:p>
          </table:table-cell>
          <table:table-cell office:value-type="float" office:value="2128001718" calcext:value-type="float">
            <text:p>2128001718</text:p>
          </table:table-cell>
          <table:table-cell office:value-type="float" office:value="9213221109" calcext:value-type="float">
            <text:p>9213221109</text:p>
          </table:table-cell>
          <table:table-cell office:value-type="float" office:value="586262" calcext:value-type="float">
            <text:p>586262</text:p>
          </table:table-cell>
          <table:table-cell office:value-type="float" office:value="365679466" calcext:value-type="float">
            <text:p>365679466</text:p>
          </table:table-cell>
          <table:table-cell office:value-type="float" office:value="238509971" calcext:value-type="float">
            <text:p>238509971</text:p>
          </table:table-cell>
          <table:table-cell office:value-type="float" office:value="586701" calcext:value-type="float">
            <text:p>5867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0973" calcext:value-type="float">
            <text:p>0.230973</text:p>
          </table:table-cell>
          <table:table-cell office:value-type="float" office:value="586262" calcext:value-type="float">
            <text:p>586262</text:p>
          </table:table-cell>
          <table:table-cell office:value-type="float" office:value="23.356771" calcext:value-type="float">
            <text:p>23.356771</text:p>
          </table:table-cell>
          <table:table-cell office:value-type="float" office:value="15.23417" calcext:value-type="float">
            <text:p>15.23417</text:p>
          </table:table-cell>
          <table:table-cell office:value-type="float" office:value="0.037474" calcext:value-type="float">
            <text:p>0.037474</text:p>
          </table:table-cell>
          <table:table-cell office:value-type="float" office:value="1.53" calcext:value-type="float">
            <text:p>1.53</text:p>
          </table:table-cell>
          <table:table-cell office:value-type="float" office:value="406.53" calcext:value-type="float">
            <text:p>406.5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69190" calcext:value-type="float">
            <text:p>69190</text:p>
          </table:table-cell>
          <table:table-cell office:value-type="float" office:value="2086766726" calcext:value-type="float">
            <text:p>2086766726</text:p>
          </table:table-cell>
          <table:table-cell office:value-type="float" office:value="9035520724" calcext:value-type="float">
            <text:p>9035520724</text:p>
          </table:table-cell>
          <table:table-cell office:value-type="float" office:value="529980" calcext:value-type="float">
            <text:p>529980</text:p>
          </table:table-cell>
          <table:table-cell office:value-type="float" office:value="358400380" calcext:value-type="float">
            <text:p>358400380</text:p>
          </table:table-cell>
          <table:table-cell office:value-type="float" office:value="233878370" calcext:value-type="float">
            <text:p>233878370</text:p>
          </table:table-cell>
          <table:table-cell office:value-type="float" office:value="530258" calcext:value-type="float">
            <text:p>5302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0951" calcext:value-type="float">
            <text:p>0.230951</text:p>
          </table:table-cell>
          <table:table-cell office:value-type="float" office:value="529980" calcext:value-type="float">
            <text:p>529980</text:p>
          </table:table-cell>
          <table:table-cell office:value-type="float" office:value="22.89184" calcext:value-type="float">
            <text:p>22.89184</text:p>
          </table:table-cell>
          <table:table-cell office:value-type="float" office:value="14.938339" calcext:value-type="float">
            <text:p>14.938339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1.53" calcext:value-type="float">
            <text:p>1.53</text:p>
          </table:table-cell>
          <table:table-cell office:value-type="float" office:value="441.07" calcext:value-type="float">
            <text:p>441.0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0192" calcext:value-type="float">
            <text:p>70192</text:p>
          </table:table-cell>
          <table:table-cell office:value-type="float" office:value="2139849557" calcext:value-type="float">
            <text:p>2139849557</text:p>
          </table:table-cell>
          <table:table-cell office:value-type="float" office:value="9261417339" calcext:value-type="float">
            <text:p>9261417339</text:p>
          </table:table-cell>
          <table:table-cell office:value-type="float" office:value="469632" calcext:value-type="float">
            <text:p>469632</text:p>
          </table:table-cell>
          <table:table-cell office:value-type="float" office:value="367524544" calcext:value-type="float">
            <text:p>367524544</text:p>
          </table:table-cell>
          <table:table-cell office:value-type="float" office:value="239818087" calcext:value-type="float">
            <text:p>239818087</text:p>
          </table:table-cell>
          <table:table-cell office:value-type="float" office:value="470338" calcext:value-type="float">
            <text:p>4703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05" calcext:value-type="float">
            <text:p>0.23105</text:p>
          </table:table-cell>
          <table:table-cell office:value-type="float" office:value="469632" calcext:value-type="float">
            <text:p>469632</text:p>
          </table:table-cell>
          <table:table-cell office:value-type="float" office:value="23.474621" calcext:value-type="float">
            <text:p>23.474621</text:p>
          </table:table-cell>
          <table:table-cell office:value-type="float" office:value="15.317721" calcext:value-type="float">
            <text:p>15.317721</text:p>
          </table:table-cell>
          <table:table-cell office:value-type="float" office:value="0.030042" calcext:value-type="float">
            <text:p>0.030042</text:p>
          </table:table-cell>
          <table:table-cell office:value-type="float" office:value="1.53" calcext:value-type="float">
            <text:p>1.53</text:p>
          </table:table-cell>
          <table:table-cell office:value-type="float" office:value="509.88" calcext:value-type="float">
            <text:p>509.8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1194" calcext:value-type="float">
            <text:p>71194</text:p>
          </table:table-cell>
          <table:table-cell office:value-type="float" office:value="2025758367" calcext:value-type="float">
            <text:p>2025758367</text:p>
          </table:table-cell>
          <table:table-cell office:value-type="float" office:value="9010584874" calcext:value-type="float">
            <text:p>9010584874</text:p>
          </table:table-cell>
          <table:table-cell office:value-type="float" office:value="550230" calcext:value-type="float">
            <text:p>550230</text:p>
          </table:table-cell>
          <table:table-cell office:value-type="float" office:value="365273638" calcext:value-type="float">
            <text:p>365273638</text:p>
          </table:table-cell>
          <table:table-cell office:value-type="float" office:value="237044489" calcext:value-type="float">
            <text:p>237044489</text:p>
          </table:table-cell>
          <table:table-cell office:value-type="float" office:value="551396" calcext:value-type="float">
            <text:p>5513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482" calcext:value-type="float">
            <text:p>0.22482</text:p>
          </table:table-cell>
          <table:table-cell office:value-type="float" office:value="550230" calcext:value-type="float">
            <text:p>550230</text:p>
          </table:table-cell>
          <table:table-cell office:value-type="float" office:value="23.330851" calcext:value-type="float">
            <text:p>23.330851</text:p>
          </table:table-cell>
          <table:table-cell office:value-type="float" office:value="15.140567" calcext:value-type="float">
            <text:p>15.140567</text:p>
          </table:table-cell>
          <table:table-cell office:value-type="float" office:value="0.035219" calcext:value-type="float">
            <text:p>0.035219</text:p>
          </table:table-cell>
          <table:table-cell office:value-type="float" office:value="1.54" calcext:value-type="float">
            <text:p>1.54</text:p>
          </table:table-cell>
          <table:table-cell office:value-type="float" office:value="429.9" calcext:value-type="float">
            <text:p>429.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2196" calcext:value-type="float">
            <text:p>72196</text:p>
          </table:table-cell>
          <table:table-cell office:value-type="float" office:value="1981553759" calcext:value-type="float">
            <text:p>1981553759</text:p>
          </table:table-cell>
          <table:table-cell office:value-type="float" office:value="9234848070" calcext:value-type="float">
            <text:p>9234848070</text:p>
          </table:table-cell>
          <table:table-cell office:value-type="float" office:value="464712" calcext:value-type="float">
            <text:p>464712</text:p>
          </table:table-cell>
          <table:table-cell office:value-type="float" office:value="387657501" calcext:value-type="float">
            <text:p>387657501</text:p>
          </table:table-cell>
          <table:table-cell office:value-type="float" office:value="249583079" calcext:value-type="float">
            <text:p>249583079</text:p>
          </table:table-cell>
          <table:table-cell office:value-type="float" office:value="465527" calcext:value-type="float">
            <text:p>46552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74" calcext:value-type="float">
            <text:p>0.214574</text:p>
          </table:table-cell>
          <table:table-cell office:value-type="float" office:value="464712" calcext:value-type="float">
            <text:p>464712</text:p>
          </table:table-cell>
          <table:table-cell office:value-type="float" office:value="24.760559" calcext:value-type="float">
            <text:p>24.760559</text:p>
          </table:table-cell>
          <table:table-cell office:value-type="float" office:value="15.941434" calcext:value-type="float">
            <text:p>15.941434</text:p>
          </table:table-cell>
          <table:table-cell office:value-type="float" office:value="0.029734" calcext:value-type="float">
            <text:p>0.029734</text:p>
          </table:table-cell>
          <table:table-cell office:value-type="float" office:value="1.55" calcext:value-type="float">
            <text:p>1.55</text:p>
          </table:table-cell>
          <table:table-cell office:value-type="float" office:value="536.13" calcext:value-type="float">
            <text:p>536.1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3198" calcext:value-type="float">
            <text:p>73198</text:p>
          </table:table-cell>
          <table:table-cell office:value-type="float" office:value="1930984588" calcext:value-type="float">
            <text:p>1930984588</text:p>
          </table:table-cell>
          <table:table-cell office:value-type="float" office:value="8993202414" calcext:value-type="float">
            <text:p>8993202414</text:p>
          </table:table-cell>
          <table:table-cell office:value-type="float" office:value="491835" calcext:value-type="float">
            <text:p>491835</text:p>
          </table:table-cell>
          <table:table-cell office:value-type="float" office:value="377088471" calcext:value-type="float">
            <text:p>377088471</text:p>
          </table:table-cell>
          <table:table-cell office:value-type="float" office:value="243188517" calcext:value-type="float">
            <text:p>243188517</text:p>
          </table:table-cell>
          <table:table-cell office:value-type="float" office:value="492273" calcext:value-type="float">
            <text:p>49227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716" calcext:value-type="float">
            <text:p>0.214716</text:p>
          </table:table-cell>
          <table:table-cell office:value-type="float" office:value="491835" calcext:value-type="float">
            <text:p>491835</text:p>
          </table:table-cell>
          <table:table-cell office:value-type="float" office:value="24.085491" calcext:value-type="float">
            <text:p>24.085491</text:p>
          </table:table-cell>
          <table:table-cell office:value-type="float" office:value="15.532999" calcext:value-type="float">
            <text:p>15.532999</text:p>
          </table:table-cell>
          <table:table-cell office:value-type="float" office:value="0.031443" calcext:value-type="float">
            <text:p>0.031443</text:p>
          </table:table-cell>
          <table:table-cell office:value-type="float" office:value="1.55" calcext:value-type="float">
            <text:p>1.55</text:p>
          </table:table-cell>
          <table:table-cell office:value-type="float" office:value="494.01" calcext:value-type="float">
            <text:p>494.0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4201" calcext:value-type="float">
            <text:p>74201</text:p>
          </table:table-cell>
          <table:table-cell office:value-type="float" office:value="2008779326" calcext:value-type="float">
            <text:p>2008779326</text:p>
          </table:table-cell>
          <table:table-cell office:value-type="float" office:value="9363265668" calcext:value-type="float">
            <text:p>9363265668</text:p>
          </table:table-cell>
          <table:table-cell office:value-type="float" office:value="423932" calcext:value-type="float">
            <text:p>423932</text:p>
          </table:table-cell>
          <table:table-cell office:value-type="float" office:value="392919669" calcext:value-type="float">
            <text:p>392919669</text:p>
          </table:table-cell>
          <table:table-cell office:value-type="float" office:value="253027649" calcext:value-type="float">
            <text:p>253027649</text:p>
          </table:table-cell>
          <table:table-cell office:value-type="float" office:value="424310" calcext:value-type="float">
            <text:p>4243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38" calcext:value-type="float">
            <text:p>0.214538</text:p>
          </table:table-cell>
          <table:table-cell office:value-type="float" office:value="423932" calcext:value-type="float">
            <text:p>423932</text:p>
          </table:table-cell>
          <table:table-cell office:value-type="float" office:value="25.071644" calcext:value-type="float">
            <text:p>25.071644</text:p>
          </table:table-cell>
          <table:table-cell office:value-type="float" office:value="16.145334" calcext:value-type="float">
            <text:p>16.145334</text:p>
          </table:table-cell>
          <table:table-cell office:value-type="float" office:value="0.027075" calcext:value-type="float">
            <text:p>0.027075</text:p>
          </table:table-cell>
          <table:table-cell office:value-type="float" office:value="1.55" calcext:value-type="float">
            <text:p>1.55</text:p>
          </table:table-cell>
          <table:table-cell office:value-type="float" office:value="596.33" calcext:value-type="float">
            <text:p>596.3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5204" calcext:value-type="float">
            <text:p>75204</text:p>
          </table:table-cell>
          <table:table-cell office:value-type="float" office:value="1929999984" calcext:value-type="float">
            <text:p>1929999984</text:p>
          </table:table-cell>
          <table:table-cell office:value-type="float" office:value="8992897593" calcext:value-type="float">
            <text:p>8992897593</text:p>
          </table:table-cell>
          <table:table-cell office:value-type="float" office:value="500960" calcext:value-type="float">
            <text:p>500960</text:p>
          </table:table-cell>
          <table:table-cell office:value-type="float" office:value="377234550" calcext:value-type="float">
            <text:p>377234550</text:p>
          </table:table-cell>
          <table:table-cell office:value-type="float" office:value="243037240" calcext:value-type="float">
            <text:p>243037240</text:p>
          </table:table-cell>
          <table:table-cell office:value-type="float" office:value="502026" calcext:value-type="float">
            <text:p>50202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14" calcext:value-type="float">
            <text:p>0.214614</text:p>
          </table:table-cell>
          <table:table-cell office:value-type="float" office:value="500960" calcext:value-type="float">
            <text:p>500960</text:p>
          </table:table-cell>
          <table:table-cell office:value-type="float" office:value="24.070799" calcext:value-type="float">
            <text:p>24.070799</text:p>
          </table:table-cell>
          <table:table-cell office:value-type="float" office:value="15.50786" calcext:value-type="float">
            <text:p>15.50786</text:p>
          </table:table-cell>
          <table:table-cell office:value-type="float" office:value="0.032034" calcext:value-type="float">
            <text:p>0.032034</text:p>
          </table:table-cell>
          <table:table-cell office:value-type="float" office:value="1.55" calcext:value-type="float">
            <text:p>1.55</text:p>
          </table:table-cell>
          <table:table-cell office:value-type="float" office:value="484.11" calcext:value-type="float">
            <text:p>484.1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6207" calcext:value-type="float">
            <text:p>76207</text:p>
          </table:table-cell>
          <table:table-cell office:value-type="float" office:value="2121971927" calcext:value-type="float">
            <text:p>2121971927</text:p>
          </table:table-cell>
          <table:table-cell office:value-type="float" office:value="9117900345" calcext:value-type="float">
            <text:p>9117900345</text:p>
          </table:table-cell>
          <table:table-cell office:value-type="float" office:value="756861" calcext:value-type="float">
            <text:p>756861</text:p>
          </table:table-cell>
          <table:table-cell office:value-type="float" office:value="360981722" calcext:value-type="float">
            <text:p>360981722</text:p>
          </table:table-cell>
          <table:table-cell office:value-type="float" office:value="235566417" calcext:value-type="float">
            <text:p>235566417</text:p>
          </table:table-cell>
          <table:table-cell office:value-type="float" office:value="1049833" calcext:value-type="float">
            <text:p>10498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726" calcext:value-type="float">
            <text:p>0.232726</text:p>
          </table:table-cell>
          <table:table-cell office:value-type="float" office:value="756861" calcext:value-type="float">
            <text:p>756861</text:p>
          </table:table-cell>
          <table:table-cell office:value-type="float" office:value="23.03373" calcext:value-type="float">
            <text:p>23.03373</text:p>
          </table:table-cell>
          <table:table-cell office:value-type="float" office:value="15.031157" calcext:value-type="float">
            <text:p>15.031157</text:p>
          </table:table-cell>
          <table:table-cell office:value-type="float" office:value="0.066988" calcext:value-type="float">
            <text:p>0.066988</text:p>
          </table:table-cell>
          <table:table-cell office:value-type="float" office:value="1.53" calcext:value-type="float">
            <text:p>1.53</text:p>
          </table:table-cell>
          <table:table-cell office:value-type="float" office:value="224.38" calcext:value-type="float">
            <text:p>224.3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7210" calcext:value-type="float">
            <text:p>77210</text:p>
          </table:table-cell>
          <table:table-cell office:value-type="float" office:value="2179415810" calcext:value-type="float">
            <text:p>2179415810</text:p>
          </table:table-cell>
          <table:table-cell office:value-type="float" office:value="9428213136" calcext:value-type="float">
            <text:p>9428213136</text:p>
          </table:table-cell>
          <table:table-cell office:value-type="float" office:value="309120" calcext:value-type="float">
            <text:p>309120</text:p>
          </table:table-cell>
          <table:table-cell office:value-type="float" office:value="374369498" calcext:value-type="float">
            <text:p>374369498</text:p>
          </table:table-cell>
          <table:table-cell office:value-type="float" office:value="244211440" calcext:value-type="float">
            <text:p>244211440</text:p>
          </table:table-cell>
          <table:table-cell office:value-type="float" office:value="309737" calcext:value-type="float">
            <text:p>3097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159" calcext:value-type="float">
            <text:p>0.231159</text:p>
          </table:table-cell>
          <table:table-cell office:value-type="float" office:value="309120" calcext:value-type="float">
            <text:p>309120</text:p>
          </table:table-cell>
          <table:table-cell office:value-type="float" office:value="23.887985" calcext:value-type="float">
            <text:p>23.887985</text:p>
          </table:table-cell>
          <table:table-cell office:value-type="float" office:value="15.582784" calcext:value-type="float">
            <text:p>15.582784</text:p>
          </table:table-cell>
          <table:table-cell office:value-type="float" office:value="0.019764" calcext:value-type="float">
            <text:p>0.019764</text:p>
          </table:table-cell>
          <table:table-cell office:value-type="float" office:value="1.53" calcext:value-type="float">
            <text:p>1.53</text:p>
          </table:table-cell>
          <table:table-cell office:value-type="float" office:value="788.45" calcext:value-type="float">
            <text:p>788.4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8213" calcext:value-type="float">
            <text:p>78213</text:p>
          </table:table-cell>
          <table:table-cell office:value-type="float" office:value="2237009817" calcext:value-type="float">
            <text:p>2237009817</text:p>
          </table:table-cell>
          <table:table-cell office:value-type="float" office:value="9674637005" calcext:value-type="float">
            <text:p>9674637005</text:p>
          </table:table-cell>
          <table:table-cell office:value-type="float" office:value="206454" calcext:value-type="float">
            <text:p>206454</text:p>
          </table:table-cell>
          <table:table-cell office:value-type="float" office:value="384166263" calcext:value-type="float">
            <text:p>384166263</text:p>
          </table:table-cell>
          <table:table-cell office:value-type="float" office:value="250657194" calcext:value-type="float">
            <text:p>250657194</text:p>
          </table:table-cell>
          <table:table-cell office:value-type="float" office:value="207010" calcext:value-type="float">
            <text:p>2070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224" calcext:value-type="float">
            <text:p>0.231224</text:p>
          </table:table-cell>
          <table:table-cell office:value-type="float" office:value="206454" calcext:value-type="float">
            <text:p>206454</text:p>
          </table:table-cell>
          <table:table-cell office:value-type="float" office:value="24.513102" calcext:value-type="float">
            <text:p>24.513102</text:p>
          </table:table-cell>
          <table:table-cell office:value-type="float" office:value="15.994079" calcext:value-type="float">
            <text:p>15.994079</text:p>
          </table:table-cell>
          <table:table-cell office:value-type="float" office:value="0.013209" calcext:value-type="float">
            <text:p>0.013209</text:p>
          </table:table-cell>
          <table:table-cell office:value-type="float" office:value="1.53" calcext:value-type="float">
            <text:p>1.53</text:p>
          </table:table-cell>
          <table:table-cell office:value-type="float" office:value="1210.85" calcext:value-type="float">
            <text:p>1210.8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79215" calcext:value-type="float">
            <text:p>79215</text:p>
          </table:table-cell>
          <table:table-cell office:value-type="float" office:value="2256091790" calcext:value-type="float">
            <text:p>2256091790</text:p>
          </table:table-cell>
          <table:table-cell office:value-type="float" office:value="9760987292" calcext:value-type="float">
            <text:p>9760987292</text:p>
          </table:table-cell>
          <table:table-cell office:value-type="float" office:value="199415" calcext:value-type="float">
            <text:p>199415</text:p>
          </table:table-cell>
          <table:table-cell office:value-type="float" office:value="387397551" calcext:value-type="float">
            <text:p>387397551</text:p>
          </table:table-cell>
          <table:table-cell office:value-type="float" office:value="252803933" calcext:value-type="float">
            <text:p>252803933</text:p>
          </table:table-cell>
          <table:table-cell office:value-type="float" office:value="199995" calcext:value-type="float">
            <text:p>19999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134" calcext:value-type="float">
            <text:p>0.231134</text:p>
          </table:table-cell>
          <table:table-cell office:value-type="float" office:value="199415" calcext:value-type="float">
            <text:p>199415</text:p>
          </table:table-cell>
          <table:table-cell office:value-type="float" office:value="24.743954" calcext:value-type="float">
            <text:p>24.743954</text:p>
          </table:table-cell>
          <table:table-cell office:value-type="float" office:value="16.147158" calcext:value-type="float">
            <text:p>16.147158</text:p>
          </table:table-cell>
          <table:table-cell office:value-type="float" office:value="0.012774" calcext:value-type="float">
            <text:p>0.012774</text:p>
          </table:table-cell>
          <table:table-cell office:value-type="float" office:value="1.53" calcext:value-type="float">
            <text:p>1.53</text:p>
          </table:table-cell>
          <table:table-cell office:value-type="float" office:value="1264.05" calcext:value-type="float">
            <text:p>1264.0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0218" calcext:value-type="float">
            <text:p>80218</text:p>
          </table:table-cell>
          <table:table-cell office:value-type="float" office:value="2089728868" calcext:value-type="float">
            <text:p>2089728868</text:p>
          </table:table-cell>
          <table:table-cell office:value-type="float" office:value="9391561791" calcext:value-type="float">
            <text:p>9391561791</text:p>
          </table:table-cell>
          <table:table-cell office:value-type="float" office:value="334682" calcext:value-type="float">
            <text:p>334682</text:p>
          </table:table-cell>
          <table:table-cell office:value-type="float" office:value="383606894" calcext:value-type="float">
            <text:p>383606894</text:p>
          </table:table-cell>
          <table:table-cell office:value-type="float" office:value="248616325" calcext:value-type="float">
            <text:p>248616325</text:p>
          </table:table-cell>
          <table:table-cell office:value-type="float" office:value="335431" calcext:value-type="float">
            <text:p>3354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2511" calcext:value-type="float">
            <text:p>0.222511</text:p>
          </table:table-cell>
          <table:table-cell office:value-type="float" office:value="334682" calcext:value-type="float">
            <text:p>334682</text:p>
          </table:table-cell>
          <table:table-cell office:value-type="float" office:value="24.477407" calcext:value-type="float">
            <text:p>24.477407</text:p>
          </table:table-cell>
          <table:table-cell office:value-type="float" office:value="15.863853" calcext:value-type="float">
            <text:p>15.863853</text:p>
          </table:table-cell>
          <table:table-cell office:value-type="float" office:value="0.021403" calcext:value-type="float">
            <text:p>0.021403</text:p>
          </table:table-cell>
          <table:table-cell office:value-type="float" office:value="1.54" calcext:value-type="float">
            <text:p>1.54</text:p>
          </table:table-cell>
          <table:table-cell office:value-type="float" office:value="741.18" calcext:value-type="float">
            <text:p>741.1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1221" calcext:value-type="float">
            <text:p>81221</text:p>
          </table:table-cell>
          <table:table-cell office:value-type="float" office:value="2029053578" calcext:value-type="float">
            <text:p>2029053578</text:p>
          </table:table-cell>
          <table:table-cell office:value-type="float" office:value="9451702691" calcext:value-type="float">
            <text:p>9451702691</text:p>
          </table:table-cell>
          <table:table-cell office:value-type="float" office:value="199938" calcext:value-type="float">
            <text:p>199938</text:p>
          </table:table-cell>
          <table:table-cell office:value-type="float" office:value="396951581" calcext:value-type="float">
            <text:p>396951581</text:p>
          </table:table-cell>
          <table:table-cell office:value-type="float" office:value="255521721" calcext:value-type="float">
            <text:p>255521721</text:p>
          </table:table-cell>
          <table:table-cell office:value-type="float" office:value="200614" calcext:value-type="float">
            <text:p>2006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76" calcext:value-type="float">
            <text:p>0.214676</text:p>
          </table:table-cell>
          <table:table-cell office:value-type="float" office:value="199938" calcext:value-type="float">
            <text:p>199938</text:p>
          </table:table-cell>
          <table:table-cell office:value-type="float" office:value="25.328915" calcext:value-type="float">
            <text:p>25.328915</text:p>
          </table:table-cell>
          <table:table-cell office:value-type="float" office:value="16.304478" calcext:value-type="float">
            <text:p>16.304478</text:p>
          </table:table-cell>
          <table:table-cell office:value-type="float" office:value="0.012801" calcext:value-type="float">
            <text:p>0.012801</text:p>
          </table:table-cell>
          <table:table-cell office:value-type="float" office:value="1.55" calcext:value-type="float">
            <text:p>1.55</text:p>
          </table:table-cell>
          <table:table-cell office:value-type="float" office:value="1273.7" calcext:value-type="float">
            <text:p>1273.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2223" calcext:value-type="float">
            <text:p>82223</text:p>
          </table:table-cell>
          <table:table-cell office:value-type="float" office:value="2051304693" calcext:value-type="float">
            <text:p>2051304693</text:p>
          </table:table-cell>
          <table:table-cell office:value-type="float" office:value="9554444583" calcext:value-type="float">
            <text:p>9554444583</text:p>
          </table:table-cell>
          <table:table-cell office:value-type="float" office:value="200091" calcext:value-type="float">
            <text:p>200091</text:p>
          </table:table-cell>
          <table:table-cell office:value-type="float" office:value="400701840" calcext:value-type="float">
            <text:p>400701840</text:p>
          </table:table-cell>
          <table:table-cell office:value-type="float" office:value="258348105" calcext:value-type="float">
            <text:p>258348105</text:p>
          </table:table-cell>
          <table:table-cell office:value-type="float" office:value="200782" calcext:value-type="float">
            <text:p>2007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96" calcext:value-type="float">
            <text:p>0.214696</text:p>
          </table:table-cell>
          <table:table-cell office:value-type="float" office:value="200091" calcext:value-type="float">
            <text:p>200091</text:p>
          </table:table-cell>
          <table:table-cell office:value-type="float" office:value="25.593729" calcext:value-type="float">
            <text:p>25.593729</text:p>
          </table:table-cell>
          <table:table-cell office:value-type="float" office:value="16.501276" calcext:value-type="float">
            <text:p>16.501276</text:p>
          </table:table-cell>
          <table:table-cell office:value-type="float" office:value="0.012824" calcext:value-type="float">
            <text:p>0.012824</text:p>
          </table:table-cell>
          <table:table-cell office:value-type="float" office:value="1.55" calcext:value-type="float">
            <text:p>1.55</text:p>
          </table:table-cell>
          <table:table-cell office:value-type="float" office:value="1286.71" calcext:value-type="float">
            <text:p>1286.7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3226" calcext:value-type="float">
            <text:p>83226</text:p>
          </table:table-cell>
          <table:table-cell office:value-type="float" office:value="1968798564" calcext:value-type="float">
            <text:p>1968798564</text:p>
          </table:table-cell>
          <table:table-cell office:value-type="float" office:value="9173667050" calcext:value-type="float">
            <text:p>9173667050</text:p>
          </table:table-cell>
          <table:table-cell office:value-type="float" office:value="199325" calcext:value-type="float">
            <text:p>199325</text:p>
          </table:table-cell>
          <table:table-cell office:value-type="float" office:value="385127867" calcext:value-type="float">
            <text:p>385127867</text:p>
          </table:table-cell>
          <table:table-cell office:value-type="float" office:value="247919120" calcext:value-type="float">
            <text:p>24791912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14" calcext:value-type="float">
            <text:p>0.214614</text:p>
          </table:table-cell>
          <table:table-cell office:value-type="float" office:value="199325" calcext:value-type="float">
            <text:p>199325</text:p>
          </table:table-cell>
          <table:table-cell office:value-type="float" office:value="24.574461" calcext:value-type="float">
            <text:p>24.574461</text:p>
          </table:table-cell>
          <table:table-cell office:value-type="float" office:value="15.819366" calcext:value-type="float">
            <text:p>15.819366</text:p>
          </table:table-cell>
          <table:table-cell office:value-type="float" office:value="0.012762" calcext:value-type="float">
            <text:p>0.012762</text:p>
          </table:table-cell>
          <table:table-cell office:value-type="float" office:value="1.55" calcext:value-type="float">
            <text:p>1.55</text:p>
          </table:table-cell>
          <table:table-cell office:value-type="float" office:value="1239.6" calcext:value-type="float">
            <text:p>1239.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4229" calcext:value-type="float">
            <text:p>84229</text:p>
          </table:table-cell>
          <table:table-cell office:value-type="float" office:value="1549435847" calcext:value-type="float">
            <text:p>1549435847</text:p>
          </table:table-cell>
          <table:table-cell office:value-type="float" office:value="7126129823" calcext:value-type="float">
            <text:p>7126129823</text:p>
          </table:table-cell>
          <table:table-cell office:value-type="float" office:value="198504" calcext:value-type="float">
            <text:p>198504</text:p>
          </table:table-cell>
          <table:table-cell office:value-type="float" office:value="296376325" calcext:value-type="float">
            <text:p>296376325</text:p>
          </table:table-cell>
          <table:table-cell office:value-type="float" office:value="191343608" calcext:value-type="float">
            <text:p>191343608</text:p>
          </table:table-cell>
          <table:table-cell office:value-type="float" office:value="208085" calcext:value-type="float">
            <text:p>2080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743" calcext:value-type="float">
            <text:p>0.21743</text:p>
          </table:table-cell>
          <table:table-cell office:value-type="float" office:value="198504" calcext:value-type="float">
            <text:p>198504</text:p>
          </table:table-cell>
          <table:table-cell office:value-type="float" office:value="18.91135" calcext:value-type="float">
            <text:p>18.91135</text:p>
          </table:table-cell>
          <table:table-cell office:value-type="float" office:value="12.209363" calcext:value-type="float">
            <text:p>12.209363</text:p>
          </table:table-cell>
          <table:table-cell office:value-type="float" office:value="0.013278" calcext:value-type="float">
            <text:p>0.013278</text:p>
          </table:table-cell>
          <table:table-cell office:value-type="float" office:value="1.55" calcext:value-type="float">
            <text:p>1.55</text:p>
          </table:table-cell>
          <table:table-cell office:value-type="float" office:value="919.55" calcext:value-type="float">
            <text:p>919.5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5232" calcext:value-type="float">
            <text:p>85232</text:p>
          </table:table-cell>
          <table:table-cell office:value-type="float" office:value="368271" calcext:value-type="float">
            <text:p>368271</text:p>
          </table:table-cell>
          <table:table-cell office:value-type="float" office:value="721832" calcext:value-type="float">
            <text:p>721832</text:p>
          </table:table-cell>
          <table:table-cell office:value-type="float" office:value="343" calcext:value-type="float">
            <text:p>343</text:p>
          </table:table-cell>
          <table:table-cell office:value-type="float" office:value="5115" calcext:value-type="float">
            <text:p>5115</text:p>
          </table:table-cell>
          <table:table-cell office:value-type="float" office:value="12475" calcext:value-type="float">
            <text:p>12475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0189" calcext:value-type="float">
            <text:p>0.510189</text:p>
          </table:table-cell>
          <table:table-cell office:value-type="float" office:value="343" calcext:value-type="float">
            <text:p>343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41" calcext:value-type="float">
            <text:p>0.41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6236" calcext:value-type="float">
            <text:p>86236</text:p>
          </table:table-cell>
          <table:table-cell office:value-type="float" office:value="523140" calcext:value-type="float">
            <text:p>523140</text:p>
          </table:table-cell>
          <table:table-cell office:value-type="float" office:value="1245129" calcext:value-type="float">
            <text:p>1245129</text:p>
          </table:table-cell>
          <table:table-cell office:value-type="float" office:value="1341" calcext:value-type="float">
            <text:p>1341</text:p>
          </table:table-cell>
          <table:table-cell office:value-type="float" office:value="9376" calcext:value-type="float">
            <text:p>9376</text:p>
          </table:table-cell>
          <table:table-cell office:value-type="float" office:value="21562" calcext:value-type="float">
            <text:p>21562</text:p>
          </table:table-cell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149" calcext:value-type="float">
            <text:p>0.420149</text:p>
          </table:table-cell>
          <table:table-cell office:value-type="float" office:value="1341" calcext:value-type="float">
            <text:p>134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43" calcext:value-type="float">
            <text:p>0.43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86217" calcext:value-type="float">
            <text:p>86217</text:p>
          </table:table-cell>
          <table:table-cell office:value-type="float" office:value="16473768549" calcext:value-type="float">
            <text:p>16473768549</text:p>
          </table:table-cell>
          <table:table-cell office:value-type="float" office:value="8777700160" calcext:value-type="float">
            <text:p>8777700160</text:p>
          </table:table-cell>
          <table:table-cell office:value-type="float" office:value="554443" calcext:value-type="float">
            <text:p>554443</text:p>
          </table:table-cell>
          <table:table-cell office:value-type="float" office:value="368838433" calcext:value-type="float">
            <text:p>368838433</text:p>
          </table:table-cell>
          <table:table-cell office:value-type="float" office:value="486505129" calcext:value-type="float">
            <text:p>486505129</text:p>
          </table:table-cell>
          <table:table-cell office:value-type="float" office:value="1752987" calcext:value-type="float">
            <text:p>175298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6775" calcext:value-type="float">
            <text:p>1.876775</text:p>
          </table:table-cell>
          <table:table-cell office:value-type="float" office:value="554443" calcext:value-type="float">
            <text:p>554443</text:p>
          </table:table-cell>
          <table:table-cell office:value-type="float" office:value="23.558542" calcext:value-type="float">
            <text:p>23.558542</text:p>
          </table:table-cell>
          <table:table-cell office:value-type="float" office:value="31.074179" calcext:value-type="float">
            <text:p>31.074179</text:p>
          </table:table-cell>
          <table:table-cell office:value-type="float" office:value="0.111967" calcext:value-type="float">
            <text:p>0.111967</text:p>
          </table:table-cell>
          <table:table-cell office:value-type="float" office:value="0.76" calcext:value-type="float">
            <text:p>0.76</text:p>
          </table:table-cell>
          <table:table-cell office:value-type="float" office:value="277.53" calcext:value-type="float">
            <text:p>277.5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7240" calcext:value-type="float">
            <text:p>87240</text:p>
          </table:table-cell>
          <table:table-cell office:value-type="float" office:value="910839" calcext:value-type="float">
            <text:p>910839</text:p>
          </table:table-cell>
          <table:table-cell office:value-type="float" office:value="1997174" calcext:value-type="float">
            <text:p>1997174</text:p>
          </table:table-cell>
          <table:table-cell office:value-type="float" office:value="1030" calcext:value-type="float">
            <text:p>1030</text:p>
          </table:table-cell>
          <table:table-cell office:value-type="float" office:value="14345" calcext:value-type="float">
            <text:p>14345</text:p>
          </table:table-cell>
          <table:table-cell office:value-type="float" office:value="37789" calcext:value-type="float">
            <text:p>37789</text:p>
          </table:table-cell>
          <table:table-cell office:value-type="float" office:value="1666" calcext:value-type="float">
            <text:p>16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6064" calcext:value-type="float">
            <text:p>0.456064</text:p>
          </table:table-cell>
          <table:table-cell office:value-type="float" office:value="1030" calcext:value-type="float">
            <text:p>1030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2409" calcext:value-type="float">
            <text:p>0.00240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38" calcext:value-type="float">
            <text:p>0.38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8243" calcext:value-type="float">
            <text:p>88243</text:p>
          </table:table-cell>
          <table:table-cell office:value-type="float" office:value="375779" calcext:value-type="float">
            <text:p>375779</text:p>
          </table:table-cell>
          <table:table-cell office:value-type="float" office:value="751294" calcext:value-type="float">
            <text:p>751294</text:p>
          </table:table-cell>
          <table:table-cell office:value-type="float" office:value="298" calcext:value-type="float">
            <text:p>298</text:p>
          </table:table-cell>
          <table:table-cell office:value-type="float" office:value="5079" calcext:value-type="float">
            <text:p>5079</text:p>
          </table:table-cell>
          <table:table-cell office:value-type="float" office:value="12270" calcext:value-type="float">
            <text:p>12270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176" calcext:value-type="float">
            <text:p>0.500176</text:p>
          </table:table-cell>
          <table:table-cell office:value-type="float" office:value="298" calcext:value-type="float">
            <text:p>298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41" calcext:value-type="float">
            <text:p>0.41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89246" calcext:value-type="float">
            <text:p>89246</text:p>
          </table:table-cell>
          <table:table-cell office:value-type="float" office:value="496264" calcext:value-type="float">
            <text:p>496264</text:p>
          </table:table-cell>
          <table:table-cell office:value-type="float" office:value="1038393" calcext:value-type="float">
            <text:p>1038393</text:p>
          </table:table-cell>
          <table:table-cell office:value-type="float" office:value="408" calcext:value-type="float">
            <text:p>408</text:p>
          </table:table-cell>
          <table:table-cell office:value-type="float" office:value="7344" calcext:value-type="float">
            <text:p>7344</text:p>
          </table:table-cell>
          <table:table-cell office:value-type="float" office:value="17738" calcext:value-type="float">
            <text:p>17738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915" calcext:value-type="float">
            <text:p>0.477915</text:p>
          </table:table-cell>
          <table:table-cell office:value-type="float" office:value="408" calcext:value-type="float">
            <text:p>40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41" calcext:value-type="float">
            <text:p>0.41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0250" calcext:value-type="float">
            <text:p>90250</text:p>
          </table:table-cell>
          <table:table-cell office:value-type="float" office:value="392455" calcext:value-type="float">
            <text:p>392455</text:p>
          </table:table-cell>
          <table:table-cell office:value-type="float" office:value="794778" calcext:value-type="float">
            <text:p>794778</text:p>
          </table:table-cell>
          <table:table-cell office:value-type="float" office:value="344" calcext:value-type="float">
            <text:p>344</text:p>
          </table:table-cell>
          <table:table-cell office:value-type="float" office:value="5710" calcext:value-type="float">
            <text:p>5710</text:p>
          </table:table-cell>
          <table:table-cell office:value-type="float" office:value="14146" calcext:value-type="float">
            <text:p>14146</text:p>
          </table:table-cell>
          <table:table-cell office:value-type="float" office:value="547" calcext:value-type="float">
            <text:p>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792" calcext:value-type="float">
            <text:p>0.493792</text:p>
          </table:table-cell>
          <table:table-cell office:value-type="float" office:value="344" calcext:value-type="float">
            <text:p>344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4" calcext:value-type="float">
            <text:p>0.4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1254" calcext:value-type="float">
            <text:p>91254</text:p>
          </table:table-cell>
          <table:table-cell office:value-type="float" office:value="415016" calcext:value-type="float">
            <text:p>415016</text:p>
          </table:table-cell>
          <table:table-cell office:value-type="float" office:value="821976" calcext:value-type="float">
            <text:p>821976</text:p>
          </table:table-cell>
          <table:table-cell office:value-type="float" office:value="336" calcext:value-type="float">
            <text:p>336</text:p>
          </table:table-cell>
          <table:table-cell office:value-type="float" office:value="6193" calcext:value-type="float">
            <text:p>6193</text:p>
          </table:table-cell>
          <table:table-cell office:value-type="float" office:value="15112" calcext:value-type="float">
            <text:p>15112</text:p>
          </table:table-cell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9" calcext:value-type="float">
            <text:p>0.5049</text:p>
          </table:table-cell>
          <table:table-cell office:value-type="float" office:value="336" calcext:value-type="float">
            <text:p>33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41" calcext:value-type="float">
            <text:p>0.41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2258" calcext:value-type="float">
            <text:p>92258</text:p>
          </table:table-cell>
          <table:table-cell office:value-type="float" office:value="374524" calcext:value-type="float">
            <text:p>374524</text:p>
          </table:table-cell>
          <table:table-cell office:value-type="float" office:value="781144" calcext:value-type="float">
            <text:p>781144</text:p>
          </table:table-cell>
          <table:table-cell office:value-type="float" office:value="295" calcext:value-type="float">
            <text:p>295</text:p>
          </table:table-cell>
          <table:table-cell office:value-type="float" office:value="5056" calcext:value-type="float">
            <text:p>5056</text:p>
          </table:table-cell>
          <table:table-cell office:value-type="float" office:value="12278" calcext:value-type="float">
            <text:p>12278</text:p>
          </table:table-cell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9456" calcext:value-type="float">
            <text:p>0.479456</text:p>
          </table:table-cell>
          <table:table-cell office:value-type="float" office:value="295" calcext:value-type="float">
            <text:p>295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41" calcext:value-type="float">
            <text:p>0.41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3261" calcext:value-type="float">
            <text:p>93261</text:p>
          </table:table-cell>
          <table:table-cell office:value-type="float" office:value="392178" calcext:value-type="float">
            <text:p>392178</text:p>
          </table:table-cell>
          <table:table-cell office:value-type="float" office:value="791186" calcext:value-type="float">
            <text:p>791186</text:p>
          </table:table-cell>
          <table:table-cell office:value-type="float" office:value="437" calcext:value-type="float">
            <text:p>437</text:p>
          </table:table-cell>
          <table:table-cell office:value-type="float" office:value="5653" calcext:value-type="float">
            <text:p>5653</text:p>
          </table:table-cell>
          <table:table-cell office:value-type="float" office:value="13549" calcext:value-type="float">
            <text:p>13549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5684" calcext:value-type="float">
            <text:p>0.495684</text:p>
          </table:table-cell>
          <table:table-cell office:value-type="float" office:value="437" calcext:value-type="float">
            <text:p>437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42" calcext:value-type="float">
            <text:p>0.42</text:p>
          </table:table-cell>
          <table:table-cell office:value-type="float" office:value="21.14" calcext:value-type="float">
            <text:p>21.1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4264" calcext:value-type="float">
            <text:p>94264</text:p>
          </table:table-cell>
          <table:table-cell office:value-type="float" office:value="439674" calcext:value-type="float">
            <text:p>439674</text:p>
          </table:table-cell>
          <table:table-cell office:value-type="float" office:value="881829" calcext:value-type="float">
            <text:p>881829</text:p>
          </table:table-cell>
          <table:table-cell office:value-type="float" office:value="455" calcext:value-type="float">
            <text:p>455</text:p>
          </table:table-cell>
          <table:table-cell office:value-type="float" office:value="6196" calcext:value-type="float">
            <text:p>6196</text:p>
          </table:table-cell>
          <table:table-cell office:value-type="float" office:value="14019" calcext:value-type="float">
            <text:p>14019</text:p>
          </table:table-cell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593" calcext:value-type="float">
            <text:p>0.498593</text:p>
          </table:table-cell>
          <table:table-cell office:value-type="float" office:value="455" calcext:value-type="float">
            <text:p>455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44" calcext:value-type="float">
            <text:p>0.44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5268" calcext:value-type="float">
            <text:p>95268</text:p>
          </table:table-cell>
          <table:table-cell office:value-type="float" office:value="389308" calcext:value-type="float">
            <text:p>389308</text:p>
          </table:table-cell>
          <table:table-cell office:value-type="float" office:value="728913" calcext:value-type="float">
            <text:p>728913</text:p>
          </table:table-cell>
          <table:table-cell office:value-type="float" office:value="335" calcext:value-type="float">
            <text:p>335</text:p>
          </table:table-cell>
          <table:table-cell office:value-type="float" office:value="5373" calcext:value-type="float">
            <text:p>5373</text:p>
          </table:table-cell>
          <table:table-cell office:value-type="float" office:value="12913" calcext:value-type="float">
            <text:p>12913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4094" calcext:value-type="float">
            <text:p>0.534094</text:p>
          </table:table-cell>
          <table:table-cell office:value-type="float" office:value="335" calcext:value-type="float">
            <text:p>335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42" calcext:value-type="float">
            <text:p>0.42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6272" calcext:value-type="float">
            <text:p>96272</text:p>
          </table:table-cell>
          <table:table-cell office:value-type="float" office:value="358853" calcext:value-type="float">
            <text:p>358853</text:p>
          </table:table-cell>
          <table:table-cell office:value-type="float" office:value="696464" calcext:value-type="float">
            <text:p>696464</text:p>
          </table:table-cell>
          <table:table-cell office:value-type="float" office:value="269" calcext:value-type="float">
            <text:p>269</text:p>
          </table:table-cell>
          <table:table-cell office:value-type="float" office:value="4881" calcext:value-type="float">
            <text:p>4881</text:p>
          </table:table-cell>
          <table:table-cell office:value-type="float" office:value="12401" calcext:value-type="float">
            <text:p>12401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525" calcext:value-type="float">
            <text:p>0.51525</text:p>
          </table:table-cell>
          <table:table-cell office:value-type="float" office:value="269" calcext:value-type="float">
            <text:p>269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39" calcext:value-type="float">
            <text:p>0.39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7276" calcext:value-type="float">
            <text:p>97276</text:p>
          </table:table-cell>
          <table:table-cell office:value-type="float" office:value="408892" calcext:value-type="float">
            <text:p>408892</text:p>
          </table:table-cell>
          <table:table-cell office:value-type="float" office:value="789820" calcext:value-type="float">
            <text:p>789820</text:p>
          </table:table-cell>
          <table:table-cell office:value-type="float" office:value="190" calcext:value-type="float">
            <text:p>190</text:p>
          </table:table-cell>
          <table:table-cell office:value-type="float" office:value="5899" calcext:value-type="float">
            <text:p>5899</text:p>
          </table:table-cell>
          <table:table-cell office:value-type="float" office:value="13900" calcext:value-type="float">
            <text:p>139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703" calcext:value-type="float">
            <text:p>0.517703</text:p>
          </table:table-cell>
          <table:table-cell office:value-type="float" office:value="190" calcext:value-type="float">
            <text:p>190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42" calcext:value-type="float">
            <text:p>0.42</text:p>
          </table:table-cell>
          <table:table-cell office:value-type="float" office:value="73.94" calcext:value-type="float">
            <text:p>73.9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8280" calcext:value-type="float">
            <text:p>98280</text:p>
          </table:table-cell>
          <table:table-cell office:value-type="float" office:value="358848" calcext:value-type="float">
            <text:p>358848</text:p>
          </table:table-cell>
          <table:table-cell office:value-type="float" office:value="673464" calcext:value-type="float">
            <text:p>673464</text:p>
          </table:table-cell>
          <table:table-cell office:value-type="float" office:value="95" calcext:value-type="float">
            <text:p>95</text:p>
          </table:table-cell>
          <table:table-cell office:value-type="float" office:value="4637" calcext:value-type="float">
            <text:p>4637</text:p>
          </table:table-cell>
          <table:table-cell office:value-type="float" office:value="11414" calcext:value-type="float">
            <text:p>1141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2839" calcext:value-type="float">
            <text:p>0.532839</text:p>
          </table:table-cell>
          <table:table-cell office:value-type="float" office:value="95" calcext:value-type="float">
            <text:p>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41" calcext:value-type="float">
            <text:p>0.41</text:p>
          </table:table-cell>
          <table:table-cell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99284" calcext:value-type="float">
            <text:p>99284</text:p>
          </table:table-cell>
          <table:table-cell office:value-type="float" office:value="551666" calcext:value-type="float">
            <text:p>551666</text:p>
          </table:table-cell>
          <table:table-cell office:value-type="float" office:value="1329848" calcext:value-type="float">
            <text:p>1329848</text:p>
          </table:table-cell>
          <table:table-cell office:value-type="float" office:value="1176" calcext:value-type="float">
            <text:p>1176</text:p>
          </table:table-cell>
          <table:table-cell office:value-type="float" office:value="8983" calcext:value-type="float">
            <text:p>8983</text:p>
          </table:table-cell>
          <table:table-cell office:value-type="float" office:value="23480" calcext:value-type="float">
            <text:p>23480</text:p>
          </table:table-cell>
          <table:table-cell office:value-type="float" office:value="1461" calcext:value-type="float">
            <text:p>1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834" calcext:value-type="float">
            <text:p>0.414834</text:p>
          </table:table-cell>
          <table:table-cell office:value-type="float" office:value="1176" calcext:value-type="float">
            <text:p>1176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38" calcext:value-type="float">
            <text:p>0.38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0288" calcext:value-type="float">
            <text:p>100288</text:p>
          </table:table-cell>
          <table:table-cell office:value-type="float" office:value="362262" calcext:value-type="float">
            <text:p>362262</text:p>
          </table:table-cell>
          <table:table-cell office:value-type="float" office:value="677307" calcext:value-type="float">
            <text:p>677307</text:p>
          </table:table-cell>
          <table:table-cell office:value-type="float" office:value="162" calcext:value-type="float">
            <text:p>162</text:p>
          </table:table-cell>
          <table:table-cell office:value-type="float" office:value="4942" calcext:value-type="float">
            <text:p>4942</text:p>
          </table:table-cell>
          <table:table-cell office:value-type="float" office:value="12258" calcext:value-type="float">
            <text:p>12258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4856" calcext:value-type="float">
            <text:p>0.534856</text:p>
          </table:table-cell>
          <table:table-cell office:value-type="float" office:value="162" calcext:value-type="float">
            <text:p>162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4" calcext:value-type="float">
            <text:p>0.4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1292" calcext:value-type="float">
            <text:p>101292</text:p>
          </table:table-cell>
          <table:table-cell office:value-type="float" office:value="391913" calcext:value-type="float">
            <text:p>391913</text:p>
          </table:table-cell>
          <table:table-cell office:value-type="float" office:value="777581" calcext:value-type="float">
            <text:p>777581</text:p>
          </table:table-cell>
          <table:table-cell office:value-type="float" office:value="161" calcext:value-type="float">
            <text:p>161</text:p>
          </table:table-cell>
          <table:table-cell office:value-type="float" office:value="5775" calcext:value-type="float">
            <text:p>5775</text:p>
          </table:table-cell>
          <table:table-cell office:value-type="float" office:value="14290" calcext:value-type="float">
            <text:p>1429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016" calcext:value-type="float">
            <text:p>0.504016</text:p>
          </table:table-cell>
          <table:table-cell office:value-type="float" office:value="161" calcext:value-type="float">
            <text:p>161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4" calcext:value-type="float">
            <text:p>0.4</text:p>
          </table:table-cell>
          <table:table-cell office:value-type="float" office:value="67.73" calcext:value-type="float">
            <text:p>67.7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2296" calcext:value-type="float">
            <text:p>102296</text:p>
          </table:table-cell>
          <table:table-cell office:value-type="float" office:value="671432" calcext:value-type="float">
            <text:p>671432</text:p>
          </table:table-cell>
          <table:table-cell office:value-type="float" office:value="1404912" calcext:value-type="float">
            <text:p>1404912</text:p>
          </table:table-cell>
          <table:table-cell office:value-type="float" office:value="435" calcext:value-type="float">
            <text:p>435</text:p>
          </table:table-cell>
          <table:table-cell office:value-type="float" office:value="10943" calcext:value-type="float">
            <text:p>10943</text:p>
          </table:table-cell>
          <table:table-cell office:value-type="float" office:value="28417" calcext:value-type="float">
            <text:p>28417</text:p>
          </table:table-cell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917" calcext:value-type="float">
            <text:p>0.477917</text:p>
          </table:table-cell>
          <table:table-cell office:value-type="float" office:value="435" calcext:value-type="float">
            <text:p>435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1811" calcext:value-type="float">
            <text:p>0.00181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39" calcext:value-type="float">
            <text:p>0.39</text:p>
          </table:table-cell>
          <table:table-cell office:value-type="float" office:value="50.38" calcext:value-type="float">
            <text:p>50.3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3300" calcext:value-type="float">
            <text:p>103300</text:p>
          </table:table-cell>
          <table:table-cell office:value-type="float" office:value="392133" calcext:value-type="float">
            <text:p>392133</text:p>
          </table:table-cell>
          <table:table-cell office:value-type="float" office:value="821779" calcext:value-type="float">
            <text:p>821779</text:p>
          </table:table-cell>
          <table:table-cell office:value-type="float" office:value="288" calcext:value-type="float">
            <text:p>288</text:p>
          </table:table-cell>
          <table:table-cell office:value-type="float" office:value="5924" calcext:value-type="float">
            <text:p>5924</text:p>
          </table:table-cell>
          <table:table-cell office:value-type="float" office:value="15573" calcext:value-type="float">
            <text:p>15573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176" calcext:value-type="float">
            <text:p>0.477176</text:p>
          </table:table-cell>
          <table:table-cell office:value-type="float" office:value="288" calcext:value-type="float">
            <text:p>288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8" calcext:value-type="float">
            <text:p>0.38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4304" calcext:value-type="float">
            <text:p>104304</text:p>
          </table:table-cell>
          <table:table-cell office:value-type="float" office:value="1361226" calcext:value-type="float">
            <text:p>1361226</text:p>
          </table:table-cell>
          <table:table-cell office:value-type="float" office:value="3033776" calcext:value-type="float">
            <text:p>3033776</text:p>
          </table:table-cell>
          <table:table-cell office:value-type="float" office:value="1954" calcext:value-type="float">
            <text:p>1954</text:p>
          </table:table-cell>
          <table:table-cell office:value-type="float" office:value="24911" calcext:value-type="float">
            <text:p>24911</text:p>
          </table:table-cell>
          <table:table-cell office:value-type="float" office:value="64575" calcext:value-type="float">
            <text:p>64575</text:p>
          </table:table-cell>
          <table:table-cell office:value-type="float" office:value="2664" calcext:value-type="float">
            <text:p>2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69" calcext:value-type="float">
            <text:p>0.44869</text:p>
          </table:table-cell>
          <table:table-cell office:value-type="float" office:value="1954" calcext:value-type="float">
            <text:p>1954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39" calcext:value-type="float">
            <text:p>0.39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5308" calcext:value-type="float">
            <text:p>105308</text:p>
          </table:table-cell>
          <table:table-cell office:value-type="float" office:value="395597" calcext:value-type="float">
            <text:p>395597</text:p>
          </table:table-cell>
          <table:table-cell office:value-type="float" office:value="755577" calcext:value-type="float">
            <text:p>755577</text:p>
          </table:table-cell>
          <table:table-cell office:value-type="float" office:value="324" calcext:value-type="float">
            <text:p>324</text:p>
          </table:table-cell>
          <table:table-cell office:value-type="float" office:value="5506" calcext:value-type="float">
            <text:p>5506</text:p>
          </table:table-cell>
          <table:table-cell office:value-type="float" office:value="13632" calcext:value-type="float">
            <text:p>13632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569" calcext:value-type="float">
            <text:p>0.523569</text:p>
          </table:table-cell>
          <table:table-cell office:value-type="float" office:value="324" calcext:value-type="float">
            <text:p>324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6311" calcext:value-type="float">
            <text:p>106311</text:p>
          </table:table-cell>
          <table:table-cell office:value-type="float" office:value="362239" calcext:value-type="float">
            <text:p>362239</text:p>
          </table:table-cell>
          <table:table-cell office:value-type="float" office:value="652988" calcext:value-type="float">
            <text:p>652988</text:p>
          </table:table-cell>
          <table:table-cell office:value-type="float" office:value="124" calcext:value-type="float">
            <text:p>124</text:p>
          </table:table-cell>
          <table:table-cell office:value-type="float" office:value="4570" calcext:value-type="float">
            <text:p>4570</text:p>
          </table:table-cell>
          <table:table-cell office:value-type="float" office:value="10731" calcext:value-type="float">
            <text:p>10731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4741" calcext:value-type="float">
            <text:p>0.554741</text:p>
          </table:table-cell>
          <table:table-cell office:value-type="float" office:value="124" calcext:value-type="float">
            <text:p>124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43" calcext:value-type="float">
            <text:p>0.43</text:p>
          </table:table-cell>
          <table:table-cell office:value-type="float" office:value="81.92" calcext:value-type="float">
            <text:p>81.9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7314" calcext:value-type="float">
            <text:p>107314</text:p>
          </table:table-cell>
          <table:table-cell office:value-type="float" office:value="694601" calcext:value-type="float">
            <text:p>694601</text:p>
          </table:table-cell>
          <table:table-cell office:value-type="float" office:value="1454480" calcext:value-type="float">
            <text:p>1454480</text:p>
          </table:table-cell>
          <table:table-cell office:value-type="float" office:value="452" calcext:value-type="float">
            <text:p>452</text:p>
          </table:table-cell>
          <table:table-cell office:value-type="float" office:value="11280" calcext:value-type="float">
            <text:p>11280</text:p>
          </table:table-cell>
          <table:table-cell office:value-type="float" office:value="29670" calcext:value-type="float">
            <text:p>29670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56" calcext:value-type="float">
            <text:p>0.47756</text:p>
          </table:table-cell>
          <table:table-cell office:value-type="float" office:value="452" calcext:value-type="float">
            <text:p>45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38" calcext:value-type="float">
            <text:p>0.38</text:p>
          </table:table-cell>
          <table:table-cell office:value-type="float" office:value="48.09" calcext:value-type="float">
            <text:p>48.09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07277" calcext:value-type="float">
            <text:p>107277</text:p>
          </table:table-cell>
          <table:table-cell office:value-type="float" office:value="18066185287" calcext:value-type="float">
            <text:p>18066185287</text:p>
          </table:table-cell>
          <table:table-cell office:value-type="float" office:value="9581422073" calcext:value-type="float">
            <text:p>9581422073</text:p>
          </table:table-cell>
          <table:table-cell office:value-type="float" office:value="13012" calcext:value-type="float">
            <text:p>13012</text:p>
          </table:table-cell>
          <table:table-cell office:value-type="float" office:value="403982515" calcext:value-type="float">
            <text:p>403982515</text:p>
          </table:table-cell>
          <table:table-cell office:value-type="float" office:value="531263555" calcext:value-type="float">
            <text:p>531263555</text:p>
          </table:table-cell>
          <table:table-cell office:value-type="float" office:value="38680" calcext:value-type="float">
            <text:p>386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85543" calcext:value-type="float">
            <text:p>1.885543</text:p>
          </table:table-cell>
          <table:table-cell office:value-type="float" office:value="13012" calcext:value-type="float">
            <text:p>13012</text:p>
          </table:table-cell>
          <table:table-cell office:value-type="float" office:value="25.77755" calcext:value-type="float">
            <text:p>25.77755</text:p>
          </table:table-cell>
          <table:table-cell office:value-type="float" office:value="33.89917" calcext:value-type="float">
            <text:p>33.89917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76" calcext:value-type="float">
            <text:p>0.76</text:p>
          </table:table-cell>
          <table:table-cell office:value-type="float" office:value="13734.84" calcext:value-type="float">
            <text:p>13734.8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8318" calcext:value-type="float">
            <text:p>108318</text:p>
          </table:table-cell>
          <table:table-cell office:value-type="float" office:value="358727" calcext:value-type="float">
            <text:p>358727</text:p>
          </table:table-cell>
          <table:table-cell office:value-type="float" office:value="668827" calcext:value-type="float">
            <text:p>668827</text:p>
          </table:table-cell>
          <table:table-cell office:value-type="float" office:value="174" calcext:value-type="float">
            <text:p>174</text:p>
          </table:table-cell>
          <table:table-cell office:value-type="float" office:value="4737" calcext:value-type="float">
            <text:p>4737</text:p>
          </table:table-cell>
          <table:table-cell office:value-type="float" office:value="11756" calcext:value-type="float">
            <text:p>11756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6352" calcext:value-type="float">
            <text:p>0.536352</text:p>
          </table:table-cell>
          <table:table-cell office:value-type="float" office:value="174" calcext:value-type="float">
            <text:p>17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4" calcext:value-type="float">
            <text:p>0.4</text:p>
          </table:table-cell>
          <table:table-cell office:value-type="float" office:value="48.38" calcext:value-type="float">
            <text:p>48.3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09322" calcext:value-type="float">
            <text:p>109322</text:p>
          </table:table-cell>
          <table:table-cell office:value-type="float" office:value="436776" calcext:value-type="float">
            <text:p>436776</text:p>
          </table:table-cell>
          <table:table-cell office:value-type="float" office:value="990388" calcext:value-type="float">
            <text:p>990388</text:p>
          </table:table-cell>
          <table:table-cell office:value-type="float" office:value="195" calcext:value-type="float">
            <text:p>195</text:p>
          </table:table-cell>
          <table:table-cell office:value-type="float" office:value="7074" calcext:value-type="float">
            <text:p>7074</text:p>
          </table:table-cell>
          <table:table-cell office:value-type="float" office:value="17918" calcext:value-type="float">
            <text:p>17918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1015" calcext:value-type="float">
            <text:p>0.441015</text:p>
          </table:table-cell>
          <table:table-cell office:value-type="float" office:value="195" calcext:value-type="float">
            <text:p>195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9" calcext:value-type="float">
            <text:p>0.39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0326" calcext:value-type="float">
            <text:p>110326</text:p>
          </table:table-cell>
          <table:table-cell office:value-type="float" office:value="358336" calcext:value-type="float">
            <text:p>358336</text:p>
          </table:table-cell>
          <table:table-cell office:value-type="float" office:value="623087" calcext:value-type="float">
            <text:p>623087</text:p>
          </table:table-cell>
          <table:table-cell office:value-type="float" office:value="114" calcext:value-type="float">
            <text:p>114</text:p>
          </table:table-cell>
          <table:table-cell office:value-type="float" office:value="4364" calcext:value-type="float">
            <text:p>4364</text:p>
          </table:table-cell>
          <table:table-cell office:value-type="float" office:value="9804" calcext:value-type="float">
            <text:p>9804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5098" calcext:value-type="float">
            <text:p>0.575098</text:p>
          </table:table-cell>
          <table:table-cell office:value-type="float" office:value="114" calcext:value-type="float">
            <text:p>114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45" calcext:value-type="float">
            <text:p>0.45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1329" calcext:value-type="float">
            <text:p>111329</text:p>
          </table:table-cell>
          <table:table-cell office:value-type="float" office:value="392835" calcext:value-type="float">
            <text:p>392835</text:p>
          </table:table-cell>
          <table:table-cell office:value-type="float" office:value="822400" calcext:value-type="float">
            <text:p>822400</text:p>
          </table:table-cell>
          <table:table-cell office:value-type="float" office:value="238" calcext:value-type="float">
            <text:p>238</text:p>
          </table:table-cell>
          <table:table-cell office:value-type="float" office:value="5827" calcext:value-type="float">
            <text:p>5827</text:p>
          </table:table-cell>
          <table:table-cell office:value-type="float" office:value="15327" calcext:value-type="float">
            <text:p>15327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669" calcext:value-type="float">
            <text:p>0.477669</text:p>
          </table:table-cell>
          <table:table-cell office:value-type="float" office:value="238" calcext:value-type="float">
            <text:p>238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8" calcext:value-type="float">
            <text:p>0.38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2332" calcext:value-type="float">
            <text:p>112332</text:p>
          </table:table-cell>
          <table:table-cell office:value-type="float" office:value="388015" calcext:value-type="float">
            <text:p>388015</text:p>
          </table:table-cell>
          <table:table-cell office:value-type="float" office:value="718560" calcext:value-type="float">
            <text:p>718560</text:p>
          </table:table-cell>
          <table:table-cell office:value-type="float" office:value="229" calcext:value-type="float">
            <text:p>229</text:p>
          </table:table-cell>
          <table:table-cell office:value-type="float" office:value="5436" calcext:value-type="float">
            <text:p>5436</text:p>
          </table:table-cell>
          <table:table-cell office:value-type="float" office:value="13848" calcext:value-type="float">
            <text:p>13848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999" calcext:value-type="float">
            <text:p>0.53999</text:p>
          </table:table-cell>
          <table:table-cell office:value-type="float" office:value="229" calcext:value-type="float">
            <text:p>229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9" calcext:value-type="float">
            <text:p>0.39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3336" calcext:value-type="float">
            <text:p>113336</text:p>
          </table:table-cell>
          <table:table-cell office:value-type="float" office:value="461119" calcext:value-type="float">
            <text:p>461119</text:p>
          </table:table-cell>
          <table:table-cell office:value-type="float" office:value="942665" calcext:value-type="float">
            <text:p>942665</text:p>
          </table:table-cell>
          <table:table-cell office:value-type="float" office:value="212" calcext:value-type="float">
            <text:p>212</text:p>
          </table:table-cell>
          <table:table-cell office:value-type="float" office:value="7358" calcext:value-type="float">
            <text:p>7358</text:p>
          </table:table-cell>
          <table:table-cell office:value-type="float" office:value="19454" calcext:value-type="float">
            <text:p>1945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165" calcext:value-type="float">
            <text:p>0.489165</text:p>
          </table:table-cell>
          <table:table-cell office:value-type="float" office:value="212" calcext:value-type="float">
            <text:p>212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8" calcext:value-type="float">
            <text:p>0.38</text:p>
          </table:table-cell>
          <table:table-cell office:value-type="float" office:value="84.58" calcext:value-type="float">
            <text:p>84.5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4340" calcext:value-type="float">
            <text:p>114340</text:p>
          </table:table-cell>
          <table:table-cell office:value-type="float" office:value="436930" calcext:value-type="float">
            <text:p>436930</text:p>
          </table:table-cell>
          <table:table-cell office:value-type="float" office:value="919602" calcext:value-type="float">
            <text:p>919602</text:p>
          </table:table-cell>
          <table:table-cell office:value-type="float" office:value="195" calcext:value-type="float">
            <text:p>195</text:p>
          </table:table-cell>
          <table:table-cell office:value-type="float" office:value="7153" calcext:value-type="float">
            <text:p>7153</text:p>
          </table:table-cell>
          <table:table-cell office:value-type="float" office:value="19427" calcext:value-type="float">
            <text:p>1942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5129" calcext:value-type="float">
            <text:p>0.475129</text:p>
          </table:table-cell>
          <table:table-cell office:value-type="float" office:value="195" calcext:value-type="float">
            <text:p>195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7" calcext:value-type="float">
            <text:p>0.37</text:p>
          </table:table-cell>
          <table:table-cell office:value-type="float" office:value="102.79" calcext:value-type="float">
            <text:p>102.7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5343" calcext:value-type="float">
            <text:p>115343</text:p>
          </table:table-cell>
          <table:table-cell office:value-type="float" office:value="419738" calcext:value-type="float">
            <text:p>419738</text:p>
          </table:table-cell>
          <table:table-cell office:value-type="float" office:value="849558" calcext:value-type="float">
            <text:p>849558</text:p>
          </table:table-cell>
          <table:table-cell office:value-type="float" office:value="180" calcext:value-type="float">
            <text:p>180</text:p>
          </table:table-cell>
          <table:table-cell office:value-type="float" office:value="6468" calcext:value-type="float">
            <text:p>6468</text:p>
          </table:table-cell>
          <table:table-cell office:value-type="float" office:value="17519" calcext:value-type="float">
            <text:p>1751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4066" calcext:value-type="float">
            <text:p>0.494066</text:p>
          </table:table-cell>
          <table:table-cell office:value-type="float" office:value="180" calcext:value-type="float">
            <text:p>180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7" calcext:value-type="float">
            <text:p>0.37</text:p>
          </table:table-cell>
          <table:table-cell office:value-type="float" office:value="101.85" calcext:value-type="float">
            <text:p>101.8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6347" calcext:value-type="float">
            <text:p>116347</text:p>
          </table:table-cell>
          <table:table-cell office:value-type="float" office:value="420777" calcext:value-type="float">
            <text:p>420777</text:p>
          </table:table-cell>
          <table:table-cell office:value-type="float" office:value="783664" calcext:value-type="float">
            <text:p>783664</text:p>
          </table:table-cell>
          <table:table-cell office:value-type="float" office:value="196" calcext:value-type="float">
            <text:p>196</text:p>
          </table:table-cell>
          <table:table-cell office:value-type="float" office:value="6062" calcext:value-type="float">
            <text:p>6062</text:p>
          </table:table-cell>
          <table:table-cell office:value-type="float" office:value="15159" calcext:value-type="float">
            <text:p>1515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6935" calcext:value-type="float">
            <text:p>0.536935</text:p>
          </table:table-cell>
          <table:table-cell office:value-type="float" office:value="196" calcext:value-type="float">
            <text:p>196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4" calcext:value-type="float">
            <text:p>0.4</text:p>
          </table:table-cell>
          <table:table-cell office:value-type="float" office:value="75.79" calcext:value-type="float">
            <text:p>75.79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7351" calcext:value-type="float">
            <text:p>117351</text:p>
          </table:table-cell>
          <table:table-cell office:value-type="float" office:value="390504" calcext:value-type="float">
            <text:p>390504</text:p>
          </table:table-cell>
          <table:table-cell office:value-type="float" office:value="754970" calcext:value-type="float">
            <text:p>754970</text:p>
          </table:table-cell>
          <table:table-cell office:value-type="float" office:value="119" calcext:value-type="float">
            <text:p>119</text:p>
          </table:table-cell>
          <table:table-cell office:value-type="float" office:value="5507" calcext:value-type="float">
            <text:p>5507</text:p>
          </table:table-cell>
          <table:table-cell office:value-type="float" office:value="14525" calcext:value-type="float">
            <text:p>14525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244" calcext:value-type="float">
            <text:p>0.517244</text:p>
          </table:table-cell>
          <table:table-cell office:value-type="float" office:value="119" calcext:value-type="float">
            <text:p>119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8" calcext:value-type="float">
            <text:p>0.38</text:p>
          </table:table-cell>
          <table:table-cell office:value-type="float" office:value="120.04" calcext:value-type="float">
            <text:p>120.0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8355" calcext:value-type="float">
            <text:p>118355</text:p>
          </table:table-cell>
          <table:table-cell office:value-type="float" office:value="389516" calcext:value-type="float">
            <text:p>389516</text:p>
          </table:table-cell>
          <table:table-cell office:value-type="float" office:value="723986" calcext:value-type="float">
            <text:p>723986</text:p>
          </table:table-cell>
          <table:table-cell office:value-type="float" office:value="129" calcext:value-type="float">
            <text:p>129</text:p>
          </table:table-cell>
          <table:table-cell office:value-type="float" office:value="5353" calcext:value-type="float">
            <text:p>5353</text:p>
          </table:table-cell>
          <table:table-cell office:value-type="float" office:value="14268" calcext:value-type="float">
            <text:p>1426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8016" calcext:value-type="float">
            <text:p>0.538016</text:p>
          </table:table-cell>
          <table:table-cell office:value-type="float" office:value="129" calcext:value-type="float">
            <text:p>12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8" calcext:value-type="float">
            <text:p>0.38</text:p>
          </table:table-cell>
          <table:table-cell office:value-type="float" office:value="114.14" calcext:value-type="float">
            <text:p>114.1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19359" calcext:value-type="float">
            <text:p>119359</text:p>
          </table:table-cell>
          <table:table-cell office:value-type="float" office:value="510951" calcext:value-type="float">
            <text:p>510951</text:p>
          </table:table-cell>
          <table:table-cell office:value-type="float" office:value="1058552" calcext:value-type="float">
            <text:p>1058552</text:p>
          </table:table-cell>
          <table:table-cell office:value-type="float" office:value="294" calcext:value-type="float">
            <text:p>294</text:p>
          </table:table-cell>
          <table:table-cell office:value-type="float" office:value="8543" calcext:value-type="float">
            <text:p>8543</text:p>
          </table:table-cell>
          <table:table-cell office:value-type="float" office:value="22363" calcext:value-type="float">
            <text:p>22363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2689" calcext:value-type="float">
            <text:p>0.482689</text:p>
          </table:table-cell>
          <table:table-cell office:value-type="float" office:value="294" calcext:value-type="float">
            <text:p>294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8" calcext:value-type="float">
            <text:p>0.38</text:p>
          </table:table-cell>
          <table:table-cell office:value-type="float" office:value="81.62" calcext:value-type="float">
            <text:p>81.6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0363" calcext:value-type="float">
            <text:p>120363</text:p>
          </table:table-cell>
          <table:table-cell office:value-type="float" office:value="381636" calcext:value-type="float">
            <text:p>381636</text:p>
          </table:table-cell>
          <table:table-cell office:value-type="float" office:value="716224" calcext:value-type="float">
            <text:p>716224</text:p>
          </table:table-cell>
          <table:table-cell office:value-type="float" office:value="174" calcext:value-type="float">
            <text:p>174</text:p>
          </table:table-cell>
          <table:table-cell office:value-type="float" office:value="5365" calcext:value-type="float">
            <text:p>5365</text:p>
          </table:table-cell>
          <table:table-cell office:value-type="float" office:value="13177" calcext:value-type="float">
            <text:p>13177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2844" calcext:value-type="float">
            <text:p>0.532844</text:p>
          </table:table-cell>
          <table:table-cell office:value-type="float" office:value="174" calcext:value-type="float">
            <text:p>17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1" calcext:value-type="float">
            <text:p>0.41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1367" calcext:value-type="float">
            <text:p>121367</text:p>
          </table:table-cell>
          <table:table-cell office:value-type="float" office:value="412952" calcext:value-type="float">
            <text:p>412952</text:p>
          </table:table-cell>
          <table:table-cell office:value-type="float" office:value="787501" calcext:value-type="float">
            <text:p>787501</text:p>
          </table:table-cell>
          <table:table-cell office:value-type="float" office:value="217" calcext:value-type="float">
            <text:p>217</text:p>
          </table:table-cell>
          <table:table-cell office:value-type="float" office:value="5828" calcext:value-type="float">
            <text:p>5828</text:p>
          </table:table-cell>
          <table:table-cell office:value-type="float" office:value="15688" calcext:value-type="float">
            <text:p>15688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4383" calcext:value-type="float">
            <text:p>0.524383</text:p>
          </table:table-cell>
          <table:table-cell office:value-type="float" office:value="217" calcext:value-type="float">
            <text:p>217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7" calcext:value-type="float">
            <text:p>0.37</text:p>
          </table:table-cell>
          <table:table-cell office:value-type="float" office:value="67.33" calcext:value-type="float">
            <text:p>67.33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2371" calcext:value-type="float">
            <text:p>122371</text:p>
          </table:table-cell>
          <table:table-cell office:value-type="float" office:value="369819" calcext:value-type="float">
            <text:p>369819</text:p>
          </table:table-cell>
          <table:table-cell office:value-type="float" office:value="700003" calcext:value-type="float">
            <text:p>700003</text:p>
          </table:table-cell>
          <table:table-cell office:value-type="float" office:value="322" calcext:value-type="float">
            <text:p>322</text:p>
          </table:table-cell>
          <table:table-cell office:value-type="float" office:value="5402" calcext:value-type="float">
            <text:p>5402</text:p>
          </table:table-cell>
          <table:table-cell office:value-type="float" office:value="13595" calcext:value-type="float">
            <text:p>13595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8311" calcext:value-type="float">
            <text:p>0.528311</text:p>
          </table:table-cell>
          <table:table-cell office:value-type="float" office:value="322" calcext:value-type="float">
            <text:p>322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4" calcext:value-type="float">
            <text:p>0.4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2373" calcext:value-type="float">
            <text:p>122373</text:p>
          </table:table-cell>
          <table:table-cell office:value-type="float" office:value="14351" calcext:value-type="float">
            <text:p>14351</text:p>
          </table:table-cell>
          <table:table-cell office:value-type="float" office:value="39000" calcext:value-type="float">
            <text:p>39000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7974" calcext:value-type="float">
            <text:p>0.367974</text:p>
          </table:table-cell>
          <table:table-cell office:value-type="float" office:value="18" calcext:value-type="float">
            <text:p>18</text:p>
          </table:table-cell>
          <table:table-cell office:value-type="float" office:value="0.011776" calcext:value-type="float">
            <text:p>0.011776</text:p>
          </table:table-cell>
          <table:table-cell office:value-type="float" office:value="0.028128" calcext:value-type="float">
            <text:p>0.028128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42" calcext:value-type="float">
            <text:p>0.42</text:p>
          </table:table-cell>
          <table:table-cell office:value-type="float" office:value="51.71" calcext:value-type="float">
            <text:p>51.71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3376" calcext:value-type="float">
            <text:p>123376</text:p>
          </table:table-cell>
          <table:table-cell office:value-type="float" office:value="395907" calcext:value-type="float">
            <text:p>395907</text:p>
          </table:table-cell>
          <table:table-cell office:value-type="float" office:value="814166" calcext:value-type="float">
            <text:p>814166</text:p>
          </table:table-cell>
          <table:table-cell office:value-type="float" office:value="360" calcext:value-type="float">
            <text:p>360</text:p>
          </table:table-cell>
          <table:table-cell office:value-type="float" office:value="6183" calcext:value-type="float">
            <text:p>6183</text:p>
          </table:table-cell>
          <table:table-cell office:value-type="float" office:value="16532" calcext:value-type="float">
            <text:p>16532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6273" calcext:value-type="float">
            <text:p>0.486273</text:p>
          </table:table-cell>
          <table:table-cell office:value-type="float" office:value="360" calcext:value-type="float">
            <text:p>360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37" calcext:value-type="float">
            <text:p>0.37</text:p>
          </table:table-cell>
          <table:table-cell office:value-type="float" office:value="39.46" calcext:value-type="float">
            <text:p>39.4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4380" calcext:value-type="float">
            <text:p>124380</text:p>
          </table:table-cell>
          <table:table-cell office:value-type="float" office:value="561845" calcext:value-type="float">
            <text:p>561845</text:p>
          </table:table-cell>
          <table:table-cell office:value-type="float" office:value="1267312" calcext:value-type="float">
            <text:p>1267312</text:p>
          </table:table-cell>
          <table:table-cell office:value-type="float" office:value="2349" calcext:value-type="float">
            <text:p>2349</text:p>
          </table:table-cell>
          <table:table-cell office:value-type="float" office:value="10773" calcext:value-type="float">
            <text:p>10773</text:p>
          </table:table-cell>
          <table:table-cell office:value-type="float" office:value="26240" calcext:value-type="float">
            <text:p>26240</text:p>
          </table:table-cell>
          <table:table-cell office:value-type="float" office:value="2259" calcext:value-type="float">
            <text:p>2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336" calcext:value-type="float">
            <text:p>0.443336</text:p>
          </table:table-cell>
          <table:table-cell office:value-type="float" office:value="2349" calcext:value-type="float">
            <text:p>2349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41" calcext:value-type="float">
            <text:p>0.41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4383" calcext:value-type="float">
            <text:p>124383</text:p>
          </table:table-cell>
          <table:table-cell office:value-type="float" office:value="44266" calcext:value-type="float">
            <text:p>44266</text:p>
          </table:table-cell>
          <table:table-cell office:value-type="float" office:value="115380" calcext:value-type="float">
            <text:p>115380</text:p>
          </table:table-cell>
          <table:table-cell office:value-type="float" office:value="5" calcext:value-type="float">
            <text:p>5</text:p>
          </table:table-cell>
          <table:table-cell office:value-type="float" office:value="1117" calcext:value-type="float">
            <text:p>1117</text:p>
          </table:table-cell>
          <table:table-cell office:value-type="float" office:value="2419" calcext:value-type="float">
            <text:p>24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654" calcext:value-type="float">
            <text:p>0.383654</text:p>
          </table:table-cell>
          <table:table-cell office:value-type="float" office:value="5" calcext:value-type="float">
            <text:p>5</text:p>
          </table:table-cell>
          <table:table-cell office:value-type="float" office:value="0.023829" calcext:value-type="float">
            <text:p>0.023829</text:p>
          </table:table-cell>
          <table:table-cell office:value-type="float" office:value="0.051605" calcext:value-type="float">
            <text:p>0.0516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46" calcext:value-type="float">
            <text:p>0.46</text:p>
          </table:table-cell>
          <table:table-cell office:value-type="float" office:value="403.17" calcext:value-type="float">
            <text:p>403.1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5387" calcext:value-type="float">
            <text:p>125387</text:p>
          </table:table-cell>
          <table:table-cell office:value-type="float" office:value="28504578" calcext:value-type="float">
            <text:p>28504578</text:p>
          </table:table-cell>
          <table:table-cell office:value-type="float" office:value="35899266" calcext:value-type="float">
            <text:p>35899266</text:p>
          </table:table-cell>
          <table:table-cell office:value-type="float" office:value="26143" calcext:value-type="float">
            <text:p>26143</text:p>
          </table:table-cell>
          <table:table-cell office:value-type="float" office:value="325553" calcext:value-type="float">
            <text:p>325553</text:p>
          </table:table-cell>
          <table:table-cell office:value-type="float" office:value="550688" calcext:value-type="float">
            <text:p>550688</text:p>
          </table:table-cell>
          <table:table-cell office:value-type="float" office:value="42449" calcext:value-type="float">
            <text:p>424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94016" calcext:value-type="float">
            <text:p>0.794016</text:p>
          </table:table-cell>
          <table:table-cell office:value-type="float" office:value="26143" calcext:value-type="float">
            <text:p>26143</text:p>
          </table:table-cell>
          <table:table-cell office:value-type="float" office:value="0.020752" calcext:value-type="float">
            <text:p>0.020752</text:p>
          </table:table-cell>
          <table:table-cell office:value-type="float" office:value="0.035104" calcext:value-type="float">
            <text:p>0.035104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59" calcext:value-type="float">
            <text:p>0.59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5869" calcext:value-type="float">
            <text:p>125869</text:p>
          </table:table-cell>
          <table:table-cell office:value-type="float" office:value="34420218" calcext:value-type="float">
            <text:p>34420218</text:p>
          </table:table-cell>
          <table:table-cell office:value-type="float" office:value="62534999" calcext:value-type="float">
            <text:p>62534999</text:p>
          </table:table-cell>
          <table:table-cell office:value-type="float" office:value="8656" calcext:value-type="float">
            <text:p>8656</text:p>
          </table:table-cell>
          <table:table-cell office:value-type="float" office:value="615676" calcext:value-type="float">
            <text:p>615676</text:p>
          </table:table-cell>
          <table:table-cell office:value-type="float" office:value="1005321" calcext:value-type="float">
            <text:p>1005321</text:p>
          </table:table-cell>
          <table:table-cell office:value-type="float" office:value="13576" calcext:value-type="float">
            <text:p>135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0415" calcext:value-type="float">
            <text:p>0.550415</text:p>
          </table:table-cell>
          <table:table-cell office:value-type="float" office:value="8656" calcext:value-type="float">
            <text:p>8656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133487" calcext:value-type="float">
            <text:p>0.133487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.61" calcext:value-type="float">
            <text:p>0.61</text:p>
          </table:table-cell>
          <table:table-cell office:value-type="float" office:value="74.05" calcext:value-type="float">
            <text:p>74.05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6413" calcext:value-type="float">
            <text:p>126413</text:p>
          </table:table-cell>
          <table:table-cell office:value-type="float" office:value="2228405" calcext:value-type="float">
            <text:p>2228405</text:p>
          </table:table-cell>
          <table:table-cell office:value-type="float" office:value="3807508" calcext:value-type="float">
            <text:p>3807508</text:p>
          </table:table-cell>
          <table:table-cell office:value-type="float" office:value="417" calcext:value-type="float">
            <text:p>417</text:p>
          </table:table-cell>
          <table:table-cell office:value-type="float" office:value="26856" calcext:value-type="float">
            <text:p>26856</text:p>
          </table:table-cell>
          <table:table-cell office:value-type="float" office:value="74360" calcext:value-type="float">
            <text:p>74360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5266" calcext:value-type="float">
            <text:p>0.585266</text:p>
          </table:table-cell>
          <table:table-cell office:value-type="float" office:value="417" calcext:value-type="float">
            <text:p>417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36" calcext:value-type="float">
            <text:p>0.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7416" calcext:value-type="float">
            <text:p>127416</text:p>
          </table:table-cell>
          <table:table-cell office:value-type="float" office:value="115816490" calcext:value-type="float">
            <text:p>115816490</text:p>
          </table:table-cell>
          <table:table-cell office:value-type="float" office:value="179951976" calcext:value-type="float">
            <text:p>179951976</text:p>
          </table:table-cell>
          <table:table-cell office:value-type="float" office:value="23390" calcext:value-type="float">
            <text:p>23390</text:p>
          </table:table-cell>
          <table:table-cell office:value-type="float" office:value="1333907" calcext:value-type="float">
            <text:p>1333907</text:p>
          </table:table-cell>
          <table:table-cell office:value-type="float" office:value="2104683" calcext:value-type="float">
            <text:p>2104683</text:p>
          </table:table-cell>
          <table:table-cell office:value-type="float" office:value="41791" calcext:value-type="float">
            <text:p>417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43597" calcext:value-type="float">
            <text:p>0.643597</text:p>
          </table:table-cell>
          <table:table-cell office:value-type="float" office:value="23390" calcext:value-type="float">
            <text:p>23390</text:p>
          </table:table-cell>
          <table:table-cell office:value-type="float" office:value="0.085115" calcext:value-type="float">
            <text:p>0.085115</text:p>
          </table:table-cell>
          <table:table-cell office:value-type="float" office:value="0.134297" calcext:value-type="float">
            <text:p>0.134297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63" calcext:value-type="float">
            <text:p>0.63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float" office:value="127869" calcext:value-type="float">
            <text:p>127869</text:p>
          </table:table-cell>
          <table:table-cell office:value-type="float" office:value="4626640" calcext:value-type="float">
            <text:p>4626640</text:p>
          </table:table-cell>
          <table:table-cell office:value-type="float" office:value="6190659" calcext:value-type="float">
            <text:p>6190659</text:p>
          </table:table-cell>
          <table:table-cell office:value-type="float" office:value="7363" calcext:value-type="float">
            <text:p>7363</text:p>
          </table:table-cell>
          <table:table-cell office:value-type="float" office:value="51658" calcext:value-type="float">
            <text:p>51658</text:p>
          </table:table-cell>
          <table:table-cell office:value-type="float" office:value="43112" calcext:value-type="float">
            <text:p>43112</text:p>
          </table:table-cell>
          <table:table-cell office:value-type="float" office:value="5911" calcext:value-type="float">
            <text:p>59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58" calcext:value-type="float">
            <text:p>0.747358</text:p>
          </table:table-cell>
          <table:table-cell office:value-type="float" office:value="7363" calcext:value-type="float">
            <text:p>7363</text:p>
          </table:table-cell>
          <table:table-cell office:value-type="float" office:value="0.007298" calcext:value-type="float">
            <text:p>0.007298</text:p>
          </table:table-cell>
          <table:table-cell office:value-type="float" office:value="0.006091" calcext:value-type="float">
            <text:p>0.006091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1.2" calcext:value-type="float">
            <text:p>1.2</text:p>
          </table:table-cell>
          <table:table-cell office:value-type="float" office:value="7.29" calcext:value-type="float">
            <text:p>7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4:27:58.294117727</meta:creation-date>
    <dc:date>2016-04-30T14:35:40.288543454</dc:date>
    <meta:editing-duration>P0D</meta:editing-duration>
    <meta:editing-cycles>1</meta:editing-cycles>
    <meta:document-statistic meta:table-count="5" meta:cell-count="21720" meta:object-count="0"/>
    <meta:generator>LibreOffice/4.2.8.2$Linux_X86_64 LibreOffice_project/420m0$Build-2</meta:generator>
  </office:meta>
</office:document-meta>
</file>